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2.4543in"/>
    </style:style>
    <style:style style:name="co8" style:family="table-column">
      <style:table-column-properties fo:break-before="auto" style:column-width="2.9028in"/>
    </style:style>
    <style:style style:name="co9" style:family="table-column">
      <style:table-column-properties fo:break-before="auto" style:column-width="0.3291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7626in"/>
    </style:style>
    <style:style style:name="co12" style:family="table-column">
      <style:table-column-properties fo:break-before="auto" style:column-width="1.0165in"/>
    </style:style>
    <style:style style:name="co13" style:family="table-column">
      <style:table-column-properties fo:break-before="auto" style:column-width="12.6854in"/>
    </style:style>
    <style:style style:name="co14" style:family="table-column">
      <style:table-column-properties fo:break-before="auto" style:column-width="3.4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afd095"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etlist Input" table:style-name="ta1">
        <table:table-column table:style-name="co1" table:default-cell-style-name="Default"/>
        <table:table-row table:style-name="ro1">
          <table:table-cell office:value-type="string" calcext:value-type="string">
            <text:p>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Christmas - Variety"&gt;</text:p>
          </table:table-cell>
        </table:table-row>
        <table:table-row table:style-name="ro1">
          <table:table-cell office:value-type="string" calcext:value-type="string">
            <text:p><text:tab/>&lt;score title="Christmas Time is Coming.tef" path="Christmas Time is Coming.tef.pdf" /&gt;</text:p>
          </table:table-cell>
        </table:table-row>
        <table:table-row table:style-name="ro1">
          <table:table-cell office:value-type="string" calcext:value-type="string">
            <text:p><text:tab/>&lt;score title="Carol of the Bells" path="Carol of the Bells.pdf" /&gt;</text:p>
          </table:table-cell>
        </table:table-row>
        <table:table-row table:style-name="ro1">
          <table:table-cell office:value-type="string" calcext:value-type="string">
            <text:p><text:tab/>&lt;score title="Three Kings Parody" path="Three Kings Parody.pdf" /&gt;</text:p>
          </table:table-cell>
        </table:table-row>
        <table:table-row table:style-name="ro1">
          <table:table-cell office:value-type="string" calcext:value-type="string">
            <text:p><text:tab/>&lt;score title="Appalachian Carol Multi SMN" path="Appalachian Carol Multi SMN.pdf" /&gt;</text:p>
          </table:table-cell>
        </table:table-row>
        <table:table-row table:style-name="ro1">
          <table:table-cell office:value-type="string" calcext:value-type="string">
            <text:p><text:tab/>&lt;score title="Appalachian Carol" path="Appalachian Carol.pdf" /&gt;</text:p>
          </table:table-cell>
        </table:table-row>
        <table:table-row table:style-name="ro1">
          <table:table-cell office:value-type="string" calcext:value-type="string">
            <text:p><text:tab/>&lt;score title="Silent Night, Simple &amp; Appeg" path="Silent Night, Simple &amp; Appeg.pdf" /&gt;</text:p>
          </table:table-cell>
        </table:table-row>
        <table:table-row table:style-name="ro1">
          <table:table-cell office:value-type="string" calcext:value-type="string">
            <text:p><text:tab/>&lt;score title="Silent Night, Simple" path="Silent Night, Simple.pdf" /&gt;</text:p>
          </table:table-cell>
        </table:table-row>
        <table:table-row table:style-name="ro1">
          <table:table-cell office:value-type="string" calcext:value-type="string">
            <text:p><text:tab/>&lt;score title="Silent Night duet" path="Silent Night duet.pdf" /&gt;</text:p>
          </table:table-cell>
        </table:table-row>
        <table:table-row table:style-name="ro1">
          <table:table-cell office:value-type="string" calcext:value-type="string">
            <text:p><text:tab/>&lt;score title="O Little Town of Bethlehem, Multi" path="O Little Town of Bethlehem, Multi.pdf" /&gt;</text:p>
          </table:table-cell>
        </table:table-row>
        <table:table-row table:style-name="ro1">
          <table:table-cell office:value-type="string" calcext:value-type="string">
            <text:p><text:tab/>&lt;score title="O Little Town of Bethlehem - K" path="O Little Town of Bethlehem - K.pdf" /&gt;</text:p>
          </table:table-cell>
        </table:table-row>
        <table:table-row table:style-name="ro1">
          <table:table-cell office:value-type="string" calcext:value-type="string">
            <text:p><text:tab/>&lt;score title="Joy To the World" path="Joy To the World.pdf" /&gt;</text:p>
          </table:table-cell>
        </table:table-row>
        <table:table-row table:style-name="ro1">
          <table:table-cell office:value-type="string" calcext:value-type="string">
            <text:p><text:tab/>&lt;score title="Il Est Ne Le Divin Enfant" path="Il Est Ne Le Divin Enfant.pdf" /&gt;</text:p>
          </table:table-cell>
        </table:table-row>
        <table:table-row table:style-name="ro1">
          <table:table-cell office:value-type="string" calcext:value-type="string">
            <text:p><text:tab/>&lt;score title="Bring A Torch" path="Bring A Torch.pdf" /&gt;</text:p>
          </table:table-cell>
        </table:table-row>
        <table:table-row table:style-name="ro1">
          <table:table-cell office:value-type="string" calcext:value-type="string">
            <text:p><text:tab/>&lt;score title="We Wish You a Merry Christmas SMN" path="We Wish You a Merry Christmas SMN.pdf" /&gt;</text:p>
          </table:table-cell>
        </table:table-row>
        <table:table-row table:style-name="ro1">
          <table:table-cell office:value-type="string" calcext:value-type="string">
            <text:p><text:tab/>&lt;score title="We Wish You a Merry Christmas" path="We Wish You a Merry Christmas 2.pdf" /&gt;</text:p>
          </table:table-cell>
        </table:table-row>
        <table:table-row table:style-name="ro1">
          <table:table-cell office:value-type="string" calcext:value-type="string">
            <text:p><text:tab/>&lt;score title="In the Bleak Midwinter - 3 Part &amp; Arpeggio" path="In the Bleak Midwinter - 3 Part &amp; Arpeggio.pdf" /&gt;</text:p>
          </table:table-cell>
        </table:table-row>
        <table:table-row table:style-name="ro1">
          <table:table-cell office:value-type="string" calcext:value-type="string">
            <text:p><text:tab/>&lt;score title="Come O Come Emmanuel" path="Come O Come Emmanuel.pdf" /&gt;</text:p>
          </table:table-cell>
        </table:table-row>
        <table:table-row table:style-name="ro1">
          <table:table-cell office:value-type="string" calcext:value-type="string">
            <text:p><text:tab/>&lt;score title="XMas_The-First-Noel_SMN" path="XMas_The-First-Noel_SMN.pdf" /&gt;</text:p>
          </table:table-cell>
        </table:table-row>
        <table:table-row table:style-name="ro1">
          <table:table-cell office:value-type="string" calcext:value-type="string">
            <text:p><text:tab/>&lt;score title="XMas_Deck-the-Halls" path="XMas_Deck-the-Halls.pdf" /&gt;</text:p>
          </table:table-cell>
        </table:table-row>
        <table:table-row table:style-name="ro1">
          <table:table-cell office:value-type="string" calcext:value-type="string">
            <text:p><text:tab/>&lt;score title="O Come All Ye Faithful" path="O Come All Ye Faithful.pdf" /&gt;</text:p>
          </table:table-cell>
        </table:table-row>
        <table:table-row table:style-name="ro1">
          <table:table-cell office:value-type="string" calcext:value-type="string">
            <text:p><text:tab/>&lt;score title="Deck the Halls, crd-mldy" path="Deck the Halls, crd-mldy.pdf" /&gt;</text:p>
          </table:table-cell>
        </table:table-row>
        <table:table-row table:style-name="ro1">
          <table:table-cell office:value-type="string" calcext:value-type="string">
            <text:p><text:tab/>&lt;score title="Angles We Have Heard - Duet" path="Angles We Have Heard - Duet.pdf" /&gt;</text:p>
          </table:table-cell>
        </table:table-row>
        <table:table-row table:style-name="ro1">
          <table:table-cell office:value-type="string" calcext:value-type="string">
            <text:p><text:tab/>&lt;score title="What Child Is This - Multi-Part" path="What Child Is This - Multi-Part.pdf" /&gt;</text:p>
          </table:table-cell>
        </table:table-row>
        <table:table-row table:style-name="ro1">
          <table:table-cell office:value-type="string" calcext:value-type="string">
            <text:p><text:tab/>&lt;score title="What Child is This - Melody" path="What Child is This - Melody.pdf" /&gt;</text:p>
          </table:table-cell>
        </table:table-row>
        <table:table-row table:style-name="ro1">
          <table:table-cell office:value-type="string" calcext:value-type="string">
            <text:p><text:tab/>&lt;score title="Beautiful Star of Bethlehem 6_8" path="Beautiful Star of Bethlehem 6_8.pdf" /&gt;</text:p>
          </table:table-cell>
        </table:table-row>
        <table:table-row table:style-name="ro1">
          <table:table-cell office:value-type="string" calcext:value-type="string">
            <text:p><text:tab/>&lt;score title="O Come All Ye Faithful - Johnson" path="O Come All Ye Faithful - Johnson.pdf" /&gt;</text:p>
          </table:table-cell>
        </table:table-row>
        <table:table-row table:style-name="ro1">
          <table:table-cell office:value-type="string" calcext:value-type="string">
            <text:p><text:tab/>&lt;score title="Jolly Old St Nicholas (jeff)" path="Jolly Old St Nicholas (jeff).pdf" /&gt;</text:p>
          </table:table-cell>
        </table:table-row>
        <table:table-row table:style-name="ro1">
          <table:table-cell office:value-type="string" calcext:value-type="string">
            <text:p><text:tab/>&lt;score title="XMas_Jolly-Ol-St-Nick_2019_SMN-Score_and_Parts" path="XMas_Jolly-Ol-St-Nick_2019_SMN-Score_and_Parts.pdf" /&gt;</text:p>
          </table:table-cell>
        </table:table-row>
        <table:table-row table:style-name="ro1">
          <table:table-cell office:value-type="string" calcext:value-type="string">
            <text:p><text:tab/>&lt;score title="Still, Still, Still - Trio.tef" path="Still, Still, Still - Trio.tef.pdf" /&gt;</text:p>
          </table:table-cell>
        </table:table-row>
        <table:table-row table:style-name="ro1">
          <table:table-cell office:value-type="string" calcext:value-type="string">
            <text:p><text:tab/>&lt;score title="Twelve Days of Christmas" path="Twelve Days of Christmas.pdf" /&gt;</text:p>
          </table:table-cell>
        </table:table-row>
        <table:table-row table:style-name="ro1">
          <table:table-cell office:value-type="string" calcext:value-type="string">
            <text:p><text:tab/>&lt;score title="Go Tell it on the Mountain" path="Go Tell it on the Mountain.pdf" /&gt;</text:p>
          </table:table-cell>
        </table:table-row>
        <table:table-row table:style-name="ro1">
          <table:table-cell office:value-type="string" calcext:value-type="string">
            <text:p><text:tab/>&lt;score title="We Three Kings - Pandemic Parody" path="We Three Kings - Pandemic Parody.pdf" /&gt;</text:p>
          </table:table-cell>
        </table:table-row>
        <table:table-row table:style-name="ro1">
          <table:table-cell office:value-type="string" calcext:value-type="string">
            <text:p><text:tab/>&lt;score title="All Through the Night" path="All Through the Night.pdf" /&gt;</text:p>
          </table:table-cell>
        </table:table-row>
        <table:table-row table:style-name="ro1">
          <table:table-cell office:value-type="string" calcext:value-type="string">
            <text:p><text:tab/>&lt;score title="O Come Little Children" path="O Come Little Children.pdf" /&gt;</text:p>
          </table:table-cell>
        </table:table-row>
        <table:table-row table:style-name="ro1">
          <table:table-cell office:value-type="string" calcext:value-type="string">
            <text:p><text:tab/>&lt;score title="Jingle Bells, multiPart" path="Jingle Bells, multiPart.pdf" /&gt;</text:p>
          </table:table-cell>
        </table:table-row>
        <table:table-row table:style-name="ro1">
          <table:table-cell office:value-type="string" calcext:value-type="string">
            <text:p><text:tab/>&lt;score title="In the Bleak Midwinter" path="In the Bleak Midwinter.pdf" /&gt;</text:p>
          </table:table-cell>
        </table:table-row>
        <table:table-row table:style-name="ro1">
          <table:table-cell office:value-type="string" calcext:value-type="string">
            <text:p><text:tab/>&lt;score title="Gavotte by Telemann" path="Gavotte by Telemann.pdf" /&gt;</text:p>
          </table:table-cell>
        </table:table-row>
        <table:table-row table:style-name="ro1">
          <table:table-cell office:value-type="string" calcext:value-type="string">
            <text:p><text:tab/>&lt;score title="The First Noel" path="The First Noel 2.pdf" /&gt;</text:p>
          </table:table-cell>
        </table:table-row>
        <table:table-row table:style-name="ro1">
          <table:table-cell office:value-type="string" calcext:value-type="string">
            <text:p><text:tab/>&lt;score title="Silver Bells low octave D" path="Silver Bells low octave D.pdf" /&gt;</text:p>
          </table:table-cell>
        </table:table-row>
        <table:table-row table:style-name="ro1">
          <table:table-cell office:value-type="string" calcext:value-type="string">
            <text:p><text:tab/>&lt;score title="To Drive the Cold Winter Away" path="To Drive the Cold Winter Away 3.pdf" /&gt;</text:p>
          </table:table-cell>
        </table:table-row>
        <table:table-row table:style-name="ro1">
          <table:table-cell office:value-type="string" calcext:value-type="string">
            <text:p><text:tab/>&lt;score title="What Child is This" path="What Child is This.pdf" /&gt;</text:p>
          </table:table-cell>
        </table:table-row>
        <table:table-row table:style-name="ro1">
          <table:table-cell office:value-type="string" calcext:value-type="string">
            <text:p><text:tab/>&lt;score title="White Christmas" path="White Christmas 3.pdf" /&gt;</text:p>
          </table:table-cell>
        </table:table-row>
        <table:table-row table:style-name="ro1">
          <table:table-cell office:value-type="string" calcext:value-type="string">
            <text:p><text:tab/>&lt;score title="I Saw Three Ships (arr01)" path="I Saw Three Ships (arr01).pdf" /&gt;</text:p>
          </table:table-cell>
        </table:table-row>
        <table:table-row table:style-name="ro1">
          <table:table-cell office:value-type="string" calcext:value-type="string">
            <text:p><text:tab/>&lt;score title="I Wonder as I Wander (arr01)" path="I Wonder as I Wander (arr01).pdf" /&gt;</text:p>
          </table:table-cell>
        </table:table-row>
        <table:table-row table:style-name="ro1">
          <table:table-cell office:value-type="string" calcext:value-type="string">
            <text:p><text:tab/>&lt;score title="Hark The Herald Angels Sing" path="Hark The Herald Angels Sing.pdf" /&gt;</text:p>
          </table:table-cell>
        </table:table-row>
        <table:table-row table:style-name="ro1">
          <table:table-cell office:value-type="string" calcext:value-type="string">
            <text:p><text:tab/>&lt;score title="We Wish You a Merry Christmas (arr01)" path="We Wish You a Merry Christmas (arr01).pdf" /&gt;</text:p>
          </table:table-cell>
        </table:table-row>
        <table:table-row table:style-name="ro1">
          <table:table-cell office:value-type="string" calcext:value-type="string">
            <text:p><text:tab/>&lt;score title="Joy to the World" path="Joy to the World 4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Club: Denver Jam"&gt;</text:p>
          </table:table-cell>
        </table:table-row>
        <table:table-row table:style-name="ro1">
          <table:table-cell office:value-type="string" calcext:value-type="string">
            <text:p><text:tab/>&lt;score title="Southwind_DenJm" path="Southwind_DenJm.pdf" /&gt;</text:p>
          </table:table-cell>
        </table:table-row>
        <table:table-row table:style-name="ro1">
          <table:table-cell office:value-type="string" calcext:value-type="string">
            <text:p><text:tab/>&lt;score title="Wild-Mountain-Thyme_DenJm" path="Wild-Mountain-Thyme_DenJm.pdf" /&gt;</text:p>
          </table:table-cell>
        </table:table-row>
        <table:table-row table:style-name="ro1">
          <table:table-cell office:value-type="string" calcext:value-type="string">
            <text:p><text:tab/>&lt;score title="Shove-Pigs-Foot_DenJm" path="Shove-Pigs-Foot_DenJm.pdf" /&gt;</text:p>
          </table:table-cell>
        </table:table-row>
        <table:table-row table:style-name="ro1">
          <table:table-cell office:value-type="string" calcext:value-type="string">
            <text:p><text:tab/>&lt;score title="Oh-Susanna2_DenJm" path="Oh-Susanna2_DenJm.pdf" /&gt;</text:p>
          </table:table-cell>
        </table:table-row>
        <table:table-row table:style-name="ro1">
          <table:table-cell office:value-type="string" calcext:value-type="string">
            <text:p><text:tab/>&lt;score title="Liza-Jane_DenJm" path="Liza-Jane_DenJm.pdf" /&gt;</text:p>
          </table:table-cell>
        </table:table-row>
        <table:table-row table:style-name="ro1">
          <table:table-cell office:value-type="string" calcext:value-type="string">
            <text:p><text:tab/>&lt;score title="Black-Mountain-Rag_DenJm" path="Black-Mountain-Rag_DenJm.pdf" /&gt;</text:p>
          </table:table-cell>
        </table:table-row>
        <table:table-row table:style-name="ro1">
          <table:table-cell office:value-type="string" calcext:value-type="string">
            <text:p><text:tab/>&lt;score title="When-Irish-Eyes-are-Smiling_DenJm" path="When-Irish-Eyes-are-Smiling_DenJm.pdf" /&gt;</text:p>
          </table:table-cell>
        </table:table-row>
        <table:table-row table:style-name="ro1">
          <table:table-cell office:value-type="string" calcext:value-type="string">
            <text:p><text:tab/>&lt;score title="Whiskey-Before-Breakfast_DenJm" path="Whiskey-Before-Breakfast_DenJm.pdf" /&gt;</text:p>
          </table:table-cell>
        </table:table-row>
        <table:table-row table:style-name="ro1">
          <table:table-cell office:value-type="string" calcext:value-type="string">
            <text:p><text:tab/>&lt;score title="Hangmans-Reel_DenJm" path="Hangmans-Reel_DenJm.pdf" /&gt;</text:p>
          </table:table-cell>
        </table:table-row>
        <table:table-row table:style-name="ro1">
          <table:table-cell office:value-type="string" calcext:value-type="string">
            <text:p><text:tab/>&lt;score title="FishersHornpipe_DenJm" path="FishersHornpipe_DenJm.pdf" /&gt;</text:p>
          </table:table-cell>
        </table:table-row>
        <table:table-row table:style-name="ro1">
          <table:table-cell office:value-type="string" calcext:value-type="string">
            <text:p><text:tab/>&lt;score title="Danny-Boy_DenJm" path="Danny-Boy_DenJm.pdf" /&gt;</text:p>
          </table:table-cell>
        </table:table-row>
        <table:table-row table:style-name="ro1">
          <table:table-cell office:value-type="string" calcext:value-type="string">
            <text:p><text:tab/>&lt;score title="Norwegian Wood Butch Ross" path="Norwegian Wood Butch Ross.pdf" /&gt;</text:p>
          </table:table-cell>
        </table:table-row>
        <table:table-row table:style-name="ro1">
          <table:table-cell office:value-type="string" calcext:value-type="string">
            <text:p><text:tab/>&lt;score title="Yesterday_SMN" path="Yesterday_SMN.pdf" /&gt;</text:p>
          </table:table-cell>
        </table:table-row>
        <table:table-row table:style-name="ro1">
          <table:table-cell office:value-type="string" calcext:value-type="string">
            <text:p><text:tab/>&lt;score title="Virginia's Bloody Soil" path="Virginia's Bloody Soil.pdf" /&gt;</text:p>
          </table:table-cell>
        </table:table-row>
        <table:table-row table:style-name="ro1">
          <table:table-cell office:value-type="string" calcext:value-type="string">
            <text:p><text:tab/>&lt;score title="River (arr02: Muller)" path="River (arr02: Muller).pdf" /&gt;</text:p>
          </table:table-cell>
        </table:table-row>
        <table:table-row table:style-name="ro1">
          <table:table-cell office:value-type="string" calcext:value-type="string">
            <text:p><text:tab/>&lt;score title="River (arr01: Johnston1)" path="River (arr01: Johnston1)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Ensemble Arrangements- Ellen Pratt"&gt;</text:p>
          </table:table-cell>
        </table:table-row>
        <table:table-row table:style-name="ro1">
          <table:table-cell office:value-type="string" calcext:value-type="string">
            <text:p><text:tab/>&lt;score title="Earl of Salisbury's Pavane" path="Earl of Salisbury's Pavane.pdf" /&gt;</text:p>
          </table:table-cell>
        </table:table-row>
        <table:table-row table:style-name="ro1">
          <table:table-cell office:value-type="string" calcext:value-type="string">
            <text:p><text:tab/>&lt;score title="Il Est Ne Le Divin Enfant" path="Il Est Ne Le Divin Enfant.pdf" /&gt;</text:p>
          </table:table-cell>
        </table:table-row>
        <table:table-row table:style-name="ro1">
          <table:table-cell office:value-type="string" calcext:value-type="string">
            <text:p><text:tab/>&lt;score title="Mars a la Victoire" path="Mars a la Victoire.pdf" /&gt;</text:p>
          </table:table-cell>
        </table:table-row>
        <table:table-row table:style-name="ro1">
          <table:table-cell office:value-type="string" calcext:value-type="string">
            <text:p><text:tab/>&lt;score title="Bourree` - Michael Praetorius" path="Bourree` - Michael Praetorius.pdf" /&gt;</text:p>
          </table:table-cell>
        </table:table-row>
        <table:table-row table:style-name="ro1">
          <table:table-cell office:value-type="string" calcext:value-type="string">
            <text:p><text:tab/>&lt;score title="Bach Minuet" path="Bach Minuet.pdf" /&gt;</text:p>
          </table:table-cell>
        </table:table-row>
        <table:table-row table:style-name="ro1">
          <table:table-cell office:value-type="string" calcext:value-type="string">
            <text:p><text:tab/>&lt;score title="A Midsummer's Night" path="A Midsummer's Night.pdf" /&gt;</text:p>
          </table:table-cell>
        </table:table-row>
        <table:table-row table:style-name="ro1">
          <table:table-cell office:value-type="string" calcext:value-type="string">
            <text:p><text:tab/>&lt;score title="Minuet for Spring" path="Minuet for Spring.pdf" /&gt;</text:p>
          </table:table-cell>
        </table:table-row>
        <table:table-row table:style-name="ro1">
          <table:table-cell office:value-type="string" calcext:value-type="string">
            <text:p><text:tab/>&lt;score title="Cherry Blossom Waltz-DAD-4 part" path="Cherry Blossom Waltz-DAD-4 part.pdf" /&gt;</text:p>
          </table:table-cell>
        </table:table-row>
        <table:table-row table:style-name="ro1">
          <table:table-cell office:value-type="string" calcext:value-type="string">
            <text:p><text:tab/>&lt;score title="Unending Rain" path="Unending Rain.pdf" /&gt;</text:p>
          </table:table-cell>
        </table:table-row>
        <table:table-row table:style-name="ro1">
          <table:table-cell office:value-type="string" calcext:value-type="string">
            <text:p><text:tab/>&lt;score title="Waltz in G" path="Waltz in G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Jam Songs"&gt;</text:p>
          </table:table-cell>
        </table:table-row>
        <table:table-row table:style-name="ro1">
          <table:table-cell office:value-type="string" calcext:value-type="string">
            <text:p><text:tab/>&lt;score title="Liza Jane - J House ver" path="Liza Jane - J House ver.pdf" /&gt;</text:p>
          </table:table-cell>
        </table:table-row>
        <table:table-row table:style-name="ro1">
          <table:table-cell office:value-type="string" calcext:value-type="string">
            <text:p><text:tab/>&lt;score title="Barlows-Knife" path="Barlows-Knife.pdf" /&gt;</text:p>
          </table:table-cell>
        </table:table-row>
        <table:table-row table:style-name="ro1">
          <table:table-cell office:value-type="string" calcext:value-type="string">
            <text:p><text:tab/>&lt;score title="BarlowKnifeDAdCapo3" path="BarlowKnifeDAdCapo3.pdf" /&gt;</text:p>
          </table:table-cell>
        </table:table-row>
        <table:table-row table:style-name="ro1">
          <table:table-cell office:value-type="string" calcext:value-type="string">
            <text:p><text:tab/>&lt;score title="50b_Waiting-for-Nancy" path="50b_Waiting-for-Nancy.pdf" /&gt;</text:p>
          </table:table-cell>
        </table:table-row>
        <table:table-row table:style-name="ro1">
          <table:table-cell office:value-type="string" calcext:value-type="string">
            <text:p><text:tab/>&lt;score title="Sugar Hill Duet" path="Sugar Hill Duet.pdf" /&gt;</text:p>
          </table:table-cell>
        </table:table-row>
        <table:table-row table:style-name="ro1">
          <table:table-cell office:value-type="string" calcext:value-type="string">
            <text:p><text:tab/>&lt;score title="Join-the-Jam_Seifert_DAD" path="Join-the-Jam_Seifert_DAD.pdf" /&gt;</text:p>
          </table:table-cell>
        </table:table-row>
        <table:table-row table:style-name="ro1">
          <table:table-cell office:value-type="string" calcext:value-type="string">
            <text:p><text:tab/>&lt;bookmark title="Whiskey Before Breakfast" path="Join-the-Jam_Seifert_DAD.pdf" /&gt;</text:p>
          </table:table-cell>
        </table:table-row>
        <table:table-row table:style-name="ro1">
          <table:table-cell office:value-type="string" calcext:value-type="string">
            <text:p><text:tab/>&lt;score title="O-Suzzanna_CrdMldy" path="O-Suzzanna_CrdMldy.pdf" /&gt;</text:p>
          </table:table-cell>
        </table:table-row>
        <table:table-row table:style-name="ro1">
          <table:table-cell office:value-type="string" calcext:value-type="string">
            <text:p><text:tab/>&lt;score title="Southwind" path="Southwind.pdf" /&gt;</text:p>
          </table:table-cell>
        </table:table-row>
        <table:table-row table:style-name="ro1">
          <table:table-cell office:value-type="string" calcext:value-type="string">
            <text:p><text:tab/>&lt;score title="Momma-Dont-Allow_BackingChords_TAB" path="Momma-Dont-Allow_BackingChords_TAB.pdf" /&gt;</text:p>
          </table:table-cell>
        </table:table-row>
        <table:table-row table:style-name="ro1">
          <table:table-cell office:value-type="string" calcext:value-type="string">
            <text:p><text:tab/>&lt;score title="Momma-Dont-Allow_Chord-Melody_TAB" path="Momma-Dont-Allow_Chord-Melody_TAB.pdf" /&gt;</text:p>
          </table:table-cell>
        </table:table-row>
        <table:table-row table:style-name="ro1">
          <table:table-cell office:value-type="string" calcext:value-type="string">
            <text:p><text:tab/>&lt;score title="Black Mountain Rag - Seifert" path="Black Mountain Rag - Seifert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Jeff Set List"&gt;</text:p>
          </table:table-cell>
        </table:table-row>
        <table:table-row table:style-name="ro1">
          <table:table-cell office:value-type="string" calcext:value-type="string">
            <text:p><text:tab/>&lt;score title="Yesterday_SMN" path="Yesterday_SMN.pdf" /&gt;</text:p>
          </table:table-cell>
        </table:table-row>
        <table:table-row table:style-name="ro1">
          <table:table-cell office:value-type="string" calcext:value-type="string">
            <text:p><text:tab/>&lt;score title="Snowy-Owl_SMN" path="Snowy-Owl_SMN.pdf" /&gt;</text:p>
          </table:table-cell>
        </table:table-row>
        <table:table-row table:style-name="ro1">
          <table:table-cell office:value-type="string" calcext:value-type="string">
            <text:p><text:tab/>&lt;score title="Wandering Canadian" path="Wandering Canadian 2.pdf" /&gt;</text:p>
          </table:table-cell>
        </table:table-row>
        <table:table-row table:style-name="ro1">
          <table:table-cell office:value-type="string" calcext:value-type="string">
            <text:p><text:tab/>&lt;score title="Scarborough_Fair_Mel_SMN" path="Scarborough_Fair_Mel_SMN.pdf" /&gt;</text:p>
          </table:table-cell>
        </table:table-row>
        <table:table-row table:style-name="ro1">
          <table:table-cell office:value-type="string" calcext:value-type="string">
            <text:p><text:tab/>&lt;score title="WendingWay_LadianneHenderson" path="WendingWay_LadianneHenderson.pdf" /&gt;</text:p>
          </table:table-cell>
        </table:table-row>
        <table:table-row table:style-name="ro1">
          <table:table-cell office:value-type="string" calcext:value-type="string">
            <text:p><text:tab/>&lt;score title="Spotted-Pony_MultiVers_SMN" path="Spotted-Pony_MultiVers_SMN.pdf" /&gt;</text:p>
          </table:table-cell>
        </table:table-row>
        <table:table-row table:style-name="ro1">
          <table:table-cell office:value-type="string" calcext:value-type="string">
            <text:p><text:tab/>&lt;score title="Waiting-for-Nancy_JS-version_SMN" path="Waiting-for-Nancy_JS-version_SMN.pdf" /&gt;</text:p>
          </table:table-cell>
        </table:table-row>
        <table:table-row table:style-name="ro1">
          <table:table-cell office:value-type="string" calcext:value-type="string">
            <text:p><text:tab/>&lt;score title="Morning-Has-Broken_MJohnston_TAB" path="Morning-Has-Broken_MJohnston_TAB.pdf" /&gt;</text:p>
          </table:table-cell>
        </table:table-row>
        <table:table-row table:style-name="ro1">
          <table:table-cell office:value-type="string" calcext:value-type="string">
            <text:p><text:tab/>&lt;score title="SugarHill_InSMN" path="SugarHill_InSMN.pdf" /&gt;</text:p>
          </table:table-cell>
        </table:table-row>
        <table:table-row table:style-name="ro1">
          <table:table-cell office:value-type="string" calcext:value-type="string">
            <text:p><text:tab/>&lt;score title="Puff-the-Magic-Dragon_TAB" path="Puff-the-Magic-Dragon_TAB.pdf" /&gt;</text:p>
          </table:table-cell>
        </table:table-row>
        <table:table-row table:style-name="ro1">
          <table:table-cell office:value-type="string" calcext:value-type="string">
            <text:p><text:tab/>&lt;score title="Old-Joe-Clark_MultiVersions_SMN" path="Old-Joe-Clark_MultiVersions_SMN.pdf" /&gt;</text:p>
          </table:table-cell>
        </table:table-row>
        <table:table-row table:style-name="ro1">
          <table:table-cell office:value-type="string" calcext:value-type="string">
            <text:p><text:tab/>&lt;score title="Ode-to-Joy_SMN" path="Ode-to-Joy_SMN.pdf" /&gt;</text:p>
          </table:table-cell>
        </table:table-row>
        <table:table-row table:style-name="ro1">
          <table:table-cell office:value-type="string" calcext:value-type="string">
            <text:p><text:tab/>&lt;score title="O-Suzzanna_CrdMldy_TAB" path="O-Suzzanna_CrdMldy_TAB.pdf" /&gt;</text:p>
          </table:table-cell>
        </table:table-row>
        <table:table-row table:style-name="ro1">
          <table:table-cell office:value-type="string" calcext:value-type="string">
            <text:p><text:tab/>&lt;score title="Norwegian-Wood_SMN" path="Norwegian-Wood_SMN.pdf" /&gt;</text:p>
          </table:table-cell>
        </table:table-row>
        <table:table-row table:style-name="ro1">
          <table:table-cell office:value-type="string" calcext:value-type="string">
            <text:p><text:tab/>&lt;score title="JohnStinson2_SMN" path="JohnStinson2_SMN.pdf" /&gt;</text:p>
          </table:table-cell>
        </table:table-row>
        <table:table-row table:style-name="ro1">
          <table:table-cell office:value-type="string" calcext:value-type="string">
            <text:p><text:tab/>&lt;score title="John-Henry_TAB" path="John-Henry_TAB.pdf" /&gt;</text:p>
          </table:table-cell>
        </table:table-row>
        <table:table-row table:style-name="ro1">
          <table:table-cell office:value-type="string" calcext:value-type="string">
            <text:p><text:tab/>&lt;score title="GrayCat_InSMN" path="GrayCat_InSMN.pdf" /&gt;</text:p>
          </table:table-cell>
        </table:table-row>
        <table:table-row table:style-name="ro1">
          <table:table-cell office:value-type="string" calcext:value-type="string">
            <text:p><text:tab/>&lt;score title="Buffalo-Gals" path="Buffalo-Gals.pdf" /&gt;</text:p>
          </table:table-cell>
        </table:table-row>
        <table:table-row table:style-name="ro1">
          <table:table-cell office:value-type="string" calcext:value-type="string">
            <text:p><text:tab/>&lt;score title="Bicycle-Built-for-Two" path="Bicycle-Built-for-Two.pdf" /&gt;</text:p>
          </table:table-cell>
        </table:table-row>
        <table:table-row table:style-name="ro1">
          <table:table-cell office:value-type="string" calcext:value-type="string">
            <text:p><text:tab/>&lt;score title="Ashokan-Farewell_SMN-and-TAB" path="Ashokan-Farewell_SMN-and-TAB.pdf" /&gt;</text:p>
          </table:table-cell>
        </table:table-row>
        <table:table-row table:style-name="ro1">
          <table:table-cell office:value-type="string" calcext:value-type="string">
            <text:p><text:tab/>&lt;score title="Braham's Lullaby Multi Keys SMN" path="Braham's Lullaby Multi Keys SMN.pdf" /&gt;</text:p>
          </table:table-cell>
        </table:table-row>
        <table:table-row table:style-name="ro1">
          <table:table-cell office:value-type="string" calcext:value-type="string">
            <text:p><text:tab/>&lt;score title="Shady Grove Emin SMN MultiParts" path="Shady Grove Emin SMN MultiParts.pdf" /&gt;</text:p>
          </table:table-cell>
        </table:table-row>
        <table:table-row table:style-name="ro1">
          <table:table-cell office:value-type="string" calcext:value-type="string">
            <text:p><text:tab/>&lt;score title="Star of the County Down - Olli" path="Star of the County Down - Olli.pdf" /&gt;</text:p>
          </table:table-cell>
        </table:table-row>
        <table:table-row table:style-name="ro1">
          <table:table-cell office:value-type="string" calcext:value-type="string">
            <text:p><text:tab/>&lt;score title="Cluck Old Hen TW" path="Cluck Old Hen TW.pdf" /&gt;</text:p>
          </table:table-cell>
        </table:table-row>
        <table:table-row table:style-name="ro1">
          <table:table-cell office:value-type="string" calcext:value-type="string">
            <text:p><text:tab/>&lt;score title="Black Mountain Rag - ROOTS" path="Black Mountain Rag - ROOTS.pdf" /&gt;</text:p>
          </table:table-cell>
        </table:table-row>
        <table:table-row table:style-name="ro1">
          <table:table-cell office:value-type="string" calcext:value-type="string">
            <text:p><text:tab/>&lt;score title="Zelda" path="Zelda.pdf" /&gt;</text:p>
          </table:table-cell>
        </table:table-row>
        <table:table-row table:style-name="ro1">
          <table:table-cell office:value-type="string" calcext:value-type="string">
            <text:p><text:tab/>&lt;score title="Emma's Waltz 2" path="Emma's Waltz 2.pdf" /&gt;</text:p>
          </table:table-cell>
        </table:table-row>
        <table:table-row table:style-name="ro1">
          <table:table-cell office:value-type="string" calcext:value-type="string">
            <text:p><text:tab/>&lt;score title="In the Bleak Midwinter" path="In the Bleak Midwinter.pdf" /&gt;</text:p>
          </table:table-cell>
        </table:table-row>
        <table:table-row table:style-name="ro1">
          <table:table-cell office:value-type="string" calcext:value-type="string">
            <text:p><text:tab/>&lt;score title="Wild Mountain Thyme Jeff" path="Wild Mountain Thyme Jeff.pdf" /&gt;</text:p>
          </table:table-cell>
        </table:table-row>
        <table:table-row table:style-name="ro1">
          <table:table-cell office:value-type="string" calcext:value-type="string">
            <text:p><text:tab/>&lt;score title="I Don't Know How to Love Him, arr01" path="I Don't Know How to Love Him, arr01.pdf" /&gt;</text:p>
          </table:table-cell>
        </table:table-row>
        <table:table-row table:style-name="ro1">
          <table:table-cell office:value-type="string" calcext:value-type="string">
            <text:p><text:tab/>&lt;score title="Wayfaring Stranger (complex)" path="Wayfaring Stranger (complex).pdf" /&gt;</text:p>
          </table:table-cell>
        </table:table-row>
        <table:table-row table:style-name="ro1">
          <table:table-cell office:value-type="string" calcext:value-type="string">
            <text:p><text:tab/>&lt;score title="River (arr01: Johnston1)" path="River (arr01: Johnston1).pdf" /&gt;</text:p>
          </table:table-cell>
        </table:table-row>
        <table:table-row table:style-name="ro1">
          <table:table-cell office:value-type="string" calcext:value-type="string">
            <text:p><text:tab/>&lt;score title="Mississippi Sawyer (arr04: Seifert 4-Part)" path="Mississippi Sawyer (arr04: Seifert 4-Part).pdf" /&gt;</text:p>
          </table:table-cell>
        </table:table-row>
        <table:table-row table:style-name="ro1">
          <table:table-cell office:value-type="string" calcext:value-type="string">
            <text:p><text:tab/>&lt;score title="Cripple Creek (arr04: Seifert 4-Part)" path="Cripple Creek (arr04: Seifert 4-Part)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Kinnamon Jam"&gt;</text:p>
          </table:table-cell>
        </table:table-row>
        <table:table-row table:style-name="ro1">
          <table:table-cell office:value-type="string" calcext:value-type="string">
            <text:p><text:tab/>&lt;bookmark title="Bluegrass-2 TOC" path="BluegrassSongBook_2020.pdf" /&gt;</text:p>
          </table:table-cell>
        </table:table-row>
        <table:table-row table:style-name="ro1">
          <table:table-cell office:value-type="string" calcext:value-type="string">
            <text:p><text:tab/>&lt;score title="Spotted-Pony_Eulberg" path="Spotted-Pony_Eulberg.pdf" /&gt;</text:p>
          </table:table-cell>
        </table:table-row>
        <table:table-row table:style-name="ro1">
          <table:table-cell office:value-type="string" calcext:value-type="string">
            <text:p><text:tab/>&lt;score title="Momma Don't Allow arr01" path="Momma Don't Allow arr01.pdf" /&gt;</text:p>
          </table:table-cell>
        </table:table-row>
        <table:table-row table:style-name="ro1">
          <table:table-cell office:value-type="string" calcext:value-type="string">
            <text:p><text:tab/>&lt;score title="O-Suzzanna_CrdMldy_TAB" path="O-Suzzanna_CrdMldy_TAB.pdf" /&gt;</text:p>
          </table:table-cell>
        </table:table-row>
        <table:table-row table:style-name="ro1">
          <table:table-cell office:value-type="string" calcext:value-type="string">
            <text:p><text:tab/>&lt;score title="Arkansas Traveler -Seifert" path="Arkansas Traveler -Seifert.pdf" /&gt;</text:p>
          </table:table-cell>
        </table:table-row>
        <table:table-row table:style-name="ro1">
          <table:table-cell office:value-type="string" calcext:value-type="string">
            <text:p><text:tab/>&lt;score title="Yellow Rose of Texas" path="Yellow Rose of Texas.pdf" /&gt;</text:p>
          </table:table-cell>
        </table:table-row>
        <table:table-row table:style-name="ro1">
          <table:table-cell office:value-type="string" calcext:value-type="string">
            <text:p><text:tab/>&lt;score title="Cluck Old Hen" path="Cluck Old Hen.pdf" /&gt;</text:p>
          </table:table-cell>
        </table:table-row>
        <table:table-row table:style-name="ro1">
          <table:table-cell office:value-type="string" calcext:value-type="string">
            <text:p><text:tab/>&lt;score title="John-Henry_wDulcimerTAB" path="John-Henry_wDulcimerTAB.pdf" /&gt;</text:p>
          </table:table-cell>
        </table:table-row>
        <table:table-row table:style-name="ro1">
          <table:table-cell office:value-type="string" calcext:value-type="string">
            <text:p><text:tab/>&lt;score title="My Grandfathers Clock (G)" path="My Grandfathers Clock (G).pdf" /&gt;</text:p>
          </table:table-cell>
        </table:table-row>
        <table:table-row table:style-name="ro1">
          <table:table-cell office:value-type="string" calcext:value-type="string">
            <text:p><text:tab/>&lt;score title="Tennessee-Waltz_arr02" path="Tennessee-Waltz_arr02.pdf" /&gt;</text:p>
          </table:table-cell>
        </table:table-row>
        <table:table-row table:style-name="ro1">
          <table:table-cell office:value-type="string" calcext:value-type="string">
            <text:p><text:tab/>&lt;score title="Grandfathers-Clock_arr02_G" path="Grandfathers-Clock_arr02_G.pdf" /&gt;</text:p>
          </table:table-cell>
        </table:table-row>
        <table:table-row table:style-name="ro1">
          <table:table-cell office:value-type="string" calcext:value-type="string">
            <text:p><text:tab/>&lt;score title="Go Tell it on the Mountain" path="Go Tell it on the Mountain.pdf" /&gt;</text:p>
          </table:table-cell>
        </table:table-row>
        <table:table-row table:style-name="ro1">
          <table:table-cell office:value-type="string" calcext:value-type="string">
            <text:p><text:tab/>&lt;score title="Gavotte by Telemann" path="Gavotte by Telemann.pdf" /&gt;</text:p>
          </table:table-cell>
        </table:table-row>
        <table:table-row table:style-name="ro1">
          <table:table-cell office:value-type="string" calcext:value-type="string">
            <text:p><text:tab/>&lt;score title="Hector the Hero - Score and Parts" path="Hector the Hero - Score and Parts.pdf" /&gt;</text:p>
          </table:table-cell>
        </table:table-row>
        <table:table-row table:style-name="ro1">
          <table:table-cell office:value-type="string" calcext:value-type="string">
            <text:p><text:tab/>&lt;score title="Grace - Follow Me" path="Grace - Follow Me.pdf" /&gt;</text:p>
          </table:table-cell>
        </table:table-row>
        <table:table-row table:style-name="ro1">
          <table:table-cell office:value-type="string" calcext:value-type="string">
            <text:p><text:tab/>&lt;score title="Penny To My Name" path="Penny To My Name.pdf" /&gt;</text:p>
          </table:table-cell>
        </table:table-row>
        <table:table-row table:style-name="ro1">
          <table:table-cell office:value-type="string" calcext:value-type="string">
            <text:p><text:tab/>&lt;score title="It Never Rains In California" path="It Never Rains In California.pdf" /&gt;</text:p>
          </table:table-cell>
        </table:table-row>
        <table:table-row table:style-name="ro1">
          <table:table-cell office:value-type="string" calcext:value-type="string">
            <text:p><text:tab/>&lt;score title="House of the Rising Sun" path="House of the Rising Sun.pdf" /&gt;</text:p>
          </table:table-cell>
        </table:table-row>
        <table:table-row table:style-name="ro1">
          <table:table-cell office:value-type="string" calcext:value-type="string">
            <text:p><text:tab/>&lt;score title="Forked Deer -Seifert" path="Forked Deer -Seifert.pdf" /&gt;</text:p>
          </table:table-cell>
        </table:table-row>
        <table:table-row table:style-name="ro1">
          <table:table-cell office:value-type="string" calcext:value-type="string">
            <text:p><text:tab/>&lt;score title="Over the Waterfall - Seifert" path="Over the Waterfall - Seifert.pdf" /&gt;</text:p>
          </table:table-cell>
        </table:table-row>
        <table:table-row table:style-name="ro1">
          <table:table-cell office:value-type="string" calcext:value-type="string">
            <text:p><text:tab/>&lt;score title="Midnight On The Water, arr01" path="Midnight On The Water, arr01.pdf" /&gt;</text:p>
          </table:table-cell>
        </table:table-row>
        <table:table-row table:style-name="ro1">
          <table:table-cell office:value-type="string" calcext:value-type="string">
            <text:p><text:tab/>&lt;score title="Crawdad Song 3" path="Crawdad Song 3.pdf" /&gt;</text:p>
          </table:table-cell>
        </table:table-row>
        <table:table-row table:style-name="ro1">
          <table:table-cell office:value-type="string" calcext:value-type="string">
            <text:p><text:tab/>&lt;score title="Expectation Waltz" path="Expectation Waltz.pdf" /&gt;</text:p>
          </table:table-cell>
        </table:table-row>
        <table:table-row table:style-name="ro1">
          <table:table-cell office:value-type="string" calcext:value-type="string">
            <text:p><text:tab/>&lt;score title="Zelda" path="Zelda.pdf" /&gt;</text:p>
          </table:table-cell>
        </table:table-row>
        <table:table-row table:style-name="ro1">
          <table:table-cell office:value-type="string" calcext:value-type="string">
            <text:p><text:tab/>&lt;score title="Black Mountain Rag - ROOTS" path="Black Mountain Rag - ROOTS.pdf" /&gt;</text:p>
          </table:table-cell>
        </table:table-row>
        <table:table-row table:style-name="ro1">
          <table:table-cell office:value-type="string" calcext:value-type="string">
            <text:p><text:tab/>&lt;score title="Genevieve's Waltz 2" path="Genevieve's Waltz 2.pdf" /&gt;</text:p>
          </table:table-cell>
        </table:table-row>
        <table:table-row table:style-name="ro1">
          <table:table-cell office:value-type="string" calcext:value-type="string">
            <text:p><text:tab/>&lt;score title="Nobody Knows You When You’re Down and Out" path="Nobody Knows You When You’re Down and Out.pdf" /&gt;</text:p>
          </table:table-cell>
        </table:table-row>
        <table:table-row table:style-name="ro1">
          <table:table-cell office:value-type="string" calcext:value-type="string">
            <text:p><text:tab/>&lt;score title="Midnight On The Water -easier" path="Midnight On The Water -easier.pdf" /&gt;</text:p>
          </table:table-cell>
        </table:table-row>
        <table:table-row table:style-name="ro1">
          <table:table-cell office:value-type="string" calcext:value-type="string">
            <text:p><text:tab/>&lt;score title="Squirrel Heads and Gravy" path="Squirrel Heads and Gravy 2.pdf" /&gt;</text:p>
          </table:table-cell>
        </table:table-row>
        <table:table-row table:style-name="ro1">
          <table:table-cell office:value-type="string" calcext:value-type="string">
            <text:p><text:tab/>&lt;score title="Banjo Players In Heaven" path="Banjo Players In Heaven.pdf" /&gt;</text:p>
          </table:table-cell>
        </table:table-row>
        <table:table-row table:style-name="ro1">
          <table:table-cell office:value-type="string" calcext:value-type="string">
            <text:p><text:tab/>&lt;score title="Puff-the-Magic-Dragon_TAB" path="Puff-the-Magic-Dragon_TAB.pdf" /&gt;</text:p>
          </table:table-cell>
        </table:table-row>
        <table:table-row table:style-name="ro1">
          <table:table-cell office:value-type="string" calcext:value-type="string">
            <text:p><text:tab/>&lt;score title="Rocky Top" path="Rocky Top.pdf" /&gt;</text:p>
          </table:table-cell>
        </table:table-row>
        <table:table-row table:style-name="ro1">
          <table:table-cell office:value-type="string" calcext:value-type="string">
            <text:p><text:tab/>&lt;score title="Faded Coat of Blue - Conger" path="Faded Coat of Blue - Conger.pdf" /&gt;</text:p>
          </table:table-cell>
        </table:table-row>
        <table:table-row table:style-name="ro1">
          <table:table-cell office:value-type="string" calcext:value-type="string">
            <text:p><text:tab/>&lt;score title="You're a Grand Old Flag" path="You're a Grand Old Flag.pdf" /&gt;</text:p>
          </table:table-cell>
        </table:table-row>
        <table:table-row table:style-name="ro1">
          <table:table-cell office:value-type="string" calcext:value-type="string">
            <text:p><text:tab/>&lt;score title="Mississippi Sawyer (arr04: Seifert 4-Part)" path="Mississippi Sawyer (arr04: Seifert 4-Part).pdf" /&gt;</text:p>
          </table:table-cell>
        </table:table-row>
        <table:table-row table:style-name="ro1">
          <table:table-cell office:value-type="string" calcext:value-type="string">
            <text:p><text:tab/>&lt;score title="Cripple Creek (arr04: Seifert 4-Part)" path="Cripple Creek (arr04: Seifert 4-Part).pdf" /&gt;</text:p>
          </table:table-cell>
        </table:table-row>
        <table:table-row table:style-name="ro1">
          <table:table-cell office:value-type="string" calcext:value-type="string">
            <text:p><text:tab/>&lt;score title="Camp Meeting 4th of July (arr02: TW &amp; Seifert)" path="Camp Meeting 4th of July (arr02: TW &amp; Seifert).pdf" /&gt;</text:p>
          </table:table-cell>
        </table:table-row>
        <table:table-row table:style-name="ro1">
          <table:table-cell office:value-type="string" calcext:value-type="string">
            <text:p><text:tab/>&lt;score title="Wildwood Flower (arr01:Haas)" path="Wildwood Flower (arr01:Haas)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MelSunJam_ALL"&gt;</text:p>
          </table:table-cell>
        </table:table-row>
        <table:table-row table:style-name="ro1">
          <table:table-cell office:value-type="string" calcext:value-type="string">
            <text:p><text:tab/>&lt;score title="Spotted Pony TW" path="Spotted Pony TW 2.pdf" /&gt;</text:p>
          </table:table-cell>
        </table:table-row>
        <table:table-row table:style-name="ro1">
          <table:table-cell office:value-type="string" calcext:value-type="string">
            <text:p><text:tab/>&lt;score title="Red Is the Rose Duet" path="Red Is the Rose Duet.pdf" /&gt;</text:p>
          </table:table-cell>
        </table:table-row>
        <table:table-row table:style-name="ro1">
          <table:table-cell office:value-type="string" calcext:value-type="string">
            <text:p><text:tab/>&lt;score title="Greensleeves - Conger Duet.tef" path="Greensleeves - Conger Duet.tef.pdf" /&gt;</text:p>
          </table:table-cell>
        </table:table-row>
        <table:table-row table:style-name="ro1">
          <table:table-cell office:value-type="string" calcext:value-type="string">
            <text:p><text:tab/>&lt;score title="Holy Manna" path="Holy Manna.pdf" /&gt;</text:p>
          </table:table-cell>
        </table:table-row>
        <table:table-row table:style-name="ro1">
          <table:table-cell office:value-type="string" calcext:value-type="string">
            <text:p><text:tab/>&lt;score title="Cucharin's Cross TW" path="Cucharin's Cross TW 2.pdf" /&gt;</text:p>
          </table:table-cell>
        </table:table-row>
        <table:table-row table:style-name="ro1">
          <table:table-cell office:value-type="string" calcext:value-type="string">
            <text:p><text:tab/>&lt;score title="Black Mountain Rag Multi Parts" path="Black Mountain Rag Multi Parts.pdf" /&gt;</text:p>
          </table:table-cell>
        </table:table-row>
        <table:table-row table:style-name="ro1">
          <table:table-cell office:value-type="string" calcext:value-type="string">
            <text:p><text:tab/>&lt;score title="Cherokee Shuffle TW" path="Cherokee Shuffle TW.pdf" /&gt;</text:p>
          </table:table-cell>
        </table:table-row>
        <table:table-row table:style-name="ro1">
          <table:table-cell office:value-type="string" calcext:value-type="string">
            <text:p><text:tab/>&lt;score title="Wild Mountain Thyme with chords Zanetti" path="Wild Mountain Thyme with chords Zanetti.pdf" /&gt;</text:p>
          </table:table-cell>
        </table:table-row>
        <table:table-row table:style-name="ro1">
          <table:table-cell office:value-type="string" calcext:value-type="string">
            <text:p><text:tab/>&lt;score title="To Drive the Cold Winter Away" path="To Drive the Cold Winter Away.pdf" /&gt;</text:p>
          </table:table-cell>
        </table:table-row>
        <table:table-row table:style-name="ro1">
          <table:table-cell office:value-type="string" calcext:value-type="string">
            <text:p><text:tab/>&lt;score title="Star of the County Down - Olli" path="Star of the County Down - Olli.pdf" /&gt;</text:p>
          </table:table-cell>
        </table:table-row>
        <table:table-row table:style-name="ro1">
          <table:table-cell office:value-type="string" calcext:value-type="string">
            <text:p><text:tab/>&lt;score title="Scarborough Fair Capo1 3 part" path="Scarborough Fair Capo1 3 part.pdf" /&gt;</text:p>
          </table:table-cell>
        </table:table-row>
        <table:table-row table:style-name="ro1">
          <table:table-cell office:value-type="string" calcext:value-type="string">
            <text:p><text:tab/>&lt;score title="The Rose Work Duet" path="The Rose Work Duet 2.pdf" /&gt;</text:p>
          </table:table-cell>
        </table:table-row>
        <table:table-row table:style-name="ro1">
          <table:table-cell office:value-type="string" calcext:value-type="string">
            <text:p><text:tab/>&lt;score title="Let it Be Me- Tull" path="Let it Be Me- Tull.pdf" /&gt;</text:p>
          </table:table-cell>
        </table:table-row>
        <table:table-row table:style-name="ro1">
          <table:table-cell office:value-type="string" calcext:value-type="string">
            <text:p><text:tab/>&lt;score title="Leaving Lismore *" path="Leaving Lismore *.pdf" /&gt;</text:p>
          </table:table-cell>
        </table:table-row>
        <table:table-row table:style-name="ro1">
          <table:table-cell office:value-type="string" calcext:value-type="string">
            <text:p><text:tab/>&lt;score title="Gavotte by Telemann" path="Gavotte by Telemann.pdf" /&gt;</text:p>
          </table:table-cell>
        </table:table-row>
        <table:table-row table:style-name="ro1">
          <table:table-cell office:value-type="string" calcext:value-type="string">
            <text:p><text:tab/>&lt;score title="El Paso Waltz" path="El Paso Waltz.pdf" /&gt;</text:p>
          </table:table-cell>
        </table:table-row>
        <table:table-row table:style-name="ro1">
          <table:table-cell office:value-type="string" calcext:value-type="string">
            <text:p><text:tab/>&lt;score title="Cumberland Mountain Deer Chase" path="Cumberland Mountain Deer Chase.pdf" /&gt;</text:p>
          </table:table-cell>
        </table:table-row>
        <table:table-row table:style-name="ro1">
          <table:table-cell office:value-type="string" calcext:value-type="string">
            <text:p><text:tab/>&lt;score title="Calon Lan" path="Calon Lan.pdf" /&gt;</text:p>
          </table:table-cell>
        </table:table-row>
        <table:table-row table:style-name="ro1">
          <table:table-cell office:value-type="string" calcext:value-type="string">
            <text:p><text:tab/>&lt;score title="Annie's Song Original" path="Annie's Song Original.pdf" /&gt;</text:p>
          </table:table-cell>
        </table:table-row>
        <table:table-row table:style-name="ro1">
          <table:table-cell office:value-type="string" calcext:value-type="string">
            <text:p><text:tab/>&lt;score title="All Throught the Night Duet in G" path="All Throught the Night Duet in G.pdf" /&gt;</text:p>
          </table:table-cell>
        </table:table-row>
        <table:table-row table:style-name="ro1">
          <table:table-cell office:value-type="string" calcext:value-type="string">
            <text:p><text:tab/>&lt;score title="Milking Song" path="Milking Song.pdf" /&gt;</text:p>
          </table:table-cell>
        </table:table-row>
        <table:table-row table:style-name="ro1">
          <table:table-cell office:value-type="string" calcext:value-type="string">
            <text:p><text:tab/>&lt;score title="colors of the Wind.tef *" path="colors of the Wind.tef *.pdf" /&gt;</text:p>
          </table:table-cell>
        </table:table-row>
        <table:table-row table:style-name="ro1">
          <table:table-cell office:value-type="string" calcext:value-type="string">
            <text:p><text:tab/>&lt;score title="Shady Grove Emin SMN MultiParts" path="Shady Grove Emin SMN MultiParts.pdf" /&gt;</text:p>
          </table:table-cell>
        </table:table-row>
        <table:table-row table:style-name="ro1">
          <table:table-cell office:value-type="string" calcext:value-type="string">
            <text:p><text:tab/>&lt;score title="Black Mountain Rag - ROOTS" path="Black Mountain Rag - ROOTS.pdf" /&gt;</text:p>
          </table:table-cell>
        </table:table-row>
        <table:table-row table:style-name="ro1">
          <table:table-cell office:value-type="string" calcext:value-type="string">
            <text:p><text:tab/>&lt;score title="Virginia's Bloody Soil" path="Virginia's Bloody Soil.pdf" /&gt;</text:p>
          </table:table-cell>
        </table:table-row>
        <table:table-row table:style-name="ro1">
          <table:table-cell office:value-type="string" calcext:value-type="string">
            <text:p><text:tab/>&lt;score title="Simple Gifts 5" path="Simple Gifts 5.pdf" /&gt;</text:p>
          </table:table-cell>
        </table:table-row>
        <table:table-row table:style-name="ro1">
          <table:table-cell office:value-type="string" calcext:value-type="string">
            <text:p><text:tab/>&lt;score title="Poor-Wayfaring-Stranger_Easy_TAB" path="Poor-Wayfaring-Stranger_Easy_TAB.pdf" /&gt;</text:p>
          </table:table-cell>
        </table:table-row>
        <table:table-row table:style-name="ro1">
          <table:table-cell office:value-type="string" calcext:value-type="string">
            <text:p><text:tab/>&lt;score title="Old Black Joe with Chords" path="Old Black Joe with Chords.pdf" /&gt;</text:p>
          </table:table-cell>
        </table:table-row>
        <table:table-row table:style-name="ro1">
          <table:table-cell office:value-type="string" calcext:value-type="string">
            <text:p><text:tab/>&lt;score title="Horse and Muggy" path="Horse and Muggy.pdf" /&gt;</text:p>
          </table:table-cell>
        </table:table-row>
        <table:table-row table:style-name="ro1">
          <table:table-cell office:value-type="string" calcext:value-type="string">
            <text:p><text:tab/>&lt;score title="Gray Cat on a Tennessee Farm 2" path="Gray Cat on a Tennessee Farm 2.pdf" /&gt;</text:p>
          </table:table-cell>
        </table:table-row>
        <table:table-row table:style-name="ro1">
          <table:table-cell office:value-type="string" calcext:value-type="string">
            <text:p><text:tab/>&lt;score title="Goin' To Boston - TW &amp; Seifert" path="Goin' To Boston - TW &amp; Seifert.pdf" /&gt;</text:p>
          </table:table-cell>
        </table:table-row>
        <table:table-row table:style-name="ro1">
          <table:table-cell office:value-type="string" calcext:value-type="string">
            <text:p><text:tab/>&lt;score title="Bonnie Doon" path="Bonnie Doon.pdf" /&gt;</text:p>
          </table:table-cell>
        </table:table-row>
        <table:table-row table:style-name="ro1">
          <table:table-cell office:value-type="string" calcext:value-type="string">
            <text:p><text:tab/>&lt;score title="Bonaparte's Retreat" path="Bonaparte's Retreat.pdf" /&gt;</text:p>
          </table:table-cell>
        </table:table-row>
        <table:table-row table:style-name="ro1">
          <table:table-cell office:value-type="string" calcext:value-type="string">
            <text:p><text:tab/>&lt;score title="Blind Mary - Conger Duet" path="Blind Mary - Conger Duet.pdf" /&gt;</text:p>
          </table:table-cell>
        </table:table-row>
        <table:table-row table:style-name="ro1">
          <table:table-cell office:value-type="string" calcext:value-type="string">
            <text:p><text:tab/>&lt;score title="John Stinson's #2" path="John Stinson's #2.pdf" /&gt;</text:p>
          </table:table-cell>
        </table:table-row>
        <table:table-row table:style-name="ro1">
          <table:table-cell office:value-type="string" calcext:value-type="string">
            <text:p><text:tab/>&lt;score title="Puff-the-Magic-Dragon_TAB" path="Puff-the-Magic-Dragon_TAB.pdf" /&gt;</text:p>
          </table:table-cell>
        </table:table-row>
        <table:table-row table:style-name="ro1">
          <table:table-cell office:value-type="string" calcext:value-type="string">
            <text:p><text:tab/>&lt;score title="Ragland Waltz 2" path="Ragland Waltz 2.pdf" /&gt;</text:p>
          </table:table-cell>
        </table:table-row>
        <table:table-row table:style-name="ro1">
          <table:table-cell office:value-type="string" calcext:value-type="string">
            <text:p><text:tab/>&lt;score title="Level Plain" path="Level Plain.pdf" /&gt;</text:p>
          </table:table-cell>
        </table:table-row>
        <table:table-row table:style-name="ro1">
          <table:table-cell office:value-type="string" calcext:value-type="string">
            <text:p><text:tab/>&lt;score title="Home Sweet Home" path="Home Sweet Home.pdf" /&gt;</text:p>
          </table:table-cell>
        </table:table-row>
        <table:table-row table:style-name="ro1">
          <table:table-cell office:value-type="string" calcext:value-type="string">
            <text:p><text:tab/>&lt;score title="Hector the Hero" path="Hector the Hero.pdf" /&gt;</text:p>
          </table:table-cell>
        </table:table-row>
        <table:table-row table:style-name="ro1">
          <table:table-cell office:value-type="string" calcext:value-type="string">
            <text:p><text:tab/>&lt;score title="Genevieve's Waltz 2" path="Genevieve's Waltz 2.pdf" /&gt;</text:p>
          </table:table-cell>
        </table:table-row>
        <table:table-row table:style-name="ro1">
          <table:table-cell office:value-type="string" calcext:value-type="string">
            <text:p><text:tab/>&lt;score title="For Ireland - Mel" path="For Ireland - Mel.pdf" /&gt;</text:p>
          </table:table-cell>
        </table:table-row>
        <table:table-row table:style-name="ro1">
          <table:table-cell office:value-type="string" calcext:value-type="string">
            <text:p><text:tab/>&lt;score title="Devoted to You" path="Devoted to You.pdf" /&gt;</text:p>
          </table:table-cell>
        </table:table-row>
        <table:table-row table:style-name="ro1">
          <table:table-cell office:value-type="string" calcext:value-type="string">
            <text:p><text:tab/>&lt;score title="Dan the Cobbler" path="Dan the Cobbler.pdf" /&gt;</text:p>
          </table:table-cell>
        </table:table-row>
        <table:table-row table:style-name="ro1">
          <table:table-cell office:value-type="string" calcext:value-type="string">
            <text:p><text:tab/>&lt;score title="Breton Fisherman's With Descant" path="Breton Fisherman's With Descant.pdf" /&gt;</text:p>
          </table:table-cell>
        </table:table-row>
        <table:table-row table:style-name="ro1">
          <table:table-cell office:value-type="string" calcext:value-type="string">
            <text:p><text:tab/>&lt;score title="Waiting-for-Nancy" path="Waiting-for-Nancy.pdf" /&gt;</text:p>
          </table:table-cell>
        </table:table-row>
        <table:table-row table:style-name="ro1">
          <table:table-cell office:value-type="string" calcext:value-type="string">
            <text:p><text:tab/>&lt;score title="Waiting-for-Nancy_JS-version_SMN" path="Waiting-for-Nancy_JS-version_SMN.pdf" /&gt;</text:p>
          </table:table-cell>
        </table:table-row>
        <table:table-row table:style-name="ro1">
          <table:table-cell office:value-type="string" calcext:value-type="string">
            <text:p><text:tab/>&lt;score title="Old-Joe-Clark_MultiVersions_SMN" path="Old-Joe-Clark_MultiVersions_SMN.pdf" /&gt;</text:p>
          </table:table-cell>
        </table:table-row>
        <table:table-row table:style-name="ro1">
          <table:table-cell office:value-type="string" calcext:value-type="string">
            <text:p><text:tab/>&lt;score title="Hard-Times_Mel_Easier_SMN" path="Hard-Times_Mel_Easier_SMN.pdf" /&gt;</text:p>
          </table:table-cell>
        </table:table-row>
        <table:table-row table:style-name="ro1">
          <table:table-cell office:value-type="string" calcext:value-type="string">
            <text:p><text:tab/>&lt;score title="Hard Times TAB" path="Hard Times TAB.pdf" /&gt;</text:p>
          </table:table-cell>
        </table:table-row>
        <table:table-row table:style-name="ro1">
          <table:table-cell office:value-type="string" calcext:value-type="string">
            <text:p><text:tab/>&lt;score title="Old Joe Clark" path="Old Joe Clark 2.pdf" /&gt;</text:p>
          </table:table-cell>
        </table:table-row>
        <table:table-row table:style-name="ro1">
          <table:table-cell office:value-type="string" calcext:value-type="string">
            <text:p><text:tab/>&lt;score title="Amazing Grace" path="Amazing Grace.pdf" /&gt;</text:p>
          </table:table-cell>
        </table:table-row>
        <table:table-row table:style-name="ro1">
          <table:table-cell office:value-type="string" calcext:value-type="string">
            <text:p><text:tab/>&lt;score title="Five Pounds of Possum" path="Five Pounds of Possum.pdf" /&gt;</text:p>
          </table:table-cell>
        </table:table-row>
        <table:table-row table:style-name="ro1">
          <table:table-cell office:value-type="string" calcext:value-type="string">
            <text:p><text:tab/>&lt;score title="Cherokee Shuffle (SMN)" path="Cherokee Shuffle (SMN).pdf" /&gt;</text:p>
          </table:table-cell>
        </table:table-row>
        <table:table-row table:style-name="ro1">
          <table:table-cell office:value-type="string" calcext:value-type="string">
            <text:p><text:tab/>&lt;score title="Buffalo-Gals_wTAB" path="Buffalo-Gals_wTAB.pdf" /&gt;</text:p>
          </table:table-cell>
        </table:table-row>
        <table:table-row table:style-name="ro1">
          <table:table-cell office:value-type="string" calcext:value-type="string">
            <text:p><text:tab/>&lt;score title="OB LA DI" path="OB LA DI.pdf" /&gt;</text:p>
          </table:table-cell>
        </table:table-row>
        <table:table-row table:style-name="ro1">
          <table:table-cell office:value-type="string" calcext:value-type="string">
            <text:p><text:tab/>&lt;score title="This Little Light of Mine" path="This Little Light of Mine.pdf" /&gt;</text:p>
          </table:table-cell>
        </table:table-row>
        <table:table-row table:style-name="ro1">
          <table:table-cell office:value-type="string" calcext:value-type="string">
            <text:p><text:tab/>&lt;score title="America the Beautiful duet" path="America the Beautiful duet.pdf" /&gt;</text:p>
          </table:table-cell>
        </table:table-row>
        <table:table-row table:style-name="ro1">
          <table:table-cell office:value-type="string" calcext:value-type="string">
            <text:p><text:tab/>&lt;score title="Yesterday_SMN" path="Yesterday_SMN.pdf" /&gt;</text:p>
          </table:table-cell>
        </table:table-row>
        <table:table-row table:style-name="ro1">
          <table:table-cell office:value-type="string" calcext:value-type="string">
            <text:p><text:tab/>&lt;score title="Nowhere Man" path="Nowhere Man.pdf" /&gt;</text:p>
          </table:table-cell>
        </table:table-row>
        <table:table-row table:style-name="ro1">
          <table:table-cell office:value-type="string" calcext:value-type="string">
            <text:p><text:tab/>&lt;score title="Forked Deer TW" path="Forked Deer TW 2.pdf" /&gt;</text:p>
          </table:table-cell>
        </table:table-row>
        <table:table-row table:style-name="ro1">
          <table:table-cell office:value-type="string" calcext:value-type="string">
            <text:p><text:tab/>&lt;score title="Scarborough_Fair_Mel_SMN" path="Scarborough_Fair_Mel_SMN.pdf" /&gt;</text:p>
          </table:table-cell>
        </table:table-row>
        <table:table-row table:style-name="ro1">
          <table:table-cell office:value-type="string" calcext:value-type="string">
            <text:p><text:tab/>&lt;score title="Simple Gifts Fingerstyle.tef *" path="Simple Gifts Fingerstyle.tef *.pdf" /&gt;</text:p>
          </table:table-cell>
        </table:table-row>
        <table:table-row table:style-name="ro1">
          <table:table-cell office:value-type="string" calcext:value-type="string">
            <text:p><text:tab/>&lt;score title="Yellow Bird" path="Yellow Bird.pdf" /&gt;</text:p>
          </table:table-cell>
        </table:table-row>
        <table:table-row table:style-name="ro1">
          <table:table-cell office:value-type="string" calcext:value-type="string">
            <text:p><text:tab/>&lt;score title="All Throught the Night Duet in G" path="All Throught the Night Duet in G 2.pdf" /&gt;</text:p>
          </table:table-cell>
        </table:table-row>
        <table:table-row table:style-name="ro1">
          <table:table-cell office:value-type="string" calcext:value-type="string">
            <text:p><text:tab/>&lt;score title="Faded Coat of Blue SMN" path="Faded Coat of Blue SMN.pdf" /&gt;</text:p>
          </table:table-cell>
        </table:table-row>
        <table:table-row table:style-name="ro1">
          <table:table-cell office:value-type="string" calcext:value-type="string">
            <text:p><text:tab/>&lt;score title="Keeper of the Eddystone Light - Dulcimer" path="Keeper of the Eddystone Light - Dulcimer.pdf" /&gt;</text:p>
          </table:table-cell>
        </table:table-row>
        <table:table-row table:style-name="ro1">
          <table:table-cell office:value-type="string" calcext:value-type="string">
            <text:p><text:tab/>&lt;score title="Keeper of the Eddystone Light - SMN" path="Keeper of the Eddystone Light - SMN.pdf" /&gt;</text:p>
          </table:table-cell>
        </table:table-row>
        <table:table-row table:style-name="ro1">
          <table:table-cell office:value-type="string" calcext:value-type="string">
            <text:p><text:tab/>&lt;score title="Keeper of the Eddiestone Light - Guitar Chords" path="Keeper of the Eddiestone Light - Guitar Chords.pdf" /&gt;</text:p>
          </table:table-cell>
        </table:table-row>
        <table:table-row table:style-name="ro1">
          <table:table-cell office:value-type="string" calcext:value-type="string">
            <text:p><text:tab/>&lt;score title="America The Beautiful - Key of A Chords" path="America The Beautiful - Key of A Chords.pdf" /&gt;</text:p>
          </table:table-cell>
        </table:table-row>
        <table:table-row table:style-name="ro1">
          <table:table-cell office:value-type="string" calcext:value-type="string">
            <text:p><text:tab/>&lt;score title="This Land is Your Land - Key of C Chords" path="This Land is Your Land - Key of C Chords.pdf" /&gt;</text:p>
          </table:table-cell>
        </table:table-row>
        <table:table-row table:style-name="ro1">
          <table:table-cell office:value-type="string" calcext:value-type="string">
            <text:p><text:tab/>&lt;score title="America" path="America.pdf" /&gt;</text:p>
          </table:table-cell>
        </table:table-row>
        <table:table-row table:style-name="ro1">
          <table:table-cell office:value-type="string" calcext:value-type="string">
            <text:p><text:tab/>&lt;score title="Star Spangled Banner" path="Star Spangled Banner.pdf" /&gt;</text:p>
          </table:table-cell>
        </table:table-row>
        <table:table-row table:style-name="ro1">
          <table:table-cell office:value-type="string" calcext:value-type="string">
            <text:p><text:tab/>&lt;score title="You're a Grand Old Flag" path="You're a Grand Old Flag.pdf" /&gt;</text:p>
          </table:table-cell>
        </table:table-row>
        <table:table-row table:style-name="ro1">
          <table:table-cell office:value-type="string" calcext:value-type="string">
            <text:p><text:tab/>&lt;score title="Battle Hymn of the Republic - Conger" path="Battle Hymn of the Republic - Conger.pdf" /&gt;</text:p>
          </table:table-cell>
        </table:table-row>
        <table:table-row table:style-name="ro1">
          <table:table-cell office:value-type="string" calcext:value-type="string">
            <text:p><text:tab/>&lt;score title="Yankee Doodle" path="Yankee Doodle.pdf" /&gt;</text:p>
          </table:table-cell>
        </table:table-row>
        <table:table-row table:style-name="ro1">
          <table:table-cell office:value-type="string" calcext:value-type="string">
            <text:p><text:tab/>&lt;score title="Yankee Doodle - SMN" path="Yankee Doodle - SMN.pdf" /&gt;</text:p>
          </table:table-cell>
        </table:table-row>
        <table:table-row table:style-name="ro1">
          <table:table-cell office:value-type="string" calcext:value-type="string">
            <text:p><text:tab/>&lt;score title="Patriotic Medley - Guitar Chords" path="Patriotic Medley - Guitar Chords.pdf" /&gt;</text:p>
          </table:table-cell>
        </table:table-row>
        <table:table-row table:style-name="ro1">
          <table:table-cell office:value-type="string" calcext:value-type="string">
            <text:p><text:tab/>&lt;score title="This Land is Your Land - Dulcimer TAB" path="This Land is Your Land - Dulcimer TAB.pdf" /&gt;</text:p>
          </table:table-cell>
        </table:table-row>
        <table:table-row table:style-name="ro1">
          <table:table-cell office:value-type="string" calcext:value-type="string">
            <text:p><text:tab/>&lt;score title="America the Beautiful - Dulcimer TAB" path="America the Beautiful - Dulcimer TAB.pdf" /&gt;</text:p>
          </table:table-cell>
        </table:table-row>
        <table:table-row table:style-name="ro1">
          <table:table-cell office:value-type="string" calcext:value-type="string">
            <text:p><text:tab/>&lt;score title="Bridge Over Troubled Water" path="Bridge Over Troubled Water.pdf" /&gt;</text:p>
          </table:table-cell>
        </table:table-row>
        <table:table-row table:style-name="ro1">
          <table:table-cell office:value-type="string" calcext:value-type="string">
            <text:p><text:tab/>&lt;score title="Scarborough-Fair_Mel_SMN" path="Scarborough-Fair_Mel_SMN.pdf" /&gt;</text:p>
          </table:table-cell>
        </table:table-row>
        <table:table-row table:style-name="ro1">
          <table:table-cell office:value-type="string" calcext:value-type="string">
            <text:p><text:tab/>&lt;score title="Shenandoah - Simple" path="Shenandoah - Simple.pdf" /&gt;</text:p>
          </table:table-cell>
        </table:table-row>
        <table:table-row table:style-name="ro1">
          <table:table-cell office:value-type="string" calcext:value-type="string">
            <text:p><text:tab/>&lt;score title="Remember When" path="Remember When.pdf" /&gt;</text:p>
          </table:table-cell>
        </table:table-row>
        <table:table-row table:style-name="ro1">
          <table:table-cell office:value-type="string" calcext:value-type="string">
            <text:p><text:tab/>&lt;score title="Spotted-Pony_Eulberg" path="Spotted-Pony_Eulberg.pdf" /&gt;</text:p>
          </table:table-cell>
        </table:table-row>
        <table:table-row table:style-name="ro1">
          <table:table-cell office:value-type="string" calcext:value-type="string">
            <text:p><text:tab/>&lt;score title="Spotted Pony - Seifert" path="Spotted Pony - Seifert.pdf" /&gt;</text:p>
          </table:table-cell>
        </table:table-row>
        <table:table-row table:style-name="ro1">
          <table:table-cell office:value-type="string" calcext:value-type="string">
            <text:p><text:tab/>&lt;score title="Shenandoah - Simple" path="Shenandoah - Simple 2.pdf" /&gt;</text:p>
          </table:table-cell>
        </table:table-row>
        <table:table-row table:style-name="ro1">
          <table:table-cell office:value-type="string" calcext:value-type="string">
            <text:p><text:tab/>&lt;score title="Spotted-Pony_MultiVers_SMN" path="Spotted-Pony_MultiVers_SMN.pdf" /&gt;</text:p>
          </table:table-cell>
        </table:table-row>
        <table:table-row table:style-name="ro1">
          <table:table-cell office:value-type="string" calcext:value-type="string">
            <text:p><text:tab/>&lt;score title="Ashokan-Farewell_SMN-and-TAB" path="Ashokan-Farewell_SMN-and-TAB.pdf" /&gt;</text:p>
          </table:table-cell>
        </table:table-row>
        <table:table-row table:style-name="ro1">
          <table:table-cell office:value-type="string" calcext:value-type="string">
            <text:p><text:tab/>&lt;score title="Turn Turn Turn" path="Turn Turn Turn.pdf" /&gt;</text:p>
          </table:table-cell>
        </table:table-row>
        <table:table-row table:style-name="ro1">
          <table:table-cell office:value-type="string" calcext:value-type="string">
            <text:p><text:tab/>&lt;score title="How Can I Keep From Singing" path="How Can I Keep From Singing.pdf" /&gt;</text:p>
          </table:table-cell>
        </table:table-row>
        <table:table-row table:style-name="ro1">
          <table:table-cell office:value-type="string" calcext:value-type="string">
            <text:p><text:tab/>&lt;score title="Will the Circle Be Unbroken" path="Will the Circle Be Unbroken.pdf" /&gt;</text:p>
          </table:table-cell>
        </table:table-row>
        <table:table-row table:style-name="ro1">
          <table:table-cell office:value-type="string" calcext:value-type="string">
            <text:p><text:tab/>&lt;score title="I Will Bow and be Simple" path="I Will Bow and be Simple.pdf" /&gt;</text:p>
          </table:table-cell>
        </table:table-row>
        <table:table-row table:style-name="ro1">
          <table:table-cell office:value-type="string" calcext:value-type="string">
            <text:p><text:tab/>&lt;score title="Lady Mary" path="Lady Mary.pdf" /&gt;</text:p>
          </table:table-cell>
        </table:table-row>
        <table:table-row table:style-name="ro1">
          <table:table-cell office:value-type="string" calcext:value-type="string">
            <text:p><text:tab/>&lt;score title="The Boxer" path="The Boxer.pdf" /&gt;</text:p>
          </table:table-cell>
        </table:table-row>
        <table:table-row table:style-name="ro1">
          <table:table-cell office:value-type="string" calcext:value-type="string">
            <text:p><text:tab/>&lt;score title="The Boxer SMN" path="The Boxer SMN.pdf" /&gt;</text:p>
          </table:table-cell>
        </table:table-row>
        <table:table-row table:style-name="ro1">
          <table:table-cell office:value-type="string" calcext:value-type="string">
            <text:p><text:tab/>&lt;score title="Bear Creek Hop" path="Bear Creek Hop.pdf" /&gt;</text:p>
          </table:table-cell>
        </table:table-row>
        <table:table-row table:style-name="ro1">
          <table:table-cell office:value-type="string" calcext:value-type="string">
            <text:p><text:tab/>&lt;score title="Sound of Silence - SMN - All Parts" path="Sound of Silence - SMN - All Parts.pdf" /&gt;</text:p>
          </table:table-cell>
        </table:table-row>
        <table:table-row table:style-name="ro1">
          <table:table-cell office:value-type="string" calcext:value-type="string">
            <text:p><text:tab/>&lt;score title="Faded Coat of Blue - Conger" path="Faded Coat of Blue - Conger.pdf" /&gt;</text:p>
          </table:table-cell>
        </table:table-row>
        <table:table-row table:style-name="ro1">
          <table:table-cell office:value-type="string" calcext:value-type="string">
            <text:p><text:tab/>&lt;score title="Sound of SIlence - jeff markedup" path="Sound of SIlence - jeff markedup.pdf" /&gt;</text:p>
          </table:table-cell>
        </table:table-row>
        <table:table-row table:style-name="ro1">
          <table:table-cell office:value-type="string" calcext:value-type="string">
            <text:p><text:tab/>&lt;score title="Norwegian Wood - jeff markedup" path="Norwegian Wood - jeff markedup.pdf" /&gt;</text:p>
          </table:table-cell>
        </table:table-row>
        <table:table-row table:style-name="ro1">
          <table:table-cell office:value-type="string" calcext:value-type="string">
            <text:p><text:tab/>&lt;score title="Banks of the Ohio - 6 Parts.tef" path="Banks of the Ohio - 6 Parts.tef.pdf" /&gt;</text:p>
          </table:table-cell>
        </table:table-row>
        <table:table-row table:style-name="ro1">
          <table:table-cell office:value-type="string" calcext:value-type="string">
            <text:p><text:tab/>&lt;score title="Where Have All the Flowers Gone" path="Where Have All the Flowers Gone.pdf" /&gt;</text:p>
          </table:table-cell>
        </table:table-row>
        <table:table-row table:style-name="ro1">
          <table:table-cell office:value-type="string" calcext:value-type="string">
            <text:p><text:tab/>&lt;score title="Tomorrow Morning" path="Tomorrow Morning.pdf" /&gt;</text:p>
          </table:table-cell>
        </table:table-row>
        <table:table-row table:style-name="ro1">
          <table:table-cell office:value-type="string" calcext:value-type="string">
            <text:p><text:tab/>&lt;score title="Blowin in the Wind" path="Blowin in the Wind.pdf" /&gt;</text:p>
          </table:table-cell>
        </table:table-row>
        <table:table-row table:style-name="ro1">
          <table:table-cell office:value-type="string" calcext:value-type="string">
            <text:p><text:tab/>&lt;score title="Genevieve's Waltz SMN" path="Genevieve's Waltz SMN.pdf" /&gt;</text:p>
          </table:table-cell>
        </table:table-row>
        <table:table-row table:style-name="ro1">
          <table:table-cell office:value-type="string" calcext:value-type="string">
            <text:p><text:tab/>&lt;score title="Flying Hog Reel" path="Flying Hog Reel.pdf" /&gt;</text:p>
          </table:table-cell>
        </table:table-row>
        <table:table-row table:style-name="ro1">
          <table:table-cell office:value-type="string" calcext:value-type="string">
            <text:p><text:tab/>&lt;score title="This Is My Father’s World" path="This Is My Father’s World.pdf" /&gt;</text:p>
          </table:table-cell>
        </table:table-row>
        <table:table-row table:style-name="ro1">
          <table:table-cell office:value-type="string" calcext:value-type="string">
            <text:p><text:tab/>&lt;score title="This is My Father's World - duet" path="This is My Father's World - duet.pdf" /&gt;</text:p>
          </table:table-cell>
        </table:table-row>
        <table:table-row table:style-name="ro1">
          <table:table-cell office:value-type="string" calcext:value-type="string">
            <text:p><text:tab/>&lt;score title="Marjorie's Waltz - 3 levels" path="Marjorie's Waltz - 3 levels 2.pdf" /&gt;</text:p>
          </table:table-cell>
        </table:table-row>
        <table:table-row table:style-name="ro1">
          <table:table-cell office:value-type="string" calcext:value-type="string">
            <text:p><text:tab/>&lt;score title="OB LA DI - Long - chrd-mldy" path="OB LA DI - Long - chrd-mldy.pdf" /&gt;</text:p>
          </table:table-cell>
        </table:table-row>
        <table:table-row table:style-name="ro1">
          <table:table-cell office:value-type="string" calcext:value-type="string">
            <text:p><text:tab/>&lt;score title="OB LA DI - Long - Mldy Only" path="OB LA DI - Long - Mldy Only.pdf" /&gt;</text:p>
          </table:table-cell>
        </table:table-row>
        <table:table-row table:style-name="ro1">
          <table:table-cell office:value-type="string" calcext:value-type="string">
            <text:p><text:tab/>&lt;score title="My Sweet Lady long" path="My Sweet Lady long.pdf" /&gt;</text:p>
          </table:table-cell>
        </table:table-row>
        <table:table-row table:style-name="ro1">
          <table:table-cell office:value-type="string" calcext:value-type="string">
            <text:p><text:tab/>&lt;score title="Go In Peace" path="Go In Peace.pdf" /&gt;</text:p>
          </table:table-cell>
        </table:table-row>
        <table:table-row table:style-name="ro1">
          <table:table-cell office:value-type="string" calcext:value-type="string">
            <text:p><text:tab/>&lt;score title="Spanish Lady" path="Spanish Lady.pdf" /&gt;</text:p>
          </table:table-cell>
        </table:table-row>
        <table:table-row table:style-name="ro1">
          <table:table-cell office:value-type="string" calcext:value-type="string">
            <text:p><text:tab/>&lt;score title="Sidewalks of New York" path="Sidewalks of New York.pdf" /&gt;</text:p>
          </table:table-cell>
        </table:table-row>
        <table:table-row table:style-name="ro1">
          <table:table-cell office:value-type="string" calcext:value-type="string">
            <text:p><text:tab/>&lt;score title="Mallard Island Hymn" path="Mallard Island Hymn.pdf" /&gt;</text:p>
          </table:table-cell>
        </table:table-row>
        <table:table-row table:style-name="ro1">
          <table:table-cell office:value-type="string" calcext:value-type="string">
            <text:p><text:tab/>&lt;score title="Southwind Conger Duet" path="Southwind Conger Duet.pdf" /&gt;</text:p>
          </table:table-cell>
        </table:table-row>
        <table:table-row table:style-name="ro1">
          <table:table-cell office:value-type="string" calcext:value-type="string">
            <text:p><text:tab/>&lt;score title="Crying Waltz" path="Crying Waltz 2.pdf" /&gt;</text:p>
          </table:table-cell>
        </table:table-row>
        <table:table-row table:style-name="ro1">
          <table:table-cell office:value-type="string" calcext:value-type="string">
            <text:p><text:tab/>&lt;score title="Forked Deer, TW &amp; Regular" path="Forked Deer, TW &amp; Regular.pdf" /&gt;</text:p>
          </table:table-cell>
        </table:table-row>
        <table:table-row table:style-name="ro1">
          <table:table-cell office:value-type="string" calcext:value-type="string">
            <text:p><text:tab/>&lt;score title="Silent Night, Simple &amp; Appeg" path="Silent Night, Simple &amp; Appeg.pdf" /&gt;</text:p>
          </table:table-cell>
        </table:table-row>
        <table:table-row table:style-name="ro1">
          <table:table-cell office:value-type="string" calcext:value-type="string">
            <text:p><text:tab/>&lt;score title="Goin' To Boston, Normal &amp; TW" path="Goin' To Boston, Normal &amp; TW.pdf" /&gt;</text:p>
          </table:table-cell>
        </table:table-row>
        <table:table-row table:style-name="ro1">
          <table:table-cell office:value-type="string" calcext:value-type="string">
            <text:p><text:tab/>&lt;score title="O Come All Ye Faithful - Johnson" path="O Come All Ye Faithful - Johnson.pdf" /&gt;</text:p>
          </table:table-cell>
        </table:table-row>
        <table:table-row table:style-name="ro1">
          <table:table-cell office:value-type="string" calcext:value-type="string">
            <text:p><text:tab/>&lt;score title="O Little Town of Bethlehem, Multi" path="O Little Town of Bethlehem, Multi.pdf" /&gt;</text:p>
          </table:table-cell>
        </table:table-row>
        <table:table-row table:style-name="ro1">
          <table:table-cell office:value-type="string" calcext:value-type="string">
            <text:p><text:tab/>&lt;score title="Still, Still, Still - Trio.tef" path="Still, Still, Still - Trio.tef.pdf" /&gt;</text:p>
          </table:table-cell>
        </table:table-row>
        <table:table-row table:style-name="ro1">
          <table:table-cell office:value-type="string" calcext:value-type="string">
            <text:p><text:tab/>&lt;score title="Twelve Days of Christmas" path="Twelve Days of Christmas.pdf" /&gt;</text:p>
          </table:table-cell>
        </table:table-row>
        <table:table-row table:style-name="ro1">
          <table:table-cell office:value-type="string" calcext:value-type="string">
            <text:p><text:tab/>&lt;score title="Go Tell it on the Mountain" path="Go Tell it on the Mountain.pdf" /&gt;</text:p>
          </table:table-cell>
        </table:table-row>
        <table:table-row table:style-name="ro1">
          <table:table-cell office:value-type="string" calcext:value-type="string">
            <text:p><text:tab/>&lt;score title="We Three Kings - Pandemic Parody" path="We Three Kings - Pandemic Parody.pdf" /&gt;</text:p>
          </table:table-cell>
        </table:table-row>
        <table:table-row table:style-name="ro1">
          <table:table-cell office:value-type="string" calcext:value-type="string">
            <text:p><text:tab/>&lt;score title="Three Kings Parody" path="Three Kings Parody.pdf" /&gt;</text:p>
          </table:table-cell>
        </table:table-row>
        <table:table-row table:style-name="ro1">
          <table:table-cell office:value-type="string" calcext:value-type="string">
            <text:p><text:tab/>&lt;score title="All Through the Night" path="All Through the Night.pdf" /&gt;</text:p>
          </table:table-cell>
        </table:table-row>
        <table:table-row table:style-name="ro1">
          <table:table-cell office:value-type="string" calcext:value-type="string">
            <text:p><text:tab/>&lt;score title="O Come Little Children" path="O Come Little Children.pdf" /&gt;</text:p>
          </table:table-cell>
        </table:table-row>
        <table:table-row table:style-name="ro1">
          <table:table-cell office:value-type="string" calcext:value-type="string">
            <text:p><text:tab/>&lt;score title="Happy Birthday" path="Happy Birthday.pdf" /&gt;</text:p>
          </table:table-cell>
        </table:table-row>
        <table:table-row table:style-name="ro1">
          <table:table-cell office:value-type="string" calcext:value-type="string">
            <text:p><text:tab/>&lt;score title="Greensleves P Delich" path="Greensleves P Delich.pdf" /&gt;</text:p>
          </table:table-cell>
        </table:table-row>
        <table:table-row table:style-name="ro1">
          <table:table-cell office:value-type="string" calcext:value-type="string">
            <text:p><text:tab/>&lt;score title="All Through The Night - Thorburn" path="All Through The Night - Thorburn.pdf" /&gt;</text:p>
          </table:table-cell>
        </table:table-row>
        <table:table-row table:style-name="ro1">
          <table:table-cell office:value-type="string" calcext:value-type="string">
            <text:p><text:tab/>&lt;score title="WasselSong" path="WasselSong.pdf" /&gt;</text:p>
          </table:table-cell>
        </table:table-row>
        <table:table-row table:style-name="ro1">
          <table:table-cell office:value-type="string" calcext:value-type="string">
            <text:p><text:tab/>&lt;score title="Brahm's Lullaby - 3 part" path="Brahm's Lullaby - 3 part.pdf" /&gt;</text:p>
          </table:table-cell>
        </table:table-row>
        <table:table-row table:style-name="ro1">
          <table:table-cell office:value-type="string" calcext:value-type="string">
            <text:p><text:tab/>&lt;score title="Fais Do Do" path="Fais Do Do.pdf" /&gt;</text:p>
          </table:table-cell>
        </table:table-row>
        <table:table-row table:style-name="ro1">
          <table:table-cell office:value-type="string" calcext:value-type="string">
            <text:p><text:tab/>&lt;score title="Golden Slumbers 3" path="Golden Slumbers 3.pdf" /&gt;</text:p>
          </table:table-cell>
        </table:table-row>
        <table:table-row table:style-name="ro1">
          <table:table-cell office:value-type="string" calcext:value-type="string">
            <text:p><text:tab/>&lt;score title="Rocky Top" path="Rocky Top.pdf" /&gt;</text:p>
          </table:table-cell>
        </table:table-row>
        <table:table-row table:style-name="ro1">
          <table:table-cell office:value-type="string" calcext:value-type="string">
            <text:p><text:tab/>&lt;score title="Going Home - House" path="Going Home - House.pdf" /&gt;</text:p>
          </table:table-cell>
        </table:table-row>
        <table:table-row table:style-name="ro1">
          <table:table-cell office:value-type="string" calcext:value-type="string">
            <text:p><text:tab/>&lt;score title="Farewell to Tarwathie" path="Farewell to Tarwathie.pdf" /&gt;</text:p>
          </table:table-cell>
        </table:table-row>
        <table:table-row table:style-name="ro1">
          <table:table-cell office:value-type="string" calcext:value-type="string">
            <text:p><text:tab/>&lt;score title="Born Free" path="Born Free.pdf" /&gt;</text:p>
          </table:table-cell>
        </table:table-row>
        <table:table-row table:style-name="ro1">
          <table:table-cell office:value-type="string" calcext:value-type="string">
            <text:p><text:tab/>&lt;score title="Breton Lullaby" path="Breton Lullaby.pdf" /&gt;</text:p>
          </table:table-cell>
        </table:table-row>
        <table:table-row table:style-name="ro1">
          <table:table-cell office:value-type="string" calcext:value-type="string">
            <text:p><text:tab/>&lt;score title="Aberystwyth 44 Em + Guitar" path="Aberystwyth 44 Em + Guitar.pdf" /&gt;</text:p>
          </table:table-cell>
        </table:table-row>
        <table:table-row table:style-name="ro1">
          <table:table-cell office:value-type="string" calcext:value-type="string">
            <text:p><text:tab/>&lt;score title="Whiskey Before Breakfast - 5 Parts" path="Whiskey Before Breakfast - 5 Parts.pdf" /&gt;</text:p>
          </table:table-cell>
        </table:table-row>
        <table:table-row table:style-name="ro1">
          <table:table-cell office:value-type="string" calcext:value-type="string">
            <text:p><text:tab/>&lt;score title="Junes Lullaby" path="Junes Lullaby.pdf" /&gt;</text:p>
          </table:table-cell>
        </table:table-row>
        <table:table-row table:style-name="ro1">
          <table:table-cell office:value-type="string" calcext:value-type="string">
            <text:p><text:tab/>&lt;score title="Hector the Hero - Score and Parts" path="Hector the Hero - Score and Parts.pdf" /&gt;</text:p>
          </table:table-cell>
        </table:table-row>
        <table:table-row table:style-name="ro1">
          <table:table-cell office:value-type="string" calcext:value-type="string">
            <text:p><text:tab/>&lt;score title="The Ash Grove" path="The Ash Grove.pdf" /&gt;</text:p>
          </table:table-cell>
        </table:table-row>
        <table:table-row table:style-name="ro1">
          <table:table-cell office:value-type="string" calcext:value-type="string">
            <text:p><text:tab/>&lt;score title="Let It Snow" path="Let It Snow.pdf" /&gt;</text:p>
          </table:table-cell>
        </table:table-row>
        <table:table-row table:style-name="ro1">
          <table:table-cell office:value-type="string" calcext:value-type="string">
            <text:p><text:tab/>&lt;score title="Down to the River to Pray" path="Down to the River to Pray.pdf" /&gt;</text:p>
          </table:table-cell>
        </table:table-row>
        <table:table-row table:style-name="ro1">
          <table:table-cell office:value-type="string" calcext:value-type="string">
            <text:p><text:tab/>&lt;score title="Loch Tay Boat arr02" path="Loch Tay Boat arr02.pdf" /&gt;</text:p>
          </table:table-cell>
        </table:table-row>
        <table:table-row table:style-name="ro1">
          <table:table-cell office:value-type="string" calcext:value-type="string">
            <text:p><text:tab/>&lt;score title="Loch Lomond arr03" path="Loch Lomond arr03.pdf" /&gt;</text:p>
          </table:table-cell>
        </table:table-row>
        <table:table-row table:style-name="ro1">
          <table:table-cell office:value-type="string" calcext:value-type="string">
            <text:p><text:tab/>&lt;score title="I Know Where I'm Going - arr01" path="I Know Where I'm Going - arr01.pdf" /&gt;</text:p>
          </table:table-cell>
        </table:table-row>
        <table:table-row table:style-name="ro1">
          <table:table-cell office:value-type="string" calcext:value-type="string">
            <text:p><text:tab/>&lt;score title="Give Us Peace arr01" path="Give Us Peace arr01.pdf" /&gt;</text:p>
          </table:table-cell>
        </table:table-row>
        <table:table-row table:style-name="ro1">
          <table:table-cell office:value-type="string" calcext:value-type="string">
            <text:p><text:tab/>&lt;score title="Da Ferrie Reel" path="Da Ferrie Reel.pdf" /&gt;</text:p>
          </table:table-cell>
        </table:table-row>
        <table:table-row table:style-name="ro1">
          <table:table-cell office:value-type="string" calcext:value-type="string">
            <text:p><text:tab/>&lt;score title="Baloo Baleerie - Zanetti" path="Baloo Baleerie - Zanetti.pdf" /&gt;</text:p>
          </table:table-cell>
        </table:table-row>
        <table:table-row table:style-name="ro1">
          <table:table-cell office:value-type="string" calcext:value-type="string">
            <text:p><text:tab/>&lt;score title="Ar Erinn" path="Ar Erinn.pdf" /&gt;</text:p>
          </table:table-cell>
        </table:table-row>
        <table:table-row table:style-name="ro1">
          <table:table-cell office:value-type="string" calcext:value-type="string">
            <text:p><text:tab/>&lt;score title="Down by the Sally Gardens" path="Down by the Sally Gardens.pdf" /&gt;</text:p>
          </table:table-cell>
        </table:table-row>
        <table:table-row table:style-name="ro1">
          <table:table-cell office:value-type="string" calcext:value-type="string">
            <text:p><text:tab/>&lt;score title="Dancing Master Jig" path="Dancing Master Jig.pdf" /&gt;</text:p>
          </table:table-cell>
        </table:table-row>
        <table:table-row table:style-name="ro1">
          <table:table-cell office:value-type="string" calcext:value-type="string">
            <text:p><text:tab/>&lt;score title="Ned of the Hill - Simple" path="Ned of the Hill - Simple.pdf" /&gt;</text:p>
          </table:table-cell>
        </table:table-row>
        <table:table-row table:style-name="ro1">
          <table:table-cell office:value-type="string" calcext:value-type="string">
            <text:p><text:tab/>&lt;score title="Skye Boat Song" path="Skye Boat Song.pdf" /&gt;</text:p>
          </table:table-cell>
        </table:table-row>
        <table:table-row table:style-name="ro1">
          <table:table-cell office:value-type="string" calcext:value-type="string">
            <text:p><text:tab/>&lt;score title="Parting Glass in Bm" path="Parting Glass in Bm.pdf" /&gt;</text:p>
          </table:table-cell>
        </table:table-row>
        <table:table-row table:style-name="ro1">
          <table:table-cell office:value-type="string" calcext:value-type="string">
            <text:p><text:tab/>&lt;score title="Liza Jane - Seifert" path="Liza Jane - Seifert.pdf" /&gt;</text:p>
          </table:table-cell>
        </table:table-row>
        <table:table-row table:style-name="ro1">
          <table:table-cell office:value-type="string" calcext:value-type="string">
            <text:p><text:tab/>&lt;score title="Old Irish Blessing arr02, rel02" path="Old Irish Blessing arr02, rel02.pdf" /&gt;</text:p>
          </table:table-cell>
        </table:table-row>
        <table:table-row table:style-name="ro1">
          <table:table-cell office:value-type="string" calcext:value-type="string">
            <text:p><text:tab/>&lt;score title="Berceuse Creole" path="Berceuse Creole.pdf" /&gt;</text:p>
          </table:table-cell>
        </table:table-row>
        <table:table-row table:style-name="ro1">
          <table:table-cell office:value-type="string" calcext:value-type="string">
            <text:p><text:tab/>&lt;score title="Wild Mountain Thyme" path="Wild Mountain Thyme.pdf" /&gt;</text:p>
          </table:table-cell>
        </table:table-row>
        <table:table-row table:style-name="ro1">
          <table:table-cell office:value-type="string" calcext:value-type="string">
            <text:p><text:tab/>&lt;score title="Wayfaring Stranger arr02" path="Wayfaring Stranger arr02.pdf" /&gt;</text:p>
          </table:table-cell>
        </table:table-row>
        <table:table-row table:style-name="ro1">
          <table:table-cell office:value-type="string" calcext:value-type="string">
            <text:p><text:tab/>&lt;score title="Amazing Grace" path="Amazing Grace 2.pdf" /&gt;</text:p>
          </table:table-cell>
        </table:table-row>
        <table:table-row table:style-name="ro1">
          <table:table-cell office:value-type="string" calcext:value-type="string">
            <text:p><text:tab/>&lt;score title="City of New Orleans" path="City of New Orleans.pdf" /&gt;</text:p>
          </table:table-cell>
        </table:table-row>
        <table:table-row table:style-name="ro1">
          <table:table-cell office:value-type="string" calcext:value-type="string">
            <text:p><text:tab/>&lt;score title="Come By the Hills" path="Come By the Hills.pdf" /&gt;</text:p>
          </table:table-cell>
        </table:table-row>
        <table:table-row table:style-name="ro1">
          <table:table-cell office:value-type="string" calcext:value-type="string">
            <text:p><text:tab/>&lt;score title="Rosin the Beau TW" path="Rosin the Beau TW.pdf" /&gt;</text:p>
          </table:table-cell>
        </table:table-row>
        <table:table-row table:style-name="ro1">
          <table:table-cell office:value-type="string" calcext:value-type="string">
            <text:p><text:tab/>&lt;score title="How Can I Keep from Singing Mel Arr" path="How Can I Keep from Singing Mel Arr.pdf" /&gt;</text:p>
          </table:table-cell>
        </table:table-row>
        <table:table-row table:style-name="ro1">
          <table:table-cell office:value-type="string" calcext:value-type="string">
            <text:p><text:tab/>&lt;score title="How Can I Keep From Singing Arp" path="How Can I Keep From Singing Arp.pdf" /&gt;</text:p>
          </table:table-cell>
        </table:table-row>
        <table:table-row table:style-name="ro1">
          <table:table-cell office:value-type="string" calcext:value-type="string">
            <text:p><text:tab/>&lt;score title="Momma Don't Allow" path="Momma Don't Allow.pdf" /&gt;</text:p>
          </table:table-cell>
        </table:table-row>
        <table:table-row table:style-name="ro1">
          <table:table-cell office:value-type="string" calcext:value-type="string">
            <text:p><text:tab/>&lt;score title="Danny Boy" path="Danny Boy.pdf" /&gt;</text:p>
          </table:table-cell>
        </table:table-row>
        <table:table-row table:style-name="ro1">
          <table:table-cell office:value-type="string" calcext:value-type="string">
            <text:p><text:tab/>&lt;score title="Momma Don't Allow arr01" path="Momma Don't Allow arr01.pdf" /&gt;</text:p>
          </table:table-cell>
        </table:table-row>
        <table:table-row table:style-name="ro1">
          <table:table-cell office:value-type="string" calcext:value-type="string">
            <text:p><text:tab/>&lt;score title="Wild Mountain Thyme Jeff" path="Wild Mountain Thyme Jeff.pdf" /&gt;</text:p>
          </table:table-cell>
        </table:table-row>
        <table:table-row table:style-name="ro1">
          <table:table-cell office:value-type="string" calcext:value-type="string">
            <text:p><text:tab/>&lt;score title="Shady Grove, arr01, MultiParts" path="Shady Grove, arr01, MultiParts.pdf" /&gt;</text:p>
          </table:table-cell>
        </table:table-row>
        <table:table-row table:style-name="ro1">
          <table:table-cell office:value-type="string" calcext:value-type="string">
            <text:p><text:tab/>&lt;score title="Ashgrove" path="Ashgrove.pdf" /&gt;</text:p>
          </table:table-cell>
        </table:table-row>
        <table:table-row table:style-name="ro1">
          <table:table-cell office:value-type="string" calcext:value-type="string">
            <text:p><text:tab/>&lt;score title="I Don't Know How to Love Him" path="I Don't Know How to Love Him.pdf" /&gt;</text:p>
          </table:table-cell>
        </table:table-row>
        <table:table-row table:style-name="ro1">
          <table:table-cell office:value-type="string" calcext:value-type="string">
            <text:p><text:tab/>&lt;score title="Calon Lan, arr01" path="Calon Lan, arr01.pdf" /&gt;</text:p>
          </table:table-cell>
        </table:table-row>
        <table:table-row table:style-name="ro1">
          <table:table-cell office:value-type="string" calcext:value-type="string">
            <text:p><text:tab/>&lt;score title="Cucharin's Cross" path="Cucharin's Cross.pdf" /&gt;</text:p>
          </table:table-cell>
        </table:table-row>
        <table:table-row table:style-name="ro1">
          <table:table-cell office:value-type="string" calcext:value-type="string">
            <text:p><text:tab/>&lt;score title="Midnight On The Water" path="Midnight On The Water.pdf" /&gt;</text:p>
          </table:table-cell>
        </table:table-row>
        <table:table-row table:style-name="ro1">
          <table:table-cell office:value-type="string" calcext:value-type="string">
            <text:p><text:tab/>&lt;score title="Midnight on the Water combo" path="Midnight on the Water combo.pdf" /&gt;</text:p>
          </table:table-cell>
        </table:table-row>
        <table:table-row table:style-name="ro1">
          <table:table-cell office:value-type="string" calcext:value-type="string">
            <text:p><text:tab/>&lt;score title="Midnight On The Water, arr01" path="Midnight On The Water, arr01.pdf" /&gt;</text:p>
          </table:table-cell>
        </table:table-row>
        <table:table-row table:style-name="ro1">
          <table:table-cell office:value-type="string" calcext:value-type="string">
            <text:p><text:tab/>&lt;score title="Go In Peace, arr01" path="Go In Peace, arr01.pdf" /&gt;</text:p>
          </table:table-cell>
        </table:table-row>
        <table:table-row table:style-name="ro1">
          <table:table-cell office:value-type="string" calcext:value-type="string">
            <text:p><text:tab/>&lt;score title="River (arr01: Johnston1)" path="River (arr01: Johnston1).pdf" /&gt;</text:p>
          </table:table-cell>
        </table:table-row>
        <table:table-row table:style-name="ro1">
          <table:table-cell office:value-type="string" calcext:value-type="string">
            <text:p><text:tab/>&lt;score title="Cripple Creek (arr04: Seifert 4-Part)" path="Cripple Creek (arr04: Seifert 4-Part).pdf" /&gt;</text:p>
          </table:table-cell>
        </table:table-row>
        <table:table-row table:style-name="ro1">
          <table:table-cell office:value-type="string" calcext:value-type="string">
            <text:p><text:tab/>&lt;score title="Camp Meeting 4th of July (arr02: TW &amp; Seifert)" path="Camp Meeting 4th of July (arr02: TW &amp; Seifert)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New to Try Out"&gt;</text:p>
          </table:table-cell>
        </table:table-row>
        <table:table-row table:style-name="ro1">
          <table:table-cell office:value-type="string" calcext:value-type="string">
            <text:p><text:tab/>&lt;score title="Oh How Lovely is the Evening" path="Oh How Lovely is the Evening.pdf" /&gt;</text:p>
          </table:table-cell>
        </table:table-row>
        <table:table-row table:style-name="ro1">
          <table:table-cell office:value-type="string" calcext:value-type="string">
            <text:p><text:tab/>&lt;score title="Chair to Mend Round" path="Chair to Mend Round.pdf" /&gt;</text:p>
          </table:table-cell>
        </table:table-row>
        <table:table-row table:style-name="ro1">
          <table:table-cell office:value-type="string" calcext:value-type="string">
            <text:p><text:tab/>&lt;score title="Pig Ankle Rag larger" path="Pig Ankle Rag larger.pdf" /&gt;</text:p>
          </table:table-cell>
        </table:table-row>
        <table:table-row table:style-name="ro1">
          <table:table-cell office:value-type="string" calcext:value-type="string">
            <text:p><text:tab/>&lt;score title="St. James Infirmary Bass" path="St. James Infirmary Bass.pdf" /&gt;</text:p>
          </table:table-cell>
        </table:table-row>
        <table:table-row table:style-name="ro1">
          <table:table-cell office:value-type="string" calcext:value-type="string">
            <text:p><text:tab/>&lt;score title="Wade Water Motherless Bass" path="Wade Water Motherless Bass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Reference Info"&gt;</text:p>
          </table:table-cell>
        </table:table-row>
        <table:table-row table:style-name="ro1">
          <table:table-cell office:value-type="string" calcext:value-type="string">
            <text:p><text:tab/>&lt;score title="020_REF_Base_Chords" path="020_REF_Base_Chords.pdf" /&gt;</text:p>
          </table:table-cell>
        </table:table-row>
        <table:table-row table:style-name="ro1">
          <table:table-cell office:value-type="string" calcext:value-type="string">
            <text:p><text:tab/>&lt;score title="025 REF Mels Big Chord Reference Sheet" path="025 REF Mels Big Chord Reference Sheet.pdf" /&gt;</text:p>
          </table:table-cell>
        </table:table-row>
        <table:table-row table:style-name="ro1">
          <table:table-cell office:value-type="string" calcext:value-type="string">
            <text:p><text:tab/>&lt;score title="022 REF Circle-of-5ths_All-diagrams" path="022 REF Circle-of-5ths_All-diagrams.pdf" /&gt;</text:p>
          </table:table-cell>
        </table:table-row>
        <table:table-row table:style-name="ro1">
          <table:table-cell office:value-type="string" calcext:value-type="string">
            <text:p><text:tab/>&lt;score title="020_REF_Chords_SMN" path="020_REF_Chords_SMN.pdf" /&gt;</text:p>
          </table:table-cell>
        </table:table-row>
        <table:table-row table:style-name="ro1">
          <table:table-cell office:value-type="string" calcext:value-type="string">
            <text:p><text:tab/>&lt;score title="027_REF_Other-tunings" path="027_REF_Other-tunings.pdf" /&gt;</text:p>
          </table:table-cell>
        </table:table-row>
        <table:table-row table:style-name="ro1">
          <table:table-cell office:value-type="string" calcext:value-type="string">
            <text:p><text:tab/>&lt;score title="020_REF_BLASE-chords" path="020_REF_BLASE-chords.pdf" /&gt;</text:p>
          </table:table-cell>
        </table:table-row>
        <table:table-row table:style-name="ro1">
          <table:table-cell office:value-type="string" calcext:value-type="string">
            <text:p><text:tab/>&lt;score title="BLASE-Chords_SMN" path="BLASE-Chords_SMN.pdf" /&gt;</text:p>
          </table:table-cell>
        </table:table-row>
        <table:table-row table:style-name="ro1">
          <table:table-cell office:value-type="string" calcext:value-type="string">
            <text:p><text:tab/>&lt;score title="Black Mountain Rag - ROOTS" path="Black Mountain Rag - ROOTS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RI"&gt;</text:p>
          </table:table-cell>
        </table:table-row>
        <table:table-row table:style-name="ro1">
          <table:table-cell office:value-type="string" calcext:value-type="string">
            <text:p><text:tab/>&lt;score title="Dun - St Kilda Heartstrings" path="Dun - St Kilda Heartstrings.pdf" /&gt;</text:p>
          </table:table-cell>
        </table:table-row>
        <table:table-row table:style-name="ro1">
          <table:table-cell office:value-type="string" calcext:value-type="string">
            <text:p><text:tab/>&lt;score title="Soay 2" path="Soay 2.pdf" /&gt;</text:p>
          </table:table-cell>
        </table:table-row>
        <table:table-row table:style-name="ro1">
          <table:table-cell office:value-type="string" calcext:value-type="string">
            <text:p><text:tab/>&lt;score title="Aura Lee Baritone" path="Aura Lee Baritone.pdf" /&gt;</text:p>
          </table:table-cell>
        </table:table-row>
        <table:table-row table:style-name="ro1">
          <table:table-cell office:value-type="string" calcext:value-type="string">
            <text:p><text:tab/>&lt;score title="Red Is the Rose Duet 2" path="Red Is the Rose Duet 2.pdf" /&gt;</text:p>
          </table:table-cell>
        </table:table-row>
        <table:table-row table:style-name="ro1">
          <table:table-cell office:value-type="string" calcext:value-type="string">
            <text:p><text:tab/>&lt;score title="September on the Mississi Baritone" path="September on the Mississi Baritone.pdf" /&gt;</text:p>
          </table:table-cell>
        </table:table-row>
        <table:table-row table:style-name="ro1">
          <table:table-cell office:value-type="string" calcext:value-type="string">
            <text:p><text:tab/>&lt;score title="Shenandoah Baritone" path="Shenandoah Baritone.pdf" /&gt;</text:p>
          </table:table-cell>
        </table:table-row>
        <table:table-row table:style-name="ro1">
          <table:table-cell office:value-type="string" calcext:value-type="string">
            <text:p><text:tab/>&lt;score title="Skye Boat Song Baritone" path="Skye Boat Song Baritone.pdf" /&gt;</text:p>
          </table:table-cell>
        </table:table-row>
        <table:table-row table:style-name="ro1">
          <table:table-cell office:value-type="string" calcext:value-type="string">
            <text:p><text:tab/>&lt;score title="The Water is Wide Baritone" path="The Water is Wide Baritone.pdf" /&gt;</text:p>
          </table:table-cell>
        </table:table-row>
        <table:table-row table:style-name="ro1">
          <table:table-cell office:value-type="string" calcext:value-type="string">
            <text:p><text:tab/>&lt;score title="Wade Water Motherless Bass" path="Wade Water Motherless Bass.pdf" /&gt;</text:p>
          </table:table-cell>
        </table:table-row>
        <table:table-row table:style-name="ro1">
          <table:table-cell office:value-type="string" calcext:value-type="string">
            <text:p><text:tab/>&lt;score title="Greensleeves Bass Duet" path="Greensleeves Bass Duet.pdf" /&gt;</text:p>
          </table:table-cell>
        </table:table-row>
        <table:table-row table:style-name="ro1">
          <table:table-cell office:value-type="string" calcext:value-type="string">
            <text:p><text:tab/>&lt;score title="Beautiful Star of Beth Bass duet" path="Beautiful Star of Beth Bass duet.pdf" /&gt;</text:p>
          </table:table-cell>
        </table:table-row>
        <table:table-row table:style-name="ro1">
          <table:table-cell office:value-type="string" calcext:value-type="string">
            <text:p><text:tab/>&lt;score title="Mary Did You Know Duet" path="Mary Did You Know Duet.pdf" /&gt;</text:p>
          </table:table-cell>
        </table:table-row>
        <table:table-row table:style-name="ro1">
          <table:table-cell office:value-type="string" calcext:value-type="string">
            <text:p><text:tab/>&lt;score title="Silent Night - Conger" path="Silent Night - Conger.pdf" /&gt;</text:p>
          </table:table-cell>
        </table:table-row>
        <table:table-row table:style-name="ro1">
          <table:table-cell office:value-type="string" calcext:value-type="string">
            <text:p><text:tab/>&lt;score title="Andie’s Air" path="Andie’s Air.pdf" /&gt;</text:p>
          </table:table-cell>
        </table:table-row>
        <table:table-row table:style-name="ro1">
          <table:table-cell office:value-type="string" calcext:value-type="string">
            <text:p><text:tab/>&lt;score title="Pipeline" path="Pipeline.pdf" /&gt;</text:p>
          </table:table-cell>
        </table:table-row>
        <table:table-row table:style-name="ro1">
          <table:table-cell office:value-type="string" calcext:value-type="string">
            <text:p><text:tab/>&lt;score title="For Ireland - Mel" path="For Ireland - Mel.pdf" /&gt;</text:p>
          </table:table-cell>
        </table:table-row>
        <table:table-row table:style-name="ro1">
          <table:table-cell office:value-type="string" calcext:value-type="string">
            <text:p><text:tab/>&lt;score title="Lover's Waltz" path="Lover's Waltz.pdf" /&gt;</text:p>
          </table:table-cell>
        </table:table-row>
        <table:table-row table:style-name="ro1">
          <table:table-cell office:value-type="string" calcext:value-type="string">
            <text:p><text:tab/>&lt;score title="Suo Gan 2" path="Suo Gan 2.pdf" /&gt;</text:p>
          </table:table-cell>
        </table:table-row>
        <table:table-row table:style-name="ro1">
          <table:table-cell office:value-type="string" calcext:value-type="string">
            <text:p><text:tab/>&lt;score title="My Shepard Will Supply My Need - duet" path="My Shepard Will Supply My Need - duet.pdf" /&gt;</text:p>
          </table:table-cell>
        </table:table-row>
        <table:table-row table:style-name="ro1">
          <table:table-cell office:value-type="string" calcext:value-type="string">
            <text:p><text:tab/>&lt;score title="Come Ye Thankful People - 2 parts" path="Come Ye Thankful People - 2 parts.pdf" /&gt;</text:p>
          </table:table-cell>
        </table:table-row>
        <table:table-row table:style-name="ro1">
          <table:table-cell office:value-type="string" calcext:value-type="string">
            <text:p><text:tab/>&lt;score title="Sweet Hour of Prayer 4" path="Sweet Hour of Prayer 4.pdf" /&gt;</text:p>
          </table:table-cell>
        </table:table-row>
        <table:table-row table:style-name="ro1">
          <table:table-cell office:value-type="string" calcext:value-type="string">
            <text:p><text:tab/>&lt;score title="The Water is Wide Ensemble" path="The Water is Wide Ensemble.pdf" /&gt;</text:p>
          </table:table-cell>
        </table:table-row>
        <table:table-row table:style-name="ro1">
          <table:table-cell office:value-type="string" calcext:value-type="string">
            <text:p><text:tab/>&lt;score title="Bunessan Ensemble" path="Bunessan Ensemble.pdf" /&gt;</text:p>
          </table:table-cell>
        </table:table-row>
        <table:table-row table:style-name="ro1">
          <table:table-cell office:value-type="string" calcext:value-type="string">
            <text:p><text:tab/>&lt;score title="Precious Lord Ensemble" path="Precious Lord Ensemble.pdf" /&gt;</text:p>
          </table:table-cell>
        </table:table-row>
        <table:table-row table:style-name="ro1">
          <table:table-cell office:value-type="string" calcext:value-type="string">
            <text:p><text:tab/>&lt;score title="Remember When" path="Remember When.pdf" /&gt;</text:p>
          </table:table-cell>
        </table:table-row>
        <table:table-row table:style-name="ro1">
          <table:table-cell office:value-type="string" calcext:value-type="string">
            <text:p><text:tab/>&lt;score title="Winter's Light" path="Winter's Light.pdf" /&gt;</text:p>
          </table:table-cell>
        </table:table-row>
        <table:table-row table:style-name="ro1">
          <table:table-cell office:value-type="string" calcext:value-type="string">
            <text:p><text:tab/>&lt;score title="Swing Low, Sweet Chariot" path="Swing Low, Sweet Chariot.pdf" /&gt;</text:p>
          </table:table-cell>
        </table:table-row>
        <table:table-row table:style-name="ro1">
          <table:table-cell office:value-type="string" calcext:value-type="string">
            <text:p><text:tab/>&lt;score title="Swannanoa Waltz Tab" path="Swannanoa Waltz Tab.pdf" /&gt;</text:p>
          </table:table-cell>
        </table:table-row>
        <table:table-row table:style-name="ro1">
          <table:table-cell office:value-type="string" calcext:value-type="string">
            <text:p><text:tab/>&lt;score title="Away In a Manger" path="Away In a Manger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Training Wheels"&gt;</text:p>
          </table:table-cell>
        </table:table-row>
        <table:table-row table:style-name="ro1">
          <table:table-cell office:value-type="string" calcext:value-type="string">
            <text:p><text:tab/>&lt;score title="Bile Them Cabbage TW" path="Bile Them Cabbage TW.pdf" /&gt;</text:p>
          </table:table-cell>
        </table:table-row>
        <table:table-row table:style-name="ro1">
          <table:table-cell office:value-type="string" calcext:value-type="string">
            <text:p><text:tab/>&lt;score title="Big Scioty TW" path="Big Scioty TW.pdf" /&gt;</text:p>
          </table:table-cell>
        </table:table-row>
        <table:table-row table:style-name="ro1">
          <table:table-cell office:value-type="string" calcext:value-type="string">
            <text:p><text:tab/>&lt;score title="Big Eyed Rabbit TW" path="Big Eyed Rabbit TW.pdf" /&gt;</text:p>
          </table:table-cell>
        </table:table-row>
        <table:table-row table:style-name="ro1">
          <table:table-cell office:value-type="string" calcext:value-type="string">
            <text:p><text:tab/>&lt;score title="Barlow Knife TW" path="Barlow Knife TW.pdf" /&gt;</text:p>
          </table:table-cell>
        </table:table-row>
        <table:table-row table:style-name="ro1">
          <table:table-cell office:value-type="string" calcext:value-type="string">
            <text:p><text:tab/>&lt;score title="Cumberland Deer Chase TW" path="Cumberland Deer Chase TW.pdf" /&gt;</text:p>
          </table:table-cell>
        </table:table-row>
        <table:table-row table:style-name="ro1">
          <table:table-cell office:value-type="string" calcext:value-type="string">
            <text:p><text:tab/>&lt;score title="Cumberland Gap TW" path="Cumberland Gap TW.pdf" /&gt;</text:p>
          </table:table-cell>
        </table:table-row>
        <table:table-row table:style-name="ro1">
          <table:table-cell office:value-type="string" calcext:value-type="string">
            <text:p><text:tab/>&lt;score title="Cucharin's Cross TW" path="Cucharin's Cross TW.pdf" /&gt;</text:p>
          </table:table-cell>
        </table:table-row>
        <table:table-row table:style-name="ro1">
          <table:table-cell office:value-type="string" calcext:value-type="string">
            <text:p><text:tab/>&lt;score title="Cotton Eyed Joe TW" path="Cotton Eyed Joe TW.pdf" /&gt;</text:p>
          </table:table-cell>
        </table:table-row>
        <table:table-row table:style-name="ro1">
          <table:table-cell office:value-type="string" calcext:value-type="string">
            <text:p><text:tab/>&lt;score title="Columbus Stockade Blues TW" path="Columbus Stockade Blues TW.pdf" /&gt;</text:p>
          </table:table-cell>
        </table:table-row>
        <table:table-row table:style-name="ro1">
          <table:table-cell office:value-type="string" calcext:value-type="string">
            <text:p><text:tab/>&lt;score title="Coleman's March TW" path="Coleman's March TW.pdf" /&gt;</text:p>
          </table:table-cell>
        </table:table-row>
        <table:table-row table:style-name="ro1">
          <table:table-cell office:value-type="string" calcext:value-type="string">
            <text:p><text:tab/>&lt;score title="Cold Frosty Morning TW" path="Cold Frosty Morning TW.pdf" /&gt;</text:p>
          </table:table-cell>
        </table:table-row>
        <table:table-row table:style-name="ro1">
          <table:table-cell office:value-type="string" calcext:value-type="string">
            <text:p><text:tab/>&lt;score title="Cluck Old Hen TW" path="Cluck Old Hen TW.pdf" /&gt;</text:p>
          </table:table-cell>
        </table:table-row>
        <table:table-row table:style-name="ro1">
          <table:table-cell office:value-type="string" calcext:value-type="string">
            <text:p><text:tab/>&lt;score title="Cindy TW" path="Cindy TW.pdf" /&gt;</text:p>
          </table:table-cell>
        </table:table-row>
        <table:table-row table:style-name="ro1">
          <table:table-cell office:value-type="string" calcext:value-type="string">
            <text:p><text:tab/>&lt;score title="Chinese Breakdown TW" path="Chinese Breakdown TW.pdf" /&gt;</text:p>
          </table:table-cell>
        </table:table-row>
        <table:table-row table:style-name="ro1">
          <table:table-cell office:value-type="string" calcext:value-type="string">
            <text:p><text:tab/>&lt;score title="Cherokee Shuffle TW" path="Cherokee Shuffle TW.pdf" /&gt;</text:p>
          </table:table-cell>
        </table:table-row>
        <table:table-row table:style-name="ro1">
          <table:table-cell office:value-type="string" calcext:value-type="string">
            <text:p><text:tab/>&lt;score title="Camp Meeting on 4th July TW" path="Camp Meeting on 4th July TW.pdf" /&gt;</text:p>
          </table:table-cell>
        </table:table-row>
        <table:table-row table:style-name="ro1">
          <table:table-cell office:value-type="string" calcext:value-type="string">
            <text:p><text:tab/>&lt;score title="Buffalo Gals TW" path="Buffalo Gals TW.pdf" /&gt;</text:p>
          </table:table-cell>
        </table:table-row>
        <table:table-row table:style-name="ro1">
          <table:table-cell office:value-type="string" calcext:value-type="string">
            <text:p><text:tab/>&lt;score title="Buffalo Gals in G TW" path="Buffalo Gals in G TW.pdf" /&gt;</text:p>
          </table:table-cell>
        </table:table-row>
        <table:table-row table:style-name="ro1">
          <table:table-cell office:value-type="string" calcext:value-type="string">
            <text:p><text:tab/>&lt;score title="Briar Picker Brown TW" path="Briar Picker Brown TW.pdf" /&gt;</text:p>
          </table:table-cell>
        </table:table-row>
        <table:table-row table:style-name="ro1">
          <table:table-cell office:value-type="string" calcext:value-type="string">
            <text:p><text:tab/>&lt;score title="Bonaparte's Retreat TW" path="Bonaparte's Retreat TW.pdf" /&gt;</text:p>
          </table:table-cell>
        </table:table-row>
        <table:table-row table:style-name="ro1">
          <table:table-cell office:value-type="string" calcext:value-type="string">
            <text:p><text:tab/>&lt;score title="Bonaparte Crossing the Rhine TW" path="Bonaparte Crossing the Rhine TW.pdf" /&gt;</text:p>
          </table:table-cell>
        </table:table-row>
        <table:table-row table:style-name="ro1">
          <table:table-cell office:value-type="string" calcext:value-type="string">
            <text:p><text:tab/>&lt;score title="Boatman TW" path="Boatman TW.pdf" /&gt;</text:p>
          </table:table-cell>
        </table:table-row>
        <table:table-row table:style-name="ro1">
          <table:table-cell office:value-type="string" calcext:value-type="string">
            <text:p><text:tab/>&lt;score title="Black Mountain Rag TW" path="Black Mountain Rag TW.pdf" /&gt;</text:p>
          </table:table-cell>
        </table:table-row>
        <table:table-row table:style-name="ro1">
          <table:table-cell office:value-type="string" calcext:value-type="string">
            <text:p><text:tab/>&lt;score title="Arkansas Traveler TW" path="Arkansas Traveler TW.pdf" /&gt;</text:p>
          </table:table-cell>
        </table:table-row>
        <table:table-row table:style-name="ro1">
          <table:table-cell office:value-type="string" calcext:value-type="string">
            <text:p><text:tab/>&lt;score title="Arkansas Traveler Low Version TW" path="Arkansas Traveler Low Version TW.pdf" /&gt;</text:p>
          </table:table-cell>
        </table:table-row>
        <table:table-row table:style-name="ro1">
          <table:table-cell office:value-type="string" calcext:value-type="string">
            <text:p><text:tab/>&lt;score title="Angelina Baker TW" path="Angelina Baker TW.pdf" /&gt;</text:p>
          </table:table-cell>
        </table:table-row>
        <table:table-row table:style-name="ro1">
          <table:table-cell office:value-type="string" calcext:value-type="string">
            <text:p><text:tab/>&lt;score title="Scotland the Brave TW" path="Scotland the Brave TW.pdf" /&gt;</text:p>
          </table:table-cell>
        </table:table-row>
        <table:table-row table:style-name="ro1">
          <table:table-cell office:value-type="string" calcext:value-type="string">
            <text:p><text:tab/>&lt;score title="Cold Kitchen TW" path="Cold Kitchen TW.pdf" /&gt;</text:p>
          </table:table-cell>
        </table:table-row>
        <table:table-row table:style-name="ro1">
          <table:table-cell office:value-type="string" calcext:value-type="string">
            <text:p><text:tab/>&lt;score title="Down Yonder TW" path="Down Yonder TW.pdf" /&gt;</text:p>
          </table:table-cell>
        </table:table-row>
        <table:table-row table:style-name="ro1">
          <table:table-cell office:value-type="string" calcext:value-type="string">
            <text:p><text:tab/>&lt;score title="Dixie TW" path="Dixie TW.pdf" /&gt;</text:p>
          </table:table-cell>
        </table:table-row>
        <table:table-row table:style-name="ro1">
          <table:table-cell office:value-type="string" calcext:value-type="string">
            <text:p><text:tab/>&lt;score title="Down the River I Go TW" path="Down the River I Go TW.pdf" /&gt;</text:p>
          </table:table-cell>
        </table:table-row>
        <table:table-row table:style-name="ro1">
          <table:table-cell office:value-type="string" calcext:value-type="string">
            <text:p><text:tab/>&lt;score title="Eighth of January TW" path="Eighth of January TW.pdf" /&gt;</text:p>
          </table:table-cell>
        </table:table-row>
        <table:table-row table:style-name="ro1">
          <table:table-cell office:value-type="string" calcext:value-type="string">
            <text:p><text:tab/>&lt;score title="Fisher's Hornpipe TW" path="Fisher's Hornpipe TW.pdf" /&gt;</text:p>
          </table:table-cell>
        </table:table-row>
        <table:table-row table:style-name="ro1">
          <table:table-cell office:value-type="string" calcext:value-type="string">
            <text:p><text:tab/>&lt;score title="Flop Eared Mule TW" path="Flop Eared Mule TW.pdf" /&gt;</text:p>
          </table:table-cell>
        </table:table-row>
        <table:table-row table:style-name="ro1">
          <table:table-cell office:value-type="string" calcext:value-type="string">
            <text:p><text:tab/>&lt;score title="Fly Around My Pretty Little Miss TW" path="Fly Around My Pretty Little Miss TW.pdf" /&gt;</text:p>
          </table:table-cell>
        </table:table-row>
        <table:table-row table:style-name="ro1">
          <table:table-cell office:value-type="string" calcext:value-type="string">
            <text:p><text:tab/>&lt;score title="Forked Deer TW" path="Forked Deer TW.pdf" /&gt;</text:p>
          </table:table-cell>
        </table:table-row>
        <table:table-row table:style-name="ro1">
          <table:table-cell office:value-type="string" calcext:value-type="string">
            <text:p><text:tab/>&lt;score title="The Girl I Left Behind Me TW" path="The Girl I Left Behind Me TW.pdf" /&gt;</text:p>
          </table:table-cell>
        </table:table-row>
        <table:table-row table:style-name="ro1">
          <table:table-cell office:value-type="string" calcext:value-type="string">
            <text:p><text:tab/>&lt;score title="Golden Slippers TW" path="Golden Slippers TW.pdf" /&gt;</text:p>
          </table:table-cell>
        </table:table-row>
        <table:table-row table:style-name="ro1">
          <table:table-cell office:value-type="string" calcext:value-type="string">
            <text:p><text:tab/>&lt;score title="Goin' To Boston TW" path="Goin' To Boston TW.pdf" /&gt;</text:p>
          </table:table-cell>
        </table:table-row>
        <table:table-row table:style-name="ro1">
          <table:table-cell office:value-type="string" calcext:value-type="string">
            <text:p><text:tab/>&lt;score title="Goodbye Liza Jane TW" path="Goodbye Liza Jane TW.pdf" /&gt;</text:p>
          </table:table-cell>
        </table:table-row>
        <table:table-row table:style-name="ro1">
          <table:table-cell office:value-type="string" calcext:value-type="string">
            <text:p><text:tab/>&lt;score title="Gray Cat TW" path="Gray Cat TW.pdf" /&gt;</text:p>
          </table:table-cell>
        </table:table-row>
        <table:table-row table:style-name="ro1">
          <table:table-cell office:value-type="string" calcext:value-type="string">
            <text:p><text:tab/>&lt;score title="Hangman's Reel TW" path="Hangman's Reel TW.pdf" /&gt;</text:p>
          </table:table-cell>
        </table:table-row>
        <table:table-row table:style-name="ro1">
          <table:table-cell office:value-type="string" calcext:value-type="string">
            <text:p><text:tab/>&lt;score title="Ground Hog TW" path="Ground Hog TW.pdf" /&gt;</text:p>
          </table:table-cell>
        </table:table-row>
        <table:table-row table:style-name="ro1">
          <table:table-cell office:value-type="string" calcext:value-type="string">
            <text:p><text:tab/>&lt;score title="John Stinson #2 TW" path="John Stinson #2 TW.pdf" /&gt;</text:p>
          </table:table-cell>
        </table:table-row>
        <table:table-row table:style-name="ro1">
          <table:table-cell office:value-type="string" calcext:value-type="string">
            <text:p><text:tab/>&lt;score title="Johnson Boys TW" path="Johnson Boys TW.pdf" /&gt;</text:p>
          </table:table-cell>
        </table:table-row>
        <table:table-row table:style-name="ro1">
          <table:table-cell office:value-type="string" calcext:value-type="string">
            <text:p><text:tab/>&lt;score title="Julie Ann Johnson TW" path="Julie Ann Johnson TW.pdf" /&gt;</text:p>
          </table:table-cell>
        </table:table-row>
        <table:table-row table:style-name="ro1">
          <table:table-cell office:value-type="string" calcext:value-type="string">
            <text:p><text:tab/>&lt;score title="June Apple TW" path="June Apple TW.pdf" /&gt;</text:p>
          </table:table-cell>
        </table:table-row>
        <table:table-row table:style-name="ro1">
          <table:table-cell office:value-type="string" calcext:value-type="string">
            <text:p><text:tab/>&lt;score title="Liberty TW" path="Liberty TW.pdf" /&gt;</text:p>
          </table:table-cell>
        </table:table-row>
        <table:table-row table:style-name="ro1">
          <table:table-cell office:value-type="string" calcext:value-type="string">
            <text:p><text:tab/>&lt;score title="Liza Jane TW" path="Liza Jane TW.pdf" /&gt;</text:p>
          </table:table-cell>
        </table:table-row>
        <table:table-row table:style-name="ro1">
          <table:table-cell office:value-type="string" calcext:value-type="string">
            <text:p><text:tab/>&lt;score title="Midnight On The Water TW" path="Midnight On The Water TW.pdf" /&gt;</text:p>
          </table:table-cell>
        </table:table-row>
        <table:table-row table:style-name="ro1">
          <table:table-cell office:value-type="string" calcext:value-type="string">
            <text:p><text:tab/>&lt;score title="Nail That Catfish TW" path="Nail That Catfish TW.pdf" /&gt;</text:p>
          </table:table-cell>
        </table:table-row>
        <table:table-row table:style-name="ro1">
          <table:table-cell office:value-type="string" calcext:value-type="string">
            <text:p><text:tab/>&lt;score title="New Five Cent Piece TW" path="New Five Cent Piece TW.pdf" /&gt;</text:p>
          </table:table-cell>
        </table:table-row>
        <table:table-row table:style-name="ro1">
          <table:table-cell office:value-type="string" calcext:value-type="string">
            <text:p><text:tab/>&lt;score title="Oh, Susanna TW" path="Oh, Susanna TW.pdf" /&gt;</text:p>
          </table:table-cell>
        </table:table-row>
        <table:table-row table:style-name="ro1">
          <table:table-cell office:value-type="string" calcext:value-type="string">
            <text:p><text:tab/>&lt;score title="Nonesuch TW" path="Nonesuch TW.pdf" /&gt;</text:p>
          </table:table-cell>
        </table:table-row>
        <table:table-row table:style-name="ro1">
          <table:table-cell office:value-type="string" calcext:value-type="string">
            <text:p><text:tab/>&lt;score title="Old Joe Clark TW" path="Old Joe Clark TW.pdf" /&gt;</text:p>
          </table:table-cell>
        </table:table-row>
        <table:table-row table:style-name="ro1">
          <table:table-cell office:value-type="string" calcext:value-type="string">
            <text:p><text:tab/>&lt;score title="Old Molly Hare TW" path="Old Molly Hare TW.pdf" /&gt;</text:p>
          </table:table-cell>
        </table:table-row>
        <table:table-row table:style-name="ro1">
          <table:table-cell office:value-type="string" calcext:value-type="string">
            <text:p><text:tab/>&lt;score title="Ragtime Annie TW" path="Ragtime Annie TW.pdf" /&gt;</text:p>
          </table:table-cell>
        </table:table-row>
        <table:table-row table:style-name="ro1">
          <table:table-cell office:value-type="string" calcext:value-type="string">
            <text:p><text:tab/>&lt;score title="Old Needlecase TW" path="Old Needlecase TW.pdf" /&gt;</text:p>
          </table:table-cell>
        </table:table-row>
        <table:table-row table:style-name="ro1">
          <table:table-cell office:value-type="string" calcext:value-type="string">
            <text:p><text:tab/>&lt;score title="Red Haired Boy TW" path="Red Haired Boy TW.pdf" /&gt;</text:p>
          </table:table-cell>
        </table:table-row>
        <table:table-row table:style-name="ro1">
          <table:table-cell office:value-type="string" calcext:value-type="string">
            <text:p><text:tab/>&lt;score title="Red River Valley TW" path="Red River Valley TW.pdf" /&gt;</text:p>
          </table:table-cell>
        </table:table-row>
        <table:table-row table:style-name="ro1">
          <table:table-cell office:value-type="string" calcext:value-type="string">
            <text:p><text:tab/>&lt;score title="Red Wing TW" path="Red Wing TW.pdf" /&gt;</text:p>
          </table:table-cell>
        </table:table-row>
        <table:table-row table:style-name="ro1">
          <table:table-cell office:value-type="string" calcext:value-type="string">
            <text:p><text:tab/>&lt;score title="Reuben's Train TW" path="Reuben's Train TW.pdf" /&gt;</text:p>
          </table:table-cell>
        </table:table-row>
        <table:table-row table:style-name="ro1">
          <table:table-cell office:value-type="string" calcext:value-type="string">
            <text:p><text:tab/>&lt;score title="Rock the Cradle Joe TW" path="Rock the Cradle Joe TW.pdf" /&gt;</text:p>
          </table:table-cell>
        </table:table-row>
        <table:table-row table:style-name="ro1">
          <table:table-cell office:value-type="string" calcext:value-type="string">
            <text:p><text:tab/>&lt;score title="Rose of Sharon Waltz TW" path="Rose of Sharon Waltz TW.pdf" /&gt;</text:p>
          </table:table-cell>
        </table:table-row>
        <table:table-row table:style-name="ro1">
          <table:table-cell office:value-type="string" calcext:value-type="string">
            <text:p><text:tab/>&lt;score title="Rosin the Beau TW" path="Rosin the Beau TW.pdf" /&gt;</text:p>
          </table:table-cell>
        </table:table-row>
        <table:table-row table:style-name="ro1">
          <table:table-cell office:value-type="string" calcext:value-type="string">
            <text:p><text:tab/>&lt;score title="Sail Away Ladies TW" path="Sail Away Ladies TW.pdf" /&gt;</text:p>
          </table:table-cell>
        </table:table-row>
        <table:table-row table:style-name="ro1">
          <table:table-cell office:value-type="string" calcext:value-type="string">
            <text:p><text:tab/>&lt;score title="Sandy Boys in A TW" path="Sandy Boys in A TW.pdf" /&gt;</text:p>
          </table:table-cell>
        </table:table-row>
        <table:table-row table:style-name="ro1">
          <table:table-cell office:value-type="string" calcext:value-type="string">
            <text:p><text:tab/>&lt;score title="Sandy Boys in D TW" path="Sandy Boys in D TW.pdf" /&gt;</text:p>
          </table:table-cell>
        </table:table-row>
        <table:table-row table:style-name="ro1">
          <table:table-cell office:value-type="string" calcext:value-type="string">
            <text:p><text:tab/>&lt;score title="Sandy River Bell TW" path="Sandy River Bell TW.pdf" /&gt;</text:p>
          </table:table-cell>
        </table:table-row>
        <table:table-row table:style-name="ro1">
          <table:table-cell office:value-type="string" calcext:value-type="string">
            <text:p><text:tab/>&lt;score title="Seneca Square Dance TW" path="Seneca Square Dance TW.pdf" /&gt;</text:p>
          </table:table-cell>
        </table:table-row>
        <table:table-row table:style-name="ro1">
          <table:table-cell office:value-type="string" calcext:value-type="string">
            <text:p><text:tab/>&lt;score title="Shady Grove - TW" path="Shady Grove - TW.pdf" /&gt;</text:p>
          </table:table-cell>
        </table:table-row>
        <table:table-row table:style-name="ro1">
          <table:table-cell office:value-type="string" calcext:value-type="string">
            <text:p><text:tab/>&lt;score title="Shortnin Bread TW" path="Shortnin Bread TW.pdf" /&gt;</text:p>
          </table:table-cell>
        </table:table-row>
        <table:table-row table:style-name="ro1">
          <table:table-cell office:value-type="string" calcext:value-type="string">
            <text:p><text:tab/>&lt;score title="Shove That Pig's Foot TW" path="Shove That Pig's Foot TW.pdf" /&gt;</text:p>
          </table:table-cell>
        </table:table-row>
        <table:table-row table:style-name="ro1">
          <table:table-cell office:value-type="string" calcext:value-type="string">
            <text:p><text:tab/>&lt;score title="Silly Bill TW" path="Silly Bill TW.pdf" /&gt;</text:p>
          </table:table-cell>
        </table:table-row>
        <table:table-row table:style-name="ro1">
          <table:table-cell office:value-type="string" calcext:value-type="string">
            <text:p><text:tab/>&lt;score title="Soldier's Joy TW" path="Soldier's Joy TW.pdf" /&gt;</text:p>
          </table:table-cell>
        </table:table-row>
        <table:table-row table:style-name="ro1">
          <table:table-cell office:value-type="string" calcext:value-type="string">
            <text:p><text:tab/>&lt;score title="Southern Aristocracy TW" path="Southern Aristocracy TW.pdf" /&gt;</text:p>
          </table:table-cell>
        </table:table-row>
        <table:table-row table:style-name="ro1">
          <table:table-cell office:value-type="string" calcext:value-type="string">
            <text:p><text:tab/>&lt;score title="Southwind TW" path="Southwind TW.pdf" /&gt;</text:p>
          </table:table-cell>
        </table:table-row>
        <table:table-row table:style-name="ro1">
          <table:table-cell office:value-type="string" calcext:value-type="string">
            <text:p><text:tab/>&lt;score title="Spotted Pony TW" path="Spotted Pony TW.pdf" /&gt;</text:p>
          </table:table-cell>
        </table:table-row>
        <table:table-row table:style-name="ro1">
          <table:table-cell office:value-type="string" calcext:value-type="string">
            <text:p><text:tab/>&lt;score title="St Anne's Reel TW" path="St Anne's Reel TW.pdf" /&gt;</text:p>
          </table:table-cell>
        </table:table-row>
        <table:table-row table:style-name="ro1">
          <table:table-cell office:value-type="string" calcext:value-type="string">
            <text:p><text:tab/>&lt;score title="Sugar Hill TW" path="Sugar Hill TW.pdf" /&gt;</text:p>
          </table:table-cell>
        </table:table-row>
        <table:table-row table:style-name="ro1">
          <table:table-cell office:value-type="string" calcext:value-type="string">
            <text:p><text:tab/>&lt;score title="Turkey in the Straw TW" path="Turkey in the Straw TW.pdf" /&gt;</text:p>
          </table:table-cell>
        </table:table-row>
        <table:table-row table:style-name="ro1">
          <table:table-cell office:value-type="string" calcext:value-type="string">
            <text:p><text:tab/>&lt;score title="Waterbound TW" path="Waterbound TW.pdf" /&gt;</text:p>
          </table:table-cell>
        </table:table-row>
        <table:table-row table:style-name="ro1">
          <table:table-cell office:value-type="string" calcext:value-type="string">
            <text:p><text:tab/>&lt;score title="Westfalia Waltz TW" path="Westfalia Waltz TW.pdf" /&gt;</text:p>
          </table:table-cell>
        </table:table-row>
        <table:table-row table:style-name="ro1">
          <table:table-cell office:value-type="string" calcext:value-type="string">
            <text:p><text:tab/>&lt;score title="Westfork Gals TW" path="Westfork Gals TW.pdf" /&gt;</text:p>
          </table:table-cell>
        </table:table-row>
        <table:table-row table:style-name="ro1">
          <table:table-cell office:value-type="string" calcext:value-type="string">
            <text:p><text:tab/>&lt;score title="When the Fiddler Has Played TW" path="When the Fiddler Has Played TW.pdf" /&gt;</text:p>
          </table:table-cell>
        </table:table-row>
        <table:table-row table:style-name="ro1">
          <table:table-cell office:value-type="string" calcext:value-type="string">
            <text:p><text:tab/>&lt;score title="Whiskey Before Breakfast TW" path="Whiskey Before Breakfast TW.pdf" /&gt;</text:p>
          </table:table-cell>
        </table:table-row>
        <table:table-row table:style-name="ro1">
          <table:table-cell office:value-type="string" calcext:value-type="string">
            <text:p><text:tab/>&lt;score title="Wildwood Flower TW" path="Wildwood Flower TW.pdf" /&gt;</text:p>
          </table:table-cell>
        </table:table-row>
        <table:table-row table:style-name="ro1">
          <table:table-cell office:value-type="string" calcext:value-type="string">
            <text:p><text:tab/>&lt;score title="Will the Circle Be Unbroken TW" path="Will the Circle Be Unbroken TW.pdf" /&gt;</text:p>
          </table:table-cell>
        </table:table-row>
        <table:table-row table:style-name="ro1">
          <table:table-cell office:value-type="string" calcext:value-type="string">
            <text:p><text:tab/>&lt;score title="Year of Jubilo TW" path="Year of Jubilo TW.pdf" /&gt;</text:p>
          </table:table-cell>
        </table:table-row>
        <table:table-row table:style-name="ro1">
          <table:table-cell office:value-type="string" calcext:value-type="string">
            <text:p><text:tab/>&lt;score title="Yellow Rose of Texas TW" path="Yellow Rose of Texas TW.pdf" /&gt;</text:p>
          </table:table-cell>
        </table:table-row>
        <table:table-row table:style-name="ro1">
          <table:table-cell office:value-type="string" calcext:value-type="string">
            <text:p><text:tab/>&lt;score title="Kitchen Girl TW" path="Kitchen Girl TW.pdf" /&gt;</text:p>
          </table:table-cell>
        </table:table-row>
        <table:table-row table:style-name="ro1">
          <table:table-cell office:value-type="string" calcext:value-type="string">
            <text:p><text:tab/>&lt;score title="Over the Waterfall TW" path="Over the Waterfall TW.pdf" /&gt;</text:p>
          </table:table-cell>
        </table:table-row>
        <table:table-row table:style-name="ro1">
          <table:table-cell office:value-type="string" calcext:value-type="string">
            <text:p><text:tab/>&lt;score title="Squirrel Heads and Gravy TW" path="Squirrel Heads and Gravy TW.pdf" /&gt;</text:p>
          </table:table-cell>
        </table:table-row>
        <table:table-row table:style-name="ro1">
          <table:table-cell office:value-type="string" calcext:value-type="string">
            <text:p><text:tab/>&lt;score title="Dubuque TW" path="Dubuque TW.pdf" /&gt;</text:p>
          </table:table-cell>
        </table:table-row>
        <table:table-row table:style-name="ro1">
          <table:table-cell office:value-type="string" calcext:value-type="string">
            <text:p><text:tab/>&lt;score title="Mississippi Sawyer (arr01: TW)" path="Mississippi Sawyer (arr01: TW).pdf" /&gt;</text:p>
          </table:table-cell>
        </table:table-row>
        <table:table-row table:style-name="ro1">
          <table:table-cell office:value-type="string" calcext:value-type="string">
            <text:p><text:tab/>&lt;score title="Cripple Creek (arr04: Seifert 4-Part)" path="Cripple Creek (arr04: Seifert 4-Part)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WaS Repertoire"&gt;</text:p>
          </table:table-cell>
        </table:table-row>
        <table:table-row table:style-name="ro1">
          <table:table-cell office:value-type="string" calcext:value-type="string">
            <text:p><text:tab/>&lt;score title="Go In Peace" path="Go In Peace.pdf" /&gt;</text:p>
          </table:table-cell>
        </table:table-row>
        <table:table-row table:style-name="ro1">
          <table:table-cell office:value-type="string" calcext:value-type="string">
            <text:p><text:tab/>&lt;score title="Faded Coat of Blue - Conger" path="Faded Coat of Blue - Conger.pdf" /&gt;</text:p>
          </table:table-cell>
        </table:table-row>
        <table:table-row table:style-name="ro1">
          <table:table-cell office:value-type="string" calcext:value-type="string">
            <text:p><text:tab/>&lt;score title="Faded Coat of Blue SMN" path="Faded Coat of Blue SMN.pdf" /&gt;</text:p>
          </table:table-cell>
        </table:table-row>
        <table:table-row table:style-name="ro1">
          <table:table-cell office:value-type="string" calcext:value-type="string">
            <text:p><text:tab/>&lt;score title="Spotted-Pony_Eulberg" path="Spotted-Pony_Eulberg.pdf" /&gt;</text:p>
          </table:table-cell>
        </table:table-row>
        <table:table-row table:style-name="ro1">
          <table:table-cell office:value-type="string" calcext:value-type="string">
            <text:p><text:tab/>&lt;score title="Star of the County Down - Olli" path="Star of the County Down - Olli.pdf" /&gt;</text:p>
          </table:table-cell>
        </table:table-row>
        <table:table-row table:style-name="ro1">
          <table:table-cell office:value-type="string" calcext:value-type="string">
            <text:p><text:tab/>&lt;score title="Breton Fisherman's With Descant" path="Breton Fisherman's With Descant.pdf" /&gt;</text:p>
          </table:table-cell>
        </table:table-row>
        <table:table-row table:style-name="ro1">
          <table:table-cell office:value-type="string" calcext:value-type="string">
            <text:p><text:tab/>&lt;score title="Loch Lomond arr03" path="Loch Lomond arr03.pdf" /&gt;</text:p>
          </table:table-cell>
        </table:table-row>
        <table:table-row table:style-name="ro1">
          <table:table-cell office:value-type="string" calcext:value-type="string">
            <text:p><text:tab/>&lt;score title="Loch Tay Boat arr02" path="Loch Tay Boat arr02.pdf" /&gt;</text:p>
          </table:table-cell>
        </table:table-row>
        <table:table-row table:style-name="ro1">
          <table:table-cell office:value-type="string" calcext:value-type="string">
            <text:p><text:tab/>&lt;score title="Give Us Peace arr01" path="Give Us Peace arr01.pdf" /&gt;</text:p>
          </table:table-cell>
        </table:table-row>
        <table:table-row table:style-name="ro1">
          <table:table-cell office:value-type="string" calcext:value-type="string">
            <text:p><text:tab/>&lt;score title="Hector the Hero - Score and Parts" path="Hector the Hero - Score and Parts.pdf" /&gt;</text:p>
          </table:table-cell>
        </table:table-row>
        <table:table-row table:style-name="ro1">
          <table:table-cell office:value-type="string" calcext:value-type="string">
            <text:p><text:tab/>&lt;score title="Hector the Hero" path="Hector the Hero.pdf" /&gt;</text:p>
          </table:table-cell>
        </table:table-row>
        <table:table-row table:style-name="ro1">
          <table:table-cell office:value-type="string" calcext:value-type="string">
            <text:p><text:tab/>&lt;score title="Old Irish Blessing arr02, rel02" path="Old Irish Blessing arr02, rel02.pdf" /&gt;</text:p>
          </table:table-cell>
        </table:table-row>
        <table:table-row table:style-name="ro1">
          <table:table-cell office:value-type="string" calcext:value-type="string">
            <text:p><text:tab/>&lt;score title="Amazing Grace" path="Amazing Grace 2.pdf" /&gt;</text:p>
          </table:table-cell>
        </table:table-row>
        <table:table-row table:style-name="ro1">
          <table:table-cell office:value-type="string" calcext:value-type="string">
            <text:p><text:tab/>&lt;score title="Parting Glass in Bm" path="Parting Glass in Bm.pdf" /&gt;</text:p>
          </table:table-cell>
        </table:table-row>
        <table:table-row table:style-name="ro1">
          <table:table-cell office:value-type="string" calcext:value-type="string">
            <text:p><text:tab/>&lt;score title="Old Joe Clark" path="Old Joe Clark 2.pdf" /&gt;</text:p>
          </table:table-cell>
        </table:table-row>
        <table:table-row table:style-name="ro1">
          <table:table-cell office:value-type="string" calcext:value-type="string">
            <text:p><text:tab/>&lt;score title="Blowin in the Wind" path="Blowin in the Wind.pdf" /&gt;</text:p>
          </table:table-cell>
        </table:table-row>
        <table:table-row table:style-name="ro1">
          <table:table-cell office:value-type="string" calcext:value-type="string">
            <text:p><text:tab/>&lt;score title="This Land is Your Land - Dulcimer TAB" path="This Land is Your Land - Dulcimer TAB.pdf" /&gt;</text:p>
          </table:table-cell>
        </table:table-row>
        <table:table-row table:style-name="ro1">
          <table:table-cell office:value-type="string" calcext:value-type="string">
            <text:p><text:tab/>&lt;score title="Shenandoah - Simple" path="Shenandoah - Simple.pdf" /&gt;</text:p>
          </table:table-cell>
        </table:table-row>
        <table:table-row table:style-name="ro1">
          <table:table-cell office:value-type="string" calcext:value-type="string">
            <text:p><text:tab/>&lt;score title="Wild Mountain Thyme Jeff" path="Wild Mountain Thyme Jeff.pdf" /&gt;</text:p>
          </table:table-cell>
        </table:table-row>
        <table:table-row table:style-name="ro1">
          <table:table-cell office:value-type="string" calcext:value-type="string">
            <text:p><text:tab/>&lt;score title="I'll Fly Away" path="I'll Fly Away.pdf" /&gt;</text:p>
          </table:table-cell>
        </table:table-row>
        <table:table-row table:style-name="ro1">
          <table:table-cell office:value-type="string" calcext:value-type="string">
            <text:p><text:tab/>&lt;score title="Zelda" path="Zelda.pdf" /&gt;</text:p>
          </table:table-cell>
        </table:table-row>
        <table:table-row table:style-name="ro1">
          <table:table-cell office:value-type="string" calcext:value-type="string">
            <text:p><text:tab/>&lt;score title="Black Mountain Rag - ROOTS" path="Black Mountain Rag - ROOTS.pdf" /&gt;</text:p>
          </table:table-cell>
        </table:table-row>
        <table:table-row table:style-name="ro1">
          <table:table-cell office:value-type="string" calcext:value-type="string">
            <text:p><text:tab/>&lt;score title="Genevieve's Waltz 2" path="Genevieve's Waltz 2.pdf" /&gt;</text:p>
          </table:table-cell>
        </table:table-row>
        <table:table-row table:style-name="ro1">
          <table:table-cell office:value-type="string" calcext:value-type="string">
            <text:p><text:tab/>&lt;score title="Ashgrove (arr02: Ensemble)" path="Ashgrove (arr02: Ensemble).pdf" /&gt;</text:p>
          </table:table-cell>
        </table:table-row>
        <table:table-row table:style-name="ro1">
          <table:table-cell office:value-type="string" calcext:value-type="string">
            <text:p><text:tab/>&lt;score title="Waterbound Seifert" path="Waterbound Seifert.pdf" /&gt;</text:p>
          </table:table-cell>
        </table:table-row>
        <table:table-row table:style-name="ro1">
          <table:table-cell office:value-type="string" calcext:value-type="string">
            <text:p><text:tab/>&lt;score title="Stump Tail Dog" path="Stump Tail Dog.pdf" /&gt;</text:p>
          </table:table-cell>
        </table:table-row>
        <table:table-row table:style-name="ro1">
          <table:table-cell office:value-type="string" calcext:value-type="string">
            <text:p><text:tab/>&lt;score title="Yesterday non chromatic" path="Yesterday non chromatic.pdf" /&gt;</text:p>
          </table:table-cell>
        </table:table-row>
        <table:table-row table:style-name="ro1">
          <table:table-cell office:value-type="string" calcext:value-type="string">
            <text:p><text:tab/>&lt;score title="Yesterday_SMN" path="Yesterday_SMN.pdf" /&gt;</text:p>
          </table:table-cell>
        </table:table-row>
        <table:table-row table:style-name="ro1">
          <table:table-cell office:value-type="string" calcext:value-type="string">
            <text:p><text:tab/>&lt;score title="To-Morrow_arr02-G" path="To-Morrow_arr02-G.pdf" /&gt;</text:p>
          </table:table-cell>
        </table:table-row>
        <table:table-row table:style-name="ro1">
          <table:table-cell office:value-type="string" calcext:value-type="string">
            <text:p><text:tab/>&lt;score title="To-Morrow_arr01-D" path="To-Morrow_arr01-D.pdf" /&gt;</text:p>
          </table:table-cell>
        </table:table-row>
        <table:table-row table:style-name="ro1">
          <table:table-cell office:value-type="string" calcext:value-type="string">
            <text:p><text:tab/>&lt;score title="Today_arr01" path="Today_arr01.pdf" /&gt;</text:p>
          </table:table-cell>
        </table:table-row>
        <table:table-row table:style-name="ro1">
          <table:table-cell office:value-type="string" calcext:value-type="string">
            <text:p><text:tab/>&lt;score title="Beautiful-Savior_arr01_Eulberg" path="Beautiful-Savior_arr01_Eulberg.pdf" /&gt;</text:p>
          </table:table-cell>
        </table:table-row>
        <table:table-row table:style-name="ro1">
          <table:table-cell office:value-type="string" calcext:value-type="string">
            <text:p><text:tab/>&lt;score title="Winters-Light_arr01_Pratt" path="Winters-Light_arr01_Pratt.pdf" /&gt;</text:p>
          </table:table-cell>
        </table:table-row>
        <table:table-row table:style-name="ro1">
          <table:table-cell office:value-type="string" calcext:value-type="string">
            <text:p><text:tab/>&lt;score title="Gray Cat on the Tennessee Farm (arr01)" path="Gray Cat on the Tennessee Farm (arr01).pdf" /&gt;</text:p>
          </table:table-cell>
        </table:table-row>
        <table:table-row table:style-name="ro1">
          <table:table-cell office:value-type="string" calcext:value-type="string">
            <text:p><text:tab/>&lt;score title="Mountain-Tay_arr01" path="Mountain-Tay_arr01.pdf" /&gt;</text:p>
          </table:table-cell>
        </table:table-row>
        <table:table-row table:style-name="ro1">
          <table:table-cell office:value-type="string" calcext:value-type="string">
            <text:p><text:tab/>&lt;score title="T'was Down in the Meadows (arr01: Einan)" path="T'was Down in the Meadows (arr01: Einan).pdf" /&gt;</text:p>
          </table:table-cell>
        </table:table-row>
        <table:table-row table:style-name="ro1">
          <table:table-cell office:value-type="string" calcext:value-type="string">
            <text:p><text:tab/>&lt;score title="Amazing-Grace_arr01_5-Parts" path="Amazing-Grace_arr01_5-Parts.pdf" /&gt;</text:p>
          </table:table-cell>
        </table:table-row>
        <table:table-row table:style-name="ro1">
          <table:table-cell office:value-type="string" calcext:value-type="string">
            <text:p><text:tab/>&lt;score title="Go In Peace, arr01" path="Go In Peace, arr01.pdf" /&gt;</text:p>
          </table:table-cell>
        </table:table-row>
        <table:table-row table:style-name="ro1">
          <table:table-cell office:value-type="string" calcext:value-type="string">
            <text:p><text:tab/>&lt;score title="River (arr02: Muller)" path="River (arr02: Muller).pdf" /&gt;</text:p>
          </table:table-cell>
        </table:table-row>
        <table:table-row table:style-name="ro1">
          <table:table-cell office:value-type="string" calcext:value-type="string">
            <text:p><text:tab/>&lt;score title="River (arr01: Johnston1)" path="River (arr01: Johnston1).pdf" /&gt;</text:p>
          </table:table-cell>
        </table:table-row>
        <table:table-row table:style-name="ro1">
          <table:table-cell office:value-type="string" calcext:value-type="string">
            <text:p><text:tab/>&lt;score title="Mississippi Sawyer (arr04: Seifert 4-Part)" path="Mississippi Sawyer (arr04: Seifert 4-Part).pdf" /&gt;</text:p>
          </table:table-cell>
        </table:table-row>
        <table:table-row table:style-name="ro1">
          <table:table-cell office:value-type="string" calcext:value-type="string">
            <text:p><text:tab/>&lt;score title="Cripple Creek (arr04: Seifert 4-Part)" path="Cripple Creek (arr04: Seifert 4-Part)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WaS To Consider"&gt;</text:p>
          </table:table-cell>
        </table:table-row>
        <table:table-row table:style-name="ro1">
          <table:table-cell office:value-type="string" calcext:value-type="string">
            <text:p><text:tab/>&lt;score title="Leaving Lismore *" path="Leaving Lismore *.pdf" /&gt;</text:p>
          </table:table-cell>
        </table:table-row>
        <table:table-row table:style-name="ro1">
          <table:table-cell office:value-type="string" calcext:value-type="string">
            <text:p><text:tab/>&lt;score title="Ned of the Hill - Simple" path="Ned of the Hill - Simple.pdf" /&gt;</text:p>
          </table:table-cell>
        </table:table-row>
        <table:table-row table:style-name="ro1">
          <table:table-cell office:value-type="string" calcext:value-type="string">
            <text:p><text:tab/>&lt;score title="Ar Erinn" path="Ar Erinn.pdf" /&gt;</text:p>
          </table:table-cell>
        </table:table-row>
        <table:table-row table:style-name="ro1">
          <table:table-cell office:value-type="string" calcext:value-type="string">
            <text:p><text:tab/>&lt;score title="Bonnie Doon" path="Bonnie Doon.pdf" /&gt;</text:p>
          </table:table-cell>
        </table:table-row>
        <table:table-row table:style-name="ro1">
          <table:table-cell office:value-type="string" calcext:value-type="string">
            <text:p><text:tab/>&lt;score title="Rosin the Beau TW" path="Rosin the Beau TW.pdf" /&gt;</text:p>
          </table:table-cell>
        </table:table-row>
        <table:table-row table:style-name="ro1">
          <table:table-cell office:value-type="string" calcext:value-type="string">
            <text:p><text:tab/>&lt;score title="Come By the Hills" path="Come By the Hills.pdf" /&gt;</text:p>
          </table:table-cell>
        </table:table-row>
        <table:table-row table:style-name="ro1">
          <table:table-cell office:value-type="string" calcext:value-type="string">
            <text:p><text:tab/>&lt;score title="Calon Lan" path="Calon Lan.pdf" /&gt;</text:p>
          </table:table-cell>
        </table:table-row>
        <table:table-row table:style-name="ro1">
          <table:table-cell office:value-type="string" calcext:value-type="string">
            <text:p><text:tab/>&lt;score title="Angelina Baker -Seifert" path="Angelina Baker -Seifert.pdf" /&gt;</text:p>
          </table:table-cell>
        </table:table-row>
        <table:table-row table:style-name="ro1">
          <table:table-cell office:value-type="string" calcext:value-type="string">
            <text:p><text:tab/>&lt;score title="Arkansas Traveler Low Version TW" path="Arkansas Traveler Low Version TW.pdf" /&gt;</text:p>
          </table:table-cell>
        </table:table-row>
        <table:table-row table:style-name="ro1">
          <table:table-cell office:value-type="string" calcext:value-type="string">
            <text:p><text:tab/>&lt;score title="Mallard Island Hymn" path="Mallard Island Hymn.pdf" /&gt;</text:p>
          </table:table-cell>
        </table:table-row>
        <table:table-row table:style-name="ro1">
          <table:table-cell office:value-type="string" calcext:value-type="string">
            <text:p><text:tab/>&lt;score title="Bury Black Mtn Sassy" path="Bury Black Mtn Sassy.pdf" /&gt;</text:p>
          </table:table-cell>
        </table:table-row>
        <table:table-row table:style-name="ro1">
          <table:table-cell office:value-type="string" calcext:value-type="string">
            <text:p><text:tab/>&lt;score title="Danny Boy" path="Danny Boy.pdf" /&gt;</text:p>
          </table:table-cell>
        </table:table-row>
        <table:table-row table:style-name="ro1">
          <table:table-cell office:value-type="string" calcext:value-type="string">
            <text:p><text:tab/>&lt;score title="House of the Rising Sun" path="House of the Rising Sun.pdf" /&gt;</text:p>
          </table:table-cell>
        </table:table-row>
        <table:table-row table:style-name="ro1">
          <table:table-cell office:value-type="string" calcext:value-type="string">
            <text:p><text:tab/>&lt;score title="What a Wonderful World" path="What a Wonderful World.pdf" /&gt;</text:p>
          </table:table-cell>
        </table:table-row>
        <table:table-row table:style-name="ro1">
          <table:table-cell office:value-type="string" calcext:value-type="string">
            <text:p><text:tab/>&lt;score title="Breton Lullaby" path="Breton Lullaby.pdf" /&gt;</text:p>
          </table:table-cell>
        </table:table-row>
        <table:table-row table:style-name="ro1">
          <table:table-cell office:value-type="string" calcext:value-type="string">
            <text:p><text:tab/>&lt;score title="If" path="If.pdf" /&gt;</text:p>
          </table:table-cell>
        </table:table-row>
        <table:table-row table:style-name="ro1">
          <table:table-cell office:value-type="string" calcext:value-type="string">
            <text:p><text:tab/>&lt;score title="In My Life 2" path="In My Life 2.pdf" /&gt;</text:p>
          </table:table-cell>
        </table:table-row>
        <table:table-row table:style-name="ro1">
          <table:table-cell office:value-type="string" calcext:value-type="string">
            <text:p><text:tab/>&lt;score title="T'was Down in the Meadows (arr01: Einan)" path="T'was Down in the Meadows (arr01: Einan).pdf" /&gt;</text:p>
          </table:table-cell>
        </table:table-row>
        <table:table-row table:style-name="ro1">
          <table:table-cell office:value-type="string" calcext:value-type="string">
            <text:p><text:tab/>&lt;score title="Suo Gan 2" path="Suo Gan 2.pdf" /&gt;</text:p>
          </table:table-cell>
        </table:table-row>
        <table:table-row table:style-name="ro1">
          <table:table-cell office:value-type="string" calcext:value-type="string">
            <text:p><text:tab/>&lt;score title="Crying Waltz" path="Crying Waltz 2.pdf" /&gt;</text:p>
          </table:table-cell>
        </table:table-row>
        <table:table-row table:style-name="ro1">
          <table:table-cell office:value-type="string" calcext:value-type="string">
            <text:p><text:tab/>&lt;score title="Ae Fond Kiss - Duet" path="Ae Fond Kiss - Duet.pdf" /&gt;</text:p>
          </table:table-cell>
        </table:table-row>
        <table:table-row table:style-name="ro1">
          <table:table-cell office:value-type="string" calcext:value-type="string">
            <text:p><text:tab/>&lt;score title="June's Lullaby 3 parts" path="June's Lullaby 3 parts.pdf" /&gt;</text:p>
          </table:table-cell>
        </table:table-row>
        <table:table-row table:style-name="ro1">
          <table:table-cell office:value-type="string" calcext:value-type="string">
            <text:p>&lt;/forScore&gt;&lt;?xml version="1.0" encoding="UTF-8" ?&gt;</text:p>
          </table:table-cell>
        </table:table-row>
        <table:table-row table:style-name="ro1">
          <table:table-cell office:value-type="string" calcext:value-type="string">
            <text:p>&lt;forScore kind="setlist" version="1.0" title="W&amp;S Working"&gt;</text:p>
          </table:table-cell>
        </table:table-row>
        <table:table-row table:style-name="ro1">
          <table:table-cell office:value-type="string" calcext:value-type="string">
            <text:p><text:tab/>&lt;score title="Saints on the Train" path="Saints on the Train.pdf" /&gt;</text:p>
          </table:table-cell>
        </table:table-row>
        <table:table-row table:style-name="ro1">
          <table:table-cell office:value-type="string" calcext:value-type="string">
            <text:p><text:tab/>&lt;score title="Faded Coat of Blue - Conger" path="Faded Coat of Blue - Conger.pdf" /&gt;</text:p>
          </table:table-cell>
        </table:table-row>
        <table:table-row table:style-name="ro1">
          <table:table-cell office:value-type="string" calcext:value-type="string">
            <text:p><text:tab/>&lt;score title="Faded Coat of Blue SMN" path="Faded Coat of Blue SMN.pdf" /&gt;</text:p>
          </table:table-cell>
        </table:table-row>
        <table:table-row table:style-name="ro1">
          <table:table-cell office:value-type="string" calcext:value-type="string">
            <text:p><text:tab/>&lt;score title="You're a Grand Old Flag" path="You're a Grand Old Flag.pdf" /&gt;</text:p>
          </table:table-cell>
        </table:table-row>
        <table:table-row table:style-name="ro1">
          <table:table-cell office:value-type="string" calcext:value-type="string">
            <text:p><text:tab/>&lt;score title="Camp Meeting 4th of July (arr02: TW &amp; Seifert)" path="Camp Meeting 4th of July (arr02: TW &amp; Seifert).pdf" /&gt;</text:p>
          </table:table-cell>
        </table:table-row>
        <table:table-row table:style-name="ro1">
          <table:table-cell office:value-type="string" calcext:value-type="string">
            <text:p><text:tab/>&lt;score title="This Land is Your Land - Dulcimer TAB" path="This Land is Your Land - Dulcimer TAB.pdf" /&gt;</text:p>
          </table:table-cell>
        </table:table-row>
        <table:table-row table:style-name="ro1">
          <table:table-cell office:value-type="string" calcext:value-type="string">
            <text:p><text:tab/>&lt;score title="You Are My Sunshine with harmony" path="You Are My Sunshine with harmony.pdf" /&gt;</text:p>
          </table:table-cell>
        </table:table-row>
        <table:table-row table:style-name="ro1">
          <table:table-cell office:value-type="string" calcext:value-type="string">
            <text:p><text:tab/>&lt;score title="Spanish Lady, arr01, r04" path="Spanish Lady, arr01, r04.pdf" /&gt;</text:p>
          </table:table-cell>
        </table:table-row>
        <table:table-row table:style-name="ro1">
          <table:table-cell office:value-type="string" calcext:value-type="string">
            <text:p><text:tab/>&lt;score title="Big Scioti (arr01: Tull)" path="Big Scioti (arr01: Tull).pdf" /&gt;</text:p>
          </table:table-cell>
        </table:table-row>
        <table:table-row table:style-name="ro1">
          <table:table-cell office:value-type="string" calcext:value-type="string">
            <text:p><text:tab/>&lt;score title="Mississippi Sawyer (arr04: Seifert 4-Part)" path="Mississippi Sawyer (arr04: Seifert 4-Part).pdf" /&gt;</text:p>
          </table:table-cell>
        </table:table-row>
        <table:table-row table:style-name="ro1">
          <table:table-cell office:value-type="string" calcext:value-type="string">
            <text:p><text:tab/>&lt;score title="Wildwood Flower (arr01:Haas)" path="Wildwood Flower (arr01:Haas).pdf" /&gt;</text:p>
          </table:table-cell>
        </table:table-row>
        <table:table-row table:style-name="ro1">
          <table:table-cell office:value-type="string" calcext:value-type="string">
            <text:p><text:tab/>&lt;score title="Wildwood Flower TW" path="Wildwood Flower TW.pdf" /&gt;</text:p>
          </table:table-cell>
        </table:table-row>
        <table:table-row table:style-name="ro1">
          <table:table-cell office:value-type="string" calcext:value-type="string">
            <text:p><text:tab/>&lt;score title="Wildwood Fingerpicked" path="Wildwood Fingerpicked.pdf" /&gt;</text:p>
          </table:table-cell>
        </table:table-row>
        <table:table-row table:style-name="ro1">
          <table:table-cell office:value-type="string" calcext:value-type="string">
            <text:p><text:tab/>&lt;score title="Whiskey Before Breakfast - 5 Parts" path="Whiskey Before Breakfast - 5 Parts.pdf" /&gt;</text:p>
          </table:table-cell>
        </table:table-row>
        <table:table-row table:style-name="ro1">
          <table:table-cell office:value-type="string" calcext:value-type="string">
            <text:p><text:tab/>&lt;score title="Contributing to the Delinquency Of Am (arr01)" path="Contributing to the Delinquency Of Am (arr01).pdf" /&gt;</text:p>
          </table:table-cell>
        </table:table-row>
        <table:table-row table:style-name="ro1">
          <table:table-cell office:value-type="string" calcext:value-type="string">
            <text:p><text:tab/>&lt;score title="Yesterday_SMN" path="Yesterday_SMN.pdf" /&gt;</text:p>
          </table:table-cell>
        </table:table-row>
        <table:table-row table:style-name="ro1">
          <table:table-cell office:value-type="string" calcext:value-type="string">
            <text:p><text:tab/>&lt;score title="St. James Infirmary Bass" path="St. James Infirmary Bass.pdf" /&gt;</text:p>
          </table:table-cell>
        </table:table-row>
        <table:table-row table:style-name="ro1">
          <table:table-cell office:value-type="string" calcext:value-type="string">
            <text:p><text:tab/>&lt;score title="Wade Water Motherless Bass" path="Wade Water Motherless Bass.pdf" /&gt;</text:p>
          </table:table-cell>
        </table:table-row>
        <table:table-row table:style-name="ro1">
          <table:table-cell office:value-type="string" calcext:value-type="string">
            <text:p><text:tab/>&lt;score title="Crying Waltz" path="Crying Waltz 2.pdf" /&gt;</text:p>
          </table:table-cell>
        </table:table-row>
        <table:table-row table:style-name="ro1">
          <table:table-cell office:value-type="string" calcext:value-type="string">
            <text:p><text:tab/>&lt;score title="Ae Fond Kiss - Duet" path="Ae Fond Kiss - Duet.pdf" /&gt;</text:p>
          </table:table-cell>
        </table:table-row>
        <table:table-row table:style-name="ro1">
          <table:table-cell office:value-type="string" calcext:value-type="string">
            <text:p><text:tab/>&lt;score title="June's Lullaby 3 parts" path="June's Lullaby 3 parts.pdf" /&gt;</text:p>
          </table:table-cell>
        </table:table-row>
        <table:table-row table:style-name="ro1">
          <table:table-cell office:value-type="string" calcext:value-type="string">
            <text:p>&lt;/forScore&gt;</text:p>
          </table:table-cell>
        </table:table-row>
      </table:table>
      <table:table table:name="IntermediateCalcs" table:style-name="ta1">
        <table:table-column table:style-name="co3" table:default-cell-style-name="Default"/>
        <table:table-column table:style-name="co4" table:default-cell-style-name="ce5"/>
        <table:table-column table:style-name="co2" table:number-columns-repeated="3" table:default-cell-style-name="ce5"/>
        <table:table-column table:style-name="co5" table:default-cell-style-name="ce5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/>
          <table:table-cell table:style-name="ce4" office:value-type="string" calcext:value-type="string">
            <text:p>XML Open Y/N?</text:p>
          </table:table-cell>
          <table:table-cell table:style-name="ce4" office:value-type="string" calcext:value-type="string">
            <text:p>XML Close Y/N?</text:p>
          </table:table-cell>
          <table:table-cell table:style-name="ce4" office:value-type="string" calcext:value-type="string">
            <text:p>Setlist Open Y/N?</text:p>
          </table:table-cell>
          <table:table-cell table:style-name="ce4" office:value-type="string" calcext:value-type="string">
            <text:p>Setlist Close Y/N?</text:p>
          </table:table-cell>
          <table:table-cell table:style-name="ce4" office:value-type="string" calcext:value-type="string">
            <text:p>Score Y/N?</text:p>
          </table:table-cell>
          <table:table-cell table:style-name="ce11" office:value-type="string" calcext:value-type="string">
            <text:p>SetList Name</text:p>
          </table:table-cell>
          <table:table-cell table:style-name="ce11" office:value-type="string" calcext:value-type="string">
            <text:p>Score Title</text:p>
          </table:table-cell>
          <table:table-cell table:style-name="ce11" office:value-type="string" calcext:value-type="string">
            <text:p>File Name</text:p>
          </table:table-cell>
          <table:table-cell table:style-name="ce13"/>
          <table:table-cell table:style-name="ce14" office:value-type="string" calcext:value-type="string">
            <text:p>Setlist Enclosure</text:p>
          </table:table-cell>
          <table:table-cell table:style-name="ce14" office:value-type="string" calcext:value-type="string">
            <text:p>Score Item</text:p>
          </table:table-cell>
          <table:table-cell table:style-name="ce14" office:value-type="string" calcext:value-type="string">
            <text:p>XML Enclosure</text:p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]));IF(ISBLANK([$'Setlist Input'.A3]);1;0);0)" office:value-type="float" office:value="0" calcext:value-type="float">
            <text:p>0</text:p>
          </table:table-cell>
          <table:table-cell table:style-name="ce6" table:formula="of:=ISNUMBER(SEARCH(&quot;kind=&quot;;[$'Setlist Input'.A2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]))" office:value-type="boolean" office:boolean-value="false" calcext:value-type="boolean">
            <text:p>FALSE</text:p>
          </table:table-cell>
          <table:table-cell table:formula="of:=IF([.D2];MID([$'Setlist Input'.A2];SEARCH(&quot;title=&quot;;[$'Setlist Input'.A2])+7;(SEARCH(&quot;&gt;&quot;;[$'Setlist Input'.A2])-1)-(SEARCH(&quot;title=&quot;;[$'Setlist Input'.A2])+7));&quot;&quot;)" office:value-type="string" office:string-value="Christmas - Variety" calcext:value-type="string">
            <text:p>Christmas - Variety</text:p>
          </table:table-cell>
          <table:table-cell table:formula="of:=IF([.F2];MID([$'Setlist Input'.A2];SEARCH(&quot;score title=&quot;;[$'Setlist Input'.A2])+13;(SEARCH(&quot;path=&quot;;[$'Setlist Input'.A2])-2)-(SEARCH(&quot;score title=&quot;;[$'Setlist Input'.A2])+13));&quot;&quot;)">
            <text:p/>
          </table:table-cell>
          <table:table-cell table:formula="of:=IF([.F2];MID([$'Setlist Input'.A2];SEARCH(&quot;path=&quot;;[$'Setlist Input'.A2])+6;(SEARCH(&quot;&gt;&quot;;[$'Setlist Input'.A2])-3)-(SEARCH(&quot;path=&quot;;[$'Setlist Input'.A2])+6));&quot;&quot;)">
            <text:p/>
          </table:table-cell>
          <table:table-cell/>
          <table:table-cell table:formula="of:=IF([.D2];&quot;&lt;Setlist&gt;&lt;Name&gt;&quot;&amp;[.G2]&amp;&quot;&lt;/Name&gt;&quot;;IF([.E2];&quot;&lt;/Setlist&gt;&quot;;&quot;&quot;))" office:value-type="string" office:string-value="&lt;Setlist&gt;&lt;Name&gt;Christmas - Variety&lt;/Name&gt;" calcext:value-type="string">
            <text:p>&lt;Setlist&gt;&lt;Name&gt;Christmas - Variety&lt;/Name&gt;</text:p>
          </table:table-cell>
          <table:table-cell table:formula="of:=IF([.F2];&quot;&lt;Song&gt;&lt;Title&gt;&quot;&amp;[.H2]&amp;&quot;&lt;/Title&gt;&lt;FileName&gt;&quot;&amp;[.I2]&amp;&quot;&lt;/FileName&gt;&lt;/FileType&gt;1&lt;/FileType&gt;&quot;;&quot;&quot;)">
            <text:p/>
          </table:table-cell>
          <table:table-cell table:formula="of:=IF([.C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]));IF(ISBLANK([$'Setlist Input'.A4]);1;0);0)" office:value-type="float" office:value="0" calcext:value-type="float">
            <text:p>0</text:p>
          </table:table-cell>
          <table:table-cell table:style-name="ce6" table:formula="of:=ISNUMBER(SEARCH(&quot;kind=&quot;;[$'Setlist Input'.A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]))" office:value-type="boolean" office:boolean-value="true" calcext:value-type="boolean">
            <text:p>TRUE</text:p>
          </table:table-cell>
          <table:table-cell table:formula="of:=IF([.D3];MID([$'Setlist Input'.A3];SEARCH(&quot;title=&quot;;[$'Setlist Input'.A3])+7;(SEARCH(&quot;&gt;&quot;;[$'Setlist Input'.A3])-1)-(SEARCH(&quot;title=&quot;;[$'Setlist Input'.A3])+7));&quot;&quot;)">
            <text:p/>
          </table:table-cell>
          <table:table-cell table:formula="of:=IF([.F3];MID([$'Setlist Input'.A3];SEARCH(&quot;score title=&quot;;[$'Setlist Input'.A3])+13;(SEARCH(&quot;path=&quot;;[$'Setlist Input'.A3])-2)-(SEARCH(&quot;score title=&quot;;[$'Setlist Input'.A3])+13));&quot;&quot;)" office:value-type="string" office:string-value="Christmas Time is Coming.tef" calcext:value-type="string">
            <text:p>Christmas Time is Coming.tef</text:p>
          </table:table-cell>
          <table:table-cell table:formula="of:=IF([.F3];MID([$'Setlist Input'.A3];SEARCH(&quot;path=&quot;;[$'Setlist Input'.A3])+6;(SEARCH(&quot;&gt;&quot;;[$'Setlist Input'.A3])-3)-(SEARCH(&quot;path=&quot;;[$'Setlist Input'.A3])+6));&quot;&quot;)" office:value-type="string" office:string-value="Christmas Time is Coming.tef.pdf" calcext:value-type="string">
            <text:p>Christmas Time is Coming.tef.pdf</text:p>
          </table:table-cell>
          <table:table-cell/>
          <table:table-cell table:formula="of:=IF([.D3];&quot;&lt;Setlist&gt;&lt;Name&gt;&quot;&amp;[.G3]&amp;&quot;&lt;/Name&gt;&quot;;IF([.E3];&quot;&lt;/Setlist&gt;&quot;;&quot;&quot;))">
            <text:p/>
          </table:table-cell>
          <table:table-cell table:formula="of:=IF([.F3];&quot;&lt;Song&gt;&lt;Title&gt;&quot;&amp;[.H3]&amp;&quot;&lt;/Title&gt;&lt;FileName&gt;&quot;&amp;[.I3]&amp;&quot;&lt;/FileName&gt;&lt;/FileType&gt;1&lt;/FileType&gt;&quot;;&quot;&quot;)" office:value-type="string" office:string-value="&lt;Song&gt;&lt;Title&gt;Christmas Time is Coming.tef&lt;/Title&gt;&lt;FileName&gt;Christmas Time is Coming.tef.pdf&lt;/FileName&gt;&lt;/FileType&gt;1&lt;/FileType&gt;" calcext:value-type="string">
            <text:p>&lt;Song&gt;&lt;Title&gt;Christmas Time is Coming.tef&lt;/Title&gt;&lt;FileName&gt;Christmas Time is Coming.tef.pdf&lt;/FileName&gt;&lt;/FileType&gt;1&lt;/FileType&gt;</text:p>
          </table:table-cell>
          <table:table-cell table:formula="of:=IF([.C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]));IF(ISBLANK([$'Setlist Input'.A5]);1;0);0)" office:value-type="float" office:value="0" calcext:value-type="float">
            <text:p>0</text:p>
          </table:table-cell>
          <table:table-cell table:style-name="ce6" table:formula="of:=ISNUMBER(SEARCH(&quot;kind=&quot;;[$'Setlist Input'.A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]))" office:value-type="boolean" office:boolean-value="true" calcext:value-type="boolean">
            <text:p>TRUE</text:p>
          </table:table-cell>
          <table:table-cell table:formula="of:=IF([.D4];MID([$'Setlist Input'.A4];SEARCH(&quot;title=&quot;;[$'Setlist Input'.A4])+7;(SEARCH(&quot;&gt;&quot;;[$'Setlist Input'.A4])-1)-(SEARCH(&quot;title=&quot;;[$'Setlist Input'.A4])+7));&quot;&quot;)">
            <text:p/>
          </table:table-cell>
          <table:table-cell table:formula="of:=IF([.F4];MID([$'Setlist Input'.A4];SEARCH(&quot;score title=&quot;;[$'Setlist Input'.A4])+13;(SEARCH(&quot;path=&quot;;[$'Setlist Input'.A4])-2)-(SEARCH(&quot;score title=&quot;;[$'Setlist Input'.A4])+13));&quot;&quot;)" office:value-type="string" office:string-value="Carol of the Bells" calcext:value-type="string">
            <text:p>Carol of the Bells</text:p>
          </table:table-cell>
          <table:table-cell table:formula="of:=IF([.F4];MID([$'Setlist Input'.A4];SEARCH(&quot;path=&quot;;[$'Setlist Input'.A4])+6;(SEARCH(&quot;&gt;&quot;;[$'Setlist Input'.A4])-3)-(SEARCH(&quot;path=&quot;;[$'Setlist Input'.A4])+6));&quot;&quot;)" office:value-type="string" office:string-value="Carol of the Bells.pdf" calcext:value-type="string">
            <text:p>Carol of the Bells.pdf</text:p>
          </table:table-cell>
          <table:table-cell/>
          <table:table-cell table:formula="of:=IF([.D4];&quot;&lt;Setlist&gt;&lt;Name&gt;&quot;&amp;[.G4]&amp;&quot;&lt;/Name&gt;&quot;;IF([.E4];&quot;&lt;/Setlist&gt;&quot;;&quot;&quot;))">
            <text:p/>
          </table:table-cell>
          <table:table-cell table:formula="of:=IF([.F4];&quot;&lt;Song&gt;&lt;Title&gt;&quot;&amp;[.H4]&amp;&quot;&lt;/Title&gt;&lt;FileName&gt;&quot;&amp;[.I4]&amp;&quot;&lt;/FileName&gt;&lt;/FileType&gt;1&lt;/FileType&gt;&quot;;&quot;&quot;)" office:value-type="string" office:string-value="&lt;Song&gt;&lt;Title&gt;Carol of the Bells&lt;/Title&gt;&lt;FileName&gt;Carol of the Bells.pdf&lt;/FileName&gt;&lt;/FileType&gt;1&lt;/FileType&gt;" calcext:value-type="string">
            <text:p>&lt;Song&gt;&lt;Title&gt;Carol of the Bells&lt;/Title&gt;&lt;FileName&gt;Carol of the Bells.pdf&lt;/FileName&gt;&lt;/FileType&gt;1&lt;/FileType&gt;</text:p>
          </table:table-cell>
          <table:table-cell table:formula="of:=IF([.C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]));IF(ISBLANK([$'Setlist Input'.A6]);1;0);0)" office:value-type="float" office:value="0" calcext:value-type="float">
            <text:p>0</text:p>
          </table:table-cell>
          <table:table-cell table:style-name="ce6" table:formula="of:=ISNUMBER(SEARCH(&quot;kind=&quot;;[$'Setlist Input'.A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]))" office:value-type="boolean" office:boolean-value="true" calcext:value-type="boolean">
            <text:p>TRUE</text:p>
          </table:table-cell>
          <table:table-cell table:formula="of:=IF([.D5];MID([$'Setlist Input'.A5];SEARCH(&quot;title=&quot;;[$'Setlist Input'.A5])+7;(SEARCH(&quot;&gt;&quot;;[$'Setlist Input'.A5])-1)-(SEARCH(&quot;title=&quot;;[$'Setlist Input'.A5])+7));&quot;&quot;)">
            <text:p/>
          </table:table-cell>
          <table:table-cell table:formula="of:=IF([.F5];MID([$'Setlist Input'.A5];SEARCH(&quot;score title=&quot;;[$'Setlist Input'.A5])+13;(SEARCH(&quot;path=&quot;;[$'Setlist Input'.A5])-2)-(SEARCH(&quot;score title=&quot;;[$'Setlist Input'.A5])+13));&quot;&quot;)" office:value-type="string" office:string-value="Three Kings Parody" calcext:value-type="string">
            <text:p>Three Kings Parody</text:p>
          </table:table-cell>
          <table:table-cell table:formula="of:=IF([.F5];MID([$'Setlist Input'.A5];SEARCH(&quot;path=&quot;;[$'Setlist Input'.A5])+6;(SEARCH(&quot;&gt;&quot;;[$'Setlist Input'.A5])-3)-(SEARCH(&quot;path=&quot;;[$'Setlist Input'.A5])+6));&quot;&quot;)" office:value-type="string" office:string-value="Three Kings Parody.pdf" calcext:value-type="string">
            <text:p>Three Kings Parody.pdf</text:p>
          </table:table-cell>
          <table:table-cell/>
          <table:table-cell table:formula="of:=IF([.D5];&quot;&lt;Setlist&gt;&lt;Name&gt;&quot;&amp;[.G5]&amp;&quot;&lt;/Name&gt;&quot;;IF([.E5];&quot;&lt;/Setlist&gt;&quot;;&quot;&quot;))">
            <text:p/>
          </table:table-cell>
          <table:table-cell table:formula="of:=IF([.F5];&quot;&lt;Song&gt;&lt;Title&gt;&quot;&amp;[.H5]&amp;&quot;&lt;/Title&gt;&lt;FileName&gt;&quot;&amp;[.I5]&amp;&quot;&lt;/FileName&gt;&lt;/FileType&gt;1&lt;/FileType&gt;&quot;;&quot;&quot;)" office:value-type="string" office:string-value="&lt;Song&gt;&lt;Title&gt;Three Kings Parody&lt;/Title&gt;&lt;FileName&gt;Three Kings Parody.pdf&lt;/FileName&gt;&lt;/FileType&gt;1&lt;/FileType&gt;" calcext:value-type="string">
            <text:p>&lt;Song&gt;&lt;Title&gt;Three Kings Parody&lt;/Title&gt;&lt;FileName&gt;Three Kings Parody.pdf&lt;/FileName&gt;&lt;/FileType&gt;1&lt;/FileType&gt;</text:p>
          </table:table-cell>
          <table:table-cell table:formula="of:=IF([.C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]));IF(ISBLANK([$'Setlist Input'.A7]);1;0);0)" office:value-type="float" office:value="0" calcext:value-type="float">
            <text:p>0</text:p>
          </table:table-cell>
          <table:table-cell table:style-name="ce6" table:formula="of:=ISNUMBER(SEARCH(&quot;kind=&quot;;[$'Setlist Input'.A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]))" office:value-type="boolean" office:boolean-value="true" calcext:value-type="boolean">
            <text:p>TRUE</text:p>
          </table:table-cell>
          <table:table-cell table:formula="of:=IF([.D6];MID([$'Setlist Input'.A6];SEARCH(&quot;title=&quot;;[$'Setlist Input'.A6])+7;(SEARCH(&quot;&gt;&quot;;[$'Setlist Input'.A6])-1)-(SEARCH(&quot;title=&quot;;[$'Setlist Input'.A6])+7));&quot;&quot;)">
            <text:p/>
          </table:table-cell>
          <table:table-cell table:formula="of:=IF([.F6];MID([$'Setlist Input'.A6];SEARCH(&quot;score title=&quot;;[$'Setlist Input'.A6])+13;(SEARCH(&quot;path=&quot;;[$'Setlist Input'.A6])-2)-(SEARCH(&quot;score title=&quot;;[$'Setlist Input'.A6])+13));&quot;&quot;)" office:value-type="string" office:string-value="Appalachian Carol Multi SMN" calcext:value-type="string">
            <text:p>Appalachian Carol Multi SMN</text:p>
          </table:table-cell>
          <table:table-cell table:formula="of:=IF([.F6];MID([$'Setlist Input'.A6];SEARCH(&quot;path=&quot;;[$'Setlist Input'.A6])+6;(SEARCH(&quot;&gt;&quot;;[$'Setlist Input'.A6])-3)-(SEARCH(&quot;path=&quot;;[$'Setlist Input'.A6])+6));&quot;&quot;)" office:value-type="string" office:string-value="Appalachian Carol Multi SMN.pdf" calcext:value-type="string">
            <text:p>Appalachian Carol Multi SMN.pdf</text:p>
          </table:table-cell>
          <table:table-cell/>
          <table:table-cell table:formula="of:=IF([.D6];&quot;&lt;Setlist&gt;&lt;Name&gt;&quot;&amp;[.G6]&amp;&quot;&lt;/Name&gt;&quot;;IF([.E6];&quot;&lt;/Setlist&gt;&quot;;&quot;&quot;))">
            <text:p/>
          </table:table-cell>
          <table:table-cell table:formula="of:=IF([.F6];&quot;&lt;Song&gt;&lt;Title&gt;&quot;&amp;[.H6]&amp;&quot;&lt;/Title&gt;&lt;FileName&gt;&quot;&amp;[.I6]&amp;&quot;&lt;/FileName&gt;&lt;/FileType&gt;1&lt;/FileType&gt;&quot;;&quot;&quot;)" office:value-type="string" office:string-value="&lt;Song&gt;&lt;Title&gt;Appalachian Carol Multi SMN&lt;/Title&gt;&lt;FileName&gt;Appalachian Carol Multi SMN.pdf&lt;/FileName&gt;&lt;/FileType&gt;1&lt;/FileType&gt;" calcext:value-type="string">
            <text:p>&lt;Song&gt;&lt;Title&gt;Appalachian Carol Multi SMN&lt;/Title&gt;&lt;FileName&gt;Appalachian Carol Multi SMN.pdf&lt;/FileName&gt;&lt;/FileType&gt;1&lt;/FileType&gt;</text:p>
          </table:table-cell>
          <table:table-cell table:formula="of:=IF([.C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]));IF(ISBLANK([$'Setlist Input'.A8]);1;0);0)" office:value-type="float" office:value="0" calcext:value-type="float">
            <text:p>0</text:p>
          </table:table-cell>
          <table:table-cell table:style-name="ce6" table:formula="of:=ISNUMBER(SEARCH(&quot;kind=&quot;;[$'Setlist Input'.A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]))" office:value-type="boolean" office:boolean-value="true" calcext:value-type="boolean">
            <text:p>TRUE</text:p>
          </table:table-cell>
          <table:table-cell table:formula="of:=IF([.D7];MID([$'Setlist Input'.A7];SEARCH(&quot;title=&quot;;[$'Setlist Input'.A7])+7;(SEARCH(&quot;&gt;&quot;;[$'Setlist Input'.A7])-1)-(SEARCH(&quot;title=&quot;;[$'Setlist Input'.A7])+7));&quot;&quot;)">
            <text:p/>
          </table:table-cell>
          <table:table-cell table:formula="of:=IF([.F7];MID([$'Setlist Input'.A7];SEARCH(&quot;score title=&quot;;[$'Setlist Input'.A7])+13;(SEARCH(&quot;path=&quot;;[$'Setlist Input'.A7])-2)-(SEARCH(&quot;score title=&quot;;[$'Setlist Input'.A7])+13));&quot;&quot;)" office:value-type="string" office:string-value="Appalachian Carol" calcext:value-type="string">
            <text:p>Appalachian Carol</text:p>
          </table:table-cell>
          <table:table-cell table:formula="of:=IF([.F7];MID([$'Setlist Input'.A7];SEARCH(&quot;path=&quot;;[$'Setlist Input'.A7])+6;(SEARCH(&quot;&gt;&quot;;[$'Setlist Input'.A7])-3)-(SEARCH(&quot;path=&quot;;[$'Setlist Input'.A7])+6));&quot;&quot;)" office:value-type="string" office:string-value="Appalachian Carol.pdf" calcext:value-type="string">
            <text:p>Appalachian Carol.pdf</text:p>
          </table:table-cell>
          <table:table-cell/>
          <table:table-cell table:formula="of:=IF([.D7];&quot;&lt;Setlist&gt;&lt;Name&gt;&quot;&amp;[.G7]&amp;&quot;&lt;/Name&gt;&quot;;IF([.E7];&quot;&lt;/Setlist&gt;&quot;;&quot;&quot;))">
            <text:p/>
          </table:table-cell>
          <table:table-cell table:formula="of:=IF([.F7];&quot;&lt;Song&gt;&lt;Title&gt;&quot;&amp;[.H7]&amp;&quot;&lt;/Title&gt;&lt;FileName&gt;&quot;&amp;[.I7]&amp;&quot;&lt;/FileName&gt;&lt;/FileType&gt;1&lt;/FileType&gt;&quot;;&quot;&quot;)" office:value-type="string" office:string-value="&lt;Song&gt;&lt;Title&gt;Appalachian Carol&lt;/Title&gt;&lt;FileName&gt;Appalachian Carol.pdf&lt;/FileName&gt;&lt;/FileType&gt;1&lt;/FileType&gt;" calcext:value-type="string">
            <text:p>&lt;Song&gt;&lt;Title&gt;Appalachian Carol&lt;/Title&gt;&lt;FileName&gt;Appalachian Carol.pdf&lt;/FileName&gt;&lt;/FileType&gt;1&lt;/FileType&gt;</text:p>
          </table:table-cell>
          <table:table-cell table:formula="of:=IF([.C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]));IF(ISBLANK([$'Setlist Input'.A9]);1;0);0)" office:value-type="float" office:value="0" calcext:value-type="float">
            <text:p>0</text:p>
          </table:table-cell>
          <table:table-cell table:style-name="ce6" table:formula="of:=ISNUMBER(SEARCH(&quot;kind=&quot;;[$'Setlist Input'.A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]))" office:value-type="boolean" office:boolean-value="true" calcext:value-type="boolean">
            <text:p>TRUE</text:p>
          </table:table-cell>
          <table:table-cell table:formula="of:=IF([.D8];MID([$'Setlist Input'.A8];SEARCH(&quot;title=&quot;;[$'Setlist Input'.A8])+7;(SEARCH(&quot;&gt;&quot;;[$'Setlist Input'.A8])-1)-(SEARCH(&quot;title=&quot;;[$'Setlist Input'.A8])+7));&quot;&quot;)">
            <text:p/>
          </table:table-cell>
          <table:table-cell table:formula="of:=IF([.F8];MID([$'Setlist Input'.A8];SEARCH(&quot;score title=&quot;;[$'Setlist Input'.A8])+13;(SEARCH(&quot;path=&quot;;[$'Setlist Input'.A8])-2)-(SEARCH(&quot;score title=&quot;;[$'Setlist Input'.A8])+13));&quot;&quot;)" office:value-type="string" office:string-value="Silent Night, Simple &amp; Appeg" calcext:value-type="string">
            <text:p>Silent Night, Simple &amp; Appeg</text:p>
          </table:table-cell>
          <table:table-cell table:formula="of:=IF([.F8];MID([$'Setlist Input'.A8];SEARCH(&quot;path=&quot;;[$'Setlist Input'.A8])+6;(SEARCH(&quot;&gt;&quot;;[$'Setlist Input'.A8])-3)-(SEARCH(&quot;path=&quot;;[$'Setlist Input'.A8])+6));&quot;&quot;)" office:value-type="string" office:string-value="Silent Night, Simple &amp; Appeg.pdf" calcext:value-type="string">
            <text:p>Silent Night, Simple &amp; Appeg.pdf</text:p>
          </table:table-cell>
          <table:table-cell/>
          <table:table-cell table:formula="of:=IF([.D8];&quot;&lt;Setlist&gt;&lt;Name&gt;&quot;&amp;[.G8]&amp;&quot;&lt;/Name&gt;&quot;;IF([.E8];&quot;&lt;/Setlist&gt;&quot;;&quot;&quot;))">
            <text:p/>
          </table:table-cell>
          <table:table-cell table:formula="of:=IF([.F8];&quot;&lt;Song&gt;&lt;Title&gt;&quot;&amp;[.H8]&amp;&quot;&lt;/Title&gt;&lt;FileName&gt;&quot;&amp;[.I8]&amp;&quot;&lt;/FileName&gt;&lt;/FileType&gt;1&lt;/FileType&gt;&quot;;&quot;&quot;)" office:value-type="string" office:string-value="&lt;Song&gt;&lt;Title&gt;Silent Night, Simple &amp; Appeg&lt;/Title&gt;&lt;FileName&gt;Silent Night, Simple &amp; Appeg.pdf&lt;/FileName&gt;&lt;/FileType&gt;1&lt;/FileType&gt;" calcext:value-type="string">
            <text:p>&lt;Song&gt;&lt;Title&gt;Silent Night, Simple &amp; Appeg&lt;/Title&gt;&lt;FileName&gt;Silent Night, Simple &amp; Appeg.pdf&lt;/FileName&gt;&lt;/FileType&gt;1&lt;/FileType&gt;</text:p>
          </table:table-cell>
          <table:table-cell table:formula="of:=IF([.C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]));IF(ISBLANK([$'Setlist Input'.A10]);1;0);0)" office:value-type="float" office:value="0" calcext:value-type="float">
            <text:p>0</text:p>
          </table:table-cell>
          <table:table-cell table:style-name="ce6" table:formula="of:=ISNUMBER(SEARCH(&quot;kind=&quot;;[$'Setlist Input'.A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]))" office:value-type="boolean" office:boolean-value="true" calcext:value-type="boolean">
            <text:p>TRUE</text:p>
          </table:table-cell>
          <table:table-cell table:formula="of:=IF([.D9];MID([$'Setlist Input'.A9];SEARCH(&quot;title=&quot;;[$'Setlist Input'.A9])+7;(SEARCH(&quot;&gt;&quot;;[$'Setlist Input'.A9])-1)-(SEARCH(&quot;title=&quot;;[$'Setlist Input'.A9])+7));&quot;&quot;)">
            <text:p/>
          </table:table-cell>
          <table:table-cell table:formula="of:=IF([.F9];MID([$'Setlist Input'.A9];SEARCH(&quot;score title=&quot;;[$'Setlist Input'.A9])+13;(SEARCH(&quot;path=&quot;;[$'Setlist Input'.A9])-2)-(SEARCH(&quot;score title=&quot;;[$'Setlist Input'.A9])+13));&quot;&quot;)" office:value-type="string" office:string-value="Silent Night, Simple" calcext:value-type="string">
            <text:p>Silent Night, Simple</text:p>
          </table:table-cell>
          <table:table-cell table:formula="of:=IF([.F9];MID([$'Setlist Input'.A9];SEARCH(&quot;path=&quot;;[$'Setlist Input'.A9])+6;(SEARCH(&quot;&gt;&quot;;[$'Setlist Input'.A9])-3)-(SEARCH(&quot;path=&quot;;[$'Setlist Input'.A9])+6));&quot;&quot;)" office:value-type="string" office:string-value="Silent Night, Simple.pdf" calcext:value-type="string">
            <text:p>Silent Night, Simple.pdf</text:p>
          </table:table-cell>
          <table:table-cell/>
          <table:table-cell table:formula="of:=IF([.D9];&quot;&lt;Setlist&gt;&lt;Name&gt;&quot;&amp;[.G9]&amp;&quot;&lt;/Name&gt;&quot;;IF([.E9];&quot;&lt;/Setlist&gt;&quot;;&quot;&quot;))">
            <text:p/>
          </table:table-cell>
          <table:table-cell table:formula="of:=IF([.F9];&quot;&lt;Song&gt;&lt;Title&gt;&quot;&amp;[.H9]&amp;&quot;&lt;/Title&gt;&lt;FileName&gt;&quot;&amp;[.I9]&amp;&quot;&lt;/FileName&gt;&lt;/FileType&gt;1&lt;/FileType&gt;&quot;;&quot;&quot;)" office:value-type="string" office:string-value="&lt;Song&gt;&lt;Title&gt;Silent Night, Simple&lt;/Title&gt;&lt;FileName&gt;Silent Night, Simple.pdf&lt;/FileName&gt;&lt;/FileType&gt;1&lt;/FileType&gt;" calcext:value-type="string">
            <text:p>&lt;Song&gt;&lt;Title&gt;Silent Night, Simple&lt;/Title&gt;&lt;FileName&gt;Silent Night, Simple.pdf&lt;/FileName&gt;&lt;/FileType&gt;1&lt;/FileType&gt;</text:p>
          </table:table-cell>
          <table:table-cell table:formula="of:=IF([.C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]));IF(ISBLANK([$'Setlist Input'.A11]);1;0);0)" office:value-type="float" office:value="0" calcext:value-type="float">
            <text:p>0</text:p>
          </table:table-cell>
          <table:table-cell table:style-name="ce6" table:formula="of:=ISNUMBER(SEARCH(&quot;kind=&quot;;[$'Setlist Input'.A1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]))" office:value-type="boolean" office:boolean-value="true" calcext:value-type="boolean">
            <text:p>TRUE</text:p>
          </table:table-cell>
          <table:table-cell table:formula="of:=IF([.D10];MID([$'Setlist Input'.A10];SEARCH(&quot;title=&quot;;[$'Setlist Input'.A10])+7;(SEARCH(&quot;&gt;&quot;;[$'Setlist Input'.A10])-1)-(SEARCH(&quot;title=&quot;;[$'Setlist Input'.A10])+7));&quot;&quot;)">
            <text:p/>
          </table:table-cell>
          <table:table-cell table:formula="of:=IF([.F10];MID([$'Setlist Input'.A10];SEARCH(&quot;score title=&quot;;[$'Setlist Input'.A10])+13;(SEARCH(&quot;path=&quot;;[$'Setlist Input'.A10])-2)-(SEARCH(&quot;score title=&quot;;[$'Setlist Input'.A10])+13));&quot;&quot;)" office:value-type="string" office:string-value="Silent Night duet" calcext:value-type="string">
            <text:p>Silent Night duet</text:p>
          </table:table-cell>
          <table:table-cell table:formula="of:=IF([.F10];MID([$'Setlist Input'.A10];SEARCH(&quot;path=&quot;;[$'Setlist Input'.A10])+6;(SEARCH(&quot;&gt;&quot;;[$'Setlist Input'.A10])-3)-(SEARCH(&quot;path=&quot;;[$'Setlist Input'.A10])+6));&quot;&quot;)" office:value-type="string" office:string-value="Silent Night duet.pdf" calcext:value-type="string">
            <text:p>Silent Night duet.pdf</text:p>
          </table:table-cell>
          <table:table-cell/>
          <table:table-cell table:formula="of:=IF([.D10];&quot;&lt;Setlist&gt;&lt;Name&gt;&quot;&amp;[.G10]&amp;&quot;&lt;/Name&gt;&quot;;IF([.E10];&quot;&lt;/Setlist&gt;&quot;;&quot;&quot;))">
            <text:p/>
          </table:table-cell>
          <table:table-cell table:formula="of:=IF([.F10];&quot;&lt;Song&gt;&lt;Title&gt;&quot;&amp;[.H10]&amp;&quot;&lt;/Title&gt;&lt;FileName&gt;&quot;&amp;[.I10]&amp;&quot;&lt;/FileName&gt;&lt;/FileType&gt;1&lt;/FileType&gt;&quot;;&quot;&quot;)" office:value-type="string" office:string-value="&lt;Song&gt;&lt;Title&gt;Silent Night duet&lt;/Title&gt;&lt;FileName&gt;Silent Night duet.pdf&lt;/FileName&gt;&lt;/FileType&gt;1&lt;/FileType&gt;" calcext:value-type="string">
            <text:p>&lt;Song&gt;&lt;Title&gt;Silent Night duet&lt;/Title&gt;&lt;FileName&gt;Silent Night duet.pdf&lt;/FileName&gt;&lt;/FileType&gt;1&lt;/FileType&gt;</text:p>
          </table:table-cell>
          <table:table-cell table:formula="of:=IF([.C1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]));IF(ISBLANK([$'Setlist Input'.A12]);1;0);0)" office:value-type="float" office:value="0" calcext:value-type="float">
            <text:p>0</text:p>
          </table:table-cell>
          <table:table-cell table:style-name="ce6" table:formula="of:=ISNUMBER(SEARCH(&quot;kind=&quot;;[$'Setlist Input'.A1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]))" office:value-type="boolean" office:boolean-value="true" calcext:value-type="boolean">
            <text:p>TRUE</text:p>
          </table:table-cell>
          <table:table-cell table:formula="of:=IF([.D11];MID([$'Setlist Input'.A11];SEARCH(&quot;title=&quot;;[$'Setlist Input'.A11])+7;(SEARCH(&quot;&gt;&quot;;[$'Setlist Input'.A11])-1)-(SEARCH(&quot;title=&quot;;[$'Setlist Input'.A11])+7));&quot;&quot;)">
            <text:p/>
          </table:table-cell>
          <table:table-cell table:formula="of:=IF([.F11];MID([$'Setlist Input'.A11];SEARCH(&quot;score title=&quot;;[$'Setlist Input'.A11])+13;(SEARCH(&quot;path=&quot;;[$'Setlist Input'.A11])-2)-(SEARCH(&quot;score title=&quot;;[$'Setlist Input'.A11])+13));&quot;&quot;)" office:value-type="string" office:string-value="O Little Town of Bethlehem, Multi" calcext:value-type="string">
            <text:p>O Little Town of Bethlehem, Multi</text:p>
          </table:table-cell>
          <table:table-cell table:formula="of:=IF([.F11];MID([$'Setlist Input'.A11];SEARCH(&quot;path=&quot;;[$'Setlist Input'.A11])+6;(SEARCH(&quot;&gt;&quot;;[$'Setlist Input'.A11])-3)-(SEARCH(&quot;path=&quot;;[$'Setlist Input'.A11])+6));&quot;&quot;)" office:value-type="string" office:string-value="O Little Town of Bethlehem, Multi.pdf" calcext:value-type="string">
            <text:p>O Little Town of Bethlehem, Multi.pdf</text:p>
          </table:table-cell>
          <table:table-cell/>
          <table:table-cell table:formula="of:=IF([.D11];&quot;&lt;Setlist&gt;&lt;Name&gt;&quot;&amp;[.G11]&amp;&quot;&lt;/Name&gt;&quot;;IF([.E11];&quot;&lt;/Setlist&gt;&quot;;&quot;&quot;))">
            <text:p/>
          </table:table-cell>
          <table:table-cell table:formula="of:=IF([.F11];&quot;&lt;Song&gt;&lt;Title&gt;&quot;&amp;[.H11]&amp;&quot;&lt;/Title&gt;&lt;FileName&gt;&quot;&amp;[.I11]&amp;&quot;&lt;/FileName&gt;&lt;/FileType&gt;1&lt;/FileType&gt;&quot;;&quot;&quot;)" office:value-type="string" office:string-value="&lt;Song&gt;&lt;Title&gt;O Little Town of Bethlehem, Multi&lt;/Title&gt;&lt;FileName&gt;O Little Town of Bethlehem, Multi.pdf&lt;/FileName&gt;&lt;/FileType&gt;1&lt;/FileType&gt;" calcext:value-type="string">
            <text:p>&lt;Song&gt;&lt;Title&gt;O Little Town of Bethlehem, Multi&lt;/Title&gt;&lt;FileName&gt;O Little Town of Bethlehem, Multi.pdf&lt;/FileName&gt;&lt;/FileType&gt;1&lt;/FileType&gt;</text:p>
          </table:table-cell>
          <table:table-cell table:formula="of:=IF([.C1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]));IF(ISBLANK([$'Setlist Input'.A13]);1;0);0)" office:value-type="float" office:value="0" calcext:value-type="float">
            <text:p>0</text:p>
          </table:table-cell>
          <table:table-cell table:style-name="ce6" table:formula="of:=ISNUMBER(SEARCH(&quot;kind=&quot;;[$'Setlist Input'.A1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]))" office:value-type="boolean" office:boolean-value="true" calcext:value-type="boolean">
            <text:p>TRUE</text:p>
          </table:table-cell>
          <table:table-cell table:formula="of:=IF([.D12];MID([$'Setlist Input'.A12];SEARCH(&quot;title=&quot;;[$'Setlist Input'.A12])+7;(SEARCH(&quot;&gt;&quot;;[$'Setlist Input'.A12])-1)-(SEARCH(&quot;title=&quot;;[$'Setlist Input'.A12])+7));&quot;&quot;)">
            <text:p/>
          </table:table-cell>
          <table:table-cell table:formula="of:=IF([.F12];MID([$'Setlist Input'.A12];SEARCH(&quot;score title=&quot;;[$'Setlist Input'.A12])+13;(SEARCH(&quot;path=&quot;;[$'Setlist Input'.A12])-2)-(SEARCH(&quot;score title=&quot;;[$'Setlist Input'.A12])+13));&quot;&quot;)" office:value-type="string" office:string-value="O Little Town of Bethlehem - K" calcext:value-type="string">
            <text:p>O Little Town of Bethlehem - K</text:p>
          </table:table-cell>
          <table:table-cell table:formula="of:=IF([.F12];MID([$'Setlist Input'.A12];SEARCH(&quot;path=&quot;;[$'Setlist Input'.A12])+6;(SEARCH(&quot;&gt;&quot;;[$'Setlist Input'.A12])-3)-(SEARCH(&quot;path=&quot;;[$'Setlist Input'.A12])+6));&quot;&quot;)" office:value-type="string" office:string-value="O Little Town of Bethlehem - K.pdf" calcext:value-type="string">
            <text:p>O Little Town of Bethlehem - K.pdf</text:p>
          </table:table-cell>
          <table:table-cell/>
          <table:table-cell table:formula="of:=IF([.D12];&quot;&lt;Setlist&gt;&lt;Name&gt;&quot;&amp;[.G12]&amp;&quot;&lt;/Name&gt;&quot;;IF([.E12];&quot;&lt;/Setlist&gt;&quot;;&quot;&quot;))">
            <text:p/>
          </table:table-cell>
          <table:table-cell table:formula="of:=IF([.F12];&quot;&lt;Song&gt;&lt;Title&gt;&quot;&amp;[.H12]&amp;&quot;&lt;/Title&gt;&lt;FileName&gt;&quot;&amp;[.I12]&amp;&quot;&lt;/FileName&gt;&lt;/FileType&gt;1&lt;/FileType&gt;&quot;;&quot;&quot;)" office:value-type="string" office:string-value="&lt;Song&gt;&lt;Title&gt;O Little Town of Bethlehem - K&lt;/Title&gt;&lt;FileName&gt;O Little Town of Bethlehem - K.pdf&lt;/FileName&gt;&lt;/FileType&gt;1&lt;/FileType&gt;" calcext:value-type="string">
            <text:p>&lt;Song&gt;&lt;Title&gt;O Little Town of Bethlehem - K&lt;/Title&gt;&lt;FileName&gt;O Little Town of Bethlehem - K.pdf&lt;/FileName&gt;&lt;/FileType&gt;1&lt;/FileType&gt;</text:p>
          </table:table-cell>
          <table:table-cell table:formula="of:=IF([.C1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]));IF(ISBLANK([$'Setlist Input'.A14]);1;0);0)" office:value-type="float" office:value="0" calcext:value-type="float">
            <text:p>0</text:p>
          </table:table-cell>
          <table:table-cell table:style-name="ce6" table:formula="of:=ISNUMBER(SEARCH(&quot;kind=&quot;;[$'Setlist Input'.A1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]))" office:value-type="boolean" office:boolean-value="true" calcext:value-type="boolean">
            <text:p>TRUE</text:p>
          </table:table-cell>
          <table:table-cell table:formula="of:=IF([.D13];MID([$'Setlist Input'.A13];SEARCH(&quot;title=&quot;;[$'Setlist Input'.A13])+7;(SEARCH(&quot;&gt;&quot;;[$'Setlist Input'.A13])-1)-(SEARCH(&quot;title=&quot;;[$'Setlist Input'.A13])+7));&quot;&quot;)">
            <text:p/>
          </table:table-cell>
          <table:table-cell table:formula="of:=IF([.F13];MID([$'Setlist Input'.A13];SEARCH(&quot;score title=&quot;;[$'Setlist Input'.A13])+13;(SEARCH(&quot;path=&quot;;[$'Setlist Input'.A13])-2)-(SEARCH(&quot;score title=&quot;;[$'Setlist Input'.A13])+13));&quot;&quot;)" office:value-type="string" office:string-value="Joy To the World" calcext:value-type="string">
            <text:p>Joy To the World</text:p>
          </table:table-cell>
          <table:table-cell table:formula="of:=IF([.F13];MID([$'Setlist Input'.A13];SEARCH(&quot;path=&quot;;[$'Setlist Input'.A13])+6;(SEARCH(&quot;&gt;&quot;;[$'Setlist Input'.A13])-3)-(SEARCH(&quot;path=&quot;;[$'Setlist Input'.A13])+6));&quot;&quot;)" office:value-type="string" office:string-value="Joy To the World.pdf" calcext:value-type="string">
            <text:p>Joy To the World.pdf</text:p>
          </table:table-cell>
          <table:table-cell/>
          <table:table-cell table:formula="of:=IF([.D13];&quot;&lt;Setlist&gt;&lt;Name&gt;&quot;&amp;[.G13]&amp;&quot;&lt;/Name&gt;&quot;;IF([.E13];&quot;&lt;/Setlist&gt;&quot;;&quot;&quot;))">
            <text:p/>
          </table:table-cell>
          <table:table-cell table:formula="of:=IF([.F13];&quot;&lt;Song&gt;&lt;Title&gt;&quot;&amp;[.H13]&amp;&quot;&lt;/Title&gt;&lt;FileName&gt;&quot;&amp;[.I13]&amp;&quot;&lt;/FileName&gt;&lt;/FileType&gt;1&lt;/FileType&gt;&quot;;&quot;&quot;)" office:value-type="string" office:string-value="&lt;Song&gt;&lt;Title&gt;Joy To the World&lt;/Title&gt;&lt;FileName&gt;Joy To the World.pdf&lt;/FileName&gt;&lt;/FileType&gt;1&lt;/FileType&gt;" calcext:value-type="string">
            <text:p>&lt;Song&gt;&lt;Title&gt;Joy To the World&lt;/Title&gt;&lt;FileName&gt;Joy To the World.pdf&lt;/FileName&gt;&lt;/FileType&gt;1&lt;/FileType&gt;</text:p>
          </table:table-cell>
          <table:table-cell table:formula="of:=IF([.C1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]));IF(ISBLANK([$'Setlist Input'.A15]);1;0);0)" office:value-type="float" office:value="0" calcext:value-type="float">
            <text:p>0</text:p>
          </table:table-cell>
          <table:table-cell table:style-name="ce6" table:formula="of:=ISNUMBER(SEARCH(&quot;kind=&quot;;[$'Setlist Input'.A1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]))" office:value-type="boolean" office:boolean-value="true" calcext:value-type="boolean">
            <text:p>TRUE</text:p>
          </table:table-cell>
          <table:table-cell table:formula="of:=IF([.D14];MID([$'Setlist Input'.A14];SEARCH(&quot;title=&quot;;[$'Setlist Input'.A14])+7;(SEARCH(&quot;&gt;&quot;;[$'Setlist Input'.A14])-1)-(SEARCH(&quot;title=&quot;;[$'Setlist Input'.A14])+7));&quot;&quot;)">
            <text:p/>
          </table:table-cell>
          <table:table-cell table:formula="of:=IF([.F14];MID([$'Setlist Input'.A14];SEARCH(&quot;score title=&quot;;[$'Setlist Input'.A14])+13;(SEARCH(&quot;path=&quot;;[$'Setlist Input'.A14])-2)-(SEARCH(&quot;score title=&quot;;[$'Setlist Input'.A14])+13));&quot;&quot;)" office:value-type="string" office:string-value="Il Est Ne Le Divin Enfant" calcext:value-type="string">
            <text:p>Il Est Ne Le Divin Enfant</text:p>
          </table:table-cell>
          <table:table-cell table:formula="of:=IF([.F14];MID([$'Setlist Input'.A14];SEARCH(&quot;path=&quot;;[$'Setlist Input'.A14])+6;(SEARCH(&quot;&gt;&quot;;[$'Setlist Input'.A14])-3)-(SEARCH(&quot;path=&quot;;[$'Setlist Input'.A14])+6));&quot;&quot;)" office:value-type="string" office:string-value="Il Est Ne Le Divin Enfant.pdf" calcext:value-type="string">
            <text:p>Il Est Ne Le Divin Enfant.pdf</text:p>
          </table:table-cell>
          <table:table-cell/>
          <table:table-cell table:formula="of:=IF([.D14];&quot;&lt;Setlist&gt;&lt;Name&gt;&quot;&amp;[.G14]&amp;&quot;&lt;/Name&gt;&quot;;IF([.E14];&quot;&lt;/Setlist&gt;&quot;;&quot;&quot;))">
            <text:p/>
          </table:table-cell>
          <table:table-cell table:formula="of:=IF([.F14];&quot;&lt;Song&gt;&lt;Title&gt;&quot;&amp;[.H14]&amp;&quot;&lt;/Title&gt;&lt;FileName&gt;&quot;&amp;[.I14]&amp;&quot;&lt;/FileName&gt;&lt;/FileType&gt;1&lt;/FileType&gt;&quot;;&quot;&quot;)" office:value-type="string" office:string-value="&lt;Song&gt;&lt;Title&gt;Il Est Ne Le Divin Enfant&lt;/Title&gt;&lt;FileName&gt;Il Est Ne Le Divin Enfant.pdf&lt;/FileName&gt;&lt;/FileType&gt;1&lt;/FileType&gt;" calcext:value-type="string">
            <text:p>&lt;Song&gt;&lt;Title&gt;Il Est Ne Le Divin Enfant&lt;/Title&gt;&lt;FileName&gt;Il Est Ne Le Divin Enfant.pdf&lt;/FileName&gt;&lt;/FileType&gt;1&lt;/FileType&gt;</text:p>
          </table:table-cell>
          <table:table-cell table:formula="of:=IF([.C1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]));IF(ISBLANK([$'Setlist Input'.A16]);1;0);0)" office:value-type="float" office:value="0" calcext:value-type="float">
            <text:p>0</text:p>
          </table:table-cell>
          <table:table-cell table:style-name="ce6" table:formula="of:=ISNUMBER(SEARCH(&quot;kind=&quot;;[$'Setlist Input'.A1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]))" office:value-type="boolean" office:boolean-value="true" calcext:value-type="boolean">
            <text:p>TRUE</text:p>
          </table:table-cell>
          <table:table-cell table:formula="of:=IF([.D15];MID([$'Setlist Input'.A15];SEARCH(&quot;title=&quot;;[$'Setlist Input'.A15])+7;(SEARCH(&quot;&gt;&quot;;[$'Setlist Input'.A15])-1)-(SEARCH(&quot;title=&quot;;[$'Setlist Input'.A15])+7));&quot;&quot;)">
            <text:p/>
          </table:table-cell>
          <table:table-cell table:formula="of:=IF([.F15];MID([$'Setlist Input'.A15];SEARCH(&quot;score title=&quot;;[$'Setlist Input'.A15])+13;(SEARCH(&quot;path=&quot;;[$'Setlist Input'.A15])-2)-(SEARCH(&quot;score title=&quot;;[$'Setlist Input'.A15])+13));&quot;&quot;)" office:value-type="string" office:string-value="Bring A Torch" calcext:value-type="string">
            <text:p>Bring A Torch</text:p>
          </table:table-cell>
          <table:table-cell table:formula="of:=IF([.F15];MID([$'Setlist Input'.A15];SEARCH(&quot;path=&quot;;[$'Setlist Input'.A15])+6;(SEARCH(&quot;&gt;&quot;;[$'Setlist Input'.A15])-3)-(SEARCH(&quot;path=&quot;;[$'Setlist Input'.A15])+6));&quot;&quot;)" office:value-type="string" office:string-value="Bring A Torch.pdf" calcext:value-type="string">
            <text:p>Bring A Torch.pdf</text:p>
          </table:table-cell>
          <table:table-cell/>
          <table:table-cell table:formula="of:=IF([.D15];&quot;&lt;Setlist&gt;&lt;Name&gt;&quot;&amp;[.G15]&amp;&quot;&lt;/Name&gt;&quot;;IF([.E15];&quot;&lt;/Setlist&gt;&quot;;&quot;&quot;))">
            <text:p/>
          </table:table-cell>
          <table:table-cell table:formula="of:=IF([.F15];&quot;&lt;Song&gt;&lt;Title&gt;&quot;&amp;[.H15]&amp;&quot;&lt;/Title&gt;&lt;FileName&gt;&quot;&amp;[.I15]&amp;&quot;&lt;/FileName&gt;&lt;/FileType&gt;1&lt;/FileType&gt;&quot;;&quot;&quot;)" office:value-type="string" office:string-value="&lt;Song&gt;&lt;Title&gt;Bring A Torch&lt;/Title&gt;&lt;FileName&gt;Bring A Torch.pdf&lt;/FileName&gt;&lt;/FileType&gt;1&lt;/FileType&gt;" calcext:value-type="string">
            <text:p>&lt;Song&gt;&lt;Title&gt;Bring A Torch&lt;/Title&gt;&lt;FileName&gt;Bring A Torch.pdf&lt;/FileName&gt;&lt;/FileType&gt;1&lt;/FileType&gt;</text:p>
          </table:table-cell>
          <table:table-cell table:formula="of:=IF([.C1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]));IF(ISBLANK([$'Setlist Input'.A17]);1;0);0)" office:value-type="float" office:value="0" calcext:value-type="float">
            <text:p>0</text:p>
          </table:table-cell>
          <table:table-cell table:style-name="ce6" table:formula="of:=ISNUMBER(SEARCH(&quot;kind=&quot;;[$'Setlist Input'.A1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]))" office:value-type="boolean" office:boolean-value="true" calcext:value-type="boolean">
            <text:p>TRUE</text:p>
          </table:table-cell>
          <table:table-cell table:formula="of:=IF([.D16];MID([$'Setlist Input'.A16];SEARCH(&quot;title=&quot;;[$'Setlist Input'.A16])+7;(SEARCH(&quot;&gt;&quot;;[$'Setlist Input'.A16])-1)-(SEARCH(&quot;title=&quot;;[$'Setlist Input'.A16])+7));&quot;&quot;)">
            <text:p/>
          </table:table-cell>
          <table:table-cell table:formula="of:=IF([.F16];MID([$'Setlist Input'.A16];SEARCH(&quot;score title=&quot;;[$'Setlist Input'.A16])+13;(SEARCH(&quot;path=&quot;;[$'Setlist Input'.A16])-2)-(SEARCH(&quot;score title=&quot;;[$'Setlist Input'.A16])+13));&quot;&quot;)" office:value-type="string" office:string-value="We Wish You a Merry Christmas SMN" calcext:value-type="string">
            <text:p>We Wish You a Merry Christmas SMN</text:p>
          </table:table-cell>
          <table:table-cell table:formula="of:=IF([.F16];MID([$'Setlist Input'.A16];SEARCH(&quot;path=&quot;;[$'Setlist Input'.A16])+6;(SEARCH(&quot;&gt;&quot;;[$'Setlist Input'.A16])-3)-(SEARCH(&quot;path=&quot;;[$'Setlist Input'.A16])+6));&quot;&quot;)" office:value-type="string" office:string-value="We Wish You a Merry Christmas SMN.pdf" calcext:value-type="string">
            <text:p>We Wish You a Merry Christmas SMN.pdf</text:p>
          </table:table-cell>
          <table:table-cell/>
          <table:table-cell table:formula="of:=IF([.D16];&quot;&lt;Setlist&gt;&lt;Name&gt;&quot;&amp;[.G16]&amp;&quot;&lt;/Name&gt;&quot;;IF([.E16];&quot;&lt;/Setlist&gt;&quot;;&quot;&quot;))">
            <text:p/>
          </table:table-cell>
          <table:table-cell table:formula="of:=IF([.F16];&quot;&lt;Song&gt;&lt;Title&gt;&quot;&amp;[.H16]&amp;&quot;&lt;/Title&gt;&lt;FileName&gt;&quot;&amp;[.I16]&amp;&quot;&lt;/FileName&gt;&lt;/FileType&gt;1&lt;/FileType&gt;&quot;;&quot;&quot;)" office:value-type="string" office:string-value="&lt;Song&gt;&lt;Title&gt;We Wish You a Merry Christmas SMN&lt;/Title&gt;&lt;FileName&gt;We Wish You a Merry Christmas SMN.pdf&lt;/FileName&gt;&lt;/FileType&gt;1&lt;/FileType&gt;" calcext:value-type="string">
            <text:p>&lt;Song&gt;&lt;Title&gt;We Wish You a Merry Christmas SMN&lt;/Title&gt;&lt;FileName&gt;We Wish You a Merry Christmas SMN.pdf&lt;/FileName&gt;&lt;/FileType&gt;1&lt;/FileType&gt;</text:p>
          </table:table-cell>
          <table:table-cell table:formula="of:=IF([.C1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]));IF(ISBLANK([$'Setlist Input'.A18]);1;0);0)" office:value-type="float" office:value="0" calcext:value-type="float">
            <text:p>0</text:p>
          </table:table-cell>
          <table:table-cell table:style-name="ce6" table:formula="of:=ISNUMBER(SEARCH(&quot;kind=&quot;;[$'Setlist Input'.A1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]))" office:value-type="boolean" office:boolean-value="true" calcext:value-type="boolean">
            <text:p>TRUE</text:p>
          </table:table-cell>
          <table:table-cell table:formula="of:=IF([.D17];MID([$'Setlist Input'.A17];SEARCH(&quot;title=&quot;;[$'Setlist Input'.A17])+7;(SEARCH(&quot;&gt;&quot;;[$'Setlist Input'.A17])-1)-(SEARCH(&quot;title=&quot;;[$'Setlist Input'.A17])+7));&quot;&quot;)">
            <text:p/>
          </table:table-cell>
          <table:table-cell table:formula="of:=IF([.F17];MID([$'Setlist Input'.A17];SEARCH(&quot;score title=&quot;;[$'Setlist Input'.A17])+13;(SEARCH(&quot;path=&quot;;[$'Setlist Input'.A17])-2)-(SEARCH(&quot;score title=&quot;;[$'Setlist Input'.A17])+13));&quot;&quot;)" office:value-type="string" office:string-value="We Wish You a Merry Christmas" calcext:value-type="string">
            <text:p>We Wish You a Merry Christmas</text:p>
          </table:table-cell>
          <table:table-cell table:formula="of:=IF([.F17];MID([$'Setlist Input'.A17];SEARCH(&quot;path=&quot;;[$'Setlist Input'.A17])+6;(SEARCH(&quot;&gt;&quot;;[$'Setlist Input'.A17])-3)-(SEARCH(&quot;path=&quot;;[$'Setlist Input'.A17])+6));&quot;&quot;)" office:value-type="string" office:string-value="We Wish You a Merry Christmas 2.pdf" calcext:value-type="string">
            <text:p>We Wish You a Merry Christmas 2.pdf</text:p>
          </table:table-cell>
          <table:table-cell/>
          <table:table-cell table:formula="of:=IF([.D17];&quot;&lt;Setlist&gt;&lt;Name&gt;&quot;&amp;[.G17]&amp;&quot;&lt;/Name&gt;&quot;;IF([.E17];&quot;&lt;/Setlist&gt;&quot;;&quot;&quot;))">
            <text:p/>
          </table:table-cell>
          <table:table-cell table:formula="of:=IF([.F17];&quot;&lt;Song&gt;&lt;Title&gt;&quot;&amp;[.H17]&amp;&quot;&lt;/Title&gt;&lt;FileName&gt;&quot;&amp;[.I17]&amp;&quot;&lt;/FileName&gt;&lt;/FileType&gt;1&lt;/FileType&gt;&quot;;&quot;&quot;)" office:value-type="string" office:string-value="&lt;Song&gt;&lt;Title&gt;We Wish You a Merry Christmas&lt;/Title&gt;&lt;FileName&gt;We Wish You a Merry Christmas 2.pdf&lt;/FileName&gt;&lt;/FileType&gt;1&lt;/FileType&gt;" calcext:value-type="string">
            <text:p>&lt;Song&gt;&lt;Title&gt;We Wish You a Merry Christmas&lt;/Title&gt;&lt;FileName&gt;We Wish You a Merry Christmas 2.pdf&lt;/FileName&gt;&lt;/FileType&gt;1&lt;/FileType&gt;</text:p>
          </table:table-cell>
          <table:table-cell table:formula="of:=IF([.C1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]));IF(ISBLANK([$'Setlist Input'.A19]);1;0);0)" office:value-type="float" office:value="0" calcext:value-type="float">
            <text:p>0</text:p>
          </table:table-cell>
          <table:table-cell table:style-name="ce6" table:formula="of:=ISNUMBER(SEARCH(&quot;kind=&quot;;[$'Setlist Input'.A1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]))" office:value-type="boolean" office:boolean-value="true" calcext:value-type="boolean">
            <text:p>TRUE</text:p>
          </table:table-cell>
          <table:table-cell table:formula="of:=IF([.D18];MID([$'Setlist Input'.A18];SEARCH(&quot;title=&quot;;[$'Setlist Input'.A18])+7;(SEARCH(&quot;&gt;&quot;;[$'Setlist Input'.A18])-1)-(SEARCH(&quot;title=&quot;;[$'Setlist Input'.A18])+7));&quot;&quot;)">
            <text:p/>
          </table:table-cell>
          <table:table-cell table:formula="of:=IF([.F18];MID([$'Setlist Input'.A18];SEARCH(&quot;score title=&quot;;[$'Setlist Input'.A18])+13;(SEARCH(&quot;path=&quot;;[$'Setlist Input'.A18])-2)-(SEARCH(&quot;score title=&quot;;[$'Setlist Input'.A18])+13));&quot;&quot;)" office:value-type="string" office:string-value="In the Bleak Midwinter - 3 Part &amp; Arpeggio" calcext:value-type="string">
            <text:p>In the Bleak Midwinter - 3 Part &amp; Arpeggio</text:p>
          </table:table-cell>
          <table:table-cell table:formula="of:=IF([.F18];MID([$'Setlist Input'.A18];SEARCH(&quot;path=&quot;;[$'Setlist Input'.A18])+6;(SEARCH(&quot;&gt;&quot;;[$'Setlist Input'.A18])-3)-(SEARCH(&quot;path=&quot;;[$'Setlist Input'.A18])+6));&quot;&quot;)" office:value-type="string" office:string-value="In the Bleak Midwinter - 3 Part &amp; Arpeggio.pdf" calcext:value-type="string">
            <text:p>In the Bleak Midwinter - 3 Part &amp; Arpeggio.pdf</text:p>
          </table:table-cell>
          <table:table-cell/>
          <table:table-cell table:formula="of:=IF([.D18];&quot;&lt;Setlist&gt;&lt;Name&gt;&quot;&amp;[.G18]&amp;&quot;&lt;/Name&gt;&quot;;IF([.E18];&quot;&lt;/Setlist&gt;&quot;;&quot;&quot;))">
            <text:p/>
          </table:table-cell>
          <table:table-cell table:formula="of:=IF([.F18];&quot;&lt;Song&gt;&lt;Title&gt;&quot;&amp;[.H18]&amp;&quot;&lt;/Title&gt;&lt;FileName&gt;&quot;&amp;[.I18]&amp;&quot;&lt;/FileName&gt;&lt;/FileType&gt;1&lt;/FileType&gt;&quot;;&quot;&quot;)" office:value-type="string" office:string-value="&lt;Song&gt;&lt;Title&gt;In the Bleak Midwinter - 3 Part &amp; Arpeggio&lt;/Title&gt;&lt;FileName&gt;In the Bleak Midwinter - 3 Part &amp; Arpeggio.pdf&lt;/FileName&gt;&lt;/FileType&gt;1&lt;/FileType&gt;" calcext:value-type="string">
            <text:p>&lt;Song&gt;&lt;Title&gt;In the Bleak Midwinter - 3 Part &amp; Arpeggio&lt;/Title&gt;&lt;FileName&gt;In the Bleak Midwinter - 3 Part &amp; Arpeggio.pdf&lt;/FileName&gt;&lt;/FileType&gt;1&lt;/FileType&gt;</text:p>
          </table:table-cell>
          <table:table-cell table:formula="of:=IF([.C1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]));IF(ISBLANK([$'Setlist Input'.A20]);1;0);0)" office:value-type="float" office:value="0" calcext:value-type="float">
            <text:p>0</text:p>
          </table:table-cell>
          <table:table-cell table:style-name="ce6" table:formula="of:=ISNUMBER(SEARCH(&quot;kind=&quot;;[$'Setlist Input'.A1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]))" office:value-type="boolean" office:boolean-value="true" calcext:value-type="boolean">
            <text:p>TRUE</text:p>
          </table:table-cell>
          <table:table-cell table:formula="of:=IF([.D19];MID([$'Setlist Input'.A19];SEARCH(&quot;title=&quot;;[$'Setlist Input'.A19])+7;(SEARCH(&quot;&gt;&quot;;[$'Setlist Input'.A19])-1)-(SEARCH(&quot;title=&quot;;[$'Setlist Input'.A19])+7));&quot;&quot;)">
            <text:p/>
          </table:table-cell>
          <table:table-cell table:formula="of:=IF([.F19];MID([$'Setlist Input'.A19];SEARCH(&quot;score title=&quot;;[$'Setlist Input'.A19])+13;(SEARCH(&quot;path=&quot;;[$'Setlist Input'.A19])-2)-(SEARCH(&quot;score title=&quot;;[$'Setlist Input'.A19])+13));&quot;&quot;)" office:value-type="string" office:string-value="Come O Come Emmanuel" calcext:value-type="string">
            <text:p>Come O Come Emmanuel</text:p>
          </table:table-cell>
          <table:table-cell table:formula="of:=IF([.F19];MID([$'Setlist Input'.A19];SEARCH(&quot;path=&quot;;[$'Setlist Input'.A19])+6;(SEARCH(&quot;&gt;&quot;;[$'Setlist Input'.A19])-3)-(SEARCH(&quot;path=&quot;;[$'Setlist Input'.A19])+6));&quot;&quot;)" office:value-type="string" office:string-value="Come O Come Emmanuel.pdf" calcext:value-type="string">
            <text:p>Come O Come Emmanuel.pdf</text:p>
          </table:table-cell>
          <table:table-cell/>
          <table:table-cell table:formula="of:=IF([.D19];&quot;&lt;Setlist&gt;&lt;Name&gt;&quot;&amp;[.G19]&amp;&quot;&lt;/Name&gt;&quot;;IF([.E19];&quot;&lt;/Setlist&gt;&quot;;&quot;&quot;))">
            <text:p/>
          </table:table-cell>
          <table:table-cell table:formula="of:=IF([.F19];&quot;&lt;Song&gt;&lt;Title&gt;&quot;&amp;[.H19]&amp;&quot;&lt;/Title&gt;&lt;FileName&gt;&quot;&amp;[.I19]&amp;&quot;&lt;/FileName&gt;&lt;/FileType&gt;1&lt;/FileType&gt;&quot;;&quot;&quot;)" office:value-type="string" office:string-value="&lt;Song&gt;&lt;Title&gt;Come O Come Emmanuel&lt;/Title&gt;&lt;FileName&gt;Come O Come Emmanuel.pdf&lt;/FileName&gt;&lt;/FileType&gt;1&lt;/FileType&gt;" calcext:value-type="string">
            <text:p>&lt;Song&gt;&lt;Title&gt;Come O Come Emmanuel&lt;/Title&gt;&lt;FileName&gt;Come O Come Emmanuel.pdf&lt;/FileName&gt;&lt;/FileType&gt;1&lt;/FileType&gt;</text:p>
          </table:table-cell>
          <table:table-cell table:formula="of:=IF([.C1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]));IF(ISBLANK([$'Setlist Input'.A21]);1;0);0)" office:value-type="float" office:value="0" calcext:value-type="float">
            <text:p>0</text:p>
          </table:table-cell>
          <table:table-cell table:style-name="ce6" table:formula="of:=ISNUMBER(SEARCH(&quot;kind=&quot;;[$'Setlist Input'.A2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]))" office:value-type="boolean" office:boolean-value="true" calcext:value-type="boolean">
            <text:p>TRUE</text:p>
          </table:table-cell>
          <table:table-cell table:formula="of:=IF([.D20];MID([$'Setlist Input'.A20];SEARCH(&quot;title=&quot;;[$'Setlist Input'.A20])+7;(SEARCH(&quot;&gt;&quot;;[$'Setlist Input'.A20])-1)-(SEARCH(&quot;title=&quot;;[$'Setlist Input'.A20])+7));&quot;&quot;)">
            <text:p/>
          </table:table-cell>
          <table:table-cell table:formula="of:=IF([.F20];MID([$'Setlist Input'.A20];SEARCH(&quot;score title=&quot;;[$'Setlist Input'.A20])+13;(SEARCH(&quot;path=&quot;;[$'Setlist Input'.A20])-2)-(SEARCH(&quot;score title=&quot;;[$'Setlist Input'.A20])+13));&quot;&quot;)" office:value-type="string" office:string-value="XMas_The-First-Noel_SMN" calcext:value-type="string">
            <text:p>XMas_The-First-Noel_SMN</text:p>
          </table:table-cell>
          <table:table-cell table:formula="of:=IF([.F20];MID([$'Setlist Input'.A20];SEARCH(&quot;path=&quot;;[$'Setlist Input'.A20])+6;(SEARCH(&quot;&gt;&quot;;[$'Setlist Input'.A20])-3)-(SEARCH(&quot;path=&quot;;[$'Setlist Input'.A20])+6));&quot;&quot;)" office:value-type="string" office:string-value="XMas_The-First-Noel_SMN.pdf" calcext:value-type="string">
            <text:p>XMas_The-First-Noel_SMN.pdf</text:p>
          </table:table-cell>
          <table:table-cell/>
          <table:table-cell table:formula="of:=IF([.D20];&quot;&lt;Setlist&gt;&lt;Name&gt;&quot;&amp;[.G20]&amp;&quot;&lt;/Name&gt;&quot;;IF([.E20];&quot;&lt;/Setlist&gt;&quot;;&quot;&quot;))">
            <text:p/>
          </table:table-cell>
          <table:table-cell table:formula="of:=IF([.F20];&quot;&lt;Song&gt;&lt;Title&gt;&quot;&amp;[.H20]&amp;&quot;&lt;/Title&gt;&lt;FileName&gt;&quot;&amp;[.I20]&amp;&quot;&lt;/FileName&gt;&lt;/FileType&gt;1&lt;/FileType&gt;&quot;;&quot;&quot;)" office:value-type="string" office:string-value="&lt;Song&gt;&lt;Title&gt;XMas_The-First-Noel_SMN&lt;/Title&gt;&lt;FileName&gt;XMas_The-First-Noel_SMN.pdf&lt;/FileName&gt;&lt;/FileType&gt;1&lt;/FileType&gt;" calcext:value-type="string">
            <text:p>&lt;Song&gt;&lt;Title&gt;XMas_The-First-Noel_SMN&lt;/Title&gt;&lt;FileName&gt;XMas_The-First-Noel_SMN.pdf&lt;/FileName&gt;&lt;/FileType&gt;1&lt;/FileType&gt;</text:p>
          </table:table-cell>
          <table:table-cell table:formula="of:=IF([.C2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]));IF(ISBLANK([$'Setlist Input'.A22]);1;0);0)" office:value-type="float" office:value="0" calcext:value-type="float">
            <text:p>0</text:p>
          </table:table-cell>
          <table:table-cell table:style-name="ce6" table:formula="of:=ISNUMBER(SEARCH(&quot;kind=&quot;;[$'Setlist Input'.A2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]))" office:value-type="boolean" office:boolean-value="true" calcext:value-type="boolean">
            <text:p>TRUE</text:p>
          </table:table-cell>
          <table:table-cell table:formula="of:=IF([.D21];MID([$'Setlist Input'.A21];SEARCH(&quot;title=&quot;;[$'Setlist Input'.A21])+7;(SEARCH(&quot;&gt;&quot;;[$'Setlist Input'.A21])-1)-(SEARCH(&quot;title=&quot;;[$'Setlist Input'.A21])+7));&quot;&quot;)">
            <text:p/>
          </table:table-cell>
          <table:table-cell table:formula="of:=IF([.F21];MID([$'Setlist Input'.A21];SEARCH(&quot;score title=&quot;;[$'Setlist Input'.A21])+13;(SEARCH(&quot;path=&quot;;[$'Setlist Input'.A21])-2)-(SEARCH(&quot;score title=&quot;;[$'Setlist Input'.A21])+13));&quot;&quot;)" office:value-type="string" office:string-value="XMas_Deck-the-Halls" calcext:value-type="string">
            <text:p>XMas_Deck-the-Halls</text:p>
          </table:table-cell>
          <table:table-cell table:formula="of:=IF([.F21];MID([$'Setlist Input'.A21];SEARCH(&quot;path=&quot;;[$'Setlist Input'.A21])+6;(SEARCH(&quot;&gt;&quot;;[$'Setlist Input'.A21])-3)-(SEARCH(&quot;path=&quot;;[$'Setlist Input'.A21])+6));&quot;&quot;)" office:value-type="string" office:string-value="XMas_Deck-the-Halls.pdf" calcext:value-type="string">
            <text:p>XMas_Deck-the-Halls.pdf</text:p>
          </table:table-cell>
          <table:table-cell/>
          <table:table-cell table:formula="of:=IF([.D21];&quot;&lt;Setlist&gt;&lt;Name&gt;&quot;&amp;[.G21]&amp;&quot;&lt;/Name&gt;&quot;;IF([.E21];&quot;&lt;/Setlist&gt;&quot;;&quot;&quot;))">
            <text:p/>
          </table:table-cell>
          <table:table-cell table:formula="of:=IF([.F21];&quot;&lt;Song&gt;&lt;Title&gt;&quot;&amp;[.H21]&amp;&quot;&lt;/Title&gt;&lt;FileName&gt;&quot;&amp;[.I21]&amp;&quot;&lt;/FileName&gt;&lt;/FileType&gt;1&lt;/FileType&gt;&quot;;&quot;&quot;)" office:value-type="string" office:string-value="&lt;Song&gt;&lt;Title&gt;XMas_Deck-the-Halls&lt;/Title&gt;&lt;FileName&gt;XMas_Deck-the-Halls.pdf&lt;/FileName&gt;&lt;/FileType&gt;1&lt;/FileType&gt;" calcext:value-type="string">
            <text:p>&lt;Song&gt;&lt;Title&gt;XMas_Deck-the-Halls&lt;/Title&gt;&lt;FileName&gt;XMas_Deck-the-Halls.pdf&lt;/FileName&gt;&lt;/FileType&gt;1&lt;/FileType&gt;</text:p>
          </table:table-cell>
          <table:table-cell table:formula="of:=IF([.C2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]));IF(ISBLANK([$'Setlist Input'.A23]);1;0);0)" office:value-type="float" office:value="0" calcext:value-type="float">
            <text:p>0</text:p>
          </table:table-cell>
          <table:table-cell table:style-name="ce6" table:formula="of:=ISNUMBER(SEARCH(&quot;kind=&quot;;[$'Setlist Input'.A2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]))" office:value-type="boolean" office:boolean-value="true" calcext:value-type="boolean">
            <text:p>TRUE</text:p>
          </table:table-cell>
          <table:table-cell table:formula="of:=IF([.D22];MID([$'Setlist Input'.A22];SEARCH(&quot;title=&quot;;[$'Setlist Input'.A22])+7;(SEARCH(&quot;&gt;&quot;;[$'Setlist Input'.A22])-1)-(SEARCH(&quot;title=&quot;;[$'Setlist Input'.A22])+7));&quot;&quot;)">
            <text:p/>
          </table:table-cell>
          <table:table-cell table:formula="of:=IF([.F22];MID([$'Setlist Input'.A22];SEARCH(&quot;score title=&quot;;[$'Setlist Input'.A22])+13;(SEARCH(&quot;path=&quot;;[$'Setlist Input'.A22])-2)-(SEARCH(&quot;score title=&quot;;[$'Setlist Input'.A22])+13));&quot;&quot;)" office:value-type="string" office:string-value="O Come All Ye Faithful" calcext:value-type="string">
            <text:p>O Come All Ye Faithful</text:p>
          </table:table-cell>
          <table:table-cell table:formula="of:=IF([.F22];MID([$'Setlist Input'.A22];SEARCH(&quot;path=&quot;;[$'Setlist Input'.A22])+6;(SEARCH(&quot;&gt;&quot;;[$'Setlist Input'.A22])-3)-(SEARCH(&quot;path=&quot;;[$'Setlist Input'.A22])+6));&quot;&quot;)" office:value-type="string" office:string-value="O Come All Ye Faithful.pdf" calcext:value-type="string">
            <text:p>O Come All Ye Faithful.pdf</text:p>
          </table:table-cell>
          <table:table-cell/>
          <table:table-cell table:formula="of:=IF([.D22];&quot;&lt;Setlist&gt;&lt;Name&gt;&quot;&amp;[.G22]&amp;&quot;&lt;/Name&gt;&quot;;IF([.E22];&quot;&lt;/Setlist&gt;&quot;;&quot;&quot;))">
            <text:p/>
          </table:table-cell>
          <table:table-cell table:formula="of:=IF([.F22];&quot;&lt;Song&gt;&lt;Title&gt;&quot;&amp;[.H22]&amp;&quot;&lt;/Title&gt;&lt;FileName&gt;&quot;&amp;[.I22]&amp;&quot;&lt;/FileName&gt;&lt;/FileType&gt;1&lt;/FileType&gt;&quot;;&quot;&quot;)" office:value-type="string" office:string-value="&lt;Song&gt;&lt;Title&gt;O Come All Ye Faithful&lt;/Title&gt;&lt;FileName&gt;O Come All Ye Faithful.pdf&lt;/FileName&gt;&lt;/FileType&gt;1&lt;/FileType&gt;" calcext:value-type="string">
            <text:p>&lt;Song&gt;&lt;Title&gt;O Come All Ye Faithful&lt;/Title&gt;&lt;FileName&gt;O Come All Ye Faithful.pdf&lt;/FileName&gt;&lt;/FileType&gt;1&lt;/FileType&gt;</text:p>
          </table:table-cell>
          <table:table-cell table:formula="of:=IF([.C2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]));IF(ISBLANK([$'Setlist Input'.A24]);1;0);0)" office:value-type="float" office:value="0" calcext:value-type="float">
            <text:p>0</text:p>
          </table:table-cell>
          <table:table-cell table:style-name="ce6" table:formula="of:=ISNUMBER(SEARCH(&quot;kind=&quot;;[$'Setlist Input'.A2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]))" office:value-type="boolean" office:boolean-value="true" calcext:value-type="boolean">
            <text:p>TRUE</text:p>
          </table:table-cell>
          <table:table-cell table:formula="of:=IF([.D23];MID([$'Setlist Input'.A23];SEARCH(&quot;title=&quot;;[$'Setlist Input'.A23])+7;(SEARCH(&quot;&gt;&quot;;[$'Setlist Input'.A23])-1)-(SEARCH(&quot;title=&quot;;[$'Setlist Input'.A23])+7));&quot;&quot;)">
            <text:p/>
          </table:table-cell>
          <table:table-cell table:formula="of:=IF([.F23];MID([$'Setlist Input'.A23];SEARCH(&quot;score title=&quot;;[$'Setlist Input'.A23])+13;(SEARCH(&quot;path=&quot;;[$'Setlist Input'.A23])-2)-(SEARCH(&quot;score title=&quot;;[$'Setlist Input'.A23])+13));&quot;&quot;)" office:value-type="string" office:string-value="Deck the Halls, crd-mldy" calcext:value-type="string">
            <text:p>Deck the Halls, crd-mldy</text:p>
          </table:table-cell>
          <table:table-cell table:formula="of:=IF([.F23];MID([$'Setlist Input'.A23];SEARCH(&quot;path=&quot;;[$'Setlist Input'.A23])+6;(SEARCH(&quot;&gt;&quot;;[$'Setlist Input'.A23])-3)-(SEARCH(&quot;path=&quot;;[$'Setlist Input'.A23])+6));&quot;&quot;)" office:value-type="string" office:string-value="Deck the Halls, crd-mldy.pdf" calcext:value-type="string">
            <text:p>Deck the Halls, crd-mldy.pdf</text:p>
          </table:table-cell>
          <table:table-cell/>
          <table:table-cell table:formula="of:=IF([.D23];&quot;&lt;Setlist&gt;&lt;Name&gt;&quot;&amp;[.G23]&amp;&quot;&lt;/Name&gt;&quot;;IF([.E23];&quot;&lt;/Setlist&gt;&quot;;&quot;&quot;))">
            <text:p/>
          </table:table-cell>
          <table:table-cell table:formula="of:=IF([.F23];&quot;&lt;Song&gt;&lt;Title&gt;&quot;&amp;[.H23]&amp;&quot;&lt;/Title&gt;&lt;FileName&gt;&quot;&amp;[.I23]&amp;&quot;&lt;/FileName&gt;&lt;/FileType&gt;1&lt;/FileType&gt;&quot;;&quot;&quot;)" office:value-type="string" office:string-value="&lt;Song&gt;&lt;Title&gt;Deck the Halls, crd-mldy&lt;/Title&gt;&lt;FileName&gt;Deck the Halls, crd-mldy.pdf&lt;/FileName&gt;&lt;/FileType&gt;1&lt;/FileType&gt;" calcext:value-type="string">
            <text:p>&lt;Song&gt;&lt;Title&gt;Deck the Halls, crd-mldy&lt;/Title&gt;&lt;FileName&gt;Deck the Halls, crd-mldy.pdf&lt;/FileName&gt;&lt;/FileType&gt;1&lt;/FileType&gt;</text:p>
          </table:table-cell>
          <table:table-cell table:formula="of:=IF([.C2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]));IF(ISBLANK([$'Setlist Input'.A25]);1;0);0)" office:value-type="float" office:value="0" calcext:value-type="float">
            <text:p>0</text:p>
          </table:table-cell>
          <table:table-cell table:style-name="ce6" table:formula="of:=ISNUMBER(SEARCH(&quot;kind=&quot;;[$'Setlist Input'.A2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]))" office:value-type="boolean" office:boolean-value="true" calcext:value-type="boolean">
            <text:p>TRUE</text:p>
          </table:table-cell>
          <table:table-cell table:formula="of:=IF([.D24];MID([$'Setlist Input'.A24];SEARCH(&quot;title=&quot;;[$'Setlist Input'.A24])+7;(SEARCH(&quot;&gt;&quot;;[$'Setlist Input'.A24])-1)-(SEARCH(&quot;title=&quot;;[$'Setlist Input'.A24])+7));&quot;&quot;)">
            <text:p/>
          </table:table-cell>
          <table:table-cell table:formula="of:=IF([.F24];MID([$'Setlist Input'.A24];SEARCH(&quot;score title=&quot;;[$'Setlist Input'.A24])+13;(SEARCH(&quot;path=&quot;;[$'Setlist Input'.A24])-2)-(SEARCH(&quot;score title=&quot;;[$'Setlist Input'.A24])+13));&quot;&quot;)" office:value-type="string" office:string-value="Angles We Have Heard - Duet" calcext:value-type="string">
            <text:p>Angles We Have Heard - Duet</text:p>
          </table:table-cell>
          <table:table-cell table:formula="of:=IF([.F24];MID([$'Setlist Input'.A24];SEARCH(&quot;path=&quot;;[$'Setlist Input'.A24])+6;(SEARCH(&quot;&gt;&quot;;[$'Setlist Input'.A24])-3)-(SEARCH(&quot;path=&quot;;[$'Setlist Input'.A24])+6));&quot;&quot;)" office:value-type="string" office:string-value="Angles We Have Heard - Duet.pdf" calcext:value-type="string">
            <text:p>Angles We Have Heard - Duet.pdf</text:p>
          </table:table-cell>
          <table:table-cell/>
          <table:table-cell table:formula="of:=IF([.D24];&quot;&lt;Setlist&gt;&lt;Name&gt;&quot;&amp;[.G24]&amp;&quot;&lt;/Name&gt;&quot;;IF([.E24];&quot;&lt;/Setlist&gt;&quot;;&quot;&quot;))">
            <text:p/>
          </table:table-cell>
          <table:table-cell table:formula="of:=IF([.F24];&quot;&lt;Song&gt;&lt;Title&gt;&quot;&amp;[.H24]&amp;&quot;&lt;/Title&gt;&lt;FileName&gt;&quot;&amp;[.I24]&amp;&quot;&lt;/FileName&gt;&lt;/FileType&gt;1&lt;/FileType&gt;&quot;;&quot;&quot;)" office:value-type="string" office:string-value="&lt;Song&gt;&lt;Title&gt;Angles We Have Heard - Duet&lt;/Title&gt;&lt;FileName&gt;Angles We Have Heard - Duet.pdf&lt;/FileName&gt;&lt;/FileType&gt;1&lt;/FileType&gt;" calcext:value-type="string">
            <text:p>&lt;Song&gt;&lt;Title&gt;Angles We Have Heard - Duet&lt;/Title&gt;&lt;FileName&gt;Angles We Have Heard - Duet.pdf&lt;/FileName&gt;&lt;/FileType&gt;1&lt;/FileType&gt;</text:p>
          </table:table-cell>
          <table:table-cell table:formula="of:=IF([.C2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]));IF(ISBLANK([$'Setlist Input'.A26]);1;0);0)" office:value-type="float" office:value="0" calcext:value-type="float">
            <text:p>0</text:p>
          </table:table-cell>
          <table:table-cell table:style-name="ce6" table:formula="of:=ISNUMBER(SEARCH(&quot;kind=&quot;;[$'Setlist Input'.A2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]))" office:value-type="boolean" office:boolean-value="true" calcext:value-type="boolean">
            <text:p>TRUE</text:p>
          </table:table-cell>
          <table:table-cell table:formula="of:=IF([.D25];MID([$'Setlist Input'.A25];SEARCH(&quot;title=&quot;;[$'Setlist Input'.A25])+7;(SEARCH(&quot;&gt;&quot;;[$'Setlist Input'.A25])-1)-(SEARCH(&quot;title=&quot;;[$'Setlist Input'.A25])+7));&quot;&quot;)">
            <text:p/>
          </table:table-cell>
          <table:table-cell table:formula="of:=IF([.F25];MID([$'Setlist Input'.A25];SEARCH(&quot;score title=&quot;;[$'Setlist Input'.A25])+13;(SEARCH(&quot;path=&quot;;[$'Setlist Input'.A25])-2)-(SEARCH(&quot;score title=&quot;;[$'Setlist Input'.A25])+13));&quot;&quot;)" office:value-type="string" office:string-value="What Child Is This - Multi-Part" calcext:value-type="string">
            <text:p>What Child Is This - Multi-Part</text:p>
          </table:table-cell>
          <table:table-cell table:formula="of:=IF([.F25];MID([$'Setlist Input'.A25];SEARCH(&quot;path=&quot;;[$'Setlist Input'.A25])+6;(SEARCH(&quot;&gt;&quot;;[$'Setlist Input'.A25])-3)-(SEARCH(&quot;path=&quot;;[$'Setlist Input'.A25])+6));&quot;&quot;)" office:value-type="string" office:string-value="What Child Is This - Multi-Part.pdf" calcext:value-type="string">
            <text:p>What Child Is This - Multi-Part.pdf</text:p>
          </table:table-cell>
          <table:table-cell/>
          <table:table-cell table:formula="of:=IF([.D25];&quot;&lt;Setlist&gt;&lt;Name&gt;&quot;&amp;[.G25]&amp;&quot;&lt;/Name&gt;&quot;;IF([.E25];&quot;&lt;/Setlist&gt;&quot;;&quot;&quot;))">
            <text:p/>
          </table:table-cell>
          <table:table-cell table:formula="of:=IF([.F25];&quot;&lt;Song&gt;&lt;Title&gt;&quot;&amp;[.H25]&amp;&quot;&lt;/Title&gt;&lt;FileName&gt;&quot;&amp;[.I25]&amp;&quot;&lt;/FileName&gt;&lt;/FileType&gt;1&lt;/FileType&gt;&quot;;&quot;&quot;)" office:value-type="string" office:string-value="&lt;Song&gt;&lt;Title&gt;What Child Is This - Multi-Part&lt;/Title&gt;&lt;FileName&gt;What Child Is This - Multi-Part.pdf&lt;/FileName&gt;&lt;/FileType&gt;1&lt;/FileType&gt;" calcext:value-type="string">
            <text:p>&lt;Song&gt;&lt;Title&gt;What Child Is This - Multi-Part&lt;/Title&gt;&lt;FileName&gt;What Child Is This - Multi-Part.pdf&lt;/FileName&gt;&lt;/FileType&gt;1&lt;/FileType&gt;</text:p>
          </table:table-cell>
          <table:table-cell table:formula="of:=IF([.C2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]));IF(ISBLANK([$'Setlist Input'.A27]);1;0);0)" office:value-type="float" office:value="0" calcext:value-type="float">
            <text:p>0</text:p>
          </table:table-cell>
          <table:table-cell table:style-name="ce6" table:formula="of:=ISNUMBER(SEARCH(&quot;kind=&quot;;[$'Setlist Input'.A2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]))" office:value-type="boolean" office:boolean-value="true" calcext:value-type="boolean">
            <text:p>TRUE</text:p>
          </table:table-cell>
          <table:table-cell table:formula="of:=IF([.D26];MID([$'Setlist Input'.A26];SEARCH(&quot;title=&quot;;[$'Setlist Input'.A26])+7;(SEARCH(&quot;&gt;&quot;;[$'Setlist Input'.A26])-1)-(SEARCH(&quot;title=&quot;;[$'Setlist Input'.A26])+7));&quot;&quot;)">
            <text:p/>
          </table:table-cell>
          <table:table-cell table:formula="of:=IF([.F26];MID([$'Setlist Input'.A26];SEARCH(&quot;score title=&quot;;[$'Setlist Input'.A26])+13;(SEARCH(&quot;path=&quot;;[$'Setlist Input'.A26])-2)-(SEARCH(&quot;score title=&quot;;[$'Setlist Input'.A26])+13));&quot;&quot;)" office:value-type="string" office:string-value="What Child is This - Melody" calcext:value-type="string">
            <text:p>What Child is This - Melody</text:p>
          </table:table-cell>
          <table:table-cell table:formula="of:=IF([.F26];MID([$'Setlist Input'.A26];SEARCH(&quot;path=&quot;;[$'Setlist Input'.A26])+6;(SEARCH(&quot;&gt;&quot;;[$'Setlist Input'.A26])-3)-(SEARCH(&quot;path=&quot;;[$'Setlist Input'.A26])+6));&quot;&quot;)" office:value-type="string" office:string-value="What Child is This - Melody.pdf" calcext:value-type="string">
            <text:p>What Child is This - Melody.pdf</text:p>
          </table:table-cell>
          <table:table-cell/>
          <table:table-cell table:formula="of:=IF([.D26];&quot;&lt;Setlist&gt;&lt;Name&gt;&quot;&amp;[.G26]&amp;&quot;&lt;/Name&gt;&quot;;IF([.E26];&quot;&lt;/Setlist&gt;&quot;;&quot;&quot;))">
            <text:p/>
          </table:table-cell>
          <table:table-cell table:formula="of:=IF([.F26];&quot;&lt;Song&gt;&lt;Title&gt;&quot;&amp;[.H26]&amp;&quot;&lt;/Title&gt;&lt;FileName&gt;&quot;&amp;[.I26]&amp;&quot;&lt;/FileName&gt;&lt;/FileType&gt;1&lt;/FileType&gt;&quot;;&quot;&quot;)" office:value-type="string" office:string-value="&lt;Song&gt;&lt;Title&gt;What Child is This - Melody&lt;/Title&gt;&lt;FileName&gt;What Child is This - Melody.pdf&lt;/FileName&gt;&lt;/FileType&gt;1&lt;/FileType&gt;" calcext:value-type="string">
            <text:p>&lt;Song&gt;&lt;Title&gt;What Child is This - Melody&lt;/Title&gt;&lt;FileName&gt;What Child is This - Melody.pdf&lt;/FileName&gt;&lt;/FileType&gt;1&lt;/FileType&gt;</text:p>
          </table:table-cell>
          <table:table-cell table:formula="of:=IF([.C2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]));IF(ISBLANK([$'Setlist Input'.A28]);1;0);0)" office:value-type="float" office:value="0" calcext:value-type="float">
            <text:p>0</text:p>
          </table:table-cell>
          <table:table-cell table:style-name="ce6" table:formula="of:=ISNUMBER(SEARCH(&quot;kind=&quot;;[$'Setlist Input'.A2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]))" office:value-type="boolean" office:boolean-value="true" calcext:value-type="boolean">
            <text:p>TRUE</text:p>
          </table:table-cell>
          <table:table-cell table:formula="of:=IF([.D27];MID([$'Setlist Input'.A27];SEARCH(&quot;title=&quot;;[$'Setlist Input'.A27])+7;(SEARCH(&quot;&gt;&quot;;[$'Setlist Input'.A27])-1)-(SEARCH(&quot;title=&quot;;[$'Setlist Input'.A27])+7));&quot;&quot;)">
            <text:p/>
          </table:table-cell>
          <table:table-cell table:formula="of:=IF([.F27];MID([$'Setlist Input'.A27];SEARCH(&quot;score title=&quot;;[$'Setlist Input'.A27])+13;(SEARCH(&quot;path=&quot;;[$'Setlist Input'.A27])-2)-(SEARCH(&quot;score title=&quot;;[$'Setlist Input'.A27])+13));&quot;&quot;)" office:value-type="string" office:string-value="Beautiful Star of Bethlehem 6_8" calcext:value-type="string">
            <text:p>Beautiful Star of Bethlehem 6_8</text:p>
          </table:table-cell>
          <table:table-cell table:formula="of:=IF([.F27];MID([$'Setlist Input'.A27];SEARCH(&quot;path=&quot;;[$'Setlist Input'.A27])+6;(SEARCH(&quot;&gt;&quot;;[$'Setlist Input'.A27])-3)-(SEARCH(&quot;path=&quot;;[$'Setlist Input'.A27])+6));&quot;&quot;)" office:value-type="string" office:string-value="Beautiful Star of Bethlehem 6_8.pdf" calcext:value-type="string">
            <text:p>Beautiful Star of Bethlehem 6_8.pdf</text:p>
          </table:table-cell>
          <table:table-cell/>
          <table:table-cell table:formula="of:=IF([.D27];&quot;&lt;Setlist&gt;&lt;Name&gt;&quot;&amp;[.G27]&amp;&quot;&lt;/Name&gt;&quot;;IF([.E27];&quot;&lt;/Setlist&gt;&quot;;&quot;&quot;))">
            <text:p/>
          </table:table-cell>
          <table:table-cell table:formula="of:=IF([.F27];&quot;&lt;Song&gt;&lt;Title&gt;&quot;&amp;[.H27]&amp;&quot;&lt;/Title&gt;&lt;FileName&gt;&quot;&amp;[.I27]&amp;&quot;&lt;/FileName&gt;&lt;/FileType&gt;1&lt;/FileType&gt;&quot;;&quot;&quot;)" office:value-type="string" office:string-value="&lt;Song&gt;&lt;Title&gt;Beautiful Star of Bethlehem 6_8&lt;/Title&gt;&lt;FileName&gt;Beautiful Star of Bethlehem 6_8.pdf&lt;/FileName&gt;&lt;/FileType&gt;1&lt;/FileType&gt;" calcext:value-type="string">
            <text:p>&lt;Song&gt;&lt;Title&gt;Beautiful Star of Bethlehem 6_8&lt;/Title&gt;&lt;FileName&gt;Beautiful Star of Bethlehem 6_8.pdf&lt;/FileName&gt;&lt;/FileType&gt;1&lt;/FileType&gt;</text:p>
          </table:table-cell>
          <table:table-cell table:formula="of:=IF([.C2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]));IF(ISBLANK([$'Setlist Input'.A29]);1;0);0)" office:value-type="float" office:value="0" calcext:value-type="float">
            <text:p>0</text:p>
          </table:table-cell>
          <table:table-cell table:style-name="ce6" table:formula="of:=ISNUMBER(SEARCH(&quot;kind=&quot;;[$'Setlist Input'.A2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]))" office:value-type="boolean" office:boolean-value="true" calcext:value-type="boolean">
            <text:p>TRUE</text:p>
          </table:table-cell>
          <table:table-cell table:formula="of:=IF([.D28];MID([$'Setlist Input'.A28];SEARCH(&quot;title=&quot;;[$'Setlist Input'.A28])+7;(SEARCH(&quot;&gt;&quot;;[$'Setlist Input'.A28])-1)-(SEARCH(&quot;title=&quot;;[$'Setlist Input'.A28])+7));&quot;&quot;)">
            <text:p/>
          </table:table-cell>
          <table:table-cell table:formula="of:=IF([.F28];MID([$'Setlist Input'.A28];SEARCH(&quot;score title=&quot;;[$'Setlist Input'.A28])+13;(SEARCH(&quot;path=&quot;;[$'Setlist Input'.A28])-2)-(SEARCH(&quot;score title=&quot;;[$'Setlist Input'.A28])+13));&quot;&quot;)" office:value-type="string" office:string-value="O Come All Ye Faithful - Johnson" calcext:value-type="string">
            <text:p>O Come All Ye Faithful - Johnson</text:p>
          </table:table-cell>
          <table:table-cell table:formula="of:=IF([.F28];MID([$'Setlist Input'.A28];SEARCH(&quot;path=&quot;;[$'Setlist Input'.A28])+6;(SEARCH(&quot;&gt;&quot;;[$'Setlist Input'.A28])-3)-(SEARCH(&quot;path=&quot;;[$'Setlist Input'.A28])+6));&quot;&quot;)" office:value-type="string" office:string-value="O Come All Ye Faithful - Johnson.pdf" calcext:value-type="string">
            <text:p>O Come All Ye Faithful - Johnson.pdf</text:p>
          </table:table-cell>
          <table:table-cell/>
          <table:table-cell table:formula="of:=IF([.D28];&quot;&lt;Setlist&gt;&lt;Name&gt;&quot;&amp;[.G28]&amp;&quot;&lt;/Name&gt;&quot;;IF([.E28];&quot;&lt;/Setlist&gt;&quot;;&quot;&quot;))">
            <text:p/>
          </table:table-cell>
          <table:table-cell table:formula="of:=IF([.F28];&quot;&lt;Song&gt;&lt;Title&gt;&quot;&amp;[.H28]&amp;&quot;&lt;/Title&gt;&lt;FileName&gt;&quot;&amp;[.I28]&amp;&quot;&lt;/FileName&gt;&lt;/FileType&gt;1&lt;/FileType&gt;&quot;;&quot;&quot;)" office:value-type="string" office:string-value="&lt;Song&gt;&lt;Title&gt;O Come All Ye Faithful - Johnson&lt;/Title&gt;&lt;FileName&gt;O Come All Ye Faithful - Johnson.pdf&lt;/FileName&gt;&lt;/FileType&gt;1&lt;/FileType&gt;" calcext:value-type="string">
            <text:p>&lt;Song&gt;&lt;Title&gt;O Come All Ye Faithful - Johnson&lt;/Title&gt;&lt;FileName&gt;O Come All Ye Faithful - Johnson.pdf&lt;/FileName&gt;&lt;/FileType&gt;1&lt;/FileType&gt;</text:p>
          </table:table-cell>
          <table:table-cell table:formula="of:=IF([.C2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]));IF(ISBLANK([$'Setlist Input'.A30]);1;0);0)" office:value-type="float" office:value="0" calcext:value-type="float">
            <text:p>0</text:p>
          </table:table-cell>
          <table:table-cell table:style-name="ce6" table:formula="of:=ISNUMBER(SEARCH(&quot;kind=&quot;;[$'Setlist Input'.A2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]))" office:value-type="boolean" office:boolean-value="true" calcext:value-type="boolean">
            <text:p>TRUE</text:p>
          </table:table-cell>
          <table:table-cell table:formula="of:=IF([.D29];MID([$'Setlist Input'.A29];SEARCH(&quot;title=&quot;;[$'Setlist Input'.A29])+7;(SEARCH(&quot;&gt;&quot;;[$'Setlist Input'.A29])-1)-(SEARCH(&quot;title=&quot;;[$'Setlist Input'.A29])+7));&quot;&quot;)">
            <text:p/>
          </table:table-cell>
          <table:table-cell table:formula="of:=IF([.F29];MID([$'Setlist Input'.A29];SEARCH(&quot;score title=&quot;;[$'Setlist Input'.A29])+13;(SEARCH(&quot;path=&quot;;[$'Setlist Input'.A29])-2)-(SEARCH(&quot;score title=&quot;;[$'Setlist Input'.A29])+13));&quot;&quot;)" office:value-type="string" office:string-value="Jolly Old St Nicholas (jeff)" calcext:value-type="string">
            <text:p>Jolly Old St Nicholas (jeff)</text:p>
          </table:table-cell>
          <table:table-cell table:formula="of:=IF([.F29];MID([$'Setlist Input'.A29];SEARCH(&quot;path=&quot;;[$'Setlist Input'.A29])+6;(SEARCH(&quot;&gt;&quot;;[$'Setlist Input'.A29])-3)-(SEARCH(&quot;path=&quot;;[$'Setlist Input'.A29])+6));&quot;&quot;)" office:value-type="string" office:string-value="Jolly Old St Nicholas (jeff).pdf" calcext:value-type="string">
            <text:p>Jolly Old St Nicholas (jeff).pdf</text:p>
          </table:table-cell>
          <table:table-cell/>
          <table:table-cell table:formula="of:=IF([.D29];&quot;&lt;Setlist&gt;&lt;Name&gt;&quot;&amp;[.G29]&amp;&quot;&lt;/Name&gt;&quot;;IF([.E29];&quot;&lt;/Setlist&gt;&quot;;&quot;&quot;))">
            <text:p/>
          </table:table-cell>
          <table:table-cell table:formula="of:=IF([.F29];&quot;&lt;Song&gt;&lt;Title&gt;&quot;&amp;[.H29]&amp;&quot;&lt;/Title&gt;&lt;FileName&gt;&quot;&amp;[.I29]&amp;&quot;&lt;/FileName&gt;&lt;/FileType&gt;1&lt;/FileType&gt;&quot;;&quot;&quot;)" office:value-type="string" office:string-value="&lt;Song&gt;&lt;Title&gt;Jolly Old St Nicholas (jeff)&lt;/Title&gt;&lt;FileName&gt;Jolly Old St Nicholas (jeff).pdf&lt;/FileName&gt;&lt;/FileType&gt;1&lt;/FileType&gt;" calcext:value-type="string">
            <text:p>&lt;Song&gt;&lt;Title&gt;Jolly Old St Nicholas (jeff)&lt;/Title&gt;&lt;FileName&gt;Jolly Old St Nicholas (jeff).pdf&lt;/FileName&gt;&lt;/FileType&gt;1&lt;/FileType&gt;</text:p>
          </table:table-cell>
          <table:table-cell table:formula="of:=IF([.C2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]));IF(ISBLANK([$'Setlist Input'.A31]);1;0);0)" office:value-type="float" office:value="0" calcext:value-type="float">
            <text:p>0</text:p>
          </table:table-cell>
          <table:table-cell table:style-name="ce6" table:formula="of:=ISNUMBER(SEARCH(&quot;kind=&quot;;[$'Setlist Input'.A3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]))" office:value-type="boolean" office:boolean-value="true" calcext:value-type="boolean">
            <text:p>TRUE</text:p>
          </table:table-cell>
          <table:table-cell table:formula="of:=IF([.D30];MID([$'Setlist Input'.A30];SEARCH(&quot;title=&quot;;[$'Setlist Input'.A30])+7;(SEARCH(&quot;&gt;&quot;;[$'Setlist Input'.A30])-1)-(SEARCH(&quot;title=&quot;;[$'Setlist Input'.A30])+7));&quot;&quot;)">
            <text:p/>
          </table:table-cell>
          <table:table-cell table:formula="of:=IF([.F30];MID([$'Setlist Input'.A30];SEARCH(&quot;score title=&quot;;[$'Setlist Input'.A30])+13;(SEARCH(&quot;path=&quot;;[$'Setlist Input'.A30])-2)-(SEARCH(&quot;score title=&quot;;[$'Setlist Input'.A30])+13));&quot;&quot;)" office:value-type="string" office:string-value="XMas_Jolly-Ol-St-Nick_2019_SMN-Score_and_Parts" calcext:value-type="string">
            <text:p>XMas_Jolly-Ol-St-Nick_2019_SMN-Score_and_Parts</text:p>
          </table:table-cell>
          <table:table-cell table:formula="of:=IF([.F30];MID([$'Setlist Input'.A30];SEARCH(&quot;path=&quot;;[$'Setlist Input'.A30])+6;(SEARCH(&quot;&gt;&quot;;[$'Setlist Input'.A30])-3)-(SEARCH(&quot;path=&quot;;[$'Setlist Input'.A30])+6));&quot;&quot;)" office:value-type="string" office:string-value="XMas_Jolly-Ol-St-Nick_2019_SMN-Score_and_Parts.pdf" calcext:value-type="string">
            <text:p>XMas_Jolly-Ol-St-Nick_2019_SMN-Score_and_Parts.pdf</text:p>
          </table:table-cell>
          <table:table-cell/>
          <table:table-cell table:formula="of:=IF([.D30];&quot;&lt;Setlist&gt;&lt;Name&gt;&quot;&amp;[.G30]&amp;&quot;&lt;/Name&gt;&quot;;IF([.E30];&quot;&lt;/Setlist&gt;&quot;;&quot;&quot;))">
            <text:p/>
          </table:table-cell>
          <table:table-cell table:formula="of:=IF([.F30];&quot;&lt;Song&gt;&lt;Title&gt;&quot;&amp;[.H30]&amp;&quot;&lt;/Title&gt;&lt;FileName&gt;&quot;&amp;[.I30]&amp;&quot;&lt;/FileName&gt;&lt;/FileType&gt;1&lt;/FileType&gt;&quot;;&quot;&quot;)" office:value-type="string" office:string-value="&lt;Song&gt;&lt;Title&gt;XMas_Jolly-Ol-St-Nick_2019_SMN-Score_and_Parts&lt;/Title&gt;&lt;FileName&gt;XMas_Jolly-Ol-St-Nick_2019_SMN-Score_and_Parts.pdf&lt;/FileName&gt;&lt;/FileType&gt;1&lt;/FileType&gt;" calcext:value-type="string">
            <text:p>&lt;Song&gt;&lt;Title&gt;XMas_Jolly-Ol-St-Nick_2019_SMN-Score_and_Parts&lt;/Title&gt;&lt;FileName&gt;XMas_Jolly-Ol-St-Nick_2019_SMN-Score_and_Parts.pdf&lt;/FileName&gt;&lt;/FileType&gt;1&lt;/FileType&gt;</text:p>
          </table:table-cell>
          <table:table-cell table:formula="of:=IF([.C3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]));IF(ISBLANK([$'Setlist Input'.A32]);1;0);0)" office:value-type="float" office:value="0" calcext:value-type="float">
            <text:p>0</text:p>
          </table:table-cell>
          <table:table-cell table:style-name="ce6" table:formula="of:=ISNUMBER(SEARCH(&quot;kind=&quot;;[$'Setlist Input'.A3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]))" office:value-type="boolean" office:boolean-value="true" calcext:value-type="boolean">
            <text:p>TRUE</text:p>
          </table:table-cell>
          <table:table-cell table:formula="of:=IF([.D31];MID([$'Setlist Input'.A31];SEARCH(&quot;title=&quot;;[$'Setlist Input'.A31])+7;(SEARCH(&quot;&gt;&quot;;[$'Setlist Input'.A31])-1)-(SEARCH(&quot;title=&quot;;[$'Setlist Input'.A31])+7));&quot;&quot;)">
            <text:p/>
          </table:table-cell>
          <table:table-cell table:formula="of:=IF([.F31];MID([$'Setlist Input'.A31];SEARCH(&quot;score title=&quot;;[$'Setlist Input'.A31])+13;(SEARCH(&quot;path=&quot;;[$'Setlist Input'.A31])-2)-(SEARCH(&quot;score title=&quot;;[$'Setlist Input'.A31])+13));&quot;&quot;)" office:value-type="string" office:string-value="Still, Still, Still - Trio.tef" calcext:value-type="string">
            <text:p>Still, Still, Still - Trio.tef</text:p>
          </table:table-cell>
          <table:table-cell table:formula="of:=IF([.F31];MID([$'Setlist Input'.A31];SEARCH(&quot;path=&quot;;[$'Setlist Input'.A31])+6;(SEARCH(&quot;&gt;&quot;;[$'Setlist Input'.A31])-3)-(SEARCH(&quot;path=&quot;;[$'Setlist Input'.A31])+6));&quot;&quot;)" office:value-type="string" office:string-value="Still, Still, Still - Trio.tef.pdf" calcext:value-type="string">
            <text:p>Still, Still, Still - Trio.tef.pdf</text:p>
          </table:table-cell>
          <table:table-cell/>
          <table:table-cell table:formula="of:=IF([.D31];&quot;&lt;Setlist&gt;&lt;Name&gt;&quot;&amp;[.G31]&amp;&quot;&lt;/Name&gt;&quot;;IF([.E31];&quot;&lt;/Setlist&gt;&quot;;&quot;&quot;))">
            <text:p/>
          </table:table-cell>
          <table:table-cell table:formula="of:=IF([.F31];&quot;&lt;Song&gt;&lt;Title&gt;&quot;&amp;[.H31]&amp;&quot;&lt;/Title&gt;&lt;FileName&gt;&quot;&amp;[.I31]&amp;&quot;&lt;/FileName&gt;&lt;/FileType&gt;1&lt;/FileType&gt;&quot;;&quot;&quot;)" office:value-type="string" office:string-value="&lt;Song&gt;&lt;Title&gt;Still, Still, Still - Trio.tef&lt;/Title&gt;&lt;FileName&gt;Still, Still, Still - Trio.tef.pdf&lt;/FileName&gt;&lt;/FileType&gt;1&lt;/FileType&gt;" calcext:value-type="string">
            <text:p>&lt;Song&gt;&lt;Title&gt;Still, Still, Still - Trio.tef&lt;/Title&gt;&lt;FileName&gt;Still, Still, Still - Trio.tef.pdf&lt;/FileName&gt;&lt;/FileType&gt;1&lt;/FileType&gt;</text:p>
          </table:table-cell>
          <table:table-cell table:formula="of:=IF([.C3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]));IF(ISBLANK([$'Setlist Input'.A33]);1;0);0)" office:value-type="float" office:value="0" calcext:value-type="float">
            <text:p>0</text:p>
          </table:table-cell>
          <table:table-cell table:style-name="ce6" table:formula="of:=ISNUMBER(SEARCH(&quot;kind=&quot;;[$'Setlist Input'.A3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]))" office:value-type="boolean" office:boolean-value="true" calcext:value-type="boolean">
            <text:p>TRUE</text:p>
          </table:table-cell>
          <table:table-cell table:formula="of:=IF([.D32];MID([$'Setlist Input'.A32];SEARCH(&quot;title=&quot;;[$'Setlist Input'.A32])+7;(SEARCH(&quot;&gt;&quot;;[$'Setlist Input'.A32])-1)-(SEARCH(&quot;title=&quot;;[$'Setlist Input'.A32])+7));&quot;&quot;)">
            <text:p/>
          </table:table-cell>
          <table:table-cell table:formula="of:=IF([.F32];MID([$'Setlist Input'.A32];SEARCH(&quot;score title=&quot;;[$'Setlist Input'.A32])+13;(SEARCH(&quot;path=&quot;;[$'Setlist Input'.A32])-2)-(SEARCH(&quot;score title=&quot;;[$'Setlist Input'.A32])+13));&quot;&quot;)" office:value-type="string" office:string-value="Twelve Days of Christmas" calcext:value-type="string">
            <text:p>Twelve Days of Christmas</text:p>
          </table:table-cell>
          <table:table-cell table:formula="of:=IF([.F32];MID([$'Setlist Input'.A32];SEARCH(&quot;path=&quot;;[$'Setlist Input'.A32])+6;(SEARCH(&quot;&gt;&quot;;[$'Setlist Input'.A32])-3)-(SEARCH(&quot;path=&quot;;[$'Setlist Input'.A32])+6));&quot;&quot;)" office:value-type="string" office:string-value="Twelve Days of Christmas.pdf" calcext:value-type="string">
            <text:p>Twelve Days of Christmas.pdf</text:p>
          </table:table-cell>
          <table:table-cell/>
          <table:table-cell table:formula="of:=IF([.D32];&quot;&lt;Setlist&gt;&lt;Name&gt;&quot;&amp;[.G32]&amp;&quot;&lt;/Name&gt;&quot;;IF([.E32];&quot;&lt;/Setlist&gt;&quot;;&quot;&quot;))">
            <text:p/>
          </table:table-cell>
          <table:table-cell table:formula="of:=IF([.F32];&quot;&lt;Song&gt;&lt;Title&gt;&quot;&amp;[.H32]&amp;&quot;&lt;/Title&gt;&lt;FileName&gt;&quot;&amp;[.I32]&amp;&quot;&lt;/FileName&gt;&lt;/FileType&gt;1&lt;/FileType&gt;&quot;;&quot;&quot;)" office:value-type="string" office:string-value="&lt;Song&gt;&lt;Title&gt;Twelve Days of Christmas&lt;/Title&gt;&lt;FileName&gt;Twelve Days of Christmas.pdf&lt;/FileName&gt;&lt;/FileType&gt;1&lt;/FileType&gt;" calcext:value-type="string">
            <text:p>&lt;Song&gt;&lt;Title&gt;Twelve Days of Christmas&lt;/Title&gt;&lt;FileName&gt;Twelve Days of Christmas.pdf&lt;/FileName&gt;&lt;/FileType&gt;1&lt;/FileType&gt;</text:p>
          </table:table-cell>
          <table:table-cell table:formula="of:=IF([.C3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]));IF(ISBLANK([$'Setlist Input'.A34]);1;0);0)" office:value-type="float" office:value="0" calcext:value-type="float">
            <text:p>0</text:p>
          </table:table-cell>
          <table:table-cell table:style-name="ce6" table:formula="of:=ISNUMBER(SEARCH(&quot;kind=&quot;;[$'Setlist Input'.A3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]))" office:value-type="boolean" office:boolean-value="true" calcext:value-type="boolean">
            <text:p>TRUE</text:p>
          </table:table-cell>
          <table:table-cell table:formula="of:=IF([.D33];MID([$'Setlist Input'.A33];SEARCH(&quot;title=&quot;;[$'Setlist Input'.A33])+7;(SEARCH(&quot;&gt;&quot;;[$'Setlist Input'.A33])-1)-(SEARCH(&quot;title=&quot;;[$'Setlist Input'.A33])+7));&quot;&quot;)">
            <text:p/>
          </table:table-cell>
          <table:table-cell table:formula="of:=IF([.F33];MID([$'Setlist Input'.A33];SEARCH(&quot;score title=&quot;;[$'Setlist Input'.A33])+13;(SEARCH(&quot;path=&quot;;[$'Setlist Input'.A33])-2)-(SEARCH(&quot;score title=&quot;;[$'Setlist Input'.A33])+13));&quot;&quot;)" office:value-type="string" office:string-value="Go Tell it on the Mountain" calcext:value-type="string">
            <text:p>Go Tell it on the Mountain</text:p>
          </table:table-cell>
          <table:table-cell table:formula="of:=IF([.F33];MID([$'Setlist Input'.A33];SEARCH(&quot;path=&quot;;[$'Setlist Input'.A33])+6;(SEARCH(&quot;&gt;&quot;;[$'Setlist Input'.A33])-3)-(SEARCH(&quot;path=&quot;;[$'Setlist Input'.A33])+6));&quot;&quot;)" office:value-type="string" office:string-value="Go Tell it on the Mountain.pdf" calcext:value-type="string">
            <text:p>Go Tell it on the Mountain.pdf</text:p>
          </table:table-cell>
          <table:table-cell/>
          <table:table-cell table:formula="of:=IF([.D33];&quot;&lt;Setlist&gt;&lt;Name&gt;&quot;&amp;[.G33]&amp;&quot;&lt;/Name&gt;&quot;;IF([.E33];&quot;&lt;/Setlist&gt;&quot;;&quot;&quot;))">
            <text:p/>
          </table:table-cell>
          <table:table-cell table:formula="of:=IF([.F33];&quot;&lt;Song&gt;&lt;Title&gt;&quot;&amp;[.H33]&amp;&quot;&lt;/Title&gt;&lt;FileName&gt;&quot;&amp;[.I33]&amp;&quot;&lt;/FileName&gt;&lt;/FileType&gt;1&lt;/FileType&gt;&quot;;&quot;&quot;)" office:value-type="string" office:string-value="&lt;Song&gt;&lt;Title&gt;Go Tell it on the Mountain&lt;/Title&gt;&lt;FileName&gt;Go Tell it on the Mountain.pdf&lt;/FileName&gt;&lt;/FileType&gt;1&lt;/FileType&gt;" calcext:value-type="string">
            <text:p>&lt;Song&gt;&lt;Title&gt;Go Tell it on the Mountain&lt;/Title&gt;&lt;FileName&gt;Go Tell it on the Mountain.pdf&lt;/FileName&gt;&lt;/FileType&gt;1&lt;/FileType&gt;</text:p>
          </table:table-cell>
          <table:table-cell table:formula="of:=IF([.C3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]));IF(ISBLANK([$'Setlist Input'.A35]);1;0);0)" office:value-type="float" office:value="0" calcext:value-type="float">
            <text:p>0</text:p>
          </table:table-cell>
          <table:table-cell table:style-name="ce6" table:formula="of:=ISNUMBER(SEARCH(&quot;kind=&quot;;[$'Setlist Input'.A3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]))" office:value-type="boolean" office:boolean-value="true" calcext:value-type="boolean">
            <text:p>TRUE</text:p>
          </table:table-cell>
          <table:table-cell table:formula="of:=IF([.D34];MID([$'Setlist Input'.A34];SEARCH(&quot;title=&quot;;[$'Setlist Input'.A34])+7;(SEARCH(&quot;&gt;&quot;;[$'Setlist Input'.A34])-1)-(SEARCH(&quot;title=&quot;;[$'Setlist Input'.A34])+7));&quot;&quot;)">
            <text:p/>
          </table:table-cell>
          <table:table-cell table:formula="of:=IF([.F34];MID([$'Setlist Input'.A34];SEARCH(&quot;score title=&quot;;[$'Setlist Input'.A34])+13;(SEARCH(&quot;path=&quot;;[$'Setlist Input'.A34])-2)-(SEARCH(&quot;score title=&quot;;[$'Setlist Input'.A34])+13));&quot;&quot;)" office:value-type="string" office:string-value="We Three Kings - Pandemic Parody" calcext:value-type="string">
            <text:p>We Three Kings - Pandemic Parody</text:p>
          </table:table-cell>
          <table:table-cell table:formula="of:=IF([.F34];MID([$'Setlist Input'.A34];SEARCH(&quot;path=&quot;;[$'Setlist Input'.A34])+6;(SEARCH(&quot;&gt;&quot;;[$'Setlist Input'.A34])-3)-(SEARCH(&quot;path=&quot;;[$'Setlist Input'.A34])+6));&quot;&quot;)" office:value-type="string" office:string-value="We Three Kings - Pandemic Parody.pdf" calcext:value-type="string">
            <text:p>We Three Kings - Pandemic Parody.pdf</text:p>
          </table:table-cell>
          <table:table-cell/>
          <table:table-cell table:formula="of:=IF([.D34];&quot;&lt;Setlist&gt;&lt;Name&gt;&quot;&amp;[.G34]&amp;&quot;&lt;/Name&gt;&quot;;IF([.E34];&quot;&lt;/Setlist&gt;&quot;;&quot;&quot;))">
            <text:p/>
          </table:table-cell>
          <table:table-cell table:formula="of:=IF([.F34];&quot;&lt;Song&gt;&lt;Title&gt;&quot;&amp;[.H34]&amp;&quot;&lt;/Title&gt;&lt;FileName&gt;&quot;&amp;[.I34]&amp;&quot;&lt;/FileName&gt;&lt;/FileType&gt;1&lt;/FileType&gt;&quot;;&quot;&quot;)" office:value-type="string" office:string-value="&lt;Song&gt;&lt;Title&gt;We Three Kings - Pandemic Parody&lt;/Title&gt;&lt;FileName&gt;We Three Kings - Pandemic Parody.pdf&lt;/FileName&gt;&lt;/FileType&gt;1&lt;/FileType&gt;" calcext:value-type="string">
            <text:p>&lt;Song&gt;&lt;Title&gt;We Three Kings - Pandemic Parody&lt;/Title&gt;&lt;FileName&gt;We Three Kings - Pandemic Parody.pdf&lt;/FileName&gt;&lt;/FileType&gt;1&lt;/FileType&gt;</text:p>
          </table:table-cell>
          <table:table-cell table:formula="of:=IF([.C3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]));IF(ISBLANK([$'Setlist Input'.A36]);1;0);0)" office:value-type="float" office:value="0" calcext:value-type="float">
            <text:p>0</text:p>
          </table:table-cell>
          <table:table-cell table:style-name="ce6" table:formula="of:=ISNUMBER(SEARCH(&quot;kind=&quot;;[$'Setlist Input'.A3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]))" office:value-type="boolean" office:boolean-value="true" calcext:value-type="boolean">
            <text:p>TRUE</text:p>
          </table:table-cell>
          <table:table-cell table:formula="of:=IF([.D35];MID([$'Setlist Input'.A35];SEARCH(&quot;title=&quot;;[$'Setlist Input'.A35])+7;(SEARCH(&quot;&gt;&quot;;[$'Setlist Input'.A35])-1)-(SEARCH(&quot;title=&quot;;[$'Setlist Input'.A35])+7));&quot;&quot;)">
            <text:p/>
          </table:table-cell>
          <table:table-cell table:formula="of:=IF([.F35];MID([$'Setlist Input'.A35];SEARCH(&quot;score title=&quot;;[$'Setlist Input'.A35])+13;(SEARCH(&quot;path=&quot;;[$'Setlist Input'.A35])-2)-(SEARCH(&quot;score title=&quot;;[$'Setlist Input'.A35])+13));&quot;&quot;)" office:value-type="string" office:string-value="All Through the Night" calcext:value-type="string">
            <text:p>All Through the Night</text:p>
          </table:table-cell>
          <table:table-cell table:formula="of:=IF([.F35];MID([$'Setlist Input'.A35];SEARCH(&quot;path=&quot;;[$'Setlist Input'.A35])+6;(SEARCH(&quot;&gt;&quot;;[$'Setlist Input'.A35])-3)-(SEARCH(&quot;path=&quot;;[$'Setlist Input'.A35])+6));&quot;&quot;)" office:value-type="string" office:string-value="All Through the Night.pdf" calcext:value-type="string">
            <text:p>All Through the Night.pdf</text:p>
          </table:table-cell>
          <table:table-cell/>
          <table:table-cell table:formula="of:=IF([.D35];&quot;&lt;Setlist&gt;&lt;Name&gt;&quot;&amp;[.G35]&amp;&quot;&lt;/Name&gt;&quot;;IF([.E35];&quot;&lt;/Setlist&gt;&quot;;&quot;&quot;))">
            <text:p/>
          </table:table-cell>
          <table:table-cell table:formula="of:=IF([.F35];&quot;&lt;Song&gt;&lt;Title&gt;&quot;&amp;[.H35]&amp;&quot;&lt;/Title&gt;&lt;FileName&gt;&quot;&amp;[.I35]&amp;&quot;&lt;/FileName&gt;&lt;/FileType&gt;1&lt;/FileType&gt;&quot;;&quot;&quot;)" office:value-type="string" office:string-value="&lt;Song&gt;&lt;Title&gt;All Through the Night&lt;/Title&gt;&lt;FileName&gt;All Through the Night.pdf&lt;/FileName&gt;&lt;/FileType&gt;1&lt;/FileType&gt;" calcext:value-type="string">
            <text:p>&lt;Song&gt;&lt;Title&gt;All Through the Night&lt;/Title&gt;&lt;FileName&gt;All Through the Night.pdf&lt;/FileName&gt;&lt;/FileType&gt;1&lt;/FileType&gt;</text:p>
          </table:table-cell>
          <table:table-cell table:formula="of:=IF([.C3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]));IF(ISBLANK([$'Setlist Input'.A37]);1;0);0)" office:value-type="float" office:value="0" calcext:value-type="float">
            <text:p>0</text:p>
          </table:table-cell>
          <table:table-cell table:style-name="ce6" table:formula="of:=ISNUMBER(SEARCH(&quot;kind=&quot;;[$'Setlist Input'.A3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]))" office:value-type="boolean" office:boolean-value="true" calcext:value-type="boolean">
            <text:p>TRUE</text:p>
          </table:table-cell>
          <table:table-cell table:formula="of:=IF([.D36];MID([$'Setlist Input'.A36];SEARCH(&quot;title=&quot;;[$'Setlist Input'.A36])+7;(SEARCH(&quot;&gt;&quot;;[$'Setlist Input'.A36])-1)-(SEARCH(&quot;title=&quot;;[$'Setlist Input'.A36])+7));&quot;&quot;)">
            <text:p/>
          </table:table-cell>
          <table:table-cell table:formula="of:=IF([.F36];MID([$'Setlist Input'.A36];SEARCH(&quot;score title=&quot;;[$'Setlist Input'.A36])+13;(SEARCH(&quot;path=&quot;;[$'Setlist Input'.A36])-2)-(SEARCH(&quot;score title=&quot;;[$'Setlist Input'.A36])+13));&quot;&quot;)" office:value-type="string" office:string-value="O Come Little Children" calcext:value-type="string">
            <text:p>O Come Little Children</text:p>
          </table:table-cell>
          <table:table-cell table:formula="of:=IF([.F36];MID([$'Setlist Input'.A36];SEARCH(&quot;path=&quot;;[$'Setlist Input'.A36])+6;(SEARCH(&quot;&gt;&quot;;[$'Setlist Input'.A36])-3)-(SEARCH(&quot;path=&quot;;[$'Setlist Input'.A36])+6));&quot;&quot;)" office:value-type="string" office:string-value="O Come Little Children.pdf" calcext:value-type="string">
            <text:p>O Come Little Children.pdf</text:p>
          </table:table-cell>
          <table:table-cell/>
          <table:table-cell table:formula="of:=IF([.D36];&quot;&lt;Setlist&gt;&lt;Name&gt;&quot;&amp;[.G36]&amp;&quot;&lt;/Name&gt;&quot;;IF([.E36];&quot;&lt;/Setlist&gt;&quot;;&quot;&quot;))">
            <text:p/>
          </table:table-cell>
          <table:table-cell table:formula="of:=IF([.F36];&quot;&lt;Song&gt;&lt;Title&gt;&quot;&amp;[.H36]&amp;&quot;&lt;/Title&gt;&lt;FileName&gt;&quot;&amp;[.I36]&amp;&quot;&lt;/FileName&gt;&lt;/FileType&gt;1&lt;/FileType&gt;&quot;;&quot;&quot;)" office:value-type="string" office:string-value="&lt;Song&gt;&lt;Title&gt;O Come Little Children&lt;/Title&gt;&lt;FileName&gt;O Come Little Children.pdf&lt;/FileName&gt;&lt;/FileType&gt;1&lt;/FileType&gt;" calcext:value-type="string">
            <text:p>&lt;Song&gt;&lt;Title&gt;O Come Little Children&lt;/Title&gt;&lt;FileName&gt;O Come Little Children.pdf&lt;/FileName&gt;&lt;/FileType&gt;1&lt;/FileType&gt;</text:p>
          </table:table-cell>
          <table:table-cell table:formula="of:=IF([.C3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]));IF(ISBLANK([$'Setlist Input'.A38]);1;0);0)" office:value-type="float" office:value="0" calcext:value-type="float">
            <text:p>0</text:p>
          </table:table-cell>
          <table:table-cell table:style-name="ce6" table:formula="of:=ISNUMBER(SEARCH(&quot;kind=&quot;;[$'Setlist Input'.A3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]))" office:value-type="boolean" office:boolean-value="true" calcext:value-type="boolean">
            <text:p>TRUE</text:p>
          </table:table-cell>
          <table:table-cell table:formula="of:=IF([.D37];MID([$'Setlist Input'.A37];SEARCH(&quot;title=&quot;;[$'Setlist Input'.A37])+7;(SEARCH(&quot;&gt;&quot;;[$'Setlist Input'.A37])-1)-(SEARCH(&quot;title=&quot;;[$'Setlist Input'.A37])+7));&quot;&quot;)">
            <text:p/>
          </table:table-cell>
          <table:table-cell table:formula="of:=IF([.F37];MID([$'Setlist Input'.A37];SEARCH(&quot;score title=&quot;;[$'Setlist Input'.A37])+13;(SEARCH(&quot;path=&quot;;[$'Setlist Input'.A37])-2)-(SEARCH(&quot;score title=&quot;;[$'Setlist Input'.A37])+13));&quot;&quot;)" office:value-type="string" office:string-value="Jingle Bells, multiPart" calcext:value-type="string">
            <text:p>Jingle Bells, multiPart</text:p>
          </table:table-cell>
          <table:table-cell table:formula="of:=IF([.F37];MID([$'Setlist Input'.A37];SEARCH(&quot;path=&quot;;[$'Setlist Input'.A37])+6;(SEARCH(&quot;&gt;&quot;;[$'Setlist Input'.A37])-3)-(SEARCH(&quot;path=&quot;;[$'Setlist Input'.A37])+6));&quot;&quot;)" office:value-type="string" office:string-value="Jingle Bells, multiPart.pdf" calcext:value-type="string">
            <text:p>Jingle Bells, multiPart.pdf</text:p>
          </table:table-cell>
          <table:table-cell/>
          <table:table-cell table:formula="of:=IF([.D37];&quot;&lt;Setlist&gt;&lt;Name&gt;&quot;&amp;[.G37]&amp;&quot;&lt;/Name&gt;&quot;;IF([.E37];&quot;&lt;/Setlist&gt;&quot;;&quot;&quot;))">
            <text:p/>
          </table:table-cell>
          <table:table-cell table:formula="of:=IF([.F37];&quot;&lt;Song&gt;&lt;Title&gt;&quot;&amp;[.H37]&amp;&quot;&lt;/Title&gt;&lt;FileName&gt;&quot;&amp;[.I37]&amp;&quot;&lt;/FileName&gt;&lt;/FileType&gt;1&lt;/FileType&gt;&quot;;&quot;&quot;)" office:value-type="string" office:string-value="&lt;Song&gt;&lt;Title&gt;Jingle Bells, multiPart&lt;/Title&gt;&lt;FileName&gt;Jingle Bells, multiPart.pdf&lt;/FileName&gt;&lt;/FileType&gt;1&lt;/FileType&gt;" calcext:value-type="string">
            <text:p>&lt;Song&gt;&lt;Title&gt;Jingle Bells, multiPart&lt;/Title&gt;&lt;FileName&gt;Jingle Bells, multiPart.pdf&lt;/FileName&gt;&lt;/FileType&gt;1&lt;/FileType&gt;</text:p>
          </table:table-cell>
          <table:table-cell table:formula="of:=IF([.C3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]));IF(ISBLANK([$'Setlist Input'.A39]);1;0);0)" office:value-type="float" office:value="0" calcext:value-type="float">
            <text:p>0</text:p>
          </table:table-cell>
          <table:table-cell table:style-name="ce6" table:formula="of:=ISNUMBER(SEARCH(&quot;kind=&quot;;[$'Setlist Input'.A3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]))" office:value-type="boolean" office:boolean-value="true" calcext:value-type="boolean">
            <text:p>TRUE</text:p>
          </table:table-cell>
          <table:table-cell table:formula="of:=IF([.D38];MID([$'Setlist Input'.A38];SEARCH(&quot;title=&quot;;[$'Setlist Input'.A38])+7;(SEARCH(&quot;&gt;&quot;;[$'Setlist Input'.A38])-1)-(SEARCH(&quot;title=&quot;;[$'Setlist Input'.A38])+7));&quot;&quot;)">
            <text:p/>
          </table:table-cell>
          <table:table-cell table:formula="of:=IF([.F38];MID([$'Setlist Input'.A38];SEARCH(&quot;score title=&quot;;[$'Setlist Input'.A38])+13;(SEARCH(&quot;path=&quot;;[$'Setlist Input'.A38])-2)-(SEARCH(&quot;score title=&quot;;[$'Setlist Input'.A38])+13));&quot;&quot;)" office:value-type="string" office:string-value="In the Bleak Midwinter" calcext:value-type="string">
            <text:p>In the Bleak Midwinter</text:p>
          </table:table-cell>
          <table:table-cell table:formula="of:=IF([.F38];MID([$'Setlist Input'.A38];SEARCH(&quot;path=&quot;;[$'Setlist Input'.A38])+6;(SEARCH(&quot;&gt;&quot;;[$'Setlist Input'.A38])-3)-(SEARCH(&quot;path=&quot;;[$'Setlist Input'.A38])+6));&quot;&quot;)" office:value-type="string" office:string-value="In the Bleak Midwinter.pdf" calcext:value-type="string">
            <text:p>In the Bleak Midwinter.pdf</text:p>
          </table:table-cell>
          <table:table-cell/>
          <table:table-cell table:formula="of:=IF([.D38];&quot;&lt;Setlist&gt;&lt;Name&gt;&quot;&amp;[.G38]&amp;&quot;&lt;/Name&gt;&quot;;IF([.E38];&quot;&lt;/Setlist&gt;&quot;;&quot;&quot;))">
            <text:p/>
          </table:table-cell>
          <table:table-cell table:formula="of:=IF([.F38];&quot;&lt;Song&gt;&lt;Title&gt;&quot;&amp;[.H38]&amp;&quot;&lt;/Title&gt;&lt;FileName&gt;&quot;&amp;[.I38]&amp;&quot;&lt;/FileName&gt;&lt;/FileType&gt;1&lt;/FileType&gt;&quot;;&quot;&quot;)" office:value-type="string" office:string-value="&lt;Song&gt;&lt;Title&gt;In the Bleak Midwinter&lt;/Title&gt;&lt;FileName&gt;In the Bleak Midwinter.pdf&lt;/FileName&gt;&lt;/FileType&gt;1&lt;/FileType&gt;" calcext:value-type="string">
            <text:p>&lt;Song&gt;&lt;Title&gt;In the Bleak Midwinter&lt;/Title&gt;&lt;FileName&gt;In the Bleak Midwinter.pdf&lt;/FileName&gt;&lt;/FileType&gt;1&lt;/FileType&gt;</text:p>
          </table:table-cell>
          <table:table-cell table:formula="of:=IF([.C3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]));IF(ISBLANK([$'Setlist Input'.A40]);1;0);0)" office:value-type="float" office:value="0" calcext:value-type="float">
            <text:p>0</text:p>
          </table:table-cell>
          <table:table-cell table:style-name="ce6" table:formula="of:=ISNUMBER(SEARCH(&quot;kind=&quot;;[$'Setlist Input'.A3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]))" office:value-type="boolean" office:boolean-value="true" calcext:value-type="boolean">
            <text:p>TRUE</text:p>
          </table:table-cell>
          <table:table-cell table:formula="of:=IF([.D39];MID([$'Setlist Input'.A39];SEARCH(&quot;title=&quot;;[$'Setlist Input'.A39])+7;(SEARCH(&quot;&gt;&quot;;[$'Setlist Input'.A39])-1)-(SEARCH(&quot;title=&quot;;[$'Setlist Input'.A39])+7));&quot;&quot;)">
            <text:p/>
          </table:table-cell>
          <table:table-cell table:formula="of:=IF([.F39];MID([$'Setlist Input'.A39];SEARCH(&quot;score title=&quot;;[$'Setlist Input'.A39])+13;(SEARCH(&quot;path=&quot;;[$'Setlist Input'.A39])-2)-(SEARCH(&quot;score title=&quot;;[$'Setlist Input'.A39])+13));&quot;&quot;)" office:value-type="string" office:string-value="Gavotte by Telemann" calcext:value-type="string">
            <text:p>Gavotte by Telemann</text:p>
          </table:table-cell>
          <table:table-cell table:formula="of:=IF([.F39];MID([$'Setlist Input'.A39];SEARCH(&quot;path=&quot;;[$'Setlist Input'.A39])+6;(SEARCH(&quot;&gt;&quot;;[$'Setlist Input'.A39])-3)-(SEARCH(&quot;path=&quot;;[$'Setlist Input'.A39])+6));&quot;&quot;)" office:value-type="string" office:string-value="Gavotte by Telemann.pdf" calcext:value-type="string">
            <text:p>Gavotte by Telemann.pdf</text:p>
          </table:table-cell>
          <table:table-cell/>
          <table:table-cell table:formula="of:=IF([.D39];&quot;&lt;Setlist&gt;&lt;Name&gt;&quot;&amp;[.G39]&amp;&quot;&lt;/Name&gt;&quot;;IF([.E39];&quot;&lt;/Setlist&gt;&quot;;&quot;&quot;))">
            <text:p/>
          </table:table-cell>
          <table:table-cell table:formula="of:=IF([.F39];&quot;&lt;Song&gt;&lt;Title&gt;&quot;&amp;[.H39]&amp;&quot;&lt;/Title&gt;&lt;FileName&gt;&quot;&amp;[.I39]&amp;&quot;&lt;/FileName&gt;&lt;/FileType&gt;1&lt;/FileType&gt;&quot;;&quot;&quot;)" office:value-type="string" office:string-value="&lt;Song&gt;&lt;Title&gt;Gavotte by Telemann&lt;/Title&gt;&lt;FileName&gt;Gavotte by Telemann.pdf&lt;/FileName&gt;&lt;/FileType&gt;1&lt;/FileType&gt;" calcext:value-type="string">
            <text:p>&lt;Song&gt;&lt;Title&gt;Gavotte by Telemann&lt;/Title&gt;&lt;FileName&gt;Gavotte by Telemann.pdf&lt;/FileName&gt;&lt;/FileType&gt;1&lt;/FileType&gt;</text:p>
          </table:table-cell>
          <table:table-cell table:formula="of:=IF([.C3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]));IF(ISBLANK([$'Setlist Input'.A41]);1;0);0)" office:value-type="float" office:value="0" calcext:value-type="float">
            <text:p>0</text:p>
          </table:table-cell>
          <table:table-cell table:style-name="ce6" table:formula="of:=ISNUMBER(SEARCH(&quot;kind=&quot;;[$'Setlist Input'.A4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]))" office:value-type="boolean" office:boolean-value="true" calcext:value-type="boolean">
            <text:p>TRUE</text:p>
          </table:table-cell>
          <table:table-cell table:formula="of:=IF([.D40];MID([$'Setlist Input'.A40];SEARCH(&quot;title=&quot;;[$'Setlist Input'.A40])+7;(SEARCH(&quot;&gt;&quot;;[$'Setlist Input'.A40])-1)-(SEARCH(&quot;title=&quot;;[$'Setlist Input'.A40])+7));&quot;&quot;)">
            <text:p/>
          </table:table-cell>
          <table:table-cell table:formula="of:=IF([.F40];MID([$'Setlist Input'.A40];SEARCH(&quot;score title=&quot;;[$'Setlist Input'.A40])+13;(SEARCH(&quot;path=&quot;;[$'Setlist Input'.A40])-2)-(SEARCH(&quot;score title=&quot;;[$'Setlist Input'.A40])+13));&quot;&quot;)" office:value-type="string" office:string-value="The First Noel" calcext:value-type="string">
            <text:p>The First Noel</text:p>
          </table:table-cell>
          <table:table-cell table:formula="of:=IF([.F40];MID([$'Setlist Input'.A40];SEARCH(&quot;path=&quot;;[$'Setlist Input'.A40])+6;(SEARCH(&quot;&gt;&quot;;[$'Setlist Input'.A40])-3)-(SEARCH(&quot;path=&quot;;[$'Setlist Input'.A40])+6));&quot;&quot;)" office:value-type="string" office:string-value="The First Noel 2.pdf" calcext:value-type="string">
            <text:p>The First Noel 2.pdf</text:p>
          </table:table-cell>
          <table:table-cell/>
          <table:table-cell table:formula="of:=IF([.D40];&quot;&lt;Setlist&gt;&lt;Name&gt;&quot;&amp;[.G40]&amp;&quot;&lt;/Name&gt;&quot;;IF([.E40];&quot;&lt;/Setlist&gt;&quot;;&quot;&quot;))">
            <text:p/>
          </table:table-cell>
          <table:table-cell table:formula="of:=IF([.F40];&quot;&lt;Song&gt;&lt;Title&gt;&quot;&amp;[.H40]&amp;&quot;&lt;/Title&gt;&lt;FileName&gt;&quot;&amp;[.I40]&amp;&quot;&lt;/FileName&gt;&lt;/FileType&gt;1&lt;/FileType&gt;&quot;;&quot;&quot;)" office:value-type="string" office:string-value="&lt;Song&gt;&lt;Title&gt;The First Noel&lt;/Title&gt;&lt;FileName&gt;The First Noel 2.pdf&lt;/FileName&gt;&lt;/FileType&gt;1&lt;/FileType&gt;" calcext:value-type="string">
            <text:p>&lt;Song&gt;&lt;Title&gt;The First Noel&lt;/Title&gt;&lt;FileName&gt;The First Noel 2.pdf&lt;/FileName&gt;&lt;/FileType&gt;1&lt;/FileType&gt;</text:p>
          </table:table-cell>
          <table:table-cell table:formula="of:=IF([.C4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]));IF(ISBLANK([$'Setlist Input'.A42]);1;0);0)" office:value-type="float" office:value="0" calcext:value-type="float">
            <text:p>0</text:p>
          </table:table-cell>
          <table:table-cell table:style-name="ce6" table:formula="of:=ISNUMBER(SEARCH(&quot;kind=&quot;;[$'Setlist Input'.A4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]))" office:value-type="boolean" office:boolean-value="true" calcext:value-type="boolean">
            <text:p>TRUE</text:p>
          </table:table-cell>
          <table:table-cell table:formula="of:=IF([.D41];MID([$'Setlist Input'.A41];SEARCH(&quot;title=&quot;;[$'Setlist Input'.A41])+7;(SEARCH(&quot;&gt;&quot;;[$'Setlist Input'.A41])-1)-(SEARCH(&quot;title=&quot;;[$'Setlist Input'.A41])+7));&quot;&quot;)">
            <text:p/>
          </table:table-cell>
          <table:table-cell table:formula="of:=IF([.F41];MID([$'Setlist Input'.A41];SEARCH(&quot;score title=&quot;;[$'Setlist Input'.A41])+13;(SEARCH(&quot;path=&quot;;[$'Setlist Input'.A41])-2)-(SEARCH(&quot;score title=&quot;;[$'Setlist Input'.A41])+13));&quot;&quot;)" office:value-type="string" office:string-value="Silver Bells low octave D" calcext:value-type="string">
            <text:p>Silver Bells low octave D</text:p>
          </table:table-cell>
          <table:table-cell table:formula="of:=IF([.F41];MID([$'Setlist Input'.A41];SEARCH(&quot;path=&quot;;[$'Setlist Input'.A41])+6;(SEARCH(&quot;&gt;&quot;;[$'Setlist Input'.A41])-3)-(SEARCH(&quot;path=&quot;;[$'Setlist Input'.A41])+6));&quot;&quot;)" office:value-type="string" office:string-value="Silver Bells low octave D.pdf" calcext:value-type="string">
            <text:p>Silver Bells low octave D.pdf</text:p>
          </table:table-cell>
          <table:table-cell/>
          <table:table-cell table:formula="of:=IF([.D41];&quot;&lt;Setlist&gt;&lt;Name&gt;&quot;&amp;[.G41]&amp;&quot;&lt;/Name&gt;&quot;;IF([.E41];&quot;&lt;/Setlist&gt;&quot;;&quot;&quot;))">
            <text:p/>
          </table:table-cell>
          <table:table-cell table:formula="of:=IF([.F41];&quot;&lt;Song&gt;&lt;Title&gt;&quot;&amp;[.H41]&amp;&quot;&lt;/Title&gt;&lt;FileName&gt;&quot;&amp;[.I41]&amp;&quot;&lt;/FileName&gt;&lt;/FileType&gt;1&lt;/FileType&gt;&quot;;&quot;&quot;)" office:value-type="string" office:string-value="&lt;Song&gt;&lt;Title&gt;Silver Bells low octave D&lt;/Title&gt;&lt;FileName&gt;Silver Bells low octave D.pdf&lt;/FileName&gt;&lt;/FileType&gt;1&lt;/FileType&gt;" calcext:value-type="string">
            <text:p>&lt;Song&gt;&lt;Title&gt;Silver Bells low octave D&lt;/Title&gt;&lt;FileName&gt;Silver Bells low octave D.pdf&lt;/FileName&gt;&lt;/FileType&gt;1&lt;/FileType&gt;</text:p>
          </table:table-cell>
          <table:table-cell table:formula="of:=IF([.C4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]));IF(ISBLANK([$'Setlist Input'.A43]);1;0);0)" office:value-type="float" office:value="0" calcext:value-type="float">
            <text:p>0</text:p>
          </table:table-cell>
          <table:table-cell table:style-name="ce6" table:formula="of:=ISNUMBER(SEARCH(&quot;kind=&quot;;[$'Setlist Input'.A4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]))" office:value-type="boolean" office:boolean-value="true" calcext:value-type="boolean">
            <text:p>TRUE</text:p>
          </table:table-cell>
          <table:table-cell table:formula="of:=IF([.D42];MID([$'Setlist Input'.A42];SEARCH(&quot;title=&quot;;[$'Setlist Input'.A42])+7;(SEARCH(&quot;&gt;&quot;;[$'Setlist Input'.A42])-1)-(SEARCH(&quot;title=&quot;;[$'Setlist Input'.A42])+7));&quot;&quot;)">
            <text:p/>
          </table:table-cell>
          <table:table-cell table:formula="of:=IF([.F42];MID([$'Setlist Input'.A42];SEARCH(&quot;score title=&quot;;[$'Setlist Input'.A42])+13;(SEARCH(&quot;path=&quot;;[$'Setlist Input'.A42])-2)-(SEARCH(&quot;score title=&quot;;[$'Setlist Input'.A42])+13));&quot;&quot;)" office:value-type="string" office:string-value="To Drive the Cold Winter Away" calcext:value-type="string">
            <text:p>To Drive the Cold Winter Away</text:p>
          </table:table-cell>
          <table:table-cell table:formula="of:=IF([.F42];MID([$'Setlist Input'.A42];SEARCH(&quot;path=&quot;;[$'Setlist Input'.A42])+6;(SEARCH(&quot;&gt;&quot;;[$'Setlist Input'.A42])-3)-(SEARCH(&quot;path=&quot;;[$'Setlist Input'.A42])+6));&quot;&quot;)" office:value-type="string" office:string-value="To Drive the Cold Winter Away 3.pdf" calcext:value-type="string">
            <text:p>To Drive the Cold Winter Away 3.pdf</text:p>
          </table:table-cell>
          <table:table-cell/>
          <table:table-cell table:formula="of:=IF([.D42];&quot;&lt;Setlist&gt;&lt;Name&gt;&quot;&amp;[.G42]&amp;&quot;&lt;/Name&gt;&quot;;IF([.E42];&quot;&lt;/Setlist&gt;&quot;;&quot;&quot;))">
            <text:p/>
          </table:table-cell>
          <table:table-cell table:formula="of:=IF([.F42];&quot;&lt;Song&gt;&lt;Title&gt;&quot;&amp;[.H42]&amp;&quot;&lt;/Title&gt;&lt;FileName&gt;&quot;&amp;[.I42]&amp;&quot;&lt;/FileName&gt;&lt;/FileType&gt;1&lt;/FileType&gt;&quot;;&quot;&quot;)" office:value-type="string" office:string-value="&lt;Song&gt;&lt;Title&gt;To Drive the Cold Winter Away&lt;/Title&gt;&lt;FileName&gt;To Drive the Cold Winter Away 3.pdf&lt;/FileName&gt;&lt;/FileType&gt;1&lt;/FileType&gt;" calcext:value-type="string">
            <text:p>&lt;Song&gt;&lt;Title&gt;To Drive the Cold Winter Away&lt;/Title&gt;&lt;FileName&gt;To Drive the Cold Winter Away 3.pdf&lt;/FileName&gt;&lt;/FileType&gt;1&lt;/FileType&gt;</text:p>
          </table:table-cell>
          <table:table-cell table:formula="of:=IF([.C4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]));IF(ISBLANK([$'Setlist Input'.A44]);1;0);0)" office:value-type="float" office:value="0" calcext:value-type="float">
            <text:p>0</text:p>
          </table:table-cell>
          <table:table-cell table:style-name="ce6" table:formula="of:=ISNUMBER(SEARCH(&quot;kind=&quot;;[$'Setlist Input'.A4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]))" office:value-type="boolean" office:boolean-value="true" calcext:value-type="boolean">
            <text:p>TRUE</text:p>
          </table:table-cell>
          <table:table-cell table:formula="of:=IF([.D43];MID([$'Setlist Input'.A43];SEARCH(&quot;title=&quot;;[$'Setlist Input'.A43])+7;(SEARCH(&quot;&gt;&quot;;[$'Setlist Input'.A43])-1)-(SEARCH(&quot;title=&quot;;[$'Setlist Input'.A43])+7));&quot;&quot;)">
            <text:p/>
          </table:table-cell>
          <table:table-cell table:formula="of:=IF([.F43];MID([$'Setlist Input'.A43];SEARCH(&quot;score title=&quot;;[$'Setlist Input'.A43])+13;(SEARCH(&quot;path=&quot;;[$'Setlist Input'.A43])-2)-(SEARCH(&quot;score title=&quot;;[$'Setlist Input'.A43])+13));&quot;&quot;)" office:value-type="string" office:string-value="What Child is This" calcext:value-type="string">
            <text:p>What Child is This</text:p>
          </table:table-cell>
          <table:table-cell table:formula="of:=IF([.F43];MID([$'Setlist Input'.A43];SEARCH(&quot;path=&quot;;[$'Setlist Input'.A43])+6;(SEARCH(&quot;&gt;&quot;;[$'Setlist Input'.A43])-3)-(SEARCH(&quot;path=&quot;;[$'Setlist Input'.A43])+6));&quot;&quot;)" office:value-type="string" office:string-value="What Child is This.pdf" calcext:value-type="string">
            <text:p>What Child is This.pdf</text:p>
          </table:table-cell>
          <table:table-cell/>
          <table:table-cell table:formula="of:=IF([.D43];&quot;&lt;Setlist&gt;&lt;Name&gt;&quot;&amp;[.G43]&amp;&quot;&lt;/Name&gt;&quot;;IF([.E43];&quot;&lt;/Setlist&gt;&quot;;&quot;&quot;))">
            <text:p/>
          </table:table-cell>
          <table:table-cell table:formula="of:=IF([.F43];&quot;&lt;Song&gt;&lt;Title&gt;&quot;&amp;[.H43]&amp;&quot;&lt;/Title&gt;&lt;FileName&gt;&quot;&amp;[.I43]&amp;&quot;&lt;/FileName&gt;&lt;/FileType&gt;1&lt;/FileType&gt;&quot;;&quot;&quot;)" office:value-type="string" office:string-value="&lt;Song&gt;&lt;Title&gt;What Child is This&lt;/Title&gt;&lt;FileName&gt;What Child is This.pdf&lt;/FileName&gt;&lt;/FileType&gt;1&lt;/FileType&gt;" calcext:value-type="string">
            <text:p>&lt;Song&gt;&lt;Title&gt;What Child is This&lt;/Title&gt;&lt;FileName&gt;What Child is This.pdf&lt;/FileName&gt;&lt;/FileType&gt;1&lt;/FileType&gt;</text:p>
          </table:table-cell>
          <table:table-cell table:formula="of:=IF([.C4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]));IF(ISBLANK([$'Setlist Input'.A45]);1;0);0)" office:value-type="float" office:value="0" calcext:value-type="float">
            <text:p>0</text:p>
          </table:table-cell>
          <table:table-cell table:style-name="ce6" table:formula="of:=ISNUMBER(SEARCH(&quot;kind=&quot;;[$'Setlist Input'.A4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]))" office:value-type="boolean" office:boolean-value="true" calcext:value-type="boolean">
            <text:p>TRUE</text:p>
          </table:table-cell>
          <table:table-cell table:formula="of:=IF([.D44];MID([$'Setlist Input'.A44];SEARCH(&quot;title=&quot;;[$'Setlist Input'.A44])+7;(SEARCH(&quot;&gt;&quot;;[$'Setlist Input'.A44])-1)-(SEARCH(&quot;title=&quot;;[$'Setlist Input'.A44])+7));&quot;&quot;)">
            <text:p/>
          </table:table-cell>
          <table:table-cell table:formula="of:=IF([.F44];MID([$'Setlist Input'.A44];SEARCH(&quot;score title=&quot;;[$'Setlist Input'.A44])+13;(SEARCH(&quot;path=&quot;;[$'Setlist Input'.A44])-2)-(SEARCH(&quot;score title=&quot;;[$'Setlist Input'.A44])+13));&quot;&quot;)" office:value-type="string" office:string-value="White Christmas" calcext:value-type="string">
            <text:p>White Christmas</text:p>
          </table:table-cell>
          <table:table-cell table:formula="of:=IF([.F44];MID([$'Setlist Input'.A44];SEARCH(&quot;path=&quot;;[$'Setlist Input'.A44])+6;(SEARCH(&quot;&gt;&quot;;[$'Setlist Input'.A44])-3)-(SEARCH(&quot;path=&quot;;[$'Setlist Input'.A44])+6));&quot;&quot;)" office:value-type="string" office:string-value="White Christmas 3.pdf" calcext:value-type="string">
            <text:p>White Christmas 3.pdf</text:p>
          </table:table-cell>
          <table:table-cell/>
          <table:table-cell table:formula="of:=IF([.D44];&quot;&lt;Setlist&gt;&lt;Name&gt;&quot;&amp;[.G44]&amp;&quot;&lt;/Name&gt;&quot;;IF([.E44];&quot;&lt;/Setlist&gt;&quot;;&quot;&quot;))">
            <text:p/>
          </table:table-cell>
          <table:table-cell table:formula="of:=IF([.F44];&quot;&lt;Song&gt;&lt;Title&gt;&quot;&amp;[.H44]&amp;&quot;&lt;/Title&gt;&lt;FileName&gt;&quot;&amp;[.I44]&amp;&quot;&lt;/FileName&gt;&lt;/FileType&gt;1&lt;/FileType&gt;&quot;;&quot;&quot;)" office:value-type="string" office:string-value="&lt;Song&gt;&lt;Title&gt;White Christmas&lt;/Title&gt;&lt;FileName&gt;White Christmas 3.pdf&lt;/FileName&gt;&lt;/FileType&gt;1&lt;/FileType&gt;" calcext:value-type="string">
            <text:p>&lt;Song&gt;&lt;Title&gt;White Christmas&lt;/Title&gt;&lt;FileName&gt;White Christmas 3.pdf&lt;/FileName&gt;&lt;/FileType&gt;1&lt;/FileType&gt;</text:p>
          </table:table-cell>
          <table:table-cell table:formula="of:=IF([.C4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]));IF(ISBLANK([$'Setlist Input'.A46]);1;0);0)" office:value-type="float" office:value="0" calcext:value-type="float">
            <text:p>0</text:p>
          </table:table-cell>
          <table:table-cell table:style-name="ce6" table:formula="of:=ISNUMBER(SEARCH(&quot;kind=&quot;;[$'Setlist Input'.A4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]))" office:value-type="boolean" office:boolean-value="true" calcext:value-type="boolean">
            <text:p>TRUE</text:p>
          </table:table-cell>
          <table:table-cell table:formula="of:=IF([.D45];MID([$'Setlist Input'.A45];SEARCH(&quot;title=&quot;;[$'Setlist Input'.A45])+7;(SEARCH(&quot;&gt;&quot;;[$'Setlist Input'.A45])-1)-(SEARCH(&quot;title=&quot;;[$'Setlist Input'.A45])+7));&quot;&quot;)">
            <text:p/>
          </table:table-cell>
          <table:table-cell table:formula="of:=IF([.F45];MID([$'Setlist Input'.A45];SEARCH(&quot;score title=&quot;;[$'Setlist Input'.A45])+13;(SEARCH(&quot;path=&quot;;[$'Setlist Input'.A45])-2)-(SEARCH(&quot;score title=&quot;;[$'Setlist Input'.A45])+13));&quot;&quot;)" office:value-type="string" office:string-value="I Saw Three Ships (arr01)" calcext:value-type="string">
            <text:p>I Saw Three Ships (arr01)</text:p>
          </table:table-cell>
          <table:table-cell table:formula="of:=IF([.F45];MID([$'Setlist Input'.A45];SEARCH(&quot;path=&quot;;[$'Setlist Input'.A45])+6;(SEARCH(&quot;&gt;&quot;;[$'Setlist Input'.A45])-3)-(SEARCH(&quot;path=&quot;;[$'Setlist Input'.A45])+6));&quot;&quot;)" office:value-type="string" office:string-value="I Saw Three Ships (arr01).pdf" calcext:value-type="string">
            <text:p>I Saw Three Ships (arr01).pdf</text:p>
          </table:table-cell>
          <table:table-cell/>
          <table:table-cell table:formula="of:=IF([.D45];&quot;&lt;Setlist&gt;&lt;Name&gt;&quot;&amp;[.G45]&amp;&quot;&lt;/Name&gt;&quot;;IF([.E45];&quot;&lt;/Setlist&gt;&quot;;&quot;&quot;))">
            <text:p/>
          </table:table-cell>
          <table:table-cell table:formula="of:=IF([.F45];&quot;&lt;Song&gt;&lt;Title&gt;&quot;&amp;[.H45]&amp;&quot;&lt;/Title&gt;&lt;FileName&gt;&quot;&amp;[.I45]&amp;&quot;&lt;/FileName&gt;&lt;/FileType&gt;1&lt;/FileType&gt;&quot;;&quot;&quot;)" office:value-type="string" office:string-value="&lt;Song&gt;&lt;Title&gt;I Saw Three Ships (arr01)&lt;/Title&gt;&lt;FileName&gt;I Saw Three Ships (arr01).pdf&lt;/FileName&gt;&lt;/FileType&gt;1&lt;/FileType&gt;" calcext:value-type="string">
            <text:p>&lt;Song&gt;&lt;Title&gt;I Saw Three Ships (arr01)&lt;/Title&gt;&lt;FileName&gt;I Saw Three Ships (arr01).pdf&lt;/FileName&gt;&lt;/FileType&gt;1&lt;/FileType&gt;</text:p>
          </table:table-cell>
          <table:table-cell table:formula="of:=IF([.C4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]));IF(ISBLANK([$'Setlist Input'.A47]);1;0);0)" office:value-type="float" office:value="0" calcext:value-type="float">
            <text:p>0</text:p>
          </table:table-cell>
          <table:table-cell table:style-name="ce6" table:formula="of:=ISNUMBER(SEARCH(&quot;kind=&quot;;[$'Setlist Input'.A4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]))" office:value-type="boolean" office:boolean-value="true" calcext:value-type="boolean">
            <text:p>TRUE</text:p>
          </table:table-cell>
          <table:table-cell table:formula="of:=IF([.D46];MID([$'Setlist Input'.A46];SEARCH(&quot;title=&quot;;[$'Setlist Input'.A46])+7;(SEARCH(&quot;&gt;&quot;;[$'Setlist Input'.A46])-1)-(SEARCH(&quot;title=&quot;;[$'Setlist Input'.A46])+7));&quot;&quot;)">
            <text:p/>
          </table:table-cell>
          <table:table-cell table:formula="of:=IF([.F46];MID([$'Setlist Input'.A46];SEARCH(&quot;score title=&quot;;[$'Setlist Input'.A46])+13;(SEARCH(&quot;path=&quot;;[$'Setlist Input'.A46])-2)-(SEARCH(&quot;score title=&quot;;[$'Setlist Input'.A46])+13));&quot;&quot;)" office:value-type="string" office:string-value="I Wonder as I Wander (arr01)" calcext:value-type="string">
            <text:p>I Wonder as I Wander (arr01)</text:p>
          </table:table-cell>
          <table:table-cell table:formula="of:=IF([.F46];MID([$'Setlist Input'.A46];SEARCH(&quot;path=&quot;;[$'Setlist Input'.A46])+6;(SEARCH(&quot;&gt;&quot;;[$'Setlist Input'.A46])-3)-(SEARCH(&quot;path=&quot;;[$'Setlist Input'.A46])+6));&quot;&quot;)" office:value-type="string" office:string-value="I Wonder as I Wander (arr01).pdf" calcext:value-type="string">
            <text:p>I Wonder as I Wander (arr01).pdf</text:p>
          </table:table-cell>
          <table:table-cell/>
          <table:table-cell table:formula="of:=IF([.D46];&quot;&lt;Setlist&gt;&lt;Name&gt;&quot;&amp;[.G46]&amp;&quot;&lt;/Name&gt;&quot;;IF([.E46];&quot;&lt;/Setlist&gt;&quot;;&quot;&quot;))">
            <text:p/>
          </table:table-cell>
          <table:table-cell table:formula="of:=IF([.F46];&quot;&lt;Song&gt;&lt;Title&gt;&quot;&amp;[.H46]&amp;&quot;&lt;/Title&gt;&lt;FileName&gt;&quot;&amp;[.I46]&amp;&quot;&lt;/FileName&gt;&lt;/FileType&gt;1&lt;/FileType&gt;&quot;;&quot;&quot;)" office:value-type="string" office:string-value="&lt;Song&gt;&lt;Title&gt;I Wonder as I Wander (arr01)&lt;/Title&gt;&lt;FileName&gt;I Wonder as I Wander (arr01).pdf&lt;/FileName&gt;&lt;/FileType&gt;1&lt;/FileType&gt;" calcext:value-type="string">
            <text:p>&lt;Song&gt;&lt;Title&gt;I Wonder as I Wander (arr01)&lt;/Title&gt;&lt;FileName&gt;I Wonder as I Wander (arr01).pdf&lt;/FileName&gt;&lt;/FileType&gt;1&lt;/FileType&gt;</text:p>
          </table:table-cell>
          <table:table-cell table:formula="of:=IF([.C4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]));IF(ISBLANK([$'Setlist Input'.A48]);1;0);0)" office:value-type="float" office:value="0" calcext:value-type="float">
            <text:p>0</text:p>
          </table:table-cell>
          <table:table-cell table:style-name="ce6" table:formula="of:=ISNUMBER(SEARCH(&quot;kind=&quot;;[$'Setlist Input'.A4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]))" office:value-type="boolean" office:boolean-value="true" calcext:value-type="boolean">
            <text:p>TRUE</text:p>
          </table:table-cell>
          <table:table-cell table:formula="of:=IF([.D47];MID([$'Setlist Input'.A47];SEARCH(&quot;title=&quot;;[$'Setlist Input'.A47])+7;(SEARCH(&quot;&gt;&quot;;[$'Setlist Input'.A47])-1)-(SEARCH(&quot;title=&quot;;[$'Setlist Input'.A47])+7));&quot;&quot;)">
            <text:p/>
          </table:table-cell>
          <table:table-cell table:formula="of:=IF([.F47];MID([$'Setlist Input'.A47];SEARCH(&quot;score title=&quot;;[$'Setlist Input'.A47])+13;(SEARCH(&quot;path=&quot;;[$'Setlist Input'.A47])-2)-(SEARCH(&quot;score title=&quot;;[$'Setlist Input'.A47])+13));&quot;&quot;)" office:value-type="string" office:string-value="Hark The Herald Angels Sing" calcext:value-type="string">
            <text:p>Hark The Herald Angels Sing</text:p>
          </table:table-cell>
          <table:table-cell table:formula="of:=IF([.F47];MID([$'Setlist Input'.A47];SEARCH(&quot;path=&quot;;[$'Setlist Input'.A47])+6;(SEARCH(&quot;&gt;&quot;;[$'Setlist Input'.A47])-3)-(SEARCH(&quot;path=&quot;;[$'Setlist Input'.A47])+6));&quot;&quot;)" office:value-type="string" office:string-value="Hark The Herald Angels Sing.pdf" calcext:value-type="string">
            <text:p>Hark The Herald Angels Sing.pdf</text:p>
          </table:table-cell>
          <table:table-cell/>
          <table:table-cell table:formula="of:=IF([.D47];&quot;&lt;Setlist&gt;&lt;Name&gt;&quot;&amp;[.G47]&amp;&quot;&lt;/Name&gt;&quot;;IF([.E47];&quot;&lt;/Setlist&gt;&quot;;&quot;&quot;))">
            <text:p/>
          </table:table-cell>
          <table:table-cell table:formula="of:=IF([.F47];&quot;&lt;Song&gt;&lt;Title&gt;&quot;&amp;[.H47]&amp;&quot;&lt;/Title&gt;&lt;FileName&gt;&quot;&amp;[.I47]&amp;&quot;&lt;/FileName&gt;&lt;/FileType&gt;1&lt;/FileType&gt;&quot;;&quot;&quot;)" office:value-type="string" office:string-value="&lt;Song&gt;&lt;Title&gt;Hark The Herald Angels Sing&lt;/Title&gt;&lt;FileName&gt;Hark The Herald Angels Sing.pdf&lt;/FileName&gt;&lt;/FileType&gt;1&lt;/FileType&gt;" calcext:value-type="string">
            <text:p>&lt;Song&gt;&lt;Title&gt;Hark The Herald Angels Sing&lt;/Title&gt;&lt;FileName&gt;Hark The Herald Angels Sing.pdf&lt;/FileName&gt;&lt;/FileType&gt;1&lt;/FileType&gt;</text:p>
          </table:table-cell>
          <table:table-cell table:formula="of:=IF([.C4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]));IF(ISBLANK([$'Setlist Input'.A49]);1;0);0)" office:value-type="float" office:value="0" calcext:value-type="float">
            <text:p>0</text:p>
          </table:table-cell>
          <table:table-cell table:style-name="ce6" table:formula="of:=ISNUMBER(SEARCH(&quot;kind=&quot;;[$'Setlist Input'.A4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]))" office:value-type="boolean" office:boolean-value="true" calcext:value-type="boolean">
            <text:p>TRUE</text:p>
          </table:table-cell>
          <table:table-cell table:formula="of:=IF([.D48];MID([$'Setlist Input'.A48];SEARCH(&quot;title=&quot;;[$'Setlist Input'.A48])+7;(SEARCH(&quot;&gt;&quot;;[$'Setlist Input'.A48])-1)-(SEARCH(&quot;title=&quot;;[$'Setlist Input'.A48])+7));&quot;&quot;)">
            <text:p/>
          </table:table-cell>
          <table:table-cell table:formula="of:=IF([.F48];MID([$'Setlist Input'.A48];SEARCH(&quot;score title=&quot;;[$'Setlist Input'.A48])+13;(SEARCH(&quot;path=&quot;;[$'Setlist Input'.A48])-2)-(SEARCH(&quot;score title=&quot;;[$'Setlist Input'.A48])+13));&quot;&quot;)" office:value-type="string" office:string-value="We Wish You a Merry Christmas (arr01)" calcext:value-type="string">
            <text:p>We Wish You a Merry Christmas (arr01)</text:p>
          </table:table-cell>
          <table:table-cell table:formula="of:=IF([.F48];MID([$'Setlist Input'.A48];SEARCH(&quot;path=&quot;;[$'Setlist Input'.A48])+6;(SEARCH(&quot;&gt;&quot;;[$'Setlist Input'.A48])-3)-(SEARCH(&quot;path=&quot;;[$'Setlist Input'.A48])+6));&quot;&quot;)" office:value-type="string" office:string-value="We Wish You a Merry Christmas (arr01).pdf" calcext:value-type="string">
            <text:p>We Wish You a Merry Christmas (arr01).pdf</text:p>
          </table:table-cell>
          <table:table-cell/>
          <table:table-cell table:formula="of:=IF([.D48];&quot;&lt;Setlist&gt;&lt;Name&gt;&quot;&amp;[.G48]&amp;&quot;&lt;/Name&gt;&quot;;IF([.E48];&quot;&lt;/Setlist&gt;&quot;;&quot;&quot;))">
            <text:p/>
          </table:table-cell>
          <table:table-cell table:formula="of:=IF([.F48];&quot;&lt;Song&gt;&lt;Title&gt;&quot;&amp;[.H48]&amp;&quot;&lt;/Title&gt;&lt;FileName&gt;&quot;&amp;[.I48]&amp;&quot;&lt;/FileName&gt;&lt;/FileType&gt;1&lt;/FileType&gt;&quot;;&quot;&quot;)" office:value-type="string" office:string-value="&lt;Song&gt;&lt;Title&gt;We Wish You a Merry Christmas (arr01)&lt;/Title&gt;&lt;FileName&gt;We Wish You a Merry Christmas (arr01).pdf&lt;/FileName&gt;&lt;/FileType&gt;1&lt;/FileType&gt;" calcext:value-type="string">
            <text:p>&lt;Song&gt;&lt;Title&gt;We Wish You a Merry Christmas (arr01)&lt;/Title&gt;&lt;FileName&gt;We Wish You a Merry Christmas (arr01).pdf&lt;/FileName&gt;&lt;/FileType&gt;1&lt;/FileType&gt;</text:p>
          </table:table-cell>
          <table:table-cell table:formula="of:=IF([.C4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]));IF(ISBLANK([$'Setlist Input'.A50]);1;0);0)" office:value-type="float" office:value="0" calcext:value-type="float">
            <text:p>0</text:p>
          </table:table-cell>
          <table:table-cell table:style-name="ce6" table:formula="of:=ISNUMBER(SEARCH(&quot;kind=&quot;;[$'Setlist Input'.A4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]))" office:value-type="boolean" office:boolean-value="true" calcext:value-type="boolean">
            <text:p>TRUE</text:p>
          </table:table-cell>
          <table:table-cell table:formula="of:=IF([.D49];MID([$'Setlist Input'.A49];SEARCH(&quot;title=&quot;;[$'Setlist Input'.A49])+7;(SEARCH(&quot;&gt;&quot;;[$'Setlist Input'.A49])-1)-(SEARCH(&quot;title=&quot;;[$'Setlist Input'.A49])+7));&quot;&quot;)">
            <text:p/>
          </table:table-cell>
          <table:table-cell table:formula="of:=IF([.F49];MID([$'Setlist Input'.A49];SEARCH(&quot;score title=&quot;;[$'Setlist Input'.A49])+13;(SEARCH(&quot;path=&quot;;[$'Setlist Input'.A49])-2)-(SEARCH(&quot;score title=&quot;;[$'Setlist Input'.A49])+13));&quot;&quot;)" office:value-type="string" office:string-value="Joy to the World" calcext:value-type="string">
            <text:p>Joy to the World</text:p>
          </table:table-cell>
          <table:table-cell table:formula="of:=IF([.F49];MID([$'Setlist Input'.A49];SEARCH(&quot;path=&quot;;[$'Setlist Input'.A49])+6;(SEARCH(&quot;&gt;&quot;;[$'Setlist Input'.A49])-3)-(SEARCH(&quot;path=&quot;;[$'Setlist Input'.A49])+6));&quot;&quot;)" office:value-type="string" office:string-value="Joy to the World 4.pdf" calcext:value-type="string">
            <text:p>Joy to the World 4.pdf</text:p>
          </table:table-cell>
          <table:table-cell/>
          <table:table-cell table:formula="of:=IF([.D49];&quot;&lt;Setlist&gt;&lt;Name&gt;&quot;&amp;[.G49]&amp;&quot;&lt;/Name&gt;&quot;;IF([.E49];&quot;&lt;/Setlist&gt;&quot;;&quot;&quot;))">
            <text:p/>
          </table:table-cell>
          <table:table-cell table:formula="of:=IF([.F49];&quot;&lt;Song&gt;&lt;Title&gt;&quot;&amp;[.H49]&amp;&quot;&lt;/Title&gt;&lt;FileName&gt;&quot;&amp;[.I49]&amp;&quot;&lt;/FileName&gt;&lt;/FileType&gt;1&lt;/FileType&gt;&quot;;&quot;&quot;)" office:value-type="string" office:string-value="&lt;Song&gt;&lt;Title&gt;Joy to the World&lt;/Title&gt;&lt;FileName&gt;Joy to the World 4.pdf&lt;/FileName&gt;&lt;/FileType&gt;1&lt;/FileType&gt;" calcext:value-type="string">
            <text:p>&lt;Song&gt;&lt;Title&gt;Joy to the World&lt;/Title&gt;&lt;FileName&gt;Joy to the World 4.pdf&lt;/FileName&gt;&lt;/FileType&gt;1&lt;/FileType&gt;</text:p>
          </table:table-cell>
          <table:table-cell table:formula="of:=IF([.C4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]));IF(ISBLANK([$'Setlist Input'.A51]);1;0);0)" office:value-type="float" office:value="0" calcext:value-type="float">
            <text:p>0</text:p>
          </table:table-cell>
          <table:table-cell table:style-name="ce6" table:formula="of:=ISNUMBER(SEARCH(&quot;kind=&quot;;[$'Setlist Input'.A5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50]))" office:value-type="boolean" office:boolean-value="false" calcext:value-type="boolean">
            <text:p>FALSE</text:p>
          </table:table-cell>
          <table:table-cell table:formula="of:=IF([.D50];MID([$'Setlist Input'.A50];SEARCH(&quot;title=&quot;;[$'Setlist Input'.A50])+7;(SEARCH(&quot;&gt;&quot;;[$'Setlist Input'.A50])-1)-(SEARCH(&quot;title=&quot;;[$'Setlist Input'.A50])+7));&quot;&quot;)">
            <text:p/>
          </table:table-cell>
          <table:table-cell table:formula="of:=IF([.F50];MID([$'Setlist Input'.A50];SEARCH(&quot;score title=&quot;;[$'Setlist Input'.A50])+13;(SEARCH(&quot;path=&quot;;[$'Setlist Input'.A50])-2)-(SEARCH(&quot;score title=&quot;;[$'Setlist Input'.A50])+13));&quot;&quot;)">
            <text:p/>
          </table:table-cell>
          <table:table-cell table:formula="of:=IF([.F50];MID([$'Setlist Input'.A50];SEARCH(&quot;path=&quot;;[$'Setlist Input'.A50])+6;(SEARCH(&quot;&gt;&quot;;[$'Setlist Input'.A50])-3)-(SEARCH(&quot;path=&quot;;[$'Setlist Input'.A50])+6));&quot;&quot;)">
            <text:p/>
          </table:table-cell>
          <table:table-cell/>
          <table:table-cell table:formula="of:=IF([.D50];&quot;&lt;Setlist&gt;&lt;Name&gt;&quot;&amp;[.G50]&amp;&quot;&lt;/Name&gt;&quot;;IF([.E50];&quot;&lt;/Setlist&gt;&quot;;&quot;&quot;))" office:value-type="string" office:string-value="&lt;/Setlist&gt;" calcext:value-type="string">
            <text:p>&lt;/Setlist&gt;</text:p>
          </table:table-cell>
          <table:table-cell table:formula="of:=IF([.F50];&quot;&lt;Song&gt;&lt;Title&gt;&quot;&amp;[.H50]&amp;&quot;&lt;/Title&gt;&lt;FileName&gt;&quot;&amp;[.I50]&amp;&quot;&lt;/FileName&gt;&lt;/FileType&gt;1&lt;/FileType&gt;&quot;;&quot;&quot;)">
            <text:p/>
          </table:table-cell>
          <table:table-cell table:formula="of:=IF([.C5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]));IF(ISBLANK([$'Setlist Input'.A52]);1;0);0)" office:value-type="float" office:value="0" calcext:value-type="float">
            <text:p>0</text:p>
          </table:table-cell>
          <table:table-cell table:style-name="ce6" table:formula="of:=ISNUMBER(SEARCH(&quot;kind=&quot;;[$'Setlist Input'.A51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5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]))" office:value-type="boolean" office:boolean-value="false" calcext:value-type="boolean">
            <text:p>FALSE</text:p>
          </table:table-cell>
          <table:table-cell table:formula="of:=IF([.D51];MID([$'Setlist Input'.A51];SEARCH(&quot;title=&quot;;[$'Setlist Input'.A51])+7;(SEARCH(&quot;&gt;&quot;;[$'Setlist Input'.A51])-1)-(SEARCH(&quot;title=&quot;;[$'Setlist Input'.A51])+7));&quot;&quot;)" office:value-type="string" office:string-value="Club: Denver Jam" calcext:value-type="string">
            <text:p>Club: Denver Jam</text:p>
          </table:table-cell>
          <table:table-cell table:formula="of:=IF([.F51];MID([$'Setlist Input'.A51];SEARCH(&quot;score title=&quot;;[$'Setlist Input'.A51])+13;(SEARCH(&quot;path=&quot;;[$'Setlist Input'.A51])-2)-(SEARCH(&quot;score title=&quot;;[$'Setlist Input'.A51])+13));&quot;&quot;)">
            <text:p/>
          </table:table-cell>
          <table:table-cell table:formula="of:=IF([.F51];MID([$'Setlist Input'.A51];SEARCH(&quot;path=&quot;;[$'Setlist Input'.A51])+6;(SEARCH(&quot;&gt;&quot;;[$'Setlist Input'.A51])-3)-(SEARCH(&quot;path=&quot;;[$'Setlist Input'.A51])+6));&quot;&quot;)">
            <text:p/>
          </table:table-cell>
          <table:table-cell/>
          <table:table-cell table:formula="of:=IF([.D51];&quot;&lt;Setlist&gt;&lt;Name&gt;&quot;&amp;[.G51]&amp;&quot;&lt;/Name&gt;&quot;;IF([.E51];&quot;&lt;/Setlist&gt;&quot;;&quot;&quot;))" office:value-type="string" office:string-value="&lt;Setlist&gt;&lt;Name&gt;Club: Denver Jam&lt;/Name&gt;" calcext:value-type="string">
            <text:p>&lt;Setlist&gt;&lt;Name&gt;Club: Denver Jam&lt;/Name&gt;</text:p>
          </table:table-cell>
          <table:table-cell table:formula="of:=IF([.F51];&quot;&lt;Song&gt;&lt;Title&gt;&quot;&amp;[.H51]&amp;&quot;&lt;/Title&gt;&lt;FileName&gt;&quot;&amp;[.I51]&amp;&quot;&lt;/FileName&gt;&lt;/FileType&gt;1&lt;/FileType&gt;&quot;;&quot;&quot;)">
            <text:p/>
          </table:table-cell>
          <table:table-cell table:formula="of:=IF([.C5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]));IF(ISBLANK([$'Setlist Input'.A53]);1;0);0)" office:value-type="float" office:value="0" calcext:value-type="float">
            <text:p>0</text:p>
          </table:table-cell>
          <table:table-cell table:style-name="ce6" table:formula="of:=ISNUMBER(SEARCH(&quot;kind=&quot;;[$'Setlist Input'.A5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]))" office:value-type="boolean" office:boolean-value="true" calcext:value-type="boolean">
            <text:p>TRUE</text:p>
          </table:table-cell>
          <table:table-cell table:formula="of:=IF([.D52];MID([$'Setlist Input'.A52];SEARCH(&quot;title=&quot;;[$'Setlist Input'.A52])+7;(SEARCH(&quot;&gt;&quot;;[$'Setlist Input'.A52])-1)-(SEARCH(&quot;title=&quot;;[$'Setlist Input'.A52])+7));&quot;&quot;)">
            <text:p/>
          </table:table-cell>
          <table:table-cell table:formula="of:=IF([.F52];MID([$'Setlist Input'.A52];SEARCH(&quot;score title=&quot;;[$'Setlist Input'.A52])+13;(SEARCH(&quot;path=&quot;;[$'Setlist Input'.A52])-2)-(SEARCH(&quot;score title=&quot;;[$'Setlist Input'.A52])+13));&quot;&quot;)" office:value-type="string" office:string-value="Southwind_DenJm" calcext:value-type="string">
            <text:p>Southwind_DenJm</text:p>
          </table:table-cell>
          <table:table-cell table:formula="of:=IF([.F52];MID([$'Setlist Input'.A52];SEARCH(&quot;path=&quot;;[$'Setlist Input'.A52])+6;(SEARCH(&quot;&gt;&quot;;[$'Setlist Input'.A52])-3)-(SEARCH(&quot;path=&quot;;[$'Setlist Input'.A52])+6));&quot;&quot;)" office:value-type="string" office:string-value="Southwind_DenJm.pdf" calcext:value-type="string">
            <text:p>Southwind_DenJm.pdf</text:p>
          </table:table-cell>
          <table:table-cell/>
          <table:table-cell table:formula="of:=IF([.D52];&quot;&lt;Setlist&gt;&lt;Name&gt;&quot;&amp;[.G52]&amp;&quot;&lt;/Name&gt;&quot;;IF([.E52];&quot;&lt;/Setlist&gt;&quot;;&quot;&quot;))">
            <text:p/>
          </table:table-cell>
          <table:table-cell table:formula="of:=IF([.F52];&quot;&lt;Song&gt;&lt;Title&gt;&quot;&amp;[.H52]&amp;&quot;&lt;/Title&gt;&lt;FileName&gt;&quot;&amp;[.I52]&amp;&quot;&lt;/FileName&gt;&lt;/FileType&gt;1&lt;/FileType&gt;&quot;;&quot;&quot;)" office:value-type="string" office:string-value="&lt;Song&gt;&lt;Title&gt;Southwind_DenJm&lt;/Title&gt;&lt;FileName&gt;Southwind_DenJm.pdf&lt;/FileName&gt;&lt;/FileType&gt;1&lt;/FileType&gt;" calcext:value-type="string">
            <text:p>&lt;Song&gt;&lt;Title&gt;Southwind_DenJm&lt;/Title&gt;&lt;FileName&gt;Southwind_DenJm.pdf&lt;/FileName&gt;&lt;/FileType&gt;1&lt;/FileType&gt;</text:p>
          </table:table-cell>
          <table:table-cell table:formula="of:=IF([.C5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]));IF(ISBLANK([$'Setlist Input'.A54]);1;0);0)" office:value-type="float" office:value="0" calcext:value-type="float">
            <text:p>0</text:p>
          </table:table-cell>
          <table:table-cell table:style-name="ce6" table:formula="of:=ISNUMBER(SEARCH(&quot;kind=&quot;;[$'Setlist Input'.A5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]))" office:value-type="boolean" office:boolean-value="true" calcext:value-type="boolean">
            <text:p>TRUE</text:p>
          </table:table-cell>
          <table:table-cell table:formula="of:=IF([.D53];MID([$'Setlist Input'.A53];SEARCH(&quot;title=&quot;;[$'Setlist Input'.A53])+7;(SEARCH(&quot;&gt;&quot;;[$'Setlist Input'.A53])-1)-(SEARCH(&quot;title=&quot;;[$'Setlist Input'.A53])+7));&quot;&quot;)">
            <text:p/>
          </table:table-cell>
          <table:table-cell table:formula="of:=IF([.F53];MID([$'Setlist Input'.A53];SEARCH(&quot;score title=&quot;;[$'Setlist Input'.A53])+13;(SEARCH(&quot;path=&quot;;[$'Setlist Input'.A53])-2)-(SEARCH(&quot;score title=&quot;;[$'Setlist Input'.A53])+13));&quot;&quot;)" office:value-type="string" office:string-value="Wild-Mountain-Thyme_DenJm" calcext:value-type="string">
            <text:p>Wild-Mountain-Thyme_DenJm</text:p>
          </table:table-cell>
          <table:table-cell table:formula="of:=IF([.F53];MID([$'Setlist Input'.A53];SEARCH(&quot;path=&quot;;[$'Setlist Input'.A53])+6;(SEARCH(&quot;&gt;&quot;;[$'Setlist Input'.A53])-3)-(SEARCH(&quot;path=&quot;;[$'Setlist Input'.A53])+6));&quot;&quot;)" office:value-type="string" office:string-value="Wild-Mountain-Thyme_DenJm.pdf" calcext:value-type="string">
            <text:p>Wild-Mountain-Thyme_DenJm.pdf</text:p>
          </table:table-cell>
          <table:table-cell/>
          <table:table-cell table:formula="of:=IF([.D53];&quot;&lt;Setlist&gt;&lt;Name&gt;&quot;&amp;[.G53]&amp;&quot;&lt;/Name&gt;&quot;;IF([.E53];&quot;&lt;/Setlist&gt;&quot;;&quot;&quot;))">
            <text:p/>
          </table:table-cell>
          <table:table-cell table:formula="of:=IF([.F53];&quot;&lt;Song&gt;&lt;Title&gt;&quot;&amp;[.H53]&amp;&quot;&lt;/Title&gt;&lt;FileName&gt;&quot;&amp;[.I53]&amp;&quot;&lt;/FileName&gt;&lt;/FileType&gt;1&lt;/FileType&gt;&quot;;&quot;&quot;)" office:value-type="string" office:string-value="&lt;Song&gt;&lt;Title&gt;Wild-Mountain-Thyme_DenJm&lt;/Title&gt;&lt;FileName&gt;Wild-Mountain-Thyme_DenJm.pdf&lt;/FileName&gt;&lt;/FileType&gt;1&lt;/FileType&gt;" calcext:value-type="string">
            <text:p>&lt;Song&gt;&lt;Title&gt;Wild-Mountain-Thyme_DenJm&lt;/Title&gt;&lt;FileName&gt;Wild-Mountain-Thyme_DenJm.pdf&lt;/FileName&gt;&lt;/FileType&gt;1&lt;/FileType&gt;</text:p>
          </table:table-cell>
          <table:table-cell table:formula="of:=IF([.C5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]));IF(ISBLANK([$'Setlist Input'.A55]);1;0);0)" office:value-type="float" office:value="0" calcext:value-type="float">
            <text:p>0</text:p>
          </table:table-cell>
          <table:table-cell table:style-name="ce6" table:formula="of:=ISNUMBER(SEARCH(&quot;kind=&quot;;[$'Setlist Input'.A5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]))" office:value-type="boolean" office:boolean-value="true" calcext:value-type="boolean">
            <text:p>TRUE</text:p>
          </table:table-cell>
          <table:table-cell table:formula="of:=IF([.D54];MID([$'Setlist Input'.A54];SEARCH(&quot;title=&quot;;[$'Setlist Input'.A54])+7;(SEARCH(&quot;&gt;&quot;;[$'Setlist Input'.A54])-1)-(SEARCH(&quot;title=&quot;;[$'Setlist Input'.A54])+7));&quot;&quot;)">
            <text:p/>
          </table:table-cell>
          <table:table-cell table:formula="of:=IF([.F54];MID([$'Setlist Input'.A54];SEARCH(&quot;score title=&quot;;[$'Setlist Input'.A54])+13;(SEARCH(&quot;path=&quot;;[$'Setlist Input'.A54])-2)-(SEARCH(&quot;score title=&quot;;[$'Setlist Input'.A54])+13));&quot;&quot;)" office:value-type="string" office:string-value="Shove-Pigs-Foot_DenJm" calcext:value-type="string">
            <text:p>Shove-Pigs-Foot_DenJm</text:p>
          </table:table-cell>
          <table:table-cell table:formula="of:=IF([.F54];MID([$'Setlist Input'.A54];SEARCH(&quot;path=&quot;;[$'Setlist Input'.A54])+6;(SEARCH(&quot;&gt;&quot;;[$'Setlist Input'.A54])-3)-(SEARCH(&quot;path=&quot;;[$'Setlist Input'.A54])+6));&quot;&quot;)" office:value-type="string" office:string-value="Shove-Pigs-Foot_DenJm.pdf" calcext:value-type="string">
            <text:p>Shove-Pigs-Foot_DenJm.pdf</text:p>
          </table:table-cell>
          <table:table-cell/>
          <table:table-cell table:formula="of:=IF([.D54];&quot;&lt;Setlist&gt;&lt;Name&gt;&quot;&amp;[.G54]&amp;&quot;&lt;/Name&gt;&quot;;IF([.E54];&quot;&lt;/Setlist&gt;&quot;;&quot;&quot;))">
            <text:p/>
          </table:table-cell>
          <table:table-cell table:formula="of:=IF([.F54];&quot;&lt;Song&gt;&lt;Title&gt;&quot;&amp;[.H54]&amp;&quot;&lt;/Title&gt;&lt;FileName&gt;&quot;&amp;[.I54]&amp;&quot;&lt;/FileName&gt;&lt;/FileType&gt;1&lt;/FileType&gt;&quot;;&quot;&quot;)" office:value-type="string" office:string-value="&lt;Song&gt;&lt;Title&gt;Shove-Pigs-Foot_DenJm&lt;/Title&gt;&lt;FileName&gt;Shove-Pigs-Foot_DenJm.pdf&lt;/FileName&gt;&lt;/FileType&gt;1&lt;/FileType&gt;" calcext:value-type="string">
            <text:p>&lt;Song&gt;&lt;Title&gt;Shove-Pigs-Foot_DenJm&lt;/Title&gt;&lt;FileName&gt;Shove-Pigs-Foot_DenJm.pdf&lt;/FileName&gt;&lt;/FileType&gt;1&lt;/FileType&gt;</text:p>
          </table:table-cell>
          <table:table-cell table:formula="of:=IF([.C5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]));IF(ISBLANK([$'Setlist Input'.A56]);1;0);0)" office:value-type="float" office:value="0" calcext:value-type="float">
            <text:p>0</text:p>
          </table:table-cell>
          <table:table-cell table:style-name="ce6" table:formula="of:=ISNUMBER(SEARCH(&quot;kind=&quot;;[$'Setlist Input'.A5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]))" office:value-type="boolean" office:boolean-value="true" calcext:value-type="boolean">
            <text:p>TRUE</text:p>
          </table:table-cell>
          <table:table-cell table:formula="of:=IF([.D55];MID([$'Setlist Input'.A55];SEARCH(&quot;title=&quot;;[$'Setlist Input'.A55])+7;(SEARCH(&quot;&gt;&quot;;[$'Setlist Input'.A55])-1)-(SEARCH(&quot;title=&quot;;[$'Setlist Input'.A55])+7));&quot;&quot;)">
            <text:p/>
          </table:table-cell>
          <table:table-cell table:formula="of:=IF([.F55];MID([$'Setlist Input'.A55];SEARCH(&quot;score title=&quot;;[$'Setlist Input'.A55])+13;(SEARCH(&quot;path=&quot;;[$'Setlist Input'.A55])-2)-(SEARCH(&quot;score title=&quot;;[$'Setlist Input'.A55])+13));&quot;&quot;)" office:value-type="string" office:string-value="Oh-Susanna2_DenJm" calcext:value-type="string">
            <text:p>Oh-Susanna2_DenJm</text:p>
          </table:table-cell>
          <table:table-cell table:formula="of:=IF([.F55];MID([$'Setlist Input'.A55];SEARCH(&quot;path=&quot;;[$'Setlist Input'.A55])+6;(SEARCH(&quot;&gt;&quot;;[$'Setlist Input'.A55])-3)-(SEARCH(&quot;path=&quot;;[$'Setlist Input'.A55])+6));&quot;&quot;)" office:value-type="string" office:string-value="Oh-Susanna2_DenJm.pdf" calcext:value-type="string">
            <text:p>Oh-Susanna2_DenJm.pdf</text:p>
          </table:table-cell>
          <table:table-cell/>
          <table:table-cell table:formula="of:=IF([.D55];&quot;&lt;Setlist&gt;&lt;Name&gt;&quot;&amp;[.G55]&amp;&quot;&lt;/Name&gt;&quot;;IF([.E55];&quot;&lt;/Setlist&gt;&quot;;&quot;&quot;))">
            <text:p/>
          </table:table-cell>
          <table:table-cell table:formula="of:=IF([.F55];&quot;&lt;Song&gt;&lt;Title&gt;&quot;&amp;[.H55]&amp;&quot;&lt;/Title&gt;&lt;FileName&gt;&quot;&amp;[.I55]&amp;&quot;&lt;/FileName&gt;&lt;/FileType&gt;1&lt;/FileType&gt;&quot;;&quot;&quot;)" office:value-type="string" office:string-value="&lt;Song&gt;&lt;Title&gt;Oh-Susanna2_DenJm&lt;/Title&gt;&lt;FileName&gt;Oh-Susanna2_DenJm.pdf&lt;/FileName&gt;&lt;/FileType&gt;1&lt;/FileType&gt;" calcext:value-type="string">
            <text:p>&lt;Song&gt;&lt;Title&gt;Oh-Susanna2_DenJm&lt;/Title&gt;&lt;FileName&gt;Oh-Susanna2_DenJm.pdf&lt;/FileName&gt;&lt;/FileType&gt;1&lt;/FileType&gt;</text:p>
          </table:table-cell>
          <table:table-cell table:formula="of:=IF([.C5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]));IF(ISBLANK([$'Setlist Input'.A57]);1;0);0)" office:value-type="float" office:value="0" calcext:value-type="float">
            <text:p>0</text:p>
          </table:table-cell>
          <table:table-cell table:style-name="ce6" table:formula="of:=ISNUMBER(SEARCH(&quot;kind=&quot;;[$'Setlist Input'.A5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]))" office:value-type="boolean" office:boolean-value="true" calcext:value-type="boolean">
            <text:p>TRUE</text:p>
          </table:table-cell>
          <table:table-cell table:formula="of:=IF([.D56];MID([$'Setlist Input'.A56];SEARCH(&quot;title=&quot;;[$'Setlist Input'.A56])+7;(SEARCH(&quot;&gt;&quot;;[$'Setlist Input'.A56])-1)-(SEARCH(&quot;title=&quot;;[$'Setlist Input'.A56])+7));&quot;&quot;)">
            <text:p/>
          </table:table-cell>
          <table:table-cell table:formula="of:=IF([.F56];MID([$'Setlist Input'.A56];SEARCH(&quot;score title=&quot;;[$'Setlist Input'.A56])+13;(SEARCH(&quot;path=&quot;;[$'Setlist Input'.A56])-2)-(SEARCH(&quot;score title=&quot;;[$'Setlist Input'.A56])+13));&quot;&quot;)" office:value-type="string" office:string-value="Liza-Jane_DenJm" calcext:value-type="string">
            <text:p>Liza-Jane_DenJm</text:p>
          </table:table-cell>
          <table:table-cell table:formula="of:=IF([.F56];MID([$'Setlist Input'.A56];SEARCH(&quot;path=&quot;;[$'Setlist Input'.A56])+6;(SEARCH(&quot;&gt;&quot;;[$'Setlist Input'.A56])-3)-(SEARCH(&quot;path=&quot;;[$'Setlist Input'.A56])+6));&quot;&quot;)" office:value-type="string" office:string-value="Liza-Jane_DenJm.pdf" calcext:value-type="string">
            <text:p>Liza-Jane_DenJm.pdf</text:p>
          </table:table-cell>
          <table:table-cell/>
          <table:table-cell table:formula="of:=IF([.D56];&quot;&lt;Setlist&gt;&lt;Name&gt;&quot;&amp;[.G56]&amp;&quot;&lt;/Name&gt;&quot;;IF([.E56];&quot;&lt;/Setlist&gt;&quot;;&quot;&quot;))">
            <text:p/>
          </table:table-cell>
          <table:table-cell table:formula="of:=IF([.F56];&quot;&lt;Song&gt;&lt;Title&gt;&quot;&amp;[.H56]&amp;&quot;&lt;/Title&gt;&lt;FileName&gt;&quot;&amp;[.I56]&amp;&quot;&lt;/FileName&gt;&lt;/FileType&gt;1&lt;/FileType&gt;&quot;;&quot;&quot;)" office:value-type="string" office:string-value="&lt;Song&gt;&lt;Title&gt;Liza-Jane_DenJm&lt;/Title&gt;&lt;FileName&gt;Liza-Jane_DenJm.pdf&lt;/FileName&gt;&lt;/FileType&gt;1&lt;/FileType&gt;" calcext:value-type="string">
            <text:p>&lt;Song&gt;&lt;Title&gt;Liza-Jane_DenJm&lt;/Title&gt;&lt;FileName&gt;Liza-Jane_DenJm.pdf&lt;/FileName&gt;&lt;/FileType&gt;1&lt;/FileType&gt;</text:p>
          </table:table-cell>
          <table:table-cell table:formula="of:=IF([.C5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]));IF(ISBLANK([$'Setlist Input'.A58]);1;0);0)" office:value-type="float" office:value="0" calcext:value-type="float">
            <text:p>0</text:p>
          </table:table-cell>
          <table:table-cell table:style-name="ce6" table:formula="of:=ISNUMBER(SEARCH(&quot;kind=&quot;;[$'Setlist Input'.A5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]))" office:value-type="boolean" office:boolean-value="true" calcext:value-type="boolean">
            <text:p>TRUE</text:p>
          </table:table-cell>
          <table:table-cell table:formula="of:=IF([.D57];MID([$'Setlist Input'.A57];SEARCH(&quot;title=&quot;;[$'Setlist Input'.A57])+7;(SEARCH(&quot;&gt;&quot;;[$'Setlist Input'.A57])-1)-(SEARCH(&quot;title=&quot;;[$'Setlist Input'.A57])+7));&quot;&quot;)">
            <text:p/>
          </table:table-cell>
          <table:table-cell table:formula="of:=IF([.F57];MID([$'Setlist Input'.A57];SEARCH(&quot;score title=&quot;;[$'Setlist Input'.A57])+13;(SEARCH(&quot;path=&quot;;[$'Setlist Input'.A57])-2)-(SEARCH(&quot;score title=&quot;;[$'Setlist Input'.A57])+13));&quot;&quot;)" office:value-type="string" office:string-value="Black-Mountain-Rag_DenJm" calcext:value-type="string">
            <text:p>Black-Mountain-Rag_DenJm</text:p>
          </table:table-cell>
          <table:table-cell table:formula="of:=IF([.F57];MID([$'Setlist Input'.A57];SEARCH(&quot;path=&quot;;[$'Setlist Input'.A57])+6;(SEARCH(&quot;&gt;&quot;;[$'Setlist Input'.A57])-3)-(SEARCH(&quot;path=&quot;;[$'Setlist Input'.A57])+6));&quot;&quot;)" office:value-type="string" office:string-value="Black-Mountain-Rag_DenJm.pdf" calcext:value-type="string">
            <text:p>Black-Mountain-Rag_DenJm.pdf</text:p>
          </table:table-cell>
          <table:table-cell/>
          <table:table-cell table:formula="of:=IF([.D57];&quot;&lt;Setlist&gt;&lt;Name&gt;&quot;&amp;[.G57]&amp;&quot;&lt;/Name&gt;&quot;;IF([.E57];&quot;&lt;/Setlist&gt;&quot;;&quot;&quot;))">
            <text:p/>
          </table:table-cell>
          <table:table-cell table:formula="of:=IF([.F57];&quot;&lt;Song&gt;&lt;Title&gt;&quot;&amp;[.H57]&amp;&quot;&lt;/Title&gt;&lt;FileName&gt;&quot;&amp;[.I57]&amp;&quot;&lt;/FileName&gt;&lt;/FileType&gt;1&lt;/FileType&gt;&quot;;&quot;&quot;)" office:value-type="string" office:string-value="&lt;Song&gt;&lt;Title&gt;Black-Mountain-Rag_DenJm&lt;/Title&gt;&lt;FileName&gt;Black-Mountain-Rag_DenJm.pdf&lt;/FileName&gt;&lt;/FileType&gt;1&lt;/FileType&gt;" calcext:value-type="string">
            <text:p>&lt;Song&gt;&lt;Title&gt;Black-Mountain-Rag_DenJm&lt;/Title&gt;&lt;FileName&gt;Black-Mountain-Rag_DenJm.pdf&lt;/FileName&gt;&lt;/FileType&gt;1&lt;/FileType&gt;</text:p>
          </table:table-cell>
          <table:table-cell table:formula="of:=IF([.C5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]));IF(ISBLANK([$'Setlist Input'.A59]);1;0);0)" office:value-type="float" office:value="0" calcext:value-type="float">
            <text:p>0</text:p>
          </table:table-cell>
          <table:table-cell table:style-name="ce6" table:formula="of:=ISNUMBER(SEARCH(&quot;kind=&quot;;[$'Setlist Input'.A5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]))" office:value-type="boolean" office:boolean-value="true" calcext:value-type="boolean">
            <text:p>TRUE</text:p>
          </table:table-cell>
          <table:table-cell table:formula="of:=IF([.D58];MID([$'Setlist Input'.A58];SEARCH(&quot;title=&quot;;[$'Setlist Input'.A58])+7;(SEARCH(&quot;&gt;&quot;;[$'Setlist Input'.A58])-1)-(SEARCH(&quot;title=&quot;;[$'Setlist Input'.A58])+7));&quot;&quot;)">
            <text:p/>
          </table:table-cell>
          <table:table-cell table:formula="of:=IF([.F58];MID([$'Setlist Input'.A58];SEARCH(&quot;score title=&quot;;[$'Setlist Input'.A58])+13;(SEARCH(&quot;path=&quot;;[$'Setlist Input'.A58])-2)-(SEARCH(&quot;score title=&quot;;[$'Setlist Input'.A58])+13));&quot;&quot;)" office:value-type="string" office:string-value="When-Irish-Eyes-are-Smiling_DenJm" calcext:value-type="string">
            <text:p>When-Irish-Eyes-are-Smiling_DenJm</text:p>
          </table:table-cell>
          <table:table-cell table:formula="of:=IF([.F58];MID([$'Setlist Input'.A58];SEARCH(&quot;path=&quot;;[$'Setlist Input'.A58])+6;(SEARCH(&quot;&gt;&quot;;[$'Setlist Input'.A58])-3)-(SEARCH(&quot;path=&quot;;[$'Setlist Input'.A58])+6));&quot;&quot;)" office:value-type="string" office:string-value="When-Irish-Eyes-are-Smiling_DenJm.pdf" calcext:value-type="string">
            <text:p>When-Irish-Eyes-are-Smiling_DenJm.pdf</text:p>
          </table:table-cell>
          <table:table-cell/>
          <table:table-cell table:formula="of:=IF([.D58];&quot;&lt;Setlist&gt;&lt;Name&gt;&quot;&amp;[.G58]&amp;&quot;&lt;/Name&gt;&quot;;IF([.E58];&quot;&lt;/Setlist&gt;&quot;;&quot;&quot;))">
            <text:p/>
          </table:table-cell>
          <table:table-cell table:formula="of:=IF([.F58];&quot;&lt;Song&gt;&lt;Title&gt;&quot;&amp;[.H58]&amp;&quot;&lt;/Title&gt;&lt;FileName&gt;&quot;&amp;[.I58]&amp;&quot;&lt;/FileName&gt;&lt;/FileType&gt;1&lt;/FileType&gt;&quot;;&quot;&quot;)" office:value-type="string" office:string-value="&lt;Song&gt;&lt;Title&gt;When-Irish-Eyes-are-Smiling_DenJm&lt;/Title&gt;&lt;FileName&gt;When-Irish-Eyes-are-Smiling_DenJm.pdf&lt;/FileName&gt;&lt;/FileType&gt;1&lt;/FileType&gt;" calcext:value-type="string">
            <text:p>&lt;Song&gt;&lt;Title&gt;When-Irish-Eyes-are-Smiling_DenJm&lt;/Title&gt;&lt;FileName&gt;When-Irish-Eyes-are-Smiling_DenJm.pdf&lt;/FileName&gt;&lt;/FileType&gt;1&lt;/FileType&gt;</text:p>
          </table:table-cell>
          <table:table-cell table:formula="of:=IF([.C5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]));IF(ISBLANK([$'Setlist Input'.A60]);1;0);0)" office:value-type="float" office:value="0" calcext:value-type="float">
            <text:p>0</text:p>
          </table:table-cell>
          <table:table-cell table:style-name="ce6" table:formula="of:=ISNUMBER(SEARCH(&quot;kind=&quot;;[$'Setlist Input'.A5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]))" office:value-type="boolean" office:boolean-value="true" calcext:value-type="boolean">
            <text:p>TRUE</text:p>
          </table:table-cell>
          <table:table-cell table:formula="of:=IF([.D59];MID([$'Setlist Input'.A59];SEARCH(&quot;title=&quot;;[$'Setlist Input'.A59])+7;(SEARCH(&quot;&gt;&quot;;[$'Setlist Input'.A59])-1)-(SEARCH(&quot;title=&quot;;[$'Setlist Input'.A59])+7));&quot;&quot;)">
            <text:p/>
          </table:table-cell>
          <table:table-cell table:formula="of:=IF([.F59];MID([$'Setlist Input'.A59];SEARCH(&quot;score title=&quot;;[$'Setlist Input'.A59])+13;(SEARCH(&quot;path=&quot;;[$'Setlist Input'.A59])-2)-(SEARCH(&quot;score title=&quot;;[$'Setlist Input'.A59])+13));&quot;&quot;)" office:value-type="string" office:string-value="Whiskey-Before-Breakfast_DenJm" calcext:value-type="string">
            <text:p>Whiskey-Before-Breakfast_DenJm</text:p>
          </table:table-cell>
          <table:table-cell table:formula="of:=IF([.F59];MID([$'Setlist Input'.A59];SEARCH(&quot;path=&quot;;[$'Setlist Input'.A59])+6;(SEARCH(&quot;&gt;&quot;;[$'Setlist Input'.A59])-3)-(SEARCH(&quot;path=&quot;;[$'Setlist Input'.A59])+6));&quot;&quot;)" office:value-type="string" office:string-value="Whiskey-Before-Breakfast_DenJm.pdf" calcext:value-type="string">
            <text:p>Whiskey-Before-Breakfast_DenJm.pdf</text:p>
          </table:table-cell>
          <table:table-cell/>
          <table:table-cell table:formula="of:=IF([.D59];&quot;&lt;Setlist&gt;&lt;Name&gt;&quot;&amp;[.G59]&amp;&quot;&lt;/Name&gt;&quot;;IF([.E59];&quot;&lt;/Setlist&gt;&quot;;&quot;&quot;))">
            <text:p/>
          </table:table-cell>
          <table:table-cell table:formula="of:=IF([.F59];&quot;&lt;Song&gt;&lt;Title&gt;&quot;&amp;[.H59]&amp;&quot;&lt;/Title&gt;&lt;FileName&gt;&quot;&amp;[.I59]&amp;&quot;&lt;/FileName&gt;&lt;/FileType&gt;1&lt;/FileType&gt;&quot;;&quot;&quot;)" office:value-type="string" office:string-value="&lt;Song&gt;&lt;Title&gt;Whiskey-Before-Breakfast_DenJm&lt;/Title&gt;&lt;FileName&gt;Whiskey-Before-Breakfast_DenJm.pdf&lt;/FileName&gt;&lt;/FileType&gt;1&lt;/FileType&gt;" calcext:value-type="string">
            <text:p>&lt;Song&gt;&lt;Title&gt;Whiskey-Before-Breakfast_DenJm&lt;/Title&gt;&lt;FileName&gt;Whiskey-Before-Breakfast_DenJm.pdf&lt;/FileName&gt;&lt;/FileType&gt;1&lt;/FileType&gt;</text:p>
          </table:table-cell>
          <table:table-cell table:formula="of:=IF([.C5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0]));IF(ISBLANK([$'Setlist Input'.A61]);1;0);0)" office:value-type="float" office:value="0" calcext:value-type="float">
            <text:p>0</text:p>
          </table:table-cell>
          <table:table-cell table:style-name="ce6" table:formula="of:=ISNUMBER(SEARCH(&quot;kind=&quot;;[$'Setlist Input'.A6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0]))" office:value-type="boolean" office:boolean-value="true" calcext:value-type="boolean">
            <text:p>TRUE</text:p>
          </table:table-cell>
          <table:table-cell table:formula="of:=IF([.D60];MID([$'Setlist Input'.A60];SEARCH(&quot;title=&quot;;[$'Setlist Input'.A60])+7;(SEARCH(&quot;&gt;&quot;;[$'Setlist Input'.A60])-1)-(SEARCH(&quot;title=&quot;;[$'Setlist Input'.A60])+7));&quot;&quot;)">
            <text:p/>
          </table:table-cell>
          <table:table-cell table:formula="of:=IF([.F60];MID([$'Setlist Input'.A60];SEARCH(&quot;score title=&quot;;[$'Setlist Input'.A60])+13;(SEARCH(&quot;path=&quot;;[$'Setlist Input'.A60])-2)-(SEARCH(&quot;score title=&quot;;[$'Setlist Input'.A60])+13));&quot;&quot;)" office:value-type="string" office:string-value="Hangmans-Reel_DenJm" calcext:value-type="string">
            <text:p>Hangmans-Reel_DenJm</text:p>
          </table:table-cell>
          <table:table-cell table:formula="of:=IF([.F60];MID([$'Setlist Input'.A60];SEARCH(&quot;path=&quot;;[$'Setlist Input'.A60])+6;(SEARCH(&quot;&gt;&quot;;[$'Setlist Input'.A60])-3)-(SEARCH(&quot;path=&quot;;[$'Setlist Input'.A60])+6));&quot;&quot;)" office:value-type="string" office:string-value="Hangmans-Reel_DenJm.pdf" calcext:value-type="string">
            <text:p>Hangmans-Reel_DenJm.pdf</text:p>
          </table:table-cell>
          <table:table-cell/>
          <table:table-cell table:formula="of:=IF([.D60];&quot;&lt;Setlist&gt;&lt;Name&gt;&quot;&amp;[.G60]&amp;&quot;&lt;/Name&gt;&quot;;IF([.E60];&quot;&lt;/Setlist&gt;&quot;;&quot;&quot;))">
            <text:p/>
          </table:table-cell>
          <table:table-cell table:formula="of:=IF([.F60];&quot;&lt;Song&gt;&lt;Title&gt;&quot;&amp;[.H60]&amp;&quot;&lt;/Title&gt;&lt;FileName&gt;&quot;&amp;[.I60]&amp;&quot;&lt;/FileName&gt;&lt;/FileType&gt;1&lt;/FileType&gt;&quot;;&quot;&quot;)" office:value-type="string" office:string-value="&lt;Song&gt;&lt;Title&gt;Hangmans-Reel_DenJm&lt;/Title&gt;&lt;FileName&gt;Hangmans-Reel_DenJm.pdf&lt;/FileName&gt;&lt;/FileType&gt;1&lt;/FileType&gt;" calcext:value-type="string">
            <text:p>&lt;Song&gt;&lt;Title&gt;Hangmans-Reel_DenJm&lt;/Title&gt;&lt;FileName&gt;Hangmans-Reel_DenJm.pdf&lt;/FileName&gt;&lt;/FileType&gt;1&lt;/FileType&gt;</text:p>
          </table:table-cell>
          <table:table-cell table:formula="of:=IF([.C6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1]));IF(ISBLANK([$'Setlist Input'.A62]);1;0);0)" office:value-type="float" office:value="0" calcext:value-type="float">
            <text:p>0</text:p>
          </table:table-cell>
          <table:table-cell table:style-name="ce6" table:formula="of:=ISNUMBER(SEARCH(&quot;kind=&quot;;[$'Setlist Input'.A6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1]))" office:value-type="boolean" office:boolean-value="true" calcext:value-type="boolean">
            <text:p>TRUE</text:p>
          </table:table-cell>
          <table:table-cell table:formula="of:=IF([.D61];MID([$'Setlist Input'.A61];SEARCH(&quot;title=&quot;;[$'Setlist Input'.A61])+7;(SEARCH(&quot;&gt;&quot;;[$'Setlist Input'.A61])-1)-(SEARCH(&quot;title=&quot;;[$'Setlist Input'.A61])+7));&quot;&quot;)">
            <text:p/>
          </table:table-cell>
          <table:table-cell table:formula="of:=IF([.F61];MID([$'Setlist Input'.A61];SEARCH(&quot;score title=&quot;;[$'Setlist Input'.A61])+13;(SEARCH(&quot;path=&quot;;[$'Setlist Input'.A61])-2)-(SEARCH(&quot;score title=&quot;;[$'Setlist Input'.A61])+13));&quot;&quot;)" office:value-type="string" office:string-value="FishersHornpipe_DenJm" calcext:value-type="string">
            <text:p>FishersHornpipe_DenJm</text:p>
          </table:table-cell>
          <table:table-cell table:formula="of:=IF([.F61];MID([$'Setlist Input'.A61];SEARCH(&quot;path=&quot;;[$'Setlist Input'.A61])+6;(SEARCH(&quot;&gt;&quot;;[$'Setlist Input'.A61])-3)-(SEARCH(&quot;path=&quot;;[$'Setlist Input'.A61])+6));&quot;&quot;)" office:value-type="string" office:string-value="FishersHornpipe_DenJm.pdf" calcext:value-type="string">
            <text:p>FishersHornpipe_DenJm.pdf</text:p>
          </table:table-cell>
          <table:table-cell/>
          <table:table-cell table:formula="of:=IF([.D61];&quot;&lt;Setlist&gt;&lt;Name&gt;&quot;&amp;[.G61]&amp;&quot;&lt;/Name&gt;&quot;;IF([.E61];&quot;&lt;/Setlist&gt;&quot;;&quot;&quot;))">
            <text:p/>
          </table:table-cell>
          <table:table-cell table:formula="of:=IF([.F61];&quot;&lt;Song&gt;&lt;Title&gt;&quot;&amp;[.H61]&amp;&quot;&lt;/Title&gt;&lt;FileName&gt;&quot;&amp;[.I61]&amp;&quot;&lt;/FileName&gt;&lt;/FileType&gt;1&lt;/FileType&gt;&quot;;&quot;&quot;)" office:value-type="string" office:string-value="&lt;Song&gt;&lt;Title&gt;FishersHornpipe_DenJm&lt;/Title&gt;&lt;FileName&gt;FishersHornpipe_DenJm.pdf&lt;/FileName&gt;&lt;/FileType&gt;1&lt;/FileType&gt;" calcext:value-type="string">
            <text:p>&lt;Song&gt;&lt;Title&gt;FishersHornpipe_DenJm&lt;/Title&gt;&lt;FileName&gt;FishersHornpipe_DenJm.pdf&lt;/FileName&gt;&lt;/FileType&gt;1&lt;/FileType&gt;</text:p>
          </table:table-cell>
          <table:table-cell table:formula="of:=IF([.C6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2]));IF(ISBLANK([$'Setlist Input'.A63]);1;0);0)" office:value-type="float" office:value="0" calcext:value-type="float">
            <text:p>0</text:p>
          </table:table-cell>
          <table:table-cell table:style-name="ce6" table:formula="of:=ISNUMBER(SEARCH(&quot;kind=&quot;;[$'Setlist Input'.A6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2]))" office:value-type="boolean" office:boolean-value="true" calcext:value-type="boolean">
            <text:p>TRUE</text:p>
          </table:table-cell>
          <table:table-cell table:formula="of:=IF([.D62];MID([$'Setlist Input'.A62];SEARCH(&quot;title=&quot;;[$'Setlist Input'.A62])+7;(SEARCH(&quot;&gt;&quot;;[$'Setlist Input'.A62])-1)-(SEARCH(&quot;title=&quot;;[$'Setlist Input'.A62])+7));&quot;&quot;)">
            <text:p/>
          </table:table-cell>
          <table:table-cell table:formula="of:=IF([.F62];MID([$'Setlist Input'.A62];SEARCH(&quot;score title=&quot;;[$'Setlist Input'.A62])+13;(SEARCH(&quot;path=&quot;;[$'Setlist Input'.A62])-2)-(SEARCH(&quot;score title=&quot;;[$'Setlist Input'.A62])+13));&quot;&quot;)" office:value-type="string" office:string-value="Danny-Boy_DenJm" calcext:value-type="string">
            <text:p>Danny-Boy_DenJm</text:p>
          </table:table-cell>
          <table:table-cell table:formula="of:=IF([.F62];MID([$'Setlist Input'.A62];SEARCH(&quot;path=&quot;;[$'Setlist Input'.A62])+6;(SEARCH(&quot;&gt;&quot;;[$'Setlist Input'.A62])-3)-(SEARCH(&quot;path=&quot;;[$'Setlist Input'.A62])+6));&quot;&quot;)" office:value-type="string" office:string-value="Danny-Boy_DenJm.pdf" calcext:value-type="string">
            <text:p>Danny-Boy_DenJm.pdf</text:p>
          </table:table-cell>
          <table:table-cell/>
          <table:table-cell table:formula="of:=IF([.D62];&quot;&lt;Setlist&gt;&lt;Name&gt;&quot;&amp;[.G62]&amp;&quot;&lt;/Name&gt;&quot;;IF([.E62];&quot;&lt;/Setlist&gt;&quot;;&quot;&quot;))">
            <text:p/>
          </table:table-cell>
          <table:table-cell table:formula="of:=IF([.F62];&quot;&lt;Song&gt;&lt;Title&gt;&quot;&amp;[.H62]&amp;&quot;&lt;/Title&gt;&lt;FileName&gt;&quot;&amp;[.I62]&amp;&quot;&lt;/FileName&gt;&lt;/FileType&gt;1&lt;/FileType&gt;&quot;;&quot;&quot;)" office:value-type="string" office:string-value="&lt;Song&gt;&lt;Title&gt;Danny-Boy_DenJm&lt;/Title&gt;&lt;FileName&gt;Danny-Boy_DenJm.pdf&lt;/FileName&gt;&lt;/FileType&gt;1&lt;/FileType&gt;" calcext:value-type="string">
            <text:p>&lt;Song&gt;&lt;Title&gt;Danny-Boy_DenJm&lt;/Title&gt;&lt;FileName&gt;Danny-Boy_DenJm.pdf&lt;/FileName&gt;&lt;/FileType&gt;1&lt;/FileType&gt;</text:p>
          </table:table-cell>
          <table:table-cell table:formula="of:=IF([.C6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3]));IF(ISBLANK([$'Setlist Input'.A64]);1;0);0)" office:value-type="float" office:value="0" calcext:value-type="float">
            <text:p>0</text:p>
          </table:table-cell>
          <table:table-cell table:style-name="ce6" table:formula="of:=ISNUMBER(SEARCH(&quot;kind=&quot;;[$'Setlist Input'.A6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3]))" office:value-type="boolean" office:boolean-value="true" calcext:value-type="boolean">
            <text:p>TRUE</text:p>
          </table:table-cell>
          <table:table-cell table:formula="of:=IF([.D63];MID([$'Setlist Input'.A63];SEARCH(&quot;title=&quot;;[$'Setlist Input'.A63])+7;(SEARCH(&quot;&gt;&quot;;[$'Setlist Input'.A63])-1)-(SEARCH(&quot;title=&quot;;[$'Setlist Input'.A63])+7));&quot;&quot;)">
            <text:p/>
          </table:table-cell>
          <table:table-cell table:formula="of:=IF([.F63];MID([$'Setlist Input'.A63];SEARCH(&quot;score title=&quot;;[$'Setlist Input'.A63])+13;(SEARCH(&quot;path=&quot;;[$'Setlist Input'.A63])-2)-(SEARCH(&quot;score title=&quot;;[$'Setlist Input'.A63])+13));&quot;&quot;)" office:value-type="string" office:string-value="Norwegian Wood Butch Ross" calcext:value-type="string">
            <text:p>Norwegian Wood Butch Ross</text:p>
          </table:table-cell>
          <table:table-cell table:formula="of:=IF([.F63];MID([$'Setlist Input'.A63];SEARCH(&quot;path=&quot;;[$'Setlist Input'.A63])+6;(SEARCH(&quot;&gt;&quot;;[$'Setlist Input'.A63])-3)-(SEARCH(&quot;path=&quot;;[$'Setlist Input'.A63])+6));&quot;&quot;)" office:value-type="string" office:string-value="Norwegian Wood Butch Ross.pdf" calcext:value-type="string">
            <text:p>Norwegian Wood Butch Ross.pdf</text:p>
          </table:table-cell>
          <table:table-cell/>
          <table:table-cell table:formula="of:=IF([.D63];&quot;&lt;Setlist&gt;&lt;Name&gt;&quot;&amp;[.G63]&amp;&quot;&lt;/Name&gt;&quot;;IF([.E63];&quot;&lt;/Setlist&gt;&quot;;&quot;&quot;))">
            <text:p/>
          </table:table-cell>
          <table:table-cell table:formula="of:=IF([.F63];&quot;&lt;Song&gt;&lt;Title&gt;&quot;&amp;[.H63]&amp;&quot;&lt;/Title&gt;&lt;FileName&gt;&quot;&amp;[.I63]&amp;&quot;&lt;/FileName&gt;&lt;/FileType&gt;1&lt;/FileType&gt;&quot;;&quot;&quot;)" office:value-type="string" office:string-value="&lt;Song&gt;&lt;Title&gt;Norwegian Wood Butch Ross&lt;/Title&gt;&lt;FileName&gt;Norwegian Wood Butch Ross.pdf&lt;/FileName&gt;&lt;/FileType&gt;1&lt;/FileType&gt;" calcext:value-type="string">
            <text:p>&lt;Song&gt;&lt;Title&gt;Norwegian Wood Butch Ross&lt;/Title&gt;&lt;FileName&gt;Norwegian Wood Butch Ross.pdf&lt;/FileName&gt;&lt;/FileType&gt;1&lt;/FileType&gt;</text:p>
          </table:table-cell>
          <table:table-cell table:formula="of:=IF([.C6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4]));IF(ISBLANK([$'Setlist Input'.A65]);1;0);0)" office:value-type="float" office:value="0" calcext:value-type="float">
            <text:p>0</text:p>
          </table:table-cell>
          <table:table-cell table:style-name="ce6" table:formula="of:=ISNUMBER(SEARCH(&quot;kind=&quot;;[$'Setlist Input'.A6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4]))" office:value-type="boolean" office:boolean-value="true" calcext:value-type="boolean">
            <text:p>TRUE</text:p>
          </table:table-cell>
          <table:table-cell table:formula="of:=IF([.D64];MID([$'Setlist Input'.A64];SEARCH(&quot;title=&quot;;[$'Setlist Input'.A64])+7;(SEARCH(&quot;&gt;&quot;;[$'Setlist Input'.A64])-1)-(SEARCH(&quot;title=&quot;;[$'Setlist Input'.A64])+7));&quot;&quot;)">
            <text:p/>
          </table:table-cell>
          <table:table-cell table:formula="of:=IF([.F64];MID([$'Setlist Input'.A64];SEARCH(&quot;score title=&quot;;[$'Setlist Input'.A64])+13;(SEARCH(&quot;path=&quot;;[$'Setlist Input'.A64])-2)-(SEARCH(&quot;score title=&quot;;[$'Setlist Input'.A64])+13));&quot;&quot;)" office:value-type="string" office:string-value="Yesterday_SMN" calcext:value-type="string">
            <text:p>Yesterday_SMN</text:p>
          </table:table-cell>
          <table:table-cell table:formula="of:=IF([.F64];MID([$'Setlist Input'.A64];SEARCH(&quot;path=&quot;;[$'Setlist Input'.A64])+6;(SEARCH(&quot;&gt;&quot;;[$'Setlist Input'.A64])-3)-(SEARCH(&quot;path=&quot;;[$'Setlist Input'.A64])+6));&quot;&quot;)" office:value-type="string" office:string-value="Yesterday_SMN.pdf" calcext:value-type="string">
            <text:p>Yesterday_SMN.pdf</text:p>
          </table:table-cell>
          <table:table-cell/>
          <table:table-cell table:formula="of:=IF([.D64];&quot;&lt;Setlist&gt;&lt;Name&gt;&quot;&amp;[.G64]&amp;&quot;&lt;/Name&gt;&quot;;IF([.E64];&quot;&lt;/Setlist&gt;&quot;;&quot;&quot;))">
            <text:p/>
          </table:table-cell>
          <table:table-cell table:formula="of:=IF([.F64];&quot;&lt;Song&gt;&lt;Title&gt;&quot;&amp;[.H64]&amp;&quot;&lt;/Title&gt;&lt;FileName&gt;&quot;&amp;[.I64]&amp;&quot;&lt;/FileName&gt;&lt;/FileType&gt;1&lt;/FileType&gt;&quot;;&quot;&quot;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 table:formula="of:=IF([.C6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5]));IF(ISBLANK([$'Setlist Input'.A66]);1;0);0)" office:value-type="float" office:value="0" calcext:value-type="float">
            <text:p>0</text:p>
          </table:table-cell>
          <table:table-cell table:style-name="ce6" table:formula="of:=ISNUMBER(SEARCH(&quot;kind=&quot;;[$'Setlist Input'.A6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5]))" office:value-type="boolean" office:boolean-value="true" calcext:value-type="boolean">
            <text:p>TRUE</text:p>
          </table:table-cell>
          <table:table-cell table:formula="of:=IF([.D65];MID([$'Setlist Input'.A65];SEARCH(&quot;title=&quot;;[$'Setlist Input'.A65])+7;(SEARCH(&quot;&gt;&quot;;[$'Setlist Input'.A65])-1)-(SEARCH(&quot;title=&quot;;[$'Setlist Input'.A65])+7));&quot;&quot;)">
            <text:p/>
          </table:table-cell>
          <table:table-cell table:formula="of:=IF([.F65];MID([$'Setlist Input'.A65];SEARCH(&quot;score title=&quot;;[$'Setlist Input'.A65])+13;(SEARCH(&quot;path=&quot;;[$'Setlist Input'.A65])-2)-(SEARCH(&quot;score title=&quot;;[$'Setlist Input'.A65])+13));&quot;&quot;)" office:value-type="string" office:string-value="Virginia's Bloody Soil" calcext:value-type="string">
            <text:p>Virginia's Bloody Soil</text:p>
          </table:table-cell>
          <table:table-cell table:formula="of:=IF([.F65];MID([$'Setlist Input'.A65];SEARCH(&quot;path=&quot;;[$'Setlist Input'.A65])+6;(SEARCH(&quot;&gt;&quot;;[$'Setlist Input'.A65])-3)-(SEARCH(&quot;path=&quot;;[$'Setlist Input'.A65])+6));&quot;&quot;)" office:value-type="string" office:string-value="Virginia's Bloody Soil.pdf" calcext:value-type="string">
            <text:p>Virginia's Bloody Soil.pdf</text:p>
          </table:table-cell>
          <table:table-cell/>
          <table:table-cell table:formula="of:=IF([.D65];&quot;&lt;Setlist&gt;&lt;Name&gt;&quot;&amp;[.G65]&amp;&quot;&lt;/Name&gt;&quot;;IF([.E65];&quot;&lt;/Setlist&gt;&quot;;&quot;&quot;))">
            <text:p/>
          </table:table-cell>
          <table:table-cell table:formula="of:=IF([.F65];&quot;&lt;Song&gt;&lt;Title&gt;&quot;&amp;[.H65]&amp;&quot;&lt;/Title&gt;&lt;FileName&gt;&quot;&amp;[.I65]&amp;&quot;&lt;/FileName&gt;&lt;/FileType&gt;1&lt;/FileType&gt;&quot;;&quot;&quot;)" office:value-type="string" office:string-value="&lt;Song&gt;&lt;Title&gt;Virginia's Bloody Soil&lt;/Title&gt;&lt;FileName&gt;Virginia's Bloody Soil.pdf&lt;/FileName&gt;&lt;/FileType&gt;1&lt;/FileType&gt;" calcext:value-type="string">
            <text:p>&lt;Song&gt;&lt;Title&gt;Virginia's Bloody Soil&lt;/Title&gt;&lt;FileName&gt;Virginia's Bloody Soil.pdf&lt;/FileName&gt;&lt;/FileType&gt;1&lt;/FileType&gt;</text:p>
          </table:table-cell>
          <table:table-cell table:formula="of:=IF([.C6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6]));IF(ISBLANK([$'Setlist Input'.A67]);1;0);0)" office:value-type="float" office:value="0" calcext:value-type="float">
            <text:p>0</text:p>
          </table:table-cell>
          <table:table-cell table:style-name="ce6" table:formula="of:=ISNUMBER(SEARCH(&quot;kind=&quot;;[$'Setlist Input'.A6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6]))" office:value-type="boolean" office:boolean-value="true" calcext:value-type="boolean">
            <text:p>TRUE</text:p>
          </table:table-cell>
          <table:table-cell table:formula="of:=IF([.D66];MID([$'Setlist Input'.A66];SEARCH(&quot;title=&quot;;[$'Setlist Input'.A66])+7;(SEARCH(&quot;&gt;&quot;;[$'Setlist Input'.A66])-1)-(SEARCH(&quot;title=&quot;;[$'Setlist Input'.A66])+7));&quot;&quot;)">
            <text:p/>
          </table:table-cell>
          <table:table-cell table:formula="of:=IF([.F66];MID([$'Setlist Input'.A66];SEARCH(&quot;score title=&quot;;[$'Setlist Input'.A66])+13;(SEARCH(&quot;path=&quot;;[$'Setlist Input'.A66])-2)-(SEARCH(&quot;score title=&quot;;[$'Setlist Input'.A66])+13));&quot;&quot;)" office:value-type="string" office:string-value="River (arr02: Muller)" calcext:value-type="string">
            <text:p>River (arr02: Muller)</text:p>
          </table:table-cell>
          <table:table-cell table:formula="of:=IF([.F66];MID([$'Setlist Input'.A66];SEARCH(&quot;path=&quot;;[$'Setlist Input'.A66])+6;(SEARCH(&quot;&gt;&quot;;[$'Setlist Input'.A66])-3)-(SEARCH(&quot;path=&quot;;[$'Setlist Input'.A66])+6));&quot;&quot;)" office:value-type="string" office:string-value="River (arr02: Muller).pdf" calcext:value-type="string">
            <text:p>River (arr02: Muller).pdf</text:p>
          </table:table-cell>
          <table:table-cell/>
          <table:table-cell table:formula="of:=IF([.D66];&quot;&lt;Setlist&gt;&lt;Name&gt;&quot;&amp;[.G66]&amp;&quot;&lt;/Name&gt;&quot;;IF([.E66];&quot;&lt;/Setlist&gt;&quot;;&quot;&quot;))">
            <text:p/>
          </table:table-cell>
          <table:table-cell table:formula="of:=IF([.F66];&quot;&lt;Song&gt;&lt;Title&gt;&quot;&amp;[.H66]&amp;&quot;&lt;/Title&gt;&lt;FileName&gt;&quot;&amp;[.I66]&amp;&quot;&lt;/FileName&gt;&lt;/FileType&gt;1&lt;/FileType&gt;&quot;;&quot;&quot;)" office:value-type="string" office:string-value="&lt;Song&gt;&lt;Title&gt;River (arr02: Muller)&lt;/Title&gt;&lt;FileName&gt;River (arr02: Muller).pdf&lt;/FileName&gt;&lt;/FileType&gt;1&lt;/FileType&gt;" calcext:value-type="string">
            <text:p>&lt;Song&gt;&lt;Title&gt;River (arr02: Muller)&lt;/Title&gt;&lt;FileName&gt;River (arr02: Muller).pdf&lt;/FileName&gt;&lt;/FileType&gt;1&lt;/FileType&gt;</text:p>
          </table:table-cell>
          <table:table-cell table:formula="of:=IF([.C6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7]));IF(ISBLANK([$'Setlist Input'.A68]);1;0);0)" office:value-type="float" office:value="0" calcext:value-type="float">
            <text:p>0</text:p>
          </table:table-cell>
          <table:table-cell table:style-name="ce6" table:formula="of:=ISNUMBER(SEARCH(&quot;kind=&quot;;[$'Setlist Input'.A6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7]))" office:value-type="boolean" office:boolean-value="true" calcext:value-type="boolean">
            <text:p>TRUE</text:p>
          </table:table-cell>
          <table:table-cell table:formula="of:=IF([.D67];MID([$'Setlist Input'.A67];SEARCH(&quot;title=&quot;;[$'Setlist Input'.A67])+7;(SEARCH(&quot;&gt;&quot;;[$'Setlist Input'.A67])-1)-(SEARCH(&quot;title=&quot;;[$'Setlist Input'.A67])+7));&quot;&quot;)">
            <text:p/>
          </table:table-cell>
          <table:table-cell table:formula="of:=IF([.F67];MID([$'Setlist Input'.A67];SEARCH(&quot;score title=&quot;;[$'Setlist Input'.A67])+13;(SEARCH(&quot;path=&quot;;[$'Setlist Input'.A67])-2)-(SEARCH(&quot;score title=&quot;;[$'Setlist Input'.A67])+13));&quot;&quot;)" office:value-type="string" office:string-value="River (arr01: Johnston1)" calcext:value-type="string">
            <text:p>River (arr01: Johnston1)</text:p>
          </table:table-cell>
          <table:table-cell table:formula="of:=IF([.F67];MID([$'Setlist Input'.A67];SEARCH(&quot;path=&quot;;[$'Setlist Input'.A67])+6;(SEARCH(&quot;&gt;&quot;;[$'Setlist Input'.A67])-3)-(SEARCH(&quot;path=&quot;;[$'Setlist Input'.A67])+6));&quot;&quot;)" office:value-type="string" office:string-value="River (arr01: Johnston1).pdf" calcext:value-type="string">
            <text:p>River (arr01: Johnston1).pdf</text:p>
          </table:table-cell>
          <table:table-cell/>
          <table:table-cell table:formula="of:=IF([.D67];&quot;&lt;Setlist&gt;&lt;Name&gt;&quot;&amp;[.G67]&amp;&quot;&lt;/Name&gt;&quot;;IF([.E67];&quot;&lt;/Setlist&gt;&quot;;&quot;&quot;))">
            <text:p/>
          </table:table-cell>
          <table:table-cell table:formula="of:=IF([.F67];&quot;&lt;Song&gt;&lt;Title&gt;&quot;&amp;[.H67]&amp;&quot;&lt;/Title&gt;&lt;FileName&gt;&quot;&amp;[.I67]&amp;&quot;&lt;/FileName&gt;&lt;/FileType&gt;1&lt;/FileType&gt;&quot;;&quot;&quot;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 table:formula="of:=IF([.C6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8]));IF(ISBLANK([$'Setlist Input'.A69]);1;0);0)" office:value-type="float" office:value="0" calcext:value-type="float">
            <text:p>0</text:p>
          </table:table-cell>
          <table:table-cell table:style-name="ce6" table:formula="of:=ISNUMBER(SEARCH(&quot;kind=&quot;;[$'Setlist Input'.A6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68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68]))" office:value-type="boolean" office:boolean-value="false" calcext:value-type="boolean">
            <text:p>FALSE</text:p>
          </table:table-cell>
          <table:table-cell table:formula="of:=IF([.D68];MID([$'Setlist Input'.A68];SEARCH(&quot;title=&quot;;[$'Setlist Input'.A68])+7;(SEARCH(&quot;&gt;&quot;;[$'Setlist Input'.A68])-1)-(SEARCH(&quot;title=&quot;;[$'Setlist Input'.A68])+7));&quot;&quot;)">
            <text:p/>
          </table:table-cell>
          <table:table-cell table:formula="of:=IF([.F68];MID([$'Setlist Input'.A68];SEARCH(&quot;score title=&quot;;[$'Setlist Input'.A68])+13;(SEARCH(&quot;path=&quot;;[$'Setlist Input'.A68])-2)-(SEARCH(&quot;score title=&quot;;[$'Setlist Input'.A68])+13));&quot;&quot;)">
            <text:p/>
          </table:table-cell>
          <table:table-cell table:formula="of:=IF([.F68];MID([$'Setlist Input'.A68];SEARCH(&quot;path=&quot;;[$'Setlist Input'.A68])+6;(SEARCH(&quot;&gt;&quot;;[$'Setlist Input'.A68])-3)-(SEARCH(&quot;path=&quot;;[$'Setlist Input'.A68])+6));&quot;&quot;)">
            <text:p/>
          </table:table-cell>
          <table:table-cell/>
          <table:table-cell table:formula="of:=IF([.D68];&quot;&lt;Setlist&gt;&lt;Name&gt;&quot;&amp;[.G68]&amp;&quot;&lt;/Name&gt;&quot;;IF([.E68];&quot;&lt;/Setlist&gt;&quot;;&quot;&quot;))" office:value-type="string" office:string-value="&lt;/Setlist&gt;" calcext:value-type="string">
            <text:p>&lt;/Setlist&gt;</text:p>
          </table:table-cell>
          <table:table-cell table:formula="of:=IF([.F68];&quot;&lt;Song&gt;&lt;Title&gt;&quot;&amp;[.H68]&amp;&quot;&lt;/Title&gt;&lt;FileName&gt;&quot;&amp;[.I68]&amp;&quot;&lt;/FileName&gt;&lt;/FileType&gt;1&lt;/FileType&gt;&quot;;&quot;&quot;)">
            <text:p/>
          </table:table-cell>
          <table:table-cell table:formula="of:=IF([.C6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69]));IF(ISBLANK([$'Setlist Input'.A70]);1;0);0)" office:value-type="float" office:value="0" calcext:value-type="float">
            <text:p>0</text:p>
          </table:table-cell>
          <table:table-cell table:style-name="ce6" table:formula="of:=ISNUMBER(SEARCH(&quot;kind=&quot;;[$'Setlist Input'.A69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6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69]))" office:value-type="boolean" office:boolean-value="false" calcext:value-type="boolean">
            <text:p>FALSE</text:p>
          </table:table-cell>
          <table:table-cell table:formula="of:=IF([.D69];MID([$'Setlist Input'.A69];SEARCH(&quot;title=&quot;;[$'Setlist Input'.A69])+7;(SEARCH(&quot;&gt;&quot;;[$'Setlist Input'.A69])-1)-(SEARCH(&quot;title=&quot;;[$'Setlist Input'.A69])+7));&quot;&quot;)" office:value-type="string" office:string-value="Ensemble Arrangements- Ellen Pratt" calcext:value-type="string">
            <text:p>Ensemble Arrangements- Ellen Pratt</text:p>
          </table:table-cell>
          <table:table-cell table:formula="of:=IF([.F69];MID([$'Setlist Input'.A69];SEARCH(&quot;score title=&quot;;[$'Setlist Input'.A69])+13;(SEARCH(&quot;path=&quot;;[$'Setlist Input'.A69])-2)-(SEARCH(&quot;score title=&quot;;[$'Setlist Input'.A69])+13));&quot;&quot;)">
            <text:p/>
          </table:table-cell>
          <table:table-cell table:formula="of:=IF([.F69];MID([$'Setlist Input'.A69];SEARCH(&quot;path=&quot;;[$'Setlist Input'.A69])+6;(SEARCH(&quot;&gt;&quot;;[$'Setlist Input'.A69])-3)-(SEARCH(&quot;path=&quot;;[$'Setlist Input'.A69])+6));&quot;&quot;)">
            <text:p/>
          </table:table-cell>
          <table:table-cell/>
          <table:table-cell table:formula="of:=IF([.D69];&quot;&lt;Setlist&gt;&lt;Name&gt;&quot;&amp;[.G69]&amp;&quot;&lt;/Name&gt;&quot;;IF([.E69];&quot;&lt;/Setlist&gt;&quot;;&quot;&quot;))" office:value-type="string" office:string-value="&lt;Setlist&gt;&lt;Name&gt;Ensemble Arrangements- Ellen Pratt&lt;/Name&gt;" calcext:value-type="string">
            <text:p>&lt;Setlist&gt;&lt;Name&gt;Ensemble Arrangements- Ellen Pratt&lt;/Name&gt;</text:p>
          </table:table-cell>
          <table:table-cell table:formula="of:=IF([.F69];&quot;&lt;Song&gt;&lt;Title&gt;&quot;&amp;[.H69]&amp;&quot;&lt;/Title&gt;&lt;FileName&gt;&quot;&amp;[.I69]&amp;&quot;&lt;/FileName&gt;&lt;/FileType&gt;1&lt;/FileType&gt;&quot;;&quot;&quot;)">
            <text:p/>
          </table:table-cell>
          <table:table-cell table:formula="of:=IF([.C6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0]));IF(ISBLANK([$'Setlist Input'.A71]);1;0);0)" office:value-type="float" office:value="0" calcext:value-type="float">
            <text:p>0</text:p>
          </table:table-cell>
          <table:table-cell table:style-name="ce6" table:formula="of:=ISNUMBER(SEARCH(&quot;kind=&quot;;[$'Setlist Input'.A7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0]))" office:value-type="boolean" office:boolean-value="true" calcext:value-type="boolean">
            <text:p>TRUE</text:p>
          </table:table-cell>
          <table:table-cell table:formula="of:=IF([.D70];MID([$'Setlist Input'.A70];SEARCH(&quot;title=&quot;;[$'Setlist Input'.A70])+7;(SEARCH(&quot;&gt;&quot;;[$'Setlist Input'.A70])-1)-(SEARCH(&quot;title=&quot;;[$'Setlist Input'.A70])+7));&quot;&quot;)">
            <text:p/>
          </table:table-cell>
          <table:table-cell table:formula="of:=IF([.F70];MID([$'Setlist Input'.A70];SEARCH(&quot;score title=&quot;;[$'Setlist Input'.A70])+13;(SEARCH(&quot;path=&quot;;[$'Setlist Input'.A70])-2)-(SEARCH(&quot;score title=&quot;;[$'Setlist Input'.A70])+13));&quot;&quot;)" office:value-type="string" office:string-value="Earl of Salisbury's Pavane" calcext:value-type="string">
            <text:p>Earl of Salisbury's Pavane</text:p>
          </table:table-cell>
          <table:table-cell table:formula="of:=IF([.F70];MID([$'Setlist Input'.A70];SEARCH(&quot;path=&quot;;[$'Setlist Input'.A70])+6;(SEARCH(&quot;&gt;&quot;;[$'Setlist Input'.A70])-3)-(SEARCH(&quot;path=&quot;;[$'Setlist Input'.A70])+6));&quot;&quot;)" office:value-type="string" office:string-value="Earl of Salisbury's Pavane.pdf" calcext:value-type="string">
            <text:p>Earl of Salisbury's Pavane.pdf</text:p>
          </table:table-cell>
          <table:table-cell/>
          <table:table-cell table:formula="of:=IF([.D70];&quot;&lt;Setlist&gt;&lt;Name&gt;&quot;&amp;[.G70]&amp;&quot;&lt;/Name&gt;&quot;;IF([.E70];&quot;&lt;/Setlist&gt;&quot;;&quot;&quot;))">
            <text:p/>
          </table:table-cell>
          <table:table-cell table:formula="of:=IF([.F70];&quot;&lt;Song&gt;&lt;Title&gt;&quot;&amp;[.H70]&amp;&quot;&lt;/Title&gt;&lt;FileName&gt;&quot;&amp;[.I70]&amp;&quot;&lt;/FileName&gt;&lt;/FileType&gt;1&lt;/FileType&gt;&quot;;&quot;&quot;)" office:value-type="string" office:string-value="&lt;Song&gt;&lt;Title&gt;Earl of Salisbury's Pavane&lt;/Title&gt;&lt;FileName&gt;Earl of Salisbury's Pavane.pdf&lt;/FileName&gt;&lt;/FileType&gt;1&lt;/FileType&gt;" calcext:value-type="string">
            <text:p>&lt;Song&gt;&lt;Title&gt;Earl of Salisbury's Pavane&lt;/Title&gt;&lt;FileName&gt;Earl of Salisbury's Pavane.pdf&lt;/FileName&gt;&lt;/FileType&gt;1&lt;/FileType&gt;</text:p>
          </table:table-cell>
          <table:table-cell table:formula="of:=IF([.C7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1]));IF(ISBLANK([$'Setlist Input'.A72]);1;0);0)" office:value-type="float" office:value="0" calcext:value-type="float">
            <text:p>0</text:p>
          </table:table-cell>
          <table:table-cell table:style-name="ce6" table:formula="of:=ISNUMBER(SEARCH(&quot;kind=&quot;;[$'Setlist Input'.A7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1]))" office:value-type="boolean" office:boolean-value="true" calcext:value-type="boolean">
            <text:p>TRUE</text:p>
          </table:table-cell>
          <table:table-cell table:formula="of:=IF([.D71];MID([$'Setlist Input'.A71];SEARCH(&quot;title=&quot;;[$'Setlist Input'.A71])+7;(SEARCH(&quot;&gt;&quot;;[$'Setlist Input'.A71])-1)-(SEARCH(&quot;title=&quot;;[$'Setlist Input'.A71])+7));&quot;&quot;)">
            <text:p/>
          </table:table-cell>
          <table:table-cell table:formula="of:=IF([.F71];MID([$'Setlist Input'.A71];SEARCH(&quot;score title=&quot;;[$'Setlist Input'.A71])+13;(SEARCH(&quot;path=&quot;;[$'Setlist Input'.A71])-2)-(SEARCH(&quot;score title=&quot;;[$'Setlist Input'.A71])+13));&quot;&quot;)" office:value-type="string" office:string-value="Il Est Ne Le Divin Enfant" calcext:value-type="string">
            <text:p>Il Est Ne Le Divin Enfant</text:p>
          </table:table-cell>
          <table:table-cell table:formula="of:=IF([.F71];MID([$'Setlist Input'.A71];SEARCH(&quot;path=&quot;;[$'Setlist Input'.A71])+6;(SEARCH(&quot;&gt;&quot;;[$'Setlist Input'.A71])-3)-(SEARCH(&quot;path=&quot;;[$'Setlist Input'.A71])+6));&quot;&quot;)" office:value-type="string" office:string-value="Il Est Ne Le Divin Enfant.pdf" calcext:value-type="string">
            <text:p>Il Est Ne Le Divin Enfant.pdf</text:p>
          </table:table-cell>
          <table:table-cell/>
          <table:table-cell table:formula="of:=IF([.D71];&quot;&lt;Setlist&gt;&lt;Name&gt;&quot;&amp;[.G71]&amp;&quot;&lt;/Name&gt;&quot;;IF([.E71];&quot;&lt;/Setlist&gt;&quot;;&quot;&quot;))">
            <text:p/>
          </table:table-cell>
          <table:table-cell table:formula="of:=IF([.F71];&quot;&lt;Song&gt;&lt;Title&gt;&quot;&amp;[.H71]&amp;&quot;&lt;/Title&gt;&lt;FileName&gt;&quot;&amp;[.I71]&amp;&quot;&lt;/FileName&gt;&lt;/FileType&gt;1&lt;/FileType&gt;&quot;;&quot;&quot;)" office:value-type="string" office:string-value="&lt;Song&gt;&lt;Title&gt;Il Est Ne Le Divin Enfant&lt;/Title&gt;&lt;FileName&gt;Il Est Ne Le Divin Enfant.pdf&lt;/FileName&gt;&lt;/FileType&gt;1&lt;/FileType&gt;" calcext:value-type="string">
            <text:p>&lt;Song&gt;&lt;Title&gt;Il Est Ne Le Divin Enfant&lt;/Title&gt;&lt;FileName&gt;Il Est Ne Le Divin Enfant.pdf&lt;/FileName&gt;&lt;/FileType&gt;1&lt;/FileType&gt;</text:p>
          </table:table-cell>
          <table:table-cell table:formula="of:=IF([.C7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2]));IF(ISBLANK([$'Setlist Input'.A73]);1;0);0)" office:value-type="float" office:value="0" calcext:value-type="float">
            <text:p>0</text:p>
          </table:table-cell>
          <table:table-cell table:style-name="ce6" table:formula="of:=ISNUMBER(SEARCH(&quot;kind=&quot;;[$'Setlist Input'.A7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2]))" office:value-type="boolean" office:boolean-value="true" calcext:value-type="boolean">
            <text:p>TRUE</text:p>
          </table:table-cell>
          <table:table-cell table:formula="of:=IF([.D72];MID([$'Setlist Input'.A72];SEARCH(&quot;title=&quot;;[$'Setlist Input'.A72])+7;(SEARCH(&quot;&gt;&quot;;[$'Setlist Input'.A72])-1)-(SEARCH(&quot;title=&quot;;[$'Setlist Input'.A72])+7));&quot;&quot;)">
            <text:p/>
          </table:table-cell>
          <table:table-cell table:formula="of:=IF([.F72];MID([$'Setlist Input'.A72];SEARCH(&quot;score title=&quot;;[$'Setlist Input'.A72])+13;(SEARCH(&quot;path=&quot;;[$'Setlist Input'.A72])-2)-(SEARCH(&quot;score title=&quot;;[$'Setlist Input'.A72])+13));&quot;&quot;)" office:value-type="string" office:string-value="Mars a la Victoire" calcext:value-type="string">
            <text:p>Mars a la Victoire</text:p>
          </table:table-cell>
          <table:table-cell table:formula="of:=IF([.F72];MID([$'Setlist Input'.A72];SEARCH(&quot;path=&quot;;[$'Setlist Input'.A72])+6;(SEARCH(&quot;&gt;&quot;;[$'Setlist Input'.A72])-3)-(SEARCH(&quot;path=&quot;;[$'Setlist Input'.A72])+6));&quot;&quot;)" office:value-type="string" office:string-value="Mars a la Victoire.pdf" calcext:value-type="string">
            <text:p>Mars a la Victoire.pdf</text:p>
          </table:table-cell>
          <table:table-cell/>
          <table:table-cell table:formula="of:=IF([.D72];&quot;&lt;Setlist&gt;&lt;Name&gt;&quot;&amp;[.G72]&amp;&quot;&lt;/Name&gt;&quot;;IF([.E72];&quot;&lt;/Setlist&gt;&quot;;&quot;&quot;))">
            <text:p/>
          </table:table-cell>
          <table:table-cell table:formula="of:=IF([.F72];&quot;&lt;Song&gt;&lt;Title&gt;&quot;&amp;[.H72]&amp;&quot;&lt;/Title&gt;&lt;FileName&gt;&quot;&amp;[.I72]&amp;&quot;&lt;/FileName&gt;&lt;/FileType&gt;1&lt;/FileType&gt;&quot;;&quot;&quot;)" office:value-type="string" office:string-value="&lt;Song&gt;&lt;Title&gt;Mars a la Victoire&lt;/Title&gt;&lt;FileName&gt;Mars a la Victoire.pdf&lt;/FileName&gt;&lt;/FileType&gt;1&lt;/FileType&gt;" calcext:value-type="string">
            <text:p>&lt;Song&gt;&lt;Title&gt;Mars a la Victoire&lt;/Title&gt;&lt;FileName&gt;Mars a la Victoire.pdf&lt;/FileName&gt;&lt;/FileType&gt;1&lt;/FileType&gt;</text:p>
          </table:table-cell>
          <table:table-cell table:formula="of:=IF([.C7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3]));IF(ISBLANK([$'Setlist Input'.A74]);1;0);0)" office:value-type="float" office:value="0" calcext:value-type="float">
            <text:p>0</text:p>
          </table:table-cell>
          <table:table-cell table:style-name="ce6" table:formula="of:=ISNUMBER(SEARCH(&quot;kind=&quot;;[$'Setlist Input'.A7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3]))" office:value-type="boolean" office:boolean-value="true" calcext:value-type="boolean">
            <text:p>TRUE</text:p>
          </table:table-cell>
          <table:table-cell table:formula="of:=IF([.D73];MID([$'Setlist Input'.A73];SEARCH(&quot;title=&quot;;[$'Setlist Input'.A73])+7;(SEARCH(&quot;&gt;&quot;;[$'Setlist Input'.A73])-1)-(SEARCH(&quot;title=&quot;;[$'Setlist Input'.A73])+7));&quot;&quot;)">
            <text:p/>
          </table:table-cell>
          <table:table-cell table:formula="of:=IF([.F73];MID([$'Setlist Input'.A73];SEARCH(&quot;score title=&quot;;[$'Setlist Input'.A73])+13;(SEARCH(&quot;path=&quot;;[$'Setlist Input'.A73])-2)-(SEARCH(&quot;score title=&quot;;[$'Setlist Input'.A73])+13));&quot;&quot;)" office:value-type="string" office:string-value="Bourree` - Michael Praetorius" calcext:value-type="string">
            <text:p>Bourree` - Michael Praetorius</text:p>
          </table:table-cell>
          <table:table-cell table:formula="of:=IF([.F73];MID([$'Setlist Input'.A73];SEARCH(&quot;path=&quot;;[$'Setlist Input'.A73])+6;(SEARCH(&quot;&gt;&quot;;[$'Setlist Input'.A73])-3)-(SEARCH(&quot;path=&quot;;[$'Setlist Input'.A73])+6));&quot;&quot;)" office:value-type="string" office:string-value="Bourree` - Michael Praetorius.pdf" calcext:value-type="string">
            <text:p>Bourree` - Michael Praetorius.pdf</text:p>
          </table:table-cell>
          <table:table-cell/>
          <table:table-cell table:formula="of:=IF([.D73];&quot;&lt;Setlist&gt;&lt;Name&gt;&quot;&amp;[.G73]&amp;&quot;&lt;/Name&gt;&quot;;IF([.E73];&quot;&lt;/Setlist&gt;&quot;;&quot;&quot;))">
            <text:p/>
          </table:table-cell>
          <table:table-cell table:formula="of:=IF([.F73];&quot;&lt;Song&gt;&lt;Title&gt;&quot;&amp;[.H73]&amp;&quot;&lt;/Title&gt;&lt;FileName&gt;&quot;&amp;[.I73]&amp;&quot;&lt;/FileName&gt;&lt;/FileType&gt;1&lt;/FileType&gt;&quot;;&quot;&quot;)" office:value-type="string" office:string-value="&lt;Song&gt;&lt;Title&gt;Bourree` - Michael Praetorius&lt;/Title&gt;&lt;FileName&gt;Bourree` - Michael Praetorius.pdf&lt;/FileName&gt;&lt;/FileType&gt;1&lt;/FileType&gt;" calcext:value-type="string">
            <text:p>&lt;Song&gt;&lt;Title&gt;Bourree` - Michael Praetorius&lt;/Title&gt;&lt;FileName&gt;Bourree` - Michael Praetorius.pdf&lt;/FileName&gt;&lt;/FileType&gt;1&lt;/FileType&gt;</text:p>
          </table:table-cell>
          <table:table-cell table:formula="of:=IF([.C7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4]));IF(ISBLANK([$'Setlist Input'.A75]);1;0);0)" office:value-type="float" office:value="0" calcext:value-type="float">
            <text:p>0</text:p>
          </table:table-cell>
          <table:table-cell table:style-name="ce6" table:formula="of:=ISNUMBER(SEARCH(&quot;kind=&quot;;[$'Setlist Input'.A7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4]))" office:value-type="boolean" office:boolean-value="true" calcext:value-type="boolean">
            <text:p>TRUE</text:p>
          </table:table-cell>
          <table:table-cell table:formula="of:=IF([.D74];MID([$'Setlist Input'.A74];SEARCH(&quot;title=&quot;;[$'Setlist Input'.A74])+7;(SEARCH(&quot;&gt;&quot;;[$'Setlist Input'.A74])-1)-(SEARCH(&quot;title=&quot;;[$'Setlist Input'.A74])+7));&quot;&quot;)">
            <text:p/>
          </table:table-cell>
          <table:table-cell table:formula="of:=IF([.F74];MID([$'Setlist Input'.A74];SEARCH(&quot;score title=&quot;;[$'Setlist Input'.A74])+13;(SEARCH(&quot;path=&quot;;[$'Setlist Input'.A74])-2)-(SEARCH(&quot;score title=&quot;;[$'Setlist Input'.A74])+13));&quot;&quot;)" office:value-type="string" office:string-value="Bach Minuet" calcext:value-type="string">
            <text:p>Bach Minuet</text:p>
          </table:table-cell>
          <table:table-cell table:formula="of:=IF([.F74];MID([$'Setlist Input'.A74];SEARCH(&quot;path=&quot;;[$'Setlist Input'.A74])+6;(SEARCH(&quot;&gt;&quot;;[$'Setlist Input'.A74])-3)-(SEARCH(&quot;path=&quot;;[$'Setlist Input'.A74])+6));&quot;&quot;)" office:value-type="string" office:string-value="Bach Minuet.pdf" calcext:value-type="string">
            <text:p>Bach Minuet.pdf</text:p>
          </table:table-cell>
          <table:table-cell/>
          <table:table-cell table:formula="of:=IF([.D74];&quot;&lt;Setlist&gt;&lt;Name&gt;&quot;&amp;[.G74]&amp;&quot;&lt;/Name&gt;&quot;;IF([.E74];&quot;&lt;/Setlist&gt;&quot;;&quot;&quot;))">
            <text:p/>
          </table:table-cell>
          <table:table-cell table:formula="of:=IF([.F74];&quot;&lt;Song&gt;&lt;Title&gt;&quot;&amp;[.H74]&amp;&quot;&lt;/Title&gt;&lt;FileName&gt;&quot;&amp;[.I74]&amp;&quot;&lt;/FileName&gt;&lt;/FileType&gt;1&lt;/FileType&gt;&quot;;&quot;&quot;)" office:value-type="string" office:string-value="&lt;Song&gt;&lt;Title&gt;Bach Minuet&lt;/Title&gt;&lt;FileName&gt;Bach Minuet.pdf&lt;/FileName&gt;&lt;/FileType&gt;1&lt;/FileType&gt;" calcext:value-type="string">
            <text:p>&lt;Song&gt;&lt;Title&gt;Bach Minuet&lt;/Title&gt;&lt;FileName&gt;Bach Minuet.pdf&lt;/FileName&gt;&lt;/FileType&gt;1&lt;/FileType&gt;</text:p>
          </table:table-cell>
          <table:table-cell table:formula="of:=IF([.C7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5]));IF(ISBLANK([$'Setlist Input'.A76]);1;0);0)" office:value-type="float" office:value="0" calcext:value-type="float">
            <text:p>0</text:p>
          </table:table-cell>
          <table:table-cell table:style-name="ce6" table:formula="of:=ISNUMBER(SEARCH(&quot;kind=&quot;;[$'Setlist Input'.A7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5]))" office:value-type="boolean" office:boolean-value="true" calcext:value-type="boolean">
            <text:p>TRUE</text:p>
          </table:table-cell>
          <table:table-cell table:formula="of:=IF([.D75];MID([$'Setlist Input'.A75];SEARCH(&quot;title=&quot;;[$'Setlist Input'.A75])+7;(SEARCH(&quot;&gt;&quot;;[$'Setlist Input'.A75])-1)-(SEARCH(&quot;title=&quot;;[$'Setlist Input'.A75])+7));&quot;&quot;)">
            <text:p/>
          </table:table-cell>
          <table:table-cell table:formula="of:=IF([.F75];MID([$'Setlist Input'.A75];SEARCH(&quot;score title=&quot;;[$'Setlist Input'.A75])+13;(SEARCH(&quot;path=&quot;;[$'Setlist Input'.A75])-2)-(SEARCH(&quot;score title=&quot;;[$'Setlist Input'.A75])+13));&quot;&quot;)" office:value-type="string" office:string-value="A Midsummer's Night" calcext:value-type="string">
            <text:p>A Midsummer's Night</text:p>
          </table:table-cell>
          <table:table-cell table:formula="of:=IF([.F75];MID([$'Setlist Input'.A75];SEARCH(&quot;path=&quot;;[$'Setlist Input'.A75])+6;(SEARCH(&quot;&gt;&quot;;[$'Setlist Input'.A75])-3)-(SEARCH(&quot;path=&quot;;[$'Setlist Input'.A75])+6));&quot;&quot;)" office:value-type="string" office:string-value="A Midsummer's Night.pdf" calcext:value-type="string">
            <text:p>A Midsummer's Night.pdf</text:p>
          </table:table-cell>
          <table:table-cell/>
          <table:table-cell table:formula="of:=IF([.D75];&quot;&lt;Setlist&gt;&lt;Name&gt;&quot;&amp;[.G75]&amp;&quot;&lt;/Name&gt;&quot;;IF([.E75];&quot;&lt;/Setlist&gt;&quot;;&quot;&quot;))">
            <text:p/>
          </table:table-cell>
          <table:table-cell table:formula="of:=IF([.F75];&quot;&lt;Song&gt;&lt;Title&gt;&quot;&amp;[.H75]&amp;&quot;&lt;/Title&gt;&lt;FileName&gt;&quot;&amp;[.I75]&amp;&quot;&lt;/FileName&gt;&lt;/FileType&gt;1&lt;/FileType&gt;&quot;;&quot;&quot;)" office:value-type="string" office:string-value="&lt;Song&gt;&lt;Title&gt;A Midsummer's Night&lt;/Title&gt;&lt;FileName&gt;A Midsummer's Night.pdf&lt;/FileName&gt;&lt;/FileType&gt;1&lt;/FileType&gt;" calcext:value-type="string">
            <text:p>&lt;Song&gt;&lt;Title&gt;A Midsummer's Night&lt;/Title&gt;&lt;FileName&gt;A Midsummer's Night.pdf&lt;/FileName&gt;&lt;/FileType&gt;1&lt;/FileType&gt;</text:p>
          </table:table-cell>
          <table:table-cell table:formula="of:=IF([.C7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6]));IF(ISBLANK([$'Setlist Input'.A77]);1;0);0)" office:value-type="float" office:value="0" calcext:value-type="float">
            <text:p>0</text:p>
          </table:table-cell>
          <table:table-cell table:style-name="ce6" table:formula="of:=ISNUMBER(SEARCH(&quot;kind=&quot;;[$'Setlist Input'.A7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6]))" office:value-type="boolean" office:boolean-value="true" calcext:value-type="boolean">
            <text:p>TRUE</text:p>
          </table:table-cell>
          <table:table-cell table:formula="of:=IF([.D76];MID([$'Setlist Input'.A76];SEARCH(&quot;title=&quot;;[$'Setlist Input'.A76])+7;(SEARCH(&quot;&gt;&quot;;[$'Setlist Input'.A76])-1)-(SEARCH(&quot;title=&quot;;[$'Setlist Input'.A76])+7));&quot;&quot;)">
            <text:p/>
          </table:table-cell>
          <table:table-cell table:formula="of:=IF([.F76];MID([$'Setlist Input'.A76];SEARCH(&quot;score title=&quot;;[$'Setlist Input'.A76])+13;(SEARCH(&quot;path=&quot;;[$'Setlist Input'.A76])-2)-(SEARCH(&quot;score title=&quot;;[$'Setlist Input'.A76])+13));&quot;&quot;)" office:value-type="string" office:string-value="Minuet for Spring" calcext:value-type="string">
            <text:p>Minuet for Spring</text:p>
          </table:table-cell>
          <table:table-cell table:formula="of:=IF([.F76];MID([$'Setlist Input'.A76];SEARCH(&quot;path=&quot;;[$'Setlist Input'.A76])+6;(SEARCH(&quot;&gt;&quot;;[$'Setlist Input'.A76])-3)-(SEARCH(&quot;path=&quot;;[$'Setlist Input'.A76])+6));&quot;&quot;)" office:value-type="string" office:string-value="Minuet for Spring.pdf" calcext:value-type="string">
            <text:p>Minuet for Spring.pdf</text:p>
          </table:table-cell>
          <table:table-cell/>
          <table:table-cell table:formula="of:=IF([.D76];&quot;&lt;Setlist&gt;&lt;Name&gt;&quot;&amp;[.G76]&amp;&quot;&lt;/Name&gt;&quot;;IF([.E76];&quot;&lt;/Setlist&gt;&quot;;&quot;&quot;))">
            <text:p/>
          </table:table-cell>
          <table:table-cell table:formula="of:=IF([.F76];&quot;&lt;Song&gt;&lt;Title&gt;&quot;&amp;[.H76]&amp;&quot;&lt;/Title&gt;&lt;FileName&gt;&quot;&amp;[.I76]&amp;&quot;&lt;/FileName&gt;&lt;/FileType&gt;1&lt;/FileType&gt;&quot;;&quot;&quot;)" office:value-type="string" office:string-value="&lt;Song&gt;&lt;Title&gt;Minuet for Spring&lt;/Title&gt;&lt;FileName&gt;Minuet for Spring.pdf&lt;/FileName&gt;&lt;/FileType&gt;1&lt;/FileType&gt;" calcext:value-type="string">
            <text:p>&lt;Song&gt;&lt;Title&gt;Minuet for Spring&lt;/Title&gt;&lt;FileName&gt;Minuet for Spring.pdf&lt;/FileName&gt;&lt;/FileType&gt;1&lt;/FileType&gt;</text:p>
          </table:table-cell>
          <table:table-cell table:formula="of:=IF([.C7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7]));IF(ISBLANK([$'Setlist Input'.A78]);1;0);0)" office:value-type="float" office:value="0" calcext:value-type="float">
            <text:p>0</text:p>
          </table:table-cell>
          <table:table-cell table:style-name="ce6" table:formula="of:=ISNUMBER(SEARCH(&quot;kind=&quot;;[$'Setlist Input'.A7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7]))" office:value-type="boolean" office:boolean-value="true" calcext:value-type="boolean">
            <text:p>TRUE</text:p>
          </table:table-cell>
          <table:table-cell table:formula="of:=IF([.D77];MID([$'Setlist Input'.A77];SEARCH(&quot;title=&quot;;[$'Setlist Input'.A77])+7;(SEARCH(&quot;&gt;&quot;;[$'Setlist Input'.A77])-1)-(SEARCH(&quot;title=&quot;;[$'Setlist Input'.A77])+7));&quot;&quot;)">
            <text:p/>
          </table:table-cell>
          <table:table-cell table:formula="of:=IF([.F77];MID([$'Setlist Input'.A77];SEARCH(&quot;score title=&quot;;[$'Setlist Input'.A77])+13;(SEARCH(&quot;path=&quot;;[$'Setlist Input'.A77])-2)-(SEARCH(&quot;score title=&quot;;[$'Setlist Input'.A77])+13));&quot;&quot;)" office:value-type="string" office:string-value="Cherry Blossom Waltz-DAD-4 part" calcext:value-type="string">
            <text:p>Cherry Blossom Waltz-DAD-4 part</text:p>
          </table:table-cell>
          <table:table-cell table:formula="of:=IF([.F77];MID([$'Setlist Input'.A77];SEARCH(&quot;path=&quot;;[$'Setlist Input'.A77])+6;(SEARCH(&quot;&gt;&quot;;[$'Setlist Input'.A77])-3)-(SEARCH(&quot;path=&quot;;[$'Setlist Input'.A77])+6));&quot;&quot;)" office:value-type="string" office:string-value="Cherry Blossom Waltz-DAD-4 part.pdf" calcext:value-type="string">
            <text:p>Cherry Blossom Waltz-DAD-4 part.pdf</text:p>
          </table:table-cell>
          <table:table-cell/>
          <table:table-cell table:formula="of:=IF([.D77];&quot;&lt;Setlist&gt;&lt;Name&gt;&quot;&amp;[.G77]&amp;&quot;&lt;/Name&gt;&quot;;IF([.E77];&quot;&lt;/Setlist&gt;&quot;;&quot;&quot;))">
            <text:p/>
          </table:table-cell>
          <table:table-cell table:formula="of:=IF([.F77];&quot;&lt;Song&gt;&lt;Title&gt;&quot;&amp;[.H77]&amp;&quot;&lt;/Title&gt;&lt;FileName&gt;&quot;&amp;[.I77]&amp;&quot;&lt;/FileName&gt;&lt;/FileType&gt;1&lt;/FileType&gt;&quot;;&quot;&quot;)" office:value-type="string" office:string-value="&lt;Song&gt;&lt;Title&gt;Cherry Blossom Waltz-DAD-4 part&lt;/Title&gt;&lt;FileName&gt;Cherry Blossom Waltz-DAD-4 part.pdf&lt;/FileName&gt;&lt;/FileType&gt;1&lt;/FileType&gt;" calcext:value-type="string">
            <text:p>&lt;Song&gt;&lt;Title&gt;Cherry Blossom Waltz-DAD-4 part&lt;/Title&gt;&lt;FileName&gt;Cherry Blossom Waltz-DAD-4 part.pdf&lt;/FileName&gt;&lt;/FileType&gt;1&lt;/FileType&gt;</text:p>
          </table:table-cell>
          <table:table-cell table:formula="of:=IF([.C7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8]));IF(ISBLANK([$'Setlist Input'.A79]);1;0);0)" office:value-type="float" office:value="0" calcext:value-type="float">
            <text:p>0</text:p>
          </table:table-cell>
          <table:table-cell table:style-name="ce6" table:formula="of:=ISNUMBER(SEARCH(&quot;kind=&quot;;[$'Setlist Input'.A7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8]))" office:value-type="boolean" office:boolean-value="true" calcext:value-type="boolean">
            <text:p>TRUE</text:p>
          </table:table-cell>
          <table:table-cell table:formula="of:=IF([.D78];MID([$'Setlist Input'.A78];SEARCH(&quot;title=&quot;;[$'Setlist Input'.A78])+7;(SEARCH(&quot;&gt;&quot;;[$'Setlist Input'.A78])-1)-(SEARCH(&quot;title=&quot;;[$'Setlist Input'.A78])+7));&quot;&quot;)">
            <text:p/>
          </table:table-cell>
          <table:table-cell table:formula="of:=IF([.F78];MID([$'Setlist Input'.A78];SEARCH(&quot;score title=&quot;;[$'Setlist Input'.A78])+13;(SEARCH(&quot;path=&quot;;[$'Setlist Input'.A78])-2)-(SEARCH(&quot;score title=&quot;;[$'Setlist Input'.A78])+13));&quot;&quot;)" office:value-type="string" office:string-value="Unending Rain" calcext:value-type="string">
            <text:p>Unending Rain</text:p>
          </table:table-cell>
          <table:table-cell table:formula="of:=IF([.F78];MID([$'Setlist Input'.A78];SEARCH(&quot;path=&quot;;[$'Setlist Input'.A78])+6;(SEARCH(&quot;&gt;&quot;;[$'Setlist Input'.A78])-3)-(SEARCH(&quot;path=&quot;;[$'Setlist Input'.A78])+6));&quot;&quot;)" office:value-type="string" office:string-value="Unending Rain.pdf" calcext:value-type="string">
            <text:p>Unending Rain.pdf</text:p>
          </table:table-cell>
          <table:table-cell/>
          <table:table-cell table:formula="of:=IF([.D78];&quot;&lt;Setlist&gt;&lt;Name&gt;&quot;&amp;[.G78]&amp;&quot;&lt;/Name&gt;&quot;;IF([.E78];&quot;&lt;/Setlist&gt;&quot;;&quot;&quot;))">
            <text:p/>
          </table:table-cell>
          <table:table-cell table:formula="of:=IF([.F78];&quot;&lt;Song&gt;&lt;Title&gt;&quot;&amp;[.H78]&amp;&quot;&lt;/Title&gt;&lt;FileName&gt;&quot;&amp;[.I78]&amp;&quot;&lt;/FileName&gt;&lt;/FileType&gt;1&lt;/FileType&gt;&quot;;&quot;&quot;)" office:value-type="string" office:string-value="&lt;Song&gt;&lt;Title&gt;Unending Rain&lt;/Title&gt;&lt;FileName&gt;Unending Rain.pdf&lt;/FileName&gt;&lt;/FileType&gt;1&lt;/FileType&gt;" calcext:value-type="string">
            <text:p>&lt;Song&gt;&lt;Title&gt;Unending Rain&lt;/Title&gt;&lt;FileName&gt;Unending Rain.pdf&lt;/FileName&gt;&lt;/FileType&gt;1&lt;/FileType&gt;</text:p>
          </table:table-cell>
          <table:table-cell table:formula="of:=IF([.C7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79]));IF(ISBLANK([$'Setlist Input'.A80]);1;0);0)" office:value-type="float" office:value="0" calcext:value-type="float">
            <text:p>0</text:p>
          </table:table-cell>
          <table:table-cell table:style-name="ce6" table:formula="of:=ISNUMBER(SEARCH(&quot;kind=&quot;;[$'Setlist Input'.A7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7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79]))" office:value-type="boolean" office:boolean-value="true" calcext:value-type="boolean">
            <text:p>TRUE</text:p>
          </table:table-cell>
          <table:table-cell table:formula="of:=IF([.D79];MID([$'Setlist Input'.A79];SEARCH(&quot;title=&quot;;[$'Setlist Input'.A79])+7;(SEARCH(&quot;&gt;&quot;;[$'Setlist Input'.A79])-1)-(SEARCH(&quot;title=&quot;;[$'Setlist Input'.A79])+7));&quot;&quot;)">
            <text:p/>
          </table:table-cell>
          <table:table-cell table:formula="of:=IF([.F79];MID([$'Setlist Input'.A79];SEARCH(&quot;score title=&quot;;[$'Setlist Input'.A79])+13;(SEARCH(&quot;path=&quot;;[$'Setlist Input'.A79])-2)-(SEARCH(&quot;score title=&quot;;[$'Setlist Input'.A79])+13));&quot;&quot;)" office:value-type="string" office:string-value="Waltz in G" calcext:value-type="string">
            <text:p>Waltz in G</text:p>
          </table:table-cell>
          <table:table-cell table:formula="of:=IF([.F79];MID([$'Setlist Input'.A79];SEARCH(&quot;path=&quot;;[$'Setlist Input'.A79])+6;(SEARCH(&quot;&gt;&quot;;[$'Setlist Input'.A79])-3)-(SEARCH(&quot;path=&quot;;[$'Setlist Input'.A79])+6));&quot;&quot;)" office:value-type="string" office:string-value="Waltz in G.pdf" calcext:value-type="string">
            <text:p>Waltz in G.pdf</text:p>
          </table:table-cell>
          <table:table-cell/>
          <table:table-cell table:formula="of:=IF([.D79];&quot;&lt;Setlist&gt;&lt;Name&gt;&quot;&amp;[.G79]&amp;&quot;&lt;/Name&gt;&quot;;IF([.E79];&quot;&lt;/Setlist&gt;&quot;;&quot;&quot;))">
            <text:p/>
          </table:table-cell>
          <table:table-cell table:formula="of:=IF([.F79];&quot;&lt;Song&gt;&lt;Title&gt;&quot;&amp;[.H79]&amp;&quot;&lt;/Title&gt;&lt;FileName&gt;&quot;&amp;[.I79]&amp;&quot;&lt;/FileName&gt;&lt;/FileType&gt;1&lt;/FileType&gt;&quot;;&quot;&quot;)" office:value-type="string" office:string-value="&lt;Song&gt;&lt;Title&gt;Waltz in G&lt;/Title&gt;&lt;FileName&gt;Waltz in G.pdf&lt;/FileName&gt;&lt;/FileType&gt;1&lt;/FileType&gt;" calcext:value-type="string">
            <text:p>&lt;Song&gt;&lt;Title&gt;Waltz in G&lt;/Title&gt;&lt;FileName&gt;Waltz in G.pdf&lt;/FileName&gt;&lt;/FileType&gt;1&lt;/FileType&gt;</text:p>
          </table:table-cell>
          <table:table-cell table:formula="of:=IF([.C7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0]));IF(ISBLANK([$'Setlist Input'.A81]);1;0);0)" office:value-type="float" office:value="0" calcext:value-type="float">
            <text:p>0</text:p>
          </table:table-cell>
          <table:table-cell table:style-name="ce6" table:formula="of:=ISNUMBER(SEARCH(&quot;kind=&quot;;[$'Setlist Input'.A8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0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80]))" office:value-type="boolean" office:boolean-value="false" calcext:value-type="boolean">
            <text:p>FALSE</text:p>
          </table:table-cell>
          <table:table-cell table:formula="of:=IF([.D80];MID([$'Setlist Input'.A80];SEARCH(&quot;title=&quot;;[$'Setlist Input'.A80])+7;(SEARCH(&quot;&gt;&quot;;[$'Setlist Input'.A80])-1)-(SEARCH(&quot;title=&quot;;[$'Setlist Input'.A80])+7));&quot;&quot;)">
            <text:p/>
          </table:table-cell>
          <table:table-cell table:formula="of:=IF([.F80];MID([$'Setlist Input'.A80];SEARCH(&quot;score title=&quot;;[$'Setlist Input'.A80])+13;(SEARCH(&quot;path=&quot;;[$'Setlist Input'.A80])-2)-(SEARCH(&quot;score title=&quot;;[$'Setlist Input'.A80])+13));&quot;&quot;)">
            <text:p/>
          </table:table-cell>
          <table:table-cell table:formula="of:=IF([.F80];MID([$'Setlist Input'.A80];SEARCH(&quot;path=&quot;;[$'Setlist Input'.A80])+6;(SEARCH(&quot;&gt;&quot;;[$'Setlist Input'.A80])-3)-(SEARCH(&quot;path=&quot;;[$'Setlist Input'.A80])+6));&quot;&quot;)">
            <text:p/>
          </table:table-cell>
          <table:table-cell/>
          <table:table-cell table:formula="of:=IF([.D80];&quot;&lt;Setlist&gt;&lt;Name&gt;&quot;&amp;[.G80]&amp;&quot;&lt;/Name&gt;&quot;;IF([.E80];&quot;&lt;/Setlist&gt;&quot;;&quot;&quot;))" office:value-type="string" office:string-value="&lt;/Setlist&gt;" calcext:value-type="string">
            <text:p>&lt;/Setlist&gt;</text:p>
          </table:table-cell>
          <table:table-cell table:formula="of:=IF([.F80];&quot;&lt;Song&gt;&lt;Title&gt;&quot;&amp;[.H80]&amp;&quot;&lt;/Title&gt;&lt;FileName&gt;&quot;&amp;[.I80]&amp;&quot;&lt;/FileName&gt;&lt;/FileType&gt;1&lt;/FileType&gt;&quot;;&quot;&quot;)">
            <text:p/>
          </table:table-cell>
          <table:table-cell table:formula="of:=IF([.C8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1]));IF(ISBLANK([$'Setlist Input'.A82]);1;0);0)" office:value-type="float" office:value="0" calcext:value-type="float">
            <text:p>0</text:p>
          </table:table-cell>
          <table:table-cell table:style-name="ce6" table:formula="of:=ISNUMBER(SEARCH(&quot;kind=&quot;;[$'Setlist Input'.A81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8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1]))" office:value-type="boolean" office:boolean-value="false" calcext:value-type="boolean">
            <text:p>FALSE</text:p>
          </table:table-cell>
          <table:table-cell table:formula="of:=IF([.D81];MID([$'Setlist Input'.A81];SEARCH(&quot;title=&quot;;[$'Setlist Input'.A81])+7;(SEARCH(&quot;&gt;&quot;;[$'Setlist Input'.A81])-1)-(SEARCH(&quot;title=&quot;;[$'Setlist Input'.A81])+7));&quot;&quot;)" office:value-type="string" office:string-value="Jam Songs" calcext:value-type="string">
            <text:p>Jam Songs</text:p>
          </table:table-cell>
          <table:table-cell table:formula="of:=IF([.F81];MID([$'Setlist Input'.A81];SEARCH(&quot;score title=&quot;;[$'Setlist Input'.A81])+13;(SEARCH(&quot;path=&quot;;[$'Setlist Input'.A81])-2)-(SEARCH(&quot;score title=&quot;;[$'Setlist Input'.A81])+13));&quot;&quot;)">
            <text:p/>
          </table:table-cell>
          <table:table-cell table:formula="of:=IF([.F81];MID([$'Setlist Input'.A81];SEARCH(&quot;path=&quot;;[$'Setlist Input'.A81])+6;(SEARCH(&quot;&gt;&quot;;[$'Setlist Input'.A81])-3)-(SEARCH(&quot;path=&quot;;[$'Setlist Input'.A81])+6));&quot;&quot;)">
            <text:p/>
          </table:table-cell>
          <table:table-cell/>
          <table:table-cell table:formula="of:=IF([.D81];&quot;&lt;Setlist&gt;&lt;Name&gt;&quot;&amp;[.G81]&amp;&quot;&lt;/Name&gt;&quot;;IF([.E81];&quot;&lt;/Setlist&gt;&quot;;&quot;&quot;))" office:value-type="string" office:string-value="&lt;Setlist&gt;&lt;Name&gt;Jam Songs&lt;/Name&gt;" calcext:value-type="string">
            <text:p>&lt;Setlist&gt;&lt;Name&gt;Jam Songs&lt;/Name&gt;</text:p>
          </table:table-cell>
          <table:table-cell table:formula="of:=IF([.F81];&quot;&lt;Song&gt;&lt;Title&gt;&quot;&amp;[.H81]&amp;&quot;&lt;/Title&gt;&lt;FileName&gt;&quot;&amp;[.I81]&amp;&quot;&lt;/FileName&gt;&lt;/FileType&gt;1&lt;/FileType&gt;&quot;;&quot;&quot;)">
            <text:p/>
          </table:table-cell>
          <table:table-cell table:formula="of:=IF([.C8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2]));IF(ISBLANK([$'Setlist Input'.A83]);1;0);0)" office:value-type="float" office:value="0" calcext:value-type="float">
            <text:p>0</text:p>
          </table:table-cell>
          <table:table-cell table:style-name="ce6" table:formula="of:=ISNUMBER(SEARCH(&quot;kind=&quot;;[$'Setlist Input'.A8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2]))" office:value-type="boolean" office:boolean-value="true" calcext:value-type="boolean">
            <text:p>TRUE</text:p>
          </table:table-cell>
          <table:table-cell table:formula="of:=IF([.D82];MID([$'Setlist Input'.A82];SEARCH(&quot;title=&quot;;[$'Setlist Input'.A82])+7;(SEARCH(&quot;&gt;&quot;;[$'Setlist Input'.A82])-1)-(SEARCH(&quot;title=&quot;;[$'Setlist Input'.A82])+7));&quot;&quot;)">
            <text:p/>
          </table:table-cell>
          <table:table-cell table:formula="of:=IF([.F82];MID([$'Setlist Input'.A82];SEARCH(&quot;score title=&quot;;[$'Setlist Input'.A82])+13;(SEARCH(&quot;path=&quot;;[$'Setlist Input'.A82])-2)-(SEARCH(&quot;score title=&quot;;[$'Setlist Input'.A82])+13));&quot;&quot;)" office:value-type="string" office:string-value="Liza Jane - J House ver" calcext:value-type="string">
            <text:p>Liza Jane - J House ver</text:p>
          </table:table-cell>
          <table:table-cell table:formula="of:=IF([.F82];MID([$'Setlist Input'.A82];SEARCH(&quot;path=&quot;;[$'Setlist Input'.A82])+6;(SEARCH(&quot;&gt;&quot;;[$'Setlist Input'.A82])-3)-(SEARCH(&quot;path=&quot;;[$'Setlist Input'.A82])+6));&quot;&quot;)" office:value-type="string" office:string-value="Liza Jane - J House ver.pdf" calcext:value-type="string">
            <text:p>Liza Jane - J House ver.pdf</text:p>
          </table:table-cell>
          <table:table-cell/>
          <table:table-cell table:formula="of:=IF([.D82];&quot;&lt;Setlist&gt;&lt;Name&gt;&quot;&amp;[.G82]&amp;&quot;&lt;/Name&gt;&quot;;IF([.E82];&quot;&lt;/Setlist&gt;&quot;;&quot;&quot;))">
            <text:p/>
          </table:table-cell>
          <table:table-cell table:formula="of:=IF([.F82];&quot;&lt;Song&gt;&lt;Title&gt;&quot;&amp;[.H82]&amp;&quot;&lt;/Title&gt;&lt;FileName&gt;&quot;&amp;[.I82]&amp;&quot;&lt;/FileName&gt;&lt;/FileType&gt;1&lt;/FileType&gt;&quot;;&quot;&quot;)" office:value-type="string" office:string-value="&lt;Song&gt;&lt;Title&gt;Liza Jane - J House ver&lt;/Title&gt;&lt;FileName&gt;Liza Jane - J House ver.pdf&lt;/FileName&gt;&lt;/FileType&gt;1&lt;/FileType&gt;" calcext:value-type="string">
            <text:p>&lt;Song&gt;&lt;Title&gt;Liza Jane - J House ver&lt;/Title&gt;&lt;FileName&gt;Liza Jane - J House ver.pdf&lt;/FileName&gt;&lt;/FileType&gt;1&lt;/FileType&gt;</text:p>
          </table:table-cell>
          <table:table-cell table:formula="of:=IF([.C8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3]));IF(ISBLANK([$'Setlist Input'.A84]);1;0);0)" office:value-type="float" office:value="0" calcext:value-type="float">
            <text:p>0</text:p>
          </table:table-cell>
          <table:table-cell table:style-name="ce6" table:formula="of:=ISNUMBER(SEARCH(&quot;kind=&quot;;[$'Setlist Input'.A8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3]))" office:value-type="boolean" office:boolean-value="true" calcext:value-type="boolean">
            <text:p>TRUE</text:p>
          </table:table-cell>
          <table:table-cell table:formula="of:=IF([.D83];MID([$'Setlist Input'.A83];SEARCH(&quot;title=&quot;;[$'Setlist Input'.A83])+7;(SEARCH(&quot;&gt;&quot;;[$'Setlist Input'.A83])-1)-(SEARCH(&quot;title=&quot;;[$'Setlist Input'.A83])+7));&quot;&quot;)">
            <text:p/>
          </table:table-cell>
          <table:table-cell table:formula="of:=IF([.F83];MID([$'Setlist Input'.A83];SEARCH(&quot;score title=&quot;;[$'Setlist Input'.A83])+13;(SEARCH(&quot;path=&quot;;[$'Setlist Input'.A83])-2)-(SEARCH(&quot;score title=&quot;;[$'Setlist Input'.A83])+13));&quot;&quot;)" office:value-type="string" office:string-value="Barlows-Knife" calcext:value-type="string">
            <text:p>Barlows-Knife</text:p>
          </table:table-cell>
          <table:table-cell table:formula="of:=IF([.F83];MID([$'Setlist Input'.A83];SEARCH(&quot;path=&quot;;[$'Setlist Input'.A83])+6;(SEARCH(&quot;&gt;&quot;;[$'Setlist Input'.A83])-3)-(SEARCH(&quot;path=&quot;;[$'Setlist Input'.A83])+6));&quot;&quot;)" office:value-type="string" office:string-value="Barlows-Knife.pdf" calcext:value-type="string">
            <text:p>Barlows-Knife.pdf</text:p>
          </table:table-cell>
          <table:table-cell/>
          <table:table-cell table:formula="of:=IF([.D83];&quot;&lt;Setlist&gt;&lt;Name&gt;&quot;&amp;[.G83]&amp;&quot;&lt;/Name&gt;&quot;;IF([.E83];&quot;&lt;/Setlist&gt;&quot;;&quot;&quot;))">
            <text:p/>
          </table:table-cell>
          <table:table-cell table:formula="of:=IF([.F83];&quot;&lt;Song&gt;&lt;Title&gt;&quot;&amp;[.H83]&amp;&quot;&lt;/Title&gt;&lt;FileName&gt;&quot;&amp;[.I83]&amp;&quot;&lt;/FileName&gt;&lt;/FileType&gt;1&lt;/FileType&gt;&quot;;&quot;&quot;)" office:value-type="string" office:string-value="&lt;Song&gt;&lt;Title&gt;Barlows-Knife&lt;/Title&gt;&lt;FileName&gt;Barlows-Knife.pdf&lt;/FileName&gt;&lt;/FileType&gt;1&lt;/FileType&gt;" calcext:value-type="string">
            <text:p>&lt;Song&gt;&lt;Title&gt;Barlows-Knife&lt;/Title&gt;&lt;FileName&gt;Barlows-Knife.pdf&lt;/FileName&gt;&lt;/FileType&gt;1&lt;/FileType&gt;</text:p>
          </table:table-cell>
          <table:table-cell table:formula="of:=IF([.C8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4]));IF(ISBLANK([$'Setlist Input'.A85]);1;0);0)" office:value-type="float" office:value="0" calcext:value-type="float">
            <text:p>0</text:p>
          </table:table-cell>
          <table:table-cell table:style-name="ce6" table:formula="of:=ISNUMBER(SEARCH(&quot;kind=&quot;;[$'Setlist Input'.A8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4]))" office:value-type="boolean" office:boolean-value="true" calcext:value-type="boolean">
            <text:p>TRUE</text:p>
          </table:table-cell>
          <table:table-cell table:formula="of:=IF([.D84];MID([$'Setlist Input'.A84];SEARCH(&quot;title=&quot;;[$'Setlist Input'.A84])+7;(SEARCH(&quot;&gt;&quot;;[$'Setlist Input'.A84])-1)-(SEARCH(&quot;title=&quot;;[$'Setlist Input'.A84])+7));&quot;&quot;)">
            <text:p/>
          </table:table-cell>
          <table:table-cell table:formula="of:=IF([.F84];MID([$'Setlist Input'.A84];SEARCH(&quot;score title=&quot;;[$'Setlist Input'.A84])+13;(SEARCH(&quot;path=&quot;;[$'Setlist Input'.A84])-2)-(SEARCH(&quot;score title=&quot;;[$'Setlist Input'.A84])+13));&quot;&quot;)" office:value-type="string" office:string-value="BarlowKnifeDAdCapo3" calcext:value-type="string">
            <text:p>BarlowKnifeDAdCapo3</text:p>
          </table:table-cell>
          <table:table-cell table:formula="of:=IF([.F84];MID([$'Setlist Input'.A84];SEARCH(&quot;path=&quot;;[$'Setlist Input'.A84])+6;(SEARCH(&quot;&gt;&quot;;[$'Setlist Input'.A84])-3)-(SEARCH(&quot;path=&quot;;[$'Setlist Input'.A84])+6));&quot;&quot;)" office:value-type="string" office:string-value="BarlowKnifeDAdCapo3.pdf" calcext:value-type="string">
            <text:p>BarlowKnifeDAdCapo3.pdf</text:p>
          </table:table-cell>
          <table:table-cell/>
          <table:table-cell table:formula="of:=IF([.D84];&quot;&lt;Setlist&gt;&lt;Name&gt;&quot;&amp;[.G84]&amp;&quot;&lt;/Name&gt;&quot;;IF([.E84];&quot;&lt;/Setlist&gt;&quot;;&quot;&quot;))">
            <text:p/>
          </table:table-cell>
          <table:table-cell table:formula="of:=IF([.F84];&quot;&lt;Song&gt;&lt;Title&gt;&quot;&amp;[.H84]&amp;&quot;&lt;/Title&gt;&lt;FileName&gt;&quot;&amp;[.I84]&amp;&quot;&lt;/FileName&gt;&lt;/FileType&gt;1&lt;/FileType&gt;&quot;;&quot;&quot;)" office:value-type="string" office:string-value="&lt;Song&gt;&lt;Title&gt;BarlowKnifeDAdCapo3&lt;/Title&gt;&lt;FileName&gt;BarlowKnifeDAdCapo3.pdf&lt;/FileName&gt;&lt;/FileType&gt;1&lt;/FileType&gt;" calcext:value-type="string">
            <text:p>&lt;Song&gt;&lt;Title&gt;BarlowKnifeDAdCapo3&lt;/Title&gt;&lt;FileName&gt;BarlowKnifeDAdCapo3.pdf&lt;/FileName&gt;&lt;/FileType&gt;1&lt;/FileType&gt;</text:p>
          </table:table-cell>
          <table:table-cell table:formula="of:=IF([.C8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5]));IF(ISBLANK([$'Setlist Input'.A86]);1;0);0)" office:value-type="float" office:value="0" calcext:value-type="float">
            <text:p>0</text:p>
          </table:table-cell>
          <table:table-cell table:style-name="ce6" table:formula="of:=ISNUMBER(SEARCH(&quot;kind=&quot;;[$'Setlist Input'.A8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5]))" office:value-type="boolean" office:boolean-value="true" calcext:value-type="boolean">
            <text:p>TRUE</text:p>
          </table:table-cell>
          <table:table-cell table:formula="of:=IF([.D85];MID([$'Setlist Input'.A85];SEARCH(&quot;title=&quot;;[$'Setlist Input'.A85])+7;(SEARCH(&quot;&gt;&quot;;[$'Setlist Input'.A85])-1)-(SEARCH(&quot;title=&quot;;[$'Setlist Input'.A85])+7));&quot;&quot;)">
            <text:p/>
          </table:table-cell>
          <table:table-cell table:formula="of:=IF([.F85];MID([$'Setlist Input'.A85];SEARCH(&quot;score title=&quot;;[$'Setlist Input'.A85])+13;(SEARCH(&quot;path=&quot;;[$'Setlist Input'.A85])-2)-(SEARCH(&quot;score title=&quot;;[$'Setlist Input'.A85])+13));&quot;&quot;)" office:value-type="string" office:string-value="50b_Waiting-for-Nancy" calcext:value-type="string">
            <text:p>50b_Waiting-for-Nancy</text:p>
          </table:table-cell>
          <table:table-cell table:formula="of:=IF([.F85];MID([$'Setlist Input'.A85];SEARCH(&quot;path=&quot;;[$'Setlist Input'.A85])+6;(SEARCH(&quot;&gt;&quot;;[$'Setlist Input'.A85])-3)-(SEARCH(&quot;path=&quot;;[$'Setlist Input'.A85])+6));&quot;&quot;)" office:value-type="string" office:string-value="50b_Waiting-for-Nancy.pdf" calcext:value-type="string">
            <text:p>50b_Waiting-for-Nancy.pdf</text:p>
          </table:table-cell>
          <table:table-cell/>
          <table:table-cell table:formula="of:=IF([.D85];&quot;&lt;Setlist&gt;&lt;Name&gt;&quot;&amp;[.G85]&amp;&quot;&lt;/Name&gt;&quot;;IF([.E85];&quot;&lt;/Setlist&gt;&quot;;&quot;&quot;))">
            <text:p/>
          </table:table-cell>
          <table:table-cell table:formula="of:=IF([.F85];&quot;&lt;Song&gt;&lt;Title&gt;&quot;&amp;[.H85]&amp;&quot;&lt;/Title&gt;&lt;FileName&gt;&quot;&amp;[.I85]&amp;&quot;&lt;/FileName&gt;&lt;/FileType&gt;1&lt;/FileType&gt;&quot;;&quot;&quot;)" office:value-type="string" office:string-value="&lt;Song&gt;&lt;Title&gt;50b_Waiting-for-Nancy&lt;/Title&gt;&lt;FileName&gt;50b_Waiting-for-Nancy.pdf&lt;/FileName&gt;&lt;/FileType&gt;1&lt;/FileType&gt;" calcext:value-type="string">
            <text:p>&lt;Song&gt;&lt;Title&gt;50b_Waiting-for-Nancy&lt;/Title&gt;&lt;FileName&gt;50b_Waiting-for-Nancy.pdf&lt;/FileName&gt;&lt;/FileType&gt;1&lt;/FileType&gt;</text:p>
          </table:table-cell>
          <table:table-cell table:formula="of:=IF([.C8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6]));IF(ISBLANK([$'Setlist Input'.A87]);1;0);0)" office:value-type="float" office:value="0" calcext:value-type="float">
            <text:p>0</text:p>
          </table:table-cell>
          <table:table-cell table:style-name="ce6" table:formula="of:=ISNUMBER(SEARCH(&quot;kind=&quot;;[$'Setlist Input'.A8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6]))" office:value-type="boolean" office:boolean-value="true" calcext:value-type="boolean">
            <text:p>TRUE</text:p>
          </table:table-cell>
          <table:table-cell table:formula="of:=IF([.D86];MID([$'Setlist Input'.A86];SEARCH(&quot;title=&quot;;[$'Setlist Input'.A86])+7;(SEARCH(&quot;&gt;&quot;;[$'Setlist Input'.A86])-1)-(SEARCH(&quot;title=&quot;;[$'Setlist Input'.A86])+7));&quot;&quot;)">
            <text:p/>
          </table:table-cell>
          <table:table-cell table:formula="of:=IF([.F86];MID([$'Setlist Input'.A86];SEARCH(&quot;score title=&quot;;[$'Setlist Input'.A86])+13;(SEARCH(&quot;path=&quot;;[$'Setlist Input'.A86])-2)-(SEARCH(&quot;score title=&quot;;[$'Setlist Input'.A86])+13));&quot;&quot;)" office:value-type="string" office:string-value="Sugar Hill Duet" calcext:value-type="string">
            <text:p>Sugar Hill Duet</text:p>
          </table:table-cell>
          <table:table-cell table:formula="of:=IF([.F86];MID([$'Setlist Input'.A86];SEARCH(&quot;path=&quot;;[$'Setlist Input'.A86])+6;(SEARCH(&quot;&gt;&quot;;[$'Setlist Input'.A86])-3)-(SEARCH(&quot;path=&quot;;[$'Setlist Input'.A86])+6));&quot;&quot;)" office:value-type="string" office:string-value="Sugar Hill Duet.pdf" calcext:value-type="string">
            <text:p>Sugar Hill Duet.pdf</text:p>
          </table:table-cell>
          <table:table-cell/>
          <table:table-cell table:formula="of:=IF([.D86];&quot;&lt;Setlist&gt;&lt;Name&gt;&quot;&amp;[.G86]&amp;&quot;&lt;/Name&gt;&quot;;IF([.E86];&quot;&lt;/Setlist&gt;&quot;;&quot;&quot;))">
            <text:p/>
          </table:table-cell>
          <table:table-cell table:formula="of:=IF([.F86];&quot;&lt;Song&gt;&lt;Title&gt;&quot;&amp;[.H86]&amp;&quot;&lt;/Title&gt;&lt;FileName&gt;&quot;&amp;[.I86]&amp;&quot;&lt;/FileName&gt;&lt;/FileType&gt;1&lt;/FileType&gt;&quot;;&quot;&quot;)" office:value-type="string" office:string-value="&lt;Song&gt;&lt;Title&gt;Sugar Hill Duet&lt;/Title&gt;&lt;FileName&gt;Sugar Hill Duet.pdf&lt;/FileName&gt;&lt;/FileType&gt;1&lt;/FileType&gt;" calcext:value-type="string">
            <text:p>&lt;Song&gt;&lt;Title&gt;Sugar Hill Duet&lt;/Title&gt;&lt;FileName&gt;Sugar Hill Duet.pdf&lt;/FileName&gt;&lt;/FileType&gt;1&lt;/FileType&gt;</text:p>
          </table:table-cell>
          <table:table-cell table:formula="of:=IF([.C8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7]));IF(ISBLANK([$'Setlist Input'.A88]);1;0);0)" office:value-type="float" office:value="0" calcext:value-type="float">
            <text:p>0</text:p>
          </table:table-cell>
          <table:table-cell table:style-name="ce6" table:formula="of:=ISNUMBER(SEARCH(&quot;kind=&quot;;[$'Setlist Input'.A8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7]))" office:value-type="boolean" office:boolean-value="true" calcext:value-type="boolean">
            <text:p>TRUE</text:p>
          </table:table-cell>
          <table:table-cell table:formula="of:=IF([.D87];MID([$'Setlist Input'.A87];SEARCH(&quot;title=&quot;;[$'Setlist Input'.A87])+7;(SEARCH(&quot;&gt;&quot;;[$'Setlist Input'.A87])-1)-(SEARCH(&quot;title=&quot;;[$'Setlist Input'.A87])+7));&quot;&quot;)">
            <text:p/>
          </table:table-cell>
          <table:table-cell table:formula="of:=IF([.F87];MID([$'Setlist Input'.A87];SEARCH(&quot;score title=&quot;;[$'Setlist Input'.A87])+13;(SEARCH(&quot;path=&quot;;[$'Setlist Input'.A87])-2)-(SEARCH(&quot;score title=&quot;;[$'Setlist Input'.A87])+13));&quot;&quot;)" office:value-type="string" office:string-value="Join-the-Jam_Seifert_DAD" calcext:value-type="string">
            <text:p>Join-the-Jam_Seifert_DAD</text:p>
          </table:table-cell>
          <table:table-cell table:formula="of:=IF([.F87];MID([$'Setlist Input'.A87];SEARCH(&quot;path=&quot;;[$'Setlist Input'.A87])+6;(SEARCH(&quot;&gt;&quot;;[$'Setlist Input'.A87])-3)-(SEARCH(&quot;path=&quot;;[$'Setlist Input'.A87])+6));&quot;&quot;)" office:value-type="string" office:string-value="Join-the-Jam_Seifert_DAD.pdf" calcext:value-type="string">
            <text:p>Join-the-Jam_Seifert_DAD.pdf</text:p>
          </table:table-cell>
          <table:table-cell/>
          <table:table-cell table:formula="of:=IF([.D87];&quot;&lt;Setlist&gt;&lt;Name&gt;&quot;&amp;[.G87]&amp;&quot;&lt;/Name&gt;&quot;;IF([.E87];&quot;&lt;/Setlist&gt;&quot;;&quot;&quot;))">
            <text:p/>
          </table:table-cell>
          <table:table-cell table:formula="of:=IF([.F87];&quot;&lt;Song&gt;&lt;Title&gt;&quot;&amp;[.H87]&amp;&quot;&lt;/Title&gt;&lt;FileName&gt;&quot;&amp;[.I87]&amp;&quot;&lt;/FileName&gt;&lt;/FileType&gt;1&lt;/FileType&gt;&quot;;&quot;&quot;)" office:value-type="string" office:string-value="&lt;Song&gt;&lt;Title&gt;Join-the-Jam_Seifert_DAD&lt;/Title&gt;&lt;FileName&gt;Join-the-Jam_Seifert_DAD.pdf&lt;/FileName&gt;&lt;/FileType&gt;1&lt;/FileType&gt;" calcext:value-type="string">
            <text:p>&lt;Song&gt;&lt;Title&gt;Join-the-Jam_Seifert_DAD&lt;/Title&gt;&lt;FileName&gt;Join-the-Jam_Seifert_DAD.pdf&lt;/FileName&gt;&lt;/FileType&gt;1&lt;/FileType&gt;</text:p>
          </table:table-cell>
          <table:table-cell table:formula="of:=IF([.C8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8]));IF(ISBLANK([$'Setlist Input'.A89]);1;0);0)" office:value-type="float" office:value="0" calcext:value-type="float">
            <text:p>0</text:p>
          </table:table-cell>
          <table:table-cell table:style-name="ce6" table:formula="of:=ISNUMBER(SEARCH(&quot;kind=&quot;;[$'Setlist Input'.A8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8]))" office:value-type="boolean" office:boolean-value="false" calcext:value-type="boolean">
            <text:p>FALSE</text:p>
          </table:table-cell>
          <table:table-cell table:formula="of:=IF([.D88];MID([$'Setlist Input'.A88];SEARCH(&quot;title=&quot;;[$'Setlist Input'.A88])+7;(SEARCH(&quot;&gt;&quot;;[$'Setlist Input'.A88])-1)-(SEARCH(&quot;title=&quot;;[$'Setlist Input'.A88])+7));&quot;&quot;)">
            <text:p/>
          </table:table-cell>
          <table:table-cell table:formula="of:=IF([.F88];MID([$'Setlist Input'.A88];SEARCH(&quot;score title=&quot;;[$'Setlist Input'.A88])+13;(SEARCH(&quot;path=&quot;;[$'Setlist Input'.A88])-2)-(SEARCH(&quot;score title=&quot;;[$'Setlist Input'.A88])+13));&quot;&quot;)">
            <text:p/>
          </table:table-cell>
          <table:table-cell table:formula="of:=IF([.F88];MID([$'Setlist Input'.A88];SEARCH(&quot;path=&quot;;[$'Setlist Input'.A88])+6;(SEARCH(&quot;&gt;&quot;;[$'Setlist Input'.A88])-3)-(SEARCH(&quot;path=&quot;;[$'Setlist Input'.A88])+6));&quot;&quot;)">
            <text:p/>
          </table:table-cell>
          <table:table-cell/>
          <table:table-cell table:formula="of:=IF([.D88];&quot;&lt;Setlist&gt;&lt;Name&gt;&quot;&amp;[.G88]&amp;&quot;&lt;/Name&gt;&quot;;IF([.E88];&quot;&lt;/Setlist&gt;&quot;;&quot;&quot;))">
            <text:p/>
          </table:table-cell>
          <table:table-cell table:formula="of:=IF([.F88];&quot;&lt;Song&gt;&lt;Title&gt;&quot;&amp;[.H88]&amp;&quot;&lt;/Title&gt;&lt;FileName&gt;&quot;&amp;[.I88]&amp;&quot;&lt;/FileName&gt;&lt;/FileType&gt;1&lt;/FileType&gt;&quot;;&quot;&quot;)">
            <text:p/>
          </table:table-cell>
          <table:table-cell table:formula="of:=IF([.C8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89]));IF(ISBLANK([$'Setlist Input'.A90]);1;0);0)" office:value-type="float" office:value="0" calcext:value-type="float">
            <text:p>0</text:p>
          </table:table-cell>
          <table:table-cell table:style-name="ce6" table:formula="of:=ISNUMBER(SEARCH(&quot;kind=&quot;;[$'Setlist Input'.A8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8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89]))" office:value-type="boolean" office:boolean-value="true" calcext:value-type="boolean">
            <text:p>TRUE</text:p>
          </table:table-cell>
          <table:table-cell table:formula="of:=IF([.D89];MID([$'Setlist Input'.A89];SEARCH(&quot;title=&quot;;[$'Setlist Input'.A89])+7;(SEARCH(&quot;&gt;&quot;;[$'Setlist Input'.A89])-1)-(SEARCH(&quot;title=&quot;;[$'Setlist Input'.A89])+7));&quot;&quot;)">
            <text:p/>
          </table:table-cell>
          <table:table-cell table:formula="of:=IF([.F89];MID([$'Setlist Input'.A89];SEARCH(&quot;score title=&quot;;[$'Setlist Input'.A89])+13;(SEARCH(&quot;path=&quot;;[$'Setlist Input'.A89])-2)-(SEARCH(&quot;score title=&quot;;[$'Setlist Input'.A89])+13));&quot;&quot;)" office:value-type="string" office:string-value="O-Suzzanna_CrdMldy" calcext:value-type="string">
            <text:p>O-Suzzanna_CrdMldy</text:p>
          </table:table-cell>
          <table:table-cell table:formula="of:=IF([.F89];MID([$'Setlist Input'.A89];SEARCH(&quot;path=&quot;;[$'Setlist Input'.A89])+6;(SEARCH(&quot;&gt;&quot;;[$'Setlist Input'.A89])-3)-(SEARCH(&quot;path=&quot;;[$'Setlist Input'.A89])+6));&quot;&quot;)" office:value-type="string" office:string-value="O-Suzzanna_CrdMldy.pdf" calcext:value-type="string">
            <text:p>O-Suzzanna_CrdMldy.pdf</text:p>
          </table:table-cell>
          <table:table-cell/>
          <table:table-cell table:formula="of:=IF([.D89];&quot;&lt;Setlist&gt;&lt;Name&gt;&quot;&amp;[.G89]&amp;&quot;&lt;/Name&gt;&quot;;IF([.E89];&quot;&lt;/Setlist&gt;&quot;;&quot;&quot;))">
            <text:p/>
          </table:table-cell>
          <table:table-cell table:formula="of:=IF([.F89];&quot;&lt;Song&gt;&lt;Title&gt;&quot;&amp;[.H89]&amp;&quot;&lt;/Title&gt;&lt;FileName&gt;&quot;&amp;[.I89]&amp;&quot;&lt;/FileName&gt;&lt;/FileType&gt;1&lt;/FileType&gt;&quot;;&quot;&quot;)" office:value-type="string" office:string-value="&lt;Song&gt;&lt;Title&gt;O-Suzzanna_CrdMldy&lt;/Title&gt;&lt;FileName&gt;O-Suzzanna_CrdMldy.pdf&lt;/FileName&gt;&lt;/FileType&gt;1&lt;/FileType&gt;" calcext:value-type="string">
            <text:p>&lt;Song&gt;&lt;Title&gt;O-Suzzanna_CrdMldy&lt;/Title&gt;&lt;FileName&gt;O-Suzzanna_CrdMldy.pdf&lt;/FileName&gt;&lt;/FileType&gt;1&lt;/FileType&gt;</text:p>
          </table:table-cell>
          <table:table-cell table:formula="of:=IF([.C8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0]));IF(ISBLANK([$'Setlist Input'.A91]);1;0);0)" office:value-type="float" office:value="0" calcext:value-type="float">
            <text:p>0</text:p>
          </table:table-cell>
          <table:table-cell table:style-name="ce6" table:formula="of:=ISNUMBER(SEARCH(&quot;kind=&quot;;[$'Setlist Input'.A9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0]))" office:value-type="boolean" office:boolean-value="true" calcext:value-type="boolean">
            <text:p>TRUE</text:p>
          </table:table-cell>
          <table:table-cell table:formula="of:=IF([.D90];MID([$'Setlist Input'.A90];SEARCH(&quot;title=&quot;;[$'Setlist Input'.A90])+7;(SEARCH(&quot;&gt;&quot;;[$'Setlist Input'.A90])-1)-(SEARCH(&quot;title=&quot;;[$'Setlist Input'.A90])+7));&quot;&quot;)">
            <text:p/>
          </table:table-cell>
          <table:table-cell table:formula="of:=IF([.F90];MID([$'Setlist Input'.A90];SEARCH(&quot;score title=&quot;;[$'Setlist Input'.A90])+13;(SEARCH(&quot;path=&quot;;[$'Setlist Input'.A90])-2)-(SEARCH(&quot;score title=&quot;;[$'Setlist Input'.A90])+13));&quot;&quot;)" office:value-type="string" office:string-value="Southwind" calcext:value-type="string">
            <text:p>Southwind</text:p>
          </table:table-cell>
          <table:table-cell table:formula="of:=IF([.F90];MID([$'Setlist Input'.A90];SEARCH(&quot;path=&quot;;[$'Setlist Input'.A90])+6;(SEARCH(&quot;&gt;&quot;;[$'Setlist Input'.A90])-3)-(SEARCH(&quot;path=&quot;;[$'Setlist Input'.A90])+6));&quot;&quot;)" office:value-type="string" office:string-value="Southwind.pdf" calcext:value-type="string">
            <text:p>Southwind.pdf</text:p>
          </table:table-cell>
          <table:table-cell/>
          <table:table-cell table:formula="of:=IF([.D90];&quot;&lt;Setlist&gt;&lt;Name&gt;&quot;&amp;[.G90]&amp;&quot;&lt;/Name&gt;&quot;;IF([.E90];&quot;&lt;/Setlist&gt;&quot;;&quot;&quot;))">
            <text:p/>
          </table:table-cell>
          <table:table-cell table:formula="of:=IF([.F90];&quot;&lt;Song&gt;&lt;Title&gt;&quot;&amp;[.H90]&amp;&quot;&lt;/Title&gt;&lt;FileName&gt;&quot;&amp;[.I90]&amp;&quot;&lt;/FileName&gt;&lt;/FileType&gt;1&lt;/FileType&gt;&quot;;&quot;&quot;)" office:value-type="string" office:string-value="&lt;Song&gt;&lt;Title&gt;Southwind&lt;/Title&gt;&lt;FileName&gt;Southwind.pdf&lt;/FileName&gt;&lt;/FileType&gt;1&lt;/FileType&gt;" calcext:value-type="string">
            <text:p>&lt;Song&gt;&lt;Title&gt;Southwind&lt;/Title&gt;&lt;FileName&gt;Southwind.pdf&lt;/FileName&gt;&lt;/FileType&gt;1&lt;/FileType&gt;</text:p>
          </table:table-cell>
          <table:table-cell table:formula="of:=IF([.C9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1]));IF(ISBLANK([$'Setlist Input'.A92]);1;0);0)" office:value-type="float" office:value="0" calcext:value-type="float">
            <text:p>0</text:p>
          </table:table-cell>
          <table:table-cell table:style-name="ce6" table:formula="of:=ISNUMBER(SEARCH(&quot;kind=&quot;;[$'Setlist Input'.A9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1]))" office:value-type="boolean" office:boolean-value="true" calcext:value-type="boolean">
            <text:p>TRUE</text:p>
          </table:table-cell>
          <table:table-cell table:formula="of:=IF([.D91];MID([$'Setlist Input'.A91];SEARCH(&quot;title=&quot;;[$'Setlist Input'.A91])+7;(SEARCH(&quot;&gt;&quot;;[$'Setlist Input'.A91])-1)-(SEARCH(&quot;title=&quot;;[$'Setlist Input'.A91])+7));&quot;&quot;)">
            <text:p/>
          </table:table-cell>
          <table:table-cell table:formula="of:=IF([.F91];MID([$'Setlist Input'.A91];SEARCH(&quot;score title=&quot;;[$'Setlist Input'.A91])+13;(SEARCH(&quot;path=&quot;;[$'Setlist Input'.A91])-2)-(SEARCH(&quot;score title=&quot;;[$'Setlist Input'.A91])+13));&quot;&quot;)" office:value-type="string" office:string-value="Momma-Dont-Allow_BackingChords_TAB" calcext:value-type="string">
            <text:p>Momma-Dont-Allow_BackingChords_TAB</text:p>
          </table:table-cell>
          <table:table-cell table:formula="of:=IF([.F91];MID([$'Setlist Input'.A91];SEARCH(&quot;path=&quot;;[$'Setlist Input'.A91])+6;(SEARCH(&quot;&gt;&quot;;[$'Setlist Input'.A91])-3)-(SEARCH(&quot;path=&quot;;[$'Setlist Input'.A91])+6));&quot;&quot;)" office:value-type="string" office:string-value="Momma-Dont-Allow_BackingChords_TAB.pdf" calcext:value-type="string">
            <text:p>Momma-Dont-Allow_BackingChords_TAB.pdf</text:p>
          </table:table-cell>
          <table:table-cell/>
          <table:table-cell table:formula="of:=IF([.D91];&quot;&lt;Setlist&gt;&lt;Name&gt;&quot;&amp;[.G91]&amp;&quot;&lt;/Name&gt;&quot;;IF([.E91];&quot;&lt;/Setlist&gt;&quot;;&quot;&quot;))">
            <text:p/>
          </table:table-cell>
          <table:table-cell table:formula="of:=IF([.F91];&quot;&lt;Song&gt;&lt;Title&gt;&quot;&amp;[.H91]&amp;&quot;&lt;/Title&gt;&lt;FileName&gt;&quot;&amp;[.I91]&amp;&quot;&lt;/FileName&gt;&lt;/FileType&gt;1&lt;/FileType&gt;&quot;;&quot;&quot;)" office:value-type="string" office:string-value="&lt;Song&gt;&lt;Title&gt;Momma-Dont-Allow_BackingChords_TAB&lt;/Title&gt;&lt;FileName&gt;Momma-Dont-Allow_BackingChords_TAB.pdf&lt;/FileName&gt;&lt;/FileType&gt;1&lt;/FileType&gt;" calcext:value-type="string">
            <text:p>&lt;Song&gt;&lt;Title&gt;Momma-Dont-Allow_BackingChords_TAB&lt;/Title&gt;&lt;FileName&gt;Momma-Dont-Allow_BackingChords_TAB.pdf&lt;/FileName&gt;&lt;/FileType&gt;1&lt;/FileType&gt;</text:p>
          </table:table-cell>
          <table:table-cell table:formula="of:=IF([.C9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2]));IF(ISBLANK([$'Setlist Input'.A93]);1;0);0)" office:value-type="float" office:value="0" calcext:value-type="float">
            <text:p>0</text:p>
          </table:table-cell>
          <table:table-cell table:style-name="ce6" table:formula="of:=ISNUMBER(SEARCH(&quot;kind=&quot;;[$'Setlist Input'.A9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2]))" office:value-type="boolean" office:boolean-value="true" calcext:value-type="boolean">
            <text:p>TRUE</text:p>
          </table:table-cell>
          <table:table-cell table:formula="of:=IF([.D92];MID([$'Setlist Input'.A92];SEARCH(&quot;title=&quot;;[$'Setlist Input'.A92])+7;(SEARCH(&quot;&gt;&quot;;[$'Setlist Input'.A92])-1)-(SEARCH(&quot;title=&quot;;[$'Setlist Input'.A92])+7));&quot;&quot;)">
            <text:p/>
          </table:table-cell>
          <table:table-cell table:formula="of:=IF([.F92];MID([$'Setlist Input'.A92];SEARCH(&quot;score title=&quot;;[$'Setlist Input'.A92])+13;(SEARCH(&quot;path=&quot;;[$'Setlist Input'.A92])-2)-(SEARCH(&quot;score title=&quot;;[$'Setlist Input'.A92])+13));&quot;&quot;)" office:value-type="string" office:string-value="Momma-Dont-Allow_Chord-Melody_TAB" calcext:value-type="string">
            <text:p>Momma-Dont-Allow_Chord-Melody_TAB</text:p>
          </table:table-cell>
          <table:table-cell table:formula="of:=IF([.F92];MID([$'Setlist Input'.A92];SEARCH(&quot;path=&quot;;[$'Setlist Input'.A92])+6;(SEARCH(&quot;&gt;&quot;;[$'Setlist Input'.A92])-3)-(SEARCH(&quot;path=&quot;;[$'Setlist Input'.A92])+6));&quot;&quot;)" office:value-type="string" office:string-value="Momma-Dont-Allow_Chord-Melody_TAB.pdf" calcext:value-type="string">
            <text:p>Momma-Dont-Allow_Chord-Melody_TAB.pdf</text:p>
          </table:table-cell>
          <table:table-cell/>
          <table:table-cell table:formula="of:=IF([.D92];&quot;&lt;Setlist&gt;&lt;Name&gt;&quot;&amp;[.G92]&amp;&quot;&lt;/Name&gt;&quot;;IF([.E92];&quot;&lt;/Setlist&gt;&quot;;&quot;&quot;))">
            <text:p/>
          </table:table-cell>
          <table:table-cell table:formula="of:=IF([.F92];&quot;&lt;Song&gt;&lt;Title&gt;&quot;&amp;[.H92]&amp;&quot;&lt;/Title&gt;&lt;FileName&gt;&quot;&amp;[.I92]&amp;&quot;&lt;/FileName&gt;&lt;/FileType&gt;1&lt;/FileType&gt;&quot;;&quot;&quot;)" office:value-type="string" office:string-value="&lt;Song&gt;&lt;Title&gt;Momma-Dont-Allow_Chord-Melody_TAB&lt;/Title&gt;&lt;FileName&gt;Momma-Dont-Allow_Chord-Melody_TAB.pdf&lt;/FileName&gt;&lt;/FileType&gt;1&lt;/FileType&gt;" calcext:value-type="string">
            <text:p>&lt;Song&gt;&lt;Title&gt;Momma-Dont-Allow_Chord-Melody_TAB&lt;/Title&gt;&lt;FileName&gt;Momma-Dont-Allow_Chord-Melody_TAB.pdf&lt;/FileName&gt;&lt;/FileType&gt;1&lt;/FileType&gt;</text:p>
          </table:table-cell>
          <table:table-cell table:formula="of:=IF([.C9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3]));IF(ISBLANK([$'Setlist Input'.A94]);1;0);0)" office:value-type="float" office:value="0" calcext:value-type="float">
            <text:p>0</text:p>
          </table:table-cell>
          <table:table-cell table:style-name="ce6" table:formula="of:=ISNUMBER(SEARCH(&quot;kind=&quot;;[$'Setlist Input'.A9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3]))" office:value-type="boolean" office:boolean-value="true" calcext:value-type="boolean">
            <text:p>TRUE</text:p>
          </table:table-cell>
          <table:table-cell table:formula="of:=IF([.D93];MID([$'Setlist Input'.A93];SEARCH(&quot;title=&quot;;[$'Setlist Input'.A93])+7;(SEARCH(&quot;&gt;&quot;;[$'Setlist Input'.A93])-1)-(SEARCH(&quot;title=&quot;;[$'Setlist Input'.A93])+7));&quot;&quot;)">
            <text:p/>
          </table:table-cell>
          <table:table-cell table:formula="of:=IF([.F93];MID([$'Setlist Input'.A93];SEARCH(&quot;score title=&quot;;[$'Setlist Input'.A93])+13;(SEARCH(&quot;path=&quot;;[$'Setlist Input'.A93])-2)-(SEARCH(&quot;score title=&quot;;[$'Setlist Input'.A93])+13));&quot;&quot;)" office:value-type="string" office:string-value="Black Mountain Rag - Seifert" calcext:value-type="string">
            <text:p>Black Mountain Rag - Seifert</text:p>
          </table:table-cell>
          <table:table-cell table:formula="of:=IF([.F93];MID([$'Setlist Input'.A93];SEARCH(&quot;path=&quot;;[$'Setlist Input'.A93])+6;(SEARCH(&quot;&gt;&quot;;[$'Setlist Input'.A93])-3)-(SEARCH(&quot;path=&quot;;[$'Setlist Input'.A93])+6));&quot;&quot;)" office:value-type="string" office:string-value="Black Mountain Rag - Seifert.pdf" calcext:value-type="string">
            <text:p>Black Mountain Rag - Seifert.pdf</text:p>
          </table:table-cell>
          <table:table-cell/>
          <table:table-cell table:formula="of:=IF([.D93];&quot;&lt;Setlist&gt;&lt;Name&gt;&quot;&amp;[.G93]&amp;&quot;&lt;/Name&gt;&quot;;IF([.E93];&quot;&lt;/Setlist&gt;&quot;;&quot;&quot;))">
            <text:p/>
          </table:table-cell>
          <table:table-cell table:formula="of:=IF([.F93];&quot;&lt;Song&gt;&lt;Title&gt;&quot;&amp;[.H93]&amp;&quot;&lt;/Title&gt;&lt;FileName&gt;&quot;&amp;[.I93]&amp;&quot;&lt;/FileName&gt;&lt;/FileType&gt;1&lt;/FileType&gt;&quot;;&quot;&quot;)" office:value-type="string" office:string-value="&lt;Song&gt;&lt;Title&gt;Black Mountain Rag - Seifert&lt;/Title&gt;&lt;FileName&gt;Black Mountain Rag - Seifert.pdf&lt;/FileName&gt;&lt;/FileType&gt;1&lt;/FileType&gt;" calcext:value-type="string">
            <text:p>&lt;Song&gt;&lt;Title&gt;Black Mountain Rag - Seifert&lt;/Title&gt;&lt;FileName&gt;Black Mountain Rag - Seifert.pdf&lt;/FileName&gt;&lt;/FileType&gt;1&lt;/FileType&gt;</text:p>
          </table:table-cell>
          <table:table-cell table:formula="of:=IF([.C9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4]));IF(ISBLANK([$'Setlist Input'.A95]);1;0);0)" office:value-type="float" office:value="0" calcext:value-type="float">
            <text:p>0</text:p>
          </table:table-cell>
          <table:table-cell table:style-name="ce6" table:formula="of:=ISNUMBER(SEARCH(&quot;kind=&quot;;[$'Setlist Input'.A9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4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94]))" office:value-type="boolean" office:boolean-value="false" calcext:value-type="boolean">
            <text:p>FALSE</text:p>
          </table:table-cell>
          <table:table-cell table:formula="of:=IF([.D94];MID([$'Setlist Input'.A94];SEARCH(&quot;title=&quot;;[$'Setlist Input'.A94])+7;(SEARCH(&quot;&gt;&quot;;[$'Setlist Input'.A94])-1)-(SEARCH(&quot;title=&quot;;[$'Setlist Input'.A94])+7));&quot;&quot;)">
            <text:p/>
          </table:table-cell>
          <table:table-cell table:formula="of:=IF([.F94];MID([$'Setlist Input'.A94];SEARCH(&quot;score title=&quot;;[$'Setlist Input'.A94])+13;(SEARCH(&quot;path=&quot;;[$'Setlist Input'.A94])-2)-(SEARCH(&quot;score title=&quot;;[$'Setlist Input'.A94])+13));&quot;&quot;)">
            <text:p/>
          </table:table-cell>
          <table:table-cell table:formula="of:=IF([.F94];MID([$'Setlist Input'.A94];SEARCH(&quot;path=&quot;;[$'Setlist Input'.A94])+6;(SEARCH(&quot;&gt;&quot;;[$'Setlist Input'.A94])-3)-(SEARCH(&quot;path=&quot;;[$'Setlist Input'.A94])+6));&quot;&quot;)">
            <text:p/>
          </table:table-cell>
          <table:table-cell/>
          <table:table-cell table:formula="of:=IF([.D94];&quot;&lt;Setlist&gt;&lt;Name&gt;&quot;&amp;[.G94]&amp;&quot;&lt;/Name&gt;&quot;;IF([.E94];&quot;&lt;/Setlist&gt;&quot;;&quot;&quot;))" office:value-type="string" office:string-value="&lt;/Setlist&gt;" calcext:value-type="string">
            <text:p>&lt;/Setlist&gt;</text:p>
          </table:table-cell>
          <table:table-cell table:formula="of:=IF([.F94];&quot;&lt;Song&gt;&lt;Title&gt;&quot;&amp;[.H94]&amp;&quot;&lt;/Title&gt;&lt;FileName&gt;&quot;&amp;[.I94]&amp;&quot;&lt;/FileName&gt;&lt;/FileType&gt;1&lt;/FileType&gt;&quot;;&quot;&quot;)">
            <text:p/>
          </table:table-cell>
          <table:table-cell table:formula="of:=IF([.C9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5]));IF(ISBLANK([$'Setlist Input'.A96]);1;0);0)" office:value-type="float" office:value="0" calcext:value-type="float">
            <text:p>0</text:p>
          </table:table-cell>
          <table:table-cell table:style-name="ce6" table:formula="of:=ISNUMBER(SEARCH(&quot;kind=&quot;;[$'Setlist Input'.A95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9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5]))" office:value-type="boolean" office:boolean-value="false" calcext:value-type="boolean">
            <text:p>FALSE</text:p>
          </table:table-cell>
          <table:table-cell table:formula="of:=IF([.D95];MID([$'Setlist Input'.A95];SEARCH(&quot;title=&quot;;[$'Setlist Input'.A95])+7;(SEARCH(&quot;&gt;&quot;;[$'Setlist Input'.A95])-1)-(SEARCH(&quot;title=&quot;;[$'Setlist Input'.A95])+7));&quot;&quot;)" office:value-type="string" office:string-value="Jeff Set List" calcext:value-type="string">
            <text:p>Jeff Set List</text:p>
          </table:table-cell>
          <table:table-cell table:formula="of:=IF([.F95];MID([$'Setlist Input'.A95];SEARCH(&quot;score title=&quot;;[$'Setlist Input'.A95])+13;(SEARCH(&quot;path=&quot;;[$'Setlist Input'.A95])-2)-(SEARCH(&quot;score title=&quot;;[$'Setlist Input'.A95])+13));&quot;&quot;)">
            <text:p/>
          </table:table-cell>
          <table:table-cell table:formula="of:=IF([.F95];MID([$'Setlist Input'.A95];SEARCH(&quot;path=&quot;;[$'Setlist Input'.A95])+6;(SEARCH(&quot;&gt;&quot;;[$'Setlist Input'.A95])-3)-(SEARCH(&quot;path=&quot;;[$'Setlist Input'.A95])+6));&quot;&quot;)">
            <text:p/>
          </table:table-cell>
          <table:table-cell/>
          <table:table-cell table:formula="of:=IF([.D95];&quot;&lt;Setlist&gt;&lt;Name&gt;&quot;&amp;[.G95]&amp;&quot;&lt;/Name&gt;&quot;;IF([.E95];&quot;&lt;/Setlist&gt;&quot;;&quot;&quot;))" office:value-type="string" office:string-value="&lt;Setlist&gt;&lt;Name&gt;Jeff Set List&lt;/Name&gt;" calcext:value-type="string">
            <text:p>&lt;Setlist&gt;&lt;Name&gt;Jeff Set List&lt;/Name&gt;</text:p>
          </table:table-cell>
          <table:table-cell table:formula="of:=IF([.F95];&quot;&lt;Song&gt;&lt;Title&gt;&quot;&amp;[.H95]&amp;&quot;&lt;/Title&gt;&lt;FileName&gt;&quot;&amp;[.I95]&amp;&quot;&lt;/FileName&gt;&lt;/FileType&gt;1&lt;/FileType&gt;&quot;;&quot;&quot;)">
            <text:p/>
          </table:table-cell>
          <table:table-cell table:formula="of:=IF([.C9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6]));IF(ISBLANK([$'Setlist Input'.A97]);1;0);0)" office:value-type="float" office:value="0" calcext:value-type="float">
            <text:p>0</text:p>
          </table:table-cell>
          <table:table-cell table:style-name="ce6" table:formula="of:=ISNUMBER(SEARCH(&quot;kind=&quot;;[$'Setlist Input'.A9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6]))" office:value-type="boolean" office:boolean-value="true" calcext:value-type="boolean">
            <text:p>TRUE</text:p>
          </table:table-cell>
          <table:table-cell table:formula="of:=IF([.D96];MID([$'Setlist Input'.A96];SEARCH(&quot;title=&quot;;[$'Setlist Input'.A96])+7;(SEARCH(&quot;&gt;&quot;;[$'Setlist Input'.A96])-1)-(SEARCH(&quot;title=&quot;;[$'Setlist Input'.A96])+7));&quot;&quot;)">
            <text:p/>
          </table:table-cell>
          <table:table-cell table:formula="of:=IF([.F96];MID([$'Setlist Input'.A96];SEARCH(&quot;score title=&quot;;[$'Setlist Input'.A96])+13;(SEARCH(&quot;path=&quot;;[$'Setlist Input'.A96])-2)-(SEARCH(&quot;score title=&quot;;[$'Setlist Input'.A96])+13));&quot;&quot;)" office:value-type="string" office:string-value="Yesterday_SMN" calcext:value-type="string">
            <text:p>Yesterday_SMN</text:p>
          </table:table-cell>
          <table:table-cell table:formula="of:=IF([.F96];MID([$'Setlist Input'.A96];SEARCH(&quot;path=&quot;;[$'Setlist Input'.A96])+6;(SEARCH(&quot;&gt;&quot;;[$'Setlist Input'.A96])-3)-(SEARCH(&quot;path=&quot;;[$'Setlist Input'.A96])+6));&quot;&quot;)" office:value-type="string" office:string-value="Yesterday_SMN.pdf" calcext:value-type="string">
            <text:p>Yesterday_SMN.pdf</text:p>
          </table:table-cell>
          <table:table-cell/>
          <table:table-cell table:formula="of:=IF([.D96];&quot;&lt;Setlist&gt;&lt;Name&gt;&quot;&amp;[.G96]&amp;&quot;&lt;/Name&gt;&quot;;IF([.E96];&quot;&lt;/Setlist&gt;&quot;;&quot;&quot;))">
            <text:p/>
          </table:table-cell>
          <table:table-cell table:formula="of:=IF([.F96];&quot;&lt;Song&gt;&lt;Title&gt;&quot;&amp;[.H96]&amp;&quot;&lt;/Title&gt;&lt;FileName&gt;&quot;&amp;[.I96]&amp;&quot;&lt;/FileName&gt;&lt;/FileType&gt;1&lt;/FileType&gt;&quot;;&quot;&quot;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 table:formula="of:=IF([.C9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7]));IF(ISBLANK([$'Setlist Input'.A98]);1;0);0)" office:value-type="float" office:value="0" calcext:value-type="float">
            <text:p>0</text:p>
          </table:table-cell>
          <table:table-cell table:style-name="ce6" table:formula="of:=ISNUMBER(SEARCH(&quot;kind=&quot;;[$'Setlist Input'.A9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7]))" office:value-type="boolean" office:boolean-value="true" calcext:value-type="boolean">
            <text:p>TRUE</text:p>
          </table:table-cell>
          <table:table-cell table:formula="of:=IF([.D97];MID([$'Setlist Input'.A97];SEARCH(&quot;title=&quot;;[$'Setlist Input'.A97])+7;(SEARCH(&quot;&gt;&quot;;[$'Setlist Input'.A97])-1)-(SEARCH(&quot;title=&quot;;[$'Setlist Input'.A97])+7));&quot;&quot;)">
            <text:p/>
          </table:table-cell>
          <table:table-cell table:formula="of:=IF([.F97];MID([$'Setlist Input'.A97];SEARCH(&quot;score title=&quot;;[$'Setlist Input'.A97])+13;(SEARCH(&quot;path=&quot;;[$'Setlist Input'.A97])-2)-(SEARCH(&quot;score title=&quot;;[$'Setlist Input'.A97])+13));&quot;&quot;)" office:value-type="string" office:string-value="Snowy-Owl_SMN" calcext:value-type="string">
            <text:p>Snowy-Owl_SMN</text:p>
          </table:table-cell>
          <table:table-cell table:formula="of:=IF([.F97];MID([$'Setlist Input'.A97];SEARCH(&quot;path=&quot;;[$'Setlist Input'.A97])+6;(SEARCH(&quot;&gt;&quot;;[$'Setlist Input'.A97])-3)-(SEARCH(&quot;path=&quot;;[$'Setlist Input'.A97])+6));&quot;&quot;)" office:value-type="string" office:string-value="Snowy-Owl_SMN.pdf" calcext:value-type="string">
            <text:p>Snowy-Owl_SMN.pdf</text:p>
          </table:table-cell>
          <table:table-cell/>
          <table:table-cell table:formula="of:=IF([.D97];&quot;&lt;Setlist&gt;&lt;Name&gt;&quot;&amp;[.G97]&amp;&quot;&lt;/Name&gt;&quot;;IF([.E97];&quot;&lt;/Setlist&gt;&quot;;&quot;&quot;))">
            <text:p/>
          </table:table-cell>
          <table:table-cell table:formula="of:=IF([.F97];&quot;&lt;Song&gt;&lt;Title&gt;&quot;&amp;[.H97]&amp;&quot;&lt;/Title&gt;&lt;FileName&gt;&quot;&amp;[.I97]&amp;&quot;&lt;/FileName&gt;&lt;/FileType&gt;1&lt;/FileType&gt;&quot;;&quot;&quot;)" office:value-type="string" office:string-value="&lt;Song&gt;&lt;Title&gt;Snowy-Owl_SMN&lt;/Title&gt;&lt;FileName&gt;Snowy-Owl_SMN.pdf&lt;/FileName&gt;&lt;/FileType&gt;1&lt;/FileType&gt;" calcext:value-type="string">
            <text:p>&lt;Song&gt;&lt;Title&gt;Snowy-Owl_SMN&lt;/Title&gt;&lt;FileName&gt;Snowy-Owl_SMN.pdf&lt;/FileName&gt;&lt;/FileType&gt;1&lt;/FileType&gt;</text:p>
          </table:table-cell>
          <table:table-cell table:formula="of:=IF([.C9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8]));IF(ISBLANK([$'Setlist Input'.A99]);1;0);0)" office:value-type="float" office:value="0" calcext:value-type="float">
            <text:p>0</text:p>
          </table:table-cell>
          <table:table-cell table:style-name="ce6" table:formula="of:=ISNUMBER(SEARCH(&quot;kind=&quot;;[$'Setlist Input'.A9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8]))" office:value-type="boolean" office:boolean-value="true" calcext:value-type="boolean">
            <text:p>TRUE</text:p>
          </table:table-cell>
          <table:table-cell table:formula="of:=IF([.D98];MID([$'Setlist Input'.A98];SEARCH(&quot;title=&quot;;[$'Setlist Input'.A98])+7;(SEARCH(&quot;&gt;&quot;;[$'Setlist Input'.A98])-1)-(SEARCH(&quot;title=&quot;;[$'Setlist Input'.A98])+7));&quot;&quot;)">
            <text:p/>
          </table:table-cell>
          <table:table-cell table:formula="of:=IF([.F98];MID([$'Setlist Input'.A98];SEARCH(&quot;score title=&quot;;[$'Setlist Input'.A98])+13;(SEARCH(&quot;path=&quot;;[$'Setlist Input'.A98])-2)-(SEARCH(&quot;score title=&quot;;[$'Setlist Input'.A98])+13));&quot;&quot;)" office:value-type="string" office:string-value="Wandering Canadian" calcext:value-type="string">
            <text:p>Wandering Canadian</text:p>
          </table:table-cell>
          <table:table-cell table:formula="of:=IF([.F98];MID([$'Setlist Input'.A98];SEARCH(&quot;path=&quot;;[$'Setlist Input'.A98])+6;(SEARCH(&quot;&gt;&quot;;[$'Setlist Input'.A98])-3)-(SEARCH(&quot;path=&quot;;[$'Setlist Input'.A98])+6));&quot;&quot;)" office:value-type="string" office:string-value="Wandering Canadian 2.pdf" calcext:value-type="string">
            <text:p>Wandering Canadian 2.pdf</text:p>
          </table:table-cell>
          <table:table-cell/>
          <table:table-cell table:formula="of:=IF([.D98];&quot;&lt;Setlist&gt;&lt;Name&gt;&quot;&amp;[.G98]&amp;&quot;&lt;/Name&gt;&quot;;IF([.E98];&quot;&lt;/Setlist&gt;&quot;;&quot;&quot;))">
            <text:p/>
          </table:table-cell>
          <table:table-cell table:formula="of:=IF([.F98];&quot;&lt;Song&gt;&lt;Title&gt;&quot;&amp;[.H98]&amp;&quot;&lt;/Title&gt;&lt;FileName&gt;&quot;&amp;[.I98]&amp;&quot;&lt;/FileName&gt;&lt;/FileType&gt;1&lt;/FileType&gt;&quot;;&quot;&quot;)" office:value-type="string" office:string-value="&lt;Song&gt;&lt;Title&gt;Wandering Canadian&lt;/Title&gt;&lt;FileName&gt;Wandering Canadian 2.pdf&lt;/FileName&gt;&lt;/FileType&gt;1&lt;/FileType&gt;" calcext:value-type="string">
            <text:p>&lt;Song&gt;&lt;Title&gt;Wandering Canadian&lt;/Title&gt;&lt;FileName&gt;Wandering Canadian 2.pdf&lt;/FileName&gt;&lt;/FileType&gt;1&lt;/FileType&gt;</text:p>
          </table:table-cell>
          <table:table-cell table:formula="of:=IF([.C9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99]));IF(ISBLANK([$'Setlist Input'.A100]);1;0);0)" office:value-type="float" office:value="0" calcext:value-type="float">
            <text:p>0</text:p>
          </table:table-cell>
          <table:table-cell table:style-name="ce6" table:formula="of:=ISNUMBER(SEARCH(&quot;kind=&quot;;[$'Setlist Input'.A9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9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99]))" office:value-type="boolean" office:boolean-value="true" calcext:value-type="boolean">
            <text:p>TRUE</text:p>
          </table:table-cell>
          <table:table-cell table:formula="of:=IF([.D99];MID([$'Setlist Input'.A99];SEARCH(&quot;title=&quot;;[$'Setlist Input'.A99])+7;(SEARCH(&quot;&gt;&quot;;[$'Setlist Input'.A99])-1)-(SEARCH(&quot;title=&quot;;[$'Setlist Input'.A99])+7));&quot;&quot;)">
            <text:p/>
          </table:table-cell>
          <table:table-cell table:formula="of:=IF([.F99];MID([$'Setlist Input'.A99];SEARCH(&quot;score title=&quot;;[$'Setlist Input'.A99])+13;(SEARCH(&quot;path=&quot;;[$'Setlist Input'.A99])-2)-(SEARCH(&quot;score title=&quot;;[$'Setlist Input'.A99])+13));&quot;&quot;)" office:value-type="string" office:string-value="Scarborough_Fair_Mel_SMN" calcext:value-type="string">
            <text:p>Scarborough_Fair_Mel_SMN</text:p>
          </table:table-cell>
          <table:table-cell table:formula="of:=IF([.F99];MID([$'Setlist Input'.A99];SEARCH(&quot;path=&quot;;[$'Setlist Input'.A99])+6;(SEARCH(&quot;&gt;&quot;;[$'Setlist Input'.A99])-3)-(SEARCH(&quot;path=&quot;;[$'Setlist Input'.A99])+6));&quot;&quot;)" office:value-type="string" office:string-value="Scarborough_Fair_Mel_SMN.pdf" calcext:value-type="string">
            <text:p>Scarborough_Fair_Mel_SMN.pdf</text:p>
          </table:table-cell>
          <table:table-cell/>
          <table:table-cell table:formula="of:=IF([.D99];&quot;&lt;Setlist&gt;&lt;Name&gt;&quot;&amp;[.G99]&amp;&quot;&lt;/Name&gt;&quot;;IF([.E99];&quot;&lt;/Setlist&gt;&quot;;&quot;&quot;))">
            <text:p/>
          </table:table-cell>
          <table:table-cell table:formula="of:=IF([.F99];&quot;&lt;Song&gt;&lt;Title&gt;&quot;&amp;[.H99]&amp;&quot;&lt;/Title&gt;&lt;FileName&gt;&quot;&amp;[.I99]&amp;&quot;&lt;/FileName&gt;&lt;/FileType&gt;1&lt;/FileType&gt;&quot;;&quot;&quot;)" office:value-type="string" office:string-value="&lt;Song&gt;&lt;Title&gt;Scarborough_Fair_Mel_SMN&lt;/Title&gt;&lt;FileName&gt;Scarborough_Fair_Mel_SMN.pdf&lt;/FileName&gt;&lt;/FileType&gt;1&lt;/FileType&gt;" calcext:value-type="string">
            <text:p>&lt;Song&gt;&lt;Title&gt;Scarborough_Fair_Mel_SMN&lt;/Title&gt;&lt;FileName&gt;Scarborough_Fair_Mel_SMN.pdf&lt;/FileName&gt;&lt;/FileType&gt;1&lt;/FileType&gt;</text:p>
          </table:table-cell>
          <table:table-cell table:formula="of:=IF([.C9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0]));IF(ISBLANK([$'Setlist Input'.A101]);1;0);0)" office:value-type="float" office:value="0" calcext:value-type="float">
            <text:p>0</text:p>
          </table:table-cell>
          <table:table-cell table:style-name="ce6" table:formula="of:=ISNUMBER(SEARCH(&quot;kind=&quot;;[$'Setlist Input'.A10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0]))" office:value-type="boolean" office:boolean-value="true" calcext:value-type="boolean">
            <text:p>TRUE</text:p>
          </table:table-cell>
          <table:table-cell table:formula="of:=IF([.D100];MID([$'Setlist Input'.A100];SEARCH(&quot;title=&quot;;[$'Setlist Input'.A100])+7;(SEARCH(&quot;&gt;&quot;;[$'Setlist Input'.A100])-1)-(SEARCH(&quot;title=&quot;;[$'Setlist Input'.A100])+7));&quot;&quot;)">
            <text:p/>
          </table:table-cell>
          <table:table-cell table:formula="of:=IF([.F100];MID([$'Setlist Input'.A100];SEARCH(&quot;score title=&quot;;[$'Setlist Input'.A100])+13;(SEARCH(&quot;path=&quot;;[$'Setlist Input'.A100])-2)-(SEARCH(&quot;score title=&quot;;[$'Setlist Input'.A100])+13));&quot;&quot;)" office:value-type="string" office:string-value="WendingWay_LadianneHenderson" calcext:value-type="string">
            <text:p>WendingWay_LadianneHenderson</text:p>
          </table:table-cell>
          <table:table-cell table:formula="of:=IF([.F100];MID([$'Setlist Input'.A100];SEARCH(&quot;path=&quot;;[$'Setlist Input'.A100])+6;(SEARCH(&quot;&gt;&quot;;[$'Setlist Input'.A100])-3)-(SEARCH(&quot;path=&quot;;[$'Setlist Input'.A100])+6));&quot;&quot;)" office:value-type="string" office:string-value="WendingWay_LadianneHenderson.pdf" calcext:value-type="string">
            <text:p>WendingWay_LadianneHenderson.pdf</text:p>
          </table:table-cell>
          <table:table-cell/>
          <table:table-cell table:formula="of:=IF([.D100];&quot;&lt;Setlist&gt;&lt;Name&gt;&quot;&amp;[.G100]&amp;&quot;&lt;/Name&gt;&quot;;IF([.E100];&quot;&lt;/Setlist&gt;&quot;;&quot;&quot;))">
            <text:p/>
          </table:table-cell>
          <table:table-cell table:formula="of:=IF([.F100];&quot;&lt;Song&gt;&lt;Title&gt;&quot;&amp;[.H100]&amp;&quot;&lt;/Title&gt;&lt;FileName&gt;&quot;&amp;[.I100]&amp;&quot;&lt;/FileName&gt;&lt;/FileType&gt;1&lt;/FileType&gt;&quot;;&quot;&quot;)" office:value-type="string" office:string-value="&lt;Song&gt;&lt;Title&gt;WendingWay_LadianneHenderson&lt;/Title&gt;&lt;FileName&gt;WendingWay_LadianneHenderson.pdf&lt;/FileName&gt;&lt;/FileType&gt;1&lt;/FileType&gt;" calcext:value-type="string">
            <text:p>&lt;Song&gt;&lt;Title&gt;WendingWay_LadianneHenderson&lt;/Title&gt;&lt;FileName&gt;WendingWay_LadianneHenderson.pdf&lt;/FileName&gt;&lt;/FileType&gt;1&lt;/FileType&gt;</text:p>
          </table:table-cell>
          <table:table-cell table:formula="of:=IF([.C10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1]));IF(ISBLANK([$'Setlist Input'.A102]);1;0);0)" office:value-type="float" office:value="0" calcext:value-type="float">
            <text:p>0</text:p>
          </table:table-cell>
          <table:table-cell table:style-name="ce6" table:formula="of:=ISNUMBER(SEARCH(&quot;kind=&quot;;[$'Setlist Input'.A10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1]))" office:value-type="boolean" office:boolean-value="true" calcext:value-type="boolean">
            <text:p>TRUE</text:p>
          </table:table-cell>
          <table:table-cell table:formula="of:=IF([.D101];MID([$'Setlist Input'.A101];SEARCH(&quot;title=&quot;;[$'Setlist Input'.A101])+7;(SEARCH(&quot;&gt;&quot;;[$'Setlist Input'.A101])-1)-(SEARCH(&quot;title=&quot;;[$'Setlist Input'.A101])+7));&quot;&quot;)">
            <text:p/>
          </table:table-cell>
          <table:table-cell table:formula="of:=IF([.F101];MID([$'Setlist Input'.A101];SEARCH(&quot;score title=&quot;;[$'Setlist Input'.A101])+13;(SEARCH(&quot;path=&quot;;[$'Setlist Input'.A101])-2)-(SEARCH(&quot;score title=&quot;;[$'Setlist Input'.A101])+13));&quot;&quot;)" office:value-type="string" office:string-value="Spotted-Pony_MultiVers_SMN" calcext:value-type="string">
            <text:p>Spotted-Pony_MultiVers_SMN</text:p>
          </table:table-cell>
          <table:table-cell table:formula="of:=IF([.F101];MID([$'Setlist Input'.A101];SEARCH(&quot;path=&quot;;[$'Setlist Input'.A101])+6;(SEARCH(&quot;&gt;&quot;;[$'Setlist Input'.A101])-3)-(SEARCH(&quot;path=&quot;;[$'Setlist Input'.A101])+6));&quot;&quot;)" office:value-type="string" office:string-value="Spotted-Pony_MultiVers_SMN.pdf" calcext:value-type="string">
            <text:p>Spotted-Pony_MultiVers_SMN.pdf</text:p>
          </table:table-cell>
          <table:table-cell/>
          <table:table-cell table:formula="of:=IF([.D101];&quot;&lt;Setlist&gt;&lt;Name&gt;&quot;&amp;[.G101]&amp;&quot;&lt;/Name&gt;&quot;;IF([.E101];&quot;&lt;/Setlist&gt;&quot;;&quot;&quot;))">
            <text:p/>
          </table:table-cell>
          <table:table-cell table:formula="of:=IF([.F101];&quot;&lt;Song&gt;&lt;Title&gt;&quot;&amp;[.H101]&amp;&quot;&lt;/Title&gt;&lt;FileName&gt;&quot;&amp;[.I101]&amp;&quot;&lt;/FileName&gt;&lt;/FileType&gt;1&lt;/FileType&gt;&quot;;&quot;&quot;)" office:value-type="string" office:string-value="&lt;Song&gt;&lt;Title&gt;Spotted-Pony_MultiVers_SMN&lt;/Title&gt;&lt;FileName&gt;Spotted-Pony_MultiVers_SMN.pdf&lt;/FileName&gt;&lt;/FileType&gt;1&lt;/FileType&gt;" calcext:value-type="string">
            <text:p>&lt;Song&gt;&lt;Title&gt;Spotted-Pony_MultiVers_SMN&lt;/Title&gt;&lt;FileName&gt;Spotted-Pony_MultiVers_SMN.pdf&lt;/FileName&gt;&lt;/FileType&gt;1&lt;/FileType&gt;</text:p>
          </table:table-cell>
          <table:table-cell table:formula="of:=IF([.C10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2]));IF(ISBLANK([$'Setlist Input'.A103]);1;0);0)" office:value-type="float" office:value="0" calcext:value-type="float">
            <text:p>0</text:p>
          </table:table-cell>
          <table:table-cell table:style-name="ce6" table:formula="of:=ISNUMBER(SEARCH(&quot;kind=&quot;;[$'Setlist Input'.A10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2]))" office:value-type="boolean" office:boolean-value="true" calcext:value-type="boolean">
            <text:p>TRUE</text:p>
          </table:table-cell>
          <table:table-cell table:formula="of:=IF([.D102];MID([$'Setlist Input'.A102];SEARCH(&quot;title=&quot;;[$'Setlist Input'.A102])+7;(SEARCH(&quot;&gt;&quot;;[$'Setlist Input'.A102])-1)-(SEARCH(&quot;title=&quot;;[$'Setlist Input'.A102])+7));&quot;&quot;)">
            <text:p/>
          </table:table-cell>
          <table:table-cell table:formula="of:=IF([.F102];MID([$'Setlist Input'.A102];SEARCH(&quot;score title=&quot;;[$'Setlist Input'.A102])+13;(SEARCH(&quot;path=&quot;;[$'Setlist Input'.A102])-2)-(SEARCH(&quot;score title=&quot;;[$'Setlist Input'.A102])+13));&quot;&quot;)" office:value-type="string" office:string-value="Waiting-for-Nancy_JS-version_SMN" calcext:value-type="string">
            <text:p>Waiting-for-Nancy_JS-version_SMN</text:p>
          </table:table-cell>
          <table:table-cell table:formula="of:=IF([.F102];MID([$'Setlist Input'.A102];SEARCH(&quot;path=&quot;;[$'Setlist Input'.A102])+6;(SEARCH(&quot;&gt;&quot;;[$'Setlist Input'.A102])-3)-(SEARCH(&quot;path=&quot;;[$'Setlist Input'.A102])+6));&quot;&quot;)" office:value-type="string" office:string-value="Waiting-for-Nancy_JS-version_SMN.pdf" calcext:value-type="string">
            <text:p>Waiting-for-Nancy_JS-version_SMN.pdf</text:p>
          </table:table-cell>
          <table:table-cell/>
          <table:table-cell table:formula="of:=IF([.D102];&quot;&lt;Setlist&gt;&lt;Name&gt;&quot;&amp;[.G102]&amp;&quot;&lt;/Name&gt;&quot;;IF([.E102];&quot;&lt;/Setlist&gt;&quot;;&quot;&quot;))">
            <text:p/>
          </table:table-cell>
          <table:table-cell table:formula="of:=IF([.F102];&quot;&lt;Song&gt;&lt;Title&gt;&quot;&amp;[.H102]&amp;&quot;&lt;/Title&gt;&lt;FileName&gt;&quot;&amp;[.I102]&amp;&quot;&lt;/FileName&gt;&lt;/FileType&gt;1&lt;/FileType&gt;&quot;;&quot;&quot;)" office:value-type="string" office:string-value="&lt;Song&gt;&lt;Title&gt;Waiting-for-Nancy_JS-version_SMN&lt;/Title&gt;&lt;FileName&gt;Waiting-for-Nancy_JS-version_SMN.pdf&lt;/FileName&gt;&lt;/FileType&gt;1&lt;/FileType&gt;" calcext:value-type="string">
            <text:p>&lt;Song&gt;&lt;Title&gt;Waiting-for-Nancy_JS-version_SMN&lt;/Title&gt;&lt;FileName&gt;Waiting-for-Nancy_JS-version_SMN.pdf&lt;/FileName&gt;&lt;/FileType&gt;1&lt;/FileType&gt;</text:p>
          </table:table-cell>
          <table:table-cell table:formula="of:=IF([.C10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3]));IF(ISBLANK([$'Setlist Input'.A104]);1;0);0)" office:value-type="float" office:value="0" calcext:value-type="float">
            <text:p>0</text:p>
          </table:table-cell>
          <table:table-cell table:style-name="ce6" table:formula="of:=ISNUMBER(SEARCH(&quot;kind=&quot;;[$'Setlist Input'.A10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3]))" office:value-type="boolean" office:boolean-value="true" calcext:value-type="boolean">
            <text:p>TRUE</text:p>
          </table:table-cell>
          <table:table-cell table:formula="of:=IF([.D103];MID([$'Setlist Input'.A103];SEARCH(&quot;title=&quot;;[$'Setlist Input'.A103])+7;(SEARCH(&quot;&gt;&quot;;[$'Setlist Input'.A103])-1)-(SEARCH(&quot;title=&quot;;[$'Setlist Input'.A103])+7));&quot;&quot;)">
            <text:p/>
          </table:table-cell>
          <table:table-cell table:formula="of:=IF([.F103];MID([$'Setlist Input'.A103];SEARCH(&quot;score title=&quot;;[$'Setlist Input'.A103])+13;(SEARCH(&quot;path=&quot;;[$'Setlist Input'.A103])-2)-(SEARCH(&quot;score title=&quot;;[$'Setlist Input'.A103])+13));&quot;&quot;)" office:value-type="string" office:string-value="Morning-Has-Broken_MJohnston_TAB" calcext:value-type="string">
            <text:p>Morning-Has-Broken_MJohnston_TAB</text:p>
          </table:table-cell>
          <table:table-cell table:formula="of:=IF([.F103];MID([$'Setlist Input'.A103];SEARCH(&quot;path=&quot;;[$'Setlist Input'.A103])+6;(SEARCH(&quot;&gt;&quot;;[$'Setlist Input'.A103])-3)-(SEARCH(&quot;path=&quot;;[$'Setlist Input'.A103])+6));&quot;&quot;)" office:value-type="string" office:string-value="Morning-Has-Broken_MJohnston_TAB.pdf" calcext:value-type="string">
            <text:p>Morning-Has-Broken_MJohnston_TAB.pdf</text:p>
          </table:table-cell>
          <table:table-cell/>
          <table:table-cell table:formula="of:=IF([.D103];&quot;&lt;Setlist&gt;&lt;Name&gt;&quot;&amp;[.G103]&amp;&quot;&lt;/Name&gt;&quot;;IF([.E103];&quot;&lt;/Setlist&gt;&quot;;&quot;&quot;))">
            <text:p/>
          </table:table-cell>
          <table:table-cell table:formula="of:=IF([.F103];&quot;&lt;Song&gt;&lt;Title&gt;&quot;&amp;[.H103]&amp;&quot;&lt;/Title&gt;&lt;FileName&gt;&quot;&amp;[.I103]&amp;&quot;&lt;/FileName&gt;&lt;/FileType&gt;1&lt;/FileType&gt;&quot;;&quot;&quot;)" office:value-type="string" office:string-value="&lt;Song&gt;&lt;Title&gt;Morning-Has-Broken_MJohnston_TAB&lt;/Title&gt;&lt;FileName&gt;Morning-Has-Broken_MJohnston_TAB.pdf&lt;/FileName&gt;&lt;/FileType&gt;1&lt;/FileType&gt;" calcext:value-type="string">
            <text:p>&lt;Song&gt;&lt;Title&gt;Morning-Has-Broken_MJohnston_TAB&lt;/Title&gt;&lt;FileName&gt;Morning-Has-Broken_MJohnston_TAB.pdf&lt;/FileName&gt;&lt;/FileType&gt;1&lt;/FileType&gt;</text:p>
          </table:table-cell>
          <table:table-cell table:formula="of:=IF([.C10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4]));IF(ISBLANK([$'Setlist Input'.A105]);1;0);0)" office:value-type="float" office:value="0" calcext:value-type="float">
            <text:p>0</text:p>
          </table:table-cell>
          <table:table-cell table:style-name="ce6" table:formula="of:=ISNUMBER(SEARCH(&quot;kind=&quot;;[$'Setlist Input'.A10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4]))" office:value-type="boolean" office:boolean-value="true" calcext:value-type="boolean">
            <text:p>TRUE</text:p>
          </table:table-cell>
          <table:table-cell table:formula="of:=IF([.D104];MID([$'Setlist Input'.A104];SEARCH(&quot;title=&quot;;[$'Setlist Input'.A104])+7;(SEARCH(&quot;&gt;&quot;;[$'Setlist Input'.A104])-1)-(SEARCH(&quot;title=&quot;;[$'Setlist Input'.A104])+7));&quot;&quot;)">
            <text:p/>
          </table:table-cell>
          <table:table-cell table:formula="of:=IF([.F104];MID([$'Setlist Input'.A104];SEARCH(&quot;score title=&quot;;[$'Setlist Input'.A104])+13;(SEARCH(&quot;path=&quot;;[$'Setlist Input'.A104])-2)-(SEARCH(&quot;score title=&quot;;[$'Setlist Input'.A104])+13));&quot;&quot;)" office:value-type="string" office:string-value="SugarHill_InSMN" calcext:value-type="string">
            <text:p>SugarHill_InSMN</text:p>
          </table:table-cell>
          <table:table-cell table:formula="of:=IF([.F104];MID([$'Setlist Input'.A104];SEARCH(&quot;path=&quot;;[$'Setlist Input'.A104])+6;(SEARCH(&quot;&gt;&quot;;[$'Setlist Input'.A104])-3)-(SEARCH(&quot;path=&quot;;[$'Setlist Input'.A104])+6));&quot;&quot;)" office:value-type="string" office:string-value="SugarHill_InSMN.pdf" calcext:value-type="string">
            <text:p>SugarHill_InSMN.pdf</text:p>
          </table:table-cell>
          <table:table-cell/>
          <table:table-cell table:formula="of:=IF([.D104];&quot;&lt;Setlist&gt;&lt;Name&gt;&quot;&amp;[.G104]&amp;&quot;&lt;/Name&gt;&quot;;IF([.E104];&quot;&lt;/Setlist&gt;&quot;;&quot;&quot;))">
            <text:p/>
          </table:table-cell>
          <table:table-cell table:formula="of:=IF([.F104];&quot;&lt;Song&gt;&lt;Title&gt;&quot;&amp;[.H104]&amp;&quot;&lt;/Title&gt;&lt;FileName&gt;&quot;&amp;[.I104]&amp;&quot;&lt;/FileName&gt;&lt;/FileType&gt;1&lt;/FileType&gt;&quot;;&quot;&quot;)" office:value-type="string" office:string-value="&lt;Song&gt;&lt;Title&gt;SugarHill_InSMN&lt;/Title&gt;&lt;FileName&gt;SugarHill_InSMN.pdf&lt;/FileName&gt;&lt;/FileType&gt;1&lt;/FileType&gt;" calcext:value-type="string">
            <text:p>&lt;Song&gt;&lt;Title&gt;SugarHill_InSMN&lt;/Title&gt;&lt;FileName&gt;SugarHill_InSMN.pdf&lt;/FileName&gt;&lt;/FileType&gt;1&lt;/FileType&gt;</text:p>
          </table:table-cell>
          <table:table-cell table:formula="of:=IF([.C10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5]));IF(ISBLANK([$'Setlist Input'.A106]);1;0);0)" office:value-type="float" office:value="0" calcext:value-type="float">
            <text:p>0</text:p>
          </table:table-cell>
          <table:table-cell table:style-name="ce6" table:formula="of:=ISNUMBER(SEARCH(&quot;kind=&quot;;[$'Setlist Input'.A10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5]))" office:value-type="boolean" office:boolean-value="true" calcext:value-type="boolean">
            <text:p>TRUE</text:p>
          </table:table-cell>
          <table:table-cell table:formula="of:=IF([.D105];MID([$'Setlist Input'.A105];SEARCH(&quot;title=&quot;;[$'Setlist Input'.A105])+7;(SEARCH(&quot;&gt;&quot;;[$'Setlist Input'.A105])-1)-(SEARCH(&quot;title=&quot;;[$'Setlist Input'.A105])+7));&quot;&quot;)">
            <text:p/>
          </table:table-cell>
          <table:table-cell table:formula="of:=IF([.F105];MID([$'Setlist Input'.A105];SEARCH(&quot;score title=&quot;;[$'Setlist Input'.A105])+13;(SEARCH(&quot;path=&quot;;[$'Setlist Input'.A105])-2)-(SEARCH(&quot;score title=&quot;;[$'Setlist Input'.A105])+13));&quot;&quot;)" office:value-type="string" office:string-value="Puff-the-Magic-Dragon_TAB" calcext:value-type="string">
            <text:p>Puff-the-Magic-Dragon_TAB</text:p>
          </table:table-cell>
          <table:table-cell table:formula="of:=IF([.F105];MID([$'Setlist Input'.A105];SEARCH(&quot;path=&quot;;[$'Setlist Input'.A105])+6;(SEARCH(&quot;&gt;&quot;;[$'Setlist Input'.A105])-3)-(SEARCH(&quot;path=&quot;;[$'Setlist Input'.A105])+6));&quot;&quot;)" office:value-type="string" office:string-value="Puff-the-Magic-Dragon_TAB.pdf" calcext:value-type="string">
            <text:p>Puff-the-Magic-Dragon_TAB.pdf</text:p>
          </table:table-cell>
          <table:table-cell/>
          <table:table-cell table:formula="of:=IF([.D105];&quot;&lt;Setlist&gt;&lt;Name&gt;&quot;&amp;[.G105]&amp;&quot;&lt;/Name&gt;&quot;;IF([.E105];&quot;&lt;/Setlist&gt;&quot;;&quot;&quot;))">
            <text:p/>
          </table:table-cell>
          <table:table-cell table:formula="of:=IF([.F105];&quot;&lt;Song&gt;&lt;Title&gt;&quot;&amp;[.H105]&amp;&quot;&lt;/Title&gt;&lt;FileName&gt;&quot;&amp;[.I105]&amp;&quot;&lt;/FileName&gt;&lt;/FileType&gt;1&lt;/FileType&gt;&quot;;&quot;&quot;)" office:value-type="string" office:string-value="&lt;Song&gt;&lt;Title&gt;Puff-the-Magic-Dragon_TAB&lt;/Title&gt;&lt;FileName&gt;Puff-the-Magic-Dragon_TAB.pdf&lt;/FileName&gt;&lt;/FileType&gt;1&lt;/FileType&gt;" calcext:value-type="string">
            <text:p>&lt;Song&gt;&lt;Title&gt;Puff-the-Magic-Dragon_TAB&lt;/Title&gt;&lt;FileName&gt;Puff-the-Magic-Dragon_TAB.pdf&lt;/FileName&gt;&lt;/FileType&gt;1&lt;/FileType&gt;</text:p>
          </table:table-cell>
          <table:table-cell table:formula="of:=IF([.C10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6]));IF(ISBLANK([$'Setlist Input'.A107]);1;0);0)" office:value-type="float" office:value="0" calcext:value-type="float">
            <text:p>0</text:p>
          </table:table-cell>
          <table:table-cell table:style-name="ce6" table:formula="of:=ISNUMBER(SEARCH(&quot;kind=&quot;;[$'Setlist Input'.A10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6]))" office:value-type="boolean" office:boolean-value="true" calcext:value-type="boolean">
            <text:p>TRUE</text:p>
          </table:table-cell>
          <table:table-cell table:formula="of:=IF([.D106];MID([$'Setlist Input'.A106];SEARCH(&quot;title=&quot;;[$'Setlist Input'.A106])+7;(SEARCH(&quot;&gt;&quot;;[$'Setlist Input'.A106])-1)-(SEARCH(&quot;title=&quot;;[$'Setlist Input'.A106])+7));&quot;&quot;)">
            <text:p/>
          </table:table-cell>
          <table:table-cell table:formula="of:=IF([.F106];MID([$'Setlist Input'.A106];SEARCH(&quot;score title=&quot;;[$'Setlist Input'.A106])+13;(SEARCH(&quot;path=&quot;;[$'Setlist Input'.A106])-2)-(SEARCH(&quot;score title=&quot;;[$'Setlist Input'.A106])+13));&quot;&quot;)" office:value-type="string" office:string-value="Old-Joe-Clark_MultiVersions_SMN" calcext:value-type="string">
            <text:p>Old-Joe-Clark_MultiVersions_SMN</text:p>
          </table:table-cell>
          <table:table-cell table:formula="of:=IF([.F106];MID([$'Setlist Input'.A106];SEARCH(&quot;path=&quot;;[$'Setlist Input'.A106])+6;(SEARCH(&quot;&gt;&quot;;[$'Setlist Input'.A106])-3)-(SEARCH(&quot;path=&quot;;[$'Setlist Input'.A106])+6));&quot;&quot;)" office:value-type="string" office:string-value="Old-Joe-Clark_MultiVersions_SMN.pdf" calcext:value-type="string">
            <text:p>Old-Joe-Clark_MultiVersions_SMN.pdf</text:p>
          </table:table-cell>
          <table:table-cell/>
          <table:table-cell table:formula="of:=IF([.D106];&quot;&lt;Setlist&gt;&lt;Name&gt;&quot;&amp;[.G106]&amp;&quot;&lt;/Name&gt;&quot;;IF([.E106];&quot;&lt;/Setlist&gt;&quot;;&quot;&quot;))">
            <text:p/>
          </table:table-cell>
          <table:table-cell table:formula="of:=IF([.F106];&quot;&lt;Song&gt;&lt;Title&gt;&quot;&amp;[.H106]&amp;&quot;&lt;/Title&gt;&lt;FileName&gt;&quot;&amp;[.I106]&amp;&quot;&lt;/FileName&gt;&lt;/FileType&gt;1&lt;/FileType&gt;&quot;;&quot;&quot;)" office:value-type="string" office:string-value="&lt;Song&gt;&lt;Title&gt;Old-Joe-Clark_MultiVersions_SMN&lt;/Title&gt;&lt;FileName&gt;Old-Joe-Clark_MultiVersions_SMN.pdf&lt;/FileName&gt;&lt;/FileType&gt;1&lt;/FileType&gt;" calcext:value-type="string">
            <text:p>&lt;Song&gt;&lt;Title&gt;Old-Joe-Clark_MultiVersions_SMN&lt;/Title&gt;&lt;FileName&gt;Old-Joe-Clark_MultiVersions_SMN.pdf&lt;/FileName&gt;&lt;/FileType&gt;1&lt;/FileType&gt;</text:p>
          </table:table-cell>
          <table:table-cell table:formula="of:=IF([.C10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7]));IF(ISBLANK([$'Setlist Input'.A108]);1;0);0)" office:value-type="float" office:value="0" calcext:value-type="float">
            <text:p>0</text:p>
          </table:table-cell>
          <table:table-cell table:style-name="ce6" table:formula="of:=ISNUMBER(SEARCH(&quot;kind=&quot;;[$'Setlist Input'.A10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7]))" office:value-type="boolean" office:boolean-value="true" calcext:value-type="boolean">
            <text:p>TRUE</text:p>
          </table:table-cell>
          <table:table-cell table:formula="of:=IF([.D107];MID([$'Setlist Input'.A107];SEARCH(&quot;title=&quot;;[$'Setlist Input'.A107])+7;(SEARCH(&quot;&gt;&quot;;[$'Setlist Input'.A107])-1)-(SEARCH(&quot;title=&quot;;[$'Setlist Input'.A107])+7));&quot;&quot;)">
            <text:p/>
          </table:table-cell>
          <table:table-cell table:formula="of:=IF([.F107];MID([$'Setlist Input'.A107];SEARCH(&quot;score title=&quot;;[$'Setlist Input'.A107])+13;(SEARCH(&quot;path=&quot;;[$'Setlist Input'.A107])-2)-(SEARCH(&quot;score title=&quot;;[$'Setlist Input'.A107])+13));&quot;&quot;)" office:value-type="string" office:string-value="Ode-to-Joy_SMN" calcext:value-type="string">
            <text:p>Ode-to-Joy_SMN</text:p>
          </table:table-cell>
          <table:table-cell table:formula="of:=IF([.F107];MID([$'Setlist Input'.A107];SEARCH(&quot;path=&quot;;[$'Setlist Input'.A107])+6;(SEARCH(&quot;&gt;&quot;;[$'Setlist Input'.A107])-3)-(SEARCH(&quot;path=&quot;;[$'Setlist Input'.A107])+6));&quot;&quot;)" office:value-type="string" office:string-value="Ode-to-Joy_SMN.pdf" calcext:value-type="string">
            <text:p>Ode-to-Joy_SMN.pdf</text:p>
          </table:table-cell>
          <table:table-cell/>
          <table:table-cell table:formula="of:=IF([.D107];&quot;&lt;Setlist&gt;&lt;Name&gt;&quot;&amp;[.G107]&amp;&quot;&lt;/Name&gt;&quot;;IF([.E107];&quot;&lt;/Setlist&gt;&quot;;&quot;&quot;))">
            <text:p/>
          </table:table-cell>
          <table:table-cell table:formula="of:=IF([.F107];&quot;&lt;Song&gt;&lt;Title&gt;&quot;&amp;[.H107]&amp;&quot;&lt;/Title&gt;&lt;FileName&gt;&quot;&amp;[.I107]&amp;&quot;&lt;/FileName&gt;&lt;/FileType&gt;1&lt;/FileType&gt;&quot;;&quot;&quot;)" office:value-type="string" office:string-value="&lt;Song&gt;&lt;Title&gt;Ode-to-Joy_SMN&lt;/Title&gt;&lt;FileName&gt;Ode-to-Joy_SMN.pdf&lt;/FileName&gt;&lt;/FileType&gt;1&lt;/FileType&gt;" calcext:value-type="string">
            <text:p>&lt;Song&gt;&lt;Title&gt;Ode-to-Joy_SMN&lt;/Title&gt;&lt;FileName&gt;Ode-to-Joy_SMN.pdf&lt;/FileName&gt;&lt;/FileType&gt;1&lt;/FileType&gt;</text:p>
          </table:table-cell>
          <table:table-cell table:formula="of:=IF([.C10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8]));IF(ISBLANK([$'Setlist Input'.A109]);1;0);0)" office:value-type="float" office:value="0" calcext:value-type="float">
            <text:p>0</text:p>
          </table:table-cell>
          <table:table-cell table:style-name="ce6" table:formula="of:=ISNUMBER(SEARCH(&quot;kind=&quot;;[$'Setlist Input'.A10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8]))" office:value-type="boolean" office:boolean-value="true" calcext:value-type="boolean">
            <text:p>TRUE</text:p>
          </table:table-cell>
          <table:table-cell table:formula="of:=IF([.D108];MID([$'Setlist Input'.A108];SEARCH(&quot;title=&quot;;[$'Setlist Input'.A108])+7;(SEARCH(&quot;&gt;&quot;;[$'Setlist Input'.A108])-1)-(SEARCH(&quot;title=&quot;;[$'Setlist Input'.A108])+7));&quot;&quot;)">
            <text:p/>
          </table:table-cell>
          <table:table-cell table:formula="of:=IF([.F108];MID([$'Setlist Input'.A108];SEARCH(&quot;score title=&quot;;[$'Setlist Input'.A108])+13;(SEARCH(&quot;path=&quot;;[$'Setlist Input'.A108])-2)-(SEARCH(&quot;score title=&quot;;[$'Setlist Input'.A108])+13));&quot;&quot;)" office:value-type="string" office:string-value="O-Suzzanna_CrdMldy_TAB" calcext:value-type="string">
            <text:p>O-Suzzanna_CrdMldy_TAB</text:p>
          </table:table-cell>
          <table:table-cell table:formula="of:=IF([.F108];MID([$'Setlist Input'.A108];SEARCH(&quot;path=&quot;;[$'Setlist Input'.A108])+6;(SEARCH(&quot;&gt;&quot;;[$'Setlist Input'.A108])-3)-(SEARCH(&quot;path=&quot;;[$'Setlist Input'.A108])+6));&quot;&quot;)" office:value-type="string" office:string-value="O-Suzzanna_CrdMldy_TAB.pdf" calcext:value-type="string">
            <text:p>O-Suzzanna_CrdMldy_TAB.pdf</text:p>
          </table:table-cell>
          <table:table-cell/>
          <table:table-cell table:formula="of:=IF([.D108];&quot;&lt;Setlist&gt;&lt;Name&gt;&quot;&amp;[.G108]&amp;&quot;&lt;/Name&gt;&quot;;IF([.E108];&quot;&lt;/Setlist&gt;&quot;;&quot;&quot;))">
            <text:p/>
          </table:table-cell>
          <table:table-cell table:formula="of:=IF([.F108];&quot;&lt;Song&gt;&lt;Title&gt;&quot;&amp;[.H108]&amp;&quot;&lt;/Title&gt;&lt;FileName&gt;&quot;&amp;[.I108]&amp;&quot;&lt;/FileName&gt;&lt;/FileType&gt;1&lt;/FileType&gt;&quot;;&quot;&quot;)" office:value-type="string" office:string-value="&lt;Song&gt;&lt;Title&gt;O-Suzzanna_CrdMldy_TAB&lt;/Title&gt;&lt;FileName&gt;O-Suzzanna_CrdMldy_TAB.pdf&lt;/FileName&gt;&lt;/FileType&gt;1&lt;/FileType&gt;" calcext:value-type="string">
            <text:p>&lt;Song&gt;&lt;Title&gt;O-Suzzanna_CrdMldy_TAB&lt;/Title&gt;&lt;FileName&gt;O-Suzzanna_CrdMldy_TAB.pdf&lt;/FileName&gt;&lt;/FileType&gt;1&lt;/FileType&gt;</text:p>
          </table:table-cell>
          <table:table-cell table:formula="of:=IF([.C10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09]));IF(ISBLANK([$'Setlist Input'.A110]);1;0);0)" office:value-type="float" office:value="0" calcext:value-type="float">
            <text:p>0</text:p>
          </table:table-cell>
          <table:table-cell table:style-name="ce6" table:formula="of:=ISNUMBER(SEARCH(&quot;kind=&quot;;[$'Setlist Input'.A10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0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09]))" office:value-type="boolean" office:boolean-value="true" calcext:value-type="boolean">
            <text:p>TRUE</text:p>
          </table:table-cell>
          <table:table-cell table:formula="of:=IF([.D109];MID([$'Setlist Input'.A109];SEARCH(&quot;title=&quot;;[$'Setlist Input'.A109])+7;(SEARCH(&quot;&gt;&quot;;[$'Setlist Input'.A109])-1)-(SEARCH(&quot;title=&quot;;[$'Setlist Input'.A109])+7));&quot;&quot;)">
            <text:p/>
          </table:table-cell>
          <table:table-cell table:formula="of:=IF([.F109];MID([$'Setlist Input'.A109];SEARCH(&quot;score title=&quot;;[$'Setlist Input'.A109])+13;(SEARCH(&quot;path=&quot;;[$'Setlist Input'.A109])-2)-(SEARCH(&quot;score title=&quot;;[$'Setlist Input'.A109])+13));&quot;&quot;)" office:value-type="string" office:string-value="Norwegian-Wood_SMN" calcext:value-type="string">
            <text:p>Norwegian-Wood_SMN</text:p>
          </table:table-cell>
          <table:table-cell table:formula="of:=IF([.F109];MID([$'Setlist Input'.A109];SEARCH(&quot;path=&quot;;[$'Setlist Input'.A109])+6;(SEARCH(&quot;&gt;&quot;;[$'Setlist Input'.A109])-3)-(SEARCH(&quot;path=&quot;;[$'Setlist Input'.A109])+6));&quot;&quot;)" office:value-type="string" office:string-value="Norwegian-Wood_SMN.pdf" calcext:value-type="string">
            <text:p>Norwegian-Wood_SMN.pdf</text:p>
          </table:table-cell>
          <table:table-cell/>
          <table:table-cell table:formula="of:=IF([.D109];&quot;&lt;Setlist&gt;&lt;Name&gt;&quot;&amp;[.G109]&amp;&quot;&lt;/Name&gt;&quot;;IF([.E109];&quot;&lt;/Setlist&gt;&quot;;&quot;&quot;))">
            <text:p/>
          </table:table-cell>
          <table:table-cell table:formula="of:=IF([.F109];&quot;&lt;Song&gt;&lt;Title&gt;&quot;&amp;[.H109]&amp;&quot;&lt;/Title&gt;&lt;FileName&gt;&quot;&amp;[.I109]&amp;&quot;&lt;/FileName&gt;&lt;/FileType&gt;1&lt;/FileType&gt;&quot;;&quot;&quot;)" office:value-type="string" office:string-value="&lt;Song&gt;&lt;Title&gt;Norwegian-Wood_SMN&lt;/Title&gt;&lt;FileName&gt;Norwegian-Wood_SMN.pdf&lt;/FileName&gt;&lt;/FileType&gt;1&lt;/FileType&gt;" calcext:value-type="string">
            <text:p>&lt;Song&gt;&lt;Title&gt;Norwegian-Wood_SMN&lt;/Title&gt;&lt;FileName&gt;Norwegian-Wood_SMN.pdf&lt;/FileName&gt;&lt;/FileType&gt;1&lt;/FileType&gt;</text:p>
          </table:table-cell>
          <table:table-cell table:formula="of:=IF([.C10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0]));IF(ISBLANK([$'Setlist Input'.A111]);1;0);0)" office:value-type="float" office:value="0" calcext:value-type="float">
            <text:p>0</text:p>
          </table:table-cell>
          <table:table-cell table:style-name="ce6" table:formula="of:=ISNUMBER(SEARCH(&quot;kind=&quot;;[$'Setlist Input'.A11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0]))" office:value-type="boolean" office:boolean-value="true" calcext:value-type="boolean">
            <text:p>TRUE</text:p>
          </table:table-cell>
          <table:table-cell table:formula="of:=IF([.D110];MID([$'Setlist Input'.A110];SEARCH(&quot;title=&quot;;[$'Setlist Input'.A110])+7;(SEARCH(&quot;&gt;&quot;;[$'Setlist Input'.A110])-1)-(SEARCH(&quot;title=&quot;;[$'Setlist Input'.A110])+7));&quot;&quot;)">
            <text:p/>
          </table:table-cell>
          <table:table-cell table:formula="of:=IF([.F110];MID([$'Setlist Input'.A110];SEARCH(&quot;score title=&quot;;[$'Setlist Input'.A110])+13;(SEARCH(&quot;path=&quot;;[$'Setlist Input'.A110])-2)-(SEARCH(&quot;score title=&quot;;[$'Setlist Input'.A110])+13));&quot;&quot;)" office:value-type="string" office:string-value="JohnStinson2_SMN" calcext:value-type="string">
            <text:p>JohnStinson2_SMN</text:p>
          </table:table-cell>
          <table:table-cell table:formula="of:=IF([.F110];MID([$'Setlist Input'.A110];SEARCH(&quot;path=&quot;;[$'Setlist Input'.A110])+6;(SEARCH(&quot;&gt;&quot;;[$'Setlist Input'.A110])-3)-(SEARCH(&quot;path=&quot;;[$'Setlist Input'.A110])+6));&quot;&quot;)" office:value-type="string" office:string-value="JohnStinson2_SMN.pdf" calcext:value-type="string">
            <text:p>JohnStinson2_SMN.pdf</text:p>
          </table:table-cell>
          <table:table-cell/>
          <table:table-cell table:formula="of:=IF([.D110];&quot;&lt;Setlist&gt;&lt;Name&gt;&quot;&amp;[.G110]&amp;&quot;&lt;/Name&gt;&quot;;IF([.E110];&quot;&lt;/Setlist&gt;&quot;;&quot;&quot;))">
            <text:p/>
          </table:table-cell>
          <table:table-cell table:formula="of:=IF([.F110];&quot;&lt;Song&gt;&lt;Title&gt;&quot;&amp;[.H110]&amp;&quot;&lt;/Title&gt;&lt;FileName&gt;&quot;&amp;[.I110]&amp;&quot;&lt;/FileName&gt;&lt;/FileType&gt;1&lt;/FileType&gt;&quot;;&quot;&quot;)" office:value-type="string" office:string-value="&lt;Song&gt;&lt;Title&gt;JohnStinson2_SMN&lt;/Title&gt;&lt;FileName&gt;JohnStinson2_SMN.pdf&lt;/FileName&gt;&lt;/FileType&gt;1&lt;/FileType&gt;" calcext:value-type="string">
            <text:p>&lt;Song&gt;&lt;Title&gt;JohnStinson2_SMN&lt;/Title&gt;&lt;FileName&gt;JohnStinson2_SMN.pdf&lt;/FileName&gt;&lt;/FileType&gt;1&lt;/FileType&gt;</text:p>
          </table:table-cell>
          <table:table-cell table:formula="of:=IF([.C11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1]));IF(ISBLANK([$'Setlist Input'.A112]);1;0);0)" office:value-type="float" office:value="0" calcext:value-type="float">
            <text:p>0</text:p>
          </table:table-cell>
          <table:table-cell table:style-name="ce6" table:formula="of:=ISNUMBER(SEARCH(&quot;kind=&quot;;[$'Setlist Input'.A11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1]))" office:value-type="boolean" office:boolean-value="true" calcext:value-type="boolean">
            <text:p>TRUE</text:p>
          </table:table-cell>
          <table:table-cell table:formula="of:=IF([.D111];MID([$'Setlist Input'.A111];SEARCH(&quot;title=&quot;;[$'Setlist Input'.A111])+7;(SEARCH(&quot;&gt;&quot;;[$'Setlist Input'.A111])-1)-(SEARCH(&quot;title=&quot;;[$'Setlist Input'.A111])+7));&quot;&quot;)">
            <text:p/>
          </table:table-cell>
          <table:table-cell table:formula="of:=IF([.F111];MID([$'Setlist Input'.A111];SEARCH(&quot;score title=&quot;;[$'Setlist Input'.A111])+13;(SEARCH(&quot;path=&quot;;[$'Setlist Input'.A111])-2)-(SEARCH(&quot;score title=&quot;;[$'Setlist Input'.A111])+13));&quot;&quot;)" office:value-type="string" office:string-value="John-Henry_TAB" calcext:value-type="string">
            <text:p>John-Henry_TAB</text:p>
          </table:table-cell>
          <table:table-cell table:formula="of:=IF([.F111];MID([$'Setlist Input'.A111];SEARCH(&quot;path=&quot;;[$'Setlist Input'.A111])+6;(SEARCH(&quot;&gt;&quot;;[$'Setlist Input'.A111])-3)-(SEARCH(&quot;path=&quot;;[$'Setlist Input'.A111])+6));&quot;&quot;)" office:value-type="string" office:string-value="John-Henry_TAB.pdf" calcext:value-type="string">
            <text:p>John-Henry_TAB.pdf</text:p>
          </table:table-cell>
          <table:table-cell/>
          <table:table-cell table:formula="of:=IF([.D111];&quot;&lt;Setlist&gt;&lt;Name&gt;&quot;&amp;[.G111]&amp;&quot;&lt;/Name&gt;&quot;;IF([.E111];&quot;&lt;/Setlist&gt;&quot;;&quot;&quot;))">
            <text:p/>
          </table:table-cell>
          <table:table-cell table:formula="of:=IF([.F111];&quot;&lt;Song&gt;&lt;Title&gt;&quot;&amp;[.H111]&amp;&quot;&lt;/Title&gt;&lt;FileName&gt;&quot;&amp;[.I111]&amp;&quot;&lt;/FileName&gt;&lt;/FileType&gt;1&lt;/FileType&gt;&quot;;&quot;&quot;)" office:value-type="string" office:string-value="&lt;Song&gt;&lt;Title&gt;John-Henry_TAB&lt;/Title&gt;&lt;FileName&gt;John-Henry_TAB.pdf&lt;/FileName&gt;&lt;/FileType&gt;1&lt;/FileType&gt;" calcext:value-type="string">
            <text:p>&lt;Song&gt;&lt;Title&gt;John-Henry_TAB&lt;/Title&gt;&lt;FileName&gt;John-Henry_TAB.pdf&lt;/FileName&gt;&lt;/FileType&gt;1&lt;/FileType&gt;</text:p>
          </table:table-cell>
          <table:table-cell table:formula="of:=IF([.C11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2]));IF(ISBLANK([$'Setlist Input'.A113]);1;0);0)" office:value-type="float" office:value="0" calcext:value-type="float">
            <text:p>0</text:p>
          </table:table-cell>
          <table:table-cell table:style-name="ce6" table:formula="of:=ISNUMBER(SEARCH(&quot;kind=&quot;;[$'Setlist Input'.A11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2]))" office:value-type="boolean" office:boolean-value="true" calcext:value-type="boolean">
            <text:p>TRUE</text:p>
          </table:table-cell>
          <table:table-cell table:formula="of:=IF([.D112];MID([$'Setlist Input'.A112];SEARCH(&quot;title=&quot;;[$'Setlist Input'.A112])+7;(SEARCH(&quot;&gt;&quot;;[$'Setlist Input'.A112])-1)-(SEARCH(&quot;title=&quot;;[$'Setlist Input'.A112])+7));&quot;&quot;)">
            <text:p/>
          </table:table-cell>
          <table:table-cell table:formula="of:=IF([.F112];MID([$'Setlist Input'.A112];SEARCH(&quot;score title=&quot;;[$'Setlist Input'.A112])+13;(SEARCH(&quot;path=&quot;;[$'Setlist Input'.A112])-2)-(SEARCH(&quot;score title=&quot;;[$'Setlist Input'.A112])+13));&quot;&quot;)" office:value-type="string" office:string-value="GrayCat_InSMN" calcext:value-type="string">
            <text:p>GrayCat_InSMN</text:p>
          </table:table-cell>
          <table:table-cell table:formula="of:=IF([.F112];MID([$'Setlist Input'.A112];SEARCH(&quot;path=&quot;;[$'Setlist Input'.A112])+6;(SEARCH(&quot;&gt;&quot;;[$'Setlist Input'.A112])-3)-(SEARCH(&quot;path=&quot;;[$'Setlist Input'.A112])+6));&quot;&quot;)" office:value-type="string" office:string-value="GrayCat_InSMN.pdf" calcext:value-type="string">
            <text:p>GrayCat_InSMN.pdf</text:p>
          </table:table-cell>
          <table:table-cell/>
          <table:table-cell table:formula="of:=IF([.D112];&quot;&lt;Setlist&gt;&lt;Name&gt;&quot;&amp;[.G112]&amp;&quot;&lt;/Name&gt;&quot;;IF([.E112];&quot;&lt;/Setlist&gt;&quot;;&quot;&quot;))">
            <text:p/>
          </table:table-cell>
          <table:table-cell table:formula="of:=IF([.F112];&quot;&lt;Song&gt;&lt;Title&gt;&quot;&amp;[.H112]&amp;&quot;&lt;/Title&gt;&lt;FileName&gt;&quot;&amp;[.I112]&amp;&quot;&lt;/FileName&gt;&lt;/FileType&gt;1&lt;/FileType&gt;&quot;;&quot;&quot;)" office:value-type="string" office:string-value="&lt;Song&gt;&lt;Title&gt;GrayCat_InSMN&lt;/Title&gt;&lt;FileName&gt;GrayCat_InSMN.pdf&lt;/FileName&gt;&lt;/FileType&gt;1&lt;/FileType&gt;" calcext:value-type="string">
            <text:p>&lt;Song&gt;&lt;Title&gt;GrayCat_InSMN&lt;/Title&gt;&lt;FileName&gt;GrayCat_InSMN.pdf&lt;/FileName&gt;&lt;/FileType&gt;1&lt;/FileType&gt;</text:p>
          </table:table-cell>
          <table:table-cell table:formula="of:=IF([.C11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3]));IF(ISBLANK([$'Setlist Input'.A114]);1;0);0)" office:value-type="float" office:value="0" calcext:value-type="float">
            <text:p>0</text:p>
          </table:table-cell>
          <table:table-cell table:style-name="ce6" table:formula="of:=ISNUMBER(SEARCH(&quot;kind=&quot;;[$'Setlist Input'.A11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3]))" office:value-type="boolean" office:boolean-value="true" calcext:value-type="boolean">
            <text:p>TRUE</text:p>
          </table:table-cell>
          <table:table-cell table:formula="of:=IF([.D113];MID([$'Setlist Input'.A113];SEARCH(&quot;title=&quot;;[$'Setlist Input'.A113])+7;(SEARCH(&quot;&gt;&quot;;[$'Setlist Input'.A113])-1)-(SEARCH(&quot;title=&quot;;[$'Setlist Input'.A113])+7));&quot;&quot;)">
            <text:p/>
          </table:table-cell>
          <table:table-cell table:formula="of:=IF([.F113];MID([$'Setlist Input'.A113];SEARCH(&quot;score title=&quot;;[$'Setlist Input'.A113])+13;(SEARCH(&quot;path=&quot;;[$'Setlist Input'.A113])-2)-(SEARCH(&quot;score title=&quot;;[$'Setlist Input'.A113])+13));&quot;&quot;)" office:value-type="string" office:string-value="Buffalo-Gals" calcext:value-type="string">
            <text:p>Buffalo-Gals</text:p>
          </table:table-cell>
          <table:table-cell table:formula="of:=IF([.F113];MID([$'Setlist Input'.A113];SEARCH(&quot;path=&quot;;[$'Setlist Input'.A113])+6;(SEARCH(&quot;&gt;&quot;;[$'Setlist Input'.A113])-3)-(SEARCH(&quot;path=&quot;;[$'Setlist Input'.A113])+6));&quot;&quot;)" office:value-type="string" office:string-value="Buffalo-Gals.pdf" calcext:value-type="string">
            <text:p>Buffalo-Gals.pdf</text:p>
          </table:table-cell>
          <table:table-cell/>
          <table:table-cell table:formula="of:=IF([.D113];&quot;&lt;Setlist&gt;&lt;Name&gt;&quot;&amp;[.G113]&amp;&quot;&lt;/Name&gt;&quot;;IF([.E113];&quot;&lt;/Setlist&gt;&quot;;&quot;&quot;))">
            <text:p/>
          </table:table-cell>
          <table:table-cell table:formula="of:=IF([.F113];&quot;&lt;Song&gt;&lt;Title&gt;&quot;&amp;[.H113]&amp;&quot;&lt;/Title&gt;&lt;FileName&gt;&quot;&amp;[.I113]&amp;&quot;&lt;/FileName&gt;&lt;/FileType&gt;1&lt;/FileType&gt;&quot;;&quot;&quot;)" office:value-type="string" office:string-value="&lt;Song&gt;&lt;Title&gt;Buffalo-Gals&lt;/Title&gt;&lt;FileName&gt;Buffalo-Gals.pdf&lt;/FileName&gt;&lt;/FileType&gt;1&lt;/FileType&gt;" calcext:value-type="string">
            <text:p>&lt;Song&gt;&lt;Title&gt;Buffalo-Gals&lt;/Title&gt;&lt;FileName&gt;Buffalo-Gals.pdf&lt;/FileName&gt;&lt;/FileType&gt;1&lt;/FileType&gt;</text:p>
          </table:table-cell>
          <table:table-cell table:formula="of:=IF([.C11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4]));IF(ISBLANK([$'Setlist Input'.A115]);1;0);0)" office:value-type="float" office:value="0" calcext:value-type="float">
            <text:p>0</text:p>
          </table:table-cell>
          <table:table-cell table:style-name="ce6" table:formula="of:=ISNUMBER(SEARCH(&quot;kind=&quot;;[$'Setlist Input'.A11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4]))" office:value-type="boolean" office:boolean-value="true" calcext:value-type="boolean">
            <text:p>TRUE</text:p>
          </table:table-cell>
          <table:table-cell table:formula="of:=IF([.D114];MID([$'Setlist Input'.A114];SEARCH(&quot;title=&quot;;[$'Setlist Input'.A114])+7;(SEARCH(&quot;&gt;&quot;;[$'Setlist Input'.A114])-1)-(SEARCH(&quot;title=&quot;;[$'Setlist Input'.A114])+7));&quot;&quot;)">
            <text:p/>
          </table:table-cell>
          <table:table-cell table:formula="of:=IF([.F114];MID([$'Setlist Input'.A114];SEARCH(&quot;score title=&quot;;[$'Setlist Input'.A114])+13;(SEARCH(&quot;path=&quot;;[$'Setlist Input'.A114])-2)-(SEARCH(&quot;score title=&quot;;[$'Setlist Input'.A114])+13));&quot;&quot;)" office:value-type="string" office:string-value="Bicycle-Built-for-Two" calcext:value-type="string">
            <text:p>Bicycle-Built-for-Two</text:p>
          </table:table-cell>
          <table:table-cell table:formula="of:=IF([.F114];MID([$'Setlist Input'.A114];SEARCH(&quot;path=&quot;;[$'Setlist Input'.A114])+6;(SEARCH(&quot;&gt;&quot;;[$'Setlist Input'.A114])-3)-(SEARCH(&quot;path=&quot;;[$'Setlist Input'.A114])+6));&quot;&quot;)" office:value-type="string" office:string-value="Bicycle-Built-for-Two.pdf" calcext:value-type="string">
            <text:p>Bicycle-Built-for-Two.pdf</text:p>
          </table:table-cell>
          <table:table-cell/>
          <table:table-cell table:formula="of:=IF([.D114];&quot;&lt;Setlist&gt;&lt;Name&gt;&quot;&amp;[.G114]&amp;&quot;&lt;/Name&gt;&quot;;IF([.E114];&quot;&lt;/Setlist&gt;&quot;;&quot;&quot;))">
            <text:p/>
          </table:table-cell>
          <table:table-cell table:formula="of:=IF([.F114];&quot;&lt;Song&gt;&lt;Title&gt;&quot;&amp;[.H114]&amp;&quot;&lt;/Title&gt;&lt;FileName&gt;&quot;&amp;[.I114]&amp;&quot;&lt;/FileName&gt;&lt;/FileType&gt;1&lt;/FileType&gt;&quot;;&quot;&quot;)" office:value-type="string" office:string-value="&lt;Song&gt;&lt;Title&gt;Bicycle-Built-for-Two&lt;/Title&gt;&lt;FileName&gt;Bicycle-Built-for-Two.pdf&lt;/FileName&gt;&lt;/FileType&gt;1&lt;/FileType&gt;" calcext:value-type="string">
            <text:p>&lt;Song&gt;&lt;Title&gt;Bicycle-Built-for-Two&lt;/Title&gt;&lt;FileName&gt;Bicycle-Built-for-Two.pdf&lt;/FileName&gt;&lt;/FileType&gt;1&lt;/FileType&gt;</text:p>
          </table:table-cell>
          <table:table-cell table:formula="of:=IF([.C11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5]));IF(ISBLANK([$'Setlist Input'.A116]);1;0);0)" office:value-type="float" office:value="0" calcext:value-type="float">
            <text:p>0</text:p>
          </table:table-cell>
          <table:table-cell table:style-name="ce6" table:formula="of:=ISNUMBER(SEARCH(&quot;kind=&quot;;[$'Setlist Input'.A11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5]))" office:value-type="boolean" office:boolean-value="true" calcext:value-type="boolean">
            <text:p>TRUE</text:p>
          </table:table-cell>
          <table:table-cell table:formula="of:=IF([.D115];MID([$'Setlist Input'.A115];SEARCH(&quot;title=&quot;;[$'Setlist Input'.A115])+7;(SEARCH(&quot;&gt;&quot;;[$'Setlist Input'.A115])-1)-(SEARCH(&quot;title=&quot;;[$'Setlist Input'.A115])+7));&quot;&quot;)">
            <text:p/>
          </table:table-cell>
          <table:table-cell table:formula="of:=IF([.F115];MID([$'Setlist Input'.A115];SEARCH(&quot;score title=&quot;;[$'Setlist Input'.A115])+13;(SEARCH(&quot;path=&quot;;[$'Setlist Input'.A115])-2)-(SEARCH(&quot;score title=&quot;;[$'Setlist Input'.A115])+13));&quot;&quot;)" office:value-type="string" office:string-value="Ashokan-Farewell_SMN-and-TAB" calcext:value-type="string">
            <text:p>Ashokan-Farewell_SMN-and-TAB</text:p>
          </table:table-cell>
          <table:table-cell table:formula="of:=IF([.F115];MID([$'Setlist Input'.A115];SEARCH(&quot;path=&quot;;[$'Setlist Input'.A115])+6;(SEARCH(&quot;&gt;&quot;;[$'Setlist Input'.A115])-3)-(SEARCH(&quot;path=&quot;;[$'Setlist Input'.A115])+6));&quot;&quot;)" office:value-type="string" office:string-value="Ashokan-Farewell_SMN-and-TAB.pdf" calcext:value-type="string">
            <text:p>Ashokan-Farewell_SMN-and-TAB.pdf</text:p>
          </table:table-cell>
          <table:table-cell/>
          <table:table-cell table:formula="of:=IF([.D115];&quot;&lt;Setlist&gt;&lt;Name&gt;&quot;&amp;[.G115]&amp;&quot;&lt;/Name&gt;&quot;;IF([.E115];&quot;&lt;/Setlist&gt;&quot;;&quot;&quot;))">
            <text:p/>
          </table:table-cell>
          <table:table-cell table:formula="of:=IF([.F115];&quot;&lt;Song&gt;&lt;Title&gt;&quot;&amp;[.H115]&amp;&quot;&lt;/Title&gt;&lt;FileName&gt;&quot;&amp;[.I115]&amp;&quot;&lt;/FileName&gt;&lt;/FileType&gt;1&lt;/FileType&gt;&quot;;&quot;&quot;)" office:value-type="string" office:string-value="&lt;Song&gt;&lt;Title&gt;Ashokan-Farewell_SMN-and-TAB&lt;/Title&gt;&lt;FileName&gt;Ashokan-Farewell_SMN-and-TAB.pdf&lt;/FileName&gt;&lt;/FileType&gt;1&lt;/FileType&gt;" calcext:value-type="string">
            <text:p>&lt;Song&gt;&lt;Title&gt;Ashokan-Farewell_SMN-and-TAB&lt;/Title&gt;&lt;FileName&gt;Ashokan-Farewell_SMN-and-TAB.pdf&lt;/FileName&gt;&lt;/FileType&gt;1&lt;/FileType&gt;</text:p>
          </table:table-cell>
          <table:table-cell table:formula="of:=IF([.C11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6]));IF(ISBLANK([$'Setlist Input'.A117]);1;0);0)" office:value-type="float" office:value="0" calcext:value-type="float">
            <text:p>0</text:p>
          </table:table-cell>
          <table:table-cell table:style-name="ce6" table:formula="of:=ISNUMBER(SEARCH(&quot;kind=&quot;;[$'Setlist Input'.A11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6]))" office:value-type="boolean" office:boolean-value="true" calcext:value-type="boolean">
            <text:p>TRUE</text:p>
          </table:table-cell>
          <table:table-cell table:formula="of:=IF([.D116];MID([$'Setlist Input'.A116];SEARCH(&quot;title=&quot;;[$'Setlist Input'.A116])+7;(SEARCH(&quot;&gt;&quot;;[$'Setlist Input'.A116])-1)-(SEARCH(&quot;title=&quot;;[$'Setlist Input'.A116])+7));&quot;&quot;)">
            <text:p/>
          </table:table-cell>
          <table:table-cell table:formula="of:=IF([.F116];MID([$'Setlist Input'.A116];SEARCH(&quot;score title=&quot;;[$'Setlist Input'.A116])+13;(SEARCH(&quot;path=&quot;;[$'Setlist Input'.A116])-2)-(SEARCH(&quot;score title=&quot;;[$'Setlist Input'.A116])+13));&quot;&quot;)" office:value-type="string" office:string-value="Braham's Lullaby Multi Keys SMN" calcext:value-type="string">
            <text:p>Braham's Lullaby Multi Keys SMN</text:p>
          </table:table-cell>
          <table:table-cell table:formula="of:=IF([.F116];MID([$'Setlist Input'.A116];SEARCH(&quot;path=&quot;;[$'Setlist Input'.A116])+6;(SEARCH(&quot;&gt;&quot;;[$'Setlist Input'.A116])-3)-(SEARCH(&quot;path=&quot;;[$'Setlist Input'.A116])+6));&quot;&quot;)" office:value-type="string" office:string-value="Braham's Lullaby Multi Keys SMN.pdf" calcext:value-type="string">
            <text:p>Braham's Lullaby Multi Keys SMN.pdf</text:p>
          </table:table-cell>
          <table:table-cell/>
          <table:table-cell table:formula="of:=IF([.D116];&quot;&lt;Setlist&gt;&lt;Name&gt;&quot;&amp;[.G116]&amp;&quot;&lt;/Name&gt;&quot;;IF([.E116];&quot;&lt;/Setlist&gt;&quot;;&quot;&quot;))">
            <text:p/>
          </table:table-cell>
          <table:table-cell table:formula="of:=IF([.F116];&quot;&lt;Song&gt;&lt;Title&gt;&quot;&amp;[.H116]&amp;&quot;&lt;/Title&gt;&lt;FileName&gt;&quot;&amp;[.I116]&amp;&quot;&lt;/FileName&gt;&lt;/FileType&gt;1&lt;/FileType&gt;&quot;;&quot;&quot;)" office:value-type="string" office:string-value="&lt;Song&gt;&lt;Title&gt;Braham's Lullaby Multi Keys SMN&lt;/Title&gt;&lt;FileName&gt;Braham's Lullaby Multi Keys SMN.pdf&lt;/FileName&gt;&lt;/FileType&gt;1&lt;/FileType&gt;" calcext:value-type="string">
            <text:p>&lt;Song&gt;&lt;Title&gt;Braham's Lullaby Multi Keys SMN&lt;/Title&gt;&lt;FileName&gt;Braham's Lullaby Multi Keys SMN.pdf&lt;/FileName&gt;&lt;/FileType&gt;1&lt;/FileType&gt;</text:p>
          </table:table-cell>
          <table:table-cell table:formula="of:=IF([.C11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7]));IF(ISBLANK([$'Setlist Input'.A118]);1;0);0)" office:value-type="float" office:value="0" calcext:value-type="float">
            <text:p>0</text:p>
          </table:table-cell>
          <table:table-cell table:style-name="ce6" table:formula="of:=ISNUMBER(SEARCH(&quot;kind=&quot;;[$'Setlist Input'.A11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7]))" office:value-type="boolean" office:boolean-value="true" calcext:value-type="boolean">
            <text:p>TRUE</text:p>
          </table:table-cell>
          <table:table-cell table:formula="of:=IF([.D117];MID([$'Setlist Input'.A117];SEARCH(&quot;title=&quot;;[$'Setlist Input'.A117])+7;(SEARCH(&quot;&gt;&quot;;[$'Setlist Input'.A117])-1)-(SEARCH(&quot;title=&quot;;[$'Setlist Input'.A117])+7));&quot;&quot;)">
            <text:p/>
          </table:table-cell>
          <table:table-cell table:formula="of:=IF([.F117];MID([$'Setlist Input'.A117];SEARCH(&quot;score title=&quot;;[$'Setlist Input'.A117])+13;(SEARCH(&quot;path=&quot;;[$'Setlist Input'.A117])-2)-(SEARCH(&quot;score title=&quot;;[$'Setlist Input'.A117])+13));&quot;&quot;)" office:value-type="string" office:string-value="Shady Grove Emin SMN MultiParts" calcext:value-type="string">
            <text:p>Shady Grove Emin SMN MultiParts</text:p>
          </table:table-cell>
          <table:table-cell table:formula="of:=IF([.F117];MID([$'Setlist Input'.A117];SEARCH(&quot;path=&quot;;[$'Setlist Input'.A117])+6;(SEARCH(&quot;&gt;&quot;;[$'Setlist Input'.A117])-3)-(SEARCH(&quot;path=&quot;;[$'Setlist Input'.A117])+6));&quot;&quot;)" office:value-type="string" office:string-value="Shady Grove Emin SMN MultiParts.pdf" calcext:value-type="string">
            <text:p>Shady Grove Emin SMN MultiParts.pdf</text:p>
          </table:table-cell>
          <table:table-cell/>
          <table:table-cell table:formula="of:=IF([.D117];&quot;&lt;Setlist&gt;&lt;Name&gt;&quot;&amp;[.G117]&amp;&quot;&lt;/Name&gt;&quot;;IF([.E117];&quot;&lt;/Setlist&gt;&quot;;&quot;&quot;))">
            <text:p/>
          </table:table-cell>
          <table:table-cell table:formula="of:=IF([.F117];&quot;&lt;Song&gt;&lt;Title&gt;&quot;&amp;[.H117]&amp;&quot;&lt;/Title&gt;&lt;FileName&gt;&quot;&amp;[.I117]&amp;&quot;&lt;/FileName&gt;&lt;/FileType&gt;1&lt;/FileType&gt;&quot;;&quot;&quot;)" office:value-type="string" office:string-value="&lt;Song&gt;&lt;Title&gt;Shady Grove Emin SMN MultiParts&lt;/Title&gt;&lt;FileName&gt;Shady Grove Emin SMN MultiParts.pdf&lt;/FileName&gt;&lt;/FileType&gt;1&lt;/FileType&gt;" calcext:value-type="string">
            <text:p>&lt;Song&gt;&lt;Title&gt;Shady Grove Emin SMN MultiParts&lt;/Title&gt;&lt;FileName&gt;Shady Grove Emin SMN MultiParts.pdf&lt;/FileName&gt;&lt;/FileType&gt;1&lt;/FileType&gt;</text:p>
          </table:table-cell>
          <table:table-cell table:formula="of:=IF([.C11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8]));IF(ISBLANK([$'Setlist Input'.A119]);1;0);0)" office:value-type="float" office:value="0" calcext:value-type="float">
            <text:p>0</text:p>
          </table:table-cell>
          <table:table-cell table:style-name="ce6" table:formula="of:=ISNUMBER(SEARCH(&quot;kind=&quot;;[$'Setlist Input'.A11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8]))" office:value-type="boolean" office:boolean-value="true" calcext:value-type="boolean">
            <text:p>TRUE</text:p>
          </table:table-cell>
          <table:table-cell table:formula="of:=IF([.D118];MID([$'Setlist Input'.A118];SEARCH(&quot;title=&quot;;[$'Setlist Input'.A118])+7;(SEARCH(&quot;&gt;&quot;;[$'Setlist Input'.A118])-1)-(SEARCH(&quot;title=&quot;;[$'Setlist Input'.A118])+7));&quot;&quot;)">
            <text:p/>
          </table:table-cell>
          <table:table-cell table:formula="of:=IF([.F118];MID([$'Setlist Input'.A118];SEARCH(&quot;score title=&quot;;[$'Setlist Input'.A118])+13;(SEARCH(&quot;path=&quot;;[$'Setlist Input'.A118])-2)-(SEARCH(&quot;score title=&quot;;[$'Setlist Input'.A118])+13));&quot;&quot;)" office:value-type="string" office:string-value="Star of the County Down - Olli" calcext:value-type="string">
            <text:p>Star of the County Down - Olli</text:p>
          </table:table-cell>
          <table:table-cell table:formula="of:=IF([.F118];MID([$'Setlist Input'.A118];SEARCH(&quot;path=&quot;;[$'Setlist Input'.A118])+6;(SEARCH(&quot;&gt;&quot;;[$'Setlist Input'.A118])-3)-(SEARCH(&quot;path=&quot;;[$'Setlist Input'.A118])+6));&quot;&quot;)" office:value-type="string" office:string-value="Star of the County Down - Olli.pdf" calcext:value-type="string">
            <text:p>Star of the County Down - Olli.pdf</text:p>
          </table:table-cell>
          <table:table-cell/>
          <table:table-cell table:formula="of:=IF([.D118];&quot;&lt;Setlist&gt;&lt;Name&gt;&quot;&amp;[.G118]&amp;&quot;&lt;/Name&gt;&quot;;IF([.E118];&quot;&lt;/Setlist&gt;&quot;;&quot;&quot;))">
            <text:p/>
          </table:table-cell>
          <table:table-cell table:formula="of:=IF([.F118];&quot;&lt;Song&gt;&lt;Title&gt;&quot;&amp;[.H118]&amp;&quot;&lt;/Title&gt;&lt;FileName&gt;&quot;&amp;[.I118]&amp;&quot;&lt;/FileName&gt;&lt;/FileType&gt;1&lt;/FileType&gt;&quot;;&quot;&quot;)" office:value-type="string" office:string-value="&lt;Song&gt;&lt;Title&gt;Star of the County Down - Olli&lt;/Title&gt;&lt;FileName&gt;Star of the County Down - Olli.pdf&lt;/FileName&gt;&lt;/FileType&gt;1&lt;/FileType&gt;" calcext:value-type="string">
            <text:p>&lt;Song&gt;&lt;Title&gt;Star of the County Down - Olli&lt;/Title&gt;&lt;FileName&gt;Star of the County Down - Olli.pdf&lt;/FileName&gt;&lt;/FileType&gt;1&lt;/FileType&gt;</text:p>
          </table:table-cell>
          <table:table-cell table:formula="of:=IF([.C11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19]));IF(ISBLANK([$'Setlist Input'.A120]);1;0);0)" office:value-type="float" office:value="0" calcext:value-type="float">
            <text:p>0</text:p>
          </table:table-cell>
          <table:table-cell table:style-name="ce6" table:formula="of:=ISNUMBER(SEARCH(&quot;kind=&quot;;[$'Setlist Input'.A11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1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19]))" office:value-type="boolean" office:boolean-value="true" calcext:value-type="boolean">
            <text:p>TRUE</text:p>
          </table:table-cell>
          <table:table-cell table:formula="of:=IF([.D119];MID([$'Setlist Input'.A119];SEARCH(&quot;title=&quot;;[$'Setlist Input'.A119])+7;(SEARCH(&quot;&gt;&quot;;[$'Setlist Input'.A119])-1)-(SEARCH(&quot;title=&quot;;[$'Setlist Input'.A119])+7));&quot;&quot;)">
            <text:p/>
          </table:table-cell>
          <table:table-cell table:formula="of:=IF([.F119];MID([$'Setlist Input'.A119];SEARCH(&quot;score title=&quot;;[$'Setlist Input'.A119])+13;(SEARCH(&quot;path=&quot;;[$'Setlist Input'.A119])-2)-(SEARCH(&quot;score title=&quot;;[$'Setlist Input'.A119])+13));&quot;&quot;)" office:value-type="string" office:string-value="Cluck Old Hen TW" calcext:value-type="string">
            <text:p>Cluck Old Hen TW</text:p>
          </table:table-cell>
          <table:table-cell table:formula="of:=IF([.F119];MID([$'Setlist Input'.A119];SEARCH(&quot;path=&quot;;[$'Setlist Input'.A119])+6;(SEARCH(&quot;&gt;&quot;;[$'Setlist Input'.A119])-3)-(SEARCH(&quot;path=&quot;;[$'Setlist Input'.A119])+6));&quot;&quot;)" office:value-type="string" office:string-value="Cluck Old Hen TW.pdf" calcext:value-type="string">
            <text:p>Cluck Old Hen TW.pdf</text:p>
          </table:table-cell>
          <table:table-cell/>
          <table:table-cell table:formula="of:=IF([.D119];&quot;&lt;Setlist&gt;&lt;Name&gt;&quot;&amp;[.G119]&amp;&quot;&lt;/Name&gt;&quot;;IF([.E119];&quot;&lt;/Setlist&gt;&quot;;&quot;&quot;))">
            <text:p/>
          </table:table-cell>
          <table:table-cell table:formula="of:=IF([.F119];&quot;&lt;Song&gt;&lt;Title&gt;&quot;&amp;[.H119]&amp;&quot;&lt;/Title&gt;&lt;FileName&gt;&quot;&amp;[.I119]&amp;&quot;&lt;/FileName&gt;&lt;/FileType&gt;1&lt;/FileType&gt;&quot;;&quot;&quot;)" office:value-type="string" office:string-value="&lt;Song&gt;&lt;Title&gt;Cluck Old Hen TW&lt;/Title&gt;&lt;FileName&gt;Cluck Old Hen TW.pdf&lt;/FileName&gt;&lt;/FileType&gt;1&lt;/FileType&gt;" calcext:value-type="string">
            <text:p>&lt;Song&gt;&lt;Title&gt;Cluck Old Hen TW&lt;/Title&gt;&lt;FileName&gt;Cluck Old Hen TW.pdf&lt;/FileName&gt;&lt;/FileType&gt;1&lt;/FileType&gt;</text:p>
          </table:table-cell>
          <table:table-cell table:formula="of:=IF([.C11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0]));IF(ISBLANK([$'Setlist Input'.A121]);1;0);0)" office:value-type="float" office:value="0" calcext:value-type="float">
            <text:p>0</text:p>
          </table:table-cell>
          <table:table-cell table:style-name="ce6" table:formula="of:=ISNUMBER(SEARCH(&quot;kind=&quot;;[$'Setlist Input'.A12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0]))" office:value-type="boolean" office:boolean-value="true" calcext:value-type="boolean">
            <text:p>TRUE</text:p>
          </table:table-cell>
          <table:table-cell table:formula="of:=IF([.D120];MID([$'Setlist Input'.A120];SEARCH(&quot;title=&quot;;[$'Setlist Input'.A120])+7;(SEARCH(&quot;&gt;&quot;;[$'Setlist Input'.A120])-1)-(SEARCH(&quot;title=&quot;;[$'Setlist Input'.A120])+7));&quot;&quot;)">
            <text:p/>
          </table:table-cell>
          <table:table-cell table:formula="of:=IF([.F120];MID([$'Setlist Input'.A120];SEARCH(&quot;score title=&quot;;[$'Setlist Input'.A120])+13;(SEARCH(&quot;path=&quot;;[$'Setlist Input'.A120])-2)-(SEARCH(&quot;score title=&quot;;[$'Setlist Input'.A120])+13));&quot;&quot;)" office:value-type="string" office:string-value="Black Mountain Rag - ROOTS" calcext:value-type="string">
            <text:p>Black Mountain Rag - ROOTS</text:p>
          </table:table-cell>
          <table:table-cell table:formula="of:=IF([.F120];MID([$'Setlist Input'.A120];SEARCH(&quot;path=&quot;;[$'Setlist Input'.A120])+6;(SEARCH(&quot;&gt;&quot;;[$'Setlist Input'.A120])-3)-(SEARCH(&quot;path=&quot;;[$'Setlist Input'.A120])+6));&quot;&quot;)" office:value-type="string" office:string-value="Black Mountain Rag - ROOTS.pdf" calcext:value-type="string">
            <text:p>Black Mountain Rag - ROOTS.pdf</text:p>
          </table:table-cell>
          <table:table-cell/>
          <table:table-cell table:formula="of:=IF([.D120];&quot;&lt;Setlist&gt;&lt;Name&gt;&quot;&amp;[.G120]&amp;&quot;&lt;/Name&gt;&quot;;IF([.E120];&quot;&lt;/Setlist&gt;&quot;;&quot;&quot;))">
            <text:p/>
          </table:table-cell>
          <table:table-cell table:formula="of:=IF([.F120];&quot;&lt;Song&gt;&lt;Title&gt;&quot;&amp;[.H120]&amp;&quot;&lt;/Title&gt;&lt;FileName&gt;&quot;&amp;[.I120]&amp;&quot;&lt;/FileName&gt;&lt;/FileType&gt;1&lt;/FileType&gt;&quot;;&quot;&quot;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 table:formula="of:=IF([.C12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1]));IF(ISBLANK([$'Setlist Input'.A122]);1;0);0)" office:value-type="float" office:value="0" calcext:value-type="float">
            <text:p>0</text:p>
          </table:table-cell>
          <table:table-cell table:style-name="ce6" table:formula="of:=ISNUMBER(SEARCH(&quot;kind=&quot;;[$'Setlist Input'.A12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1]))" office:value-type="boolean" office:boolean-value="true" calcext:value-type="boolean">
            <text:p>TRUE</text:p>
          </table:table-cell>
          <table:table-cell table:formula="of:=IF([.D121];MID([$'Setlist Input'.A121];SEARCH(&quot;title=&quot;;[$'Setlist Input'.A121])+7;(SEARCH(&quot;&gt;&quot;;[$'Setlist Input'.A121])-1)-(SEARCH(&quot;title=&quot;;[$'Setlist Input'.A121])+7));&quot;&quot;)">
            <text:p/>
          </table:table-cell>
          <table:table-cell table:formula="of:=IF([.F121];MID([$'Setlist Input'.A121];SEARCH(&quot;score title=&quot;;[$'Setlist Input'.A121])+13;(SEARCH(&quot;path=&quot;;[$'Setlist Input'.A121])-2)-(SEARCH(&quot;score title=&quot;;[$'Setlist Input'.A121])+13));&quot;&quot;)" office:value-type="string" office:string-value="Zelda" calcext:value-type="string">
            <text:p>Zelda</text:p>
          </table:table-cell>
          <table:table-cell table:formula="of:=IF([.F121];MID([$'Setlist Input'.A121];SEARCH(&quot;path=&quot;;[$'Setlist Input'.A121])+6;(SEARCH(&quot;&gt;&quot;;[$'Setlist Input'.A121])-3)-(SEARCH(&quot;path=&quot;;[$'Setlist Input'.A121])+6));&quot;&quot;)" office:value-type="string" office:string-value="Zelda.pdf" calcext:value-type="string">
            <text:p>Zelda.pdf</text:p>
          </table:table-cell>
          <table:table-cell/>
          <table:table-cell table:formula="of:=IF([.D121];&quot;&lt;Setlist&gt;&lt;Name&gt;&quot;&amp;[.G121]&amp;&quot;&lt;/Name&gt;&quot;;IF([.E121];&quot;&lt;/Setlist&gt;&quot;;&quot;&quot;))">
            <text:p/>
          </table:table-cell>
          <table:table-cell table:formula="of:=IF([.F121];&quot;&lt;Song&gt;&lt;Title&gt;&quot;&amp;[.H121]&amp;&quot;&lt;/Title&gt;&lt;FileName&gt;&quot;&amp;[.I121]&amp;&quot;&lt;/FileName&gt;&lt;/FileType&gt;1&lt;/FileType&gt;&quot;;&quot;&quot;)" office:value-type="string" office:string-value="&lt;Song&gt;&lt;Title&gt;Zelda&lt;/Title&gt;&lt;FileName&gt;Zelda.pdf&lt;/FileName&gt;&lt;/FileType&gt;1&lt;/FileType&gt;" calcext:value-type="string">
            <text:p>&lt;Song&gt;&lt;Title&gt;Zelda&lt;/Title&gt;&lt;FileName&gt;Zelda.pdf&lt;/FileName&gt;&lt;/FileType&gt;1&lt;/FileType&gt;</text:p>
          </table:table-cell>
          <table:table-cell table:formula="of:=IF([.C12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2]));IF(ISBLANK([$'Setlist Input'.A123]);1;0);0)" office:value-type="float" office:value="0" calcext:value-type="float">
            <text:p>0</text:p>
          </table:table-cell>
          <table:table-cell table:style-name="ce6" table:formula="of:=ISNUMBER(SEARCH(&quot;kind=&quot;;[$'Setlist Input'.A12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2]))" office:value-type="boolean" office:boolean-value="true" calcext:value-type="boolean">
            <text:p>TRUE</text:p>
          </table:table-cell>
          <table:table-cell table:formula="of:=IF([.D122];MID([$'Setlist Input'.A122];SEARCH(&quot;title=&quot;;[$'Setlist Input'.A122])+7;(SEARCH(&quot;&gt;&quot;;[$'Setlist Input'.A122])-1)-(SEARCH(&quot;title=&quot;;[$'Setlist Input'.A122])+7));&quot;&quot;)">
            <text:p/>
          </table:table-cell>
          <table:table-cell table:formula="of:=IF([.F122];MID([$'Setlist Input'.A122];SEARCH(&quot;score title=&quot;;[$'Setlist Input'.A122])+13;(SEARCH(&quot;path=&quot;;[$'Setlist Input'.A122])-2)-(SEARCH(&quot;score title=&quot;;[$'Setlist Input'.A122])+13));&quot;&quot;)" office:value-type="string" office:string-value="Emma's Waltz 2" calcext:value-type="string">
            <text:p>Emma's Waltz 2</text:p>
          </table:table-cell>
          <table:table-cell table:formula="of:=IF([.F122];MID([$'Setlist Input'.A122];SEARCH(&quot;path=&quot;;[$'Setlist Input'.A122])+6;(SEARCH(&quot;&gt;&quot;;[$'Setlist Input'.A122])-3)-(SEARCH(&quot;path=&quot;;[$'Setlist Input'.A122])+6));&quot;&quot;)" office:value-type="string" office:string-value="Emma's Waltz 2.pdf" calcext:value-type="string">
            <text:p>Emma's Waltz 2.pdf</text:p>
          </table:table-cell>
          <table:table-cell/>
          <table:table-cell table:formula="of:=IF([.D122];&quot;&lt;Setlist&gt;&lt;Name&gt;&quot;&amp;[.G122]&amp;&quot;&lt;/Name&gt;&quot;;IF([.E122];&quot;&lt;/Setlist&gt;&quot;;&quot;&quot;))">
            <text:p/>
          </table:table-cell>
          <table:table-cell table:formula="of:=IF([.F122];&quot;&lt;Song&gt;&lt;Title&gt;&quot;&amp;[.H122]&amp;&quot;&lt;/Title&gt;&lt;FileName&gt;&quot;&amp;[.I122]&amp;&quot;&lt;/FileName&gt;&lt;/FileType&gt;1&lt;/FileType&gt;&quot;;&quot;&quot;)" office:value-type="string" office:string-value="&lt;Song&gt;&lt;Title&gt;Emma's Waltz 2&lt;/Title&gt;&lt;FileName&gt;Emma's Waltz 2.pdf&lt;/FileName&gt;&lt;/FileType&gt;1&lt;/FileType&gt;" calcext:value-type="string">
            <text:p>&lt;Song&gt;&lt;Title&gt;Emma's Waltz 2&lt;/Title&gt;&lt;FileName&gt;Emma's Waltz 2.pdf&lt;/FileName&gt;&lt;/FileType&gt;1&lt;/FileType&gt;</text:p>
          </table:table-cell>
          <table:table-cell table:formula="of:=IF([.C12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3]));IF(ISBLANK([$'Setlist Input'.A124]);1;0);0)" office:value-type="float" office:value="0" calcext:value-type="float">
            <text:p>0</text:p>
          </table:table-cell>
          <table:table-cell table:style-name="ce6" table:formula="of:=ISNUMBER(SEARCH(&quot;kind=&quot;;[$'Setlist Input'.A12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3]))" office:value-type="boolean" office:boolean-value="true" calcext:value-type="boolean">
            <text:p>TRUE</text:p>
          </table:table-cell>
          <table:table-cell table:formula="of:=IF([.D123];MID([$'Setlist Input'.A123];SEARCH(&quot;title=&quot;;[$'Setlist Input'.A123])+7;(SEARCH(&quot;&gt;&quot;;[$'Setlist Input'.A123])-1)-(SEARCH(&quot;title=&quot;;[$'Setlist Input'.A123])+7));&quot;&quot;)">
            <text:p/>
          </table:table-cell>
          <table:table-cell table:formula="of:=IF([.F123];MID([$'Setlist Input'.A123];SEARCH(&quot;score title=&quot;;[$'Setlist Input'.A123])+13;(SEARCH(&quot;path=&quot;;[$'Setlist Input'.A123])-2)-(SEARCH(&quot;score title=&quot;;[$'Setlist Input'.A123])+13));&quot;&quot;)" office:value-type="string" office:string-value="In the Bleak Midwinter" calcext:value-type="string">
            <text:p>In the Bleak Midwinter</text:p>
          </table:table-cell>
          <table:table-cell table:formula="of:=IF([.F123];MID([$'Setlist Input'.A123];SEARCH(&quot;path=&quot;;[$'Setlist Input'.A123])+6;(SEARCH(&quot;&gt;&quot;;[$'Setlist Input'.A123])-3)-(SEARCH(&quot;path=&quot;;[$'Setlist Input'.A123])+6));&quot;&quot;)" office:value-type="string" office:string-value="In the Bleak Midwinter.pdf" calcext:value-type="string">
            <text:p>In the Bleak Midwinter.pdf</text:p>
          </table:table-cell>
          <table:table-cell/>
          <table:table-cell table:formula="of:=IF([.D123];&quot;&lt;Setlist&gt;&lt;Name&gt;&quot;&amp;[.G123]&amp;&quot;&lt;/Name&gt;&quot;;IF([.E123];&quot;&lt;/Setlist&gt;&quot;;&quot;&quot;))">
            <text:p/>
          </table:table-cell>
          <table:table-cell table:formula="of:=IF([.F123];&quot;&lt;Song&gt;&lt;Title&gt;&quot;&amp;[.H123]&amp;&quot;&lt;/Title&gt;&lt;FileName&gt;&quot;&amp;[.I123]&amp;&quot;&lt;/FileName&gt;&lt;/FileType&gt;1&lt;/FileType&gt;&quot;;&quot;&quot;)" office:value-type="string" office:string-value="&lt;Song&gt;&lt;Title&gt;In the Bleak Midwinter&lt;/Title&gt;&lt;FileName&gt;In the Bleak Midwinter.pdf&lt;/FileName&gt;&lt;/FileType&gt;1&lt;/FileType&gt;" calcext:value-type="string">
            <text:p>&lt;Song&gt;&lt;Title&gt;In the Bleak Midwinter&lt;/Title&gt;&lt;FileName&gt;In the Bleak Midwinter.pdf&lt;/FileName&gt;&lt;/FileType&gt;1&lt;/FileType&gt;</text:p>
          </table:table-cell>
          <table:table-cell table:formula="of:=IF([.C12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4]));IF(ISBLANK([$'Setlist Input'.A125]);1;0);0)" office:value-type="float" office:value="0" calcext:value-type="float">
            <text:p>0</text:p>
          </table:table-cell>
          <table:table-cell table:style-name="ce6" table:formula="of:=ISNUMBER(SEARCH(&quot;kind=&quot;;[$'Setlist Input'.A12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4]))" office:value-type="boolean" office:boolean-value="true" calcext:value-type="boolean">
            <text:p>TRUE</text:p>
          </table:table-cell>
          <table:table-cell table:formula="of:=IF([.D124];MID([$'Setlist Input'.A124];SEARCH(&quot;title=&quot;;[$'Setlist Input'.A124])+7;(SEARCH(&quot;&gt;&quot;;[$'Setlist Input'.A124])-1)-(SEARCH(&quot;title=&quot;;[$'Setlist Input'.A124])+7));&quot;&quot;)">
            <text:p/>
          </table:table-cell>
          <table:table-cell table:formula="of:=IF([.F124];MID([$'Setlist Input'.A124];SEARCH(&quot;score title=&quot;;[$'Setlist Input'.A124])+13;(SEARCH(&quot;path=&quot;;[$'Setlist Input'.A124])-2)-(SEARCH(&quot;score title=&quot;;[$'Setlist Input'.A124])+13));&quot;&quot;)" office:value-type="string" office:string-value="Wild Mountain Thyme Jeff" calcext:value-type="string">
            <text:p>Wild Mountain Thyme Jeff</text:p>
          </table:table-cell>
          <table:table-cell table:formula="of:=IF([.F124];MID([$'Setlist Input'.A124];SEARCH(&quot;path=&quot;;[$'Setlist Input'.A124])+6;(SEARCH(&quot;&gt;&quot;;[$'Setlist Input'.A124])-3)-(SEARCH(&quot;path=&quot;;[$'Setlist Input'.A124])+6));&quot;&quot;)" office:value-type="string" office:string-value="Wild Mountain Thyme Jeff.pdf" calcext:value-type="string">
            <text:p>Wild Mountain Thyme Jeff.pdf</text:p>
          </table:table-cell>
          <table:table-cell/>
          <table:table-cell table:formula="of:=IF([.D124];&quot;&lt;Setlist&gt;&lt;Name&gt;&quot;&amp;[.G124]&amp;&quot;&lt;/Name&gt;&quot;;IF([.E124];&quot;&lt;/Setlist&gt;&quot;;&quot;&quot;))">
            <text:p/>
          </table:table-cell>
          <table:table-cell table:formula="of:=IF([.F124];&quot;&lt;Song&gt;&lt;Title&gt;&quot;&amp;[.H124]&amp;&quot;&lt;/Title&gt;&lt;FileName&gt;&quot;&amp;[.I124]&amp;&quot;&lt;/FileName&gt;&lt;/FileType&gt;1&lt;/FileType&gt;&quot;;&quot;&quot;)" office:value-type="string" office:string-value="&lt;Song&gt;&lt;Title&gt;Wild Mountain Thyme Jeff&lt;/Title&gt;&lt;FileName&gt;Wild Mountain Thyme Jeff.pdf&lt;/FileName&gt;&lt;/FileType&gt;1&lt;/FileType&gt;" calcext:value-type="string">
            <text:p>&lt;Song&gt;&lt;Title&gt;Wild Mountain Thyme Jeff&lt;/Title&gt;&lt;FileName&gt;Wild Mountain Thyme Jeff.pdf&lt;/FileName&gt;&lt;/FileType&gt;1&lt;/FileType&gt;</text:p>
          </table:table-cell>
          <table:table-cell table:formula="of:=IF([.C12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5]));IF(ISBLANK([$'Setlist Input'.A126]);1;0);0)" office:value-type="float" office:value="0" calcext:value-type="float">
            <text:p>0</text:p>
          </table:table-cell>
          <table:table-cell table:style-name="ce6" table:formula="of:=ISNUMBER(SEARCH(&quot;kind=&quot;;[$'Setlist Input'.A12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5]))" office:value-type="boolean" office:boolean-value="true" calcext:value-type="boolean">
            <text:p>TRUE</text:p>
          </table:table-cell>
          <table:table-cell table:formula="of:=IF([.D125];MID([$'Setlist Input'.A125];SEARCH(&quot;title=&quot;;[$'Setlist Input'.A125])+7;(SEARCH(&quot;&gt;&quot;;[$'Setlist Input'.A125])-1)-(SEARCH(&quot;title=&quot;;[$'Setlist Input'.A125])+7));&quot;&quot;)">
            <text:p/>
          </table:table-cell>
          <table:table-cell table:formula="of:=IF([.F125];MID([$'Setlist Input'.A125];SEARCH(&quot;score title=&quot;;[$'Setlist Input'.A125])+13;(SEARCH(&quot;path=&quot;;[$'Setlist Input'.A125])-2)-(SEARCH(&quot;score title=&quot;;[$'Setlist Input'.A125])+13));&quot;&quot;)" office:value-type="string" office:string-value="I Don't Know How to Love Him, arr01" calcext:value-type="string">
            <text:p>I Don't Know How to Love Him, arr01</text:p>
          </table:table-cell>
          <table:table-cell table:formula="of:=IF([.F125];MID([$'Setlist Input'.A125];SEARCH(&quot;path=&quot;;[$'Setlist Input'.A125])+6;(SEARCH(&quot;&gt;&quot;;[$'Setlist Input'.A125])-3)-(SEARCH(&quot;path=&quot;;[$'Setlist Input'.A125])+6));&quot;&quot;)" office:value-type="string" office:string-value="I Don't Know How to Love Him, arr01.pdf" calcext:value-type="string">
            <text:p>I Don't Know How to Love Him, arr01.pdf</text:p>
          </table:table-cell>
          <table:table-cell/>
          <table:table-cell table:formula="of:=IF([.D125];&quot;&lt;Setlist&gt;&lt;Name&gt;&quot;&amp;[.G125]&amp;&quot;&lt;/Name&gt;&quot;;IF([.E125];&quot;&lt;/Setlist&gt;&quot;;&quot;&quot;))">
            <text:p/>
          </table:table-cell>
          <table:table-cell table:formula="of:=IF([.F125];&quot;&lt;Song&gt;&lt;Title&gt;&quot;&amp;[.H125]&amp;&quot;&lt;/Title&gt;&lt;FileName&gt;&quot;&amp;[.I125]&amp;&quot;&lt;/FileName&gt;&lt;/FileType&gt;1&lt;/FileType&gt;&quot;;&quot;&quot;)" office:value-type="string" office:string-value="&lt;Song&gt;&lt;Title&gt;I Don't Know How to Love Him, arr01&lt;/Title&gt;&lt;FileName&gt;I Don't Know How to Love Him, arr01.pdf&lt;/FileName&gt;&lt;/FileType&gt;1&lt;/FileType&gt;" calcext:value-type="string">
            <text:p>&lt;Song&gt;&lt;Title&gt;I Don't Know How to Love Him, arr01&lt;/Title&gt;&lt;FileName&gt;I Don't Know How to Love Him, arr01.pdf&lt;/FileName&gt;&lt;/FileType&gt;1&lt;/FileType&gt;</text:p>
          </table:table-cell>
          <table:table-cell table:formula="of:=IF([.C12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6]));IF(ISBLANK([$'Setlist Input'.A127]);1;0);0)" office:value-type="float" office:value="0" calcext:value-type="float">
            <text:p>0</text:p>
          </table:table-cell>
          <table:table-cell table:style-name="ce6" table:formula="of:=ISNUMBER(SEARCH(&quot;kind=&quot;;[$'Setlist Input'.A12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6]))" office:value-type="boolean" office:boolean-value="true" calcext:value-type="boolean">
            <text:p>TRUE</text:p>
          </table:table-cell>
          <table:table-cell table:formula="of:=IF([.D126];MID([$'Setlist Input'.A126];SEARCH(&quot;title=&quot;;[$'Setlist Input'.A126])+7;(SEARCH(&quot;&gt;&quot;;[$'Setlist Input'.A126])-1)-(SEARCH(&quot;title=&quot;;[$'Setlist Input'.A126])+7));&quot;&quot;)">
            <text:p/>
          </table:table-cell>
          <table:table-cell table:formula="of:=IF([.F126];MID([$'Setlist Input'.A126];SEARCH(&quot;score title=&quot;;[$'Setlist Input'.A126])+13;(SEARCH(&quot;path=&quot;;[$'Setlist Input'.A126])-2)-(SEARCH(&quot;score title=&quot;;[$'Setlist Input'.A126])+13));&quot;&quot;)" office:value-type="string" office:string-value="Wayfaring Stranger (complex)" calcext:value-type="string">
            <text:p>Wayfaring Stranger (complex)</text:p>
          </table:table-cell>
          <table:table-cell table:formula="of:=IF([.F126];MID([$'Setlist Input'.A126];SEARCH(&quot;path=&quot;;[$'Setlist Input'.A126])+6;(SEARCH(&quot;&gt;&quot;;[$'Setlist Input'.A126])-3)-(SEARCH(&quot;path=&quot;;[$'Setlist Input'.A126])+6));&quot;&quot;)" office:value-type="string" office:string-value="Wayfaring Stranger (complex).pdf" calcext:value-type="string">
            <text:p>Wayfaring Stranger (complex).pdf</text:p>
          </table:table-cell>
          <table:table-cell/>
          <table:table-cell table:formula="of:=IF([.D126];&quot;&lt;Setlist&gt;&lt;Name&gt;&quot;&amp;[.G126]&amp;&quot;&lt;/Name&gt;&quot;;IF([.E126];&quot;&lt;/Setlist&gt;&quot;;&quot;&quot;))">
            <text:p/>
          </table:table-cell>
          <table:table-cell table:formula="of:=IF([.F126];&quot;&lt;Song&gt;&lt;Title&gt;&quot;&amp;[.H126]&amp;&quot;&lt;/Title&gt;&lt;FileName&gt;&quot;&amp;[.I126]&amp;&quot;&lt;/FileName&gt;&lt;/FileType&gt;1&lt;/FileType&gt;&quot;;&quot;&quot;)" office:value-type="string" office:string-value="&lt;Song&gt;&lt;Title&gt;Wayfaring Stranger (complex)&lt;/Title&gt;&lt;FileName&gt;Wayfaring Stranger (complex).pdf&lt;/FileName&gt;&lt;/FileType&gt;1&lt;/FileType&gt;" calcext:value-type="string">
            <text:p>&lt;Song&gt;&lt;Title&gt;Wayfaring Stranger (complex)&lt;/Title&gt;&lt;FileName&gt;Wayfaring Stranger (complex).pdf&lt;/FileName&gt;&lt;/FileType&gt;1&lt;/FileType&gt;</text:p>
          </table:table-cell>
          <table:table-cell table:formula="of:=IF([.C12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7]));IF(ISBLANK([$'Setlist Input'.A128]);1;0);0)" office:value-type="float" office:value="0" calcext:value-type="float">
            <text:p>0</text:p>
          </table:table-cell>
          <table:table-cell table:style-name="ce6" table:formula="of:=ISNUMBER(SEARCH(&quot;kind=&quot;;[$'Setlist Input'.A12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7]))" office:value-type="boolean" office:boolean-value="true" calcext:value-type="boolean">
            <text:p>TRUE</text:p>
          </table:table-cell>
          <table:table-cell table:formula="of:=IF([.D127];MID([$'Setlist Input'.A127];SEARCH(&quot;title=&quot;;[$'Setlist Input'.A127])+7;(SEARCH(&quot;&gt;&quot;;[$'Setlist Input'.A127])-1)-(SEARCH(&quot;title=&quot;;[$'Setlist Input'.A127])+7));&quot;&quot;)">
            <text:p/>
          </table:table-cell>
          <table:table-cell table:formula="of:=IF([.F127];MID([$'Setlist Input'.A127];SEARCH(&quot;score title=&quot;;[$'Setlist Input'.A127])+13;(SEARCH(&quot;path=&quot;;[$'Setlist Input'.A127])-2)-(SEARCH(&quot;score title=&quot;;[$'Setlist Input'.A127])+13));&quot;&quot;)" office:value-type="string" office:string-value="River (arr01: Johnston1)" calcext:value-type="string">
            <text:p>River (arr01: Johnston1)</text:p>
          </table:table-cell>
          <table:table-cell table:formula="of:=IF([.F127];MID([$'Setlist Input'.A127];SEARCH(&quot;path=&quot;;[$'Setlist Input'.A127])+6;(SEARCH(&quot;&gt;&quot;;[$'Setlist Input'.A127])-3)-(SEARCH(&quot;path=&quot;;[$'Setlist Input'.A127])+6));&quot;&quot;)" office:value-type="string" office:string-value="River (arr01: Johnston1).pdf" calcext:value-type="string">
            <text:p>River (arr01: Johnston1).pdf</text:p>
          </table:table-cell>
          <table:table-cell/>
          <table:table-cell table:formula="of:=IF([.D127];&quot;&lt;Setlist&gt;&lt;Name&gt;&quot;&amp;[.G127]&amp;&quot;&lt;/Name&gt;&quot;;IF([.E127];&quot;&lt;/Setlist&gt;&quot;;&quot;&quot;))">
            <text:p/>
          </table:table-cell>
          <table:table-cell table:formula="of:=IF([.F127];&quot;&lt;Song&gt;&lt;Title&gt;&quot;&amp;[.H127]&amp;&quot;&lt;/Title&gt;&lt;FileName&gt;&quot;&amp;[.I127]&amp;&quot;&lt;/FileName&gt;&lt;/FileType&gt;1&lt;/FileType&gt;&quot;;&quot;&quot;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 table:formula="of:=IF([.C12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8]));IF(ISBLANK([$'Setlist Input'.A129]);1;0);0)" office:value-type="float" office:value="0" calcext:value-type="float">
            <text:p>0</text:p>
          </table:table-cell>
          <table:table-cell table:style-name="ce6" table:formula="of:=ISNUMBER(SEARCH(&quot;kind=&quot;;[$'Setlist Input'.A12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8]))" office:value-type="boolean" office:boolean-value="true" calcext:value-type="boolean">
            <text:p>TRUE</text:p>
          </table:table-cell>
          <table:table-cell table:formula="of:=IF([.D128];MID([$'Setlist Input'.A128];SEARCH(&quot;title=&quot;;[$'Setlist Input'.A128])+7;(SEARCH(&quot;&gt;&quot;;[$'Setlist Input'.A128])-1)-(SEARCH(&quot;title=&quot;;[$'Setlist Input'.A128])+7));&quot;&quot;)">
            <text:p/>
          </table:table-cell>
          <table:table-cell table:formula="of:=IF([.F128];MID([$'Setlist Input'.A128];SEARCH(&quot;score title=&quot;;[$'Setlist Input'.A128])+13;(SEARCH(&quot;path=&quot;;[$'Setlist Input'.A128])-2)-(SEARCH(&quot;score title=&quot;;[$'Setlist Input'.A128])+13));&quot;&quot;)" office:value-type="string" office:string-value="Mississippi Sawyer (arr04: Seifert 4-Part)" calcext:value-type="string">
            <text:p>Mississippi Sawyer (arr04: Seifert 4-Part)</text:p>
          </table:table-cell>
          <table:table-cell table:formula="of:=IF([.F128];MID([$'Setlist Input'.A128];SEARCH(&quot;path=&quot;;[$'Setlist Input'.A128])+6;(SEARCH(&quot;&gt;&quot;;[$'Setlist Input'.A128])-3)-(SEARCH(&quot;path=&quot;;[$'Setlist Input'.A128])+6));&quot;&quot;)" office:value-type="string" office:string-value="Mississippi Sawyer (arr04: Seifert 4-Part).pdf" calcext:value-type="string">
            <text:p>Mississippi Sawyer (arr04: Seifert 4-Part).pdf</text:p>
          </table:table-cell>
          <table:table-cell/>
          <table:table-cell table:formula="of:=IF([.D128];&quot;&lt;Setlist&gt;&lt;Name&gt;&quot;&amp;[.G128]&amp;&quot;&lt;/Name&gt;&quot;;IF([.E128];&quot;&lt;/Setlist&gt;&quot;;&quot;&quot;))">
            <text:p/>
          </table:table-cell>
          <table:table-cell table:formula="of:=IF([.F128];&quot;&lt;Song&gt;&lt;Title&gt;&quot;&amp;[.H128]&amp;&quot;&lt;/Title&gt;&lt;FileName&gt;&quot;&amp;[.I128]&amp;&quot;&lt;/FileName&gt;&lt;/FileType&gt;1&lt;/FileType&gt;&quot;;&quot;&quot;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 table:formula="of:=IF([.C12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29]));IF(ISBLANK([$'Setlist Input'.A130]);1;0);0)" office:value-type="float" office:value="0" calcext:value-type="float">
            <text:p>0</text:p>
          </table:table-cell>
          <table:table-cell table:style-name="ce6" table:formula="of:=ISNUMBER(SEARCH(&quot;kind=&quot;;[$'Setlist Input'.A12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2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29]))" office:value-type="boolean" office:boolean-value="true" calcext:value-type="boolean">
            <text:p>TRUE</text:p>
          </table:table-cell>
          <table:table-cell table:formula="of:=IF([.D129];MID([$'Setlist Input'.A129];SEARCH(&quot;title=&quot;;[$'Setlist Input'.A129])+7;(SEARCH(&quot;&gt;&quot;;[$'Setlist Input'.A129])-1)-(SEARCH(&quot;title=&quot;;[$'Setlist Input'.A129])+7));&quot;&quot;)">
            <text:p/>
          </table:table-cell>
          <table:table-cell table:formula="of:=IF([.F129];MID([$'Setlist Input'.A129];SEARCH(&quot;score title=&quot;;[$'Setlist Input'.A129])+13;(SEARCH(&quot;path=&quot;;[$'Setlist Input'.A129])-2)-(SEARCH(&quot;score title=&quot;;[$'Setlist Input'.A129])+13));&quot;&quot;)" office:value-type="string" office:string-value="Cripple Creek (arr04: Seifert 4-Part)" calcext:value-type="string">
            <text:p>Cripple Creek (arr04: Seifert 4-Part)</text:p>
          </table:table-cell>
          <table:table-cell table:formula="of:=IF([.F129];MID([$'Setlist Input'.A129];SEARCH(&quot;path=&quot;;[$'Setlist Input'.A129])+6;(SEARCH(&quot;&gt;&quot;;[$'Setlist Input'.A129])-3)-(SEARCH(&quot;path=&quot;;[$'Setlist Input'.A129])+6));&quot;&quot;)" office:value-type="string" office:string-value="Cripple Creek (arr04: Seifert 4-Part).pdf" calcext:value-type="string">
            <text:p>Cripple Creek (arr04: Seifert 4-Part).pdf</text:p>
          </table:table-cell>
          <table:table-cell/>
          <table:table-cell table:formula="of:=IF([.D129];&quot;&lt;Setlist&gt;&lt;Name&gt;&quot;&amp;[.G129]&amp;&quot;&lt;/Name&gt;&quot;;IF([.E129];&quot;&lt;/Setlist&gt;&quot;;&quot;&quot;))">
            <text:p/>
          </table:table-cell>
          <table:table-cell table:formula="of:=IF([.F129];&quot;&lt;Song&gt;&lt;Title&gt;&quot;&amp;[.H129]&amp;&quot;&lt;/Title&gt;&lt;FileName&gt;&quot;&amp;[.I129]&amp;&quot;&lt;/FileName&gt;&lt;/FileType&gt;1&lt;/FileType&gt;&quot;;&quot;&quot;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 table:formula="of:=IF([.C12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0]));IF(ISBLANK([$'Setlist Input'.A131]);1;0);0)" office:value-type="float" office:value="0" calcext:value-type="float">
            <text:p>0</text:p>
          </table:table-cell>
          <table:table-cell table:style-name="ce6" table:formula="of:=ISNUMBER(SEARCH(&quot;kind=&quot;;[$'Setlist Input'.A13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0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130]))" office:value-type="boolean" office:boolean-value="false" calcext:value-type="boolean">
            <text:p>FALSE</text:p>
          </table:table-cell>
          <table:table-cell table:formula="of:=IF([.D130];MID([$'Setlist Input'.A130];SEARCH(&quot;title=&quot;;[$'Setlist Input'.A130])+7;(SEARCH(&quot;&gt;&quot;;[$'Setlist Input'.A130])-1)-(SEARCH(&quot;title=&quot;;[$'Setlist Input'.A130])+7));&quot;&quot;)">
            <text:p/>
          </table:table-cell>
          <table:table-cell table:formula="of:=IF([.F130];MID([$'Setlist Input'.A130];SEARCH(&quot;score title=&quot;;[$'Setlist Input'.A130])+13;(SEARCH(&quot;path=&quot;;[$'Setlist Input'.A130])-2)-(SEARCH(&quot;score title=&quot;;[$'Setlist Input'.A130])+13));&quot;&quot;)">
            <text:p/>
          </table:table-cell>
          <table:table-cell table:formula="of:=IF([.F130];MID([$'Setlist Input'.A130];SEARCH(&quot;path=&quot;;[$'Setlist Input'.A130])+6;(SEARCH(&quot;&gt;&quot;;[$'Setlist Input'.A130])-3)-(SEARCH(&quot;path=&quot;;[$'Setlist Input'.A130])+6));&quot;&quot;)">
            <text:p/>
          </table:table-cell>
          <table:table-cell/>
          <table:table-cell table:formula="of:=IF([.D130];&quot;&lt;Setlist&gt;&lt;Name&gt;&quot;&amp;[.G130]&amp;&quot;&lt;/Name&gt;&quot;;IF([.E130];&quot;&lt;/Setlist&gt;&quot;;&quot;&quot;))" office:value-type="string" office:string-value="&lt;/Setlist&gt;" calcext:value-type="string">
            <text:p>&lt;/Setlist&gt;</text:p>
          </table:table-cell>
          <table:table-cell table:formula="of:=IF([.F130];&quot;&lt;Song&gt;&lt;Title&gt;&quot;&amp;[.H130]&amp;&quot;&lt;/Title&gt;&lt;FileName&gt;&quot;&amp;[.I130]&amp;&quot;&lt;/FileName&gt;&lt;/FileType&gt;1&lt;/FileType&gt;&quot;;&quot;&quot;)">
            <text:p/>
          </table:table-cell>
          <table:table-cell table:formula="of:=IF([.C13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1]));IF(ISBLANK([$'Setlist Input'.A132]);1;0);0)" office:value-type="float" office:value="0" calcext:value-type="float">
            <text:p>0</text:p>
          </table:table-cell>
          <table:table-cell table:style-name="ce6" table:formula="of:=ISNUMBER(SEARCH(&quot;kind=&quot;;[$'Setlist Input'.A131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13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1]))" office:value-type="boolean" office:boolean-value="false" calcext:value-type="boolean">
            <text:p>FALSE</text:p>
          </table:table-cell>
          <table:table-cell table:formula="of:=IF([.D131];MID([$'Setlist Input'.A131];SEARCH(&quot;title=&quot;;[$'Setlist Input'.A131])+7;(SEARCH(&quot;&gt;&quot;;[$'Setlist Input'.A131])-1)-(SEARCH(&quot;title=&quot;;[$'Setlist Input'.A131])+7));&quot;&quot;)" office:value-type="string" office:string-value="Kinnamon Jam" calcext:value-type="string">
            <text:p>Kinnamon Jam</text:p>
          </table:table-cell>
          <table:table-cell table:formula="of:=IF([.F131];MID([$'Setlist Input'.A131];SEARCH(&quot;score title=&quot;;[$'Setlist Input'.A131])+13;(SEARCH(&quot;path=&quot;;[$'Setlist Input'.A131])-2)-(SEARCH(&quot;score title=&quot;;[$'Setlist Input'.A131])+13));&quot;&quot;)">
            <text:p/>
          </table:table-cell>
          <table:table-cell table:formula="of:=IF([.F131];MID([$'Setlist Input'.A131];SEARCH(&quot;path=&quot;;[$'Setlist Input'.A131])+6;(SEARCH(&quot;&gt;&quot;;[$'Setlist Input'.A131])-3)-(SEARCH(&quot;path=&quot;;[$'Setlist Input'.A131])+6));&quot;&quot;)">
            <text:p/>
          </table:table-cell>
          <table:table-cell/>
          <table:table-cell table:formula="of:=IF([.D131];&quot;&lt;Setlist&gt;&lt;Name&gt;&quot;&amp;[.G131]&amp;&quot;&lt;/Name&gt;&quot;;IF([.E131];&quot;&lt;/Setlist&gt;&quot;;&quot;&quot;))" office:value-type="string" office:string-value="&lt;Setlist&gt;&lt;Name&gt;Kinnamon Jam&lt;/Name&gt;" calcext:value-type="string">
            <text:p>&lt;Setlist&gt;&lt;Name&gt;Kinnamon Jam&lt;/Name&gt;</text:p>
          </table:table-cell>
          <table:table-cell table:formula="of:=IF([.F131];&quot;&lt;Song&gt;&lt;Title&gt;&quot;&amp;[.H131]&amp;&quot;&lt;/Title&gt;&lt;FileName&gt;&quot;&amp;[.I131]&amp;&quot;&lt;/FileName&gt;&lt;/FileType&gt;1&lt;/FileType&gt;&quot;;&quot;&quot;)">
            <text:p/>
          </table:table-cell>
          <table:table-cell table:formula="of:=IF([.C13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2]));IF(ISBLANK([$'Setlist Input'.A133]);1;0);0)" office:value-type="float" office:value="0" calcext:value-type="float">
            <text:p>0</text:p>
          </table:table-cell>
          <table:table-cell table:style-name="ce6" table:formula="of:=ISNUMBER(SEARCH(&quot;kind=&quot;;[$'Setlist Input'.A13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2]))" office:value-type="boolean" office:boolean-value="false" calcext:value-type="boolean">
            <text:p>FALSE</text:p>
          </table:table-cell>
          <table:table-cell table:formula="of:=IF([.D132];MID([$'Setlist Input'.A132];SEARCH(&quot;title=&quot;;[$'Setlist Input'.A132])+7;(SEARCH(&quot;&gt;&quot;;[$'Setlist Input'.A132])-1)-(SEARCH(&quot;title=&quot;;[$'Setlist Input'.A132])+7));&quot;&quot;)">
            <text:p/>
          </table:table-cell>
          <table:table-cell table:formula="of:=IF([.F132];MID([$'Setlist Input'.A132];SEARCH(&quot;score title=&quot;;[$'Setlist Input'.A132])+13;(SEARCH(&quot;path=&quot;;[$'Setlist Input'.A132])-2)-(SEARCH(&quot;score title=&quot;;[$'Setlist Input'.A132])+13));&quot;&quot;)">
            <text:p/>
          </table:table-cell>
          <table:table-cell table:formula="of:=IF([.F132];MID([$'Setlist Input'.A132];SEARCH(&quot;path=&quot;;[$'Setlist Input'.A132])+6;(SEARCH(&quot;&gt;&quot;;[$'Setlist Input'.A132])-3)-(SEARCH(&quot;path=&quot;;[$'Setlist Input'.A132])+6));&quot;&quot;)">
            <text:p/>
          </table:table-cell>
          <table:table-cell/>
          <table:table-cell table:formula="of:=IF([.D132];&quot;&lt;Setlist&gt;&lt;Name&gt;&quot;&amp;[.G132]&amp;&quot;&lt;/Name&gt;&quot;;IF([.E132];&quot;&lt;/Setlist&gt;&quot;;&quot;&quot;))">
            <text:p/>
          </table:table-cell>
          <table:table-cell table:formula="of:=IF([.F132];&quot;&lt;Song&gt;&lt;Title&gt;&quot;&amp;[.H132]&amp;&quot;&lt;/Title&gt;&lt;FileName&gt;&quot;&amp;[.I132]&amp;&quot;&lt;/FileName&gt;&lt;/FileType&gt;1&lt;/FileType&gt;&quot;;&quot;&quot;)">
            <text:p/>
          </table:table-cell>
          <table:table-cell table:formula="of:=IF([.C13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3]));IF(ISBLANK([$'Setlist Input'.A134]);1;0);0)" office:value-type="float" office:value="0" calcext:value-type="float">
            <text:p>0</text:p>
          </table:table-cell>
          <table:table-cell table:style-name="ce6" table:formula="of:=ISNUMBER(SEARCH(&quot;kind=&quot;;[$'Setlist Input'.A13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3]))" office:value-type="boolean" office:boolean-value="true" calcext:value-type="boolean">
            <text:p>TRUE</text:p>
          </table:table-cell>
          <table:table-cell table:formula="of:=IF([.D133];MID([$'Setlist Input'.A133];SEARCH(&quot;title=&quot;;[$'Setlist Input'.A133])+7;(SEARCH(&quot;&gt;&quot;;[$'Setlist Input'.A133])-1)-(SEARCH(&quot;title=&quot;;[$'Setlist Input'.A133])+7));&quot;&quot;)">
            <text:p/>
          </table:table-cell>
          <table:table-cell table:formula="of:=IF([.F133];MID([$'Setlist Input'.A133];SEARCH(&quot;score title=&quot;;[$'Setlist Input'.A133])+13;(SEARCH(&quot;path=&quot;;[$'Setlist Input'.A133])-2)-(SEARCH(&quot;score title=&quot;;[$'Setlist Input'.A133])+13));&quot;&quot;)" office:value-type="string" office:string-value="Spotted-Pony_Eulberg" calcext:value-type="string">
            <text:p>Spotted-Pony_Eulberg</text:p>
          </table:table-cell>
          <table:table-cell table:formula="of:=IF([.F133];MID([$'Setlist Input'.A133];SEARCH(&quot;path=&quot;;[$'Setlist Input'.A133])+6;(SEARCH(&quot;&gt;&quot;;[$'Setlist Input'.A133])-3)-(SEARCH(&quot;path=&quot;;[$'Setlist Input'.A133])+6));&quot;&quot;)" office:value-type="string" office:string-value="Spotted-Pony_Eulberg.pdf" calcext:value-type="string">
            <text:p>Spotted-Pony_Eulberg.pdf</text:p>
          </table:table-cell>
          <table:table-cell/>
          <table:table-cell table:formula="of:=IF([.D133];&quot;&lt;Setlist&gt;&lt;Name&gt;&quot;&amp;[.G133]&amp;&quot;&lt;/Name&gt;&quot;;IF([.E133];&quot;&lt;/Setlist&gt;&quot;;&quot;&quot;))">
            <text:p/>
          </table:table-cell>
          <table:table-cell table:formula="of:=IF([.F133];&quot;&lt;Song&gt;&lt;Title&gt;&quot;&amp;[.H133]&amp;&quot;&lt;/Title&gt;&lt;FileName&gt;&quot;&amp;[.I133]&amp;&quot;&lt;/FileName&gt;&lt;/FileType&gt;1&lt;/FileType&gt;&quot;;&quot;&quot;)" office:value-type="string" office:string-value="&lt;Song&gt;&lt;Title&gt;Spotted-Pony_Eulberg&lt;/Title&gt;&lt;FileName&gt;Spotted-Pony_Eulberg.pdf&lt;/FileName&gt;&lt;/FileType&gt;1&lt;/FileType&gt;" calcext:value-type="string">
            <text:p>&lt;Song&gt;&lt;Title&gt;Spotted-Pony_Eulberg&lt;/Title&gt;&lt;FileName&gt;Spotted-Pony_Eulberg.pdf&lt;/FileName&gt;&lt;/FileType&gt;1&lt;/FileType&gt;</text:p>
          </table:table-cell>
          <table:table-cell table:formula="of:=IF([.C13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4]));IF(ISBLANK([$'Setlist Input'.A135]);1;0);0)" office:value-type="float" office:value="0" calcext:value-type="float">
            <text:p>0</text:p>
          </table:table-cell>
          <table:table-cell table:style-name="ce6" table:formula="of:=ISNUMBER(SEARCH(&quot;kind=&quot;;[$'Setlist Input'.A13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4]))" office:value-type="boolean" office:boolean-value="true" calcext:value-type="boolean">
            <text:p>TRUE</text:p>
          </table:table-cell>
          <table:table-cell table:formula="of:=IF([.D134];MID([$'Setlist Input'.A134];SEARCH(&quot;title=&quot;;[$'Setlist Input'.A134])+7;(SEARCH(&quot;&gt;&quot;;[$'Setlist Input'.A134])-1)-(SEARCH(&quot;title=&quot;;[$'Setlist Input'.A134])+7));&quot;&quot;)">
            <text:p/>
          </table:table-cell>
          <table:table-cell table:formula="of:=IF([.F134];MID([$'Setlist Input'.A134];SEARCH(&quot;score title=&quot;;[$'Setlist Input'.A134])+13;(SEARCH(&quot;path=&quot;;[$'Setlist Input'.A134])-2)-(SEARCH(&quot;score title=&quot;;[$'Setlist Input'.A134])+13));&quot;&quot;)" office:value-type="string" office:string-value="Momma Don't Allow arr01" calcext:value-type="string">
            <text:p>Momma Don't Allow arr01</text:p>
          </table:table-cell>
          <table:table-cell table:formula="of:=IF([.F134];MID([$'Setlist Input'.A134];SEARCH(&quot;path=&quot;;[$'Setlist Input'.A134])+6;(SEARCH(&quot;&gt;&quot;;[$'Setlist Input'.A134])-3)-(SEARCH(&quot;path=&quot;;[$'Setlist Input'.A134])+6));&quot;&quot;)" office:value-type="string" office:string-value="Momma Don't Allow arr01.pdf" calcext:value-type="string">
            <text:p>Momma Don't Allow arr01.pdf</text:p>
          </table:table-cell>
          <table:table-cell/>
          <table:table-cell table:formula="of:=IF([.D134];&quot;&lt;Setlist&gt;&lt;Name&gt;&quot;&amp;[.G134]&amp;&quot;&lt;/Name&gt;&quot;;IF([.E134];&quot;&lt;/Setlist&gt;&quot;;&quot;&quot;))">
            <text:p/>
          </table:table-cell>
          <table:table-cell table:formula="of:=IF([.F134];&quot;&lt;Song&gt;&lt;Title&gt;&quot;&amp;[.H134]&amp;&quot;&lt;/Title&gt;&lt;FileName&gt;&quot;&amp;[.I134]&amp;&quot;&lt;/FileName&gt;&lt;/FileType&gt;1&lt;/FileType&gt;&quot;;&quot;&quot;)" office:value-type="string" office:string-value="&lt;Song&gt;&lt;Title&gt;Momma Don't Allow arr01&lt;/Title&gt;&lt;FileName&gt;Momma Don't Allow arr01.pdf&lt;/FileName&gt;&lt;/FileType&gt;1&lt;/FileType&gt;" calcext:value-type="string">
            <text:p>&lt;Song&gt;&lt;Title&gt;Momma Don't Allow arr01&lt;/Title&gt;&lt;FileName&gt;Momma Don't Allow arr01.pdf&lt;/FileName&gt;&lt;/FileType&gt;1&lt;/FileType&gt;</text:p>
          </table:table-cell>
          <table:table-cell table:formula="of:=IF([.C13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5]));IF(ISBLANK([$'Setlist Input'.A136]);1;0);0)" office:value-type="float" office:value="0" calcext:value-type="float">
            <text:p>0</text:p>
          </table:table-cell>
          <table:table-cell table:style-name="ce6" table:formula="of:=ISNUMBER(SEARCH(&quot;kind=&quot;;[$'Setlist Input'.A13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5]))" office:value-type="boolean" office:boolean-value="true" calcext:value-type="boolean">
            <text:p>TRUE</text:p>
          </table:table-cell>
          <table:table-cell table:formula="of:=IF([.D135];MID([$'Setlist Input'.A135];SEARCH(&quot;title=&quot;;[$'Setlist Input'.A135])+7;(SEARCH(&quot;&gt;&quot;;[$'Setlist Input'.A135])-1)-(SEARCH(&quot;title=&quot;;[$'Setlist Input'.A135])+7));&quot;&quot;)">
            <text:p/>
          </table:table-cell>
          <table:table-cell table:formula="of:=IF([.F135];MID([$'Setlist Input'.A135];SEARCH(&quot;score title=&quot;;[$'Setlist Input'.A135])+13;(SEARCH(&quot;path=&quot;;[$'Setlist Input'.A135])-2)-(SEARCH(&quot;score title=&quot;;[$'Setlist Input'.A135])+13));&quot;&quot;)" office:value-type="string" office:string-value="O-Suzzanna_CrdMldy_TAB" calcext:value-type="string">
            <text:p>O-Suzzanna_CrdMldy_TAB</text:p>
          </table:table-cell>
          <table:table-cell table:formula="of:=IF([.F135];MID([$'Setlist Input'.A135];SEARCH(&quot;path=&quot;;[$'Setlist Input'.A135])+6;(SEARCH(&quot;&gt;&quot;;[$'Setlist Input'.A135])-3)-(SEARCH(&quot;path=&quot;;[$'Setlist Input'.A135])+6));&quot;&quot;)" office:value-type="string" office:string-value="O-Suzzanna_CrdMldy_TAB.pdf" calcext:value-type="string">
            <text:p>O-Suzzanna_CrdMldy_TAB.pdf</text:p>
          </table:table-cell>
          <table:table-cell/>
          <table:table-cell table:formula="of:=IF([.D135];&quot;&lt;Setlist&gt;&lt;Name&gt;&quot;&amp;[.G135]&amp;&quot;&lt;/Name&gt;&quot;;IF([.E135];&quot;&lt;/Setlist&gt;&quot;;&quot;&quot;))">
            <text:p/>
          </table:table-cell>
          <table:table-cell table:formula="of:=IF([.F135];&quot;&lt;Song&gt;&lt;Title&gt;&quot;&amp;[.H135]&amp;&quot;&lt;/Title&gt;&lt;FileName&gt;&quot;&amp;[.I135]&amp;&quot;&lt;/FileName&gt;&lt;/FileType&gt;1&lt;/FileType&gt;&quot;;&quot;&quot;)" office:value-type="string" office:string-value="&lt;Song&gt;&lt;Title&gt;O-Suzzanna_CrdMldy_TAB&lt;/Title&gt;&lt;FileName&gt;O-Suzzanna_CrdMldy_TAB.pdf&lt;/FileName&gt;&lt;/FileType&gt;1&lt;/FileType&gt;" calcext:value-type="string">
            <text:p>&lt;Song&gt;&lt;Title&gt;O-Suzzanna_CrdMldy_TAB&lt;/Title&gt;&lt;FileName&gt;O-Suzzanna_CrdMldy_TAB.pdf&lt;/FileName&gt;&lt;/FileType&gt;1&lt;/FileType&gt;</text:p>
          </table:table-cell>
          <table:table-cell table:formula="of:=IF([.C13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6]));IF(ISBLANK([$'Setlist Input'.A137]);1;0);0)" office:value-type="float" office:value="0" calcext:value-type="float">
            <text:p>0</text:p>
          </table:table-cell>
          <table:table-cell table:style-name="ce6" table:formula="of:=ISNUMBER(SEARCH(&quot;kind=&quot;;[$'Setlist Input'.A13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6]))" office:value-type="boolean" office:boolean-value="true" calcext:value-type="boolean">
            <text:p>TRUE</text:p>
          </table:table-cell>
          <table:table-cell table:formula="of:=IF([.D136];MID([$'Setlist Input'.A136];SEARCH(&quot;title=&quot;;[$'Setlist Input'.A136])+7;(SEARCH(&quot;&gt;&quot;;[$'Setlist Input'.A136])-1)-(SEARCH(&quot;title=&quot;;[$'Setlist Input'.A136])+7));&quot;&quot;)">
            <text:p/>
          </table:table-cell>
          <table:table-cell table:formula="of:=IF([.F136];MID([$'Setlist Input'.A136];SEARCH(&quot;score title=&quot;;[$'Setlist Input'.A136])+13;(SEARCH(&quot;path=&quot;;[$'Setlist Input'.A136])-2)-(SEARCH(&quot;score title=&quot;;[$'Setlist Input'.A136])+13));&quot;&quot;)" office:value-type="string" office:string-value="Arkansas Traveler -Seifert" calcext:value-type="string">
            <text:p>Arkansas Traveler -Seifert</text:p>
          </table:table-cell>
          <table:table-cell table:formula="of:=IF([.F136];MID([$'Setlist Input'.A136];SEARCH(&quot;path=&quot;;[$'Setlist Input'.A136])+6;(SEARCH(&quot;&gt;&quot;;[$'Setlist Input'.A136])-3)-(SEARCH(&quot;path=&quot;;[$'Setlist Input'.A136])+6));&quot;&quot;)" office:value-type="string" office:string-value="Arkansas Traveler -Seifert.pdf" calcext:value-type="string">
            <text:p>Arkansas Traveler -Seifert.pdf</text:p>
          </table:table-cell>
          <table:table-cell/>
          <table:table-cell table:formula="of:=IF([.D136];&quot;&lt;Setlist&gt;&lt;Name&gt;&quot;&amp;[.G136]&amp;&quot;&lt;/Name&gt;&quot;;IF([.E136];&quot;&lt;/Setlist&gt;&quot;;&quot;&quot;))">
            <text:p/>
          </table:table-cell>
          <table:table-cell table:formula="of:=IF([.F136];&quot;&lt;Song&gt;&lt;Title&gt;&quot;&amp;[.H136]&amp;&quot;&lt;/Title&gt;&lt;FileName&gt;&quot;&amp;[.I136]&amp;&quot;&lt;/FileName&gt;&lt;/FileType&gt;1&lt;/FileType&gt;&quot;;&quot;&quot;)" office:value-type="string" office:string-value="&lt;Song&gt;&lt;Title&gt;Arkansas Traveler -Seifert&lt;/Title&gt;&lt;FileName&gt;Arkansas Traveler -Seifert.pdf&lt;/FileName&gt;&lt;/FileType&gt;1&lt;/FileType&gt;" calcext:value-type="string">
            <text:p>&lt;Song&gt;&lt;Title&gt;Arkansas Traveler -Seifert&lt;/Title&gt;&lt;FileName&gt;Arkansas Traveler -Seifert.pdf&lt;/FileName&gt;&lt;/FileType&gt;1&lt;/FileType&gt;</text:p>
          </table:table-cell>
          <table:table-cell table:formula="of:=IF([.C13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7]));IF(ISBLANK([$'Setlist Input'.A138]);1;0);0)" office:value-type="float" office:value="0" calcext:value-type="float">
            <text:p>0</text:p>
          </table:table-cell>
          <table:table-cell table:style-name="ce6" table:formula="of:=ISNUMBER(SEARCH(&quot;kind=&quot;;[$'Setlist Input'.A13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7]))" office:value-type="boolean" office:boolean-value="true" calcext:value-type="boolean">
            <text:p>TRUE</text:p>
          </table:table-cell>
          <table:table-cell table:formula="of:=IF([.D137];MID([$'Setlist Input'.A137];SEARCH(&quot;title=&quot;;[$'Setlist Input'.A137])+7;(SEARCH(&quot;&gt;&quot;;[$'Setlist Input'.A137])-1)-(SEARCH(&quot;title=&quot;;[$'Setlist Input'.A137])+7));&quot;&quot;)">
            <text:p/>
          </table:table-cell>
          <table:table-cell table:formula="of:=IF([.F137];MID([$'Setlist Input'.A137];SEARCH(&quot;score title=&quot;;[$'Setlist Input'.A137])+13;(SEARCH(&quot;path=&quot;;[$'Setlist Input'.A137])-2)-(SEARCH(&quot;score title=&quot;;[$'Setlist Input'.A137])+13));&quot;&quot;)" office:value-type="string" office:string-value="Yellow Rose of Texas" calcext:value-type="string">
            <text:p>Yellow Rose of Texas</text:p>
          </table:table-cell>
          <table:table-cell table:formula="of:=IF([.F137];MID([$'Setlist Input'.A137];SEARCH(&quot;path=&quot;;[$'Setlist Input'.A137])+6;(SEARCH(&quot;&gt;&quot;;[$'Setlist Input'.A137])-3)-(SEARCH(&quot;path=&quot;;[$'Setlist Input'.A137])+6));&quot;&quot;)" office:value-type="string" office:string-value="Yellow Rose of Texas.pdf" calcext:value-type="string">
            <text:p>Yellow Rose of Texas.pdf</text:p>
          </table:table-cell>
          <table:table-cell/>
          <table:table-cell table:formula="of:=IF([.D137];&quot;&lt;Setlist&gt;&lt;Name&gt;&quot;&amp;[.G137]&amp;&quot;&lt;/Name&gt;&quot;;IF([.E137];&quot;&lt;/Setlist&gt;&quot;;&quot;&quot;))">
            <text:p/>
          </table:table-cell>
          <table:table-cell table:formula="of:=IF([.F137];&quot;&lt;Song&gt;&lt;Title&gt;&quot;&amp;[.H137]&amp;&quot;&lt;/Title&gt;&lt;FileName&gt;&quot;&amp;[.I137]&amp;&quot;&lt;/FileName&gt;&lt;/FileType&gt;1&lt;/FileType&gt;&quot;;&quot;&quot;)" office:value-type="string" office:string-value="&lt;Song&gt;&lt;Title&gt;Yellow Rose of Texas&lt;/Title&gt;&lt;FileName&gt;Yellow Rose of Texas.pdf&lt;/FileName&gt;&lt;/FileType&gt;1&lt;/FileType&gt;" calcext:value-type="string">
            <text:p>&lt;Song&gt;&lt;Title&gt;Yellow Rose of Texas&lt;/Title&gt;&lt;FileName&gt;Yellow Rose of Texas.pdf&lt;/FileName&gt;&lt;/FileType&gt;1&lt;/FileType&gt;</text:p>
          </table:table-cell>
          <table:table-cell table:formula="of:=IF([.C13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8]));IF(ISBLANK([$'Setlist Input'.A139]);1;0);0)" office:value-type="float" office:value="0" calcext:value-type="float">
            <text:p>0</text:p>
          </table:table-cell>
          <table:table-cell table:style-name="ce6" table:formula="of:=ISNUMBER(SEARCH(&quot;kind=&quot;;[$'Setlist Input'.A13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8]))" office:value-type="boolean" office:boolean-value="true" calcext:value-type="boolean">
            <text:p>TRUE</text:p>
          </table:table-cell>
          <table:table-cell table:formula="of:=IF([.D138];MID([$'Setlist Input'.A138];SEARCH(&quot;title=&quot;;[$'Setlist Input'.A138])+7;(SEARCH(&quot;&gt;&quot;;[$'Setlist Input'.A138])-1)-(SEARCH(&quot;title=&quot;;[$'Setlist Input'.A138])+7));&quot;&quot;)">
            <text:p/>
          </table:table-cell>
          <table:table-cell table:formula="of:=IF([.F138];MID([$'Setlist Input'.A138];SEARCH(&quot;score title=&quot;;[$'Setlist Input'.A138])+13;(SEARCH(&quot;path=&quot;;[$'Setlist Input'.A138])-2)-(SEARCH(&quot;score title=&quot;;[$'Setlist Input'.A138])+13));&quot;&quot;)" office:value-type="string" office:string-value="Cluck Old Hen" calcext:value-type="string">
            <text:p>Cluck Old Hen</text:p>
          </table:table-cell>
          <table:table-cell table:formula="of:=IF([.F138];MID([$'Setlist Input'.A138];SEARCH(&quot;path=&quot;;[$'Setlist Input'.A138])+6;(SEARCH(&quot;&gt;&quot;;[$'Setlist Input'.A138])-3)-(SEARCH(&quot;path=&quot;;[$'Setlist Input'.A138])+6));&quot;&quot;)" office:value-type="string" office:string-value="Cluck Old Hen.pdf" calcext:value-type="string">
            <text:p>Cluck Old Hen.pdf</text:p>
          </table:table-cell>
          <table:table-cell/>
          <table:table-cell table:formula="of:=IF([.D138];&quot;&lt;Setlist&gt;&lt;Name&gt;&quot;&amp;[.G138]&amp;&quot;&lt;/Name&gt;&quot;;IF([.E138];&quot;&lt;/Setlist&gt;&quot;;&quot;&quot;))">
            <text:p/>
          </table:table-cell>
          <table:table-cell table:formula="of:=IF([.F138];&quot;&lt;Song&gt;&lt;Title&gt;&quot;&amp;[.H138]&amp;&quot;&lt;/Title&gt;&lt;FileName&gt;&quot;&amp;[.I138]&amp;&quot;&lt;/FileName&gt;&lt;/FileType&gt;1&lt;/FileType&gt;&quot;;&quot;&quot;)" office:value-type="string" office:string-value="&lt;Song&gt;&lt;Title&gt;Cluck Old Hen&lt;/Title&gt;&lt;FileName&gt;Cluck Old Hen.pdf&lt;/FileName&gt;&lt;/FileType&gt;1&lt;/FileType&gt;" calcext:value-type="string">
            <text:p>&lt;Song&gt;&lt;Title&gt;Cluck Old Hen&lt;/Title&gt;&lt;FileName&gt;Cluck Old Hen.pdf&lt;/FileName&gt;&lt;/FileType&gt;1&lt;/FileType&gt;</text:p>
          </table:table-cell>
          <table:table-cell table:formula="of:=IF([.C13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39]));IF(ISBLANK([$'Setlist Input'.A140]);1;0);0)" office:value-type="float" office:value="0" calcext:value-type="float">
            <text:p>0</text:p>
          </table:table-cell>
          <table:table-cell table:style-name="ce6" table:formula="of:=ISNUMBER(SEARCH(&quot;kind=&quot;;[$'Setlist Input'.A13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3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39]))" office:value-type="boolean" office:boolean-value="true" calcext:value-type="boolean">
            <text:p>TRUE</text:p>
          </table:table-cell>
          <table:table-cell table:formula="of:=IF([.D139];MID([$'Setlist Input'.A139];SEARCH(&quot;title=&quot;;[$'Setlist Input'.A139])+7;(SEARCH(&quot;&gt;&quot;;[$'Setlist Input'.A139])-1)-(SEARCH(&quot;title=&quot;;[$'Setlist Input'.A139])+7));&quot;&quot;)">
            <text:p/>
          </table:table-cell>
          <table:table-cell table:formula="of:=IF([.F139];MID([$'Setlist Input'.A139];SEARCH(&quot;score title=&quot;;[$'Setlist Input'.A139])+13;(SEARCH(&quot;path=&quot;;[$'Setlist Input'.A139])-2)-(SEARCH(&quot;score title=&quot;;[$'Setlist Input'.A139])+13));&quot;&quot;)" office:value-type="string" office:string-value="John-Henry_wDulcimerTAB" calcext:value-type="string">
            <text:p>John-Henry_wDulcimerTAB</text:p>
          </table:table-cell>
          <table:table-cell table:formula="of:=IF([.F139];MID([$'Setlist Input'.A139];SEARCH(&quot;path=&quot;;[$'Setlist Input'.A139])+6;(SEARCH(&quot;&gt;&quot;;[$'Setlist Input'.A139])-3)-(SEARCH(&quot;path=&quot;;[$'Setlist Input'.A139])+6));&quot;&quot;)" office:value-type="string" office:string-value="John-Henry_wDulcimerTAB.pdf" calcext:value-type="string">
            <text:p>John-Henry_wDulcimerTAB.pdf</text:p>
          </table:table-cell>
          <table:table-cell/>
          <table:table-cell table:formula="of:=IF([.D139];&quot;&lt;Setlist&gt;&lt;Name&gt;&quot;&amp;[.G139]&amp;&quot;&lt;/Name&gt;&quot;;IF([.E139];&quot;&lt;/Setlist&gt;&quot;;&quot;&quot;))">
            <text:p/>
          </table:table-cell>
          <table:table-cell table:formula="of:=IF([.F139];&quot;&lt;Song&gt;&lt;Title&gt;&quot;&amp;[.H139]&amp;&quot;&lt;/Title&gt;&lt;FileName&gt;&quot;&amp;[.I139]&amp;&quot;&lt;/FileName&gt;&lt;/FileType&gt;1&lt;/FileType&gt;&quot;;&quot;&quot;)" office:value-type="string" office:string-value="&lt;Song&gt;&lt;Title&gt;John-Henry_wDulcimerTAB&lt;/Title&gt;&lt;FileName&gt;John-Henry_wDulcimerTAB.pdf&lt;/FileName&gt;&lt;/FileType&gt;1&lt;/FileType&gt;" calcext:value-type="string">
            <text:p>&lt;Song&gt;&lt;Title&gt;John-Henry_wDulcimerTAB&lt;/Title&gt;&lt;FileName&gt;John-Henry_wDulcimerTAB.pdf&lt;/FileName&gt;&lt;/FileType&gt;1&lt;/FileType&gt;</text:p>
          </table:table-cell>
          <table:table-cell table:formula="of:=IF([.C13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0]));IF(ISBLANK([$'Setlist Input'.A141]);1;0);0)" office:value-type="float" office:value="0" calcext:value-type="float">
            <text:p>0</text:p>
          </table:table-cell>
          <table:table-cell table:style-name="ce6" table:formula="of:=ISNUMBER(SEARCH(&quot;kind=&quot;;[$'Setlist Input'.A14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0]))" office:value-type="boolean" office:boolean-value="true" calcext:value-type="boolean">
            <text:p>TRUE</text:p>
          </table:table-cell>
          <table:table-cell table:formula="of:=IF([.D140];MID([$'Setlist Input'.A140];SEARCH(&quot;title=&quot;;[$'Setlist Input'.A140])+7;(SEARCH(&quot;&gt;&quot;;[$'Setlist Input'.A140])-1)-(SEARCH(&quot;title=&quot;;[$'Setlist Input'.A140])+7));&quot;&quot;)">
            <text:p/>
          </table:table-cell>
          <table:table-cell table:formula="of:=IF([.F140];MID([$'Setlist Input'.A140];SEARCH(&quot;score title=&quot;;[$'Setlist Input'.A140])+13;(SEARCH(&quot;path=&quot;;[$'Setlist Input'.A140])-2)-(SEARCH(&quot;score title=&quot;;[$'Setlist Input'.A140])+13));&quot;&quot;)" office:value-type="string" office:string-value="My Grandfathers Clock (G)" calcext:value-type="string">
            <text:p>My Grandfathers Clock (G)</text:p>
          </table:table-cell>
          <table:table-cell table:formula="of:=IF([.F140];MID([$'Setlist Input'.A140];SEARCH(&quot;path=&quot;;[$'Setlist Input'.A140])+6;(SEARCH(&quot;&gt;&quot;;[$'Setlist Input'.A140])-3)-(SEARCH(&quot;path=&quot;;[$'Setlist Input'.A140])+6));&quot;&quot;)" office:value-type="string" office:string-value="My Grandfathers Clock (G).pdf" calcext:value-type="string">
            <text:p>My Grandfathers Clock (G).pdf</text:p>
          </table:table-cell>
          <table:table-cell/>
          <table:table-cell table:formula="of:=IF([.D140];&quot;&lt;Setlist&gt;&lt;Name&gt;&quot;&amp;[.G140]&amp;&quot;&lt;/Name&gt;&quot;;IF([.E140];&quot;&lt;/Setlist&gt;&quot;;&quot;&quot;))">
            <text:p/>
          </table:table-cell>
          <table:table-cell table:formula="of:=IF([.F140];&quot;&lt;Song&gt;&lt;Title&gt;&quot;&amp;[.H140]&amp;&quot;&lt;/Title&gt;&lt;FileName&gt;&quot;&amp;[.I140]&amp;&quot;&lt;/FileName&gt;&lt;/FileType&gt;1&lt;/FileType&gt;&quot;;&quot;&quot;)" office:value-type="string" office:string-value="&lt;Song&gt;&lt;Title&gt;My Grandfathers Clock (G)&lt;/Title&gt;&lt;FileName&gt;My Grandfathers Clock (G).pdf&lt;/FileName&gt;&lt;/FileType&gt;1&lt;/FileType&gt;" calcext:value-type="string">
            <text:p>&lt;Song&gt;&lt;Title&gt;My Grandfathers Clock (G)&lt;/Title&gt;&lt;FileName&gt;My Grandfathers Clock (G).pdf&lt;/FileName&gt;&lt;/FileType&gt;1&lt;/FileType&gt;</text:p>
          </table:table-cell>
          <table:table-cell table:formula="of:=IF([.C14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1]));IF(ISBLANK([$'Setlist Input'.A142]);1;0);0)" office:value-type="float" office:value="0" calcext:value-type="float">
            <text:p>0</text:p>
          </table:table-cell>
          <table:table-cell table:style-name="ce6" table:formula="of:=ISNUMBER(SEARCH(&quot;kind=&quot;;[$'Setlist Input'.A14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1]))" office:value-type="boolean" office:boolean-value="true" calcext:value-type="boolean">
            <text:p>TRUE</text:p>
          </table:table-cell>
          <table:table-cell table:formula="of:=IF([.D141];MID([$'Setlist Input'.A141];SEARCH(&quot;title=&quot;;[$'Setlist Input'.A141])+7;(SEARCH(&quot;&gt;&quot;;[$'Setlist Input'.A141])-1)-(SEARCH(&quot;title=&quot;;[$'Setlist Input'.A141])+7));&quot;&quot;)">
            <text:p/>
          </table:table-cell>
          <table:table-cell table:formula="of:=IF([.F141];MID([$'Setlist Input'.A141];SEARCH(&quot;score title=&quot;;[$'Setlist Input'.A141])+13;(SEARCH(&quot;path=&quot;;[$'Setlist Input'.A141])-2)-(SEARCH(&quot;score title=&quot;;[$'Setlist Input'.A141])+13));&quot;&quot;)" office:value-type="string" office:string-value="Tennessee-Waltz_arr02" calcext:value-type="string">
            <text:p>Tennessee-Waltz_arr02</text:p>
          </table:table-cell>
          <table:table-cell table:formula="of:=IF([.F141];MID([$'Setlist Input'.A141];SEARCH(&quot;path=&quot;;[$'Setlist Input'.A141])+6;(SEARCH(&quot;&gt;&quot;;[$'Setlist Input'.A141])-3)-(SEARCH(&quot;path=&quot;;[$'Setlist Input'.A141])+6));&quot;&quot;)" office:value-type="string" office:string-value="Tennessee-Waltz_arr02.pdf" calcext:value-type="string">
            <text:p>Tennessee-Waltz_arr02.pdf</text:p>
          </table:table-cell>
          <table:table-cell/>
          <table:table-cell table:formula="of:=IF([.D141];&quot;&lt;Setlist&gt;&lt;Name&gt;&quot;&amp;[.G141]&amp;&quot;&lt;/Name&gt;&quot;;IF([.E141];&quot;&lt;/Setlist&gt;&quot;;&quot;&quot;))">
            <text:p/>
          </table:table-cell>
          <table:table-cell table:formula="of:=IF([.F141];&quot;&lt;Song&gt;&lt;Title&gt;&quot;&amp;[.H141]&amp;&quot;&lt;/Title&gt;&lt;FileName&gt;&quot;&amp;[.I141]&amp;&quot;&lt;/FileName&gt;&lt;/FileType&gt;1&lt;/FileType&gt;&quot;;&quot;&quot;)" office:value-type="string" office:string-value="&lt;Song&gt;&lt;Title&gt;Tennessee-Waltz_arr02&lt;/Title&gt;&lt;FileName&gt;Tennessee-Waltz_arr02.pdf&lt;/FileName&gt;&lt;/FileType&gt;1&lt;/FileType&gt;" calcext:value-type="string">
            <text:p>&lt;Song&gt;&lt;Title&gt;Tennessee-Waltz_arr02&lt;/Title&gt;&lt;FileName&gt;Tennessee-Waltz_arr02.pdf&lt;/FileName&gt;&lt;/FileType&gt;1&lt;/FileType&gt;</text:p>
          </table:table-cell>
          <table:table-cell table:formula="of:=IF([.C14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2]));IF(ISBLANK([$'Setlist Input'.A143]);1;0);0)" office:value-type="float" office:value="0" calcext:value-type="float">
            <text:p>0</text:p>
          </table:table-cell>
          <table:table-cell table:style-name="ce6" table:formula="of:=ISNUMBER(SEARCH(&quot;kind=&quot;;[$'Setlist Input'.A14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2]))" office:value-type="boolean" office:boolean-value="true" calcext:value-type="boolean">
            <text:p>TRUE</text:p>
          </table:table-cell>
          <table:table-cell table:formula="of:=IF([.D142];MID([$'Setlist Input'.A142];SEARCH(&quot;title=&quot;;[$'Setlist Input'.A142])+7;(SEARCH(&quot;&gt;&quot;;[$'Setlist Input'.A142])-1)-(SEARCH(&quot;title=&quot;;[$'Setlist Input'.A142])+7));&quot;&quot;)">
            <text:p/>
          </table:table-cell>
          <table:table-cell table:formula="of:=IF([.F142];MID([$'Setlist Input'.A142];SEARCH(&quot;score title=&quot;;[$'Setlist Input'.A142])+13;(SEARCH(&quot;path=&quot;;[$'Setlist Input'.A142])-2)-(SEARCH(&quot;score title=&quot;;[$'Setlist Input'.A142])+13));&quot;&quot;)" office:value-type="string" office:string-value="Grandfathers-Clock_arr02_G" calcext:value-type="string">
            <text:p>Grandfathers-Clock_arr02_G</text:p>
          </table:table-cell>
          <table:table-cell table:formula="of:=IF([.F142];MID([$'Setlist Input'.A142];SEARCH(&quot;path=&quot;;[$'Setlist Input'.A142])+6;(SEARCH(&quot;&gt;&quot;;[$'Setlist Input'.A142])-3)-(SEARCH(&quot;path=&quot;;[$'Setlist Input'.A142])+6));&quot;&quot;)" office:value-type="string" office:string-value="Grandfathers-Clock_arr02_G.pdf" calcext:value-type="string">
            <text:p>Grandfathers-Clock_arr02_G.pdf</text:p>
          </table:table-cell>
          <table:table-cell/>
          <table:table-cell table:formula="of:=IF([.D142];&quot;&lt;Setlist&gt;&lt;Name&gt;&quot;&amp;[.G142]&amp;&quot;&lt;/Name&gt;&quot;;IF([.E142];&quot;&lt;/Setlist&gt;&quot;;&quot;&quot;))">
            <text:p/>
          </table:table-cell>
          <table:table-cell table:formula="of:=IF([.F142];&quot;&lt;Song&gt;&lt;Title&gt;&quot;&amp;[.H142]&amp;&quot;&lt;/Title&gt;&lt;FileName&gt;&quot;&amp;[.I142]&amp;&quot;&lt;/FileName&gt;&lt;/FileType&gt;1&lt;/FileType&gt;&quot;;&quot;&quot;)" office:value-type="string" office:string-value="&lt;Song&gt;&lt;Title&gt;Grandfathers-Clock_arr02_G&lt;/Title&gt;&lt;FileName&gt;Grandfathers-Clock_arr02_G.pdf&lt;/FileName&gt;&lt;/FileType&gt;1&lt;/FileType&gt;" calcext:value-type="string">
            <text:p>&lt;Song&gt;&lt;Title&gt;Grandfathers-Clock_arr02_G&lt;/Title&gt;&lt;FileName&gt;Grandfathers-Clock_arr02_G.pdf&lt;/FileName&gt;&lt;/FileType&gt;1&lt;/FileType&gt;</text:p>
          </table:table-cell>
          <table:table-cell table:formula="of:=IF([.C14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3]));IF(ISBLANK([$'Setlist Input'.A144]);1;0);0)" office:value-type="float" office:value="0" calcext:value-type="float">
            <text:p>0</text:p>
          </table:table-cell>
          <table:table-cell table:style-name="ce6" table:formula="of:=ISNUMBER(SEARCH(&quot;kind=&quot;;[$'Setlist Input'.A14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3]))" office:value-type="boolean" office:boolean-value="true" calcext:value-type="boolean">
            <text:p>TRUE</text:p>
          </table:table-cell>
          <table:table-cell table:formula="of:=IF([.D143];MID([$'Setlist Input'.A143];SEARCH(&quot;title=&quot;;[$'Setlist Input'.A143])+7;(SEARCH(&quot;&gt;&quot;;[$'Setlist Input'.A143])-1)-(SEARCH(&quot;title=&quot;;[$'Setlist Input'.A143])+7));&quot;&quot;)">
            <text:p/>
          </table:table-cell>
          <table:table-cell table:formula="of:=IF([.F143];MID([$'Setlist Input'.A143];SEARCH(&quot;score title=&quot;;[$'Setlist Input'.A143])+13;(SEARCH(&quot;path=&quot;;[$'Setlist Input'.A143])-2)-(SEARCH(&quot;score title=&quot;;[$'Setlist Input'.A143])+13));&quot;&quot;)" office:value-type="string" office:string-value="Go Tell it on the Mountain" calcext:value-type="string">
            <text:p>Go Tell it on the Mountain</text:p>
          </table:table-cell>
          <table:table-cell table:formula="of:=IF([.F143];MID([$'Setlist Input'.A143];SEARCH(&quot;path=&quot;;[$'Setlist Input'.A143])+6;(SEARCH(&quot;&gt;&quot;;[$'Setlist Input'.A143])-3)-(SEARCH(&quot;path=&quot;;[$'Setlist Input'.A143])+6));&quot;&quot;)" office:value-type="string" office:string-value="Go Tell it on the Mountain.pdf" calcext:value-type="string">
            <text:p>Go Tell it on the Mountain.pdf</text:p>
          </table:table-cell>
          <table:table-cell/>
          <table:table-cell table:formula="of:=IF([.D143];&quot;&lt;Setlist&gt;&lt;Name&gt;&quot;&amp;[.G143]&amp;&quot;&lt;/Name&gt;&quot;;IF([.E143];&quot;&lt;/Setlist&gt;&quot;;&quot;&quot;))">
            <text:p/>
          </table:table-cell>
          <table:table-cell table:formula="of:=IF([.F143];&quot;&lt;Song&gt;&lt;Title&gt;&quot;&amp;[.H143]&amp;&quot;&lt;/Title&gt;&lt;FileName&gt;&quot;&amp;[.I143]&amp;&quot;&lt;/FileName&gt;&lt;/FileType&gt;1&lt;/FileType&gt;&quot;;&quot;&quot;)" office:value-type="string" office:string-value="&lt;Song&gt;&lt;Title&gt;Go Tell it on the Mountain&lt;/Title&gt;&lt;FileName&gt;Go Tell it on the Mountain.pdf&lt;/FileName&gt;&lt;/FileType&gt;1&lt;/FileType&gt;" calcext:value-type="string">
            <text:p>&lt;Song&gt;&lt;Title&gt;Go Tell it on the Mountain&lt;/Title&gt;&lt;FileName&gt;Go Tell it on the Mountain.pdf&lt;/FileName&gt;&lt;/FileType&gt;1&lt;/FileType&gt;</text:p>
          </table:table-cell>
          <table:table-cell table:formula="of:=IF([.C14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4]));IF(ISBLANK([$'Setlist Input'.A145]);1;0);0)" office:value-type="float" office:value="0" calcext:value-type="float">
            <text:p>0</text:p>
          </table:table-cell>
          <table:table-cell table:style-name="ce6" table:formula="of:=ISNUMBER(SEARCH(&quot;kind=&quot;;[$'Setlist Input'.A14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4]))" office:value-type="boolean" office:boolean-value="true" calcext:value-type="boolean">
            <text:p>TRUE</text:p>
          </table:table-cell>
          <table:table-cell table:formula="of:=IF([.D144];MID([$'Setlist Input'.A144];SEARCH(&quot;title=&quot;;[$'Setlist Input'.A144])+7;(SEARCH(&quot;&gt;&quot;;[$'Setlist Input'.A144])-1)-(SEARCH(&quot;title=&quot;;[$'Setlist Input'.A144])+7));&quot;&quot;)">
            <text:p/>
          </table:table-cell>
          <table:table-cell table:formula="of:=IF([.F144];MID([$'Setlist Input'.A144];SEARCH(&quot;score title=&quot;;[$'Setlist Input'.A144])+13;(SEARCH(&quot;path=&quot;;[$'Setlist Input'.A144])-2)-(SEARCH(&quot;score title=&quot;;[$'Setlist Input'.A144])+13));&quot;&quot;)" office:value-type="string" office:string-value="Gavotte by Telemann" calcext:value-type="string">
            <text:p>Gavotte by Telemann</text:p>
          </table:table-cell>
          <table:table-cell table:formula="of:=IF([.F144];MID([$'Setlist Input'.A144];SEARCH(&quot;path=&quot;;[$'Setlist Input'.A144])+6;(SEARCH(&quot;&gt;&quot;;[$'Setlist Input'.A144])-3)-(SEARCH(&quot;path=&quot;;[$'Setlist Input'.A144])+6));&quot;&quot;)" office:value-type="string" office:string-value="Gavotte by Telemann.pdf" calcext:value-type="string">
            <text:p>Gavotte by Telemann.pdf</text:p>
          </table:table-cell>
          <table:table-cell/>
          <table:table-cell table:formula="of:=IF([.D144];&quot;&lt;Setlist&gt;&lt;Name&gt;&quot;&amp;[.G144]&amp;&quot;&lt;/Name&gt;&quot;;IF([.E144];&quot;&lt;/Setlist&gt;&quot;;&quot;&quot;))">
            <text:p/>
          </table:table-cell>
          <table:table-cell table:formula="of:=IF([.F144];&quot;&lt;Song&gt;&lt;Title&gt;&quot;&amp;[.H144]&amp;&quot;&lt;/Title&gt;&lt;FileName&gt;&quot;&amp;[.I144]&amp;&quot;&lt;/FileName&gt;&lt;/FileType&gt;1&lt;/FileType&gt;&quot;;&quot;&quot;)" office:value-type="string" office:string-value="&lt;Song&gt;&lt;Title&gt;Gavotte by Telemann&lt;/Title&gt;&lt;FileName&gt;Gavotte by Telemann.pdf&lt;/FileName&gt;&lt;/FileType&gt;1&lt;/FileType&gt;" calcext:value-type="string">
            <text:p>&lt;Song&gt;&lt;Title&gt;Gavotte by Telemann&lt;/Title&gt;&lt;FileName&gt;Gavotte by Telemann.pdf&lt;/FileName&gt;&lt;/FileType&gt;1&lt;/FileType&gt;</text:p>
          </table:table-cell>
          <table:table-cell table:formula="of:=IF([.C14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5]));IF(ISBLANK([$'Setlist Input'.A146]);1;0);0)" office:value-type="float" office:value="0" calcext:value-type="float">
            <text:p>0</text:p>
          </table:table-cell>
          <table:table-cell table:style-name="ce6" table:formula="of:=ISNUMBER(SEARCH(&quot;kind=&quot;;[$'Setlist Input'.A14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5]))" office:value-type="boolean" office:boolean-value="true" calcext:value-type="boolean">
            <text:p>TRUE</text:p>
          </table:table-cell>
          <table:table-cell table:formula="of:=IF([.D145];MID([$'Setlist Input'.A145];SEARCH(&quot;title=&quot;;[$'Setlist Input'.A145])+7;(SEARCH(&quot;&gt;&quot;;[$'Setlist Input'.A145])-1)-(SEARCH(&quot;title=&quot;;[$'Setlist Input'.A145])+7));&quot;&quot;)">
            <text:p/>
          </table:table-cell>
          <table:table-cell table:formula="of:=IF([.F145];MID([$'Setlist Input'.A145];SEARCH(&quot;score title=&quot;;[$'Setlist Input'.A145])+13;(SEARCH(&quot;path=&quot;;[$'Setlist Input'.A145])-2)-(SEARCH(&quot;score title=&quot;;[$'Setlist Input'.A145])+13));&quot;&quot;)" office:value-type="string" office:string-value="Hector the Hero - Score and Parts" calcext:value-type="string">
            <text:p>Hector the Hero - Score and Parts</text:p>
          </table:table-cell>
          <table:table-cell table:formula="of:=IF([.F145];MID([$'Setlist Input'.A145];SEARCH(&quot;path=&quot;;[$'Setlist Input'.A145])+6;(SEARCH(&quot;&gt;&quot;;[$'Setlist Input'.A145])-3)-(SEARCH(&quot;path=&quot;;[$'Setlist Input'.A145])+6));&quot;&quot;)" office:value-type="string" office:string-value="Hector the Hero - Score and Parts.pdf" calcext:value-type="string">
            <text:p>Hector the Hero - Score and Parts.pdf</text:p>
          </table:table-cell>
          <table:table-cell/>
          <table:table-cell table:formula="of:=IF([.D145];&quot;&lt;Setlist&gt;&lt;Name&gt;&quot;&amp;[.G145]&amp;&quot;&lt;/Name&gt;&quot;;IF([.E145];&quot;&lt;/Setlist&gt;&quot;;&quot;&quot;))">
            <text:p/>
          </table:table-cell>
          <table:table-cell table:formula="of:=IF([.F145];&quot;&lt;Song&gt;&lt;Title&gt;&quot;&amp;[.H145]&amp;&quot;&lt;/Title&gt;&lt;FileName&gt;&quot;&amp;[.I145]&amp;&quot;&lt;/FileName&gt;&lt;/FileType&gt;1&lt;/FileType&gt;&quot;;&quot;&quot;)" office:value-type="string" office:string-value="&lt;Song&gt;&lt;Title&gt;Hector the Hero - Score and Parts&lt;/Title&gt;&lt;FileName&gt;Hector the Hero - Score and Parts.pdf&lt;/FileName&gt;&lt;/FileType&gt;1&lt;/FileType&gt;" calcext:value-type="string">
            <text:p>&lt;Song&gt;&lt;Title&gt;Hector the Hero - Score and Parts&lt;/Title&gt;&lt;FileName&gt;Hector the Hero - Score and Parts.pdf&lt;/FileName&gt;&lt;/FileType&gt;1&lt;/FileType&gt;</text:p>
          </table:table-cell>
          <table:table-cell table:formula="of:=IF([.C14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6]));IF(ISBLANK([$'Setlist Input'.A147]);1;0);0)" office:value-type="float" office:value="0" calcext:value-type="float">
            <text:p>0</text:p>
          </table:table-cell>
          <table:table-cell table:style-name="ce6" table:formula="of:=ISNUMBER(SEARCH(&quot;kind=&quot;;[$'Setlist Input'.A14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6]))" office:value-type="boolean" office:boolean-value="true" calcext:value-type="boolean">
            <text:p>TRUE</text:p>
          </table:table-cell>
          <table:table-cell table:formula="of:=IF([.D146];MID([$'Setlist Input'.A146];SEARCH(&quot;title=&quot;;[$'Setlist Input'.A146])+7;(SEARCH(&quot;&gt;&quot;;[$'Setlist Input'.A146])-1)-(SEARCH(&quot;title=&quot;;[$'Setlist Input'.A146])+7));&quot;&quot;)">
            <text:p/>
          </table:table-cell>
          <table:table-cell table:formula="of:=IF([.F146];MID([$'Setlist Input'.A146];SEARCH(&quot;score title=&quot;;[$'Setlist Input'.A146])+13;(SEARCH(&quot;path=&quot;;[$'Setlist Input'.A146])-2)-(SEARCH(&quot;score title=&quot;;[$'Setlist Input'.A146])+13));&quot;&quot;)" office:value-type="string" office:string-value="Grace - Follow Me" calcext:value-type="string">
            <text:p>Grace - Follow Me</text:p>
          </table:table-cell>
          <table:table-cell table:formula="of:=IF([.F146];MID([$'Setlist Input'.A146];SEARCH(&quot;path=&quot;;[$'Setlist Input'.A146])+6;(SEARCH(&quot;&gt;&quot;;[$'Setlist Input'.A146])-3)-(SEARCH(&quot;path=&quot;;[$'Setlist Input'.A146])+6));&quot;&quot;)" office:value-type="string" office:string-value="Grace - Follow Me.pdf" calcext:value-type="string">
            <text:p>Grace - Follow Me.pdf</text:p>
          </table:table-cell>
          <table:table-cell/>
          <table:table-cell table:formula="of:=IF([.D146];&quot;&lt;Setlist&gt;&lt;Name&gt;&quot;&amp;[.G146]&amp;&quot;&lt;/Name&gt;&quot;;IF([.E146];&quot;&lt;/Setlist&gt;&quot;;&quot;&quot;))">
            <text:p/>
          </table:table-cell>
          <table:table-cell table:formula="of:=IF([.F146];&quot;&lt;Song&gt;&lt;Title&gt;&quot;&amp;[.H146]&amp;&quot;&lt;/Title&gt;&lt;FileName&gt;&quot;&amp;[.I146]&amp;&quot;&lt;/FileName&gt;&lt;/FileType&gt;1&lt;/FileType&gt;&quot;;&quot;&quot;)" office:value-type="string" office:string-value="&lt;Song&gt;&lt;Title&gt;Grace - Follow Me&lt;/Title&gt;&lt;FileName&gt;Grace - Follow Me.pdf&lt;/FileName&gt;&lt;/FileType&gt;1&lt;/FileType&gt;" calcext:value-type="string">
            <text:p>&lt;Song&gt;&lt;Title&gt;Grace - Follow Me&lt;/Title&gt;&lt;FileName&gt;Grace - Follow Me.pdf&lt;/FileName&gt;&lt;/FileType&gt;1&lt;/FileType&gt;</text:p>
          </table:table-cell>
          <table:table-cell table:formula="of:=IF([.C14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7]));IF(ISBLANK([$'Setlist Input'.A148]);1;0);0)" office:value-type="float" office:value="0" calcext:value-type="float">
            <text:p>0</text:p>
          </table:table-cell>
          <table:table-cell table:style-name="ce6" table:formula="of:=ISNUMBER(SEARCH(&quot;kind=&quot;;[$'Setlist Input'.A14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7]))" office:value-type="boolean" office:boolean-value="true" calcext:value-type="boolean">
            <text:p>TRUE</text:p>
          </table:table-cell>
          <table:table-cell table:formula="of:=IF([.D147];MID([$'Setlist Input'.A147];SEARCH(&quot;title=&quot;;[$'Setlist Input'.A147])+7;(SEARCH(&quot;&gt;&quot;;[$'Setlist Input'.A147])-1)-(SEARCH(&quot;title=&quot;;[$'Setlist Input'.A147])+7));&quot;&quot;)">
            <text:p/>
          </table:table-cell>
          <table:table-cell table:formula="of:=IF([.F147];MID([$'Setlist Input'.A147];SEARCH(&quot;score title=&quot;;[$'Setlist Input'.A147])+13;(SEARCH(&quot;path=&quot;;[$'Setlist Input'.A147])-2)-(SEARCH(&quot;score title=&quot;;[$'Setlist Input'.A147])+13));&quot;&quot;)" office:value-type="string" office:string-value="Penny To My Name" calcext:value-type="string">
            <text:p>Penny To My Name</text:p>
          </table:table-cell>
          <table:table-cell table:formula="of:=IF([.F147];MID([$'Setlist Input'.A147];SEARCH(&quot;path=&quot;;[$'Setlist Input'.A147])+6;(SEARCH(&quot;&gt;&quot;;[$'Setlist Input'.A147])-3)-(SEARCH(&quot;path=&quot;;[$'Setlist Input'.A147])+6));&quot;&quot;)" office:value-type="string" office:string-value="Penny To My Name.pdf" calcext:value-type="string">
            <text:p>Penny To My Name.pdf</text:p>
          </table:table-cell>
          <table:table-cell/>
          <table:table-cell table:formula="of:=IF([.D147];&quot;&lt;Setlist&gt;&lt;Name&gt;&quot;&amp;[.G147]&amp;&quot;&lt;/Name&gt;&quot;;IF([.E147];&quot;&lt;/Setlist&gt;&quot;;&quot;&quot;))">
            <text:p/>
          </table:table-cell>
          <table:table-cell table:formula="of:=IF([.F147];&quot;&lt;Song&gt;&lt;Title&gt;&quot;&amp;[.H147]&amp;&quot;&lt;/Title&gt;&lt;FileName&gt;&quot;&amp;[.I147]&amp;&quot;&lt;/FileName&gt;&lt;/FileType&gt;1&lt;/FileType&gt;&quot;;&quot;&quot;)" office:value-type="string" office:string-value="&lt;Song&gt;&lt;Title&gt;Penny To My Name&lt;/Title&gt;&lt;FileName&gt;Penny To My Name.pdf&lt;/FileName&gt;&lt;/FileType&gt;1&lt;/FileType&gt;" calcext:value-type="string">
            <text:p>&lt;Song&gt;&lt;Title&gt;Penny To My Name&lt;/Title&gt;&lt;FileName&gt;Penny To My Name.pdf&lt;/FileName&gt;&lt;/FileType&gt;1&lt;/FileType&gt;</text:p>
          </table:table-cell>
          <table:table-cell table:formula="of:=IF([.C14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8]));IF(ISBLANK([$'Setlist Input'.A149]);1;0);0)" office:value-type="float" office:value="0" calcext:value-type="float">
            <text:p>0</text:p>
          </table:table-cell>
          <table:table-cell table:style-name="ce6" table:formula="of:=ISNUMBER(SEARCH(&quot;kind=&quot;;[$'Setlist Input'.A14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8]))" office:value-type="boolean" office:boolean-value="true" calcext:value-type="boolean">
            <text:p>TRUE</text:p>
          </table:table-cell>
          <table:table-cell table:formula="of:=IF([.D148];MID([$'Setlist Input'.A148];SEARCH(&quot;title=&quot;;[$'Setlist Input'.A148])+7;(SEARCH(&quot;&gt;&quot;;[$'Setlist Input'.A148])-1)-(SEARCH(&quot;title=&quot;;[$'Setlist Input'.A148])+7));&quot;&quot;)">
            <text:p/>
          </table:table-cell>
          <table:table-cell table:formula="of:=IF([.F148];MID([$'Setlist Input'.A148];SEARCH(&quot;score title=&quot;;[$'Setlist Input'.A148])+13;(SEARCH(&quot;path=&quot;;[$'Setlist Input'.A148])-2)-(SEARCH(&quot;score title=&quot;;[$'Setlist Input'.A148])+13));&quot;&quot;)" office:value-type="string" office:string-value="It Never Rains In California" calcext:value-type="string">
            <text:p>It Never Rains In California</text:p>
          </table:table-cell>
          <table:table-cell table:formula="of:=IF([.F148];MID([$'Setlist Input'.A148];SEARCH(&quot;path=&quot;;[$'Setlist Input'.A148])+6;(SEARCH(&quot;&gt;&quot;;[$'Setlist Input'.A148])-3)-(SEARCH(&quot;path=&quot;;[$'Setlist Input'.A148])+6));&quot;&quot;)" office:value-type="string" office:string-value="It Never Rains In California.pdf" calcext:value-type="string">
            <text:p>It Never Rains In California.pdf</text:p>
          </table:table-cell>
          <table:table-cell/>
          <table:table-cell table:formula="of:=IF([.D148];&quot;&lt;Setlist&gt;&lt;Name&gt;&quot;&amp;[.G148]&amp;&quot;&lt;/Name&gt;&quot;;IF([.E148];&quot;&lt;/Setlist&gt;&quot;;&quot;&quot;))">
            <text:p/>
          </table:table-cell>
          <table:table-cell table:formula="of:=IF([.F148];&quot;&lt;Song&gt;&lt;Title&gt;&quot;&amp;[.H148]&amp;&quot;&lt;/Title&gt;&lt;FileName&gt;&quot;&amp;[.I148]&amp;&quot;&lt;/FileName&gt;&lt;/FileType&gt;1&lt;/FileType&gt;&quot;;&quot;&quot;)" office:value-type="string" office:string-value="&lt;Song&gt;&lt;Title&gt;It Never Rains In California&lt;/Title&gt;&lt;FileName&gt;It Never Rains In California.pdf&lt;/FileName&gt;&lt;/FileType&gt;1&lt;/FileType&gt;" calcext:value-type="string">
            <text:p>&lt;Song&gt;&lt;Title&gt;It Never Rains In California&lt;/Title&gt;&lt;FileName&gt;It Never Rains In California.pdf&lt;/FileName&gt;&lt;/FileType&gt;1&lt;/FileType&gt;</text:p>
          </table:table-cell>
          <table:table-cell table:formula="of:=IF([.C14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49]));IF(ISBLANK([$'Setlist Input'.A150]);1;0);0)" office:value-type="float" office:value="0" calcext:value-type="float">
            <text:p>0</text:p>
          </table:table-cell>
          <table:table-cell table:style-name="ce6" table:formula="of:=ISNUMBER(SEARCH(&quot;kind=&quot;;[$'Setlist Input'.A14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4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49]))" office:value-type="boolean" office:boolean-value="true" calcext:value-type="boolean">
            <text:p>TRUE</text:p>
          </table:table-cell>
          <table:table-cell table:formula="of:=IF([.D149];MID([$'Setlist Input'.A149];SEARCH(&quot;title=&quot;;[$'Setlist Input'.A149])+7;(SEARCH(&quot;&gt;&quot;;[$'Setlist Input'.A149])-1)-(SEARCH(&quot;title=&quot;;[$'Setlist Input'.A149])+7));&quot;&quot;)">
            <text:p/>
          </table:table-cell>
          <table:table-cell table:formula="of:=IF([.F149];MID([$'Setlist Input'.A149];SEARCH(&quot;score title=&quot;;[$'Setlist Input'.A149])+13;(SEARCH(&quot;path=&quot;;[$'Setlist Input'.A149])-2)-(SEARCH(&quot;score title=&quot;;[$'Setlist Input'.A149])+13));&quot;&quot;)" office:value-type="string" office:string-value="House of the Rising Sun" calcext:value-type="string">
            <text:p>House of the Rising Sun</text:p>
          </table:table-cell>
          <table:table-cell table:formula="of:=IF([.F149];MID([$'Setlist Input'.A149];SEARCH(&quot;path=&quot;;[$'Setlist Input'.A149])+6;(SEARCH(&quot;&gt;&quot;;[$'Setlist Input'.A149])-3)-(SEARCH(&quot;path=&quot;;[$'Setlist Input'.A149])+6));&quot;&quot;)" office:value-type="string" office:string-value="House of the Rising Sun.pdf" calcext:value-type="string">
            <text:p>House of the Rising Sun.pdf</text:p>
          </table:table-cell>
          <table:table-cell/>
          <table:table-cell table:formula="of:=IF([.D149];&quot;&lt;Setlist&gt;&lt;Name&gt;&quot;&amp;[.G149]&amp;&quot;&lt;/Name&gt;&quot;;IF([.E149];&quot;&lt;/Setlist&gt;&quot;;&quot;&quot;))">
            <text:p/>
          </table:table-cell>
          <table:table-cell table:formula="of:=IF([.F149];&quot;&lt;Song&gt;&lt;Title&gt;&quot;&amp;[.H149]&amp;&quot;&lt;/Title&gt;&lt;FileName&gt;&quot;&amp;[.I149]&amp;&quot;&lt;/FileName&gt;&lt;/FileType&gt;1&lt;/FileType&gt;&quot;;&quot;&quot;)" office:value-type="string" office:string-value="&lt;Song&gt;&lt;Title&gt;House of the Rising Sun&lt;/Title&gt;&lt;FileName&gt;House of the Rising Sun.pdf&lt;/FileName&gt;&lt;/FileType&gt;1&lt;/FileType&gt;" calcext:value-type="string">
            <text:p>&lt;Song&gt;&lt;Title&gt;House of the Rising Sun&lt;/Title&gt;&lt;FileName&gt;House of the Rising Sun.pdf&lt;/FileName&gt;&lt;/FileType&gt;1&lt;/FileType&gt;</text:p>
          </table:table-cell>
          <table:table-cell table:formula="of:=IF([.C14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0]));IF(ISBLANK([$'Setlist Input'.A151]);1;0);0)" office:value-type="float" office:value="0" calcext:value-type="float">
            <text:p>0</text:p>
          </table:table-cell>
          <table:table-cell table:style-name="ce6" table:formula="of:=ISNUMBER(SEARCH(&quot;kind=&quot;;[$'Setlist Input'.A15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0]))" office:value-type="boolean" office:boolean-value="true" calcext:value-type="boolean">
            <text:p>TRUE</text:p>
          </table:table-cell>
          <table:table-cell table:formula="of:=IF([.D150];MID([$'Setlist Input'.A150];SEARCH(&quot;title=&quot;;[$'Setlist Input'.A150])+7;(SEARCH(&quot;&gt;&quot;;[$'Setlist Input'.A150])-1)-(SEARCH(&quot;title=&quot;;[$'Setlist Input'.A150])+7));&quot;&quot;)">
            <text:p/>
          </table:table-cell>
          <table:table-cell table:formula="of:=IF([.F150];MID([$'Setlist Input'.A150];SEARCH(&quot;score title=&quot;;[$'Setlist Input'.A150])+13;(SEARCH(&quot;path=&quot;;[$'Setlist Input'.A150])-2)-(SEARCH(&quot;score title=&quot;;[$'Setlist Input'.A150])+13));&quot;&quot;)" office:value-type="string" office:string-value="Forked Deer -Seifert" calcext:value-type="string">
            <text:p>Forked Deer -Seifert</text:p>
          </table:table-cell>
          <table:table-cell table:formula="of:=IF([.F150];MID([$'Setlist Input'.A150];SEARCH(&quot;path=&quot;;[$'Setlist Input'.A150])+6;(SEARCH(&quot;&gt;&quot;;[$'Setlist Input'.A150])-3)-(SEARCH(&quot;path=&quot;;[$'Setlist Input'.A150])+6));&quot;&quot;)" office:value-type="string" office:string-value="Forked Deer -Seifert.pdf" calcext:value-type="string">
            <text:p>Forked Deer -Seifert.pdf</text:p>
          </table:table-cell>
          <table:table-cell/>
          <table:table-cell table:formula="of:=IF([.D150];&quot;&lt;Setlist&gt;&lt;Name&gt;&quot;&amp;[.G150]&amp;&quot;&lt;/Name&gt;&quot;;IF([.E150];&quot;&lt;/Setlist&gt;&quot;;&quot;&quot;))">
            <text:p/>
          </table:table-cell>
          <table:table-cell table:formula="of:=IF([.F150];&quot;&lt;Song&gt;&lt;Title&gt;&quot;&amp;[.H150]&amp;&quot;&lt;/Title&gt;&lt;FileName&gt;&quot;&amp;[.I150]&amp;&quot;&lt;/FileName&gt;&lt;/FileType&gt;1&lt;/FileType&gt;&quot;;&quot;&quot;)" office:value-type="string" office:string-value="&lt;Song&gt;&lt;Title&gt;Forked Deer -Seifert&lt;/Title&gt;&lt;FileName&gt;Forked Deer -Seifert.pdf&lt;/FileName&gt;&lt;/FileType&gt;1&lt;/FileType&gt;" calcext:value-type="string">
            <text:p>&lt;Song&gt;&lt;Title&gt;Forked Deer -Seifert&lt;/Title&gt;&lt;FileName&gt;Forked Deer -Seifert.pdf&lt;/FileName&gt;&lt;/FileType&gt;1&lt;/FileType&gt;</text:p>
          </table:table-cell>
          <table:table-cell table:formula="of:=IF([.C15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1]));IF(ISBLANK([$'Setlist Input'.A152]);1;0);0)" office:value-type="float" office:value="0" calcext:value-type="float">
            <text:p>0</text:p>
          </table:table-cell>
          <table:table-cell table:style-name="ce6" table:formula="of:=ISNUMBER(SEARCH(&quot;kind=&quot;;[$'Setlist Input'.A15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1]))" office:value-type="boolean" office:boolean-value="true" calcext:value-type="boolean">
            <text:p>TRUE</text:p>
          </table:table-cell>
          <table:table-cell table:formula="of:=IF([.D151];MID([$'Setlist Input'.A151];SEARCH(&quot;title=&quot;;[$'Setlist Input'.A151])+7;(SEARCH(&quot;&gt;&quot;;[$'Setlist Input'.A151])-1)-(SEARCH(&quot;title=&quot;;[$'Setlist Input'.A151])+7));&quot;&quot;)">
            <text:p/>
          </table:table-cell>
          <table:table-cell table:formula="of:=IF([.F151];MID([$'Setlist Input'.A151];SEARCH(&quot;score title=&quot;;[$'Setlist Input'.A151])+13;(SEARCH(&quot;path=&quot;;[$'Setlist Input'.A151])-2)-(SEARCH(&quot;score title=&quot;;[$'Setlist Input'.A151])+13));&quot;&quot;)" office:value-type="string" office:string-value="Over the Waterfall - Seifert" calcext:value-type="string">
            <text:p>Over the Waterfall - Seifert</text:p>
          </table:table-cell>
          <table:table-cell table:formula="of:=IF([.F151];MID([$'Setlist Input'.A151];SEARCH(&quot;path=&quot;;[$'Setlist Input'.A151])+6;(SEARCH(&quot;&gt;&quot;;[$'Setlist Input'.A151])-3)-(SEARCH(&quot;path=&quot;;[$'Setlist Input'.A151])+6));&quot;&quot;)" office:value-type="string" office:string-value="Over the Waterfall - Seifert.pdf" calcext:value-type="string">
            <text:p>Over the Waterfall - Seifert.pdf</text:p>
          </table:table-cell>
          <table:table-cell/>
          <table:table-cell table:formula="of:=IF([.D151];&quot;&lt;Setlist&gt;&lt;Name&gt;&quot;&amp;[.G151]&amp;&quot;&lt;/Name&gt;&quot;;IF([.E151];&quot;&lt;/Setlist&gt;&quot;;&quot;&quot;))">
            <text:p/>
          </table:table-cell>
          <table:table-cell table:formula="of:=IF([.F151];&quot;&lt;Song&gt;&lt;Title&gt;&quot;&amp;[.H151]&amp;&quot;&lt;/Title&gt;&lt;FileName&gt;&quot;&amp;[.I151]&amp;&quot;&lt;/FileName&gt;&lt;/FileType&gt;1&lt;/FileType&gt;&quot;;&quot;&quot;)" office:value-type="string" office:string-value="&lt;Song&gt;&lt;Title&gt;Over the Waterfall - Seifert&lt;/Title&gt;&lt;FileName&gt;Over the Waterfall - Seifert.pdf&lt;/FileName&gt;&lt;/FileType&gt;1&lt;/FileType&gt;" calcext:value-type="string">
            <text:p>&lt;Song&gt;&lt;Title&gt;Over the Waterfall - Seifert&lt;/Title&gt;&lt;FileName&gt;Over the Waterfall - Seifert.pdf&lt;/FileName&gt;&lt;/FileType&gt;1&lt;/FileType&gt;</text:p>
          </table:table-cell>
          <table:table-cell table:formula="of:=IF([.C15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2]));IF(ISBLANK([$'Setlist Input'.A153]);1;0);0)" office:value-type="float" office:value="0" calcext:value-type="float">
            <text:p>0</text:p>
          </table:table-cell>
          <table:table-cell table:style-name="ce6" table:formula="of:=ISNUMBER(SEARCH(&quot;kind=&quot;;[$'Setlist Input'.A15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2]))" office:value-type="boolean" office:boolean-value="true" calcext:value-type="boolean">
            <text:p>TRUE</text:p>
          </table:table-cell>
          <table:table-cell table:formula="of:=IF([.D152];MID([$'Setlist Input'.A152];SEARCH(&quot;title=&quot;;[$'Setlist Input'.A152])+7;(SEARCH(&quot;&gt;&quot;;[$'Setlist Input'.A152])-1)-(SEARCH(&quot;title=&quot;;[$'Setlist Input'.A152])+7));&quot;&quot;)">
            <text:p/>
          </table:table-cell>
          <table:table-cell table:formula="of:=IF([.F152];MID([$'Setlist Input'.A152];SEARCH(&quot;score title=&quot;;[$'Setlist Input'.A152])+13;(SEARCH(&quot;path=&quot;;[$'Setlist Input'.A152])-2)-(SEARCH(&quot;score title=&quot;;[$'Setlist Input'.A152])+13));&quot;&quot;)" office:value-type="string" office:string-value="Midnight On The Water, arr01" calcext:value-type="string">
            <text:p>Midnight On The Water, arr01</text:p>
          </table:table-cell>
          <table:table-cell table:formula="of:=IF([.F152];MID([$'Setlist Input'.A152];SEARCH(&quot;path=&quot;;[$'Setlist Input'.A152])+6;(SEARCH(&quot;&gt;&quot;;[$'Setlist Input'.A152])-3)-(SEARCH(&quot;path=&quot;;[$'Setlist Input'.A152])+6));&quot;&quot;)" office:value-type="string" office:string-value="Midnight On The Water, arr01.pdf" calcext:value-type="string">
            <text:p>Midnight On The Water, arr01.pdf</text:p>
          </table:table-cell>
          <table:table-cell/>
          <table:table-cell table:formula="of:=IF([.D152];&quot;&lt;Setlist&gt;&lt;Name&gt;&quot;&amp;[.G152]&amp;&quot;&lt;/Name&gt;&quot;;IF([.E152];&quot;&lt;/Setlist&gt;&quot;;&quot;&quot;))">
            <text:p/>
          </table:table-cell>
          <table:table-cell table:formula="of:=IF([.F152];&quot;&lt;Song&gt;&lt;Title&gt;&quot;&amp;[.H152]&amp;&quot;&lt;/Title&gt;&lt;FileName&gt;&quot;&amp;[.I152]&amp;&quot;&lt;/FileName&gt;&lt;/FileType&gt;1&lt;/FileType&gt;&quot;;&quot;&quot;)" office:value-type="string" office:string-value="&lt;Song&gt;&lt;Title&gt;Midnight On The Water, arr01&lt;/Title&gt;&lt;FileName&gt;Midnight On The Water, arr01.pdf&lt;/FileName&gt;&lt;/FileType&gt;1&lt;/FileType&gt;" calcext:value-type="string">
            <text:p>&lt;Song&gt;&lt;Title&gt;Midnight On The Water, arr01&lt;/Title&gt;&lt;FileName&gt;Midnight On The Water, arr01.pdf&lt;/FileName&gt;&lt;/FileType&gt;1&lt;/FileType&gt;</text:p>
          </table:table-cell>
          <table:table-cell table:formula="of:=IF([.C15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3]));IF(ISBLANK([$'Setlist Input'.A154]);1;0);0)" office:value-type="float" office:value="0" calcext:value-type="float">
            <text:p>0</text:p>
          </table:table-cell>
          <table:table-cell table:style-name="ce6" table:formula="of:=ISNUMBER(SEARCH(&quot;kind=&quot;;[$'Setlist Input'.A15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3]))" office:value-type="boolean" office:boolean-value="true" calcext:value-type="boolean">
            <text:p>TRUE</text:p>
          </table:table-cell>
          <table:table-cell table:formula="of:=IF([.D153];MID([$'Setlist Input'.A153];SEARCH(&quot;title=&quot;;[$'Setlist Input'.A153])+7;(SEARCH(&quot;&gt;&quot;;[$'Setlist Input'.A153])-1)-(SEARCH(&quot;title=&quot;;[$'Setlist Input'.A153])+7));&quot;&quot;)">
            <text:p/>
          </table:table-cell>
          <table:table-cell table:formula="of:=IF([.F153];MID([$'Setlist Input'.A153];SEARCH(&quot;score title=&quot;;[$'Setlist Input'.A153])+13;(SEARCH(&quot;path=&quot;;[$'Setlist Input'.A153])-2)-(SEARCH(&quot;score title=&quot;;[$'Setlist Input'.A153])+13));&quot;&quot;)" office:value-type="string" office:string-value="Crawdad Song 3" calcext:value-type="string">
            <text:p>Crawdad Song 3</text:p>
          </table:table-cell>
          <table:table-cell table:formula="of:=IF([.F153];MID([$'Setlist Input'.A153];SEARCH(&quot;path=&quot;;[$'Setlist Input'.A153])+6;(SEARCH(&quot;&gt;&quot;;[$'Setlist Input'.A153])-3)-(SEARCH(&quot;path=&quot;;[$'Setlist Input'.A153])+6));&quot;&quot;)" office:value-type="string" office:string-value="Crawdad Song 3.pdf" calcext:value-type="string">
            <text:p>Crawdad Song 3.pdf</text:p>
          </table:table-cell>
          <table:table-cell/>
          <table:table-cell table:formula="of:=IF([.D153];&quot;&lt;Setlist&gt;&lt;Name&gt;&quot;&amp;[.G153]&amp;&quot;&lt;/Name&gt;&quot;;IF([.E153];&quot;&lt;/Setlist&gt;&quot;;&quot;&quot;))">
            <text:p/>
          </table:table-cell>
          <table:table-cell table:formula="of:=IF([.F153];&quot;&lt;Song&gt;&lt;Title&gt;&quot;&amp;[.H153]&amp;&quot;&lt;/Title&gt;&lt;FileName&gt;&quot;&amp;[.I153]&amp;&quot;&lt;/FileName&gt;&lt;/FileType&gt;1&lt;/FileType&gt;&quot;;&quot;&quot;)" office:value-type="string" office:string-value="&lt;Song&gt;&lt;Title&gt;Crawdad Song 3&lt;/Title&gt;&lt;FileName&gt;Crawdad Song 3.pdf&lt;/FileName&gt;&lt;/FileType&gt;1&lt;/FileType&gt;" calcext:value-type="string">
            <text:p>&lt;Song&gt;&lt;Title&gt;Crawdad Song 3&lt;/Title&gt;&lt;FileName&gt;Crawdad Song 3.pdf&lt;/FileName&gt;&lt;/FileType&gt;1&lt;/FileType&gt;</text:p>
          </table:table-cell>
          <table:table-cell table:formula="of:=IF([.C15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4]));IF(ISBLANK([$'Setlist Input'.A155]);1;0);0)" office:value-type="float" office:value="0" calcext:value-type="float">
            <text:p>0</text:p>
          </table:table-cell>
          <table:table-cell table:style-name="ce6" table:formula="of:=ISNUMBER(SEARCH(&quot;kind=&quot;;[$'Setlist Input'.A15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4]))" office:value-type="boolean" office:boolean-value="true" calcext:value-type="boolean">
            <text:p>TRUE</text:p>
          </table:table-cell>
          <table:table-cell table:formula="of:=IF([.D154];MID([$'Setlist Input'.A154];SEARCH(&quot;title=&quot;;[$'Setlist Input'.A154])+7;(SEARCH(&quot;&gt;&quot;;[$'Setlist Input'.A154])-1)-(SEARCH(&quot;title=&quot;;[$'Setlist Input'.A154])+7));&quot;&quot;)">
            <text:p/>
          </table:table-cell>
          <table:table-cell table:formula="of:=IF([.F154];MID([$'Setlist Input'.A154];SEARCH(&quot;score title=&quot;;[$'Setlist Input'.A154])+13;(SEARCH(&quot;path=&quot;;[$'Setlist Input'.A154])-2)-(SEARCH(&quot;score title=&quot;;[$'Setlist Input'.A154])+13));&quot;&quot;)" office:value-type="string" office:string-value="Expectation Waltz" calcext:value-type="string">
            <text:p>Expectation Waltz</text:p>
          </table:table-cell>
          <table:table-cell table:formula="of:=IF([.F154];MID([$'Setlist Input'.A154];SEARCH(&quot;path=&quot;;[$'Setlist Input'.A154])+6;(SEARCH(&quot;&gt;&quot;;[$'Setlist Input'.A154])-3)-(SEARCH(&quot;path=&quot;;[$'Setlist Input'.A154])+6));&quot;&quot;)" office:value-type="string" office:string-value="Expectation Waltz.pdf" calcext:value-type="string">
            <text:p>Expectation Waltz.pdf</text:p>
          </table:table-cell>
          <table:table-cell/>
          <table:table-cell table:formula="of:=IF([.D154];&quot;&lt;Setlist&gt;&lt;Name&gt;&quot;&amp;[.G154]&amp;&quot;&lt;/Name&gt;&quot;;IF([.E154];&quot;&lt;/Setlist&gt;&quot;;&quot;&quot;))">
            <text:p/>
          </table:table-cell>
          <table:table-cell table:formula="of:=IF([.F154];&quot;&lt;Song&gt;&lt;Title&gt;&quot;&amp;[.H154]&amp;&quot;&lt;/Title&gt;&lt;FileName&gt;&quot;&amp;[.I154]&amp;&quot;&lt;/FileName&gt;&lt;/FileType&gt;1&lt;/FileType&gt;&quot;;&quot;&quot;)" office:value-type="string" office:string-value="&lt;Song&gt;&lt;Title&gt;Expectation Waltz&lt;/Title&gt;&lt;FileName&gt;Expectation Waltz.pdf&lt;/FileName&gt;&lt;/FileType&gt;1&lt;/FileType&gt;" calcext:value-type="string">
            <text:p>&lt;Song&gt;&lt;Title&gt;Expectation Waltz&lt;/Title&gt;&lt;FileName&gt;Expectation Waltz.pdf&lt;/FileName&gt;&lt;/FileType&gt;1&lt;/FileType&gt;</text:p>
          </table:table-cell>
          <table:table-cell table:formula="of:=IF([.C15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5]));IF(ISBLANK([$'Setlist Input'.A156]);1;0);0)" office:value-type="float" office:value="0" calcext:value-type="float">
            <text:p>0</text:p>
          </table:table-cell>
          <table:table-cell table:style-name="ce6" table:formula="of:=ISNUMBER(SEARCH(&quot;kind=&quot;;[$'Setlist Input'.A15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5]))" office:value-type="boolean" office:boolean-value="true" calcext:value-type="boolean">
            <text:p>TRUE</text:p>
          </table:table-cell>
          <table:table-cell table:formula="of:=IF([.D155];MID([$'Setlist Input'.A155];SEARCH(&quot;title=&quot;;[$'Setlist Input'.A155])+7;(SEARCH(&quot;&gt;&quot;;[$'Setlist Input'.A155])-1)-(SEARCH(&quot;title=&quot;;[$'Setlist Input'.A155])+7));&quot;&quot;)">
            <text:p/>
          </table:table-cell>
          <table:table-cell table:formula="of:=IF([.F155];MID([$'Setlist Input'.A155];SEARCH(&quot;score title=&quot;;[$'Setlist Input'.A155])+13;(SEARCH(&quot;path=&quot;;[$'Setlist Input'.A155])-2)-(SEARCH(&quot;score title=&quot;;[$'Setlist Input'.A155])+13));&quot;&quot;)" office:value-type="string" office:string-value="Zelda" calcext:value-type="string">
            <text:p>Zelda</text:p>
          </table:table-cell>
          <table:table-cell table:formula="of:=IF([.F155];MID([$'Setlist Input'.A155];SEARCH(&quot;path=&quot;;[$'Setlist Input'.A155])+6;(SEARCH(&quot;&gt;&quot;;[$'Setlist Input'.A155])-3)-(SEARCH(&quot;path=&quot;;[$'Setlist Input'.A155])+6));&quot;&quot;)" office:value-type="string" office:string-value="Zelda.pdf" calcext:value-type="string">
            <text:p>Zelda.pdf</text:p>
          </table:table-cell>
          <table:table-cell/>
          <table:table-cell table:formula="of:=IF([.D155];&quot;&lt;Setlist&gt;&lt;Name&gt;&quot;&amp;[.G155]&amp;&quot;&lt;/Name&gt;&quot;;IF([.E155];&quot;&lt;/Setlist&gt;&quot;;&quot;&quot;))">
            <text:p/>
          </table:table-cell>
          <table:table-cell table:formula="of:=IF([.F155];&quot;&lt;Song&gt;&lt;Title&gt;&quot;&amp;[.H155]&amp;&quot;&lt;/Title&gt;&lt;FileName&gt;&quot;&amp;[.I155]&amp;&quot;&lt;/FileName&gt;&lt;/FileType&gt;1&lt;/FileType&gt;&quot;;&quot;&quot;)" office:value-type="string" office:string-value="&lt;Song&gt;&lt;Title&gt;Zelda&lt;/Title&gt;&lt;FileName&gt;Zelda.pdf&lt;/FileName&gt;&lt;/FileType&gt;1&lt;/FileType&gt;" calcext:value-type="string">
            <text:p>&lt;Song&gt;&lt;Title&gt;Zelda&lt;/Title&gt;&lt;FileName&gt;Zelda.pdf&lt;/FileName&gt;&lt;/FileType&gt;1&lt;/FileType&gt;</text:p>
          </table:table-cell>
          <table:table-cell table:formula="of:=IF([.C15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6]));IF(ISBLANK([$'Setlist Input'.A157]);1;0);0)" office:value-type="float" office:value="0" calcext:value-type="float">
            <text:p>0</text:p>
          </table:table-cell>
          <table:table-cell table:style-name="ce6" table:formula="of:=ISNUMBER(SEARCH(&quot;kind=&quot;;[$'Setlist Input'.A15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6]))" office:value-type="boolean" office:boolean-value="true" calcext:value-type="boolean">
            <text:p>TRUE</text:p>
          </table:table-cell>
          <table:table-cell table:formula="of:=IF([.D156];MID([$'Setlist Input'.A156];SEARCH(&quot;title=&quot;;[$'Setlist Input'.A156])+7;(SEARCH(&quot;&gt;&quot;;[$'Setlist Input'.A156])-1)-(SEARCH(&quot;title=&quot;;[$'Setlist Input'.A156])+7));&quot;&quot;)">
            <text:p/>
          </table:table-cell>
          <table:table-cell table:formula="of:=IF([.F156];MID([$'Setlist Input'.A156];SEARCH(&quot;score title=&quot;;[$'Setlist Input'.A156])+13;(SEARCH(&quot;path=&quot;;[$'Setlist Input'.A156])-2)-(SEARCH(&quot;score title=&quot;;[$'Setlist Input'.A156])+13));&quot;&quot;)" office:value-type="string" office:string-value="Black Mountain Rag - ROOTS" calcext:value-type="string">
            <text:p>Black Mountain Rag - ROOTS</text:p>
          </table:table-cell>
          <table:table-cell table:formula="of:=IF([.F156];MID([$'Setlist Input'.A156];SEARCH(&quot;path=&quot;;[$'Setlist Input'.A156])+6;(SEARCH(&quot;&gt;&quot;;[$'Setlist Input'.A156])-3)-(SEARCH(&quot;path=&quot;;[$'Setlist Input'.A156])+6));&quot;&quot;)" office:value-type="string" office:string-value="Black Mountain Rag - ROOTS.pdf" calcext:value-type="string">
            <text:p>Black Mountain Rag - ROOTS.pdf</text:p>
          </table:table-cell>
          <table:table-cell/>
          <table:table-cell table:formula="of:=IF([.D156];&quot;&lt;Setlist&gt;&lt;Name&gt;&quot;&amp;[.G156]&amp;&quot;&lt;/Name&gt;&quot;;IF([.E156];&quot;&lt;/Setlist&gt;&quot;;&quot;&quot;))">
            <text:p/>
          </table:table-cell>
          <table:table-cell table:formula="of:=IF([.F156];&quot;&lt;Song&gt;&lt;Title&gt;&quot;&amp;[.H156]&amp;&quot;&lt;/Title&gt;&lt;FileName&gt;&quot;&amp;[.I156]&amp;&quot;&lt;/FileName&gt;&lt;/FileType&gt;1&lt;/FileType&gt;&quot;;&quot;&quot;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 table:formula="of:=IF([.C15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7]));IF(ISBLANK([$'Setlist Input'.A158]);1;0);0)" office:value-type="float" office:value="0" calcext:value-type="float">
            <text:p>0</text:p>
          </table:table-cell>
          <table:table-cell table:style-name="ce6" table:formula="of:=ISNUMBER(SEARCH(&quot;kind=&quot;;[$'Setlist Input'.A15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7]))" office:value-type="boolean" office:boolean-value="true" calcext:value-type="boolean">
            <text:p>TRUE</text:p>
          </table:table-cell>
          <table:table-cell table:formula="of:=IF([.D157];MID([$'Setlist Input'.A157];SEARCH(&quot;title=&quot;;[$'Setlist Input'.A157])+7;(SEARCH(&quot;&gt;&quot;;[$'Setlist Input'.A157])-1)-(SEARCH(&quot;title=&quot;;[$'Setlist Input'.A157])+7));&quot;&quot;)">
            <text:p/>
          </table:table-cell>
          <table:table-cell table:formula="of:=IF([.F157];MID([$'Setlist Input'.A157];SEARCH(&quot;score title=&quot;;[$'Setlist Input'.A157])+13;(SEARCH(&quot;path=&quot;;[$'Setlist Input'.A157])-2)-(SEARCH(&quot;score title=&quot;;[$'Setlist Input'.A157])+13));&quot;&quot;)" office:value-type="string" office:string-value="Genevieve's Waltz 2" calcext:value-type="string">
            <text:p>Genevieve's Waltz 2</text:p>
          </table:table-cell>
          <table:table-cell table:formula="of:=IF([.F157];MID([$'Setlist Input'.A157];SEARCH(&quot;path=&quot;;[$'Setlist Input'.A157])+6;(SEARCH(&quot;&gt;&quot;;[$'Setlist Input'.A157])-3)-(SEARCH(&quot;path=&quot;;[$'Setlist Input'.A157])+6));&quot;&quot;)" office:value-type="string" office:string-value="Genevieve's Waltz 2.pdf" calcext:value-type="string">
            <text:p>Genevieve's Waltz 2.pdf</text:p>
          </table:table-cell>
          <table:table-cell/>
          <table:table-cell table:formula="of:=IF([.D157];&quot;&lt;Setlist&gt;&lt;Name&gt;&quot;&amp;[.G157]&amp;&quot;&lt;/Name&gt;&quot;;IF([.E157];&quot;&lt;/Setlist&gt;&quot;;&quot;&quot;))">
            <text:p/>
          </table:table-cell>
          <table:table-cell table:formula="of:=IF([.F157];&quot;&lt;Song&gt;&lt;Title&gt;&quot;&amp;[.H157]&amp;&quot;&lt;/Title&gt;&lt;FileName&gt;&quot;&amp;[.I157]&amp;&quot;&lt;/FileName&gt;&lt;/FileType&gt;1&lt;/FileType&gt;&quot;;&quot;&quot;)" office:value-type="string" office:string-value="&lt;Song&gt;&lt;Title&gt;Genevieve's Waltz 2&lt;/Title&gt;&lt;FileName&gt;Genevieve's Waltz 2.pdf&lt;/FileName&gt;&lt;/FileType&gt;1&lt;/FileType&gt;" calcext:value-type="string">
            <text:p>&lt;Song&gt;&lt;Title&gt;Genevieve's Waltz 2&lt;/Title&gt;&lt;FileName&gt;Genevieve's Waltz 2.pdf&lt;/FileName&gt;&lt;/FileType&gt;1&lt;/FileType&gt;</text:p>
          </table:table-cell>
          <table:table-cell table:formula="of:=IF([.C15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8]));IF(ISBLANK([$'Setlist Input'.A159]);1;0);0)" office:value-type="float" office:value="0" calcext:value-type="float">
            <text:p>0</text:p>
          </table:table-cell>
          <table:table-cell table:style-name="ce6" table:formula="of:=ISNUMBER(SEARCH(&quot;kind=&quot;;[$'Setlist Input'.A15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8]))" office:value-type="boolean" office:boolean-value="true" calcext:value-type="boolean">
            <text:p>TRUE</text:p>
          </table:table-cell>
          <table:table-cell table:formula="of:=IF([.D158];MID([$'Setlist Input'.A158];SEARCH(&quot;title=&quot;;[$'Setlist Input'.A158])+7;(SEARCH(&quot;&gt;&quot;;[$'Setlist Input'.A158])-1)-(SEARCH(&quot;title=&quot;;[$'Setlist Input'.A158])+7));&quot;&quot;)">
            <text:p/>
          </table:table-cell>
          <table:table-cell table:formula="of:=IF([.F158];MID([$'Setlist Input'.A158];SEARCH(&quot;score title=&quot;;[$'Setlist Input'.A158])+13;(SEARCH(&quot;path=&quot;;[$'Setlist Input'.A158])-2)-(SEARCH(&quot;score title=&quot;;[$'Setlist Input'.A158])+13));&quot;&quot;)" office:value-type="string" office:string-value="Nobody Knows You When You’re Down and Out" calcext:value-type="string">
            <text:p>Nobody Knows You When You’re Down and Out</text:p>
          </table:table-cell>
          <table:table-cell table:formula="of:=IF([.F158];MID([$'Setlist Input'.A158];SEARCH(&quot;path=&quot;;[$'Setlist Input'.A158])+6;(SEARCH(&quot;&gt;&quot;;[$'Setlist Input'.A158])-3)-(SEARCH(&quot;path=&quot;;[$'Setlist Input'.A158])+6));&quot;&quot;)" office:value-type="string" office:string-value="Nobody Knows You When You’re Down and Out.pdf" calcext:value-type="string">
            <text:p>Nobody Knows You When You’re Down and Out.pdf</text:p>
          </table:table-cell>
          <table:table-cell/>
          <table:table-cell table:formula="of:=IF([.D158];&quot;&lt;Setlist&gt;&lt;Name&gt;&quot;&amp;[.G158]&amp;&quot;&lt;/Name&gt;&quot;;IF([.E158];&quot;&lt;/Setlist&gt;&quot;;&quot;&quot;))">
            <text:p/>
          </table:table-cell>
          <table:table-cell table:formula="of:=IF([.F158];&quot;&lt;Song&gt;&lt;Title&gt;&quot;&amp;[.H158]&amp;&quot;&lt;/Title&gt;&lt;FileName&gt;&quot;&amp;[.I158]&amp;&quot;&lt;/FileName&gt;&lt;/FileType&gt;1&lt;/FileType&gt;&quot;;&quot;&quot;)" office:value-type="string" office:string-value="&lt;Song&gt;&lt;Title&gt;Nobody Knows You When You’re Down and Out&lt;/Title&gt;&lt;FileName&gt;Nobody Knows You When You’re Down and Out.pdf&lt;/FileName&gt;&lt;/FileType&gt;1&lt;/FileType&gt;" calcext:value-type="string">
            <text:p>&lt;Song&gt;&lt;Title&gt;Nobody Knows You When You’re Down and Out&lt;/Title&gt;&lt;FileName&gt;Nobody Knows You When You’re Down and Out.pdf&lt;/FileName&gt;&lt;/FileType&gt;1&lt;/FileType&gt;</text:p>
          </table:table-cell>
          <table:table-cell table:formula="of:=IF([.C15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59]));IF(ISBLANK([$'Setlist Input'.A160]);1;0);0)" office:value-type="float" office:value="0" calcext:value-type="float">
            <text:p>0</text:p>
          </table:table-cell>
          <table:table-cell table:style-name="ce6" table:formula="of:=ISNUMBER(SEARCH(&quot;kind=&quot;;[$'Setlist Input'.A15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5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59]))" office:value-type="boolean" office:boolean-value="true" calcext:value-type="boolean">
            <text:p>TRUE</text:p>
          </table:table-cell>
          <table:table-cell table:formula="of:=IF([.D159];MID([$'Setlist Input'.A159];SEARCH(&quot;title=&quot;;[$'Setlist Input'.A159])+7;(SEARCH(&quot;&gt;&quot;;[$'Setlist Input'.A159])-1)-(SEARCH(&quot;title=&quot;;[$'Setlist Input'.A159])+7));&quot;&quot;)">
            <text:p/>
          </table:table-cell>
          <table:table-cell table:formula="of:=IF([.F159];MID([$'Setlist Input'.A159];SEARCH(&quot;score title=&quot;;[$'Setlist Input'.A159])+13;(SEARCH(&quot;path=&quot;;[$'Setlist Input'.A159])-2)-(SEARCH(&quot;score title=&quot;;[$'Setlist Input'.A159])+13));&quot;&quot;)" office:value-type="string" office:string-value="Midnight On The Water -easier" calcext:value-type="string">
            <text:p>Midnight On The Water -easier</text:p>
          </table:table-cell>
          <table:table-cell table:formula="of:=IF([.F159];MID([$'Setlist Input'.A159];SEARCH(&quot;path=&quot;;[$'Setlist Input'.A159])+6;(SEARCH(&quot;&gt;&quot;;[$'Setlist Input'.A159])-3)-(SEARCH(&quot;path=&quot;;[$'Setlist Input'.A159])+6));&quot;&quot;)" office:value-type="string" office:string-value="Midnight On The Water -easier.pdf" calcext:value-type="string">
            <text:p>Midnight On The Water -easier.pdf</text:p>
          </table:table-cell>
          <table:table-cell/>
          <table:table-cell table:formula="of:=IF([.D159];&quot;&lt;Setlist&gt;&lt;Name&gt;&quot;&amp;[.G159]&amp;&quot;&lt;/Name&gt;&quot;;IF([.E159];&quot;&lt;/Setlist&gt;&quot;;&quot;&quot;))">
            <text:p/>
          </table:table-cell>
          <table:table-cell table:formula="of:=IF([.F159];&quot;&lt;Song&gt;&lt;Title&gt;&quot;&amp;[.H159]&amp;&quot;&lt;/Title&gt;&lt;FileName&gt;&quot;&amp;[.I159]&amp;&quot;&lt;/FileName&gt;&lt;/FileType&gt;1&lt;/FileType&gt;&quot;;&quot;&quot;)" office:value-type="string" office:string-value="&lt;Song&gt;&lt;Title&gt;Midnight On The Water -easier&lt;/Title&gt;&lt;FileName&gt;Midnight On The Water -easier.pdf&lt;/FileName&gt;&lt;/FileType&gt;1&lt;/FileType&gt;" calcext:value-type="string">
            <text:p>&lt;Song&gt;&lt;Title&gt;Midnight On The Water -easier&lt;/Title&gt;&lt;FileName&gt;Midnight On The Water -easier.pdf&lt;/FileName&gt;&lt;/FileType&gt;1&lt;/FileType&gt;</text:p>
          </table:table-cell>
          <table:table-cell table:formula="of:=IF([.C15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0]));IF(ISBLANK([$'Setlist Input'.A161]);1;0);0)" office:value-type="float" office:value="0" calcext:value-type="float">
            <text:p>0</text:p>
          </table:table-cell>
          <table:table-cell table:style-name="ce6" table:formula="of:=ISNUMBER(SEARCH(&quot;kind=&quot;;[$'Setlist Input'.A16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0]))" office:value-type="boolean" office:boolean-value="true" calcext:value-type="boolean">
            <text:p>TRUE</text:p>
          </table:table-cell>
          <table:table-cell table:formula="of:=IF([.D160];MID([$'Setlist Input'.A160];SEARCH(&quot;title=&quot;;[$'Setlist Input'.A160])+7;(SEARCH(&quot;&gt;&quot;;[$'Setlist Input'.A160])-1)-(SEARCH(&quot;title=&quot;;[$'Setlist Input'.A160])+7));&quot;&quot;)">
            <text:p/>
          </table:table-cell>
          <table:table-cell table:formula="of:=IF([.F160];MID([$'Setlist Input'.A160];SEARCH(&quot;score title=&quot;;[$'Setlist Input'.A160])+13;(SEARCH(&quot;path=&quot;;[$'Setlist Input'.A160])-2)-(SEARCH(&quot;score title=&quot;;[$'Setlist Input'.A160])+13));&quot;&quot;)" office:value-type="string" office:string-value="Squirrel Heads and Gravy" calcext:value-type="string">
            <text:p>Squirrel Heads and Gravy</text:p>
          </table:table-cell>
          <table:table-cell table:formula="of:=IF([.F160];MID([$'Setlist Input'.A160];SEARCH(&quot;path=&quot;;[$'Setlist Input'.A160])+6;(SEARCH(&quot;&gt;&quot;;[$'Setlist Input'.A160])-3)-(SEARCH(&quot;path=&quot;;[$'Setlist Input'.A160])+6));&quot;&quot;)" office:value-type="string" office:string-value="Squirrel Heads and Gravy 2.pdf" calcext:value-type="string">
            <text:p>Squirrel Heads and Gravy 2.pdf</text:p>
          </table:table-cell>
          <table:table-cell/>
          <table:table-cell table:formula="of:=IF([.D160];&quot;&lt;Setlist&gt;&lt;Name&gt;&quot;&amp;[.G160]&amp;&quot;&lt;/Name&gt;&quot;;IF([.E160];&quot;&lt;/Setlist&gt;&quot;;&quot;&quot;))">
            <text:p/>
          </table:table-cell>
          <table:table-cell table:formula="of:=IF([.F160];&quot;&lt;Song&gt;&lt;Title&gt;&quot;&amp;[.H160]&amp;&quot;&lt;/Title&gt;&lt;FileName&gt;&quot;&amp;[.I160]&amp;&quot;&lt;/FileName&gt;&lt;/FileType&gt;1&lt;/FileType&gt;&quot;;&quot;&quot;)" office:value-type="string" office:string-value="&lt;Song&gt;&lt;Title&gt;Squirrel Heads and Gravy&lt;/Title&gt;&lt;FileName&gt;Squirrel Heads and Gravy 2.pdf&lt;/FileName&gt;&lt;/FileType&gt;1&lt;/FileType&gt;" calcext:value-type="string">
            <text:p>&lt;Song&gt;&lt;Title&gt;Squirrel Heads and Gravy&lt;/Title&gt;&lt;FileName&gt;Squirrel Heads and Gravy 2.pdf&lt;/FileName&gt;&lt;/FileType&gt;1&lt;/FileType&gt;</text:p>
          </table:table-cell>
          <table:table-cell table:formula="of:=IF([.C16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1]));IF(ISBLANK([$'Setlist Input'.A162]);1;0);0)" office:value-type="float" office:value="0" calcext:value-type="float">
            <text:p>0</text:p>
          </table:table-cell>
          <table:table-cell table:style-name="ce6" table:formula="of:=ISNUMBER(SEARCH(&quot;kind=&quot;;[$'Setlist Input'.A16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1]))" office:value-type="boolean" office:boolean-value="true" calcext:value-type="boolean">
            <text:p>TRUE</text:p>
          </table:table-cell>
          <table:table-cell table:formula="of:=IF([.D161];MID([$'Setlist Input'.A161];SEARCH(&quot;title=&quot;;[$'Setlist Input'.A161])+7;(SEARCH(&quot;&gt;&quot;;[$'Setlist Input'.A161])-1)-(SEARCH(&quot;title=&quot;;[$'Setlist Input'.A161])+7));&quot;&quot;)">
            <text:p/>
          </table:table-cell>
          <table:table-cell table:formula="of:=IF([.F161];MID([$'Setlist Input'.A161];SEARCH(&quot;score title=&quot;;[$'Setlist Input'.A161])+13;(SEARCH(&quot;path=&quot;;[$'Setlist Input'.A161])-2)-(SEARCH(&quot;score title=&quot;;[$'Setlist Input'.A161])+13));&quot;&quot;)" office:value-type="string" office:string-value="Banjo Players In Heaven" calcext:value-type="string">
            <text:p>Banjo Players In Heaven</text:p>
          </table:table-cell>
          <table:table-cell table:formula="of:=IF([.F161];MID([$'Setlist Input'.A161];SEARCH(&quot;path=&quot;;[$'Setlist Input'.A161])+6;(SEARCH(&quot;&gt;&quot;;[$'Setlist Input'.A161])-3)-(SEARCH(&quot;path=&quot;;[$'Setlist Input'.A161])+6));&quot;&quot;)" office:value-type="string" office:string-value="Banjo Players In Heaven.pdf" calcext:value-type="string">
            <text:p>Banjo Players In Heaven.pdf</text:p>
          </table:table-cell>
          <table:table-cell/>
          <table:table-cell table:formula="of:=IF([.D161];&quot;&lt;Setlist&gt;&lt;Name&gt;&quot;&amp;[.G161]&amp;&quot;&lt;/Name&gt;&quot;;IF([.E161];&quot;&lt;/Setlist&gt;&quot;;&quot;&quot;))">
            <text:p/>
          </table:table-cell>
          <table:table-cell table:formula="of:=IF([.F161];&quot;&lt;Song&gt;&lt;Title&gt;&quot;&amp;[.H161]&amp;&quot;&lt;/Title&gt;&lt;FileName&gt;&quot;&amp;[.I161]&amp;&quot;&lt;/FileName&gt;&lt;/FileType&gt;1&lt;/FileType&gt;&quot;;&quot;&quot;)" office:value-type="string" office:string-value="&lt;Song&gt;&lt;Title&gt;Banjo Players In Heaven&lt;/Title&gt;&lt;FileName&gt;Banjo Players In Heaven.pdf&lt;/FileName&gt;&lt;/FileType&gt;1&lt;/FileType&gt;" calcext:value-type="string">
            <text:p>&lt;Song&gt;&lt;Title&gt;Banjo Players In Heaven&lt;/Title&gt;&lt;FileName&gt;Banjo Players In Heaven.pdf&lt;/FileName&gt;&lt;/FileType&gt;1&lt;/FileType&gt;</text:p>
          </table:table-cell>
          <table:table-cell table:formula="of:=IF([.C16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2]));IF(ISBLANK([$'Setlist Input'.A163]);1;0);0)" office:value-type="float" office:value="0" calcext:value-type="float">
            <text:p>0</text:p>
          </table:table-cell>
          <table:table-cell table:style-name="ce6" table:formula="of:=ISNUMBER(SEARCH(&quot;kind=&quot;;[$'Setlist Input'.A16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2]))" office:value-type="boolean" office:boolean-value="true" calcext:value-type="boolean">
            <text:p>TRUE</text:p>
          </table:table-cell>
          <table:table-cell table:formula="of:=IF([.D162];MID([$'Setlist Input'.A162];SEARCH(&quot;title=&quot;;[$'Setlist Input'.A162])+7;(SEARCH(&quot;&gt;&quot;;[$'Setlist Input'.A162])-1)-(SEARCH(&quot;title=&quot;;[$'Setlist Input'.A162])+7));&quot;&quot;)">
            <text:p/>
          </table:table-cell>
          <table:table-cell table:formula="of:=IF([.F162];MID([$'Setlist Input'.A162];SEARCH(&quot;score title=&quot;;[$'Setlist Input'.A162])+13;(SEARCH(&quot;path=&quot;;[$'Setlist Input'.A162])-2)-(SEARCH(&quot;score title=&quot;;[$'Setlist Input'.A162])+13));&quot;&quot;)" office:value-type="string" office:string-value="Puff-the-Magic-Dragon_TAB" calcext:value-type="string">
            <text:p>Puff-the-Magic-Dragon_TAB</text:p>
          </table:table-cell>
          <table:table-cell table:formula="of:=IF([.F162];MID([$'Setlist Input'.A162];SEARCH(&quot;path=&quot;;[$'Setlist Input'.A162])+6;(SEARCH(&quot;&gt;&quot;;[$'Setlist Input'.A162])-3)-(SEARCH(&quot;path=&quot;;[$'Setlist Input'.A162])+6));&quot;&quot;)" office:value-type="string" office:string-value="Puff-the-Magic-Dragon_TAB.pdf" calcext:value-type="string">
            <text:p>Puff-the-Magic-Dragon_TAB.pdf</text:p>
          </table:table-cell>
          <table:table-cell/>
          <table:table-cell table:formula="of:=IF([.D162];&quot;&lt;Setlist&gt;&lt;Name&gt;&quot;&amp;[.G162]&amp;&quot;&lt;/Name&gt;&quot;;IF([.E162];&quot;&lt;/Setlist&gt;&quot;;&quot;&quot;))">
            <text:p/>
          </table:table-cell>
          <table:table-cell table:formula="of:=IF([.F162];&quot;&lt;Song&gt;&lt;Title&gt;&quot;&amp;[.H162]&amp;&quot;&lt;/Title&gt;&lt;FileName&gt;&quot;&amp;[.I162]&amp;&quot;&lt;/FileName&gt;&lt;/FileType&gt;1&lt;/FileType&gt;&quot;;&quot;&quot;)" office:value-type="string" office:string-value="&lt;Song&gt;&lt;Title&gt;Puff-the-Magic-Dragon_TAB&lt;/Title&gt;&lt;FileName&gt;Puff-the-Magic-Dragon_TAB.pdf&lt;/FileName&gt;&lt;/FileType&gt;1&lt;/FileType&gt;" calcext:value-type="string">
            <text:p>&lt;Song&gt;&lt;Title&gt;Puff-the-Magic-Dragon_TAB&lt;/Title&gt;&lt;FileName&gt;Puff-the-Magic-Dragon_TAB.pdf&lt;/FileName&gt;&lt;/FileType&gt;1&lt;/FileType&gt;</text:p>
          </table:table-cell>
          <table:table-cell table:formula="of:=IF([.C16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3]));IF(ISBLANK([$'Setlist Input'.A164]);1;0);0)" office:value-type="float" office:value="0" calcext:value-type="float">
            <text:p>0</text:p>
          </table:table-cell>
          <table:table-cell table:style-name="ce6" table:formula="of:=ISNUMBER(SEARCH(&quot;kind=&quot;;[$'Setlist Input'.A16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3]))" office:value-type="boolean" office:boolean-value="true" calcext:value-type="boolean">
            <text:p>TRUE</text:p>
          </table:table-cell>
          <table:table-cell table:formula="of:=IF([.D163];MID([$'Setlist Input'.A163];SEARCH(&quot;title=&quot;;[$'Setlist Input'.A163])+7;(SEARCH(&quot;&gt;&quot;;[$'Setlist Input'.A163])-1)-(SEARCH(&quot;title=&quot;;[$'Setlist Input'.A163])+7));&quot;&quot;)">
            <text:p/>
          </table:table-cell>
          <table:table-cell table:formula="of:=IF([.F163];MID([$'Setlist Input'.A163];SEARCH(&quot;score title=&quot;;[$'Setlist Input'.A163])+13;(SEARCH(&quot;path=&quot;;[$'Setlist Input'.A163])-2)-(SEARCH(&quot;score title=&quot;;[$'Setlist Input'.A163])+13));&quot;&quot;)" office:value-type="string" office:string-value="Rocky Top" calcext:value-type="string">
            <text:p>Rocky Top</text:p>
          </table:table-cell>
          <table:table-cell table:formula="of:=IF([.F163];MID([$'Setlist Input'.A163];SEARCH(&quot;path=&quot;;[$'Setlist Input'.A163])+6;(SEARCH(&quot;&gt;&quot;;[$'Setlist Input'.A163])-3)-(SEARCH(&quot;path=&quot;;[$'Setlist Input'.A163])+6));&quot;&quot;)" office:value-type="string" office:string-value="Rocky Top.pdf" calcext:value-type="string">
            <text:p>Rocky Top.pdf</text:p>
          </table:table-cell>
          <table:table-cell/>
          <table:table-cell table:formula="of:=IF([.D163];&quot;&lt;Setlist&gt;&lt;Name&gt;&quot;&amp;[.G163]&amp;&quot;&lt;/Name&gt;&quot;;IF([.E163];&quot;&lt;/Setlist&gt;&quot;;&quot;&quot;))">
            <text:p/>
          </table:table-cell>
          <table:table-cell table:formula="of:=IF([.F163];&quot;&lt;Song&gt;&lt;Title&gt;&quot;&amp;[.H163]&amp;&quot;&lt;/Title&gt;&lt;FileName&gt;&quot;&amp;[.I163]&amp;&quot;&lt;/FileName&gt;&lt;/FileType&gt;1&lt;/FileType&gt;&quot;;&quot;&quot;)" office:value-type="string" office:string-value="&lt;Song&gt;&lt;Title&gt;Rocky Top&lt;/Title&gt;&lt;FileName&gt;Rocky Top.pdf&lt;/FileName&gt;&lt;/FileType&gt;1&lt;/FileType&gt;" calcext:value-type="string">
            <text:p>&lt;Song&gt;&lt;Title&gt;Rocky Top&lt;/Title&gt;&lt;FileName&gt;Rocky Top.pdf&lt;/FileName&gt;&lt;/FileType&gt;1&lt;/FileType&gt;</text:p>
          </table:table-cell>
          <table:table-cell table:formula="of:=IF([.C16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4]));IF(ISBLANK([$'Setlist Input'.A165]);1;0);0)" office:value-type="float" office:value="0" calcext:value-type="float">
            <text:p>0</text:p>
          </table:table-cell>
          <table:table-cell table:style-name="ce6" table:formula="of:=ISNUMBER(SEARCH(&quot;kind=&quot;;[$'Setlist Input'.A16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4]))" office:value-type="boolean" office:boolean-value="true" calcext:value-type="boolean">
            <text:p>TRUE</text:p>
          </table:table-cell>
          <table:table-cell table:formula="of:=IF([.D164];MID([$'Setlist Input'.A164];SEARCH(&quot;title=&quot;;[$'Setlist Input'.A164])+7;(SEARCH(&quot;&gt;&quot;;[$'Setlist Input'.A164])-1)-(SEARCH(&quot;title=&quot;;[$'Setlist Input'.A164])+7));&quot;&quot;)">
            <text:p/>
          </table:table-cell>
          <table:table-cell table:formula="of:=IF([.F164];MID([$'Setlist Input'.A164];SEARCH(&quot;score title=&quot;;[$'Setlist Input'.A164])+13;(SEARCH(&quot;path=&quot;;[$'Setlist Input'.A164])-2)-(SEARCH(&quot;score title=&quot;;[$'Setlist Input'.A164])+13));&quot;&quot;)" office:value-type="string" office:string-value="Faded Coat of Blue - Conger" calcext:value-type="string">
            <text:p>Faded Coat of Blue - Conger</text:p>
          </table:table-cell>
          <table:table-cell table:formula="of:=IF([.F164];MID([$'Setlist Input'.A164];SEARCH(&quot;path=&quot;;[$'Setlist Input'.A164])+6;(SEARCH(&quot;&gt;&quot;;[$'Setlist Input'.A164])-3)-(SEARCH(&quot;path=&quot;;[$'Setlist Input'.A164])+6));&quot;&quot;)" office:value-type="string" office:string-value="Faded Coat of Blue - Conger.pdf" calcext:value-type="string">
            <text:p>Faded Coat of Blue - Conger.pdf</text:p>
          </table:table-cell>
          <table:table-cell/>
          <table:table-cell table:formula="of:=IF([.D164];&quot;&lt;Setlist&gt;&lt;Name&gt;&quot;&amp;[.G164]&amp;&quot;&lt;/Name&gt;&quot;;IF([.E164];&quot;&lt;/Setlist&gt;&quot;;&quot;&quot;))">
            <text:p/>
          </table:table-cell>
          <table:table-cell table:formula="of:=IF([.F164];&quot;&lt;Song&gt;&lt;Title&gt;&quot;&amp;[.H164]&amp;&quot;&lt;/Title&gt;&lt;FileName&gt;&quot;&amp;[.I164]&amp;&quot;&lt;/FileName&gt;&lt;/FileType&gt;1&lt;/FileType&gt;&quot;;&quot;&quot;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 table:formula="of:=IF([.C16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5]));IF(ISBLANK([$'Setlist Input'.A166]);1;0);0)" office:value-type="float" office:value="0" calcext:value-type="float">
            <text:p>0</text:p>
          </table:table-cell>
          <table:table-cell table:style-name="ce6" table:formula="of:=ISNUMBER(SEARCH(&quot;kind=&quot;;[$'Setlist Input'.A16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5]))" office:value-type="boolean" office:boolean-value="true" calcext:value-type="boolean">
            <text:p>TRUE</text:p>
          </table:table-cell>
          <table:table-cell table:formula="of:=IF([.D165];MID([$'Setlist Input'.A165];SEARCH(&quot;title=&quot;;[$'Setlist Input'.A165])+7;(SEARCH(&quot;&gt;&quot;;[$'Setlist Input'.A165])-1)-(SEARCH(&quot;title=&quot;;[$'Setlist Input'.A165])+7));&quot;&quot;)">
            <text:p/>
          </table:table-cell>
          <table:table-cell table:formula="of:=IF([.F165];MID([$'Setlist Input'.A165];SEARCH(&quot;score title=&quot;;[$'Setlist Input'.A165])+13;(SEARCH(&quot;path=&quot;;[$'Setlist Input'.A165])-2)-(SEARCH(&quot;score title=&quot;;[$'Setlist Input'.A165])+13));&quot;&quot;)" office:value-type="string" office:string-value="You're a Grand Old Flag" calcext:value-type="string">
            <text:p>You're a Grand Old Flag</text:p>
          </table:table-cell>
          <table:table-cell table:formula="of:=IF([.F165];MID([$'Setlist Input'.A165];SEARCH(&quot;path=&quot;;[$'Setlist Input'.A165])+6;(SEARCH(&quot;&gt;&quot;;[$'Setlist Input'.A165])-3)-(SEARCH(&quot;path=&quot;;[$'Setlist Input'.A165])+6));&quot;&quot;)" office:value-type="string" office:string-value="You're a Grand Old Flag.pdf" calcext:value-type="string">
            <text:p>You're a Grand Old Flag.pdf</text:p>
          </table:table-cell>
          <table:table-cell/>
          <table:table-cell table:formula="of:=IF([.D165];&quot;&lt;Setlist&gt;&lt;Name&gt;&quot;&amp;[.G165]&amp;&quot;&lt;/Name&gt;&quot;;IF([.E165];&quot;&lt;/Setlist&gt;&quot;;&quot;&quot;))">
            <text:p/>
          </table:table-cell>
          <table:table-cell table:formula="of:=IF([.F165];&quot;&lt;Song&gt;&lt;Title&gt;&quot;&amp;[.H165]&amp;&quot;&lt;/Title&gt;&lt;FileName&gt;&quot;&amp;[.I165]&amp;&quot;&lt;/FileName&gt;&lt;/FileType&gt;1&lt;/FileType&gt;&quot;;&quot;&quot;)" office:value-type="string" office:string-value="&lt;Song&gt;&lt;Title&gt;You're a Grand Old Flag&lt;/Title&gt;&lt;FileName&gt;You're a Grand Old Flag.pdf&lt;/FileName&gt;&lt;/FileType&gt;1&lt;/FileType&gt;" calcext:value-type="string">
            <text:p>&lt;Song&gt;&lt;Title&gt;You're a Grand Old Flag&lt;/Title&gt;&lt;FileName&gt;You're a Grand Old Flag.pdf&lt;/FileName&gt;&lt;/FileType&gt;1&lt;/FileType&gt;</text:p>
          </table:table-cell>
          <table:table-cell table:formula="of:=IF([.C16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6]));IF(ISBLANK([$'Setlist Input'.A167]);1;0);0)" office:value-type="float" office:value="0" calcext:value-type="float">
            <text:p>0</text:p>
          </table:table-cell>
          <table:table-cell table:style-name="ce6" table:formula="of:=ISNUMBER(SEARCH(&quot;kind=&quot;;[$'Setlist Input'.A16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6]))" office:value-type="boolean" office:boolean-value="true" calcext:value-type="boolean">
            <text:p>TRUE</text:p>
          </table:table-cell>
          <table:table-cell table:formula="of:=IF([.D166];MID([$'Setlist Input'.A166];SEARCH(&quot;title=&quot;;[$'Setlist Input'.A166])+7;(SEARCH(&quot;&gt;&quot;;[$'Setlist Input'.A166])-1)-(SEARCH(&quot;title=&quot;;[$'Setlist Input'.A166])+7));&quot;&quot;)">
            <text:p/>
          </table:table-cell>
          <table:table-cell table:formula="of:=IF([.F166];MID([$'Setlist Input'.A166];SEARCH(&quot;score title=&quot;;[$'Setlist Input'.A166])+13;(SEARCH(&quot;path=&quot;;[$'Setlist Input'.A166])-2)-(SEARCH(&quot;score title=&quot;;[$'Setlist Input'.A166])+13));&quot;&quot;)" office:value-type="string" office:string-value="Mississippi Sawyer (arr04: Seifert 4-Part)" calcext:value-type="string">
            <text:p>Mississippi Sawyer (arr04: Seifert 4-Part)</text:p>
          </table:table-cell>
          <table:table-cell table:formula="of:=IF([.F166];MID([$'Setlist Input'.A166];SEARCH(&quot;path=&quot;;[$'Setlist Input'.A166])+6;(SEARCH(&quot;&gt;&quot;;[$'Setlist Input'.A166])-3)-(SEARCH(&quot;path=&quot;;[$'Setlist Input'.A166])+6));&quot;&quot;)" office:value-type="string" office:string-value="Mississippi Sawyer (arr04: Seifert 4-Part).pdf" calcext:value-type="string">
            <text:p>Mississippi Sawyer (arr04: Seifert 4-Part).pdf</text:p>
          </table:table-cell>
          <table:table-cell/>
          <table:table-cell table:formula="of:=IF([.D166];&quot;&lt;Setlist&gt;&lt;Name&gt;&quot;&amp;[.G166]&amp;&quot;&lt;/Name&gt;&quot;;IF([.E166];&quot;&lt;/Setlist&gt;&quot;;&quot;&quot;))">
            <text:p/>
          </table:table-cell>
          <table:table-cell table:formula="of:=IF([.F166];&quot;&lt;Song&gt;&lt;Title&gt;&quot;&amp;[.H166]&amp;&quot;&lt;/Title&gt;&lt;FileName&gt;&quot;&amp;[.I166]&amp;&quot;&lt;/FileName&gt;&lt;/FileType&gt;1&lt;/FileType&gt;&quot;;&quot;&quot;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 table:formula="of:=IF([.C16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7]));IF(ISBLANK([$'Setlist Input'.A168]);1;0);0)" office:value-type="float" office:value="0" calcext:value-type="float">
            <text:p>0</text:p>
          </table:table-cell>
          <table:table-cell table:style-name="ce6" table:formula="of:=ISNUMBER(SEARCH(&quot;kind=&quot;;[$'Setlist Input'.A16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7]))" office:value-type="boolean" office:boolean-value="true" calcext:value-type="boolean">
            <text:p>TRUE</text:p>
          </table:table-cell>
          <table:table-cell table:formula="of:=IF([.D167];MID([$'Setlist Input'.A167];SEARCH(&quot;title=&quot;;[$'Setlist Input'.A167])+7;(SEARCH(&quot;&gt;&quot;;[$'Setlist Input'.A167])-1)-(SEARCH(&quot;title=&quot;;[$'Setlist Input'.A167])+7));&quot;&quot;)">
            <text:p/>
          </table:table-cell>
          <table:table-cell table:formula="of:=IF([.F167];MID([$'Setlist Input'.A167];SEARCH(&quot;score title=&quot;;[$'Setlist Input'.A167])+13;(SEARCH(&quot;path=&quot;;[$'Setlist Input'.A167])-2)-(SEARCH(&quot;score title=&quot;;[$'Setlist Input'.A167])+13));&quot;&quot;)" office:value-type="string" office:string-value="Cripple Creek (arr04: Seifert 4-Part)" calcext:value-type="string">
            <text:p>Cripple Creek (arr04: Seifert 4-Part)</text:p>
          </table:table-cell>
          <table:table-cell table:formula="of:=IF([.F167];MID([$'Setlist Input'.A167];SEARCH(&quot;path=&quot;;[$'Setlist Input'.A167])+6;(SEARCH(&quot;&gt;&quot;;[$'Setlist Input'.A167])-3)-(SEARCH(&quot;path=&quot;;[$'Setlist Input'.A167])+6));&quot;&quot;)" office:value-type="string" office:string-value="Cripple Creek (arr04: Seifert 4-Part).pdf" calcext:value-type="string">
            <text:p>Cripple Creek (arr04: Seifert 4-Part).pdf</text:p>
          </table:table-cell>
          <table:table-cell/>
          <table:table-cell table:formula="of:=IF([.D167];&quot;&lt;Setlist&gt;&lt;Name&gt;&quot;&amp;[.G167]&amp;&quot;&lt;/Name&gt;&quot;;IF([.E167];&quot;&lt;/Setlist&gt;&quot;;&quot;&quot;))">
            <text:p/>
          </table:table-cell>
          <table:table-cell table:formula="of:=IF([.F167];&quot;&lt;Song&gt;&lt;Title&gt;&quot;&amp;[.H167]&amp;&quot;&lt;/Title&gt;&lt;FileName&gt;&quot;&amp;[.I167]&amp;&quot;&lt;/FileName&gt;&lt;/FileType&gt;1&lt;/FileType&gt;&quot;;&quot;&quot;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 table:formula="of:=IF([.C16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8]));IF(ISBLANK([$'Setlist Input'.A169]);1;0);0)" office:value-type="float" office:value="0" calcext:value-type="float">
            <text:p>0</text:p>
          </table:table-cell>
          <table:table-cell table:style-name="ce6" table:formula="of:=ISNUMBER(SEARCH(&quot;kind=&quot;;[$'Setlist Input'.A16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8]))" office:value-type="boolean" office:boolean-value="true" calcext:value-type="boolean">
            <text:p>TRUE</text:p>
          </table:table-cell>
          <table:table-cell table:formula="of:=IF([.D168];MID([$'Setlist Input'.A168];SEARCH(&quot;title=&quot;;[$'Setlist Input'.A168])+7;(SEARCH(&quot;&gt;&quot;;[$'Setlist Input'.A168])-1)-(SEARCH(&quot;title=&quot;;[$'Setlist Input'.A168])+7));&quot;&quot;)">
            <text:p/>
          </table:table-cell>
          <table:table-cell table:formula="of:=IF([.F168];MID([$'Setlist Input'.A168];SEARCH(&quot;score title=&quot;;[$'Setlist Input'.A168])+13;(SEARCH(&quot;path=&quot;;[$'Setlist Input'.A168])-2)-(SEARCH(&quot;score title=&quot;;[$'Setlist Input'.A168])+13));&quot;&quot;)" office:value-type="string" office:string-value="Camp Meeting 4th of July (arr02: TW &amp; Seifert)" calcext:value-type="string">
            <text:p>Camp Meeting 4th of July (arr02: TW &amp; Seifert)</text:p>
          </table:table-cell>
          <table:table-cell table:formula="of:=IF([.F168];MID([$'Setlist Input'.A168];SEARCH(&quot;path=&quot;;[$'Setlist Input'.A168])+6;(SEARCH(&quot;&gt;&quot;;[$'Setlist Input'.A168])-3)-(SEARCH(&quot;path=&quot;;[$'Setlist Input'.A168])+6));&quot;&quot;)" office:value-type="string" office:string-value="Camp Meeting 4th of July (arr02: TW &amp; Seifert).pdf" calcext:value-type="string">
            <text:p>Camp Meeting 4th of July (arr02: TW &amp; Seifert).pdf</text:p>
          </table:table-cell>
          <table:table-cell/>
          <table:table-cell table:formula="of:=IF([.D168];&quot;&lt;Setlist&gt;&lt;Name&gt;&quot;&amp;[.G168]&amp;&quot;&lt;/Name&gt;&quot;;IF([.E168];&quot;&lt;/Setlist&gt;&quot;;&quot;&quot;))">
            <text:p/>
          </table:table-cell>
          <table:table-cell table:formula="of:=IF([.F168];&quot;&lt;Song&gt;&lt;Title&gt;&quot;&amp;[.H168]&amp;&quot;&lt;/Title&gt;&lt;FileName&gt;&quot;&amp;[.I168]&amp;&quot;&lt;/FileName&gt;&lt;/FileType&gt;1&lt;/FileType&gt;&quot;;&quot;&quot;)" office:value-type="string" office:string-value="&lt;Song&gt;&lt;Title&gt;Camp Meeting 4th of July (arr02: TW &amp; Seifert)&lt;/Title&gt;&lt;FileName&gt;Camp Meeting 4th of July (arr02: TW &amp; Seifert).pdf&lt;/FileName&gt;&lt;/FileType&gt;1&lt;/FileType&gt;" calcext:value-type="string">
            <text:p>&lt;Song&gt;&lt;Title&gt;Camp Meeting 4th of July (arr02: TW &amp; Seifert)&lt;/Title&gt;&lt;FileName&gt;Camp Meeting 4th of July (arr02: TW &amp; Seifert).pdf&lt;/FileName&gt;&lt;/FileType&gt;1&lt;/FileType&gt;</text:p>
          </table:table-cell>
          <table:table-cell table:formula="of:=IF([.C16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69]));IF(ISBLANK([$'Setlist Input'.A170]);1;0);0)" office:value-type="float" office:value="0" calcext:value-type="float">
            <text:p>0</text:p>
          </table:table-cell>
          <table:table-cell table:style-name="ce6" table:formula="of:=ISNUMBER(SEARCH(&quot;kind=&quot;;[$'Setlist Input'.A16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6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69]))" office:value-type="boolean" office:boolean-value="true" calcext:value-type="boolean">
            <text:p>TRUE</text:p>
          </table:table-cell>
          <table:table-cell table:formula="of:=IF([.D169];MID([$'Setlist Input'.A169];SEARCH(&quot;title=&quot;;[$'Setlist Input'.A169])+7;(SEARCH(&quot;&gt;&quot;;[$'Setlist Input'.A169])-1)-(SEARCH(&quot;title=&quot;;[$'Setlist Input'.A169])+7));&quot;&quot;)">
            <text:p/>
          </table:table-cell>
          <table:table-cell table:formula="of:=IF([.F169];MID([$'Setlist Input'.A169];SEARCH(&quot;score title=&quot;;[$'Setlist Input'.A169])+13;(SEARCH(&quot;path=&quot;;[$'Setlist Input'.A169])-2)-(SEARCH(&quot;score title=&quot;;[$'Setlist Input'.A169])+13));&quot;&quot;)" office:value-type="string" office:string-value="Wildwood Flower (arr01:Haas)" calcext:value-type="string">
            <text:p>Wildwood Flower (arr01:Haas)</text:p>
          </table:table-cell>
          <table:table-cell table:formula="of:=IF([.F169];MID([$'Setlist Input'.A169];SEARCH(&quot;path=&quot;;[$'Setlist Input'.A169])+6;(SEARCH(&quot;&gt;&quot;;[$'Setlist Input'.A169])-3)-(SEARCH(&quot;path=&quot;;[$'Setlist Input'.A169])+6));&quot;&quot;)" office:value-type="string" office:string-value="Wildwood Flower (arr01:Haas).pdf" calcext:value-type="string">
            <text:p>Wildwood Flower (arr01:Haas).pdf</text:p>
          </table:table-cell>
          <table:table-cell/>
          <table:table-cell table:formula="of:=IF([.D169];&quot;&lt;Setlist&gt;&lt;Name&gt;&quot;&amp;[.G169]&amp;&quot;&lt;/Name&gt;&quot;;IF([.E169];&quot;&lt;/Setlist&gt;&quot;;&quot;&quot;))">
            <text:p/>
          </table:table-cell>
          <table:table-cell table:formula="of:=IF([.F169];&quot;&lt;Song&gt;&lt;Title&gt;&quot;&amp;[.H169]&amp;&quot;&lt;/Title&gt;&lt;FileName&gt;&quot;&amp;[.I169]&amp;&quot;&lt;/FileName&gt;&lt;/FileType&gt;1&lt;/FileType&gt;&quot;;&quot;&quot;)" office:value-type="string" office:string-value="&lt;Song&gt;&lt;Title&gt;Wildwood Flower (arr01:Haas)&lt;/Title&gt;&lt;FileName&gt;Wildwood Flower (arr01:Haas).pdf&lt;/FileName&gt;&lt;/FileType&gt;1&lt;/FileType&gt;" calcext:value-type="string">
            <text:p>&lt;Song&gt;&lt;Title&gt;Wildwood Flower (arr01:Haas)&lt;/Title&gt;&lt;FileName&gt;Wildwood Flower (arr01:Haas).pdf&lt;/FileName&gt;&lt;/FileType&gt;1&lt;/FileType&gt;</text:p>
          </table:table-cell>
          <table:table-cell table:formula="of:=IF([.C16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0]));IF(ISBLANK([$'Setlist Input'.A171]);1;0);0)" office:value-type="float" office:value="0" calcext:value-type="float">
            <text:p>0</text:p>
          </table:table-cell>
          <table:table-cell table:style-name="ce6" table:formula="of:=ISNUMBER(SEARCH(&quot;kind=&quot;;[$'Setlist Input'.A17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0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170]))" office:value-type="boolean" office:boolean-value="false" calcext:value-type="boolean">
            <text:p>FALSE</text:p>
          </table:table-cell>
          <table:table-cell table:formula="of:=IF([.D170];MID([$'Setlist Input'.A170];SEARCH(&quot;title=&quot;;[$'Setlist Input'.A170])+7;(SEARCH(&quot;&gt;&quot;;[$'Setlist Input'.A170])-1)-(SEARCH(&quot;title=&quot;;[$'Setlist Input'.A170])+7));&quot;&quot;)">
            <text:p/>
          </table:table-cell>
          <table:table-cell table:formula="of:=IF([.F170];MID([$'Setlist Input'.A170];SEARCH(&quot;score title=&quot;;[$'Setlist Input'.A170])+13;(SEARCH(&quot;path=&quot;;[$'Setlist Input'.A170])-2)-(SEARCH(&quot;score title=&quot;;[$'Setlist Input'.A170])+13));&quot;&quot;)">
            <text:p/>
          </table:table-cell>
          <table:table-cell table:formula="of:=IF([.F170];MID([$'Setlist Input'.A170];SEARCH(&quot;path=&quot;;[$'Setlist Input'.A170])+6;(SEARCH(&quot;&gt;&quot;;[$'Setlist Input'.A170])-3)-(SEARCH(&quot;path=&quot;;[$'Setlist Input'.A170])+6));&quot;&quot;)">
            <text:p/>
          </table:table-cell>
          <table:table-cell/>
          <table:table-cell table:formula="of:=IF([.D170];&quot;&lt;Setlist&gt;&lt;Name&gt;&quot;&amp;[.G170]&amp;&quot;&lt;/Name&gt;&quot;;IF([.E170];&quot;&lt;/Setlist&gt;&quot;;&quot;&quot;))" office:value-type="string" office:string-value="&lt;/Setlist&gt;" calcext:value-type="string">
            <text:p>&lt;/Setlist&gt;</text:p>
          </table:table-cell>
          <table:table-cell table:formula="of:=IF([.F170];&quot;&lt;Song&gt;&lt;Title&gt;&quot;&amp;[.H170]&amp;&quot;&lt;/Title&gt;&lt;FileName&gt;&quot;&amp;[.I170]&amp;&quot;&lt;/FileName&gt;&lt;/FileType&gt;1&lt;/FileType&gt;&quot;;&quot;&quot;)">
            <text:p/>
          </table:table-cell>
          <table:table-cell table:formula="of:=IF([.C17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1]));IF(ISBLANK([$'Setlist Input'.A172]);1;0);0)" office:value-type="float" office:value="0" calcext:value-type="float">
            <text:p>0</text:p>
          </table:table-cell>
          <table:table-cell table:style-name="ce6" table:formula="of:=ISNUMBER(SEARCH(&quot;kind=&quot;;[$'Setlist Input'.A171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17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1]))" office:value-type="boolean" office:boolean-value="false" calcext:value-type="boolean">
            <text:p>FALSE</text:p>
          </table:table-cell>
          <table:table-cell table:formula="of:=IF([.D171];MID([$'Setlist Input'.A171];SEARCH(&quot;title=&quot;;[$'Setlist Input'.A171])+7;(SEARCH(&quot;&gt;&quot;;[$'Setlist Input'.A171])-1)-(SEARCH(&quot;title=&quot;;[$'Setlist Input'.A171])+7));&quot;&quot;)" office:value-type="string" office:string-value="MelSunJam_ALL" calcext:value-type="string">
            <text:p>MelSunJam_ALL</text:p>
          </table:table-cell>
          <table:table-cell table:formula="of:=IF([.F171];MID([$'Setlist Input'.A171];SEARCH(&quot;score title=&quot;;[$'Setlist Input'.A171])+13;(SEARCH(&quot;path=&quot;;[$'Setlist Input'.A171])-2)-(SEARCH(&quot;score title=&quot;;[$'Setlist Input'.A171])+13));&quot;&quot;)">
            <text:p/>
          </table:table-cell>
          <table:table-cell table:formula="of:=IF([.F171];MID([$'Setlist Input'.A171];SEARCH(&quot;path=&quot;;[$'Setlist Input'.A171])+6;(SEARCH(&quot;&gt;&quot;;[$'Setlist Input'.A171])-3)-(SEARCH(&quot;path=&quot;;[$'Setlist Input'.A171])+6));&quot;&quot;)">
            <text:p/>
          </table:table-cell>
          <table:table-cell/>
          <table:table-cell table:formula="of:=IF([.D171];&quot;&lt;Setlist&gt;&lt;Name&gt;&quot;&amp;[.G171]&amp;&quot;&lt;/Name&gt;&quot;;IF([.E171];&quot;&lt;/Setlist&gt;&quot;;&quot;&quot;))" office:value-type="string" office:string-value="&lt;Setlist&gt;&lt;Name&gt;MelSunJam_ALL&lt;/Name&gt;" calcext:value-type="string">
            <text:p>&lt;Setlist&gt;&lt;Name&gt;MelSunJam_ALL&lt;/Name&gt;</text:p>
          </table:table-cell>
          <table:table-cell table:formula="of:=IF([.F171];&quot;&lt;Song&gt;&lt;Title&gt;&quot;&amp;[.H171]&amp;&quot;&lt;/Title&gt;&lt;FileName&gt;&quot;&amp;[.I171]&amp;&quot;&lt;/FileName&gt;&lt;/FileType&gt;1&lt;/FileType&gt;&quot;;&quot;&quot;)">
            <text:p/>
          </table:table-cell>
          <table:table-cell table:formula="of:=IF([.C17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2]));IF(ISBLANK([$'Setlist Input'.A173]);1;0);0)" office:value-type="float" office:value="0" calcext:value-type="float">
            <text:p>0</text:p>
          </table:table-cell>
          <table:table-cell table:style-name="ce6" table:formula="of:=ISNUMBER(SEARCH(&quot;kind=&quot;;[$'Setlist Input'.A17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2]))" office:value-type="boolean" office:boolean-value="true" calcext:value-type="boolean">
            <text:p>TRUE</text:p>
          </table:table-cell>
          <table:table-cell table:formula="of:=IF([.D172];MID([$'Setlist Input'.A172];SEARCH(&quot;title=&quot;;[$'Setlist Input'.A172])+7;(SEARCH(&quot;&gt;&quot;;[$'Setlist Input'.A172])-1)-(SEARCH(&quot;title=&quot;;[$'Setlist Input'.A172])+7));&quot;&quot;)">
            <text:p/>
          </table:table-cell>
          <table:table-cell table:formula="of:=IF([.F172];MID([$'Setlist Input'.A172];SEARCH(&quot;score title=&quot;;[$'Setlist Input'.A172])+13;(SEARCH(&quot;path=&quot;;[$'Setlist Input'.A172])-2)-(SEARCH(&quot;score title=&quot;;[$'Setlist Input'.A172])+13));&quot;&quot;)" office:value-type="string" office:string-value="Spotted Pony TW" calcext:value-type="string">
            <text:p>Spotted Pony TW</text:p>
          </table:table-cell>
          <table:table-cell table:formula="of:=IF([.F172];MID([$'Setlist Input'.A172];SEARCH(&quot;path=&quot;;[$'Setlist Input'.A172])+6;(SEARCH(&quot;&gt;&quot;;[$'Setlist Input'.A172])-3)-(SEARCH(&quot;path=&quot;;[$'Setlist Input'.A172])+6));&quot;&quot;)" office:value-type="string" office:string-value="Spotted Pony TW 2.pdf" calcext:value-type="string">
            <text:p>Spotted Pony TW 2.pdf</text:p>
          </table:table-cell>
          <table:table-cell/>
          <table:table-cell table:formula="of:=IF([.D172];&quot;&lt;Setlist&gt;&lt;Name&gt;&quot;&amp;[.G172]&amp;&quot;&lt;/Name&gt;&quot;;IF([.E172];&quot;&lt;/Setlist&gt;&quot;;&quot;&quot;))">
            <text:p/>
          </table:table-cell>
          <table:table-cell table:formula="of:=IF([.F172];&quot;&lt;Song&gt;&lt;Title&gt;&quot;&amp;[.H172]&amp;&quot;&lt;/Title&gt;&lt;FileName&gt;&quot;&amp;[.I172]&amp;&quot;&lt;/FileName&gt;&lt;/FileType&gt;1&lt;/FileType&gt;&quot;;&quot;&quot;)" office:value-type="string" office:string-value="&lt;Song&gt;&lt;Title&gt;Spotted Pony TW&lt;/Title&gt;&lt;FileName&gt;Spotted Pony TW 2.pdf&lt;/FileName&gt;&lt;/FileType&gt;1&lt;/FileType&gt;" calcext:value-type="string">
            <text:p>&lt;Song&gt;&lt;Title&gt;Spotted Pony TW&lt;/Title&gt;&lt;FileName&gt;Spotted Pony TW 2.pdf&lt;/FileName&gt;&lt;/FileType&gt;1&lt;/FileType&gt;</text:p>
          </table:table-cell>
          <table:table-cell table:formula="of:=IF([.C17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3]));IF(ISBLANK([$'Setlist Input'.A174]);1;0);0)" office:value-type="float" office:value="0" calcext:value-type="float">
            <text:p>0</text:p>
          </table:table-cell>
          <table:table-cell table:style-name="ce6" table:formula="of:=ISNUMBER(SEARCH(&quot;kind=&quot;;[$'Setlist Input'.A17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3]))" office:value-type="boolean" office:boolean-value="true" calcext:value-type="boolean">
            <text:p>TRUE</text:p>
          </table:table-cell>
          <table:table-cell table:formula="of:=IF([.D173];MID([$'Setlist Input'.A173];SEARCH(&quot;title=&quot;;[$'Setlist Input'.A173])+7;(SEARCH(&quot;&gt;&quot;;[$'Setlist Input'.A173])-1)-(SEARCH(&quot;title=&quot;;[$'Setlist Input'.A173])+7));&quot;&quot;)">
            <text:p/>
          </table:table-cell>
          <table:table-cell table:formula="of:=IF([.F173];MID([$'Setlist Input'.A173];SEARCH(&quot;score title=&quot;;[$'Setlist Input'.A173])+13;(SEARCH(&quot;path=&quot;;[$'Setlist Input'.A173])-2)-(SEARCH(&quot;score title=&quot;;[$'Setlist Input'.A173])+13));&quot;&quot;)" office:value-type="string" office:string-value="Red Is the Rose Duet" calcext:value-type="string">
            <text:p>Red Is the Rose Duet</text:p>
          </table:table-cell>
          <table:table-cell table:formula="of:=IF([.F173];MID([$'Setlist Input'.A173];SEARCH(&quot;path=&quot;;[$'Setlist Input'.A173])+6;(SEARCH(&quot;&gt;&quot;;[$'Setlist Input'.A173])-3)-(SEARCH(&quot;path=&quot;;[$'Setlist Input'.A173])+6));&quot;&quot;)" office:value-type="string" office:string-value="Red Is the Rose Duet.pdf" calcext:value-type="string">
            <text:p>Red Is the Rose Duet.pdf</text:p>
          </table:table-cell>
          <table:table-cell/>
          <table:table-cell table:formula="of:=IF([.D173];&quot;&lt;Setlist&gt;&lt;Name&gt;&quot;&amp;[.G173]&amp;&quot;&lt;/Name&gt;&quot;;IF([.E173];&quot;&lt;/Setlist&gt;&quot;;&quot;&quot;))">
            <text:p/>
          </table:table-cell>
          <table:table-cell table:formula="of:=IF([.F173];&quot;&lt;Song&gt;&lt;Title&gt;&quot;&amp;[.H173]&amp;&quot;&lt;/Title&gt;&lt;FileName&gt;&quot;&amp;[.I173]&amp;&quot;&lt;/FileName&gt;&lt;/FileType&gt;1&lt;/FileType&gt;&quot;;&quot;&quot;)" office:value-type="string" office:string-value="&lt;Song&gt;&lt;Title&gt;Red Is the Rose Duet&lt;/Title&gt;&lt;FileName&gt;Red Is the Rose Duet.pdf&lt;/FileName&gt;&lt;/FileType&gt;1&lt;/FileType&gt;" calcext:value-type="string">
            <text:p>&lt;Song&gt;&lt;Title&gt;Red Is the Rose Duet&lt;/Title&gt;&lt;FileName&gt;Red Is the Rose Duet.pdf&lt;/FileName&gt;&lt;/FileType&gt;1&lt;/FileType&gt;</text:p>
          </table:table-cell>
          <table:table-cell table:formula="of:=IF([.C17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4]));IF(ISBLANK([$'Setlist Input'.A175]);1;0);0)" office:value-type="float" office:value="0" calcext:value-type="float">
            <text:p>0</text:p>
          </table:table-cell>
          <table:table-cell table:style-name="ce6" table:formula="of:=ISNUMBER(SEARCH(&quot;kind=&quot;;[$'Setlist Input'.A17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4]))" office:value-type="boolean" office:boolean-value="true" calcext:value-type="boolean">
            <text:p>TRUE</text:p>
          </table:table-cell>
          <table:table-cell table:formula="of:=IF([.D174];MID([$'Setlist Input'.A174];SEARCH(&quot;title=&quot;;[$'Setlist Input'.A174])+7;(SEARCH(&quot;&gt;&quot;;[$'Setlist Input'.A174])-1)-(SEARCH(&quot;title=&quot;;[$'Setlist Input'.A174])+7));&quot;&quot;)">
            <text:p/>
          </table:table-cell>
          <table:table-cell table:formula="of:=IF([.F174];MID([$'Setlist Input'.A174];SEARCH(&quot;score title=&quot;;[$'Setlist Input'.A174])+13;(SEARCH(&quot;path=&quot;;[$'Setlist Input'.A174])-2)-(SEARCH(&quot;score title=&quot;;[$'Setlist Input'.A174])+13));&quot;&quot;)" office:value-type="string" office:string-value="Greensleeves - Conger Duet.tef" calcext:value-type="string">
            <text:p>Greensleeves - Conger Duet.tef</text:p>
          </table:table-cell>
          <table:table-cell table:formula="of:=IF([.F174];MID([$'Setlist Input'.A174];SEARCH(&quot;path=&quot;;[$'Setlist Input'.A174])+6;(SEARCH(&quot;&gt;&quot;;[$'Setlist Input'.A174])-3)-(SEARCH(&quot;path=&quot;;[$'Setlist Input'.A174])+6));&quot;&quot;)" office:value-type="string" office:string-value="Greensleeves - Conger Duet.tef.pdf" calcext:value-type="string">
            <text:p>Greensleeves - Conger Duet.tef.pdf</text:p>
          </table:table-cell>
          <table:table-cell/>
          <table:table-cell table:formula="of:=IF([.D174];&quot;&lt;Setlist&gt;&lt;Name&gt;&quot;&amp;[.G174]&amp;&quot;&lt;/Name&gt;&quot;;IF([.E174];&quot;&lt;/Setlist&gt;&quot;;&quot;&quot;))">
            <text:p/>
          </table:table-cell>
          <table:table-cell table:formula="of:=IF([.F174];&quot;&lt;Song&gt;&lt;Title&gt;&quot;&amp;[.H174]&amp;&quot;&lt;/Title&gt;&lt;FileName&gt;&quot;&amp;[.I174]&amp;&quot;&lt;/FileName&gt;&lt;/FileType&gt;1&lt;/FileType&gt;&quot;;&quot;&quot;)" office:value-type="string" office:string-value="&lt;Song&gt;&lt;Title&gt;Greensleeves - Conger Duet.tef&lt;/Title&gt;&lt;FileName&gt;Greensleeves - Conger Duet.tef.pdf&lt;/FileName&gt;&lt;/FileType&gt;1&lt;/FileType&gt;" calcext:value-type="string">
            <text:p>&lt;Song&gt;&lt;Title&gt;Greensleeves - Conger Duet.tef&lt;/Title&gt;&lt;FileName&gt;Greensleeves - Conger Duet.tef.pdf&lt;/FileName&gt;&lt;/FileType&gt;1&lt;/FileType&gt;</text:p>
          </table:table-cell>
          <table:table-cell table:formula="of:=IF([.C17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5]));IF(ISBLANK([$'Setlist Input'.A176]);1;0);0)" office:value-type="float" office:value="0" calcext:value-type="float">
            <text:p>0</text:p>
          </table:table-cell>
          <table:table-cell table:style-name="ce6" table:formula="of:=ISNUMBER(SEARCH(&quot;kind=&quot;;[$'Setlist Input'.A17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5]))" office:value-type="boolean" office:boolean-value="true" calcext:value-type="boolean">
            <text:p>TRUE</text:p>
          </table:table-cell>
          <table:table-cell table:formula="of:=IF([.D175];MID([$'Setlist Input'.A175];SEARCH(&quot;title=&quot;;[$'Setlist Input'.A175])+7;(SEARCH(&quot;&gt;&quot;;[$'Setlist Input'.A175])-1)-(SEARCH(&quot;title=&quot;;[$'Setlist Input'.A175])+7));&quot;&quot;)">
            <text:p/>
          </table:table-cell>
          <table:table-cell table:formula="of:=IF([.F175];MID([$'Setlist Input'.A175];SEARCH(&quot;score title=&quot;;[$'Setlist Input'.A175])+13;(SEARCH(&quot;path=&quot;;[$'Setlist Input'.A175])-2)-(SEARCH(&quot;score title=&quot;;[$'Setlist Input'.A175])+13));&quot;&quot;)" office:value-type="string" office:string-value="Holy Manna" calcext:value-type="string">
            <text:p>Holy Manna</text:p>
          </table:table-cell>
          <table:table-cell table:formula="of:=IF([.F175];MID([$'Setlist Input'.A175];SEARCH(&quot;path=&quot;;[$'Setlist Input'.A175])+6;(SEARCH(&quot;&gt;&quot;;[$'Setlist Input'.A175])-3)-(SEARCH(&quot;path=&quot;;[$'Setlist Input'.A175])+6));&quot;&quot;)" office:value-type="string" office:string-value="Holy Manna.pdf" calcext:value-type="string">
            <text:p>Holy Manna.pdf</text:p>
          </table:table-cell>
          <table:table-cell/>
          <table:table-cell table:formula="of:=IF([.D175];&quot;&lt;Setlist&gt;&lt;Name&gt;&quot;&amp;[.G175]&amp;&quot;&lt;/Name&gt;&quot;;IF([.E175];&quot;&lt;/Setlist&gt;&quot;;&quot;&quot;))">
            <text:p/>
          </table:table-cell>
          <table:table-cell table:formula="of:=IF([.F175];&quot;&lt;Song&gt;&lt;Title&gt;&quot;&amp;[.H175]&amp;&quot;&lt;/Title&gt;&lt;FileName&gt;&quot;&amp;[.I175]&amp;&quot;&lt;/FileName&gt;&lt;/FileType&gt;1&lt;/FileType&gt;&quot;;&quot;&quot;)" office:value-type="string" office:string-value="&lt;Song&gt;&lt;Title&gt;Holy Manna&lt;/Title&gt;&lt;FileName&gt;Holy Manna.pdf&lt;/FileName&gt;&lt;/FileType&gt;1&lt;/FileType&gt;" calcext:value-type="string">
            <text:p>&lt;Song&gt;&lt;Title&gt;Holy Manna&lt;/Title&gt;&lt;FileName&gt;Holy Manna.pdf&lt;/FileName&gt;&lt;/FileType&gt;1&lt;/FileType&gt;</text:p>
          </table:table-cell>
          <table:table-cell table:formula="of:=IF([.C17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6]));IF(ISBLANK([$'Setlist Input'.A177]);1;0);0)" office:value-type="float" office:value="0" calcext:value-type="float">
            <text:p>0</text:p>
          </table:table-cell>
          <table:table-cell table:style-name="ce6" table:formula="of:=ISNUMBER(SEARCH(&quot;kind=&quot;;[$'Setlist Input'.A17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6]))" office:value-type="boolean" office:boolean-value="true" calcext:value-type="boolean">
            <text:p>TRUE</text:p>
          </table:table-cell>
          <table:table-cell table:formula="of:=IF([.D176];MID([$'Setlist Input'.A176];SEARCH(&quot;title=&quot;;[$'Setlist Input'.A176])+7;(SEARCH(&quot;&gt;&quot;;[$'Setlist Input'.A176])-1)-(SEARCH(&quot;title=&quot;;[$'Setlist Input'.A176])+7));&quot;&quot;)">
            <text:p/>
          </table:table-cell>
          <table:table-cell table:formula="of:=IF([.F176];MID([$'Setlist Input'.A176];SEARCH(&quot;score title=&quot;;[$'Setlist Input'.A176])+13;(SEARCH(&quot;path=&quot;;[$'Setlist Input'.A176])-2)-(SEARCH(&quot;score title=&quot;;[$'Setlist Input'.A176])+13));&quot;&quot;)" office:value-type="string" office:string-value="Cucharin's Cross TW" calcext:value-type="string">
            <text:p>Cucharin's Cross TW</text:p>
          </table:table-cell>
          <table:table-cell table:formula="of:=IF([.F176];MID([$'Setlist Input'.A176];SEARCH(&quot;path=&quot;;[$'Setlist Input'.A176])+6;(SEARCH(&quot;&gt;&quot;;[$'Setlist Input'.A176])-3)-(SEARCH(&quot;path=&quot;;[$'Setlist Input'.A176])+6));&quot;&quot;)" office:value-type="string" office:string-value="Cucharin's Cross TW 2.pdf" calcext:value-type="string">
            <text:p>Cucharin's Cross TW 2.pdf</text:p>
          </table:table-cell>
          <table:table-cell/>
          <table:table-cell table:formula="of:=IF([.D176];&quot;&lt;Setlist&gt;&lt;Name&gt;&quot;&amp;[.G176]&amp;&quot;&lt;/Name&gt;&quot;;IF([.E176];&quot;&lt;/Setlist&gt;&quot;;&quot;&quot;))">
            <text:p/>
          </table:table-cell>
          <table:table-cell table:formula="of:=IF([.F176];&quot;&lt;Song&gt;&lt;Title&gt;&quot;&amp;[.H176]&amp;&quot;&lt;/Title&gt;&lt;FileName&gt;&quot;&amp;[.I176]&amp;&quot;&lt;/FileName&gt;&lt;/FileType&gt;1&lt;/FileType&gt;&quot;;&quot;&quot;)" office:value-type="string" office:string-value="&lt;Song&gt;&lt;Title&gt;Cucharin's Cross TW&lt;/Title&gt;&lt;FileName&gt;Cucharin's Cross TW 2.pdf&lt;/FileName&gt;&lt;/FileType&gt;1&lt;/FileType&gt;" calcext:value-type="string">
            <text:p>&lt;Song&gt;&lt;Title&gt;Cucharin's Cross TW&lt;/Title&gt;&lt;FileName&gt;Cucharin's Cross TW 2.pdf&lt;/FileName&gt;&lt;/FileType&gt;1&lt;/FileType&gt;</text:p>
          </table:table-cell>
          <table:table-cell table:formula="of:=IF([.C17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7]));IF(ISBLANK([$'Setlist Input'.A178]);1;0);0)" office:value-type="float" office:value="0" calcext:value-type="float">
            <text:p>0</text:p>
          </table:table-cell>
          <table:table-cell table:style-name="ce6" table:formula="of:=ISNUMBER(SEARCH(&quot;kind=&quot;;[$'Setlist Input'.A17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7]))" office:value-type="boolean" office:boolean-value="true" calcext:value-type="boolean">
            <text:p>TRUE</text:p>
          </table:table-cell>
          <table:table-cell table:formula="of:=IF([.D177];MID([$'Setlist Input'.A177];SEARCH(&quot;title=&quot;;[$'Setlist Input'.A177])+7;(SEARCH(&quot;&gt;&quot;;[$'Setlist Input'.A177])-1)-(SEARCH(&quot;title=&quot;;[$'Setlist Input'.A177])+7));&quot;&quot;)">
            <text:p/>
          </table:table-cell>
          <table:table-cell table:formula="of:=IF([.F177];MID([$'Setlist Input'.A177];SEARCH(&quot;score title=&quot;;[$'Setlist Input'.A177])+13;(SEARCH(&quot;path=&quot;;[$'Setlist Input'.A177])-2)-(SEARCH(&quot;score title=&quot;;[$'Setlist Input'.A177])+13));&quot;&quot;)" office:value-type="string" office:string-value="Black Mountain Rag Multi Parts" calcext:value-type="string">
            <text:p>Black Mountain Rag Multi Parts</text:p>
          </table:table-cell>
          <table:table-cell table:formula="of:=IF([.F177];MID([$'Setlist Input'.A177];SEARCH(&quot;path=&quot;;[$'Setlist Input'.A177])+6;(SEARCH(&quot;&gt;&quot;;[$'Setlist Input'.A177])-3)-(SEARCH(&quot;path=&quot;;[$'Setlist Input'.A177])+6));&quot;&quot;)" office:value-type="string" office:string-value="Black Mountain Rag Multi Parts.pdf" calcext:value-type="string">
            <text:p>Black Mountain Rag Multi Parts.pdf</text:p>
          </table:table-cell>
          <table:table-cell/>
          <table:table-cell table:formula="of:=IF([.D177];&quot;&lt;Setlist&gt;&lt;Name&gt;&quot;&amp;[.G177]&amp;&quot;&lt;/Name&gt;&quot;;IF([.E177];&quot;&lt;/Setlist&gt;&quot;;&quot;&quot;))">
            <text:p/>
          </table:table-cell>
          <table:table-cell table:formula="of:=IF([.F177];&quot;&lt;Song&gt;&lt;Title&gt;&quot;&amp;[.H177]&amp;&quot;&lt;/Title&gt;&lt;FileName&gt;&quot;&amp;[.I177]&amp;&quot;&lt;/FileName&gt;&lt;/FileType&gt;1&lt;/FileType&gt;&quot;;&quot;&quot;)" office:value-type="string" office:string-value="&lt;Song&gt;&lt;Title&gt;Black Mountain Rag Multi Parts&lt;/Title&gt;&lt;FileName&gt;Black Mountain Rag Multi Parts.pdf&lt;/FileName&gt;&lt;/FileType&gt;1&lt;/FileType&gt;" calcext:value-type="string">
            <text:p>&lt;Song&gt;&lt;Title&gt;Black Mountain Rag Multi Parts&lt;/Title&gt;&lt;FileName&gt;Black Mountain Rag Multi Parts.pdf&lt;/FileName&gt;&lt;/FileType&gt;1&lt;/FileType&gt;</text:p>
          </table:table-cell>
          <table:table-cell table:formula="of:=IF([.C17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8]));IF(ISBLANK([$'Setlist Input'.A179]);1;0);0)" office:value-type="float" office:value="0" calcext:value-type="float">
            <text:p>0</text:p>
          </table:table-cell>
          <table:table-cell table:style-name="ce6" table:formula="of:=ISNUMBER(SEARCH(&quot;kind=&quot;;[$'Setlist Input'.A17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8]))" office:value-type="boolean" office:boolean-value="true" calcext:value-type="boolean">
            <text:p>TRUE</text:p>
          </table:table-cell>
          <table:table-cell table:formula="of:=IF([.D178];MID([$'Setlist Input'.A178];SEARCH(&quot;title=&quot;;[$'Setlist Input'.A178])+7;(SEARCH(&quot;&gt;&quot;;[$'Setlist Input'.A178])-1)-(SEARCH(&quot;title=&quot;;[$'Setlist Input'.A178])+7));&quot;&quot;)">
            <text:p/>
          </table:table-cell>
          <table:table-cell table:formula="of:=IF([.F178];MID([$'Setlist Input'.A178];SEARCH(&quot;score title=&quot;;[$'Setlist Input'.A178])+13;(SEARCH(&quot;path=&quot;;[$'Setlist Input'.A178])-2)-(SEARCH(&quot;score title=&quot;;[$'Setlist Input'.A178])+13));&quot;&quot;)" office:value-type="string" office:string-value="Cherokee Shuffle TW" calcext:value-type="string">
            <text:p>Cherokee Shuffle TW</text:p>
          </table:table-cell>
          <table:table-cell table:formula="of:=IF([.F178];MID([$'Setlist Input'.A178];SEARCH(&quot;path=&quot;;[$'Setlist Input'.A178])+6;(SEARCH(&quot;&gt;&quot;;[$'Setlist Input'.A178])-3)-(SEARCH(&quot;path=&quot;;[$'Setlist Input'.A178])+6));&quot;&quot;)" office:value-type="string" office:string-value="Cherokee Shuffle TW.pdf" calcext:value-type="string">
            <text:p>Cherokee Shuffle TW.pdf</text:p>
          </table:table-cell>
          <table:table-cell/>
          <table:table-cell table:formula="of:=IF([.D178];&quot;&lt;Setlist&gt;&lt;Name&gt;&quot;&amp;[.G178]&amp;&quot;&lt;/Name&gt;&quot;;IF([.E178];&quot;&lt;/Setlist&gt;&quot;;&quot;&quot;))">
            <text:p/>
          </table:table-cell>
          <table:table-cell table:formula="of:=IF([.F178];&quot;&lt;Song&gt;&lt;Title&gt;&quot;&amp;[.H178]&amp;&quot;&lt;/Title&gt;&lt;FileName&gt;&quot;&amp;[.I178]&amp;&quot;&lt;/FileName&gt;&lt;/FileType&gt;1&lt;/FileType&gt;&quot;;&quot;&quot;)" office:value-type="string" office:string-value="&lt;Song&gt;&lt;Title&gt;Cherokee Shuffle TW&lt;/Title&gt;&lt;FileName&gt;Cherokee Shuffle TW.pdf&lt;/FileName&gt;&lt;/FileType&gt;1&lt;/FileType&gt;" calcext:value-type="string">
            <text:p>&lt;Song&gt;&lt;Title&gt;Cherokee Shuffle TW&lt;/Title&gt;&lt;FileName&gt;Cherokee Shuffle TW.pdf&lt;/FileName&gt;&lt;/FileType&gt;1&lt;/FileType&gt;</text:p>
          </table:table-cell>
          <table:table-cell table:formula="of:=IF([.C17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79]));IF(ISBLANK([$'Setlist Input'.A180]);1;0);0)" office:value-type="float" office:value="0" calcext:value-type="float">
            <text:p>0</text:p>
          </table:table-cell>
          <table:table-cell table:style-name="ce6" table:formula="of:=ISNUMBER(SEARCH(&quot;kind=&quot;;[$'Setlist Input'.A17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7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79]))" office:value-type="boolean" office:boolean-value="true" calcext:value-type="boolean">
            <text:p>TRUE</text:p>
          </table:table-cell>
          <table:table-cell table:formula="of:=IF([.D179];MID([$'Setlist Input'.A179];SEARCH(&quot;title=&quot;;[$'Setlist Input'.A179])+7;(SEARCH(&quot;&gt;&quot;;[$'Setlist Input'.A179])-1)-(SEARCH(&quot;title=&quot;;[$'Setlist Input'.A179])+7));&quot;&quot;)">
            <text:p/>
          </table:table-cell>
          <table:table-cell table:formula="of:=IF([.F179];MID([$'Setlist Input'.A179];SEARCH(&quot;score title=&quot;;[$'Setlist Input'.A179])+13;(SEARCH(&quot;path=&quot;;[$'Setlist Input'.A179])-2)-(SEARCH(&quot;score title=&quot;;[$'Setlist Input'.A179])+13));&quot;&quot;)" office:value-type="string" office:string-value="Wild Mountain Thyme with chords Zanetti" calcext:value-type="string">
            <text:p>Wild Mountain Thyme with chords Zanetti</text:p>
          </table:table-cell>
          <table:table-cell table:formula="of:=IF([.F179];MID([$'Setlist Input'.A179];SEARCH(&quot;path=&quot;;[$'Setlist Input'.A179])+6;(SEARCH(&quot;&gt;&quot;;[$'Setlist Input'.A179])-3)-(SEARCH(&quot;path=&quot;;[$'Setlist Input'.A179])+6));&quot;&quot;)" office:value-type="string" office:string-value="Wild Mountain Thyme with chords Zanetti.pdf" calcext:value-type="string">
            <text:p>Wild Mountain Thyme with chords Zanetti.pdf</text:p>
          </table:table-cell>
          <table:table-cell/>
          <table:table-cell table:formula="of:=IF([.D179];&quot;&lt;Setlist&gt;&lt;Name&gt;&quot;&amp;[.G179]&amp;&quot;&lt;/Name&gt;&quot;;IF([.E179];&quot;&lt;/Setlist&gt;&quot;;&quot;&quot;))">
            <text:p/>
          </table:table-cell>
          <table:table-cell table:formula="of:=IF([.F179];&quot;&lt;Song&gt;&lt;Title&gt;&quot;&amp;[.H179]&amp;&quot;&lt;/Title&gt;&lt;FileName&gt;&quot;&amp;[.I179]&amp;&quot;&lt;/FileName&gt;&lt;/FileType&gt;1&lt;/FileType&gt;&quot;;&quot;&quot;)" office:value-type="string" office:string-value="&lt;Song&gt;&lt;Title&gt;Wild Mountain Thyme with chords Zanetti&lt;/Title&gt;&lt;FileName&gt;Wild Mountain Thyme with chords Zanetti.pdf&lt;/FileName&gt;&lt;/FileType&gt;1&lt;/FileType&gt;" calcext:value-type="string">
            <text:p>&lt;Song&gt;&lt;Title&gt;Wild Mountain Thyme with chords Zanetti&lt;/Title&gt;&lt;FileName&gt;Wild Mountain Thyme with chords Zanetti.pdf&lt;/FileName&gt;&lt;/FileType&gt;1&lt;/FileType&gt;</text:p>
          </table:table-cell>
          <table:table-cell table:formula="of:=IF([.C17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0]));IF(ISBLANK([$'Setlist Input'.A181]);1;0);0)" office:value-type="float" office:value="0" calcext:value-type="float">
            <text:p>0</text:p>
          </table:table-cell>
          <table:table-cell table:style-name="ce6" table:formula="of:=ISNUMBER(SEARCH(&quot;kind=&quot;;[$'Setlist Input'.A18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0]))" office:value-type="boolean" office:boolean-value="true" calcext:value-type="boolean">
            <text:p>TRUE</text:p>
          </table:table-cell>
          <table:table-cell table:formula="of:=IF([.D180];MID([$'Setlist Input'.A180];SEARCH(&quot;title=&quot;;[$'Setlist Input'.A180])+7;(SEARCH(&quot;&gt;&quot;;[$'Setlist Input'.A180])-1)-(SEARCH(&quot;title=&quot;;[$'Setlist Input'.A180])+7));&quot;&quot;)">
            <text:p/>
          </table:table-cell>
          <table:table-cell table:formula="of:=IF([.F180];MID([$'Setlist Input'.A180];SEARCH(&quot;score title=&quot;;[$'Setlist Input'.A180])+13;(SEARCH(&quot;path=&quot;;[$'Setlist Input'.A180])-2)-(SEARCH(&quot;score title=&quot;;[$'Setlist Input'.A180])+13));&quot;&quot;)" office:value-type="string" office:string-value="To Drive the Cold Winter Away" calcext:value-type="string">
            <text:p>To Drive the Cold Winter Away</text:p>
          </table:table-cell>
          <table:table-cell table:formula="of:=IF([.F180];MID([$'Setlist Input'.A180];SEARCH(&quot;path=&quot;;[$'Setlist Input'.A180])+6;(SEARCH(&quot;&gt;&quot;;[$'Setlist Input'.A180])-3)-(SEARCH(&quot;path=&quot;;[$'Setlist Input'.A180])+6));&quot;&quot;)" office:value-type="string" office:string-value="To Drive the Cold Winter Away.pdf" calcext:value-type="string">
            <text:p>To Drive the Cold Winter Away.pdf</text:p>
          </table:table-cell>
          <table:table-cell/>
          <table:table-cell table:formula="of:=IF([.D180];&quot;&lt;Setlist&gt;&lt;Name&gt;&quot;&amp;[.G180]&amp;&quot;&lt;/Name&gt;&quot;;IF([.E180];&quot;&lt;/Setlist&gt;&quot;;&quot;&quot;))">
            <text:p/>
          </table:table-cell>
          <table:table-cell table:formula="of:=IF([.F180];&quot;&lt;Song&gt;&lt;Title&gt;&quot;&amp;[.H180]&amp;&quot;&lt;/Title&gt;&lt;FileName&gt;&quot;&amp;[.I180]&amp;&quot;&lt;/FileName&gt;&lt;/FileType&gt;1&lt;/FileType&gt;&quot;;&quot;&quot;)" office:value-type="string" office:string-value="&lt;Song&gt;&lt;Title&gt;To Drive the Cold Winter Away&lt;/Title&gt;&lt;FileName&gt;To Drive the Cold Winter Away.pdf&lt;/FileName&gt;&lt;/FileType&gt;1&lt;/FileType&gt;" calcext:value-type="string">
            <text:p>&lt;Song&gt;&lt;Title&gt;To Drive the Cold Winter Away&lt;/Title&gt;&lt;FileName&gt;To Drive the Cold Winter Away.pdf&lt;/FileName&gt;&lt;/FileType&gt;1&lt;/FileType&gt;</text:p>
          </table:table-cell>
          <table:table-cell table:formula="of:=IF([.C18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1]));IF(ISBLANK([$'Setlist Input'.A182]);1;0);0)" office:value-type="float" office:value="0" calcext:value-type="float">
            <text:p>0</text:p>
          </table:table-cell>
          <table:table-cell table:style-name="ce6" table:formula="of:=ISNUMBER(SEARCH(&quot;kind=&quot;;[$'Setlist Input'.A18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1]))" office:value-type="boolean" office:boolean-value="true" calcext:value-type="boolean">
            <text:p>TRUE</text:p>
          </table:table-cell>
          <table:table-cell table:formula="of:=IF([.D181];MID([$'Setlist Input'.A181];SEARCH(&quot;title=&quot;;[$'Setlist Input'.A181])+7;(SEARCH(&quot;&gt;&quot;;[$'Setlist Input'.A181])-1)-(SEARCH(&quot;title=&quot;;[$'Setlist Input'.A181])+7));&quot;&quot;)">
            <text:p/>
          </table:table-cell>
          <table:table-cell table:formula="of:=IF([.F181];MID([$'Setlist Input'.A181];SEARCH(&quot;score title=&quot;;[$'Setlist Input'.A181])+13;(SEARCH(&quot;path=&quot;;[$'Setlist Input'.A181])-2)-(SEARCH(&quot;score title=&quot;;[$'Setlist Input'.A181])+13));&quot;&quot;)" office:value-type="string" office:string-value="Star of the County Down - Olli" calcext:value-type="string">
            <text:p>Star of the County Down - Olli</text:p>
          </table:table-cell>
          <table:table-cell table:formula="of:=IF([.F181];MID([$'Setlist Input'.A181];SEARCH(&quot;path=&quot;;[$'Setlist Input'.A181])+6;(SEARCH(&quot;&gt;&quot;;[$'Setlist Input'.A181])-3)-(SEARCH(&quot;path=&quot;;[$'Setlist Input'.A181])+6));&quot;&quot;)" office:value-type="string" office:string-value="Star of the County Down - Olli.pdf" calcext:value-type="string">
            <text:p>Star of the County Down - Olli.pdf</text:p>
          </table:table-cell>
          <table:table-cell/>
          <table:table-cell table:formula="of:=IF([.D181];&quot;&lt;Setlist&gt;&lt;Name&gt;&quot;&amp;[.G181]&amp;&quot;&lt;/Name&gt;&quot;;IF([.E181];&quot;&lt;/Setlist&gt;&quot;;&quot;&quot;))">
            <text:p/>
          </table:table-cell>
          <table:table-cell table:formula="of:=IF([.F181];&quot;&lt;Song&gt;&lt;Title&gt;&quot;&amp;[.H181]&amp;&quot;&lt;/Title&gt;&lt;FileName&gt;&quot;&amp;[.I181]&amp;&quot;&lt;/FileName&gt;&lt;/FileType&gt;1&lt;/FileType&gt;&quot;;&quot;&quot;)" office:value-type="string" office:string-value="&lt;Song&gt;&lt;Title&gt;Star of the County Down - Olli&lt;/Title&gt;&lt;FileName&gt;Star of the County Down - Olli.pdf&lt;/FileName&gt;&lt;/FileType&gt;1&lt;/FileType&gt;" calcext:value-type="string">
            <text:p>&lt;Song&gt;&lt;Title&gt;Star of the County Down - Olli&lt;/Title&gt;&lt;FileName&gt;Star of the County Down - Olli.pdf&lt;/FileName&gt;&lt;/FileType&gt;1&lt;/FileType&gt;</text:p>
          </table:table-cell>
          <table:table-cell table:formula="of:=IF([.C18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2]));IF(ISBLANK([$'Setlist Input'.A183]);1;0);0)" office:value-type="float" office:value="0" calcext:value-type="float">
            <text:p>0</text:p>
          </table:table-cell>
          <table:table-cell table:style-name="ce6" table:formula="of:=ISNUMBER(SEARCH(&quot;kind=&quot;;[$'Setlist Input'.A18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2]))" office:value-type="boolean" office:boolean-value="true" calcext:value-type="boolean">
            <text:p>TRUE</text:p>
          </table:table-cell>
          <table:table-cell table:formula="of:=IF([.D182];MID([$'Setlist Input'.A182];SEARCH(&quot;title=&quot;;[$'Setlist Input'.A182])+7;(SEARCH(&quot;&gt;&quot;;[$'Setlist Input'.A182])-1)-(SEARCH(&quot;title=&quot;;[$'Setlist Input'.A182])+7));&quot;&quot;)">
            <text:p/>
          </table:table-cell>
          <table:table-cell table:formula="of:=IF([.F182];MID([$'Setlist Input'.A182];SEARCH(&quot;score title=&quot;;[$'Setlist Input'.A182])+13;(SEARCH(&quot;path=&quot;;[$'Setlist Input'.A182])-2)-(SEARCH(&quot;score title=&quot;;[$'Setlist Input'.A182])+13));&quot;&quot;)" office:value-type="string" office:string-value="Scarborough Fair Capo1 3 part" calcext:value-type="string">
            <text:p>Scarborough Fair Capo1 3 part</text:p>
          </table:table-cell>
          <table:table-cell table:formula="of:=IF([.F182];MID([$'Setlist Input'.A182];SEARCH(&quot;path=&quot;;[$'Setlist Input'.A182])+6;(SEARCH(&quot;&gt;&quot;;[$'Setlist Input'.A182])-3)-(SEARCH(&quot;path=&quot;;[$'Setlist Input'.A182])+6));&quot;&quot;)" office:value-type="string" office:string-value="Scarborough Fair Capo1 3 part.pdf" calcext:value-type="string">
            <text:p>Scarborough Fair Capo1 3 part.pdf</text:p>
          </table:table-cell>
          <table:table-cell/>
          <table:table-cell table:formula="of:=IF([.D182];&quot;&lt;Setlist&gt;&lt;Name&gt;&quot;&amp;[.G182]&amp;&quot;&lt;/Name&gt;&quot;;IF([.E182];&quot;&lt;/Setlist&gt;&quot;;&quot;&quot;))">
            <text:p/>
          </table:table-cell>
          <table:table-cell table:formula="of:=IF([.F182];&quot;&lt;Song&gt;&lt;Title&gt;&quot;&amp;[.H182]&amp;&quot;&lt;/Title&gt;&lt;FileName&gt;&quot;&amp;[.I182]&amp;&quot;&lt;/FileName&gt;&lt;/FileType&gt;1&lt;/FileType&gt;&quot;;&quot;&quot;)" office:value-type="string" office:string-value="&lt;Song&gt;&lt;Title&gt;Scarborough Fair Capo1 3 part&lt;/Title&gt;&lt;FileName&gt;Scarborough Fair Capo1 3 part.pdf&lt;/FileName&gt;&lt;/FileType&gt;1&lt;/FileType&gt;" calcext:value-type="string">
            <text:p>&lt;Song&gt;&lt;Title&gt;Scarborough Fair Capo1 3 part&lt;/Title&gt;&lt;FileName&gt;Scarborough Fair Capo1 3 part.pdf&lt;/FileName&gt;&lt;/FileType&gt;1&lt;/FileType&gt;</text:p>
          </table:table-cell>
          <table:table-cell table:formula="of:=IF([.C18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3]));IF(ISBLANK([$'Setlist Input'.A184]);1;0);0)" office:value-type="float" office:value="0" calcext:value-type="float">
            <text:p>0</text:p>
          </table:table-cell>
          <table:table-cell table:style-name="ce6" table:formula="of:=ISNUMBER(SEARCH(&quot;kind=&quot;;[$'Setlist Input'.A18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3]))" office:value-type="boolean" office:boolean-value="true" calcext:value-type="boolean">
            <text:p>TRUE</text:p>
          </table:table-cell>
          <table:table-cell table:formula="of:=IF([.D183];MID([$'Setlist Input'.A183];SEARCH(&quot;title=&quot;;[$'Setlist Input'.A183])+7;(SEARCH(&quot;&gt;&quot;;[$'Setlist Input'.A183])-1)-(SEARCH(&quot;title=&quot;;[$'Setlist Input'.A183])+7));&quot;&quot;)">
            <text:p/>
          </table:table-cell>
          <table:table-cell table:formula="of:=IF([.F183];MID([$'Setlist Input'.A183];SEARCH(&quot;score title=&quot;;[$'Setlist Input'.A183])+13;(SEARCH(&quot;path=&quot;;[$'Setlist Input'.A183])-2)-(SEARCH(&quot;score title=&quot;;[$'Setlist Input'.A183])+13));&quot;&quot;)" office:value-type="string" office:string-value="The Rose Work Duet" calcext:value-type="string">
            <text:p>The Rose Work Duet</text:p>
          </table:table-cell>
          <table:table-cell table:formula="of:=IF([.F183];MID([$'Setlist Input'.A183];SEARCH(&quot;path=&quot;;[$'Setlist Input'.A183])+6;(SEARCH(&quot;&gt;&quot;;[$'Setlist Input'.A183])-3)-(SEARCH(&quot;path=&quot;;[$'Setlist Input'.A183])+6));&quot;&quot;)" office:value-type="string" office:string-value="The Rose Work Duet 2.pdf" calcext:value-type="string">
            <text:p>The Rose Work Duet 2.pdf</text:p>
          </table:table-cell>
          <table:table-cell/>
          <table:table-cell table:formula="of:=IF([.D183];&quot;&lt;Setlist&gt;&lt;Name&gt;&quot;&amp;[.G183]&amp;&quot;&lt;/Name&gt;&quot;;IF([.E183];&quot;&lt;/Setlist&gt;&quot;;&quot;&quot;))">
            <text:p/>
          </table:table-cell>
          <table:table-cell table:formula="of:=IF([.F183];&quot;&lt;Song&gt;&lt;Title&gt;&quot;&amp;[.H183]&amp;&quot;&lt;/Title&gt;&lt;FileName&gt;&quot;&amp;[.I183]&amp;&quot;&lt;/FileName&gt;&lt;/FileType&gt;1&lt;/FileType&gt;&quot;;&quot;&quot;)" office:value-type="string" office:string-value="&lt;Song&gt;&lt;Title&gt;The Rose Work Duet&lt;/Title&gt;&lt;FileName&gt;The Rose Work Duet 2.pdf&lt;/FileName&gt;&lt;/FileType&gt;1&lt;/FileType&gt;" calcext:value-type="string">
            <text:p>&lt;Song&gt;&lt;Title&gt;The Rose Work Duet&lt;/Title&gt;&lt;FileName&gt;The Rose Work Duet 2.pdf&lt;/FileName&gt;&lt;/FileType&gt;1&lt;/FileType&gt;</text:p>
          </table:table-cell>
          <table:table-cell table:formula="of:=IF([.C18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4]));IF(ISBLANK([$'Setlist Input'.A185]);1;0);0)" office:value-type="float" office:value="0" calcext:value-type="float">
            <text:p>0</text:p>
          </table:table-cell>
          <table:table-cell table:style-name="ce6" table:formula="of:=ISNUMBER(SEARCH(&quot;kind=&quot;;[$'Setlist Input'.A18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4]))" office:value-type="boolean" office:boolean-value="true" calcext:value-type="boolean">
            <text:p>TRUE</text:p>
          </table:table-cell>
          <table:table-cell table:formula="of:=IF([.D184];MID([$'Setlist Input'.A184];SEARCH(&quot;title=&quot;;[$'Setlist Input'.A184])+7;(SEARCH(&quot;&gt;&quot;;[$'Setlist Input'.A184])-1)-(SEARCH(&quot;title=&quot;;[$'Setlist Input'.A184])+7));&quot;&quot;)">
            <text:p/>
          </table:table-cell>
          <table:table-cell table:formula="of:=IF([.F184];MID([$'Setlist Input'.A184];SEARCH(&quot;score title=&quot;;[$'Setlist Input'.A184])+13;(SEARCH(&quot;path=&quot;;[$'Setlist Input'.A184])-2)-(SEARCH(&quot;score title=&quot;;[$'Setlist Input'.A184])+13));&quot;&quot;)" office:value-type="string" office:string-value="Let it Be Me- Tull" calcext:value-type="string">
            <text:p>Let it Be Me- Tull</text:p>
          </table:table-cell>
          <table:table-cell table:formula="of:=IF([.F184];MID([$'Setlist Input'.A184];SEARCH(&quot;path=&quot;;[$'Setlist Input'.A184])+6;(SEARCH(&quot;&gt;&quot;;[$'Setlist Input'.A184])-3)-(SEARCH(&quot;path=&quot;;[$'Setlist Input'.A184])+6));&quot;&quot;)" office:value-type="string" office:string-value="Let it Be Me- Tull.pdf" calcext:value-type="string">
            <text:p>Let it Be Me- Tull.pdf</text:p>
          </table:table-cell>
          <table:table-cell/>
          <table:table-cell table:formula="of:=IF([.D184];&quot;&lt;Setlist&gt;&lt;Name&gt;&quot;&amp;[.G184]&amp;&quot;&lt;/Name&gt;&quot;;IF([.E184];&quot;&lt;/Setlist&gt;&quot;;&quot;&quot;))">
            <text:p/>
          </table:table-cell>
          <table:table-cell table:formula="of:=IF([.F184];&quot;&lt;Song&gt;&lt;Title&gt;&quot;&amp;[.H184]&amp;&quot;&lt;/Title&gt;&lt;FileName&gt;&quot;&amp;[.I184]&amp;&quot;&lt;/FileName&gt;&lt;/FileType&gt;1&lt;/FileType&gt;&quot;;&quot;&quot;)" office:value-type="string" office:string-value="&lt;Song&gt;&lt;Title&gt;Let it Be Me- Tull&lt;/Title&gt;&lt;FileName&gt;Let it Be Me- Tull.pdf&lt;/FileName&gt;&lt;/FileType&gt;1&lt;/FileType&gt;" calcext:value-type="string">
            <text:p>&lt;Song&gt;&lt;Title&gt;Let it Be Me- Tull&lt;/Title&gt;&lt;FileName&gt;Let it Be Me- Tull.pdf&lt;/FileName&gt;&lt;/FileType&gt;1&lt;/FileType&gt;</text:p>
          </table:table-cell>
          <table:table-cell table:formula="of:=IF([.C18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5]));IF(ISBLANK([$'Setlist Input'.A186]);1;0);0)" office:value-type="float" office:value="0" calcext:value-type="float">
            <text:p>0</text:p>
          </table:table-cell>
          <table:table-cell table:style-name="ce6" table:formula="of:=ISNUMBER(SEARCH(&quot;kind=&quot;;[$'Setlist Input'.A18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5]))" office:value-type="boolean" office:boolean-value="true" calcext:value-type="boolean">
            <text:p>TRUE</text:p>
          </table:table-cell>
          <table:table-cell table:formula="of:=IF([.D185];MID([$'Setlist Input'.A185];SEARCH(&quot;title=&quot;;[$'Setlist Input'.A185])+7;(SEARCH(&quot;&gt;&quot;;[$'Setlist Input'.A185])-1)-(SEARCH(&quot;title=&quot;;[$'Setlist Input'.A185])+7));&quot;&quot;)">
            <text:p/>
          </table:table-cell>
          <table:table-cell table:formula="of:=IF([.F185];MID([$'Setlist Input'.A185];SEARCH(&quot;score title=&quot;;[$'Setlist Input'.A185])+13;(SEARCH(&quot;path=&quot;;[$'Setlist Input'.A185])-2)-(SEARCH(&quot;score title=&quot;;[$'Setlist Input'.A185])+13));&quot;&quot;)" office:value-type="string" office:string-value="Leaving Lismore *" calcext:value-type="string">
            <text:p>Leaving Lismore *</text:p>
          </table:table-cell>
          <table:table-cell table:formula="of:=IF([.F185];MID([$'Setlist Input'.A185];SEARCH(&quot;path=&quot;;[$'Setlist Input'.A185])+6;(SEARCH(&quot;&gt;&quot;;[$'Setlist Input'.A185])-3)-(SEARCH(&quot;path=&quot;;[$'Setlist Input'.A185])+6));&quot;&quot;)" office:value-type="string" office:string-value="Leaving Lismore *.pdf" calcext:value-type="string">
            <text:p>Leaving Lismore *.pdf</text:p>
          </table:table-cell>
          <table:table-cell/>
          <table:table-cell table:formula="of:=IF([.D185];&quot;&lt;Setlist&gt;&lt;Name&gt;&quot;&amp;[.G185]&amp;&quot;&lt;/Name&gt;&quot;;IF([.E185];&quot;&lt;/Setlist&gt;&quot;;&quot;&quot;))">
            <text:p/>
          </table:table-cell>
          <table:table-cell table:formula="of:=IF([.F185];&quot;&lt;Song&gt;&lt;Title&gt;&quot;&amp;[.H185]&amp;&quot;&lt;/Title&gt;&lt;FileName&gt;&quot;&amp;[.I185]&amp;&quot;&lt;/FileName&gt;&lt;/FileType&gt;1&lt;/FileType&gt;&quot;;&quot;&quot;)" office:value-type="string" office:string-value="&lt;Song&gt;&lt;Title&gt;Leaving Lismore *&lt;/Title&gt;&lt;FileName&gt;Leaving Lismore *.pdf&lt;/FileName&gt;&lt;/FileType&gt;1&lt;/FileType&gt;" calcext:value-type="string">
            <text:p>&lt;Song&gt;&lt;Title&gt;Leaving Lismore *&lt;/Title&gt;&lt;FileName&gt;Leaving Lismore *.pdf&lt;/FileName&gt;&lt;/FileType&gt;1&lt;/FileType&gt;</text:p>
          </table:table-cell>
          <table:table-cell table:formula="of:=IF([.C18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6]));IF(ISBLANK([$'Setlist Input'.A187]);1;0);0)" office:value-type="float" office:value="0" calcext:value-type="float">
            <text:p>0</text:p>
          </table:table-cell>
          <table:table-cell table:style-name="ce6" table:formula="of:=ISNUMBER(SEARCH(&quot;kind=&quot;;[$'Setlist Input'.A18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6]))" office:value-type="boolean" office:boolean-value="true" calcext:value-type="boolean">
            <text:p>TRUE</text:p>
          </table:table-cell>
          <table:table-cell table:formula="of:=IF([.D186];MID([$'Setlist Input'.A186];SEARCH(&quot;title=&quot;;[$'Setlist Input'.A186])+7;(SEARCH(&quot;&gt;&quot;;[$'Setlist Input'.A186])-1)-(SEARCH(&quot;title=&quot;;[$'Setlist Input'.A186])+7));&quot;&quot;)">
            <text:p/>
          </table:table-cell>
          <table:table-cell table:formula="of:=IF([.F186];MID([$'Setlist Input'.A186];SEARCH(&quot;score title=&quot;;[$'Setlist Input'.A186])+13;(SEARCH(&quot;path=&quot;;[$'Setlist Input'.A186])-2)-(SEARCH(&quot;score title=&quot;;[$'Setlist Input'.A186])+13));&quot;&quot;)" office:value-type="string" office:string-value="Gavotte by Telemann" calcext:value-type="string">
            <text:p>Gavotte by Telemann</text:p>
          </table:table-cell>
          <table:table-cell table:formula="of:=IF([.F186];MID([$'Setlist Input'.A186];SEARCH(&quot;path=&quot;;[$'Setlist Input'.A186])+6;(SEARCH(&quot;&gt;&quot;;[$'Setlist Input'.A186])-3)-(SEARCH(&quot;path=&quot;;[$'Setlist Input'.A186])+6));&quot;&quot;)" office:value-type="string" office:string-value="Gavotte by Telemann.pdf" calcext:value-type="string">
            <text:p>Gavotte by Telemann.pdf</text:p>
          </table:table-cell>
          <table:table-cell/>
          <table:table-cell table:formula="of:=IF([.D186];&quot;&lt;Setlist&gt;&lt;Name&gt;&quot;&amp;[.G186]&amp;&quot;&lt;/Name&gt;&quot;;IF([.E186];&quot;&lt;/Setlist&gt;&quot;;&quot;&quot;))">
            <text:p/>
          </table:table-cell>
          <table:table-cell table:formula="of:=IF([.F186];&quot;&lt;Song&gt;&lt;Title&gt;&quot;&amp;[.H186]&amp;&quot;&lt;/Title&gt;&lt;FileName&gt;&quot;&amp;[.I186]&amp;&quot;&lt;/FileName&gt;&lt;/FileType&gt;1&lt;/FileType&gt;&quot;;&quot;&quot;)" office:value-type="string" office:string-value="&lt;Song&gt;&lt;Title&gt;Gavotte by Telemann&lt;/Title&gt;&lt;FileName&gt;Gavotte by Telemann.pdf&lt;/FileName&gt;&lt;/FileType&gt;1&lt;/FileType&gt;" calcext:value-type="string">
            <text:p>&lt;Song&gt;&lt;Title&gt;Gavotte by Telemann&lt;/Title&gt;&lt;FileName&gt;Gavotte by Telemann.pdf&lt;/FileName&gt;&lt;/FileType&gt;1&lt;/FileType&gt;</text:p>
          </table:table-cell>
          <table:table-cell table:formula="of:=IF([.C18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7]));IF(ISBLANK([$'Setlist Input'.A188]);1;0);0)" office:value-type="float" office:value="0" calcext:value-type="float">
            <text:p>0</text:p>
          </table:table-cell>
          <table:table-cell table:style-name="ce6" table:formula="of:=ISNUMBER(SEARCH(&quot;kind=&quot;;[$'Setlist Input'.A18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7]))" office:value-type="boolean" office:boolean-value="true" calcext:value-type="boolean">
            <text:p>TRUE</text:p>
          </table:table-cell>
          <table:table-cell table:formula="of:=IF([.D187];MID([$'Setlist Input'.A187];SEARCH(&quot;title=&quot;;[$'Setlist Input'.A187])+7;(SEARCH(&quot;&gt;&quot;;[$'Setlist Input'.A187])-1)-(SEARCH(&quot;title=&quot;;[$'Setlist Input'.A187])+7));&quot;&quot;)">
            <text:p/>
          </table:table-cell>
          <table:table-cell table:formula="of:=IF([.F187];MID([$'Setlist Input'.A187];SEARCH(&quot;score title=&quot;;[$'Setlist Input'.A187])+13;(SEARCH(&quot;path=&quot;;[$'Setlist Input'.A187])-2)-(SEARCH(&quot;score title=&quot;;[$'Setlist Input'.A187])+13));&quot;&quot;)" office:value-type="string" office:string-value="El Paso Waltz" calcext:value-type="string">
            <text:p>El Paso Waltz</text:p>
          </table:table-cell>
          <table:table-cell table:formula="of:=IF([.F187];MID([$'Setlist Input'.A187];SEARCH(&quot;path=&quot;;[$'Setlist Input'.A187])+6;(SEARCH(&quot;&gt;&quot;;[$'Setlist Input'.A187])-3)-(SEARCH(&quot;path=&quot;;[$'Setlist Input'.A187])+6));&quot;&quot;)" office:value-type="string" office:string-value="El Paso Waltz.pdf" calcext:value-type="string">
            <text:p>El Paso Waltz.pdf</text:p>
          </table:table-cell>
          <table:table-cell/>
          <table:table-cell table:formula="of:=IF([.D187];&quot;&lt;Setlist&gt;&lt;Name&gt;&quot;&amp;[.G187]&amp;&quot;&lt;/Name&gt;&quot;;IF([.E187];&quot;&lt;/Setlist&gt;&quot;;&quot;&quot;))">
            <text:p/>
          </table:table-cell>
          <table:table-cell table:formula="of:=IF([.F187];&quot;&lt;Song&gt;&lt;Title&gt;&quot;&amp;[.H187]&amp;&quot;&lt;/Title&gt;&lt;FileName&gt;&quot;&amp;[.I187]&amp;&quot;&lt;/FileName&gt;&lt;/FileType&gt;1&lt;/FileType&gt;&quot;;&quot;&quot;)" office:value-type="string" office:string-value="&lt;Song&gt;&lt;Title&gt;El Paso Waltz&lt;/Title&gt;&lt;FileName&gt;El Paso Waltz.pdf&lt;/FileName&gt;&lt;/FileType&gt;1&lt;/FileType&gt;" calcext:value-type="string">
            <text:p>&lt;Song&gt;&lt;Title&gt;El Paso Waltz&lt;/Title&gt;&lt;FileName&gt;El Paso Waltz.pdf&lt;/FileName&gt;&lt;/FileType&gt;1&lt;/FileType&gt;</text:p>
          </table:table-cell>
          <table:table-cell table:formula="of:=IF([.C18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8]));IF(ISBLANK([$'Setlist Input'.A189]);1;0);0)" office:value-type="float" office:value="0" calcext:value-type="float">
            <text:p>0</text:p>
          </table:table-cell>
          <table:table-cell table:style-name="ce6" table:formula="of:=ISNUMBER(SEARCH(&quot;kind=&quot;;[$'Setlist Input'.A18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8]))" office:value-type="boolean" office:boolean-value="true" calcext:value-type="boolean">
            <text:p>TRUE</text:p>
          </table:table-cell>
          <table:table-cell table:formula="of:=IF([.D188];MID([$'Setlist Input'.A188];SEARCH(&quot;title=&quot;;[$'Setlist Input'.A188])+7;(SEARCH(&quot;&gt;&quot;;[$'Setlist Input'.A188])-1)-(SEARCH(&quot;title=&quot;;[$'Setlist Input'.A188])+7));&quot;&quot;)">
            <text:p/>
          </table:table-cell>
          <table:table-cell table:formula="of:=IF([.F188];MID([$'Setlist Input'.A188];SEARCH(&quot;score title=&quot;;[$'Setlist Input'.A188])+13;(SEARCH(&quot;path=&quot;;[$'Setlist Input'.A188])-2)-(SEARCH(&quot;score title=&quot;;[$'Setlist Input'.A188])+13));&quot;&quot;)" office:value-type="string" office:string-value="Cumberland Mountain Deer Chase" calcext:value-type="string">
            <text:p>Cumberland Mountain Deer Chase</text:p>
          </table:table-cell>
          <table:table-cell table:formula="of:=IF([.F188];MID([$'Setlist Input'.A188];SEARCH(&quot;path=&quot;;[$'Setlist Input'.A188])+6;(SEARCH(&quot;&gt;&quot;;[$'Setlist Input'.A188])-3)-(SEARCH(&quot;path=&quot;;[$'Setlist Input'.A188])+6));&quot;&quot;)" office:value-type="string" office:string-value="Cumberland Mountain Deer Chase.pdf" calcext:value-type="string">
            <text:p>Cumberland Mountain Deer Chase.pdf</text:p>
          </table:table-cell>
          <table:table-cell/>
          <table:table-cell table:formula="of:=IF([.D188];&quot;&lt;Setlist&gt;&lt;Name&gt;&quot;&amp;[.G188]&amp;&quot;&lt;/Name&gt;&quot;;IF([.E188];&quot;&lt;/Setlist&gt;&quot;;&quot;&quot;))">
            <text:p/>
          </table:table-cell>
          <table:table-cell table:formula="of:=IF([.F188];&quot;&lt;Song&gt;&lt;Title&gt;&quot;&amp;[.H188]&amp;&quot;&lt;/Title&gt;&lt;FileName&gt;&quot;&amp;[.I188]&amp;&quot;&lt;/FileName&gt;&lt;/FileType&gt;1&lt;/FileType&gt;&quot;;&quot;&quot;)" office:value-type="string" office:string-value="&lt;Song&gt;&lt;Title&gt;Cumberland Mountain Deer Chase&lt;/Title&gt;&lt;FileName&gt;Cumberland Mountain Deer Chase.pdf&lt;/FileName&gt;&lt;/FileType&gt;1&lt;/FileType&gt;" calcext:value-type="string">
            <text:p>&lt;Song&gt;&lt;Title&gt;Cumberland Mountain Deer Chase&lt;/Title&gt;&lt;FileName&gt;Cumberland Mountain Deer Chase.pdf&lt;/FileName&gt;&lt;/FileType&gt;1&lt;/FileType&gt;</text:p>
          </table:table-cell>
          <table:table-cell table:formula="of:=IF([.C18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89]));IF(ISBLANK([$'Setlist Input'.A190]);1;0);0)" office:value-type="float" office:value="0" calcext:value-type="float">
            <text:p>0</text:p>
          </table:table-cell>
          <table:table-cell table:style-name="ce6" table:formula="of:=ISNUMBER(SEARCH(&quot;kind=&quot;;[$'Setlist Input'.A18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8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89]))" office:value-type="boolean" office:boolean-value="true" calcext:value-type="boolean">
            <text:p>TRUE</text:p>
          </table:table-cell>
          <table:table-cell table:formula="of:=IF([.D189];MID([$'Setlist Input'.A189];SEARCH(&quot;title=&quot;;[$'Setlist Input'.A189])+7;(SEARCH(&quot;&gt;&quot;;[$'Setlist Input'.A189])-1)-(SEARCH(&quot;title=&quot;;[$'Setlist Input'.A189])+7));&quot;&quot;)">
            <text:p/>
          </table:table-cell>
          <table:table-cell table:formula="of:=IF([.F189];MID([$'Setlist Input'.A189];SEARCH(&quot;score title=&quot;;[$'Setlist Input'.A189])+13;(SEARCH(&quot;path=&quot;;[$'Setlist Input'.A189])-2)-(SEARCH(&quot;score title=&quot;;[$'Setlist Input'.A189])+13));&quot;&quot;)" office:value-type="string" office:string-value="Calon Lan" calcext:value-type="string">
            <text:p>Calon Lan</text:p>
          </table:table-cell>
          <table:table-cell table:formula="of:=IF([.F189];MID([$'Setlist Input'.A189];SEARCH(&quot;path=&quot;;[$'Setlist Input'.A189])+6;(SEARCH(&quot;&gt;&quot;;[$'Setlist Input'.A189])-3)-(SEARCH(&quot;path=&quot;;[$'Setlist Input'.A189])+6));&quot;&quot;)" office:value-type="string" office:string-value="Calon Lan.pdf" calcext:value-type="string">
            <text:p>Calon Lan.pdf</text:p>
          </table:table-cell>
          <table:table-cell/>
          <table:table-cell table:formula="of:=IF([.D189];&quot;&lt;Setlist&gt;&lt;Name&gt;&quot;&amp;[.G189]&amp;&quot;&lt;/Name&gt;&quot;;IF([.E189];&quot;&lt;/Setlist&gt;&quot;;&quot;&quot;))">
            <text:p/>
          </table:table-cell>
          <table:table-cell table:formula="of:=IF([.F189];&quot;&lt;Song&gt;&lt;Title&gt;&quot;&amp;[.H189]&amp;&quot;&lt;/Title&gt;&lt;FileName&gt;&quot;&amp;[.I189]&amp;&quot;&lt;/FileName&gt;&lt;/FileType&gt;1&lt;/FileType&gt;&quot;;&quot;&quot;)" office:value-type="string" office:string-value="&lt;Song&gt;&lt;Title&gt;Calon Lan&lt;/Title&gt;&lt;FileName&gt;Calon Lan.pdf&lt;/FileName&gt;&lt;/FileType&gt;1&lt;/FileType&gt;" calcext:value-type="string">
            <text:p>&lt;Song&gt;&lt;Title&gt;Calon Lan&lt;/Title&gt;&lt;FileName&gt;Calon Lan.pdf&lt;/FileName&gt;&lt;/FileType&gt;1&lt;/FileType&gt;</text:p>
          </table:table-cell>
          <table:table-cell table:formula="of:=IF([.C18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0]));IF(ISBLANK([$'Setlist Input'.A191]);1;0);0)" office:value-type="float" office:value="0" calcext:value-type="float">
            <text:p>0</text:p>
          </table:table-cell>
          <table:table-cell table:style-name="ce6" table:formula="of:=ISNUMBER(SEARCH(&quot;kind=&quot;;[$'Setlist Input'.A19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0]))" office:value-type="boolean" office:boolean-value="true" calcext:value-type="boolean">
            <text:p>TRUE</text:p>
          </table:table-cell>
          <table:table-cell table:formula="of:=IF([.D190];MID([$'Setlist Input'.A190];SEARCH(&quot;title=&quot;;[$'Setlist Input'.A190])+7;(SEARCH(&quot;&gt;&quot;;[$'Setlist Input'.A190])-1)-(SEARCH(&quot;title=&quot;;[$'Setlist Input'.A190])+7));&quot;&quot;)">
            <text:p/>
          </table:table-cell>
          <table:table-cell table:formula="of:=IF([.F190];MID([$'Setlist Input'.A190];SEARCH(&quot;score title=&quot;;[$'Setlist Input'.A190])+13;(SEARCH(&quot;path=&quot;;[$'Setlist Input'.A190])-2)-(SEARCH(&quot;score title=&quot;;[$'Setlist Input'.A190])+13));&quot;&quot;)" office:value-type="string" office:string-value="Annie's Song Original" calcext:value-type="string">
            <text:p>Annie's Song Original</text:p>
          </table:table-cell>
          <table:table-cell table:formula="of:=IF([.F190];MID([$'Setlist Input'.A190];SEARCH(&quot;path=&quot;;[$'Setlist Input'.A190])+6;(SEARCH(&quot;&gt;&quot;;[$'Setlist Input'.A190])-3)-(SEARCH(&quot;path=&quot;;[$'Setlist Input'.A190])+6));&quot;&quot;)" office:value-type="string" office:string-value="Annie's Song Original.pdf" calcext:value-type="string">
            <text:p>Annie's Song Original.pdf</text:p>
          </table:table-cell>
          <table:table-cell/>
          <table:table-cell table:formula="of:=IF([.D190];&quot;&lt;Setlist&gt;&lt;Name&gt;&quot;&amp;[.G190]&amp;&quot;&lt;/Name&gt;&quot;;IF([.E190];&quot;&lt;/Setlist&gt;&quot;;&quot;&quot;))">
            <text:p/>
          </table:table-cell>
          <table:table-cell table:formula="of:=IF([.F190];&quot;&lt;Song&gt;&lt;Title&gt;&quot;&amp;[.H190]&amp;&quot;&lt;/Title&gt;&lt;FileName&gt;&quot;&amp;[.I190]&amp;&quot;&lt;/FileName&gt;&lt;/FileType&gt;1&lt;/FileType&gt;&quot;;&quot;&quot;)" office:value-type="string" office:string-value="&lt;Song&gt;&lt;Title&gt;Annie's Song Original&lt;/Title&gt;&lt;FileName&gt;Annie's Song Original.pdf&lt;/FileName&gt;&lt;/FileType&gt;1&lt;/FileType&gt;" calcext:value-type="string">
            <text:p>&lt;Song&gt;&lt;Title&gt;Annie's Song Original&lt;/Title&gt;&lt;FileName&gt;Annie's Song Original.pdf&lt;/FileName&gt;&lt;/FileType&gt;1&lt;/FileType&gt;</text:p>
          </table:table-cell>
          <table:table-cell table:formula="of:=IF([.C19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1]));IF(ISBLANK([$'Setlist Input'.A192]);1;0);0)" office:value-type="float" office:value="0" calcext:value-type="float">
            <text:p>0</text:p>
          </table:table-cell>
          <table:table-cell table:style-name="ce6" table:formula="of:=ISNUMBER(SEARCH(&quot;kind=&quot;;[$'Setlist Input'.A19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1]))" office:value-type="boolean" office:boolean-value="true" calcext:value-type="boolean">
            <text:p>TRUE</text:p>
          </table:table-cell>
          <table:table-cell table:formula="of:=IF([.D191];MID([$'Setlist Input'.A191];SEARCH(&quot;title=&quot;;[$'Setlist Input'.A191])+7;(SEARCH(&quot;&gt;&quot;;[$'Setlist Input'.A191])-1)-(SEARCH(&quot;title=&quot;;[$'Setlist Input'.A191])+7));&quot;&quot;)">
            <text:p/>
          </table:table-cell>
          <table:table-cell table:formula="of:=IF([.F191];MID([$'Setlist Input'.A191];SEARCH(&quot;score title=&quot;;[$'Setlist Input'.A191])+13;(SEARCH(&quot;path=&quot;;[$'Setlist Input'.A191])-2)-(SEARCH(&quot;score title=&quot;;[$'Setlist Input'.A191])+13));&quot;&quot;)" office:value-type="string" office:string-value="All Throught the Night Duet in G" calcext:value-type="string">
            <text:p>All Throught the Night Duet in G</text:p>
          </table:table-cell>
          <table:table-cell table:formula="of:=IF([.F191];MID([$'Setlist Input'.A191];SEARCH(&quot;path=&quot;;[$'Setlist Input'.A191])+6;(SEARCH(&quot;&gt;&quot;;[$'Setlist Input'.A191])-3)-(SEARCH(&quot;path=&quot;;[$'Setlist Input'.A191])+6));&quot;&quot;)" office:value-type="string" office:string-value="All Throught the Night Duet in G.pdf" calcext:value-type="string">
            <text:p>All Throught the Night Duet in G.pdf</text:p>
          </table:table-cell>
          <table:table-cell/>
          <table:table-cell table:formula="of:=IF([.D191];&quot;&lt;Setlist&gt;&lt;Name&gt;&quot;&amp;[.G191]&amp;&quot;&lt;/Name&gt;&quot;;IF([.E191];&quot;&lt;/Setlist&gt;&quot;;&quot;&quot;))">
            <text:p/>
          </table:table-cell>
          <table:table-cell table:formula="of:=IF([.F191];&quot;&lt;Song&gt;&lt;Title&gt;&quot;&amp;[.H191]&amp;&quot;&lt;/Title&gt;&lt;FileName&gt;&quot;&amp;[.I191]&amp;&quot;&lt;/FileName&gt;&lt;/FileType&gt;1&lt;/FileType&gt;&quot;;&quot;&quot;)" office:value-type="string" office:string-value="&lt;Song&gt;&lt;Title&gt;All Throught the Night Duet in G&lt;/Title&gt;&lt;FileName&gt;All Throught the Night Duet in G.pdf&lt;/FileName&gt;&lt;/FileType&gt;1&lt;/FileType&gt;" calcext:value-type="string">
            <text:p>&lt;Song&gt;&lt;Title&gt;All Throught the Night Duet in G&lt;/Title&gt;&lt;FileName&gt;All Throught the Night Duet in G.pdf&lt;/FileName&gt;&lt;/FileType&gt;1&lt;/FileType&gt;</text:p>
          </table:table-cell>
          <table:table-cell table:formula="of:=IF([.C19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2]));IF(ISBLANK([$'Setlist Input'.A193]);1;0);0)" office:value-type="float" office:value="0" calcext:value-type="float">
            <text:p>0</text:p>
          </table:table-cell>
          <table:table-cell table:style-name="ce6" table:formula="of:=ISNUMBER(SEARCH(&quot;kind=&quot;;[$'Setlist Input'.A19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2]))" office:value-type="boolean" office:boolean-value="true" calcext:value-type="boolean">
            <text:p>TRUE</text:p>
          </table:table-cell>
          <table:table-cell table:formula="of:=IF([.D192];MID([$'Setlist Input'.A192];SEARCH(&quot;title=&quot;;[$'Setlist Input'.A192])+7;(SEARCH(&quot;&gt;&quot;;[$'Setlist Input'.A192])-1)-(SEARCH(&quot;title=&quot;;[$'Setlist Input'.A192])+7));&quot;&quot;)">
            <text:p/>
          </table:table-cell>
          <table:table-cell table:formula="of:=IF([.F192];MID([$'Setlist Input'.A192];SEARCH(&quot;score title=&quot;;[$'Setlist Input'.A192])+13;(SEARCH(&quot;path=&quot;;[$'Setlist Input'.A192])-2)-(SEARCH(&quot;score title=&quot;;[$'Setlist Input'.A192])+13));&quot;&quot;)" office:value-type="string" office:string-value="Milking Song" calcext:value-type="string">
            <text:p>Milking Song</text:p>
          </table:table-cell>
          <table:table-cell table:formula="of:=IF([.F192];MID([$'Setlist Input'.A192];SEARCH(&quot;path=&quot;;[$'Setlist Input'.A192])+6;(SEARCH(&quot;&gt;&quot;;[$'Setlist Input'.A192])-3)-(SEARCH(&quot;path=&quot;;[$'Setlist Input'.A192])+6));&quot;&quot;)" office:value-type="string" office:string-value="Milking Song.pdf" calcext:value-type="string">
            <text:p>Milking Song.pdf</text:p>
          </table:table-cell>
          <table:table-cell/>
          <table:table-cell table:formula="of:=IF([.D192];&quot;&lt;Setlist&gt;&lt;Name&gt;&quot;&amp;[.G192]&amp;&quot;&lt;/Name&gt;&quot;;IF([.E192];&quot;&lt;/Setlist&gt;&quot;;&quot;&quot;))">
            <text:p/>
          </table:table-cell>
          <table:table-cell table:formula="of:=IF([.F192];&quot;&lt;Song&gt;&lt;Title&gt;&quot;&amp;[.H192]&amp;&quot;&lt;/Title&gt;&lt;FileName&gt;&quot;&amp;[.I192]&amp;&quot;&lt;/FileName&gt;&lt;/FileType&gt;1&lt;/FileType&gt;&quot;;&quot;&quot;)" office:value-type="string" office:string-value="&lt;Song&gt;&lt;Title&gt;Milking Song&lt;/Title&gt;&lt;FileName&gt;Milking Song.pdf&lt;/FileName&gt;&lt;/FileType&gt;1&lt;/FileType&gt;" calcext:value-type="string">
            <text:p>&lt;Song&gt;&lt;Title&gt;Milking Song&lt;/Title&gt;&lt;FileName&gt;Milking Song.pdf&lt;/FileName&gt;&lt;/FileType&gt;1&lt;/FileType&gt;</text:p>
          </table:table-cell>
          <table:table-cell table:formula="of:=IF([.C19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3]));IF(ISBLANK([$'Setlist Input'.A194]);1;0);0)" office:value-type="float" office:value="0" calcext:value-type="float">
            <text:p>0</text:p>
          </table:table-cell>
          <table:table-cell table:style-name="ce6" table:formula="of:=ISNUMBER(SEARCH(&quot;kind=&quot;;[$'Setlist Input'.A19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3]))" office:value-type="boolean" office:boolean-value="true" calcext:value-type="boolean">
            <text:p>TRUE</text:p>
          </table:table-cell>
          <table:table-cell table:formula="of:=IF([.D193];MID([$'Setlist Input'.A193];SEARCH(&quot;title=&quot;;[$'Setlist Input'.A193])+7;(SEARCH(&quot;&gt;&quot;;[$'Setlist Input'.A193])-1)-(SEARCH(&quot;title=&quot;;[$'Setlist Input'.A193])+7));&quot;&quot;)">
            <text:p/>
          </table:table-cell>
          <table:table-cell table:formula="of:=IF([.F193];MID([$'Setlist Input'.A193];SEARCH(&quot;score title=&quot;;[$'Setlist Input'.A193])+13;(SEARCH(&quot;path=&quot;;[$'Setlist Input'.A193])-2)-(SEARCH(&quot;score title=&quot;;[$'Setlist Input'.A193])+13));&quot;&quot;)" office:value-type="string" office:string-value="colors of the Wind.tef *" calcext:value-type="string">
            <text:p>colors of the Wind.tef *</text:p>
          </table:table-cell>
          <table:table-cell table:formula="of:=IF([.F193];MID([$'Setlist Input'.A193];SEARCH(&quot;path=&quot;;[$'Setlist Input'.A193])+6;(SEARCH(&quot;&gt;&quot;;[$'Setlist Input'.A193])-3)-(SEARCH(&quot;path=&quot;;[$'Setlist Input'.A193])+6));&quot;&quot;)" office:value-type="string" office:string-value="colors of the Wind.tef *.pdf" calcext:value-type="string">
            <text:p>colors of the Wind.tef *.pdf</text:p>
          </table:table-cell>
          <table:table-cell/>
          <table:table-cell table:formula="of:=IF([.D193];&quot;&lt;Setlist&gt;&lt;Name&gt;&quot;&amp;[.G193]&amp;&quot;&lt;/Name&gt;&quot;;IF([.E193];&quot;&lt;/Setlist&gt;&quot;;&quot;&quot;))">
            <text:p/>
          </table:table-cell>
          <table:table-cell table:formula="of:=IF([.F193];&quot;&lt;Song&gt;&lt;Title&gt;&quot;&amp;[.H193]&amp;&quot;&lt;/Title&gt;&lt;FileName&gt;&quot;&amp;[.I193]&amp;&quot;&lt;/FileName&gt;&lt;/FileType&gt;1&lt;/FileType&gt;&quot;;&quot;&quot;)" office:value-type="string" office:string-value="&lt;Song&gt;&lt;Title&gt;colors of the Wind.tef *&lt;/Title&gt;&lt;FileName&gt;colors of the Wind.tef *.pdf&lt;/FileName&gt;&lt;/FileType&gt;1&lt;/FileType&gt;" calcext:value-type="string">
            <text:p>&lt;Song&gt;&lt;Title&gt;colors of the Wind.tef *&lt;/Title&gt;&lt;FileName&gt;colors of the Wind.tef *.pdf&lt;/FileName&gt;&lt;/FileType&gt;1&lt;/FileType&gt;</text:p>
          </table:table-cell>
          <table:table-cell table:formula="of:=IF([.C19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4]));IF(ISBLANK([$'Setlist Input'.A195]);1;0);0)" office:value-type="float" office:value="0" calcext:value-type="float">
            <text:p>0</text:p>
          </table:table-cell>
          <table:table-cell table:style-name="ce6" table:formula="of:=ISNUMBER(SEARCH(&quot;kind=&quot;;[$'Setlist Input'.A19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4]))" office:value-type="boolean" office:boolean-value="true" calcext:value-type="boolean">
            <text:p>TRUE</text:p>
          </table:table-cell>
          <table:table-cell table:formula="of:=IF([.D194];MID([$'Setlist Input'.A194];SEARCH(&quot;title=&quot;;[$'Setlist Input'.A194])+7;(SEARCH(&quot;&gt;&quot;;[$'Setlist Input'.A194])-1)-(SEARCH(&quot;title=&quot;;[$'Setlist Input'.A194])+7));&quot;&quot;)">
            <text:p/>
          </table:table-cell>
          <table:table-cell table:formula="of:=IF([.F194];MID([$'Setlist Input'.A194];SEARCH(&quot;score title=&quot;;[$'Setlist Input'.A194])+13;(SEARCH(&quot;path=&quot;;[$'Setlist Input'.A194])-2)-(SEARCH(&quot;score title=&quot;;[$'Setlist Input'.A194])+13));&quot;&quot;)" office:value-type="string" office:string-value="Shady Grove Emin SMN MultiParts" calcext:value-type="string">
            <text:p>Shady Grove Emin SMN MultiParts</text:p>
          </table:table-cell>
          <table:table-cell table:formula="of:=IF([.F194];MID([$'Setlist Input'.A194];SEARCH(&quot;path=&quot;;[$'Setlist Input'.A194])+6;(SEARCH(&quot;&gt;&quot;;[$'Setlist Input'.A194])-3)-(SEARCH(&quot;path=&quot;;[$'Setlist Input'.A194])+6));&quot;&quot;)" office:value-type="string" office:string-value="Shady Grove Emin SMN MultiParts.pdf" calcext:value-type="string">
            <text:p>Shady Grove Emin SMN MultiParts.pdf</text:p>
          </table:table-cell>
          <table:table-cell/>
          <table:table-cell table:formula="of:=IF([.D194];&quot;&lt;Setlist&gt;&lt;Name&gt;&quot;&amp;[.G194]&amp;&quot;&lt;/Name&gt;&quot;;IF([.E194];&quot;&lt;/Setlist&gt;&quot;;&quot;&quot;))">
            <text:p/>
          </table:table-cell>
          <table:table-cell table:formula="of:=IF([.F194];&quot;&lt;Song&gt;&lt;Title&gt;&quot;&amp;[.H194]&amp;&quot;&lt;/Title&gt;&lt;FileName&gt;&quot;&amp;[.I194]&amp;&quot;&lt;/FileName&gt;&lt;/FileType&gt;1&lt;/FileType&gt;&quot;;&quot;&quot;)" office:value-type="string" office:string-value="&lt;Song&gt;&lt;Title&gt;Shady Grove Emin SMN MultiParts&lt;/Title&gt;&lt;FileName&gt;Shady Grove Emin SMN MultiParts.pdf&lt;/FileName&gt;&lt;/FileType&gt;1&lt;/FileType&gt;" calcext:value-type="string">
            <text:p>&lt;Song&gt;&lt;Title&gt;Shady Grove Emin SMN MultiParts&lt;/Title&gt;&lt;FileName&gt;Shady Grove Emin SMN MultiParts.pdf&lt;/FileName&gt;&lt;/FileType&gt;1&lt;/FileType&gt;</text:p>
          </table:table-cell>
          <table:table-cell table:formula="of:=IF([.C19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5]));IF(ISBLANK([$'Setlist Input'.A196]);1;0);0)" office:value-type="float" office:value="0" calcext:value-type="float">
            <text:p>0</text:p>
          </table:table-cell>
          <table:table-cell table:style-name="ce6" table:formula="of:=ISNUMBER(SEARCH(&quot;kind=&quot;;[$'Setlist Input'.A19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5]))" office:value-type="boolean" office:boolean-value="true" calcext:value-type="boolean">
            <text:p>TRUE</text:p>
          </table:table-cell>
          <table:table-cell table:formula="of:=IF([.D195];MID([$'Setlist Input'.A195];SEARCH(&quot;title=&quot;;[$'Setlist Input'.A195])+7;(SEARCH(&quot;&gt;&quot;;[$'Setlist Input'.A195])-1)-(SEARCH(&quot;title=&quot;;[$'Setlist Input'.A195])+7));&quot;&quot;)">
            <text:p/>
          </table:table-cell>
          <table:table-cell table:formula="of:=IF([.F195];MID([$'Setlist Input'.A195];SEARCH(&quot;score title=&quot;;[$'Setlist Input'.A195])+13;(SEARCH(&quot;path=&quot;;[$'Setlist Input'.A195])-2)-(SEARCH(&quot;score title=&quot;;[$'Setlist Input'.A195])+13));&quot;&quot;)" office:value-type="string" office:string-value="Black Mountain Rag - ROOTS" calcext:value-type="string">
            <text:p>Black Mountain Rag - ROOTS</text:p>
          </table:table-cell>
          <table:table-cell table:formula="of:=IF([.F195];MID([$'Setlist Input'.A195];SEARCH(&quot;path=&quot;;[$'Setlist Input'.A195])+6;(SEARCH(&quot;&gt;&quot;;[$'Setlist Input'.A195])-3)-(SEARCH(&quot;path=&quot;;[$'Setlist Input'.A195])+6));&quot;&quot;)" office:value-type="string" office:string-value="Black Mountain Rag - ROOTS.pdf" calcext:value-type="string">
            <text:p>Black Mountain Rag - ROOTS.pdf</text:p>
          </table:table-cell>
          <table:table-cell/>
          <table:table-cell table:formula="of:=IF([.D195];&quot;&lt;Setlist&gt;&lt;Name&gt;&quot;&amp;[.G195]&amp;&quot;&lt;/Name&gt;&quot;;IF([.E195];&quot;&lt;/Setlist&gt;&quot;;&quot;&quot;))">
            <text:p/>
          </table:table-cell>
          <table:table-cell table:formula="of:=IF([.F195];&quot;&lt;Song&gt;&lt;Title&gt;&quot;&amp;[.H195]&amp;&quot;&lt;/Title&gt;&lt;FileName&gt;&quot;&amp;[.I195]&amp;&quot;&lt;/FileName&gt;&lt;/FileType&gt;1&lt;/FileType&gt;&quot;;&quot;&quot;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 table:formula="of:=IF([.C19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6]));IF(ISBLANK([$'Setlist Input'.A197]);1;0);0)" office:value-type="float" office:value="0" calcext:value-type="float">
            <text:p>0</text:p>
          </table:table-cell>
          <table:table-cell table:style-name="ce6" table:formula="of:=ISNUMBER(SEARCH(&quot;kind=&quot;;[$'Setlist Input'.A19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6]))" office:value-type="boolean" office:boolean-value="true" calcext:value-type="boolean">
            <text:p>TRUE</text:p>
          </table:table-cell>
          <table:table-cell table:formula="of:=IF([.D196];MID([$'Setlist Input'.A196];SEARCH(&quot;title=&quot;;[$'Setlist Input'.A196])+7;(SEARCH(&quot;&gt;&quot;;[$'Setlist Input'.A196])-1)-(SEARCH(&quot;title=&quot;;[$'Setlist Input'.A196])+7));&quot;&quot;)">
            <text:p/>
          </table:table-cell>
          <table:table-cell table:formula="of:=IF([.F196];MID([$'Setlist Input'.A196];SEARCH(&quot;score title=&quot;;[$'Setlist Input'.A196])+13;(SEARCH(&quot;path=&quot;;[$'Setlist Input'.A196])-2)-(SEARCH(&quot;score title=&quot;;[$'Setlist Input'.A196])+13));&quot;&quot;)" office:value-type="string" office:string-value="Virginia's Bloody Soil" calcext:value-type="string">
            <text:p>Virginia's Bloody Soil</text:p>
          </table:table-cell>
          <table:table-cell table:formula="of:=IF([.F196];MID([$'Setlist Input'.A196];SEARCH(&quot;path=&quot;;[$'Setlist Input'.A196])+6;(SEARCH(&quot;&gt;&quot;;[$'Setlist Input'.A196])-3)-(SEARCH(&quot;path=&quot;;[$'Setlist Input'.A196])+6));&quot;&quot;)" office:value-type="string" office:string-value="Virginia's Bloody Soil.pdf" calcext:value-type="string">
            <text:p>Virginia's Bloody Soil.pdf</text:p>
          </table:table-cell>
          <table:table-cell/>
          <table:table-cell table:formula="of:=IF([.D196];&quot;&lt;Setlist&gt;&lt;Name&gt;&quot;&amp;[.G196]&amp;&quot;&lt;/Name&gt;&quot;;IF([.E196];&quot;&lt;/Setlist&gt;&quot;;&quot;&quot;))">
            <text:p/>
          </table:table-cell>
          <table:table-cell table:formula="of:=IF([.F196];&quot;&lt;Song&gt;&lt;Title&gt;&quot;&amp;[.H196]&amp;&quot;&lt;/Title&gt;&lt;FileName&gt;&quot;&amp;[.I196]&amp;&quot;&lt;/FileName&gt;&lt;/FileType&gt;1&lt;/FileType&gt;&quot;;&quot;&quot;)" office:value-type="string" office:string-value="&lt;Song&gt;&lt;Title&gt;Virginia's Bloody Soil&lt;/Title&gt;&lt;FileName&gt;Virginia's Bloody Soil.pdf&lt;/FileName&gt;&lt;/FileType&gt;1&lt;/FileType&gt;" calcext:value-type="string">
            <text:p>&lt;Song&gt;&lt;Title&gt;Virginia's Bloody Soil&lt;/Title&gt;&lt;FileName&gt;Virginia's Bloody Soil.pdf&lt;/FileName&gt;&lt;/FileType&gt;1&lt;/FileType&gt;</text:p>
          </table:table-cell>
          <table:table-cell table:formula="of:=IF([.C19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7]));IF(ISBLANK([$'Setlist Input'.A198]);1;0);0)" office:value-type="float" office:value="0" calcext:value-type="float">
            <text:p>0</text:p>
          </table:table-cell>
          <table:table-cell table:style-name="ce6" table:formula="of:=ISNUMBER(SEARCH(&quot;kind=&quot;;[$'Setlist Input'.A19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7]))" office:value-type="boolean" office:boolean-value="true" calcext:value-type="boolean">
            <text:p>TRUE</text:p>
          </table:table-cell>
          <table:table-cell table:formula="of:=IF([.D197];MID([$'Setlist Input'.A197];SEARCH(&quot;title=&quot;;[$'Setlist Input'.A197])+7;(SEARCH(&quot;&gt;&quot;;[$'Setlist Input'.A197])-1)-(SEARCH(&quot;title=&quot;;[$'Setlist Input'.A197])+7));&quot;&quot;)">
            <text:p/>
          </table:table-cell>
          <table:table-cell table:formula="of:=IF([.F197];MID([$'Setlist Input'.A197];SEARCH(&quot;score title=&quot;;[$'Setlist Input'.A197])+13;(SEARCH(&quot;path=&quot;;[$'Setlist Input'.A197])-2)-(SEARCH(&quot;score title=&quot;;[$'Setlist Input'.A197])+13));&quot;&quot;)" office:value-type="string" office:string-value="Simple Gifts 5" calcext:value-type="string">
            <text:p>Simple Gifts 5</text:p>
          </table:table-cell>
          <table:table-cell table:formula="of:=IF([.F197];MID([$'Setlist Input'.A197];SEARCH(&quot;path=&quot;;[$'Setlist Input'.A197])+6;(SEARCH(&quot;&gt;&quot;;[$'Setlist Input'.A197])-3)-(SEARCH(&quot;path=&quot;;[$'Setlist Input'.A197])+6));&quot;&quot;)" office:value-type="string" office:string-value="Simple Gifts 5.pdf" calcext:value-type="string">
            <text:p>Simple Gifts 5.pdf</text:p>
          </table:table-cell>
          <table:table-cell/>
          <table:table-cell table:formula="of:=IF([.D197];&quot;&lt;Setlist&gt;&lt;Name&gt;&quot;&amp;[.G197]&amp;&quot;&lt;/Name&gt;&quot;;IF([.E197];&quot;&lt;/Setlist&gt;&quot;;&quot;&quot;))">
            <text:p/>
          </table:table-cell>
          <table:table-cell table:formula="of:=IF([.F197];&quot;&lt;Song&gt;&lt;Title&gt;&quot;&amp;[.H197]&amp;&quot;&lt;/Title&gt;&lt;FileName&gt;&quot;&amp;[.I197]&amp;&quot;&lt;/FileName&gt;&lt;/FileType&gt;1&lt;/FileType&gt;&quot;;&quot;&quot;)" office:value-type="string" office:string-value="&lt;Song&gt;&lt;Title&gt;Simple Gifts 5&lt;/Title&gt;&lt;FileName&gt;Simple Gifts 5.pdf&lt;/FileName&gt;&lt;/FileType&gt;1&lt;/FileType&gt;" calcext:value-type="string">
            <text:p>&lt;Song&gt;&lt;Title&gt;Simple Gifts 5&lt;/Title&gt;&lt;FileName&gt;Simple Gifts 5.pdf&lt;/FileName&gt;&lt;/FileType&gt;1&lt;/FileType&gt;</text:p>
          </table:table-cell>
          <table:table-cell table:formula="of:=IF([.C19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8]));IF(ISBLANK([$'Setlist Input'.A199]);1;0);0)" office:value-type="float" office:value="0" calcext:value-type="float">
            <text:p>0</text:p>
          </table:table-cell>
          <table:table-cell table:style-name="ce6" table:formula="of:=ISNUMBER(SEARCH(&quot;kind=&quot;;[$'Setlist Input'.A19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8]))" office:value-type="boolean" office:boolean-value="true" calcext:value-type="boolean">
            <text:p>TRUE</text:p>
          </table:table-cell>
          <table:table-cell table:formula="of:=IF([.D198];MID([$'Setlist Input'.A198];SEARCH(&quot;title=&quot;;[$'Setlist Input'.A198])+7;(SEARCH(&quot;&gt;&quot;;[$'Setlist Input'.A198])-1)-(SEARCH(&quot;title=&quot;;[$'Setlist Input'.A198])+7));&quot;&quot;)">
            <text:p/>
          </table:table-cell>
          <table:table-cell table:formula="of:=IF([.F198];MID([$'Setlist Input'.A198];SEARCH(&quot;score title=&quot;;[$'Setlist Input'.A198])+13;(SEARCH(&quot;path=&quot;;[$'Setlist Input'.A198])-2)-(SEARCH(&quot;score title=&quot;;[$'Setlist Input'.A198])+13));&quot;&quot;)" office:value-type="string" office:string-value="Poor-Wayfaring-Stranger_Easy_TAB" calcext:value-type="string">
            <text:p>Poor-Wayfaring-Stranger_Easy_TAB</text:p>
          </table:table-cell>
          <table:table-cell table:formula="of:=IF([.F198];MID([$'Setlist Input'.A198];SEARCH(&quot;path=&quot;;[$'Setlist Input'.A198])+6;(SEARCH(&quot;&gt;&quot;;[$'Setlist Input'.A198])-3)-(SEARCH(&quot;path=&quot;;[$'Setlist Input'.A198])+6));&quot;&quot;)" office:value-type="string" office:string-value="Poor-Wayfaring-Stranger_Easy_TAB.pdf" calcext:value-type="string">
            <text:p>Poor-Wayfaring-Stranger_Easy_TAB.pdf</text:p>
          </table:table-cell>
          <table:table-cell/>
          <table:table-cell table:formula="of:=IF([.D198];&quot;&lt;Setlist&gt;&lt;Name&gt;&quot;&amp;[.G198]&amp;&quot;&lt;/Name&gt;&quot;;IF([.E198];&quot;&lt;/Setlist&gt;&quot;;&quot;&quot;))">
            <text:p/>
          </table:table-cell>
          <table:table-cell table:formula="of:=IF([.F198];&quot;&lt;Song&gt;&lt;Title&gt;&quot;&amp;[.H198]&amp;&quot;&lt;/Title&gt;&lt;FileName&gt;&quot;&amp;[.I198]&amp;&quot;&lt;/FileName&gt;&lt;/FileType&gt;1&lt;/FileType&gt;&quot;;&quot;&quot;)" office:value-type="string" office:string-value="&lt;Song&gt;&lt;Title&gt;Poor-Wayfaring-Stranger_Easy_TAB&lt;/Title&gt;&lt;FileName&gt;Poor-Wayfaring-Stranger_Easy_TAB.pdf&lt;/FileName&gt;&lt;/FileType&gt;1&lt;/FileType&gt;" calcext:value-type="string">
            <text:p>&lt;Song&gt;&lt;Title&gt;Poor-Wayfaring-Stranger_Easy_TAB&lt;/Title&gt;&lt;FileName&gt;Poor-Wayfaring-Stranger_Easy_TAB.pdf&lt;/FileName&gt;&lt;/FileType&gt;1&lt;/FileType&gt;</text:p>
          </table:table-cell>
          <table:table-cell table:formula="of:=IF([.C19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199]));IF(ISBLANK([$'Setlist Input'.A200]);1;0);0)" office:value-type="float" office:value="0" calcext:value-type="float">
            <text:p>0</text:p>
          </table:table-cell>
          <table:table-cell table:style-name="ce6" table:formula="of:=ISNUMBER(SEARCH(&quot;kind=&quot;;[$'Setlist Input'.A19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19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199]))" office:value-type="boolean" office:boolean-value="true" calcext:value-type="boolean">
            <text:p>TRUE</text:p>
          </table:table-cell>
          <table:table-cell table:formula="of:=IF([.D199];MID([$'Setlist Input'.A199];SEARCH(&quot;title=&quot;;[$'Setlist Input'.A199])+7;(SEARCH(&quot;&gt;&quot;;[$'Setlist Input'.A199])-1)-(SEARCH(&quot;title=&quot;;[$'Setlist Input'.A199])+7));&quot;&quot;)">
            <text:p/>
          </table:table-cell>
          <table:table-cell table:formula="of:=IF([.F199];MID([$'Setlist Input'.A199];SEARCH(&quot;score title=&quot;;[$'Setlist Input'.A199])+13;(SEARCH(&quot;path=&quot;;[$'Setlist Input'.A199])-2)-(SEARCH(&quot;score title=&quot;;[$'Setlist Input'.A199])+13));&quot;&quot;)" office:value-type="string" office:string-value="Old Black Joe with Chords" calcext:value-type="string">
            <text:p>Old Black Joe with Chords</text:p>
          </table:table-cell>
          <table:table-cell table:formula="of:=IF([.F199];MID([$'Setlist Input'.A199];SEARCH(&quot;path=&quot;;[$'Setlist Input'.A199])+6;(SEARCH(&quot;&gt;&quot;;[$'Setlist Input'.A199])-3)-(SEARCH(&quot;path=&quot;;[$'Setlist Input'.A199])+6));&quot;&quot;)" office:value-type="string" office:string-value="Old Black Joe with Chords.pdf" calcext:value-type="string">
            <text:p>Old Black Joe with Chords.pdf</text:p>
          </table:table-cell>
          <table:table-cell/>
          <table:table-cell table:formula="of:=IF([.D199];&quot;&lt;Setlist&gt;&lt;Name&gt;&quot;&amp;[.G199]&amp;&quot;&lt;/Name&gt;&quot;;IF([.E199];&quot;&lt;/Setlist&gt;&quot;;&quot;&quot;))">
            <text:p/>
          </table:table-cell>
          <table:table-cell table:formula="of:=IF([.F199];&quot;&lt;Song&gt;&lt;Title&gt;&quot;&amp;[.H199]&amp;&quot;&lt;/Title&gt;&lt;FileName&gt;&quot;&amp;[.I199]&amp;&quot;&lt;/FileName&gt;&lt;/FileType&gt;1&lt;/FileType&gt;&quot;;&quot;&quot;)" office:value-type="string" office:string-value="&lt;Song&gt;&lt;Title&gt;Old Black Joe with Chords&lt;/Title&gt;&lt;FileName&gt;Old Black Joe with Chords.pdf&lt;/FileName&gt;&lt;/FileType&gt;1&lt;/FileType&gt;" calcext:value-type="string">
            <text:p>&lt;Song&gt;&lt;Title&gt;Old Black Joe with Chords&lt;/Title&gt;&lt;FileName&gt;Old Black Joe with Chords.pdf&lt;/FileName&gt;&lt;/FileType&gt;1&lt;/FileType&gt;</text:p>
          </table:table-cell>
          <table:table-cell table:formula="of:=IF([.C19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0]));IF(ISBLANK([$'Setlist Input'.A201]);1;0);0)" office:value-type="float" office:value="0" calcext:value-type="float">
            <text:p>0</text:p>
          </table:table-cell>
          <table:table-cell table:style-name="ce6" table:formula="of:=ISNUMBER(SEARCH(&quot;kind=&quot;;[$'Setlist Input'.A20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0]))" office:value-type="boolean" office:boolean-value="true" calcext:value-type="boolean">
            <text:p>TRUE</text:p>
          </table:table-cell>
          <table:table-cell table:formula="of:=IF([.D200];MID([$'Setlist Input'.A200];SEARCH(&quot;title=&quot;;[$'Setlist Input'.A200])+7;(SEARCH(&quot;&gt;&quot;;[$'Setlist Input'.A200])-1)-(SEARCH(&quot;title=&quot;;[$'Setlist Input'.A200])+7));&quot;&quot;)">
            <text:p/>
          </table:table-cell>
          <table:table-cell table:formula="of:=IF([.F200];MID([$'Setlist Input'.A200];SEARCH(&quot;score title=&quot;;[$'Setlist Input'.A200])+13;(SEARCH(&quot;path=&quot;;[$'Setlist Input'.A200])-2)-(SEARCH(&quot;score title=&quot;;[$'Setlist Input'.A200])+13));&quot;&quot;)" office:value-type="string" office:string-value="Horse and Muggy" calcext:value-type="string">
            <text:p>Horse and Muggy</text:p>
          </table:table-cell>
          <table:table-cell table:formula="of:=IF([.F200];MID([$'Setlist Input'.A200];SEARCH(&quot;path=&quot;;[$'Setlist Input'.A200])+6;(SEARCH(&quot;&gt;&quot;;[$'Setlist Input'.A200])-3)-(SEARCH(&quot;path=&quot;;[$'Setlist Input'.A200])+6));&quot;&quot;)" office:value-type="string" office:string-value="Horse and Muggy.pdf" calcext:value-type="string">
            <text:p>Horse and Muggy.pdf</text:p>
          </table:table-cell>
          <table:table-cell/>
          <table:table-cell table:formula="of:=IF([.D200];&quot;&lt;Setlist&gt;&lt;Name&gt;&quot;&amp;[.G200]&amp;&quot;&lt;/Name&gt;&quot;;IF([.E200];&quot;&lt;/Setlist&gt;&quot;;&quot;&quot;))">
            <text:p/>
          </table:table-cell>
          <table:table-cell table:formula="of:=IF([.F200];&quot;&lt;Song&gt;&lt;Title&gt;&quot;&amp;[.H200]&amp;&quot;&lt;/Title&gt;&lt;FileName&gt;&quot;&amp;[.I200]&amp;&quot;&lt;/FileName&gt;&lt;/FileType&gt;1&lt;/FileType&gt;&quot;;&quot;&quot;)" office:value-type="string" office:string-value="&lt;Song&gt;&lt;Title&gt;Horse and Muggy&lt;/Title&gt;&lt;FileName&gt;Horse and Muggy.pdf&lt;/FileName&gt;&lt;/FileType&gt;1&lt;/FileType&gt;" calcext:value-type="string">
            <text:p>&lt;Song&gt;&lt;Title&gt;Horse and Muggy&lt;/Title&gt;&lt;FileName&gt;Horse and Muggy.pdf&lt;/FileName&gt;&lt;/FileType&gt;1&lt;/FileType&gt;</text:p>
          </table:table-cell>
          <table:table-cell table:formula="of:=IF([.C20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1]));IF(ISBLANK([$'Setlist Input'.A202]);1;0);0)" office:value-type="float" office:value="0" calcext:value-type="float">
            <text:p>0</text:p>
          </table:table-cell>
          <table:table-cell table:style-name="ce6" table:formula="of:=ISNUMBER(SEARCH(&quot;kind=&quot;;[$'Setlist Input'.A20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1]))" office:value-type="boolean" office:boolean-value="true" calcext:value-type="boolean">
            <text:p>TRUE</text:p>
          </table:table-cell>
          <table:table-cell table:formula="of:=IF([.D201];MID([$'Setlist Input'.A201];SEARCH(&quot;title=&quot;;[$'Setlist Input'.A201])+7;(SEARCH(&quot;&gt;&quot;;[$'Setlist Input'.A201])-1)-(SEARCH(&quot;title=&quot;;[$'Setlist Input'.A201])+7));&quot;&quot;)">
            <text:p/>
          </table:table-cell>
          <table:table-cell table:formula="of:=IF([.F201];MID([$'Setlist Input'.A201];SEARCH(&quot;score title=&quot;;[$'Setlist Input'.A201])+13;(SEARCH(&quot;path=&quot;;[$'Setlist Input'.A201])-2)-(SEARCH(&quot;score title=&quot;;[$'Setlist Input'.A201])+13));&quot;&quot;)" office:value-type="string" office:string-value="Gray Cat on a Tennessee Farm 2" calcext:value-type="string">
            <text:p>Gray Cat on a Tennessee Farm 2</text:p>
          </table:table-cell>
          <table:table-cell table:formula="of:=IF([.F201];MID([$'Setlist Input'.A201];SEARCH(&quot;path=&quot;;[$'Setlist Input'.A201])+6;(SEARCH(&quot;&gt;&quot;;[$'Setlist Input'.A201])-3)-(SEARCH(&quot;path=&quot;;[$'Setlist Input'.A201])+6));&quot;&quot;)" office:value-type="string" office:string-value="Gray Cat on a Tennessee Farm 2.pdf" calcext:value-type="string">
            <text:p>Gray Cat on a Tennessee Farm 2.pdf</text:p>
          </table:table-cell>
          <table:table-cell/>
          <table:table-cell table:formula="of:=IF([.D201];&quot;&lt;Setlist&gt;&lt;Name&gt;&quot;&amp;[.G201]&amp;&quot;&lt;/Name&gt;&quot;;IF([.E201];&quot;&lt;/Setlist&gt;&quot;;&quot;&quot;))">
            <text:p/>
          </table:table-cell>
          <table:table-cell table:formula="of:=IF([.F201];&quot;&lt;Song&gt;&lt;Title&gt;&quot;&amp;[.H201]&amp;&quot;&lt;/Title&gt;&lt;FileName&gt;&quot;&amp;[.I201]&amp;&quot;&lt;/FileName&gt;&lt;/FileType&gt;1&lt;/FileType&gt;&quot;;&quot;&quot;)" office:value-type="string" office:string-value="&lt;Song&gt;&lt;Title&gt;Gray Cat on a Tennessee Farm 2&lt;/Title&gt;&lt;FileName&gt;Gray Cat on a Tennessee Farm 2.pdf&lt;/FileName&gt;&lt;/FileType&gt;1&lt;/FileType&gt;" calcext:value-type="string">
            <text:p>&lt;Song&gt;&lt;Title&gt;Gray Cat on a Tennessee Farm 2&lt;/Title&gt;&lt;FileName&gt;Gray Cat on a Tennessee Farm 2.pdf&lt;/FileName&gt;&lt;/FileType&gt;1&lt;/FileType&gt;</text:p>
          </table:table-cell>
          <table:table-cell table:formula="of:=IF([.C20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2]));IF(ISBLANK([$'Setlist Input'.A203]);1;0);0)" office:value-type="float" office:value="0" calcext:value-type="float">
            <text:p>0</text:p>
          </table:table-cell>
          <table:table-cell table:style-name="ce6" table:formula="of:=ISNUMBER(SEARCH(&quot;kind=&quot;;[$'Setlist Input'.A20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2]))" office:value-type="boolean" office:boolean-value="true" calcext:value-type="boolean">
            <text:p>TRUE</text:p>
          </table:table-cell>
          <table:table-cell table:formula="of:=IF([.D202];MID([$'Setlist Input'.A202];SEARCH(&quot;title=&quot;;[$'Setlist Input'.A202])+7;(SEARCH(&quot;&gt;&quot;;[$'Setlist Input'.A202])-1)-(SEARCH(&quot;title=&quot;;[$'Setlist Input'.A202])+7));&quot;&quot;)">
            <text:p/>
          </table:table-cell>
          <table:table-cell table:formula="of:=IF([.F202];MID([$'Setlist Input'.A202];SEARCH(&quot;score title=&quot;;[$'Setlist Input'.A202])+13;(SEARCH(&quot;path=&quot;;[$'Setlist Input'.A202])-2)-(SEARCH(&quot;score title=&quot;;[$'Setlist Input'.A202])+13));&quot;&quot;)" office:value-type="string" office:string-value="Goin' To Boston - TW &amp; Seifert" calcext:value-type="string">
            <text:p>Goin' To Boston - TW &amp; Seifert</text:p>
          </table:table-cell>
          <table:table-cell table:formula="of:=IF([.F202];MID([$'Setlist Input'.A202];SEARCH(&quot;path=&quot;;[$'Setlist Input'.A202])+6;(SEARCH(&quot;&gt;&quot;;[$'Setlist Input'.A202])-3)-(SEARCH(&quot;path=&quot;;[$'Setlist Input'.A202])+6));&quot;&quot;)" office:value-type="string" office:string-value="Goin' To Boston - TW &amp; Seifert.pdf" calcext:value-type="string">
            <text:p>Goin' To Boston - TW &amp; Seifert.pdf</text:p>
          </table:table-cell>
          <table:table-cell/>
          <table:table-cell table:formula="of:=IF([.D202];&quot;&lt;Setlist&gt;&lt;Name&gt;&quot;&amp;[.G202]&amp;&quot;&lt;/Name&gt;&quot;;IF([.E202];&quot;&lt;/Setlist&gt;&quot;;&quot;&quot;))">
            <text:p/>
          </table:table-cell>
          <table:table-cell table:formula="of:=IF([.F202];&quot;&lt;Song&gt;&lt;Title&gt;&quot;&amp;[.H202]&amp;&quot;&lt;/Title&gt;&lt;FileName&gt;&quot;&amp;[.I202]&amp;&quot;&lt;/FileName&gt;&lt;/FileType&gt;1&lt;/FileType&gt;&quot;;&quot;&quot;)" office:value-type="string" office:string-value="&lt;Song&gt;&lt;Title&gt;Goin' To Boston - TW &amp; Seifert&lt;/Title&gt;&lt;FileName&gt;Goin' To Boston - TW &amp; Seifert.pdf&lt;/FileName&gt;&lt;/FileType&gt;1&lt;/FileType&gt;" calcext:value-type="string">
            <text:p>&lt;Song&gt;&lt;Title&gt;Goin' To Boston - TW &amp; Seifert&lt;/Title&gt;&lt;FileName&gt;Goin' To Boston - TW &amp; Seifert.pdf&lt;/FileName&gt;&lt;/FileType&gt;1&lt;/FileType&gt;</text:p>
          </table:table-cell>
          <table:table-cell table:formula="of:=IF([.C20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3]));IF(ISBLANK([$'Setlist Input'.A204]);1;0);0)" office:value-type="float" office:value="0" calcext:value-type="float">
            <text:p>0</text:p>
          </table:table-cell>
          <table:table-cell table:style-name="ce6" table:formula="of:=ISNUMBER(SEARCH(&quot;kind=&quot;;[$'Setlist Input'.A20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3]))" office:value-type="boolean" office:boolean-value="true" calcext:value-type="boolean">
            <text:p>TRUE</text:p>
          </table:table-cell>
          <table:table-cell table:formula="of:=IF([.D203];MID([$'Setlist Input'.A203];SEARCH(&quot;title=&quot;;[$'Setlist Input'.A203])+7;(SEARCH(&quot;&gt;&quot;;[$'Setlist Input'.A203])-1)-(SEARCH(&quot;title=&quot;;[$'Setlist Input'.A203])+7));&quot;&quot;)">
            <text:p/>
          </table:table-cell>
          <table:table-cell table:formula="of:=IF([.F203];MID([$'Setlist Input'.A203];SEARCH(&quot;score title=&quot;;[$'Setlist Input'.A203])+13;(SEARCH(&quot;path=&quot;;[$'Setlist Input'.A203])-2)-(SEARCH(&quot;score title=&quot;;[$'Setlist Input'.A203])+13));&quot;&quot;)" office:value-type="string" office:string-value="Bonnie Doon" calcext:value-type="string">
            <text:p>Bonnie Doon</text:p>
          </table:table-cell>
          <table:table-cell table:formula="of:=IF([.F203];MID([$'Setlist Input'.A203];SEARCH(&quot;path=&quot;;[$'Setlist Input'.A203])+6;(SEARCH(&quot;&gt;&quot;;[$'Setlist Input'.A203])-3)-(SEARCH(&quot;path=&quot;;[$'Setlist Input'.A203])+6));&quot;&quot;)" office:value-type="string" office:string-value="Bonnie Doon.pdf" calcext:value-type="string">
            <text:p>Bonnie Doon.pdf</text:p>
          </table:table-cell>
          <table:table-cell/>
          <table:table-cell table:formula="of:=IF([.D203];&quot;&lt;Setlist&gt;&lt;Name&gt;&quot;&amp;[.G203]&amp;&quot;&lt;/Name&gt;&quot;;IF([.E203];&quot;&lt;/Setlist&gt;&quot;;&quot;&quot;))">
            <text:p/>
          </table:table-cell>
          <table:table-cell table:formula="of:=IF([.F203];&quot;&lt;Song&gt;&lt;Title&gt;&quot;&amp;[.H203]&amp;&quot;&lt;/Title&gt;&lt;FileName&gt;&quot;&amp;[.I203]&amp;&quot;&lt;/FileName&gt;&lt;/FileType&gt;1&lt;/FileType&gt;&quot;;&quot;&quot;)" office:value-type="string" office:string-value="&lt;Song&gt;&lt;Title&gt;Bonnie Doon&lt;/Title&gt;&lt;FileName&gt;Bonnie Doon.pdf&lt;/FileName&gt;&lt;/FileType&gt;1&lt;/FileType&gt;" calcext:value-type="string">
            <text:p>&lt;Song&gt;&lt;Title&gt;Bonnie Doon&lt;/Title&gt;&lt;FileName&gt;Bonnie Doon.pdf&lt;/FileName&gt;&lt;/FileType&gt;1&lt;/FileType&gt;</text:p>
          </table:table-cell>
          <table:table-cell table:formula="of:=IF([.C20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4]));IF(ISBLANK([$'Setlist Input'.A205]);1;0);0)" office:value-type="float" office:value="0" calcext:value-type="float">
            <text:p>0</text:p>
          </table:table-cell>
          <table:table-cell table:style-name="ce6" table:formula="of:=ISNUMBER(SEARCH(&quot;kind=&quot;;[$'Setlist Input'.A20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4]))" office:value-type="boolean" office:boolean-value="true" calcext:value-type="boolean">
            <text:p>TRUE</text:p>
          </table:table-cell>
          <table:table-cell table:formula="of:=IF([.D204];MID([$'Setlist Input'.A204];SEARCH(&quot;title=&quot;;[$'Setlist Input'.A204])+7;(SEARCH(&quot;&gt;&quot;;[$'Setlist Input'.A204])-1)-(SEARCH(&quot;title=&quot;;[$'Setlist Input'.A204])+7));&quot;&quot;)">
            <text:p/>
          </table:table-cell>
          <table:table-cell table:formula="of:=IF([.F204];MID([$'Setlist Input'.A204];SEARCH(&quot;score title=&quot;;[$'Setlist Input'.A204])+13;(SEARCH(&quot;path=&quot;;[$'Setlist Input'.A204])-2)-(SEARCH(&quot;score title=&quot;;[$'Setlist Input'.A204])+13));&quot;&quot;)" office:value-type="string" office:string-value="Bonaparte's Retreat" calcext:value-type="string">
            <text:p>Bonaparte's Retreat</text:p>
          </table:table-cell>
          <table:table-cell table:formula="of:=IF([.F204];MID([$'Setlist Input'.A204];SEARCH(&quot;path=&quot;;[$'Setlist Input'.A204])+6;(SEARCH(&quot;&gt;&quot;;[$'Setlist Input'.A204])-3)-(SEARCH(&quot;path=&quot;;[$'Setlist Input'.A204])+6));&quot;&quot;)" office:value-type="string" office:string-value="Bonaparte's Retreat.pdf" calcext:value-type="string">
            <text:p>Bonaparte's Retreat.pdf</text:p>
          </table:table-cell>
          <table:table-cell/>
          <table:table-cell table:formula="of:=IF([.D204];&quot;&lt;Setlist&gt;&lt;Name&gt;&quot;&amp;[.G204]&amp;&quot;&lt;/Name&gt;&quot;;IF([.E204];&quot;&lt;/Setlist&gt;&quot;;&quot;&quot;))">
            <text:p/>
          </table:table-cell>
          <table:table-cell table:formula="of:=IF([.F204];&quot;&lt;Song&gt;&lt;Title&gt;&quot;&amp;[.H204]&amp;&quot;&lt;/Title&gt;&lt;FileName&gt;&quot;&amp;[.I204]&amp;&quot;&lt;/FileName&gt;&lt;/FileType&gt;1&lt;/FileType&gt;&quot;;&quot;&quot;)" office:value-type="string" office:string-value="&lt;Song&gt;&lt;Title&gt;Bonaparte's Retreat&lt;/Title&gt;&lt;FileName&gt;Bonaparte's Retreat.pdf&lt;/FileName&gt;&lt;/FileType&gt;1&lt;/FileType&gt;" calcext:value-type="string">
            <text:p>&lt;Song&gt;&lt;Title&gt;Bonaparte's Retreat&lt;/Title&gt;&lt;FileName&gt;Bonaparte's Retreat.pdf&lt;/FileName&gt;&lt;/FileType&gt;1&lt;/FileType&gt;</text:p>
          </table:table-cell>
          <table:table-cell table:formula="of:=IF([.C20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5]));IF(ISBLANK([$'Setlist Input'.A206]);1;0);0)" office:value-type="float" office:value="0" calcext:value-type="float">
            <text:p>0</text:p>
          </table:table-cell>
          <table:table-cell table:style-name="ce6" table:formula="of:=ISNUMBER(SEARCH(&quot;kind=&quot;;[$'Setlist Input'.A20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5]))" office:value-type="boolean" office:boolean-value="true" calcext:value-type="boolean">
            <text:p>TRUE</text:p>
          </table:table-cell>
          <table:table-cell table:formula="of:=IF([.D205];MID([$'Setlist Input'.A205];SEARCH(&quot;title=&quot;;[$'Setlist Input'.A205])+7;(SEARCH(&quot;&gt;&quot;;[$'Setlist Input'.A205])-1)-(SEARCH(&quot;title=&quot;;[$'Setlist Input'.A205])+7));&quot;&quot;)">
            <text:p/>
          </table:table-cell>
          <table:table-cell table:formula="of:=IF([.F205];MID([$'Setlist Input'.A205];SEARCH(&quot;score title=&quot;;[$'Setlist Input'.A205])+13;(SEARCH(&quot;path=&quot;;[$'Setlist Input'.A205])-2)-(SEARCH(&quot;score title=&quot;;[$'Setlist Input'.A205])+13));&quot;&quot;)" office:value-type="string" office:string-value="Blind Mary - Conger Duet" calcext:value-type="string">
            <text:p>Blind Mary - Conger Duet</text:p>
          </table:table-cell>
          <table:table-cell table:formula="of:=IF([.F205];MID([$'Setlist Input'.A205];SEARCH(&quot;path=&quot;;[$'Setlist Input'.A205])+6;(SEARCH(&quot;&gt;&quot;;[$'Setlist Input'.A205])-3)-(SEARCH(&quot;path=&quot;;[$'Setlist Input'.A205])+6));&quot;&quot;)" office:value-type="string" office:string-value="Blind Mary - Conger Duet.pdf" calcext:value-type="string">
            <text:p>Blind Mary - Conger Duet.pdf</text:p>
          </table:table-cell>
          <table:table-cell/>
          <table:table-cell table:formula="of:=IF([.D205];&quot;&lt;Setlist&gt;&lt;Name&gt;&quot;&amp;[.G205]&amp;&quot;&lt;/Name&gt;&quot;;IF([.E205];&quot;&lt;/Setlist&gt;&quot;;&quot;&quot;))">
            <text:p/>
          </table:table-cell>
          <table:table-cell table:formula="of:=IF([.F205];&quot;&lt;Song&gt;&lt;Title&gt;&quot;&amp;[.H205]&amp;&quot;&lt;/Title&gt;&lt;FileName&gt;&quot;&amp;[.I205]&amp;&quot;&lt;/FileName&gt;&lt;/FileType&gt;1&lt;/FileType&gt;&quot;;&quot;&quot;)" office:value-type="string" office:string-value="&lt;Song&gt;&lt;Title&gt;Blind Mary - Conger Duet&lt;/Title&gt;&lt;FileName&gt;Blind Mary - Conger Duet.pdf&lt;/FileName&gt;&lt;/FileType&gt;1&lt;/FileType&gt;" calcext:value-type="string">
            <text:p>&lt;Song&gt;&lt;Title&gt;Blind Mary - Conger Duet&lt;/Title&gt;&lt;FileName&gt;Blind Mary - Conger Duet.pdf&lt;/FileName&gt;&lt;/FileType&gt;1&lt;/FileType&gt;</text:p>
          </table:table-cell>
          <table:table-cell table:formula="of:=IF([.C20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6]));IF(ISBLANK([$'Setlist Input'.A207]);1;0);0)" office:value-type="float" office:value="0" calcext:value-type="float">
            <text:p>0</text:p>
          </table:table-cell>
          <table:table-cell table:style-name="ce6" table:formula="of:=ISNUMBER(SEARCH(&quot;kind=&quot;;[$'Setlist Input'.A20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6]))" office:value-type="boolean" office:boolean-value="true" calcext:value-type="boolean">
            <text:p>TRUE</text:p>
          </table:table-cell>
          <table:table-cell table:formula="of:=IF([.D206];MID([$'Setlist Input'.A206];SEARCH(&quot;title=&quot;;[$'Setlist Input'.A206])+7;(SEARCH(&quot;&gt;&quot;;[$'Setlist Input'.A206])-1)-(SEARCH(&quot;title=&quot;;[$'Setlist Input'.A206])+7));&quot;&quot;)">
            <text:p/>
          </table:table-cell>
          <table:table-cell table:formula="of:=IF([.F206];MID([$'Setlist Input'.A206];SEARCH(&quot;score title=&quot;;[$'Setlist Input'.A206])+13;(SEARCH(&quot;path=&quot;;[$'Setlist Input'.A206])-2)-(SEARCH(&quot;score title=&quot;;[$'Setlist Input'.A206])+13));&quot;&quot;)" office:value-type="string" office:string-value="John Stinson's #2" calcext:value-type="string">
            <text:p>John Stinson's #2</text:p>
          </table:table-cell>
          <table:table-cell table:formula="of:=IF([.F206];MID([$'Setlist Input'.A206];SEARCH(&quot;path=&quot;;[$'Setlist Input'.A206])+6;(SEARCH(&quot;&gt;&quot;;[$'Setlist Input'.A206])-3)-(SEARCH(&quot;path=&quot;;[$'Setlist Input'.A206])+6));&quot;&quot;)" office:value-type="string" office:string-value="John Stinson's #2.pdf" calcext:value-type="string">
            <text:p>John Stinson's #2.pdf</text:p>
          </table:table-cell>
          <table:table-cell/>
          <table:table-cell table:formula="of:=IF([.D206];&quot;&lt;Setlist&gt;&lt;Name&gt;&quot;&amp;[.G206]&amp;&quot;&lt;/Name&gt;&quot;;IF([.E206];&quot;&lt;/Setlist&gt;&quot;;&quot;&quot;))">
            <text:p/>
          </table:table-cell>
          <table:table-cell table:formula="of:=IF([.F206];&quot;&lt;Song&gt;&lt;Title&gt;&quot;&amp;[.H206]&amp;&quot;&lt;/Title&gt;&lt;FileName&gt;&quot;&amp;[.I206]&amp;&quot;&lt;/FileName&gt;&lt;/FileType&gt;1&lt;/FileType&gt;&quot;;&quot;&quot;)" office:value-type="string" office:string-value="&lt;Song&gt;&lt;Title&gt;John Stinson's #2&lt;/Title&gt;&lt;FileName&gt;John Stinson's #2.pdf&lt;/FileName&gt;&lt;/FileType&gt;1&lt;/FileType&gt;" calcext:value-type="string">
            <text:p>&lt;Song&gt;&lt;Title&gt;John Stinson's #2&lt;/Title&gt;&lt;FileName&gt;John Stinson's #2.pdf&lt;/FileName&gt;&lt;/FileType&gt;1&lt;/FileType&gt;</text:p>
          </table:table-cell>
          <table:table-cell table:formula="of:=IF([.C20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7]));IF(ISBLANK([$'Setlist Input'.A208]);1;0);0)" office:value-type="float" office:value="0" calcext:value-type="float">
            <text:p>0</text:p>
          </table:table-cell>
          <table:table-cell table:style-name="ce6" table:formula="of:=ISNUMBER(SEARCH(&quot;kind=&quot;;[$'Setlist Input'.A20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7]))" office:value-type="boolean" office:boolean-value="true" calcext:value-type="boolean">
            <text:p>TRUE</text:p>
          </table:table-cell>
          <table:table-cell table:formula="of:=IF([.D207];MID([$'Setlist Input'.A207];SEARCH(&quot;title=&quot;;[$'Setlist Input'.A207])+7;(SEARCH(&quot;&gt;&quot;;[$'Setlist Input'.A207])-1)-(SEARCH(&quot;title=&quot;;[$'Setlist Input'.A207])+7));&quot;&quot;)">
            <text:p/>
          </table:table-cell>
          <table:table-cell table:formula="of:=IF([.F207];MID([$'Setlist Input'.A207];SEARCH(&quot;score title=&quot;;[$'Setlist Input'.A207])+13;(SEARCH(&quot;path=&quot;;[$'Setlist Input'.A207])-2)-(SEARCH(&quot;score title=&quot;;[$'Setlist Input'.A207])+13));&quot;&quot;)" office:value-type="string" office:string-value="Puff-the-Magic-Dragon_TAB" calcext:value-type="string">
            <text:p>Puff-the-Magic-Dragon_TAB</text:p>
          </table:table-cell>
          <table:table-cell table:formula="of:=IF([.F207];MID([$'Setlist Input'.A207];SEARCH(&quot;path=&quot;;[$'Setlist Input'.A207])+6;(SEARCH(&quot;&gt;&quot;;[$'Setlist Input'.A207])-3)-(SEARCH(&quot;path=&quot;;[$'Setlist Input'.A207])+6));&quot;&quot;)" office:value-type="string" office:string-value="Puff-the-Magic-Dragon_TAB.pdf" calcext:value-type="string">
            <text:p>Puff-the-Magic-Dragon_TAB.pdf</text:p>
          </table:table-cell>
          <table:table-cell/>
          <table:table-cell table:formula="of:=IF([.D207];&quot;&lt;Setlist&gt;&lt;Name&gt;&quot;&amp;[.G207]&amp;&quot;&lt;/Name&gt;&quot;;IF([.E207];&quot;&lt;/Setlist&gt;&quot;;&quot;&quot;))">
            <text:p/>
          </table:table-cell>
          <table:table-cell table:formula="of:=IF([.F207];&quot;&lt;Song&gt;&lt;Title&gt;&quot;&amp;[.H207]&amp;&quot;&lt;/Title&gt;&lt;FileName&gt;&quot;&amp;[.I207]&amp;&quot;&lt;/FileName&gt;&lt;/FileType&gt;1&lt;/FileType&gt;&quot;;&quot;&quot;)" office:value-type="string" office:string-value="&lt;Song&gt;&lt;Title&gt;Puff-the-Magic-Dragon_TAB&lt;/Title&gt;&lt;FileName&gt;Puff-the-Magic-Dragon_TAB.pdf&lt;/FileName&gt;&lt;/FileType&gt;1&lt;/FileType&gt;" calcext:value-type="string">
            <text:p>&lt;Song&gt;&lt;Title&gt;Puff-the-Magic-Dragon_TAB&lt;/Title&gt;&lt;FileName&gt;Puff-the-Magic-Dragon_TAB.pdf&lt;/FileName&gt;&lt;/FileType&gt;1&lt;/FileType&gt;</text:p>
          </table:table-cell>
          <table:table-cell table:formula="of:=IF([.C20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8]));IF(ISBLANK([$'Setlist Input'.A209]);1;0);0)" office:value-type="float" office:value="0" calcext:value-type="float">
            <text:p>0</text:p>
          </table:table-cell>
          <table:table-cell table:style-name="ce6" table:formula="of:=ISNUMBER(SEARCH(&quot;kind=&quot;;[$'Setlist Input'.A20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8]))" office:value-type="boolean" office:boolean-value="true" calcext:value-type="boolean">
            <text:p>TRUE</text:p>
          </table:table-cell>
          <table:table-cell table:formula="of:=IF([.D208];MID([$'Setlist Input'.A208];SEARCH(&quot;title=&quot;;[$'Setlist Input'.A208])+7;(SEARCH(&quot;&gt;&quot;;[$'Setlist Input'.A208])-1)-(SEARCH(&quot;title=&quot;;[$'Setlist Input'.A208])+7));&quot;&quot;)">
            <text:p/>
          </table:table-cell>
          <table:table-cell table:formula="of:=IF([.F208];MID([$'Setlist Input'.A208];SEARCH(&quot;score title=&quot;;[$'Setlist Input'.A208])+13;(SEARCH(&quot;path=&quot;;[$'Setlist Input'.A208])-2)-(SEARCH(&quot;score title=&quot;;[$'Setlist Input'.A208])+13));&quot;&quot;)" office:value-type="string" office:string-value="Ragland Waltz 2" calcext:value-type="string">
            <text:p>Ragland Waltz 2</text:p>
          </table:table-cell>
          <table:table-cell table:formula="of:=IF([.F208];MID([$'Setlist Input'.A208];SEARCH(&quot;path=&quot;;[$'Setlist Input'.A208])+6;(SEARCH(&quot;&gt;&quot;;[$'Setlist Input'.A208])-3)-(SEARCH(&quot;path=&quot;;[$'Setlist Input'.A208])+6));&quot;&quot;)" office:value-type="string" office:string-value="Ragland Waltz 2.pdf" calcext:value-type="string">
            <text:p>Ragland Waltz 2.pdf</text:p>
          </table:table-cell>
          <table:table-cell/>
          <table:table-cell table:formula="of:=IF([.D208];&quot;&lt;Setlist&gt;&lt;Name&gt;&quot;&amp;[.G208]&amp;&quot;&lt;/Name&gt;&quot;;IF([.E208];&quot;&lt;/Setlist&gt;&quot;;&quot;&quot;))">
            <text:p/>
          </table:table-cell>
          <table:table-cell table:formula="of:=IF([.F208];&quot;&lt;Song&gt;&lt;Title&gt;&quot;&amp;[.H208]&amp;&quot;&lt;/Title&gt;&lt;FileName&gt;&quot;&amp;[.I208]&amp;&quot;&lt;/FileName&gt;&lt;/FileType&gt;1&lt;/FileType&gt;&quot;;&quot;&quot;)" office:value-type="string" office:string-value="&lt;Song&gt;&lt;Title&gt;Ragland Waltz 2&lt;/Title&gt;&lt;FileName&gt;Ragland Waltz 2.pdf&lt;/FileName&gt;&lt;/FileType&gt;1&lt;/FileType&gt;" calcext:value-type="string">
            <text:p>&lt;Song&gt;&lt;Title&gt;Ragland Waltz 2&lt;/Title&gt;&lt;FileName&gt;Ragland Waltz 2.pdf&lt;/FileName&gt;&lt;/FileType&gt;1&lt;/FileType&gt;</text:p>
          </table:table-cell>
          <table:table-cell table:formula="of:=IF([.C20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09]));IF(ISBLANK([$'Setlist Input'.A210]);1;0);0)" office:value-type="float" office:value="0" calcext:value-type="float">
            <text:p>0</text:p>
          </table:table-cell>
          <table:table-cell table:style-name="ce6" table:formula="of:=ISNUMBER(SEARCH(&quot;kind=&quot;;[$'Setlist Input'.A20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0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09]))" office:value-type="boolean" office:boolean-value="true" calcext:value-type="boolean">
            <text:p>TRUE</text:p>
          </table:table-cell>
          <table:table-cell table:formula="of:=IF([.D209];MID([$'Setlist Input'.A209];SEARCH(&quot;title=&quot;;[$'Setlist Input'.A209])+7;(SEARCH(&quot;&gt;&quot;;[$'Setlist Input'.A209])-1)-(SEARCH(&quot;title=&quot;;[$'Setlist Input'.A209])+7));&quot;&quot;)">
            <text:p/>
          </table:table-cell>
          <table:table-cell table:formula="of:=IF([.F209];MID([$'Setlist Input'.A209];SEARCH(&quot;score title=&quot;;[$'Setlist Input'.A209])+13;(SEARCH(&quot;path=&quot;;[$'Setlist Input'.A209])-2)-(SEARCH(&quot;score title=&quot;;[$'Setlist Input'.A209])+13));&quot;&quot;)" office:value-type="string" office:string-value="Level Plain" calcext:value-type="string">
            <text:p>Level Plain</text:p>
          </table:table-cell>
          <table:table-cell table:formula="of:=IF([.F209];MID([$'Setlist Input'.A209];SEARCH(&quot;path=&quot;;[$'Setlist Input'.A209])+6;(SEARCH(&quot;&gt;&quot;;[$'Setlist Input'.A209])-3)-(SEARCH(&quot;path=&quot;;[$'Setlist Input'.A209])+6));&quot;&quot;)" office:value-type="string" office:string-value="Level Plain.pdf" calcext:value-type="string">
            <text:p>Level Plain.pdf</text:p>
          </table:table-cell>
          <table:table-cell/>
          <table:table-cell table:formula="of:=IF([.D209];&quot;&lt;Setlist&gt;&lt;Name&gt;&quot;&amp;[.G209]&amp;&quot;&lt;/Name&gt;&quot;;IF([.E209];&quot;&lt;/Setlist&gt;&quot;;&quot;&quot;))">
            <text:p/>
          </table:table-cell>
          <table:table-cell table:formula="of:=IF([.F209];&quot;&lt;Song&gt;&lt;Title&gt;&quot;&amp;[.H209]&amp;&quot;&lt;/Title&gt;&lt;FileName&gt;&quot;&amp;[.I209]&amp;&quot;&lt;/FileName&gt;&lt;/FileType&gt;1&lt;/FileType&gt;&quot;;&quot;&quot;)" office:value-type="string" office:string-value="&lt;Song&gt;&lt;Title&gt;Level Plain&lt;/Title&gt;&lt;FileName&gt;Level Plain.pdf&lt;/FileName&gt;&lt;/FileType&gt;1&lt;/FileType&gt;" calcext:value-type="string">
            <text:p>&lt;Song&gt;&lt;Title&gt;Level Plain&lt;/Title&gt;&lt;FileName&gt;Level Plain.pdf&lt;/FileName&gt;&lt;/FileType&gt;1&lt;/FileType&gt;</text:p>
          </table:table-cell>
          <table:table-cell table:formula="of:=IF([.C20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0]));IF(ISBLANK([$'Setlist Input'.A211]);1;0);0)" office:value-type="float" office:value="0" calcext:value-type="float">
            <text:p>0</text:p>
          </table:table-cell>
          <table:table-cell table:style-name="ce6" table:formula="of:=ISNUMBER(SEARCH(&quot;kind=&quot;;[$'Setlist Input'.A21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0]))" office:value-type="boolean" office:boolean-value="true" calcext:value-type="boolean">
            <text:p>TRUE</text:p>
          </table:table-cell>
          <table:table-cell table:formula="of:=IF([.D210];MID([$'Setlist Input'.A210];SEARCH(&quot;title=&quot;;[$'Setlist Input'.A210])+7;(SEARCH(&quot;&gt;&quot;;[$'Setlist Input'.A210])-1)-(SEARCH(&quot;title=&quot;;[$'Setlist Input'.A210])+7));&quot;&quot;)">
            <text:p/>
          </table:table-cell>
          <table:table-cell table:formula="of:=IF([.F210];MID([$'Setlist Input'.A210];SEARCH(&quot;score title=&quot;;[$'Setlist Input'.A210])+13;(SEARCH(&quot;path=&quot;;[$'Setlist Input'.A210])-2)-(SEARCH(&quot;score title=&quot;;[$'Setlist Input'.A210])+13));&quot;&quot;)" office:value-type="string" office:string-value="Home Sweet Home" calcext:value-type="string">
            <text:p>Home Sweet Home</text:p>
          </table:table-cell>
          <table:table-cell table:formula="of:=IF([.F210];MID([$'Setlist Input'.A210];SEARCH(&quot;path=&quot;;[$'Setlist Input'.A210])+6;(SEARCH(&quot;&gt;&quot;;[$'Setlist Input'.A210])-3)-(SEARCH(&quot;path=&quot;;[$'Setlist Input'.A210])+6));&quot;&quot;)" office:value-type="string" office:string-value="Home Sweet Home.pdf" calcext:value-type="string">
            <text:p>Home Sweet Home.pdf</text:p>
          </table:table-cell>
          <table:table-cell/>
          <table:table-cell table:formula="of:=IF([.D210];&quot;&lt;Setlist&gt;&lt;Name&gt;&quot;&amp;[.G210]&amp;&quot;&lt;/Name&gt;&quot;;IF([.E210];&quot;&lt;/Setlist&gt;&quot;;&quot;&quot;))">
            <text:p/>
          </table:table-cell>
          <table:table-cell table:formula="of:=IF([.F210];&quot;&lt;Song&gt;&lt;Title&gt;&quot;&amp;[.H210]&amp;&quot;&lt;/Title&gt;&lt;FileName&gt;&quot;&amp;[.I210]&amp;&quot;&lt;/FileName&gt;&lt;/FileType&gt;1&lt;/FileType&gt;&quot;;&quot;&quot;)" office:value-type="string" office:string-value="&lt;Song&gt;&lt;Title&gt;Home Sweet Home&lt;/Title&gt;&lt;FileName&gt;Home Sweet Home.pdf&lt;/FileName&gt;&lt;/FileType&gt;1&lt;/FileType&gt;" calcext:value-type="string">
            <text:p>&lt;Song&gt;&lt;Title&gt;Home Sweet Home&lt;/Title&gt;&lt;FileName&gt;Home Sweet Home.pdf&lt;/FileName&gt;&lt;/FileType&gt;1&lt;/FileType&gt;</text:p>
          </table:table-cell>
          <table:table-cell table:formula="of:=IF([.C21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1]));IF(ISBLANK([$'Setlist Input'.A212]);1;0);0)" office:value-type="float" office:value="0" calcext:value-type="float">
            <text:p>0</text:p>
          </table:table-cell>
          <table:table-cell table:style-name="ce6" table:formula="of:=ISNUMBER(SEARCH(&quot;kind=&quot;;[$'Setlist Input'.A21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1]))" office:value-type="boolean" office:boolean-value="true" calcext:value-type="boolean">
            <text:p>TRUE</text:p>
          </table:table-cell>
          <table:table-cell table:formula="of:=IF([.D211];MID([$'Setlist Input'.A211];SEARCH(&quot;title=&quot;;[$'Setlist Input'.A211])+7;(SEARCH(&quot;&gt;&quot;;[$'Setlist Input'.A211])-1)-(SEARCH(&quot;title=&quot;;[$'Setlist Input'.A211])+7));&quot;&quot;)">
            <text:p/>
          </table:table-cell>
          <table:table-cell table:formula="of:=IF([.F211];MID([$'Setlist Input'.A211];SEARCH(&quot;score title=&quot;;[$'Setlist Input'.A211])+13;(SEARCH(&quot;path=&quot;;[$'Setlist Input'.A211])-2)-(SEARCH(&quot;score title=&quot;;[$'Setlist Input'.A211])+13));&quot;&quot;)" office:value-type="string" office:string-value="Hector the Hero" calcext:value-type="string">
            <text:p>Hector the Hero</text:p>
          </table:table-cell>
          <table:table-cell table:formula="of:=IF([.F211];MID([$'Setlist Input'.A211];SEARCH(&quot;path=&quot;;[$'Setlist Input'.A211])+6;(SEARCH(&quot;&gt;&quot;;[$'Setlist Input'.A211])-3)-(SEARCH(&quot;path=&quot;;[$'Setlist Input'.A211])+6));&quot;&quot;)" office:value-type="string" office:string-value="Hector the Hero.pdf" calcext:value-type="string">
            <text:p>Hector the Hero.pdf</text:p>
          </table:table-cell>
          <table:table-cell/>
          <table:table-cell table:formula="of:=IF([.D211];&quot;&lt;Setlist&gt;&lt;Name&gt;&quot;&amp;[.G211]&amp;&quot;&lt;/Name&gt;&quot;;IF([.E211];&quot;&lt;/Setlist&gt;&quot;;&quot;&quot;))">
            <text:p/>
          </table:table-cell>
          <table:table-cell table:formula="of:=IF([.F211];&quot;&lt;Song&gt;&lt;Title&gt;&quot;&amp;[.H211]&amp;&quot;&lt;/Title&gt;&lt;FileName&gt;&quot;&amp;[.I211]&amp;&quot;&lt;/FileName&gt;&lt;/FileType&gt;1&lt;/FileType&gt;&quot;;&quot;&quot;)" office:value-type="string" office:string-value="&lt;Song&gt;&lt;Title&gt;Hector the Hero&lt;/Title&gt;&lt;FileName&gt;Hector the Hero.pdf&lt;/FileName&gt;&lt;/FileType&gt;1&lt;/FileType&gt;" calcext:value-type="string">
            <text:p>&lt;Song&gt;&lt;Title&gt;Hector the Hero&lt;/Title&gt;&lt;FileName&gt;Hector the Hero.pdf&lt;/FileName&gt;&lt;/FileType&gt;1&lt;/FileType&gt;</text:p>
          </table:table-cell>
          <table:table-cell table:formula="of:=IF([.C21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2]));IF(ISBLANK([$'Setlist Input'.A213]);1;0);0)" office:value-type="float" office:value="0" calcext:value-type="float">
            <text:p>0</text:p>
          </table:table-cell>
          <table:table-cell table:style-name="ce6" table:formula="of:=ISNUMBER(SEARCH(&quot;kind=&quot;;[$'Setlist Input'.A21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2]))" office:value-type="boolean" office:boolean-value="true" calcext:value-type="boolean">
            <text:p>TRUE</text:p>
          </table:table-cell>
          <table:table-cell table:formula="of:=IF([.D212];MID([$'Setlist Input'.A212];SEARCH(&quot;title=&quot;;[$'Setlist Input'.A212])+7;(SEARCH(&quot;&gt;&quot;;[$'Setlist Input'.A212])-1)-(SEARCH(&quot;title=&quot;;[$'Setlist Input'.A212])+7));&quot;&quot;)">
            <text:p/>
          </table:table-cell>
          <table:table-cell table:formula="of:=IF([.F212];MID([$'Setlist Input'.A212];SEARCH(&quot;score title=&quot;;[$'Setlist Input'.A212])+13;(SEARCH(&quot;path=&quot;;[$'Setlist Input'.A212])-2)-(SEARCH(&quot;score title=&quot;;[$'Setlist Input'.A212])+13));&quot;&quot;)" office:value-type="string" office:string-value="Genevieve's Waltz 2" calcext:value-type="string">
            <text:p>Genevieve's Waltz 2</text:p>
          </table:table-cell>
          <table:table-cell table:formula="of:=IF([.F212];MID([$'Setlist Input'.A212];SEARCH(&quot;path=&quot;;[$'Setlist Input'.A212])+6;(SEARCH(&quot;&gt;&quot;;[$'Setlist Input'.A212])-3)-(SEARCH(&quot;path=&quot;;[$'Setlist Input'.A212])+6));&quot;&quot;)" office:value-type="string" office:string-value="Genevieve's Waltz 2.pdf" calcext:value-type="string">
            <text:p>Genevieve's Waltz 2.pdf</text:p>
          </table:table-cell>
          <table:table-cell/>
          <table:table-cell table:formula="of:=IF([.D212];&quot;&lt;Setlist&gt;&lt;Name&gt;&quot;&amp;[.G212]&amp;&quot;&lt;/Name&gt;&quot;;IF([.E212];&quot;&lt;/Setlist&gt;&quot;;&quot;&quot;))">
            <text:p/>
          </table:table-cell>
          <table:table-cell table:formula="of:=IF([.F212];&quot;&lt;Song&gt;&lt;Title&gt;&quot;&amp;[.H212]&amp;&quot;&lt;/Title&gt;&lt;FileName&gt;&quot;&amp;[.I212]&amp;&quot;&lt;/FileName&gt;&lt;/FileType&gt;1&lt;/FileType&gt;&quot;;&quot;&quot;)" office:value-type="string" office:string-value="&lt;Song&gt;&lt;Title&gt;Genevieve's Waltz 2&lt;/Title&gt;&lt;FileName&gt;Genevieve's Waltz 2.pdf&lt;/FileName&gt;&lt;/FileType&gt;1&lt;/FileType&gt;" calcext:value-type="string">
            <text:p>&lt;Song&gt;&lt;Title&gt;Genevieve's Waltz 2&lt;/Title&gt;&lt;FileName&gt;Genevieve's Waltz 2.pdf&lt;/FileName&gt;&lt;/FileType&gt;1&lt;/FileType&gt;</text:p>
          </table:table-cell>
          <table:table-cell table:formula="of:=IF([.C21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3]));IF(ISBLANK([$'Setlist Input'.A214]);1;0);0)" office:value-type="float" office:value="0" calcext:value-type="float">
            <text:p>0</text:p>
          </table:table-cell>
          <table:table-cell table:style-name="ce6" table:formula="of:=ISNUMBER(SEARCH(&quot;kind=&quot;;[$'Setlist Input'.A21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3]))" office:value-type="boolean" office:boolean-value="true" calcext:value-type="boolean">
            <text:p>TRUE</text:p>
          </table:table-cell>
          <table:table-cell table:formula="of:=IF([.D213];MID([$'Setlist Input'.A213];SEARCH(&quot;title=&quot;;[$'Setlist Input'.A213])+7;(SEARCH(&quot;&gt;&quot;;[$'Setlist Input'.A213])-1)-(SEARCH(&quot;title=&quot;;[$'Setlist Input'.A213])+7));&quot;&quot;)">
            <text:p/>
          </table:table-cell>
          <table:table-cell table:formula="of:=IF([.F213];MID([$'Setlist Input'.A213];SEARCH(&quot;score title=&quot;;[$'Setlist Input'.A213])+13;(SEARCH(&quot;path=&quot;;[$'Setlist Input'.A213])-2)-(SEARCH(&quot;score title=&quot;;[$'Setlist Input'.A213])+13));&quot;&quot;)" office:value-type="string" office:string-value="For Ireland - Mel" calcext:value-type="string">
            <text:p>For Ireland - Mel</text:p>
          </table:table-cell>
          <table:table-cell table:formula="of:=IF([.F213];MID([$'Setlist Input'.A213];SEARCH(&quot;path=&quot;;[$'Setlist Input'.A213])+6;(SEARCH(&quot;&gt;&quot;;[$'Setlist Input'.A213])-3)-(SEARCH(&quot;path=&quot;;[$'Setlist Input'.A213])+6));&quot;&quot;)" office:value-type="string" office:string-value="For Ireland - Mel.pdf" calcext:value-type="string">
            <text:p>For Ireland - Mel.pdf</text:p>
          </table:table-cell>
          <table:table-cell/>
          <table:table-cell table:formula="of:=IF([.D213];&quot;&lt;Setlist&gt;&lt;Name&gt;&quot;&amp;[.G213]&amp;&quot;&lt;/Name&gt;&quot;;IF([.E213];&quot;&lt;/Setlist&gt;&quot;;&quot;&quot;))">
            <text:p/>
          </table:table-cell>
          <table:table-cell table:formula="of:=IF([.F213];&quot;&lt;Song&gt;&lt;Title&gt;&quot;&amp;[.H213]&amp;&quot;&lt;/Title&gt;&lt;FileName&gt;&quot;&amp;[.I213]&amp;&quot;&lt;/FileName&gt;&lt;/FileType&gt;1&lt;/FileType&gt;&quot;;&quot;&quot;)" office:value-type="string" office:string-value="&lt;Song&gt;&lt;Title&gt;For Ireland - Mel&lt;/Title&gt;&lt;FileName&gt;For Ireland - Mel.pdf&lt;/FileName&gt;&lt;/FileType&gt;1&lt;/FileType&gt;" calcext:value-type="string">
            <text:p>&lt;Song&gt;&lt;Title&gt;For Ireland - Mel&lt;/Title&gt;&lt;FileName&gt;For Ireland - Mel.pdf&lt;/FileName&gt;&lt;/FileType&gt;1&lt;/FileType&gt;</text:p>
          </table:table-cell>
          <table:table-cell table:formula="of:=IF([.C21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4]));IF(ISBLANK([$'Setlist Input'.A215]);1;0);0)" office:value-type="float" office:value="0" calcext:value-type="float">
            <text:p>0</text:p>
          </table:table-cell>
          <table:table-cell table:style-name="ce6" table:formula="of:=ISNUMBER(SEARCH(&quot;kind=&quot;;[$'Setlist Input'.A21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4]))" office:value-type="boolean" office:boolean-value="true" calcext:value-type="boolean">
            <text:p>TRUE</text:p>
          </table:table-cell>
          <table:table-cell table:formula="of:=IF([.D214];MID([$'Setlist Input'.A214];SEARCH(&quot;title=&quot;;[$'Setlist Input'.A214])+7;(SEARCH(&quot;&gt;&quot;;[$'Setlist Input'.A214])-1)-(SEARCH(&quot;title=&quot;;[$'Setlist Input'.A214])+7));&quot;&quot;)">
            <text:p/>
          </table:table-cell>
          <table:table-cell table:formula="of:=IF([.F214];MID([$'Setlist Input'.A214];SEARCH(&quot;score title=&quot;;[$'Setlist Input'.A214])+13;(SEARCH(&quot;path=&quot;;[$'Setlist Input'.A214])-2)-(SEARCH(&quot;score title=&quot;;[$'Setlist Input'.A214])+13));&quot;&quot;)" office:value-type="string" office:string-value="Devoted to You" calcext:value-type="string">
            <text:p>Devoted to You</text:p>
          </table:table-cell>
          <table:table-cell table:formula="of:=IF([.F214];MID([$'Setlist Input'.A214];SEARCH(&quot;path=&quot;;[$'Setlist Input'.A214])+6;(SEARCH(&quot;&gt;&quot;;[$'Setlist Input'.A214])-3)-(SEARCH(&quot;path=&quot;;[$'Setlist Input'.A214])+6));&quot;&quot;)" office:value-type="string" office:string-value="Devoted to You.pdf" calcext:value-type="string">
            <text:p>Devoted to You.pdf</text:p>
          </table:table-cell>
          <table:table-cell/>
          <table:table-cell table:formula="of:=IF([.D214];&quot;&lt;Setlist&gt;&lt;Name&gt;&quot;&amp;[.G214]&amp;&quot;&lt;/Name&gt;&quot;;IF([.E214];&quot;&lt;/Setlist&gt;&quot;;&quot;&quot;))">
            <text:p/>
          </table:table-cell>
          <table:table-cell table:formula="of:=IF([.F214];&quot;&lt;Song&gt;&lt;Title&gt;&quot;&amp;[.H214]&amp;&quot;&lt;/Title&gt;&lt;FileName&gt;&quot;&amp;[.I214]&amp;&quot;&lt;/FileName&gt;&lt;/FileType&gt;1&lt;/FileType&gt;&quot;;&quot;&quot;)" office:value-type="string" office:string-value="&lt;Song&gt;&lt;Title&gt;Devoted to You&lt;/Title&gt;&lt;FileName&gt;Devoted to You.pdf&lt;/FileName&gt;&lt;/FileType&gt;1&lt;/FileType&gt;" calcext:value-type="string">
            <text:p>&lt;Song&gt;&lt;Title&gt;Devoted to You&lt;/Title&gt;&lt;FileName&gt;Devoted to You.pdf&lt;/FileName&gt;&lt;/FileType&gt;1&lt;/FileType&gt;</text:p>
          </table:table-cell>
          <table:table-cell table:formula="of:=IF([.C21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5]));IF(ISBLANK([$'Setlist Input'.A216]);1;0);0)" office:value-type="float" office:value="0" calcext:value-type="float">
            <text:p>0</text:p>
          </table:table-cell>
          <table:table-cell table:style-name="ce6" table:formula="of:=ISNUMBER(SEARCH(&quot;kind=&quot;;[$'Setlist Input'.A21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5]))" office:value-type="boolean" office:boolean-value="true" calcext:value-type="boolean">
            <text:p>TRUE</text:p>
          </table:table-cell>
          <table:table-cell table:formula="of:=IF([.D215];MID([$'Setlist Input'.A215];SEARCH(&quot;title=&quot;;[$'Setlist Input'.A215])+7;(SEARCH(&quot;&gt;&quot;;[$'Setlist Input'.A215])-1)-(SEARCH(&quot;title=&quot;;[$'Setlist Input'.A215])+7));&quot;&quot;)">
            <text:p/>
          </table:table-cell>
          <table:table-cell table:formula="of:=IF([.F215];MID([$'Setlist Input'.A215];SEARCH(&quot;score title=&quot;;[$'Setlist Input'.A215])+13;(SEARCH(&quot;path=&quot;;[$'Setlist Input'.A215])-2)-(SEARCH(&quot;score title=&quot;;[$'Setlist Input'.A215])+13));&quot;&quot;)" office:value-type="string" office:string-value="Dan the Cobbler" calcext:value-type="string">
            <text:p>Dan the Cobbler</text:p>
          </table:table-cell>
          <table:table-cell table:formula="of:=IF([.F215];MID([$'Setlist Input'.A215];SEARCH(&quot;path=&quot;;[$'Setlist Input'.A215])+6;(SEARCH(&quot;&gt;&quot;;[$'Setlist Input'.A215])-3)-(SEARCH(&quot;path=&quot;;[$'Setlist Input'.A215])+6));&quot;&quot;)" office:value-type="string" office:string-value="Dan the Cobbler.pdf" calcext:value-type="string">
            <text:p>Dan the Cobbler.pdf</text:p>
          </table:table-cell>
          <table:table-cell/>
          <table:table-cell table:formula="of:=IF([.D215];&quot;&lt;Setlist&gt;&lt;Name&gt;&quot;&amp;[.G215]&amp;&quot;&lt;/Name&gt;&quot;;IF([.E215];&quot;&lt;/Setlist&gt;&quot;;&quot;&quot;))">
            <text:p/>
          </table:table-cell>
          <table:table-cell table:formula="of:=IF([.F215];&quot;&lt;Song&gt;&lt;Title&gt;&quot;&amp;[.H215]&amp;&quot;&lt;/Title&gt;&lt;FileName&gt;&quot;&amp;[.I215]&amp;&quot;&lt;/FileName&gt;&lt;/FileType&gt;1&lt;/FileType&gt;&quot;;&quot;&quot;)" office:value-type="string" office:string-value="&lt;Song&gt;&lt;Title&gt;Dan the Cobbler&lt;/Title&gt;&lt;FileName&gt;Dan the Cobbler.pdf&lt;/FileName&gt;&lt;/FileType&gt;1&lt;/FileType&gt;" calcext:value-type="string">
            <text:p>&lt;Song&gt;&lt;Title&gt;Dan the Cobbler&lt;/Title&gt;&lt;FileName&gt;Dan the Cobbler.pdf&lt;/FileName&gt;&lt;/FileType&gt;1&lt;/FileType&gt;</text:p>
          </table:table-cell>
          <table:table-cell table:formula="of:=IF([.C21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6]));IF(ISBLANK([$'Setlist Input'.A217]);1;0);0)" office:value-type="float" office:value="0" calcext:value-type="float">
            <text:p>0</text:p>
          </table:table-cell>
          <table:table-cell table:style-name="ce6" table:formula="of:=ISNUMBER(SEARCH(&quot;kind=&quot;;[$'Setlist Input'.A21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6]))" office:value-type="boolean" office:boolean-value="true" calcext:value-type="boolean">
            <text:p>TRUE</text:p>
          </table:table-cell>
          <table:table-cell table:formula="of:=IF([.D216];MID([$'Setlist Input'.A216];SEARCH(&quot;title=&quot;;[$'Setlist Input'.A216])+7;(SEARCH(&quot;&gt;&quot;;[$'Setlist Input'.A216])-1)-(SEARCH(&quot;title=&quot;;[$'Setlist Input'.A216])+7));&quot;&quot;)">
            <text:p/>
          </table:table-cell>
          <table:table-cell table:formula="of:=IF([.F216];MID([$'Setlist Input'.A216];SEARCH(&quot;score title=&quot;;[$'Setlist Input'.A216])+13;(SEARCH(&quot;path=&quot;;[$'Setlist Input'.A216])-2)-(SEARCH(&quot;score title=&quot;;[$'Setlist Input'.A216])+13));&quot;&quot;)" office:value-type="string" office:string-value="Breton Fisherman's With Descant" calcext:value-type="string">
            <text:p>Breton Fisherman's With Descant</text:p>
          </table:table-cell>
          <table:table-cell table:formula="of:=IF([.F216];MID([$'Setlist Input'.A216];SEARCH(&quot;path=&quot;;[$'Setlist Input'.A216])+6;(SEARCH(&quot;&gt;&quot;;[$'Setlist Input'.A216])-3)-(SEARCH(&quot;path=&quot;;[$'Setlist Input'.A216])+6));&quot;&quot;)" office:value-type="string" office:string-value="Breton Fisherman's With Descant.pdf" calcext:value-type="string">
            <text:p>Breton Fisherman's With Descant.pdf</text:p>
          </table:table-cell>
          <table:table-cell/>
          <table:table-cell table:formula="of:=IF([.D216];&quot;&lt;Setlist&gt;&lt;Name&gt;&quot;&amp;[.G216]&amp;&quot;&lt;/Name&gt;&quot;;IF([.E216];&quot;&lt;/Setlist&gt;&quot;;&quot;&quot;))">
            <text:p/>
          </table:table-cell>
          <table:table-cell table:formula="of:=IF([.F216];&quot;&lt;Song&gt;&lt;Title&gt;&quot;&amp;[.H216]&amp;&quot;&lt;/Title&gt;&lt;FileName&gt;&quot;&amp;[.I216]&amp;&quot;&lt;/FileName&gt;&lt;/FileType&gt;1&lt;/FileType&gt;&quot;;&quot;&quot;)" office:value-type="string" office:string-value="&lt;Song&gt;&lt;Title&gt;Breton Fisherman's With Descant&lt;/Title&gt;&lt;FileName&gt;Breton Fisherman's With Descant.pdf&lt;/FileName&gt;&lt;/FileType&gt;1&lt;/FileType&gt;" calcext:value-type="string">
            <text:p>&lt;Song&gt;&lt;Title&gt;Breton Fisherman's With Descant&lt;/Title&gt;&lt;FileName&gt;Breton Fisherman's With Descant.pdf&lt;/FileName&gt;&lt;/FileType&gt;1&lt;/FileType&gt;</text:p>
          </table:table-cell>
          <table:table-cell table:formula="of:=IF([.C21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7]));IF(ISBLANK([$'Setlist Input'.A218]);1;0);0)" office:value-type="float" office:value="0" calcext:value-type="float">
            <text:p>0</text:p>
          </table:table-cell>
          <table:table-cell table:style-name="ce6" table:formula="of:=ISNUMBER(SEARCH(&quot;kind=&quot;;[$'Setlist Input'.A21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7]))" office:value-type="boolean" office:boolean-value="true" calcext:value-type="boolean">
            <text:p>TRUE</text:p>
          </table:table-cell>
          <table:table-cell table:formula="of:=IF([.D217];MID([$'Setlist Input'.A217];SEARCH(&quot;title=&quot;;[$'Setlist Input'.A217])+7;(SEARCH(&quot;&gt;&quot;;[$'Setlist Input'.A217])-1)-(SEARCH(&quot;title=&quot;;[$'Setlist Input'.A217])+7));&quot;&quot;)">
            <text:p/>
          </table:table-cell>
          <table:table-cell table:formula="of:=IF([.F217];MID([$'Setlist Input'.A217];SEARCH(&quot;score title=&quot;;[$'Setlist Input'.A217])+13;(SEARCH(&quot;path=&quot;;[$'Setlist Input'.A217])-2)-(SEARCH(&quot;score title=&quot;;[$'Setlist Input'.A217])+13));&quot;&quot;)" office:value-type="string" office:string-value="Waiting-for-Nancy" calcext:value-type="string">
            <text:p>Waiting-for-Nancy</text:p>
          </table:table-cell>
          <table:table-cell table:formula="of:=IF([.F217];MID([$'Setlist Input'.A217];SEARCH(&quot;path=&quot;;[$'Setlist Input'.A217])+6;(SEARCH(&quot;&gt;&quot;;[$'Setlist Input'.A217])-3)-(SEARCH(&quot;path=&quot;;[$'Setlist Input'.A217])+6));&quot;&quot;)" office:value-type="string" office:string-value="Waiting-for-Nancy.pdf" calcext:value-type="string">
            <text:p>Waiting-for-Nancy.pdf</text:p>
          </table:table-cell>
          <table:table-cell/>
          <table:table-cell table:formula="of:=IF([.D217];&quot;&lt;Setlist&gt;&lt;Name&gt;&quot;&amp;[.G217]&amp;&quot;&lt;/Name&gt;&quot;;IF([.E217];&quot;&lt;/Setlist&gt;&quot;;&quot;&quot;))">
            <text:p/>
          </table:table-cell>
          <table:table-cell table:formula="of:=IF([.F217];&quot;&lt;Song&gt;&lt;Title&gt;&quot;&amp;[.H217]&amp;&quot;&lt;/Title&gt;&lt;FileName&gt;&quot;&amp;[.I217]&amp;&quot;&lt;/FileName&gt;&lt;/FileType&gt;1&lt;/FileType&gt;&quot;;&quot;&quot;)" office:value-type="string" office:string-value="&lt;Song&gt;&lt;Title&gt;Waiting-for-Nancy&lt;/Title&gt;&lt;FileName&gt;Waiting-for-Nancy.pdf&lt;/FileName&gt;&lt;/FileType&gt;1&lt;/FileType&gt;" calcext:value-type="string">
            <text:p>&lt;Song&gt;&lt;Title&gt;Waiting-for-Nancy&lt;/Title&gt;&lt;FileName&gt;Waiting-for-Nancy.pdf&lt;/FileName&gt;&lt;/FileType&gt;1&lt;/FileType&gt;</text:p>
          </table:table-cell>
          <table:table-cell table:formula="of:=IF([.C21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8]));IF(ISBLANK([$'Setlist Input'.A219]);1;0);0)" office:value-type="float" office:value="0" calcext:value-type="float">
            <text:p>0</text:p>
          </table:table-cell>
          <table:table-cell table:style-name="ce6" table:formula="of:=ISNUMBER(SEARCH(&quot;kind=&quot;;[$'Setlist Input'.A21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8]))" office:value-type="boolean" office:boolean-value="true" calcext:value-type="boolean">
            <text:p>TRUE</text:p>
          </table:table-cell>
          <table:table-cell table:formula="of:=IF([.D218];MID([$'Setlist Input'.A218];SEARCH(&quot;title=&quot;;[$'Setlist Input'.A218])+7;(SEARCH(&quot;&gt;&quot;;[$'Setlist Input'.A218])-1)-(SEARCH(&quot;title=&quot;;[$'Setlist Input'.A218])+7));&quot;&quot;)">
            <text:p/>
          </table:table-cell>
          <table:table-cell table:formula="of:=IF([.F218];MID([$'Setlist Input'.A218];SEARCH(&quot;score title=&quot;;[$'Setlist Input'.A218])+13;(SEARCH(&quot;path=&quot;;[$'Setlist Input'.A218])-2)-(SEARCH(&quot;score title=&quot;;[$'Setlist Input'.A218])+13));&quot;&quot;)" office:value-type="string" office:string-value="Waiting-for-Nancy_JS-version_SMN" calcext:value-type="string">
            <text:p>Waiting-for-Nancy_JS-version_SMN</text:p>
          </table:table-cell>
          <table:table-cell table:formula="of:=IF([.F218];MID([$'Setlist Input'.A218];SEARCH(&quot;path=&quot;;[$'Setlist Input'.A218])+6;(SEARCH(&quot;&gt;&quot;;[$'Setlist Input'.A218])-3)-(SEARCH(&quot;path=&quot;;[$'Setlist Input'.A218])+6));&quot;&quot;)" office:value-type="string" office:string-value="Waiting-for-Nancy_JS-version_SMN.pdf" calcext:value-type="string">
            <text:p>Waiting-for-Nancy_JS-version_SMN.pdf</text:p>
          </table:table-cell>
          <table:table-cell/>
          <table:table-cell table:formula="of:=IF([.D218];&quot;&lt;Setlist&gt;&lt;Name&gt;&quot;&amp;[.G218]&amp;&quot;&lt;/Name&gt;&quot;;IF([.E218];&quot;&lt;/Setlist&gt;&quot;;&quot;&quot;))">
            <text:p/>
          </table:table-cell>
          <table:table-cell table:formula="of:=IF([.F218];&quot;&lt;Song&gt;&lt;Title&gt;&quot;&amp;[.H218]&amp;&quot;&lt;/Title&gt;&lt;FileName&gt;&quot;&amp;[.I218]&amp;&quot;&lt;/FileName&gt;&lt;/FileType&gt;1&lt;/FileType&gt;&quot;;&quot;&quot;)" office:value-type="string" office:string-value="&lt;Song&gt;&lt;Title&gt;Waiting-for-Nancy_JS-version_SMN&lt;/Title&gt;&lt;FileName&gt;Waiting-for-Nancy_JS-version_SMN.pdf&lt;/FileName&gt;&lt;/FileType&gt;1&lt;/FileType&gt;" calcext:value-type="string">
            <text:p>&lt;Song&gt;&lt;Title&gt;Waiting-for-Nancy_JS-version_SMN&lt;/Title&gt;&lt;FileName&gt;Waiting-for-Nancy_JS-version_SMN.pdf&lt;/FileName&gt;&lt;/FileType&gt;1&lt;/FileType&gt;</text:p>
          </table:table-cell>
          <table:table-cell table:formula="of:=IF([.C21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19]));IF(ISBLANK([$'Setlist Input'.A220]);1;0);0)" office:value-type="float" office:value="0" calcext:value-type="float">
            <text:p>0</text:p>
          </table:table-cell>
          <table:table-cell table:style-name="ce6" table:formula="of:=ISNUMBER(SEARCH(&quot;kind=&quot;;[$'Setlist Input'.A21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1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19]))" office:value-type="boolean" office:boolean-value="true" calcext:value-type="boolean">
            <text:p>TRUE</text:p>
          </table:table-cell>
          <table:table-cell table:formula="of:=IF([.D219];MID([$'Setlist Input'.A219];SEARCH(&quot;title=&quot;;[$'Setlist Input'.A219])+7;(SEARCH(&quot;&gt;&quot;;[$'Setlist Input'.A219])-1)-(SEARCH(&quot;title=&quot;;[$'Setlist Input'.A219])+7));&quot;&quot;)">
            <text:p/>
          </table:table-cell>
          <table:table-cell table:formula="of:=IF([.F219];MID([$'Setlist Input'.A219];SEARCH(&quot;score title=&quot;;[$'Setlist Input'.A219])+13;(SEARCH(&quot;path=&quot;;[$'Setlist Input'.A219])-2)-(SEARCH(&quot;score title=&quot;;[$'Setlist Input'.A219])+13));&quot;&quot;)" office:value-type="string" office:string-value="Old-Joe-Clark_MultiVersions_SMN" calcext:value-type="string">
            <text:p>Old-Joe-Clark_MultiVersions_SMN</text:p>
          </table:table-cell>
          <table:table-cell table:formula="of:=IF([.F219];MID([$'Setlist Input'.A219];SEARCH(&quot;path=&quot;;[$'Setlist Input'.A219])+6;(SEARCH(&quot;&gt;&quot;;[$'Setlist Input'.A219])-3)-(SEARCH(&quot;path=&quot;;[$'Setlist Input'.A219])+6));&quot;&quot;)" office:value-type="string" office:string-value="Old-Joe-Clark_MultiVersions_SMN.pdf" calcext:value-type="string">
            <text:p>Old-Joe-Clark_MultiVersions_SMN.pdf</text:p>
          </table:table-cell>
          <table:table-cell/>
          <table:table-cell table:formula="of:=IF([.D219];&quot;&lt;Setlist&gt;&lt;Name&gt;&quot;&amp;[.G219]&amp;&quot;&lt;/Name&gt;&quot;;IF([.E219];&quot;&lt;/Setlist&gt;&quot;;&quot;&quot;))">
            <text:p/>
          </table:table-cell>
          <table:table-cell table:formula="of:=IF([.F219];&quot;&lt;Song&gt;&lt;Title&gt;&quot;&amp;[.H219]&amp;&quot;&lt;/Title&gt;&lt;FileName&gt;&quot;&amp;[.I219]&amp;&quot;&lt;/FileName&gt;&lt;/FileType&gt;1&lt;/FileType&gt;&quot;;&quot;&quot;)" office:value-type="string" office:string-value="&lt;Song&gt;&lt;Title&gt;Old-Joe-Clark_MultiVersions_SMN&lt;/Title&gt;&lt;FileName&gt;Old-Joe-Clark_MultiVersions_SMN.pdf&lt;/FileName&gt;&lt;/FileType&gt;1&lt;/FileType&gt;" calcext:value-type="string">
            <text:p>&lt;Song&gt;&lt;Title&gt;Old-Joe-Clark_MultiVersions_SMN&lt;/Title&gt;&lt;FileName&gt;Old-Joe-Clark_MultiVersions_SMN.pdf&lt;/FileName&gt;&lt;/FileType&gt;1&lt;/FileType&gt;</text:p>
          </table:table-cell>
          <table:table-cell table:formula="of:=IF([.C21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0]));IF(ISBLANK([$'Setlist Input'.A221]);1;0);0)" office:value-type="float" office:value="0" calcext:value-type="float">
            <text:p>0</text:p>
          </table:table-cell>
          <table:table-cell table:style-name="ce6" table:formula="of:=ISNUMBER(SEARCH(&quot;kind=&quot;;[$'Setlist Input'.A22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0]))" office:value-type="boolean" office:boolean-value="true" calcext:value-type="boolean">
            <text:p>TRUE</text:p>
          </table:table-cell>
          <table:table-cell table:formula="of:=IF([.D220];MID([$'Setlist Input'.A220];SEARCH(&quot;title=&quot;;[$'Setlist Input'.A220])+7;(SEARCH(&quot;&gt;&quot;;[$'Setlist Input'.A220])-1)-(SEARCH(&quot;title=&quot;;[$'Setlist Input'.A220])+7));&quot;&quot;)">
            <text:p/>
          </table:table-cell>
          <table:table-cell table:formula="of:=IF([.F220];MID([$'Setlist Input'.A220];SEARCH(&quot;score title=&quot;;[$'Setlist Input'.A220])+13;(SEARCH(&quot;path=&quot;;[$'Setlist Input'.A220])-2)-(SEARCH(&quot;score title=&quot;;[$'Setlist Input'.A220])+13));&quot;&quot;)" office:value-type="string" office:string-value="Hard-Times_Mel_Easier_SMN" calcext:value-type="string">
            <text:p>Hard-Times_Mel_Easier_SMN</text:p>
          </table:table-cell>
          <table:table-cell table:formula="of:=IF([.F220];MID([$'Setlist Input'.A220];SEARCH(&quot;path=&quot;;[$'Setlist Input'.A220])+6;(SEARCH(&quot;&gt;&quot;;[$'Setlist Input'.A220])-3)-(SEARCH(&quot;path=&quot;;[$'Setlist Input'.A220])+6));&quot;&quot;)" office:value-type="string" office:string-value="Hard-Times_Mel_Easier_SMN.pdf" calcext:value-type="string">
            <text:p>Hard-Times_Mel_Easier_SMN.pdf</text:p>
          </table:table-cell>
          <table:table-cell/>
          <table:table-cell table:formula="of:=IF([.D220];&quot;&lt;Setlist&gt;&lt;Name&gt;&quot;&amp;[.G220]&amp;&quot;&lt;/Name&gt;&quot;;IF([.E220];&quot;&lt;/Setlist&gt;&quot;;&quot;&quot;))">
            <text:p/>
          </table:table-cell>
          <table:table-cell table:formula="of:=IF([.F220];&quot;&lt;Song&gt;&lt;Title&gt;&quot;&amp;[.H220]&amp;&quot;&lt;/Title&gt;&lt;FileName&gt;&quot;&amp;[.I220]&amp;&quot;&lt;/FileName&gt;&lt;/FileType&gt;1&lt;/FileType&gt;&quot;;&quot;&quot;)" office:value-type="string" office:string-value="&lt;Song&gt;&lt;Title&gt;Hard-Times_Mel_Easier_SMN&lt;/Title&gt;&lt;FileName&gt;Hard-Times_Mel_Easier_SMN.pdf&lt;/FileName&gt;&lt;/FileType&gt;1&lt;/FileType&gt;" calcext:value-type="string">
            <text:p>&lt;Song&gt;&lt;Title&gt;Hard-Times_Mel_Easier_SMN&lt;/Title&gt;&lt;FileName&gt;Hard-Times_Mel_Easier_SMN.pdf&lt;/FileName&gt;&lt;/FileType&gt;1&lt;/FileType&gt;</text:p>
          </table:table-cell>
          <table:table-cell table:formula="of:=IF([.C22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1]));IF(ISBLANK([$'Setlist Input'.A222]);1;0);0)" office:value-type="float" office:value="0" calcext:value-type="float">
            <text:p>0</text:p>
          </table:table-cell>
          <table:table-cell table:style-name="ce6" table:formula="of:=ISNUMBER(SEARCH(&quot;kind=&quot;;[$'Setlist Input'.A22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1]))" office:value-type="boolean" office:boolean-value="true" calcext:value-type="boolean">
            <text:p>TRUE</text:p>
          </table:table-cell>
          <table:table-cell table:formula="of:=IF([.D221];MID([$'Setlist Input'.A221];SEARCH(&quot;title=&quot;;[$'Setlist Input'.A221])+7;(SEARCH(&quot;&gt;&quot;;[$'Setlist Input'.A221])-1)-(SEARCH(&quot;title=&quot;;[$'Setlist Input'.A221])+7));&quot;&quot;)">
            <text:p/>
          </table:table-cell>
          <table:table-cell table:formula="of:=IF([.F221];MID([$'Setlist Input'.A221];SEARCH(&quot;score title=&quot;;[$'Setlist Input'.A221])+13;(SEARCH(&quot;path=&quot;;[$'Setlist Input'.A221])-2)-(SEARCH(&quot;score title=&quot;;[$'Setlist Input'.A221])+13));&quot;&quot;)" office:value-type="string" office:string-value="Hard Times TAB" calcext:value-type="string">
            <text:p>Hard Times TAB</text:p>
          </table:table-cell>
          <table:table-cell table:formula="of:=IF([.F221];MID([$'Setlist Input'.A221];SEARCH(&quot;path=&quot;;[$'Setlist Input'.A221])+6;(SEARCH(&quot;&gt;&quot;;[$'Setlist Input'.A221])-3)-(SEARCH(&quot;path=&quot;;[$'Setlist Input'.A221])+6));&quot;&quot;)" office:value-type="string" office:string-value="Hard Times TAB.pdf" calcext:value-type="string">
            <text:p>Hard Times TAB.pdf</text:p>
          </table:table-cell>
          <table:table-cell/>
          <table:table-cell table:formula="of:=IF([.D221];&quot;&lt;Setlist&gt;&lt;Name&gt;&quot;&amp;[.G221]&amp;&quot;&lt;/Name&gt;&quot;;IF([.E221];&quot;&lt;/Setlist&gt;&quot;;&quot;&quot;))">
            <text:p/>
          </table:table-cell>
          <table:table-cell table:formula="of:=IF([.F221];&quot;&lt;Song&gt;&lt;Title&gt;&quot;&amp;[.H221]&amp;&quot;&lt;/Title&gt;&lt;FileName&gt;&quot;&amp;[.I221]&amp;&quot;&lt;/FileName&gt;&lt;/FileType&gt;1&lt;/FileType&gt;&quot;;&quot;&quot;)" office:value-type="string" office:string-value="&lt;Song&gt;&lt;Title&gt;Hard Times TAB&lt;/Title&gt;&lt;FileName&gt;Hard Times TAB.pdf&lt;/FileName&gt;&lt;/FileType&gt;1&lt;/FileType&gt;" calcext:value-type="string">
            <text:p>&lt;Song&gt;&lt;Title&gt;Hard Times TAB&lt;/Title&gt;&lt;FileName&gt;Hard Times TAB.pdf&lt;/FileName&gt;&lt;/FileType&gt;1&lt;/FileType&gt;</text:p>
          </table:table-cell>
          <table:table-cell table:formula="of:=IF([.C22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2]));IF(ISBLANK([$'Setlist Input'.A223]);1;0);0)" office:value-type="float" office:value="0" calcext:value-type="float">
            <text:p>0</text:p>
          </table:table-cell>
          <table:table-cell table:style-name="ce6" table:formula="of:=ISNUMBER(SEARCH(&quot;kind=&quot;;[$'Setlist Input'.A22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2]))" office:value-type="boolean" office:boolean-value="true" calcext:value-type="boolean">
            <text:p>TRUE</text:p>
          </table:table-cell>
          <table:table-cell table:formula="of:=IF([.D222];MID([$'Setlist Input'.A222];SEARCH(&quot;title=&quot;;[$'Setlist Input'.A222])+7;(SEARCH(&quot;&gt;&quot;;[$'Setlist Input'.A222])-1)-(SEARCH(&quot;title=&quot;;[$'Setlist Input'.A222])+7));&quot;&quot;)">
            <text:p/>
          </table:table-cell>
          <table:table-cell table:formula="of:=IF([.F222];MID([$'Setlist Input'.A222];SEARCH(&quot;score title=&quot;;[$'Setlist Input'.A222])+13;(SEARCH(&quot;path=&quot;;[$'Setlist Input'.A222])-2)-(SEARCH(&quot;score title=&quot;;[$'Setlist Input'.A222])+13));&quot;&quot;)" office:value-type="string" office:string-value="Old Joe Clark" calcext:value-type="string">
            <text:p>Old Joe Clark</text:p>
          </table:table-cell>
          <table:table-cell table:formula="of:=IF([.F222];MID([$'Setlist Input'.A222];SEARCH(&quot;path=&quot;;[$'Setlist Input'.A222])+6;(SEARCH(&quot;&gt;&quot;;[$'Setlist Input'.A222])-3)-(SEARCH(&quot;path=&quot;;[$'Setlist Input'.A222])+6));&quot;&quot;)" office:value-type="string" office:string-value="Old Joe Clark 2.pdf" calcext:value-type="string">
            <text:p>Old Joe Clark 2.pdf</text:p>
          </table:table-cell>
          <table:table-cell/>
          <table:table-cell table:formula="of:=IF([.D222];&quot;&lt;Setlist&gt;&lt;Name&gt;&quot;&amp;[.G222]&amp;&quot;&lt;/Name&gt;&quot;;IF([.E222];&quot;&lt;/Setlist&gt;&quot;;&quot;&quot;))">
            <text:p/>
          </table:table-cell>
          <table:table-cell table:formula="of:=IF([.F222];&quot;&lt;Song&gt;&lt;Title&gt;&quot;&amp;[.H222]&amp;&quot;&lt;/Title&gt;&lt;FileName&gt;&quot;&amp;[.I222]&amp;&quot;&lt;/FileName&gt;&lt;/FileType&gt;1&lt;/FileType&gt;&quot;;&quot;&quot;)" office:value-type="string" office:string-value="&lt;Song&gt;&lt;Title&gt;Old Joe Clark&lt;/Title&gt;&lt;FileName&gt;Old Joe Clark 2.pdf&lt;/FileName&gt;&lt;/FileType&gt;1&lt;/FileType&gt;" calcext:value-type="string">
            <text:p>&lt;Song&gt;&lt;Title&gt;Old Joe Clark&lt;/Title&gt;&lt;FileName&gt;Old Joe Clark 2.pdf&lt;/FileName&gt;&lt;/FileType&gt;1&lt;/FileType&gt;</text:p>
          </table:table-cell>
          <table:table-cell table:formula="of:=IF([.C22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3]));IF(ISBLANK([$'Setlist Input'.A224]);1;0);0)" office:value-type="float" office:value="0" calcext:value-type="float">
            <text:p>0</text:p>
          </table:table-cell>
          <table:table-cell table:style-name="ce6" table:formula="of:=ISNUMBER(SEARCH(&quot;kind=&quot;;[$'Setlist Input'.A22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3]))" office:value-type="boolean" office:boolean-value="true" calcext:value-type="boolean">
            <text:p>TRUE</text:p>
          </table:table-cell>
          <table:table-cell table:formula="of:=IF([.D223];MID([$'Setlist Input'.A223];SEARCH(&quot;title=&quot;;[$'Setlist Input'.A223])+7;(SEARCH(&quot;&gt;&quot;;[$'Setlist Input'.A223])-1)-(SEARCH(&quot;title=&quot;;[$'Setlist Input'.A223])+7));&quot;&quot;)">
            <text:p/>
          </table:table-cell>
          <table:table-cell table:formula="of:=IF([.F223];MID([$'Setlist Input'.A223];SEARCH(&quot;score title=&quot;;[$'Setlist Input'.A223])+13;(SEARCH(&quot;path=&quot;;[$'Setlist Input'.A223])-2)-(SEARCH(&quot;score title=&quot;;[$'Setlist Input'.A223])+13));&quot;&quot;)" office:value-type="string" office:string-value="Amazing Grace" calcext:value-type="string">
            <text:p>Amazing Grace</text:p>
          </table:table-cell>
          <table:table-cell table:formula="of:=IF([.F223];MID([$'Setlist Input'.A223];SEARCH(&quot;path=&quot;;[$'Setlist Input'.A223])+6;(SEARCH(&quot;&gt;&quot;;[$'Setlist Input'.A223])-3)-(SEARCH(&quot;path=&quot;;[$'Setlist Input'.A223])+6));&quot;&quot;)" office:value-type="string" office:string-value="Amazing Grace.pdf" calcext:value-type="string">
            <text:p>Amazing Grace.pdf</text:p>
          </table:table-cell>
          <table:table-cell/>
          <table:table-cell table:formula="of:=IF([.D223];&quot;&lt;Setlist&gt;&lt;Name&gt;&quot;&amp;[.G223]&amp;&quot;&lt;/Name&gt;&quot;;IF([.E223];&quot;&lt;/Setlist&gt;&quot;;&quot;&quot;))">
            <text:p/>
          </table:table-cell>
          <table:table-cell table:formula="of:=IF([.F223];&quot;&lt;Song&gt;&lt;Title&gt;&quot;&amp;[.H223]&amp;&quot;&lt;/Title&gt;&lt;FileName&gt;&quot;&amp;[.I223]&amp;&quot;&lt;/FileName&gt;&lt;/FileType&gt;1&lt;/FileType&gt;&quot;;&quot;&quot;)" office:value-type="string" office:string-value="&lt;Song&gt;&lt;Title&gt;Amazing Grace&lt;/Title&gt;&lt;FileName&gt;Amazing Grace.pdf&lt;/FileName&gt;&lt;/FileType&gt;1&lt;/FileType&gt;" calcext:value-type="string">
            <text:p>&lt;Song&gt;&lt;Title&gt;Amazing Grace&lt;/Title&gt;&lt;FileName&gt;Amazing Grace.pdf&lt;/FileName&gt;&lt;/FileType&gt;1&lt;/FileType&gt;</text:p>
          </table:table-cell>
          <table:table-cell table:formula="of:=IF([.C22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4]));IF(ISBLANK([$'Setlist Input'.A225]);1;0);0)" office:value-type="float" office:value="0" calcext:value-type="float">
            <text:p>0</text:p>
          </table:table-cell>
          <table:table-cell table:style-name="ce6" table:formula="of:=ISNUMBER(SEARCH(&quot;kind=&quot;;[$'Setlist Input'.A22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4]))" office:value-type="boolean" office:boolean-value="true" calcext:value-type="boolean">
            <text:p>TRUE</text:p>
          </table:table-cell>
          <table:table-cell table:formula="of:=IF([.D224];MID([$'Setlist Input'.A224];SEARCH(&quot;title=&quot;;[$'Setlist Input'.A224])+7;(SEARCH(&quot;&gt;&quot;;[$'Setlist Input'.A224])-1)-(SEARCH(&quot;title=&quot;;[$'Setlist Input'.A224])+7));&quot;&quot;)">
            <text:p/>
          </table:table-cell>
          <table:table-cell table:formula="of:=IF([.F224];MID([$'Setlist Input'.A224];SEARCH(&quot;score title=&quot;;[$'Setlist Input'.A224])+13;(SEARCH(&quot;path=&quot;;[$'Setlist Input'.A224])-2)-(SEARCH(&quot;score title=&quot;;[$'Setlist Input'.A224])+13));&quot;&quot;)" office:value-type="string" office:string-value="Five Pounds of Possum" calcext:value-type="string">
            <text:p>Five Pounds of Possum</text:p>
          </table:table-cell>
          <table:table-cell table:formula="of:=IF([.F224];MID([$'Setlist Input'.A224];SEARCH(&quot;path=&quot;;[$'Setlist Input'.A224])+6;(SEARCH(&quot;&gt;&quot;;[$'Setlist Input'.A224])-3)-(SEARCH(&quot;path=&quot;;[$'Setlist Input'.A224])+6));&quot;&quot;)" office:value-type="string" office:string-value="Five Pounds of Possum.pdf" calcext:value-type="string">
            <text:p>Five Pounds of Possum.pdf</text:p>
          </table:table-cell>
          <table:table-cell/>
          <table:table-cell table:formula="of:=IF([.D224];&quot;&lt;Setlist&gt;&lt;Name&gt;&quot;&amp;[.G224]&amp;&quot;&lt;/Name&gt;&quot;;IF([.E224];&quot;&lt;/Setlist&gt;&quot;;&quot;&quot;))">
            <text:p/>
          </table:table-cell>
          <table:table-cell table:formula="of:=IF([.F224];&quot;&lt;Song&gt;&lt;Title&gt;&quot;&amp;[.H224]&amp;&quot;&lt;/Title&gt;&lt;FileName&gt;&quot;&amp;[.I224]&amp;&quot;&lt;/FileName&gt;&lt;/FileType&gt;1&lt;/FileType&gt;&quot;;&quot;&quot;)" office:value-type="string" office:string-value="&lt;Song&gt;&lt;Title&gt;Five Pounds of Possum&lt;/Title&gt;&lt;FileName&gt;Five Pounds of Possum.pdf&lt;/FileName&gt;&lt;/FileType&gt;1&lt;/FileType&gt;" calcext:value-type="string">
            <text:p>&lt;Song&gt;&lt;Title&gt;Five Pounds of Possum&lt;/Title&gt;&lt;FileName&gt;Five Pounds of Possum.pdf&lt;/FileName&gt;&lt;/FileType&gt;1&lt;/FileType&gt;</text:p>
          </table:table-cell>
          <table:table-cell table:formula="of:=IF([.C22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5]));IF(ISBLANK([$'Setlist Input'.A226]);1;0);0)" office:value-type="float" office:value="0" calcext:value-type="float">
            <text:p>0</text:p>
          </table:table-cell>
          <table:table-cell table:style-name="ce6" table:formula="of:=ISNUMBER(SEARCH(&quot;kind=&quot;;[$'Setlist Input'.A22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5]))" office:value-type="boolean" office:boolean-value="true" calcext:value-type="boolean">
            <text:p>TRUE</text:p>
          </table:table-cell>
          <table:table-cell table:formula="of:=IF([.D225];MID([$'Setlist Input'.A225];SEARCH(&quot;title=&quot;;[$'Setlist Input'.A225])+7;(SEARCH(&quot;&gt;&quot;;[$'Setlist Input'.A225])-1)-(SEARCH(&quot;title=&quot;;[$'Setlist Input'.A225])+7));&quot;&quot;)">
            <text:p/>
          </table:table-cell>
          <table:table-cell table:formula="of:=IF([.F225];MID([$'Setlist Input'.A225];SEARCH(&quot;score title=&quot;;[$'Setlist Input'.A225])+13;(SEARCH(&quot;path=&quot;;[$'Setlist Input'.A225])-2)-(SEARCH(&quot;score title=&quot;;[$'Setlist Input'.A225])+13));&quot;&quot;)" office:value-type="string" office:string-value="Cherokee Shuffle (SMN)" calcext:value-type="string">
            <text:p>Cherokee Shuffle (SMN)</text:p>
          </table:table-cell>
          <table:table-cell table:formula="of:=IF([.F225];MID([$'Setlist Input'.A225];SEARCH(&quot;path=&quot;;[$'Setlist Input'.A225])+6;(SEARCH(&quot;&gt;&quot;;[$'Setlist Input'.A225])-3)-(SEARCH(&quot;path=&quot;;[$'Setlist Input'.A225])+6));&quot;&quot;)" office:value-type="string" office:string-value="Cherokee Shuffle (SMN).pdf" calcext:value-type="string">
            <text:p>Cherokee Shuffle (SMN).pdf</text:p>
          </table:table-cell>
          <table:table-cell/>
          <table:table-cell table:formula="of:=IF([.D225];&quot;&lt;Setlist&gt;&lt;Name&gt;&quot;&amp;[.G225]&amp;&quot;&lt;/Name&gt;&quot;;IF([.E225];&quot;&lt;/Setlist&gt;&quot;;&quot;&quot;))">
            <text:p/>
          </table:table-cell>
          <table:table-cell table:formula="of:=IF([.F225];&quot;&lt;Song&gt;&lt;Title&gt;&quot;&amp;[.H225]&amp;&quot;&lt;/Title&gt;&lt;FileName&gt;&quot;&amp;[.I225]&amp;&quot;&lt;/FileName&gt;&lt;/FileType&gt;1&lt;/FileType&gt;&quot;;&quot;&quot;)" office:value-type="string" office:string-value="&lt;Song&gt;&lt;Title&gt;Cherokee Shuffle (SMN)&lt;/Title&gt;&lt;FileName&gt;Cherokee Shuffle (SMN).pdf&lt;/FileName&gt;&lt;/FileType&gt;1&lt;/FileType&gt;" calcext:value-type="string">
            <text:p>&lt;Song&gt;&lt;Title&gt;Cherokee Shuffle (SMN)&lt;/Title&gt;&lt;FileName&gt;Cherokee Shuffle (SMN).pdf&lt;/FileName&gt;&lt;/FileType&gt;1&lt;/FileType&gt;</text:p>
          </table:table-cell>
          <table:table-cell table:formula="of:=IF([.C22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6]));IF(ISBLANK([$'Setlist Input'.A227]);1;0);0)" office:value-type="float" office:value="0" calcext:value-type="float">
            <text:p>0</text:p>
          </table:table-cell>
          <table:table-cell table:style-name="ce6" table:formula="of:=ISNUMBER(SEARCH(&quot;kind=&quot;;[$'Setlist Input'.A22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6]))" office:value-type="boolean" office:boolean-value="true" calcext:value-type="boolean">
            <text:p>TRUE</text:p>
          </table:table-cell>
          <table:table-cell table:formula="of:=IF([.D226];MID([$'Setlist Input'.A226];SEARCH(&quot;title=&quot;;[$'Setlist Input'.A226])+7;(SEARCH(&quot;&gt;&quot;;[$'Setlist Input'.A226])-1)-(SEARCH(&quot;title=&quot;;[$'Setlist Input'.A226])+7));&quot;&quot;)">
            <text:p/>
          </table:table-cell>
          <table:table-cell table:formula="of:=IF([.F226];MID([$'Setlist Input'.A226];SEARCH(&quot;score title=&quot;;[$'Setlist Input'.A226])+13;(SEARCH(&quot;path=&quot;;[$'Setlist Input'.A226])-2)-(SEARCH(&quot;score title=&quot;;[$'Setlist Input'.A226])+13));&quot;&quot;)" office:value-type="string" office:string-value="Buffalo-Gals_wTAB" calcext:value-type="string">
            <text:p>Buffalo-Gals_wTAB</text:p>
          </table:table-cell>
          <table:table-cell table:formula="of:=IF([.F226];MID([$'Setlist Input'.A226];SEARCH(&quot;path=&quot;;[$'Setlist Input'.A226])+6;(SEARCH(&quot;&gt;&quot;;[$'Setlist Input'.A226])-3)-(SEARCH(&quot;path=&quot;;[$'Setlist Input'.A226])+6));&quot;&quot;)" office:value-type="string" office:string-value="Buffalo-Gals_wTAB.pdf" calcext:value-type="string">
            <text:p>Buffalo-Gals_wTAB.pdf</text:p>
          </table:table-cell>
          <table:table-cell/>
          <table:table-cell table:formula="of:=IF([.D226];&quot;&lt;Setlist&gt;&lt;Name&gt;&quot;&amp;[.G226]&amp;&quot;&lt;/Name&gt;&quot;;IF([.E226];&quot;&lt;/Setlist&gt;&quot;;&quot;&quot;))">
            <text:p/>
          </table:table-cell>
          <table:table-cell table:formula="of:=IF([.F226];&quot;&lt;Song&gt;&lt;Title&gt;&quot;&amp;[.H226]&amp;&quot;&lt;/Title&gt;&lt;FileName&gt;&quot;&amp;[.I226]&amp;&quot;&lt;/FileName&gt;&lt;/FileType&gt;1&lt;/FileType&gt;&quot;;&quot;&quot;)" office:value-type="string" office:string-value="&lt;Song&gt;&lt;Title&gt;Buffalo-Gals_wTAB&lt;/Title&gt;&lt;FileName&gt;Buffalo-Gals_wTAB.pdf&lt;/FileName&gt;&lt;/FileType&gt;1&lt;/FileType&gt;" calcext:value-type="string">
            <text:p>&lt;Song&gt;&lt;Title&gt;Buffalo-Gals_wTAB&lt;/Title&gt;&lt;FileName&gt;Buffalo-Gals_wTAB.pdf&lt;/FileName&gt;&lt;/FileType&gt;1&lt;/FileType&gt;</text:p>
          </table:table-cell>
          <table:table-cell table:formula="of:=IF([.C22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7]));IF(ISBLANK([$'Setlist Input'.A228]);1;0);0)" office:value-type="float" office:value="0" calcext:value-type="float">
            <text:p>0</text:p>
          </table:table-cell>
          <table:table-cell table:style-name="ce6" table:formula="of:=ISNUMBER(SEARCH(&quot;kind=&quot;;[$'Setlist Input'.A22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7]))" office:value-type="boolean" office:boolean-value="true" calcext:value-type="boolean">
            <text:p>TRUE</text:p>
          </table:table-cell>
          <table:table-cell table:formula="of:=IF([.D227];MID([$'Setlist Input'.A227];SEARCH(&quot;title=&quot;;[$'Setlist Input'.A227])+7;(SEARCH(&quot;&gt;&quot;;[$'Setlist Input'.A227])-1)-(SEARCH(&quot;title=&quot;;[$'Setlist Input'.A227])+7));&quot;&quot;)">
            <text:p/>
          </table:table-cell>
          <table:table-cell table:formula="of:=IF([.F227];MID([$'Setlist Input'.A227];SEARCH(&quot;score title=&quot;;[$'Setlist Input'.A227])+13;(SEARCH(&quot;path=&quot;;[$'Setlist Input'.A227])-2)-(SEARCH(&quot;score title=&quot;;[$'Setlist Input'.A227])+13));&quot;&quot;)" office:value-type="string" office:string-value="OB LA DI" calcext:value-type="string">
            <text:p>OB LA DI</text:p>
          </table:table-cell>
          <table:table-cell table:formula="of:=IF([.F227];MID([$'Setlist Input'.A227];SEARCH(&quot;path=&quot;;[$'Setlist Input'.A227])+6;(SEARCH(&quot;&gt;&quot;;[$'Setlist Input'.A227])-3)-(SEARCH(&quot;path=&quot;;[$'Setlist Input'.A227])+6));&quot;&quot;)" office:value-type="string" office:string-value="OB LA DI.pdf" calcext:value-type="string">
            <text:p>OB LA DI.pdf</text:p>
          </table:table-cell>
          <table:table-cell/>
          <table:table-cell table:formula="of:=IF([.D227];&quot;&lt;Setlist&gt;&lt;Name&gt;&quot;&amp;[.G227]&amp;&quot;&lt;/Name&gt;&quot;;IF([.E227];&quot;&lt;/Setlist&gt;&quot;;&quot;&quot;))">
            <text:p/>
          </table:table-cell>
          <table:table-cell table:formula="of:=IF([.F227];&quot;&lt;Song&gt;&lt;Title&gt;&quot;&amp;[.H227]&amp;&quot;&lt;/Title&gt;&lt;FileName&gt;&quot;&amp;[.I227]&amp;&quot;&lt;/FileName&gt;&lt;/FileType&gt;1&lt;/FileType&gt;&quot;;&quot;&quot;)" office:value-type="string" office:string-value="&lt;Song&gt;&lt;Title&gt;OB LA DI&lt;/Title&gt;&lt;FileName&gt;OB LA DI.pdf&lt;/FileName&gt;&lt;/FileType&gt;1&lt;/FileType&gt;" calcext:value-type="string">
            <text:p>&lt;Song&gt;&lt;Title&gt;OB LA DI&lt;/Title&gt;&lt;FileName&gt;OB LA DI.pdf&lt;/FileName&gt;&lt;/FileType&gt;1&lt;/FileType&gt;</text:p>
          </table:table-cell>
          <table:table-cell table:formula="of:=IF([.C22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8]));IF(ISBLANK([$'Setlist Input'.A229]);1;0);0)" office:value-type="float" office:value="0" calcext:value-type="float">
            <text:p>0</text:p>
          </table:table-cell>
          <table:table-cell table:style-name="ce6" table:formula="of:=ISNUMBER(SEARCH(&quot;kind=&quot;;[$'Setlist Input'.A22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8]))" office:value-type="boolean" office:boolean-value="true" calcext:value-type="boolean">
            <text:p>TRUE</text:p>
          </table:table-cell>
          <table:table-cell table:formula="of:=IF([.D228];MID([$'Setlist Input'.A228];SEARCH(&quot;title=&quot;;[$'Setlist Input'.A228])+7;(SEARCH(&quot;&gt;&quot;;[$'Setlist Input'.A228])-1)-(SEARCH(&quot;title=&quot;;[$'Setlist Input'.A228])+7));&quot;&quot;)">
            <text:p/>
          </table:table-cell>
          <table:table-cell table:formula="of:=IF([.F228];MID([$'Setlist Input'.A228];SEARCH(&quot;score title=&quot;;[$'Setlist Input'.A228])+13;(SEARCH(&quot;path=&quot;;[$'Setlist Input'.A228])-2)-(SEARCH(&quot;score title=&quot;;[$'Setlist Input'.A228])+13));&quot;&quot;)" office:value-type="string" office:string-value="This Little Light of Mine" calcext:value-type="string">
            <text:p>This Little Light of Mine</text:p>
          </table:table-cell>
          <table:table-cell table:formula="of:=IF([.F228];MID([$'Setlist Input'.A228];SEARCH(&quot;path=&quot;;[$'Setlist Input'.A228])+6;(SEARCH(&quot;&gt;&quot;;[$'Setlist Input'.A228])-3)-(SEARCH(&quot;path=&quot;;[$'Setlist Input'.A228])+6));&quot;&quot;)" office:value-type="string" office:string-value="This Little Light of Mine.pdf" calcext:value-type="string">
            <text:p>This Little Light of Mine.pdf</text:p>
          </table:table-cell>
          <table:table-cell/>
          <table:table-cell table:formula="of:=IF([.D228];&quot;&lt;Setlist&gt;&lt;Name&gt;&quot;&amp;[.G228]&amp;&quot;&lt;/Name&gt;&quot;;IF([.E228];&quot;&lt;/Setlist&gt;&quot;;&quot;&quot;))">
            <text:p/>
          </table:table-cell>
          <table:table-cell table:formula="of:=IF([.F228];&quot;&lt;Song&gt;&lt;Title&gt;&quot;&amp;[.H228]&amp;&quot;&lt;/Title&gt;&lt;FileName&gt;&quot;&amp;[.I228]&amp;&quot;&lt;/FileName&gt;&lt;/FileType&gt;1&lt;/FileType&gt;&quot;;&quot;&quot;)" office:value-type="string" office:string-value="&lt;Song&gt;&lt;Title&gt;This Little Light of Mine&lt;/Title&gt;&lt;FileName&gt;This Little Light of Mine.pdf&lt;/FileName&gt;&lt;/FileType&gt;1&lt;/FileType&gt;" calcext:value-type="string">
            <text:p>&lt;Song&gt;&lt;Title&gt;This Little Light of Mine&lt;/Title&gt;&lt;FileName&gt;This Little Light of Mine.pdf&lt;/FileName&gt;&lt;/FileType&gt;1&lt;/FileType&gt;</text:p>
          </table:table-cell>
          <table:table-cell table:formula="of:=IF([.C22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29]));IF(ISBLANK([$'Setlist Input'.A230]);1;0);0)" office:value-type="float" office:value="0" calcext:value-type="float">
            <text:p>0</text:p>
          </table:table-cell>
          <table:table-cell table:style-name="ce6" table:formula="of:=ISNUMBER(SEARCH(&quot;kind=&quot;;[$'Setlist Input'.A22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2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29]))" office:value-type="boolean" office:boolean-value="true" calcext:value-type="boolean">
            <text:p>TRUE</text:p>
          </table:table-cell>
          <table:table-cell table:formula="of:=IF([.D229];MID([$'Setlist Input'.A229];SEARCH(&quot;title=&quot;;[$'Setlist Input'.A229])+7;(SEARCH(&quot;&gt;&quot;;[$'Setlist Input'.A229])-1)-(SEARCH(&quot;title=&quot;;[$'Setlist Input'.A229])+7));&quot;&quot;)">
            <text:p/>
          </table:table-cell>
          <table:table-cell table:formula="of:=IF([.F229];MID([$'Setlist Input'.A229];SEARCH(&quot;score title=&quot;;[$'Setlist Input'.A229])+13;(SEARCH(&quot;path=&quot;;[$'Setlist Input'.A229])-2)-(SEARCH(&quot;score title=&quot;;[$'Setlist Input'.A229])+13));&quot;&quot;)" office:value-type="string" office:string-value="America the Beautiful duet" calcext:value-type="string">
            <text:p>America the Beautiful duet</text:p>
          </table:table-cell>
          <table:table-cell table:formula="of:=IF([.F229];MID([$'Setlist Input'.A229];SEARCH(&quot;path=&quot;;[$'Setlist Input'.A229])+6;(SEARCH(&quot;&gt;&quot;;[$'Setlist Input'.A229])-3)-(SEARCH(&quot;path=&quot;;[$'Setlist Input'.A229])+6));&quot;&quot;)" office:value-type="string" office:string-value="America the Beautiful duet.pdf" calcext:value-type="string">
            <text:p>America the Beautiful duet.pdf</text:p>
          </table:table-cell>
          <table:table-cell/>
          <table:table-cell table:formula="of:=IF([.D229];&quot;&lt;Setlist&gt;&lt;Name&gt;&quot;&amp;[.G229]&amp;&quot;&lt;/Name&gt;&quot;;IF([.E229];&quot;&lt;/Setlist&gt;&quot;;&quot;&quot;))">
            <text:p/>
          </table:table-cell>
          <table:table-cell table:formula="of:=IF([.F229];&quot;&lt;Song&gt;&lt;Title&gt;&quot;&amp;[.H229]&amp;&quot;&lt;/Title&gt;&lt;FileName&gt;&quot;&amp;[.I229]&amp;&quot;&lt;/FileName&gt;&lt;/FileType&gt;1&lt;/FileType&gt;&quot;;&quot;&quot;)" office:value-type="string" office:string-value="&lt;Song&gt;&lt;Title&gt;America the Beautiful duet&lt;/Title&gt;&lt;FileName&gt;America the Beautiful duet.pdf&lt;/FileName&gt;&lt;/FileType&gt;1&lt;/FileType&gt;" calcext:value-type="string">
            <text:p>&lt;Song&gt;&lt;Title&gt;America the Beautiful duet&lt;/Title&gt;&lt;FileName&gt;America the Beautiful duet.pdf&lt;/FileName&gt;&lt;/FileType&gt;1&lt;/FileType&gt;</text:p>
          </table:table-cell>
          <table:table-cell table:formula="of:=IF([.C22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0]));IF(ISBLANK([$'Setlist Input'.A231]);1;0);0)" office:value-type="float" office:value="0" calcext:value-type="float">
            <text:p>0</text:p>
          </table:table-cell>
          <table:table-cell table:style-name="ce6" table:formula="of:=ISNUMBER(SEARCH(&quot;kind=&quot;;[$'Setlist Input'.A23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0]))" office:value-type="boolean" office:boolean-value="true" calcext:value-type="boolean">
            <text:p>TRUE</text:p>
          </table:table-cell>
          <table:table-cell table:formula="of:=IF([.D230];MID([$'Setlist Input'.A230];SEARCH(&quot;title=&quot;;[$'Setlist Input'.A230])+7;(SEARCH(&quot;&gt;&quot;;[$'Setlist Input'.A230])-1)-(SEARCH(&quot;title=&quot;;[$'Setlist Input'.A230])+7));&quot;&quot;)">
            <text:p/>
          </table:table-cell>
          <table:table-cell table:formula="of:=IF([.F230];MID([$'Setlist Input'.A230];SEARCH(&quot;score title=&quot;;[$'Setlist Input'.A230])+13;(SEARCH(&quot;path=&quot;;[$'Setlist Input'.A230])-2)-(SEARCH(&quot;score title=&quot;;[$'Setlist Input'.A230])+13));&quot;&quot;)" office:value-type="string" office:string-value="Yesterday_SMN" calcext:value-type="string">
            <text:p>Yesterday_SMN</text:p>
          </table:table-cell>
          <table:table-cell table:formula="of:=IF([.F230];MID([$'Setlist Input'.A230];SEARCH(&quot;path=&quot;;[$'Setlist Input'.A230])+6;(SEARCH(&quot;&gt;&quot;;[$'Setlist Input'.A230])-3)-(SEARCH(&quot;path=&quot;;[$'Setlist Input'.A230])+6));&quot;&quot;)" office:value-type="string" office:string-value="Yesterday_SMN.pdf" calcext:value-type="string">
            <text:p>Yesterday_SMN.pdf</text:p>
          </table:table-cell>
          <table:table-cell/>
          <table:table-cell table:formula="of:=IF([.D230];&quot;&lt;Setlist&gt;&lt;Name&gt;&quot;&amp;[.G230]&amp;&quot;&lt;/Name&gt;&quot;;IF([.E230];&quot;&lt;/Setlist&gt;&quot;;&quot;&quot;))">
            <text:p/>
          </table:table-cell>
          <table:table-cell table:formula="of:=IF([.F230];&quot;&lt;Song&gt;&lt;Title&gt;&quot;&amp;[.H230]&amp;&quot;&lt;/Title&gt;&lt;FileName&gt;&quot;&amp;[.I230]&amp;&quot;&lt;/FileName&gt;&lt;/FileType&gt;1&lt;/FileType&gt;&quot;;&quot;&quot;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 table:formula="of:=IF([.C23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1]));IF(ISBLANK([$'Setlist Input'.A232]);1;0);0)" office:value-type="float" office:value="0" calcext:value-type="float">
            <text:p>0</text:p>
          </table:table-cell>
          <table:table-cell table:style-name="ce6" table:formula="of:=ISNUMBER(SEARCH(&quot;kind=&quot;;[$'Setlist Input'.A23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1]))" office:value-type="boolean" office:boolean-value="true" calcext:value-type="boolean">
            <text:p>TRUE</text:p>
          </table:table-cell>
          <table:table-cell table:formula="of:=IF([.D231];MID([$'Setlist Input'.A231];SEARCH(&quot;title=&quot;;[$'Setlist Input'.A231])+7;(SEARCH(&quot;&gt;&quot;;[$'Setlist Input'.A231])-1)-(SEARCH(&quot;title=&quot;;[$'Setlist Input'.A231])+7));&quot;&quot;)">
            <text:p/>
          </table:table-cell>
          <table:table-cell table:formula="of:=IF([.F231];MID([$'Setlist Input'.A231];SEARCH(&quot;score title=&quot;;[$'Setlist Input'.A231])+13;(SEARCH(&quot;path=&quot;;[$'Setlist Input'.A231])-2)-(SEARCH(&quot;score title=&quot;;[$'Setlist Input'.A231])+13));&quot;&quot;)" office:value-type="string" office:string-value="Nowhere Man" calcext:value-type="string">
            <text:p>Nowhere Man</text:p>
          </table:table-cell>
          <table:table-cell table:formula="of:=IF([.F231];MID([$'Setlist Input'.A231];SEARCH(&quot;path=&quot;;[$'Setlist Input'.A231])+6;(SEARCH(&quot;&gt;&quot;;[$'Setlist Input'.A231])-3)-(SEARCH(&quot;path=&quot;;[$'Setlist Input'.A231])+6));&quot;&quot;)" office:value-type="string" office:string-value="Nowhere Man.pdf" calcext:value-type="string">
            <text:p>Nowhere Man.pdf</text:p>
          </table:table-cell>
          <table:table-cell/>
          <table:table-cell table:formula="of:=IF([.D231];&quot;&lt;Setlist&gt;&lt;Name&gt;&quot;&amp;[.G231]&amp;&quot;&lt;/Name&gt;&quot;;IF([.E231];&quot;&lt;/Setlist&gt;&quot;;&quot;&quot;))">
            <text:p/>
          </table:table-cell>
          <table:table-cell table:formula="of:=IF([.F231];&quot;&lt;Song&gt;&lt;Title&gt;&quot;&amp;[.H231]&amp;&quot;&lt;/Title&gt;&lt;FileName&gt;&quot;&amp;[.I231]&amp;&quot;&lt;/FileName&gt;&lt;/FileType&gt;1&lt;/FileType&gt;&quot;;&quot;&quot;)" office:value-type="string" office:string-value="&lt;Song&gt;&lt;Title&gt;Nowhere Man&lt;/Title&gt;&lt;FileName&gt;Nowhere Man.pdf&lt;/FileName&gt;&lt;/FileType&gt;1&lt;/FileType&gt;" calcext:value-type="string">
            <text:p>&lt;Song&gt;&lt;Title&gt;Nowhere Man&lt;/Title&gt;&lt;FileName&gt;Nowhere Man.pdf&lt;/FileName&gt;&lt;/FileType&gt;1&lt;/FileType&gt;</text:p>
          </table:table-cell>
          <table:table-cell table:formula="of:=IF([.C23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2]));IF(ISBLANK([$'Setlist Input'.A233]);1;0);0)" office:value-type="float" office:value="0" calcext:value-type="float">
            <text:p>0</text:p>
          </table:table-cell>
          <table:table-cell table:style-name="ce6" table:formula="of:=ISNUMBER(SEARCH(&quot;kind=&quot;;[$'Setlist Input'.A23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2]))" office:value-type="boolean" office:boolean-value="true" calcext:value-type="boolean">
            <text:p>TRUE</text:p>
          </table:table-cell>
          <table:table-cell table:formula="of:=IF([.D232];MID([$'Setlist Input'.A232];SEARCH(&quot;title=&quot;;[$'Setlist Input'.A232])+7;(SEARCH(&quot;&gt;&quot;;[$'Setlist Input'.A232])-1)-(SEARCH(&quot;title=&quot;;[$'Setlist Input'.A232])+7));&quot;&quot;)">
            <text:p/>
          </table:table-cell>
          <table:table-cell table:formula="of:=IF([.F232];MID([$'Setlist Input'.A232];SEARCH(&quot;score title=&quot;;[$'Setlist Input'.A232])+13;(SEARCH(&quot;path=&quot;;[$'Setlist Input'.A232])-2)-(SEARCH(&quot;score title=&quot;;[$'Setlist Input'.A232])+13));&quot;&quot;)" office:value-type="string" office:string-value="Forked Deer TW" calcext:value-type="string">
            <text:p>Forked Deer TW</text:p>
          </table:table-cell>
          <table:table-cell table:formula="of:=IF([.F232];MID([$'Setlist Input'.A232];SEARCH(&quot;path=&quot;;[$'Setlist Input'.A232])+6;(SEARCH(&quot;&gt;&quot;;[$'Setlist Input'.A232])-3)-(SEARCH(&quot;path=&quot;;[$'Setlist Input'.A232])+6));&quot;&quot;)" office:value-type="string" office:string-value="Forked Deer TW 2.pdf" calcext:value-type="string">
            <text:p>Forked Deer TW 2.pdf</text:p>
          </table:table-cell>
          <table:table-cell/>
          <table:table-cell table:formula="of:=IF([.D232];&quot;&lt;Setlist&gt;&lt;Name&gt;&quot;&amp;[.G232]&amp;&quot;&lt;/Name&gt;&quot;;IF([.E232];&quot;&lt;/Setlist&gt;&quot;;&quot;&quot;))">
            <text:p/>
          </table:table-cell>
          <table:table-cell table:formula="of:=IF([.F232];&quot;&lt;Song&gt;&lt;Title&gt;&quot;&amp;[.H232]&amp;&quot;&lt;/Title&gt;&lt;FileName&gt;&quot;&amp;[.I232]&amp;&quot;&lt;/FileName&gt;&lt;/FileType&gt;1&lt;/FileType&gt;&quot;;&quot;&quot;)" office:value-type="string" office:string-value="&lt;Song&gt;&lt;Title&gt;Forked Deer TW&lt;/Title&gt;&lt;FileName&gt;Forked Deer TW 2.pdf&lt;/FileName&gt;&lt;/FileType&gt;1&lt;/FileType&gt;" calcext:value-type="string">
            <text:p>&lt;Song&gt;&lt;Title&gt;Forked Deer TW&lt;/Title&gt;&lt;FileName&gt;Forked Deer TW 2.pdf&lt;/FileName&gt;&lt;/FileType&gt;1&lt;/FileType&gt;</text:p>
          </table:table-cell>
          <table:table-cell table:formula="of:=IF([.C23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3]));IF(ISBLANK([$'Setlist Input'.A234]);1;0);0)" office:value-type="float" office:value="0" calcext:value-type="float">
            <text:p>0</text:p>
          </table:table-cell>
          <table:table-cell table:style-name="ce6" table:formula="of:=ISNUMBER(SEARCH(&quot;kind=&quot;;[$'Setlist Input'.A23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3]))" office:value-type="boolean" office:boolean-value="true" calcext:value-type="boolean">
            <text:p>TRUE</text:p>
          </table:table-cell>
          <table:table-cell table:formula="of:=IF([.D233];MID([$'Setlist Input'.A233];SEARCH(&quot;title=&quot;;[$'Setlist Input'.A233])+7;(SEARCH(&quot;&gt;&quot;;[$'Setlist Input'.A233])-1)-(SEARCH(&quot;title=&quot;;[$'Setlist Input'.A233])+7));&quot;&quot;)">
            <text:p/>
          </table:table-cell>
          <table:table-cell table:formula="of:=IF([.F233];MID([$'Setlist Input'.A233];SEARCH(&quot;score title=&quot;;[$'Setlist Input'.A233])+13;(SEARCH(&quot;path=&quot;;[$'Setlist Input'.A233])-2)-(SEARCH(&quot;score title=&quot;;[$'Setlist Input'.A233])+13));&quot;&quot;)" office:value-type="string" office:string-value="Scarborough_Fair_Mel_SMN" calcext:value-type="string">
            <text:p>Scarborough_Fair_Mel_SMN</text:p>
          </table:table-cell>
          <table:table-cell table:formula="of:=IF([.F233];MID([$'Setlist Input'.A233];SEARCH(&quot;path=&quot;;[$'Setlist Input'.A233])+6;(SEARCH(&quot;&gt;&quot;;[$'Setlist Input'.A233])-3)-(SEARCH(&quot;path=&quot;;[$'Setlist Input'.A233])+6));&quot;&quot;)" office:value-type="string" office:string-value="Scarborough_Fair_Mel_SMN.pdf" calcext:value-type="string">
            <text:p>Scarborough_Fair_Mel_SMN.pdf</text:p>
          </table:table-cell>
          <table:table-cell/>
          <table:table-cell table:formula="of:=IF([.D233];&quot;&lt;Setlist&gt;&lt;Name&gt;&quot;&amp;[.G233]&amp;&quot;&lt;/Name&gt;&quot;;IF([.E233];&quot;&lt;/Setlist&gt;&quot;;&quot;&quot;))">
            <text:p/>
          </table:table-cell>
          <table:table-cell table:formula="of:=IF([.F233];&quot;&lt;Song&gt;&lt;Title&gt;&quot;&amp;[.H233]&amp;&quot;&lt;/Title&gt;&lt;FileName&gt;&quot;&amp;[.I233]&amp;&quot;&lt;/FileName&gt;&lt;/FileType&gt;1&lt;/FileType&gt;&quot;;&quot;&quot;)" office:value-type="string" office:string-value="&lt;Song&gt;&lt;Title&gt;Scarborough_Fair_Mel_SMN&lt;/Title&gt;&lt;FileName&gt;Scarborough_Fair_Mel_SMN.pdf&lt;/FileName&gt;&lt;/FileType&gt;1&lt;/FileType&gt;" calcext:value-type="string">
            <text:p>&lt;Song&gt;&lt;Title&gt;Scarborough_Fair_Mel_SMN&lt;/Title&gt;&lt;FileName&gt;Scarborough_Fair_Mel_SMN.pdf&lt;/FileName&gt;&lt;/FileType&gt;1&lt;/FileType&gt;</text:p>
          </table:table-cell>
          <table:table-cell table:formula="of:=IF([.C23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4]));IF(ISBLANK([$'Setlist Input'.A235]);1;0);0)" office:value-type="float" office:value="0" calcext:value-type="float">
            <text:p>0</text:p>
          </table:table-cell>
          <table:table-cell table:style-name="ce6" table:formula="of:=ISNUMBER(SEARCH(&quot;kind=&quot;;[$'Setlist Input'.A23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4]))" office:value-type="boolean" office:boolean-value="true" calcext:value-type="boolean">
            <text:p>TRUE</text:p>
          </table:table-cell>
          <table:table-cell table:formula="of:=IF([.D234];MID([$'Setlist Input'.A234];SEARCH(&quot;title=&quot;;[$'Setlist Input'.A234])+7;(SEARCH(&quot;&gt;&quot;;[$'Setlist Input'.A234])-1)-(SEARCH(&quot;title=&quot;;[$'Setlist Input'.A234])+7));&quot;&quot;)">
            <text:p/>
          </table:table-cell>
          <table:table-cell table:formula="of:=IF([.F234];MID([$'Setlist Input'.A234];SEARCH(&quot;score title=&quot;;[$'Setlist Input'.A234])+13;(SEARCH(&quot;path=&quot;;[$'Setlist Input'.A234])-2)-(SEARCH(&quot;score title=&quot;;[$'Setlist Input'.A234])+13));&quot;&quot;)" office:value-type="string" office:string-value="Simple Gifts Fingerstyle.tef *" calcext:value-type="string">
            <text:p>Simple Gifts Fingerstyle.tef *</text:p>
          </table:table-cell>
          <table:table-cell table:formula="of:=IF([.F234];MID([$'Setlist Input'.A234];SEARCH(&quot;path=&quot;;[$'Setlist Input'.A234])+6;(SEARCH(&quot;&gt;&quot;;[$'Setlist Input'.A234])-3)-(SEARCH(&quot;path=&quot;;[$'Setlist Input'.A234])+6));&quot;&quot;)" office:value-type="string" office:string-value="Simple Gifts Fingerstyle.tef *.pdf" calcext:value-type="string">
            <text:p>Simple Gifts Fingerstyle.tef *.pdf</text:p>
          </table:table-cell>
          <table:table-cell/>
          <table:table-cell table:formula="of:=IF([.D234];&quot;&lt;Setlist&gt;&lt;Name&gt;&quot;&amp;[.G234]&amp;&quot;&lt;/Name&gt;&quot;;IF([.E234];&quot;&lt;/Setlist&gt;&quot;;&quot;&quot;))">
            <text:p/>
          </table:table-cell>
          <table:table-cell table:formula="of:=IF([.F234];&quot;&lt;Song&gt;&lt;Title&gt;&quot;&amp;[.H234]&amp;&quot;&lt;/Title&gt;&lt;FileName&gt;&quot;&amp;[.I234]&amp;&quot;&lt;/FileName&gt;&lt;/FileType&gt;1&lt;/FileType&gt;&quot;;&quot;&quot;)" office:value-type="string" office:string-value="&lt;Song&gt;&lt;Title&gt;Simple Gifts Fingerstyle.tef *&lt;/Title&gt;&lt;FileName&gt;Simple Gifts Fingerstyle.tef *.pdf&lt;/FileName&gt;&lt;/FileType&gt;1&lt;/FileType&gt;" calcext:value-type="string">
            <text:p>&lt;Song&gt;&lt;Title&gt;Simple Gifts Fingerstyle.tef *&lt;/Title&gt;&lt;FileName&gt;Simple Gifts Fingerstyle.tef *.pdf&lt;/FileName&gt;&lt;/FileType&gt;1&lt;/FileType&gt;</text:p>
          </table:table-cell>
          <table:table-cell table:formula="of:=IF([.C23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5]));IF(ISBLANK([$'Setlist Input'.A236]);1;0);0)" office:value-type="float" office:value="0" calcext:value-type="float">
            <text:p>0</text:p>
          </table:table-cell>
          <table:table-cell table:style-name="ce6" table:formula="of:=ISNUMBER(SEARCH(&quot;kind=&quot;;[$'Setlist Input'.A23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5]))" office:value-type="boolean" office:boolean-value="true" calcext:value-type="boolean">
            <text:p>TRUE</text:p>
          </table:table-cell>
          <table:table-cell table:formula="of:=IF([.D235];MID([$'Setlist Input'.A235];SEARCH(&quot;title=&quot;;[$'Setlist Input'.A235])+7;(SEARCH(&quot;&gt;&quot;;[$'Setlist Input'.A235])-1)-(SEARCH(&quot;title=&quot;;[$'Setlist Input'.A235])+7));&quot;&quot;)">
            <text:p/>
          </table:table-cell>
          <table:table-cell table:formula="of:=IF([.F235];MID([$'Setlist Input'.A235];SEARCH(&quot;score title=&quot;;[$'Setlist Input'.A235])+13;(SEARCH(&quot;path=&quot;;[$'Setlist Input'.A235])-2)-(SEARCH(&quot;score title=&quot;;[$'Setlist Input'.A235])+13));&quot;&quot;)" office:value-type="string" office:string-value="Yellow Bird" calcext:value-type="string">
            <text:p>Yellow Bird</text:p>
          </table:table-cell>
          <table:table-cell table:formula="of:=IF([.F235];MID([$'Setlist Input'.A235];SEARCH(&quot;path=&quot;;[$'Setlist Input'.A235])+6;(SEARCH(&quot;&gt;&quot;;[$'Setlist Input'.A235])-3)-(SEARCH(&quot;path=&quot;;[$'Setlist Input'.A235])+6));&quot;&quot;)" office:value-type="string" office:string-value="Yellow Bird.pdf" calcext:value-type="string">
            <text:p>Yellow Bird.pdf</text:p>
          </table:table-cell>
          <table:table-cell/>
          <table:table-cell table:formula="of:=IF([.D235];&quot;&lt;Setlist&gt;&lt;Name&gt;&quot;&amp;[.G235]&amp;&quot;&lt;/Name&gt;&quot;;IF([.E235];&quot;&lt;/Setlist&gt;&quot;;&quot;&quot;))">
            <text:p/>
          </table:table-cell>
          <table:table-cell table:formula="of:=IF([.F235];&quot;&lt;Song&gt;&lt;Title&gt;&quot;&amp;[.H235]&amp;&quot;&lt;/Title&gt;&lt;FileName&gt;&quot;&amp;[.I235]&amp;&quot;&lt;/FileName&gt;&lt;/FileType&gt;1&lt;/FileType&gt;&quot;;&quot;&quot;)" office:value-type="string" office:string-value="&lt;Song&gt;&lt;Title&gt;Yellow Bird&lt;/Title&gt;&lt;FileName&gt;Yellow Bird.pdf&lt;/FileName&gt;&lt;/FileType&gt;1&lt;/FileType&gt;" calcext:value-type="string">
            <text:p>&lt;Song&gt;&lt;Title&gt;Yellow Bird&lt;/Title&gt;&lt;FileName&gt;Yellow Bird.pdf&lt;/FileName&gt;&lt;/FileType&gt;1&lt;/FileType&gt;</text:p>
          </table:table-cell>
          <table:table-cell table:formula="of:=IF([.C23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6]));IF(ISBLANK([$'Setlist Input'.A237]);1;0);0)" office:value-type="float" office:value="0" calcext:value-type="float">
            <text:p>0</text:p>
          </table:table-cell>
          <table:table-cell table:style-name="ce6" table:formula="of:=ISNUMBER(SEARCH(&quot;kind=&quot;;[$'Setlist Input'.A23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6]))" office:value-type="boolean" office:boolean-value="true" calcext:value-type="boolean">
            <text:p>TRUE</text:p>
          </table:table-cell>
          <table:table-cell table:formula="of:=IF([.D236];MID([$'Setlist Input'.A236];SEARCH(&quot;title=&quot;;[$'Setlist Input'.A236])+7;(SEARCH(&quot;&gt;&quot;;[$'Setlist Input'.A236])-1)-(SEARCH(&quot;title=&quot;;[$'Setlist Input'.A236])+7));&quot;&quot;)">
            <text:p/>
          </table:table-cell>
          <table:table-cell table:formula="of:=IF([.F236];MID([$'Setlist Input'.A236];SEARCH(&quot;score title=&quot;;[$'Setlist Input'.A236])+13;(SEARCH(&quot;path=&quot;;[$'Setlist Input'.A236])-2)-(SEARCH(&quot;score title=&quot;;[$'Setlist Input'.A236])+13));&quot;&quot;)" office:value-type="string" office:string-value="All Throught the Night Duet in G" calcext:value-type="string">
            <text:p>All Throught the Night Duet in G</text:p>
          </table:table-cell>
          <table:table-cell table:formula="of:=IF([.F236];MID([$'Setlist Input'.A236];SEARCH(&quot;path=&quot;;[$'Setlist Input'.A236])+6;(SEARCH(&quot;&gt;&quot;;[$'Setlist Input'.A236])-3)-(SEARCH(&quot;path=&quot;;[$'Setlist Input'.A236])+6));&quot;&quot;)" office:value-type="string" office:string-value="All Throught the Night Duet in G 2.pdf" calcext:value-type="string">
            <text:p>All Throught the Night Duet in G 2.pdf</text:p>
          </table:table-cell>
          <table:table-cell/>
          <table:table-cell table:formula="of:=IF([.D236];&quot;&lt;Setlist&gt;&lt;Name&gt;&quot;&amp;[.G236]&amp;&quot;&lt;/Name&gt;&quot;;IF([.E236];&quot;&lt;/Setlist&gt;&quot;;&quot;&quot;))">
            <text:p/>
          </table:table-cell>
          <table:table-cell table:formula="of:=IF([.F236];&quot;&lt;Song&gt;&lt;Title&gt;&quot;&amp;[.H236]&amp;&quot;&lt;/Title&gt;&lt;FileName&gt;&quot;&amp;[.I236]&amp;&quot;&lt;/FileName&gt;&lt;/FileType&gt;1&lt;/FileType&gt;&quot;;&quot;&quot;)" office:value-type="string" office:string-value="&lt;Song&gt;&lt;Title&gt;All Throught the Night Duet in G&lt;/Title&gt;&lt;FileName&gt;All Throught the Night Duet in G 2.pdf&lt;/FileName&gt;&lt;/FileType&gt;1&lt;/FileType&gt;" calcext:value-type="string">
            <text:p>&lt;Song&gt;&lt;Title&gt;All Throught the Night Duet in G&lt;/Title&gt;&lt;FileName&gt;All Throught the Night Duet in G 2.pdf&lt;/FileName&gt;&lt;/FileType&gt;1&lt;/FileType&gt;</text:p>
          </table:table-cell>
          <table:table-cell table:formula="of:=IF([.C23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7]));IF(ISBLANK([$'Setlist Input'.A238]);1;0);0)" office:value-type="float" office:value="0" calcext:value-type="float">
            <text:p>0</text:p>
          </table:table-cell>
          <table:table-cell table:style-name="ce6" table:formula="of:=ISNUMBER(SEARCH(&quot;kind=&quot;;[$'Setlist Input'.A23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7]))" office:value-type="boolean" office:boolean-value="true" calcext:value-type="boolean">
            <text:p>TRUE</text:p>
          </table:table-cell>
          <table:table-cell table:formula="of:=IF([.D237];MID([$'Setlist Input'.A237];SEARCH(&quot;title=&quot;;[$'Setlist Input'.A237])+7;(SEARCH(&quot;&gt;&quot;;[$'Setlist Input'.A237])-1)-(SEARCH(&quot;title=&quot;;[$'Setlist Input'.A237])+7));&quot;&quot;)">
            <text:p/>
          </table:table-cell>
          <table:table-cell table:formula="of:=IF([.F237];MID([$'Setlist Input'.A237];SEARCH(&quot;score title=&quot;;[$'Setlist Input'.A237])+13;(SEARCH(&quot;path=&quot;;[$'Setlist Input'.A237])-2)-(SEARCH(&quot;score title=&quot;;[$'Setlist Input'.A237])+13));&quot;&quot;)" office:value-type="string" office:string-value="Faded Coat of Blue SMN" calcext:value-type="string">
            <text:p>Faded Coat of Blue SMN</text:p>
          </table:table-cell>
          <table:table-cell table:formula="of:=IF([.F237];MID([$'Setlist Input'.A237];SEARCH(&quot;path=&quot;;[$'Setlist Input'.A237])+6;(SEARCH(&quot;&gt;&quot;;[$'Setlist Input'.A237])-3)-(SEARCH(&quot;path=&quot;;[$'Setlist Input'.A237])+6));&quot;&quot;)" office:value-type="string" office:string-value="Faded Coat of Blue SMN.pdf" calcext:value-type="string">
            <text:p>Faded Coat of Blue SMN.pdf</text:p>
          </table:table-cell>
          <table:table-cell/>
          <table:table-cell table:formula="of:=IF([.D237];&quot;&lt;Setlist&gt;&lt;Name&gt;&quot;&amp;[.G237]&amp;&quot;&lt;/Name&gt;&quot;;IF([.E237];&quot;&lt;/Setlist&gt;&quot;;&quot;&quot;))">
            <text:p/>
          </table:table-cell>
          <table:table-cell table:formula="of:=IF([.F237];&quot;&lt;Song&gt;&lt;Title&gt;&quot;&amp;[.H237]&amp;&quot;&lt;/Title&gt;&lt;FileName&gt;&quot;&amp;[.I237]&amp;&quot;&lt;/FileName&gt;&lt;/FileType&gt;1&lt;/FileType&gt;&quot;;&quot;&quot;)" office:value-type="string" office:string-value="&lt;Song&gt;&lt;Title&gt;Faded Coat of Blue SMN&lt;/Title&gt;&lt;FileName&gt;Faded Coat of Blue SMN.pdf&lt;/FileName&gt;&lt;/FileType&gt;1&lt;/FileType&gt;" calcext:value-type="string">
            <text:p>&lt;Song&gt;&lt;Title&gt;Faded Coat of Blue SMN&lt;/Title&gt;&lt;FileName&gt;Faded Coat of Blue SMN.pdf&lt;/FileName&gt;&lt;/FileType&gt;1&lt;/FileType&gt;</text:p>
          </table:table-cell>
          <table:table-cell table:formula="of:=IF([.C23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8]));IF(ISBLANK([$'Setlist Input'.A239]);1;0);0)" office:value-type="float" office:value="0" calcext:value-type="float">
            <text:p>0</text:p>
          </table:table-cell>
          <table:table-cell table:style-name="ce6" table:formula="of:=ISNUMBER(SEARCH(&quot;kind=&quot;;[$'Setlist Input'.A23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8]))" office:value-type="boolean" office:boolean-value="true" calcext:value-type="boolean">
            <text:p>TRUE</text:p>
          </table:table-cell>
          <table:table-cell table:formula="of:=IF([.D238];MID([$'Setlist Input'.A238];SEARCH(&quot;title=&quot;;[$'Setlist Input'.A238])+7;(SEARCH(&quot;&gt;&quot;;[$'Setlist Input'.A238])-1)-(SEARCH(&quot;title=&quot;;[$'Setlist Input'.A238])+7));&quot;&quot;)">
            <text:p/>
          </table:table-cell>
          <table:table-cell table:formula="of:=IF([.F238];MID([$'Setlist Input'.A238];SEARCH(&quot;score title=&quot;;[$'Setlist Input'.A238])+13;(SEARCH(&quot;path=&quot;;[$'Setlist Input'.A238])-2)-(SEARCH(&quot;score title=&quot;;[$'Setlist Input'.A238])+13));&quot;&quot;)" office:value-type="string" office:string-value="Keeper of the Eddystone Light - Dulcimer" calcext:value-type="string">
            <text:p>Keeper of the Eddystone Light - Dulcimer</text:p>
          </table:table-cell>
          <table:table-cell table:formula="of:=IF([.F238];MID([$'Setlist Input'.A238];SEARCH(&quot;path=&quot;;[$'Setlist Input'.A238])+6;(SEARCH(&quot;&gt;&quot;;[$'Setlist Input'.A238])-3)-(SEARCH(&quot;path=&quot;;[$'Setlist Input'.A238])+6));&quot;&quot;)" office:value-type="string" office:string-value="Keeper of the Eddystone Light - Dulcimer.pdf" calcext:value-type="string">
            <text:p>Keeper of the Eddystone Light - Dulcimer.pdf</text:p>
          </table:table-cell>
          <table:table-cell/>
          <table:table-cell table:formula="of:=IF([.D238];&quot;&lt;Setlist&gt;&lt;Name&gt;&quot;&amp;[.G238]&amp;&quot;&lt;/Name&gt;&quot;;IF([.E238];&quot;&lt;/Setlist&gt;&quot;;&quot;&quot;))">
            <text:p/>
          </table:table-cell>
          <table:table-cell table:formula="of:=IF([.F238];&quot;&lt;Song&gt;&lt;Title&gt;&quot;&amp;[.H238]&amp;&quot;&lt;/Title&gt;&lt;FileName&gt;&quot;&amp;[.I238]&amp;&quot;&lt;/FileName&gt;&lt;/FileType&gt;1&lt;/FileType&gt;&quot;;&quot;&quot;)" office:value-type="string" office:string-value="&lt;Song&gt;&lt;Title&gt;Keeper of the Eddystone Light - Dulcimer&lt;/Title&gt;&lt;FileName&gt;Keeper of the Eddystone Light - Dulcimer.pdf&lt;/FileName&gt;&lt;/FileType&gt;1&lt;/FileType&gt;" calcext:value-type="string">
            <text:p>&lt;Song&gt;&lt;Title&gt;Keeper of the Eddystone Light - Dulcimer&lt;/Title&gt;&lt;FileName&gt;Keeper of the Eddystone Light - Dulcimer.pdf&lt;/FileName&gt;&lt;/FileType&gt;1&lt;/FileType&gt;</text:p>
          </table:table-cell>
          <table:table-cell table:formula="of:=IF([.C23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39]));IF(ISBLANK([$'Setlist Input'.A240]);1;0);0)" office:value-type="float" office:value="0" calcext:value-type="float">
            <text:p>0</text:p>
          </table:table-cell>
          <table:table-cell table:style-name="ce6" table:formula="of:=ISNUMBER(SEARCH(&quot;kind=&quot;;[$'Setlist Input'.A23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3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39]))" office:value-type="boolean" office:boolean-value="true" calcext:value-type="boolean">
            <text:p>TRUE</text:p>
          </table:table-cell>
          <table:table-cell table:formula="of:=IF([.D239];MID([$'Setlist Input'.A239];SEARCH(&quot;title=&quot;;[$'Setlist Input'.A239])+7;(SEARCH(&quot;&gt;&quot;;[$'Setlist Input'.A239])-1)-(SEARCH(&quot;title=&quot;;[$'Setlist Input'.A239])+7));&quot;&quot;)">
            <text:p/>
          </table:table-cell>
          <table:table-cell table:formula="of:=IF([.F239];MID([$'Setlist Input'.A239];SEARCH(&quot;score title=&quot;;[$'Setlist Input'.A239])+13;(SEARCH(&quot;path=&quot;;[$'Setlist Input'.A239])-2)-(SEARCH(&quot;score title=&quot;;[$'Setlist Input'.A239])+13));&quot;&quot;)" office:value-type="string" office:string-value="Keeper of the Eddystone Light - SMN" calcext:value-type="string">
            <text:p>Keeper of the Eddystone Light - SMN</text:p>
          </table:table-cell>
          <table:table-cell table:formula="of:=IF([.F239];MID([$'Setlist Input'.A239];SEARCH(&quot;path=&quot;;[$'Setlist Input'.A239])+6;(SEARCH(&quot;&gt;&quot;;[$'Setlist Input'.A239])-3)-(SEARCH(&quot;path=&quot;;[$'Setlist Input'.A239])+6));&quot;&quot;)" office:value-type="string" office:string-value="Keeper of the Eddystone Light - SMN.pdf" calcext:value-type="string">
            <text:p>Keeper of the Eddystone Light - SMN.pdf</text:p>
          </table:table-cell>
          <table:table-cell/>
          <table:table-cell table:formula="of:=IF([.D239];&quot;&lt;Setlist&gt;&lt;Name&gt;&quot;&amp;[.G239]&amp;&quot;&lt;/Name&gt;&quot;;IF([.E239];&quot;&lt;/Setlist&gt;&quot;;&quot;&quot;))">
            <text:p/>
          </table:table-cell>
          <table:table-cell table:formula="of:=IF([.F239];&quot;&lt;Song&gt;&lt;Title&gt;&quot;&amp;[.H239]&amp;&quot;&lt;/Title&gt;&lt;FileName&gt;&quot;&amp;[.I239]&amp;&quot;&lt;/FileName&gt;&lt;/FileType&gt;1&lt;/FileType&gt;&quot;;&quot;&quot;)" office:value-type="string" office:string-value="&lt;Song&gt;&lt;Title&gt;Keeper of the Eddystone Light - SMN&lt;/Title&gt;&lt;FileName&gt;Keeper of the Eddystone Light - SMN.pdf&lt;/FileName&gt;&lt;/FileType&gt;1&lt;/FileType&gt;" calcext:value-type="string">
            <text:p>&lt;Song&gt;&lt;Title&gt;Keeper of the Eddystone Light - SMN&lt;/Title&gt;&lt;FileName&gt;Keeper of the Eddystone Light - SMN.pdf&lt;/FileName&gt;&lt;/FileType&gt;1&lt;/FileType&gt;</text:p>
          </table:table-cell>
          <table:table-cell table:formula="of:=IF([.C23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0]));IF(ISBLANK([$'Setlist Input'.A241]);1;0);0)" office:value-type="float" office:value="0" calcext:value-type="float">
            <text:p>0</text:p>
          </table:table-cell>
          <table:table-cell table:style-name="ce6" table:formula="of:=ISNUMBER(SEARCH(&quot;kind=&quot;;[$'Setlist Input'.A24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0]))" office:value-type="boolean" office:boolean-value="true" calcext:value-type="boolean">
            <text:p>TRUE</text:p>
          </table:table-cell>
          <table:table-cell table:formula="of:=IF([.D240];MID([$'Setlist Input'.A240];SEARCH(&quot;title=&quot;;[$'Setlist Input'.A240])+7;(SEARCH(&quot;&gt;&quot;;[$'Setlist Input'.A240])-1)-(SEARCH(&quot;title=&quot;;[$'Setlist Input'.A240])+7));&quot;&quot;)">
            <text:p/>
          </table:table-cell>
          <table:table-cell table:formula="of:=IF([.F240];MID([$'Setlist Input'.A240];SEARCH(&quot;score title=&quot;;[$'Setlist Input'.A240])+13;(SEARCH(&quot;path=&quot;;[$'Setlist Input'.A240])-2)-(SEARCH(&quot;score title=&quot;;[$'Setlist Input'.A240])+13));&quot;&quot;)" office:value-type="string" office:string-value="Keeper of the Eddiestone Light - Guitar Chords" calcext:value-type="string">
            <text:p>Keeper of the Eddiestone Light - Guitar Chords</text:p>
          </table:table-cell>
          <table:table-cell table:formula="of:=IF([.F240];MID([$'Setlist Input'.A240];SEARCH(&quot;path=&quot;;[$'Setlist Input'.A240])+6;(SEARCH(&quot;&gt;&quot;;[$'Setlist Input'.A240])-3)-(SEARCH(&quot;path=&quot;;[$'Setlist Input'.A240])+6));&quot;&quot;)" office:value-type="string" office:string-value="Keeper of the Eddiestone Light - Guitar Chords.pdf" calcext:value-type="string">
            <text:p>Keeper of the Eddiestone Light - Guitar Chords.pdf</text:p>
          </table:table-cell>
          <table:table-cell/>
          <table:table-cell table:formula="of:=IF([.D240];&quot;&lt;Setlist&gt;&lt;Name&gt;&quot;&amp;[.G240]&amp;&quot;&lt;/Name&gt;&quot;;IF([.E240];&quot;&lt;/Setlist&gt;&quot;;&quot;&quot;))">
            <text:p/>
          </table:table-cell>
          <table:table-cell table:formula="of:=IF([.F240];&quot;&lt;Song&gt;&lt;Title&gt;&quot;&amp;[.H240]&amp;&quot;&lt;/Title&gt;&lt;FileName&gt;&quot;&amp;[.I240]&amp;&quot;&lt;/FileName&gt;&lt;/FileType&gt;1&lt;/FileType&gt;&quot;;&quot;&quot;)" office:value-type="string" office:string-value="&lt;Song&gt;&lt;Title&gt;Keeper of the Eddiestone Light - Guitar Chords&lt;/Title&gt;&lt;FileName&gt;Keeper of the Eddiestone Light - Guitar Chords.pdf&lt;/FileName&gt;&lt;/FileType&gt;1&lt;/FileType&gt;" calcext:value-type="string">
            <text:p>&lt;Song&gt;&lt;Title&gt;Keeper of the Eddiestone Light - Guitar Chords&lt;/Title&gt;&lt;FileName&gt;Keeper of the Eddiestone Light - Guitar Chords.pdf&lt;/FileName&gt;&lt;/FileType&gt;1&lt;/FileType&gt;</text:p>
          </table:table-cell>
          <table:table-cell table:formula="of:=IF([.C24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1]));IF(ISBLANK([$'Setlist Input'.A242]);1;0);0)" office:value-type="float" office:value="0" calcext:value-type="float">
            <text:p>0</text:p>
          </table:table-cell>
          <table:table-cell table:style-name="ce6" table:formula="of:=ISNUMBER(SEARCH(&quot;kind=&quot;;[$'Setlist Input'.A24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1]))" office:value-type="boolean" office:boolean-value="true" calcext:value-type="boolean">
            <text:p>TRUE</text:p>
          </table:table-cell>
          <table:table-cell table:formula="of:=IF([.D241];MID([$'Setlist Input'.A241];SEARCH(&quot;title=&quot;;[$'Setlist Input'.A241])+7;(SEARCH(&quot;&gt;&quot;;[$'Setlist Input'.A241])-1)-(SEARCH(&quot;title=&quot;;[$'Setlist Input'.A241])+7));&quot;&quot;)">
            <text:p/>
          </table:table-cell>
          <table:table-cell table:formula="of:=IF([.F241];MID([$'Setlist Input'.A241];SEARCH(&quot;score title=&quot;;[$'Setlist Input'.A241])+13;(SEARCH(&quot;path=&quot;;[$'Setlist Input'.A241])-2)-(SEARCH(&quot;score title=&quot;;[$'Setlist Input'.A241])+13));&quot;&quot;)" office:value-type="string" office:string-value="America The Beautiful - Key of A Chords" calcext:value-type="string">
            <text:p>America The Beautiful - Key of A Chords</text:p>
          </table:table-cell>
          <table:table-cell table:formula="of:=IF([.F241];MID([$'Setlist Input'.A241];SEARCH(&quot;path=&quot;;[$'Setlist Input'.A241])+6;(SEARCH(&quot;&gt;&quot;;[$'Setlist Input'.A241])-3)-(SEARCH(&quot;path=&quot;;[$'Setlist Input'.A241])+6));&quot;&quot;)" office:value-type="string" office:string-value="America The Beautiful - Key of A Chords.pdf" calcext:value-type="string">
            <text:p>America The Beautiful - Key of A Chords.pdf</text:p>
          </table:table-cell>
          <table:table-cell/>
          <table:table-cell table:formula="of:=IF([.D241];&quot;&lt;Setlist&gt;&lt;Name&gt;&quot;&amp;[.G241]&amp;&quot;&lt;/Name&gt;&quot;;IF([.E241];&quot;&lt;/Setlist&gt;&quot;;&quot;&quot;))">
            <text:p/>
          </table:table-cell>
          <table:table-cell table:formula="of:=IF([.F241];&quot;&lt;Song&gt;&lt;Title&gt;&quot;&amp;[.H241]&amp;&quot;&lt;/Title&gt;&lt;FileName&gt;&quot;&amp;[.I241]&amp;&quot;&lt;/FileName&gt;&lt;/FileType&gt;1&lt;/FileType&gt;&quot;;&quot;&quot;)" office:value-type="string" office:string-value="&lt;Song&gt;&lt;Title&gt;America The Beautiful - Key of A Chords&lt;/Title&gt;&lt;FileName&gt;America The Beautiful - Key of A Chords.pdf&lt;/FileName&gt;&lt;/FileType&gt;1&lt;/FileType&gt;" calcext:value-type="string">
            <text:p>&lt;Song&gt;&lt;Title&gt;America The Beautiful - Key of A Chords&lt;/Title&gt;&lt;FileName&gt;America The Beautiful - Key of A Chords.pdf&lt;/FileName&gt;&lt;/FileType&gt;1&lt;/FileType&gt;</text:p>
          </table:table-cell>
          <table:table-cell table:formula="of:=IF([.C24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2]));IF(ISBLANK([$'Setlist Input'.A243]);1;0);0)" office:value-type="float" office:value="0" calcext:value-type="float">
            <text:p>0</text:p>
          </table:table-cell>
          <table:table-cell table:style-name="ce6" table:formula="of:=ISNUMBER(SEARCH(&quot;kind=&quot;;[$'Setlist Input'.A24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2]))" office:value-type="boolean" office:boolean-value="true" calcext:value-type="boolean">
            <text:p>TRUE</text:p>
          </table:table-cell>
          <table:table-cell table:formula="of:=IF([.D242];MID([$'Setlist Input'.A242];SEARCH(&quot;title=&quot;;[$'Setlist Input'.A242])+7;(SEARCH(&quot;&gt;&quot;;[$'Setlist Input'.A242])-1)-(SEARCH(&quot;title=&quot;;[$'Setlist Input'.A242])+7));&quot;&quot;)">
            <text:p/>
          </table:table-cell>
          <table:table-cell table:formula="of:=IF([.F242];MID([$'Setlist Input'.A242];SEARCH(&quot;score title=&quot;;[$'Setlist Input'.A242])+13;(SEARCH(&quot;path=&quot;;[$'Setlist Input'.A242])-2)-(SEARCH(&quot;score title=&quot;;[$'Setlist Input'.A242])+13));&quot;&quot;)" office:value-type="string" office:string-value="This Land is Your Land - Key of C Chords" calcext:value-type="string">
            <text:p>This Land is Your Land - Key of C Chords</text:p>
          </table:table-cell>
          <table:table-cell table:formula="of:=IF([.F242];MID([$'Setlist Input'.A242];SEARCH(&quot;path=&quot;;[$'Setlist Input'.A242])+6;(SEARCH(&quot;&gt;&quot;;[$'Setlist Input'.A242])-3)-(SEARCH(&quot;path=&quot;;[$'Setlist Input'.A242])+6));&quot;&quot;)" office:value-type="string" office:string-value="This Land is Your Land - Key of C Chords.pdf" calcext:value-type="string">
            <text:p>This Land is Your Land - Key of C Chords.pdf</text:p>
          </table:table-cell>
          <table:table-cell/>
          <table:table-cell table:formula="of:=IF([.D242];&quot;&lt;Setlist&gt;&lt;Name&gt;&quot;&amp;[.G242]&amp;&quot;&lt;/Name&gt;&quot;;IF([.E242];&quot;&lt;/Setlist&gt;&quot;;&quot;&quot;))">
            <text:p/>
          </table:table-cell>
          <table:table-cell table:formula="of:=IF([.F242];&quot;&lt;Song&gt;&lt;Title&gt;&quot;&amp;[.H242]&amp;&quot;&lt;/Title&gt;&lt;FileName&gt;&quot;&amp;[.I242]&amp;&quot;&lt;/FileName&gt;&lt;/FileType&gt;1&lt;/FileType&gt;&quot;;&quot;&quot;)" office:value-type="string" office:string-value="&lt;Song&gt;&lt;Title&gt;This Land is Your Land - Key of C Chords&lt;/Title&gt;&lt;FileName&gt;This Land is Your Land - Key of C Chords.pdf&lt;/FileName&gt;&lt;/FileType&gt;1&lt;/FileType&gt;" calcext:value-type="string">
            <text:p>&lt;Song&gt;&lt;Title&gt;This Land is Your Land - Key of C Chords&lt;/Title&gt;&lt;FileName&gt;This Land is Your Land - Key of C Chords.pdf&lt;/FileName&gt;&lt;/FileType&gt;1&lt;/FileType&gt;</text:p>
          </table:table-cell>
          <table:table-cell table:formula="of:=IF([.C24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3]));IF(ISBLANK([$'Setlist Input'.A244]);1;0);0)" office:value-type="float" office:value="0" calcext:value-type="float">
            <text:p>0</text:p>
          </table:table-cell>
          <table:table-cell table:style-name="ce6" table:formula="of:=ISNUMBER(SEARCH(&quot;kind=&quot;;[$'Setlist Input'.A24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3]))" office:value-type="boolean" office:boolean-value="true" calcext:value-type="boolean">
            <text:p>TRUE</text:p>
          </table:table-cell>
          <table:table-cell table:formula="of:=IF([.D243];MID([$'Setlist Input'.A243];SEARCH(&quot;title=&quot;;[$'Setlist Input'.A243])+7;(SEARCH(&quot;&gt;&quot;;[$'Setlist Input'.A243])-1)-(SEARCH(&quot;title=&quot;;[$'Setlist Input'.A243])+7));&quot;&quot;)">
            <text:p/>
          </table:table-cell>
          <table:table-cell table:formula="of:=IF([.F243];MID([$'Setlist Input'.A243];SEARCH(&quot;score title=&quot;;[$'Setlist Input'.A243])+13;(SEARCH(&quot;path=&quot;;[$'Setlist Input'.A243])-2)-(SEARCH(&quot;score title=&quot;;[$'Setlist Input'.A243])+13));&quot;&quot;)" office:value-type="string" office:string-value="America" calcext:value-type="string">
            <text:p>America</text:p>
          </table:table-cell>
          <table:table-cell table:formula="of:=IF([.F243];MID([$'Setlist Input'.A243];SEARCH(&quot;path=&quot;;[$'Setlist Input'.A243])+6;(SEARCH(&quot;&gt;&quot;;[$'Setlist Input'.A243])-3)-(SEARCH(&quot;path=&quot;;[$'Setlist Input'.A243])+6));&quot;&quot;)" office:value-type="string" office:string-value="America.pdf" calcext:value-type="string">
            <text:p>America.pdf</text:p>
          </table:table-cell>
          <table:table-cell/>
          <table:table-cell table:formula="of:=IF([.D243];&quot;&lt;Setlist&gt;&lt;Name&gt;&quot;&amp;[.G243]&amp;&quot;&lt;/Name&gt;&quot;;IF([.E243];&quot;&lt;/Setlist&gt;&quot;;&quot;&quot;))">
            <text:p/>
          </table:table-cell>
          <table:table-cell table:formula="of:=IF([.F243];&quot;&lt;Song&gt;&lt;Title&gt;&quot;&amp;[.H243]&amp;&quot;&lt;/Title&gt;&lt;FileName&gt;&quot;&amp;[.I243]&amp;&quot;&lt;/FileName&gt;&lt;/FileType&gt;1&lt;/FileType&gt;&quot;;&quot;&quot;)" office:value-type="string" office:string-value="&lt;Song&gt;&lt;Title&gt;America&lt;/Title&gt;&lt;FileName&gt;America.pdf&lt;/FileName&gt;&lt;/FileType&gt;1&lt;/FileType&gt;" calcext:value-type="string">
            <text:p>&lt;Song&gt;&lt;Title&gt;America&lt;/Title&gt;&lt;FileName&gt;America.pdf&lt;/FileName&gt;&lt;/FileType&gt;1&lt;/FileType&gt;</text:p>
          </table:table-cell>
          <table:table-cell table:formula="of:=IF([.C24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4]));IF(ISBLANK([$'Setlist Input'.A245]);1;0);0)" office:value-type="float" office:value="0" calcext:value-type="float">
            <text:p>0</text:p>
          </table:table-cell>
          <table:table-cell table:style-name="ce6" table:formula="of:=ISNUMBER(SEARCH(&quot;kind=&quot;;[$'Setlist Input'.A24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4]))" office:value-type="boolean" office:boolean-value="true" calcext:value-type="boolean">
            <text:p>TRUE</text:p>
          </table:table-cell>
          <table:table-cell table:formula="of:=IF([.D244];MID([$'Setlist Input'.A244];SEARCH(&quot;title=&quot;;[$'Setlist Input'.A244])+7;(SEARCH(&quot;&gt;&quot;;[$'Setlist Input'.A244])-1)-(SEARCH(&quot;title=&quot;;[$'Setlist Input'.A244])+7));&quot;&quot;)">
            <text:p/>
          </table:table-cell>
          <table:table-cell table:formula="of:=IF([.F244];MID([$'Setlist Input'.A244];SEARCH(&quot;score title=&quot;;[$'Setlist Input'.A244])+13;(SEARCH(&quot;path=&quot;;[$'Setlist Input'.A244])-2)-(SEARCH(&quot;score title=&quot;;[$'Setlist Input'.A244])+13));&quot;&quot;)" office:value-type="string" office:string-value="Star Spangled Banner" calcext:value-type="string">
            <text:p>Star Spangled Banner</text:p>
          </table:table-cell>
          <table:table-cell table:formula="of:=IF([.F244];MID([$'Setlist Input'.A244];SEARCH(&quot;path=&quot;;[$'Setlist Input'.A244])+6;(SEARCH(&quot;&gt;&quot;;[$'Setlist Input'.A244])-3)-(SEARCH(&quot;path=&quot;;[$'Setlist Input'.A244])+6));&quot;&quot;)" office:value-type="string" office:string-value="Star Spangled Banner.pdf" calcext:value-type="string">
            <text:p>Star Spangled Banner.pdf</text:p>
          </table:table-cell>
          <table:table-cell/>
          <table:table-cell table:formula="of:=IF([.D244];&quot;&lt;Setlist&gt;&lt;Name&gt;&quot;&amp;[.G244]&amp;&quot;&lt;/Name&gt;&quot;;IF([.E244];&quot;&lt;/Setlist&gt;&quot;;&quot;&quot;))">
            <text:p/>
          </table:table-cell>
          <table:table-cell table:formula="of:=IF([.F244];&quot;&lt;Song&gt;&lt;Title&gt;&quot;&amp;[.H244]&amp;&quot;&lt;/Title&gt;&lt;FileName&gt;&quot;&amp;[.I244]&amp;&quot;&lt;/FileName&gt;&lt;/FileType&gt;1&lt;/FileType&gt;&quot;;&quot;&quot;)" office:value-type="string" office:string-value="&lt;Song&gt;&lt;Title&gt;Star Spangled Banner&lt;/Title&gt;&lt;FileName&gt;Star Spangled Banner.pdf&lt;/FileName&gt;&lt;/FileType&gt;1&lt;/FileType&gt;" calcext:value-type="string">
            <text:p>&lt;Song&gt;&lt;Title&gt;Star Spangled Banner&lt;/Title&gt;&lt;FileName&gt;Star Spangled Banner.pdf&lt;/FileName&gt;&lt;/FileType&gt;1&lt;/FileType&gt;</text:p>
          </table:table-cell>
          <table:table-cell table:formula="of:=IF([.C24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5]));IF(ISBLANK([$'Setlist Input'.A246]);1;0);0)" office:value-type="float" office:value="0" calcext:value-type="float">
            <text:p>0</text:p>
          </table:table-cell>
          <table:table-cell table:style-name="ce6" table:formula="of:=ISNUMBER(SEARCH(&quot;kind=&quot;;[$'Setlist Input'.A24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5]))" office:value-type="boolean" office:boolean-value="true" calcext:value-type="boolean">
            <text:p>TRUE</text:p>
          </table:table-cell>
          <table:table-cell table:formula="of:=IF([.D245];MID([$'Setlist Input'.A245];SEARCH(&quot;title=&quot;;[$'Setlist Input'.A245])+7;(SEARCH(&quot;&gt;&quot;;[$'Setlist Input'.A245])-1)-(SEARCH(&quot;title=&quot;;[$'Setlist Input'.A245])+7));&quot;&quot;)">
            <text:p/>
          </table:table-cell>
          <table:table-cell table:formula="of:=IF([.F245];MID([$'Setlist Input'.A245];SEARCH(&quot;score title=&quot;;[$'Setlist Input'.A245])+13;(SEARCH(&quot;path=&quot;;[$'Setlist Input'.A245])-2)-(SEARCH(&quot;score title=&quot;;[$'Setlist Input'.A245])+13));&quot;&quot;)" office:value-type="string" office:string-value="You're a Grand Old Flag" calcext:value-type="string">
            <text:p>You're a Grand Old Flag</text:p>
          </table:table-cell>
          <table:table-cell table:formula="of:=IF([.F245];MID([$'Setlist Input'.A245];SEARCH(&quot;path=&quot;;[$'Setlist Input'.A245])+6;(SEARCH(&quot;&gt;&quot;;[$'Setlist Input'.A245])-3)-(SEARCH(&quot;path=&quot;;[$'Setlist Input'.A245])+6));&quot;&quot;)" office:value-type="string" office:string-value="You're a Grand Old Flag.pdf" calcext:value-type="string">
            <text:p>You're a Grand Old Flag.pdf</text:p>
          </table:table-cell>
          <table:table-cell/>
          <table:table-cell table:formula="of:=IF([.D245];&quot;&lt;Setlist&gt;&lt;Name&gt;&quot;&amp;[.G245]&amp;&quot;&lt;/Name&gt;&quot;;IF([.E245];&quot;&lt;/Setlist&gt;&quot;;&quot;&quot;))">
            <text:p/>
          </table:table-cell>
          <table:table-cell table:formula="of:=IF([.F245];&quot;&lt;Song&gt;&lt;Title&gt;&quot;&amp;[.H245]&amp;&quot;&lt;/Title&gt;&lt;FileName&gt;&quot;&amp;[.I245]&amp;&quot;&lt;/FileName&gt;&lt;/FileType&gt;1&lt;/FileType&gt;&quot;;&quot;&quot;)" office:value-type="string" office:string-value="&lt;Song&gt;&lt;Title&gt;You're a Grand Old Flag&lt;/Title&gt;&lt;FileName&gt;You're a Grand Old Flag.pdf&lt;/FileName&gt;&lt;/FileType&gt;1&lt;/FileType&gt;" calcext:value-type="string">
            <text:p>&lt;Song&gt;&lt;Title&gt;You're a Grand Old Flag&lt;/Title&gt;&lt;FileName&gt;You're a Grand Old Flag.pdf&lt;/FileName&gt;&lt;/FileType&gt;1&lt;/FileType&gt;</text:p>
          </table:table-cell>
          <table:table-cell table:formula="of:=IF([.C24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6]));IF(ISBLANK([$'Setlist Input'.A247]);1;0);0)" office:value-type="float" office:value="0" calcext:value-type="float">
            <text:p>0</text:p>
          </table:table-cell>
          <table:table-cell table:style-name="ce6" table:formula="of:=ISNUMBER(SEARCH(&quot;kind=&quot;;[$'Setlist Input'.A24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6]))" office:value-type="boolean" office:boolean-value="true" calcext:value-type="boolean">
            <text:p>TRUE</text:p>
          </table:table-cell>
          <table:table-cell table:formula="of:=IF([.D246];MID([$'Setlist Input'.A246];SEARCH(&quot;title=&quot;;[$'Setlist Input'.A246])+7;(SEARCH(&quot;&gt;&quot;;[$'Setlist Input'.A246])-1)-(SEARCH(&quot;title=&quot;;[$'Setlist Input'.A246])+7));&quot;&quot;)">
            <text:p/>
          </table:table-cell>
          <table:table-cell table:formula="of:=IF([.F246];MID([$'Setlist Input'.A246];SEARCH(&quot;score title=&quot;;[$'Setlist Input'.A246])+13;(SEARCH(&quot;path=&quot;;[$'Setlist Input'.A246])-2)-(SEARCH(&quot;score title=&quot;;[$'Setlist Input'.A246])+13));&quot;&quot;)" office:value-type="string" office:string-value="Battle Hymn of the Republic - Conger" calcext:value-type="string">
            <text:p>Battle Hymn of the Republic - Conger</text:p>
          </table:table-cell>
          <table:table-cell table:formula="of:=IF([.F246];MID([$'Setlist Input'.A246];SEARCH(&quot;path=&quot;;[$'Setlist Input'.A246])+6;(SEARCH(&quot;&gt;&quot;;[$'Setlist Input'.A246])-3)-(SEARCH(&quot;path=&quot;;[$'Setlist Input'.A246])+6));&quot;&quot;)" office:value-type="string" office:string-value="Battle Hymn of the Republic - Conger.pdf" calcext:value-type="string">
            <text:p>Battle Hymn of the Republic - Conger.pdf</text:p>
          </table:table-cell>
          <table:table-cell/>
          <table:table-cell table:formula="of:=IF([.D246];&quot;&lt;Setlist&gt;&lt;Name&gt;&quot;&amp;[.G246]&amp;&quot;&lt;/Name&gt;&quot;;IF([.E246];&quot;&lt;/Setlist&gt;&quot;;&quot;&quot;))">
            <text:p/>
          </table:table-cell>
          <table:table-cell table:formula="of:=IF([.F246];&quot;&lt;Song&gt;&lt;Title&gt;&quot;&amp;[.H246]&amp;&quot;&lt;/Title&gt;&lt;FileName&gt;&quot;&amp;[.I246]&amp;&quot;&lt;/FileName&gt;&lt;/FileType&gt;1&lt;/FileType&gt;&quot;;&quot;&quot;)" office:value-type="string" office:string-value="&lt;Song&gt;&lt;Title&gt;Battle Hymn of the Republic - Conger&lt;/Title&gt;&lt;FileName&gt;Battle Hymn of the Republic - Conger.pdf&lt;/FileName&gt;&lt;/FileType&gt;1&lt;/FileType&gt;" calcext:value-type="string">
            <text:p>&lt;Song&gt;&lt;Title&gt;Battle Hymn of the Republic - Conger&lt;/Title&gt;&lt;FileName&gt;Battle Hymn of the Republic - Conger.pdf&lt;/FileName&gt;&lt;/FileType&gt;1&lt;/FileType&gt;</text:p>
          </table:table-cell>
          <table:table-cell table:formula="of:=IF([.C24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7]));IF(ISBLANK([$'Setlist Input'.A248]);1;0);0)" office:value-type="float" office:value="0" calcext:value-type="float">
            <text:p>0</text:p>
          </table:table-cell>
          <table:table-cell table:style-name="ce6" table:formula="of:=ISNUMBER(SEARCH(&quot;kind=&quot;;[$'Setlist Input'.A24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7]))" office:value-type="boolean" office:boolean-value="true" calcext:value-type="boolean">
            <text:p>TRUE</text:p>
          </table:table-cell>
          <table:table-cell table:formula="of:=IF([.D247];MID([$'Setlist Input'.A247];SEARCH(&quot;title=&quot;;[$'Setlist Input'.A247])+7;(SEARCH(&quot;&gt;&quot;;[$'Setlist Input'.A247])-1)-(SEARCH(&quot;title=&quot;;[$'Setlist Input'.A247])+7));&quot;&quot;)">
            <text:p/>
          </table:table-cell>
          <table:table-cell table:formula="of:=IF([.F247];MID([$'Setlist Input'.A247];SEARCH(&quot;score title=&quot;;[$'Setlist Input'.A247])+13;(SEARCH(&quot;path=&quot;;[$'Setlist Input'.A247])-2)-(SEARCH(&quot;score title=&quot;;[$'Setlist Input'.A247])+13));&quot;&quot;)" office:value-type="string" office:string-value="Yankee Doodle" calcext:value-type="string">
            <text:p>Yankee Doodle</text:p>
          </table:table-cell>
          <table:table-cell table:formula="of:=IF([.F247];MID([$'Setlist Input'.A247];SEARCH(&quot;path=&quot;;[$'Setlist Input'.A247])+6;(SEARCH(&quot;&gt;&quot;;[$'Setlist Input'.A247])-3)-(SEARCH(&quot;path=&quot;;[$'Setlist Input'.A247])+6));&quot;&quot;)" office:value-type="string" office:string-value="Yankee Doodle.pdf" calcext:value-type="string">
            <text:p>Yankee Doodle.pdf</text:p>
          </table:table-cell>
          <table:table-cell/>
          <table:table-cell table:formula="of:=IF([.D247];&quot;&lt;Setlist&gt;&lt;Name&gt;&quot;&amp;[.G247]&amp;&quot;&lt;/Name&gt;&quot;;IF([.E247];&quot;&lt;/Setlist&gt;&quot;;&quot;&quot;))">
            <text:p/>
          </table:table-cell>
          <table:table-cell table:formula="of:=IF([.F247];&quot;&lt;Song&gt;&lt;Title&gt;&quot;&amp;[.H247]&amp;&quot;&lt;/Title&gt;&lt;FileName&gt;&quot;&amp;[.I247]&amp;&quot;&lt;/FileName&gt;&lt;/FileType&gt;1&lt;/FileType&gt;&quot;;&quot;&quot;)" office:value-type="string" office:string-value="&lt;Song&gt;&lt;Title&gt;Yankee Doodle&lt;/Title&gt;&lt;FileName&gt;Yankee Doodle.pdf&lt;/FileName&gt;&lt;/FileType&gt;1&lt;/FileType&gt;" calcext:value-type="string">
            <text:p>&lt;Song&gt;&lt;Title&gt;Yankee Doodle&lt;/Title&gt;&lt;FileName&gt;Yankee Doodle.pdf&lt;/FileName&gt;&lt;/FileType&gt;1&lt;/FileType&gt;</text:p>
          </table:table-cell>
          <table:table-cell table:formula="of:=IF([.C24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8]));IF(ISBLANK([$'Setlist Input'.A249]);1;0);0)" office:value-type="float" office:value="0" calcext:value-type="float">
            <text:p>0</text:p>
          </table:table-cell>
          <table:table-cell table:style-name="ce6" table:formula="of:=ISNUMBER(SEARCH(&quot;kind=&quot;;[$'Setlist Input'.A24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8]))" office:value-type="boolean" office:boolean-value="true" calcext:value-type="boolean">
            <text:p>TRUE</text:p>
          </table:table-cell>
          <table:table-cell table:formula="of:=IF([.D248];MID([$'Setlist Input'.A248];SEARCH(&quot;title=&quot;;[$'Setlist Input'.A248])+7;(SEARCH(&quot;&gt;&quot;;[$'Setlist Input'.A248])-1)-(SEARCH(&quot;title=&quot;;[$'Setlist Input'.A248])+7));&quot;&quot;)">
            <text:p/>
          </table:table-cell>
          <table:table-cell table:formula="of:=IF([.F248];MID([$'Setlist Input'.A248];SEARCH(&quot;score title=&quot;;[$'Setlist Input'.A248])+13;(SEARCH(&quot;path=&quot;;[$'Setlist Input'.A248])-2)-(SEARCH(&quot;score title=&quot;;[$'Setlist Input'.A248])+13));&quot;&quot;)" office:value-type="string" office:string-value="Yankee Doodle - SMN" calcext:value-type="string">
            <text:p>Yankee Doodle - SMN</text:p>
          </table:table-cell>
          <table:table-cell table:formula="of:=IF([.F248];MID([$'Setlist Input'.A248];SEARCH(&quot;path=&quot;;[$'Setlist Input'.A248])+6;(SEARCH(&quot;&gt;&quot;;[$'Setlist Input'.A248])-3)-(SEARCH(&quot;path=&quot;;[$'Setlist Input'.A248])+6));&quot;&quot;)" office:value-type="string" office:string-value="Yankee Doodle - SMN.pdf" calcext:value-type="string">
            <text:p>Yankee Doodle - SMN.pdf</text:p>
          </table:table-cell>
          <table:table-cell/>
          <table:table-cell table:formula="of:=IF([.D248];&quot;&lt;Setlist&gt;&lt;Name&gt;&quot;&amp;[.G248]&amp;&quot;&lt;/Name&gt;&quot;;IF([.E248];&quot;&lt;/Setlist&gt;&quot;;&quot;&quot;))">
            <text:p/>
          </table:table-cell>
          <table:table-cell table:formula="of:=IF([.F248];&quot;&lt;Song&gt;&lt;Title&gt;&quot;&amp;[.H248]&amp;&quot;&lt;/Title&gt;&lt;FileName&gt;&quot;&amp;[.I248]&amp;&quot;&lt;/FileName&gt;&lt;/FileType&gt;1&lt;/FileType&gt;&quot;;&quot;&quot;)" office:value-type="string" office:string-value="&lt;Song&gt;&lt;Title&gt;Yankee Doodle - SMN&lt;/Title&gt;&lt;FileName&gt;Yankee Doodle - SMN.pdf&lt;/FileName&gt;&lt;/FileType&gt;1&lt;/FileType&gt;" calcext:value-type="string">
            <text:p>&lt;Song&gt;&lt;Title&gt;Yankee Doodle - SMN&lt;/Title&gt;&lt;FileName&gt;Yankee Doodle - SMN.pdf&lt;/FileName&gt;&lt;/FileType&gt;1&lt;/FileType&gt;</text:p>
          </table:table-cell>
          <table:table-cell table:formula="of:=IF([.C24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49]));IF(ISBLANK([$'Setlist Input'.A250]);1;0);0)" office:value-type="float" office:value="0" calcext:value-type="float">
            <text:p>0</text:p>
          </table:table-cell>
          <table:table-cell table:style-name="ce6" table:formula="of:=ISNUMBER(SEARCH(&quot;kind=&quot;;[$'Setlist Input'.A24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4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49]))" office:value-type="boolean" office:boolean-value="true" calcext:value-type="boolean">
            <text:p>TRUE</text:p>
          </table:table-cell>
          <table:table-cell table:formula="of:=IF([.D249];MID([$'Setlist Input'.A249];SEARCH(&quot;title=&quot;;[$'Setlist Input'.A249])+7;(SEARCH(&quot;&gt;&quot;;[$'Setlist Input'.A249])-1)-(SEARCH(&quot;title=&quot;;[$'Setlist Input'.A249])+7));&quot;&quot;)">
            <text:p/>
          </table:table-cell>
          <table:table-cell table:formula="of:=IF([.F249];MID([$'Setlist Input'.A249];SEARCH(&quot;score title=&quot;;[$'Setlist Input'.A249])+13;(SEARCH(&quot;path=&quot;;[$'Setlist Input'.A249])-2)-(SEARCH(&quot;score title=&quot;;[$'Setlist Input'.A249])+13));&quot;&quot;)" office:value-type="string" office:string-value="Patriotic Medley - Guitar Chords" calcext:value-type="string">
            <text:p>Patriotic Medley - Guitar Chords</text:p>
          </table:table-cell>
          <table:table-cell table:formula="of:=IF([.F249];MID([$'Setlist Input'.A249];SEARCH(&quot;path=&quot;;[$'Setlist Input'.A249])+6;(SEARCH(&quot;&gt;&quot;;[$'Setlist Input'.A249])-3)-(SEARCH(&quot;path=&quot;;[$'Setlist Input'.A249])+6));&quot;&quot;)" office:value-type="string" office:string-value="Patriotic Medley - Guitar Chords.pdf" calcext:value-type="string">
            <text:p>Patriotic Medley - Guitar Chords.pdf</text:p>
          </table:table-cell>
          <table:table-cell/>
          <table:table-cell table:formula="of:=IF([.D249];&quot;&lt;Setlist&gt;&lt;Name&gt;&quot;&amp;[.G249]&amp;&quot;&lt;/Name&gt;&quot;;IF([.E249];&quot;&lt;/Setlist&gt;&quot;;&quot;&quot;))">
            <text:p/>
          </table:table-cell>
          <table:table-cell table:formula="of:=IF([.F249];&quot;&lt;Song&gt;&lt;Title&gt;&quot;&amp;[.H249]&amp;&quot;&lt;/Title&gt;&lt;FileName&gt;&quot;&amp;[.I249]&amp;&quot;&lt;/FileName&gt;&lt;/FileType&gt;1&lt;/FileType&gt;&quot;;&quot;&quot;)" office:value-type="string" office:string-value="&lt;Song&gt;&lt;Title&gt;Patriotic Medley - Guitar Chords&lt;/Title&gt;&lt;FileName&gt;Patriotic Medley - Guitar Chords.pdf&lt;/FileName&gt;&lt;/FileType&gt;1&lt;/FileType&gt;" calcext:value-type="string">
            <text:p>&lt;Song&gt;&lt;Title&gt;Patriotic Medley - Guitar Chords&lt;/Title&gt;&lt;FileName&gt;Patriotic Medley - Guitar Chords.pdf&lt;/FileName&gt;&lt;/FileType&gt;1&lt;/FileType&gt;</text:p>
          </table:table-cell>
          <table:table-cell table:formula="of:=IF([.C24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0]));IF(ISBLANK([$'Setlist Input'.A251]);1;0);0)" office:value-type="float" office:value="0" calcext:value-type="float">
            <text:p>0</text:p>
          </table:table-cell>
          <table:table-cell table:style-name="ce6" table:formula="of:=ISNUMBER(SEARCH(&quot;kind=&quot;;[$'Setlist Input'.A25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0]))" office:value-type="boolean" office:boolean-value="true" calcext:value-type="boolean">
            <text:p>TRUE</text:p>
          </table:table-cell>
          <table:table-cell table:formula="of:=IF([.D250];MID([$'Setlist Input'.A250];SEARCH(&quot;title=&quot;;[$'Setlist Input'.A250])+7;(SEARCH(&quot;&gt;&quot;;[$'Setlist Input'.A250])-1)-(SEARCH(&quot;title=&quot;;[$'Setlist Input'.A250])+7));&quot;&quot;)">
            <text:p/>
          </table:table-cell>
          <table:table-cell table:formula="of:=IF([.F250];MID([$'Setlist Input'.A250];SEARCH(&quot;score title=&quot;;[$'Setlist Input'.A250])+13;(SEARCH(&quot;path=&quot;;[$'Setlist Input'.A250])-2)-(SEARCH(&quot;score title=&quot;;[$'Setlist Input'.A250])+13));&quot;&quot;)" office:value-type="string" office:string-value="This Land is Your Land - Dulcimer TAB" calcext:value-type="string">
            <text:p>This Land is Your Land - Dulcimer TAB</text:p>
          </table:table-cell>
          <table:table-cell table:formula="of:=IF([.F250];MID([$'Setlist Input'.A250];SEARCH(&quot;path=&quot;;[$'Setlist Input'.A250])+6;(SEARCH(&quot;&gt;&quot;;[$'Setlist Input'.A250])-3)-(SEARCH(&quot;path=&quot;;[$'Setlist Input'.A250])+6));&quot;&quot;)" office:value-type="string" office:string-value="This Land is Your Land - Dulcimer TAB.pdf" calcext:value-type="string">
            <text:p>This Land is Your Land - Dulcimer TAB.pdf</text:p>
          </table:table-cell>
          <table:table-cell/>
          <table:table-cell table:formula="of:=IF([.D250];&quot;&lt;Setlist&gt;&lt;Name&gt;&quot;&amp;[.G250]&amp;&quot;&lt;/Name&gt;&quot;;IF([.E250];&quot;&lt;/Setlist&gt;&quot;;&quot;&quot;))">
            <text:p/>
          </table:table-cell>
          <table:table-cell table:formula="of:=IF([.F250];&quot;&lt;Song&gt;&lt;Title&gt;&quot;&amp;[.H250]&amp;&quot;&lt;/Title&gt;&lt;FileName&gt;&quot;&amp;[.I250]&amp;&quot;&lt;/FileName&gt;&lt;/FileType&gt;1&lt;/FileType&gt;&quot;;&quot;&quot;)" office:value-type="string" office:string-value="&lt;Song&gt;&lt;Title&gt;This Land is Your Land - Dulcimer TAB&lt;/Title&gt;&lt;FileName&gt;This Land is Your Land - Dulcimer TAB.pdf&lt;/FileName&gt;&lt;/FileType&gt;1&lt;/FileType&gt;" calcext:value-type="string">
            <text:p>&lt;Song&gt;&lt;Title&gt;This Land is Your Land - Dulcimer TAB&lt;/Title&gt;&lt;FileName&gt;This Land is Your Land - Dulcimer TAB.pdf&lt;/FileName&gt;&lt;/FileType&gt;1&lt;/FileType&gt;</text:p>
          </table:table-cell>
          <table:table-cell table:formula="of:=IF([.C25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1]));IF(ISBLANK([$'Setlist Input'.A252]);1;0);0)" office:value-type="float" office:value="0" calcext:value-type="float">
            <text:p>0</text:p>
          </table:table-cell>
          <table:table-cell table:style-name="ce6" table:formula="of:=ISNUMBER(SEARCH(&quot;kind=&quot;;[$'Setlist Input'.A25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1]))" office:value-type="boolean" office:boolean-value="true" calcext:value-type="boolean">
            <text:p>TRUE</text:p>
          </table:table-cell>
          <table:table-cell table:formula="of:=IF([.D251];MID([$'Setlist Input'.A251];SEARCH(&quot;title=&quot;;[$'Setlist Input'.A251])+7;(SEARCH(&quot;&gt;&quot;;[$'Setlist Input'.A251])-1)-(SEARCH(&quot;title=&quot;;[$'Setlist Input'.A251])+7));&quot;&quot;)">
            <text:p/>
          </table:table-cell>
          <table:table-cell table:formula="of:=IF([.F251];MID([$'Setlist Input'.A251];SEARCH(&quot;score title=&quot;;[$'Setlist Input'.A251])+13;(SEARCH(&quot;path=&quot;;[$'Setlist Input'.A251])-2)-(SEARCH(&quot;score title=&quot;;[$'Setlist Input'.A251])+13));&quot;&quot;)" office:value-type="string" office:string-value="America the Beautiful - Dulcimer TAB" calcext:value-type="string">
            <text:p>America the Beautiful - Dulcimer TAB</text:p>
          </table:table-cell>
          <table:table-cell table:formula="of:=IF([.F251];MID([$'Setlist Input'.A251];SEARCH(&quot;path=&quot;;[$'Setlist Input'.A251])+6;(SEARCH(&quot;&gt;&quot;;[$'Setlist Input'.A251])-3)-(SEARCH(&quot;path=&quot;;[$'Setlist Input'.A251])+6));&quot;&quot;)" office:value-type="string" office:string-value="America the Beautiful - Dulcimer TAB.pdf" calcext:value-type="string">
            <text:p>America the Beautiful - Dulcimer TAB.pdf</text:p>
          </table:table-cell>
          <table:table-cell/>
          <table:table-cell table:formula="of:=IF([.D251];&quot;&lt;Setlist&gt;&lt;Name&gt;&quot;&amp;[.G251]&amp;&quot;&lt;/Name&gt;&quot;;IF([.E251];&quot;&lt;/Setlist&gt;&quot;;&quot;&quot;))">
            <text:p/>
          </table:table-cell>
          <table:table-cell table:formula="of:=IF([.F251];&quot;&lt;Song&gt;&lt;Title&gt;&quot;&amp;[.H251]&amp;&quot;&lt;/Title&gt;&lt;FileName&gt;&quot;&amp;[.I251]&amp;&quot;&lt;/FileName&gt;&lt;/FileType&gt;1&lt;/FileType&gt;&quot;;&quot;&quot;)" office:value-type="string" office:string-value="&lt;Song&gt;&lt;Title&gt;America the Beautiful - Dulcimer TAB&lt;/Title&gt;&lt;FileName&gt;America the Beautiful - Dulcimer TAB.pdf&lt;/FileName&gt;&lt;/FileType&gt;1&lt;/FileType&gt;" calcext:value-type="string">
            <text:p>&lt;Song&gt;&lt;Title&gt;America the Beautiful - Dulcimer TAB&lt;/Title&gt;&lt;FileName&gt;America the Beautiful - Dulcimer TAB.pdf&lt;/FileName&gt;&lt;/FileType&gt;1&lt;/FileType&gt;</text:p>
          </table:table-cell>
          <table:table-cell table:formula="of:=IF([.C25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2]));IF(ISBLANK([$'Setlist Input'.A253]);1;0);0)" office:value-type="float" office:value="0" calcext:value-type="float">
            <text:p>0</text:p>
          </table:table-cell>
          <table:table-cell table:style-name="ce6" table:formula="of:=ISNUMBER(SEARCH(&quot;kind=&quot;;[$'Setlist Input'.A25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2]))" office:value-type="boolean" office:boolean-value="true" calcext:value-type="boolean">
            <text:p>TRUE</text:p>
          </table:table-cell>
          <table:table-cell table:formula="of:=IF([.D252];MID([$'Setlist Input'.A252];SEARCH(&quot;title=&quot;;[$'Setlist Input'.A252])+7;(SEARCH(&quot;&gt;&quot;;[$'Setlist Input'.A252])-1)-(SEARCH(&quot;title=&quot;;[$'Setlist Input'.A252])+7));&quot;&quot;)">
            <text:p/>
          </table:table-cell>
          <table:table-cell table:formula="of:=IF([.F252];MID([$'Setlist Input'.A252];SEARCH(&quot;score title=&quot;;[$'Setlist Input'.A252])+13;(SEARCH(&quot;path=&quot;;[$'Setlist Input'.A252])-2)-(SEARCH(&quot;score title=&quot;;[$'Setlist Input'.A252])+13));&quot;&quot;)" office:value-type="string" office:string-value="Bridge Over Troubled Water" calcext:value-type="string">
            <text:p>Bridge Over Troubled Water</text:p>
          </table:table-cell>
          <table:table-cell table:formula="of:=IF([.F252];MID([$'Setlist Input'.A252];SEARCH(&quot;path=&quot;;[$'Setlist Input'.A252])+6;(SEARCH(&quot;&gt;&quot;;[$'Setlist Input'.A252])-3)-(SEARCH(&quot;path=&quot;;[$'Setlist Input'.A252])+6));&quot;&quot;)" office:value-type="string" office:string-value="Bridge Over Troubled Water.pdf" calcext:value-type="string">
            <text:p>Bridge Over Troubled Water.pdf</text:p>
          </table:table-cell>
          <table:table-cell/>
          <table:table-cell table:formula="of:=IF([.D252];&quot;&lt;Setlist&gt;&lt;Name&gt;&quot;&amp;[.G252]&amp;&quot;&lt;/Name&gt;&quot;;IF([.E252];&quot;&lt;/Setlist&gt;&quot;;&quot;&quot;))">
            <text:p/>
          </table:table-cell>
          <table:table-cell table:formula="of:=IF([.F252];&quot;&lt;Song&gt;&lt;Title&gt;&quot;&amp;[.H252]&amp;&quot;&lt;/Title&gt;&lt;FileName&gt;&quot;&amp;[.I252]&amp;&quot;&lt;/FileName&gt;&lt;/FileType&gt;1&lt;/FileType&gt;&quot;;&quot;&quot;)" office:value-type="string" office:string-value="&lt;Song&gt;&lt;Title&gt;Bridge Over Troubled Water&lt;/Title&gt;&lt;FileName&gt;Bridge Over Troubled Water.pdf&lt;/FileName&gt;&lt;/FileType&gt;1&lt;/FileType&gt;" calcext:value-type="string">
            <text:p>&lt;Song&gt;&lt;Title&gt;Bridge Over Troubled Water&lt;/Title&gt;&lt;FileName&gt;Bridge Over Troubled Water.pdf&lt;/FileName&gt;&lt;/FileType&gt;1&lt;/FileType&gt;</text:p>
          </table:table-cell>
          <table:table-cell table:formula="of:=IF([.C25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3]));IF(ISBLANK([$'Setlist Input'.A254]);1;0);0)" office:value-type="float" office:value="0" calcext:value-type="float">
            <text:p>0</text:p>
          </table:table-cell>
          <table:table-cell table:style-name="ce6" table:formula="of:=ISNUMBER(SEARCH(&quot;kind=&quot;;[$'Setlist Input'.A25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3]))" office:value-type="boolean" office:boolean-value="true" calcext:value-type="boolean">
            <text:p>TRUE</text:p>
          </table:table-cell>
          <table:table-cell table:formula="of:=IF([.D253];MID([$'Setlist Input'.A253];SEARCH(&quot;title=&quot;;[$'Setlist Input'.A253])+7;(SEARCH(&quot;&gt;&quot;;[$'Setlist Input'.A253])-1)-(SEARCH(&quot;title=&quot;;[$'Setlist Input'.A253])+7));&quot;&quot;)">
            <text:p/>
          </table:table-cell>
          <table:table-cell table:formula="of:=IF([.F253];MID([$'Setlist Input'.A253];SEARCH(&quot;score title=&quot;;[$'Setlist Input'.A253])+13;(SEARCH(&quot;path=&quot;;[$'Setlist Input'.A253])-2)-(SEARCH(&quot;score title=&quot;;[$'Setlist Input'.A253])+13));&quot;&quot;)" office:value-type="string" office:string-value="Scarborough-Fair_Mel_SMN" calcext:value-type="string">
            <text:p>Scarborough-Fair_Mel_SMN</text:p>
          </table:table-cell>
          <table:table-cell table:formula="of:=IF([.F253];MID([$'Setlist Input'.A253];SEARCH(&quot;path=&quot;;[$'Setlist Input'.A253])+6;(SEARCH(&quot;&gt;&quot;;[$'Setlist Input'.A253])-3)-(SEARCH(&quot;path=&quot;;[$'Setlist Input'.A253])+6));&quot;&quot;)" office:value-type="string" office:string-value="Scarborough-Fair_Mel_SMN.pdf" calcext:value-type="string">
            <text:p>Scarborough-Fair_Mel_SMN.pdf</text:p>
          </table:table-cell>
          <table:table-cell/>
          <table:table-cell table:formula="of:=IF([.D253];&quot;&lt;Setlist&gt;&lt;Name&gt;&quot;&amp;[.G253]&amp;&quot;&lt;/Name&gt;&quot;;IF([.E253];&quot;&lt;/Setlist&gt;&quot;;&quot;&quot;))">
            <text:p/>
          </table:table-cell>
          <table:table-cell table:formula="of:=IF([.F253];&quot;&lt;Song&gt;&lt;Title&gt;&quot;&amp;[.H253]&amp;&quot;&lt;/Title&gt;&lt;FileName&gt;&quot;&amp;[.I253]&amp;&quot;&lt;/FileName&gt;&lt;/FileType&gt;1&lt;/FileType&gt;&quot;;&quot;&quot;)" office:value-type="string" office:string-value="&lt;Song&gt;&lt;Title&gt;Scarborough-Fair_Mel_SMN&lt;/Title&gt;&lt;FileName&gt;Scarborough-Fair_Mel_SMN.pdf&lt;/FileName&gt;&lt;/FileType&gt;1&lt;/FileType&gt;" calcext:value-type="string">
            <text:p>&lt;Song&gt;&lt;Title&gt;Scarborough-Fair_Mel_SMN&lt;/Title&gt;&lt;FileName&gt;Scarborough-Fair_Mel_SMN.pdf&lt;/FileName&gt;&lt;/FileType&gt;1&lt;/FileType&gt;</text:p>
          </table:table-cell>
          <table:table-cell table:formula="of:=IF([.C25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4]));IF(ISBLANK([$'Setlist Input'.A255]);1;0);0)" office:value-type="float" office:value="0" calcext:value-type="float">
            <text:p>0</text:p>
          </table:table-cell>
          <table:table-cell table:style-name="ce6" table:formula="of:=ISNUMBER(SEARCH(&quot;kind=&quot;;[$'Setlist Input'.A25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4]))" office:value-type="boolean" office:boolean-value="true" calcext:value-type="boolean">
            <text:p>TRUE</text:p>
          </table:table-cell>
          <table:table-cell table:formula="of:=IF([.D254];MID([$'Setlist Input'.A254];SEARCH(&quot;title=&quot;;[$'Setlist Input'.A254])+7;(SEARCH(&quot;&gt;&quot;;[$'Setlist Input'.A254])-1)-(SEARCH(&quot;title=&quot;;[$'Setlist Input'.A254])+7));&quot;&quot;)">
            <text:p/>
          </table:table-cell>
          <table:table-cell table:formula="of:=IF([.F254];MID([$'Setlist Input'.A254];SEARCH(&quot;score title=&quot;;[$'Setlist Input'.A254])+13;(SEARCH(&quot;path=&quot;;[$'Setlist Input'.A254])-2)-(SEARCH(&quot;score title=&quot;;[$'Setlist Input'.A254])+13));&quot;&quot;)" office:value-type="string" office:string-value="Shenandoah - Simple" calcext:value-type="string">
            <text:p>Shenandoah - Simple</text:p>
          </table:table-cell>
          <table:table-cell table:formula="of:=IF([.F254];MID([$'Setlist Input'.A254];SEARCH(&quot;path=&quot;;[$'Setlist Input'.A254])+6;(SEARCH(&quot;&gt;&quot;;[$'Setlist Input'.A254])-3)-(SEARCH(&quot;path=&quot;;[$'Setlist Input'.A254])+6));&quot;&quot;)" office:value-type="string" office:string-value="Shenandoah - Simple.pdf" calcext:value-type="string">
            <text:p>Shenandoah - Simple.pdf</text:p>
          </table:table-cell>
          <table:table-cell/>
          <table:table-cell table:formula="of:=IF([.D254];&quot;&lt;Setlist&gt;&lt;Name&gt;&quot;&amp;[.G254]&amp;&quot;&lt;/Name&gt;&quot;;IF([.E254];&quot;&lt;/Setlist&gt;&quot;;&quot;&quot;))">
            <text:p/>
          </table:table-cell>
          <table:table-cell table:formula="of:=IF([.F254];&quot;&lt;Song&gt;&lt;Title&gt;&quot;&amp;[.H254]&amp;&quot;&lt;/Title&gt;&lt;FileName&gt;&quot;&amp;[.I254]&amp;&quot;&lt;/FileName&gt;&lt;/FileType&gt;1&lt;/FileType&gt;&quot;;&quot;&quot;)" office:value-type="string" office:string-value="&lt;Song&gt;&lt;Title&gt;Shenandoah - Simple&lt;/Title&gt;&lt;FileName&gt;Shenandoah - Simple.pdf&lt;/FileName&gt;&lt;/FileType&gt;1&lt;/FileType&gt;" calcext:value-type="string">
            <text:p>&lt;Song&gt;&lt;Title&gt;Shenandoah - Simple&lt;/Title&gt;&lt;FileName&gt;Shenandoah - Simple.pdf&lt;/FileName&gt;&lt;/FileType&gt;1&lt;/FileType&gt;</text:p>
          </table:table-cell>
          <table:table-cell table:formula="of:=IF([.C25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5]));IF(ISBLANK([$'Setlist Input'.A256]);1;0);0)" office:value-type="float" office:value="0" calcext:value-type="float">
            <text:p>0</text:p>
          </table:table-cell>
          <table:table-cell table:style-name="ce6" table:formula="of:=ISNUMBER(SEARCH(&quot;kind=&quot;;[$'Setlist Input'.A25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5]))" office:value-type="boolean" office:boolean-value="true" calcext:value-type="boolean">
            <text:p>TRUE</text:p>
          </table:table-cell>
          <table:table-cell table:formula="of:=IF([.D255];MID([$'Setlist Input'.A255];SEARCH(&quot;title=&quot;;[$'Setlist Input'.A255])+7;(SEARCH(&quot;&gt;&quot;;[$'Setlist Input'.A255])-1)-(SEARCH(&quot;title=&quot;;[$'Setlist Input'.A255])+7));&quot;&quot;)">
            <text:p/>
          </table:table-cell>
          <table:table-cell table:formula="of:=IF([.F255];MID([$'Setlist Input'.A255];SEARCH(&quot;score title=&quot;;[$'Setlist Input'.A255])+13;(SEARCH(&quot;path=&quot;;[$'Setlist Input'.A255])-2)-(SEARCH(&quot;score title=&quot;;[$'Setlist Input'.A255])+13));&quot;&quot;)" office:value-type="string" office:string-value="Remember When" calcext:value-type="string">
            <text:p>Remember When</text:p>
          </table:table-cell>
          <table:table-cell table:formula="of:=IF([.F255];MID([$'Setlist Input'.A255];SEARCH(&quot;path=&quot;;[$'Setlist Input'.A255])+6;(SEARCH(&quot;&gt;&quot;;[$'Setlist Input'.A255])-3)-(SEARCH(&quot;path=&quot;;[$'Setlist Input'.A255])+6));&quot;&quot;)" office:value-type="string" office:string-value="Remember When.pdf" calcext:value-type="string">
            <text:p>Remember When.pdf</text:p>
          </table:table-cell>
          <table:table-cell/>
          <table:table-cell table:formula="of:=IF([.D255];&quot;&lt;Setlist&gt;&lt;Name&gt;&quot;&amp;[.G255]&amp;&quot;&lt;/Name&gt;&quot;;IF([.E255];&quot;&lt;/Setlist&gt;&quot;;&quot;&quot;))">
            <text:p/>
          </table:table-cell>
          <table:table-cell table:formula="of:=IF([.F255];&quot;&lt;Song&gt;&lt;Title&gt;&quot;&amp;[.H255]&amp;&quot;&lt;/Title&gt;&lt;FileName&gt;&quot;&amp;[.I255]&amp;&quot;&lt;/FileName&gt;&lt;/FileType&gt;1&lt;/FileType&gt;&quot;;&quot;&quot;)" office:value-type="string" office:string-value="&lt;Song&gt;&lt;Title&gt;Remember When&lt;/Title&gt;&lt;FileName&gt;Remember When.pdf&lt;/FileName&gt;&lt;/FileType&gt;1&lt;/FileType&gt;" calcext:value-type="string">
            <text:p>&lt;Song&gt;&lt;Title&gt;Remember When&lt;/Title&gt;&lt;FileName&gt;Remember When.pdf&lt;/FileName&gt;&lt;/FileType&gt;1&lt;/FileType&gt;</text:p>
          </table:table-cell>
          <table:table-cell table:formula="of:=IF([.C25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6]));IF(ISBLANK([$'Setlist Input'.A257]);1;0);0)" office:value-type="float" office:value="0" calcext:value-type="float">
            <text:p>0</text:p>
          </table:table-cell>
          <table:table-cell table:style-name="ce6" table:formula="of:=ISNUMBER(SEARCH(&quot;kind=&quot;;[$'Setlist Input'.A25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6]))" office:value-type="boolean" office:boolean-value="true" calcext:value-type="boolean">
            <text:p>TRUE</text:p>
          </table:table-cell>
          <table:table-cell table:formula="of:=IF([.D256];MID([$'Setlist Input'.A256];SEARCH(&quot;title=&quot;;[$'Setlist Input'.A256])+7;(SEARCH(&quot;&gt;&quot;;[$'Setlist Input'.A256])-1)-(SEARCH(&quot;title=&quot;;[$'Setlist Input'.A256])+7));&quot;&quot;)">
            <text:p/>
          </table:table-cell>
          <table:table-cell table:formula="of:=IF([.F256];MID([$'Setlist Input'.A256];SEARCH(&quot;score title=&quot;;[$'Setlist Input'.A256])+13;(SEARCH(&quot;path=&quot;;[$'Setlist Input'.A256])-2)-(SEARCH(&quot;score title=&quot;;[$'Setlist Input'.A256])+13));&quot;&quot;)" office:value-type="string" office:string-value="Spotted-Pony_Eulberg" calcext:value-type="string">
            <text:p>Spotted-Pony_Eulberg</text:p>
          </table:table-cell>
          <table:table-cell table:formula="of:=IF([.F256];MID([$'Setlist Input'.A256];SEARCH(&quot;path=&quot;;[$'Setlist Input'.A256])+6;(SEARCH(&quot;&gt;&quot;;[$'Setlist Input'.A256])-3)-(SEARCH(&quot;path=&quot;;[$'Setlist Input'.A256])+6));&quot;&quot;)" office:value-type="string" office:string-value="Spotted-Pony_Eulberg.pdf" calcext:value-type="string">
            <text:p>Spotted-Pony_Eulberg.pdf</text:p>
          </table:table-cell>
          <table:table-cell/>
          <table:table-cell table:formula="of:=IF([.D256];&quot;&lt;Setlist&gt;&lt;Name&gt;&quot;&amp;[.G256]&amp;&quot;&lt;/Name&gt;&quot;;IF([.E256];&quot;&lt;/Setlist&gt;&quot;;&quot;&quot;))">
            <text:p/>
          </table:table-cell>
          <table:table-cell table:formula="of:=IF([.F256];&quot;&lt;Song&gt;&lt;Title&gt;&quot;&amp;[.H256]&amp;&quot;&lt;/Title&gt;&lt;FileName&gt;&quot;&amp;[.I256]&amp;&quot;&lt;/FileName&gt;&lt;/FileType&gt;1&lt;/FileType&gt;&quot;;&quot;&quot;)" office:value-type="string" office:string-value="&lt;Song&gt;&lt;Title&gt;Spotted-Pony_Eulberg&lt;/Title&gt;&lt;FileName&gt;Spotted-Pony_Eulberg.pdf&lt;/FileName&gt;&lt;/FileType&gt;1&lt;/FileType&gt;" calcext:value-type="string">
            <text:p>&lt;Song&gt;&lt;Title&gt;Spotted-Pony_Eulberg&lt;/Title&gt;&lt;FileName&gt;Spotted-Pony_Eulberg.pdf&lt;/FileName&gt;&lt;/FileType&gt;1&lt;/FileType&gt;</text:p>
          </table:table-cell>
          <table:table-cell table:formula="of:=IF([.C25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7]));IF(ISBLANK([$'Setlist Input'.A258]);1;0);0)" office:value-type="float" office:value="0" calcext:value-type="float">
            <text:p>0</text:p>
          </table:table-cell>
          <table:table-cell table:style-name="ce6" table:formula="of:=ISNUMBER(SEARCH(&quot;kind=&quot;;[$'Setlist Input'.A25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7]))" office:value-type="boolean" office:boolean-value="true" calcext:value-type="boolean">
            <text:p>TRUE</text:p>
          </table:table-cell>
          <table:table-cell table:formula="of:=IF([.D257];MID([$'Setlist Input'.A257];SEARCH(&quot;title=&quot;;[$'Setlist Input'.A257])+7;(SEARCH(&quot;&gt;&quot;;[$'Setlist Input'.A257])-1)-(SEARCH(&quot;title=&quot;;[$'Setlist Input'.A257])+7));&quot;&quot;)">
            <text:p/>
          </table:table-cell>
          <table:table-cell table:formula="of:=IF([.F257];MID([$'Setlist Input'.A257];SEARCH(&quot;score title=&quot;;[$'Setlist Input'.A257])+13;(SEARCH(&quot;path=&quot;;[$'Setlist Input'.A257])-2)-(SEARCH(&quot;score title=&quot;;[$'Setlist Input'.A257])+13));&quot;&quot;)" office:value-type="string" office:string-value="Spotted Pony - Seifert" calcext:value-type="string">
            <text:p>Spotted Pony - Seifert</text:p>
          </table:table-cell>
          <table:table-cell table:formula="of:=IF([.F257];MID([$'Setlist Input'.A257];SEARCH(&quot;path=&quot;;[$'Setlist Input'.A257])+6;(SEARCH(&quot;&gt;&quot;;[$'Setlist Input'.A257])-3)-(SEARCH(&quot;path=&quot;;[$'Setlist Input'.A257])+6));&quot;&quot;)" office:value-type="string" office:string-value="Spotted Pony - Seifert.pdf" calcext:value-type="string">
            <text:p>Spotted Pony - Seifert.pdf</text:p>
          </table:table-cell>
          <table:table-cell/>
          <table:table-cell table:formula="of:=IF([.D257];&quot;&lt;Setlist&gt;&lt;Name&gt;&quot;&amp;[.G257]&amp;&quot;&lt;/Name&gt;&quot;;IF([.E257];&quot;&lt;/Setlist&gt;&quot;;&quot;&quot;))">
            <text:p/>
          </table:table-cell>
          <table:table-cell table:formula="of:=IF([.F257];&quot;&lt;Song&gt;&lt;Title&gt;&quot;&amp;[.H257]&amp;&quot;&lt;/Title&gt;&lt;FileName&gt;&quot;&amp;[.I257]&amp;&quot;&lt;/FileName&gt;&lt;/FileType&gt;1&lt;/FileType&gt;&quot;;&quot;&quot;)" office:value-type="string" office:string-value="&lt;Song&gt;&lt;Title&gt;Spotted Pony - Seifert&lt;/Title&gt;&lt;FileName&gt;Spotted Pony - Seifert.pdf&lt;/FileName&gt;&lt;/FileType&gt;1&lt;/FileType&gt;" calcext:value-type="string">
            <text:p>&lt;Song&gt;&lt;Title&gt;Spotted Pony - Seifert&lt;/Title&gt;&lt;FileName&gt;Spotted Pony - Seifert.pdf&lt;/FileName&gt;&lt;/FileType&gt;1&lt;/FileType&gt;</text:p>
          </table:table-cell>
          <table:table-cell table:formula="of:=IF([.C25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8]));IF(ISBLANK([$'Setlist Input'.A259]);1;0);0)" office:value-type="float" office:value="0" calcext:value-type="float">
            <text:p>0</text:p>
          </table:table-cell>
          <table:table-cell table:style-name="ce6" table:formula="of:=ISNUMBER(SEARCH(&quot;kind=&quot;;[$'Setlist Input'.A25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8]))" office:value-type="boolean" office:boolean-value="true" calcext:value-type="boolean">
            <text:p>TRUE</text:p>
          </table:table-cell>
          <table:table-cell table:formula="of:=IF([.D258];MID([$'Setlist Input'.A258];SEARCH(&quot;title=&quot;;[$'Setlist Input'.A258])+7;(SEARCH(&quot;&gt;&quot;;[$'Setlist Input'.A258])-1)-(SEARCH(&quot;title=&quot;;[$'Setlist Input'.A258])+7));&quot;&quot;)">
            <text:p/>
          </table:table-cell>
          <table:table-cell table:formula="of:=IF([.F258];MID([$'Setlist Input'.A258];SEARCH(&quot;score title=&quot;;[$'Setlist Input'.A258])+13;(SEARCH(&quot;path=&quot;;[$'Setlist Input'.A258])-2)-(SEARCH(&quot;score title=&quot;;[$'Setlist Input'.A258])+13));&quot;&quot;)" office:value-type="string" office:string-value="Shenandoah - Simple" calcext:value-type="string">
            <text:p>Shenandoah - Simple</text:p>
          </table:table-cell>
          <table:table-cell table:formula="of:=IF([.F258];MID([$'Setlist Input'.A258];SEARCH(&quot;path=&quot;;[$'Setlist Input'.A258])+6;(SEARCH(&quot;&gt;&quot;;[$'Setlist Input'.A258])-3)-(SEARCH(&quot;path=&quot;;[$'Setlist Input'.A258])+6));&quot;&quot;)" office:value-type="string" office:string-value="Shenandoah - Simple 2.pdf" calcext:value-type="string">
            <text:p>Shenandoah - Simple 2.pdf</text:p>
          </table:table-cell>
          <table:table-cell/>
          <table:table-cell table:formula="of:=IF([.D258];&quot;&lt;Setlist&gt;&lt;Name&gt;&quot;&amp;[.G258]&amp;&quot;&lt;/Name&gt;&quot;;IF([.E258];&quot;&lt;/Setlist&gt;&quot;;&quot;&quot;))">
            <text:p/>
          </table:table-cell>
          <table:table-cell table:formula="of:=IF([.F258];&quot;&lt;Song&gt;&lt;Title&gt;&quot;&amp;[.H258]&amp;&quot;&lt;/Title&gt;&lt;FileName&gt;&quot;&amp;[.I258]&amp;&quot;&lt;/FileName&gt;&lt;/FileType&gt;1&lt;/FileType&gt;&quot;;&quot;&quot;)" office:value-type="string" office:string-value="&lt;Song&gt;&lt;Title&gt;Shenandoah - Simple&lt;/Title&gt;&lt;FileName&gt;Shenandoah - Simple 2.pdf&lt;/FileName&gt;&lt;/FileType&gt;1&lt;/FileType&gt;" calcext:value-type="string">
            <text:p>&lt;Song&gt;&lt;Title&gt;Shenandoah - Simple&lt;/Title&gt;&lt;FileName&gt;Shenandoah - Simple 2.pdf&lt;/FileName&gt;&lt;/FileType&gt;1&lt;/FileType&gt;</text:p>
          </table:table-cell>
          <table:table-cell table:formula="of:=IF([.C25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59]));IF(ISBLANK([$'Setlist Input'.A260]);1;0);0)" office:value-type="float" office:value="0" calcext:value-type="float">
            <text:p>0</text:p>
          </table:table-cell>
          <table:table-cell table:style-name="ce6" table:formula="of:=ISNUMBER(SEARCH(&quot;kind=&quot;;[$'Setlist Input'.A25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5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59]))" office:value-type="boolean" office:boolean-value="true" calcext:value-type="boolean">
            <text:p>TRUE</text:p>
          </table:table-cell>
          <table:table-cell table:formula="of:=IF([.D259];MID([$'Setlist Input'.A259];SEARCH(&quot;title=&quot;;[$'Setlist Input'.A259])+7;(SEARCH(&quot;&gt;&quot;;[$'Setlist Input'.A259])-1)-(SEARCH(&quot;title=&quot;;[$'Setlist Input'.A259])+7));&quot;&quot;)">
            <text:p/>
          </table:table-cell>
          <table:table-cell table:formula="of:=IF([.F259];MID([$'Setlist Input'.A259];SEARCH(&quot;score title=&quot;;[$'Setlist Input'.A259])+13;(SEARCH(&quot;path=&quot;;[$'Setlist Input'.A259])-2)-(SEARCH(&quot;score title=&quot;;[$'Setlist Input'.A259])+13));&quot;&quot;)" office:value-type="string" office:string-value="Spotted-Pony_MultiVers_SMN" calcext:value-type="string">
            <text:p>Spotted-Pony_MultiVers_SMN</text:p>
          </table:table-cell>
          <table:table-cell table:formula="of:=IF([.F259];MID([$'Setlist Input'.A259];SEARCH(&quot;path=&quot;;[$'Setlist Input'.A259])+6;(SEARCH(&quot;&gt;&quot;;[$'Setlist Input'.A259])-3)-(SEARCH(&quot;path=&quot;;[$'Setlist Input'.A259])+6));&quot;&quot;)" office:value-type="string" office:string-value="Spotted-Pony_MultiVers_SMN.pdf" calcext:value-type="string">
            <text:p>Spotted-Pony_MultiVers_SMN.pdf</text:p>
          </table:table-cell>
          <table:table-cell/>
          <table:table-cell table:formula="of:=IF([.D259];&quot;&lt;Setlist&gt;&lt;Name&gt;&quot;&amp;[.G259]&amp;&quot;&lt;/Name&gt;&quot;;IF([.E259];&quot;&lt;/Setlist&gt;&quot;;&quot;&quot;))">
            <text:p/>
          </table:table-cell>
          <table:table-cell table:formula="of:=IF([.F259];&quot;&lt;Song&gt;&lt;Title&gt;&quot;&amp;[.H259]&amp;&quot;&lt;/Title&gt;&lt;FileName&gt;&quot;&amp;[.I259]&amp;&quot;&lt;/FileName&gt;&lt;/FileType&gt;1&lt;/FileType&gt;&quot;;&quot;&quot;)" office:value-type="string" office:string-value="&lt;Song&gt;&lt;Title&gt;Spotted-Pony_MultiVers_SMN&lt;/Title&gt;&lt;FileName&gt;Spotted-Pony_MultiVers_SMN.pdf&lt;/FileName&gt;&lt;/FileType&gt;1&lt;/FileType&gt;" calcext:value-type="string">
            <text:p>&lt;Song&gt;&lt;Title&gt;Spotted-Pony_MultiVers_SMN&lt;/Title&gt;&lt;FileName&gt;Spotted-Pony_MultiVers_SMN.pdf&lt;/FileName&gt;&lt;/FileType&gt;1&lt;/FileType&gt;</text:p>
          </table:table-cell>
          <table:table-cell table:formula="of:=IF([.C25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0]));IF(ISBLANK([$'Setlist Input'.A261]);1;0);0)" office:value-type="float" office:value="0" calcext:value-type="float">
            <text:p>0</text:p>
          </table:table-cell>
          <table:table-cell table:style-name="ce6" table:formula="of:=ISNUMBER(SEARCH(&quot;kind=&quot;;[$'Setlist Input'.A26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0]))" office:value-type="boolean" office:boolean-value="true" calcext:value-type="boolean">
            <text:p>TRUE</text:p>
          </table:table-cell>
          <table:table-cell table:formula="of:=IF([.D260];MID([$'Setlist Input'.A260];SEARCH(&quot;title=&quot;;[$'Setlist Input'.A260])+7;(SEARCH(&quot;&gt;&quot;;[$'Setlist Input'.A260])-1)-(SEARCH(&quot;title=&quot;;[$'Setlist Input'.A260])+7));&quot;&quot;)">
            <text:p/>
          </table:table-cell>
          <table:table-cell table:formula="of:=IF([.F260];MID([$'Setlist Input'.A260];SEARCH(&quot;score title=&quot;;[$'Setlist Input'.A260])+13;(SEARCH(&quot;path=&quot;;[$'Setlist Input'.A260])-2)-(SEARCH(&quot;score title=&quot;;[$'Setlist Input'.A260])+13));&quot;&quot;)" office:value-type="string" office:string-value="Ashokan-Farewell_SMN-and-TAB" calcext:value-type="string">
            <text:p>Ashokan-Farewell_SMN-and-TAB</text:p>
          </table:table-cell>
          <table:table-cell table:formula="of:=IF([.F260];MID([$'Setlist Input'.A260];SEARCH(&quot;path=&quot;;[$'Setlist Input'.A260])+6;(SEARCH(&quot;&gt;&quot;;[$'Setlist Input'.A260])-3)-(SEARCH(&quot;path=&quot;;[$'Setlist Input'.A260])+6));&quot;&quot;)" office:value-type="string" office:string-value="Ashokan-Farewell_SMN-and-TAB.pdf" calcext:value-type="string">
            <text:p>Ashokan-Farewell_SMN-and-TAB.pdf</text:p>
          </table:table-cell>
          <table:table-cell/>
          <table:table-cell table:formula="of:=IF([.D260];&quot;&lt;Setlist&gt;&lt;Name&gt;&quot;&amp;[.G260]&amp;&quot;&lt;/Name&gt;&quot;;IF([.E260];&quot;&lt;/Setlist&gt;&quot;;&quot;&quot;))">
            <text:p/>
          </table:table-cell>
          <table:table-cell table:formula="of:=IF([.F260];&quot;&lt;Song&gt;&lt;Title&gt;&quot;&amp;[.H260]&amp;&quot;&lt;/Title&gt;&lt;FileName&gt;&quot;&amp;[.I260]&amp;&quot;&lt;/FileName&gt;&lt;/FileType&gt;1&lt;/FileType&gt;&quot;;&quot;&quot;)" office:value-type="string" office:string-value="&lt;Song&gt;&lt;Title&gt;Ashokan-Farewell_SMN-and-TAB&lt;/Title&gt;&lt;FileName&gt;Ashokan-Farewell_SMN-and-TAB.pdf&lt;/FileName&gt;&lt;/FileType&gt;1&lt;/FileType&gt;" calcext:value-type="string">
            <text:p>&lt;Song&gt;&lt;Title&gt;Ashokan-Farewell_SMN-and-TAB&lt;/Title&gt;&lt;FileName&gt;Ashokan-Farewell_SMN-and-TAB.pdf&lt;/FileName&gt;&lt;/FileType&gt;1&lt;/FileType&gt;</text:p>
          </table:table-cell>
          <table:table-cell table:formula="of:=IF([.C26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1]));IF(ISBLANK([$'Setlist Input'.A262]);1;0);0)" office:value-type="float" office:value="0" calcext:value-type="float">
            <text:p>0</text:p>
          </table:table-cell>
          <table:table-cell table:style-name="ce6" table:formula="of:=ISNUMBER(SEARCH(&quot;kind=&quot;;[$'Setlist Input'.A26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1]))" office:value-type="boolean" office:boolean-value="true" calcext:value-type="boolean">
            <text:p>TRUE</text:p>
          </table:table-cell>
          <table:table-cell table:formula="of:=IF([.D261];MID([$'Setlist Input'.A261];SEARCH(&quot;title=&quot;;[$'Setlist Input'.A261])+7;(SEARCH(&quot;&gt;&quot;;[$'Setlist Input'.A261])-1)-(SEARCH(&quot;title=&quot;;[$'Setlist Input'.A261])+7));&quot;&quot;)">
            <text:p/>
          </table:table-cell>
          <table:table-cell table:formula="of:=IF([.F261];MID([$'Setlist Input'.A261];SEARCH(&quot;score title=&quot;;[$'Setlist Input'.A261])+13;(SEARCH(&quot;path=&quot;;[$'Setlist Input'.A261])-2)-(SEARCH(&quot;score title=&quot;;[$'Setlist Input'.A261])+13));&quot;&quot;)" office:value-type="string" office:string-value="Turn Turn Turn" calcext:value-type="string">
            <text:p>Turn Turn Turn</text:p>
          </table:table-cell>
          <table:table-cell table:formula="of:=IF([.F261];MID([$'Setlist Input'.A261];SEARCH(&quot;path=&quot;;[$'Setlist Input'.A261])+6;(SEARCH(&quot;&gt;&quot;;[$'Setlist Input'.A261])-3)-(SEARCH(&quot;path=&quot;;[$'Setlist Input'.A261])+6));&quot;&quot;)" office:value-type="string" office:string-value="Turn Turn Turn.pdf" calcext:value-type="string">
            <text:p>Turn Turn Turn.pdf</text:p>
          </table:table-cell>
          <table:table-cell/>
          <table:table-cell table:formula="of:=IF([.D261];&quot;&lt;Setlist&gt;&lt;Name&gt;&quot;&amp;[.G261]&amp;&quot;&lt;/Name&gt;&quot;;IF([.E261];&quot;&lt;/Setlist&gt;&quot;;&quot;&quot;))">
            <text:p/>
          </table:table-cell>
          <table:table-cell table:formula="of:=IF([.F261];&quot;&lt;Song&gt;&lt;Title&gt;&quot;&amp;[.H261]&amp;&quot;&lt;/Title&gt;&lt;FileName&gt;&quot;&amp;[.I261]&amp;&quot;&lt;/FileName&gt;&lt;/FileType&gt;1&lt;/FileType&gt;&quot;;&quot;&quot;)" office:value-type="string" office:string-value="&lt;Song&gt;&lt;Title&gt;Turn Turn Turn&lt;/Title&gt;&lt;FileName&gt;Turn Turn Turn.pdf&lt;/FileName&gt;&lt;/FileType&gt;1&lt;/FileType&gt;" calcext:value-type="string">
            <text:p>&lt;Song&gt;&lt;Title&gt;Turn Turn Turn&lt;/Title&gt;&lt;FileName&gt;Turn Turn Turn.pdf&lt;/FileName&gt;&lt;/FileType&gt;1&lt;/FileType&gt;</text:p>
          </table:table-cell>
          <table:table-cell table:formula="of:=IF([.C26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2]));IF(ISBLANK([$'Setlist Input'.A263]);1;0);0)" office:value-type="float" office:value="0" calcext:value-type="float">
            <text:p>0</text:p>
          </table:table-cell>
          <table:table-cell table:style-name="ce6" table:formula="of:=ISNUMBER(SEARCH(&quot;kind=&quot;;[$'Setlist Input'.A26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2]))" office:value-type="boolean" office:boolean-value="true" calcext:value-type="boolean">
            <text:p>TRUE</text:p>
          </table:table-cell>
          <table:table-cell table:formula="of:=IF([.D262];MID([$'Setlist Input'.A262];SEARCH(&quot;title=&quot;;[$'Setlist Input'.A262])+7;(SEARCH(&quot;&gt;&quot;;[$'Setlist Input'.A262])-1)-(SEARCH(&quot;title=&quot;;[$'Setlist Input'.A262])+7));&quot;&quot;)">
            <text:p/>
          </table:table-cell>
          <table:table-cell table:formula="of:=IF([.F262];MID([$'Setlist Input'.A262];SEARCH(&quot;score title=&quot;;[$'Setlist Input'.A262])+13;(SEARCH(&quot;path=&quot;;[$'Setlist Input'.A262])-2)-(SEARCH(&quot;score title=&quot;;[$'Setlist Input'.A262])+13));&quot;&quot;)" office:value-type="string" office:string-value="How Can I Keep From Singing" calcext:value-type="string">
            <text:p>How Can I Keep From Singing</text:p>
          </table:table-cell>
          <table:table-cell table:formula="of:=IF([.F262];MID([$'Setlist Input'.A262];SEARCH(&quot;path=&quot;;[$'Setlist Input'.A262])+6;(SEARCH(&quot;&gt;&quot;;[$'Setlist Input'.A262])-3)-(SEARCH(&quot;path=&quot;;[$'Setlist Input'.A262])+6));&quot;&quot;)" office:value-type="string" office:string-value="How Can I Keep From Singing.pdf" calcext:value-type="string">
            <text:p>How Can I Keep From Singing.pdf</text:p>
          </table:table-cell>
          <table:table-cell/>
          <table:table-cell table:formula="of:=IF([.D262];&quot;&lt;Setlist&gt;&lt;Name&gt;&quot;&amp;[.G262]&amp;&quot;&lt;/Name&gt;&quot;;IF([.E262];&quot;&lt;/Setlist&gt;&quot;;&quot;&quot;))">
            <text:p/>
          </table:table-cell>
          <table:table-cell table:formula="of:=IF([.F262];&quot;&lt;Song&gt;&lt;Title&gt;&quot;&amp;[.H262]&amp;&quot;&lt;/Title&gt;&lt;FileName&gt;&quot;&amp;[.I262]&amp;&quot;&lt;/FileName&gt;&lt;/FileType&gt;1&lt;/FileType&gt;&quot;;&quot;&quot;)" office:value-type="string" office:string-value="&lt;Song&gt;&lt;Title&gt;How Can I Keep From Singing&lt;/Title&gt;&lt;FileName&gt;How Can I Keep From Singing.pdf&lt;/FileName&gt;&lt;/FileType&gt;1&lt;/FileType&gt;" calcext:value-type="string">
            <text:p>&lt;Song&gt;&lt;Title&gt;How Can I Keep From Singing&lt;/Title&gt;&lt;FileName&gt;How Can I Keep From Singing.pdf&lt;/FileName&gt;&lt;/FileType&gt;1&lt;/FileType&gt;</text:p>
          </table:table-cell>
          <table:table-cell table:formula="of:=IF([.C26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3]));IF(ISBLANK([$'Setlist Input'.A264]);1;0);0)" office:value-type="float" office:value="0" calcext:value-type="float">
            <text:p>0</text:p>
          </table:table-cell>
          <table:table-cell table:style-name="ce6" table:formula="of:=ISNUMBER(SEARCH(&quot;kind=&quot;;[$'Setlist Input'.A26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3]))" office:value-type="boolean" office:boolean-value="true" calcext:value-type="boolean">
            <text:p>TRUE</text:p>
          </table:table-cell>
          <table:table-cell table:formula="of:=IF([.D263];MID([$'Setlist Input'.A263];SEARCH(&quot;title=&quot;;[$'Setlist Input'.A263])+7;(SEARCH(&quot;&gt;&quot;;[$'Setlist Input'.A263])-1)-(SEARCH(&quot;title=&quot;;[$'Setlist Input'.A263])+7));&quot;&quot;)">
            <text:p/>
          </table:table-cell>
          <table:table-cell table:formula="of:=IF([.F263];MID([$'Setlist Input'.A263];SEARCH(&quot;score title=&quot;;[$'Setlist Input'.A263])+13;(SEARCH(&quot;path=&quot;;[$'Setlist Input'.A263])-2)-(SEARCH(&quot;score title=&quot;;[$'Setlist Input'.A263])+13));&quot;&quot;)" office:value-type="string" office:string-value="Will the Circle Be Unbroken" calcext:value-type="string">
            <text:p>Will the Circle Be Unbroken</text:p>
          </table:table-cell>
          <table:table-cell table:formula="of:=IF([.F263];MID([$'Setlist Input'.A263];SEARCH(&quot;path=&quot;;[$'Setlist Input'.A263])+6;(SEARCH(&quot;&gt;&quot;;[$'Setlist Input'.A263])-3)-(SEARCH(&quot;path=&quot;;[$'Setlist Input'.A263])+6));&quot;&quot;)" office:value-type="string" office:string-value="Will the Circle Be Unbroken.pdf" calcext:value-type="string">
            <text:p>Will the Circle Be Unbroken.pdf</text:p>
          </table:table-cell>
          <table:table-cell/>
          <table:table-cell table:formula="of:=IF([.D263];&quot;&lt;Setlist&gt;&lt;Name&gt;&quot;&amp;[.G263]&amp;&quot;&lt;/Name&gt;&quot;;IF([.E263];&quot;&lt;/Setlist&gt;&quot;;&quot;&quot;))">
            <text:p/>
          </table:table-cell>
          <table:table-cell table:formula="of:=IF([.F263];&quot;&lt;Song&gt;&lt;Title&gt;&quot;&amp;[.H263]&amp;&quot;&lt;/Title&gt;&lt;FileName&gt;&quot;&amp;[.I263]&amp;&quot;&lt;/FileName&gt;&lt;/FileType&gt;1&lt;/FileType&gt;&quot;;&quot;&quot;)" office:value-type="string" office:string-value="&lt;Song&gt;&lt;Title&gt;Will the Circle Be Unbroken&lt;/Title&gt;&lt;FileName&gt;Will the Circle Be Unbroken.pdf&lt;/FileName&gt;&lt;/FileType&gt;1&lt;/FileType&gt;" calcext:value-type="string">
            <text:p>&lt;Song&gt;&lt;Title&gt;Will the Circle Be Unbroken&lt;/Title&gt;&lt;FileName&gt;Will the Circle Be Unbroken.pdf&lt;/FileName&gt;&lt;/FileType&gt;1&lt;/FileType&gt;</text:p>
          </table:table-cell>
          <table:table-cell table:formula="of:=IF([.C26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4]));IF(ISBLANK([$'Setlist Input'.A265]);1;0);0)" office:value-type="float" office:value="0" calcext:value-type="float">
            <text:p>0</text:p>
          </table:table-cell>
          <table:table-cell table:style-name="ce6" table:formula="of:=ISNUMBER(SEARCH(&quot;kind=&quot;;[$'Setlist Input'.A26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4]))" office:value-type="boolean" office:boolean-value="true" calcext:value-type="boolean">
            <text:p>TRUE</text:p>
          </table:table-cell>
          <table:table-cell table:formula="of:=IF([.D264];MID([$'Setlist Input'.A264];SEARCH(&quot;title=&quot;;[$'Setlist Input'.A264])+7;(SEARCH(&quot;&gt;&quot;;[$'Setlist Input'.A264])-1)-(SEARCH(&quot;title=&quot;;[$'Setlist Input'.A264])+7));&quot;&quot;)">
            <text:p/>
          </table:table-cell>
          <table:table-cell table:formula="of:=IF([.F264];MID([$'Setlist Input'.A264];SEARCH(&quot;score title=&quot;;[$'Setlist Input'.A264])+13;(SEARCH(&quot;path=&quot;;[$'Setlist Input'.A264])-2)-(SEARCH(&quot;score title=&quot;;[$'Setlist Input'.A264])+13));&quot;&quot;)" office:value-type="string" office:string-value="I Will Bow and be Simple" calcext:value-type="string">
            <text:p>I Will Bow and be Simple</text:p>
          </table:table-cell>
          <table:table-cell table:formula="of:=IF([.F264];MID([$'Setlist Input'.A264];SEARCH(&quot;path=&quot;;[$'Setlist Input'.A264])+6;(SEARCH(&quot;&gt;&quot;;[$'Setlist Input'.A264])-3)-(SEARCH(&quot;path=&quot;;[$'Setlist Input'.A264])+6));&quot;&quot;)" office:value-type="string" office:string-value="I Will Bow and be Simple.pdf" calcext:value-type="string">
            <text:p>I Will Bow and be Simple.pdf</text:p>
          </table:table-cell>
          <table:table-cell/>
          <table:table-cell table:formula="of:=IF([.D264];&quot;&lt;Setlist&gt;&lt;Name&gt;&quot;&amp;[.G264]&amp;&quot;&lt;/Name&gt;&quot;;IF([.E264];&quot;&lt;/Setlist&gt;&quot;;&quot;&quot;))">
            <text:p/>
          </table:table-cell>
          <table:table-cell table:formula="of:=IF([.F264];&quot;&lt;Song&gt;&lt;Title&gt;&quot;&amp;[.H264]&amp;&quot;&lt;/Title&gt;&lt;FileName&gt;&quot;&amp;[.I264]&amp;&quot;&lt;/FileName&gt;&lt;/FileType&gt;1&lt;/FileType&gt;&quot;;&quot;&quot;)" office:value-type="string" office:string-value="&lt;Song&gt;&lt;Title&gt;I Will Bow and be Simple&lt;/Title&gt;&lt;FileName&gt;I Will Bow and be Simple.pdf&lt;/FileName&gt;&lt;/FileType&gt;1&lt;/FileType&gt;" calcext:value-type="string">
            <text:p>&lt;Song&gt;&lt;Title&gt;I Will Bow and be Simple&lt;/Title&gt;&lt;FileName&gt;I Will Bow and be Simple.pdf&lt;/FileName&gt;&lt;/FileType&gt;1&lt;/FileType&gt;</text:p>
          </table:table-cell>
          <table:table-cell table:formula="of:=IF([.C26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5]));IF(ISBLANK([$'Setlist Input'.A266]);1;0);0)" office:value-type="float" office:value="0" calcext:value-type="float">
            <text:p>0</text:p>
          </table:table-cell>
          <table:table-cell table:style-name="ce6" table:formula="of:=ISNUMBER(SEARCH(&quot;kind=&quot;;[$'Setlist Input'.A26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5]))" office:value-type="boolean" office:boolean-value="true" calcext:value-type="boolean">
            <text:p>TRUE</text:p>
          </table:table-cell>
          <table:table-cell table:formula="of:=IF([.D265];MID([$'Setlist Input'.A265];SEARCH(&quot;title=&quot;;[$'Setlist Input'.A265])+7;(SEARCH(&quot;&gt;&quot;;[$'Setlist Input'.A265])-1)-(SEARCH(&quot;title=&quot;;[$'Setlist Input'.A265])+7));&quot;&quot;)">
            <text:p/>
          </table:table-cell>
          <table:table-cell table:formula="of:=IF([.F265];MID([$'Setlist Input'.A265];SEARCH(&quot;score title=&quot;;[$'Setlist Input'.A265])+13;(SEARCH(&quot;path=&quot;;[$'Setlist Input'.A265])-2)-(SEARCH(&quot;score title=&quot;;[$'Setlist Input'.A265])+13));&quot;&quot;)" office:value-type="string" office:string-value="Lady Mary" calcext:value-type="string">
            <text:p>Lady Mary</text:p>
          </table:table-cell>
          <table:table-cell table:formula="of:=IF([.F265];MID([$'Setlist Input'.A265];SEARCH(&quot;path=&quot;;[$'Setlist Input'.A265])+6;(SEARCH(&quot;&gt;&quot;;[$'Setlist Input'.A265])-3)-(SEARCH(&quot;path=&quot;;[$'Setlist Input'.A265])+6));&quot;&quot;)" office:value-type="string" office:string-value="Lady Mary.pdf" calcext:value-type="string">
            <text:p>Lady Mary.pdf</text:p>
          </table:table-cell>
          <table:table-cell/>
          <table:table-cell table:formula="of:=IF([.D265];&quot;&lt;Setlist&gt;&lt;Name&gt;&quot;&amp;[.G265]&amp;&quot;&lt;/Name&gt;&quot;;IF([.E265];&quot;&lt;/Setlist&gt;&quot;;&quot;&quot;))">
            <text:p/>
          </table:table-cell>
          <table:table-cell table:formula="of:=IF([.F265];&quot;&lt;Song&gt;&lt;Title&gt;&quot;&amp;[.H265]&amp;&quot;&lt;/Title&gt;&lt;FileName&gt;&quot;&amp;[.I265]&amp;&quot;&lt;/FileName&gt;&lt;/FileType&gt;1&lt;/FileType&gt;&quot;;&quot;&quot;)" office:value-type="string" office:string-value="&lt;Song&gt;&lt;Title&gt;Lady Mary&lt;/Title&gt;&lt;FileName&gt;Lady Mary.pdf&lt;/FileName&gt;&lt;/FileType&gt;1&lt;/FileType&gt;" calcext:value-type="string">
            <text:p>&lt;Song&gt;&lt;Title&gt;Lady Mary&lt;/Title&gt;&lt;FileName&gt;Lady Mary.pdf&lt;/FileName&gt;&lt;/FileType&gt;1&lt;/FileType&gt;</text:p>
          </table:table-cell>
          <table:table-cell table:formula="of:=IF([.C26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6]));IF(ISBLANK([$'Setlist Input'.A267]);1;0);0)" office:value-type="float" office:value="0" calcext:value-type="float">
            <text:p>0</text:p>
          </table:table-cell>
          <table:table-cell table:style-name="ce6" table:formula="of:=ISNUMBER(SEARCH(&quot;kind=&quot;;[$'Setlist Input'.A26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6]))" office:value-type="boolean" office:boolean-value="true" calcext:value-type="boolean">
            <text:p>TRUE</text:p>
          </table:table-cell>
          <table:table-cell table:formula="of:=IF([.D266];MID([$'Setlist Input'.A266];SEARCH(&quot;title=&quot;;[$'Setlist Input'.A266])+7;(SEARCH(&quot;&gt;&quot;;[$'Setlist Input'.A266])-1)-(SEARCH(&quot;title=&quot;;[$'Setlist Input'.A266])+7));&quot;&quot;)">
            <text:p/>
          </table:table-cell>
          <table:table-cell table:formula="of:=IF([.F266];MID([$'Setlist Input'.A266];SEARCH(&quot;score title=&quot;;[$'Setlist Input'.A266])+13;(SEARCH(&quot;path=&quot;;[$'Setlist Input'.A266])-2)-(SEARCH(&quot;score title=&quot;;[$'Setlist Input'.A266])+13));&quot;&quot;)" office:value-type="string" office:string-value="The Boxer" calcext:value-type="string">
            <text:p>The Boxer</text:p>
          </table:table-cell>
          <table:table-cell table:formula="of:=IF([.F266];MID([$'Setlist Input'.A266];SEARCH(&quot;path=&quot;;[$'Setlist Input'.A266])+6;(SEARCH(&quot;&gt;&quot;;[$'Setlist Input'.A266])-3)-(SEARCH(&quot;path=&quot;;[$'Setlist Input'.A266])+6));&quot;&quot;)" office:value-type="string" office:string-value="The Boxer.pdf" calcext:value-type="string">
            <text:p>The Boxer.pdf</text:p>
          </table:table-cell>
          <table:table-cell/>
          <table:table-cell table:formula="of:=IF([.D266];&quot;&lt;Setlist&gt;&lt;Name&gt;&quot;&amp;[.G266]&amp;&quot;&lt;/Name&gt;&quot;;IF([.E266];&quot;&lt;/Setlist&gt;&quot;;&quot;&quot;))">
            <text:p/>
          </table:table-cell>
          <table:table-cell table:formula="of:=IF([.F266];&quot;&lt;Song&gt;&lt;Title&gt;&quot;&amp;[.H266]&amp;&quot;&lt;/Title&gt;&lt;FileName&gt;&quot;&amp;[.I266]&amp;&quot;&lt;/FileName&gt;&lt;/FileType&gt;1&lt;/FileType&gt;&quot;;&quot;&quot;)" office:value-type="string" office:string-value="&lt;Song&gt;&lt;Title&gt;The Boxer&lt;/Title&gt;&lt;FileName&gt;The Boxer.pdf&lt;/FileName&gt;&lt;/FileType&gt;1&lt;/FileType&gt;" calcext:value-type="string">
            <text:p>&lt;Song&gt;&lt;Title&gt;The Boxer&lt;/Title&gt;&lt;FileName&gt;The Boxer.pdf&lt;/FileName&gt;&lt;/FileType&gt;1&lt;/FileType&gt;</text:p>
          </table:table-cell>
          <table:table-cell table:formula="of:=IF([.C26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7]));IF(ISBLANK([$'Setlist Input'.A268]);1;0);0)" office:value-type="float" office:value="0" calcext:value-type="float">
            <text:p>0</text:p>
          </table:table-cell>
          <table:table-cell table:style-name="ce6" table:formula="of:=ISNUMBER(SEARCH(&quot;kind=&quot;;[$'Setlist Input'.A26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7]))" office:value-type="boolean" office:boolean-value="true" calcext:value-type="boolean">
            <text:p>TRUE</text:p>
          </table:table-cell>
          <table:table-cell table:formula="of:=IF([.D267];MID([$'Setlist Input'.A267];SEARCH(&quot;title=&quot;;[$'Setlist Input'.A267])+7;(SEARCH(&quot;&gt;&quot;;[$'Setlist Input'.A267])-1)-(SEARCH(&quot;title=&quot;;[$'Setlist Input'.A267])+7));&quot;&quot;)">
            <text:p/>
          </table:table-cell>
          <table:table-cell table:formula="of:=IF([.F267];MID([$'Setlist Input'.A267];SEARCH(&quot;score title=&quot;;[$'Setlist Input'.A267])+13;(SEARCH(&quot;path=&quot;;[$'Setlist Input'.A267])-2)-(SEARCH(&quot;score title=&quot;;[$'Setlist Input'.A267])+13));&quot;&quot;)" office:value-type="string" office:string-value="The Boxer SMN" calcext:value-type="string">
            <text:p>The Boxer SMN</text:p>
          </table:table-cell>
          <table:table-cell table:formula="of:=IF([.F267];MID([$'Setlist Input'.A267];SEARCH(&quot;path=&quot;;[$'Setlist Input'.A267])+6;(SEARCH(&quot;&gt;&quot;;[$'Setlist Input'.A267])-3)-(SEARCH(&quot;path=&quot;;[$'Setlist Input'.A267])+6));&quot;&quot;)" office:value-type="string" office:string-value="The Boxer SMN.pdf" calcext:value-type="string">
            <text:p>The Boxer SMN.pdf</text:p>
          </table:table-cell>
          <table:table-cell/>
          <table:table-cell table:formula="of:=IF([.D267];&quot;&lt;Setlist&gt;&lt;Name&gt;&quot;&amp;[.G267]&amp;&quot;&lt;/Name&gt;&quot;;IF([.E267];&quot;&lt;/Setlist&gt;&quot;;&quot;&quot;))">
            <text:p/>
          </table:table-cell>
          <table:table-cell table:formula="of:=IF([.F267];&quot;&lt;Song&gt;&lt;Title&gt;&quot;&amp;[.H267]&amp;&quot;&lt;/Title&gt;&lt;FileName&gt;&quot;&amp;[.I267]&amp;&quot;&lt;/FileName&gt;&lt;/FileType&gt;1&lt;/FileType&gt;&quot;;&quot;&quot;)" office:value-type="string" office:string-value="&lt;Song&gt;&lt;Title&gt;The Boxer SMN&lt;/Title&gt;&lt;FileName&gt;The Boxer SMN.pdf&lt;/FileName&gt;&lt;/FileType&gt;1&lt;/FileType&gt;" calcext:value-type="string">
            <text:p>&lt;Song&gt;&lt;Title&gt;The Boxer SMN&lt;/Title&gt;&lt;FileName&gt;The Boxer SMN.pdf&lt;/FileName&gt;&lt;/FileType&gt;1&lt;/FileType&gt;</text:p>
          </table:table-cell>
          <table:table-cell table:formula="of:=IF([.C26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8]));IF(ISBLANK([$'Setlist Input'.A269]);1;0);0)" office:value-type="float" office:value="0" calcext:value-type="float">
            <text:p>0</text:p>
          </table:table-cell>
          <table:table-cell table:style-name="ce6" table:formula="of:=ISNUMBER(SEARCH(&quot;kind=&quot;;[$'Setlist Input'.A26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8]))" office:value-type="boolean" office:boolean-value="true" calcext:value-type="boolean">
            <text:p>TRUE</text:p>
          </table:table-cell>
          <table:table-cell table:formula="of:=IF([.D268];MID([$'Setlist Input'.A268];SEARCH(&quot;title=&quot;;[$'Setlist Input'.A268])+7;(SEARCH(&quot;&gt;&quot;;[$'Setlist Input'.A268])-1)-(SEARCH(&quot;title=&quot;;[$'Setlist Input'.A268])+7));&quot;&quot;)">
            <text:p/>
          </table:table-cell>
          <table:table-cell table:formula="of:=IF([.F268];MID([$'Setlist Input'.A268];SEARCH(&quot;score title=&quot;;[$'Setlist Input'.A268])+13;(SEARCH(&quot;path=&quot;;[$'Setlist Input'.A268])-2)-(SEARCH(&quot;score title=&quot;;[$'Setlist Input'.A268])+13));&quot;&quot;)" office:value-type="string" office:string-value="Bear Creek Hop" calcext:value-type="string">
            <text:p>Bear Creek Hop</text:p>
          </table:table-cell>
          <table:table-cell table:formula="of:=IF([.F268];MID([$'Setlist Input'.A268];SEARCH(&quot;path=&quot;;[$'Setlist Input'.A268])+6;(SEARCH(&quot;&gt;&quot;;[$'Setlist Input'.A268])-3)-(SEARCH(&quot;path=&quot;;[$'Setlist Input'.A268])+6));&quot;&quot;)" office:value-type="string" office:string-value="Bear Creek Hop.pdf" calcext:value-type="string">
            <text:p>Bear Creek Hop.pdf</text:p>
          </table:table-cell>
          <table:table-cell/>
          <table:table-cell table:formula="of:=IF([.D268];&quot;&lt;Setlist&gt;&lt;Name&gt;&quot;&amp;[.G268]&amp;&quot;&lt;/Name&gt;&quot;;IF([.E268];&quot;&lt;/Setlist&gt;&quot;;&quot;&quot;))">
            <text:p/>
          </table:table-cell>
          <table:table-cell table:formula="of:=IF([.F268];&quot;&lt;Song&gt;&lt;Title&gt;&quot;&amp;[.H268]&amp;&quot;&lt;/Title&gt;&lt;FileName&gt;&quot;&amp;[.I268]&amp;&quot;&lt;/FileName&gt;&lt;/FileType&gt;1&lt;/FileType&gt;&quot;;&quot;&quot;)" office:value-type="string" office:string-value="&lt;Song&gt;&lt;Title&gt;Bear Creek Hop&lt;/Title&gt;&lt;FileName&gt;Bear Creek Hop.pdf&lt;/FileName&gt;&lt;/FileType&gt;1&lt;/FileType&gt;" calcext:value-type="string">
            <text:p>&lt;Song&gt;&lt;Title&gt;Bear Creek Hop&lt;/Title&gt;&lt;FileName&gt;Bear Creek Hop.pdf&lt;/FileName&gt;&lt;/FileType&gt;1&lt;/FileType&gt;</text:p>
          </table:table-cell>
          <table:table-cell table:formula="of:=IF([.C26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69]));IF(ISBLANK([$'Setlist Input'.A270]);1;0);0)" office:value-type="float" office:value="0" calcext:value-type="float">
            <text:p>0</text:p>
          </table:table-cell>
          <table:table-cell table:style-name="ce6" table:formula="of:=ISNUMBER(SEARCH(&quot;kind=&quot;;[$'Setlist Input'.A26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6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69]))" office:value-type="boolean" office:boolean-value="true" calcext:value-type="boolean">
            <text:p>TRUE</text:p>
          </table:table-cell>
          <table:table-cell table:formula="of:=IF([.D269];MID([$'Setlist Input'.A269];SEARCH(&quot;title=&quot;;[$'Setlist Input'.A269])+7;(SEARCH(&quot;&gt;&quot;;[$'Setlist Input'.A269])-1)-(SEARCH(&quot;title=&quot;;[$'Setlist Input'.A269])+7));&quot;&quot;)">
            <text:p/>
          </table:table-cell>
          <table:table-cell table:formula="of:=IF([.F269];MID([$'Setlist Input'.A269];SEARCH(&quot;score title=&quot;;[$'Setlist Input'.A269])+13;(SEARCH(&quot;path=&quot;;[$'Setlist Input'.A269])-2)-(SEARCH(&quot;score title=&quot;;[$'Setlist Input'.A269])+13));&quot;&quot;)" office:value-type="string" office:string-value="Sound of Silence - SMN - All Parts" calcext:value-type="string">
            <text:p>Sound of Silence - SMN - All Parts</text:p>
          </table:table-cell>
          <table:table-cell table:formula="of:=IF([.F269];MID([$'Setlist Input'.A269];SEARCH(&quot;path=&quot;;[$'Setlist Input'.A269])+6;(SEARCH(&quot;&gt;&quot;;[$'Setlist Input'.A269])-3)-(SEARCH(&quot;path=&quot;;[$'Setlist Input'.A269])+6));&quot;&quot;)" office:value-type="string" office:string-value="Sound of Silence - SMN - All Parts.pdf" calcext:value-type="string">
            <text:p>Sound of Silence - SMN - All Parts.pdf</text:p>
          </table:table-cell>
          <table:table-cell/>
          <table:table-cell table:formula="of:=IF([.D269];&quot;&lt;Setlist&gt;&lt;Name&gt;&quot;&amp;[.G269]&amp;&quot;&lt;/Name&gt;&quot;;IF([.E269];&quot;&lt;/Setlist&gt;&quot;;&quot;&quot;))">
            <text:p/>
          </table:table-cell>
          <table:table-cell table:formula="of:=IF([.F269];&quot;&lt;Song&gt;&lt;Title&gt;&quot;&amp;[.H269]&amp;&quot;&lt;/Title&gt;&lt;FileName&gt;&quot;&amp;[.I269]&amp;&quot;&lt;/FileName&gt;&lt;/FileType&gt;1&lt;/FileType&gt;&quot;;&quot;&quot;)" office:value-type="string" office:string-value="&lt;Song&gt;&lt;Title&gt;Sound of Silence - SMN - All Parts&lt;/Title&gt;&lt;FileName&gt;Sound of Silence - SMN - All Parts.pdf&lt;/FileName&gt;&lt;/FileType&gt;1&lt;/FileType&gt;" calcext:value-type="string">
            <text:p>&lt;Song&gt;&lt;Title&gt;Sound of Silence - SMN - All Parts&lt;/Title&gt;&lt;FileName&gt;Sound of Silence - SMN - All Parts.pdf&lt;/FileName&gt;&lt;/FileType&gt;1&lt;/FileType&gt;</text:p>
          </table:table-cell>
          <table:table-cell table:formula="of:=IF([.C26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0]));IF(ISBLANK([$'Setlist Input'.A271]);1;0);0)" office:value-type="float" office:value="0" calcext:value-type="float">
            <text:p>0</text:p>
          </table:table-cell>
          <table:table-cell table:style-name="ce6" table:formula="of:=ISNUMBER(SEARCH(&quot;kind=&quot;;[$'Setlist Input'.A27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0]))" office:value-type="boolean" office:boolean-value="true" calcext:value-type="boolean">
            <text:p>TRUE</text:p>
          </table:table-cell>
          <table:table-cell table:formula="of:=IF([.D270];MID([$'Setlist Input'.A270];SEARCH(&quot;title=&quot;;[$'Setlist Input'.A270])+7;(SEARCH(&quot;&gt;&quot;;[$'Setlist Input'.A270])-1)-(SEARCH(&quot;title=&quot;;[$'Setlist Input'.A270])+7));&quot;&quot;)">
            <text:p/>
          </table:table-cell>
          <table:table-cell table:formula="of:=IF([.F270];MID([$'Setlist Input'.A270];SEARCH(&quot;score title=&quot;;[$'Setlist Input'.A270])+13;(SEARCH(&quot;path=&quot;;[$'Setlist Input'.A270])-2)-(SEARCH(&quot;score title=&quot;;[$'Setlist Input'.A270])+13));&quot;&quot;)" office:value-type="string" office:string-value="Faded Coat of Blue - Conger" calcext:value-type="string">
            <text:p>Faded Coat of Blue - Conger</text:p>
          </table:table-cell>
          <table:table-cell table:formula="of:=IF([.F270];MID([$'Setlist Input'.A270];SEARCH(&quot;path=&quot;;[$'Setlist Input'.A270])+6;(SEARCH(&quot;&gt;&quot;;[$'Setlist Input'.A270])-3)-(SEARCH(&quot;path=&quot;;[$'Setlist Input'.A270])+6));&quot;&quot;)" office:value-type="string" office:string-value="Faded Coat of Blue - Conger.pdf" calcext:value-type="string">
            <text:p>Faded Coat of Blue - Conger.pdf</text:p>
          </table:table-cell>
          <table:table-cell/>
          <table:table-cell table:formula="of:=IF([.D270];&quot;&lt;Setlist&gt;&lt;Name&gt;&quot;&amp;[.G270]&amp;&quot;&lt;/Name&gt;&quot;;IF([.E270];&quot;&lt;/Setlist&gt;&quot;;&quot;&quot;))">
            <text:p/>
          </table:table-cell>
          <table:table-cell table:formula="of:=IF([.F270];&quot;&lt;Song&gt;&lt;Title&gt;&quot;&amp;[.H270]&amp;&quot;&lt;/Title&gt;&lt;FileName&gt;&quot;&amp;[.I270]&amp;&quot;&lt;/FileName&gt;&lt;/FileType&gt;1&lt;/FileType&gt;&quot;;&quot;&quot;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 table:formula="of:=IF([.C27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1]));IF(ISBLANK([$'Setlist Input'.A272]);1;0);0)" office:value-type="float" office:value="0" calcext:value-type="float">
            <text:p>0</text:p>
          </table:table-cell>
          <table:table-cell table:style-name="ce6" table:formula="of:=ISNUMBER(SEARCH(&quot;kind=&quot;;[$'Setlist Input'.A27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1]))" office:value-type="boolean" office:boolean-value="true" calcext:value-type="boolean">
            <text:p>TRUE</text:p>
          </table:table-cell>
          <table:table-cell table:formula="of:=IF([.D271];MID([$'Setlist Input'.A271];SEARCH(&quot;title=&quot;;[$'Setlist Input'.A271])+7;(SEARCH(&quot;&gt;&quot;;[$'Setlist Input'.A271])-1)-(SEARCH(&quot;title=&quot;;[$'Setlist Input'.A271])+7));&quot;&quot;)">
            <text:p/>
          </table:table-cell>
          <table:table-cell table:formula="of:=IF([.F271];MID([$'Setlist Input'.A271];SEARCH(&quot;score title=&quot;;[$'Setlist Input'.A271])+13;(SEARCH(&quot;path=&quot;;[$'Setlist Input'.A271])-2)-(SEARCH(&quot;score title=&quot;;[$'Setlist Input'.A271])+13));&quot;&quot;)" office:value-type="string" office:string-value="Sound of SIlence - jeff markedup" calcext:value-type="string">
            <text:p>Sound of SIlence - jeff markedup</text:p>
          </table:table-cell>
          <table:table-cell table:formula="of:=IF([.F271];MID([$'Setlist Input'.A271];SEARCH(&quot;path=&quot;;[$'Setlist Input'.A271])+6;(SEARCH(&quot;&gt;&quot;;[$'Setlist Input'.A271])-3)-(SEARCH(&quot;path=&quot;;[$'Setlist Input'.A271])+6));&quot;&quot;)" office:value-type="string" office:string-value="Sound of SIlence - jeff markedup.pdf" calcext:value-type="string">
            <text:p>Sound of SIlence - jeff markedup.pdf</text:p>
          </table:table-cell>
          <table:table-cell/>
          <table:table-cell table:formula="of:=IF([.D271];&quot;&lt;Setlist&gt;&lt;Name&gt;&quot;&amp;[.G271]&amp;&quot;&lt;/Name&gt;&quot;;IF([.E271];&quot;&lt;/Setlist&gt;&quot;;&quot;&quot;))">
            <text:p/>
          </table:table-cell>
          <table:table-cell table:formula="of:=IF([.F271];&quot;&lt;Song&gt;&lt;Title&gt;&quot;&amp;[.H271]&amp;&quot;&lt;/Title&gt;&lt;FileName&gt;&quot;&amp;[.I271]&amp;&quot;&lt;/FileName&gt;&lt;/FileType&gt;1&lt;/FileType&gt;&quot;;&quot;&quot;)" office:value-type="string" office:string-value="&lt;Song&gt;&lt;Title&gt;Sound of SIlence - jeff markedup&lt;/Title&gt;&lt;FileName&gt;Sound of SIlence - jeff markedup.pdf&lt;/FileName&gt;&lt;/FileType&gt;1&lt;/FileType&gt;" calcext:value-type="string">
            <text:p>&lt;Song&gt;&lt;Title&gt;Sound of SIlence - jeff markedup&lt;/Title&gt;&lt;FileName&gt;Sound of SIlence - jeff markedup.pdf&lt;/FileName&gt;&lt;/FileType&gt;1&lt;/FileType&gt;</text:p>
          </table:table-cell>
          <table:table-cell table:formula="of:=IF([.C27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2]));IF(ISBLANK([$'Setlist Input'.A273]);1;0);0)" office:value-type="float" office:value="0" calcext:value-type="float">
            <text:p>0</text:p>
          </table:table-cell>
          <table:table-cell table:style-name="ce6" table:formula="of:=ISNUMBER(SEARCH(&quot;kind=&quot;;[$'Setlist Input'.A27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2]))" office:value-type="boolean" office:boolean-value="true" calcext:value-type="boolean">
            <text:p>TRUE</text:p>
          </table:table-cell>
          <table:table-cell table:formula="of:=IF([.D272];MID([$'Setlist Input'.A272];SEARCH(&quot;title=&quot;;[$'Setlist Input'.A272])+7;(SEARCH(&quot;&gt;&quot;;[$'Setlist Input'.A272])-1)-(SEARCH(&quot;title=&quot;;[$'Setlist Input'.A272])+7));&quot;&quot;)">
            <text:p/>
          </table:table-cell>
          <table:table-cell table:formula="of:=IF([.F272];MID([$'Setlist Input'.A272];SEARCH(&quot;score title=&quot;;[$'Setlist Input'.A272])+13;(SEARCH(&quot;path=&quot;;[$'Setlist Input'.A272])-2)-(SEARCH(&quot;score title=&quot;;[$'Setlist Input'.A272])+13));&quot;&quot;)" office:value-type="string" office:string-value="Norwegian Wood - jeff markedup" calcext:value-type="string">
            <text:p>Norwegian Wood - jeff markedup</text:p>
          </table:table-cell>
          <table:table-cell table:formula="of:=IF([.F272];MID([$'Setlist Input'.A272];SEARCH(&quot;path=&quot;;[$'Setlist Input'.A272])+6;(SEARCH(&quot;&gt;&quot;;[$'Setlist Input'.A272])-3)-(SEARCH(&quot;path=&quot;;[$'Setlist Input'.A272])+6));&quot;&quot;)" office:value-type="string" office:string-value="Norwegian Wood - jeff markedup.pdf" calcext:value-type="string">
            <text:p>Norwegian Wood - jeff markedup.pdf</text:p>
          </table:table-cell>
          <table:table-cell/>
          <table:table-cell table:formula="of:=IF([.D272];&quot;&lt;Setlist&gt;&lt;Name&gt;&quot;&amp;[.G272]&amp;&quot;&lt;/Name&gt;&quot;;IF([.E272];&quot;&lt;/Setlist&gt;&quot;;&quot;&quot;))">
            <text:p/>
          </table:table-cell>
          <table:table-cell table:formula="of:=IF([.F272];&quot;&lt;Song&gt;&lt;Title&gt;&quot;&amp;[.H272]&amp;&quot;&lt;/Title&gt;&lt;FileName&gt;&quot;&amp;[.I272]&amp;&quot;&lt;/FileName&gt;&lt;/FileType&gt;1&lt;/FileType&gt;&quot;;&quot;&quot;)" office:value-type="string" office:string-value="&lt;Song&gt;&lt;Title&gt;Norwegian Wood - jeff markedup&lt;/Title&gt;&lt;FileName&gt;Norwegian Wood - jeff markedup.pdf&lt;/FileName&gt;&lt;/FileType&gt;1&lt;/FileType&gt;" calcext:value-type="string">
            <text:p>&lt;Song&gt;&lt;Title&gt;Norwegian Wood - jeff markedup&lt;/Title&gt;&lt;FileName&gt;Norwegian Wood - jeff markedup.pdf&lt;/FileName&gt;&lt;/FileType&gt;1&lt;/FileType&gt;</text:p>
          </table:table-cell>
          <table:table-cell table:formula="of:=IF([.C27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3]));IF(ISBLANK([$'Setlist Input'.A274]);1;0);0)" office:value-type="float" office:value="0" calcext:value-type="float">
            <text:p>0</text:p>
          </table:table-cell>
          <table:table-cell table:style-name="ce6" table:formula="of:=ISNUMBER(SEARCH(&quot;kind=&quot;;[$'Setlist Input'.A27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3]))" office:value-type="boolean" office:boolean-value="true" calcext:value-type="boolean">
            <text:p>TRUE</text:p>
          </table:table-cell>
          <table:table-cell table:formula="of:=IF([.D273];MID([$'Setlist Input'.A273];SEARCH(&quot;title=&quot;;[$'Setlist Input'.A273])+7;(SEARCH(&quot;&gt;&quot;;[$'Setlist Input'.A273])-1)-(SEARCH(&quot;title=&quot;;[$'Setlist Input'.A273])+7));&quot;&quot;)">
            <text:p/>
          </table:table-cell>
          <table:table-cell table:formula="of:=IF([.F273];MID([$'Setlist Input'.A273];SEARCH(&quot;score title=&quot;;[$'Setlist Input'.A273])+13;(SEARCH(&quot;path=&quot;;[$'Setlist Input'.A273])-2)-(SEARCH(&quot;score title=&quot;;[$'Setlist Input'.A273])+13));&quot;&quot;)" office:value-type="string" office:string-value="Banks of the Ohio - 6 Parts.tef" calcext:value-type="string">
            <text:p>Banks of the Ohio - 6 Parts.tef</text:p>
          </table:table-cell>
          <table:table-cell table:formula="of:=IF([.F273];MID([$'Setlist Input'.A273];SEARCH(&quot;path=&quot;;[$'Setlist Input'.A273])+6;(SEARCH(&quot;&gt;&quot;;[$'Setlist Input'.A273])-3)-(SEARCH(&quot;path=&quot;;[$'Setlist Input'.A273])+6));&quot;&quot;)" office:value-type="string" office:string-value="Banks of the Ohio - 6 Parts.tef.pdf" calcext:value-type="string">
            <text:p>Banks of the Ohio - 6 Parts.tef.pdf</text:p>
          </table:table-cell>
          <table:table-cell/>
          <table:table-cell table:formula="of:=IF([.D273];&quot;&lt;Setlist&gt;&lt;Name&gt;&quot;&amp;[.G273]&amp;&quot;&lt;/Name&gt;&quot;;IF([.E273];&quot;&lt;/Setlist&gt;&quot;;&quot;&quot;))">
            <text:p/>
          </table:table-cell>
          <table:table-cell table:formula="of:=IF([.F273];&quot;&lt;Song&gt;&lt;Title&gt;&quot;&amp;[.H273]&amp;&quot;&lt;/Title&gt;&lt;FileName&gt;&quot;&amp;[.I273]&amp;&quot;&lt;/FileName&gt;&lt;/FileType&gt;1&lt;/FileType&gt;&quot;;&quot;&quot;)" office:value-type="string" office:string-value="&lt;Song&gt;&lt;Title&gt;Banks of the Ohio - 6 Parts.tef&lt;/Title&gt;&lt;FileName&gt;Banks of the Ohio - 6 Parts.tef.pdf&lt;/FileName&gt;&lt;/FileType&gt;1&lt;/FileType&gt;" calcext:value-type="string">
            <text:p>&lt;Song&gt;&lt;Title&gt;Banks of the Ohio - 6 Parts.tef&lt;/Title&gt;&lt;FileName&gt;Banks of the Ohio - 6 Parts.tef.pdf&lt;/FileName&gt;&lt;/FileType&gt;1&lt;/FileType&gt;</text:p>
          </table:table-cell>
          <table:table-cell table:formula="of:=IF([.C27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4]));IF(ISBLANK([$'Setlist Input'.A275]);1;0);0)" office:value-type="float" office:value="0" calcext:value-type="float">
            <text:p>0</text:p>
          </table:table-cell>
          <table:table-cell table:style-name="ce6" table:formula="of:=ISNUMBER(SEARCH(&quot;kind=&quot;;[$'Setlist Input'.A27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4]))" office:value-type="boolean" office:boolean-value="true" calcext:value-type="boolean">
            <text:p>TRUE</text:p>
          </table:table-cell>
          <table:table-cell table:formula="of:=IF([.D274];MID([$'Setlist Input'.A274];SEARCH(&quot;title=&quot;;[$'Setlist Input'.A274])+7;(SEARCH(&quot;&gt;&quot;;[$'Setlist Input'.A274])-1)-(SEARCH(&quot;title=&quot;;[$'Setlist Input'.A274])+7));&quot;&quot;)">
            <text:p/>
          </table:table-cell>
          <table:table-cell table:formula="of:=IF([.F274];MID([$'Setlist Input'.A274];SEARCH(&quot;score title=&quot;;[$'Setlist Input'.A274])+13;(SEARCH(&quot;path=&quot;;[$'Setlist Input'.A274])-2)-(SEARCH(&quot;score title=&quot;;[$'Setlist Input'.A274])+13));&quot;&quot;)" office:value-type="string" office:string-value="Where Have All the Flowers Gone" calcext:value-type="string">
            <text:p>Where Have All the Flowers Gone</text:p>
          </table:table-cell>
          <table:table-cell table:formula="of:=IF([.F274];MID([$'Setlist Input'.A274];SEARCH(&quot;path=&quot;;[$'Setlist Input'.A274])+6;(SEARCH(&quot;&gt;&quot;;[$'Setlist Input'.A274])-3)-(SEARCH(&quot;path=&quot;;[$'Setlist Input'.A274])+6));&quot;&quot;)" office:value-type="string" office:string-value="Where Have All the Flowers Gone.pdf" calcext:value-type="string">
            <text:p>Where Have All the Flowers Gone.pdf</text:p>
          </table:table-cell>
          <table:table-cell/>
          <table:table-cell table:formula="of:=IF([.D274];&quot;&lt;Setlist&gt;&lt;Name&gt;&quot;&amp;[.G274]&amp;&quot;&lt;/Name&gt;&quot;;IF([.E274];&quot;&lt;/Setlist&gt;&quot;;&quot;&quot;))">
            <text:p/>
          </table:table-cell>
          <table:table-cell table:formula="of:=IF([.F274];&quot;&lt;Song&gt;&lt;Title&gt;&quot;&amp;[.H274]&amp;&quot;&lt;/Title&gt;&lt;FileName&gt;&quot;&amp;[.I274]&amp;&quot;&lt;/FileName&gt;&lt;/FileType&gt;1&lt;/FileType&gt;&quot;;&quot;&quot;)" office:value-type="string" office:string-value="&lt;Song&gt;&lt;Title&gt;Where Have All the Flowers Gone&lt;/Title&gt;&lt;FileName&gt;Where Have All the Flowers Gone.pdf&lt;/FileName&gt;&lt;/FileType&gt;1&lt;/FileType&gt;" calcext:value-type="string">
            <text:p>&lt;Song&gt;&lt;Title&gt;Where Have All the Flowers Gone&lt;/Title&gt;&lt;FileName&gt;Where Have All the Flowers Gone.pdf&lt;/FileName&gt;&lt;/FileType&gt;1&lt;/FileType&gt;</text:p>
          </table:table-cell>
          <table:table-cell table:formula="of:=IF([.C27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5]));IF(ISBLANK([$'Setlist Input'.A276]);1;0);0)" office:value-type="float" office:value="0" calcext:value-type="float">
            <text:p>0</text:p>
          </table:table-cell>
          <table:table-cell table:style-name="ce6" table:formula="of:=ISNUMBER(SEARCH(&quot;kind=&quot;;[$'Setlist Input'.A27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5]))" office:value-type="boolean" office:boolean-value="true" calcext:value-type="boolean">
            <text:p>TRUE</text:p>
          </table:table-cell>
          <table:table-cell table:formula="of:=IF([.D275];MID([$'Setlist Input'.A275];SEARCH(&quot;title=&quot;;[$'Setlist Input'.A275])+7;(SEARCH(&quot;&gt;&quot;;[$'Setlist Input'.A275])-1)-(SEARCH(&quot;title=&quot;;[$'Setlist Input'.A275])+7));&quot;&quot;)">
            <text:p/>
          </table:table-cell>
          <table:table-cell table:formula="of:=IF([.F275];MID([$'Setlist Input'.A275];SEARCH(&quot;score title=&quot;;[$'Setlist Input'.A275])+13;(SEARCH(&quot;path=&quot;;[$'Setlist Input'.A275])-2)-(SEARCH(&quot;score title=&quot;;[$'Setlist Input'.A275])+13));&quot;&quot;)" office:value-type="string" office:string-value="Tomorrow Morning" calcext:value-type="string">
            <text:p>Tomorrow Morning</text:p>
          </table:table-cell>
          <table:table-cell table:formula="of:=IF([.F275];MID([$'Setlist Input'.A275];SEARCH(&quot;path=&quot;;[$'Setlist Input'.A275])+6;(SEARCH(&quot;&gt;&quot;;[$'Setlist Input'.A275])-3)-(SEARCH(&quot;path=&quot;;[$'Setlist Input'.A275])+6));&quot;&quot;)" office:value-type="string" office:string-value="Tomorrow Morning.pdf" calcext:value-type="string">
            <text:p>Tomorrow Morning.pdf</text:p>
          </table:table-cell>
          <table:table-cell/>
          <table:table-cell table:formula="of:=IF([.D275];&quot;&lt;Setlist&gt;&lt;Name&gt;&quot;&amp;[.G275]&amp;&quot;&lt;/Name&gt;&quot;;IF([.E275];&quot;&lt;/Setlist&gt;&quot;;&quot;&quot;))">
            <text:p/>
          </table:table-cell>
          <table:table-cell table:formula="of:=IF([.F275];&quot;&lt;Song&gt;&lt;Title&gt;&quot;&amp;[.H275]&amp;&quot;&lt;/Title&gt;&lt;FileName&gt;&quot;&amp;[.I275]&amp;&quot;&lt;/FileName&gt;&lt;/FileType&gt;1&lt;/FileType&gt;&quot;;&quot;&quot;)" office:value-type="string" office:string-value="&lt;Song&gt;&lt;Title&gt;Tomorrow Morning&lt;/Title&gt;&lt;FileName&gt;Tomorrow Morning.pdf&lt;/FileName&gt;&lt;/FileType&gt;1&lt;/FileType&gt;" calcext:value-type="string">
            <text:p>&lt;Song&gt;&lt;Title&gt;Tomorrow Morning&lt;/Title&gt;&lt;FileName&gt;Tomorrow Morning.pdf&lt;/FileName&gt;&lt;/FileType&gt;1&lt;/FileType&gt;</text:p>
          </table:table-cell>
          <table:table-cell table:formula="of:=IF([.C27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6]));IF(ISBLANK([$'Setlist Input'.A277]);1;0);0)" office:value-type="float" office:value="0" calcext:value-type="float">
            <text:p>0</text:p>
          </table:table-cell>
          <table:table-cell table:style-name="ce6" table:formula="of:=ISNUMBER(SEARCH(&quot;kind=&quot;;[$'Setlist Input'.A27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6]))" office:value-type="boolean" office:boolean-value="true" calcext:value-type="boolean">
            <text:p>TRUE</text:p>
          </table:table-cell>
          <table:table-cell table:formula="of:=IF([.D276];MID([$'Setlist Input'.A276];SEARCH(&quot;title=&quot;;[$'Setlist Input'.A276])+7;(SEARCH(&quot;&gt;&quot;;[$'Setlist Input'.A276])-1)-(SEARCH(&quot;title=&quot;;[$'Setlist Input'.A276])+7));&quot;&quot;)">
            <text:p/>
          </table:table-cell>
          <table:table-cell table:formula="of:=IF([.F276];MID([$'Setlist Input'.A276];SEARCH(&quot;score title=&quot;;[$'Setlist Input'.A276])+13;(SEARCH(&quot;path=&quot;;[$'Setlist Input'.A276])-2)-(SEARCH(&quot;score title=&quot;;[$'Setlist Input'.A276])+13));&quot;&quot;)" office:value-type="string" office:string-value="Blowin in the Wind" calcext:value-type="string">
            <text:p>Blowin in the Wind</text:p>
          </table:table-cell>
          <table:table-cell table:formula="of:=IF([.F276];MID([$'Setlist Input'.A276];SEARCH(&quot;path=&quot;;[$'Setlist Input'.A276])+6;(SEARCH(&quot;&gt;&quot;;[$'Setlist Input'.A276])-3)-(SEARCH(&quot;path=&quot;;[$'Setlist Input'.A276])+6));&quot;&quot;)" office:value-type="string" office:string-value="Blowin in the Wind.pdf" calcext:value-type="string">
            <text:p>Blowin in the Wind.pdf</text:p>
          </table:table-cell>
          <table:table-cell/>
          <table:table-cell table:formula="of:=IF([.D276];&quot;&lt;Setlist&gt;&lt;Name&gt;&quot;&amp;[.G276]&amp;&quot;&lt;/Name&gt;&quot;;IF([.E276];&quot;&lt;/Setlist&gt;&quot;;&quot;&quot;))">
            <text:p/>
          </table:table-cell>
          <table:table-cell table:formula="of:=IF([.F276];&quot;&lt;Song&gt;&lt;Title&gt;&quot;&amp;[.H276]&amp;&quot;&lt;/Title&gt;&lt;FileName&gt;&quot;&amp;[.I276]&amp;&quot;&lt;/FileName&gt;&lt;/FileType&gt;1&lt;/FileType&gt;&quot;;&quot;&quot;)" office:value-type="string" office:string-value="&lt;Song&gt;&lt;Title&gt;Blowin in the Wind&lt;/Title&gt;&lt;FileName&gt;Blowin in the Wind.pdf&lt;/FileName&gt;&lt;/FileType&gt;1&lt;/FileType&gt;" calcext:value-type="string">
            <text:p>&lt;Song&gt;&lt;Title&gt;Blowin in the Wind&lt;/Title&gt;&lt;FileName&gt;Blowin in the Wind.pdf&lt;/FileName&gt;&lt;/FileType&gt;1&lt;/FileType&gt;</text:p>
          </table:table-cell>
          <table:table-cell table:formula="of:=IF([.C27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7]));IF(ISBLANK([$'Setlist Input'.A278]);1;0);0)" office:value-type="float" office:value="0" calcext:value-type="float">
            <text:p>0</text:p>
          </table:table-cell>
          <table:table-cell table:style-name="ce6" table:formula="of:=ISNUMBER(SEARCH(&quot;kind=&quot;;[$'Setlist Input'.A27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7]))" office:value-type="boolean" office:boolean-value="true" calcext:value-type="boolean">
            <text:p>TRUE</text:p>
          </table:table-cell>
          <table:table-cell table:formula="of:=IF([.D277];MID([$'Setlist Input'.A277];SEARCH(&quot;title=&quot;;[$'Setlist Input'.A277])+7;(SEARCH(&quot;&gt;&quot;;[$'Setlist Input'.A277])-1)-(SEARCH(&quot;title=&quot;;[$'Setlist Input'.A277])+7));&quot;&quot;)">
            <text:p/>
          </table:table-cell>
          <table:table-cell table:formula="of:=IF([.F277];MID([$'Setlist Input'.A277];SEARCH(&quot;score title=&quot;;[$'Setlist Input'.A277])+13;(SEARCH(&quot;path=&quot;;[$'Setlist Input'.A277])-2)-(SEARCH(&quot;score title=&quot;;[$'Setlist Input'.A277])+13));&quot;&quot;)" office:value-type="string" office:string-value="Genevieve's Waltz SMN" calcext:value-type="string">
            <text:p>Genevieve's Waltz SMN</text:p>
          </table:table-cell>
          <table:table-cell table:formula="of:=IF([.F277];MID([$'Setlist Input'.A277];SEARCH(&quot;path=&quot;;[$'Setlist Input'.A277])+6;(SEARCH(&quot;&gt;&quot;;[$'Setlist Input'.A277])-3)-(SEARCH(&quot;path=&quot;;[$'Setlist Input'.A277])+6));&quot;&quot;)" office:value-type="string" office:string-value="Genevieve's Waltz SMN.pdf" calcext:value-type="string">
            <text:p>Genevieve's Waltz SMN.pdf</text:p>
          </table:table-cell>
          <table:table-cell/>
          <table:table-cell table:formula="of:=IF([.D277];&quot;&lt;Setlist&gt;&lt;Name&gt;&quot;&amp;[.G277]&amp;&quot;&lt;/Name&gt;&quot;;IF([.E277];&quot;&lt;/Setlist&gt;&quot;;&quot;&quot;))">
            <text:p/>
          </table:table-cell>
          <table:table-cell table:formula="of:=IF([.F277];&quot;&lt;Song&gt;&lt;Title&gt;&quot;&amp;[.H277]&amp;&quot;&lt;/Title&gt;&lt;FileName&gt;&quot;&amp;[.I277]&amp;&quot;&lt;/FileName&gt;&lt;/FileType&gt;1&lt;/FileType&gt;&quot;;&quot;&quot;)" office:value-type="string" office:string-value="&lt;Song&gt;&lt;Title&gt;Genevieve's Waltz SMN&lt;/Title&gt;&lt;FileName&gt;Genevieve's Waltz SMN.pdf&lt;/FileName&gt;&lt;/FileType&gt;1&lt;/FileType&gt;" calcext:value-type="string">
            <text:p>&lt;Song&gt;&lt;Title&gt;Genevieve's Waltz SMN&lt;/Title&gt;&lt;FileName&gt;Genevieve's Waltz SMN.pdf&lt;/FileName&gt;&lt;/FileType&gt;1&lt;/FileType&gt;</text:p>
          </table:table-cell>
          <table:table-cell table:formula="of:=IF([.C27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8]));IF(ISBLANK([$'Setlist Input'.A279]);1;0);0)" office:value-type="float" office:value="0" calcext:value-type="float">
            <text:p>0</text:p>
          </table:table-cell>
          <table:table-cell table:style-name="ce6" table:formula="of:=ISNUMBER(SEARCH(&quot;kind=&quot;;[$'Setlist Input'.A27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8]))" office:value-type="boolean" office:boolean-value="true" calcext:value-type="boolean">
            <text:p>TRUE</text:p>
          </table:table-cell>
          <table:table-cell table:formula="of:=IF([.D278];MID([$'Setlist Input'.A278];SEARCH(&quot;title=&quot;;[$'Setlist Input'.A278])+7;(SEARCH(&quot;&gt;&quot;;[$'Setlist Input'.A278])-1)-(SEARCH(&quot;title=&quot;;[$'Setlist Input'.A278])+7));&quot;&quot;)">
            <text:p/>
          </table:table-cell>
          <table:table-cell table:formula="of:=IF([.F278];MID([$'Setlist Input'.A278];SEARCH(&quot;score title=&quot;;[$'Setlist Input'.A278])+13;(SEARCH(&quot;path=&quot;;[$'Setlist Input'.A278])-2)-(SEARCH(&quot;score title=&quot;;[$'Setlist Input'.A278])+13));&quot;&quot;)" office:value-type="string" office:string-value="Flying Hog Reel" calcext:value-type="string">
            <text:p>Flying Hog Reel</text:p>
          </table:table-cell>
          <table:table-cell table:formula="of:=IF([.F278];MID([$'Setlist Input'.A278];SEARCH(&quot;path=&quot;;[$'Setlist Input'.A278])+6;(SEARCH(&quot;&gt;&quot;;[$'Setlist Input'.A278])-3)-(SEARCH(&quot;path=&quot;;[$'Setlist Input'.A278])+6));&quot;&quot;)" office:value-type="string" office:string-value="Flying Hog Reel.pdf" calcext:value-type="string">
            <text:p>Flying Hog Reel.pdf</text:p>
          </table:table-cell>
          <table:table-cell/>
          <table:table-cell table:formula="of:=IF([.D278];&quot;&lt;Setlist&gt;&lt;Name&gt;&quot;&amp;[.G278]&amp;&quot;&lt;/Name&gt;&quot;;IF([.E278];&quot;&lt;/Setlist&gt;&quot;;&quot;&quot;))">
            <text:p/>
          </table:table-cell>
          <table:table-cell table:formula="of:=IF([.F278];&quot;&lt;Song&gt;&lt;Title&gt;&quot;&amp;[.H278]&amp;&quot;&lt;/Title&gt;&lt;FileName&gt;&quot;&amp;[.I278]&amp;&quot;&lt;/FileName&gt;&lt;/FileType&gt;1&lt;/FileType&gt;&quot;;&quot;&quot;)" office:value-type="string" office:string-value="&lt;Song&gt;&lt;Title&gt;Flying Hog Reel&lt;/Title&gt;&lt;FileName&gt;Flying Hog Reel.pdf&lt;/FileName&gt;&lt;/FileType&gt;1&lt;/FileType&gt;" calcext:value-type="string">
            <text:p>&lt;Song&gt;&lt;Title&gt;Flying Hog Reel&lt;/Title&gt;&lt;FileName&gt;Flying Hog Reel.pdf&lt;/FileName&gt;&lt;/FileType&gt;1&lt;/FileType&gt;</text:p>
          </table:table-cell>
          <table:table-cell table:formula="of:=IF([.C27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79]));IF(ISBLANK([$'Setlist Input'.A280]);1;0);0)" office:value-type="float" office:value="0" calcext:value-type="float">
            <text:p>0</text:p>
          </table:table-cell>
          <table:table-cell table:style-name="ce6" table:formula="of:=ISNUMBER(SEARCH(&quot;kind=&quot;;[$'Setlist Input'.A27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7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79]))" office:value-type="boolean" office:boolean-value="true" calcext:value-type="boolean">
            <text:p>TRUE</text:p>
          </table:table-cell>
          <table:table-cell table:formula="of:=IF([.D279];MID([$'Setlist Input'.A279];SEARCH(&quot;title=&quot;;[$'Setlist Input'.A279])+7;(SEARCH(&quot;&gt;&quot;;[$'Setlist Input'.A279])-1)-(SEARCH(&quot;title=&quot;;[$'Setlist Input'.A279])+7));&quot;&quot;)">
            <text:p/>
          </table:table-cell>
          <table:table-cell table:formula="of:=IF([.F279];MID([$'Setlist Input'.A279];SEARCH(&quot;score title=&quot;;[$'Setlist Input'.A279])+13;(SEARCH(&quot;path=&quot;;[$'Setlist Input'.A279])-2)-(SEARCH(&quot;score title=&quot;;[$'Setlist Input'.A279])+13));&quot;&quot;)" office:value-type="string" office:string-value="This Is My Father’s World" calcext:value-type="string">
            <text:p>This Is My Father’s World</text:p>
          </table:table-cell>
          <table:table-cell table:formula="of:=IF([.F279];MID([$'Setlist Input'.A279];SEARCH(&quot;path=&quot;;[$'Setlist Input'.A279])+6;(SEARCH(&quot;&gt;&quot;;[$'Setlist Input'.A279])-3)-(SEARCH(&quot;path=&quot;;[$'Setlist Input'.A279])+6));&quot;&quot;)" office:value-type="string" office:string-value="This Is My Father’s World.pdf" calcext:value-type="string">
            <text:p>This Is My Father’s World.pdf</text:p>
          </table:table-cell>
          <table:table-cell/>
          <table:table-cell table:formula="of:=IF([.D279];&quot;&lt;Setlist&gt;&lt;Name&gt;&quot;&amp;[.G279]&amp;&quot;&lt;/Name&gt;&quot;;IF([.E279];&quot;&lt;/Setlist&gt;&quot;;&quot;&quot;))">
            <text:p/>
          </table:table-cell>
          <table:table-cell table:formula="of:=IF([.F279];&quot;&lt;Song&gt;&lt;Title&gt;&quot;&amp;[.H279]&amp;&quot;&lt;/Title&gt;&lt;FileName&gt;&quot;&amp;[.I279]&amp;&quot;&lt;/FileName&gt;&lt;/FileType&gt;1&lt;/FileType&gt;&quot;;&quot;&quot;)" office:value-type="string" office:string-value="&lt;Song&gt;&lt;Title&gt;This Is My Father’s World&lt;/Title&gt;&lt;FileName&gt;This Is My Father’s World.pdf&lt;/FileName&gt;&lt;/FileType&gt;1&lt;/FileType&gt;" calcext:value-type="string">
            <text:p>&lt;Song&gt;&lt;Title&gt;This Is My Father’s World&lt;/Title&gt;&lt;FileName&gt;This Is My Father’s World.pdf&lt;/FileName&gt;&lt;/FileType&gt;1&lt;/FileType&gt;</text:p>
          </table:table-cell>
          <table:table-cell table:formula="of:=IF([.C27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0]));IF(ISBLANK([$'Setlist Input'.A281]);1;0);0)" office:value-type="float" office:value="0" calcext:value-type="float">
            <text:p>0</text:p>
          </table:table-cell>
          <table:table-cell table:style-name="ce6" table:formula="of:=ISNUMBER(SEARCH(&quot;kind=&quot;;[$'Setlist Input'.A28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0]))" office:value-type="boolean" office:boolean-value="true" calcext:value-type="boolean">
            <text:p>TRUE</text:p>
          </table:table-cell>
          <table:table-cell table:formula="of:=IF([.D280];MID([$'Setlist Input'.A280];SEARCH(&quot;title=&quot;;[$'Setlist Input'.A280])+7;(SEARCH(&quot;&gt;&quot;;[$'Setlist Input'.A280])-1)-(SEARCH(&quot;title=&quot;;[$'Setlist Input'.A280])+7));&quot;&quot;)">
            <text:p/>
          </table:table-cell>
          <table:table-cell table:formula="of:=IF([.F280];MID([$'Setlist Input'.A280];SEARCH(&quot;score title=&quot;;[$'Setlist Input'.A280])+13;(SEARCH(&quot;path=&quot;;[$'Setlist Input'.A280])-2)-(SEARCH(&quot;score title=&quot;;[$'Setlist Input'.A280])+13));&quot;&quot;)" office:value-type="string" office:string-value="This is My Father's World - duet" calcext:value-type="string">
            <text:p>This is My Father's World - duet</text:p>
          </table:table-cell>
          <table:table-cell table:formula="of:=IF([.F280];MID([$'Setlist Input'.A280];SEARCH(&quot;path=&quot;;[$'Setlist Input'.A280])+6;(SEARCH(&quot;&gt;&quot;;[$'Setlist Input'.A280])-3)-(SEARCH(&quot;path=&quot;;[$'Setlist Input'.A280])+6));&quot;&quot;)" office:value-type="string" office:string-value="This is My Father's World - duet.pdf" calcext:value-type="string">
            <text:p>This is My Father's World - duet.pdf</text:p>
          </table:table-cell>
          <table:table-cell/>
          <table:table-cell table:formula="of:=IF([.D280];&quot;&lt;Setlist&gt;&lt;Name&gt;&quot;&amp;[.G280]&amp;&quot;&lt;/Name&gt;&quot;;IF([.E280];&quot;&lt;/Setlist&gt;&quot;;&quot;&quot;))">
            <text:p/>
          </table:table-cell>
          <table:table-cell table:formula="of:=IF([.F280];&quot;&lt;Song&gt;&lt;Title&gt;&quot;&amp;[.H280]&amp;&quot;&lt;/Title&gt;&lt;FileName&gt;&quot;&amp;[.I280]&amp;&quot;&lt;/FileName&gt;&lt;/FileType&gt;1&lt;/FileType&gt;&quot;;&quot;&quot;)" office:value-type="string" office:string-value="&lt;Song&gt;&lt;Title&gt;This is My Father's World - duet&lt;/Title&gt;&lt;FileName&gt;This is My Father's World - duet.pdf&lt;/FileName&gt;&lt;/FileType&gt;1&lt;/FileType&gt;" calcext:value-type="string">
            <text:p>&lt;Song&gt;&lt;Title&gt;This is My Father's World - duet&lt;/Title&gt;&lt;FileName&gt;This is My Father's World - duet.pdf&lt;/FileName&gt;&lt;/FileType&gt;1&lt;/FileType&gt;</text:p>
          </table:table-cell>
          <table:table-cell table:formula="of:=IF([.C28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1]));IF(ISBLANK([$'Setlist Input'.A282]);1;0);0)" office:value-type="float" office:value="0" calcext:value-type="float">
            <text:p>0</text:p>
          </table:table-cell>
          <table:table-cell table:style-name="ce6" table:formula="of:=ISNUMBER(SEARCH(&quot;kind=&quot;;[$'Setlist Input'.A28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1]))" office:value-type="boolean" office:boolean-value="true" calcext:value-type="boolean">
            <text:p>TRUE</text:p>
          </table:table-cell>
          <table:table-cell table:formula="of:=IF([.D281];MID([$'Setlist Input'.A281];SEARCH(&quot;title=&quot;;[$'Setlist Input'.A281])+7;(SEARCH(&quot;&gt;&quot;;[$'Setlist Input'.A281])-1)-(SEARCH(&quot;title=&quot;;[$'Setlist Input'.A281])+7));&quot;&quot;)">
            <text:p/>
          </table:table-cell>
          <table:table-cell table:formula="of:=IF([.F281];MID([$'Setlist Input'.A281];SEARCH(&quot;score title=&quot;;[$'Setlist Input'.A281])+13;(SEARCH(&quot;path=&quot;;[$'Setlist Input'.A281])-2)-(SEARCH(&quot;score title=&quot;;[$'Setlist Input'.A281])+13));&quot;&quot;)" office:value-type="string" office:string-value="Marjorie's Waltz - 3 levels" calcext:value-type="string">
            <text:p>Marjorie's Waltz - 3 levels</text:p>
          </table:table-cell>
          <table:table-cell table:formula="of:=IF([.F281];MID([$'Setlist Input'.A281];SEARCH(&quot;path=&quot;;[$'Setlist Input'.A281])+6;(SEARCH(&quot;&gt;&quot;;[$'Setlist Input'.A281])-3)-(SEARCH(&quot;path=&quot;;[$'Setlist Input'.A281])+6));&quot;&quot;)" office:value-type="string" office:string-value="Marjorie's Waltz - 3 levels 2.pdf" calcext:value-type="string">
            <text:p>Marjorie's Waltz - 3 levels 2.pdf</text:p>
          </table:table-cell>
          <table:table-cell/>
          <table:table-cell table:formula="of:=IF([.D281];&quot;&lt;Setlist&gt;&lt;Name&gt;&quot;&amp;[.G281]&amp;&quot;&lt;/Name&gt;&quot;;IF([.E281];&quot;&lt;/Setlist&gt;&quot;;&quot;&quot;))">
            <text:p/>
          </table:table-cell>
          <table:table-cell table:formula="of:=IF([.F281];&quot;&lt;Song&gt;&lt;Title&gt;&quot;&amp;[.H281]&amp;&quot;&lt;/Title&gt;&lt;FileName&gt;&quot;&amp;[.I281]&amp;&quot;&lt;/FileName&gt;&lt;/FileType&gt;1&lt;/FileType&gt;&quot;;&quot;&quot;)" office:value-type="string" office:string-value="&lt;Song&gt;&lt;Title&gt;Marjorie's Waltz - 3 levels&lt;/Title&gt;&lt;FileName&gt;Marjorie's Waltz - 3 levels 2.pdf&lt;/FileName&gt;&lt;/FileType&gt;1&lt;/FileType&gt;" calcext:value-type="string">
            <text:p>&lt;Song&gt;&lt;Title&gt;Marjorie's Waltz - 3 levels&lt;/Title&gt;&lt;FileName&gt;Marjorie's Waltz - 3 levels 2.pdf&lt;/FileName&gt;&lt;/FileType&gt;1&lt;/FileType&gt;</text:p>
          </table:table-cell>
          <table:table-cell table:formula="of:=IF([.C28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2]));IF(ISBLANK([$'Setlist Input'.A283]);1;0);0)" office:value-type="float" office:value="0" calcext:value-type="float">
            <text:p>0</text:p>
          </table:table-cell>
          <table:table-cell table:style-name="ce6" table:formula="of:=ISNUMBER(SEARCH(&quot;kind=&quot;;[$'Setlist Input'.A28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2]))" office:value-type="boolean" office:boolean-value="true" calcext:value-type="boolean">
            <text:p>TRUE</text:p>
          </table:table-cell>
          <table:table-cell table:formula="of:=IF([.D282];MID([$'Setlist Input'.A282];SEARCH(&quot;title=&quot;;[$'Setlist Input'.A282])+7;(SEARCH(&quot;&gt;&quot;;[$'Setlist Input'.A282])-1)-(SEARCH(&quot;title=&quot;;[$'Setlist Input'.A282])+7));&quot;&quot;)">
            <text:p/>
          </table:table-cell>
          <table:table-cell table:formula="of:=IF([.F282];MID([$'Setlist Input'.A282];SEARCH(&quot;score title=&quot;;[$'Setlist Input'.A282])+13;(SEARCH(&quot;path=&quot;;[$'Setlist Input'.A282])-2)-(SEARCH(&quot;score title=&quot;;[$'Setlist Input'.A282])+13));&quot;&quot;)" office:value-type="string" office:string-value="OB LA DI - Long - chrd-mldy" calcext:value-type="string">
            <text:p>OB LA DI - Long - chrd-mldy</text:p>
          </table:table-cell>
          <table:table-cell table:formula="of:=IF([.F282];MID([$'Setlist Input'.A282];SEARCH(&quot;path=&quot;;[$'Setlist Input'.A282])+6;(SEARCH(&quot;&gt;&quot;;[$'Setlist Input'.A282])-3)-(SEARCH(&quot;path=&quot;;[$'Setlist Input'.A282])+6));&quot;&quot;)" office:value-type="string" office:string-value="OB LA DI - Long - chrd-mldy.pdf" calcext:value-type="string">
            <text:p>OB LA DI - Long - chrd-mldy.pdf</text:p>
          </table:table-cell>
          <table:table-cell/>
          <table:table-cell table:formula="of:=IF([.D282];&quot;&lt;Setlist&gt;&lt;Name&gt;&quot;&amp;[.G282]&amp;&quot;&lt;/Name&gt;&quot;;IF([.E282];&quot;&lt;/Setlist&gt;&quot;;&quot;&quot;))">
            <text:p/>
          </table:table-cell>
          <table:table-cell table:formula="of:=IF([.F282];&quot;&lt;Song&gt;&lt;Title&gt;&quot;&amp;[.H282]&amp;&quot;&lt;/Title&gt;&lt;FileName&gt;&quot;&amp;[.I282]&amp;&quot;&lt;/FileName&gt;&lt;/FileType&gt;1&lt;/FileType&gt;&quot;;&quot;&quot;)" office:value-type="string" office:string-value="&lt;Song&gt;&lt;Title&gt;OB LA DI - Long - chrd-mldy&lt;/Title&gt;&lt;FileName&gt;OB LA DI - Long - chrd-mldy.pdf&lt;/FileName&gt;&lt;/FileType&gt;1&lt;/FileType&gt;" calcext:value-type="string">
            <text:p>&lt;Song&gt;&lt;Title&gt;OB LA DI - Long - chrd-mldy&lt;/Title&gt;&lt;FileName&gt;OB LA DI - Long - chrd-mldy.pdf&lt;/FileName&gt;&lt;/FileType&gt;1&lt;/FileType&gt;</text:p>
          </table:table-cell>
          <table:table-cell table:formula="of:=IF([.C28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3]));IF(ISBLANK([$'Setlist Input'.A284]);1;0);0)" office:value-type="float" office:value="0" calcext:value-type="float">
            <text:p>0</text:p>
          </table:table-cell>
          <table:table-cell table:style-name="ce6" table:formula="of:=ISNUMBER(SEARCH(&quot;kind=&quot;;[$'Setlist Input'.A28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3]))" office:value-type="boolean" office:boolean-value="true" calcext:value-type="boolean">
            <text:p>TRUE</text:p>
          </table:table-cell>
          <table:table-cell table:formula="of:=IF([.D283];MID([$'Setlist Input'.A283];SEARCH(&quot;title=&quot;;[$'Setlist Input'.A283])+7;(SEARCH(&quot;&gt;&quot;;[$'Setlist Input'.A283])-1)-(SEARCH(&quot;title=&quot;;[$'Setlist Input'.A283])+7));&quot;&quot;)">
            <text:p/>
          </table:table-cell>
          <table:table-cell table:formula="of:=IF([.F283];MID([$'Setlist Input'.A283];SEARCH(&quot;score title=&quot;;[$'Setlist Input'.A283])+13;(SEARCH(&quot;path=&quot;;[$'Setlist Input'.A283])-2)-(SEARCH(&quot;score title=&quot;;[$'Setlist Input'.A283])+13));&quot;&quot;)" office:value-type="string" office:string-value="OB LA DI - Long - Mldy Only" calcext:value-type="string">
            <text:p>OB LA DI - Long - Mldy Only</text:p>
          </table:table-cell>
          <table:table-cell table:formula="of:=IF([.F283];MID([$'Setlist Input'.A283];SEARCH(&quot;path=&quot;;[$'Setlist Input'.A283])+6;(SEARCH(&quot;&gt;&quot;;[$'Setlist Input'.A283])-3)-(SEARCH(&quot;path=&quot;;[$'Setlist Input'.A283])+6));&quot;&quot;)" office:value-type="string" office:string-value="OB LA DI - Long - Mldy Only.pdf" calcext:value-type="string">
            <text:p>OB LA DI - Long - Mldy Only.pdf</text:p>
          </table:table-cell>
          <table:table-cell/>
          <table:table-cell table:formula="of:=IF([.D283];&quot;&lt;Setlist&gt;&lt;Name&gt;&quot;&amp;[.G283]&amp;&quot;&lt;/Name&gt;&quot;;IF([.E283];&quot;&lt;/Setlist&gt;&quot;;&quot;&quot;))">
            <text:p/>
          </table:table-cell>
          <table:table-cell table:formula="of:=IF([.F283];&quot;&lt;Song&gt;&lt;Title&gt;&quot;&amp;[.H283]&amp;&quot;&lt;/Title&gt;&lt;FileName&gt;&quot;&amp;[.I283]&amp;&quot;&lt;/FileName&gt;&lt;/FileType&gt;1&lt;/FileType&gt;&quot;;&quot;&quot;)" office:value-type="string" office:string-value="&lt;Song&gt;&lt;Title&gt;OB LA DI - Long - Mldy Only&lt;/Title&gt;&lt;FileName&gt;OB LA DI - Long - Mldy Only.pdf&lt;/FileName&gt;&lt;/FileType&gt;1&lt;/FileType&gt;" calcext:value-type="string">
            <text:p>&lt;Song&gt;&lt;Title&gt;OB LA DI - Long - Mldy Only&lt;/Title&gt;&lt;FileName&gt;OB LA DI - Long - Mldy Only.pdf&lt;/FileName&gt;&lt;/FileType&gt;1&lt;/FileType&gt;</text:p>
          </table:table-cell>
          <table:table-cell table:formula="of:=IF([.C28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4]));IF(ISBLANK([$'Setlist Input'.A285]);1;0);0)" office:value-type="float" office:value="0" calcext:value-type="float">
            <text:p>0</text:p>
          </table:table-cell>
          <table:table-cell table:style-name="ce6" table:formula="of:=ISNUMBER(SEARCH(&quot;kind=&quot;;[$'Setlist Input'.A28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4]))" office:value-type="boolean" office:boolean-value="true" calcext:value-type="boolean">
            <text:p>TRUE</text:p>
          </table:table-cell>
          <table:table-cell table:formula="of:=IF([.D284];MID([$'Setlist Input'.A284];SEARCH(&quot;title=&quot;;[$'Setlist Input'.A284])+7;(SEARCH(&quot;&gt;&quot;;[$'Setlist Input'.A284])-1)-(SEARCH(&quot;title=&quot;;[$'Setlist Input'.A284])+7));&quot;&quot;)">
            <text:p/>
          </table:table-cell>
          <table:table-cell table:formula="of:=IF([.F284];MID([$'Setlist Input'.A284];SEARCH(&quot;score title=&quot;;[$'Setlist Input'.A284])+13;(SEARCH(&quot;path=&quot;;[$'Setlist Input'.A284])-2)-(SEARCH(&quot;score title=&quot;;[$'Setlist Input'.A284])+13));&quot;&quot;)" office:value-type="string" office:string-value="My Sweet Lady long" calcext:value-type="string">
            <text:p>My Sweet Lady long</text:p>
          </table:table-cell>
          <table:table-cell table:formula="of:=IF([.F284];MID([$'Setlist Input'.A284];SEARCH(&quot;path=&quot;;[$'Setlist Input'.A284])+6;(SEARCH(&quot;&gt;&quot;;[$'Setlist Input'.A284])-3)-(SEARCH(&quot;path=&quot;;[$'Setlist Input'.A284])+6));&quot;&quot;)" office:value-type="string" office:string-value="My Sweet Lady long.pdf" calcext:value-type="string">
            <text:p>My Sweet Lady long.pdf</text:p>
          </table:table-cell>
          <table:table-cell/>
          <table:table-cell table:formula="of:=IF([.D284];&quot;&lt;Setlist&gt;&lt;Name&gt;&quot;&amp;[.G284]&amp;&quot;&lt;/Name&gt;&quot;;IF([.E284];&quot;&lt;/Setlist&gt;&quot;;&quot;&quot;))">
            <text:p/>
          </table:table-cell>
          <table:table-cell table:formula="of:=IF([.F284];&quot;&lt;Song&gt;&lt;Title&gt;&quot;&amp;[.H284]&amp;&quot;&lt;/Title&gt;&lt;FileName&gt;&quot;&amp;[.I284]&amp;&quot;&lt;/FileName&gt;&lt;/FileType&gt;1&lt;/FileType&gt;&quot;;&quot;&quot;)" office:value-type="string" office:string-value="&lt;Song&gt;&lt;Title&gt;My Sweet Lady long&lt;/Title&gt;&lt;FileName&gt;My Sweet Lady long.pdf&lt;/FileName&gt;&lt;/FileType&gt;1&lt;/FileType&gt;" calcext:value-type="string">
            <text:p>&lt;Song&gt;&lt;Title&gt;My Sweet Lady long&lt;/Title&gt;&lt;FileName&gt;My Sweet Lady long.pdf&lt;/FileName&gt;&lt;/FileType&gt;1&lt;/FileType&gt;</text:p>
          </table:table-cell>
          <table:table-cell table:formula="of:=IF([.C28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5]));IF(ISBLANK([$'Setlist Input'.A286]);1;0);0)" office:value-type="float" office:value="0" calcext:value-type="float">
            <text:p>0</text:p>
          </table:table-cell>
          <table:table-cell table:style-name="ce6" table:formula="of:=ISNUMBER(SEARCH(&quot;kind=&quot;;[$'Setlist Input'.A28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5]))" office:value-type="boolean" office:boolean-value="true" calcext:value-type="boolean">
            <text:p>TRUE</text:p>
          </table:table-cell>
          <table:table-cell table:formula="of:=IF([.D285];MID([$'Setlist Input'.A285];SEARCH(&quot;title=&quot;;[$'Setlist Input'.A285])+7;(SEARCH(&quot;&gt;&quot;;[$'Setlist Input'.A285])-1)-(SEARCH(&quot;title=&quot;;[$'Setlist Input'.A285])+7));&quot;&quot;)">
            <text:p/>
          </table:table-cell>
          <table:table-cell table:formula="of:=IF([.F285];MID([$'Setlist Input'.A285];SEARCH(&quot;score title=&quot;;[$'Setlist Input'.A285])+13;(SEARCH(&quot;path=&quot;;[$'Setlist Input'.A285])-2)-(SEARCH(&quot;score title=&quot;;[$'Setlist Input'.A285])+13));&quot;&quot;)" office:value-type="string" office:string-value="Go In Peace" calcext:value-type="string">
            <text:p>Go In Peace</text:p>
          </table:table-cell>
          <table:table-cell table:formula="of:=IF([.F285];MID([$'Setlist Input'.A285];SEARCH(&quot;path=&quot;;[$'Setlist Input'.A285])+6;(SEARCH(&quot;&gt;&quot;;[$'Setlist Input'.A285])-3)-(SEARCH(&quot;path=&quot;;[$'Setlist Input'.A285])+6));&quot;&quot;)" office:value-type="string" office:string-value="Go In Peace.pdf" calcext:value-type="string">
            <text:p>Go In Peace.pdf</text:p>
          </table:table-cell>
          <table:table-cell/>
          <table:table-cell table:formula="of:=IF([.D285];&quot;&lt;Setlist&gt;&lt;Name&gt;&quot;&amp;[.G285]&amp;&quot;&lt;/Name&gt;&quot;;IF([.E285];&quot;&lt;/Setlist&gt;&quot;;&quot;&quot;))">
            <text:p/>
          </table:table-cell>
          <table:table-cell table:formula="of:=IF([.F285];&quot;&lt;Song&gt;&lt;Title&gt;&quot;&amp;[.H285]&amp;&quot;&lt;/Title&gt;&lt;FileName&gt;&quot;&amp;[.I285]&amp;&quot;&lt;/FileName&gt;&lt;/FileType&gt;1&lt;/FileType&gt;&quot;;&quot;&quot;)" office:value-type="string" office:string-value="&lt;Song&gt;&lt;Title&gt;Go In Peace&lt;/Title&gt;&lt;FileName&gt;Go In Peace.pdf&lt;/FileName&gt;&lt;/FileType&gt;1&lt;/FileType&gt;" calcext:value-type="string">
            <text:p>&lt;Song&gt;&lt;Title&gt;Go In Peace&lt;/Title&gt;&lt;FileName&gt;Go In Peace.pdf&lt;/FileName&gt;&lt;/FileType&gt;1&lt;/FileType&gt;</text:p>
          </table:table-cell>
          <table:table-cell table:formula="of:=IF([.C28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6]));IF(ISBLANK([$'Setlist Input'.A287]);1;0);0)" office:value-type="float" office:value="0" calcext:value-type="float">
            <text:p>0</text:p>
          </table:table-cell>
          <table:table-cell table:style-name="ce6" table:formula="of:=ISNUMBER(SEARCH(&quot;kind=&quot;;[$'Setlist Input'.A28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6]))" office:value-type="boolean" office:boolean-value="true" calcext:value-type="boolean">
            <text:p>TRUE</text:p>
          </table:table-cell>
          <table:table-cell table:formula="of:=IF([.D286];MID([$'Setlist Input'.A286];SEARCH(&quot;title=&quot;;[$'Setlist Input'.A286])+7;(SEARCH(&quot;&gt;&quot;;[$'Setlist Input'.A286])-1)-(SEARCH(&quot;title=&quot;;[$'Setlist Input'.A286])+7));&quot;&quot;)">
            <text:p/>
          </table:table-cell>
          <table:table-cell table:formula="of:=IF([.F286];MID([$'Setlist Input'.A286];SEARCH(&quot;score title=&quot;;[$'Setlist Input'.A286])+13;(SEARCH(&quot;path=&quot;;[$'Setlist Input'.A286])-2)-(SEARCH(&quot;score title=&quot;;[$'Setlist Input'.A286])+13));&quot;&quot;)" office:value-type="string" office:string-value="Spanish Lady" calcext:value-type="string">
            <text:p>Spanish Lady</text:p>
          </table:table-cell>
          <table:table-cell table:formula="of:=IF([.F286];MID([$'Setlist Input'.A286];SEARCH(&quot;path=&quot;;[$'Setlist Input'.A286])+6;(SEARCH(&quot;&gt;&quot;;[$'Setlist Input'.A286])-3)-(SEARCH(&quot;path=&quot;;[$'Setlist Input'.A286])+6));&quot;&quot;)" office:value-type="string" office:string-value="Spanish Lady.pdf" calcext:value-type="string">
            <text:p>Spanish Lady.pdf</text:p>
          </table:table-cell>
          <table:table-cell/>
          <table:table-cell table:formula="of:=IF([.D286];&quot;&lt;Setlist&gt;&lt;Name&gt;&quot;&amp;[.G286]&amp;&quot;&lt;/Name&gt;&quot;;IF([.E286];&quot;&lt;/Setlist&gt;&quot;;&quot;&quot;))">
            <text:p/>
          </table:table-cell>
          <table:table-cell table:formula="of:=IF([.F286];&quot;&lt;Song&gt;&lt;Title&gt;&quot;&amp;[.H286]&amp;&quot;&lt;/Title&gt;&lt;FileName&gt;&quot;&amp;[.I286]&amp;&quot;&lt;/FileName&gt;&lt;/FileType&gt;1&lt;/FileType&gt;&quot;;&quot;&quot;)" office:value-type="string" office:string-value="&lt;Song&gt;&lt;Title&gt;Spanish Lady&lt;/Title&gt;&lt;FileName&gt;Spanish Lady.pdf&lt;/FileName&gt;&lt;/FileType&gt;1&lt;/FileType&gt;" calcext:value-type="string">
            <text:p>&lt;Song&gt;&lt;Title&gt;Spanish Lady&lt;/Title&gt;&lt;FileName&gt;Spanish Lady.pdf&lt;/FileName&gt;&lt;/FileType&gt;1&lt;/FileType&gt;</text:p>
          </table:table-cell>
          <table:table-cell table:formula="of:=IF([.C28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7]));IF(ISBLANK([$'Setlist Input'.A288]);1;0);0)" office:value-type="float" office:value="0" calcext:value-type="float">
            <text:p>0</text:p>
          </table:table-cell>
          <table:table-cell table:style-name="ce6" table:formula="of:=ISNUMBER(SEARCH(&quot;kind=&quot;;[$'Setlist Input'.A28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7]))" office:value-type="boolean" office:boolean-value="true" calcext:value-type="boolean">
            <text:p>TRUE</text:p>
          </table:table-cell>
          <table:table-cell table:formula="of:=IF([.D287];MID([$'Setlist Input'.A287];SEARCH(&quot;title=&quot;;[$'Setlist Input'.A287])+7;(SEARCH(&quot;&gt;&quot;;[$'Setlist Input'.A287])-1)-(SEARCH(&quot;title=&quot;;[$'Setlist Input'.A287])+7));&quot;&quot;)">
            <text:p/>
          </table:table-cell>
          <table:table-cell table:formula="of:=IF([.F287];MID([$'Setlist Input'.A287];SEARCH(&quot;score title=&quot;;[$'Setlist Input'.A287])+13;(SEARCH(&quot;path=&quot;;[$'Setlist Input'.A287])-2)-(SEARCH(&quot;score title=&quot;;[$'Setlist Input'.A287])+13));&quot;&quot;)" office:value-type="string" office:string-value="Sidewalks of New York" calcext:value-type="string">
            <text:p>Sidewalks of New York</text:p>
          </table:table-cell>
          <table:table-cell table:formula="of:=IF([.F287];MID([$'Setlist Input'.A287];SEARCH(&quot;path=&quot;;[$'Setlist Input'.A287])+6;(SEARCH(&quot;&gt;&quot;;[$'Setlist Input'.A287])-3)-(SEARCH(&quot;path=&quot;;[$'Setlist Input'.A287])+6));&quot;&quot;)" office:value-type="string" office:string-value="Sidewalks of New York.pdf" calcext:value-type="string">
            <text:p>Sidewalks of New York.pdf</text:p>
          </table:table-cell>
          <table:table-cell/>
          <table:table-cell table:formula="of:=IF([.D287];&quot;&lt;Setlist&gt;&lt;Name&gt;&quot;&amp;[.G287]&amp;&quot;&lt;/Name&gt;&quot;;IF([.E287];&quot;&lt;/Setlist&gt;&quot;;&quot;&quot;))">
            <text:p/>
          </table:table-cell>
          <table:table-cell table:formula="of:=IF([.F287];&quot;&lt;Song&gt;&lt;Title&gt;&quot;&amp;[.H287]&amp;&quot;&lt;/Title&gt;&lt;FileName&gt;&quot;&amp;[.I287]&amp;&quot;&lt;/FileName&gt;&lt;/FileType&gt;1&lt;/FileType&gt;&quot;;&quot;&quot;)" office:value-type="string" office:string-value="&lt;Song&gt;&lt;Title&gt;Sidewalks of New York&lt;/Title&gt;&lt;FileName&gt;Sidewalks of New York.pdf&lt;/FileName&gt;&lt;/FileType&gt;1&lt;/FileType&gt;" calcext:value-type="string">
            <text:p>&lt;Song&gt;&lt;Title&gt;Sidewalks of New York&lt;/Title&gt;&lt;FileName&gt;Sidewalks of New York.pdf&lt;/FileName&gt;&lt;/FileType&gt;1&lt;/FileType&gt;</text:p>
          </table:table-cell>
          <table:table-cell table:formula="of:=IF([.C28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8]));IF(ISBLANK([$'Setlist Input'.A289]);1;0);0)" office:value-type="float" office:value="0" calcext:value-type="float">
            <text:p>0</text:p>
          </table:table-cell>
          <table:table-cell table:style-name="ce6" table:formula="of:=ISNUMBER(SEARCH(&quot;kind=&quot;;[$'Setlist Input'.A28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8]))" office:value-type="boolean" office:boolean-value="true" calcext:value-type="boolean">
            <text:p>TRUE</text:p>
          </table:table-cell>
          <table:table-cell table:formula="of:=IF([.D288];MID([$'Setlist Input'.A288];SEARCH(&quot;title=&quot;;[$'Setlist Input'.A288])+7;(SEARCH(&quot;&gt;&quot;;[$'Setlist Input'.A288])-1)-(SEARCH(&quot;title=&quot;;[$'Setlist Input'.A288])+7));&quot;&quot;)">
            <text:p/>
          </table:table-cell>
          <table:table-cell table:formula="of:=IF([.F288];MID([$'Setlist Input'.A288];SEARCH(&quot;score title=&quot;;[$'Setlist Input'.A288])+13;(SEARCH(&quot;path=&quot;;[$'Setlist Input'.A288])-2)-(SEARCH(&quot;score title=&quot;;[$'Setlist Input'.A288])+13));&quot;&quot;)" office:value-type="string" office:string-value="Mallard Island Hymn" calcext:value-type="string">
            <text:p>Mallard Island Hymn</text:p>
          </table:table-cell>
          <table:table-cell table:formula="of:=IF([.F288];MID([$'Setlist Input'.A288];SEARCH(&quot;path=&quot;;[$'Setlist Input'.A288])+6;(SEARCH(&quot;&gt;&quot;;[$'Setlist Input'.A288])-3)-(SEARCH(&quot;path=&quot;;[$'Setlist Input'.A288])+6));&quot;&quot;)" office:value-type="string" office:string-value="Mallard Island Hymn.pdf" calcext:value-type="string">
            <text:p>Mallard Island Hymn.pdf</text:p>
          </table:table-cell>
          <table:table-cell/>
          <table:table-cell table:formula="of:=IF([.D288];&quot;&lt;Setlist&gt;&lt;Name&gt;&quot;&amp;[.G288]&amp;&quot;&lt;/Name&gt;&quot;;IF([.E288];&quot;&lt;/Setlist&gt;&quot;;&quot;&quot;))">
            <text:p/>
          </table:table-cell>
          <table:table-cell table:formula="of:=IF([.F288];&quot;&lt;Song&gt;&lt;Title&gt;&quot;&amp;[.H288]&amp;&quot;&lt;/Title&gt;&lt;FileName&gt;&quot;&amp;[.I288]&amp;&quot;&lt;/FileName&gt;&lt;/FileType&gt;1&lt;/FileType&gt;&quot;;&quot;&quot;)" office:value-type="string" office:string-value="&lt;Song&gt;&lt;Title&gt;Mallard Island Hymn&lt;/Title&gt;&lt;FileName&gt;Mallard Island Hymn.pdf&lt;/FileName&gt;&lt;/FileType&gt;1&lt;/FileType&gt;" calcext:value-type="string">
            <text:p>&lt;Song&gt;&lt;Title&gt;Mallard Island Hymn&lt;/Title&gt;&lt;FileName&gt;Mallard Island Hymn.pdf&lt;/FileName&gt;&lt;/FileType&gt;1&lt;/FileType&gt;</text:p>
          </table:table-cell>
          <table:table-cell table:formula="of:=IF([.C28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89]));IF(ISBLANK([$'Setlist Input'.A290]);1;0);0)" office:value-type="float" office:value="0" calcext:value-type="float">
            <text:p>0</text:p>
          </table:table-cell>
          <table:table-cell table:style-name="ce6" table:formula="of:=ISNUMBER(SEARCH(&quot;kind=&quot;;[$'Setlist Input'.A28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8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89]))" office:value-type="boolean" office:boolean-value="true" calcext:value-type="boolean">
            <text:p>TRUE</text:p>
          </table:table-cell>
          <table:table-cell table:formula="of:=IF([.D289];MID([$'Setlist Input'.A289];SEARCH(&quot;title=&quot;;[$'Setlist Input'.A289])+7;(SEARCH(&quot;&gt;&quot;;[$'Setlist Input'.A289])-1)-(SEARCH(&quot;title=&quot;;[$'Setlist Input'.A289])+7));&quot;&quot;)">
            <text:p/>
          </table:table-cell>
          <table:table-cell table:formula="of:=IF([.F289];MID([$'Setlist Input'.A289];SEARCH(&quot;score title=&quot;;[$'Setlist Input'.A289])+13;(SEARCH(&quot;path=&quot;;[$'Setlist Input'.A289])-2)-(SEARCH(&quot;score title=&quot;;[$'Setlist Input'.A289])+13));&quot;&quot;)" office:value-type="string" office:string-value="Southwind Conger Duet" calcext:value-type="string">
            <text:p>Southwind Conger Duet</text:p>
          </table:table-cell>
          <table:table-cell table:formula="of:=IF([.F289];MID([$'Setlist Input'.A289];SEARCH(&quot;path=&quot;;[$'Setlist Input'.A289])+6;(SEARCH(&quot;&gt;&quot;;[$'Setlist Input'.A289])-3)-(SEARCH(&quot;path=&quot;;[$'Setlist Input'.A289])+6));&quot;&quot;)" office:value-type="string" office:string-value="Southwind Conger Duet.pdf" calcext:value-type="string">
            <text:p>Southwind Conger Duet.pdf</text:p>
          </table:table-cell>
          <table:table-cell/>
          <table:table-cell table:formula="of:=IF([.D289];&quot;&lt;Setlist&gt;&lt;Name&gt;&quot;&amp;[.G289]&amp;&quot;&lt;/Name&gt;&quot;;IF([.E289];&quot;&lt;/Setlist&gt;&quot;;&quot;&quot;))">
            <text:p/>
          </table:table-cell>
          <table:table-cell table:formula="of:=IF([.F289];&quot;&lt;Song&gt;&lt;Title&gt;&quot;&amp;[.H289]&amp;&quot;&lt;/Title&gt;&lt;FileName&gt;&quot;&amp;[.I289]&amp;&quot;&lt;/FileName&gt;&lt;/FileType&gt;1&lt;/FileType&gt;&quot;;&quot;&quot;)" office:value-type="string" office:string-value="&lt;Song&gt;&lt;Title&gt;Southwind Conger Duet&lt;/Title&gt;&lt;FileName&gt;Southwind Conger Duet.pdf&lt;/FileName&gt;&lt;/FileType&gt;1&lt;/FileType&gt;" calcext:value-type="string">
            <text:p>&lt;Song&gt;&lt;Title&gt;Southwind Conger Duet&lt;/Title&gt;&lt;FileName&gt;Southwind Conger Duet.pdf&lt;/FileName&gt;&lt;/FileType&gt;1&lt;/FileType&gt;</text:p>
          </table:table-cell>
          <table:table-cell table:formula="of:=IF([.C28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0]));IF(ISBLANK([$'Setlist Input'.A291]);1;0);0)" office:value-type="float" office:value="0" calcext:value-type="float">
            <text:p>0</text:p>
          </table:table-cell>
          <table:table-cell table:style-name="ce6" table:formula="of:=ISNUMBER(SEARCH(&quot;kind=&quot;;[$'Setlist Input'.A29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0]))" office:value-type="boolean" office:boolean-value="true" calcext:value-type="boolean">
            <text:p>TRUE</text:p>
          </table:table-cell>
          <table:table-cell table:formula="of:=IF([.D290];MID([$'Setlist Input'.A290];SEARCH(&quot;title=&quot;;[$'Setlist Input'.A290])+7;(SEARCH(&quot;&gt;&quot;;[$'Setlist Input'.A290])-1)-(SEARCH(&quot;title=&quot;;[$'Setlist Input'.A290])+7));&quot;&quot;)">
            <text:p/>
          </table:table-cell>
          <table:table-cell table:formula="of:=IF([.F290];MID([$'Setlist Input'.A290];SEARCH(&quot;score title=&quot;;[$'Setlist Input'.A290])+13;(SEARCH(&quot;path=&quot;;[$'Setlist Input'.A290])-2)-(SEARCH(&quot;score title=&quot;;[$'Setlist Input'.A290])+13));&quot;&quot;)" office:value-type="string" office:string-value="Crying Waltz" calcext:value-type="string">
            <text:p>Crying Waltz</text:p>
          </table:table-cell>
          <table:table-cell table:formula="of:=IF([.F290];MID([$'Setlist Input'.A290];SEARCH(&quot;path=&quot;;[$'Setlist Input'.A290])+6;(SEARCH(&quot;&gt;&quot;;[$'Setlist Input'.A290])-3)-(SEARCH(&quot;path=&quot;;[$'Setlist Input'.A290])+6));&quot;&quot;)" office:value-type="string" office:string-value="Crying Waltz 2.pdf" calcext:value-type="string">
            <text:p>Crying Waltz 2.pdf</text:p>
          </table:table-cell>
          <table:table-cell/>
          <table:table-cell table:formula="of:=IF([.D290];&quot;&lt;Setlist&gt;&lt;Name&gt;&quot;&amp;[.G290]&amp;&quot;&lt;/Name&gt;&quot;;IF([.E290];&quot;&lt;/Setlist&gt;&quot;;&quot;&quot;))">
            <text:p/>
          </table:table-cell>
          <table:table-cell table:formula="of:=IF([.F290];&quot;&lt;Song&gt;&lt;Title&gt;&quot;&amp;[.H290]&amp;&quot;&lt;/Title&gt;&lt;FileName&gt;&quot;&amp;[.I290]&amp;&quot;&lt;/FileName&gt;&lt;/FileType&gt;1&lt;/FileType&gt;&quot;;&quot;&quot;)" office:value-type="string" office:string-value="&lt;Song&gt;&lt;Title&gt;Crying Waltz&lt;/Title&gt;&lt;FileName&gt;Crying Waltz 2.pdf&lt;/FileName&gt;&lt;/FileType&gt;1&lt;/FileType&gt;" calcext:value-type="string">
            <text:p>&lt;Song&gt;&lt;Title&gt;Crying Waltz&lt;/Title&gt;&lt;FileName&gt;Crying Waltz 2.pdf&lt;/FileName&gt;&lt;/FileType&gt;1&lt;/FileType&gt;</text:p>
          </table:table-cell>
          <table:table-cell table:formula="of:=IF([.C29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1]));IF(ISBLANK([$'Setlist Input'.A292]);1;0);0)" office:value-type="float" office:value="0" calcext:value-type="float">
            <text:p>0</text:p>
          </table:table-cell>
          <table:table-cell table:style-name="ce6" table:formula="of:=ISNUMBER(SEARCH(&quot;kind=&quot;;[$'Setlist Input'.A29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1]))" office:value-type="boolean" office:boolean-value="true" calcext:value-type="boolean">
            <text:p>TRUE</text:p>
          </table:table-cell>
          <table:table-cell table:formula="of:=IF([.D291];MID([$'Setlist Input'.A291];SEARCH(&quot;title=&quot;;[$'Setlist Input'.A291])+7;(SEARCH(&quot;&gt;&quot;;[$'Setlist Input'.A291])-1)-(SEARCH(&quot;title=&quot;;[$'Setlist Input'.A291])+7));&quot;&quot;)">
            <text:p/>
          </table:table-cell>
          <table:table-cell table:formula="of:=IF([.F291];MID([$'Setlist Input'.A291];SEARCH(&quot;score title=&quot;;[$'Setlist Input'.A291])+13;(SEARCH(&quot;path=&quot;;[$'Setlist Input'.A291])-2)-(SEARCH(&quot;score title=&quot;;[$'Setlist Input'.A291])+13));&quot;&quot;)" office:value-type="string" office:string-value="Forked Deer, TW &amp; Regular" calcext:value-type="string">
            <text:p>Forked Deer, TW &amp; Regular</text:p>
          </table:table-cell>
          <table:table-cell table:formula="of:=IF([.F291];MID([$'Setlist Input'.A291];SEARCH(&quot;path=&quot;;[$'Setlist Input'.A291])+6;(SEARCH(&quot;&gt;&quot;;[$'Setlist Input'.A291])-3)-(SEARCH(&quot;path=&quot;;[$'Setlist Input'.A291])+6));&quot;&quot;)" office:value-type="string" office:string-value="Forked Deer, TW &amp; Regular.pdf" calcext:value-type="string">
            <text:p>Forked Deer, TW &amp; Regular.pdf</text:p>
          </table:table-cell>
          <table:table-cell/>
          <table:table-cell table:formula="of:=IF([.D291];&quot;&lt;Setlist&gt;&lt;Name&gt;&quot;&amp;[.G291]&amp;&quot;&lt;/Name&gt;&quot;;IF([.E291];&quot;&lt;/Setlist&gt;&quot;;&quot;&quot;))">
            <text:p/>
          </table:table-cell>
          <table:table-cell table:formula="of:=IF([.F291];&quot;&lt;Song&gt;&lt;Title&gt;&quot;&amp;[.H291]&amp;&quot;&lt;/Title&gt;&lt;FileName&gt;&quot;&amp;[.I291]&amp;&quot;&lt;/FileName&gt;&lt;/FileType&gt;1&lt;/FileType&gt;&quot;;&quot;&quot;)" office:value-type="string" office:string-value="&lt;Song&gt;&lt;Title&gt;Forked Deer, TW &amp; Regular&lt;/Title&gt;&lt;FileName&gt;Forked Deer, TW &amp; Regular.pdf&lt;/FileName&gt;&lt;/FileType&gt;1&lt;/FileType&gt;" calcext:value-type="string">
            <text:p>&lt;Song&gt;&lt;Title&gt;Forked Deer, TW &amp; Regular&lt;/Title&gt;&lt;FileName&gt;Forked Deer, TW &amp; Regular.pdf&lt;/FileName&gt;&lt;/FileType&gt;1&lt;/FileType&gt;</text:p>
          </table:table-cell>
          <table:table-cell table:formula="of:=IF([.C29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2]));IF(ISBLANK([$'Setlist Input'.A293]);1;0);0)" office:value-type="float" office:value="0" calcext:value-type="float">
            <text:p>0</text:p>
          </table:table-cell>
          <table:table-cell table:style-name="ce6" table:formula="of:=ISNUMBER(SEARCH(&quot;kind=&quot;;[$'Setlist Input'.A29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2]))" office:value-type="boolean" office:boolean-value="true" calcext:value-type="boolean">
            <text:p>TRUE</text:p>
          </table:table-cell>
          <table:table-cell table:formula="of:=IF([.D292];MID([$'Setlist Input'.A292];SEARCH(&quot;title=&quot;;[$'Setlist Input'.A292])+7;(SEARCH(&quot;&gt;&quot;;[$'Setlist Input'.A292])-1)-(SEARCH(&quot;title=&quot;;[$'Setlist Input'.A292])+7));&quot;&quot;)">
            <text:p/>
          </table:table-cell>
          <table:table-cell table:formula="of:=IF([.F292];MID([$'Setlist Input'.A292];SEARCH(&quot;score title=&quot;;[$'Setlist Input'.A292])+13;(SEARCH(&quot;path=&quot;;[$'Setlist Input'.A292])-2)-(SEARCH(&quot;score title=&quot;;[$'Setlist Input'.A292])+13));&quot;&quot;)" office:value-type="string" office:string-value="Silent Night, Simple &amp; Appeg" calcext:value-type="string">
            <text:p>Silent Night, Simple &amp; Appeg</text:p>
          </table:table-cell>
          <table:table-cell table:formula="of:=IF([.F292];MID([$'Setlist Input'.A292];SEARCH(&quot;path=&quot;;[$'Setlist Input'.A292])+6;(SEARCH(&quot;&gt;&quot;;[$'Setlist Input'.A292])-3)-(SEARCH(&quot;path=&quot;;[$'Setlist Input'.A292])+6));&quot;&quot;)" office:value-type="string" office:string-value="Silent Night, Simple &amp; Appeg.pdf" calcext:value-type="string">
            <text:p>Silent Night, Simple &amp; Appeg.pdf</text:p>
          </table:table-cell>
          <table:table-cell/>
          <table:table-cell table:formula="of:=IF([.D292];&quot;&lt;Setlist&gt;&lt;Name&gt;&quot;&amp;[.G292]&amp;&quot;&lt;/Name&gt;&quot;;IF([.E292];&quot;&lt;/Setlist&gt;&quot;;&quot;&quot;))">
            <text:p/>
          </table:table-cell>
          <table:table-cell table:formula="of:=IF([.F292];&quot;&lt;Song&gt;&lt;Title&gt;&quot;&amp;[.H292]&amp;&quot;&lt;/Title&gt;&lt;FileName&gt;&quot;&amp;[.I292]&amp;&quot;&lt;/FileName&gt;&lt;/FileType&gt;1&lt;/FileType&gt;&quot;;&quot;&quot;)" office:value-type="string" office:string-value="&lt;Song&gt;&lt;Title&gt;Silent Night, Simple &amp; Appeg&lt;/Title&gt;&lt;FileName&gt;Silent Night, Simple &amp; Appeg.pdf&lt;/FileName&gt;&lt;/FileType&gt;1&lt;/FileType&gt;" calcext:value-type="string">
            <text:p>&lt;Song&gt;&lt;Title&gt;Silent Night, Simple &amp; Appeg&lt;/Title&gt;&lt;FileName&gt;Silent Night, Simple &amp; Appeg.pdf&lt;/FileName&gt;&lt;/FileType&gt;1&lt;/FileType&gt;</text:p>
          </table:table-cell>
          <table:table-cell table:formula="of:=IF([.C29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3]));IF(ISBLANK([$'Setlist Input'.A294]);1;0);0)" office:value-type="float" office:value="0" calcext:value-type="float">
            <text:p>0</text:p>
          </table:table-cell>
          <table:table-cell table:style-name="ce6" table:formula="of:=ISNUMBER(SEARCH(&quot;kind=&quot;;[$'Setlist Input'.A29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3]))" office:value-type="boolean" office:boolean-value="true" calcext:value-type="boolean">
            <text:p>TRUE</text:p>
          </table:table-cell>
          <table:table-cell table:formula="of:=IF([.D293];MID([$'Setlist Input'.A293];SEARCH(&quot;title=&quot;;[$'Setlist Input'.A293])+7;(SEARCH(&quot;&gt;&quot;;[$'Setlist Input'.A293])-1)-(SEARCH(&quot;title=&quot;;[$'Setlist Input'.A293])+7));&quot;&quot;)">
            <text:p/>
          </table:table-cell>
          <table:table-cell table:formula="of:=IF([.F293];MID([$'Setlist Input'.A293];SEARCH(&quot;score title=&quot;;[$'Setlist Input'.A293])+13;(SEARCH(&quot;path=&quot;;[$'Setlist Input'.A293])-2)-(SEARCH(&quot;score title=&quot;;[$'Setlist Input'.A293])+13));&quot;&quot;)" office:value-type="string" office:string-value="Goin' To Boston, Normal &amp; TW" calcext:value-type="string">
            <text:p>Goin' To Boston, Normal &amp; TW</text:p>
          </table:table-cell>
          <table:table-cell table:formula="of:=IF([.F293];MID([$'Setlist Input'.A293];SEARCH(&quot;path=&quot;;[$'Setlist Input'.A293])+6;(SEARCH(&quot;&gt;&quot;;[$'Setlist Input'.A293])-3)-(SEARCH(&quot;path=&quot;;[$'Setlist Input'.A293])+6));&quot;&quot;)" office:value-type="string" office:string-value="Goin' To Boston, Normal &amp; TW.pdf" calcext:value-type="string">
            <text:p>Goin' To Boston, Normal &amp; TW.pdf</text:p>
          </table:table-cell>
          <table:table-cell/>
          <table:table-cell table:formula="of:=IF([.D293];&quot;&lt;Setlist&gt;&lt;Name&gt;&quot;&amp;[.G293]&amp;&quot;&lt;/Name&gt;&quot;;IF([.E293];&quot;&lt;/Setlist&gt;&quot;;&quot;&quot;))">
            <text:p/>
          </table:table-cell>
          <table:table-cell table:formula="of:=IF([.F293];&quot;&lt;Song&gt;&lt;Title&gt;&quot;&amp;[.H293]&amp;&quot;&lt;/Title&gt;&lt;FileName&gt;&quot;&amp;[.I293]&amp;&quot;&lt;/FileName&gt;&lt;/FileType&gt;1&lt;/FileType&gt;&quot;;&quot;&quot;)" office:value-type="string" office:string-value="&lt;Song&gt;&lt;Title&gt;Goin' To Boston, Normal &amp; TW&lt;/Title&gt;&lt;FileName&gt;Goin' To Boston, Normal &amp; TW.pdf&lt;/FileName&gt;&lt;/FileType&gt;1&lt;/FileType&gt;" calcext:value-type="string">
            <text:p>&lt;Song&gt;&lt;Title&gt;Goin' To Boston, Normal &amp; TW&lt;/Title&gt;&lt;FileName&gt;Goin' To Boston, Normal &amp; TW.pdf&lt;/FileName&gt;&lt;/FileType&gt;1&lt;/FileType&gt;</text:p>
          </table:table-cell>
          <table:table-cell table:formula="of:=IF([.C29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4]));IF(ISBLANK([$'Setlist Input'.A295]);1;0);0)" office:value-type="float" office:value="0" calcext:value-type="float">
            <text:p>0</text:p>
          </table:table-cell>
          <table:table-cell table:style-name="ce6" table:formula="of:=ISNUMBER(SEARCH(&quot;kind=&quot;;[$'Setlist Input'.A29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4]))" office:value-type="boolean" office:boolean-value="true" calcext:value-type="boolean">
            <text:p>TRUE</text:p>
          </table:table-cell>
          <table:table-cell table:formula="of:=IF([.D294];MID([$'Setlist Input'.A294];SEARCH(&quot;title=&quot;;[$'Setlist Input'.A294])+7;(SEARCH(&quot;&gt;&quot;;[$'Setlist Input'.A294])-1)-(SEARCH(&quot;title=&quot;;[$'Setlist Input'.A294])+7));&quot;&quot;)">
            <text:p/>
          </table:table-cell>
          <table:table-cell table:formula="of:=IF([.F294];MID([$'Setlist Input'.A294];SEARCH(&quot;score title=&quot;;[$'Setlist Input'.A294])+13;(SEARCH(&quot;path=&quot;;[$'Setlist Input'.A294])-2)-(SEARCH(&quot;score title=&quot;;[$'Setlist Input'.A294])+13));&quot;&quot;)" office:value-type="string" office:string-value="O Come All Ye Faithful - Johnson" calcext:value-type="string">
            <text:p>O Come All Ye Faithful - Johnson</text:p>
          </table:table-cell>
          <table:table-cell table:formula="of:=IF([.F294];MID([$'Setlist Input'.A294];SEARCH(&quot;path=&quot;;[$'Setlist Input'.A294])+6;(SEARCH(&quot;&gt;&quot;;[$'Setlist Input'.A294])-3)-(SEARCH(&quot;path=&quot;;[$'Setlist Input'.A294])+6));&quot;&quot;)" office:value-type="string" office:string-value="O Come All Ye Faithful - Johnson.pdf" calcext:value-type="string">
            <text:p>O Come All Ye Faithful - Johnson.pdf</text:p>
          </table:table-cell>
          <table:table-cell/>
          <table:table-cell table:formula="of:=IF([.D294];&quot;&lt;Setlist&gt;&lt;Name&gt;&quot;&amp;[.G294]&amp;&quot;&lt;/Name&gt;&quot;;IF([.E294];&quot;&lt;/Setlist&gt;&quot;;&quot;&quot;))">
            <text:p/>
          </table:table-cell>
          <table:table-cell table:formula="of:=IF([.F294];&quot;&lt;Song&gt;&lt;Title&gt;&quot;&amp;[.H294]&amp;&quot;&lt;/Title&gt;&lt;FileName&gt;&quot;&amp;[.I294]&amp;&quot;&lt;/FileName&gt;&lt;/FileType&gt;1&lt;/FileType&gt;&quot;;&quot;&quot;)" office:value-type="string" office:string-value="&lt;Song&gt;&lt;Title&gt;O Come All Ye Faithful - Johnson&lt;/Title&gt;&lt;FileName&gt;O Come All Ye Faithful - Johnson.pdf&lt;/FileName&gt;&lt;/FileType&gt;1&lt;/FileType&gt;" calcext:value-type="string">
            <text:p>&lt;Song&gt;&lt;Title&gt;O Come All Ye Faithful - Johnson&lt;/Title&gt;&lt;FileName&gt;O Come All Ye Faithful - Johnson.pdf&lt;/FileName&gt;&lt;/FileType&gt;1&lt;/FileType&gt;</text:p>
          </table:table-cell>
          <table:table-cell table:formula="of:=IF([.C29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5]));IF(ISBLANK([$'Setlist Input'.A296]);1;0);0)" office:value-type="float" office:value="0" calcext:value-type="float">
            <text:p>0</text:p>
          </table:table-cell>
          <table:table-cell table:style-name="ce6" table:formula="of:=ISNUMBER(SEARCH(&quot;kind=&quot;;[$'Setlist Input'.A29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5]))" office:value-type="boolean" office:boolean-value="true" calcext:value-type="boolean">
            <text:p>TRUE</text:p>
          </table:table-cell>
          <table:table-cell table:formula="of:=IF([.D295];MID([$'Setlist Input'.A295];SEARCH(&quot;title=&quot;;[$'Setlist Input'.A295])+7;(SEARCH(&quot;&gt;&quot;;[$'Setlist Input'.A295])-1)-(SEARCH(&quot;title=&quot;;[$'Setlist Input'.A295])+7));&quot;&quot;)">
            <text:p/>
          </table:table-cell>
          <table:table-cell table:formula="of:=IF([.F295];MID([$'Setlist Input'.A295];SEARCH(&quot;score title=&quot;;[$'Setlist Input'.A295])+13;(SEARCH(&quot;path=&quot;;[$'Setlist Input'.A295])-2)-(SEARCH(&quot;score title=&quot;;[$'Setlist Input'.A295])+13));&quot;&quot;)" office:value-type="string" office:string-value="O Little Town of Bethlehem, Multi" calcext:value-type="string">
            <text:p>O Little Town of Bethlehem, Multi</text:p>
          </table:table-cell>
          <table:table-cell table:formula="of:=IF([.F295];MID([$'Setlist Input'.A295];SEARCH(&quot;path=&quot;;[$'Setlist Input'.A295])+6;(SEARCH(&quot;&gt;&quot;;[$'Setlist Input'.A295])-3)-(SEARCH(&quot;path=&quot;;[$'Setlist Input'.A295])+6));&quot;&quot;)" office:value-type="string" office:string-value="O Little Town of Bethlehem, Multi.pdf" calcext:value-type="string">
            <text:p>O Little Town of Bethlehem, Multi.pdf</text:p>
          </table:table-cell>
          <table:table-cell/>
          <table:table-cell table:formula="of:=IF([.D295];&quot;&lt;Setlist&gt;&lt;Name&gt;&quot;&amp;[.G295]&amp;&quot;&lt;/Name&gt;&quot;;IF([.E295];&quot;&lt;/Setlist&gt;&quot;;&quot;&quot;))">
            <text:p/>
          </table:table-cell>
          <table:table-cell table:formula="of:=IF([.F295];&quot;&lt;Song&gt;&lt;Title&gt;&quot;&amp;[.H295]&amp;&quot;&lt;/Title&gt;&lt;FileName&gt;&quot;&amp;[.I295]&amp;&quot;&lt;/FileName&gt;&lt;/FileType&gt;1&lt;/FileType&gt;&quot;;&quot;&quot;)" office:value-type="string" office:string-value="&lt;Song&gt;&lt;Title&gt;O Little Town of Bethlehem, Multi&lt;/Title&gt;&lt;FileName&gt;O Little Town of Bethlehem, Multi.pdf&lt;/FileName&gt;&lt;/FileType&gt;1&lt;/FileType&gt;" calcext:value-type="string">
            <text:p>&lt;Song&gt;&lt;Title&gt;O Little Town of Bethlehem, Multi&lt;/Title&gt;&lt;FileName&gt;O Little Town of Bethlehem, Multi.pdf&lt;/FileName&gt;&lt;/FileType&gt;1&lt;/FileType&gt;</text:p>
          </table:table-cell>
          <table:table-cell table:formula="of:=IF([.C29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6]));IF(ISBLANK([$'Setlist Input'.A297]);1;0);0)" office:value-type="float" office:value="0" calcext:value-type="float">
            <text:p>0</text:p>
          </table:table-cell>
          <table:table-cell table:style-name="ce6" table:formula="of:=ISNUMBER(SEARCH(&quot;kind=&quot;;[$'Setlist Input'.A29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6]))" office:value-type="boolean" office:boolean-value="true" calcext:value-type="boolean">
            <text:p>TRUE</text:p>
          </table:table-cell>
          <table:table-cell table:formula="of:=IF([.D296];MID([$'Setlist Input'.A296];SEARCH(&quot;title=&quot;;[$'Setlist Input'.A296])+7;(SEARCH(&quot;&gt;&quot;;[$'Setlist Input'.A296])-1)-(SEARCH(&quot;title=&quot;;[$'Setlist Input'.A296])+7));&quot;&quot;)">
            <text:p/>
          </table:table-cell>
          <table:table-cell table:formula="of:=IF([.F296];MID([$'Setlist Input'.A296];SEARCH(&quot;score title=&quot;;[$'Setlist Input'.A296])+13;(SEARCH(&quot;path=&quot;;[$'Setlist Input'.A296])-2)-(SEARCH(&quot;score title=&quot;;[$'Setlist Input'.A296])+13));&quot;&quot;)" office:value-type="string" office:string-value="Still, Still, Still - Trio.tef" calcext:value-type="string">
            <text:p>Still, Still, Still - Trio.tef</text:p>
          </table:table-cell>
          <table:table-cell table:formula="of:=IF([.F296];MID([$'Setlist Input'.A296];SEARCH(&quot;path=&quot;;[$'Setlist Input'.A296])+6;(SEARCH(&quot;&gt;&quot;;[$'Setlist Input'.A296])-3)-(SEARCH(&quot;path=&quot;;[$'Setlist Input'.A296])+6));&quot;&quot;)" office:value-type="string" office:string-value="Still, Still, Still - Trio.tef.pdf" calcext:value-type="string">
            <text:p>Still, Still, Still - Trio.tef.pdf</text:p>
          </table:table-cell>
          <table:table-cell/>
          <table:table-cell table:formula="of:=IF([.D296];&quot;&lt;Setlist&gt;&lt;Name&gt;&quot;&amp;[.G296]&amp;&quot;&lt;/Name&gt;&quot;;IF([.E296];&quot;&lt;/Setlist&gt;&quot;;&quot;&quot;))">
            <text:p/>
          </table:table-cell>
          <table:table-cell table:formula="of:=IF([.F296];&quot;&lt;Song&gt;&lt;Title&gt;&quot;&amp;[.H296]&amp;&quot;&lt;/Title&gt;&lt;FileName&gt;&quot;&amp;[.I296]&amp;&quot;&lt;/FileName&gt;&lt;/FileType&gt;1&lt;/FileType&gt;&quot;;&quot;&quot;)" office:value-type="string" office:string-value="&lt;Song&gt;&lt;Title&gt;Still, Still, Still - Trio.tef&lt;/Title&gt;&lt;FileName&gt;Still, Still, Still - Trio.tef.pdf&lt;/FileName&gt;&lt;/FileType&gt;1&lt;/FileType&gt;" calcext:value-type="string">
            <text:p>&lt;Song&gt;&lt;Title&gt;Still, Still, Still - Trio.tef&lt;/Title&gt;&lt;FileName&gt;Still, Still, Still - Trio.tef.pdf&lt;/FileName&gt;&lt;/FileType&gt;1&lt;/FileType&gt;</text:p>
          </table:table-cell>
          <table:table-cell table:formula="of:=IF([.C29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7]));IF(ISBLANK([$'Setlist Input'.A298]);1;0);0)" office:value-type="float" office:value="0" calcext:value-type="float">
            <text:p>0</text:p>
          </table:table-cell>
          <table:table-cell table:style-name="ce6" table:formula="of:=ISNUMBER(SEARCH(&quot;kind=&quot;;[$'Setlist Input'.A29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7]))" office:value-type="boolean" office:boolean-value="true" calcext:value-type="boolean">
            <text:p>TRUE</text:p>
          </table:table-cell>
          <table:table-cell table:formula="of:=IF([.D297];MID([$'Setlist Input'.A297];SEARCH(&quot;title=&quot;;[$'Setlist Input'.A297])+7;(SEARCH(&quot;&gt;&quot;;[$'Setlist Input'.A297])-1)-(SEARCH(&quot;title=&quot;;[$'Setlist Input'.A297])+7));&quot;&quot;)">
            <text:p/>
          </table:table-cell>
          <table:table-cell table:formula="of:=IF([.F297];MID([$'Setlist Input'.A297];SEARCH(&quot;score title=&quot;;[$'Setlist Input'.A297])+13;(SEARCH(&quot;path=&quot;;[$'Setlist Input'.A297])-2)-(SEARCH(&quot;score title=&quot;;[$'Setlist Input'.A297])+13));&quot;&quot;)" office:value-type="string" office:string-value="Twelve Days of Christmas" calcext:value-type="string">
            <text:p>Twelve Days of Christmas</text:p>
          </table:table-cell>
          <table:table-cell table:formula="of:=IF([.F297];MID([$'Setlist Input'.A297];SEARCH(&quot;path=&quot;;[$'Setlist Input'.A297])+6;(SEARCH(&quot;&gt;&quot;;[$'Setlist Input'.A297])-3)-(SEARCH(&quot;path=&quot;;[$'Setlist Input'.A297])+6));&quot;&quot;)" office:value-type="string" office:string-value="Twelve Days of Christmas.pdf" calcext:value-type="string">
            <text:p>Twelve Days of Christmas.pdf</text:p>
          </table:table-cell>
          <table:table-cell/>
          <table:table-cell table:formula="of:=IF([.D297];&quot;&lt;Setlist&gt;&lt;Name&gt;&quot;&amp;[.G297]&amp;&quot;&lt;/Name&gt;&quot;;IF([.E297];&quot;&lt;/Setlist&gt;&quot;;&quot;&quot;))">
            <text:p/>
          </table:table-cell>
          <table:table-cell table:formula="of:=IF([.F297];&quot;&lt;Song&gt;&lt;Title&gt;&quot;&amp;[.H297]&amp;&quot;&lt;/Title&gt;&lt;FileName&gt;&quot;&amp;[.I297]&amp;&quot;&lt;/FileName&gt;&lt;/FileType&gt;1&lt;/FileType&gt;&quot;;&quot;&quot;)" office:value-type="string" office:string-value="&lt;Song&gt;&lt;Title&gt;Twelve Days of Christmas&lt;/Title&gt;&lt;FileName&gt;Twelve Days of Christmas.pdf&lt;/FileName&gt;&lt;/FileType&gt;1&lt;/FileType&gt;" calcext:value-type="string">
            <text:p>&lt;Song&gt;&lt;Title&gt;Twelve Days of Christmas&lt;/Title&gt;&lt;FileName&gt;Twelve Days of Christmas.pdf&lt;/FileName&gt;&lt;/FileType&gt;1&lt;/FileType&gt;</text:p>
          </table:table-cell>
          <table:table-cell table:formula="of:=IF([.C29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8]));IF(ISBLANK([$'Setlist Input'.A299]);1;0);0)" office:value-type="float" office:value="0" calcext:value-type="float">
            <text:p>0</text:p>
          </table:table-cell>
          <table:table-cell table:style-name="ce6" table:formula="of:=ISNUMBER(SEARCH(&quot;kind=&quot;;[$'Setlist Input'.A29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8]))" office:value-type="boolean" office:boolean-value="true" calcext:value-type="boolean">
            <text:p>TRUE</text:p>
          </table:table-cell>
          <table:table-cell table:formula="of:=IF([.D298];MID([$'Setlist Input'.A298];SEARCH(&quot;title=&quot;;[$'Setlist Input'.A298])+7;(SEARCH(&quot;&gt;&quot;;[$'Setlist Input'.A298])-1)-(SEARCH(&quot;title=&quot;;[$'Setlist Input'.A298])+7));&quot;&quot;)">
            <text:p/>
          </table:table-cell>
          <table:table-cell table:formula="of:=IF([.F298];MID([$'Setlist Input'.A298];SEARCH(&quot;score title=&quot;;[$'Setlist Input'.A298])+13;(SEARCH(&quot;path=&quot;;[$'Setlist Input'.A298])-2)-(SEARCH(&quot;score title=&quot;;[$'Setlist Input'.A298])+13));&quot;&quot;)" office:value-type="string" office:string-value="Go Tell it on the Mountain" calcext:value-type="string">
            <text:p>Go Tell it on the Mountain</text:p>
          </table:table-cell>
          <table:table-cell table:formula="of:=IF([.F298];MID([$'Setlist Input'.A298];SEARCH(&quot;path=&quot;;[$'Setlist Input'.A298])+6;(SEARCH(&quot;&gt;&quot;;[$'Setlist Input'.A298])-3)-(SEARCH(&quot;path=&quot;;[$'Setlist Input'.A298])+6));&quot;&quot;)" office:value-type="string" office:string-value="Go Tell it on the Mountain.pdf" calcext:value-type="string">
            <text:p>Go Tell it on the Mountain.pdf</text:p>
          </table:table-cell>
          <table:table-cell/>
          <table:table-cell table:formula="of:=IF([.D298];&quot;&lt;Setlist&gt;&lt;Name&gt;&quot;&amp;[.G298]&amp;&quot;&lt;/Name&gt;&quot;;IF([.E298];&quot;&lt;/Setlist&gt;&quot;;&quot;&quot;))">
            <text:p/>
          </table:table-cell>
          <table:table-cell table:formula="of:=IF([.F298];&quot;&lt;Song&gt;&lt;Title&gt;&quot;&amp;[.H298]&amp;&quot;&lt;/Title&gt;&lt;FileName&gt;&quot;&amp;[.I298]&amp;&quot;&lt;/FileName&gt;&lt;/FileType&gt;1&lt;/FileType&gt;&quot;;&quot;&quot;)" office:value-type="string" office:string-value="&lt;Song&gt;&lt;Title&gt;Go Tell it on the Mountain&lt;/Title&gt;&lt;FileName&gt;Go Tell it on the Mountain.pdf&lt;/FileName&gt;&lt;/FileType&gt;1&lt;/FileType&gt;" calcext:value-type="string">
            <text:p>&lt;Song&gt;&lt;Title&gt;Go Tell it on the Mountain&lt;/Title&gt;&lt;FileName&gt;Go Tell it on the Mountain.pdf&lt;/FileName&gt;&lt;/FileType&gt;1&lt;/FileType&gt;</text:p>
          </table:table-cell>
          <table:table-cell table:formula="of:=IF([.C29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299]));IF(ISBLANK([$'Setlist Input'.A300]);1;0);0)" office:value-type="float" office:value="0" calcext:value-type="float">
            <text:p>0</text:p>
          </table:table-cell>
          <table:table-cell table:style-name="ce6" table:formula="of:=ISNUMBER(SEARCH(&quot;kind=&quot;;[$'Setlist Input'.A29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29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299]))" office:value-type="boolean" office:boolean-value="true" calcext:value-type="boolean">
            <text:p>TRUE</text:p>
          </table:table-cell>
          <table:table-cell table:formula="of:=IF([.D299];MID([$'Setlist Input'.A299];SEARCH(&quot;title=&quot;;[$'Setlist Input'.A299])+7;(SEARCH(&quot;&gt;&quot;;[$'Setlist Input'.A299])-1)-(SEARCH(&quot;title=&quot;;[$'Setlist Input'.A299])+7));&quot;&quot;)">
            <text:p/>
          </table:table-cell>
          <table:table-cell table:formula="of:=IF([.F299];MID([$'Setlist Input'.A299];SEARCH(&quot;score title=&quot;;[$'Setlist Input'.A299])+13;(SEARCH(&quot;path=&quot;;[$'Setlist Input'.A299])-2)-(SEARCH(&quot;score title=&quot;;[$'Setlist Input'.A299])+13));&quot;&quot;)" office:value-type="string" office:string-value="We Three Kings - Pandemic Parody" calcext:value-type="string">
            <text:p>We Three Kings - Pandemic Parody</text:p>
          </table:table-cell>
          <table:table-cell table:formula="of:=IF([.F299];MID([$'Setlist Input'.A299];SEARCH(&quot;path=&quot;;[$'Setlist Input'.A299])+6;(SEARCH(&quot;&gt;&quot;;[$'Setlist Input'.A299])-3)-(SEARCH(&quot;path=&quot;;[$'Setlist Input'.A299])+6));&quot;&quot;)" office:value-type="string" office:string-value="We Three Kings - Pandemic Parody.pdf" calcext:value-type="string">
            <text:p>We Three Kings - Pandemic Parody.pdf</text:p>
          </table:table-cell>
          <table:table-cell/>
          <table:table-cell table:formula="of:=IF([.D299];&quot;&lt;Setlist&gt;&lt;Name&gt;&quot;&amp;[.G299]&amp;&quot;&lt;/Name&gt;&quot;;IF([.E299];&quot;&lt;/Setlist&gt;&quot;;&quot;&quot;))">
            <text:p/>
          </table:table-cell>
          <table:table-cell table:formula="of:=IF([.F299];&quot;&lt;Song&gt;&lt;Title&gt;&quot;&amp;[.H299]&amp;&quot;&lt;/Title&gt;&lt;FileName&gt;&quot;&amp;[.I299]&amp;&quot;&lt;/FileName&gt;&lt;/FileType&gt;1&lt;/FileType&gt;&quot;;&quot;&quot;)" office:value-type="string" office:string-value="&lt;Song&gt;&lt;Title&gt;We Three Kings - Pandemic Parody&lt;/Title&gt;&lt;FileName&gt;We Three Kings - Pandemic Parody.pdf&lt;/FileName&gt;&lt;/FileType&gt;1&lt;/FileType&gt;" calcext:value-type="string">
            <text:p>&lt;Song&gt;&lt;Title&gt;We Three Kings - Pandemic Parody&lt;/Title&gt;&lt;FileName&gt;We Three Kings - Pandemic Parody.pdf&lt;/FileName&gt;&lt;/FileType&gt;1&lt;/FileType&gt;</text:p>
          </table:table-cell>
          <table:table-cell table:formula="of:=IF([.C29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0]));IF(ISBLANK([$'Setlist Input'.A301]);1;0);0)" office:value-type="float" office:value="0" calcext:value-type="float">
            <text:p>0</text:p>
          </table:table-cell>
          <table:table-cell table:style-name="ce6" table:formula="of:=ISNUMBER(SEARCH(&quot;kind=&quot;;[$'Setlist Input'.A30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0]))" office:value-type="boolean" office:boolean-value="true" calcext:value-type="boolean">
            <text:p>TRUE</text:p>
          </table:table-cell>
          <table:table-cell table:formula="of:=IF([.D300];MID([$'Setlist Input'.A300];SEARCH(&quot;title=&quot;;[$'Setlist Input'.A300])+7;(SEARCH(&quot;&gt;&quot;;[$'Setlist Input'.A300])-1)-(SEARCH(&quot;title=&quot;;[$'Setlist Input'.A300])+7));&quot;&quot;)">
            <text:p/>
          </table:table-cell>
          <table:table-cell table:formula="of:=IF([.F300];MID([$'Setlist Input'.A300];SEARCH(&quot;score title=&quot;;[$'Setlist Input'.A300])+13;(SEARCH(&quot;path=&quot;;[$'Setlist Input'.A300])-2)-(SEARCH(&quot;score title=&quot;;[$'Setlist Input'.A300])+13));&quot;&quot;)" office:value-type="string" office:string-value="Three Kings Parody" calcext:value-type="string">
            <text:p>Three Kings Parody</text:p>
          </table:table-cell>
          <table:table-cell table:formula="of:=IF([.F300];MID([$'Setlist Input'.A300];SEARCH(&quot;path=&quot;;[$'Setlist Input'.A300])+6;(SEARCH(&quot;&gt;&quot;;[$'Setlist Input'.A300])-3)-(SEARCH(&quot;path=&quot;;[$'Setlist Input'.A300])+6));&quot;&quot;)" office:value-type="string" office:string-value="Three Kings Parody.pdf" calcext:value-type="string">
            <text:p>Three Kings Parody.pdf</text:p>
          </table:table-cell>
          <table:table-cell/>
          <table:table-cell table:formula="of:=IF([.D300];&quot;&lt;Setlist&gt;&lt;Name&gt;&quot;&amp;[.G300]&amp;&quot;&lt;/Name&gt;&quot;;IF([.E300];&quot;&lt;/Setlist&gt;&quot;;&quot;&quot;))">
            <text:p/>
          </table:table-cell>
          <table:table-cell table:formula="of:=IF([.F300];&quot;&lt;Song&gt;&lt;Title&gt;&quot;&amp;[.H300]&amp;&quot;&lt;/Title&gt;&lt;FileName&gt;&quot;&amp;[.I300]&amp;&quot;&lt;/FileName&gt;&lt;/FileType&gt;1&lt;/FileType&gt;&quot;;&quot;&quot;)" office:value-type="string" office:string-value="&lt;Song&gt;&lt;Title&gt;Three Kings Parody&lt;/Title&gt;&lt;FileName&gt;Three Kings Parody.pdf&lt;/FileName&gt;&lt;/FileType&gt;1&lt;/FileType&gt;" calcext:value-type="string">
            <text:p>&lt;Song&gt;&lt;Title&gt;Three Kings Parody&lt;/Title&gt;&lt;FileName&gt;Three Kings Parody.pdf&lt;/FileName&gt;&lt;/FileType&gt;1&lt;/FileType&gt;</text:p>
          </table:table-cell>
          <table:table-cell table:formula="of:=IF([.C30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1]));IF(ISBLANK([$'Setlist Input'.A302]);1;0);0)" office:value-type="float" office:value="0" calcext:value-type="float">
            <text:p>0</text:p>
          </table:table-cell>
          <table:table-cell table:style-name="ce6" table:formula="of:=ISNUMBER(SEARCH(&quot;kind=&quot;;[$'Setlist Input'.A30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1]))" office:value-type="boolean" office:boolean-value="true" calcext:value-type="boolean">
            <text:p>TRUE</text:p>
          </table:table-cell>
          <table:table-cell table:formula="of:=IF([.D301];MID([$'Setlist Input'.A301];SEARCH(&quot;title=&quot;;[$'Setlist Input'.A301])+7;(SEARCH(&quot;&gt;&quot;;[$'Setlist Input'.A301])-1)-(SEARCH(&quot;title=&quot;;[$'Setlist Input'.A301])+7));&quot;&quot;)">
            <text:p/>
          </table:table-cell>
          <table:table-cell table:formula="of:=IF([.F301];MID([$'Setlist Input'.A301];SEARCH(&quot;score title=&quot;;[$'Setlist Input'.A301])+13;(SEARCH(&quot;path=&quot;;[$'Setlist Input'.A301])-2)-(SEARCH(&quot;score title=&quot;;[$'Setlist Input'.A301])+13));&quot;&quot;)" office:value-type="string" office:string-value="All Through the Night" calcext:value-type="string">
            <text:p>All Through the Night</text:p>
          </table:table-cell>
          <table:table-cell table:formula="of:=IF([.F301];MID([$'Setlist Input'.A301];SEARCH(&quot;path=&quot;;[$'Setlist Input'.A301])+6;(SEARCH(&quot;&gt;&quot;;[$'Setlist Input'.A301])-3)-(SEARCH(&quot;path=&quot;;[$'Setlist Input'.A301])+6));&quot;&quot;)" office:value-type="string" office:string-value="All Through the Night.pdf" calcext:value-type="string">
            <text:p>All Through the Night.pdf</text:p>
          </table:table-cell>
          <table:table-cell/>
          <table:table-cell table:formula="of:=IF([.D301];&quot;&lt;Setlist&gt;&lt;Name&gt;&quot;&amp;[.G301]&amp;&quot;&lt;/Name&gt;&quot;;IF([.E301];&quot;&lt;/Setlist&gt;&quot;;&quot;&quot;))">
            <text:p/>
          </table:table-cell>
          <table:table-cell table:formula="of:=IF([.F301];&quot;&lt;Song&gt;&lt;Title&gt;&quot;&amp;[.H301]&amp;&quot;&lt;/Title&gt;&lt;FileName&gt;&quot;&amp;[.I301]&amp;&quot;&lt;/FileName&gt;&lt;/FileType&gt;1&lt;/FileType&gt;&quot;;&quot;&quot;)" office:value-type="string" office:string-value="&lt;Song&gt;&lt;Title&gt;All Through the Night&lt;/Title&gt;&lt;FileName&gt;All Through the Night.pdf&lt;/FileName&gt;&lt;/FileType&gt;1&lt;/FileType&gt;" calcext:value-type="string">
            <text:p>&lt;Song&gt;&lt;Title&gt;All Through the Night&lt;/Title&gt;&lt;FileName&gt;All Through the Night.pdf&lt;/FileName&gt;&lt;/FileType&gt;1&lt;/FileType&gt;</text:p>
          </table:table-cell>
          <table:table-cell table:formula="of:=IF([.C30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2]));IF(ISBLANK([$'Setlist Input'.A303]);1;0);0)" office:value-type="float" office:value="0" calcext:value-type="float">
            <text:p>0</text:p>
          </table:table-cell>
          <table:table-cell table:style-name="ce6" table:formula="of:=ISNUMBER(SEARCH(&quot;kind=&quot;;[$'Setlist Input'.A30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2]))" office:value-type="boolean" office:boolean-value="true" calcext:value-type="boolean">
            <text:p>TRUE</text:p>
          </table:table-cell>
          <table:table-cell table:formula="of:=IF([.D302];MID([$'Setlist Input'.A302];SEARCH(&quot;title=&quot;;[$'Setlist Input'.A302])+7;(SEARCH(&quot;&gt;&quot;;[$'Setlist Input'.A302])-1)-(SEARCH(&quot;title=&quot;;[$'Setlist Input'.A302])+7));&quot;&quot;)">
            <text:p/>
          </table:table-cell>
          <table:table-cell table:formula="of:=IF([.F302];MID([$'Setlist Input'.A302];SEARCH(&quot;score title=&quot;;[$'Setlist Input'.A302])+13;(SEARCH(&quot;path=&quot;;[$'Setlist Input'.A302])-2)-(SEARCH(&quot;score title=&quot;;[$'Setlist Input'.A302])+13));&quot;&quot;)" office:value-type="string" office:string-value="O Come Little Children" calcext:value-type="string">
            <text:p>O Come Little Children</text:p>
          </table:table-cell>
          <table:table-cell table:formula="of:=IF([.F302];MID([$'Setlist Input'.A302];SEARCH(&quot;path=&quot;;[$'Setlist Input'.A302])+6;(SEARCH(&quot;&gt;&quot;;[$'Setlist Input'.A302])-3)-(SEARCH(&quot;path=&quot;;[$'Setlist Input'.A302])+6));&quot;&quot;)" office:value-type="string" office:string-value="O Come Little Children.pdf" calcext:value-type="string">
            <text:p>O Come Little Children.pdf</text:p>
          </table:table-cell>
          <table:table-cell/>
          <table:table-cell table:formula="of:=IF([.D302];&quot;&lt;Setlist&gt;&lt;Name&gt;&quot;&amp;[.G302]&amp;&quot;&lt;/Name&gt;&quot;;IF([.E302];&quot;&lt;/Setlist&gt;&quot;;&quot;&quot;))">
            <text:p/>
          </table:table-cell>
          <table:table-cell table:formula="of:=IF([.F302];&quot;&lt;Song&gt;&lt;Title&gt;&quot;&amp;[.H302]&amp;&quot;&lt;/Title&gt;&lt;FileName&gt;&quot;&amp;[.I302]&amp;&quot;&lt;/FileName&gt;&lt;/FileType&gt;1&lt;/FileType&gt;&quot;;&quot;&quot;)" office:value-type="string" office:string-value="&lt;Song&gt;&lt;Title&gt;O Come Little Children&lt;/Title&gt;&lt;FileName&gt;O Come Little Children.pdf&lt;/FileName&gt;&lt;/FileType&gt;1&lt;/FileType&gt;" calcext:value-type="string">
            <text:p>&lt;Song&gt;&lt;Title&gt;O Come Little Children&lt;/Title&gt;&lt;FileName&gt;O Come Little Children.pdf&lt;/FileName&gt;&lt;/FileType&gt;1&lt;/FileType&gt;</text:p>
          </table:table-cell>
          <table:table-cell table:formula="of:=IF([.C30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3]));IF(ISBLANK([$'Setlist Input'.A304]);1;0);0)" office:value-type="float" office:value="0" calcext:value-type="float">
            <text:p>0</text:p>
          </table:table-cell>
          <table:table-cell table:style-name="ce6" table:formula="of:=ISNUMBER(SEARCH(&quot;kind=&quot;;[$'Setlist Input'.A30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3]))" office:value-type="boolean" office:boolean-value="true" calcext:value-type="boolean">
            <text:p>TRUE</text:p>
          </table:table-cell>
          <table:table-cell table:formula="of:=IF([.D303];MID([$'Setlist Input'.A303];SEARCH(&quot;title=&quot;;[$'Setlist Input'.A303])+7;(SEARCH(&quot;&gt;&quot;;[$'Setlist Input'.A303])-1)-(SEARCH(&quot;title=&quot;;[$'Setlist Input'.A303])+7));&quot;&quot;)">
            <text:p/>
          </table:table-cell>
          <table:table-cell table:formula="of:=IF([.F303];MID([$'Setlist Input'.A303];SEARCH(&quot;score title=&quot;;[$'Setlist Input'.A303])+13;(SEARCH(&quot;path=&quot;;[$'Setlist Input'.A303])-2)-(SEARCH(&quot;score title=&quot;;[$'Setlist Input'.A303])+13));&quot;&quot;)" office:value-type="string" office:string-value="Happy Birthday" calcext:value-type="string">
            <text:p>Happy Birthday</text:p>
          </table:table-cell>
          <table:table-cell table:formula="of:=IF([.F303];MID([$'Setlist Input'.A303];SEARCH(&quot;path=&quot;;[$'Setlist Input'.A303])+6;(SEARCH(&quot;&gt;&quot;;[$'Setlist Input'.A303])-3)-(SEARCH(&quot;path=&quot;;[$'Setlist Input'.A303])+6));&quot;&quot;)" office:value-type="string" office:string-value="Happy Birthday.pdf" calcext:value-type="string">
            <text:p>Happy Birthday.pdf</text:p>
          </table:table-cell>
          <table:table-cell/>
          <table:table-cell table:formula="of:=IF([.D303];&quot;&lt;Setlist&gt;&lt;Name&gt;&quot;&amp;[.G303]&amp;&quot;&lt;/Name&gt;&quot;;IF([.E303];&quot;&lt;/Setlist&gt;&quot;;&quot;&quot;))">
            <text:p/>
          </table:table-cell>
          <table:table-cell table:formula="of:=IF([.F303];&quot;&lt;Song&gt;&lt;Title&gt;&quot;&amp;[.H303]&amp;&quot;&lt;/Title&gt;&lt;FileName&gt;&quot;&amp;[.I303]&amp;&quot;&lt;/FileName&gt;&lt;/FileType&gt;1&lt;/FileType&gt;&quot;;&quot;&quot;)" office:value-type="string" office:string-value="&lt;Song&gt;&lt;Title&gt;Happy Birthday&lt;/Title&gt;&lt;FileName&gt;Happy Birthday.pdf&lt;/FileName&gt;&lt;/FileType&gt;1&lt;/FileType&gt;" calcext:value-type="string">
            <text:p>&lt;Song&gt;&lt;Title&gt;Happy Birthday&lt;/Title&gt;&lt;FileName&gt;Happy Birthday.pdf&lt;/FileName&gt;&lt;/FileType&gt;1&lt;/FileType&gt;</text:p>
          </table:table-cell>
          <table:table-cell table:formula="of:=IF([.C30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4]));IF(ISBLANK([$'Setlist Input'.A305]);1;0);0)" office:value-type="float" office:value="0" calcext:value-type="float">
            <text:p>0</text:p>
          </table:table-cell>
          <table:table-cell table:style-name="ce6" table:formula="of:=ISNUMBER(SEARCH(&quot;kind=&quot;;[$'Setlist Input'.A30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4]))" office:value-type="boolean" office:boolean-value="true" calcext:value-type="boolean">
            <text:p>TRUE</text:p>
          </table:table-cell>
          <table:table-cell table:formula="of:=IF([.D304];MID([$'Setlist Input'.A304];SEARCH(&quot;title=&quot;;[$'Setlist Input'.A304])+7;(SEARCH(&quot;&gt;&quot;;[$'Setlist Input'.A304])-1)-(SEARCH(&quot;title=&quot;;[$'Setlist Input'.A304])+7));&quot;&quot;)">
            <text:p/>
          </table:table-cell>
          <table:table-cell table:formula="of:=IF([.F304];MID([$'Setlist Input'.A304];SEARCH(&quot;score title=&quot;;[$'Setlist Input'.A304])+13;(SEARCH(&quot;path=&quot;;[$'Setlist Input'.A304])-2)-(SEARCH(&quot;score title=&quot;;[$'Setlist Input'.A304])+13));&quot;&quot;)" office:value-type="string" office:string-value="Greensleves P Delich" calcext:value-type="string">
            <text:p>Greensleves P Delich</text:p>
          </table:table-cell>
          <table:table-cell table:formula="of:=IF([.F304];MID([$'Setlist Input'.A304];SEARCH(&quot;path=&quot;;[$'Setlist Input'.A304])+6;(SEARCH(&quot;&gt;&quot;;[$'Setlist Input'.A304])-3)-(SEARCH(&quot;path=&quot;;[$'Setlist Input'.A304])+6));&quot;&quot;)" office:value-type="string" office:string-value="Greensleves P Delich.pdf" calcext:value-type="string">
            <text:p>Greensleves P Delich.pdf</text:p>
          </table:table-cell>
          <table:table-cell/>
          <table:table-cell table:formula="of:=IF([.D304];&quot;&lt;Setlist&gt;&lt;Name&gt;&quot;&amp;[.G304]&amp;&quot;&lt;/Name&gt;&quot;;IF([.E304];&quot;&lt;/Setlist&gt;&quot;;&quot;&quot;))">
            <text:p/>
          </table:table-cell>
          <table:table-cell table:formula="of:=IF([.F304];&quot;&lt;Song&gt;&lt;Title&gt;&quot;&amp;[.H304]&amp;&quot;&lt;/Title&gt;&lt;FileName&gt;&quot;&amp;[.I304]&amp;&quot;&lt;/FileName&gt;&lt;/FileType&gt;1&lt;/FileType&gt;&quot;;&quot;&quot;)" office:value-type="string" office:string-value="&lt;Song&gt;&lt;Title&gt;Greensleves P Delich&lt;/Title&gt;&lt;FileName&gt;Greensleves P Delich.pdf&lt;/FileName&gt;&lt;/FileType&gt;1&lt;/FileType&gt;" calcext:value-type="string">
            <text:p>&lt;Song&gt;&lt;Title&gt;Greensleves P Delich&lt;/Title&gt;&lt;FileName&gt;Greensleves P Delich.pdf&lt;/FileName&gt;&lt;/FileType&gt;1&lt;/FileType&gt;</text:p>
          </table:table-cell>
          <table:table-cell table:formula="of:=IF([.C30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5]));IF(ISBLANK([$'Setlist Input'.A306]);1;0);0)" office:value-type="float" office:value="0" calcext:value-type="float">
            <text:p>0</text:p>
          </table:table-cell>
          <table:table-cell table:style-name="ce6" table:formula="of:=ISNUMBER(SEARCH(&quot;kind=&quot;;[$'Setlist Input'.A30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5]))" office:value-type="boolean" office:boolean-value="true" calcext:value-type="boolean">
            <text:p>TRUE</text:p>
          </table:table-cell>
          <table:table-cell table:formula="of:=IF([.D305];MID([$'Setlist Input'.A305];SEARCH(&quot;title=&quot;;[$'Setlist Input'.A305])+7;(SEARCH(&quot;&gt;&quot;;[$'Setlist Input'.A305])-1)-(SEARCH(&quot;title=&quot;;[$'Setlist Input'.A305])+7));&quot;&quot;)">
            <text:p/>
          </table:table-cell>
          <table:table-cell table:formula="of:=IF([.F305];MID([$'Setlist Input'.A305];SEARCH(&quot;score title=&quot;;[$'Setlist Input'.A305])+13;(SEARCH(&quot;path=&quot;;[$'Setlist Input'.A305])-2)-(SEARCH(&quot;score title=&quot;;[$'Setlist Input'.A305])+13));&quot;&quot;)" office:value-type="string" office:string-value="All Through The Night - Thorburn" calcext:value-type="string">
            <text:p>All Through The Night - Thorburn</text:p>
          </table:table-cell>
          <table:table-cell table:formula="of:=IF([.F305];MID([$'Setlist Input'.A305];SEARCH(&quot;path=&quot;;[$'Setlist Input'.A305])+6;(SEARCH(&quot;&gt;&quot;;[$'Setlist Input'.A305])-3)-(SEARCH(&quot;path=&quot;;[$'Setlist Input'.A305])+6));&quot;&quot;)" office:value-type="string" office:string-value="All Through The Night - Thorburn.pdf" calcext:value-type="string">
            <text:p>All Through The Night - Thorburn.pdf</text:p>
          </table:table-cell>
          <table:table-cell/>
          <table:table-cell table:formula="of:=IF([.D305];&quot;&lt;Setlist&gt;&lt;Name&gt;&quot;&amp;[.G305]&amp;&quot;&lt;/Name&gt;&quot;;IF([.E305];&quot;&lt;/Setlist&gt;&quot;;&quot;&quot;))">
            <text:p/>
          </table:table-cell>
          <table:table-cell table:formula="of:=IF([.F305];&quot;&lt;Song&gt;&lt;Title&gt;&quot;&amp;[.H305]&amp;&quot;&lt;/Title&gt;&lt;FileName&gt;&quot;&amp;[.I305]&amp;&quot;&lt;/FileName&gt;&lt;/FileType&gt;1&lt;/FileType&gt;&quot;;&quot;&quot;)" office:value-type="string" office:string-value="&lt;Song&gt;&lt;Title&gt;All Through The Night - Thorburn&lt;/Title&gt;&lt;FileName&gt;All Through The Night - Thorburn.pdf&lt;/FileName&gt;&lt;/FileType&gt;1&lt;/FileType&gt;" calcext:value-type="string">
            <text:p>&lt;Song&gt;&lt;Title&gt;All Through The Night - Thorburn&lt;/Title&gt;&lt;FileName&gt;All Through The Night - Thorburn.pdf&lt;/FileName&gt;&lt;/FileType&gt;1&lt;/FileType&gt;</text:p>
          </table:table-cell>
          <table:table-cell table:formula="of:=IF([.C30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6]));IF(ISBLANK([$'Setlist Input'.A307]);1;0);0)" office:value-type="float" office:value="0" calcext:value-type="float">
            <text:p>0</text:p>
          </table:table-cell>
          <table:table-cell table:style-name="ce6" table:formula="of:=ISNUMBER(SEARCH(&quot;kind=&quot;;[$'Setlist Input'.A30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6]))" office:value-type="boolean" office:boolean-value="true" calcext:value-type="boolean">
            <text:p>TRUE</text:p>
          </table:table-cell>
          <table:table-cell table:formula="of:=IF([.D306];MID([$'Setlist Input'.A306];SEARCH(&quot;title=&quot;;[$'Setlist Input'.A306])+7;(SEARCH(&quot;&gt;&quot;;[$'Setlist Input'.A306])-1)-(SEARCH(&quot;title=&quot;;[$'Setlist Input'.A306])+7));&quot;&quot;)">
            <text:p/>
          </table:table-cell>
          <table:table-cell table:formula="of:=IF([.F306];MID([$'Setlist Input'.A306];SEARCH(&quot;score title=&quot;;[$'Setlist Input'.A306])+13;(SEARCH(&quot;path=&quot;;[$'Setlist Input'.A306])-2)-(SEARCH(&quot;score title=&quot;;[$'Setlist Input'.A306])+13));&quot;&quot;)" office:value-type="string" office:string-value="WasselSong" calcext:value-type="string">
            <text:p>WasselSong</text:p>
          </table:table-cell>
          <table:table-cell table:formula="of:=IF([.F306];MID([$'Setlist Input'.A306];SEARCH(&quot;path=&quot;;[$'Setlist Input'.A306])+6;(SEARCH(&quot;&gt;&quot;;[$'Setlist Input'.A306])-3)-(SEARCH(&quot;path=&quot;;[$'Setlist Input'.A306])+6));&quot;&quot;)" office:value-type="string" office:string-value="WasselSong.pdf" calcext:value-type="string">
            <text:p>WasselSong.pdf</text:p>
          </table:table-cell>
          <table:table-cell/>
          <table:table-cell table:formula="of:=IF([.D306];&quot;&lt;Setlist&gt;&lt;Name&gt;&quot;&amp;[.G306]&amp;&quot;&lt;/Name&gt;&quot;;IF([.E306];&quot;&lt;/Setlist&gt;&quot;;&quot;&quot;))">
            <text:p/>
          </table:table-cell>
          <table:table-cell table:formula="of:=IF([.F306];&quot;&lt;Song&gt;&lt;Title&gt;&quot;&amp;[.H306]&amp;&quot;&lt;/Title&gt;&lt;FileName&gt;&quot;&amp;[.I306]&amp;&quot;&lt;/FileName&gt;&lt;/FileType&gt;1&lt;/FileType&gt;&quot;;&quot;&quot;)" office:value-type="string" office:string-value="&lt;Song&gt;&lt;Title&gt;WasselSong&lt;/Title&gt;&lt;FileName&gt;WasselSong.pdf&lt;/FileName&gt;&lt;/FileType&gt;1&lt;/FileType&gt;" calcext:value-type="string">
            <text:p>&lt;Song&gt;&lt;Title&gt;WasselSong&lt;/Title&gt;&lt;FileName&gt;WasselSong.pdf&lt;/FileName&gt;&lt;/FileType&gt;1&lt;/FileType&gt;</text:p>
          </table:table-cell>
          <table:table-cell table:formula="of:=IF([.C30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7]));IF(ISBLANK([$'Setlist Input'.A308]);1;0);0)" office:value-type="float" office:value="0" calcext:value-type="float">
            <text:p>0</text:p>
          </table:table-cell>
          <table:table-cell table:style-name="ce6" table:formula="of:=ISNUMBER(SEARCH(&quot;kind=&quot;;[$'Setlist Input'.A30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7]))" office:value-type="boolean" office:boolean-value="true" calcext:value-type="boolean">
            <text:p>TRUE</text:p>
          </table:table-cell>
          <table:table-cell table:formula="of:=IF([.D307];MID([$'Setlist Input'.A307];SEARCH(&quot;title=&quot;;[$'Setlist Input'.A307])+7;(SEARCH(&quot;&gt;&quot;;[$'Setlist Input'.A307])-1)-(SEARCH(&quot;title=&quot;;[$'Setlist Input'.A307])+7));&quot;&quot;)">
            <text:p/>
          </table:table-cell>
          <table:table-cell table:formula="of:=IF([.F307];MID([$'Setlist Input'.A307];SEARCH(&quot;score title=&quot;;[$'Setlist Input'.A307])+13;(SEARCH(&quot;path=&quot;;[$'Setlist Input'.A307])-2)-(SEARCH(&quot;score title=&quot;;[$'Setlist Input'.A307])+13));&quot;&quot;)" office:value-type="string" office:string-value="Brahm's Lullaby - 3 part" calcext:value-type="string">
            <text:p>Brahm's Lullaby - 3 part</text:p>
          </table:table-cell>
          <table:table-cell table:formula="of:=IF([.F307];MID([$'Setlist Input'.A307];SEARCH(&quot;path=&quot;;[$'Setlist Input'.A307])+6;(SEARCH(&quot;&gt;&quot;;[$'Setlist Input'.A307])-3)-(SEARCH(&quot;path=&quot;;[$'Setlist Input'.A307])+6));&quot;&quot;)" office:value-type="string" office:string-value="Brahm's Lullaby - 3 part.pdf" calcext:value-type="string">
            <text:p>Brahm's Lullaby - 3 part.pdf</text:p>
          </table:table-cell>
          <table:table-cell/>
          <table:table-cell table:formula="of:=IF([.D307];&quot;&lt;Setlist&gt;&lt;Name&gt;&quot;&amp;[.G307]&amp;&quot;&lt;/Name&gt;&quot;;IF([.E307];&quot;&lt;/Setlist&gt;&quot;;&quot;&quot;))">
            <text:p/>
          </table:table-cell>
          <table:table-cell table:formula="of:=IF([.F307];&quot;&lt;Song&gt;&lt;Title&gt;&quot;&amp;[.H307]&amp;&quot;&lt;/Title&gt;&lt;FileName&gt;&quot;&amp;[.I307]&amp;&quot;&lt;/FileName&gt;&lt;/FileType&gt;1&lt;/FileType&gt;&quot;;&quot;&quot;)" office:value-type="string" office:string-value="&lt;Song&gt;&lt;Title&gt;Brahm's Lullaby - 3 part&lt;/Title&gt;&lt;FileName&gt;Brahm's Lullaby - 3 part.pdf&lt;/FileName&gt;&lt;/FileType&gt;1&lt;/FileType&gt;" calcext:value-type="string">
            <text:p>&lt;Song&gt;&lt;Title&gt;Brahm's Lullaby - 3 part&lt;/Title&gt;&lt;FileName&gt;Brahm's Lullaby - 3 part.pdf&lt;/FileName&gt;&lt;/FileType&gt;1&lt;/FileType&gt;</text:p>
          </table:table-cell>
          <table:table-cell table:formula="of:=IF([.C30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8]));IF(ISBLANK([$'Setlist Input'.A309]);1;0);0)" office:value-type="float" office:value="0" calcext:value-type="float">
            <text:p>0</text:p>
          </table:table-cell>
          <table:table-cell table:style-name="ce6" table:formula="of:=ISNUMBER(SEARCH(&quot;kind=&quot;;[$'Setlist Input'.A30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8]))" office:value-type="boolean" office:boolean-value="true" calcext:value-type="boolean">
            <text:p>TRUE</text:p>
          </table:table-cell>
          <table:table-cell table:formula="of:=IF([.D308];MID([$'Setlist Input'.A308];SEARCH(&quot;title=&quot;;[$'Setlist Input'.A308])+7;(SEARCH(&quot;&gt;&quot;;[$'Setlist Input'.A308])-1)-(SEARCH(&quot;title=&quot;;[$'Setlist Input'.A308])+7));&quot;&quot;)">
            <text:p/>
          </table:table-cell>
          <table:table-cell table:formula="of:=IF([.F308];MID([$'Setlist Input'.A308];SEARCH(&quot;score title=&quot;;[$'Setlist Input'.A308])+13;(SEARCH(&quot;path=&quot;;[$'Setlist Input'.A308])-2)-(SEARCH(&quot;score title=&quot;;[$'Setlist Input'.A308])+13));&quot;&quot;)" office:value-type="string" office:string-value="Fais Do Do" calcext:value-type="string">
            <text:p>Fais Do Do</text:p>
          </table:table-cell>
          <table:table-cell table:formula="of:=IF([.F308];MID([$'Setlist Input'.A308];SEARCH(&quot;path=&quot;;[$'Setlist Input'.A308])+6;(SEARCH(&quot;&gt;&quot;;[$'Setlist Input'.A308])-3)-(SEARCH(&quot;path=&quot;;[$'Setlist Input'.A308])+6));&quot;&quot;)" office:value-type="string" office:string-value="Fais Do Do.pdf" calcext:value-type="string">
            <text:p>Fais Do Do.pdf</text:p>
          </table:table-cell>
          <table:table-cell/>
          <table:table-cell table:formula="of:=IF([.D308];&quot;&lt;Setlist&gt;&lt;Name&gt;&quot;&amp;[.G308]&amp;&quot;&lt;/Name&gt;&quot;;IF([.E308];&quot;&lt;/Setlist&gt;&quot;;&quot;&quot;))">
            <text:p/>
          </table:table-cell>
          <table:table-cell table:formula="of:=IF([.F308];&quot;&lt;Song&gt;&lt;Title&gt;&quot;&amp;[.H308]&amp;&quot;&lt;/Title&gt;&lt;FileName&gt;&quot;&amp;[.I308]&amp;&quot;&lt;/FileName&gt;&lt;/FileType&gt;1&lt;/FileType&gt;&quot;;&quot;&quot;)" office:value-type="string" office:string-value="&lt;Song&gt;&lt;Title&gt;Fais Do Do&lt;/Title&gt;&lt;FileName&gt;Fais Do Do.pdf&lt;/FileName&gt;&lt;/FileType&gt;1&lt;/FileType&gt;" calcext:value-type="string">
            <text:p>&lt;Song&gt;&lt;Title&gt;Fais Do Do&lt;/Title&gt;&lt;FileName&gt;Fais Do Do.pdf&lt;/FileName&gt;&lt;/FileType&gt;1&lt;/FileType&gt;</text:p>
          </table:table-cell>
          <table:table-cell table:formula="of:=IF([.C30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09]));IF(ISBLANK([$'Setlist Input'.A310]);1;0);0)" office:value-type="float" office:value="0" calcext:value-type="float">
            <text:p>0</text:p>
          </table:table-cell>
          <table:table-cell table:style-name="ce6" table:formula="of:=ISNUMBER(SEARCH(&quot;kind=&quot;;[$'Setlist Input'.A30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0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09]))" office:value-type="boolean" office:boolean-value="true" calcext:value-type="boolean">
            <text:p>TRUE</text:p>
          </table:table-cell>
          <table:table-cell table:formula="of:=IF([.D309];MID([$'Setlist Input'.A309];SEARCH(&quot;title=&quot;;[$'Setlist Input'.A309])+7;(SEARCH(&quot;&gt;&quot;;[$'Setlist Input'.A309])-1)-(SEARCH(&quot;title=&quot;;[$'Setlist Input'.A309])+7));&quot;&quot;)">
            <text:p/>
          </table:table-cell>
          <table:table-cell table:formula="of:=IF([.F309];MID([$'Setlist Input'.A309];SEARCH(&quot;score title=&quot;;[$'Setlist Input'.A309])+13;(SEARCH(&quot;path=&quot;;[$'Setlist Input'.A309])-2)-(SEARCH(&quot;score title=&quot;;[$'Setlist Input'.A309])+13));&quot;&quot;)" office:value-type="string" office:string-value="Golden Slumbers 3" calcext:value-type="string">
            <text:p>Golden Slumbers 3</text:p>
          </table:table-cell>
          <table:table-cell table:formula="of:=IF([.F309];MID([$'Setlist Input'.A309];SEARCH(&quot;path=&quot;;[$'Setlist Input'.A309])+6;(SEARCH(&quot;&gt;&quot;;[$'Setlist Input'.A309])-3)-(SEARCH(&quot;path=&quot;;[$'Setlist Input'.A309])+6));&quot;&quot;)" office:value-type="string" office:string-value="Golden Slumbers 3.pdf" calcext:value-type="string">
            <text:p>Golden Slumbers 3.pdf</text:p>
          </table:table-cell>
          <table:table-cell/>
          <table:table-cell table:formula="of:=IF([.D309];&quot;&lt;Setlist&gt;&lt;Name&gt;&quot;&amp;[.G309]&amp;&quot;&lt;/Name&gt;&quot;;IF([.E309];&quot;&lt;/Setlist&gt;&quot;;&quot;&quot;))">
            <text:p/>
          </table:table-cell>
          <table:table-cell table:formula="of:=IF([.F309];&quot;&lt;Song&gt;&lt;Title&gt;&quot;&amp;[.H309]&amp;&quot;&lt;/Title&gt;&lt;FileName&gt;&quot;&amp;[.I309]&amp;&quot;&lt;/FileName&gt;&lt;/FileType&gt;1&lt;/FileType&gt;&quot;;&quot;&quot;)" office:value-type="string" office:string-value="&lt;Song&gt;&lt;Title&gt;Golden Slumbers 3&lt;/Title&gt;&lt;FileName&gt;Golden Slumbers 3.pdf&lt;/FileName&gt;&lt;/FileType&gt;1&lt;/FileType&gt;" calcext:value-type="string">
            <text:p>&lt;Song&gt;&lt;Title&gt;Golden Slumbers 3&lt;/Title&gt;&lt;FileName&gt;Golden Slumbers 3.pdf&lt;/FileName&gt;&lt;/FileType&gt;1&lt;/FileType&gt;</text:p>
          </table:table-cell>
          <table:table-cell table:formula="of:=IF([.C30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0]));IF(ISBLANK([$'Setlist Input'.A311]);1;0);0)" office:value-type="float" office:value="0" calcext:value-type="float">
            <text:p>0</text:p>
          </table:table-cell>
          <table:table-cell table:style-name="ce6" table:formula="of:=ISNUMBER(SEARCH(&quot;kind=&quot;;[$'Setlist Input'.A31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0]))" office:value-type="boolean" office:boolean-value="true" calcext:value-type="boolean">
            <text:p>TRUE</text:p>
          </table:table-cell>
          <table:table-cell table:formula="of:=IF([.D310];MID([$'Setlist Input'.A310];SEARCH(&quot;title=&quot;;[$'Setlist Input'.A310])+7;(SEARCH(&quot;&gt;&quot;;[$'Setlist Input'.A310])-1)-(SEARCH(&quot;title=&quot;;[$'Setlist Input'.A310])+7));&quot;&quot;)">
            <text:p/>
          </table:table-cell>
          <table:table-cell table:formula="of:=IF([.F310];MID([$'Setlist Input'.A310];SEARCH(&quot;score title=&quot;;[$'Setlist Input'.A310])+13;(SEARCH(&quot;path=&quot;;[$'Setlist Input'.A310])-2)-(SEARCH(&quot;score title=&quot;;[$'Setlist Input'.A310])+13));&quot;&quot;)" office:value-type="string" office:string-value="Rocky Top" calcext:value-type="string">
            <text:p>Rocky Top</text:p>
          </table:table-cell>
          <table:table-cell table:formula="of:=IF([.F310];MID([$'Setlist Input'.A310];SEARCH(&quot;path=&quot;;[$'Setlist Input'.A310])+6;(SEARCH(&quot;&gt;&quot;;[$'Setlist Input'.A310])-3)-(SEARCH(&quot;path=&quot;;[$'Setlist Input'.A310])+6));&quot;&quot;)" office:value-type="string" office:string-value="Rocky Top.pdf" calcext:value-type="string">
            <text:p>Rocky Top.pdf</text:p>
          </table:table-cell>
          <table:table-cell/>
          <table:table-cell table:formula="of:=IF([.D310];&quot;&lt;Setlist&gt;&lt;Name&gt;&quot;&amp;[.G310]&amp;&quot;&lt;/Name&gt;&quot;;IF([.E310];&quot;&lt;/Setlist&gt;&quot;;&quot;&quot;))">
            <text:p/>
          </table:table-cell>
          <table:table-cell table:formula="of:=IF([.F310];&quot;&lt;Song&gt;&lt;Title&gt;&quot;&amp;[.H310]&amp;&quot;&lt;/Title&gt;&lt;FileName&gt;&quot;&amp;[.I310]&amp;&quot;&lt;/FileName&gt;&lt;/FileType&gt;1&lt;/FileType&gt;&quot;;&quot;&quot;)" office:value-type="string" office:string-value="&lt;Song&gt;&lt;Title&gt;Rocky Top&lt;/Title&gt;&lt;FileName&gt;Rocky Top.pdf&lt;/FileName&gt;&lt;/FileType&gt;1&lt;/FileType&gt;" calcext:value-type="string">
            <text:p>&lt;Song&gt;&lt;Title&gt;Rocky Top&lt;/Title&gt;&lt;FileName&gt;Rocky Top.pdf&lt;/FileName&gt;&lt;/FileType&gt;1&lt;/FileType&gt;</text:p>
          </table:table-cell>
          <table:table-cell table:formula="of:=IF([.C31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1]));IF(ISBLANK([$'Setlist Input'.A312]);1;0);0)" office:value-type="float" office:value="0" calcext:value-type="float">
            <text:p>0</text:p>
          </table:table-cell>
          <table:table-cell table:style-name="ce6" table:formula="of:=ISNUMBER(SEARCH(&quot;kind=&quot;;[$'Setlist Input'.A31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1]))" office:value-type="boolean" office:boolean-value="true" calcext:value-type="boolean">
            <text:p>TRUE</text:p>
          </table:table-cell>
          <table:table-cell table:formula="of:=IF([.D311];MID([$'Setlist Input'.A311];SEARCH(&quot;title=&quot;;[$'Setlist Input'.A311])+7;(SEARCH(&quot;&gt;&quot;;[$'Setlist Input'.A311])-1)-(SEARCH(&quot;title=&quot;;[$'Setlist Input'.A311])+7));&quot;&quot;)">
            <text:p/>
          </table:table-cell>
          <table:table-cell table:formula="of:=IF([.F311];MID([$'Setlist Input'.A311];SEARCH(&quot;score title=&quot;;[$'Setlist Input'.A311])+13;(SEARCH(&quot;path=&quot;;[$'Setlist Input'.A311])-2)-(SEARCH(&quot;score title=&quot;;[$'Setlist Input'.A311])+13));&quot;&quot;)" office:value-type="string" office:string-value="Going Home - House" calcext:value-type="string">
            <text:p>Going Home - House</text:p>
          </table:table-cell>
          <table:table-cell table:formula="of:=IF([.F311];MID([$'Setlist Input'.A311];SEARCH(&quot;path=&quot;;[$'Setlist Input'.A311])+6;(SEARCH(&quot;&gt;&quot;;[$'Setlist Input'.A311])-3)-(SEARCH(&quot;path=&quot;;[$'Setlist Input'.A311])+6));&quot;&quot;)" office:value-type="string" office:string-value="Going Home - House.pdf" calcext:value-type="string">
            <text:p>Going Home - House.pdf</text:p>
          </table:table-cell>
          <table:table-cell/>
          <table:table-cell table:formula="of:=IF([.D311];&quot;&lt;Setlist&gt;&lt;Name&gt;&quot;&amp;[.G311]&amp;&quot;&lt;/Name&gt;&quot;;IF([.E311];&quot;&lt;/Setlist&gt;&quot;;&quot;&quot;))">
            <text:p/>
          </table:table-cell>
          <table:table-cell table:formula="of:=IF([.F311];&quot;&lt;Song&gt;&lt;Title&gt;&quot;&amp;[.H311]&amp;&quot;&lt;/Title&gt;&lt;FileName&gt;&quot;&amp;[.I311]&amp;&quot;&lt;/FileName&gt;&lt;/FileType&gt;1&lt;/FileType&gt;&quot;;&quot;&quot;)" office:value-type="string" office:string-value="&lt;Song&gt;&lt;Title&gt;Going Home - House&lt;/Title&gt;&lt;FileName&gt;Going Home - House.pdf&lt;/FileName&gt;&lt;/FileType&gt;1&lt;/FileType&gt;" calcext:value-type="string">
            <text:p>&lt;Song&gt;&lt;Title&gt;Going Home - House&lt;/Title&gt;&lt;FileName&gt;Going Home - House.pdf&lt;/FileName&gt;&lt;/FileType&gt;1&lt;/FileType&gt;</text:p>
          </table:table-cell>
          <table:table-cell table:formula="of:=IF([.C31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2]));IF(ISBLANK([$'Setlist Input'.A313]);1;0);0)" office:value-type="float" office:value="0" calcext:value-type="float">
            <text:p>0</text:p>
          </table:table-cell>
          <table:table-cell table:style-name="ce6" table:formula="of:=ISNUMBER(SEARCH(&quot;kind=&quot;;[$'Setlist Input'.A31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2]))" office:value-type="boolean" office:boolean-value="true" calcext:value-type="boolean">
            <text:p>TRUE</text:p>
          </table:table-cell>
          <table:table-cell table:formula="of:=IF([.D312];MID([$'Setlist Input'.A312];SEARCH(&quot;title=&quot;;[$'Setlist Input'.A312])+7;(SEARCH(&quot;&gt;&quot;;[$'Setlist Input'.A312])-1)-(SEARCH(&quot;title=&quot;;[$'Setlist Input'.A312])+7));&quot;&quot;)">
            <text:p/>
          </table:table-cell>
          <table:table-cell table:formula="of:=IF([.F312];MID([$'Setlist Input'.A312];SEARCH(&quot;score title=&quot;;[$'Setlist Input'.A312])+13;(SEARCH(&quot;path=&quot;;[$'Setlist Input'.A312])-2)-(SEARCH(&quot;score title=&quot;;[$'Setlist Input'.A312])+13));&quot;&quot;)" office:value-type="string" office:string-value="Farewell to Tarwathie" calcext:value-type="string">
            <text:p>Farewell to Tarwathie</text:p>
          </table:table-cell>
          <table:table-cell table:formula="of:=IF([.F312];MID([$'Setlist Input'.A312];SEARCH(&quot;path=&quot;;[$'Setlist Input'.A312])+6;(SEARCH(&quot;&gt;&quot;;[$'Setlist Input'.A312])-3)-(SEARCH(&quot;path=&quot;;[$'Setlist Input'.A312])+6));&quot;&quot;)" office:value-type="string" office:string-value="Farewell to Tarwathie.pdf" calcext:value-type="string">
            <text:p>Farewell to Tarwathie.pdf</text:p>
          </table:table-cell>
          <table:table-cell/>
          <table:table-cell table:formula="of:=IF([.D312];&quot;&lt;Setlist&gt;&lt;Name&gt;&quot;&amp;[.G312]&amp;&quot;&lt;/Name&gt;&quot;;IF([.E312];&quot;&lt;/Setlist&gt;&quot;;&quot;&quot;))">
            <text:p/>
          </table:table-cell>
          <table:table-cell table:formula="of:=IF([.F312];&quot;&lt;Song&gt;&lt;Title&gt;&quot;&amp;[.H312]&amp;&quot;&lt;/Title&gt;&lt;FileName&gt;&quot;&amp;[.I312]&amp;&quot;&lt;/FileName&gt;&lt;/FileType&gt;1&lt;/FileType&gt;&quot;;&quot;&quot;)" office:value-type="string" office:string-value="&lt;Song&gt;&lt;Title&gt;Farewell to Tarwathie&lt;/Title&gt;&lt;FileName&gt;Farewell to Tarwathie.pdf&lt;/FileName&gt;&lt;/FileType&gt;1&lt;/FileType&gt;" calcext:value-type="string">
            <text:p>&lt;Song&gt;&lt;Title&gt;Farewell to Tarwathie&lt;/Title&gt;&lt;FileName&gt;Farewell to Tarwathie.pdf&lt;/FileName&gt;&lt;/FileType&gt;1&lt;/FileType&gt;</text:p>
          </table:table-cell>
          <table:table-cell table:formula="of:=IF([.C31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3]));IF(ISBLANK([$'Setlist Input'.A314]);1;0);0)" office:value-type="float" office:value="0" calcext:value-type="float">
            <text:p>0</text:p>
          </table:table-cell>
          <table:table-cell table:style-name="ce6" table:formula="of:=ISNUMBER(SEARCH(&quot;kind=&quot;;[$'Setlist Input'.A31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3]))" office:value-type="boolean" office:boolean-value="true" calcext:value-type="boolean">
            <text:p>TRUE</text:p>
          </table:table-cell>
          <table:table-cell table:formula="of:=IF([.D313];MID([$'Setlist Input'.A313];SEARCH(&quot;title=&quot;;[$'Setlist Input'.A313])+7;(SEARCH(&quot;&gt;&quot;;[$'Setlist Input'.A313])-1)-(SEARCH(&quot;title=&quot;;[$'Setlist Input'.A313])+7));&quot;&quot;)">
            <text:p/>
          </table:table-cell>
          <table:table-cell table:formula="of:=IF([.F313];MID([$'Setlist Input'.A313];SEARCH(&quot;score title=&quot;;[$'Setlist Input'.A313])+13;(SEARCH(&quot;path=&quot;;[$'Setlist Input'.A313])-2)-(SEARCH(&quot;score title=&quot;;[$'Setlist Input'.A313])+13));&quot;&quot;)" office:value-type="string" office:string-value="Born Free" calcext:value-type="string">
            <text:p>Born Free</text:p>
          </table:table-cell>
          <table:table-cell table:formula="of:=IF([.F313];MID([$'Setlist Input'.A313];SEARCH(&quot;path=&quot;;[$'Setlist Input'.A313])+6;(SEARCH(&quot;&gt;&quot;;[$'Setlist Input'.A313])-3)-(SEARCH(&quot;path=&quot;;[$'Setlist Input'.A313])+6));&quot;&quot;)" office:value-type="string" office:string-value="Born Free.pdf" calcext:value-type="string">
            <text:p>Born Free.pdf</text:p>
          </table:table-cell>
          <table:table-cell/>
          <table:table-cell table:formula="of:=IF([.D313];&quot;&lt;Setlist&gt;&lt;Name&gt;&quot;&amp;[.G313]&amp;&quot;&lt;/Name&gt;&quot;;IF([.E313];&quot;&lt;/Setlist&gt;&quot;;&quot;&quot;))">
            <text:p/>
          </table:table-cell>
          <table:table-cell table:formula="of:=IF([.F313];&quot;&lt;Song&gt;&lt;Title&gt;&quot;&amp;[.H313]&amp;&quot;&lt;/Title&gt;&lt;FileName&gt;&quot;&amp;[.I313]&amp;&quot;&lt;/FileName&gt;&lt;/FileType&gt;1&lt;/FileType&gt;&quot;;&quot;&quot;)" office:value-type="string" office:string-value="&lt;Song&gt;&lt;Title&gt;Born Free&lt;/Title&gt;&lt;FileName&gt;Born Free.pdf&lt;/FileName&gt;&lt;/FileType&gt;1&lt;/FileType&gt;" calcext:value-type="string">
            <text:p>&lt;Song&gt;&lt;Title&gt;Born Free&lt;/Title&gt;&lt;FileName&gt;Born Free.pdf&lt;/FileName&gt;&lt;/FileType&gt;1&lt;/FileType&gt;</text:p>
          </table:table-cell>
          <table:table-cell table:formula="of:=IF([.C31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4]));IF(ISBLANK([$'Setlist Input'.A315]);1;0);0)" office:value-type="float" office:value="0" calcext:value-type="float">
            <text:p>0</text:p>
          </table:table-cell>
          <table:table-cell table:style-name="ce6" table:formula="of:=ISNUMBER(SEARCH(&quot;kind=&quot;;[$'Setlist Input'.A31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4]))" office:value-type="boolean" office:boolean-value="true" calcext:value-type="boolean">
            <text:p>TRUE</text:p>
          </table:table-cell>
          <table:table-cell table:formula="of:=IF([.D314];MID([$'Setlist Input'.A314];SEARCH(&quot;title=&quot;;[$'Setlist Input'.A314])+7;(SEARCH(&quot;&gt;&quot;;[$'Setlist Input'.A314])-1)-(SEARCH(&quot;title=&quot;;[$'Setlist Input'.A314])+7));&quot;&quot;)">
            <text:p/>
          </table:table-cell>
          <table:table-cell table:formula="of:=IF([.F314];MID([$'Setlist Input'.A314];SEARCH(&quot;score title=&quot;;[$'Setlist Input'.A314])+13;(SEARCH(&quot;path=&quot;;[$'Setlist Input'.A314])-2)-(SEARCH(&quot;score title=&quot;;[$'Setlist Input'.A314])+13));&quot;&quot;)" office:value-type="string" office:string-value="Breton Lullaby" calcext:value-type="string">
            <text:p>Breton Lullaby</text:p>
          </table:table-cell>
          <table:table-cell table:formula="of:=IF([.F314];MID([$'Setlist Input'.A314];SEARCH(&quot;path=&quot;;[$'Setlist Input'.A314])+6;(SEARCH(&quot;&gt;&quot;;[$'Setlist Input'.A314])-3)-(SEARCH(&quot;path=&quot;;[$'Setlist Input'.A314])+6));&quot;&quot;)" office:value-type="string" office:string-value="Breton Lullaby.pdf" calcext:value-type="string">
            <text:p>Breton Lullaby.pdf</text:p>
          </table:table-cell>
          <table:table-cell/>
          <table:table-cell table:formula="of:=IF([.D314];&quot;&lt;Setlist&gt;&lt;Name&gt;&quot;&amp;[.G314]&amp;&quot;&lt;/Name&gt;&quot;;IF([.E314];&quot;&lt;/Setlist&gt;&quot;;&quot;&quot;))">
            <text:p/>
          </table:table-cell>
          <table:table-cell table:formula="of:=IF([.F314];&quot;&lt;Song&gt;&lt;Title&gt;&quot;&amp;[.H314]&amp;&quot;&lt;/Title&gt;&lt;FileName&gt;&quot;&amp;[.I314]&amp;&quot;&lt;/FileName&gt;&lt;/FileType&gt;1&lt;/FileType&gt;&quot;;&quot;&quot;)" office:value-type="string" office:string-value="&lt;Song&gt;&lt;Title&gt;Breton Lullaby&lt;/Title&gt;&lt;FileName&gt;Breton Lullaby.pdf&lt;/FileName&gt;&lt;/FileType&gt;1&lt;/FileType&gt;" calcext:value-type="string">
            <text:p>&lt;Song&gt;&lt;Title&gt;Breton Lullaby&lt;/Title&gt;&lt;FileName&gt;Breton Lullaby.pdf&lt;/FileName&gt;&lt;/FileType&gt;1&lt;/FileType&gt;</text:p>
          </table:table-cell>
          <table:table-cell table:formula="of:=IF([.C31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5]));IF(ISBLANK([$'Setlist Input'.A316]);1;0);0)" office:value-type="float" office:value="0" calcext:value-type="float">
            <text:p>0</text:p>
          </table:table-cell>
          <table:table-cell table:style-name="ce6" table:formula="of:=ISNUMBER(SEARCH(&quot;kind=&quot;;[$'Setlist Input'.A31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5]))" office:value-type="boolean" office:boolean-value="true" calcext:value-type="boolean">
            <text:p>TRUE</text:p>
          </table:table-cell>
          <table:table-cell table:formula="of:=IF([.D315];MID([$'Setlist Input'.A315];SEARCH(&quot;title=&quot;;[$'Setlist Input'.A315])+7;(SEARCH(&quot;&gt;&quot;;[$'Setlist Input'.A315])-1)-(SEARCH(&quot;title=&quot;;[$'Setlist Input'.A315])+7));&quot;&quot;)">
            <text:p/>
          </table:table-cell>
          <table:table-cell table:formula="of:=IF([.F315];MID([$'Setlist Input'.A315];SEARCH(&quot;score title=&quot;;[$'Setlist Input'.A315])+13;(SEARCH(&quot;path=&quot;;[$'Setlist Input'.A315])-2)-(SEARCH(&quot;score title=&quot;;[$'Setlist Input'.A315])+13));&quot;&quot;)" office:value-type="string" office:string-value="Aberystwyth 44 Em + Guitar" calcext:value-type="string">
            <text:p>Aberystwyth 44 Em + Guitar</text:p>
          </table:table-cell>
          <table:table-cell table:formula="of:=IF([.F315];MID([$'Setlist Input'.A315];SEARCH(&quot;path=&quot;;[$'Setlist Input'.A315])+6;(SEARCH(&quot;&gt;&quot;;[$'Setlist Input'.A315])-3)-(SEARCH(&quot;path=&quot;;[$'Setlist Input'.A315])+6));&quot;&quot;)" office:value-type="string" office:string-value="Aberystwyth 44 Em + Guitar.pdf" calcext:value-type="string">
            <text:p>Aberystwyth 44 Em + Guitar.pdf</text:p>
          </table:table-cell>
          <table:table-cell/>
          <table:table-cell table:formula="of:=IF([.D315];&quot;&lt;Setlist&gt;&lt;Name&gt;&quot;&amp;[.G315]&amp;&quot;&lt;/Name&gt;&quot;;IF([.E315];&quot;&lt;/Setlist&gt;&quot;;&quot;&quot;))">
            <text:p/>
          </table:table-cell>
          <table:table-cell table:formula="of:=IF([.F315];&quot;&lt;Song&gt;&lt;Title&gt;&quot;&amp;[.H315]&amp;&quot;&lt;/Title&gt;&lt;FileName&gt;&quot;&amp;[.I315]&amp;&quot;&lt;/FileName&gt;&lt;/FileType&gt;1&lt;/FileType&gt;&quot;;&quot;&quot;)" office:value-type="string" office:string-value="&lt;Song&gt;&lt;Title&gt;Aberystwyth 44 Em + Guitar&lt;/Title&gt;&lt;FileName&gt;Aberystwyth 44 Em + Guitar.pdf&lt;/FileName&gt;&lt;/FileType&gt;1&lt;/FileType&gt;" calcext:value-type="string">
            <text:p>&lt;Song&gt;&lt;Title&gt;Aberystwyth 44 Em + Guitar&lt;/Title&gt;&lt;FileName&gt;Aberystwyth 44 Em + Guitar.pdf&lt;/FileName&gt;&lt;/FileType&gt;1&lt;/FileType&gt;</text:p>
          </table:table-cell>
          <table:table-cell table:formula="of:=IF([.C31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6]));IF(ISBLANK([$'Setlist Input'.A317]);1;0);0)" office:value-type="float" office:value="0" calcext:value-type="float">
            <text:p>0</text:p>
          </table:table-cell>
          <table:table-cell table:style-name="ce6" table:formula="of:=ISNUMBER(SEARCH(&quot;kind=&quot;;[$'Setlist Input'.A31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6]))" office:value-type="boolean" office:boolean-value="true" calcext:value-type="boolean">
            <text:p>TRUE</text:p>
          </table:table-cell>
          <table:table-cell table:formula="of:=IF([.D316];MID([$'Setlist Input'.A316];SEARCH(&quot;title=&quot;;[$'Setlist Input'.A316])+7;(SEARCH(&quot;&gt;&quot;;[$'Setlist Input'.A316])-1)-(SEARCH(&quot;title=&quot;;[$'Setlist Input'.A316])+7));&quot;&quot;)">
            <text:p/>
          </table:table-cell>
          <table:table-cell table:formula="of:=IF([.F316];MID([$'Setlist Input'.A316];SEARCH(&quot;score title=&quot;;[$'Setlist Input'.A316])+13;(SEARCH(&quot;path=&quot;;[$'Setlist Input'.A316])-2)-(SEARCH(&quot;score title=&quot;;[$'Setlist Input'.A316])+13));&quot;&quot;)" office:value-type="string" office:string-value="Whiskey Before Breakfast - 5 Parts" calcext:value-type="string">
            <text:p>Whiskey Before Breakfast - 5 Parts</text:p>
          </table:table-cell>
          <table:table-cell table:formula="of:=IF([.F316];MID([$'Setlist Input'.A316];SEARCH(&quot;path=&quot;;[$'Setlist Input'.A316])+6;(SEARCH(&quot;&gt;&quot;;[$'Setlist Input'.A316])-3)-(SEARCH(&quot;path=&quot;;[$'Setlist Input'.A316])+6));&quot;&quot;)" office:value-type="string" office:string-value="Whiskey Before Breakfast - 5 Parts.pdf" calcext:value-type="string">
            <text:p>Whiskey Before Breakfast - 5 Parts.pdf</text:p>
          </table:table-cell>
          <table:table-cell/>
          <table:table-cell table:formula="of:=IF([.D316];&quot;&lt;Setlist&gt;&lt;Name&gt;&quot;&amp;[.G316]&amp;&quot;&lt;/Name&gt;&quot;;IF([.E316];&quot;&lt;/Setlist&gt;&quot;;&quot;&quot;))">
            <text:p/>
          </table:table-cell>
          <table:table-cell table:formula="of:=IF([.F316];&quot;&lt;Song&gt;&lt;Title&gt;&quot;&amp;[.H316]&amp;&quot;&lt;/Title&gt;&lt;FileName&gt;&quot;&amp;[.I316]&amp;&quot;&lt;/FileName&gt;&lt;/FileType&gt;1&lt;/FileType&gt;&quot;;&quot;&quot;)" office:value-type="string" office:string-value="&lt;Song&gt;&lt;Title&gt;Whiskey Before Breakfast - 5 Parts&lt;/Title&gt;&lt;FileName&gt;Whiskey Before Breakfast - 5 Parts.pdf&lt;/FileName&gt;&lt;/FileType&gt;1&lt;/FileType&gt;" calcext:value-type="string">
            <text:p>&lt;Song&gt;&lt;Title&gt;Whiskey Before Breakfast - 5 Parts&lt;/Title&gt;&lt;FileName&gt;Whiskey Before Breakfast - 5 Parts.pdf&lt;/FileName&gt;&lt;/FileType&gt;1&lt;/FileType&gt;</text:p>
          </table:table-cell>
          <table:table-cell table:formula="of:=IF([.C31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7]));IF(ISBLANK([$'Setlist Input'.A318]);1;0);0)" office:value-type="float" office:value="0" calcext:value-type="float">
            <text:p>0</text:p>
          </table:table-cell>
          <table:table-cell table:style-name="ce6" table:formula="of:=ISNUMBER(SEARCH(&quot;kind=&quot;;[$'Setlist Input'.A31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7]))" office:value-type="boolean" office:boolean-value="true" calcext:value-type="boolean">
            <text:p>TRUE</text:p>
          </table:table-cell>
          <table:table-cell table:formula="of:=IF([.D317];MID([$'Setlist Input'.A317];SEARCH(&quot;title=&quot;;[$'Setlist Input'.A317])+7;(SEARCH(&quot;&gt;&quot;;[$'Setlist Input'.A317])-1)-(SEARCH(&quot;title=&quot;;[$'Setlist Input'.A317])+7));&quot;&quot;)">
            <text:p/>
          </table:table-cell>
          <table:table-cell table:formula="of:=IF([.F317];MID([$'Setlist Input'.A317];SEARCH(&quot;score title=&quot;;[$'Setlist Input'.A317])+13;(SEARCH(&quot;path=&quot;;[$'Setlist Input'.A317])-2)-(SEARCH(&quot;score title=&quot;;[$'Setlist Input'.A317])+13));&quot;&quot;)" office:value-type="string" office:string-value="Junes Lullaby" calcext:value-type="string">
            <text:p>Junes Lullaby</text:p>
          </table:table-cell>
          <table:table-cell table:formula="of:=IF([.F317];MID([$'Setlist Input'.A317];SEARCH(&quot;path=&quot;;[$'Setlist Input'.A317])+6;(SEARCH(&quot;&gt;&quot;;[$'Setlist Input'.A317])-3)-(SEARCH(&quot;path=&quot;;[$'Setlist Input'.A317])+6));&quot;&quot;)" office:value-type="string" office:string-value="Junes Lullaby.pdf" calcext:value-type="string">
            <text:p>Junes Lullaby.pdf</text:p>
          </table:table-cell>
          <table:table-cell/>
          <table:table-cell table:formula="of:=IF([.D317];&quot;&lt;Setlist&gt;&lt;Name&gt;&quot;&amp;[.G317]&amp;&quot;&lt;/Name&gt;&quot;;IF([.E317];&quot;&lt;/Setlist&gt;&quot;;&quot;&quot;))">
            <text:p/>
          </table:table-cell>
          <table:table-cell table:formula="of:=IF([.F317];&quot;&lt;Song&gt;&lt;Title&gt;&quot;&amp;[.H317]&amp;&quot;&lt;/Title&gt;&lt;FileName&gt;&quot;&amp;[.I317]&amp;&quot;&lt;/FileName&gt;&lt;/FileType&gt;1&lt;/FileType&gt;&quot;;&quot;&quot;)" office:value-type="string" office:string-value="&lt;Song&gt;&lt;Title&gt;Junes Lullaby&lt;/Title&gt;&lt;FileName&gt;Junes Lullaby.pdf&lt;/FileName&gt;&lt;/FileType&gt;1&lt;/FileType&gt;" calcext:value-type="string">
            <text:p>&lt;Song&gt;&lt;Title&gt;Junes Lullaby&lt;/Title&gt;&lt;FileName&gt;Junes Lullaby.pdf&lt;/FileName&gt;&lt;/FileType&gt;1&lt;/FileType&gt;</text:p>
          </table:table-cell>
          <table:table-cell table:formula="of:=IF([.C31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8]));IF(ISBLANK([$'Setlist Input'.A319]);1;0);0)" office:value-type="float" office:value="0" calcext:value-type="float">
            <text:p>0</text:p>
          </table:table-cell>
          <table:table-cell table:style-name="ce6" table:formula="of:=ISNUMBER(SEARCH(&quot;kind=&quot;;[$'Setlist Input'.A31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8]))" office:value-type="boolean" office:boolean-value="true" calcext:value-type="boolean">
            <text:p>TRUE</text:p>
          </table:table-cell>
          <table:table-cell table:formula="of:=IF([.D318];MID([$'Setlist Input'.A318];SEARCH(&quot;title=&quot;;[$'Setlist Input'.A318])+7;(SEARCH(&quot;&gt;&quot;;[$'Setlist Input'.A318])-1)-(SEARCH(&quot;title=&quot;;[$'Setlist Input'.A318])+7));&quot;&quot;)">
            <text:p/>
          </table:table-cell>
          <table:table-cell table:formula="of:=IF([.F318];MID([$'Setlist Input'.A318];SEARCH(&quot;score title=&quot;;[$'Setlist Input'.A318])+13;(SEARCH(&quot;path=&quot;;[$'Setlist Input'.A318])-2)-(SEARCH(&quot;score title=&quot;;[$'Setlist Input'.A318])+13));&quot;&quot;)" office:value-type="string" office:string-value="Hector the Hero - Score and Parts" calcext:value-type="string">
            <text:p>Hector the Hero - Score and Parts</text:p>
          </table:table-cell>
          <table:table-cell table:formula="of:=IF([.F318];MID([$'Setlist Input'.A318];SEARCH(&quot;path=&quot;;[$'Setlist Input'.A318])+6;(SEARCH(&quot;&gt;&quot;;[$'Setlist Input'.A318])-3)-(SEARCH(&quot;path=&quot;;[$'Setlist Input'.A318])+6));&quot;&quot;)" office:value-type="string" office:string-value="Hector the Hero - Score and Parts.pdf" calcext:value-type="string">
            <text:p>Hector the Hero - Score and Parts.pdf</text:p>
          </table:table-cell>
          <table:table-cell/>
          <table:table-cell table:formula="of:=IF([.D318];&quot;&lt;Setlist&gt;&lt;Name&gt;&quot;&amp;[.G318]&amp;&quot;&lt;/Name&gt;&quot;;IF([.E318];&quot;&lt;/Setlist&gt;&quot;;&quot;&quot;))">
            <text:p/>
          </table:table-cell>
          <table:table-cell table:formula="of:=IF([.F318];&quot;&lt;Song&gt;&lt;Title&gt;&quot;&amp;[.H318]&amp;&quot;&lt;/Title&gt;&lt;FileName&gt;&quot;&amp;[.I318]&amp;&quot;&lt;/FileName&gt;&lt;/FileType&gt;1&lt;/FileType&gt;&quot;;&quot;&quot;)" office:value-type="string" office:string-value="&lt;Song&gt;&lt;Title&gt;Hector the Hero - Score and Parts&lt;/Title&gt;&lt;FileName&gt;Hector the Hero - Score and Parts.pdf&lt;/FileName&gt;&lt;/FileType&gt;1&lt;/FileType&gt;" calcext:value-type="string">
            <text:p>&lt;Song&gt;&lt;Title&gt;Hector the Hero - Score and Parts&lt;/Title&gt;&lt;FileName&gt;Hector the Hero - Score and Parts.pdf&lt;/FileName&gt;&lt;/FileType&gt;1&lt;/FileType&gt;</text:p>
          </table:table-cell>
          <table:table-cell table:formula="of:=IF([.C31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19]));IF(ISBLANK([$'Setlist Input'.A320]);1;0);0)" office:value-type="float" office:value="0" calcext:value-type="float">
            <text:p>0</text:p>
          </table:table-cell>
          <table:table-cell table:style-name="ce6" table:formula="of:=ISNUMBER(SEARCH(&quot;kind=&quot;;[$'Setlist Input'.A31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1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19]))" office:value-type="boolean" office:boolean-value="true" calcext:value-type="boolean">
            <text:p>TRUE</text:p>
          </table:table-cell>
          <table:table-cell table:formula="of:=IF([.D319];MID([$'Setlist Input'.A319];SEARCH(&quot;title=&quot;;[$'Setlist Input'.A319])+7;(SEARCH(&quot;&gt;&quot;;[$'Setlist Input'.A319])-1)-(SEARCH(&quot;title=&quot;;[$'Setlist Input'.A319])+7));&quot;&quot;)">
            <text:p/>
          </table:table-cell>
          <table:table-cell table:formula="of:=IF([.F319];MID([$'Setlist Input'.A319];SEARCH(&quot;score title=&quot;;[$'Setlist Input'.A319])+13;(SEARCH(&quot;path=&quot;;[$'Setlist Input'.A319])-2)-(SEARCH(&quot;score title=&quot;;[$'Setlist Input'.A319])+13));&quot;&quot;)" office:value-type="string" office:string-value="The Ash Grove" calcext:value-type="string">
            <text:p>The Ash Grove</text:p>
          </table:table-cell>
          <table:table-cell table:formula="of:=IF([.F319];MID([$'Setlist Input'.A319];SEARCH(&quot;path=&quot;;[$'Setlist Input'.A319])+6;(SEARCH(&quot;&gt;&quot;;[$'Setlist Input'.A319])-3)-(SEARCH(&quot;path=&quot;;[$'Setlist Input'.A319])+6));&quot;&quot;)" office:value-type="string" office:string-value="The Ash Grove.pdf" calcext:value-type="string">
            <text:p>The Ash Grove.pdf</text:p>
          </table:table-cell>
          <table:table-cell/>
          <table:table-cell table:formula="of:=IF([.D319];&quot;&lt;Setlist&gt;&lt;Name&gt;&quot;&amp;[.G319]&amp;&quot;&lt;/Name&gt;&quot;;IF([.E319];&quot;&lt;/Setlist&gt;&quot;;&quot;&quot;))">
            <text:p/>
          </table:table-cell>
          <table:table-cell table:formula="of:=IF([.F319];&quot;&lt;Song&gt;&lt;Title&gt;&quot;&amp;[.H319]&amp;&quot;&lt;/Title&gt;&lt;FileName&gt;&quot;&amp;[.I319]&amp;&quot;&lt;/FileName&gt;&lt;/FileType&gt;1&lt;/FileType&gt;&quot;;&quot;&quot;)" office:value-type="string" office:string-value="&lt;Song&gt;&lt;Title&gt;The Ash Grove&lt;/Title&gt;&lt;FileName&gt;The Ash Grove.pdf&lt;/FileName&gt;&lt;/FileType&gt;1&lt;/FileType&gt;" calcext:value-type="string">
            <text:p>&lt;Song&gt;&lt;Title&gt;The Ash Grove&lt;/Title&gt;&lt;FileName&gt;The Ash Grove.pdf&lt;/FileName&gt;&lt;/FileType&gt;1&lt;/FileType&gt;</text:p>
          </table:table-cell>
          <table:table-cell table:formula="of:=IF([.C31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0]));IF(ISBLANK([$'Setlist Input'.A321]);1;0);0)" office:value-type="float" office:value="0" calcext:value-type="float">
            <text:p>0</text:p>
          </table:table-cell>
          <table:table-cell table:style-name="ce6" table:formula="of:=ISNUMBER(SEARCH(&quot;kind=&quot;;[$'Setlist Input'.A32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0]))" office:value-type="boolean" office:boolean-value="true" calcext:value-type="boolean">
            <text:p>TRUE</text:p>
          </table:table-cell>
          <table:table-cell table:formula="of:=IF([.D320];MID([$'Setlist Input'.A320];SEARCH(&quot;title=&quot;;[$'Setlist Input'.A320])+7;(SEARCH(&quot;&gt;&quot;;[$'Setlist Input'.A320])-1)-(SEARCH(&quot;title=&quot;;[$'Setlist Input'.A320])+7));&quot;&quot;)">
            <text:p/>
          </table:table-cell>
          <table:table-cell table:formula="of:=IF([.F320];MID([$'Setlist Input'.A320];SEARCH(&quot;score title=&quot;;[$'Setlist Input'.A320])+13;(SEARCH(&quot;path=&quot;;[$'Setlist Input'.A320])-2)-(SEARCH(&quot;score title=&quot;;[$'Setlist Input'.A320])+13));&quot;&quot;)" office:value-type="string" office:string-value="Let It Snow" calcext:value-type="string">
            <text:p>Let It Snow</text:p>
          </table:table-cell>
          <table:table-cell table:formula="of:=IF([.F320];MID([$'Setlist Input'.A320];SEARCH(&quot;path=&quot;;[$'Setlist Input'.A320])+6;(SEARCH(&quot;&gt;&quot;;[$'Setlist Input'.A320])-3)-(SEARCH(&quot;path=&quot;;[$'Setlist Input'.A320])+6));&quot;&quot;)" office:value-type="string" office:string-value="Let It Snow.pdf" calcext:value-type="string">
            <text:p>Let It Snow.pdf</text:p>
          </table:table-cell>
          <table:table-cell/>
          <table:table-cell table:formula="of:=IF([.D320];&quot;&lt;Setlist&gt;&lt;Name&gt;&quot;&amp;[.G320]&amp;&quot;&lt;/Name&gt;&quot;;IF([.E320];&quot;&lt;/Setlist&gt;&quot;;&quot;&quot;))">
            <text:p/>
          </table:table-cell>
          <table:table-cell table:formula="of:=IF([.F320];&quot;&lt;Song&gt;&lt;Title&gt;&quot;&amp;[.H320]&amp;&quot;&lt;/Title&gt;&lt;FileName&gt;&quot;&amp;[.I320]&amp;&quot;&lt;/FileName&gt;&lt;/FileType&gt;1&lt;/FileType&gt;&quot;;&quot;&quot;)" office:value-type="string" office:string-value="&lt;Song&gt;&lt;Title&gt;Let It Snow&lt;/Title&gt;&lt;FileName&gt;Let It Snow.pdf&lt;/FileName&gt;&lt;/FileType&gt;1&lt;/FileType&gt;" calcext:value-type="string">
            <text:p>&lt;Song&gt;&lt;Title&gt;Let It Snow&lt;/Title&gt;&lt;FileName&gt;Let It Snow.pdf&lt;/FileName&gt;&lt;/FileType&gt;1&lt;/FileType&gt;</text:p>
          </table:table-cell>
          <table:table-cell table:formula="of:=IF([.C32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1]));IF(ISBLANK([$'Setlist Input'.A322]);1;0);0)" office:value-type="float" office:value="0" calcext:value-type="float">
            <text:p>0</text:p>
          </table:table-cell>
          <table:table-cell table:style-name="ce6" table:formula="of:=ISNUMBER(SEARCH(&quot;kind=&quot;;[$'Setlist Input'.A32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1]))" office:value-type="boolean" office:boolean-value="true" calcext:value-type="boolean">
            <text:p>TRUE</text:p>
          </table:table-cell>
          <table:table-cell table:formula="of:=IF([.D321];MID([$'Setlist Input'.A321];SEARCH(&quot;title=&quot;;[$'Setlist Input'.A321])+7;(SEARCH(&quot;&gt;&quot;;[$'Setlist Input'.A321])-1)-(SEARCH(&quot;title=&quot;;[$'Setlist Input'.A321])+7));&quot;&quot;)">
            <text:p/>
          </table:table-cell>
          <table:table-cell table:formula="of:=IF([.F321];MID([$'Setlist Input'.A321];SEARCH(&quot;score title=&quot;;[$'Setlist Input'.A321])+13;(SEARCH(&quot;path=&quot;;[$'Setlist Input'.A321])-2)-(SEARCH(&quot;score title=&quot;;[$'Setlist Input'.A321])+13));&quot;&quot;)" office:value-type="string" office:string-value="Down to the River to Pray" calcext:value-type="string">
            <text:p>Down to the River to Pray</text:p>
          </table:table-cell>
          <table:table-cell table:formula="of:=IF([.F321];MID([$'Setlist Input'.A321];SEARCH(&quot;path=&quot;;[$'Setlist Input'.A321])+6;(SEARCH(&quot;&gt;&quot;;[$'Setlist Input'.A321])-3)-(SEARCH(&quot;path=&quot;;[$'Setlist Input'.A321])+6));&quot;&quot;)" office:value-type="string" office:string-value="Down to the River to Pray.pdf" calcext:value-type="string">
            <text:p>Down to the River to Pray.pdf</text:p>
          </table:table-cell>
          <table:table-cell/>
          <table:table-cell table:formula="of:=IF([.D321];&quot;&lt;Setlist&gt;&lt;Name&gt;&quot;&amp;[.G321]&amp;&quot;&lt;/Name&gt;&quot;;IF([.E321];&quot;&lt;/Setlist&gt;&quot;;&quot;&quot;))">
            <text:p/>
          </table:table-cell>
          <table:table-cell table:formula="of:=IF([.F321];&quot;&lt;Song&gt;&lt;Title&gt;&quot;&amp;[.H321]&amp;&quot;&lt;/Title&gt;&lt;FileName&gt;&quot;&amp;[.I321]&amp;&quot;&lt;/FileName&gt;&lt;/FileType&gt;1&lt;/FileType&gt;&quot;;&quot;&quot;)" office:value-type="string" office:string-value="&lt;Song&gt;&lt;Title&gt;Down to the River to Pray&lt;/Title&gt;&lt;FileName&gt;Down to the River to Pray.pdf&lt;/FileName&gt;&lt;/FileType&gt;1&lt;/FileType&gt;" calcext:value-type="string">
            <text:p>&lt;Song&gt;&lt;Title&gt;Down to the River to Pray&lt;/Title&gt;&lt;FileName&gt;Down to the River to Pray.pdf&lt;/FileName&gt;&lt;/FileType&gt;1&lt;/FileType&gt;</text:p>
          </table:table-cell>
          <table:table-cell table:formula="of:=IF([.C32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2]));IF(ISBLANK([$'Setlist Input'.A323]);1;0);0)" office:value-type="float" office:value="0" calcext:value-type="float">
            <text:p>0</text:p>
          </table:table-cell>
          <table:table-cell table:style-name="ce6" table:formula="of:=ISNUMBER(SEARCH(&quot;kind=&quot;;[$'Setlist Input'.A32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2]))" office:value-type="boolean" office:boolean-value="true" calcext:value-type="boolean">
            <text:p>TRUE</text:p>
          </table:table-cell>
          <table:table-cell table:formula="of:=IF([.D322];MID([$'Setlist Input'.A322];SEARCH(&quot;title=&quot;;[$'Setlist Input'.A322])+7;(SEARCH(&quot;&gt;&quot;;[$'Setlist Input'.A322])-1)-(SEARCH(&quot;title=&quot;;[$'Setlist Input'.A322])+7));&quot;&quot;)">
            <text:p/>
          </table:table-cell>
          <table:table-cell table:formula="of:=IF([.F322];MID([$'Setlist Input'.A322];SEARCH(&quot;score title=&quot;;[$'Setlist Input'.A322])+13;(SEARCH(&quot;path=&quot;;[$'Setlist Input'.A322])-2)-(SEARCH(&quot;score title=&quot;;[$'Setlist Input'.A322])+13));&quot;&quot;)" office:value-type="string" office:string-value="Loch Tay Boat arr02" calcext:value-type="string">
            <text:p>Loch Tay Boat arr02</text:p>
          </table:table-cell>
          <table:table-cell table:formula="of:=IF([.F322];MID([$'Setlist Input'.A322];SEARCH(&quot;path=&quot;;[$'Setlist Input'.A322])+6;(SEARCH(&quot;&gt;&quot;;[$'Setlist Input'.A322])-3)-(SEARCH(&quot;path=&quot;;[$'Setlist Input'.A322])+6));&quot;&quot;)" office:value-type="string" office:string-value="Loch Tay Boat arr02.pdf" calcext:value-type="string">
            <text:p>Loch Tay Boat arr02.pdf</text:p>
          </table:table-cell>
          <table:table-cell/>
          <table:table-cell table:formula="of:=IF([.D322];&quot;&lt;Setlist&gt;&lt;Name&gt;&quot;&amp;[.G322]&amp;&quot;&lt;/Name&gt;&quot;;IF([.E322];&quot;&lt;/Setlist&gt;&quot;;&quot;&quot;))">
            <text:p/>
          </table:table-cell>
          <table:table-cell table:formula="of:=IF([.F322];&quot;&lt;Song&gt;&lt;Title&gt;&quot;&amp;[.H322]&amp;&quot;&lt;/Title&gt;&lt;FileName&gt;&quot;&amp;[.I322]&amp;&quot;&lt;/FileName&gt;&lt;/FileType&gt;1&lt;/FileType&gt;&quot;;&quot;&quot;)" office:value-type="string" office:string-value="&lt;Song&gt;&lt;Title&gt;Loch Tay Boat arr02&lt;/Title&gt;&lt;FileName&gt;Loch Tay Boat arr02.pdf&lt;/FileName&gt;&lt;/FileType&gt;1&lt;/FileType&gt;" calcext:value-type="string">
            <text:p>&lt;Song&gt;&lt;Title&gt;Loch Tay Boat arr02&lt;/Title&gt;&lt;FileName&gt;Loch Tay Boat arr02.pdf&lt;/FileName&gt;&lt;/FileType&gt;1&lt;/FileType&gt;</text:p>
          </table:table-cell>
          <table:table-cell table:formula="of:=IF([.C32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3]));IF(ISBLANK([$'Setlist Input'.A324]);1;0);0)" office:value-type="float" office:value="0" calcext:value-type="float">
            <text:p>0</text:p>
          </table:table-cell>
          <table:table-cell table:style-name="ce6" table:formula="of:=ISNUMBER(SEARCH(&quot;kind=&quot;;[$'Setlist Input'.A32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3]))" office:value-type="boolean" office:boolean-value="true" calcext:value-type="boolean">
            <text:p>TRUE</text:p>
          </table:table-cell>
          <table:table-cell table:formula="of:=IF([.D323];MID([$'Setlist Input'.A323];SEARCH(&quot;title=&quot;;[$'Setlist Input'.A323])+7;(SEARCH(&quot;&gt;&quot;;[$'Setlist Input'.A323])-1)-(SEARCH(&quot;title=&quot;;[$'Setlist Input'.A323])+7));&quot;&quot;)">
            <text:p/>
          </table:table-cell>
          <table:table-cell table:formula="of:=IF([.F323];MID([$'Setlist Input'.A323];SEARCH(&quot;score title=&quot;;[$'Setlist Input'.A323])+13;(SEARCH(&quot;path=&quot;;[$'Setlist Input'.A323])-2)-(SEARCH(&quot;score title=&quot;;[$'Setlist Input'.A323])+13));&quot;&quot;)" office:value-type="string" office:string-value="Loch Lomond arr03" calcext:value-type="string">
            <text:p>Loch Lomond arr03</text:p>
          </table:table-cell>
          <table:table-cell table:formula="of:=IF([.F323];MID([$'Setlist Input'.A323];SEARCH(&quot;path=&quot;;[$'Setlist Input'.A323])+6;(SEARCH(&quot;&gt;&quot;;[$'Setlist Input'.A323])-3)-(SEARCH(&quot;path=&quot;;[$'Setlist Input'.A323])+6));&quot;&quot;)" office:value-type="string" office:string-value="Loch Lomond arr03.pdf" calcext:value-type="string">
            <text:p>Loch Lomond arr03.pdf</text:p>
          </table:table-cell>
          <table:table-cell/>
          <table:table-cell table:formula="of:=IF([.D323];&quot;&lt;Setlist&gt;&lt;Name&gt;&quot;&amp;[.G323]&amp;&quot;&lt;/Name&gt;&quot;;IF([.E323];&quot;&lt;/Setlist&gt;&quot;;&quot;&quot;))">
            <text:p/>
          </table:table-cell>
          <table:table-cell table:formula="of:=IF([.F323];&quot;&lt;Song&gt;&lt;Title&gt;&quot;&amp;[.H323]&amp;&quot;&lt;/Title&gt;&lt;FileName&gt;&quot;&amp;[.I323]&amp;&quot;&lt;/FileName&gt;&lt;/FileType&gt;1&lt;/FileType&gt;&quot;;&quot;&quot;)" office:value-type="string" office:string-value="&lt;Song&gt;&lt;Title&gt;Loch Lomond arr03&lt;/Title&gt;&lt;FileName&gt;Loch Lomond arr03.pdf&lt;/FileName&gt;&lt;/FileType&gt;1&lt;/FileType&gt;" calcext:value-type="string">
            <text:p>&lt;Song&gt;&lt;Title&gt;Loch Lomond arr03&lt;/Title&gt;&lt;FileName&gt;Loch Lomond arr03.pdf&lt;/FileName&gt;&lt;/FileType&gt;1&lt;/FileType&gt;</text:p>
          </table:table-cell>
          <table:table-cell table:formula="of:=IF([.C32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4]));IF(ISBLANK([$'Setlist Input'.A325]);1;0);0)" office:value-type="float" office:value="0" calcext:value-type="float">
            <text:p>0</text:p>
          </table:table-cell>
          <table:table-cell table:style-name="ce6" table:formula="of:=ISNUMBER(SEARCH(&quot;kind=&quot;;[$'Setlist Input'.A32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4]))" office:value-type="boolean" office:boolean-value="true" calcext:value-type="boolean">
            <text:p>TRUE</text:p>
          </table:table-cell>
          <table:table-cell table:formula="of:=IF([.D324];MID([$'Setlist Input'.A324];SEARCH(&quot;title=&quot;;[$'Setlist Input'.A324])+7;(SEARCH(&quot;&gt;&quot;;[$'Setlist Input'.A324])-1)-(SEARCH(&quot;title=&quot;;[$'Setlist Input'.A324])+7));&quot;&quot;)">
            <text:p/>
          </table:table-cell>
          <table:table-cell table:formula="of:=IF([.F324];MID([$'Setlist Input'.A324];SEARCH(&quot;score title=&quot;;[$'Setlist Input'.A324])+13;(SEARCH(&quot;path=&quot;;[$'Setlist Input'.A324])-2)-(SEARCH(&quot;score title=&quot;;[$'Setlist Input'.A324])+13));&quot;&quot;)" office:value-type="string" office:string-value="I Know Where I'm Going - arr01" calcext:value-type="string">
            <text:p>I Know Where I'm Going - arr01</text:p>
          </table:table-cell>
          <table:table-cell table:formula="of:=IF([.F324];MID([$'Setlist Input'.A324];SEARCH(&quot;path=&quot;;[$'Setlist Input'.A324])+6;(SEARCH(&quot;&gt;&quot;;[$'Setlist Input'.A324])-3)-(SEARCH(&quot;path=&quot;;[$'Setlist Input'.A324])+6));&quot;&quot;)" office:value-type="string" office:string-value="I Know Where I'm Going - arr01.pdf" calcext:value-type="string">
            <text:p>I Know Where I'm Going - arr01.pdf</text:p>
          </table:table-cell>
          <table:table-cell/>
          <table:table-cell table:formula="of:=IF([.D324];&quot;&lt;Setlist&gt;&lt;Name&gt;&quot;&amp;[.G324]&amp;&quot;&lt;/Name&gt;&quot;;IF([.E324];&quot;&lt;/Setlist&gt;&quot;;&quot;&quot;))">
            <text:p/>
          </table:table-cell>
          <table:table-cell table:formula="of:=IF([.F324];&quot;&lt;Song&gt;&lt;Title&gt;&quot;&amp;[.H324]&amp;&quot;&lt;/Title&gt;&lt;FileName&gt;&quot;&amp;[.I324]&amp;&quot;&lt;/FileName&gt;&lt;/FileType&gt;1&lt;/FileType&gt;&quot;;&quot;&quot;)" office:value-type="string" office:string-value="&lt;Song&gt;&lt;Title&gt;I Know Where I'm Going - arr01&lt;/Title&gt;&lt;FileName&gt;I Know Where I'm Going - arr01.pdf&lt;/FileName&gt;&lt;/FileType&gt;1&lt;/FileType&gt;" calcext:value-type="string">
            <text:p>&lt;Song&gt;&lt;Title&gt;I Know Where I'm Going - arr01&lt;/Title&gt;&lt;FileName&gt;I Know Where I'm Going - arr01.pdf&lt;/FileName&gt;&lt;/FileType&gt;1&lt;/FileType&gt;</text:p>
          </table:table-cell>
          <table:table-cell table:formula="of:=IF([.C32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5]));IF(ISBLANK([$'Setlist Input'.A326]);1;0);0)" office:value-type="float" office:value="0" calcext:value-type="float">
            <text:p>0</text:p>
          </table:table-cell>
          <table:table-cell table:style-name="ce6" table:formula="of:=ISNUMBER(SEARCH(&quot;kind=&quot;;[$'Setlist Input'.A32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5]))" office:value-type="boolean" office:boolean-value="true" calcext:value-type="boolean">
            <text:p>TRUE</text:p>
          </table:table-cell>
          <table:table-cell table:formula="of:=IF([.D325];MID([$'Setlist Input'.A325];SEARCH(&quot;title=&quot;;[$'Setlist Input'.A325])+7;(SEARCH(&quot;&gt;&quot;;[$'Setlist Input'.A325])-1)-(SEARCH(&quot;title=&quot;;[$'Setlist Input'.A325])+7));&quot;&quot;)">
            <text:p/>
          </table:table-cell>
          <table:table-cell table:formula="of:=IF([.F325];MID([$'Setlist Input'.A325];SEARCH(&quot;score title=&quot;;[$'Setlist Input'.A325])+13;(SEARCH(&quot;path=&quot;;[$'Setlist Input'.A325])-2)-(SEARCH(&quot;score title=&quot;;[$'Setlist Input'.A325])+13));&quot;&quot;)" office:value-type="string" office:string-value="Give Us Peace arr01" calcext:value-type="string">
            <text:p>Give Us Peace arr01</text:p>
          </table:table-cell>
          <table:table-cell table:formula="of:=IF([.F325];MID([$'Setlist Input'.A325];SEARCH(&quot;path=&quot;;[$'Setlist Input'.A325])+6;(SEARCH(&quot;&gt;&quot;;[$'Setlist Input'.A325])-3)-(SEARCH(&quot;path=&quot;;[$'Setlist Input'.A325])+6));&quot;&quot;)" office:value-type="string" office:string-value="Give Us Peace arr01.pdf" calcext:value-type="string">
            <text:p>Give Us Peace arr01.pdf</text:p>
          </table:table-cell>
          <table:table-cell/>
          <table:table-cell table:formula="of:=IF([.D325];&quot;&lt;Setlist&gt;&lt;Name&gt;&quot;&amp;[.G325]&amp;&quot;&lt;/Name&gt;&quot;;IF([.E325];&quot;&lt;/Setlist&gt;&quot;;&quot;&quot;))">
            <text:p/>
          </table:table-cell>
          <table:table-cell table:formula="of:=IF([.F325];&quot;&lt;Song&gt;&lt;Title&gt;&quot;&amp;[.H325]&amp;&quot;&lt;/Title&gt;&lt;FileName&gt;&quot;&amp;[.I325]&amp;&quot;&lt;/FileName&gt;&lt;/FileType&gt;1&lt;/FileType&gt;&quot;;&quot;&quot;)" office:value-type="string" office:string-value="&lt;Song&gt;&lt;Title&gt;Give Us Peace arr01&lt;/Title&gt;&lt;FileName&gt;Give Us Peace arr01.pdf&lt;/FileName&gt;&lt;/FileType&gt;1&lt;/FileType&gt;" calcext:value-type="string">
            <text:p>&lt;Song&gt;&lt;Title&gt;Give Us Peace arr01&lt;/Title&gt;&lt;FileName&gt;Give Us Peace arr01.pdf&lt;/FileName&gt;&lt;/FileType&gt;1&lt;/FileType&gt;</text:p>
          </table:table-cell>
          <table:table-cell table:formula="of:=IF([.C32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6]));IF(ISBLANK([$'Setlist Input'.A327]);1;0);0)" office:value-type="float" office:value="0" calcext:value-type="float">
            <text:p>0</text:p>
          </table:table-cell>
          <table:table-cell table:style-name="ce6" table:formula="of:=ISNUMBER(SEARCH(&quot;kind=&quot;;[$'Setlist Input'.A32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6]))" office:value-type="boolean" office:boolean-value="true" calcext:value-type="boolean">
            <text:p>TRUE</text:p>
          </table:table-cell>
          <table:table-cell table:formula="of:=IF([.D326];MID([$'Setlist Input'.A326];SEARCH(&quot;title=&quot;;[$'Setlist Input'.A326])+7;(SEARCH(&quot;&gt;&quot;;[$'Setlist Input'.A326])-1)-(SEARCH(&quot;title=&quot;;[$'Setlist Input'.A326])+7));&quot;&quot;)">
            <text:p/>
          </table:table-cell>
          <table:table-cell table:formula="of:=IF([.F326];MID([$'Setlist Input'.A326];SEARCH(&quot;score title=&quot;;[$'Setlist Input'.A326])+13;(SEARCH(&quot;path=&quot;;[$'Setlist Input'.A326])-2)-(SEARCH(&quot;score title=&quot;;[$'Setlist Input'.A326])+13));&quot;&quot;)" office:value-type="string" office:string-value="Da Ferrie Reel" calcext:value-type="string">
            <text:p>Da Ferrie Reel</text:p>
          </table:table-cell>
          <table:table-cell table:formula="of:=IF([.F326];MID([$'Setlist Input'.A326];SEARCH(&quot;path=&quot;;[$'Setlist Input'.A326])+6;(SEARCH(&quot;&gt;&quot;;[$'Setlist Input'.A326])-3)-(SEARCH(&quot;path=&quot;;[$'Setlist Input'.A326])+6));&quot;&quot;)" office:value-type="string" office:string-value="Da Ferrie Reel.pdf" calcext:value-type="string">
            <text:p>Da Ferrie Reel.pdf</text:p>
          </table:table-cell>
          <table:table-cell/>
          <table:table-cell table:formula="of:=IF([.D326];&quot;&lt;Setlist&gt;&lt;Name&gt;&quot;&amp;[.G326]&amp;&quot;&lt;/Name&gt;&quot;;IF([.E326];&quot;&lt;/Setlist&gt;&quot;;&quot;&quot;))">
            <text:p/>
          </table:table-cell>
          <table:table-cell table:formula="of:=IF([.F326];&quot;&lt;Song&gt;&lt;Title&gt;&quot;&amp;[.H326]&amp;&quot;&lt;/Title&gt;&lt;FileName&gt;&quot;&amp;[.I326]&amp;&quot;&lt;/FileName&gt;&lt;/FileType&gt;1&lt;/FileType&gt;&quot;;&quot;&quot;)" office:value-type="string" office:string-value="&lt;Song&gt;&lt;Title&gt;Da Ferrie Reel&lt;/Title&gt;&lt;FileName&gt;Da Ferrie Reel.pdf&lt;/FileName&gt;&lt;/FileType&gt;1&lt;/FileType&gt;" calcext:value-type="string">
            <text:p>&lt;Song&gt;&lt;Title&gt;Da Ferrie Reel&lt;/Title&gt;&lt;FileName&gt;Da Ferrie Reel.pdf&lt;/FileName&gt;&lt;/FileType&gt;1&lt;/FileType&gt;</text:p>
          </table:table-cell>
          <table:table-cell table:formula="of:=IF([.C32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7]));IF(ISBLANK([$'Setlist Input'.A328]);1;0);0)" office:value-type="float" office:value="0" calcext:value-type="float">
            <text:p>0</text:p>
          </table:table-cell>
          <table:table-cell table:style-name="ce6" table:formula="of:=ISNUMBER(SEARCH(&quot;kind=&quot;;[$'Setlist Input'.A32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7]))" office:value-type="boolean" office:boolean-value="true" calcext:value-type="boolean">
            <text:p>TRUE</text:p>
          </table:table-cell>
          <table:table-cell table:formula="of:=IF([.D327];MID([$'Setlist Input'.A327];SEARCH(&quot;title=&quot;;[$'Setlist Input'.A327])+7;(SEARCH(&quot;&gt;&quot;;[$'Setlist Input'.A327])-1)-(SEARCH(&quot;title=&quot;;[$'Setlist Input'.A327])+7));&quot;&quot;)">
            <text:p/>
          </table:table-cell>
          <table:table-cell table:formula="of:=IF([.F327];MID([$'Setlist Input'.A327];SEARCH(&quot;score title=&quot;;[$'Setlist Input'.A327])+13;(SEARCH(&quot;path=&quot;;[$'Setlist Input'.A327])-2)-(SEARCH(&quot;score title=&quot;;[$'Setlist Input'.A327])+13));&quot;&quot;)" office:value-type="string" office:string-value="Baloo Baleerie - Zanetti" calcext:value-type="string">
            <text:p>Baloo Baleerie - Zanetti</text:p>
          </table:table-cell>
          <table:table-cell table:formula="of:=IF([.F327];MID([$'Setlist Input'.A327];SEARCH(&quot;path=&quot;;[$'Setlist Input'.A327])+6;(SEARCH(&quot;&gt;&quot;;[$'Setlist Input'.A327])-3)-(SEARCH(&quot;path=&quot;;[$'Setlist Input'.A327])+6));&quot;&quot;)" office:value-type="string" office:string-value="Baloo Baleerie - Zanetti.pdf" calcext:value-type="string">
            <text:p>Baloo Baleerie - Zanetti.pdf</text:p>
          </table:table-cell>
          <table:table-cell/>
          <table:table-cell table:formula="of:=IF([.D327];&quot;&lt;Setlist&gt;&lt;Name&gt;&quot;&amp;[.G327]&amp;&quot;&lt;/Name&gt;&quot;;IF([.E327];&quot;&lt;/Setlist&gt;&quot;;&quot;&quot;))">
            <text:p/>
          </table:table-cell>
          <table:table-cell table:formula="of:=IF([.F327];&quot;&lt;Song&gt;&lt;Title&gt;&quot;&amp;[.H327]&amp;&quot;&lt;/Title&gt;&lt;FileName&gt;&quot;&amp;[.I327]&amp;&quot;&lt;/FileName&gt;&lt;/FileType&gt;1&lt;/FileType&gt;&quot;;&quot;&quot;)" office:value-type="string" office:string-value="&lt;Song&gt;&lt;Title&gt;Baloo Baleerie - Zanetti&lt;/Title&gt;&lt;FileName&gt;Baloo Baleerie - Zanetti.pdf&lt;/FileName&gt;&lt;/FileType&gt;1&lt;/FileType&gt;" calcext:value-type="string">
            <text:p>&lt;Song&gt;&lt;Title&gt;Baloo Baleerie - Zanetti&lt;/Title&gt;&lt;FileName&gt;Baloo Baleerie - Zanetti.pdf&lt;/FileName&gt;&lt;/FileType&gt;1&lt;/FileType&gt;</text:p>
          </table:table-cell>
          <table:table-cell table:formula="of:=IF([.C32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8]));IF(ISBLANK([$'Setlist Input'.A329]);1;0);0)" office:value-type="float" office:value="0" calcext:value-type="float">
            <text:p>0</text:p>
          </table:table-cell>
          <table:table-cell table:style-name="ce6" table:formula="of:=ISNUMBER(SEARCH(&quot;kind=&quot;;[$'Setlist Input'.A32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8]))" office:value-type="boolean" office:boolean-value="true" calcext:value-type="boolean">
            <text:p>TRUE</text:p>
          </table:table-cell>
          <table:table-cell table:formula="of:=IF([.D328];MID([$'Setlist Input'.A328];SEARCH(&quot;title=&quot;;[$'Setlist Input'.A328])+7;(SEARCH(&quot;&gt;&quot;;[$'Setlist Input'.A328])-1)-(SEARCH(&quot;title=&quot;;[$'Setlist Input'.A328])+7));&quot;&quot;)">
            <text:p/>
          </table:table-cell>
          <table:table-cell table:formula="of:=IF([.F328];MID([$'Setlist Input'.A328];SEARCH(&quot;score title=&quot;;[$'Setlist Input'.A328])+13;(SEARCH(&quot;path=&quot;;[$'Setlist Input'.A328])-2)-(SEARCH(&quot;score title=&quot;;[$'Setlist Input'.A328])+13));&quot;&quot;)" office:value-type="string" office:string-value="Ar Erinn" calcext:value-type="string">
            <text:p>Ar Erinn</text:p>
          </table:table-cell>
          <table:table-cell table:formula="of:=IF([.F328];MID([$'Setlist Input'.A328];SEARCH(&quot;path=&quot;;[$'Setlist Input'.A328])+6;(SEARCH(&quot;&gt;&quot;;[$'Setlist Input'.A328])-3)-(SEARCH(&quot;path=&quot;;[$'Setlist Input'.A328])+6));&quot;&quot;)" office:value-type="string" office:string-value="Ar Erinn.pdf" calcext:value-type="string">
            <text:p>Ar Erinn.pdf</text:p>
          </table:table-cell>
          <table:table-cell/>
          <table:table-cell table:formula="of:=IF([.D328];&quot;&lt;Setlist&gt;&lt;Name&gt;&quot;&amp;[.G328]&amp;&quot;&lt;/Name&gt;&quot;;IF([.E328];&quot;&lt;/Setlist&gt;&quot;;&quot;&quot;))">
            <text:p/>
          </table:table-cell>
          <table:table-cell table:formula="of:=IF([.F328];&quot;&lt;Song&gt;&lt;Title&gt;&quot;&amp;[.H328]&amp;&quot;&lt;/Title&gt;&lt;FileName&gt;&quot;&amp;[.I328]&amp;&quot;&lt;/FileName&gt;&lt;/FileType&gt;1&lt;/FileType&gt;&quot;;&quot;&quot;)" office:value-type="string" office:string-value="&lt;Song&gt;&lt;Title&gt;Ar Erinn&lt;/Title&gt;&lt;FileName&gt;Ar Erinn.pdf&lt;/FileName&gt;&lt;/FileType&gt;1&lt;/FileType&gt;" calcext:value-type="string">
            <text:p>&lt;Song&gt;&lt;Title&gt;Ar Erinn&lt;/Title&gt;&lt;FileName&gt;Ar Erinn.pdf&lt;/FileName&gt;&lt;/FileType&gt;1&lt;/FileType&gt;</text:p>
          </table:table-cell>
          <table:table-cell table:formula="of:=IF([.C32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29]));IF(ISBLANK([$'Setlist Input'.A330]);1;0);0)" office:value-type="float" office:value="0" calcext:value-type="float">
            <text:p>0</text:p>
          </table:table-cell>
          <table:table-cell table:style-name="ce6" table:formula="of:=ISNUMBER(SEARCH(&quot;kind=&quot;;[$'Setlist Input'.A32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2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29]))" office:value-type="boolean" office:boolean-value="true" calcext:value-type="boolean">
            <text:p>TRUE</text:p>
          </table:table-cell>
          <table:table-cell table:formula="of:=IF([.D329];MID([$'Setlist Input'.A329];SEARCH(&quot;title=&quot;;[$'Setlist Input'.A329])+7;(SEARCH(&quot;&gt;&quot;;[$'Setlist Input'.A329])-1)-(SEARCH(&quot;title=&quot;;[$'Setlist Input'.A329])+7));&quot;&quot;)">
            <text:p/>
          </table:table-cell>
          <table:table-cell table:formula="of:=IF([.F329];MID([$'Setlist Input'.A329];SEARCH(&quot;score title=&quot;;[$'Setlist Input'.A329])+13;(SEARCH(&quot;path=&quot;;[$'Setlist Input'.A329])-2)-(SEARCH(&quot;score title=&quot;;[$'Setlist Input'.A329])+13));&quot;&quot;)" office:value-type="string" office:string-value="Down by the Sally Gardens" calcext:value-type="string">
            <text:p>Down by the Sally Gardens</text:p>
          </table:table-cell>
          <table:table-cell table:formula="of:=IF([.F329];MID([$'Setlist Input'.A329];SEARCH(&quot;path=&quot;;[$'Setlist Input'.A329])+6;(SEARCH(&quot;&gt;&quot;;[$'Setlist Input'.A329])-3)-(SEARCH(&quot;path=&quot;;[$'Setlist Input'.A329])+6));&quot;&quot;)" office:value-type="string" office:string-value="Down by the Sally Gardens.pdf" calcext:value-type="string">
            <text:p>Down by the Sally Gardens.pdf</text:p>
          </table:table-cell>
          <table:table-cell/>
          <table:table-cell table:formula="of:=IF([.D329];&quot;&lt;Setlist&gt;&lt;Name&gt;&quot;&amp;[.G329]&amp;&quot;&lt;/Name&gt;&quot;;IF([.E329];&quot;&lt;/Setlist&gt;&quot;;&quot;&quot;))">
            <text:p/>
          </table:table-cell>
          <table:table-cell table:formula="of:=IF([.F329];&quot;&lt;Song&gt;&lt;Title&gt;&quot;&amp;[.H329]&amp;&quot;&lt;/Title&gt;&lt;FileName&gt;&quot;&amp;[.I329]&amp;&quot;&lt;/FileName&gt;&lt;/FileType&gt;1&lt;/FileType&gt;&quot;;&quot;&quot;)" office:value-type="string" office:string-value="&lt;Song&gt;&lt;Title&gt;Down by the Sally Gardens&lt;/Title&gt;&lt;FileName&gt;Down by the Sally Gardens.pdf&lt;/FileName&gt;&lt;/FileType&gt;1&lt;/FileType&gt;" calcext:value-type="string">
            <text:p>&lt;Song&gt;&lt;Title&gt;Down by the Sally Gardens&lt;/Title&gt;&lt;FileName&gt;Down by the Sally Gardens.pdf&lt;/FileName&gt;&lt;/FileType&gt;1&lt;/FileType&gt;</text:p>
          </table:table-cell>
          <table:table-cell table:formula="of:=IF([.C32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0]));IF(ISBLANK([$'Setlist Input'.A331]);1;0);0)" office:value-type="float" office:value="0" calcext:value-type="float">
            <text:p>0</text:p>
          </table:table-cell>
          <table:table-cell table:style-name="ce6" table:formula="of:=ISNUMBER(SEARCH(&quot;kind=&quot;;[$'Setlist Input'.A33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0]))" office:value-type="boolean" office:boolean-value="true" calcext:value-type="boolean">
            <text:p>TRUE</text:p>
          </table:table-cell>
          <table:table-cell table:formula="of:=IF([.D330];MID([$'Setlist Input'.A330];SEARCH(&quot;title=&quot;;[$'Setlist Input'.A330])+7;(SEARCH(&quot;&gt;&quot;;[$'Setlist Input'.A330])-1)-(SEARCH(&quot;title=&quot;;[$'Setlist Input'.A330])+7));&quot;&quot;)">
            <text:p/>
          </table:table-cell>
          <table:table-cell table:formula="of:=IF([.F330];MID([$'Setlist Input'.A330];SEARCH(&quot;score title=&quot;;[$'Setlist Input'.A330])+13;(SEARCH(&quot;path=&quot;;[$'Setlist Input'.A330])-2)-(SEARCH(&quot;score title=&quot;;[$'Setlist Input'.A330])+13));&quot;&quot;)" office:value-type="string" office:string-value="Dancing Master Jig" calcext:value-type="string">
            <text:p>Dancing Master Jig</text:p>
          </table:table-cell>
          <table:table-cell table:formula="of:=IF([.F330];MID([$'Setlist Input'.A330];SEARCH(&quot;path=&quot;;[$'Setlist Input'.A330])+6;(SEARCH(&quot;&gt;&quot;;[$'Setlist Input'.A330])-3)-(SEARCH(&quot;path=&quot;;[$'Setlist Input'.A330])+6));&quot;&quot;)" office:value-type="string" office:string-value="Dancing Master Jig.pdf" calcext:value-type="string">
            <text:p>Dancing Master Jig.pdf</text:p>
          </table:table-cell>
          <table:table-cell/>
          <table:table-cell table:formula="of:=IF([.D330];&quot;&lt;Setlist&gt;&lt;Name&gt;&quot;&amp;[.G330]&amp;&quot;&lt;/Name&gt;&quot;;IF([.E330];&quot;&lt;/Setlist&gt;&quot;;&quot;&quot;))">
            <text:p/>
          </table:table-cell>
          <table:table-cell table:formula="of:=IF([.F330];&quot;&lt;Song&gt;&lt;Title&gt;&quot;&amp;[.H330]&amp;&quot;&lt;/Title&gt;&lt;FileName&gt;&quot;&amp;[.I330]&amp;&quot;&lt;/FileName&gt;&lt;/FileType&gt;1&lt;/FileType&gt;&quot;;&quot;&quot;)" office:value-type="string" office:string-value="&lt;Song&gt;&lt;Title&gt;Dancing Master Jig&lt;/Title&gt;&lt;FileName&gt;Dancing Master Jig.pdf&lt;/FileName&gt;&lt;/FileType&gt;1&lt;/FileType&gt;" calcext:value-type="string">
            <text:p>&lt;Song&gt;&lt;Title&gt;Dancing Master Jig&lt;/Title&gt;&lt;FileName&gt;Dancing Master Jig.pdf&lt;/FileName&gt;&lt;/FileType&gt;1&lt;/FileType&gt;</text:p>
          </table:table-cell>
          <table:table-cell table:formula="of:=IF([.C33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1]));IF(ISBLANK([$'Setlist Input'.A332]);1;0);0)" office:value-type="float" office:value="0" calcext:value-type="float">
            <text:p>0</text:p>
          </table:table-cell>
          <table:table-cell table:style-name="ce6" table:formula="of:=ISNUMBER(SEARCH(&quot;kind=&quot;;[$'Setlist Input'.A33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1]))" office:value-type="boolean" office:boolean-value="true" calcext:value-type="boolean">
            <text:p>TRUE</text:p>
          </table:table-cell>
          <table:table-cell table:formula="of:=IF([.D331];MID([$'Setlist Input'.A331];SEARCH(&quot;title=&quot;;[$'Setlist Input'.A331])+7;(SEARCH(&quot;&gt;&quot;;[$'Setlist Input'.A331])-1)-(SEARCH(&quot;title=&quot;;[$'Setlist Input'.A331])+7));&quot;&quot;)">
            <text:p/>
          </table:table-cell>
          <table:table-cell table:formula="of:=IF([.F331];MID([$'Setlist Input'.A331];SEARCH(&quot;score title=&quot;;[$'Setlist Input'.A331])+13;(SEARCH(&quot;path=&quot;;[$'Setlist Input'.A331])-2)-(SEARCH(&quot;score title=&quot;;[$'Setlist Input'.A331])+13));&quot;&quot;)" office:value-type="string" office:string-value="Ned of the Hill - Simple" calcext:value-type="string">
            <text:p>Ned of the Hill - Simple</text:p>
          </table:table-cell>
          <table:table-cell table:formula="of:=IF([.F331];MID([$'Setlist Input'.A331];SEARCH(&quot;path=&quot;;[$'Setlist Input'.A331])+6;(SEARCH(&quot;&gt;&quot;;[$'Setlist Input'.A331])-3)-(SEARCH(&quot;path=&quot;;[$'Setlist Input'.A331])+6));&quot;&quot;)" office:value-type="string" office:string-value="Ned of the Hill - Simple.pdf" calcext:value-type="string">
            <text:p>Ned of the Hill - Simple.pdf</text:p>
          </table:table-cell>
          <table:table-cell/>
          <table:table-cell table:formula="of:=IF([.D331];&quot;&lt;Setlist&gt;&lt;Name&gt;&quot;&amp;[.G331]&amp;&quot;&lt;/Name&gt;&quot;;IF([.E331];&quot;&lt;/Setlist&gt;&quot;;&quot;&quot;))">
            <text:p/>
          </table:table-cell>
          <table:table-cell table:formula="of:=IF([.F331];&quot;&lt;Song&gt;&lt;Title&gt;&quot;&amp;[.H331]&amp;&quot;&lt;/Title&gt;&lt;FileName&gt;&quot;&amp;[.I331]&amp;&quot;&lt;/FileName&gt;&lt;/FileType&gt;1&lt;/FileType&gt;&quot;;&quot;&quot;)" office:value-type="string" office:string-value="&lt;Song&gt;&lt;Title&gt;Ned of the Hill - Simple&lt;/Title&gt;&lt;FileName&gt;Ned of the Hill - Simple.pdf&lt;/FileName&gt;&lt;/FileType&gt;1&lt;/FileType&gt;" calcext:value-type="string">
            <text:p>&lt;Song&gt;&lt;Title&gt;Ned of the Hill - Simple&lt;/Title&gt;&lt;FileName&gt;Ned of the Hill - Simple.pdf&lt;/FileName&gt;&lt;/FileType&gt;1&lt;/FileType&gt;</text:p>
          </table:table-cell>
          <table:table-cell table:formula="of:=IF([.C33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2]));IF(ISBLANK([$'Setlist Input'.A333]);1;0);0)" office:value-type="float" office:value="0" calcext:value-type="float">
            <text:p>0</text:p>
          </table:table-cell>
          <table:table-cell table:style-name="ce6" table:formula="of:=ISNUMBER(SEARCH(&quot;kind=&quot;;[$'Setlist Input'.A33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2]))" office:value-type="boolean" office:boolean-value="true" calcext:value-type="boolean">
            <text:p>TRUE</text:p>
          </table:table-cell>
          <table:table-cell table:formula="of:=IF([.D332];MID([$'Setlist Input'.A332];SEARCH(&quot;title=&quot;;[$'Setlist Input'.A332])+7;(SEARCH(&quot;&gt;&quot;;[$'Setlist Input'.A332])-1)-(SEARCH(&quot;title=&quot;;[$'Setlist Input'.A332])+7));&quot;&quot;)">
            <text:p/>
          </table:table-cell>
          <table:table-cell table:formula="of:=IF([.F332];MID([$'Setlist Input'.A332];SEARCH(&quot;score title=&quot;;[$'Setlist Input'.A332])+13;(SEARCH(&quot;path=&quot;;[$'Setlist Input'.A332])-2)-(SEARCH(&quot;score title=&quot;;[$'Setlist Input'.A332])+13));&quot;&quot;)" office:value-type="string" office:string-value="Skye Boat Song" calcext:value-type="string">
            <text:p>Skye Boat Song</text:p>
          </table:table-cell>
          <table:table-cell table:formula="of:=IF([.F332];MID([$'Setlist Input'.A332];SEARCH(&quot;path=&quot;;[$'Setlist Input'.A332])+6;(SEARCH(&quot;&gt;&quot;;[$'Setlist Input'.A332])-3)-(SEARCH(&quot;path=&quot;;[$'Setlist Input'.A332])+6));&quot;&quot;)" office:value-type="string" office:string-value="Skye Boat Song.pdf" calcext:value-type="string">
            <text:p>Skye Boat Song.pdf</text:p>
          </table:table-cell>
          <table:table-cell/>
          <table:table-cell table:formula="of:=IF([.D332];&quot;&lt;Setlist&gt;&lt;Name&gt;&quot;&amp;[.G332]&amp;&quot;&lt;/Name&gt;&quot;;IF([.E332];&quot;&lt;/Setlist&gt;&quot;;&quot;&quot;))">
            <text:p/>
          </table:table-cell>
          <table:table-cell table:formula="of:=IF([.F332];&quot;&lt;Song&gt;&lt;Title&gt;&quot;&amp;[.H332]&amp;&quot;&lt;/Title&gt;&lt;FileName&gt;&quot;&amp;[.I332]&amp;&quot;&lt;/FileName&gt;&lt;/FileType&gt;1&lt;/FileType&gt;&quot;;&quot;&quot;)" office:value-type="string" office:string-value="&lt;Song&gt;&lt;Title&gt;Skye Boat Song&lt;/Title&gt;&lt;FileName&gt;Skye Boat Song.pdf&lt;/FileName&gt;&lt;/FileType&gt;1&lt;/FileType&gt;" calcext:value-type="string">
            <text:p>&lt;Song&gt;&lt;Title&gt;Skye Boat Song&lt;/Title&gt;&lt;FileName&gt;Skye Boat Song.pdf&lt;/FileName&gt;&lt;/FileType&gt;1&lt;/FileType&gt;</text:p>
          </table:table-cell>
          <table:table-cell table:formula="of:=IF([.C33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3]));IF(ISBLANK([$'Setlist Input'.A334]);1;0);0)" office:value-type="float" office:value="0" calcext:value-type="float">
            <text:p>0</text:p>
          </table:table-cell>
          <table:table-cell table:style-name="ce6" table:formula="of:=ISNUMBER(SEARCH(&quot;kind=&quot;;[$'Setlist Input'.A33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3]))" office:value-type="boolean" office:boolean-value="true" calcext:value-type="boolean">
            <text:p>TRUE</text:p>
          </table:table-cell>
          <table:table-cell table:formula="of:=IF([.D333];MID([$'Setlist Input'.A333];SEARCH(&quot;title=&quot;;[$'Setlist Input'.A333])+7;(SEARCH(&quot;&gt;&quot;;[$'Setlist Input'.A333])-1)-(SEARCH(&quot;title=&quot;;[$'Setlist Input'.A333])+7));&quot;&quot;)">
            <text:p/>
          </table:table-cell>
          <table:table-cell table:formula="of:=IF([.F333];MID([$'Setlist Input'.A333];SEARCH(&quot;score title=&quot;;[$'Setlist Input'.A333])+13;(SEARCH(&quot;path=&quot;;[$'Setlist Input'.A333])-2)-(SEARCH(&quot;score title=&quot;;[$'Setlist Input'.A333])+13));&quot;&quot;)" office:value-type="string" office:string-value="Parting Glass in Bm" calcext:value-type="string">
            <text:p>Parting Glass in Bm</text:p>
          </table:table-cell>
          <table:table-cell table:formula="of:=IF([.F333];MID([$'Setlist Input'.A333];SEARCH(&quot;path=&quot;;[$'Setlist Input'.A333])+6;(SEARCH(&quot;&gt;&quot;;[$'Setlist Input'.A333])-3)-(SEARCH(&quot;path=&quot;;[$'Setlist Input'.A333])+6));&quot;&quot;)" office:value-type="string" office:string-value="Parting Glass in Bm.pdf" calcext:value-type="string">
            <text:p>Parting Glass in Bm.pdf</text:p>
          </table:table-cell>
          <table:table-cell/>
          <table:table-cell table:formula="of:=IF([.D333];&quot;&lt;Setlist&gt;&lt;Name&gt;&quot;&amp;[.G333]&amp;&quot;&lt;/Name&gt;&quot;;IF([.E333];&quot;&lt;/Setlist&gt;&quot;;&quot;&quot;))">
            <text:p/>
          </table:table-cell>
          <table:table-cell table:formula="of:=IF([.F333];&quot;&lt;Song&gt;&lt;Title&gt;&quot;&amp;[.H333]&amp;&quot;&lt;/Title&gt;&lt;FileName&gt;&quot;&amp;[.I333]&amp;&quot;&lt;/FileName&gt;&lt;/FileType&gt;1&lt;/FileType&gt;&quot;;&quot;&quot;)" office:value-type="string" office:string-value="&lt;Song&gt;&lt;Title&gt;Parting Glass in Bm&lt;/Title&gt;&lt;FileName&gt;Parting Glass in Bm.pdf&lt;/FileName&gt;&lt;/FileType&gt;1&lt;/FileType&gt;" calcext:value-type="string">
            <text:p>&lt;Song&gt;&lt;Title&gt;Parting Glass in Bm&lt;/Title&gt;&lt;FileName&gt;Parting Glass in Bm.pdf&lt;/FileName&gt;&lt;/FileType&gt;1&lt;/FileType&gt;</text:p>
          </table:table-cell>
          <table:table-cell table:formula="of:=IF([.C33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4]));IF(ISBLANK([$'Setlist Input'.A335]);1;0);0)" office:value-type="float" office:value="0" calcext:value-type="float">
            <text:p>0</text:p>
          </table:table-cell>
          <table:table-cell table:style-name="ce6" table:formula="of:=ISNUMBER(SEARCH(&quot;kind=&quot;;[$'Setlist Input'.A33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4]))" office:value-type="boolean" office:boolean-value="true" calcext:value-type="boolean">
            <text:p>TRUE</text:p>
          </table:table-cell>
          <table:table-cell table:formula="of:=IF([.D334];MID([$'Setlist Input'.A334];SEARCH(&quot;title=&quot;;[$'Setlist Input'.A334])+7;(SEARCH(&quot;&gt;&quot;;[$'Setlist Input'.A334])-1)-(SEARCH(&quot;title=&quot;;[$'Setlist Input'.A334])+7));&quot;&quot;)">
            <text:p/>
          </table:table-cell>
          <table:table-cell table:formula="of:=IF([.F334];MID([$'Setlist Input'.A334];SEARCH(&quot;score title=&quot;;[$'Setlist Input'.A334])+13;(SEARCH(&quot;path=&quot;;[$'Setlist Input'.A334])-2)-(SEARCH(&quot;score title=&quot;;[$'Setlist Input'.A334])+13));&quot;&quot;)" office:value-type="string" office:string-value="Liza Jane - Seifert" calcext:value-type="string">
            <text:p>Liza Jane - Seifert</text:p>
          </table:table-cell>
          <table:table-cell table:formula="of:=IF([.F334];MID([$'Setlist Input'.A334];SEARCH(&quot;path=&quot;;[$'Setlist Input'.A334])+6;(SEARCH(&quot;&gt;&quot;;[$'Setlist Input'.A334])-3)-(SEARCH(&quot;path=&quot;;[$'Setlist Input'.A334])+6));&quot;&quot;)" office:value-type="string" office:string-value="Liza Jane - Seifert.pdf" calcext:value-type="string">
            <text:p>Liza Jane - Seifert.pdf</text:p>
          </table:table-cell>
          <table:table-cell/>
          <table:table-cell table:formula="of:=IF([.D334];&quot;&lt;Setlist&gt;&lt;Name&gt;&quot;&amp;[.G334]&amp;&quot;&lt;/Name&gt;&quot;;IF([.E334];&quot;&lt;/Setlist&gt;&quot;;&quot;&quot;))">
            <text:p/>
          </table:table-cell>
          <table:table-cell table:formula="of:=IF([.F334];&quot;&lt;Song&gt;&lt;Title&gt;&quot;&amp;[.H334]&amp;&quot;&lt;/Title&gt;&lt;FileName&gt;&quot;&amp;[.I334]&amp;&quot;&lt;/FileName&gt;&lt;/FileType&gt;1&lt;/FileType&gt;&quot;;&quot;&quot;)" office:value-type="string" office:string-value="&lt;Song&gt;&lt;Title&gt;Liza Jane - Seifert&lt;/Title&gt;&lt;FileName&gt;Liza Jane - Seifert.pdf&lt;/FileName&gt;&lt;/FileType&gt;1&lt;/FileType&gt;" calcext:value-type="string">
            <text:p>&lt;Song&gt;&lt;Title&gt;Liza Jane - Seifert&lt;/Title&gt;&lt;FileName&gt;Liza Jane - Seifert.pdf&lt;/FileName&gt;&lt;/FileType&gt;1&lt;/FileType&gt;</text:p>
          </table:table-cell>
          <table:table-cell table:formula="of:=IF([.C33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5]));IF(ISBLANK([$'Setlist Input'.A336]);1;0);0)" office:value-type="float" office:value="0" calcext:value-type="float">
            <text:p>0</text:p>
          </table:table-cell>
          <table:table-cell table:style-name="ce6" table:formula="of:=ISNUMBER(SEARCH(&quot;kind=&quot;;[$'Setlist Input'.A33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5]))" office:value-type="boolean" office:boolean-value="true" calcext:value-type="boolean">
            <text:p>TRUE</text:p>
          </table:table-cell>
          <table:table-cell table:formula="of:=IF([.D335];MID([$'Setlist Input'.A335];SEARCH(&quot;title=&quot;;[$'Setlist Input'.A335])+7;(SEARCH(&quot;&gt;&quot;;[$'Setlist Input'.A335])-1)-(SEARCH(&quot;title=&quot;;[$'Setlist Input'.A335])+7));&quot;&quot;)">
            <text:p/>
          </table:table-cell>
          <table:table-cell table:formula="of:=IF([.F335];MID([$'Setlist Input'.A335];SEARCH(&quot;score title=&quot;;[$'Setlist Input'.A335])+13;(SEARCH(&quot;path=&quot;;[$'Setlist Input'.A335])-2)-(SEARCH(&quot;score title=&quot;;[$'Setlist Input'.A335])+13));&quot;&quot;)" office:value-type="string" office:string-value="Old Irish Blessing arr02, rel02" calcext:value-type="string">
            <text:p>Old Irish Blessing arr02, rel02</text:p>
          </table:table-cell>
          <table:table-cell table:formula="of:=IF([.F335];MID([$'Setlist Input'.A335];SEARCH(&quot;path=&quot;;[$'Setlist Input'.A335])+6;(SEARCH(&quot;&gt;&quot;;[$'Setlist Input'.A335])-3)-(SEARCH(&quot;path=&quot;;[$'Setlist Input'.A335])+6));&quot;&quot;)" office:value-type="string" office:string-value="Old Irish Blessing arr02, rel02.pdf" calcext:value-type="string">
            <text:p>Old Irish Blessing arr02, rel02.pdf</text:p>
          </table:table-cell>
          <table:table-cell/>
          <table:table-cell table:formula="of:=IF([.D335];&quot;&lt;Setlist&gt;&lt;Name&gt;&quot;&amp;[.G335]&amp;&quot;&lt;/Name&gt;&quot;;IF([.E335];&quot;&lt;/Setlist&gt;&quot;;&quot;&quot;))">
            <text:p/>
          </table:table-cell>
          <table:table-cell table:formula="of:=IF([.F335];&quot;&lt;Song&gt;&lt;Title&gt;&quot;&amp;[.H335]&amp;&quot;&lt;/Title&gt;&lt;FileName&gt;&quot;&amp;[.I335]&amp;&quot;&lt;/FileName&gt;&lt;/FileType&gt;1&lt;/FileType&gt;&quot;;&quot;&quot;)" office:value-type="string" office:string-value="&lt;Song&gt;&lt;Title&gt;Old Irish Blessing arr02, rel02&lt;/Title&gt;&lt;FileName&gt;Old Irish Blessing arr02, rel02.pdf&lt;/FileName&gt;&lt;/FileType&gt;1&lt;/FileType&gt;" calcext:value-type="string">
            <text:p>&lt;Song&gt;&lt;Title&gt;Old Irish Blessing arr02, rel02&lt;/Title&gt;&lt;FileName&gt;Old Irish Blessing arr02, rel02.pdf&lt;/FileName&gt;&lt;/FileType&gt;1&lt;/FileType&gt;</text:p>
          </table:table-cell>
          <table:table-cell table:formula="of:=IF([.C33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6]));IF(ISBLANK([$'Setlist Input'.A337]);1;0);0)" office:value-type="float" office:value="0" calcext:value-type="float">
            <text:p>0</text:p>
          </table:table-cell>
          <table:table-cell table:style-name="ce6" table:formula="of:=ISNUMBER(SEARCH(&quot;kind=&quot;;[$'Setlist Input'.A33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6]))" office:value-type="boolean" office:boolean-value="true" calcext:value-type="boolean">
            <text:p>TRUE</text:p>
          </table:table-cell>
          <table:table-cell table:formula="of:=IF([.D336];MID([$'Setlist Input'.A336];SEARCH(&quot;title=&quot;;[$'Setlist Input'.A336])+7;(SEARCH(&quot;&gt;&quot;;[$'Setlist Input'.A336])-1)-(SEARCH(&quot;title=&quot;;[$'Setlist Input'.A336])+7));&quot;&quot;)">
            <text:p/>
          </table:table-cell>
          <table:table-cell table:formula="of:=IF([.F336];MID([$'Setlist Input'.A336];SEARCH(&quot;score title=&quot;;[$'Setlist Input'.A336])+13;(SEARCH(&quot;path=&quot;;[$'Setlist Input'.A336])-2)-(SEARCH(&quot;score title=&quot;;[$'Setlist Input'.A336])+13));&quot;&quot;)" office:value-type="string" office:string-value="Berceuse Creole" calcext:value-type="string">
            <text:p>Berceuse Creole</text:p>
          </table:table-cell>
          <table:table-cell table:formula="of:=IF([.F336];MID([$'Setlist Input'.A336];SEARCH(&quot;path=&quot;;[$'Setlist Input'.A336])+6;(SEARCH(&quot;&gt;&quot;;[$'Setlist Input'.A336])-3)-(SEARCH(&quot;path=&quot;;[$'Setlist Input'.A336])+6));&quot;&quot;)" office:value-type="string" office:string-value="Berceuse Creole.pdf" calcext:value-type="string">
            <text:p>Berceuse Creole.pdf</text:p>
          </table:table-cell>
          <table:table-cell/>
          <table:table-cell table:formula="of:=IF([.D336];&quot;&lt;Setlist&gt;&lt;Name&gt;&quot;&amp;[.G336]&amp;&quot;&lt;/Name&gt;&quot;;IF([.E336];&quot;&lt;/Setlist&gt;&quot;;&quot;&quot;))">
            <text:p/>
          </table:table-cell>
          <table:table-cell table:formula="of:=IF([.F336];&quot;&lt;Song&gt;&lt;Title&gt;&quot;&amp;[.H336]&amp;&quot;&lt;/Title&gt;&lt;FileName&gt;&quot;&amp;[.I336]&amp;&quot;&lt;/FileName&gt;&lt;/FileType&gt;1&lt;/FileType&gt;&quot;;&quot;&quot;)" office:value-type="string" office:string-value="&lt;Song&gt;&lt;Title&gt;Berceuse Creole&lt;/Title&gt;&lt;FileName&gt;Berceuse Creole.pdf&lt;/FileName&gt;&lt;/FileType&gt;1&lt;/FileType&gt;" calcext:value-type="string">
            <text:p>&lt;Song&gt;&lt;Title&gt;Berceuse Creole&lt;/Title&gt;&lt;FileName&gt;Berceuse Creole.pdf&lt;/FileName&gt;&lt;/FileType&gt;1&lt;/FileType&gt;</text:p>
          </table:table-cell>
          <table:table-cell table:formula="of:=IF([.C33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7]));IF(ISBLANK([$'Setlist Input'.A338]);1;0);0)" office:value-type="float" office:value="0" calcext:value-type="float">
            <text:p>0</text:p>
          </table:table-cell>
          <table:table-cell table:style-name="ce6" table:formula="of:=ISNUMBER(SEARCH(&quot;kind=&quot;;[$'Setlist Input'.A33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7]))" office:value-type="boolean" office:boolean-value="true" calcext:value-type="boolean">
            <text:p>TRUE</text:p>
          </table:table-cell>
          <table:table-cell table:formula="of:=IF([.D337];MID([$'Setlist Input'.A337];SEARCH(&quot;title=&quot;;[$'Setlist Input'.A337])+7;(SEARCH(&quot;&gt;&quot;;[$'Setlist Input'.A337])-1)-(SEARCH(&quot;title=&quot;;[$'Setlist Input'.A337])+7));&quot;&quot;)">
            <text:p/>
          </table:table-cell>
          <table:table-cell table:formula="of:=IF([.F337];MID([$'Setlist Input'.A337];SEARCH(&quot;score title=&quot;;[$'Setlist Input'.A337])+13;(SEARCH(&quot;path=&quot;;[$'Setlist Input'.A337])-2)-(SEARCH(&quot;score title=&quot;;[$'Setlist Input'.A337])+13));&quot;&quot;)" office:value-type="string" office:string-value="Wild Mountain Thyme" calcext:value-type="string">
            <text:p>Wild Mountain Thyme</text:p>
          </table:table-cell>
          <table:table-cell table:formula="of:=IF([.F337];MID([$'Setlist Input'.A337];SEARCH(&quot;path=&quot;;[$'Setlist Input'.A337])+6;(SEARCH(&quot;&gt;&quot;;[$'Setlist Input'.A337])-3)-(SEARCH(&quot;path=&quot;;[$'Setlist Input'.A337])+6));&quot;&quot;)" office:value-type="string" office:string-value="Wild Mountain Thyme.pdf" calcext:value-type="string">
            <text:p>Wild Mountain Thyme.pdf</text:p>
          </table:table-cell>
          <table:table-cell/>
          <table:table-cell table:formula="of:=IF([.D337];&quot;&lt;Setlist&gt;&lt;Name&gt;&quot;&amp;[.G337]&amp;&quot;&lt;/Name&gt;&quot;;IF([.E337];&quot;&lt;/Setlist&gt;&quot;;&quot;&quot;))">
            <text:p/>
          </table:table-cell>
          <table:table-cell table:formula="of:=IF([.F337];&quot;&lt;Song&gt;&lt;Title&gt;&quot;&amp;[.H337]&amp;&quot;&lt;/Title&gt;&lt;FileName&gt;&quot;&amp;[.I337]&amp;&quot;&lt;/FileName&gt;&lt;/FileType&gt;1&lt;/FileType&gt;&quot;;&quot;&quot;)" office:value-type="string" office:string-value="&lt;Song&gt;&lt;Title&gt;Wild Mountain Thyme&lt;/Title&gt;&lt;FileName&gt;Wild Mountain Thyme.pdf&lt;/FileName&gt;&lt;/FileType&gt;1&lt;/FileType&gt;" calcext:value-type="string">
            <text:p>&lt;Song&gt;&lt;Title&gt;Wild Mountain Thyme&lt;/Title&gt;&lt;FileName&gt;Wild Mountain Thyme.pdf&lt;/FileName&gt;&lt;/FileType&gt;1&lt;/FileType&gt;</text:p>
          </table:table-cell>
          <table:table-cell table:formula="of:=IF([.C33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8]));IF(ISBLANK([$'Setlist Input'.A339]);1;0);0)" office:value-type="float" office:value="0" calcext:value-type="float">
            <text:p>0</text:p>
          </table:table-cell>
          <table:table-cell table:style-name="ce6" table:formula="of:=ISNUMBER(SEARCH(&quot;kind=&quot;;[$'Setlist Input'.A33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8]))" office:value-type="boolean" office:boolean-value="true" calcext:value-type="boolean">
            <text:p>TRUE</text:p>
          </table:table-cell>
          <table:table-cell table:formula="of:=IF([.D338];MID([$'Setlist Input'.A338];SEARCH(&quot;title=&quot;;[$'Setlist Input'.A338])+7;(SEARCH(&quot;&gt;&quot;;[$'Setlist Input'.A338])-1)-(SEARCH(&quot;title=&quot;;[$'Setlist Input'.A338])+7));&quot;&quot;)">
            <text:p/>
          </table:table-cell>
          <table:table-cell table:formula="of:=IF([.F338];MID([$'Setlist Input'.A338];SEARCH(&quot;score title=&quot;;[$'Setlist Input'.A338])+13;(SEARCH(&quot;path=&quot;;[$'Setlist Input'.A338])-2)-(SEARCH(&quot;score title=&quot;;[$'Setlist Input'.A338])+13));&quot;&quot;)" office:value-type="string" office:string-value="Wayfaring Stranger arr02" calcext:value-type="string">
            <text:p>Wayfaring Stranger arr02</text:p>
          </table:table-cell>
          <table:table-cell table:formula="of:=IF([.F338];MID([$'Setlist Input'.A338];SEARCH(&quot;path=&quot;;[$'Setlist Input'.A338])+6;(SEARCH(&quot;&gt;&quot;;[$'Setlist Input'.A338])-3)-(SEARCH(&quot;path=&quot;;[$'Setlist Input'.A338])+6));&quot;&quot;)" office:value-type="string" office:string-value="Wayfaring Stranger arr02.pdf" calcext:value-type="string">
            <text:p>Wayfaring Stranger arr02.pdf</text:p>
          </table:table-cell>
          <table:table-cell/>
          <table:table-cell table:formula="of:=IF([.D338];&quot;&lt;Setlist&gt;&lt;Name&gt;&quot;&amp;[.G338]&amp;&quot;&lt;/Name&gt;&quot;;IF([.E338];&quot;&lt;/Setlist&gt;&quot;;&quot;&quot;))">
            <text:p/>
          </table:table-cell>
          <table:table-cell table:formula="of:=IF([.F338];&quot;&lt;Song&gt;&lt;Title&gt;&quot;&amp;[.H338]&amp;&quot;&lt;/Title&gt;&lt;FileName&gt;&quot;&amp;[.I338]&amp;&quot;&lt;/FileName&gt;&lt;/FileType&gt;1&lt;/FileType&gt;&quot;;&quot;&quot;)" office:value-type="string" office:string-value="&lt;Song&gt;&lt;Title&gt;Wayfaring Stranger arr02&lt;/Title&gt;&lt;FileName&gt;Wayfaring Stranger arr02.pdf&lt;/FileName&gt;&lt;/FileType&gt;1&lt;/FileType&gt;" calcext:value-type="string">
            <text:p>&lt;Song&gt;&lt;Title&gt;Wayfaring Stranger arr02&lt;/Title&gt;&lt;FileName&gt;Wayfaring Stranger arr02.pdf&lt;/FileName&gt;&lt;/FileType&gt;1&lt;/FileType&gt;</text:p>
          </table:table-cell>
          <table:table-cell table:formula="of:=IF([.C33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39]));IF(ISBLANK([$'Setlist Input'.A340]);1;0);0)" office:value-type="float" office:value="0" calcext:value-type="float">
            <text:p>0</text:p>
          </table:table-cell>
          <table:table-cell table:style-name="ce6" table:formula="of:=ISNUMBER(SEARCH(&quot;kind=&quot;;[$'Setlist Input'.A33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3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39]))" office:value-type="boolean" office:boolean-value="true" calcext:value-type="boolean">
            <text:p>TRUE</text:p>
          </table:table-cell>
          <table:table-cell table:formula="of:=IF([.D339];MID([$'Setlist Input'.A339];SEARCH(&quot;title=&quot;;[$'Setlist Input'.A339])+7;(SEARCH(&quot;&gt;&quot;;[$'Setlist Input'.A339])-1)-(SEARCH(&quot;title=&quot;;[$'Setlist Input'.A339])+7));&quot;&quot;)">
            <text:p/>
          </table:table-cell>
          <table:table-cell table:formula="of:=IF([.F339];MID([$'Setlist Input'.A339];SEARCH(&quot;score title=&quot;;[$'Setlist Input'.A339])+13;(SEARCH(&quot;path=&quot;;[$'Setlist Input'.A339])-2)-(SEARCH(&quot;score title=&quot;;[$'Setlist Input'.A339])+13));&quot;&quot;)" office:value-type="string" office:string-value="Amazing Grace" calcext:value-type="string">
            <text:p>Amazing Grace</text:p>
          </table:table-cell>
          <table:table-cell table:formula="of:=IF([.F339];MID([$'Setlist Input'.A339];SEARCH(&quot;path=&quot;;[$'Setlist Input'.A339])+6;(SEARCH(&quot;&gt;&quot;;[$'Setlist Input'.A339])-3)-(SEARCH(&quot;path=&quot;;[$'Setlist Input'.A339])+6));&quot;&quot;)" office:value-type="string" office:string-value="Amazing Grace 2.pdf" calcext:value-type="string">
            <text:p>Amazing Grace 2.pdf</text:p>
          </table:table-cell>
          <table:table-cell/>
          <table:table-cell table:formula="of:=IF([.D339];&quot;&lt;Setlist&gt;&lt;Name&gt;&quot;&amp;[.G339]&amp;&quot;&lt;/Name&gt;&quot;;IF([.E339];&quot;&lt;/Setlist&gt;&quot;;&quot;&quot;))">
            <text:p/>
          </table:table-cell>
          <table:table-cell table:formula="of:=IF([.F339];&quot;&lt;Song&gt;&lt;Title&gt;&quot;&amp;[.H339]&amp;&quot;&lt;/Title&gt;&lt;FileName&gt;&quot;&amp;[.I339]&amp;&quot;&lt;/FileName&gt;&lt;/FileType&gt;1&lt;/FileType&gt;&quot;;&quot;&quot;)" office:value-type="string" office:string-value="&lt;Song&gt;&lt;Title&gt;Amazing Grace&lt;/Title&gt;&lt;FileName&gt;Amazing Grace 2.pdf&lt;/FileName&gt;&lt;/FileType&gt;1&lt;/FileType&gt;" calcext:value-type="string">
            <text:p>&lt;Song&gt;&lt;Title&gt;Amazing Grace&lt;/Title&gt;&lt;FileName&gt;Amazing Grace 2.pdf&lt;/FileName&gt;&lt;/FileType&gt;1&lt;/FileType&gt;</text:p>
          </table:table-cell>
          <table:table-cell table:formula="of:=IF([.C33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0]));IF(ISBLANK([$'Setlist Input'.A341]);1;0);0)" office:value-type="float" office:value="0" calcext:value-type="float">
            <text:p>0</text:p>
          </table:table-cell>
          <table:table-cell table:style-name="ce6" table:formula="of:=ISNUMBER(SEARCH(&quot;kind=&quot;;[$'Setlist Input'.A34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0]))" office:value-type="boolean" office:boolean-value="true" calcext:value-type="boolean">
            <text:p>TRUE</text:p>
          </table:table-cell>
          <table:table-cell table:formula="of:=IF([.D340];MID([$'Setlist Input'.A340];SEARCH(&quot;title=&quot;;[$'Setlist Input'.A340])+7;(SEARCH(&quot;&gt;&quot;;[$'Setlist Input'.A340])-1)-(SEARCH(&quot;title=&quot;;[$'Setlist Input'.A340])+7));&quot;&quot;)">
            <text:p/>
          </table:table-cell>
          <table:table-cell table:formula="of:=IF([.F340];MID([$'Setlist Input'.A340];SEARCH(&quot;score title=&quot;;[$'Setlist Input'.A340])+13;(SEARCH(&quot;path=&quot;;[$'Setlist Input'.A340])-2)-(SEARCH(&quot;score title=&quot;;[$'Setlist Input'.A340])+13));&quot;&quot;)" office:value-type="string" office:string-value="City of New Orleans" calcext:value-type="string">
            <text:p>City of New Orleans</text:p>
          </table:table-cell>
          <table:table-cell table:formula="of:=IF([.F340];MID([$'Setlist Input'.A340];SEARCH(&quot;path=&quot;;[$'Setlist Input'.A340])+6;(SEARCH(&quot;&gt;&quot;;[$'Setlist Input'.A340])-3)-(SEARCH(&quot;path=&quot;;[$'Setlist Input'.A340])+6));&quot;&quot;)" office:value-type="string" office:string-value="City of New Orleans.pdf" calcext:value-type="string">
            <text:p>City of New Orleans.pdf</text:p>
          </table:table-cell>
          <table:table-cell/>
          <table:table-cell table:formula="of:=IF([.D340];&quot;&lt;Setlist&gt;&lt;Name&gt;&quot;&amp;[.G340]&amp;&quot;&lt;/Name&gt;&quot;;IF([.E340];&quot;&lt;/Setlist&gt;&quot;;&quot;&quot;))">
            <text:p/>
          </table:table-cell>
          <table:table-cell table:formula="of:=IF([.F340];&quot;&lt;Song&gt;&lt;Title&gt;&quot;&amp;[.H340]&amp;&quot;&lt;/Title&gt;&lt;FileName&gt;&quot;&amp;[.I340]&amp;&quot;&lt;/FileName&gt;&lt;/FileType&gt;1&lt;/FileType&gt;&quot;;&quot;&quot;)" office:value-type="string" office:string-value="&lt;Song&gt;&lt;Title&gt;City of New Orleans&lt;/Title&gt;&lt;FileName&gt;City of New Orleans.pdf&lt;/FileName&gt;&lt;/FileType&gt;1&lt;/FileType&gt;" calcext:value-type="string">
            <text:p>&lt;Song&gt;&lt;Title&gt;City of New Orleans&lt;/Title&gt;&lt;FileName&gt;City of New Orleans.pdf&lt;/FileName&gt;&lt;/FileType&gt;1&lt;/FileType&gt;</text:p>
          </table:table-cell>
          <table:table-cell table:formula="of:=IF([.C34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1]));IF(ISBLANK([$'Setlist Input'.A342]);1;0);0)" office:value-type="float" office:value="0" calcext:value-type="float">
            <text:p>0</text:p>
          </table:table-cell>
          <table:table-cell table:style-name="ce6" table:formula="of:=ISNUMBER(SEARCH(&quot;kind=&quot;;[$'Setlist Input'.A34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1]))" office:value-type="boolean" office:boolean-value="true" calcext:value-type="boolean">
            <text:p>TRUE</text:p>
          </table:table-cell>
          <table:table-cell table:formula="of:=IF([.D341];MID([$'Setlist Input'.A341];SEARCH(&quot;title=&quot;;[$'Setlist Input'.A341])+7;(SEARCH(&quot;&gt;&quot;;[$'Setlist Input'.A341])-1)-(SEARCH(&quot;title=&quot;;[$'Setlist Input'.A341])+7));&quot;&quot;)">
            <text:p/>
          </table:table-cell>
          <table:table-cell table:formula="of:=IF([.F341];MID([$'Setlist Input'.A341];SEARCH(&quot;score title=&quot;;[$'Setlist Input'.A341])+13;(SEARCH(&quot;path=&quot;;[$'Setlist Input'.A341])-2)-(SEARCH(&quot;score title=&quot;;[$'Setlist Input'.A341])+13));&quot;&quot;)" office:value-type="string" office:string-value="Come By the Hills" calcext:value-type="string">
            <text:p>Come By the Hills</text:p>
          </table:table-cell>
          <table:table-cell table:formula="of:=IF([.F341];MID([$'Setlist Input'.A341];SEARCH(&quot;path=&quot;;[$'Setlist Input'.A341])+6;(SEARCH(&quot;&gt;&quot;;[$'Setlist Input'.A341])-3)-(SEARCH(&quot;path=&quot;;[$'Setlist Input'.A341])+6));&quot;&quot;)" office:value-type="string" office:string-value="Come By the Hills.pdf" calcext:value-type="string">
            <text:p>Come By the Hills.pdf</text:p>
          </table:table-cell>
          <table:table-cell/>
          <table:table-cell table:formula="of:=IF([.D341];&quot;&lt;Setlist&gt;&lt;Name&gt;&quot;&amp;[.G341]&amp;&quot;&lt;/Name&gt;&quot;;IF([.E341];&quot;&lt;/Setlist&gt;&quot;;&quot;&quot;))">
            <text:p/>
          </table:table-cell>
          <table:table-cell table:formula="of:=IF([.F341];&quot;&lt;Song&gt;&lt;Title&gt;&quot;&amp;[.H341]&amp;&quot;&lt;/Title&gt;&lt;FileName&gt;&quot;&amp;[.I341]&amp;&quot;&lt;/FileName&gt;&lt;/FileType&gt;1&lt;/FileType&gt;&quot;;&quot;&quot;)" office:value-type="string" office:string-value="&lt;Song&gt;&lt;Title&gt;Come By the Hills&lt;/Title&gt;&lt;FileName&gt;Come By the Hills.pdf&lt;/FileName&gt;&lt;/FileType&gt;1&lt;/FileType&gt;" calcext:value-type="string">
            <text:p>&lt;Song&gt;&lt;Title&gt;Come By the Hills&lt;/Title&gt;&lt;FileName&gt;Come By the Hills.pdf&lt;/FileName&gt;&lt;/FileType&gt;1&lt;/FileType&gt;</text:p>
          </table:table-cell>
          <table:table-cell table:formula="of:=IF([.C34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2]));IF(ISBLANK([$'Setlist Input'.A343]);1;0);0)" office:value-type="float" office:value="0" calcext:value-type="float">
            <text:p>0</text:p>
          </table:table-cell>
          <table:table-cell table:style-name="ce6" table:formula="of:=ISNUMBER(SEARCH(&quot;kind=&quot;;[$'Setlist Input'.A34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2]))" office:value-type="boolean" office:boolean-value="true" calcext:value-type="boolean">
            <text:p>TRUE</text:p>
          </table:table-cell>
          <table:table-cell table:formula="of:=IF([.D342];MID([$'Setlist Input'.A342];SEARCH(&quot;title=&quot;;[$'Setlist Input'.A342])+7;(SEARCH(&quot;&gt;&quot;;[$'Setlist Input'.A342])-1)-(SEARCH(&quot;title=&quot;;[$'Setlist Input'.A342])+7));&quot;&quot;)">
            <text:p/>
          </table:table-cell>
          <table:table-cell table:formula="of:=IF([.F342];MID([$'Setlist Input'.A342];SEARCH(&quot;score title=&quot;;[$'Setlist Input'.A342])+13;(SEARCH(&quot;path=&quot;;[$'Setlist Input'.A342])-2)-(SEARCH(&quot;score title=&quot;;[$'Setlist Input'.A342])+13));&quot;&quot;)" office:value-type="string" office:string-value="Rosin the Beau TW" calcext:value-type="string">
            <text:p>Rosin the Beau TW</text:p>
          </table:table-cell>
          <table:table-cell table:formula="of:=IF([.F342];MID([$'Setlist Input'.A342];SEARCH(&quot;path=&quot;;[$'Setlist Input'.A342])+6;(SEARCH(&quot;&gt;&quot;;[$'Setlist Input'.A342])-3)-(SEARCH(&quot;path=&quot;;[$'Setlist Input'.A342])+6));&quot;&quot;)" office:value-type="string" office:string-value="Rosin the Beau TW.pdf" calcext:value-type="string">
            <text:p>Rosin the Beau TW.pdf</text:p>
          </table:table-cell>
          <table:table-cell/>
          <table:table-cell table:formula="of:=IF([.D342];&quot;&lt;Setlist&gt;&lt;Name&gt;&quot;&amp;[.G342]&amp;&quot;&lt;/Name&gt;&quot;;IF([.E342];&quot;&lt;/Setlist&gt;&quot;;&quot;&quot;))">
            <text:p/>
          </table:table-cell>
          <table:table-cell table:formula="of:=IF([.F342];&quot;&lt;Song&gt;&lt;Title&gt;&quot;&amp;[.H342]&amp;&quot;&lt;/Title&gt;&lt;FileName&gt;&quot;&amp;[.I342]&amp;&quot;&lt;/FileName&gt;&lt;/FileType&gt;1&lt;/FileType&gt;&quot;;&quot;&quot;)" office:value-type="string" office:string-value="&lt;Song&gt;&lt;Title&gt;Rosin the Beau TW&lt;/Title&gt;&lt;FileName&gt;Rosin the Beau TW.pdf&lt;/FileName&gt;&lt;/FileType&gt;1&lt;/FileType&gt;" calcext:value-type="string">
            <text:p>&lt;Song&gt;&lt;Title&gt;Rosin the Beau TW&lt;/Title&gt;&lt;FileName&gt;Rosin the Beau TW.pdf&lt;/FileName&gt;&lt;/FileType&gt;1&lt;/FileType&gt;</text:p>
          </table:table-cell>
          <table:table-cell table:formula="of:=IF([.C34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3]));IF(ISBLANK([$'Setlist Input'.A344]);1;0);0)" office:value-type="float" office:value="0" calcext:value-type="float">
            <text:p>0</text:p>
          </table:table-cell>
          <table:table-cell table:style-name="ce6" table:formula="of:=ISNUMBER(SEARCH(&quot;kind=&quot;;[$'Setlist Input'.A34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3]))" office:value-type="boolean" office:boolean-value="true" calcext:value-type="boolean">
            <text:p>TRUE</text:p>
          </table:table-cell>
          <table:table-cell table:formula="of:=IF([.D343];MID([$'Setlist Input'.A343];SEARCH(&quot;title=&quot;;[$'Setlist Input'.A343])+7;(SEARCH(&quot;&gt;&quot;;[$'Setlist Input'.A343])-1)-(SEARCH(&quot;title=&quot;;[$'Setlist Input'.A343])+7));&quot;&quot;)">
            <text:p/>
          </table:table-cell>
          <table:table-cell table:formula="of:=IF([.F343];MID([$'Setlist Input'.A343];SEARCH(&quot;score title=&quot;;[$'Setlist Input'.A343])+13;(SEARCH(&quot;path=&quot;;[$'Setlist Input'.A343])-2)-(SEARCH(&quot;score title=&quot;;[$'Setlist Input'.A343])+13));&quot;&quot;)" office:value-type="string" office:string-value="How Can I Keep from Singing Mel Arr" calcext:value-type="string">
            <text:p>How Can I Keep from Singing Mel Arr</text:p>
          </table:table-cell>
          <table:table-cell table:formula="of:=IF([.F343];MID([$'Setlist Input'.A343];SEARCH(&quot;path=&quot;;[$'Setlist Input'.A343])+6;(SEARCH(&quot;&gt;&quot;;[$'Setlist Input'.A343])-3)-(SEARCH(&quot;path=&quot;;[$'Setlist Input'.A343])+6));&quot;&quot;)" office:value-type="string" office:string-value="How Can I Keep from Singing Mel Arr.pdf" calcext:value-type="string">
            <text:p>How Can I Keep from Singing Mel Arr.pdf</text:p>
          </table:table-cell>
          <table:table-cell/>
          <table:table-cell table:formula="of:=IF([.D343];&quot;&lt;Setlist&gt;&lt;Name&gt;&quot;&amp;[.G343]&amp;&quot;&lt;/Name&gt;&quot;;IF([.E343];&quot;&lt;/Setlist&gt;&quot;;&quot;&quot;))">
            <text:p/>
          </table:table-cell>
          <table:table-cell table:formula="of:=IF([.F343];&quot;&lt;Song&gt;&lt;Title&gt;&quot;&amp;[.H343]&amp;&quot;&lt;/Title&gt;&lt;FileName&gt;&quot;&amp;[.I343]&amp;&quot;&lt;/FileName&gt;&lt;/FileType&gt;1&lt;/FileType&gt;&quot;;&quot;&quot;)" office:value-type="string" office:string-value="&lt;Song&gt;&lt;Title&gt;How Can I Keep from Singing Mel Arr&lt;/Title&gt;&lt;FileName&gt;How Can I Keep from Singing Mel Arr.pdf&lt;/FileName&gt;&lt;/FileType&gt;1&lt;/FileType&gt;" calcext:value-type="string">
            <text:p>&lt;Song&gt;&lt;Title&gt;How Can I Keep from Singing Mel Arr&lt;/Title&gt;&lt;FileName&gt;How Can I Keep from Singing Mel Arr.pdf&lt;/FileName&gt;&lt;/FileType&gt;1&lt;/FileType&gt;</text:p>
          </table:table-cell>
          <table:table-cell table:formula="of:=IF([.C34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4]));IF(ISBLANK([$'Setlist Input'.A345]);1;0);0)" office:value-type="float" office:value="0" calcext:value-type="float">
            <text:p>0</text:p>
          </table:table-cell>
          <table:table-cell table:style-name="ce6" table:formula="of:=ISNUMBER(SEARCH(&quot;kind=&quot;;[$'Setlist Input'.A34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4]))" office:value-type="boolean" office:boolean-value="true" calcext:value-type="boolean">
            <text:p>TRUE</text:p>
          </table:table-cell>
          <table:table-cell table:formula="of:=IF([.D344];MID([$'Setlist Input'.A344];SEARCH(&quot;title=&quot;;[$'Setlist Input'.A344])+7;(SEARCH(&quot;&gt;&quot;;[$'Setlist Input'.A344])-1)-(SEARCH(&quot;title=&quot;;[$'Setlist Input'.A344])+7));&quot;&quot;)">
            <text:p/>
          </table:table-cell>
          <table:table-cell table:formula="of:=IF([.F344];MID([$'Setlist Input'.A344];SEARCH(&quot;score title=&quot;;[$'Setlist Input'.A344])+13;(SEARCH(&quot;path=&quot;;[$'Setlist Input'.A344])-2)-(SEARCH(&quot;score title=&quot;;[$'Setlist Input'.A344])+13));&quot;&quot;)" office:value-type="string" office:string-value="How Can I Keep From Singing Arp" calcext:value-type="string">
            <text:p>How Can I Keep From Singing Arp</text:p>
          </table:table-cell>
          <table:table-cell table:formula="of:=IF([.F344];MID([$'Setlist Input'.A344];SEARCH(&quot;path=&quot;;[$'Setlist Input'.A344])+6;(SEARCH(&quot;&gt;&quot;;[$'Setlist Input'.A344])-3)-(SEARCH(&quot;path=&quot;;[$'Setlist Input'.A344])+6));&quot;&quot;)" office:value-type="string" office:string-value="How Can I Keep From Singing Arp.pdf" calcext:value-type="string">
            <text:p>How Can I Keep From Singing Arp.pdf</text:p>
          </table:table-cell>
          <table:table-cell/>
          <table:table-cell table:formula="of:=IF([.D344];&quot;&lt;Setlist&gt;&lt;Name&gt;&quot;&amp;[.G344]&amp;&quot;&lt;/Name&gt;&quot;;IF([.E344];&quot;&lt;/Setlist&gt;&quot;;&quot;&quot;))">
            <text:p/>
          </table:table-cell>
          <table:table-cell table:formula="of:=IF([.F344];&quot;&lt;Song&gt;&lt;Title&gt;&quot;&amp;[.H344]&amp;&quot;&lt;/Title&gt;&lt;FileName&gt;&quot;&amp;[.I344]&amp;&quot;&lt;/FileName&gt;&lt;/FileType&gt;1&lt;/FileType&gt;&quot;;&quot;&quot;)" office:value-type="string" office:string-value="&lt;Song&gt;&lt;Title&gt;How Can I Keep From Singing Arp&lt;/Title&gt;&lt;FileName&gt;How Can I Keep From Singing Arp.pdf&lt;/FileName&gt;&lt;/FileType&gt;1&lt;/FileType&gt;" calcext:value-type="string">
            <text:p>&lt;Song&gt;&lt;Title&gt;How Can I Keep From Singing Arp&lt;/Title&gt;&lt;FileName&gt;How Can I Keep From Singing Arp.pdf&lt;/FileName&gt;&lt;/FileType&gt;1&lt;/FileType&gt;</text:p>
          </table:table-cell>
          <table:table-cell table:formula="of:=IF([.C34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5]));IF(ISBLANK([$'Setlist Input'.A346]);1;0);0)" office:value-type="float" office:value="0" calcext:value-type="float">
            <text:p>0</text:p>
          </table:table-cell>
          <table:table-cell table:style-name="ce6" table:formula="of:=ISNUMBER(SEARCH(&quot;kind=&quot;;[$'Setlist Input'.A34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5]))" office:value-type="boolean" office:boolean-value="true" calcext:value-type="boolean">
            <text:p>TRUE</text:p>
          </table:table-cell>
          <table:table-cell table:formula="of:=IF([.D345];MID([$'Setlist Input'.A345];SEARCH(&quot;title=&quot;;[$'Setlist Input'.A345])+7;(SEARCH(&quot;&gt;&quot;;[$'Setlist Input'.A345])-1)-(SEARCH(&quot;title=&quot;;[$'Setlist Input'.A345])+7));&quot;&quot;)">
            <text:p/>
          </table:table-cell>
          <table:table-cell table:formula="of:=IF([.F345];MID([$'Setlist Input'.A345];SEARCH(&quot;score title=&quot;;[$'Setlist Input'.A345])+13;(SEARCH(&quot;path=&quot;;[$'Setlist Input'.A345])-2)-(SEARCH(&quot;score title=&quot;;[$'Setlist Input'.A345])+13));&quot;&quot;)" office:value-type="string" office:string-value="Momma Don't Allow" calcext:value-type="string">
            <text:p>Momma Don't Allow</text:p>
          </table:table-cell>
          <table:table-cell table:formula="of:=IF([.F345];MID([$'Setlist Input'.A345];SEARCH(&quot;path=&quot;;[$'Setlist Input'.A345])+6;(SEARCH(&quot;&gt;&quot;;[$'Setlist Input'.A345])-3)-(SEARCH(&quot;path=&quot;;[$'Setlist Input'.A345])+6));&quot;&quot;)" office:value-type="string" office:string-value="Momma Don't Allow.pdf" calcext:value-type="string">
            <text:p>Momma Don't Allow.pdf</text:p>
          </table:table-cell>
          <table:table-cell/>
          <table:table-cell table:formula="of:=IF([.D345];&quot;&lt;Setlist&gt;&lt;Name&gt;&quot;&amp;[.G345]&amp;&quot;&lt;/Name&gt;&quot;;IF([.E345];&quot;&lt;/Setlist&gt;&quot;;&quot;&quot;))">
            <text:p/>
          </table:table-cell>
          <table:table-cell table:formula="of:=IF([.F345];&quot;&lt;Song&gt;&lt;Title&gt;&quot;&amp;[.H345]&amp;&quot;&lt;/Title&gt;&lt;FileName&gt;&quot;&amp;[.I345]&amp;&quot;&lt;/FileName&gt;&lt;/FileType&gt;1&lt;/FileType&gt;&quot;;&quot;&quot;)" office:value-type="string" office:string-value="&lt;Song&gt;&lt;Title&gt;Momma Don't Allow&lt;/Title&gt;&lt;FileName&gt;Momma Don't Allow.pdf&lt;/FileName&gt;&lt;/FileType&gt;1&lt;/FileType&gt;" calcext:value-type="string">
            <text:p>&lt;Song&gt;&lt;Title&gt;Momma Don't Allow&lt;/Title&gt;&lt;FileName&gt;Momma Don't Allow.pdf&lt;/FileName&gt;&lt;/FileType&gt;1&lt;/FileType&gt;</text:p>
          </table:table-cell>
          <table:table-cell table:formula="of:=IF([.C34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6]));IF(ISBLANK([$'Setlist Input'.A347]);1;0);0)" office:value-type="float" office:value="0" calcext:value-type="float">
            <text:p>0</text:p>
          </table:table-cell>
          <table:table-cell table:style-name="ce6" table:formula="of:=ISNUMBER(SEARCH(&quot;kind=&quot;;[$'Setlist Input'.A34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6]))" office:value-type="boolean" office:boolean-value="true" calcext:value-type="boolean">
            <text:p>TRUE</text:p>
          </table:table-cell>
          <table:table-cell table:formula="of:=IF([.D346];MID([$'Setlist Input'.A346];SEARCH(&quot;title=&quot;;[$'Setlist Input'.A346])+7;(SEARCH(&quot;&gt;&quot;;[$'Setlist Input'.A346])-1)-(SEARCH(&quot;title=&quot;;[$'Setlist Input'.A346])+7));&quot;&quot;)">
            <text:p/>
          </table:table-cell>
          <table:table-cell table:formula="of:=IF([.F346];MID([$'Setlist Input'.A346];SEARCH(&quot;score title=&quot;;[$'Setlist Input'.A346])+13;(SEARCH(&quot;path=&quot;;[$'Setlist Input'.A346])-2)-(SEARCH(&quot;score title=&quot;;[$'Setlist Input'.A346])+13));&quot;&quot;)" office:value-type="string" office:string-value="Danny Boy" calcext:value-type="string">
            <text:p>Danny Boy</text:p>
          </table:table-cell>
          <table:table-cell table:formula="of:=IF([.F346];MID([$'Setlist Input'.A346];SEARCH(&quot;path=&quot;;[$'Setlist Input'.A346])+6;(SEARCH(&quot;&gt;&quot;;[$'Setlist Input'.A346])-3)-(SEARCH(&quot;path=&quot;;[$'Setlist Input'.A346])+6));&quot;&quot;)" office:value-type="string" office:string-value="Danny Boy.pdf" calcext:value-type="string">
            <text:p>Danny Boy.pdf</text:p>
          </table:table-cell>
          <table:table-cell/>
          <table:table-cell table:formula="of:=IF([.D346];&quot;&lt;Setlist&gt;&lt;Name&gt;&quot;&amp;[.G346]&amp;&quot;&lt;/Name&gt;&quot;;IF([.E346];&quot;&lt;/Setlist&gt;&quot;;&quot;&quot;))">
            <text:p/>
          </table:table-cell>
          <table:table-cell table:formula="of:=IF([.F346];&quot;&lt;Song&gt;&lt;Title&gt;&quot;&amp;[.H346]&amp;&quot;&lt;/Title&gt;&lt;FileName&gt;&quot;&amp;[.I346]&amp;&quot;&lt;/FileName&gt;&lt;/FileType&gt;1&lt;/FileType&gt;&quot;;&quot;&quot;)" office:value-type="string" office:string-value="&lt;Song&gt;&lt;Title&gt;Danny Boy&lt;/Title&gt;&lt;FileName&gt;Danny Boy.pdf&lt;/FileName&gt;&lt;/FileType&gt;1&lt;/FileType&gt;" calcext:value-type="string">
            <text:p>&lt;Song&gt;&lt;Title&gt;Danny Boy&lt;/Title&gt;&lt;FileName&gt;Danny Boy.pdf&lt;/FileName&gt;&lt;/FileType&gt;1&lt;/FileType&gt;</text:p>
          </table:table-cell>
          <table:table-cell table:formula="of:=IF([.C34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7]));IF(ISBLANK([$'Setlist Input'.A348]);1;0);0)" office:value-type="float" office:value="0" calcext:value-type="float">
            <text:p>0</text:p>
          </table:table-cell>
          <table:table-cell table:style-name="ce6" table:formula="of:=ISNUMBER(SEARCH(&quot;kind=&quot;;[$'Setlist Input'.A34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7]))" office:value-type="boolean" office:boolean-value="true" calcext:value-type="boolean">
            <text:p>TRUE</text:p>
          </table:table-cell>
          <table:table-cell table:formula="of:=IF([.D347];MID([$'Setlist Input'.A347];SEARCH(&quot;title=&quot;;[$'Setlist Input'.A347])+7;(SEARCH(&quot;&gt;&quot;;[$'Setlist Input'.A347])-1)-(SEARCH(&quot;title=&quot;;[$'Setlist Input'.A347])+7));&quot;&quot;)">
            <text:p/>
          </table:table-cell>
          <table:table-cell table:formula="of:=IF([.F347];MID([$'Setlist Input'.A347];SEARCH(&quot;score title=&quot;;[$'Setlist Input'.A347])+13;(SEARCH(&quot;path=&quot;;[$'Setlist Input'.A347])-2)-(SEARCH(&quot;score title=&quot;;[$'Setlist Input'.A347])+13));&quot;&quot;)" office:value-type="string" office:string-value="Momma Don't Allow arr01" calcext:value-type="string">
            <text:p>Momma Don't Allow arr01</text:p>
          </table:table-cell>
          <table:table-cell table:formula="of:=IF([.F347];MID([$'Setlist Input'.A347];SEARCH(&quot;path=&quot;;[$'Setlist Input'.A347])+6;(SEARCH(&quot;&gt;&quot;;[$'Setlist Input'.A347])-3)-(SEARCH(&quot;path=&quot;;[$'Setlist Input'.A347])+6));&quot;&quot;)" office:value-type="string" office:string-value="Momma Don't Allow arr01.pdf" calcext:value-type="string">
            <text:p>Momma Don't Allow arr01.pdf</text:p>
          </table:table-cell>
          <table:table-cell/>
          <table:table-cell table:formula="of:=IF([.D347];&quot;&lt;Setlist&gt;&lt;Name&gt;&quot;&amp;[.G347]&amp;&quot;&lt;/Name&gt;&quot;;IF([.E347];&quot;&lt;/Setlist&gt;&quot;;&quot;&quot;))">
            <text:p/>
          </table:table-cell>
          <table:table-cell table:formula="of:=IF([.F347];&quot;&lt;Song&gt;&lt;Title&gt;&quot;&amp;[.H347]&amp;&quot;&lt;/Title&gt;&lt;FileName&gt;&quot;&amp;[.I347]&amp;&quot;&lt;/FileName&gt;&lt;/FileType&gt;1&lt;/FileType&gt;&quot;;&quot;&quot;)" office:value-type="string" office:string-value="&lt;Song&gt;&lt;Title&gt;Momma Don't Allow arr01&lt;/Title&gt;&lt;FileName&gt;Momma Don't Allow arr01.pdf&lt;/FileName&gt;&lt;/FileType&gt;1&lt;/FileType&gt;" calcext:value-type="string">
            <text:p>&lt;Song&gt;&lt;Title&gt;Momma Don't Allow arr01&lt;/Title&gt;&lt;FileName&gt;Momma Don't Allow arr01.pdf&lt;/FileName&gt;&lt;/FileType&gt;1&lt;/FileType&gt;</text:p>
          </table:table-cell>
          <table:table-cell table:formula="of:=IF([.C34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8]));IF(ISBLANK([$'Setlist Input'.A349]);1;0);0)" office:value-type="float" office:value="0" calcext:value-type="float">
            <text:p>0</text:p>
          </table:table-cell>
          <table:table-cell table:style-name="ce6" table:formula="of:=ISNUMBER(SEARCH(&quot;kind=&quot;;[$'Setlist Input'.A34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8]))" office:value-type="boolean" office:boolean-value="true" calcext:value-type="boolean">
            <text:p>TRUE</text:p>
          </table:table-cell>
          <table:table-cell table:formula="of:=IF([.D348];MID([$'Setlist Input'.A348];SEARCH(&quot;title=&quot;;[$'Setlist Input'.A348])+7;(SEARCH(&quot;&gt;&quot;;[$'Setlist Input'.A348])-1)-(SEARCH(&quot;title=&quot;;[$'Setlist Input'.A348])+7));&quot;&quot;)">
            <text:p/>
          </table:table-cell>
          <table:table-cell table:formula="of:=IF([.F348];MID([$'Setlist Input'.A348];SEARCH(&quot;score title=&quot;;[$'Setlist Input'.A348])+13;(SEARCH(&quot;path=&quot;;[$'Setlist Input'.A348])-2)-(SEARCH(&quot;score title=&quot;;[$'Setlist Input'.A348])+13));&quot;&quot;)" office:value-type="string" office:string-value="Wild Mountain Thyme Jeff" calcext:value-type="string">
            <text:p>Wild Mountain Thyme Jeff</text:p>
          </table:table-cell>
          <table:table-cell table:formula="of:=IF([.F348];MID([$'Setlist Input'.A348];SEARCH(&quot;path=&quot;;[$'Setlist Input'.A348])+6;(SEARCH(&quot;&gt;&quot;;[$'Setlist Input'.A348])-3)-(SEARCH(&quot;path=&quot;;[$'Setlist Input'.A348])+6));&quot;&quot;)" office:value-type="string" office:string-value="Wild Mountain Thyme Jeff.pdf" calcext:value-type="string">
            <text:p>Wild Mountain Thyme Jeff.pdf</text:p>
          </table:table-cell>
          <table:table-cell/>
          <table:table-cell table:formula="of:=IF([.D348];&quot;&lt;Setlist&gt;&lt;Name&gt;&quot;&amp;[.G348]&amp;&quot;&lt;/Name&gt;&quot;;IF([.E348];&quot;&lt;/Setlist&gt;&quot;;&quot;&quot;))">
            <text:p/>
          </table:table-cell>
          <table:table-cell table:formula="of:=IF([.F348];&quot;&lt;Song&gt;&lt;Title&gt;&quot;&amp;[.H348]&amp;&quot;&lt;/Title&gt;&lt;FileName&gt;&quot;&amp;[.I348]&amp;&quot;&lt;/FileName&gt;&lt;/FileType&gt;1&lt;/FileType&gt;&quot;;&quot;&quot;)" office:value-type="string" office:string-value="&lt;Song&gt;&lt;Title&gt;Wild Mountain Thyme Jeff&lt;/Title&gt;&lt;FileName&gt;Wild Mountain Thyme Jeff.pdf&lt;/FileName&gt;&lt;/FileType&gt;1&lt;/FileType&gt;" calcext:value-type="string">
            <text:p>&lt;Song&gt;&lt;Title&gt;Wild Mountain Thyme Jeff&lt;/Title&gt;&lt;FileName&gt;Wild Mountain Thyme Jeff.pdf&lt;/FileName&gt;&lt;/FileType&gt;1&lt;/FileType&gt;</text:p>
          </table:table-cell>
          <table:table-cell table:formula="of:=IF([.C34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49]));IF(ISBLANK([$'Setlist Input'.A350]);1;0);0)" office:value-type="float" office:value="0" calcext:value-type="float">
            <text:p>0</text:p>
          </table:table-cell>
          <table:table-cell table:style-name="ce6" table:formula="of:=ISNUMBER(SEARCH(&quot;kind=&quot;;[$'Setlist Input'.A34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4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49]))" office:value-type="boolean" office:boolean-value="true" calcext:value-type="boolean">
            <text:p>TRUE</text:p>
          </table:table-cell>
          <table:table-cell table:formula="of:=IF([.D349];MID([$'Setlist Input'.A349];SEARCH(&quot;title=&quot;;[$'Setlist Input'.A349])+7;(SEARCH(&quot;&gt;&quot;;[$'Setlist Input'.A349])-1)-(SEARCH(&quot;title=&quot;;[$'Setlist Input'.A349])+7));&quot;&quot;)">
            <text:p/>
          </table:table-cell>
          <table:table-cell table:formula="of:=IF([.F349];MID([$'Setlist Input'.A349];SEARCH(&quot;score title=&quot;;[$'Setlist Input'.A349])+13;(SEARCH(&quot;path=&quot;;[$'Setlist Input'.A349])-2)-(SEARCH(&quot;score title=&quot;;[$'Setlist Input'.A349])+13));&quot;&quot;)" office:value-type="string" office:string-value="Shady Grove, arr01, MultiParts" calcext:value-type="string">
            <text:p>Shady Grove, arr01, MultiParts</text:p>
          </table:table-cell>
          <table:table-cell table:formula="of:=IF([.F349];MID([$'Setlist Input'.A349];SEARCH(&quot;path=&quot;;[$'Setlist Input'.A349])+6;(SEARCH(&quot;&gt;&quot;;[$'Setlist Input'.A349])-3)-(SEARCH(&quot;path=&quot;;[$'Setlist Input'.A349])+6));&quot;&quot;)" office:value-type="string" office:string-value="Shady Grove, arr01, MultiParts.pdf" calcext:value-type="string">
            <text:p>Shady Grove, arr01, MultiParts.pdf</text:p>
          </table:table-cell>
          <table:table-cell/>
          <table:table-cell table:formula="of:=IF([.D349];&quot;&lt;Setlist&gt;&lt;Name&gt;&quot;&amp;[.G349]&amp;&quot;&lt;/Name&gt;&quot;;IF([.E349];&quot;&lt;/Setlist&gt;&quot;;&quot;&quot;))">
            <text:p/>
          </table:table-cell>
          <table:table-cell table:formula="of:=IF([.F349];&quot;&lt;Song&gt;&lt;Title&gt;&quot;&amp;[.H349]&amp;&quot;&lt;/Title&gt;&lt;FileName&gt;&quot;&amp;[.I349]&amp;&quot;&lt;/FileName&gt;&lt;/FileType&gt;1&lt;/FileType&gt;&quot;;&quot;&quot;)" office:value-type="string" office:string-value="&lt;Song&gt;&lt;Title&gt;Shady Grove, arr01, MultiParts&lt;/Title&gt;&lt;FileName&gt;Shady Grove, arr01, MultiParts.pdf&lt;/FileName&gt;&lt;/FileType&gt;1&lt;/FileType&gt;" calcext:value-type="string">
            <text:p>&lt;Song&gt;&lt;Title&gt;Shady Grove, arr01, MultiParts&lt;/Title&gt;&lt;FileName&gt;Shady Grove, arr01, MultiParts.pdf&lt;/FileName&gt;&lt;/FileType&gt;1&lt;/FileType&gt;</text:p>
          </table:table-cell>
          <table:table-cell table:formula="of:=IF([.C34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0]));IF(ISBLANK([$'Setlist Input'.A351]);1;0);0)" office:value-type="float" office:value="0" calcext:value-type="float">
            <text:p>0</text:p>
          </table:table-cell>
          <table:table-cell table:style-name="ce6" table:formula="of:=ISNUMBER(SEARCH(&quot;kind=&quot;;[$'Setlist Input'.A35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0]))" office:value-type="boolean" office:boolean-value="true" calcext:value-type="boolean">
            <text:p>TRUE</text:p>
          </table:table-cell>
          <table:table-cell table:formula="of:=IF([.D350];MID([$'Setlist Input'.A350];SEARCH(&quot;title=&quot;;[$'Setlist Input'.A350])+7;(SEARCH(&quot;&gt;&quot;;[$'Setlist Input'.A350])-1)-(SEARCH(&quot;title=&quot;;[$'Setlist Input'.A350])+7));&quot;&quot;)">
            <text:p/>
          </table:table-cell>
          <table:table-cell table:formula="of:=IF([.F350];MID([$'Setlist Input'.A350];SEARCH(&quot;score title=&quot;;[$'Setlist Input'.A350])+13;(SEARCH(&quot;path=&quot;;[$'Setlist Input'.A350])-2)-(SEARCH(&quot;score title=&quot;;[$'Setlist Input'.A350])+13));&quot;&quot;)" office:value-type="string" office:string-value="Ashgrove" calcext:value-type="string">
            <text:p>Ashgrove</text:p>
          </table:table-cell>
          <table:table-cell table:formula="of:=IF([.F350];MID([$'Setlist Input'.A350];SEARCH(&quot;path=&quot;;[$'Setlist Input'.A350])+6;(SEARCH(&quot;&gt;&quot;;[$'Setlist Input'.A350])-3)-(SEARCH(&quot;path=&quot;;[$'Setlist Input'.A350])+6));&quot;&quot;)" office:value-type="string" office:string-value="Ashgrove.pdf" calcext:value-type="string">
            <text:p>Ashgrove.pdf</text:p>
          </table:table-cell>
          <table:table-cell/>
          <table:table-cell table:formula="of:=IF([.D350];&quot;&lt;Setlist&gt;&lt;Name&gt;&quot;&amp;[.G350]&amp;&quot;&lt;/Name&gt;&quot;;IF([.E350];&quot;&lt;/Setlist&gt;&quot;;&quot;&quot;))">
            <text:p/>
          </table:table-cell>
          <table:table-cell table:formula="of:=IF([.F350];&quot;&lt;Song&gt;&lt;Title&gt;&quot;&amp;[.H350]&amp;&quot;&lt;/Title&gt;&lt;FileName&gt;&quot;&amp;[.I350]&amp;&quot;&lt;/FileName&gt;&lt;/FileType&gt;1&lt;/FileType&gt;&quot;;&quot;&quot;)" office:value-type="string" office:string-value="&lt;Song&gt;&lt;Title&gt;Ashgrove&lt;/Title&gt;&lt;FileName&gt;Ashgrove.pdf&lt;/FileName&gt;&lt;/FileType&gt;1&lt;/FileType&gt;" calcext:value-type="string">
            <text:p>&lt;Song&gt;&lt;Title&gt;Ashgrove&lt;/Title&gt;&lt;FileName&gt;Ashgrove.pdf&lt;/FileName&gt;&lt;/FileType&gt;1&lt;/FileType&gt;</text:p>
          </table:table-cell>
          <table:table-cell table:formula="of:=IF([.C35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1]));IF(ISBLANK([$'Setlist Input'.A352]);1;0);0)" office:value-type="float" office:value="0" calcext:value-type="float">
            <text:p>0</text:p>
          </table:table-cell>
          <table:table-cell table:style-name="ce6" table:formula="of:=ISNUMBER(SEARCH(&quot;kind=&quot;;[$'Setlist Input'.A35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1]))" office:value-type="boolean" office:boolean-value="true" calcext:value-type="boolean">
            <text:p>TRUE</text:p>
          </table:table-cell>
          <table:table-cell table:formula="of:=IF([.D351];MID([$'Setlist Input'.A351];SEARCH(&quot;title=&quot;;[$'Setlist Input'.A351])+7;(SEARCH(&quot;&gt;&quot;;[$'Setlist Input'.A351])-1)-(SEARCH(&quot;title=&quot;;[$'Setlist Input'.A351])+7));&quot;&quot;)">
            <text:p/>
          </table:table-cell>
          <table:table-cell table:formula="of:=IF([.F351];MID([$'Setlist Input'.A351];SEARCH(&quot;score title=&quot;;[$'Setlist Input'.A351])+13;(SEARCH(&quot;path=&quot;;[$'Setlist Input'.A351])-2)-(SEARCH(&quot;score title=&quot;;[$'Setlist Input'.A351])+13));&quot;&quot;)" office:value-type="string" office:string-value="I Don't Know How to Love Him" calcext:value-type="string">
            <text:p>I Don't Know How to Love Him</text:p>
          </table:table-cell>
          <table:table-cell table:formula="of:=IF([.F351];MID([$'Setlist Input'.A351];SEARCH(&quot;path=&quot;;[$'Setlist Input'.A351])+6;(SEARCH(&quot;&gt;&quot;;[$'Setlist Input'.A351])-3)-(SEARCH(&quot;path=&quot;;[$'Setlist Input'.A351])+6));&quot;&quot;)" office:value-type="string" office:string-value="I Don't Know How to Love Him.pdf" calcext:value-type="string">
            <text:p>I Don't Know How to Love Him.pdf</text:p>
          </table:table-cell>
          <table:table-cell/>
          <table:table-cell table:formula="of:=IF([.D351];&quot;&lt;Setlist&gt;&lt;Name&gt;&quot;&amp;[.G351]&amp;&quot;&lt;/Name&gt;&quot;;IF([.E351];&quot;&lt;/Setlist&gt;&quot;;&quot;&quot;))">
            <text:p/>
          </table:table-cell>
          <table:table-cell table:formula="of:=IF([.F351];&quot;&lt;Song&gt;&lt;Title&gt;&quot;&amp;[.H351]&amp;&quot;&lt;/Title&gt;&lt;FileName&gt;&quot;&amp;[.I351]&amp;&quot;&lt;/FileName&gt;&lt;/FileType&gt;1&lt;/FileType&gt;&quot;;&quot;&quot;)" office:value-type="string" office:string-value="&lt;Song&gt;&lt;Title&gt;I Don't Know How to Love Him&lt;/Title&gt;&lt;FileName&gt;I Don't Know How to Love Him.pdf&lt;/FileName&gt;&lt;/FileType&gt;1&lt;/FileType&gt;" calcext:value-type="string">
            <text:p>&lt;Song&gt;&lt;Title&gt;I Don't Know How to Love Him&lt;/Title&gt;&lt;FileName&gt;I Don't Know How to Love Him.pdf&lt;/FileName&gt;&lt;/FileType&gt;1&lt;/FileType&gt;</text:p>
          </table:table-cell>
          <table:table-cell table:formula="of:=IF([.C35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2]));IF(ISBLANK([$'Setlist Input'.A353]);1;0);0)" office:value-type="float" office:value="0" calcext:value-type="float">
            <text:p>0</text:p>
          </table:table-cell>
          <table:table-cell table:style-name="ce6" table:formula="of:=ISNUMBER(SEARCH(&quot;kind=&quot;;[$'Setlist Input'.A35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2]))" office:value-type="boolean" office:boolean-value="true" calcext:value-type="boolean">
            <text:p>TRUE</text:p>
          </table:table-cell>
          <table:table-cell table:formula="of:=IF([.D352];MID([$'Setlist Input'.A352];SEARCH(&quot;title=&quot;;[$'Setlist Input'.A352])+7;(SEARCH(&quot;&gt;&quot;;[$'Setlist Input'.A352])-1)-(SEARCH(&quot;title=&quot;;[$'Setlist Input'.A352])+7));&quot;&quot;)">
            <text:p/>
          </table:table-cell>
          <table:table-cell table:formula="of:=IF([.F352];MID([$'Setlist Input'.A352];SEARCH(&quot;score title=&quot;;[$'Setlist Input'.A352])+13;(SEARCH(&quot;path=&quot;;[$'Setlist Input'.A352])-2)-(SEARCH(&quot;score title=&quot;;[$'Setlist Input'.A352])+13));&quot;&quot;)" office:value-type="string" office:string-value="Calon Lan, arr01" calcext:value-type="string">
            <text:p>Calon Lan, arr01</text:p>
          </table:table-cell>
          <table:table-cell table:formula="of:=IF([.F352];MID([$'Setlist Input'.A352];SEARCH(&quot;path=&quot;;[$'Setlist Input'.A352])+6;(SEARCH(&quot;&gt;&quot;;[$'Setlist Input'.A352])-3)-(SEARCH(&quot;path=&quot;;[$'Setlist Input'.A352])+6));&quot;&quot;)" office:value-type="string" office:string-value="Calon Lan, arr01.pdf" calcext:value-type="string">
            <text:p>Calon Lan, arr01.pdf</text:p>
          </table:table-cell>
          <table:table-cell/>
          <table:table-cell table:formula="of:=IF([.D352];&quot;&lt;Setlist&gt;&lt;Name&gt;&quot;&amp;[.G352]&amp;&quot;&lt;/Name&gt;&quot;;IF([.E352];&quot;&lt;/Setlist&gt;&quot;;&quot;&quot;))">
            <text:p/>
          </table:table-cell>
          <table:table-cell table:formula="of:=IF([.F352];&quot;&lt;Song&gt;&lt;Title&gt;&quot;&amp;[.H352]&amp;&quot;&lt;/Title&gt;&lt;FileName&gt;&quot;&amp;[.I352]&amp;&quot;&lt;/FileName&gt;&lt;/FileType&gt;1&lt;/FileType&gt;&quot;;&quot;&quot;)" office:value-type="string" office:string-value="&lt;Song&gt;&lt;Title&gt;Calon Lan, arr01&lt;/Title&gt;&lt;FileName&gt;Calon Lan, arr01.pdf&lt;/FileName&gt;&lt;/FileType&gt;1&lt;/FileType&gt;" calcext:value-type="string">
            <text:p>&lt;Song&gt;&lt;Title&gt;Calon Lan, arr01&lt;/Title&gt;&lt;FileName&gt;Calon Lan, arr01.pdf&lt;/FileName&gt;&lt;/FileType&gt;1&lt;/FileType&gt;</text:p>
          </table:table-cell>
          <table:table-cell table:formula="of:=IF([.C35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3]));IF(ISBLANK([$'Setlist Input'.A354]);1;0);0)" office:value-type="float" office:value="0" calcext:value-type="float">
            <text:p>0</text:p>
          </table:table-cell>
          <table:table-cell table:style-name="ce6" table:formula="of:=ISNUMBER(SEARCH(&quot;kind=&quot;;[$'Setlist Input'.A35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3]))" office:value-type="boolean" office:boolean-value="true" calcext:value-type="boolean">
            <text:p>TRUE</text:p>
          </table:table-cell>
          <table:table-cell table:formula="of:=IF([.D353];MID([$'Setlist Input'.A353];SEARCH(&quot;title=&quot;;[$'Setlist Input'.A353])+7;(SEARCH(&quot;&gt;&quot;;[$'Setlist Input'.A353])-1)-(SEARCH(&quot;title=&quot;;[$'Setlist Input'.A353])+7));&quot;&quot;)">
            <text:p/>
          </table:table-cell>
          <table:table-cell table:formula="of:=IF([.F353];MID([$'Setlist Input'.A353];SEARCH(&quot;score title=&quot;;[$'Setlist Input'.A353])+13;(SEARCH(&quot;path=&quot;;[$'Setlist Input'.A353])-2)-(SEARCH(&quot;score title=&quot;;[$'Setlist Input'.A353])+13));&quot;&quot;)" office:value-type="string" office:string-value="Cucharin's Cross" calcext:value-type="string">
            <text:p>Cucharin's Cross</text:p>
          </table:table-cell>
          <table:table-cell table:formula="of:=IF([.F353];MID([$'Setlist Input'.A353];SEARCH(&quot;path=&quot;;[$'Setlist Input'.A353])+6;(SEARCH(&quot;&gt;&quot;;[$'Setlist Input'.A353])-3)-(SEARCH(&quot;path=&quot;;[$'Setlist Input'.A353])+6));&quot;&quot;)" office:value-type="string" office:string-value="Cucharin's Cross.pdf" calcext:value-type="string">
            <text:p>Cucharin's Cross.pdf</text:p>
          </table:table-cell>
          <table:table-cell/>
          <table:table-cell table:formula="of:=IF([.D353];&quot;&lt;Setlist&gt;&lt;Name&gt;&quot;&amp;[.G353]&amp;&quot;&lt;/Name&gt;&quot;;IF([.E353];&quot;&lt;/Setlist&gt;&quot;;&quot;&quot;))">
            <text:p/>
          </table:table-cell>
          <table:table-cell table:formula="of:=IF([.F353];&quot;&lt;Song&gt;&lt;Title&gt;&quot;&amp;[.H353]&amp;&quot;&lt;/Title&gt;&lt;FileName&gt;&quot;&amp;[.I353]&amp;&quot;&lt;/FileName&gt;&lt;/FileType&gt;1&lt;/FileType&gt;&quot;;&quot;&quot;)" office:value-type="string" office:string-value="&lt;Song&gt;&lt;Title&gt;Cucharin's Cross&lt;/Title&gt;&lt;FileName&gt;Cucharin's Cross.pdf&lt;/FileName&gt;&lt;/FileType&gt;1&lt;/FileType&gt;" calcext:value-type="string">
            <text:p>&lt;Song&gt;&lt;Title&gt;Cucharin's Cross&lt;/Title&gt;&lt;FileName&gt;Cucharin's Cross.pdf&lt;/FileName&gt;&lt;/FileType&gt;1&lt;/FileType&gt;</text:p>
          </table:table-cell>
          <table:table-cell table:formula="of:=IF([.C35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4]));IF(ISBLANK([$'Setlist Input'.A355]);1;0);0)" office:value-type="float" office:value="0" calcext:value-type="float">
            <text:p>0</text:p>
          </table:table-cell>
          <table:table-cell table:style-name="ce6" table:formula="of:=ISNUMBER(SEARCH(&quot;kind=&quot;;[$'Setlist Input'.A35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4]))" office:value-type="boolean" office:boolean-value="true" calcext:value-type="boolean">
            <text:p>TRUE</text:p>
          </table:table-cell>
          <table:table-cell table:formula="of:=IF([.D354];MID([$'Setlist Input'.A354];SEARCH(&quot;title=&quot;;[$'Setlist Input'.A354])+7;(SEARCH(&quot;&gt;&quot;;[$'Setlist Input'.A354])-1)-(SEARCH(&quot;title=&quot;;[$'Setlist Input'.A354])+7));&quot;&quot;)">
            <text:p/>
          </table:table-cell>
          <table:table-cell table:formula="of:=IF([.F354];MID([$'Setlist Input'.A354];SEARCH(&quot;score title=&quot;;[$'Setlist Input'.A354])+13;(SEARCH(&quot;path=&quot;;[$'Setlist Input'.A354])-2)-(SEARCH(&quot;score title=&quot;;[$'Setlist Input'.A354])+13));&quot;&quot;)" office:value-type="string" office:string-value="Midnight On The Water" calcext:value-type="string">
            <text:p>Midnight On The Water</text:p>
          </table:table-cell>
          <table:table-cell table:formula="of:=IF([.F354];MID([$'Setlist Input'.A354];SEARCH(&quot;path=&quot;;[$'Setlist Input'.A354])+6;(SEARCH(&quot;&gt;&quot;;[$'Setlist Input'.A354])-3)-(SEARCH(&quot;path=&quot;;[$'Setlist Input'.A354])+6));&quot;&quot;)" office:value-type="string" office:string-value="Midnight On The Water.pdf" calcext:value-type="string">
            <text:p>Midnight On The Water.pdf</text:p>
          </table:table-cell>
          <table:table-cell/>
          <table:table-cell table:formula="of:=IF([.D354];&quot;&lt;Setlist&gt;&lt;Name&gt;&quot;&amp;[.G354]&amp;&quot;&lt;/Name&gt;&quot;;IF([.E354];&quot;&lt;/Setlist&gt;&quot;;&quot;&quot;))">
            <text:p/>
          </table:table-cell>
          <table:table-cell table:formula="of:=IF([.F354];&quot;&lt;Song&gt;&lt;Title&gt;&quot;&amp;[.H354]&amp;&quot;&lt;/Title&gt;&lt;FileName&gt;&quot;&amp;[.I354]&amp;&quot;&lt;/FileName&gt;&lt;/FileType&gt;1&lt;/FileType&gt;&quot;;&quot;&quot;)" office:value-type="string" office:string-value="&lt;Song&gt;&lt;Title&gt;Midnight On The Water&lt;/Title&gt;&lt;FileName&gt;Midnight On The Water.pdf&lt;/FileName&gt;&lt;/FileType&gt;1&lt;/FileType&gt;" calcext:value-type="string">
            <text:p>&lt;Song&gt;&lt;Title&gt;Midnight On The Water&lt;/Title&gt;&lt;FileName&gt;Midnight On The Water.pdf&lt;/FileName&gt;&lt;/FileType&gt;1&lt;/FileType&gt;</text:p>
          </table:table-cell>
          <table:table-cell table:formula="of:=IF([.C35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5]));IF(ISBLANK([$'Setlist Input'.A356]);1;0);0)" office:value-type="float" office:value="0" calcext:value-type="float">
            <text:p>0</text:p>
          </table:table-cell>
          <table:table-cell table:style-name="ce6" table:formula="of:=ISNUMBER(SEARCH(&quot;kind=&quot;;[$'Setlist Input'.A35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5]))" office:value-type="boolean" office:boolean-value="true" calcext:value-type="boolean">
            <text:p>TRUE</text:p>
          </table:table-cell>
          <table:table-cell table:formula="of:=IF([.D355];MID([$'Setlist Input'.A355];SEARCH(&quot;title=&quot;;[$'Setlist Input'.A355])+7;(SEARCH(&quot;&gt;&quot;;[$'Setlist Input'.A355])-1)-(SEARCH(&quot;title=&quot;;[$'Setlist Input'.A355])+7));&quot;&quot;)">
            <text:p/>
          </table:table-cell>
          <table:table-cell table:formula="of:=IF([.F355];MID([$'Setlist Input'.A355];SEARCH(&quot;score title=&quot;;[$'Setlist Input'.A355])+13;(SEARCH(&quot;path=&quot;;[$'Setlist Input'.A355])-2)-(SEARCH(&quot;score title=&quot;;[$'Setlist Input'.A355])+13));&quot;&quot;)" office:value-type="string" office:string-value="Midnight on the Water combo" calcext:value-type="string">
            <text:p>Midnight on the Water combo</text:p>
          </table:table-cell>
          <table:table-cell table:formula="of:=IF([.F355];MID([$'Setlist Input'.A355];SEARCH(&quot;path=&quot;;[$'Setlist Input'.A355])+6;(SEARCH(&quot;&gt;&quot;;[$'Setlist Input'.A355])-3)-(SEARCH(&quot;path=&quot;;[$'Setlist Input'.A355])+6));&quot;&quot;)" office:value-type="string" office:string-value="Midnight on the Water combo.pdf" calcext:value-type="string">
            <text:p>Midnight on the Water combo.pdf</text:p>
          </table:table-cell>
          <table:table-cell/>
          <table:table-cell table:formula="of:=IF([.D355];&quot;&lt;Setlist&gt;&lt;Name&gt;&quot;&amp;[.G355]&amp;&quot;&lt;/Name&gt;&quot;;IF([.E355];&quot;&lt;/Setlist&gt;&quot;;&quot;&quot;))">
            <text:p/>
          </table:table-cell>
          <table:table-cell table:formula="of:=IF([.F355];&quot;&lt;Song&gt;&lt;Title&gt;&quot;&amp;[.H355]&amp;&quot;&lt;/Title&gt;&lt;FileName&gt;&quot;&amp;[.I355]&amp;&quot;&lt;/FileName&gt;&lt;/FileType&gt;1&lt;/FileType&gt;&quot;;&quot;&quot;)" office:value-type="string" office:string-value="&lt;Song&gt;&lt;Title&gt;Midnight on the Water combo&lt;/Title&gt;&lt;FileName&gt;Midnight on the Water combo.pdf&lt;/FileName&gt;&lt;/FileType&gt;1&lt;/FileType&gt;" calcext:value-type="string">
            <text:p>&lt;Song&gt;&lt;Title&gt;Midnight on the Water combo&lt;/Title&gt;&lt;FileName&gt;Midnight on the Water combo.pdf&lt;/FileName&gt;&lt;/FileType&gt;1&lt;/FileType&gt;</text:p>
          </table:table-cell>
          <table:table-cell table:formula="of:=IF([.C35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6]));IF(ISBLANK([$'Setlist Input'.A357]);1;0);0)" office:value-type="float" office:value="0" calcext:value-type="float">
            <text:p>0</text:p>
          </table:table-cell>
          <table:table-cell table:style-name="ce6" table:formula="of:=ISNUMBER(SEARCH(&quot;kind=&quot;;[$'Setlist Input'.A35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6]))" office:value-type="boolean" office:boolean-value="true" calcext:value-type="boolean">
            <text:p>TRUE</text:p>
          </table:table-cell>
          <table:table-cell table:formula="of:=IF([.D356];MID([$'Setlist Input'.A356];SEARCH(&quot;title=&quot;;[$'Setlist Input'.A356])+7;(SEARCH(&quot;&gt;&quot;;[$'Setlist Input'.A356])-1)-(SEARCH(&quot;title=&quot;;[$'Setlist Input'.A356])+7));&quot;&quot;)">
            <text:p/>
          </table:table-cell>
          <table:table-cell table:formula="of:=IF([.F356];MID([$'Setlist Input'.A356];SEARCH(&quot;score title=&quot;;[$'Setlist Input'.A356])+13;(SEARCH(&quot;path=&quot;;[$'Setlist Input'.A356])-2)-(SEARCH(&quot;score title=&quot;;[$'Setlist Input'.A356])+13));&quot;&quot;)" office:value-type="string" office:string-value="Midnight On The Water, arr01" calcext:value-type="string">
            <text:p>Midnight On The Water, arr01</text:p>
          </table:table-cell>
          <table:table-cell table:formula="of:=IF([.F356];MID([$'Setlist Input'.A356];SEARCH(&quot;path=&quot;;[$'Setlist Input'.A356])+6;(SEARCH(&quot;&gt;&quot;;[$'Setlist Input'.A356])-3)-(SEARCH(&quot;path=&quot;;[$'Setlist Input'.A356])+6));&quot;&quot;)" office:value-type="string" office:string-value="Midnight On The Water, arr01.pdf" calcext:value-type="string">
            <text:p>Midnight On The Water, arr01.pdf</text:p>
          </table:table-cell>
          <table:table-cell/>
          <table:table-cell table:formula="of:=IF([.D356];&quot;&lt;Setlist&gt;&lt;Name&gt;&quot;&amp;[.G356]&amp;&quot;&lt;/Name&gt;&quot;;IF([.E356];&quot;&lt;/Setlist&gt;&quot;;&quot;&quot;))">
            <text:p/>
          </table:table-cell>
          <table:table-cell table:formula="of:=IF([.F356];&quot;&lt;Song&gt;&lt;Title&gt;&quot;&amp;[.H356]&amp;&quot;&lt;/Title&gt;&lt;FileName&gt;&quot;&amp;[.I356]&amp;&quot;&lt;/FileName&gt;&lt;/FileType&gt;1&lt;/FileType&gt;&quot;;&quot;&quot;)" office:value-type="string" office:string-value="&lt;Song&gt;&lt;Title&gt;Midnight On The Water, arr01&lt;/Title&gt;&lt;FileName&gt;Midnight On The Water, arr01.pdf&lt;/FileName&gt;&lt;/FileType&gt;1&lt;/FileType&gt;" calcext:value-type="string">
            <text:p>&lt;Song&gt;&lt;Title&gt;Midnight On The Water, arr01&lt;/Title&gt;&lt;FileName&gt;Midnight On The Water, arr01.pdf&lt;/FileName&gt;&lt;/FileType&gt;1&lt;/FileType&gt;</text:p>
          </table:table-cell>
          <table:table-cell table:formula="of:=IF([.C35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7]));IF(ISBLANK([$'Setlist Input'.A358]);1;0);0)" office:value-type="float" office:value="0" calcext:value-type="float">
            <text:p>0</text:p>
          </table:table-cell>
          <table:table-cell table:style-name="ce6" table:formula="of:=ISNUMBER(SEARCH(&quot;kind=&quot;;[$'Setlist Input'.A35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7]))" office:value-type="boolean" office:boolean-value="true" calcext:value-type="boolean">
            <text:p>TRUE</text:p>
          </table:table-cell>
          <table:table-cell table:formula="of:=IF([.D357];MID([$'Setlist Input'.A357];SEARCH(&quot;title=&quot;;[$'Setlist Input'.A357])+7;(SEARCH(&quot;&gt;&quot;;[$'Setlist Input'.A357])-1)-(SEARCH(&quot;title=&quot;;[$'Setlist Input'.A357])+7));&quot;&quot;)">
            <text:p/>
          </table:table-cell>
          <table:table-cell table:formula="of:=IF([.F357];MID([$'Setlist Input'.A357];SEARCH(&quot;score title=&quot;;[$'Setlist Input'.A357])+13;(SEARCH(&quot;path=&quot;;[$'Setlist Input'.A357])-2)-(SEARCH(&quot;score title=&quot;;[$'Setlist Input'.A357])+13));&quot;&quot;)" office:value-type="string" office:string-value="Go In Peace, arr01" calcext:value-type="string">
            <text:p>Go In Peace, arr01</text:p>
          </table:table-cell>
          <table:table-cell table:formula="of:=IF([.F357];MID([$'Setlist Input'.A357];SEARCH(&quot;path=&quot;;[$'Setlist Input'.A357])+6;(SEARCH(&quot;&gt;&quot;;[$'Setlist Input'.A357])-3)-(SEARCH(&quot;path=&quot;;[$'Setlist Input'.A357])+6));&quot;&quot;)" office:value-type="string" office:string-value="Go In Peace, arr01.pdf" calcext:value-type="string">
            <text:p>Go In Peace, arr01.pdf</text:p>
          </table:table-cell>
          <table:table-cell/>
          <table:table-cell table:formula="of:=IF([.D357];&quot;&lt;Setlist&gt;&lt;Name&gt;&quot;&amp;[.G357]&amp;&quot;&lt;/Name&gt;&quot;;IF([.E357];&quot;&lt;/Setlist&gt;&quot;;&quot;&quot;))">
            <text:p/>
          </table:table-cell>
          <table:table-cell table:formula="of:=IF([.F357];&quot;&lt;Song&gt;&lt;Title&gt;&quot;&amp;[.H357]&amp;&quot;&lt;/Title&gt;&lt;FileName&gt;&quot;&amp;[.I357]&amp;&quot;&lt;/FileName&gt;&lt;/FileType&gt;1&lt;/FileType&gt;&quot;;&quot;&quot;)" office:value-type="string" office:string-value="&lt;Song&gt;&lt;Title&gt;Go In Peace, arr01&lt;/Title&gt;&lt;FileName&gt;Go In Peace, arr01.pdf&lt;/FileName&gt;&lt;/FileType&gt;1&lt;/FileType&gt;" calcext:value-type="string">
            <text:p>&lt;Song&gt;&lt;Title&gt;Go In Peace, arr01&lt;/Title&gt;&lt;FileName&gt;Go In Peace, arr01.pdf&lt;/FileName&gt;&lt;/FileType&gt;1&lt;/FileType&gt;</text:p>
          </table:table-cell>
          <table:table-cell table:formula="of:=IF([.C35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8]));IF(ISBLANK([$'Setlist Input'.A359]);1;0);0)" office:value-type="float" office:value="0" calcext:value-type="float">
            <text:p>0</text:p>
          </table:table-cell>
          <table:table-cell table:style-name="ce6" table:formula="of:=ISNUMBER(SEARCH(&quot;kind=&quot;;[$'Setlist Input'.A35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8]))" office:value-type="boolean" office:boolean-value="true" calcext:value-type="boolean">
            <text:p>TRUE</text:p>
          </table:table-cell>
          <table:table-cell table:formula="of:=IF([.D358];MID([$'Setlist Input'.A358];SEARCH(&quot;title=&quot;;[$'Setlist Input'.A358])+7;(SEARCH(&quot;&gt;&quot;;[$'Setlist Input'.A358])-1)-(SEARCH(&quot;title=&quot;;[$'Setlist Input'.A358])+7));&quot;&quot;)">
            <text:p/>
          </table:table-cell>
          <table:table-cell table:formula="of:=IF([.F358];MID([$'Setlist Input'.A358];SEARCH(&quot;score title=&quot;;[$'Setlist Input'.A358])+13;(SEARCH(&quot;path=&quot;;[$'Setlist Input'.A358])-2)-(SEARCH(&quot;score title=&quot;;[$'Setlist Input'.A358])+13));&quot;&quot;)" office:value-type="string" office:string-value="River (arr01: Johnston1)" calcext:value-type="string">
            <text:p>River (arr01: Johnston1)</text:p>
          </table:table-cell>
          <table:table-cell table:formula="of:=IF([.F358];MID([$'Setlist Input'.A358];SEARCH(&quot;path=&quot;;[$'Setlist Input'.A358])+6;(SEARCH(&quot;&gt;&quot;;[$'Setlist Input'.A358])-3)-(SEARCH(&quot;path=&quot;;[$'Setlist Input'.A358])+6));&quot;&quot;)" office:value-type="string" office:string-value="River (arr01: Johnston1).pdf" calcext:value-type="string">
            <text:p>River (arr01: Johnston1).pdf</text:p>
          </table:table-cell>
          <table:table-cell/>
          <table:table-cell table:formula="of:=IF([.D358];&quot;&lt;Setlist&gt;&lt;Name&gt;&quot;&amp;[.G358]&amp;&quot;&lt;/Name&gt;&quot;;IF([.E358];&quot;&lt;/Setlist&gt;&quot;;&quot;&quot;))">
            <text:p/>
          </table:table-cell>
          <table:table-cell table:formula="of:=IF([.F358];&quot;&lt;Song&gt;&lt;Title&gt;&quot;&amp;[.H358]&amp;&quot;&lt;/Title&gt;&lt;FileName&gt;&quot;&amp;[.I358]&amp;&quot;&lt;/FileName&gt;&lt;/FileType&gt;1&lt;/FileType&gt;&quot;;&quot;&quot;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 table:formula="of:=IF([.C35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59]));IF(ISBLANK([$'Setlist Input'.A360]);1;0);0)" office:value-type="float" office:value="0" calcext:value-type="float">
            <text:p>0</text:p>
          </table:table-cell>
          <table:table-cell table:style-name="ce6" table:formula="of:=ISNUMBER(SEARCH(&quot;kind=&quot;;[$'Setlist Input'.A35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5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59]))" office:value-type="boolean" office:boolean-value="true" calcext:value-type="boolean">
            <text:p>TRUE</text:p>
          </table:table-cell>
          <table:table-cell table:formula="of:=IF([.D359];MID([$'Setlist Input'.A359];SEARCH(&quot;title=&quot;;[$'Setlist Input'.A359])+7;(SEARCH(&quot;&gt;&quot;;[$'Setlist Input'.A359])-1)-(SEARCH(&quot;title=&quot;;[$'Setlist Input'.A359])+7));&quot;&quot;)">
            <text:p/>
          </table:table-cell>
          <table:table-cell table:formula="of:=IF([.F359];MID([$'Setlist Input'.A359];SEARCH(&quot;score title=&quot;;[$'Setlist Input'.A359])+13;(SEARCH(&quot;path=&quot;;[$'Setlist Input'.A359])-2)-(SEARCH(&quot;score title=&quot;;[$'Setlist Input'.A359])+13));&quot;&quot;)" office:value-type="string" office:string-value="Cripple Creek (arr04: Seifert 4-Part)" calcext:value-type="string">
            <text:p>Cripple Creek (arr04: Seifert 4-Part)</text:p>
          </table:table-cell>
          <table:table-cell table:formula="of:=IF([.F359];MID([$'Setlist Input'.A359];SEARCH(&quot;path=&quot;;[$'Setlist Input'.A359])+6;(SEARCH(&quot;&gt;&quot;;[$'Setlist Input'.A359])-3)-(SEARCH(&quot;path=&quot;;[$'Setlist Input'.A359])+6));&quot;&quot;)" office:value-type="string" office:string-value="Cripple Creek (arr04: Seifert 4-Part).pdf" calcext:value-type="string">
            <text:p>Cripple Creek (arr04: Seifert 4-Part).pdf</text:p>
          </table:table-cell>
          <table:table-cell/>
          <table:table-cell table:formula="of:=IF([.D359];&quot;&lt;Setlist&gt;&lt;Name&gt;&quot;&amp;[.G359]&amp;&quot;&lt;/Name&gt;&quot;;IF([.E359];&quot;&lt;/Setlist&gt;&quot;;&quot;&quot;))">
            <text:p/>
          </table:table-cell>
          <table:table-cell table:formula="of:=IF([.F359];&quot;&lt;Song&gt;&lt;Title&gt;&quot;&amp;[.H359]&amp;&quot;&lt;/Title&gt;&lt;FileName&gt;&quot;&amp;[.I359]&amp;&quot;&lt;/FileName&gt;&lt;/FileType&gt;1&lt;/FileType&gt;&quot;;&quot;&quot;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 table:formula="of:=IF([.C35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0]));IF(ISBLANK([$'Setlist Input'.A361]);1;0);0)" office:value-type="float" office:value="0" calcext:value-type="float">
            <text:p>0</text:p>
          </table:table-cell>
          <table:table-cell table:style-name="ce6" table:formula="of:=ISNUMBER(SEARCH(&quot;kind=&quot;;[$'Setlist Input'.A36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0]))" office:value-type="boolean" office:boolean-value="true" calcext:value-type="boolean">
            <text:p>TRUE</text:p>
          </table:table-cell>
          <table:table-cell table:formula="of:=IF([.D360];MID([$'Setlist Input'.A360];SEARCH(&quot;title=&quot;;[$'Setlist Input'.A360])+7;(SEARCH(&quot;&gt;&quot;;[$'Setlist Input'.A360])-1)-(SEARCH(&quot;title=&quot;;[$'Setlist Input'.A360])+7));&quot;&quot;)">
            <text:p/>
          </table:table-cell>
          <table:table-cell table:formula="of:=IF([.F360];MID([$'Setlist Input'.A360];SEARCH(&quot;score title=&quot;;[$'Setlist Input'.A360])+13;(SEARCH(&quot;path=&quot;;[$'Setlist Input'.A360])-2)-(SEARCH(&quot;score title=&quot;;[$'Setlist Input'.A360])+13));&quot;&quot;)" office:value-type="string" office:string-value="Camp Meeting 4th of July (arr02: TW &amp; Seifert)" calcext:value-type="string">
            <text:p>Camp Meeting 4th of July (arr02: TW &amp; Seifert)</text:p>
          </table:table-cell>
          <table:table-cell table:formula="of:=IF([.F360];MID([$'Setlist Input'.A360];SEARCH(&quot;path=&quot;;[$'Setlist Input'.A360])+6;(SEARCH(&quot;&gt;&quot;;[$'Setlist Input'.A360])-3)-(SEARCH(&quot;path=&quot;;[$'Setlist Input'.A360])+6));&quot;&quot;)" office:value-type="string" office:string-value="Camp Meeting 4th of July (arr02: TW &amp; Seifert).pdf" calcext:value-type="string">
            <text:p>Camp Meeting 4th of July (arr02: TW &amp; Seifert).pdf</text:p>
          </table:table-cell>
          <table:table-cell/>
          <table:table-cell table:formula="of:=IF([.D360];&quot;&lt;Setlist&gt;&lt;Name&gt;&quot;&amp;[.G360]&amp;&quot;&lt;/Name&gt;&quot;;IF([.E360];&quot;&lt;/Setlist&gt;&quot;;&quot;&quot;))">
            <text:p/>
          </table:table-cell>
          <table:table-cell table:formula="of:=IF([.F360];&quot;&lt;Song&gt;&lt;Title&gt;&quot;&amp;[.H360]&amp;&quot;&lt;/Title&gt;&lt;FileName&gt;&quot;&amp;[.I360]&amp;&quot;&lt;/FileName&gt;&lt;/FileType&gt;1&lt;/FileType&gt;&quot;;&quot;&quot;)" office:value-type="string" office:string-value="&lt;Song&gt;&lt;Title&gt;Camp Meeting 4th of July (arr02: TW &amp; Seifert)&lt;/Title&gt;&lt;FileName&gt;Camp Meeting 4th of July (arr02: TW &amp; Seifert).pdf&lt;/FileName&gt;&lt;/FileType&gt;1&lt;/FileType&gt;" calcext:value-type="string">
            <text:p>&lt;Song&gt;&lt;Title&gt;Camp Meeting 4th of July (arr02: TW &amp; Seifert)&lt;/Title&gt;&lt;FileName&gt;Camp Meeting 4th of July (arr02: TW &amp; Seifert).pdf&lt;/FileName&gt;&lt;/FileType&gt;1&lt;/FileType&gt;</text:p>
          </table:table-cell>
          <table:table-cell table:formula="of:=IF([.C36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1]));IF(ISBLANK([$'Setlist Input'.A362]);1;0);0)" office:value-type="float" office:value="0" calcext:value-type="float">
            <text:p>0</text:p>
          </table:table-cell>
          <table:table-cell table:style-name="ce6" table:formula="of:=ISNUMBER(SEARCH(&quot;kind=&quot;;[$'Setlist Input'.A36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1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361]))" office:value-type="boolean" office:boolean-value="false" calcext:value-type="boolean">
            <text:p>FALSE</text:p>
          </table:table-cell>
          <table:table-cell table:formula="of:=IF([.D361];MID([$'Setlist Input'.A361];SEARCH(&quot;title=&quot;;[$'Setlist Input'.A361])+7;(SEARCH(&quot;&gt;&quot;;[$'Setlist Input'.A361])-1)-(SEARCH(&quot;title=&quot;;[$'Setlist Input'.A361])+7));&quot;&quot;)">
            <text:p/>
          </table:table-cell>
          <table:table-cell table:formula="of:=IF([.F361];MID([$'Setlist Input'.A361];SEARCH(&quot;score title=&quot;;[$'Setlist Input'.A361])+13;(SEARCH(&quot;path=&quot;;[$'Setlist Input'.A361])-2)-(SEARCH(&quot;score title=&quot;;[$'Setlist Input'.A361])+13));&quot;&quot;)">
            <text:p/>
          </table:table-cell>
          <table:table-cell table:formula="of:=IF([.F361];MID([$'Setlist Input'.A361];SEARCH(&quot;path=&quot;;[$'Setlist Input'.A361])+6;(SEARCH(&quot;&gt;&quot;;[$'Setlist Input'.A361])-3)-(SEARCH(&quot;path=&quot;;[$'Setlist Input'.A361])+6));&quot;&quot;)">
            <text:p/>
          </table:table-cell>
          <table:table-cell/>
          <table:table-cell table:formula="of:=IF([.D361];&quot;&lt;Setlist&gt;&lt;Name&gt;&quot;&amp;[.G361]&amp;&quot;&lt;/Name&gt;&quot;;IF([.E361];&quot;&lt;/Setlist&gt;&quot;;&quot;&quot;))" office:value-type="string" office:string-value="&lt;/Setlist&gt;" calcext:value-type="string">
            <text:p>&lt;/Setlist&gt;</text:p>
          </table:table-cell>
          <table:table-cell table:formula="of:=IF([.F361];&quot;&lt;Song&gt;&lt;Title&gt;&quot;&amp;[.H361]&amp;&quot;&lt;/Title&gt;&lt;FileName&gt;&quot;&amp;[.I361]&amp;&quot;&lt;/FileName&gt;&lt;/FileType&gt;1&lt;/FileType&gt;&quot;;&quot;&quot;)">
            <text:p/>
          </table:table-cell>
          <table:table-cell table:formula="of:=IF([.C36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2]));IF(ISBLANK([$'Setlist Input'.A363]);1;0);0)" office:value-type="float" office:value="0" calcext:value-type="float">
            <text:p>0</text:p>
          </table:table-cell>
          <table:table-cell table:style-name="ce6" table:formula="of:=ISNUMBER(SEARCH(&quot;kind=&quot;;[$'Setlist Input'.A362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36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2]))" office:value-type="boolean" office:boolean-value="false" calcext:value-type="boolean">
            <text:p>FALSE</text:p>
          </table:table-cell>
          <table:table-cell table:formula="of:=IF([.D362];MID([$'Setlist Input'.A362];SEARCH(&quot;title=&quot;;[$'Setlist Input'.A362])+7;(SEARCH(&quot;&gt;&quot;;[$'Setlist Input'.A362])-1)-(SEARCH(&quot;title=&quot;;[$'Setlist Input'.A362])+7));&quot;&quot;)" office:value-type="string" office:string-value="New to Try Out" calcext:value-type="string">
            <text:p>New to Try Out</text:p>
          </table:table-cell>
          <table:table-cell table:formula="of:=IF([.F362];MID([$'Setlist Input'.A362];SEARCH(&quot;score title=&quot;;[$'Setlist Input'.A362])+13;(SEARCH(&quot;path=&quot;;[$'Setlist Input'.A362])-2)-(SEARCH(&quot;score title=&quot;;[$'Setlist Input'.A362])+13));&quot;&quot;)">
            <text:p/>
          </table:table-cell>
          <table:table-cell table:formula="of:=IF([.F362];MID([$'Setlist Input'.A362];SEARCH(&quot;path=&quot;;[$'Setlist Input'.A362])+6;(SEARCH(&quot;&gt;&quot;;[$'Setlist Input'.A362])-3)-(SEARCH(&quot;path=&quot;;[$'Setlist Input'.A362])+6));&quot;&quot;)">
            <text:p/>
          </table:table-cell>
          <table:table-cell/>
          <table:table-cell table:formula="of:=IF([.D362];&quot;&lt;Setlist&gt;&lt;Name&gt;&quot;&amp;[.G362]&amp;&quot;&lt;/Name&gt;&quot;;IF([.E362];&quot;&lt;/Setlist&gt;&quot;;&quot;&quot;))" office:value-type="string" office:string-value="&lt;Setlist&gt;&lt;Name&gt;New to Try Out&lt;/Name&gt;" calcext:value-type="string">
            <text:p>&lt;Setlist&gt;&lt;Name&gt;New to Try Out&lt;/Name&gt;</text:p>
          </table:table-cell>
          <table:table-cell table:formula="of:=IF([.F362];&quot;&lt;Song&gt;&lt;Title&gt;&quot;&amp;[.H362]&amp;&quot;&lt;/Title&gt;&lt;FileName&gt;&quot;&amp;[.I362]&amp;&quot;&lt;/FileName&gt;&lt;/FileType&gt;1&lt;/FileType&gt;&quot;;&quot;&quot;)">
            <text:p/>
          </table:table-cell>
          <table:table-cell table:formula="of:=IF([.C36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3]));IF(ISBLANK([$'Setlist Input'.A364]);1;0);0)" office:value-type="float" office:value="0" calcext:value-type="float">
            <text:p>0</text:p>
          </table:table-cell>
          <table:table-cell table:style-name="ce6" table:formula="of:=ISNUMBER(SEARCH(&quot;kind=&quot;;[$'Setlist Input'.A36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3]))" office:value-type="boolean" office:boolean-value="true" calcext:value-type="boolean">
            <text:p>TRUE</text:p>
          </table:table-cell>
          <table:table-cell table:formula="of:=IF([.D363];MID([$'Setlist Input'.A363];SEARCH(&quot;title=&quot;;[$'Setlist Input'.A363])+7;(SEARCH(&quot;&gt;&quot;;[$'Setlist Input'.A363])-1)-(SEARCH(&quot;title=&quot;;[$'Setlist Input'.A363])+7));&quot;&quot;)">
            <text:p/>
          </table:table-cell>
          <table:table-cell table:formula="of:=IF([.F363];MID([$'Setlist Input'.A363];SEARCH(&quot;score title=&quot;;[$'Setlist Input'.A363])+13;(SEARCH(&quot;path=&quot;;[$'Setlist Input'.A363])-2)-(SEARCH(&quot;score title=&quot;;[$'Setlist Input'.A363])+13));&quot;&quot;)" office:value-type="string" office:string-value="Oh How Lovely is the Evening" calcext:value-type="string">
            <text:p>Oh How Lovely is the Evening</text:p>
          </table:table-cell>
          <table:table-cell table:formula="of:=IF([.F363];MID([$'Setlist Input'.A363];SEARCH(&quot;path=&quot;;[$'Setlist Input'.A363])+6;(SEARCH(&quot;&gt;&quot;;[$'Setlist Input'.A363])-3)-(SEARCH(&quot;path=&quot;;[$'Setlist Input'.A363])+6));&quot;&quot;)" office:value-type="string" office:string-value="Oh How Lovely is the Evening.pdf" calcext:value-type="string">
            <text:p>Oh How Lovely is the Evening.pdf</text:p>
          </table:table-cell>
          <table:table-cell/>
          <table:table-cell table:formula="of:=IF([.D363];&quot;&lt;Setlist&gt;&lt;Name&gt;&quot;&amp;[.G363]&amp;&quot;&lt;/Name&gt;&quot;;IF([.E363];&quot;&lt;/Setlist&gt;&quot;;&quot;&quot;))">
            <text:p/>
          </table:table-cell>
          <table:table-cell table:formula="of:=IF([.F363];&quot;&lt;Song&gt;&lt;Title&gt;&quot;&amp;[.H363]&amp;&quot;&lt;/Title&gt;&lt;FileName&gt;&quot;&amp;[.I363]&amp;&quot;&lt;/FileName&gt;&lt;/FileType&gt;1&lt;/FileType&gt;&quot;;&quot;&quot;)" office:value-type="string" office:string-value="&lt;Song&gt;&lt;Title&gt;Oh How Lovely is the Evening&lt;/Title&gt;&lt;FileName&gt;Oh How Lovely is the Evening.pdf&lt;/FileName&gt;&lt;/FileType&gt;1&lt;/FileType&gt;" calcext:value-type="string">
            <text:p>&lt;Song&gt;&lt;Title&gt;Oh How Lovely is the Evening&lt;/Title&gt;&lt;FileName&gt;Oh How Lovely is the Evening.pdf&lt;/FileName&gt;&lt;/FileType&gt;1&lt;/FileType&gt;</text:p>
          </table:table-cell>
          <table:table-cell table:formula="of:=IF([.C36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4]));IF(ISBLANK([$'Setlist Input'.A365]);1;0);0)" office:value-type="float" office:value="0" calcext:value-type="float">
            <text:p>0</text:p>
          </table:table-cell>
          <table:table-cell table:style-name="ce6" table:formula="of:=ISNUMBER(SEARCH(&quot;kind=&quot;;[$'Setlist Input'.A36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4]))" office:value-type="boolean" office:boolean-value="true" calcext:value-type="boolean">
            <text:p>TRUE</text:p>
          </table:table-cell>
          <table:table-cell table:formula="of:=IF([.D364];MID([$'Setlist Input'.A364];SEARCH(&quot;title=&quot;;[$'Setlist Input'.A364])+7;(SEARCH(&quot;&gt;&quot;;[$'Setlist Input'.A364])-1)-(SEARCH(&quot;title=&quot;;[$'Setlist Input'.A364])+7));&quot;&quot;)">
            <text:p/>
          </table:table-cell>
          <table:table-cell table:formula="of:=IF([.F364];MID([$'Setlist Input'.A364];SEARCH(&quot;score title=&quot;;[$'Setlist Input'.A364])+13;(SEARCH(&quot;path=&quot;;[$'Setlist Input'.A364])-2)-(SEARCH(&quot;score title=&quot;;[$'Setlist Input'.A364])+13));&quot;&quot;)" office:value-type="string" office:string-value="Chair to Mend Round" calcext:value-type="string">
            <text:p>Chair to Mend Round</text:p>
          </table:table-cell>
          <table:table-cell table:formula="of:=IF([.F364];MID([$'Setlist Input'.A364];SEARCH(&quot;path=&quot;;[$'Setlist Input'.A364])+6;(SEARCH(&quot;&gt;&quot;;[$'Setlist Input'.A364])-3)-(SEARCH(&quot;path=&quot;;[$'Setlist Input'.A364])+6));&quot;&quot;)" office:value-type="string" office:string-value="Chair to Mend Round.pdf" calcext:value-type="string">
            <text:p>Chair to Mend Round.pdf</text:p>
          </table:table-cell>
          <table:table-cell/>
          <table:table-cell table:formula="of:=IF([.D364];&quot;&lt;Setlist&gt;&lt;Name&gt;&quot;&amp;[.G364]&amp;&quot;&lt;/Name&gt;&quot;;IF([.E364];&quot;&lt;/Setlist&gt;&quot;;&quot;&quot;))">
            <text:p/>
          </table:table-cell>
          <table:table-cell table:formula="of:=IF([.F364];&quot;&lt;Song&gt;&lt;Title&gt;&quot;&amp;[.H364]&amp;&quot;&lt;/Title&gt;&lt;FileName&gt;&quot;&amp;[.I364]&amp;&quot;&lt;/FileName&gt;&lt;/FileType&gt;1&lt;/FileType&gt;&quot;;&quot;&quot;)" office:value-type="string" office:string-value="&lt;Song&gt;&lt;Title&gt;Chair to Mend Round&lt;/Title&gt;&lt;FileName&gt;Chair to Mend Round.pdf&lt;/FileName&gt;&lt;/FileType&gt;1&lt;/FileType&gt;" calcext:value-type="string">
            <text:p>&lt;Song&gt;&lt;Title&gt;Chair to Mend Round&lt;/Title&gt;&lt;FileName&gt;Chair to Mend Round.pdf&lt;/FileName&gt;&lt;/FileType&gt;1&lt;/FileType&gt;</text:p>
          </table:table-cell>
          <table:table-cell table:formula="of:=IF([.C36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5]));IF(ISBLANK([$'Setlist Input'.A366]);1;0);0)" office:value-type="float" office:value="0" calcext:value-type="float">
            <text:p>0</text:p>
          </table:table-cell>
          <table:table-cell table:style-name="ce6" table:formula="of:=ISNUMBER(SEARCH(&quot;kind=&quot;;[$'Setlist Input'.A36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5]))" office:value-type="boolean" office:boolean-value="true" calcext:value-type="boolean">
            <text:p>TRUE</text:p>
          </table:table-cell>
          <table:table-cell table:formula="of:=IF([.D365];MID([$'Setlist Input'.A365];SEARCH(&quot;title=&quot;;[$'Setlist Input'.A365])+7;(SEARCH(&quot;&gt;&quot;;[$'Setlist Input'.A365])-1)-(SEARCH(&quot;title=&quot;;[$'Setlist Input'.A365])+7));&quot;&quot;)">
            <text:p/>
          </table:table-cell>
          <table:table-cell table:formula="of:=IF([.F365];MID([$'Setlist Input'.A365];SEARCH(&quot;score title=&quot;;[$'Setlist Input'.A365])+13;(SEARCH(&quot;path=&quot;;[$'Setlist Input'.A365])-2)-(SEARCH(&quot;score title=&quot;;[$'Setlist Input'.A365])+13));&quot;&quot;)" office:value-type="string" office:string-value="Pig Ankle Rag larger" calcext:value-type="string">
            <text:p>Pig Ankle Rag larger</text:p>
          </table:table-cell>
          <table:table-cell table:formula="of:=IF([.F365];MID([$'Setlist Input'.A365];SEARCH(&quot;path=&quot;;[$'Setlist Input'.A365])+6;(SEARCH(&quot;&gt;&quot;;[$'Setlist Input'.A365])-3)-(SEARCH(&quot;path=&quot;;[$'Setlist Input'.A365])+6));&quot;&quot;)" office:value-type="string" office:string-value="Pig Ankle Rag larger.pdf" calcext:value-type="string">
            <text:p>Pig Ankle Rag larger.pdf</text:p>
          </table:table-cell>
          <table:table-cell/>
          <table:table-cell table:formula="of:=IF([.D365];&quot;&lt;Setlist&gt;&lt;Name&gt;&quot;&amp;[.G365]&amp;&quot;&lt;/Name&gt;&quot;;IF([.E365];&quot;&lt;/Setlist&gt;&quot;;&quot;&quot;))">
            <text:p/>
          </table:table-cell>
          <table:table-cell table:formula="of:=IF([.F365];&quot;&lt;Song&gt;&lt;Title&gt;&quot;&amp;[.H365]&amp;&quot;&lt;/Title&gt;&lt;FileName&gt;&quot;&amp;[.I365]&amp;&quot;&lt;/FileName&gt;&lt;/FileType&gt;1&lt;/FileType&gt;&quot;;&quot;&quot;)" office:value-type="string" office:string-value="&lt;Song&gt;&lt;Title&gt;Pig Ankle Rag larger&lt;/Title&gt;&lt;FileName&gt;Pig Ankle Rag larger.pdf&lt;/FileName&gt;&lt;/FileType&gt;1&lt;/FileType&gt;" calcext:value-type="string">
            <text:p>&lt;Song&gt;&lt;Title&gt;Pig Ankle Rag larger&lt;/Title&gt;&lt;FileName&gt;Pig Ankle Rag larger.pdf&lt;/FileName&gt;&lt;/FileType&gt;1&lt;/FileType&gt;</text:p>
          </table:table-cell>
          <table:table-cell table:formula="of:=IF([.C36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6]));IF(ISBLANK([$'Setlist Input'.A367]);1;0);0)" office:value-type="float" office:value="0" calcext:value-type="float">
            <text:p>0</text:p>
          </table:table-cell>
          <table:table-cell table:style-name="ce6" table:formula="of:=ISNUMBER(SEARCH(&quot;kind=&quot;;[$'Setlist Input'.A36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6]))" office:value-type="boolean" office:boolean-value="true" calcext:value-type="boolean">
            <text:p>TRUE</text:p>
          </table:table-cell>
          <table:table-cell table:formula="of:=IF([.D366];MID([$'Setlist Input'.A366];SEARCH(&quot;title=&quot;;[$'Setlist Input'.A366])+7;(SEARCH(&quot;&gt;&quot;;[$'Setlist Input'.A366])-1)-(SEARCH(&quot;title=&quot;;[$'Setlist Input'.A366])+7));&quot;&quot;)">
            <text:p/>
          </table:table-cell>
          <table:table-cell table:formula="of:=IF([.F366];MID([$'Setlist Input'.A366];SEARCH(&quot;score title=&quot;;[$'Setlist Input'.A366])+13;(SEARCH(&quot;path=&quot;;[$'Setlist Input'.A366])-2)-(SEARCH(&quot;score title=&quot;;[$'Setlist Input'.A366])+13));&quot;&quot;)" office:value-type="string" office:string-value="St. James Infirmary Bass" calcext:value-type="string">
            <text:p>St. James Infirmary Bass</text:p>
          </table:table-cell>
          <table:table-cell table:formula="of:=IF([.F366];MID([$'Setlist Input'.A366];SEARCH(&quot;path=&quot;;[$'Setlist Input'.A366])+6;(SEARCH(&quot;&gt;&quot;;[$'Setlist Input'.A366])-3)-(SEARCH(&quot;path=&quot;;[$'Setlist Input'.A366])+6));&quot;&quot;)" office:value-type="string" office:string-value="St. James Infirmary Bass.pdf" calcext:value-type="string">
            <text:p>St. James Infirmary Bass.pdf</text:p>
          </table:table-cell>
          <table:table-cell/>
          <table:table-cell table:formula="of:=IF([.D366];&quot;&lt;Setlist&gt;&lt;Name&gt;&quot;&amp;[.G366]&amp;&quot;&lt;/Name&gt;&quot;;IF([.E366];&quot;&lt;/Setlist&gt;&quot;;&quot;&quot;))">
            <text:p/>
          </table:table-cell>
          <table:table-cell table:formula="of:=IF([.F366];&quot;&lt;Song&gt;&lt;Title&gt;&quot;&amp;[.H366]&amp;&quot;&lt;/Title&gt;&lt;FileName&gt;&quot;&amp;[.I366]&amp;&quot;&lt;/FileName&gt;&lt;/FileType&gt;1&lt;/FileType&gt;&quot;;&quot;&quot;)" office:value-type="string" office:string-value="&lt;Song&gt;&lt;Title&gt;St. James Infirmary Bass&lt;/Title&gt;&lt;FileName&gt;St. James Infirmary Bass.pdf&lt;/FileName&gt;&lt;/FileType&gt;1&lt;/FileType&gt;" calcext:value-type="string">
            <text:p>&lt;Song&gt;&lt;Title&gt;St. James Infirmary Bass&lt;/Title&gt;&lt;FileName&gt;St. James Infirmary Bass.pdf&lt;/FileName&gt;&lt;/FileType&gt;1&lt;/FileType&gt;</text:p>
          </table:table-cell>
          <table:table-cell table:formula="of:=IF([.C36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7]));IF(ISBLANK([$'Setlist Input'.A368]);1;0);0)" office:value-type="float" office:value="0" calcext:value-type="float">
            <text:p>0</text:p>
          </table:table-cell>
          <table:table-cell table:style-name="ce6" table:formula="of:=ISNUMBER(SEARCH(&quot;kind=&quot;;[$'Setlist Input'.A36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7]))" office:value-type="boolean" office:boolean-value="true" calcext:value-type="boolean">
            <text:p>TRUE</text:p>
          </table:table-cell>
          <table:table-cell table:formula="of:=IF([.D367];MID([$'Setlist Input'.A367];SEARCH(&quot;title=&quot;;[$'Setlist Input'.A367])+7;(SEARCH(&quot;&gt;&quot;;[$'Setlist Input'.A367])-1)-(SEARCH(&quot;title=&quot;;[$'Setlist Input'.A367])+7));&quot;&quot;)">
            <text:p/>
          </table:table-cell>
          <table:table-cell table:formula="of:=IF([.F367];MID([$'Setlist Input'.A367];SEARCH(&quot;score title=&quot;;[$'Setlist Input'.A367])+13;(SEARCH(&quot;path=&quot;;[$'Setlist Input'.A367])-2)-(SEARCH(&quot;score title=&quot;;[$'Setlist Input'.A367])+13));&quot;&quot;)" office:value-type="string" office:string-value="Wade Water Motherless Bass" calcext:value-type="string">
            <text:p>Wade Water Motherless Bass</text:p>
          </table:table-cell>
          <table:table-cell table:formula="of:=IF([.F367];MID([$'Setlist Input'.A367];SEARCH(&quot;path=&quot;;[$'Setlist Input'.A367])+6;(SEARCH(&quot;&gt;&quot;;[$'Setlist Input'.A367])-3)-(SEARCH(&quot;path=&quot;;[$'Setlist Input'.A367])+6));&quot;&quot;)" office:value-type="string" office:string-value="Wade Water Motherless Bass.pdf" calcext:value-type="string">
            <text:p>Wade Water Motherless Bass.pdf</text:p>
          </table:table-cell>
          <table:table-cell/>
          <table:table-cell table:formula="of:=IF([.D367];&quot;&lt;Setlist&gt;&lt;Name&gt;&quot;&amp;[.G367]&amp;&quot;&lt;/Name&gt;&quot;;IF([.E367];&quot;&lt;/Setlist&gt;&quot;;&quot;&quot;))">
            <text:p/>
          </table:table-cell>
          <table:table-cell table:formula="of:=IF([.F367];&quot;&lt;Song&gt;&lt;Title&gt;&quot;&amp;[.H367]&amp;&quot;&lt;/Title&gt;&lt;FileName&gt;&quot;&amp;[.I367]&amp;&quot;&lt;/FileName&gt;&lt;/FileType&gt;1&lt;/FileType&gt;&quot;;&quot;&quot;)" office:value-type="string" office:string-value="&lt;Song&gt;&lt;Title&gt;Wade Water Motherless Bass&lt;/Title&gt;&lt;FileName&gt;Wade Water Motherless Bass.pdf&lt;/FileName&gt;&lt;/FileType&gt;1&lt;/FileType&gt;" calcext:value-type="string">
            <text:p>&lt;Song&gt;&lt;Title&gt;Wade Water Motherless Bass&lt;/Title&gt;&lt;FileName&gt;Wade Water Motherless Bass.pdf&lt;/FileName&gt;&lt;/FileType&gt;1&lt;/FileType&gt;</text:p>
          </table:table-cell>
          <table:table-cell table:formula="of:=IF([.C36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8]));IF(ISBLANK([$'Setlist Input'.A369]);1;0);0)" office:value-type="float" office:value="0" calcext:value-type="float">
            <text:p>0</text:p>
          </table:table-cell>
          <table:table-cell table:style-name="ce6" table:formula="of:=ISNUMBER(SEARCH(&quot;kind=&quot;;[$'Setlist Input'.A36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68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368]))" office:value-type="boolean" office:boolean-value="false" calcext:value-type="boolean">
            <text:p>FALSE</text:p>
          </table:table-cell>
          <table:table-cell table:formula="of:=IF([.D368];MID([$'Setlist Input'.A368];SEARCH(&quot;title=&quot;;[$'Setlist Input'.A368])+7;(SEARCH(&quot;&gt;&quot;;[$'Setlist Input'.A368])-1)-(SEARCH(&quot;title=&quot;;[$'Setlist Input'.A368])+7));&quot;&quot;)">
            <text:p/>
          </table:table-cell>
          <table:table-cell table:formula="of:=IF([.F368];MID([$'Setlist Input'.A368];SEARCH(&quot;score title=&quot;;[$'Setlist Input'.A368])+13;(SEARCH(&quot;path=&quot;;[$'Setlist Input'.A368])-2)-(SEARCH(&quot;score title=&quot;;[$'Setlist Input'.A368])+13));&quot;&quot;)">
            <text:p/>
          </table:table-cell>
          <table:table-cell table:formula="of:=IF([.F368];MID([$'Setlist Input'.A368];SEARCH(&quot;path=&quot;;[$'Setlist Input'.A368])+6;(SEARCH(&quot;&gt;&quot;;[$'Setlist Input'.A368])-3)-(SEARCH(&quot;path=&quot;;[$'Setlist Input'.A368])+6));&quot;&quot;)">
            <text:p/>
          </table:table-cell>
          <table:table-cell/>
          <table:table-cell table:formula="of:=IF([.D368];&quot;&lt;Setlist&gt;&lt;Name&gt;&quot;&amp;[.G368]&amp;&quot;&lt;/Name&gt;&quot;;IF([.E368];&quot;&lt;/Setlist&gt;&quot;;&quot;&quot;))" office:value-type="string" office:string-value="&lt;/Setlist&gt;" calcext:value-type="string">
            <text:p>&lt;/Setlist&gt;</text:p>
          </table:table-cell>
          <table:table-cell table:formula="of:=IF([.F368];&quot;&lt;Song&gt;&lt;Title&gt;&quot;&amp;[.H368]&amp;&quot;&lt;/Title&gt;&lt;FileName&gt;&quot;&amp;[.I368]&amp;&quot;&lt;/FileName&gt;&lt;/FileType&gt;1&lt;/FileType&gt;&quot;;&quot;&quot;)">
            <text:p/>
          </table:table-cell>
          <table:table-cell table:formula="of:=IF([.C36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69]));IF(ISBLANK([$'Setlist Input'.A370]);1;0);0)" office:value-type="float" office:value="0" calcext:value-type="float">
            <text:p>0</text:p>
          </table:table-cell>
          <table:table-cell table:style-name="ce6" table:formula="of:=ISNUMBER(SEARCH(&quot;kind=&quot;;[$'Setlist Input'.A369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36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69]))" office:value-type="boolean" office:boolean-value="false" calcext:value-type="boolean">
            <text:p>FALSE</text:p>
          </table:table-cell>
          <table:table-cell table:formula="of:=IF([.D369];MID([$'Setlist Input'.A369];SEARCH(&quot;title=&quot;;[$'Setlist Input'.A369])+7;(SEARCH(&quot;&gt;&quot;;[$'Setlist Input'.A369])-1)-(SEARCH(&quot;title=&quot;;[$'Setlist Input'.A369])+7));&quot;&quot;)" office:value-type="string" office:string-value="Reference Info" calcext:value-type="string">
            <text:p>Reference Info</text:p>
          </table:table-cell>
          <table:table-cell table:formula="of:=IF([.F369];MID([$'Setlist Input'.A369];SEARCH(&quot;score title=&quot;;[$'Setlist Input'.A369])+13;(SEARCH(&quot;path=&quot;;[$'Setlist Input'.A369])-2)-(SEARCH(&quot;score title=&quot;;[$'Setlist Input'.A369])+13));&quot;&quot;)">
            <text:p/>
          </table:table-cell>
          <table:table-cell table:formula="of:=IF([.F369];MID([$'Setlist Input'.A369];SEARCH(&quot;path=&quot;;[$'Setlist Input'.A369])+6;(SEARCH(&quot;&gt;&quot;;[$'Setlist Input'.A369])-3)-(SEARCH(&quot;path=&quot;;[$'Setlist Input'.A369])+6));&quot;&quot;)">
            <text:p/>
          </table:table-cell>
          <table:table-cell/>
          <table:table-cell table:formula="of:=IF([.D369];&quot;&lt;Setlist&gt;&lt;Name&gt;&quot;&amp;[.G369]&amp;&quot;&lt;/Name&gt;&quot;;IF([.E369];&quot;&lt;/Setlist&gt;&quot;;&quot;&quot;))" office:value-type="string" office:string-value="&lt;Setlist&gt;&lt;Name&gt;Reference Info&lt;/Name&gt;" calcext:value-type="string">
            <text:p>&lt;Setlist&gt;&lt;Name&gt;Reference Info&lt;/Name&gt;</text:p>
          </table:table-cell>
          <table:table-cell table:formula="of:=IF([.F369];&quot;&lt;Song&gt;&lt;Title&gt;&quot;&amp;[.H369]&amp;&quot;&lt;/Title&gt;&lt;FileName&gt;&quot;&amp;[.I369]&amp;&quot;&lt;/FileName&gt;&lt;/FileType&gt;1&lt;/FileType&gt;&quot;;&quot;&quot;)">
            <text:p/>
          </table:table-cell>
          <table:table-cell table:formula="of:=IF([.C36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0]));IF(ISBLANK([$'Setlist Input'.A371]);1;0);0)" office:value-type="float" office:value="0" calcext:value-type="float">
            <text:p>0</text:p>
          </table:table-cell>
          <table:table-cell table:style-name="ce6" table:formula="of:=ISNUMBER(SEARCH(&quot;kind=&quot;;[$'Setlist Input'.A37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0]))" office:value-type="boolean" office:boolean-value="true" calcext:value-type="boolean">
            <text:p>TRUE</text:p>
          </table:table-cell>
          <table:table-cell table:formula="of:=IF([.D370];MID([$'Setlist Input'.A370];SEARCH(&quot;title=&quot;;[$'Setlist Input'.A370])+7;(SEARCH(&quot;&gt;&quot;;[$'Setlist Input'.A370])-1)-(SEARCH(&quot;title=&quot;;[$'Setlist Input'.A370])+7));&quot;&quot;)">
            <text:p/>
          </table:table-cell>
          <table:table-cell table:formula="of:=IF([.F370];MID([$'Setlist Input'.A370];SEARCH(&quot;score title=&quot;;[$'Setlist Input'.A370])+13;(SEARCH(&quot;path=&quot;;[$'Setlist Input'.A370])-2)-(SEARCH(&quot;score title=&quot;;[$'Setlist Input'.A370])+13));&quot;&quot;)" office:value-type="string" office:string-value="020_REF_Base_Chords" calcext:value-type="string">
            <text:p>020_REF_Base_Chords</text:p>
          </table:table-cell>
          <table:table-cell table:formula="of:=IF([.F370];MID([$'Setlist Input'.A370];SEARCH(&quot;path=&quot;;[$'Setlist Input'.A370])+6;(SEARCH(&quot;&gt;&quot;;[$'Setlist Input'.A370])-3)-(SEARCH(&quot;path=&quot;;[$'Setlist Input'.A370])+6));&quot;&quot;)" office:value-type="string" office:string-value="020_REF_Base_Chords.pdf" calcext:value-type="string">
            <text:p>020_REF_Base_Chords.pdf</text:p>
          </table:table-cell>
          <table:table-cell/>
          <table:table-cell table:formula="of:=IF([.D370];&quot;&lt;Setlist&gt;&lt;Name&gt;&quot;&amp;[.G370]&amp;&quot;&lt;/Name&gt;&quot;;IF([.E370];&quot;&lt;/Setlist&gt;&quot;;&quot;&quot;))">
            <text:p/>
          </table:table-cell>
          <table:table-cell table:formula="of:=IF([.F370];&quot;&lt;Song&gt;&lt;Title&gt;&quot;&amp;[.H370]&amp;&quot;&lt;/Title&gt;&lt;FileName&gt;&quot;&amp;[.I370]&amp;&quot;&lt;/FileName&gt;&lt;/FileType&gt;1&lt;/FileType&gt;&quot;;&quot;&quot;)" office:value-type="string" office:string-value="&lt;Song&gt;&lt;Title&gt;020_REF_Base_Chords&lt;/Title&gt;&lt;FileName&gt;020_REF_Base_Chords.pdf&lt;/FileName&gt;&lt;/FileType&gt;1&lt;/FileType&gt;" calcext:value-type="string">
            <text:p>&lt;Song&gt;&lt;Title&gt;020_REF_Base_Chords&lt;/Title&gt;&lt;FileName&gt;020_REF_Base_Chords.pdf&lt;/FileName&gt;&lt;/FileType&gt;1&lt;/FileType&gt;</text:p>
          </table:table-cell>
          <table:table-cell table:formula="of:=IF([.C37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1]));IF(ISBLANK([$'Setlist Input'.A372]);1;0);0)" office:value-type="float" office:value="0" calcext:value-type="float">
            <text:p>0</text:p>
          </table:table-cell>
          <table:table-cell table:style-name="ce6" table:formula="of:=ISNUMBER(SEARCH(&quot;kind=&quot;;[$'Setlist Input'.A37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1]))" office:value-type="boolean" office:boolean-value="true" calcext:value-type="boolean">
            <text:p>TRUE</text:p>
          </table:table-cell>
          <table:table-cell table:formula="of:=IF([.D371];MID([$'Setlist Input'.A371];SEARCH(&quot;title=&quot;;[$'Setlist Input'.A371])+7;(SEARCH(&quot;&gt;&quot;;[$'Setlist Input'.A371])-1)-(SEARCH(&quot;title=&quot;;[$'Setlist Input'.A371])+7));&quot;&quot;)">
            <text:p/>
          </table:table-cell>
          <table:table-cell table:formula="of:=IF([.F371];MID([$'Setlist Input'.A371];SEARCH(&quot;score title=&quot;;[$'Setlist Input'.A371])+13;(SEARCH(&quot;path=&quot;;[$'Setlist Input'.A371])-2)-(SEARCH(&quot;score title=&quot;;[$'Setlist Input'.A371])+13));&quot;&quot;)" office:value-type="string" office:string-value="025 REF Mels Big Chord Reference Sheet" calcext:value-type="string">
            <text:p>025 REF Mels Big Chord Reference Sheet</text:p>
          </table:table-cell>
          <table:table-cell table:formula="of:=IF([.F371];MID([$'Setlist Input'.A371];SEARCH(&quot;path=&quot;;[$'Setlist Input'.A371])+6;(SEARCH(&quot;&gt;&quot;;[$'Setlist Input'.A371])-3)-(SEARCH(&quot;path=&quot;;[$'Setlist Input'.A371])+6));&quot;&quot;)" office:value-type="string" office:string-value="025 REF Mels Big Chord Reference Sheet.pdf" calcext:value-type="string">
            <text:p>025 REF Mels Big Chord Reference Sheet.pdf</text:p>
          </table:table-cell>
          <table:table-cell/>
          <table:table-cell table:formula="of:=IF([.D371];&quot;&lt;Setlist&gt;&lt;Name&gt;&quot;&amp;[.G371]&amp;&quot;&lt;/Name&gt;&quot;;IF([.E371];&quot;&lt;/Setlist&gt;&quot;;&quot;&quot;))">
            <text:p/>
          </table:table-cell>
          <table:table-cell table:formula="of:=IF([.F371];&quot;&lt;Song&gt;&lt;Title&gt;&quot;&amp;[.H371]&amp;&quot;&lt;/Title&gt;&lt;FileName&gt;&quot;&amp;[.I371]&amp;&quot;&lt;/FileName&gt;&lt;/FileType&gt;1&lt;/FileType&gt;&quot;;&quot;&quot;)" office:value-type="string" office:string-value="&lt;Song&gt;&lt;Title&gt;025 REF Mels Big Chord Reference Sheet&lt;/Title&gt;&lt;FileName&gt;025 REF Mels Big Chord Reference Sheet.pdf&lt;/FileName&gt;&lt;/FileType&gt;1&lt;/FileType&gt;" calcext:value-type="string">
            <text:p>&lt;Song&gt;&lt;Title&gt;025 REF Mels Big Chord Reference Sheet&lt;/Title&gt;&lt;FileName&gt;025 REF Mels Big Chord Reference Sheet.pdf&lt;/FileName&gt;&lt;/FileType&gt;1&lt;/FileType&gt;</text:p>
          </table:table-cell>
          <table:table-cell table:formula="of:=IF([.C37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2]));IF(ISBLANK([$'Setlist Input'.A373]);1;0);0)" office:value-type="float" office:value="0" calcext:value-type="float">
            <text:p>0</text:p>
          </table:table-cell>
          <table:table-cell table:style-name="ce6" table:formula="of:=ISNUMBER(SEARCH(&quot;kind=&quot;;[$'Setlist Input'.A37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2]))" office:value-type="boolean" office:boolean-value="true" calcext:value-type="boolean">
            <text:p>TRUE</text:p>
          </table:table-cell>
          <table:table-cell table:formula="of:=IF([.D372];MID([$'Setlist Input'.A372];SEARCH(&quot;title=&quot;;[$'Setlist Input'.A372])+7;(SEARCH(&quot;&gt;&quot;;[$'Setlist Input'.A372])-1)-(SEARCH(&quot;title=&quot;;[$'Setlist Input'.A372])+7));&quot;&quot;)">
            <text:p/>
          </table:table-cell>
          <table:table-cell table:formula="of:=IF([.F372];MID([$'Setlist Input'.A372];SEARCH(&quot;score title=&quot;;[$'Setlist Input'.A372])+13;(SEARCH(&quot;path=&quot;;[$'Setlist Input'.A372])-2)-(SEARCH(&quot;score title=&quot;;[$'Setlist Input'.A372])+13));&quot;&quot;)" office:value-type="string" office:string-value="022 REF Circle-of-5ths_All-diagrams" calcext:value-type="string">
            <text:p>022 REF Circle-of-5ths_All-diagrams</text:p>
          </table:table-cell>
          <table:table-cell table:formula="of:=IF([.F372];MID([$'Setlist Input'.A372];SEARCH(&quot;path=&quot;;[$'Setlist Input'.A372])+6;(SEARCH(&quot;&gt;&quot;;[$'Setlist Input'.A372])-3)-(SEARCH(&quot;path=&quot;;[$'Setlist Input'.A372])+6));&quot;&quot;)" office:value-type="string" office:string-value="022 REF Circle-of-5ths_All-diagrams.pdf" calcext:value-type="string">
            <text:p>022 REF Circle-of-5ths_All-diagrams.pdf</text:p>
          </table:table-cell>
          <table:table-cell/>
          <table:table-cell table:formula="of:=IF([.D372];&quot;&lt;Setlist&gt;&lt;Name&gt;&quot;&amp;[.G372]&amp;&quot;&lt;/Name&gt;&quot;;IF([.E372];&quot;&lt;/Setlist&gt;&quot;;&quot;&quot;))">
            <text:p/>
          </table:table-cell>
          <table:table-cell table:formula="of:=IF([.F372];&quot;&lt;Song&gt;&lt;Title&gt;&quot;&amp;[.H372]&amp;&quot;&lt;/Title&gt;&lt;FileName&gt;&quot;&amp;[.I372]&amp;&quot;&lt;/FileName&gt;&lt;/FileType&gt;1&lt;/FileType&gt;&quot;;&quot;&quot;)" office:value-type="string" office:string-value="&lt;Song&gt;&lt;Title&gt;022 REF Circle-of-5ths_All-diagrams&lt;/Title&gt;&lt;FileName&gt;022 REF Circle-of-5ths_All-diagrams.pdf&lt;/FileName&gt;&lt;/FileType&gt;1&lt;/FileType&gt;" calcext:value-type="string">
            <text:p>&lt;Song&gt;&lt;Title&gt;022 REF Circle-of-5ths_All-diagrams&lt;/Title&gt;&lt;FileName&gt;022 REF Circle-of-5ths_All-diagrams.pdf&lt;/FileName&gt;&lt;/FileType&gt;1&lt;/FileType&gt;</text:p>
          </table:table-cell>
          <table:table-cell table:formula="of:=IF([.C37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3]));IF(ISBLANK([$'Setlist Input'.A374]);1;0);0)" office:value-type="float" office:value="0" calcext:value-type="float">
            <text:p>0</text:p>
          </table:table-cell>
          <table:table-cell table:style-name="ce6" table:formula="of:=ISNUMBER(SEARCH(&quot;kind=&quot;;[$'Setlist Input'.A37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3]))" office:value-type="boolean" office:boolean-value="true" calcext:value-type="boolean">
            <text:p>TRUE</text:p>
          </table:table-cell>
          <table:table-cell table:formula="of:=IF([.D373];MID([$'Setlist Input'.A373];SEARCH(&quot;title=&quot;;[$'Setlist Input'.A373])+7;(SEARCH(&quot;&gt;&quot;;[$'Setlist Input'.A373])-1)-(SEARCH(&quot;title=&quot;;[$'Setlist Input'.A373])+7));&quot;&quot;)">
            <text:p/>
          </table:table-cell>
          <table:table-cell table:formula="of:=IF([.F373];MID([$'Setlist Input'.A373];SEARCH(&quot;score title=&quot;;[$'Setlist Input'.A373])+13;(SEARCH(&quot;path=&quot;;[$'Setlist Input'.A373])-2)-(SEARCH(&quot;score title=&quot;;[$'Setlist Input'.A373])+13));&quot;&quot;)" office:value-type="string" office:string-value="020_REF_Chords_SMN" calcext:value-type="string">
            <text:p>020_REF_Chords_SMN</text:p>
          </table:table-cell>
          <table:table-cell table:formula="of:=IF([.F373];MID([$'Setlist Input'.A373];SEARCH(&quot;path=&quot;;[$'Setlist Input'.A373])+6;(SEARCH(&quot;&gt;&quot;;[$'Setlist Input'.A373])-3)-(SEARCH(&quot;path=&quot;;[$'Setlist Input'.A373])+6));&quot;&quot;)" office:value-type="string" office:string-value="020_REF_Chords_SMN.pdf" calcext:value-type="string">
            <text:p>020_REF_Chords_SMN.pdf</text:p>
          </table:table-cell>
          <table:table-cell/>
          <table:table-cell table:formula="of:=IF([.D373];&quot;&lt;Setlist&gt;&lt;Name&gt;&quot;&amp;[.G373]&amp;&quot;&lt;/Name&gt;&quot;;IF([.E373];&quot;&lt;/Setlist&gt;&quot;;&quot;&quot;))">
            <text:p/>
          </table:table-cell>
          <table:table-cell table:formula="of:=IF([.F373];&quot;&lt;Song&gt;&lt;Title&gt;&quot;&amp;[.H373]&amp;&quot;&lt;/Title&gt;&lt;FileName&gt;&quot;&amp;[.I373]&amp;&quot;&lt;/FileName&gt;&lt;/FileType&gt;1&lt;/FileType&gt;&quot;;&quot;&quot;)" office:value-type="string" office:string-value="&lt;Song&gt;&lt;Title&gt;020_REF_Chords_SMN&lt;/Title&gt;&lt;FileName&gt;020_REF_Chords_SMN.pdf&lt;/FileName&gt;&lt;/FileType&gt;1&lt;/FileType&gt;" calcext:value-type="string">
            <text:p>&lt;Song&gt;&lt;Title&gt;020_REF_Chords_SMN&lt;/Title&gt;&lt;FileName&gt;020_REF_Chords_SMN.pdf&lt;/FileName&gt;&lt;/FileType&gt;1&lt;/FileType&gt;</text:p>
          </table:table-cell>
          <table:table-cell table:formula="of:=IF([.C37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4]));IF(ISBLANK([$'Setlist Input'.A375]);1;0);0)" office:value-type="float" office:value="0" calcext:value-type="float">
            <text:p>0</text:p>
          </table:table-cell>
          <table:table-cell table:style-name="ce6" table:formula="of:=ISNUMBER(SEARCH(&quot;kind=&quot;;[$'Setlist Input'.A37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4]))" office:value-type="boolean" office:boolean-value="true" calcext:value-type="boolean">
            <text:p>TRUE</text:p>
          </table:table-cell>
          <table:table-cell table:formula="of:=IF([.D374];MID([$'Setlist Input'.A374];SEARCH(&quot;title=&quot;;[$'Setlist Input'.A374])+7;(SEARCH(&quot;&gt;&quot;;[$'Setlist Input'.A374])-1)-(SEARCH(&quot;title=&quot;;[$'Setlist Input'.A374])+7));&quot;&quot;)">
            <text:p/>
          </table:table-cell>
          <table:table-cell table:formula="of:=IF([.F374];MID([$'Setlist Input'.A374];SEARCH(&quot;score title=&quot;;[$'Setlist Input'.A374])+13;(SEARCH(&quot;path=&quot;;[$'Setlist Input'.A374])-2)-(SEARCH(&quot;score title=&quot;;[$'Setlist Input'.A374])+13));&quot;&quot;)" office:value-type="string" office:string-value="027_REF_Other-tunings" calcext:value-type="string">
            <text:p>027_REF_Other-tunings</text:p>
          </table:table-cell>
          <table:table-cell table:formula="of:=IF([.F374];MID([$'Setlist Input'.A374];SEARCH(&quot;path=&quot;;[$'Setlist Input'.A374])+6;(SEARCH(&quot;&gt;&quot;;[$'Setlist Input'.A374])-3)-(SEARCH(&quot;path=&quot;;[$'Setlist Input'.A374])+6));&quot;&quot;)" office:value-type="string" office:string-value="027_REF_Other-tunings.pdf" calcext:value-type="string">
            <text:p>027_REF_Other-tunings.pdf</text:p>
          </table:table-cell>
          <table:table-cell/>
          <table:table-cell table:formula="of:=IF([.D374];&quot;&lt;Setlist&gt;&lt;Name&gt;&quot;&amp;[.G374]&amp;&quot;&lt;/Name&gt;&quot;;IF([.E374];&quot;&lt;/Setlist&gt;&quot;;&quot;&quot;))">
            <text:p/>
          </table:table-cell>
          <table:table-cell table:formula="of:=IF([.F374];&quot;&lt;Song&gt;&lt;Title&gt;&quot;&amp;[.H374]&amp;&quot;&lt;/Title&gt;&lt;FileName&gt;&quot;&amp;[.I374]&amp;&quot;&lt;/FileName&gt;&lt;/FileType&gt;1&lt;/FileType&gt;&quot;;&quot;&quot;)" office:value-type="string" office:string-value="&lt;Song&gt;&lt;Title&gt;027_REF_Other-tunings&lt;/Title&gt;&lt;FileName&gt;027_REF_Other-tunings.pdf&lt;/FileName&gt;&lt;/FileType&gt;1&lt;/FileType&gt;" calcext:value-type="string">
            <text:p>&lt;Song&gt;&lt;Title&gt;027_REF_Other-tunings&lt;/Title&gt;&lt;FileName&gt;027_REF_Other-tunings.pdf&lt;/FileName&gt;&lt;/FileType&gt;1&lt;/FileType&gt;</text:p>
          </table:table-cell>
          <table:table-cell table:formula="of:=IF([.C37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5]));IF(ISBLANK([$'Setlist Input'.A376]);1;0);0)" office:value-type="float" office:value="0" calcext:value-type="float">
            <text:p>0</text:p>
          </table:table-cell>
          <table:table-cell table:style-name="ce6" table:formula="of:=ISNUMBER(SEARCH(&quot;kind=&quot;;[$'Setlist Input'.A37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5]))" office:value-type="boolean" office:boolean-value="true" calcext:value-type="boolean">
            <text:p>TRUE</text:p>
          </table:table-cell>
          <table:table-cell table:formula="of:=IF([.D375];MID([$'Setlist Input'.A375];SEARCH(&quot;title=&quot;;[$'Setlist Input'.A375])+7;(SEARCH(&quot;&gt;&quot;;[$'Setlist Input'.A375])-1)-(SEARCH(&quot;title=&quot;;[$'Setlist Input'.A375])+7));&quot;&quot;)">
            <text:p/>
          </table:table-cell>
          <table:table-cell table:formula="of:=IF([.F375];MID([$'Setlist Input'.A375];SEARCH(&quot;score title=&quot;;[$'Setlist Input'.A375])+13;(SEARCH(&quot;path=&quot;;[$'Setlist Input'.A375])-2)-(SEARCH(&quot;score title=&quot;;[$'Setlist Input'.A375])+13));&quot;&quot;)" office:value-type="string" office:string-value="020_REF_BLASE-chords" calcext:value-type="string">
            <text:p>020_REF_BLASE-chords</text:p>
          </table:table-cell>
          <table:table-cell table:formula="of:=IF([.F375];MID([$'Setlist Input'.A375];SEARCH(&quot;path=&quot;;[$'Setlist Input'.A375])+6;(SEARCH(&quot;&gt;&quot;;[$'Setlist Input'.A375])-3)-(SEARCH(&quot;path=&quot;;[$'Setlist Input'.A375])+6));&quot;&quot;)" office:value-type="string" office:string-value="020_REF_BLASE-chords.pdf" calcext:value-type="string">
            <text:p>020_REF_BLASE-chords.pdf</text:p>
          </table:table-cell>
          <table:table-cell/>
          <table:table-cell table:formula="of:=IF([.D375];&quot;&lt;Setlist&gt;&lt;Name&gt;&quot;&amp;[.G375]&amp;&quot;&lt;/Name&gt;&quot;;IF([.E375];&quot;&lt;/Setlist&gt;&quot;;&quot;&quot;))">
            <text:p/>
          </table:table-cell>
          <table:table-cell table:formula="of:=IF([.F375];&quot;&lt;Song&gt;&lt;Title&gt;&quot;&amp;[.H375]&amp;&quot;&lt;/Title&gt;&lt;FileName&gt;&quot;&amp;[.I375]&amp;&quot;&lt;/FileName&gt;&lt;/FileType&gt;1&lt;/FileType&gt;&quot;;&quot;&quot;)" office:value-type="string" office:string-value="&lt;Song&gt;&lt;Title&gt;020_REF_BLASE-chords&lt;/Title&gt;&lt;FileName&gt;020_REF_BLASE-chords.pdf&lt;/FileName&gt;&lt;/FileType&gt;1&lt;/FileType&gt;" calcext:value-type="string">
            <text:p>&lt;Song&gt;&lt;Title&gt;020_REF_BLASE-chords&lt;/Title&gt;&lt;FileName&gt;020_REF_BLASE-chords.pdf&lt;/FileName&gt;&lt;/FileType&gt;1&lt;/FileType&gt;</text:p>
          </table:table-cell>
          <table:table-cell table:formula="of:=IF([.C37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6]));IF(ISBLANK([$'Setlist Input'.A377]);1;0);0)" office:value-type="float" office:value="0" calcext:value-type="float">
            <text:p>0</text:p>
          </table:table-cell>
          <table:table-cell table:style-name="ce6" table:formula="of:=ISNUMBER(SEARCH(&quot;kind=&quot;;[$'Setlist Input'.A37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6]))" office:value-type="boolean" office:boolean-value="true" calcext:value-type="boolean">
            <text:p>TRUE</text:p>
          </table:table-cell>
          <table:table-cell table:formula="of:=IF([.D376];MID([$'Setlist Input'.A376];SEARCH(&quot;title=&quot;;[$'Setlist Input'.A376])+7;(SEARCH(&quot;&gt;&quot;;[$'Setlist Input'.A376])-1)-(SEARCH(&quot;title=&quot;;[$'Setlist Input'.A376])+7));&quot;&quot;)">
            <text:p/>
          </table:table-cell>
          <table:table-cell table:formula="of:=IF([.F376];MID([$'Setlist Input'.A376];SEARCH(&quot;score title=&quot;;[$'Setlist Input'.A376])+13;(SEARCH(&quot;path=&quot;;[$'Setlist Input'.A376])-2)-(SEARCH(&quot;score title=&quot;;[$'Setlist Input'.A376])+13));&quot;&quot;)" office:value-type="string" office:string-value="BLASE-Chords_SMN" calcext:value-type="string">
            <text:p>BLASE-Chords_SMN</text:p>
          </table:table-cell>
          <table:table-cell table:formula="of:=IF([.F376];MID([$'Setlist Input'.A376];SEARCH(&quot;path=&quot;;[$'Setlist Input'.A376])+6;(SEARCH(&quot;&gt;&quot;;[$'Setlist Input'.A376])-3)-(SEARCH(&quot;path=&quot;;[$'Setlist Input'.A376])+6));&quot;&quot;)" office:value-type="string" office:string-value="BLASE-Chords_SMN.pdf" calcext:value-type="string">
            <text:p>BLASE-Chords_SMN.pdf</text:p>
          </table:table-cell>
          <table:table-cell/>
          <table:table-cell table:formula="of:=IF([.D376];&quot;&lt;Setlist&gt;&lt;Name&gt;&quot;&amp;[.G376]&amp;&quot;&lt;/Name&gt;&quot;;IF([.E376];&quot;&lt;/Setlist&gt;&quot;;&quot;&quot;))">
            <text:p/>
          </table:table-cell>
          <table:table-cell table:formula="of:=IF([.F376];&quot;&lt;Song&gt;&lt;Title&gt;&quot;&amp;[.H376]&amp;&quot;&lt;/Title&gt;&lt;FileName&gt;&quot;&amp;[.I376]&amp;&quot;&lt;/FileName&gt;&lt;/FileType&gt;1&lt;/FileType&gt;&quot;;&quot;&quot;)" office:value-type="string" office:string-value="&lt;Song&gt;&lt;Title&gt;BLASE-Chords_SMN&lt;/Title&gt;&lt;FileName&gt;BLASE-Chords_SMN.pdf&lt;/FileName&gt;&lt;/FileType&gt;1&lt;/FileType&gt;" calcext:value-type="string">
            <text:p>&lt;Song&gt;&lt;Title&gt;BLASE-Chords_SMN&lt;/Title&gt;&lt;FileName&gt;BLASE-Chords_SMN.pdf&lt;/FileName&gt;&lt;/FileType&gt;1&lt;/FileType&gt;</text:p>
          </table:table-cell>
          <table:table-cell table:formula="of:=IF([.C37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7]));IF(ISBLANK([$'Setlist Input'.A378]);1;0);0)" office:value-type="float" office:value="0" calcext:value-type="float">
            <text:p>0</text:p>
          </table:table-cell>
          <table:table-cell table:style-name="ce6" table:formula="of:=ISNUMBER(SEARCH(&quot;kind=&quot;;[$'Setlist Input'.A37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7]))" office:value-type="boolean" office:boolean-value="true" calcext:value-type="boolean">
            <text:p>TRUE</text:p>
          </table:table-cell>
          <table:table-cell table:formula="of:=IF([.D377];MID([$'Setlist Input'.A377];SEARCH(&quot;title=&quot;;[$'Setlist Input'.A377])+7;(SEARCH(&quot;&gt;&quot;;[$'Setlist Input'.A377])-1)-(SEARCH(&quot;title=&quot;;[$'Setlist Input'.A377])+7));&quot;&quot;)">
            <text:p/>
          </table:table-cell>
          <table:table-cell table:formula="of:=IF([.F377];MID([$'Setlist Input'.A377];SEARCH(&quot;score title=&quot;;[$'Setlist Input'.A377])+13;(SEARCH(&quot;path=&quot;;[$'Setlist Input'.A377])-2)-(SEARCH(&quot;score title=&quot;;[$'Setlist Input'.A377])+13));&quot;&quot;)" office:value-type="string" office:string-value="Black Mountain Rag - ROOTS" calcext:value-type="string">
            <text:p>Black Mountain Rag - ROOTS</text:p>
          </table:table-cell>
          <table:table-cell table:formula="of:=IF([.F377];MID([$'Setlist Input'.A377];SEARCH(&quot;path=&quot;;[$'Setlist Input'.A377])+6;(SEARCH(&quot;&gt;&quot;;[$'Setlist Input'.A377])-3)-(SEARCH(&quot;path=&quot;;[$'Setlist Input'.A377])+6));&quot;&quot;)" office:value-type="string" office:string-value="Black Mountain Rag - ROOTS.pdf" calcext:value-type="string">
            <text:p>Black Mountain Rag - ROOTS.pdf</text:p>
          </table:table-cell>
          <table:table-cell/>
          <table:table-cell table:formula="of:=IF([.D377];&quot;&lt;Setlist&gt;&lt;Name&gt;&quot;&amp;[.G377]&amp;&quot;&lt;/Name&gt;&quot;;IF([.E377];&quot;&lt;/Setlist&gt;&quot;;&quot;&quot;))">
            <text:p/>
          </table:table-cell>
          <table:table-cell table:formula="of:=IF([.F377];&quot;&lt;Song&gt;&lt;Title&gt;&quot;&amp;[.H377]&amp;&quot;&lt;/Title&gt;&lt;FileName&gt;&quot;&amp;[.I377]&amp;&quot;&lt;/FileName&gt;&lt;/FileType&gt;1&lt;/FileType&gt;&quot;;&quot;&quot;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 table:formula="of:=IF([.C37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8]));IF(ISBLANK([$'Setlist Input'.A379]);1;0);0)" office:value-type="float" office:value="0" calcext:value-type="float">
            <text:p>0</text:p>
          </table:table-cell>
          <table:table-cell table:style-name="ce6" table:formula="of:=ISNUMBER(SEARCH(&quot;kind=&quot;;[$'Setlist Input'.A37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78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378]))" office:value-type="boolean" office:boolean-value="false" calcext:value-type="boolean">
            <text:p>FALSE</text:p>
          </table:table-cell>
          <table:table-cell table:formula="of:=IF([.D378];MID([$'Setlist Input'.A378];SEARCH(&quot;title=&quot;;[$'Setlist Input'.A378])+7;(SEARCH(&quot;&gt;&quot;;[$'Setlist Input'.A378])-1)-(SEARCH(&quot;title=&quot;;[$'Setlist Input'.A378])+7));&quot;&quot;)">
            <text:p/>
          </table:table-cell>
          <table:table-cell table:formula="of:=IF([.F378];MID([$'Setlist Input'.A378];SEARCH(&quot;score title=&quot;;[$'Setlist Input'.A378])+13;(SEARCH(&quot;path=&quot;;[$'Setlist Input'.A378])-2)-(SEARCH(&quot;score title=&quot;;[$'Setlist Input'.A378])+13));&quot;&quot;)">
            <text:p/>
          </table:table-cell>
          <table:table-cell table:formula="of:=IF([.F378];MID([$'Setlist Input'.A378];SEARCH(&quot;path=&quot;;[$'Setlist Input'.A378])+6;(SEARCH(&quot;&gt;&quot;;[$'Setlist Input'.A378])-3)-(SEARCH(&quot;path=&quot;;[$'Setlist Input'.A378])+6));&quot;&quot;)">
            <text:p/>
          </table:table-cell>
          <table:table-cell/>
          <table:table-cell table:formula="of:=IF([.D378];&quot;&lt;Setlist&gt;&lt;Name&gt;&quot;&amp;[.G378]&amp;&quot;&lt;/Name&gt;&quot;;IF([.E378];&quot;&lt;/Setlist&gt;&quot;;&quot;&quot;))" office:value-type="string" office:string-value="&lt;/Setlist&gt;" calcext:value-type="string">
            <text:p>&lt;/Setlist&gt;</text:p>
          </table:table-cell>
          <table:table-cell table:formula="of:=IF([.F378];&quot;&lt;Song&gt;&lt;Title&gt;&quot;&amp;[.H378]&amp;&quot;&lt;/Title&gt;&lt;FileName&gt;&quot;&amp;[.I378]&amp;&quot;&lt;/FileName&gt;&lt;/FileType&gt;1&lt;/FileType&gt;&quot;;&quot;&quot;)">
            <text:p/>
          </table:table-cell>
          <table:table-cell table:formula="of:=IF([.C37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79]));IF(ISBLANK([$'Setlist Input'.A380]);1;0);0)" office:value-type="float" office:value="0" calcext:value-type="float">
            <text:p>0</text:p>
          </table:table-cell>
          <table:table-cell table:style-name="ce6" table:formula="of:=ISNUMBER(SEARCH(&quot;kind=&quot;;[$'Setlist Input'.A379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37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79]))" office:value-type="boolean" office:boolean-value="false" calcext:value-type="boolean">
            <text:p>FALSE</text:p>
          </table:table-cell>
          <table:table-cell table:formula="of:=IF([.D379];MID([$'Setlist Input'.A379];SEARCH(&quot;title=&quot;;[$'Setlist Input'.A379])+7;(SEARCH(&quot;&gt;&quot;;[$'Setlist Input'.A379])-1)-(SEARCH(&quot;title=&quot;;[$'Setlist Input'.A379])+7));&quot;&quot;)" office:value-type="string" office:string-value="RI" calcext:value-type="string">
            <text:p>RI</text:p>
          </table:table-cell>
          <table:table-cell table:formula="of:=IF([.F379];MID([$'Setlist Input'.A379];SEARCH(&quot;score title=&quot;;[$'Setlist Input'.A379])+13;(SEARCH(&quot;path=&quot;;[$'Setlist Input'.A379])-2)-(SEARCH(&quot;score title=&quot;;[$'Setlist Input'.A379])+13));&quot;&quot;)">
            <text:p/>
          </table:table-cell>
          <table:table-cell table:formula="of:=IF([.F379];MID([$'Setlist Input'.A379];SEARCH(&quot;path=&quot;;[$'Setlist Input'.A379])+6;(SEARCH(&quot;&gt;&quot;;[$'Setlist Input'.A379])-3)-(SEARCH(&quot;path=&quot;;[$'Setlist Input'.A379])+6));&quot;&quot;)">
            <text:p/>
          </table:table-cell>
          <table:table-cell/>
          <table:table-cell table:formula="of:=IF([.D379];&quot;&lt;Setlist&gt;&lt;Name&gt;&quot;&amp;[.G379]&amp;&quot;&lt;/Name&gt;&quot;;IF([.E379];&quot;&lt;/Setlist&gt;&quot;;&quot;&quot;))" office:value-type="string" office:string-value="&lt;Setlist&gt;&lt;Name&gt;RI&lt;/Name&gt;" calcext:value-type="string">
            <text:p>&lt;Setlist&gt;&lt;Name&gt;RI&lt;/Name&gt;</text:p>
          </table:table-cell>
          <table:table-cell table:formula="of:=IF([.F379];&quot;&lt;Song&gt;&lt;Title&gt;&quot;&amp;[.H379]&amp;&quot;&lt;/Title&gt;&lt;FileName&gt;&quot;&amp;[.I379]&amp;&quot;&lt;/FileName&gt;&lt;/FileType&gt;1&lt;/FileType&gt;&quot;;&quot;&quot;)">
            <text:p/>
          </table:table-cell>
          <table:table-cell table:formula="of:=IF([.C37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0]));IF(ISBLANK([$'Setlist Input'.A381]);1;0);0)" office:value-type="float" office:value="0" calcext:value-type="float">
            <text:p>0</text:p>
          </table:table-cell>
          <table:table-cell table:style-name="ce6" table:formula="of:=ISNUMBER(SEARCH(&quot;kind=&quot;;[$'Setlist Input'.A38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0]))" office:value-type="boolean" office:boolean-value="true" calcext:value-type="boolean">
            <text:p>TRUE</text:p>
          </table:table-cell>
          <table:table-cell table:formula="of:=IF([.D380];MID([$'Setlist Input'.A380];SEARCH(&quot;title=&quot;;[$'Setlist Input'.A380])+7;(SEARCH(&quot;&gt;&quot;;[$'Setlist Input'.A380])-1)-(SEARCH(&quot;title=&quot;;[$'Setlist Input'.A380])+7));&quot;&quot;)">
            <text:p/>
          </table:table-cell>
          <table:table-cell table:formula="of:=IF([.F380];MID([$'Setlist Input'.A380];SEARCH(&quot;score title=&quot;;[$'Setlist Input'.A380])+13;(SEARCH(&quot;path=&quot;;[$'Setlist Input'.A380])-2)-(SEARCH(&quot;score title=&quot;;[$'Setlist Input'.A380])+13));&quot;&quot;)" office:value-type="string" office:string-value="Dun - St Kilda Heartstrings" calcext:value-type="string">
            <text:p>Dun - St Kilda Heartstrings</text:p>
          </table:table-cell>
          <table:table-cell table:formula="of:=IF([.F380];MID([$'Setlist Input'.A380];SEARCH(&quot;path=&quot;;[$'Setlist Input'.A380])+6;(SEARCH(&quot;&gt;&quot;;[$'Setlist Input'.A380])-3)-(SEARCH(&quot;path=&quot;;[$'Setlist Input'.A380])+6));&quot;&quot;)" office:value-type="string" office:string-value="Dun - St Kilda Heartstrings.pdf" calcext:value-type="string">
            <text:p>Dun - St Kilda Heartstrings.pdf</text:p>
          </table:table-cell>
          <table:table-cell/>
          <table:table-cell table:formula="of:=IF([.D380];&quot;&lt;Setlist&gt;&lt;Name&gt;&quot;&amp;[.G380]&amp;&quot;&lt;/Name&gt;&quot;;IF([.E380];&quot;&lt;/Setlist&gt;&quot;;&quot;&quot;))">
            <text:p/>
          </table:table-cell>
          <table:table-cell table:formula="of:=IF([.F380];&quot;&lt;Song&gt;&lt;Title&gt;&quot;&amp;[.H380]&amp;&quot;&lt;/Title&gt;&lt;FileName&gt;&quot;&amp;[.I380]&amp;&quot;&lt;/FileName&gt;&lt;/FileType&gt;1&lt;/FileType&gt;&quot;;&quot;&quot;)" office:value-type="string" office:string-value="&lt;Song&gt;&lt;Title&gt;Dun - St Kilda Heartstrings&lt;/Title&gt;&lt;FileName&gt;Dun - St Kilda Heartstrings.pdf&lt;/FileName&gt;&lt;/FileType&gt;1&lt;/FileType&gt;" calcext:value-type="string">
            <text:p>&lt;Song&gt;&lt;Title&gt;Dun - St Kilda Heartstrings&lt;/Title&gt;&lt;FileName&gt;Dun - St Kilda Heartstrings.pdf&lt;/FileName&gt;&lt;/FileType&gt;1&lt;/FileType&gt;</text:p>
          </table:table-cell>
          <table:table-cell table:formula="of:=IF([.C38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1]));IF(ISBLANK([$'Setlist Input'.A382]);1;0);0)" office:value-type="float" office:value="0" calcext:value-type="float">
            <text:p>0</text:p>
          </table:table-cell>
          <table:table-cell table:style-name="ce6" table:formula="of:=ISNUMBER(SEARCH(&quot;kind=&quot;;[$'Setlist Input'.A38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1]))" office:value-type="boolean" office:boolean-value="true" calcext:value-type="boolean">
            <text:p>TRUE</text:p>
          </table:table-cell>
          <table:table-cell table:formula="of:=IF([.D381];MID([$'Setlist Input'.A381];SEARCH(&quot;title=&quot;;[$'Setlist Input'.A381])+7;(SEARCH(&quot;&gt;&quot;;[$'Setlist Input'.A381])-1)-(SEARCH(&quot;title=&quot;;[$'Setlist Input'.A381])+7));&quot;&quot;)">
            <text:p/>
          </table:table-cell>
          <table:table-cell table:formula="of:=IF([.F381];MID([$'Setlist Input'.A381];SEARCH(&quot;score title=&quot;;[$'Setlist Input'.A381])+13;(SEARCH(&quot;path=&quot;;[$'Setlist Input'.A381])-2)-(SEARCH(&quot;score title=&quot;;[$'Setlist Input'.A381])+13));&quot;&quot;)" office:value-type="string" office:string-value="Soay 2" calcext:value-type="string">
            <text:p>Soay 2</text:p>
          </table:table-cell>
          <table:table-cell table:formula="of:=IF([.F381];MID([$'Setlist Input'.A381];SEARCH(&quot;path=&quot;;[$'Setlist Input'.A381])+6;(SEARCH(&quot;&gt;&quot;;[$'Setlist Input'.A381])-3)-(SEARCH(&quot;path=&quot;;[$'Setlist Input'.A381])+6));&quot;&quot;)" office:value-type="string" office:string-value="Soay 2.pdf" calcext:value-type="string">
            <text:p>Soay 2.pdf</text:p>
          </table:table-cell>
          <table:table-cell/>
          <table:table-cell table:formula="of:=IF([.D381];&quot;&lt;Setlist&gt;&lt;Name&gt;&quot;&amp;[.G381]&amp;&quot;&lt;/Name&gt;&quot;;IF([.E381];&quot;&lt;/Setlist&gt;&quot;;&quot;&quot;))">
            <text:p/>
          </table:table-cell>
          <table:table-cell table:formula="of:=IF([.F381];&quot;&lt;Song&gt;&lt;Title&gt;&quot;&amp;[.H381]&amp;&quot;&lt;/Title&gt;&lt;FileName&gt;&quot;&amp;[.I381]&amp;&quot;&lt;/FileName&gt;&lt;/FileType&gt;1&lt;/FileType&gt;&quot;;&quot;&quot;)" office:value-type="string" office:string-value="&lt;Song&gt;&lt;Title&gt;Soay 2&lt;/Title&gt;&lt;FileName&gt;Soay 2.pdf&lt;/FileName&gt;&lt;/FileType&gt;1&lt;/FileType&gt;" calcext:value-type="string">
            <text:p>&lt;Song&gt;&lt;Title&gt;Soay 2&lt;/Title&gt;&lt;FileName&gt;Soay 2.pdf&lt;/FileName&gt;&lt;/FileType&gt;1&lt;/FileType&gt;</text:p>
          </table:table-cell>
          <table:table-cell table:formula="of:=IF([.C38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2]));IF(ISBLANK([$'Setlist Input'.A383]);1;0);0)" office:value-type="float" office:value="0" calcext:value-type="float">
            <text:p>0</text:p>
          </table:table-cell>
          <table:table-cell table:style-name="ce6" table:formula="of:=ISNUMBER(SEARCH(&quot;kind=&quot;;[$'Setlist Input'.A38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2]))" office:value-type="boolean" office:boolean-value="true" calcext:value-type="boolean">
            <text:p>TRUE</text:p>
          </table:table-cell>
          <table:table-cell table:formula="of:=IF([.D382];MID([$'Setlist Input'.A382];SEARCH(&quot;title=&quot;;[$'Setlist Input'.A382])+7;(SEARCH(&quot;&gt;&quot;;[$'Setlist Input'.A382])-1)-(SEARCH(&quot;title=&quot;;[$'Setlist Input'.A382])+7));&quot;&quot;)">
            <text:p/>
          </table:table-cell>
          <table:table-cell table:formula="of:=IF([.F382];MID([$'Setlist Input'.A382];SEARCH(&quot;score title=&quot;;[$'Setlist Input'.A382])+13;(SEARCH(&quot;path=&quot;;[$'Setlist Input'.A382])-2)-(SEARCH(&quot;score title=&quot;;[$'Setlist Input'.A382])+13));&quot;&quot;)" office:value-type="string" office:string-value="Aura Lee Baritone" calcext:value-type="string">
            <text:p>Aura Lee Baritone</text:p>
          </table:table-cell>
          <table:table-cell table:formula="of:=IF([.F382];MID([$'Setlist Input'.A382];SEARCH(&quot;path=&quot;;[$'Setlist Input'.A382])+6;(SEARCH(&quot;&gt;&quot;;[$'Setlist Input'.A382])-3)-(SEARCH(&quot;path=&quot;;[$'Setlist Input'.A382])+6));&quot;&quot;)" office:value-type="string" office:string-value="Aura Lee Baritone.pdf" calcext:value-type="string">
            <text:p>Aura Lee Baritone.pdf</text:p>
          </table:table-cell>
          <table:table-cell/>
          <table:table-cell table:formula="of:=IF([.D382];&quot;&lt;Setlist&gt;&lt;Name&gt;&quot;&amp;[.G382]&amp;&quot;&lt;/Name&gt;&quot;;IF([.E382];&quot;&lt;/Setlist&gt;&quot;;&quot;&quot;))">
            <text:p/>
          </table:table-cell>
          <table:table-cell table:formula="of:=IF([.F382];&quot;&lt;Song&gt;&lt;Title&gt;&quot;&amp;[.H382]&amp;&quot;&lt;/Title&gt;&lt;FileName&gt;&quot;&amp;[.I382]&amp;&quot;&lt;/FileName&gt;&lt;/FileType&gt;1&lt;/FileType&gt;&quot;;&quot;&quot;)" office:value-type="string" office:string-value="&lt;Song&gt;&lt;Title&gt;Aura Lee Baritone&lt;/Title&gt;&lt;FileName&gt;Aura Lee Baritone.pdf&lt;/FileName&gt;&lt;/FileType&gt;1&lt;/FileType&gt;" calcext:value-type="string">
            <text:p>&lt;Song&gt;&lt;Title&gt;Aura Lee Baritone&lt;/Title&gt;&lt;FileName&gt;Aura Lee Baritone.pdf&lt;/FileName&gt;&lt;/FileType&gt;1&lt;/FileType&gt;</text:p>
          </table:table-cell>
          <table:table-cell table:formula="of:=IF([.C38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3]));IF(ISBLANK([$'Setlist Input'.A384]);1;0);0)" office:value-type="float" office:value="0" calcext:value-type="float">
            <text:p>0</text:p>
          </table:table-cell>
          <table:table-cell table:style-name="ce6" table:formula="of:=ISNUMBER(SEARCH(&quot;kind=&quot;;[$'Setlist Input'.A38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3]))" office:value-type="boolean" office:boolean-value="true" calcext:value-type="boolean">
            <text:p>TRUE</text:p>
          </table:table-cell>
          <table:table-cell table:formula="of:=IF([.D383];MID([$'Setlist Input'.A383];SEARCH(&quot;title=&quot;;[$'Setlist Input'.A383])+7;(SEARCH(&quot;&gt;&quot;;[$'Setlist Input'.A383])-1)-(SEARCH(&quot;title=&quot;;[$'Setlist Input'.A383])+7));&quot;&quot;)">
            <text:p/>
          </table:table-cell>
          <table:table-cell table:formula="of:=IF([.F383];MID([$'Setlist Input'.A383];SEARCH(&quot;score title=&quot;;[$'Setlist Input'.A383])+13;(SEARCH(&quot;path=&quot;;[$'Setlist Input'.A383])-2)-(SEARCH(&quot;score title=&quot;;[$'Setlist Input'.A383])+13));&quot;&quot;)" office:value-type="string" office:string-value="Red Is the Rose Duet 2" calcext:value-type="string">
            <text:p>Red Is the Rose Duet 2</text:p>
          </table:table-cell>
          <table:table-cell table:formula="of:=IF([.F383];MID([$'Setlist Input'.A383];SEARCH(&quot;path=&quot;;[$'Setlist Input'.A383])+6;(SEARCH(&quot;&gt;&quot;;[$'Setlist Input'.A383])-3)-(SEARCH(&quot;path=&quot;;[$'Setlist Input'.A383])+6));&quot;&quot;)" office:value-type="string" office:string-value="Red Is the Rose Duet 2.pdf" calcext:value-type="string">
            <text:p>Red Is the Rose Duet 2.pdf</text:p>
          </table:table-cell>
          <table:table-cell/>
          <table:table-cell table:formula="of:=IF([.D383];&quot;&lt;Setlist&gt;&lt;Name&gt;&quot;&amp;[.G383]&amp;&quot;&lt;/Name&gt;&quot;;IF([.E383];&quot;&lt;/Setlist&gt;&quot;;&quot;&quot;))">
            <text:p/>
          </table:table-cell>
          <table:table-cell table:formula="of:=IF([.F383];&quot;&lt;Song&gt;&lt;Title&gt;&quot;&amp;[.H383]&amp;&quot;&lt;/Title&gt;&lt;FileName&gt;&quot;&amp;[.I383]&amp;&quot;&lt;/FileName&gt;&lt;/FileType&gt;1&lt;/FileType&gt;&quot;;&quot;&quot;)" office:value-type="string" office:string-value="&lt;Song&gt;&lt;Title&gt;Red Is the Rose Duet 2&lt;/Title&gt;&lt;FileName&gt;Red Is the Rose Duet 2.pdf&lt;/FileName&gt;&lt;/FileType&gt;1&lt;/FileType&gt;" calcext:value-type="string">
            <text:p>&lt;Song&gt;&lt;Title&gt;Red Is the Rose Duet 2&lt;/Title&gt;&lt;FileName&gt;Red Is the Rose Duet 2.pdf&lt;/FileName&gt;&lt;/FileType&gt;1&lt;/FileType&gt;</text:p>
          </table:table-cell>
          <table:table-cell table:formula="of:=IF([.C38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4]));IF(ISBLANK([$'Setlist Input'.A385]);1;0);0)" office:value-type="float" office:value="0" calcext:value-type="float">
            <text:p>0</text:p>
          </table:table-cell>
          <table:table-cell table:style-name="ce6" table:formula="of:=ISNUMBER(SEARCH(&quot;kind=&quot;;[$'Setlist Input'.A38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4]))" office:value-type="boolean" office:boolean-value="true" calcext:value-type="boolean">
            <text:p>TRUE</text:p>
          </table:table-cell>
          <table:table-cell table:formula="of:=IF([.D384];MID([$'Setlist Input'.A384];SEARCH(&quot;title=&quot;;[$'Setlist Input'.A384])+7;(SEARCH(&quot;&gt;&quot;;[$'Setlist Input'.A384])-1)-(SEARCH(&quot;title=&quot;;[$'Setlist Input'.A384])+7));&quot;&quot;)">
            <text:p/>
          </table:table-cell>
          <table:table-cell table:formula="of:=IF([.F384];MID([$'Setlist Input'.A384];SEARCH(&quot;score title=&quot;;[$'Setlist Input'.A384])+13;(SEARCH(&quot;path=&quot;;[$'Setlist Input'.A384])-2)-(SEARCH(&quot;score title=&quot;;[$'Setlist Input'.A384])+13));&quot;&quot;)" office:value-type="string" office:string-value="September on the Mississi Baritone" calcext:value-type="string">
            <text:p>September on the Mississi Baritone</text:p>
          </table:table-cell>
          <table:table-cell table:formula="of:=IF([.F384];MID([$'Setlist Input'.A384];SEARCH(&quot;path=&quot;;[$'Setlist Input'.A384])+6;(SEARCH(&quot;&gt;&quot;;[$'Setlist Input'.A384])-3)-(SEARCH(&quot;path=&quot;;[$'Setlist Input'.A384])+6));&quot;&quot;)" office:value-type="string" office:string-value="September on the Mississi Baritone.pdf" calcext:value-type="string">
            <text:p>September on the Mississi Baritone.pdf</text:p>
          </table:table-cell>
          <table:table-cell/>
          <table:table-cell table:formula="of:=IF([.D384];&quot;&lt;Setlist&gt;&lt;Name&gt;&quot;&amp;[.G384]&amp;&quot;&lt;/Name&gt;&quot;;IF([.E384];&quot;&lt;/Setlist&gt;&quot;;&quot;&quot;))">
            <text:p/>
          </table:table-cell>
          <table:table-cell table:formula="of:=IF([.F384];&quot;&lt;Song&gt;&lt;Title&gt;&quot;&amp;[.H384]&amp;&quot;&lt;/Title&gt;&lt;FileName&gt;&quot;&amp;[.I384]&amp;&quot;&lt;/FileName&gt;&lt;/FileType&gt;1&lt;/FileType&gt;&quot;;&quot;&quot;)" office:value-type="string" office:string-value="&lt;Song&gt;&lt;Title&gt;September on the Mississi Baritone&lt;/Title&gt;&lt;FileName&gt;September on the Mississi Baritone.pdf&lt;/FileName&gt;&lt;/FileType&gt;1&lt;/FileType&gt;" calcext:value-type="string">
            <text:p>&lt;Song&gt;&lt;Title&gt;September on the Mississi Baritone&lt;/Title&gt;&lt;FileName&gt;September on the Mississi Baritone.pdf&lt;/FileName&gt;&lt;/FileType&gt;1&lt;/FileType&gt;</text:p>
          </table:table-cell>
          <table:table-cell table:formula="of:=IF([.C38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5]));IF(ISBLANK([$'Setlist Input'.A386]);1;0);0)" office:value-type="float" office:value="0" calcext:value-type="float">
            <text:p>0</text:p>
          </table:table-cell>
          <table:table-cell table:style-name="ce6" table:formula="of:=ISNUMBER(SEARCH(&quot;kind=&quot;;[$'Setlist Input'.A38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5]))" office:value-type="boolean" office:boolean-value="true" calcext:value-type="boolean">
            <text:p>TRUE</text:p>
          </table:table-cell>
          <table:table-cell table:formula="of:=IF([.D385];MID([$'Setlist Input'.A385];SEARCH(&quot;title=&quot;;[$'Setlist Input'.A385])+7;(SEARCH(&quot;&gt;&quot;;[$'Setlist Input'.A385])-1)-(SEARCH(&quot;title=&quot;;[$'Setlist Input'.A385])+7));&quot;&quot;)">
            <text:p/>
          </table:table-cell>
          <table:table-cell table:formula="of:=IF([.F385];MID([$'Setlist Input'.A385];SEARCH(&quot;score title=&quot;;[$'Setlist Input'.A385])+13;(SEARCH(&quot;path=&quot;;[$'Setlist Input'.A385])-2)-(SEARCH(&quot;score title=&quot;;[$'Setlist Input'.A385])+13));&quot;&quot;)" office:value-type="string" office:string-value="Shenandoah Baritone" calcext:value-type="string">
            <text:p>Shenandoah Baritone</text:p>
          </table:table-cell>
          <table:table-cell table:formula="of:=IF([.F385];MID([$'Setlist Input'.A385];SEARCH(&quot;path=&quot;;[$'Setlist Input'.A385])+6;(SEARCH(&quot;&gt;&quot;;[$'Setlist Input'.A385])-3)-(SEARCH(&quot;path=&quot;;[$'Setlist Input'.A385])+6));&quot;&quot;)" office:value-type="string" office:string-value="Shenandoah Baritone.pdf" calcext:value-type="string">
            <text:p>Shenandoah Baritone.pdf</text:p>
          </table:table-cell>
          <table:table-cell/>
          <table:table-cell table:formula="of:=IF([.D385];&quot;&lt;Setlist&gt;&lt;Name&gt;&quot;&amp;[.G385]&amp;&quot;&lt;/Name&gt;&quot;;IF([.E385];&quot;&lt;/Setlist&gt;&quot;;&quot;&quot;))">
            <text:p/>
          </table:table-cell>
          <table:table-cell table:formula="of:=IF([.F385];&quot;&lt;Song&gt;&lt;Title&gt;&quot;&amp;[.H385]&amp;&quot;&lt;/Title&gt;&lt;FileName&gt;&quot;&amp;[.I385]&amp;&quot;&lt;/FileName&gt;&lt;/FileType&gt;1&lt;/FileType&gt;&quot;;&quot;&quot;)" office:value-type="string" office:string-value="&lt;Song&gt;&lt;Title&gt;Shenandoah Baritone&lt;/Title&gt;&lt;FileName&gt;Shenandoah Baritone.pdf&lt;/FileName&gt;&lt;/FileType&gt;1&lt;/FileType&gt;" calcext:value-type="string">
            <text:p>&lt;Song&gt;&lt;Title&gt;Shenandoah Baritone&lt;/Title&gt;&lt;FileName&gt;Shenandoah Baritone.pdf&lt;/FileName&gt;&lt;/FileType&gt;1&lt;/FileType&gt;</text:p>
          </table:table-cell>
          <table:table-cell table:formula="of:=IF([.C38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6]));IF(ISBLANK([$'Setlist Input'.A387]);1;0);0)" office:value-type="float" office:value="0" calcext:value-type="float">
            <text:p>0</text:p>
          </table:table-cell>
          <table:table-cell table:style-name="ce6" table:formula="of:=ISNUMBER(SEARCH(&quot;kind=&quot;;[$'Setlist Input'.A38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6]))" office:value-type="boolean" office:boolean-value="true" calcext:value-type="boolean">
            <text:p>TRUE</text:p>
          </table:table-cell>
          <table:table-cell table:formula="of:=IF([.D386];MID([$'Setlist Input'.A386];SEARCH(&quot;title=&quot;;[$'Setlist Input'.A386])+7;(SEARCH(&quot;&gt;&quot;;[$'Setlist Input'.A386])-1)-(SEARCH(&quot;title=&quot;;[$'Setlist Input'.A386])+7));&quot;&quot;)">
            <text:p/>
          </table:table-cell>
          <table:table-cell table:formula="of:=IF([.F386];MID([$'Setlist Input'.A386];SEARCH(&quot;score title=&quot;;[$'Setlist Input'.A386])+13;(SEARCH(&quot;path=&quot;;[$'Setlist Input'.A386])-2)-(SEARCH(&quot;score title=&quot;;[$'Setlist Input'.A386])+13));&quot;&quot;)" office:value-type="string" office:string-value="Skye Boat Song Baritone" calcext:value-type="string">
            <text:p>Skye Boat Song Baritone</text:p>
          </table:table-cell>
          <table:table-cell table:formula="of:=IF([.F386];MID([$'Setlist Input'.A386];SEARCH(&quot;path=&quot;;[$'Setlist Input'.A386])+6;(SEARCH(&quot;&gt;&quot;;[$'Setlist Input'.A386])-3)-(SEARCH(&quot;path=&quot;;[$'Setlist Input'.A386])+6));&quot;&quot;)" office:value-type="string" office:string-value="Skye Boat Song Baritone.pdf" calcext:value-type="string">
            <text:p>Skye Boat Song Baritone.pdf</text:p>
          </table:table-cell>
          <table:table-cell/>
          <table:table-cell table:formula="of:=IF([.D386];&quot;&lt;Setlist&gt;&lt;Name&gt;&quot;&amp;[.G386]&amp;&quot;&lt;/Name&gt;&quot;;IF([.E386];&quot;&lt;/Setlist&gt;&quot;;&quot;&quot;))">
            <text:p/>
          </table:table-cell>
          <table:table-cell table:formula="of:=IF([.F386];&quot;&lt;Song&gt;&lt;Title&gt;&quot;&amp;[.H386]&amp;&quot;&lt;/Title&gt;&lt;FileName&gt;&quot;&amp;[.I386]&amp;&quot;&lt;/FileName&gt;&lt;/FileType&gt;1&lt;/FileType&gt;&quot;;&quot;&quot;)" office:value-type="string" office:string-value="&lt;Song&gt;&lt;Title&gt;Skye Boat Song Baritone&lt;/Title&gt;&lt;FileName&gt;Skye Boat Song Baritone.pdf&lt;/FileName&gt;&lt;/FileType&gt;1&lt;/FileType&gt;" calcext:value-type="string">
            <text:p>&lt;Song&gt;&lt;Title&gt;Skye Boat Song Baritone&lt;/Title&gt;&lt;FileName&gt;Skye Boat Song Baritone.pdf&lt;/FileName&gt;&lt;/FileType&gt;1&lt;/FileType&gt;</text:p>
          </table:table-cell>
          <table:table-cell table:formula="of:=IF([.C38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7]));IF(ISBLANK([$'Setlist Input'.A388]);1;0);0)" office:value-type="float" office:value="0" calcext:value-type="float">
            <text:p>0</text:p>
          </table:table-cell>
          <table:table-cell table:style-name="ce6" table:formula="of:=ISNUMBER(SEARCH(&quot;kind=&quot;;[$'Setlist Input'.A38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7]))" office:value-type="boolean" office:boolean-value="true" calcext:value-type="boolean">
            <text:p>TRUE</text:p>
          </table:table-cell>
          <table:table-cell table:formula="of:=IF([.D387];MID([$'Setlist Input'.A387];SEARCH(&quot;title=&quot;;[$'Setlist Input'.A387])+7;(SEARCH(&quot;&gt;&quot;;[$'Setlist Input'.A387])-1)-(SEARCH(&quot;title=&quot;;[$'Setlist Input'.A387])+7));&quot;&quot;)">
            <text:p/>
          </table:table-cell>
          <table:table-cell table:formula="of:=IF([.F387];MID([$'Setlist Input'.A387];SEARCH(&quot;score title=&quot;;[$'Setlist Input'.A387])+13;(SEARCH(&quot;path=&quot;;[$'Setlist Input'.A387])-2)-(SEARCH(&quot;score title=&quot;;[$'Setlist Input'.A387])+13));&quot;&quot;)" office:value-type="string" office:string-value="The Water is Wide Baritone" calcext:value-type="string">
            <text:p>The Water is Wide Baritone</text:p>
          </table:table-cell>
          <table:table-cell table:formula="of:=IF([.F387];MID([$'Setlist Input'.A387];SEARCH(&quot;path=&quot;;[$'Setlist Input'.A387])+6;(SEARCH(&quot;&gt;&quot;;[$'Setlist Input'.A387])-3)-(SEARCH(&quot;path=&quot;;[$'Setlist Input'.A387])+6));&quot;&quot;)" office:value-type="string" office:string-value="The Water is Wide Baritone.pdf" calcext:value-type="string">
            <text:p>The Water is Wide Baritone.pdf</text:p>
          </table:table-cell>
          <table:table-cell/>
          <table:table-cell table:formula="of:=IF([.D387];&quot;&lt;Setlist&gt;&lt;Name&gt;&quot;&amp;[.G387]&amp;&quot;&lt;/Name&gt;&quot;;IF([.E387];&quot;&lt;/Setlist&gt;&quot;;&quot;&quot;))">
            <text:p/>
          </table:table-cell>
          <table:table-cell table:formula="of:=IF([.F387];&quot;&lt;Song&gt;&lt;Title&gt;&quot;&amp;[.H387]&amp;&quot;&lt;/Title&gt;&lt;FileName&gt;&quot;&amp;[.I387]&amp;&quot;&lt;/FileName&gt;&lt;/FileType&gt;1&lt;/FileType&gt;&quot;;&quot;&quot;)" office:value-type="string" office:string-value="&lt;Song&gt;&lt;Title&gt;The Water is Wide Baritone&lt;/Title&gt;&lt;FileName&gt;The Water is Wide Baritone.pdf&lt;/FileName&gt;&lt;/FileType&gt;1&lt;/FileType&gt;" calcext:value-type="string">
            <text:p>&lt;Song&gt;&lt;Title&gt;The Water is Wide Baritone&lt;/Title&gt;&lt;FileName&gt;The Water is Wide Baritone.pdf&lt;/FileName&gt;&lt;/FileType&gt;1&lt;/FileType&gt;</text:p>
          </table:table-cell>
          <table:table-cell table:formula="of:=IF([.C38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8]));IF(ISBLANK([$'Setlist Input'.A389]);1;0);0)" office:value-type="float" office:value="0" calcext:value-type="float">
            <text:p>0</text:p>
          </table:table-cell>
          <table:table-cell table:style-name="ce6" table:formula="of:=ISNUMBER(SEARCH(&quot;kind=&quot;;[$'Setlist Input'.A38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8]))" office:value-type="boolean" office:boolean-value="true" calcext:value-type="boolean">
            <text:p>TRUE</text:p>
          </table:table-cell>
          <table:table-cell table:formula="of:=IF([.D388];MID([$'Setlist Input'.A388];SEARCH(&quot;title=&quot;;[$'Setlist Input'.A388])+7;(SEARCH(&quot;&gt;&quot;;[$'Setlist Input'.A388])-1)-(SEARCH(&quot;title=&quot;;[$'Setlist Input'.A388])+7));&quot;&quot;)">
            <text:p/>
          </table:table-cell>
          <table:table-cell table:formula="of:=IF([.F388];MID([$'Setlist Input'.A388];SEARCH(&quot;score title=&quot;;[$'Setlist Input'.A388])+13;(SEARCH(&quot;path=&quot;;[$'Setlist Input'.A388])-2)-(SEARCH(&quot;score title=&quot;;[$'Setlist Input'.A388])+13));&quot;&quot;)" office:value-type="string" office:string-value="Wade Water Motherless Bass" calcext:value-type="string">
            <text:p>Wade Water Motherless Bass</text:p>
          </table:table-cell>
          <table:table-cell table:formula="of:=IF([.F388];MID([$'Setlist Input'.A388];SEARCH(&quot;path=&quot;;[$'Setlist Input'.A388])+6;(SEARCH(&quot;&gt;&quot;;[$'Setlist Input'.A388])-3)-(SEARCH(&quot;path=&quot;;[$'Setlist Input'.A388])+6));&quot;&quot;)" office:value-type="string" office:string-value="Wade Water Motherless Bass.pdf" calcext:value-type="string">
            <text:p>Wade Water Motherless Bass.pdf</text:p>
          </table:table-cell>
          <table:table-cell/>
          <table:table-cell table:formula="of:=IF([.D388];&quot;&lt;Setlist&gt;&lt;Name&gt;&quot;&amp;[.G388]&amp;&quot;&lt;/Name&gt;&quot;;IF([.E388];&quot;&lt;/Setlist&gt;&quot;;&quot;&quot;))">
            <text:p/>
          </table:table-cell>
          <table:table-cell table:formula="of:=IF([.F388];&quot;&lt;Song&gt;&lt;Title&gt;&quot;&amp;[.H388]&amp;&quot;&lt;/Title&gt;&lt;FileName&gt;&quot;&amp;[.I388]&amp;&quot;&lt;/FileName&gt;&lt;/FileType&gt;1&lt;/FileType&gt;&quot;;&quot;&quot;)" office:value-type="string" office:string-value="&lt;Song&gt;&lt;Title&gt;Wade Water Motherless Bass&lt;/Title&gt;&lt;FileName&gt;Wade Water Motherless Bass.pdf&lt;/FileName&gt;&lt;/FileType&gt;1&lt;/FileType&gt;" calcext:value-type="string">
            <text:p>&lt;Song&gt;&lt;Title&gt;Wade Water Motherless Bass&lt;/Title&gt;&lt;FileName&gt;Wade Water Motherless Bass.pdf&lt;/FileName&gt;&lt;/FileType&gt;1&lt;/FileType&gt;</text:p>
          </table:table-cell>
          <table:table-cell table:formula="of:=IF([.C38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89]));IF(ISBLANK([$'Setlist Input'.A390]);1;0);0)" office:value-type="float" office:value="0" calcext:value-type="float">
            <text:p>0</text:p>
          </table:table-cell>
          <table:table-cell table:style-name="ce6" table:formula="of:=ISNUMBER(SEARCH(&quot;kind=&quot;;[$'Setlist Input'.A38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8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89]))" office:value-type="boolean" office:boolean-value="true" calcext:value-type="boolean">
            <text:p>TRUE</text:p>
          </table:table-cell>
          <table:table-cell table:formula="of:=IF([.D389];MID([$'Setlist Input'.A389];SEARCH(&quot;title=&quot;;[$'Setlist Input'.A389])+7;(SEARCH(&quot;&gt;&quot;;[$'Setlist Input'.A389])-1)-(SEARCH(&quot;title=&quot;;[$'Setlist Input'.A389])+7));&quot;&quot;)">
            <text:p/>
          </table:table-cell>
          <table:table-cell table:formula="of:=IF([.F389];MID([$'Setlist Input'.A389];SEARCH(&quot;score title=&quot;;[$'Setlist Input'.A389])+13;(SEARCH(&quot;path=&quot;;[$'Setlist Input'.A389])-2)-(SEARCH(&quot;score title=&quot;;[$'Setlist Input'.A389])+13));&quot;&quot;)" office:value-type="string" office:string-value="Greensleeves Bass Duet" calcext:value-type="string">
            <text:p>Greensleeves Bass Duet</text:p>
          </table:table-cell>
          <table:table-cell table:formula="of:=IF([.F389];MID([$'Setlist Input'.A389];SEARCH(&quot;path=&quot;;[$'Setlist Input'.A389])+6;(SEARCH(&quot;&gt;&quot;;[$'Setlist Input'.A389])-3)-(SEARCH(&quot;path=&quot;;[$'Setlist Input'.A389])+6));&quot;&quot;)" office:value-type="string" office:string-value="Greensleeves Bass Duet.pdf" calcext:value-type="string">
            <text:p>Greensleeves Bass Duet.pdf</text:p>
          </table:table-cell>
          <table:table-cell/>
          <table:table-cell table:formula="of:=IF([.D389];&quot;&lt;Setlist&gt;&lt;Name&gt;&quot;&amp;[.G389]&amp;&quot;&lt;/Name&gt;&quot;;IF([.E389];&quot;&lt;/Setlist&gt;&quot;;&quot;&quot;))">
            <text:p/>
          </table:table-cell>
          <table:table-cell table:formula="of:=IF([.F389];&quot;&lt;Song&gt;&lt;Title&gt;&quot;&amp;[.H389]&amp;&quot;&lt;/Title&gt;&lt;FileName&gt;&quot;&amp;[.I389]&amp;&quot;&lt;/FileName&gt;&lt;/FileType&gt;1&lt;/FileType&gt;&quot;;&quot;&quot;)" office:value-type="string" office:string-value="&lt;Song&gt;&lt;Title&gt;Greensleeves Bass Duet&lt;/Title&gt;&lt;FileName&gt;Greensleeves Bass Duet.pdf&lt;/FileName&gt;&lt;/FileType&gt;1&lt;/FileType&gt;" calcext:value-type="string">
            <text:p>&lt;Song&gt;&lt;Title&gt;Greensleeves Bass Duet&lt;/Title&gt;&lt;FileName&gt;Greensleeves Bass Duet.pdf&lt;/FileName&gt;&lt;/FileType&gt;1&lt;/FileType&gt;</text:p>
          </table:table-cell>
          <table:table-cell table:formula="of:=IF([.C38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0]));IF(ISBLANK([$'Setlist Input'.A391]);1;0);0)" office:value-type="float" office:value="0" calcext:value-type="float">
            <text:p>0</text:p>
          </table:table-cell>
          <table:table-cell table:style-name="ce6" table:formula="of:=ISNUMBER(SEARCH(&quot;kind=&quot;;[$'Setlist Input'.A39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0]))" office:value-type="boolean" office:boolean-value="true" calcext:value-type="boolean">
            <text:p>TRUE</text:p>
          </table:table-cell>
          <table:table-cell table:formula="of:=IF([.D390];MID([$'Setlist Input'.A390];SEARCH(&quot;title=&quot;;[$'Setlist Input'.A390])+7;(SEARCH(&quot;&gt;&quot;;[$'Setlist Input'.A390])-1)-(SEARCH(&quot;title=&quot;;[$'Setlist Input'.A390])+7));&quot;&quot;)">
            <text:p/>
          </table:table-cell>
          <table:table-cell table:formula="of:=IF([.F390];MID([$'Setlist Input'.A390];SEARCH(&quot;score title=&quot;;[$'Setlist Input'.A390])+13;(SEARCH(&quot;path=&quot;;[$'Setlist Input'.A390])-2)-(SEARCH(&quot;score title=&quot;;[$'Setlist Input'.A390])+13));&quot;&quot;)" office:value-type="string" office:string-value="Beautiful Star of Beth Bass duet" calcext:value-type="string">
            <text:p>Beautiful Star of Beth Bass duet</text:p>
          </table:table-cell>
          <table:table-cell table:formula="of:=IF([.F390];MID([$'Setlist Input'.A390];SEARCH(&quot;path=&quot;;[$'Setlist Input'.A390])+6;(SEARCH(&quot;&gt;&quot;;[$'Setlist Input'.A390])-3)-(SEARCH(&quot;path=&quot;;[$'Setlist Input'.A390])+6));&quot;&quot;)" office:value-type="string" office:string-value="Beautiful Star of Beth Bass duet.pdf" calcext:value-type="string">
            <text:p>Beautiful Star of Beth Bass duet.pdf</text:p>
          </table:table-cell>
          <table:table-cell/>
          <table:table-cell table:formula="of:=IF([.D390];&quot;&lt;Setlist&gt;&lt;Name&gt;&quot;&amp;[.G390]&amp;&quot;&lt;/Name&gt;&quot;;IF([.E390];&quot;&lt;/Setlist&gt;&quot;;&quot;&quot;))">
            <text:p/>
          </table:table-cell>
          <table:table-cell table:formula="of:=IF([.F390];&quot;&lt;Song&gt;&lt;Title&gt;&quot;&amp;[.H390]&amp;&quot;&lt;/Title&gt;&lt;FileName&gt;&quot;&amp;[.I390]&amp;&quot;&lt;/FileName&gt;&lt;/FileType&gt;1&lt;/FileType&gt;&quot;;&quot;&quot;)" office:value-type="string" office:string-value="&lt;Song&gt;&lt;Title&gt;Beautiful Star of Beth Bass duet&lt;/Title&gt;&lt;FileName&gt;Beautiful Star of Beth Bass duet.pdf&lt;/FileName&gt;&lt;/FileType&gt;1&lt;/FileType&gt;" calcext:value-type="string">
            <text:p>&lt;Song&gt;&lt;Title&gt;Beautiful Star of Beth Bass duet&lt;/Title&gt;&lt;FileName&gt;Beautiful Star of Beth Bass duet.pdf&lt;/FileName&gt;&lt;/FileType&gt;1&lt;/FileType&gt;</text:p>
          </table:table-cell>
          <table:table-cell table:formula="of:=IF([.C39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1]));IF(ISBLANK([$'Setlist Input'.A392]);1;0);0)" office:value-type="float" office:value="0" calcext:value-type="float">
            <text:p>0</text:p>
          </table:table-cell>
          <table:table-cell table:style-name="ce6" table:formula="of:=ISNUMBER(SEARCH(&quot;kind=&quot;;[$'Setlist Input'.A39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1]))" office:value-type="boolean" office:boolean-value="true" calcext:value-type="boolean">
            <text:p>TRUE</text:p>
          </table:table-cell>
          <table:table-cell table:formula="of:=IF([.D391];MID([$'Setlist Input'.A391];SEARCH(&quot;title=&quot;;[$'Setlist Input'.A391])+7;(SEARCH(&quot;&gt;&quot;;[$'Setlist Input'.A391])-1)-(SEARCH(&quot;title=&quot;;[$'Setlist Input'.A391])+7));&quot;&quot;)">
            <text:p/>
          </table:table-cell>
          <table:table-cell table:formula="of:=IF([.F391];MID([$'Setlist Input'.A391];SEARCH(&quot;score title=&quot;;[$'Setlist Input'.A391])+13;(SEARCH(&quot;path=&quot;;[$'Setlist Input'.A391])-2)-(SEARCH(&quot;score title=&quot;;[$'Setlist Input'.A391])+13));&quot;&quot;)" office:value-type="string" office:string-value="Mary Did You Know Duet" calcext:value-type="string">
            <text:p>Mary Did You Know Duet</text:p>
          </table:table-cell>
          <table:table-cell table:formula="of:=IF([.F391];MID([$'Setlist Input'.A391];SEARCH(&quot;path=&quot;;[$'Setlist Input'.A391])+6;(SEARCH(&quot;&gt;&quot;;[$'Setlist Input'.A391])-3)-(SEARCH(&quot;path=&quot;;[$'Setlist Input'.A391])+6));&quot;&quot;)" office:value-type="string" office:string-value="Mary Did You Know Duet.pdf" calcext:value-type="string">
            <text:p>Mary Did You Know Duet.pdf</text:p>
          </table:table-cell>
          <table:table-cell/>
          <table:table-cell table:formula="of:=IF([.D391];&quot;&lt;Setlist&gt;&lt;Name&gt;&quot;&amp;[.G391]&amp;&quot;&lt;/Name&gt;&quot;;IF([.E391];&quot;&lt;/Setlist&gt;&quot;;&quot;&quot;))">
            <text:p/>
          </table:table-cell>
          <table:table-cell table:formula="of:=IF([.F391];&quot;&lt;Song&gt;&lt;Title&gt;&quot;&amp;[.H391]&amp;&quot;&lt;/Title&gt;&lt;FileName&gt;&quot;&amp;[.I391]&amp;&quot;&lt;/FileName&gt;&lt;/FileType&gt;1&lt;/FileType&gt;&quot;;&quot;&quot;)" office:value-type="string" office:string-value="&lt;Song&gt;&lt;Title&gt;Mary Did You Know Duet&lt;/Title&gt;&lt;FileName&gt;Mary Did You Know Duet.pdf&lt;/FileName&gt;&lt;/FileType&gt;1&lt;/FileType&gt;" calcext:value-type="string">
            <text:p>&lt;Song&gt;&lt;Title&gt;Mary Did You Know Duet&lt;/Title&gt;&lt;FileName&gt;Mary Did You Know Duet.pdf&lt;/FileName&gt;&lt;/FileType&gt;1&lt;/FileType&gt;</text:p>
          </table:table-cell>
          <table:table-cell table:formula="of:=IF([.C39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2]));IF(ISBLANK([$'Setlist Input'.A393]);1;0);0)" office:value-type="float" office:value="0" calcext:value-type="float">
            <text:p>0</text:p>
          </table:table-cell>
          <table:table-cell table:style-name="ce6" table:formula="of:=ISNUMBER(SEARCH(&quot;kind=&quot;;[$'Setlist Input'.A39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2]))" office:value-type="boolean" office:boolean-value="true" calcext:value-type="boolean">
            <text:p>TRUE</text:p>
          </table:table-cell>
          <table:table-cell table:formula="of:=IF([.D392];MID([$'Setlist Input'.A392];SEARCH(&quot;title=&quot;;[$'Setlist Input'.A392])+7;(SEARCH(&quot;&gt;&quot;;[$'Setlist Input'.A392])-1)-(SEARCH(&quot;title=&quot;;[$'Setlist Input'.A392])+7));&quot;&quot;)">
            <text:p/>
          </table:table-cell>
          <table:table-cell table:formula="of:=IF([.F392];MID([$'Setlist Input'.A392];SEARCH(&quot;score title=&quot;;[$'Setlist Input'.A392])+13;(SEARCH(&quot;path=&quot;;[$'Setlist Input'.A392])-2)-(SEARCH(&quot;score title=&quot;;[$'Setlist Input'.A392])+13));&quot;&quot;)" office:value-type="string" office:string-value="Silent Night - Conger" calcext:value-type="string">
            <text:p>Silent Night - Conger</text:p>
          </table:table-cell>
          <table:table-cell table:formula="of:=IF([.F392];MID([$'Setlist Input'.A392];SEARCH(&quot;path=&quot;;[$'Setlist Input'.A392])+6;(SEARCH(&quot;&gt;&quot;;[$'Setlist Input'.A392])-3)-(SEARCH(&quot;path=&quot;;[$'Setlist Input'.A392])+6));&quot;&quot;)" office:value-type="string" office:string-value="Silent Night - Conger.pdf" calcext:value-type="string">
            <text:p>Silent Night - Conger.pdf</text:p>
          </table:table-cell>
          <table:table-cell/>
          <table:table-cell table:formula="of:=IF([.D392];&quot;&lt;Setlist&gt;&lt;Name&gt;&quot;&amp;[.G392]&amp;&quot;&lt;/Name&gt;&quot;;IF([.E392];&quot;&lt;/Setlist&gt;&quot;;&quot;&quot;))">
            <text:p/>
          </table:table-cell>
          <table:table-cell table:formula="of:=IF([.F392];&quot;&lt;Song&gt;&lt;Title&gt;&quot;&amp;[.H392]&amp;&quot;&lt;/Title&gt;&lt;FileName&gt;&quot;&amp;[.I392]&amp;&quot;&lt;/FileName&gt;&lt;/FileType&gt;1&lt;/FileType&gt;&quot;;&quot;&quot;)" office:value-type="string" office:string-value="&lt;Song&gt;&lt;Title&gt;Silent Night - Conger&lt;/Title&gt;&lt;FileName&gt;Silent Night - Conger.pdf&lt;/FileName&gt;&lt;/FileType&gt;1&lt;/FileType&gt;" calcext:value-type="string">
            <text:p>&lt;Song&gt;&lt;Title&gt;Silent Night - Conger&lt;/Title&gt;&lt;FileName&gt;Silent Night - Conger.pdf&lt;/FileName&gt;&lt;/FileType&gt;1&lt;/FileType&gt;</text:p>
          </table:table-cell>
          <table:table-cell table:formula="of:=IF([.C39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3]));IF(ISBLANK([$'Setlist Input'.A394]);1;0);0)" office:value-type="float" office:value="0" calcext:value-type="float">
            <text:p>0</text:p>
          </table:table-cell>
          <table:table-cell table:style-name="ce6" table:formula="of:=ISNUMBER(SEARCH(&quot;kind=&quot;;[$'Setlist Input'.A39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3]))" office:value-type="boolean" office:boolean-value="true" calcext:value-type="boolean">
            <text:p>TRUE</text:p>
          </table:table-cell>
          <table:table-cell table:formula="of:=IF([.D393];MID([$'Setlist Input'.A393];SEARCH(&quot;title=&quot;;[$'Setlist Input'.A393])+7;(SEARCH(&quot;&gt;&quot;;[$'Setlist Input'.A393])-1)-(SEARCH(&quot;title=&quot;;[$'Setlist Input'.A393])+7));&quot;&quot;)">
            <text:p/>
          </table:table-cell>
          <table:table-cell table:formula="of:=IF([.F393];MID([$'Setlist Input'.A393];SEARCH(&quot;score title=&quot;;[$'Setlist Input'.A393])+13;(SEARCH(&quot;path=&quot;;[$'Setlist Input'.A393])-2)-(SEARCH(&quot;score title=&quot;;[$'Setlist Input'.A393])+13));&quot;&quot;)" office:value-type="string" office:string-value="Andie’s Air" calcext:value-type="string">
            <text:p>Andie’s Air</text:p>
          </table:table-cell>
          <table:table-cell table:formula="of:=IF([.F393];MID([$'Setlist Input'.A393];SEARCH(&quot;path=&quot;;[$'Setlist Input'.A393])+6;(SEARCH(&quot;&gt;&quot;;[$'Setlist Input'.A393])-3)-(SEARCH(&quot;path=&quot;;[$'Setlist Input'.A393])+6));&quot;&quot;)" office:value-type="string" office:string-value="Andie’s Air.pdf" calcext:value-type="string">
            <text:p>Andie’s Air.pdf</text:p>
          </table:table-cell>
          <table:table-cell/>
          <table:table-cell table:formula="of:=IF([.D393];&quot;&lt;Setlist&gt;&lt;Name&gt;&quot;&amp;[.G393]&amp;&quot;&lt;/Name&gt;&quot;;IF([.E393];&quot;&lt;/Setlist&gt;&quot;;&quot;&quot;))">
            <text:p/>
          </table:table-cell>
          <table:table-cell table:formula="of:=IF([.F393];&quot;&lt;Song&gt;&lt;Title&gt;&quot;&amp;[.H393]&amp;&quot;&lt;/Title&gt;&lt;FileName&gt;&quot;&amp;[.I393]&amp;&quot;&lt;/FileName&gt;&lt;/FileType&gt;1&lt;/FileType&gt;&quot;;&quot;&quot;)" office:value-type="string" office:string-value="&lt;Song&gt;&lt;Title&gt;Andie’s Air&lt;/Title&gt;&lt;FileName&gt;Andie’s Air.pdf&lt;/FileName&gt;&lt;/FileType&gt;1&lt;/FileType&gt;" calcext:value-type="string">
            <text:p>&lt;Song&gt;&lt;Title&gt;Andie’s Air&lt;/Title&gt;&lt;FileName&gt;Andie’s Air.pdf&lt;/FileName&gt;&lt;/FileType&gt;1&lt;/FileType&gt;</text:p>
          </table:table-cell>
          <table:table-cell table:formula="of:=IF([.C39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4]));IF(ISBLANK([$'Setlist Input'.A395]);1;0);0)" office:value-type="float" office:value="0" calcext:value-type="float">
            <text:p>0</text:p>
          </table:table-cell>
          <table:table-cell table:style-name="ce6" table:formula="of:=ISNUMBER(SEARCH(&quot;kind=&quot;;[$'Setlist Input'.A39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4]))" office:value-type="boolean" office:boolean-value="true" calcext:value-type="boolean">
            <text:p>TRUE</text:p>
          </table:table-cell>
          <table:table-cell table:formula="of:=IF([.D394];MID([$'Setlist Input'.A394];SEARCH(&quot;title=&quot;;[$'Setlist Input'.A394])+7;(SEARCH(&quot;&gt;&quot;;[$'Setlist Input'.A394])-1)-(SEARCH(&quot;title=&quot;;[$'Setlist Input'.A394])+7));&quot;&quot;)">
            <text:p/>
          </table:table-cell>
          <table:table-cell table:formula="of:=IF([.F394];MID([$'Setlist Input'.A394];SEARCH(&quot;score title=&quot;;[$'Setlist Input'.A394])+13;(SEARCH(&quot;path=&quot;;[$'Setlist Input'.A394])-2)-(SEARCH(&quot;score title=&quot;;[$'Setlist Input'.A394])+13));&quot;&quot;)" office:value-type="string" office:string-value="Pipeline" calcext:value-type="string">
            <text:p>Pipeline</text:p>
          </table:table-cell>
          <table:table-cell table:formula="of:=IF([.F394];MID([$'Setlist Input'.A394];SEARCH(&quot;path=&quot;;[$'Setlist Input'.A394])+6;(SEARCH(&quot;&gt;&quot;;[$'Setlist Input'.A394])-3)-(SEARCH(&quot;path=&quot;;[$'Setlist Input'.A394])+6));&quot;&quot;)" office:value-type="string" office:string-value="Pipeline.pdf" calcext:value-type="string">
            <text:p>Pipeline.pdf</text:p>
          </table:table-cell>
          <table:table-cell/>
          <table:table-cell table:formula="of:=IF([.D394];&quot;&lt;Setlist&gt;&lt;Name&gt;&quot;&amp;[.G394]&amp;&quot;&lt;/Name&gt;&quot;;IF([.E394];&quot;&lt;/Setlist&gt;&quot;;&quot;&quot;))">
            <text:p/>
          </table:table-cell>
          <table:table-cell table:formula="of:=IF([.F394];&quot;&lt;Song&gt;&lt;Title&gt;&quot;&amp;[.H394]&amp;&quot;&lt;/Title&gt;&lt;FileName&gt;&quot;&amp;[.I394]&amp;&quot;&lt;/FileName&gt;&lt;/FileType&gt;1&lt;/FileType&gt;&quot;;&quot;&quot;)" office:value-type="string" office:string-value="&lt;Song&gt;&lt;Title&gt;Pipeline&lt;/Title&gt;&lt;FileName&gt;Pipeline.pdf&lt;/FileName&gt;&lt;/FileType&gt;1&lt;/FileType&gt;" calcext:value-type="string">
            <text:p>&lt;Song&gt;&lt;Title&gt;Pipeline&lt;/Title&gt;&lt;FileName&gt;Pipeline.pdf&lt;/FileName&gt;&lt;/FileType&gt;1&lt;/FileType&gt;</text:p>
          </table:table-cell>
          <table:table-cell table:formula="of:=IF([.C39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5]));IF(ISBLANK([$'Setlist Input'.A396]);1;0);0)" office:value-type="float" office:value="0" calcext:value-type="float">
            <text:p>0</text:p>
          </table:table-cell>
          <table:table-cell table:style-name="ce6" table:formula="of:=ISNUMBER(SEARCH(&quot;kind=&quot;;[$'Setlist Input'.A39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5]))" office:value-type="boolean" office:boolean-value="true" calcext:value-type="boolean">
            <text:p>TRUE</text:p>
          </table:table-cell>
          <table:table-cell table:formula="of:=IF([.D395];MID([$'Setlist Input'.A395];SEARCH(&quot;title=&quot;;[$'Setlist Input'.A395])+7;(SEARCH(&quot;&gt;&quot;;[$'Setlist Input'.A395])-1)-(SEARCH(&quot;title=&quot;;[$'Setlist Input'.A395])+7));&quot;&quot;)">
            <text:p/>
          </table:table-cell>
          <table:table-cell table:formula="of:=IF([.F395];MID([$'Setlist Input'.A395];SEARCH(&quot;score title=&quot;;[$'Setlist Input'.A395])+13;(SEARCH(&quot;path=&quot;;[$'Setlist Input'.A395])-2)-(SEARCH(&quot;score title=&quot;;[$'Setlist Input'.A395])+13));&quot;&quot;)" office:value-type="string" office:string-value="For Ireland - Mel" calcext:value-type="string">
            <text:p>For Ireland - Mel</text:p>
          </table:table-cell>
          <table:table-cell table:formula="of:=IF([.F395];MID([$'Setlist Input'.A395];SEARCH(&quot;path=&quot;;[$'Setlist Input'.A395])+6;(SEARCH(&quot;&gt;&quot;;[$'Setlist Input'.A395])-3)-(SEARCH(&quot;path=&quot;;[$'Setlist Input'.A395])+6));&quot;&quot;)" office:value-type="string" office:string-value="For Ireland - Mel.pdf" calcext:value-type="string">
            <text:p>For Ireland - Mel.pdf</text:p>
          </table:table-cell>
          <table:table-cell/>
          <table:table-cell table:formula="of:=IF([.D395];&quot;&lt;Setlist&gt;&lt;Name&gt;&quot;&amp;[.G395]&amp;&quot;&lt;/Name&gt;&quot;;IF([.E395];&quot;&lt;/Setlist&gt;&quot;;&quot;&quot;))">
            <text:p/>
          </table:table-cell>
          <table:table-cell table:formula="of:=IF([.F395];&quot;&lt;Song&gt;&lt;Title&gt;&quot;&amp;[.H395]&amp;&quot;&lt;/Title&gt;&lt;FileName&gt;&quot;&amp;[.I395]&amp;&quot;&lt;/FileName&gt;&lt;/FileType&gt;1&lt;/FileType&gt;&quot;;&quot;&quot;)" office:value-type="string" office:string-value="&lt;Song&gt;&lt;Title&gt;For Ireland - Mel&lt;/Title&gt;&lt;FileName&gt;For Ireland - Mel.pdf&lt;/FileName&gt;&lt;/FileType&gt;1&lt;/FileType&gt;" calcext:value-type="string">
            <text:p>&lt;Song&gt;&lt;Title&gt;For Ireland - Mel&lt;/Title&gt;&lt;FileName&gt;For Ireland - Mel.pdf&lt;/FileName&gt;&lt;/FileType&gt;1&lt;/FileType&gt;</text:p>
          </table:table-cell>
          <table:table-cell table:formula="of:=IF([.C39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6]));IF(ISBLANK([$'Setlist Input'.A397]);1;0);0)" office:value-type="float" office:value="0" calcext:value-type="float">
            <text:p>0</text:p>
          </table:table-cell>
          <table:table-cell table:style-name="ce6" table:formula="of:=ISNUMBER(SEARCH(&quot;kind=&quot;;[$'Setlist Input'.A39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6]))" office:value-type="boolean" office:boolean-value="true" calcext:value-type="boolean">
            <text:p>TRUE</text:p>
          </table:table-cell>
          <table:table-cell table:formula="of:=IF([.D396];MID([$'Setlist Input'.A396];SEARCH(&quot;title=&quot;;[$'Setlist Input'.A396])+7;(SEARCH(&quot;&gt;&quot;;[$'Setlist Input'.A396])-1)-(SEARCH(&quot;title=&quot;;[$'Setlist Input'.A396])+7));&quot;&quot;)">
            <text:p/>
          </table:table-cell>
          <table:table-cell table:formula="of:=IF([.F396];MID([$'Setlist Input'.A396];SEARCH(&quot;score title=&quot;;[$'Setlist Input'.A396])+13;(SEARCH(&quot;path=&quot;;[$'Setlist Input'.A396])-2)-(SEARCH(&quot;score title=&quot;;[$'Setlist Input'.A396])+13));&quot;&quot;)" office:value-type="string" office:string-value="Lover's Waltz" calcext:value-type="string">
            <text:p>Lover's Waltz</text:p>
          </table:table-cell>
          <table:table-cell table:formula="of:=IF([.F396];MID([$'Setlist Input'.A396];SEARCH(&quot;path=&quot;;[$'Setlist Input'.A396])+6;(SEARCH(&quot;&gt;&quot;;[$'Setlist Input'.A396])-3)-(SEARCH(&quot;path=&quot;;[$'Setlist Input'.A396])+6));&quot;&quot;)" office:value-type="string" office:string-value="Lover's Waltz.pdf" calcext:value-type="string">
            <text:p>Lover's Waltz.pdf</text:p>
          </table:table-cell>
          <table:table-cell/>
          <table:table-cell table:formula="of:=IF([.D396];&quot;&lt;Setlist&gt;&lt;Name&gt;&quot;&amp;[.G396]&amp;&quot;&lt;/Name&gt;&quot;;IF([.E396];&quot;&lt;/Setlist&gt;&quot;;&quot;&quot;))">
            <text:p/>
          </table:table-cell>
          <table:table-cell table:formula="of:=IF([.F396];&quot;&lt;Song&gt;&lt;Title&gt;&quot;&amp;[.H396]&amp;&quot;&lt;/Title&gt;&lt;FileName&gt;&quot;&amp;[.I396]&amp;&quot;&lt;/FileName&gt;&lt;/FileType&gt;1&lt;/FileType&gt;&quot;;&quot;&quot;)" office:value-type="string" office:string-value="&lt;Song&gt;&lt;Title&gt;Lover's Waltz&lt;/Title&gt;&lt;FileName&gt;Lover's Waltz.pdf&lt;/FileName&gt;&lt;/FileType&gt;1&lt;/FileType&gt;" calcext:value-type="string">
            <text:p>&lt;Song&gt;&lt;Title&gt;Lover's Waltz&lt;/Title&gt;&lt;FileName&gt;Lover's Waltz.pdf&lt;/FileName&gt;&lt;/FileType&gt;1&lt;/FileType&gt;</text:p>
          </table:table-cell>
          <table:table-cell table:formula="of:=IF([.C39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7]));IF(ISBLANK([$'Setlist Input'.A398]);1;0);0)" office:value-type="float" office:value="0" calcext:value-type="float">
            <text:p>0</text:p>
          </table:table-cell>
          <table:table-cell table:style-name="ce6" table:formula="of:=ISNUMBER(SEARCH(&quot;kind=&quot;;[$'Setlist Input'.A39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7]))" office:value-type="boolean" office:boolean-value="true" calcext:value-type="boolean">
            <text:p>TRUE</text:p>
          </table:table-cell>
          <table:table-cell table:formula="of:=IF([.D397];MID([$'Setlist Input'.A397];SEARCH(&quot;title=&quot;;[$'Setlist Input'.A397])+7;(SEARCH(&quot;&gt;&quot;;[$'Setlist Input'.A397])-1)-(SEARCH(&quot;title=&quot;;[$'Setlist Input'.A397])+7));&quot;&quot;)">
            <text:p/>
          </table:table-cell>
          <table:table-cell table:formula="of:=IF([.F397];MID([$'Setlist Input'.A397];SEARCH(&quot;score title=&quot;;[$'Setlist Input'.A397])+13;(SEARCH(&quot;path=&quot;;[$'Setlist Input'.A397])-2)-(SEARCH(&quot;score title=&quot;;[$'Setlist Input'.A397])+13));&quot;&quot;)" office:value-type="string" office:string-value="Suo Gan 2" calcext:value-type="string">
            <text:p>Suo Gan 2</text:p>
          </table:table-cell>
          <table:table-cell table:formula="of:=IF([.F397];MID([$'Setlist Input'.A397];SEARCH(&quot;path=&quot;;[$'Setlist Input'.A397])+6;(SEARCH(&quot;&gt;&quot;;[$'Setlist Input'.A397])-3)-(SEARCH(&quot;path=&quot;;[$'Setlist Input'.A397])+6));&quot;&quot;)" office:value-type="string" office:string-value="Suo Gan 2.pdf" calcext:value-type="string">
            <text:p>Suo Gan 2.pdf</text:p>
          </table:table-cell>
          <table:table-cell/>
          <table:table-cell table:formula="of:=IF([.D397];&quot;&lt;Setlist&gt;&lt;Name&gt;&quot;&amp;[.G397]&amp;&quot;&lt;/Name&gt;&quot;;IF([.E397];&quot;&lt;/Setlist&gt;&quot;;&quot;&quot;))">
            <text:p/>
          </table:table-cell>
          <table:table-cell table:formula="of:=IF([.F397];&quot;&lt;Song&gt;&lt;Title&gt;&quot;&amp;[.H397]&amp;&quot;&lt;/Title&gt;&lt;FileName&gt;&quot;&amp;[.I397]&amp;&quot;&lt;/FileName&gt;&lt;/FileType&gt;1&lt;/FileType&gt;&quot;;&quot;&quot;)" office:value-type="string" office:string-value="&lt;Song&gt;&lt;Title&gt;Suo Gan 2&lt;/Title&gt;&lt;FileName&gt;Suo Gan 2.pdf&lt;/FileName&gt;&lt;/FileType&gt;1&lt;/FileType&gt;" calcext:value-type="string">
            <text:p>&lt;Song&gt;&lt;Title&gt;Suo Gan 2&lt;/Title&gt;&lt;FileName&gt;Suo Gan 2.pdf&lt;/FileName&gt;&lt;/FileType&gt;1&lt;/FileType&gt;</text:p>
          </table:table-cell>
          <table:table-cell table:formula="of:=IF([.C39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8]));IF(ISBLANK([$'Setlist Input'.A399]);1;0);0)" office:value-type="float" office:value="0" calcext:value-type="float">
            <text:p>0</text:p>
          </table:table-cell>
          <table:table-cell table:style-name="ce6" table:formula="of:=ISNUMBER(SEARCH(&quot;kind=&quot;;[$'Setlist Input'.A39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8]))" office:value-type="boolean" office:boolean-value="true" calcext:value-type="boolean">
            <text:p>TRUE</text:p>
          </table:table-cell>
          <table:table-cell table:formula="of:=IF([.D398];MID([$'Setlist Input'.A398];SEARCH(&quot;title=&quot;;[$'Setlist Input'.A398])+7;(SEARCH(&quot;&gt;&quot;;[$'Setlist Input'.A398])-1)-(SEARCH(&quot;title=&quot;;[$'Setlist Input'.A398])+7));&quot;&quot;)">
            <text:p/>
          </table:table-cell>
          <table:table-cell table:formula="of:=IF([.F398];MID([$'Setlist Input'.A398];SEARCH(&quot;score title=&quot;;[$'Setlist Input'.A398])+13;(SEARCH(&quot;path=&quot;;[$'Setlist Input'.A398])-2)-(SEARCH(&quot;score title=&quot;;[$'Setlist Input'.A398])+13));&quot;&quot;)" office:value-type="string" office:string-value="My Shepard Will Supply My Need - duet" calcext:value-type="string">
            <text:p>My Shepard Will Supply My Need - duet</text:p>
          </table:table-cell>
          <table:table-cell table:formula="of:=IF([.F398];MID([$'Setlist Input'.A398];SEARCH(&quot;path=&quot;;[$'Setlist Input'.A398])+6;(SEARCH(&quot;&gt;&quot;;[$'Setlist Input'.A398])-3)-(SEARCH(&quot;path=&quot;;[$'Setlist Input'.A398])+6));&quot;&quot;)" office:value-type="string" office:string-value="My Shepard Will Supply My Need - duet.pdf" calcext:value-type="string">
            <text:p>My Shepard Will Supply My Need - duet.pdf</text:p>
          </table:table-cell>
          <table:table-cell/>
          <table:table-cell table:formula="of:=IF([.D398];&quot;&lt;Setlist&gt;&lt;Name&gt;&quot;&amp;[.G398]&amp;&quot;&lt;/Name&gt;&quot;;IF([.E398];&quot;&lt;/Setlist&gt;&quot;;&quot;&quot;))">
            <text:p/>
          </table:table-cell>
          <table:table-cell table:formula="of:=IF([.F398];&quot;&lt;Song&gt;&lt;Title&gt;&quot;&amp;[.H398]&amp;&quot;&lt;/Title&gt;&lt;FileName&gt;&quot;&amp;[.I398]&amp;&quot;&lt;/FileName&gt;&lt;/FileType&gt;1&lt;/FileType&gt;&quot;;&quot;&quot;)" office:value-type="string" office:string-value="&lt;Song&gt;&lt;Title&gt;My Shepard Will Supply My Need - duet&lt;/Title&gt;&lt;FileName&gt;My Shepard Will Supply My Need - duet.pdf&lt;/FileName&gt;&lt;/FileType&gt;1&lt;/FileType&gt;" calcext:value-type="string">
            <text:p>&lt;Song&gt;&lt;Title&gt;My Shepard Will Supply My Need - duet&lt;/Title&gt;&lt;FileName&gt;My Shepard Will Supply My Need - duet.pdf&lt;/FileName&gt;&lt;/FileType&gt;1&lt;/FileType&gt;</text:p>
          </table:table-cell>
          <table:table-cell table:formula="of:=IF([.C39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399]));IF(ISBLANK([$'Setlist Input'.A400]);1;0);0)" office:value-type="float" office:value="0" calcext:value-type="float">
            <text:p>0</text:p>
          </table:table-cell>
          <table:table-cell table:style-name="ce6" table:formula="of:=ISNUMBER(SEARCH(&quot;kind=&quot;;[$'Setlist Input'.A39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39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399]))" office:value-type="boolean" office:boolean-value="true" calcext:value-type="boolean">
            <text:p>TRUE</text:p>
          </table:table-cell>
          <table:table-cell table:formula="of:=IF([.D399];MID([$'Setlist Input'.A399];SEARCH(&quot;title=&quot;;[$'Setlist Input'.A399])+7;(SEARCH(&quot;&gt;&quot;;[$'Setlist Input'.A399])-1)-(SEARCH(&quot;title=&quot;;[$'Setlist Input'.A399])+7));&quot;&quot;)">
            <text:p/>
          </table:table-cell>
          <table:table-cell table:formula="of:=IF([.F399];MID([$'Setlist Input'.A399];SEARCH(&quot;score title=&quot;;[$'Setlist Input'.A399])+13;(SEARCH(&quot;path=&quot;;[$'Setlist Input'.A399])-2)-(SEARCH(&quot;score title=&quot;;[$'Setlist Input'.A399])+13));&quot;&quot;)" office:value-type="string" office:string-value="Come Ye Thankful People - 2 parts" calcext:value-type="string">
            <text:p>Come Ye Thankful People - 2 parts</text:p>
          </table:table-cell>
          <table:table-cell table:formula="of:=IF([.F399];MID([$'Setlist Input'.A399];SEARCH(&quot;path=&quot;;[$'Setlist Input'.A399])+6;(SEARCH(&quot;&gt;&quot;;[$'Setlist Input'.A399])-3)-(SEARCH(&quot;path=&quot;;[$'Setlist Input'.A399])+6));&quot;&quot;)" office:value-type="string" office:string-value="Come Ye Thankful People - 2 parts.pdf" calcext:value-type="string">
            <text:p>Come Ye Thankful People - 2 parts.pdf</text:p>
          </table:table-cell>
          <table:table-cell/>
          <table:table-cell table:formula="of:=IF([.D399];&quot;&lt;Setlist&gt;&lt;Name&gt;&quot;&amp;[.G399]&amp;&quot;&lt;/Name&gt;&quot;;IF([.E399];&quot;&lt;/Setlist&gt;&quot;;&quot;&quot;))">
            <text:p/>
          </table:table-cell>
          <table:table-cell table:formula="of:=IF([.F399];&quot;&lt;Song&gt;&lt;Title&gt;&quot;&amp;[.H399]&amp;&quot;&lt;/Title&gt;&lt;FileName&gt;&quot;&amp;[.I399]&amp;&quot;&lt;/FileName&gt;&lt;/FileType&gt;1&lt;/FileType&gt;&quot;;&quot;&quot;)" office:value-type="string" office:string-value="&lt;Song&gt;&lt;Title&gt;Come Ye Thankful People - 2 parts&lt;/Title&gt;&lt;FileName&gt;Come Ye Thankful People - 2 parts.pdf&lt;/FileName&gt;&lt;/FileType&gt;1&lt;/FileType&gt;" calcext:value-type="string">
            <text:p>&lt;Song&gt;&lt;Title&gt;Come Ye Thankful People - 2 parts&lt;/Title&gt;&lt;FileName&gt;Come Ye Thankful People - 2 parts.pdf&lt;/FileName&gt;&lt;/FileType&gt;1&lt;/FileType&gt;</text:p>
          </table:table-cell>
          <table:table-cell table:formula="of:=IF([.C39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0]));IF(ISBLANK([$'Setlist Input'.A401]);1;0);0)" office:value-type="float" office:value="0" calcext:value-type="float">
            <text:p>0</text:p>
          </table:table-cell>
          <table:table-cell table:style-name="ce6" table:formula="of:=ISNUMBER(SEARCH(&quot;kind=&quot;;[$'Setlist Input'.A40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0]))" office:value-type="boolean" office:boolean-value="true" calcext:value-type="boolean">
            <text:p>TRUE</text:p>
          </table:table-cell>
          <table:table-cell table:formula="of:=IF([.D400];MID([$'Setlist Input'.A400];SEARCH(&quot;title=&quot;;[$'Setlist Input'.A400])+7;(SEARCH(&quot;&gt;&quot;;[$'Setlist Input'.A400])-1)-(SEARCH(&quot;title=&quot;;[$'Setlist Input'.A400])+7));&quot;&quot;)">
            <text:p/>
          </table:table-cell>
          <table:table-cell table:formula="of:=IF([.F400];MID([$'Setlist Input'.A400];SEARCH(&quot;score title=&quot;;[$'Setlist Input'.A400])+13;(SEARCH(&quot;path=&quot;;[$'Setlist Input'.A400])-2)-(SEARCH(&quot;score title=&quot;;[$'Setlist Input'.A400])+13));&quot;&quot;)" office:value-type="string" office:string-value="Sweet Hour of Prayer 4" calcext:value-type="string">
            <text:p>Sweet Hour of Prayer 4</text:p>
          </table:table-cell>
          <table:table-cell table:formula="of:=IF([.F400];MID([$'Setlist Input'.A400];SEARCH(&quot;path=&quot;;[$'Setlist Input'.A400])+6;(SEARCH(&quot;&gt;&quot;;[$'Setlist Input'.A400])-3)-(SEARCH(&quot;path=&quot;;[$'Setlist Input'.A400])+6));&quot;&quot;)" office:value-type="string" office:string-value="Sweet Hour of Prayer 4.pdf" calcext:value-type="string">
            <text:p>Sweet Hour of Prayer 4.pdf</text:p>
          </table:table-cell>
          <table:table-cell/>
          <table:table-cell table:formula="of:=IF([.D400];&quot;&lt;Setlist&gt;&lt;Name&gt;&quot;&amp;[.G400]&amp;&quot;&lt;/Name&gt;&quot;;IF([.E400];&quot;&lt;/Setlist&gt;&quot;;&quot;&quot;))">
            <text:p/>
          </table:table-cell>
          <table:table-cell table:formula="of:=IF([.F400];&quot;&lt;Song&gt;&lt;Title&gt;&quot;&amp;[.H400]&amp;&quot;&lt;/Title&gt;&lt;FileName&gt;&quot;&amp;[.I400]&amp;&quot;&lt;/FileName&gt;&lt;/FileType&gt;1&lt;/FileType&gt;&quot;;&quot;&quot;)" office:value-type="string" office:string-value="&lt;Song&gt;&lt;Title&gt;Sweet Hour of Prayer 4&lt;/Title&gt;&lt;FileName&gt;Sweet Hour of Prayer 4.pdf&lt;/FileName&gt;&lt;/FileType&gt;1&lt;/FileType&gt;" calcext:value-type="string">
            <text:p>&lt;Song&gt;&lt;Title&gt;Sweet Hour of Prayer 4&lt;/Title&gt;&lt;FileName&gt;Sweet Hour of Prayer 4.pdf&lt;/FileName&gt;&lt;/FileType&gt;1&lt;/FileType&gt;</text:p>
          </table:table-cell>
          <table:table-cell table:formula="of:=IF([.C40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1]));IF(ISBLANK([$'Setlist Input'.A402]);1;0);0)" office:value-type="float" office:value="0" calcext:value-type="float">
            <text:p>0</text:p>
          </table:table-cell>
          <table:table-cell table:style-name="ce6" table:formula="of:=ISNUMBER(SEARCH(&quot;kind=&quot;;[$'Setlist Input'.A40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1]))" office:value-type="boolean" office:boolean-value="true" calcext:value-type="boolean">
            <text:p>TRUE</text:p>
          </table:table-cell>
          <table:table-cell table:formula="of:=IF([.D401];MID([$'Setlist Input'.A401];SEARCH(&quot;title=&quot;;[$'Setlist Input'.A401])+7;(SEARCH(&quot;&gt;&quot;;[$'Setlist Input'.A401])-1)-(SEARCH(&quot;title=&quot;;[$'Setlist Input'.A401])+7));&quot;&quot;)">
            <text:p/>
          </table:table-cell>
          <table:table-cell table:formula="of:=IF([.F401];MID([$'Setlist Input'.A401];SEARCH(&quot;score title=&quot;;[$'Setlist Input'.A401])+13;(SEARCH(&quot;path=&quot;;[$'Setlist Input'.A401])-2)-(SEARCH(&quot;score title=&quot;;[$'Setlist Input'.A401])+13));&quot;&quot;)" office:value-type="string" office:string-value="The Water is Wide Ensemble" calcext:value-type="string">
            <text:p>The Water is Wide Ensemble</text:p>
          </table:table-cell>
          <table:table-cell table:formula="of:=IF([.F401];MID([$'Setlist Input'.A401];SEARCH(&quot;path=&quot;;[$'Setlist Input'.A401])+6;(SEARCH(&quot;&gt;&quot;;[$'Setlist Input'.A401])-3)-(SEARCH(&quot;path=&quot;;[$'Setlist Input'.A401])+6));&quot;&quot;)" office:value-type="string" office:string-value="The Water is Wide Ensemble.pdf" calcext:value-type="string">
            <text:p>The Water is Wide Ensemble.pdf</text:p>
          </table:table-cell>
          <table:table-cell/>
          <table:table-cell table:formula="of:=IF([.D401];&quot;&lt;Setlist&gt;&lt;Name&gt;&quot;&amp;[.G401]&amp;&quot;&lt;/Name&gt;&quot;;IF([.E401];&quot;&lt;/Setlist&gt;&quot;;&quot;&quot;))">
            <text:p/>
          </table:table-cell>
          <table:table-cell table:formula="of:=IF([.F401];&quot;&lt;Song&gt;&lt;Title&gt;&quot;&amp;[.H401]&amp;&quot;&lt;/Title&gt;&lt;FileName&gt;&quot;&amp;[.I401]&amp;&quot;&lt;/FileName&gt;&lt;/FileType&gt;1&lt;/FileType&gt;&quot;;&quot;&quot;)" office:value-type="string" office:string-value="&lt;Song&gt;&lt;Title&gt;The Water is Wide Ensemble&lt;/Title&gt;&lt;FileName&gt;The Water is Wide Ensemble.pdf&lt;/FileName&gt;&lt;/FileType&gt;1&lt;/FileType&gt;" calcext:value-type="string">
            <text:p>&lt;Song&gt;&lt;Title&gt;The Water is Wide Ensemble&lt;/Title&gt;&lt;FileName&gt;The Water is Wide Ensemble.pdf&lt;/FileName&gt;&lt;/FileType&gt;1&lt;/FileType&gt;</text:p>
          </table:table-cell>
          <table:table-cell table:formula="of:=IF([.C40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2]));IF(ISBLANK([$'Setlist Input'.A403]);1;0);0)" office:value-type="float" office:value="0" calcext:value-type="float">
            <text:p>0</text:p>
          </table:table-cell>
          <table:table-cell table:style-name="ce6" table:formula="of:=ISNUMBER(SEARCH(&quot;kind=&quot;;[$'Setlist Input'.A40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2]))" office:value-type="boolean" office:boolean-value="true" calcext:value-type="boolean">
            <text:p>TRUE</text:p>
          </table:table-cell>
          <table:table-cell table:formula="of:=IF([.D402];MID([$'Setlist Input'.A402];SEARCH(&quot;title=&quot;;[$'Setlist Input'.A402])+7;(SEARCH(&quot;&gt;&quot;;[$'Setlist Input'.A402])-1)-(SEARCH(&quot;title=&quot;;[$'Setlist Input'.A402])+7));&quot;&quot;)">
            <text:p/>
          </table:table-cell>
          <table:table-cell table:formula="of:=IF([.F402];MID([$'Setlist Input'.A402];SEARCH(&quot;score title=&quot;;[$'Setlist Input'.A402])+13;(SEARCH(&quot;path=&quot;;[$'Setlist Input'.A402])-2)-(SEARCH(&quot;score title=&quot;;[$'Setlist Input'.A402])+13));&quot;&quot;)" office:value-type="string" office:string-value="Bunessan Ensemble" calcext:value-type="string">
            <text:p>Bunessan Ensemble</text:p>
          </table:table-cell>
          <table:table-cell table:formula="of:=IF([.F402];MID([$'Setlist Input'.A402];SEARCH(&quot;path=&quot;;[$'Setlist Input'.A402])+6;(SEARCH(&quot;&gt;&quot;;[$'Setlist Input'.A402])-3)-(SEARCH(&quot;path=&quot;;[$'Setlist Input'.A402])+6));&quot;&quot;)" office:value-type="string" office:string-value="Bunessan Ensemble.pdf" calcext:value-type="string">
            <text:p>Bunessan Ensemble.pdf</text:p>
          </table:table-cell>
          <table:table-cell/>
          <table:table-cell table:formula="of:=IF([.D402];&quot;&lt;Setlist&gt;&lt;Name&gt;&quot;&amp;[.G402]&amp;&quot;&lt;/Name&gt;&quot;;IF([.E402];&quot;&lt;/Setlist&gt;&quot;;&quot;&quot;))">
            <text:p/>
          </table:table-cell>
          <table:table-cell table:formula="of:=IF([.F402];&quot;&lt;Song&gt;&lt;Title&gt;&quot;&amp;[.H402]&amp;&quot;&lt;/Title&gt;&lt;FileName&gt;&quot;&amp;[.I402]&amp;&quot;&lt;/FileName&gt;&lt;/FileType&gt;1&lt;/FileType&gt;&quot;;&quot;&quot;)" office:value-type="string" office:string-value="&lt;Song&gt;&lt;Title&gt;Bunessan Ensemble&lt;/Title&gt;&lt;FileName&gt;Bunessan Ensemble.pdf&lt;/FileName&gt;&lt;/FileType&gt;1&lt;/FileType&gt;" calcext:value-type="string">
            <text:p>&lt;Song&gt;&lt;Title&gt;Bunessan Ensemble&lt;/Title&gt;&lt;FileName&gt;Bunessan Ensemble.pdf&lt;/FileName&gt;&lt;/FileType&gt;1&lt;/FileType&gt;</text:p>
          </table:table-cell>
          <table:table-cell table:formula="of:=IF([.C40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3]));IF(ISBLANK([$'Setlist Input'.A404]);1;0);0)" office:value-type="float" office:value="0" calcext:value-type="float">
            <text:p>0</text:p>
          </table:table-cell>
          <table:table-cell table:style-name="ce6" table:formula="of:=ISNUMBER(SEARCH(&quot;kind=&quot;;[$'Setlist Input'.A40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3]))" office:value-type="boolean" office:boolean-value="true" calcext:value-type="boolean">
            <text:p>TRUE</text:p>
          </table:table-cell>
          <table:table-cell table:formula="of:=IF([.D403];MID([$'Setlist Input'.A403];SEARCH(&quot;title=&quot;;[$'Setlist Input'.A403])+7;(SEARCH(&quot;&gt;&quot;;[$'Setlist Input'.A403])-1)-(SEARCH(&quot;title=&quot;;[$'Setlist Input'.A403])+7));&quot;&quot;)">
            <text:p/>
          </table:table-cell>
          <table:table-cell table:formula="of:=IF([.F403];MID([$'Setlist Input'.A403];SEARCH(&quot;score title=&quot;;[$'Setlist Input'.A403])+13;(SEARCH(&quot;path=&quot;;[$'Setlist Input'.A403])-2)-(SEARCH(&quot;score title=&quot;;[$'Setlist Input'.A403])+13));&quot;&quot;)" office:value-type="string" office:string-value="Precious Lord Ensemble" calcext:value-type="string">
            <text:p>Precious Lord Ensemble</text:p>
          </table:table-cell>
          <table:table-cell table:formula="of:=IF([.F403];MID([$'Setlist Input'.A403];SEARCH(&quot;path=&quot;;[$'Setlist Input'.A403])+6;(SEARCH(&quot;&gt;&quot;;[$'Setlist Input'.A403])-3)-(SEARCH(&quot;path=&quot;;[$'Setlist Input'.A403])+6));&quot;&quot;)" office:value-type="string" office:string-value="Precious Lord Ensemble.pdf" calcext:value-type="string">
            <text:p>Precious Lord Ensemble.pdf</text:p>
          </table:table-cell>
          <table:table-cell/>
          <table:table-cell table:formula="of:=IF([.D403];&quot;&lt;Setlist&gt;&lt;Name&gt;&quot;&amp;[.G403]&amp;&quot;&lt;/Name&gt;&quot;;IF([.E403];&quot;&lt;/Setlist&gt;&quot;;&quot;&quot;))">
            <text:p/>
          </table:table-cell>
          <table:table-cell table:formula="of:=IF([.F403];&quot;&lt;Song&gt;&lt;Title&gt;&quot;&amp;[.H403]&amp;&quot;&lt;/Title&gt;&lt;FileName&gt;&quot;&amp;[.I403]&amp;&quot;&lt;/FileName&gt;&lt;/FileType&gt;1&lt;/FileType&gt;&quot;;&quot;&quot;)" office:value-type="string" office:string-value="&lt;Song&gt;&lt;Title&gt;Precious Lord Ensemble&lt;/Title&gt;&lt;FileName&gt;Precious Lord Ensemble.pdf&lt;/FileName&gt;&lt;/FileType&gt;1&lt;/FileType&gt;" calcext:value-type="string">
            <text:p>&lt;Song&gt;&lt;Title&gt;Precious Lord Ensemble&lt;/Title&gt;&lt;FileName&gt;Precious Lord Ensemble.pdf&lt;/FileName&gt;&lt;/FileType&gt;1&lt;/FileType&gt;</text:p>
          </table:table-cell>
          <table:table-cell table:formula="of:=IF([.C40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4]));IF(ISBLANK([$'Setlist Input'.A405]);1;0);0)" office:value-type="float" office:value="0" calcext:value-type="float">
            <text:p>0</text:p>
          </table:table-cell>
          <table:table-cell table:style-name="ce6" table:formula="of:=ISNUMBER(SEARCH(&quot;kind=&quot;;[$'Setlist Input'.A40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4]))" office:value-type="boolean" office:boolean-value="true" calcext:value-type="boolean">
            <text:p>TRUE</text:p>
          </table:table-cell>
          <table:table-cell table:formula="of:=IF([.D404];MID([$'Setlist Input'.A404];SEARCH(&quot;title=&quot;;[$'Setlist Input'.A404])+7;(SEARCH(&quot;&gt;&quot;;[$'Setlist Input'.A404])-1)-(SEARCH(&quot;title=&quot;;[$'Setlist Input'.A404])+7));&quot;&quot;)">
            <text:p/>
          </table:table-cell>
          <table:table-cell table:formula="of:=IF([.F404];MID([$'Setlist Input'.A404];SEARCH(&quot;score title=&quot;;[$'Setlist Input'.A404])+13;(SEARCH(&quot;path=&quot;;[$'Setlist Input'.A404])-2)-(SEARCH(&quot;score title=&quot;;[$'Setlist Input'.A404])+13));&quot;&quot;)" office:value-type="string" office:string-value="Remember When" calcext:value-type="string">
            <text:p>Remember When</text:p>
          </table:table-cell>
          <table:table-cell table:formula="of:=IF([.F404];MID([$'Setlist Input'.A404];SEARCH(&quot;path=&quot;;[$'Setlist Input'.A404])+6;(SEARCH(&quot;&gt;&quot;;[$'Setlist Input'.A404])-3)-(SEARCH(&quot;path=&quot;;[$'Setlist Input'.A404])+6));&quot;&quot;)" office:value-type="string" office:string-value="Remember When.pdf" calcext:value-type="string">
            <text:p>Remember When.pdf</text:p>
          </table:table-cell>
          <table:table-cell/>
          <table:table-cell table:formula="of:=IF([.D404];&quot;&lt;Setlist&gt;&lt;Name&gt;&quot;&amp;[.G404]&amp;&quot;&lt;/Name&gt;&quot;;IF([.E404];&quot;&lt;/Setlist&gt;&quot;;&quot;&quot;))">
            <text:p/>
          </table:table-cell>
          <table:table-cell table:formula="of:=IF([.F404];&quot;&lt;Song&gt;&lt;Title&gt;&quot;&amp;[.H404]&amp;&quot;&lt;/Title&gt;&lt;FileName&gt;&quot;&amp;[.I404]&amp;&quot;&lt;/FileName&gt;&lt;/FileType&gt;1&lt;/FileType&gt;&quot;;&quot;&quot;)" office:value-type="string" office:string-value="&lt;Song&gt;&lt;Title&gt;Remember When&lt;/Title&gt;&lt;FileName&gt;Remember When.pdf&lt;/FileName&gt;&lt;/FileType&gt;1&lt;/FileType&gt;" calcext:value-type="string">
            <text:p>&lt;Song&gt;&lt;Title&gt;Remember When&lt;/Title&gt;&lt;FileName&gt;Remember When.pdf&lt;/FileName&gt;&lt;/FileType&gt;1&lt;/FileType&gt;</text:p>
          </table:table-cell>
          <table:table-cell table:formula="of:=IF([.C40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5]));IF(ISBLANK([$'Setlist Input'.A406]);1;0);0)" office:value-type="float" office:value="0" calcext:value-type="float">
            <text:p>0</text:p>
          </table:table-cell>
          <table:table-cell table:style-name="ce6" table:formula="of:=ISNUMBER(SEARCH(&quot;kind=&quot;;[$'Setlist Input'.A40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5]))" office:value-type="boolean" office:boolean-value="true" calcext:value-type="boolean">
            <text:p>TRUE</text:p>
          </table:table-cell>
          <table:table-cell table:formula="of:=IF([.D405];MID([$'Setlist Input'.A405];SEARCH(&quot;title=&quot;;[$'Setlist Input'.A405])+7;(SEARCH(&quot;&gt;&quot;;[$'Setlist Input'.A405])-1)-(SEARCH(&quot;title=&quot;;[$'Setlist Input'.A405])+7));&quot;&quot;)">
            <text:p/>
          </table:table-cell>
          <table:table-cell table:formula="of:=IF([.F405];MID([$'Setlist Input'.A405];SEARCH(&quot;score title=&quot;;[$'Setlist Input'.A405])+13;(SEARCH(&quot;path=&quot;;[$'Setlist Input'.A405])-2)-(SEARCH(&quot;score title=&quot;;[$'Setlist Input'.A405])+13));&quot;&quot;)" office:value-type="string" office:string-value="Winter's Light" calcext:value-type="string">
            <text:p>Winter's Light</text:p>
          </table:table-cell>
          <table:table-cell table:formula="of:=IF([.F405];MID([$'Setlist Input'.A405];SEARCH(&quot;path=&quot;;[$'Setlist Input'.A405])+6;(SEARCH(&quot;&gt;&quot;;[$'Setlist Input'.A405])-3)-(SEARCH(&quot;path=&quot;;[$'Setlist Input'.A405])+6));&quot;&quot;)" office:value-type="string" office:string-value="Winter's Light.pdf" calcext:value-type="string">
            <text:p>Winter's Light.pdf</text:p>
          </table:table-cell>
          <table:table-cell/>
          <table:table-cell table:formula="of:=IF([.D405];&quot;&lt;Setlist&gt;&lt;Name&gt;&quot;&amp;[.G405]&amp;&quot;&lt;/Name&gt;&quot;;IF([.E405];&quot;&lt;/Setlist&gt;&quot;;&quot;&quot;))">
            <text:p/>
          </table:table-cell>
          <table:table-cell table:formula="of:=IF([.F405];&quot;&lt;Song&gt;&lt;Title&gt;&quot;&amp;[.H405]&amp;&quot;&lt;/Title&gt;&lt;FileName&gt;&quot;&amp;[.I405]&amp;&quot;&lt;/FileName&gt;&lt;/FileType&gt;1&lt;/FileType&gt;&quot;;&quot;&quot;)" office:value-type="string" office:string-value="&lt;Song&gt;&lt;Title&gt;Winter's Light&lt;/Title&gt;&lt;FileName&gt;Winter's Light.pdf&lt;/FileName&gt;&lt;/FileType&gt;1&lt;/FileType&gt;" calcext:value-type="string">
            <text:p>&lt;Song&gt;&lt;Title&gt;Winter's Light&lt;/Title&gt;&lt;FileName&gt;Winter's Light.pdf&lt;/FileName&gt;&lt;/FileType&gt;1&lt;/FileType&gt;</text:p>
          </table:table-cell>
          <table:table-cell table:formula="of:=IF([.C40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6]));IF(ISBLANK([$'Setlist Input'.A407]);1;0);0)" office:value-type="float" office:value="0" calcext:value-type="float">
            <text:p>0</text:p>
          </table:table-cell>
          <table:table-cell table:style-name="ce6" table:formula="of:=ISNUMBER(SEARCH(&quot;kind=&quot;;[$'Setlist Input'.A40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6]))" office:value-type="boolean" office:boolean-value="true" calcext:value-type="boolean">
            <text:p>TRUE</text:p>
          </table:table-cell>
          <table:table-cell table:formula="of:=IF([.D406];MID([$'Setlist Input'.A406];SEARCH(&quot;title=&quot;;[$'Setlist Input'.A406])+7;(SEARCH(&quot;&gt;&quot;;[$'Setlist Input'.A406])-1)-(SEARCH(&quot;title=&quot;;[$'Setlist Input'.A406])+7));&quot;&quot;)">
            <text:p/>
          </table:table-cell>
          <table:table-cell table:formula="of:=IF([.F406];MID([$'Setlist Input'.A406];SEARCH(&quot;score title=&quot;;[$'Setlist Input'.A406])+13;(SEARCH(&quot;path=&quot;;[$'Setlist Input'.A406])-2)-(SEARCH(&quot;score title=&quot;;[$'Setlist Input'.A406])+13));&quot;&quot;)" office:value-type="string" office:string-value="Swing Low, Sweet Chariot" calcext:value-type="string">
            <text:p>Swing Low, Sweet Chariot</text:p>
          </table:table-cell>
          <table:table-cell table:formula="of:=IF([.F406];MID([$'Setlist Input'.A406];SEARCH(&quot;path=&quot;;[$'Setlist Input'.A406])+6;(SEARCH(&quot;&gt;&quot;;[$'Setlist Input'.A406])-3)-(SEARCH(&quot;path=&quot;;[$'Setlist Input'.A406])+6));&quot;&quot;)" office:value-type="string" office:string-value="Swing Low, Sweet Chariot.pdf" calcext:value-type="string">
            <text:p>Swing Low, Sweet Chariot.pdf</text:p>
          </table:table-cell>
          <table:table-cell/>
          <table:table-cell table:formula="of:=IF([.D406];&quot;&lt;Setlist&gt;&lt;Name&gt;&quot;&amp;[.G406]&amp;&quot;&lt;/Name&gt;&quot;;IF([.E406];&quot;&lt;/Setlist&gt;&quot;;&quot;&quot;))">
            <text:p/>
          </table:table-cell>
          <table:table-cell table:formula="of:=IF([.F406];&quot;&lt;Song&gt;&lt;Title&gt;&quot;&amp;[.H406]&amp;&quot;&lt;/Title&gt;&lt;FileName&gt;&quot;&amp;[.I406]&amp;&quot;&lt;/FileName&gt;&lt;/FileType&gt;1&lt;/FileType&gt;&quot;;&quot;&quot;)" office:value-type="string" office:string-value="&lt;Song&gt;&lt;Title&gt;Swing Low, Sweet Chariot&lt;/Title&gt;&lt;FileName&gt;Swing Low, Sweet Chariot.pdf&lt;/FileName&gt;&lt;/FileType&gt;1&lt;/FileType&gt;" calcext:value-type="string">
            <text:p>&lt;Song&gt;&lt;Title&gt;Swing Low, Sweet Chariot&lt;/Title&gt;&lt;FileName&gt;Swing Low, Sweet Chariot.pdf&lt;/FileName&gt;&lt;/FileType&gt;1&lt;/FileType&gt;</text:p>
          </table:table-cell>
          <table:table-cell table:formula="of:=IF([.C40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7]));IF(ISBLANK([$'Setlist Input'.A408]);1;0);0)" office:value-type="float" office:value="0" calcext:value-type="float">
            <text:p>0</text:p>
          </table:table-cell>
          <table:table-cell table:style-name="ce6" table:formula="of:=ISNUMBER(SEARCH(&quot;kind=&quot;;[$'Setlist Input'.A40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7]))" office:value-type="boolean" office:boolean-value="true" calcext:value-type="boolean">
            <text:p>TRUE</text:p>
          </table:table-cell>
          <table:table-cell table:formula="of:=IF([.D407];MID([$'Setlist Input'.A407];SEARCH(&quot;title=&quot;;[$'Setlist Input'.A407])+7;(SEARCH(&quot;&gt;&quot;;[$'Setlist Input'.A407])-1)-(SEARCH(&quot;title=&quot;;[$'Setlist Input'.A407])+7));&quot;&quot;)">
            <text:p/>
          </table:table-cell>
          <table:table-cell table:formula="of:=IF([.F407];MID([$'Setlist Input'.A407];SEARCH(&quot;score title=&quot;;[$'Setlist Input'.A407])+13;(SEARCH(&quot;path=&quot;;[$'Setlist Input'.A407])-2)-(SEARCH(&quot;score title=&quot;;[$'Setlist Input'.A407])+13));&quot;&quot;)" office:value-type="string" office:string-value="Swannanoa Waltz Tab" calcext:value-type="string">
            <text:p>Swannanoa Waltz Tab</text:p>
          </table:table-cell>
          <table:table-cell table:formula="of:=IF([.F407];MID([$'Setlist Input'.A407];SEARCH(&quot;path=&quot;;[$'Setlist Input'.A407])+6;(SEARCH(&quot;&gt;&quot;;[$'Setlist Input'.A407])-3)-(SEARCH(&quot;path=&quot;;[$'Setlist Input'.A407])+6));&quot;&quot;)" office:value-type="string" office:string-value="Swannanoa Waltz Tab.pdf" calcext:value-type="string">
            <text:p>Swannanoa Waltz Tab.pdf</text:p>
          </table:table-cell>
          <table:table-cell/>
          <table:table-cell table:formula="of:=IF([.D407];&quot;&lt;Setlist&gt;&lt;Name&gt;&quot;&amp;[.G407]&amp;&quot;&lt;/Name&gt;&quot;;IF([.E407];&quot;&lt;/Setlist&gt;&quot;;&quot;&quot;))">
            <text:p/>
          </table:table-cell>
          <table:table-cell table:formula="of:=IF([.F407];&quot;&lt;Song&gt;&lt;Title&gt;&quot;&amp;[.H407]&amp;&quot;&lt;/Title&gt;&lt;FileName&gt;&quot;&amp;[.I407]&amp;&quot;&lt;/FileName&gt;&lt;/FileType&gt;1&lt;/FileType&gt;&quot;;&quot;&quot;)" office:value-type="string" office:string-value="&lt;Song&gt;&lt;Title&gt;Swannanoa Waltz Tab&lt;/Title&gt;&lt;FileName&gt;Swannanoa Waltz Tab.pdf&lt;/FileName&gt;&lt;/FileType&gt;1&lt;/FileType&gt;" calcext:value-type="string">
            <text:p>&lt;Song&gt;&lt;Title&gt;Swannanoa Waltz Tab&lt;/Title&gt;&lt;FileName&gt;Swannanoa Waltz Tab.pdf&lt;/FileName&gt;&lt;/FileType&gt;1&lt;/FileType&gt;</text:p>
          </table:table-cell>
          <table:table-cell table:formula="of:=IF([.C40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8]));IF(ISBLANK([$'Setlist Input'.A409]);1;0);0)" office:value-type="float" office:value="0" calcext:value-type="float">
            <text:p>0</text:p>
          </table:table-cell>
          <table:table-cell table:style-name="ce6" table:formula="of:=ISNUMBER(SEARCH(&quot;kind=&quot;;[$'Setlist Input'.A40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08]))" office:value-type="boolean" office:boolean-value="true" calcext:value-type="boolean">
            <text:p>TRUE</text:p>
          </table:table-cell>
          <table:table-cell table:formula="of:=IF([.D408];MID([$'Setlist Input'.A408];SEARCH(&quot;title=&quot;;[$'Setlist Input'.A408])+7;(SEARCH(&quot;&gt;&quot;;[$'Setlist Input'.A408])-1)-(SEARCH(&quot;title=&quot;;[$'Setlist Input'.A408])+7));&quot;&quot;)">
            <text:p/>
          </table:table-cell>
          <table:table-cell table:formula="of:=IF([.F408];MID([$'Setlist Input'.A408];SEARCH(&quot;score title=&quot;;[$'Setlist Input'.A408])+13;(SEARCH(&quot;path=&quot;;[$'Setlist Input'.A408])-2)-(SEARCH(&quot;score title=&quot;;[$'Setlist Input'.A408])+13));&quot;&quot;)" office:value-type="string" office:string-value="Away In a Manger" calcext:value-type="string">
            <text:p>Away In a Manger</text:p>
          </table:table-cell>
          <table:table-cell table:formula="of:=IF([.F408];MID([$'Setlist Input'.A408];SEARCH(&quot;path=&quot;;[$'Setlist Input'.A408])+6;(SEARCH(&quot;&gt;&quot;;[$'Setlist Input'.A408])-3)-(SEARCH(&quot;path=&quot;;[$'Setlist Input'.A408])+6));&quot;&quot;)" office:value-type="string" office:string-value="Away In a Manger.pdf" calcext:value-type="string">
            <text:p>Away In a Manger.pdf</text:p>
          </table:table-cell>
          <table:table-cell/>
          <table:table-cell table:formula="of:=IF([.D408];&quot;&lt;Setlist&gt;&lt;Name&gt;&quot;&amp;[.G408]&amp;&quot;&lt;/Name&gt;&quot;;IF([.E408];&quot;&lt;/Setlist&gt;&quot;;&quot;&quot;))">
            <text:p/>
          </table:table-cell>
          <table:table-cell table:formula="of:=IF([.F408];&quot;&lt;Song&gt;&lt;Title&gt;&quot;&amp;[.H408]&amp;&quot;&lt;/Title&gt;&lt;FileName&gt;&quot;&amp;[.I408]&amp;&quot;&lt;/FileName&gt;&lt;/FileType&gt;1&lt;/FileType&gt;&quot;;&quot;&quot;)" office:value-type="string" office:string-value="&lt;Song&gt;&lt;Title&gt;Away In a Manger&lt;/Title&gt;&lt;FileName&gt;Away In a Manger.pdf&lt;/FileName&gt;&lt;/FileType&gt;1&lt;/FileType&gt;" calcext:value-type="string">
            <text:p>&lt;Song&gt;&lt;Title&gt;Away In a Manger&lt;/Title&gt;&lt;FileName&gt;Away In a Manger.pdf&lt;/FileName&gt;&lt;/FileType&gt;1&lt;/FileType&gt;</text:p>
          </table:table-cell>
          <table:table-cell table:formula="of:=IF([.C40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09]));IF(ISBLANK([$'Setlist Input'.A410]);1;0);0)" office:value-type="float" office:value="0" calcext:value-type="float">
            <text:p>0</text:p>
          </table:table-cell>
          <table:table-cell table:style-name="ce6" table:formula="of:=ISNUMBER(SEARCH(&quot;kind=&quot;;[$'Setlist Input'.A40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09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409]))" office:value-type="boolean" office:boolean-value="false" calcext:value-type="boolean">
            <text:p>FALSE</text:p>
          </table:table-cell>
          <table:table-cell table:formula="of:=IF([.D409];MID([$'Setlist Input'.A409];SEARCH(&quot;title=&quot;;[$'Setlist Input'.A409])+7;(SEARCH(&quot;&gt;&quot;;[$'Setlist Input'.A409])-1)-(SEARCH(&quot;title=&quot;;[$'Setlist Input'.A409])+7));&quot;&quot;)">
            <text:p/>
          </table:table-cell>
          <table:table-cell table:formula="of:=IF([.F409];MID([$'Setlist Input'.A409];SEARCH(&quot;score title=&quot;;[$'Setlist Input'.A409])+13;(SEARCH(&quot;path=&quot;;[$'Setlist Input'.A409])-2)-(SEARCH(&quot;score title=&quot;;[$'Setlist Input'.A409])+13));&quot;&quot;)">
            <text:p/>
          </table:table-cell>
          <table:table-cell table:formula="of:=IF([.F409];MID([$'Setlist Input'.A409];SEARCH(&quot;path=&quot;;[$'Setlist Input'.A409])+6;(SEARCH(&quot;&gt;&quot;;[$'Setlist Input'.A409])-3)-(SEARCH(&quot;path=&quot;;[$'Setlist Input'.A409])+6));&quot;&quot;)">
            <text:p/>
          </table:table-cell>
          <table:table-cell/>
          <table:table-cell table:formula="of:=IF([.D409];&quot;&lt;Setlist&gt;&lt;Name&gt;&quot;&amp;[.G409]&amp;&quot;&lt;/Name&gt;&quot;;IF([.E409];&quot;&lt;/Setlist&gt;&quot;;&quot;&quot;))" office:value-type="string" office:string-value="&lt;/Setlist&gt;" calcext:value-type="string">
            <text:p>&lt;/Setlist&gt;</text:p>
          </table:table-cell>
          <table:table-cell table:formula="of:=IF([.F409];&quot;&lt;Song&gt;&lt;Title&gt;&quot;&amp;[.H409]&amp;&quot;&lt;/Title&gt;&lt;FileName&gt;&quot;&amp;[.I409]&amp;&quot;&lt;/FileName&gt;&lt;/FileType&gt;1&lt;/FileType&gt;&quot;;&quot;&quot;)">
            <text:p/>
          </table:table-cell>
          <table:table-cell table:formula="of:=IF([.C40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0]));IF(ISBLANK([$'Setlist Input'.A411]);1;0);0)" office:value-type="float" office:value="0" calcext:value-type="float">
            <text:p>0</text:p>
          </table:table-cell>
          <table:table-cell table:style-name="ce6" table:formula="of:=ISNUMBER(SEARCH(&quot;kind=&quot;;[$'Setlist Input'.A410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41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0]))" office:value-type="boolean" office:boolean-value="false" calcext:value-type="boolean">
            <text:p>FALSE</text:p>
          </table:table-cell>
          <table:table-cell table:formula="of:=IF([.D410];MID([$'Setlist Input'.A410];SEARCH(&quot;title=&quot;;[$'Setlist Input'.A410])+7;(SEARCH(&quot;&gt;&quot;;[$'Setlist Input'.A410])-1)-(SEARCH(&quot;title=&quot;;[$'Setlist Input'.A410])+7));&quot;&quot;)" office:value-type="string" office:string-value="Training Wheels" calcext:value-type="string">
            <text:p>Training Wheels</text:p>
          </table:table-cell>
          <table:table-cell table:formula="of:=IF([.F410];MID([$'Setlist Input'.A410];SEARCH(&quot;score title=&quot;;[$'Setlist Input'.A410])+13;(SEARCH(&quot;path=&quot;;[$'Setlist Input'.A410])-2)-(SEARCH(&quot;score title=&quot;;[$'Setlist Input'.A410])+13));&quot;&quot;)">
            <text:p/>
          </table:table-cell>
          <table:table-cell table:formula="of:=IF([.F410];MID([$'Setlist Input'.A410];SEARCH(&quot;path=&quot;;[$'Setlist Input'.A410])+6;(SEARCH(&quot;&gt;&quot;;[$'Setlist Input'.A410])-3)-(SEARCH(&quot;path=&quot;;[$'Setlist Input'.A410])+6));&quot;&quot;)">
            <text:p/>
          </table:table-cell>
          <table:table-cell/>
          <table:table-cell table:formula="of:=IF([.D410];&quot;&lt;Setlist&gt;&lt;Name&gt;&quot;&amp;[.G410]&amp;&quot;&lt;/Name&gt;&quot;;IF([.E410];&quot;&lt;/Setlist&gt;&quot;;&quot;&quot;))" office:value-type="string" office:string-value="&lt;Setlist&gt;&lt;Name&gt;Training Wheels&lt;/Name&gt;" calcext:value-type="string">
            <text:p>&lt;Setlist&gt;&lt;Name&gt;Training Wheels&lt;/Name&gt;</text:p>
          </table:table-cell>
          <table:table-cell table:formula="of:=IF([.F410];&quot;&lt;Song&gt;&lt;Title&gt;&quot;&amp;[.H410]&amp;&quot;&lt;/Title&gt;&lt;FileName&gt;&quot;&amp;[.I410]&amp;&quot;&lt;/FileName&gt;&lt;/FileType&gt;1&lt;/FileType&gt;&quot;;&quot;&quot;)">
            <text:p/>
          </table:table-cell>
          <table:table-cell table:formula="of:=IF([.C41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1]));IF(ISBLANK([$'Setlist Input'.A412]);1;0);0)" office:value-type="float" office:value="0" calcext:value-type="float">
            <text:p>0</text:p>
          </table:table-cell>
          <table:table-cell table:style-name="ce6" table:formula="of:=ISNUMBER(SEARCH(&quot;kind=&quot;;[$'Setlist Input'.A41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1]))" office:value-type="boolean" office:boolean-value="true" calcext:value-type="boolean">
            <text:p>TRUE</text:p>
          </table:table-cell>
          <table:table-cell table:formula="of:=IF([.D411];MID([$'Setlist Input'.A411];SEARCH(&quot;title=&quot;;[$'Setlist Input'.A411])+7;(SEARCH(&quot;&gt;&quot;;[$'Setlist Input'.A411])-1)-(SEARCH(&quot;title=&quot;;[$'Setlist Input'.A411])+7));&quot;&quot;)">
            <text:p/>
          </table:table-cell>
          <table:table-cell table:formula="of:=IF([.F411];MID([$'Setlist Input'.A411];SEARCH(&quot;score title=&quot;;[$'Setlist Input'.A411])+13;(SEARCH(&quot;path=&quot;;[$'Setlist Input'.A411])-2)-(SEARCH(&quot;score title=&quot;;[$'Setlist Input'.A411])+13));&quot;&quot;)" office:value-type="string" office:string-value="Bile Them Cabbage TW" calcext:value-type="string">
            <text:p>Bile Them Cabbage TW</text:p>
          </table:table-cell>
          <table:table-cell table:formula="of:=IF([.F411];MID([$'Setlist Input'.A411];SEARCH(&quot;path=&quot;;[$'Setlist Input'.A411])+6;(SEARCH(&quot;&gt;&quot;;[$'Setlist Input'.A411])-3)-(SEARCH(&quot;path=&quot;;[$'Setlist Input'.A411])+6));&quot;&quot;)" office:value-type="string" office:string-value="Bile Them Cabbage TW.pdf" calcext:value-type="string">
            <text:p>Bile Them Cabbage TW.pdf</text:p>
          </table:table-cell>
          <table:table-cell/>
          <table:table-cell table:formula="of:=IF([.D411];&quot;&lt;Setlist&gt;&lt;Name&gt;&quot;&amp;[.G411]&amp;&quot;&lt;/Name&gt;&quot;;IF([.E411];&quot;&lt;/Setlist&gt;&quot;;&quot;&quot;))">
            <text:p/>
          </table:table-cell>
          <table:table-cell table:formula="of:=IF([.F411];&quot;&lt;Song&gt;&lt;Title&gt;&quot;&amp;[.H411]&amp;&quot;&lt;/Title&gt;&lt;FileName&gt;&quot;&amp;[.I411]&amp;&quot;&lt;/FileName&gt;&lt;/FileType&gt;1&lt;/FileType&gt;&quot;;&quot;&quot;)" office:value-type="string" office:string-value="&lt;Song&gt;&lt;Title&gt;Bile Them Cabbage TW&lt;/Title&gt;&lt;FileName&gt;Bile Them Cabbage TW.pdf&lt;/FileName&gt;&lt;/FileType&gt;1&lt;/FileType&gt;" calcext:value-type="string">
            <text:p>&lt;Song&gt;&lt;Title&gt;Bile Them Cabbage TW&lt;/Title&gt;&lt;FileName&gt;Bile Them Cabbage TW.pdf&lt;/FileName&gt;&lt;/FileType&gt;1&lt;/FileType&gt;</text:p>
          </table:table-cell>
          <table:table-cell table:formula="of:=IF([.C41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2]));IF(ISBLANK([$'Setlist Input'.A413]);1;0);0)" office:value-type="float" office:value="0" calcext:value-type="float">
            <text:p>0</text:p>
          </table:table-cell>
          <table:table-cell table:style-name="ce6" table:formula="of:=ISNUMBER(SEARCH(&quot;kind=&quot;;[$'Setlist Input'.A41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2]))" office:value-type="boolean" office:boolean-value="true" calcext:value-type="boolean">
            <text:p>TRUE</text:p>
          </table:table-cell>
          <table:table-cell table:formula="of:=IF([.D412];MID([$'Setlist Input'.A412];SEARCH(&quot;title=&quot;;[$'Setlist Input'.A412])+7;(SEARCH(&quot;&gt;&quot;;[$'Setlist Input'.A412])-1)-(SEARCH(&quot;title=&quot;;[$'Setlist Input'.A412])+7));&quot;&quot;)">
            <text:p/>
          </table:table-cell>
          <table:table-cell table:formula="of:=IF([.F412];MID([$'Setlist Input'.A412];SEARCH(&quot;score title=&quot;;[$'Setlist Input'.A412])+13;(SEARCH(&quot;path=&quot;;[$'Setlist Input'.A412])-2)-(SEARCH(&quot;score title=&quot;;[$'Setlist Input'.A412])+13));&quot;&quot;)" office:value-type="string" office:string-value="Big Scioty TW" calcext:value-type="string">
            <text:p>Big Scioty TW</text:p>
          </table:table-cell>
          <table:table-cell table:formula="of:=IF([.F412];MID([$'Setlist Input'.A412];SEARCH(&quot;path=&quot;;[$'Setlist Input'.A412])+6;(SEARCH(&quot;&gt;&quot;;[$'Setlist Input'.A412])-3)-(SEARCH(&quot;path=&quot;;[$'Setlist Input'.A412])+6));&quot;&quot;)" office:value-type="string" office:string-value="Big Scioty TW.pdf" calcext:value-type="string">
            <text:p>Big Scioty TW.pdf</text:p>
          </table:table-cell>
          <table:table-cell/>
          <table:table-cell table:formula="of:=IF([.D412];&quot;&lt;Setlist&gt;&lt;Name&gt;&quot;&amp;[.G412]&amp;&quot;&lt;/Name&gt;&quot;;IF([.E412];&quot;&lt;/Setlist&gt;&quot;;&quot;&quot;))">
            <text:p/>
          </table:table-cell>
          <table:table-cell table:formula="of:=IF([.F412];&quot;&lt;Song&gt;&lt;Title&gt;&quot;&amp;[.H412]&amp;&quot;&lt;/Title&gt;&lt;FileName&gt;&quot;&amp;[.I412]&amp;&quot;&lt;/FileName&gt;&lt;/FileType&gt;1&lt;/FileType&gt;&quot;;&quot;&quot;)" office:value-type="string" office:string-value="&lt;Song&gt;&lt;Title&gt;Big Scioty TW&lt;/Title&gt;&lt;FileName&gt;Big Scioty TW.pdf&lt;/FileName&gt;&lt;/FileType&gt;1&lt;/FileType&gt;" calcext:value-type="string">
            <text:p>&lt;Song&gt;&lt;Title&gt;Big Scioty TW&lt;/Title&gt;&lt;FileName&gt;Big Scioty TW.pdf&lt;/FileName&gt;&lt;/FileType&gt;1&lt;/FileType&gt;</text:p>
          </table:table-cell>
          <table:table-cell table:formula="of:=IF([.C41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3]));IF(ISBLANK([$'Setlist Input'.A414]);1;0);0)" office:value-type="float" office:value="0" calcext:value-type="float">
            <text:p>0</text:p>
          </table:table-cell>
          <table:table-cell table:style-name="ce6" table:formula="of:=ISNUMBER(SEARCH(&quot;kind=&quot;;[$'Setlist Input'.A41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3]))" office:value-type="boolean" office:boolean-value="true" calcext:value-type="boolean">
            <text:p>TRUE</text:p>
          </table:table-cell>
          <table:table-cell table:formula="of:=IF([.D413];MID([$'Setlist Input'.A413];SEARCH(&quot;title=&quot;;[$'Setlist Input'.A413])+7;(SEARCH(&quot;&gt;&quot;;[$'Setlist Input'.A413])-1)-(SEARCH(&quot;title=&quot;;[$'Setlist Input'.A413])+7));&quot;&quot;)">
            <text:p/>
          </table:table-cell>
          <table:table-cell table:formula="of:=IF([.F413];MID([$'Setlist Input'.A413];SEARCH(&quot;score title=&quot;;[$'Setlist Input'.A413])+13;(SEARCH(&quot;path=&quot;;[$'Setlist Input'.A413])-2)-(SEARCH(&quot;score title=&quot;;[$'Setlist Input'.A413])+13));&quot;&quot;)" office:value-type="string" office:string-value="Big Eyed Rabbit TW" calcext:value-type="string">
            <text:p>Big Eyed Rabbit TW</text:p>
          </table:table-cell>
          <table:table-cell table:formula="of:=IF([.F413];MID([$'Setlist Input'.A413];SEARCH(&quot;path=&quot;;[$'Setlist Input'.A413])+6;(SEARCH(&quot;&gt;&quot;;[$'Setlist Input'.A413])-3)-(SEARCH(&quot;path=&quot;;[$'Setlist Input'.A413])+6));&quot;&quot;)" office:value-type="string" office:string-value="Big Eyed Rabbit TW.pdf" calcext:value-type="string">
            <text:p>Big Eyed Rabbit TW.pdf</text:p>
          </table:table-cell>
          <table:table-cell/>
          <table:table-cell table:formula="of:=IF([.D413];&quot;&lt;Setlist&gt;&lt;Name&gt;&quot;&amp;[.G413]&amp;&quot;&lt;/Name&gt;&quot;;IF([.E413];&quot;&lt;/Setlist&gt;&quot;;&quot;&quot;))">
            <text:p/>
          </table:table-cell>
          <table:table-cell table:formula="of:=IF([.F413];&quot;&lt;Song&gt;&lt;Title&gt;&quot;&amp;[.H413]&amp;&quot;&lt;/Title&gt;&lt;FileName&gt;&quot;&amp;[.I413]&amp;&quot;&lt;/FileName&gt;&lt;/FileType&gt;1&lt;/FileType&gt;&quot;;&quot;&quot;)" office:value-type="string" office:string-value="&lt;Song&gt;&lt;Title&gt;Big Eyed Rabbit TW&lt;/Title&gt;&lt;FileName&gt;Big Eyed Rabbit TW.pdf&lt;/FileName&gt;&lt;/FileType&gt;1&lt;/FileType&gt;" calcext:value-type="string">
            <text:p>&lt;Song&gt;&lt;Title&gt;Big Eyed Rabbit TW&lt;/Title&gt;&lt;FileName&gt;Big Eyed Rabbit TW.pdf&lt;/FileName&gt;&lt;/FileType&gt;1&lt;/FileType&gt;</text:p>
          </table:table-cell>
          <table:table-cell table:formula="of:=IF([.C41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4]));IF(ISBLANK([$'Setlist Input'.A415]);1;0);0)" office:value-type="float" office:value="0" calcext:value-type="float">
            <text:p>0</text:p>
          </table:table-cell>
          <table:table-cell table:style-name="ce6" table:formula="of:=ISNUMBER(SEARCH(&quot;kind=&quot;;[$'Setlist Input'.A41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4]))" office:value-type="boolean" office:boolean-value="true" calcext:value-type="boolean">
            <text:p>TRUE</text:p>
          </table:table-cell>
          <table:table-cell table:formula="of:=IF([.D414];MID([$'Setlist Input'.A414];SEARCH(&quot;title=&quot;;[$'Setlist Input'.A414])+7;(SEARCH(&quot;&gt;&quot;;[$'Setlist Input'.A414])-1)-(SEARCH(&quot;title=&quot;;[$'Setlist Input'.A414])+7));&quot;&quot;)">
            <text:p/>
          </table:table-cell>
          <table:table-cell table:formula="of:=IF([.F414];MID([$'Setlist Input'.A414];SEARCH(&quot;score title=&quot;;[$'Setlist Input'.A414])+13;(SEARCH(&quot;path=&quot;;[$'Setlist Input'.A414])-2)-(SEARCH(&quot;score title=&quot;;[$'Setlist Input'.A414])+13));&quot;&quot;)" office:value-type="string" office:string-value="Barlow Knife TW" calcext:value-type="string">
            <text:p>Barlow Knife TW</text:p>
          </table:table-cell>
          <table:table-cell table:formula="of:=IF([.F414];MID([$'Setlist Input'.A414];SEARCH(&quot;path=&quot;;[$'Setlist Input'.A414])+6;(SEARCH(&quot;&gt;&quot;;[$'Setlist Input'.A414])-3)-(SEARCH(&quot;path=&quot;;[$'Setlist Input'.A414])+6));&quot;&quot;)" office:value-type="string" office:string-value="Barlow Knife TW.pdf" calcext:value-type="string">
            <text:p>Barlow Knife TW.pdf</text:p>
          </table:table-cell>
          <table:table-cell/>
          <table:table-cell table:formula="of:=IF([.D414];&quot;&lt;Setlist&gt;&lt;Name&gt;&quot;&amp;[.G414]&amp;&quot;&lt;/Name&gt;&quot;;IF([.E414];&quot;&lt;/Setlist&gt;&quot;;&quot;&quot;))">
            <text:p/>
          </table:table-cell>
          <table:table-cell table:formula="of:=IF([.F414];&quot;&lt;Song&gt;&lt;Title&gt;&quot;&amp;[.H414]&amp;&quot;&lt;/Title&gt;&lt;FileName&gt;&quot;&amp;[.I414]&amp;&quot;&lt;/FileName&gt;&lt;/FileType&gt;1&lt;/FileType&gt;&quot;;&quot;&quot;)" office:value-type="string" office:string-value="&lt;Song&gt;&lt;Title&gt;Barlow Knife TW&lt;/Title&gt;&lt;FileName&gt;Barlow Knife TW.pdf&lt;/FileName&gt;&lt;/FileType&gt;1&lt;/FileType&gt;" calcext:value-type="string">
            <text:p>&lt;Song&gt;&lt;Title&gt;Barlow Knife TW&lt;/Title&gt;&lt;FileName&gt;Barlow Knife TW.pdf&lt;/FileName&gt;&lt;/FileType&gt;1&lt;/FileType&gt;</text:p>
          </table:table-cell>
          <table:table-cell table:formula="of:=IF([.C41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5]));IF(ISBLANK([$'Setlist Input'.A416]);1;0);0)" office:value-type="float" office:value="0" calcext:value-type="float">
            <text:p>0</text:p>
          </table:table-cell>
          <table:table-cell table:style-name="ce6" table:formula="of:=ISNUMBER(SEARCH(&quot;kind=&quot;;[$'Setlist Input'.A41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5]))" office:value-type="boolean" office:boolean-value="true" calcext:value-type="boolean">
            <text:p>TRUE</text:p>
          </table:table-cell>
          <table:table-cell table:formula="of:=IF([.D415];MID([$'Setlist Input'.A415];SEARCH(&quot;title=&quot;;[$'Setlist Input'.A415])+7;(SEARCH(&quot;&gt;&quot;;[$'Setlist Input'.A415])-1)-(SEARCH(&quot;title=&quot;;[$'Setlist Input'.A415])+7));&quot;&quot;)">
            <text:p/>
          </table:table-cell>
          <table:table-cell table:formula="of:=IF([.F415];MID([$'Setlist Input'.A415];SEARCH(&quot;score title=&quot;;[$'Setlist Input'.A415])+13;(SEARCH(&quot;path=&quot;;[$'Setlist Input'.A415])-2)-(SEARCH(&quot;score title=&quot;;[$'Setlist Input'.A415])+13));&quot;&quot;)" office:value-type="string" office:string-value="Cumberland Deer Chase TW" calcext:value-type="string">
            <text:p>Cumberland Deer Chase TW</text:p>
          </table:table-cell>
          <table:table-cell table:formula="of:=IF([.F415];MID([$'Setlist Input'.A415];SEARCH(&quot;path=&quot;;[$'Setlist Input'.A415])+6;(SEARCH(&quot;&gt;&quot;;[$'Setlist Input'.A415])-3)-(SEARCH(&quot;path=&quot;;[$'Setlist Input'.A415])+6));&quot;&quot;)" office:value-type="string" office:string-value="Cumberland Deer Chase TW.pdf" calcext:value-type="string">
            <text:p>Cumberland Deer Chase TW.pdf</text:p>
          </table:table-cell>
          <table:table-cell/>
          <table:table-cell table:formula="of:=IF([.D415];&quot;&lt;Setlist&gt;&lt;Name&gt;&quot;&amp;[.G415]&amp;&quot;&lt;/Name&gt;&quot;;IF([.E415];&quot;&lt;/Setlist&gt;&quot;;&quot;&quot;))">
            <text:p/>
          </table:table-cell>
          <table:table-cell table:formula="of:=IF([.F415];&quot;&lt;Song&gt;&lt;Title&gt;&quot;&amp;[.H415]&amp;&quot;&lt;/Title&gt;&lt;FileName&gt;&quot;&amp;[.I415]&amp;&quot;&lt;/FileName&gt;&lt;/FileType&gt;1&lt;/FileType&gt;&quot;;&quot;&quot;)" office:value-type="string" office:string-value="&lt;Song&gt;&lt;Title&gt;Cumberland Deer Chase TW&lt;/Title&gt;&lt;FileName&gt;Cumberland Deer Chase TW.pdf&lt;/FileName&gt;&lt;/FileType&gt;1&lt;/FileType&gt;" calcext:value-type="string">
            <text:p>&lt;Song&gt;&lt;Title&gt;Cumberland Deer Chase TW&lt;/Title&gt;&lt;FileName&gt;Cumberland Deer Chase TW.pdf&lt;/FileName&gt;&lt;/FileType&gt;1&lt;/FileType&gt;</text:p>
          </table:table-cell>
          <table:table-cell table:formula="of:=IF([.C41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6]));IF(ISBLANK([$'Setlist Input'.A417]);1;0);0)" office:value-type="float" office:value="0" calcext:value-type="float">
            <text:p>0</text:p>
          </table:table-cell>
          <table:table-cell table:style-name="ce6" table:formula="of:=ISNUMBER(SEARCH(&quot;kind=&quot;;[$'Setlist Input'.A41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6]))" office:value-type="boolean" office:boolean-value="true" calcext:value-type="boolean">
            <text:p>TRUE</text:p>
          </table:table-cell>
          <table:table-cell table:formula="of:=IF([.D416];MID([$'Setlist Input'.A416];SEARCH(&quot;title=&quot;;[$'Setlist Input'.A416])+7;(SEARCH(&quot;&gt;&quot;;[$'Setlist Input'.A416])-1)-(SEARCH(&quot;title=&quot;;[$'Setlist Input'.A416])+7));&quot;&quot;)">
            <text:p/>
          </table:table-cell>
          <table:table-cell table:formula="of:=IF([.F416];MID([$'Setlist Input'.A416];SEARCH(&quot;score title=&quot;;[$'Setlist Input'.A416])+13;(SEARCH(&quot;path=&quot;;[$'Setlist Input'.A416])-2)-(SEARCH(&quot;score title=&quot;;[$'Setlist Input'.A416])+13));&quot;&quot;)" office:value-type="string" office:string-value="Cumberland Gap TW" calcext:value-type="string">
            <text:p>Cumberland Gap TW</text:p>
          </table:table-cell>
          <table:table-cell table:formula="of:=IF([.F416];MID([$'Setlist Input'.A416];SEARCH(&quot;path=&quot;;[$'Setlist Input'.A416])+6;(SEARCH(&quot;&gt;&quot;;[$'Setlist Input'.A416])-3)-(SEARCH(&quot;path=&quot;;[$'Setlist Input'.A416])+6));&quot;&quot;)" office:value-type="string" office:string-value="Cumberland Gap TW.pdf" calcext:value-type="string">
            <text:p>Cumberland Gap TW.pdf</text:p>
          </table:table-cell>
          <table:table-cell/>
          <table:table-cell table:formula="of:=IF([.D416];&quot;&lt;Setlist&gt;&lt;Name&gt;&quot;&amp;[.G416]&amp;&quot;&lt;/Name&gt;&quot;;IF([.E416];&quot;&lt;/Setlist&gt;&quot;;&quot;&quot;))">
            <text:p/>
          </table:table-cell>
          <table:table-cell table:formula="of:=IF([.F416];&quot;&lt;Song&gt;&lt;Title&gt;&quot;&amp;[.H416]&amp;&quot;&lt;/Title&gt;&lt;FileName&gt;&quot;&amp;[.I416]&amp;&quot;&lt;/FileName&gt;&lt;/FileType&gt;1&lt;/FileType&gt;&quot;;&quot;&quot;)" office:value-type="string" office:string-value="&lt;Song&gt;&lt;Title&gt;Cumberland Gap TW&lt;/Title&gt;&lt;FileName&gt;Cumberland Gap TW.pdf&lt;/FileName&gt;&lt;/FileType&gt;1&lt;/FileType&gt;" calcext:value-type="string">
            <text:p>&lt;Song&gt;&lt;Title&gt;Cumberland Gap TW&lt;/Title&gt;&lt;FileName&gt;Cumberland Gap TW.pdf&lt;/FileName&gt;&lt;/FileType&gt;1&lt;/FileType&gt;</text:p>
          </table:table-cell>
          <table:table-cell table:formula="of:=IF([.C41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7]));IF(ISBLANK([$'Setlist Input'.A418]);1;0);0)" office:value-type="float" office:value="0" calcext:value-type="float">
            <text:p>0</text:p>
          </table:table-cell>
          <table:table-cell table:style-name="ce6" table:formula="of:=ISNUMBER(SEARCH(&quot;kind=&quot;;[$'Setlist Input'.A41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7]))" office:value-type="boolean" office:boolean-value="true" calcext:value-type="boolean">
            <text:p>TRUE</text:p>
          </table:table-cell>
          <table:table-cell table:formula="of:=IF([.D417];MID([$'Setlist Input'.A417];SEARCH(&quot;title=&quot;;[$'Setlist Input'.A417])+7;(SEARCH(&quot;&gt;&quot;;[$'Setlist Input'.A417])-1)-(SEARCH(&quot;title=&quot;;[$'Setlist Input'.A417])+7));&quot;&quot;)">
            <text:p/>
          </table:table-cell>
          <table:table-cell table:formula="of:=IF([.F417];MID([$'Setlist Input'.A417];SEARCH(&quot;score title=&quot;;[$'Setlist Input'.A417])+13;(SEARCH(&quot;path=&quot;;[$'Setlist Input'.A417])-2)-(SEARCH(&quot;score title=&quot;;[$'Setlist Input'.A417])+13));&quot;&quot;)" office:value-type="string" office:string-value="Cucharin's Cross TW" calcext:value-type="string">
            <text:p>Cucharin's Cross TW</text:p>
          </table:table-cell>
          <table:table-cell table:formula="of:=IF([.F417];MID([$'Setlist Input'.A417];SEARCH(&quot;path=&quot;;[$'Setlist Input'.A417])+6;(SEARCH(&quot;&gt;&quot;;[$'Setlist Input'.A417])-3)-(SEARCH(&quot;path=&quot;;[$'Setlist Input'.A417])+6));&quot;&quot;)" office:value-type="string" office:string-value="Cucharin's Cross TW.pdf" calcext:value-type="string">
            <text:p>Cucharin's Cross TW.pdf</text:p>
          </table:table-cell>
          <table:table-cell/>
          <table:table-cell table:formula="of:=IF([.D417];&quot;&lt;Setlist&gt;&lt;Name&gt;&quot;&amp;[.G417]&amp;&quot;&lt;/Name&gt;&quot;;IF([.E417];&quot;&lt;/Setlist&gt;&quot;;&quot;&quot;))">
            <text:p/>
          </table:table-cell>
          <table:table-cell table:formula="of:=IF([.F417];&quot;&lt;Song&gt;&lt;Title&gt;&quot;&amp;[.H417]&amp;&quot;&lt;/Title&gt;&lt;FileName&gt;&quot;&amp;[.I417]&amp;&quot;&lt;/FileName&gt;&lt;/FileType&gt;1&lt;/FileType&gt;&quot;;&quot;&quot;)" office:value-type="string" office:string-value="&lt;Song&gt;&lt;Title&gt;Cucharin's Cross TW&lt;/Title&gt;&lt;FileName&gt;Cucharin's Cross TW.pdf&lt;/FileName&gt;&lt;/FileType&gt;1&lt;/FileType&gt;" calcext:value-type="string">
            <text:p>&lt;Song&gt;&lt;Title&gt;Cucharin's Cross TW&lt;/Title&gt;&lt;FileName&gt;Cucharin's Cross TW.pdf&lt;/FileName&gt;&lt;/FileType&gt;1&lt;/FileType&gt;</text:p>
          </table:table-cell>
          <table:table-cell table:formula="of:=IF([.C41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8]));IF(ISBLANK([$'Setlist Input'.A419]);1;0);0)" office:value-type="float" office:value="0" calcext:value-type="float">
            <text:p>0</text:p>
          </table:table-cell>
          <table:table-cell table:style-name="ce6" table:formula="of:=ISNUMBER(SEARCH(&quot;kind=&quot;;[$'Setlist Input'.A41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8]))" office:value-type="boolean" office:boolean-value="true" calcext:value-type="boolean">
            <text:p>TRUE</text:p>
          </table:table-cell>
          <table:table-cell table:formula="of:=IF([.D418];MID([$'Setlist Input'.A418];SEARCH(&quot;title=&quot;;[$'Setlist Input'.A418])+7;(SEARCH(&quot;&gt;&quot;;[$'Setlist Input'.A418])-1)-(SEARCH(&quot;title=&quot;;[$'Setlist Input'.A418])+7));&quot;&quot;)">
            <text:p/>
          </table:table-cell>
          <table:table-cell table:formula="of:=IF([.F418];MID([$'Setlist Input'.A418];SEARCH(&quot;score title=&quot;;[$'Setlist Input'.A418])+13;(SEARCH(&quot;path=&quot;;[$'Setlist Input'.A418])-2)-(SEARCH(&quot;score title=&quot;;[$'Setlist Input'.A418])+13));&quot;&quot;)" office:value-type="string" office:string-value="Cotton Eyed Joe TW" calcext:value-type="string">
            <text:p>Cotton Eyed Joe TW</text:p>
          </table:table-cell>
          <table:table-cell table:formula="of:=IF([.F418];MID([$'Setlist Input'.A418];SEARCH(&quot;path=&quot;;[$'Setlist Input'.A418])+6;(SEARCH(&quot;&gt;&quot;;[$'Setlist Input'.A418])-3)-(SEARCH(&quot;path=&quot;;[$'Setlist Input'.A418])+6));&quot;&quot;)" office:value-type="string" office:string-value="Cotton Eyed Joe TW.pdf" calcext:value-type="string">
            <text:p>Cotton Eyed Joe TW.pdf</text:p>
          </table:table-cell>
          <table:table-cell/>
          <table:table-cell table:formula="of:=IF([.D418];&quot;&lt;Setlist&gt;&lt;Name&gt;&quot;&amp;[.G418]&amp;&quot;&lt;/Name&gt;&quot;;IF([.E418];&quot;&lt;/Setlist&gt;&quot;;&quot;&quot;))">
            <text:p/>
          </table:table-cell>
          <table:table-cell table:formula="of:=IF([.F418];&quot;&lt;Song&gt;&lt;Title&gt;&quot;&amp;[.H418]&amp;&quot;&lt;/Title&gt;&lt;FileName&gt;&quot;&amp;[.I418]&amp;&quot;&lt;/FileName&gt;&lt;/FileType&gt;1&lt;/FileType&gt;&quot;;&quot;&quot;)" office:value-type="string" office:string-value="&lt;Song&gt;&lt;Title&gt;Cotton Eyed Joe TW&lt;/Title&gt;&lt;FileName&gt;Cotton Eyed Joe TW.pdf&lt;/FileName&gt;&lt;/FileType&gt;1&lt;/FileType&gt;" calcext:value-type="string">
            <text:p>&lt;Song&gt;&lt;Title&gt;Cotton Eyed Joe TW&lt;/Title&gt;&lt;FileName&gt;Cotton Eyed Joe TW.pdf&lt;/FileName&gt;&lt;/FileType&gt;1&lt;/FileType&gt;</text:p>
          </table:table-cell>
          <table:table-cell table:formula="of:=IF([.C41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19]));IF(ISBLANK([$'Setlist Input'.A420]);1;0);0)" office:value-type="float" office:value="0" calcext:value-type="float">
            <text:p>0</text:p>
          </table:table-cell>
          <table:table-cell table:style-name="ce6" table:formula="of:=ISNUMBER(SEARCH(&quot;kind=&quot;;[$'Setlist Input'.A41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1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19]))" office:value-type="boolean" office:boolean-value="true" calcext:value-type="boolean">
            <text:p>TRUE</text:p>
          </table:table-cell>
          <table:table-cell table:formula="of:=IF([.D419];MID([$'Setlist Input'.A419];SEARCH(&quot;title=&quot;;[$'Setlist Input'.A419])+7;(SEARCH(&quot;&gt;&quot;;[$'Setlist Input'.A419])-1)-(SEARCH(&quot;title=&quot;;[$'Setlist Input'.A419])+7));&quot;&quot;)">
            <text:p/>
          </table:table-cell>
          <table:table-cell table:formula="of:=IF([.F419];MID([$'Setlist Input'.A419];SEARCH(&quot;score title=&quot;;[$'Setlist Input'.A419])+13;(SEARCH(&quot;path=&quot;;[$'Setlist Input'.A419])-2)-(SEARCH(&quot;score title=&quot;;[$'Setlist Input'.A419])+13));&quot;&quot;)" office:value-type="string" office:string-value="Columbus Stockade Blues TW" calcext:value-type="string">
            <text:p>Columbus Stockade Blues TW</text:p>
          </table:table-cell>
          <table:table-cell table:formula="of:=IF([.F419];MID([$'Setlist Input'.A419];SEARCH(&quot;path=&quot;;[$'Setlist Input'.A419])+6;(SEARCH(&quot;&gt;&quot;;[$'Setlist Input'.A419])-3)-(SEARCH(&quot;path=&quot;;[$'Setlist Input'.A419])+6));&quot;&quot;)" office:value-type="string" office:string-value="Columbus Stockade Blues TW.pdf" calcext:value-type="string">
            <text:p>Columbus Stockade Blues TW.pdf</text:p>
          </table:table-cell>
          <table:table-cell/>
          <table:table-cell table:formula="of:=IF([.D419];&quot;&lt;Setlist&gt;&lt;Name&gt;&quot;&amp;[.G419]&amp;&quot;&lt;/Name&gt;&quot;;IF([.E419];&quot;&lt;/Setlist&gt;&quot;;&quot;&quot;))">
            <text:p/>
          </table:table-cell>
          <table:table-cell table:formula="of:=IF([.F419];&quot;&lt;Song&gt;&lt;Title&gt;&quot;&amp;[.H419]&amp;&quot;&lt;/Title&gt;&lt;FileName&gt;&quot;&amp;[.I419]&amp;&quot;&lt;/FileName&gt;&lt;/FileType&gt;1&lt;/FileType&gt;&quot;;&quot;&quot;)" office:value-type="string" office:string-value="&lt;Song&gt;&lt;Title&gt;Columbus Stockade Blues TW&lt;/Title&gt;&lt;FileName&gt;Columbus Stockade Blues TW.pdf&lt;/FileName&gt;&lt;/FileType&gt;1&lt;/FileType&gt;" calcext:value-type="string">
            <text:p>&lt;Song&gt;&lt;Title&gt;Columbus Stockade Blues TW&lt;/Title&gt;&lt;FileName&gt;Columbus Stockade Blues TW.pdf&lt;/FileName&gt;&lt;/FileType&gt;1&lt;/FileType&gt;</text:p>
          </table:table-cell>
          <table:table-cell table:formula="of:=IF([.C41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0]));IF(ISBLANK([$'Setlist Input'.A421]);1;0);0)" office:value-type="float" office:value="0" calcext:value-type="float">
            <text:p>0</text:p>
          </table:table-cell>
          <table:table-cell table:style-name="ce6" table:formula="of:=ISNUMBER(SEARCH(&quot;kind=&quot;;[$'Setlist Input'.A42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0]))" office:value-type="boolean" office:boolean-value="true" calcext:value-type="boolean">
            <text:p>TRUE</text:p>
          </table:table-cell>
          <table:table-cell table:formula="of:=IF([.D420];MID([$'Setlist Input'.A420];SEARCH(&quot;title=&quot;;[$'Setlist Input'.A420])+7;(SEARCH(&quot;&gt;&quot;;[$'Setlist Input'.A420])-1)-(SEARCH(&quot;title=&quot;;[$'Setlist Input'.A420])+7));&quot;&quot;)">
            <text:p/>
          </table:table-cell>
          <table:table-cell table:formula="of:=IF([.F420];MID([$'Setlist Input'.A420];SEARCH(&quot;score title=&quot;;[$'Setlist Input'.A420])+13;(SEARCH(&quot;path=&quot;;[$'Setlist Input'.A420])-2)-(SEARCH(&quot;score title=&quot;;[$'Setlist Input'.A420])+13));&quot;&quot;)" office:value-type="string" office:string-value="Coleman's March TW" calcext:value-type="string">
            <text:p>Coleman's March TW</text:p>
          </table:table-cell>
          <table:table-cell table:formula="of:=IF([.F420];MID([$'Setlist Input'.A420];SEARCH(&quot;path=&quot;;[$'Setlist Input'.A420])+6;(SEARCH(&quot;&gt;&quot;;[$'Setlist Input'.A420])-3)-(SEARCH(&quot;path=&quot;;[$'Setlist Input'.A420])+6));&quot;&quot;)" office:value-type="string" office:string-value="Coleman's March TW.pdf" calcext:value-type="string">
            <text:p>Coleman's March TW.pdf</text:p>
          </table:table-cell>
          <table:table-cell/>
          <table:table-cell table:formula="of:=IF([.D420];&quot;&lt;Setlist&gt;&lt;Name&gt;&quot;&amp;[.G420]&amp;&quot;&lt;/Name&gt;&quot;;IF([.E420];&quot;&lt;/Setlist&gt;&quot;;&quot;&quot;))">
            <text:p/>
          </table:table-cell>
          <table:table-cell table:formula="of:=IF([.F420];&quot;&lt;Song&gt;&lt;Title&gt;&quot;&amp;[.H420]&amp;&quot;&lt;/Title&gt;&lt;FileName&gt;&quot;&amp;[.I420]&amp;&quot;&lt;/FileName&gt;&lt;/FileType&gt;1&lt;/FileType&gt;&quot;;&quot;&quot;)" office:value-type="string" office:string-value="&lt;Song&gt;&lt;Title&gt;Coleman's March TW&lt;/Title&gt;&lt;FileName&gt;Coleman's March TW.pdf&lt;/FileName&gt;&lt;/FileType&gt;1&lt;/FileType&gt;" calcext:value-type="string">
            <text:p>&lt;Song&gt;&lt;Title&gt;Coleman's March TW&lt;/Title&gt;&lt;FileName&gt;Coleman's March TW.pdf&lt;/FileName&gt;&lt;/FileType&gt;1&lt;/FileType&gt;</text:p>
          </table:table-cell>
          <table:table-cell table:formula="of:=IF([.C42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1]));IF(ISBLANK([$'Setlist Input'.A422]);1;0);0)" office:value-type="float" office:value="0" calcext:value-type="float">
            <text:p>0</text:p>
          </table:table-cell>
          <table:table-cell table:style-name="ce6" table:formula="of:=ISNUMBER(SEARCH(&quot;kind=&quot;;[$'Setlist Input'.A42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1]))" office:value-type="boolean" office:boolean-value="true" calcext:value-type="boolean">
            <text:p>TRUE</text:p>
          </table:table-cell>
          <table:table-cell table:formula="of:=IF([.D421];MID([$'Setlist Input'.A421];SEARCH(&quot;title=&quot;;[$'Setlist Input'.A421])+7;(SEARCH(&quot;&gt;&quot;;[$'Setlist Input'.A421])-1)-(SEARCH(&quot;title=&quot;;[$'Setlist Input'.A421])+7));&quot;&quot;)">
            <text:p/>
          </table:table-cell>
          <table:table-cell table:formula="of:=IF([.F421];MID([$'Setlist Input'.A421];SEARCH(&quot;score title=&quot;;[$'Setlist Input'.A421])+13;(SEARCH(&quot;path=&quot;;[$'Setlist Input'.A421])-2)-(SEARCH(&quot;score title=&quot;;[$'Setlist Input'.A421])+13));&quot;&quot;)" office:value-type="string" office:string-value="Cold Frosty Morning TW" calcext:value-type="string">
            <text:p>Cold Frosty Morning TW</text:p>
          </table:table-cell>
          <table:table-cell table:formula="of:=IF([.F421];MID([$'Setlist Input'.A421];SEARCH(&quot;path=&quot;;[$'Setlist Input'.A421])+6;(SEARCH(&quot;&gt;&quot;;[$'Setlist Input'.A421])-3)-(SEARCH(&quot;path=&quot;;[$'Setlist Input'.A421])+6));&quot;&quot;)" office:value-type="string" office:string-value="Cold Frosty Morning TW.pdf" calcext:value-type="string">
            <text:p>Cold Frosty Morning TW.pdf</text:p>
          </table:table-cell>
          <table:table-cell/>
          <table:table-cell table:formula="of:=IF([.D421];&quot;&lt;Setlist&gt;&lt;Name&gt;&quot;&amp;[.G421]&amp;&quot;&lt;/Name&gt;&quot;;IF([.E421];&quot;&lt;/Setlist&gt;&quot;;&quot;&quot;))">
            <text:p/>
          </table:table-cell>
          <table:table-cell table:formula="of:=IF([.F421];&quot;&lt;Song&gt;&lt;Title&gt;&quot;&amp;[.H421]&amp;&quot;&lt;/Title&gt;&lt;FileName&gt;&quot;&amp;[.I421]&amp;&quot;&lt;/FileName&gt;&lt;/FileType&gt;1&lt;/FileType&gt;&quot;;&quot;&quot;)" office:value-type="string" office:string-value="&lt;Song&gt;&lt;Title&gt;Cold Frosty Morning TW&lt;/Title&gt;&lt;FileName&gt;Cold Frosty Morning TW.pdf&lt;/FileName&gt;&lt;/FileType&gt;1&lt;/FileType&gt;" calcext:value-type="string">
            <text:p>&lt;Song&gt;&lt;Title&gt;Cold Frosty Morning TW&lt;/Title&gt;&lt;FileName&gt;Cold Frosty Morning TW.pdf&lt;/FileName&gt;&lt;/FileType&gt;1&lt;/FileType&gt;</text:p>
          </table:table-cell>
          <table:table-cell table:formula="of:=IF([.C42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2]));IF(ISBLANK([$'Setlist Input'.A423]);1;0);0)" office:value-type="float" office:value="0" calcext:value-type="float">
            <text:p>0</text:p>
          </table:table-cell>
          <table:table-cell table:style-name="ce6" table:formula="of:=ISNUMBER(SEARCH(&quot;kind=&quot;;[$'Setlist Input'.A42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2]))" office:value-type="boolean" office:boolean-value="true" calcext:value-type="boolean">
            <text:p>TRUE</text:p>
          </table:table-cell>
          <table:table-cell table:formula="of:=IF([.D422];MID([$'Setlist Input'.A422];SEARCH(&quot;title=&quot;;[$'Setlist Input'.A422])+7;(SEARCH(&quot;&gt;&quot;;[$'Setlist Input'.A422])-1)-(SEARCH(&quot;title=&quot;;[$'Setlist Input'.A422])+7));&quot;&quot;)">
            <text:p/>
          </table:table-cell>
          <table:table-cell table:formula="of:=IF([.F422];MID([$'Setlist Input'.A422];SEARCH(&quot;score title=&quot;;[$'Setlist Input'.A422])+13;(SEARCH(&quot;path=&quot;;[$'Setlist Input'.A422])-2)-(SEARCH(&quot;score title=&quot;;[$'Setlist Input'.A422])+13));&quot;&quot;)" office:value-type="string" office:string-value="Cluck Old Hen TW" calcext:value-type="string">
            <text:p>Cluck Old Hen TW</text:p>
          </table:table-cell>
          <table:table-cell table:formula="of:=IF([.F422];MID([$'Setlist Input'.A422];SEARCH(&quot;path=&quot;;[$'Setlist Input'.A422])+6;(SEARCH(&quot;&gt;&quot;;[$'Setlist Input'.A422])-3)-(SEARCH(&quot;path=&quot;;[$'Setlist Input'.A422])+6));&quot;&quot;)" office:value-type="string" office:string-value="Cluck Old Hen TW.pdf" calcext:value-type="string">
            <text:p>Cluck Old Hen TW.pdf</text:p>
          </table:table-cell>
          <table:table-cell/>
          <table:table-cell table:formula="of:=IF([.D422];&quot;&lt;Setlist&gt;&lt;Name&gt;&quot;&amp;[.G422]&amp;&quot;&lt;/Name&gt;&quot;;IF([.E422];&quot;&lt;/Setlist&gt;&quot;;&quot;&quot;))">
            <text:p/>
          </table:table-cell>
          <table:table-cell table:formula="of:=IF([.F422];&quot;&lt;Song&gt;&lt;Title&gt;&quot;&amp;[.H422]&amp;&quot;&lt;/Title&gt;&lt;FileName&gt;&quot;&amp;[.I422]&amp;&quot;&lt;/FileName&gt;&lt;/FileType&gt;1&lt;/FileType&gt;&quot;;&quot;&quot;)" office:value-type="string" office:string-value="&lt;Song&gt;&lt;Title&gt;Cluck Old Hen TW&lt;/Title&gt;&lt;FileName&gt;Cluck Old Hen TW.pdf&lt;/FileName&gt;&lt;/FileType&gt;1&lt;/FileType&gt;" calcext:value-type="string">
            <text:p>&lt;Song&gt;&lt;Title&gt;Cluck Old Hen TW&lt;/Title&gt;&lt;FileName&gt;Cluck Old Hen TW.pdf&lt;/FileName&gt;&lt;/FileType&gt;1&lt;/FileType&gt;</text:p>
          </table:table-cell>
          <table:table-cell table:formula="of:=IF([.C42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3]));IF(ISBLANK([$'Setlist Input'.A424]);1;0);0)" office:value-type="float" office:value="0" calcext:value-type="float">
            <text:p>0</text:p>
          </table:table-cell>
          <table:table-cell table:style-name="ce6" table:formula="of:=ISNUMBER(SEARCH(&quot;kind=&quot;;[$'Setlist Input'.A42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3]))" office:value-type="boolean" office:boolean-value="true" calcext:value-type="boolean">
            <text:p>TRUE</text:p>
          </table:table-cell>
          <table:table-cell table:formula="of:=IF([.D423];MID([$'Setlist Input'.A423];SEARCH(&quot;title=&quot;;[$'Setlist Input'.A423])+7;(SEARCH(&quot;&gt;&quot;;[$'Setlist Input'.A423])-1)-(SEARCH(&quot;title=&quot;;[$'Setlist Input'.A423])+7));&quot;&quot;)">
            <text:p/>
          </table:table-cell>
          <table:table-cell table:formula="of:=IF([.F423];MID([$'Setlist Input'.A423];SEARCH(&quot;score title=&quot;;[$'Setlist Input'.A423])+13;(SEARCH(&quot;path=&quot;;[$'Setlist Input'.A423])-2)-(SEARCH(&quot;score title=&quot;;[$'Setlist Input'.A423])+13));&quot;&quot;)" office:value-type="string" office:string-value="Cindy TW" calcext:value-type="string">
            <text:p>Cindy TW</text:p>
          </table:table-cell>
          <table:table-cell table:formula="of:=IF([.F423];MID([$'Setlist Input'.A423];SEARCH(&quot;path=&quot;;[$'Setlist Input'.A423])+6;(SEARCH(&quot;&gt;&quot;;[$'Setlist Input'.A423])-3)-(SEARCH(&quot;path=&quot;;[$'Setlist Input'.A423])+6));&quot;&quot;)" office:value-type="string" office:string-value="Cindy TW.pdf" calcext:value-type="string">
            <text:p>Cindy TW.pdf</text:p>
          </table:table-cell>
          <table:table-cell/>
          <table:table-cell table:formula="of:=IF([.D423];&quot;&lt;Setlist&gt;&lt;Name&gt;&quot;&amp;[.G423]&amp;&quot;&lt;/Name&gt;&quot;;IF([.E423];&quot;&lt;/Setlist&gt;&quot;;&quot;&quot;))">
            <text:p/>
          </table:table-cell>
          <table:table-cell table:formula="of:=IF([.F423];&quot;&lt;Song&gt;&lt;Title&gt;&quot;&amp;[.H423]&amp;&quot;&lt;/Title&gt;&lt;FileName&gt;&quot;&amp;[.I423]&amp;&quot;&lt;/FileName&gt;&lt;/FileType&gt;1&lt;/FileType&gt;&quot;;&quot;&quot;)" office:value-type="string" office:string-value="&lt;Song&gt;&lt;Title&gt;Cindy TW&lt;/Title&gt;&lt;FileName&gt;Cindy TW.pdf&lt;/FileName&gt;&lt;/FileType&gt;1&lt;/FileType&gt;" calcext:value-type="string">
            <text:p>&lt;Song&gt;&lt;Title&gt;Cindy TW&lt;/Title&gt;&lt;FileName&gt;Cindy TW.pdf&lt;/FileName&gt;&lt;/FileType&gt;1&lt;/FileType&gt;</text:p>
          </table:table-cell>
          <table:table-cell table:formula="of:=IF([.C42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4]));IF(ISBLANK([$'Setlist Input'.A425]);1;0);0)" office:value-type="float" office:value="0" calcext:value-type="float">
            <text:p>0</text:p>
          </table:table-cell>
          <table:table-cell table:style-name="ce6" table:formula="of:=ISNUMBER(SEARCH(&quot;kind=&quot;;[$'Setlist Input'.A42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4]))" office:value-type="boolean" office:boolean-value="true" calcext:value-type="boolean">
            <text:p>TRUE</text:p>
          </table:table-cell>
          <table:table-cell table:formula="of:=IF([.D424];MID([$'Setlist Input'.A424];SEARCH(&quot;title=&quot;;[$'Setlist Input'.A424])+7;(SEARCH(&quot;&gt;&quot;;[$'Setlist Input'.A424])-1)-(SEARCH(&quot;title=&quot;;[$'Setlist Input'.A424])+7));&quot;&quot;)">
            <text:p/>
          </table:table-cell>
          <table:table-cell table:formula="of:=IF([.F424];MID([$'Setlist Input'.A424];SEARCH(&quot;score title=&quot;;[$'Setlist Input'.A424])+13;(SEARCH(&quot;path=&quot;;[$'Setlist Input'.A424])-2)-(SEARCH(&quot;score title=&quot;;[$'Setlist Input'.A424])+13));&quot;&quot;)" office:value-type="string" office:string-value="Chinese Breakdown TW" calcext:value-type="string">
            <text:p>Chinese Breakdown TW</text:p>
          </table:table-cell>
          <table:table-cell table:formula="of:=IF([.F424];MID([$'Setlist Input'.A424];SEARCH(&quot;path=&quot;;[$'Setlist Input'.A424])+6;(SEARCH(&quot;&gt;&quot;;[$'Setlist Input'.A424])-3)-(SEARCH(&quot;path=&quot;;[$'Setlist Input'.A424])+6));&quot;&quot;)" office:value-type="string" office:string-value="Chinese Breakdown TW.pdf" calcext:value-type="string">
            <text:p>Chinese Breakdown TW.pdf</text:p>
          </table:table-cell>
          <table:table-cell/>
          <table:table-cell table:formula="of:=IF([.D424];&quot;&lt;Setlist&gt;&lt;Name&gt;&quot;&amp;[.G424]&amp;&quot;&lt;/Name&gt;&quot;;IF([.E424];&quot;&lt;/Setlist&gt;&quot;;&quot;&quot;))">
            <text:p/>
          </table:table-cell>
          <table:table-cell table:formula="of:=IF([.F424];&quot;&lt;Song&gt;&lt;Title&gt;&quot;&amp;[.H424]&amp;&quot;&lt;/Title&gt;&lt;FileName&gt;&quot;&amp;[.I424]&amp;&quot;&lt;/FileName&gt;&lt;/FileType&gt;1&lt;/FileType&gt;&quot;;&quot;&quot;)" office:value-type="string" office:string-value="&lt;Song&gt;&lt;Title&gt;Chinese Breakdown TW&lt;/Title&gt;&lt;FileName&gt;Chinese Breakdown TW.pdf&lt;/FileName&gt;&lt;/FileType&gt;1&lt;/FileType&gt;" calcext:value-type="string">
            <text:p>&lt;Song&gt;&lt;Title&gt;Chinese Breakdown TW&lt;/Title&gt;&lt;FileName&gt;Chinese Breakdown TW.pdf&lt;/FileName&gt;&lt;/FileType&gt;1&lt;/FileType&gt;</text:p>
          </table:table-cell>
          <table:table-cell table:formula="of:=IF([.C42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5]));IF(ISBLANK([$'Setlist Input'.A426]);1;0);0)" office:value-type="float" office:value="0" calcext:value-type="float">
            <text:p>0</text:p>
          </table:table-cell>
          <table:table-cell table:style-name="ce6" table:formula="of:=ISNUMBER(SEARCH(&quot;kind=&quot;;[$'Setlist Input'.A42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5]))" office:value-type="boolean" office:boolean-value="true" calcext:value-type="boolean">
            <text:p>TRUE</text:p>
          </table:table-cell>
          <table:table-cell table:formula="of:=IF([.D425];MID([$'Setlist Input'.A425];SEARCH(&quot;title=&quot;;[$'Setlist Input'.A425])+7;(SEARCH(&quot;&gt;&quot;;[$'Setlist Input'.A425])-1)-(SEARCH(&quot;title=&quot;;[$'Setlist Input'.A425])+7));&quot;&quot;)">
            <text:p/>
          </table:table-cell>
          <table:table-cell table:formula="of:=IF([.F425];MID([$'Setlist Input'.A425];SEARCH(&quot;score title=&quot;;[$'Setlist Input'.A425])+13;(SEARCH(&quot;path=&quot;;[$'Setlist Input'.A425])-2)-(SEARCH(&quot;score title=&quot;;[$'Setlist Input'.A425])+13));&quot;&quot;)" office:value-type="string" office:string-value="Cherokee Shuffle TW" calcext:value-type="string">
            <text:p>Cherokee Shuffle TW</text:p>
          </table:table-cell>
          <table:table-cell table:formula="of:=IF([.F425];MID([$'Setlist Input'.A425];SEARCH(&quot;path=&quot;;[$'Setlist Input'.A425])+6;(SEARCH(&quot;&gt;&quot;;[$'Setlist Input'.A425])-3)-(SEARCH(&quot;path=&quot;;[$'Setlist Input'.A425])+6));&quot;&quot;)" office:value-type="string" office:string-value="Cherokee Shuffle TW.pdf" calcext:value-type="string">
            <text:p>Cherokee Shuffle TW.pdf</text:p>
          </table:table-cell>
          <table:table-cell/>
          <table:table-cell table:formula="of:=IF([.D425];&quot;&lt;Setlist&gt;&lt;Name&gt;&quot;&amp;[.G425]&amp;&quot;&lt;/Name&gt;&quot;;IF([.E425];&quot;&lt;/Setlist&gt;&quot;;&quot;&quot;))">
            <text:p/>
          </table:table-cell>
          <table:table-cell table:formula="of:=IF([.F425];&quot;&lt;Song&gt;&lt;Title&gt;&quot;&amp;[.H425]&amp;&quot;&lt;/Title&gt;&lt;FileName&gt;&quot;&amp;[.I425]&amp;&quot;&lt;/FileName&gt;&lt;/FileType&gt;1&lt;/FileType&gt;&quot;;&quot;&quot;)" office:value-type="string" office:string-value="&lt;Song&gt;&lt;Title&gt;Cherokee Shuffle TW&lt;/Title&gt;&lt;FileName&gt;Cherokee Shuffle TW.pdf&lt;/FileName&gt;&lt;/FileType&gt;1&lt;/FileType&gt;" calcext:value-type="string">
            <text:p>&lt;Song&gt;&lt;Title&gt;Cherokee Shuffle TW&lt;/Title&gt;&lt;FileName&gt;Cherokee Shuffle TW.pdf&lt;/FileName&gt;&lt;/FileType&gt;1&lt;/FileType&gt;</text:p>
          </table:table-cell>
          <table:table-cell table:formula="of:=IF([.C42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6]));IF(ISBLANK([$'Setlist Input'.A427]);1;0);0)" office:value-type="float" office:value="0" calcext:value-type="float">
            <text:p>0</text:p>
          </table:table-cell>
          <table:table-cell table:style-name="ce6" table:formula="of:=ISNUMBER(SEARCH(&quot;kind=&quot;;[$'Setlist Input'.A42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6]))" office:value-type="boolean" office:boolean-value="true" calcext:value-type="boolean">
            <text:p>TRUE</text:p>
          </table:table-cell>
          <table:table-cell table:formula="of:=IF([.D426];MID([$'Setlist Input'.A426];SEARCH(&quot;title=&quot;;[$'Setlist Input'.A426])+7;(SEARCH(&quot;&gt;&quot;;[$'Setlist Input'.A426])-1)-(SEARCH(&quot;title=&quot;;[$'Setlist Input'.A426])+7));&quot;&quot;)">
            <text:p/>
          </table:table-cell>
          <table:table-cell table:formula="of:=IF([.F426];MID([$'Setlist Input'.A426];SEARCH(&quot;score title=&quot;;[$'Setlist Input'.A426])+13;(SEARCH(&quot;path=&quot;;[$'Setlist Input'.A426])-2)-(SEARCH(&quot;score title=&quot;;[$'Setlist Input'.A426])+13));&quot;&quot;)" office:value-type="string" office:string-value="Camp Meeting on 4th July TW" calcext:value-type="string">
            <text:p>Camp Meeting on 4th July TW</text:p>
          </table:table-cell>
          <table:table-cell table:formula="of:=IF([.F426];MID([$'Setlist Input'.A426];SEARCH(&quot;path=&quot;;[$'Setlist Input'.A426])+6;(SEARCH(&quot;&gt;&quot;;[$'Setlist Input'.A426])-3)-(SEARCH(&quot;path=&quot;;[$'Setlist Input'.A426])+6));&quot;&quot;)" office:value-type="string" office:string-value="Camp Meeting on 4th July TW.pdf" calcext:value-type="string">
            <text:p>Camp Meeting on 4th July TW.pdf</text:p>
          </table:table-cell>
          <table:table-cell/>
          <table:table-cell table:formula="of:=IF([.D426];&quot;&lt;Setlist&gt;&lt;Name&gt;&quot;&amp;[.G426]&amp;&quot;&lt;/Name&gt;&quot;;IF([.E426];&quot;&lt;/Setlist&gt;&quot;;&quot;&quot;))">
            <text:p/>
          </table:table-cell>
          <table:table-cell table:formula="of:=IF([.F426];&quot;&lt;Song&gt;&lt;Title&gt;&quot;&amp;[.H426]&amp;&quot;&lt;/Title&gt;&lt;FileName&gt;&quot;&amp;[.I426]&amp;&quot;&lt;/FileName&gt;&lt;/FileType&gt;1&lt;/FileType&gt;&quot;;&quot;&quot;)" office:value-type="string" office:string-value="&lt;Song&gt;&lt;Title&gt;Camp Meeting on 4th July TW&lt;/Title&gt;&lt;FileName&gt;Camp Meeting on 4th July TW.pdf&lt;/FileName&gt;&lt;/FileType&gt;1&lt;/FileType&gt;" calcext:value-type="string">
            <text:p>&lt;Song&gt;&lt;Title&gt;Camp Meeting on 4th July TW&lt;/Title&gt;&lt;FileName&gt;Camp Meeting on 4th July TW.pdf&lt;/FileName&gt;&lt;/FileType&gt;1&lt;/FileType&gt;</text:p>
          </table:table-cell>
          <table:table-cell table:formula="of:=IF([.C42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7]));IF(ISBLANK([$'Setlist Input'.A428]);1;0);0)" office:value-type="float" office:value="0" calcext:value-type="float">
            <text:p>0</text:p>
          </table:table-cell>
          <table:table-cell table:style-name="ce6" table:formula="of:=ISNUMBER(SEARCH(&quot;kind=&quot;;[$'Setlist Input'.A42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7]))" office:value-type="boolean" office:boolean-value="true" calcext:value-type="boolean">
            <text:p>TRUE</text:p>
          </table:table-cell>
          <table:table-cell table:formula="of:=IF([.D427];MID([$'Setlist Input'.A427];SEARCH(&quot;title=&quot;;[$'Setlist Input'.A427])+7;(SEARCH(&quot;&gt;&quot;;[$'Setlist Input'.A427])-1)-(SEARCH(&quot;title=&quot;;[$'Setlist Input'.A427])+7));&quot;&quot;)">
            <text:p/>
          </table:table-cell>
          <table:table-cell table:formula="of:=IF([.F427];MID([$'Setlist Input'.A427];SEARCH(&quot;score title=&quot;;[$'Setlist Input'.A427])+13;(SEARCH(&quot;path=&quot;;[$'Setlist Input'.A427])-2)-(SEARCH(&quot;score title=&quot;;[$'Setlist Input'.A427])+13));&quot;&quot;)" office:value-type="string" office:string-value="Buffalo Gals TW" calcext:value-type="string">
            <text:p>Buffalo Gals TW</text:p>
          </table:table-cell>
          <table:table-cell table:formula="of:=IF([.F427];MID([$'Setlist Input'.A427];SEARCH(&quot;path=&quot;;[$'Setlist Input'.A427])+6;(SEARCH(&quot;&gt;&quot;;[$'Setlist Input'.A427])-3)-(SEARCH(&quot;path=&quot;;[$'Setlist Input'.A427])+6));&quot;&quot;)" office:value-type="string" office:string-value="Buffalo Gals TW.pdf" calcext:value-type="string">
            <text:p>Buffalo Gals TW.pdf</text:p>
          </table:table-cell>
          <table:table-cell/>
          <table:table-cell table:formula="of:=IF([.D427];&quot;&lt;Setlist&gt;&lt;Name&gt;&quot;&amp;[.G427]&amp;&quot;&lt;/Name&gt;&quot;;IF([.E427];&quot;&lt;/Setlist&gt;&quot;;&quot;&quot;))">
            <text:p/>
          </table:table-cell>
          <table:table-cell table:formula="of:=IF([.F427];&quot;&lt;Song&gt;&lt;Title&gt;&quot;&amp;[.H427]&amp;&quot;&lt;/Title&gt;&lt;FileName&gt;&quot;&amp;[.I427]&amp;&quot;&lt;/FileName&gt;&lt;/FileType&gt;1&lt;/FileType&gt;&quot;;&quot;&quot;)" office:value-type="string" office:string-value="&lt;Song&gt;&lt;Title&gt;Buffalo Gals TW&lt;/Title&gt;&lt;FileName&gt;Buffalo Gals TW.pdf&lt;/FileName&gt;&lt;/FileType&gt;1&lt;/FileType&gt;" calcext:value-type="string">
            <text:p>&lt;Song&gt;&lt;Title&gt;Buffalo Gals TW&lt;/Title&gt;&lt;FileName&gt;Buffalo Gals TW.pdf&lt;/FileName&gt;&lt;/FileType&gt;1&lt;/FileType&gt;</text:p>
          </table:table-cell>
          <table:table-cell table:formula="of:=IF([.C42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8]));IF(ISBLANK([$'Setlist Input'.A429]);1;0);0)" office:value-type="float" office:value="0" calcext:value-type="float">
            <text:p>0</text:p>
          </table:table-cell>
          <table:table-cell table:style-name="ce6" table:formula="of:=ISNUMBER(SEARCH(&quot;kind=&quot;;[$'Setlist Input'.A42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8]))" office:value-type="boolean" office:boolean-value="true" calcext:value-type="boolean">
            <text:p>TRUE</text:p>
          </table:table-cell>
          <table:table-cell table:formula="of:=IF([.D428];MID([$'Setlist Input'.A428];SEARCH(&quot;title=&quot;;[$'Setlist Input'.A428])+7;(SEARCH(&quot;&gt;&quot;;[$'Setlist Input'.A428])-1)-(SEARCH(&quot;title=&quot;;[$'Setlist Input'.A428])+7));&quot;&quot;)">
            <text:p/>
          </table:table-cell>
          <table:table-cell table:formula="of:=IF([.F428];MID([$'Setlist Input'.A428];SEARCH(&quot;score title=&quot;;[$'Setlist Input'.A428])+13;(SEARCH(&quot;path=&quot;;[$'Setlist Input'.A428])-2)-(SEARCH(&quot;score title=&quot;;[$'Setlist Input'.A428])+13));&quot;&quot;)" office:value-type="string" office:string-value="Buffalo Gals in G TW" calcext:value-type="string">
            <text:p>Buffalo Gals in G TW</text:p>
          </table:table-cell>
          <table:table-cell table:formula="of:=IF([.F428];MID([$'Setlist Input'.A428];SEARCH(&quot;path=&quot;;[$'Setlist Input'.A428])+6;(SEARCH(&quot;&gt;&quot;;[$'Setlist Input'.A428])-3)-(SEARCH(&quot;path=&quot;;[$'Setlist Input'.A428])+6));&quot;&quot;)" office:value-type="string" office:string-value="Buffalo Gals in G TW.pdf" calcext:value-type="string">
            <text:p>Buffalo Gals in G TW.pdf</text:p>
          </table:table-cell>
          <table:table-cell/>
          <table:table-cell table:formula="of:=IF([.D428];&quot;&lt;Setlist&gt;&lt;Name&gt;&quot;&amp;[.G428]&amp;&quot;&lt;/Name&gt;&quot;;IF([.E428];&quot;&lt;/Setlist&gt;&quot;;&quot;&quot;))">
            <text:p/>
          </table:table-cell>
          <table:table-cell table:formula="of:=IF([.F428];&quot;&lt;Song&gt;&lt;Title&gt;&quot;&amp;[.H428]&amp;&quot;&lt;/Title&gt;&lt;FileName&gt;&quot;&amp;[.I428]&amp;&quot;&lt;/FileName&gt;&lt;/FileType&gt;1&lt;/FileType&gt;&quot;;&quot;&quot;)" office:value-type="string" office:string-value="&lt;Song&gt;&lt;Title&gt;Buffalo Gals in G TW&lt;/Title&gt;&lt;FileName&gt;Buffalo Gals in G TW.pdf&lt;/FileName&gt;&lt;/FileType&gt;1&lt;/FileType&gt;" calcext:value-type="string">
            <text:p>&lt;Song&gt;&lt;Title&gt;Buffalo Gals in G TW&lt;/Title&gt;&lt;FileName&gt;Buffalo Gals in G TW.pdf&lt;/FileName&gt;&lt;/FileType&gt;1&lt;/FileType&gt;</text:p>
          </table:table-cell>
          <table:table-cell table:formula="of:=IF([.C42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29]));IF(ISBLANK([$'Setlist Input'.A430]);1;0);0)" office:value-type="float" office:value="0" calcext:value-type="float">
            <text:p>0</text:p>
          </table:table-cell>
          <table:table-cell table:style-name="ce6" table:formula="of:=ISNUMBER(SEARCH(&quot;kind=&quot;;[$'Setlist Input'.A42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2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29]))" office:value-type="boolean" office:boolean-value="true" calcext:value-type="boolean">
            <text:p>TRUE</text:p>
          </table:table-cell>
          <table:table-cell table:formula="of:=IF([.D429];MID([$'Setlist Input'.A429];SEARCH(&quot;title=&quot;;[$'Setlist Input'.A429])+7;(SEARCH(&quot;&gt;&quot;;[$'Setlist Input'.A429])-1)-(SEARCH(&quot;title=&quot;;[$'Setlist Input'.A429])+7));&quot;&quot;)">
            <text:p/>
          </table:table-cell>
          <table:table-cell table:formula="of:=IF([.F429];MID([$'Setlist Input'.A429];SEARCH(&quot;score title=&quot;;[$'Setlist Input'.A429])+13;(SEARCH(&quot;path=&quot;;[$'Setlist Input'.A429])-2)-(SEARCH(&quot;score title=&quot;;[$'Setlist Input'.A429])+13));&quot;&quot;)" office:value-type="string" office:string-value="Briar Picker Brown TW" calcext:value-type="string">
            <text:p>Briar Picker Brown TW</text:p>
          </table:table-cell>
          <table:table-cell table:formula="of:=IF([.F429];MID([$'Setlist Input'.A429];SEARCH(&quot;path=&quot;;[$'Setlist Input'.A429])+6;(SEARCH(&quot;&gt;&quot;;[$'Setlist Input'.A429])-3)-(SEARCH(&quot;path=&quot;;[$'Setlist Input'.A429])+6));&quot;&quot;)" office:value-type="string" office:string-value="Briar Picker Brown TW.pdf" calcext:value-type="string">
            <text:p>Briar Picker Brown TW.pdf</text:p>
          </table:table-cell>
          <table:table-cell/>
          <table:table-cell table:formula="of:=IF([.D429];&quot;&lt;Setlist&gt;&lt;Name&gt;&quot;&amp;[.G429]&amp;&quot;&lt;/Name&gt;&quot;;IF([.E429];&quot;&lt;/Setlist&gt;&quot;;&quot;&quot;))">
            <text:p/>
          </table:table-cell>
          <table:table-cell table:formula="of:=IF([.F429];&quot;&lt;Song&gt;&lt;Title&gt;&quot;&amp;[.H429]&amp;&quot;&lt;/Title&gt;&lt;FileName&gt;&quot;&amp;[.I429]&amp;&quot;&lt;/FileName&gt;&lt;/FileType&gt;1&lt;/FileType&gt;&quot;;&quot;&quot;)" office:value-type="string" office:string-value="&lt;Song&gt;&lt;Title&gt;Briar Picker Brown TW&lt;/Title&gt;&lt;FileName&gt;Briar Picker Brown TW.pdf&lt;/FileName&gt;&lt;/FileType&gt;1&lt;/FileType&gt;" calcext:value-type="string">
            <text:p>&lt;Song&gt;&lt;Title&gt;Briar Picker Brown TW&lt;/Title&gt;&lt;FileName&gt;Briar Picker Brown TW.pdf&lt;/FileName&gt;&lt;/FileType&gt;1&lt;/FileType&gt;</text:p>
          </table:table-cell>
          <table:table-cell table:formula="of:=IF([.C42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0]));IF(ISBLANK([$'Setlist Input'.A431]);1;0);0)" office:value-type="float" office:value="0" calcext:value-type="float">
            <text:p>0</text:p>
          </table:table-cell>
          <table:table-cell table:style-name="ce6" table:formula="of:=ISNUMBER(SEARCH(&quot;kind=&quot;;[$'Setlist Input'.A43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0]))" office:value-type="boolean" office:boolean-value="true" calcext:value-type="boolean">
            <text:p>TRUE</text:p>
          </table:table-cell>
          <table:table-cell table:formula="of:=IF([.D430];MID([$'Setlist Input'.A430];SEARCH(&quot;title=&quot;;[$'Setlist Input'.A430])+7;(SEARCH(&quot;&gt;&quot;;[$'Setlist Input'.A430])-1)-(SEARCH(&quot;title=&quot;;[$'Setlist Input'.A430])+7));&quot;&quot;)">
            <text:p/>
          </table:table-cell>
          <table:table-cell table:formula="of:=IF([.F430];MID([$'Setlist Input'.A430];SEARCH(&quot;score title=&quot;;[$'Setlist Input'.A430])+13;(SEARCH(&quot;path=&quot;;[$'Setlist Input'.A430])-2)-(SEARCH(&quot;score title=&quot;;[$'Setlist Input'.A430])+13));&quot;&quot;)" office:value-type="string" office:string-value="Bonaparte's Retreat TW" calcext:value-type="string">
            <text:p>Bonaparte's Retreat TW</text:p>
          </table:table-cell>
          <table:table-cell table:formula="of:=IF([.F430];MID([$'Setlist Input'.A430];SEARCH(&quot;path=&quot;;[$'Setlist Input'.A430])+6;(SEARCH(&quot;&gt;&quot;;[$'Setlist Input'.A430])-3)-(SEARCH(&quot;path=&quot;;[$'Setlist Input'.A430])+6));&quot;&quot;)" office:value-type="string" office:string-value="Bonaparte's Retreat TW.pdf" calcext:value-type="string">
            <text:p>Bonaparte's Retreat TW.pdf</text:p>
          </table:table-cell>
          <table:table-cell/>
          <table:table-cell table:formula="of:=IF([.D430];&quot;&lt;Setlist&gt;&lt;Name&gt;&quot;&amp;[.G430]&amp;&quot;&lt;/Name&gt;&quot;;IF([.E430];&quot;&lt;/Setlist&gt;&quot;;&quot;&quot;))">
            <text:p/>
          </table:table-cell>
          <table:table-cell table:formula="of:=IF([.F430];&quot;&lt;Song&gt;&lt;Title&gt;&quot;&amp;[.H430]&amp;&quot;&lt;/Title&gt;&lt;FileName&gt;&quot;&amp;[.I430]&amp;&quot;&lt;/FileName&gt;&lt;/FileType&gt;1&lt;/FileType&gt;&quot;;&quot;&quot;)" office:value-type="string" office:string-value="&lt;Song&gt;&lt;Title&gt;Bonaparte's Retreat TW&lt;/Title&gt;&lt;FileName&gt;Bonaparte's Retreat TW.pdf&lt;/FileName&gt;&lt;/FileType&gt;1&lt;/FileType&gt;" calcext:value-type="string">
            <text:p>&lt;Song&gt;&lt;Title&gt;Bonaparte's Retreat TW&lt;/Title&gt;&lt;FileName&gt;Bonaparte's Retreat TW.pdf&lt;/FileName&gt;&lt;/FileType&gt;1&lt;/FileType&gt;</text:p>
          </table:table-cell>
          <table:table-cell table:formula="of:=IF([.C43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1]));IF(ISBLANK([$'Setlist Input'.A432]);1;0);0)" office:value-type="float" office:value="0" calcext:value-type="float">
            <text:p>0</text:p>
          </table:table-cell>
          <table:table-cell table:style-name="ce6" table:formula="of:=ISNUMBER(SEARCH(&quot;kind=&quot;;[$'Setlist Input'.A43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1]))" office:value-type="boolean" office:boolean-value="true" calcext:value-type="boolean">
            <text:p>TRUE</text:p>
          </table:table-cell>
          <table:table-cell table:formula="of:=IF([.D431];MID([$'Setlist Input'.A431];SEARCH(&quot;title=&quot;;[$'Setlist Input'.A431])+7;(SEARCH(&quot;&gt;&quot;;[$'Setlist Input'.A431])-1)-(SEARCH(&quot;title=&quot;;[$'Setlist Input'.A431])+7));&quot;&quot;)">
            <text:p/>
          </table:table-cell>
          <table:table-cell table:formula="of:=IF([.F431];MID([$'Setlist Input'.A431];SEARCH(&quot;score title=&quot;;[$'Setlist Input'.A431])+13;(SEARCH(&quot;path=&quot;;[$'Setlist Input'.A431])-2)-(SEARCH(&quot;score title=&quot;;[$'Setlist Input'.A431])+13));&quot;&quot;)" office:value-type="string" office:string-value="Bonaparte Crossing the Rhine TW" calcext:value-type="string">
            <text:p>Bonaparte Crossing the Rhine TW</text:p>
          </table:table-cell>
          <table:table-cell table:formula="of:=IF([.F431];MID([$'Setlist Input'.A431];SEARCH(&quot;path=&quot;;[$'Setlist Input'.A431])+6;(SEARCH(&quot;&gt;&quot;;[$'Setlist Input'.A431])-3)-(SEARCH(&quot;path=&quot;;[$'Setlist Input'.A431])+6));&quot;&quot;)" office:value-type="string" office:string-value="Bonaparte Crossing the Rhine TW.pdf" calcext:value-type="string">
            <text:p>Bonaparte Crossing the Rhine TW.pdf</text:p>
          </table:table-cell>
          <table:table-cell/>
          <table:table-cell table:formula="of:=IF([.D431];&quot;&lt;Setlist&gt;&lt;Name&gt;&quot;&amp;[.G431]&amp;&quot;&lt;/Name&gt;&quot;;IF([.E431];&quot;&lt;/Setlist&gt;&quot;;&quot;&quot;))">
            <text:p/>
          </table:table-cell>
          <table:table-cell table:formula="of:=IF([.F431];&quot;&lt;Song&gt;&lt;Title&gt;&quot;&amp;[.H431]&amp;&quot;&lt;/Title&gt;&lt;FileName&gt;&quot;&amp;[.I431]&amp;&quot;&lt;/FileName&gt;&lt;/FileType&gt;1&lt;/FileType&gt;&quot;;&quot;&quot;)" office:value-type="string" office:string-value="&lt;Song&gt;&lt;Title&gt;Bonaparte Crossing the Rhine TW&lt;/Title&gt;&lt;FileName&gt;Bonaparte Crossing the Rhine TW.pdf&lt;/FileName&gt;&lt;/FileType&gt;1&lt;/FileType&gt;" calcext:value-type="string">
            <text:p>&lt;Song&gt;&lt;Title&gt;Bonaparte Crossing the Rhine TW&lt;/Title&gt;&lt;FileName&gt;Bonaparte Crossing the Rhine TW.pdf&lt;/FileName&gt;&lt;/FileType&gt;1&lt;/FileType&gt;</text:p>
          </table:table-cell>
          <table:table-cell table:formula="of:=IF([.C43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2]));IF(ISBLANK([$'Setlist Input'.A433]);1;0);0)" office:value-type="float" office:value="0" calcext:value-type="float">
            <text:p>0</text:p>
          </table:table-cell>
          <table:table-cell table:style-name="ce6" table:formula="of:=ISNUMBER(SEARCH(&quot;kind=&quot;;[$'Setlist Input'.A43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2]))" office:value-type="boolean" office:boolean-value="true" calcext:value-type="boolean">
            <text:p>TRUE</text:p>
          </table:table-cell>
          <table:table-cell table:formula="of:=IF([.D432];MID([$'Setlist Input'.A432];SEARCH(&quot;title=&quot;;[$'Setlist Input'.A432])+7;(SEARCH(&quot;&gt;&quot;;[$'Setlist Input'.A432])-1)-(SEARCH(&quot;title=&quot;;[$'Setlist Input'.A432])+7));&quot;&quot;)">
            <text:p/>
          </table:table-cell>
          <table:table-cell table:formula="of:=IF([.F432];MID([$'Setlist Input'.A432];SEARCH(&quot;score title=&quot;;[$'Setlist Input'.A432])+13;(SEARCH(&quot;path=&quot;;[$'Setlist Input'.A432])-2)-(SEARCH(&quot;score title=&quot;;[$'Setlist Input'.A432])+13));&quot;&quot;)" office:value-type="string" office:string-value="Boatman TW" calcext:value-type="string">
            <text:p>Boatman TW</text:p>
          </table:table-cell>
          <table:table-cell table:formula="of:=IF([.F432];MID([$'Setlist Input'.A432];SEARCH(&quot;path=&quot;;[$'Setlist Input'.A432])+6;(SEARCH(&quot;&gt;&quot;;[$'Setlist Input'.A432])-3)-(SEARCH(&quot;path=&quot;;[$'Setlist Input'.A432])+6));&quot;&quot;)" office:value-type="string" office:string-value="Boatman TW.pdf" calcext:value-type="string">
            <text:p>Boatman TW.pdf</text:p>
          </table:table-cell>
          <table:table-cell/>
          <table:table-cell table:formula="of:=IF([.D432];&quot;&lt;Setlist&gt;&lt;Name&gt;&quot;&amp;[.G432]&amp;&quot;&lt;/Name&gt;&quot;;IF([.E432];&quot;&lt;/Setlist&gt;&quot;;&quot;&quot;))">
            <text:p/>
          </table:table-cell>
          <table:table-cell table:formula="of:=IF([.F432];&quot;&lt;Song&gt;&lt;Title&gt;&quot;&amp;[.H432]&amp;&quot;&lt;/Title&gt;&lt;FileName&gt;&quot;&amp;[.I432]&amp;&quot;&lt;/FileName&gt;&lt;/FileType&gt;1&lt;/FileType&gt;&quot;;&quot;&quot;)" office:value-type="string" office:string-value="&lt;Song&gt;&lt;Title&gt;Boatman TW&lt;/Title&gt;&lt;FileName&gt;Boatman TW.pdf&lt;/FileName&gt;&lt;/FileType&gt;1&lt;/FileType&gt;" calcext:value-type="string">
            <text:p>&lt;Song&gt;&lt;Title&gt;Boatman TW&lt;/Title&gt;&lt;FileName&gt;Boatman TW.pdf&lt;/FileName&gt;&lt;/FileType&gt;1&lt;/FileType&gt;</text:p>
          </table:table-cell>
          <table:table-cell table:formula="of:=IF([.C43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3]));IF(ISBLANK([$'Setlist Input'.A434]);1;0);0)" office:value-type="float" office:value="0" calcext:value-type="float">
            <text:p>0</text:p>
          </table:table-cell>
          <table:table-cell table:style-name="ce6" table:formula="of:=ISNUMBER(SEARCH(&quot;kind=&quot;;[$'Setlist Input'.A43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3]))" office:value-type="boolean" office:boolean-value="true" calcext:value-type="boolean">
            <text:p>TRUE</text:p>
          </table:table-cell>
          <table:table-cell table:formula="of:=IF([.D433];MID([$'Setlist Input'.A433];SEARCH(&quot;title=&quot;;[$'Setlist Input'.A433])+7;(SEARCH(&quot;&gt;&quot;;[$'Setlist Input'.A433])-1)-(SEARCH(&quot;title=&quot;;[$'Setlist Input'.A433])+7));&quot;&quot;)">
            <text:p/>
          </table:table-cell>
          <table:table-cell table:formula="of:=IF([.F433];MID([$'Setlist Input'.A433];SEARCH(&quot;score title=&quot;;[$'Setlist Input'.A433])+13;(SEARCH(&quot;path=&quot;;[$'Setlist Input'.A433])-2)-(SEARCH(&quot;score title=&quot;;[$'Setlist Input'.A433])+13));&quot;&quot;)" office:value-type="string" office:string-value="Black Mountain Rag TW" calcext:value-type="string">
            <text:p>Black Mountain Rag TW</text:p>
          </table:table-cell>
          <table:table-cell table:formula="of:=IF([.F433];MID([$'Setlist Input'.A433];SEARCH(&quot;path=&quot;;[$'Setlist Input'.A433])+6;(SEARCH(&quot;&gt;&quot;;[$'Setlist Input'.A433])-3)-(SEARCH(&quot;path=&quot;;[$'Setlist Input'.A433])+6));&quot;&quot;)" office:value-type="string" office:string-value="Black Mountain Rag TW.pdf" calcext:value-type="string">
            <text:p>Black Mountain Rag TW.pdf</text:p>
          </table:table-cell>
          <table:table-cell/>
          <table:table-cell table:formula="of:=IF([.D433];&quot;&lt;Setlist&gt;&lt;Name&gt;&quot;&amp;[.G433]&amp;&quot;&lt;/Name&gt;&quot;;IF([.E433];&quot;&lt;/Setlist&gt;&quot;;&quot;&quot;))">
            <text:p/>
          </table:table-cell>
          <table:table-cell table:formula="of:=IF([.F433];&quot;&lt;Song&gt;&lt;Title&gt;&quot;&amp;[.H433]&amp;&quot;&lt;/Title&gt;&lt;FileName&gt;&quot;&amp;[.I433]&amp;&quot;&lt;/FileName&gt;&lt;/FileType&gt;1&lt;/FileType&gt;&quot;;&quot;&quot;)" office:value-type="string" office:string-value="&lt;Song&gt;&lt;Title&gt;Black Mountain Rag TW&lt;/Title&gt;&lt;FileName&gt;Black Mountain Rag TW.pdf&lt;/FileName&gt;&lt;/FileType&gt;1&lt;/FileType&gt;" calcext:value-type="string">
            <text:p>&lt;Song&gt;&lt;Title&gt;Black Mountain Rag TW&lt;/Title&gt;&lt;FileName&gt;Black Mountain Rag TW.pdf&lt;/FileName&gt;&lt;/FileType&gt;1&lt;/FileType&gt;</text:p>
          </table:table-cell>
          <table:table-cell table:formula="of:=IF([.C43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4]));IF(ISBLANK([$'Setlist Input'.A435]);1;0);0)" office:value-type="float" office:value="0" calcext:value-type="float">
            <text:p>0</text:p>
          </table:table-cell>
          <table:table-cell table:style-name="ce6" table:formula="of:=ISNUMBER(SEARCH(&quot;kind=&quot;;[$'Setlist Input'.A43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4]))" office:value-type="boolean" office:boolean-value="true" calcext:value-type="boolean">
            <text:p>TRUE</text:p>
          </table:table-cell>
          <table:table-cell table:formula="of:=IF([.D434];MID([$'Setlist Input'.A434];SEARCH(&quot;title=&quot;;[$'Setlist Input'.A434])+7;(SEARCH(&quot;&gt;&quot;;[$'Setlist Input'.A434])-1)-(SEARCH(&quot;title=&quot;;[$'Setlist Input'.A434])+7));&quot;&quot;)">
            <text:p/>
          </table:table-cell>
          <table:table-cell table:formula="of:=IF([.F434];MID([$'Setlist Input'.A434];SEARCH(&quot;score title=&quot;;[$'Setlist Input'.A434])+13;(SEARCH(&quot;path=&quot;;[$'Setlist Input'.A434])-2)-(SEARCH(&quot;score title=&quot;;[$'Setlist Input'.A434])+13));&quot;&quot;)" office:value-type="string" office:string-value="Arkansas Traveler TW" calcext:value-type="string">
            <text:p>Arkansas Traveler TW</text:p>
          </table:table-cell>
          <table:table-cell table:formula="of:=IF([.F434];MID([$'Setlist Input'.A434];SEARCH(&quot;path=&quot;;[$'Setlist Input'.A434])+6;(SEARCH(&quot;&gt;&quot;;[$'Setlist Input'.A434])-3)-(SEARCH(&quot;path=&quot;;[$'Setlist Input'.A434])+6));&quot;&quot;)" office:value-type="string" office:string-value="Arkansas Traveler TW.pdf" calcext:value-type="string">
            <text:p>Arkansas Traveler TW.pdf</text:p>
          </table:table-cell>
          <table:table-cell/>
          <table:table-cell table:formula="of:=IF([.D434];&quot;&lt;Setlist&gt;&lt;Name&gt;&quot;&amp;[.G434]&amp;&quot;&lt;/Name&gt;&quot;;IF([.E434];&quot;&lt;/Setlist&gt;&quot;;&quot;&quot;))">
            <text:p/>
          </table:table-cell>
          <table:table-cell table:formula="of:=IF([.F434];&quot;&lt;Song&gt;&lt;Title&gt;&quot;&amp;[.H434]&amp;&quot;&lt;/Title&gt;&lt;FileName&gt;&quot;&amp;[.I434]&amp;&quot;&lt;/FileName&gt;&lt;/FileType&gt;1&lt;/FileType&gt;&quot;;&quot;&quot;)" office:value-type="string" office:string-value="&lt;Song&gt;&lt;Title&gt;Arkansas Traveler TW&lt;/Title&gt;&lt;FileName&gt;Arkansas Traveler TW.pdf&lt;/FileName&gt;&lt;/FileType&gt;1&lt;/FileType&gt;" calcext:value-type="string">
            <text:p>&lt;Song&gt;&lt;Title&gt;Arkansas Traveler TW&lt;/Title&gt;&lt;FileName&gt;Arkansas Traveler TW.pdf&lt;/FileName&gt;&lt;/FileType&gt;1&lt;/FileType&gt;</text:p>
          </table:table-cell>
          <table:table-cell table:formula="of:=IF([.C43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5]));IF(ISBLANK([$'Setlist Input'.A436]);1;0);0)" office:value-type="float" office:value="0" calcext:value-type="float">
            <text:p>0</text:p>
          </table:table-cell>
          <table:table-cell table:style-name="ce6" table:formula="of:=ISNUMBER(SEARCH(&quot;kind=&quot;;[$'Setlist Input'.A43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5]))" office:value-type="boolean" office:boolean-value="true" calcext:value-type="boolean">
            <text:p>TRUE</text:p>
          </table:table-cell>
          <table:table-cell table:formula="of:=IF([.D435];MID([$'Setlist Input'.A435];SEARCH(&quot;title=&quot;;[$'Setlist Input'.A435])+7;(SEARCH(&quot;&gt;&quot;;[$'Setlist Input'.A435])-1)-(SEARCH(&quot;title=&quot;;[$'Setlist Input'.A435])+7));&quot;&quot;)">
            <text:p/>
          </table:table-cell>
          <table:table-cell table:formula="of:=IF([.F435];MID([$'Setlist Input'.A435];SEARCH(&quot;score title=&quot;;[$'Setlist Input'.A435])+13;(SEARCH(&quot;path=&quot;;[$'Setlist Input'.A435])-2)-(SEARCH(&quot;score title=&quot;;[$'Setlist Input'.A435])+13));&quot;&quot;)" office:value-type="string" office:string-value="Arkansas Traveler Low Version TW" calcext:value-type="string">
            <text:p>Arkansas Traveler Low Version TW</text:p>
          </table:table-cell>
          <table:table-cell table:formula="of:=IF([.F435];MID([$'Setlist Input'.A435];SEARCH(&quot;path=&quot;;[$'Setlist Input'.A435])+6;(SEARCH(&quot;&gt;&quot;;[$'Setlist Input'.A435])-3)-(SEARCH(&quot;path=&quot;;[$'Setlist Input'.A435])+6));&quot;&quot;)" office:value-type="string" office:string-value="Arkansas Traveler Low Version TW.pdf" calcext:value-type="string">
            <text:p>Arkansas Traveler Low Version TW.pdf</text:p>
          </table:table-cell>
          <table:table-cell/>
          <table:table-cell table:formula="of:=IF([.D435];&quot;&lt;Setlist&gt;&lt;Name&gt;&quot;&amp;[.G435]&amp;&quot;&lt;/Name&gt;&quot;;IF([.E435];&quot;&lt;/Setlist&gt;&quot;;&quot;&quot;))">
            <text:p/>
          </table:table-cell>
          <table:table-cell table:formula="of:=IF([.F435];&quot;&lt;Song&gt;&lt;Title&gt;&quot;&amp;[.H435]&amp;&quot;&lt;/Title&gt;&lt;FileName&gt;&quot;&amp;[.I435]&amp;&quot;&lt;/FileName&gt;&lt;/FileType&gt;1&lt;/FileType&gt;&quot;;&quot;&quot;)" office:value-type="string" office:string-value="&lt;Song&gt;&lt;Title&gt;Arkansas Traveler Low Version TW&lt;/Title&gt;&lt;FileName&gt;Arkansas Traveler Low Version TW.pdf&lt;/FileName&gt;&lt;/FileType&gt;1&lt;/FileType&gt;" calcext:value-type="string">
            <text:p>&lt;Song&gt;&lt;Title&gt;Arkansas Traveler Low Version TW&lt;/Title&gt;&lt;FileName&gt;Arkansas Traveler Low Version TW.pdf&lt;/FileName&gt;&lt;/FileType&gt;1&lt;/FileType&gt;</text:p>
          </table:table-cell>
          <table:table-cell table:formula="of:=IF([.C43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6]));IF(ISBLANK([$'Setlist Input'.A437]);1;0);0)" office:value-type="float" office:value="0" calcext:value-type="float">
            <text:p>0</text:p>
          </table:table-cell>
          <table:table-cell table:style-name="ce6" table:formula="of:=ISNUMBER(SEARCH(&quot;kind=&quot;;[$'Setlist Input'.A43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6]))" office:value-type="boolean" office:boolean-value="true" calcext:value-type="boolean">
            <text:p>TRUE</text:p>
          </table:table-cell>
          <table:table-cell table:formula="of:=IF([.D436];MID([$'Setlist Input'.A436];SEARCH(&quot;title=&quot;;[$'Setlist Input'.A436])+7;(SEARCH(&quot;&gt;&quot;;[$'Setlist Input'.A436])-1)-(SEARCH(&quot;title=&quot;;[$'Setlist Input'.A436])+7));&quot;&quot;)">
            <text:p/>
          </table:table-cell>
          <table:table-cell table:formula="of:=IF([.F436];MID([$'Setlist Input'.A436];SEARCH(&quot;score title=&quot;;[$'Setlist Input'.A436])+13;(SEARCH(&quot;path=&quot;;[$'Setlist Input'.A436])-2)-(SEARCH(&quot;score title=&quot;;[$'Setlist Input'.A436])+13));&quot;&quot;)" office:value-type="string" office:string-value="Angelina Baker TW" calcext:value-type="string">
            <text:p>Angelina Baker TW</text:p>
          </table:table-cell>
          <table:table-cell table:formula="of:=IF([.F436];MID([$'Setlist Input'.A436];SEARCH(&quot;path=&quot;;[$'Setlist Input'.A436])+6;(SEARCH(&quot;&gt;&quot;;[$'Setlist Input'.A436])-3)-(SEARCH(&quot;path=&quot;;[$'Setlist Input'.A436])+6));&quot;&quot;)" office:value-type="string" office:string-value="Angelina Baker TW.pdf" calcext:value-type="string">
            <text:p>Angelina Baker TW.pdf</text:p>
          </table:table-cell>
          <table:table-cell/>
          <table:table-cell table:formula="of:=IF([.D436];&quot;&lt;Setlist&gt;&lt;Name&gt;&quot;&amp;[.G436]&amp;&quot;&lt;/Name&gt;&quot;;IF([.E436];&quot;&lt;/Setlist&gt;&quot;;&quot;&quot;))">
            <text:p/>
          </table:table-cell>
          <table:table-cell table:formula="of:=IF([.F436];&quot;&lt;Song&gt;&lt;Title&gt;&quot;&amp;[.H436]&amp;&quot;&lt;/Title&gt;&lt;FileName&gt;&quot;&amp;[.I436]&amp;&quot;&lt;/FileName&gt;&lt;/FileType&gt;1&lt;/FileType&gt;&quot;;&quot;&quot;)" office:value-type="string" office:string-value="&lt;Song&gt;&lt;Title&gt;Angelina Baker TW&lt;/Title&gt;&lt;FileName&gt;Angelina Baker TW.pdf&lt;/FileName&gt;&lt;/FileType&gt;1&lt;/FileType&gt;" calcext:value-type="string">
            <text:p>&lt;Song&gt;&lt;Title&gt;Angelina Baker TW&lt;/Title&gt;&lt;FileName&gt;Angelina Baker TW.pdf&lt;/FileName&gt;&lt;/FileType&gt;1&lt;/FileType&gt;</text:p>
          </table:table-cell>
          <table:table-cell table:formula="of:=IF([.C43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7]));IF(ISBLANK([$'Setlist Input'.A438]);1;0);0)" office:value-type="float" office:value="0" calcext:value-type="float">
            <text:p>0</text:p>
          </table:table-cell>
          <table:table-cell table:style-name="ce6" table:formula="of:=ISNUMBER(SEARCH(&quot;kind=&quot;;[$'Setlist Input'.A43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7]))" office:value-type="boolean" office:boolean-value="true" calcext:value-type="boolean">
            <text:p>TRUE</text:p>
          </table:table-cell>
          <table:table-cell table:formula="of:=IF([.D437];MID([$'Setlist Input'.A437];SEARCH(&quot;title=&quot;;[$'Setlist Input'.A437])+7;(SEARCH(&quot;&gt;&quot;;[$'Setlist Input'.A437])-1)-(SEARCH(&quot;title=&quot;;[$'Setlist Input'.A437])+7));&quot;&quot;)">
            <text:p/>
          </table:table-cell>
          <table:table-cell table:formula="of:=IF([.F437];MID([$'Setlist Input'.A437];SEARCH(&quot;score title=&quot;;[$'Setlist Input'.A437])+13;(SEARCH(&quot;path=&quot;;[$'Setlist Input'.A437])-2)-(SEARCH(&quot;score title=&quot;;[$'Setlist Input'.A437])+13));&quot;&quot;)" office:value-type="string" office:string-value="Scotland the Brave TW" calcext:value-type="string">
            <text:p>Scotland the Brave TW</text:p>
          </table:table-cell>
          <table:table-cell table:formula="of:=IF([.F437];MID([$'Setlist Input'.A437];SEARCH(&quot;path=&quot;;[$'Setlist Input'.A437])+6;(SEARCH(&quot;&gt;&quot;;[$'Setlist Input'.A437])-3)-(SEARCH(&quot;path=&quot;;[$'Setlist Input'.A437])+6));&quot;&quot;)" office:value-type="string" office:string-value="Scotland the Brave TW.pdf" calcext:value-type="string">
            <text:p>Scotland the Brave TW.pdf</text:p>
          </table:table-cell>
          <table:table-cell/>
          <table:table-cell table:formula="of:=IF([.D437];&quot;&lt;Setlist&gt;&lt;Name&gt;&quot;&amp;[.G437]&amp;&quot;&lt;/Name&gt;&quot;;IF([.E437];&quot;&lt;/Setlist&gt;&quot;;&quot;&quot;))">
            <text:p/>
          </table:table-cell>
          <table:table-cell table:formula="of:=IF([.F437];&quot;&lt;Song&gt;&lt;Title&gt;&quot;&amp;[.H437]&amp;&quot;&lt;/Title&gt;&lt;FileName&gt;&quot;&amp;[.I437]&amp;&quot;&lt;/FileName&gt;&lt;/FileType&gt;1&lt;/FileType&gt;&quot;;&quot;&quot;)" office:value-type="string" office:string-value="&lt;Song&gt;&lt;Title&gt;Scotland the Brave TW&lt;/Title&gt;&lt;FileName&gt;Scotland the Brave TW.pdf&lt;/FileName&gt;&lt;/FileType&gt;1&lt;/FileType&gt;" calcext:value-type="string">
            <text:p>&lt;Song&gt;&lt;Title&gt;Scotland the Brave TW&lt;/Title&gt;&lt;FileName&gt;Scotland the Brave TW.pdf&lt;/FileName&gt;&lt;/FileType&gt;1&lt;/FileType&gt;</text:p>
          </table:table-cell>
          <table:table-cell table:formula="of:=IF([.C43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8]));IF(ISBLANK([$'Setlist Input'.A439]);1;0);0)" office:value-type="float" office:value="0" calcext:value-type="float">
            <text:p>0</text:p>
          </table:table-cell>
          <table:table-cell table:style-name="ce6" table:formula="of:=ISNUMBER(SEARCH(&quot;kind=&quot;;[$'Setlist Input'.A43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8]))" office:value-type="boolean" office:boolean-value="true" calcext:value-type="boolean">
            <text:p>TRUE</text:p>
          </table:table-cell>
          <table:table-cell table:formula="of:=IF([.D438];MID([$'Setlist Input'.A438];SEARCH(&quot;title=&quot;;[$'Setlist Input'.A438])+7;(SEARCH(&quot;&gt;&quot;;[$'Setlist Input'.A438])-1)-(SEARCH(&quot;title=&quot;;[$'Setlist Input'.A438])+7));&quot;&quot;)">
            <text:p/>
          </table:table-cell>
          <table:table-cell table:formula="of:=IF([.F438];MID([$'Setlist Input'.A438];SEARCH(&quot;score title=&quot;;[$'Setlist Input'.A438])+13;(SEARCH(&quot;path=&quot;;[$'Setlist Input'.A438])-2)-(SEARCH(&quot;score title=&quot;;[$'Setlist Input'.A438])+13));&quot;&quot;)" office:value-type="string" office:string-value="Cold Kitchen TW" calcext:value-type="string">
            <text:p>Cold Kitchen TW</text:p>
          </table:table-cell>
          <table:table-cell table:formula="of:=IF([.F438];MID([$'Setlist Input'.A438];SEARCH(&quot;path=&quot;;[$'Setlist Input'.A438])+6;(SEARCH(&quot;&gt;&quot;;[$'Setlist Input'.A438])-3)-(SEARCH(&quot;path=&quot;;[$'Setlist Input'.A438])+6));&quot;&quot;)" office:value-type="string" office:string-value="Cold Kitchen TW.pdf" calcext:value-type="string">
            <text:p>Cold Kitchen TW.pdf</text:p>
          </table:table-cell>
          <table:table-cell/>
          <table:table-cell table:formula="of:=IF([.D438];&quot;&lt;Setlist&gt;&lt;Name&gt;&quot;&amp;[.G438]&amp;&quot;&lt;/Name&gt;&quot;;IF([.E438];&quot;&lt;/Setlist&gt;&quot;;&quot;&quot;))">
            <text:p/>
          </table:table-cell>
          <table:table-cell table:formula="of:=IF([.F438];&quot;&lt;Song&gt;&lt;Title&gt;&quot;&amp;[.H438]&amp;&quot;&lt;/Title&gt;&lt;FileName&gt;&quot;&amp;[.I438]&amp;&quot;&lt;/FileName&gt;&lt;/FileType&gt;1&lt;/FileType&gt;&quot;;&quot;&quot;)" office:value-type="string" office:string-value="&lt;Song&gt;&lt;Title&gt;Cold Kitchen TW&lt;/Title&gt;&lt;FileName&gt;Cold Kitchen TW.pdf&lt;/FileName&gt;&lt;/FileType&gt;1&lt;/FileType&gt;" calcext:value-type="string">
            <text:p>&lt;Song&gt;&lt;Title&gt;Cold Kitchen TW&lt;/Title&gt;&lt;FileName&gt;Cold Kitchen TW.pdf&lt;/FileName&gt;&lt;/FileType&gt;1&lt;/FileType&gt;</text:p>
          </table:table-cell>
          <table:table-cell table:formula="of:=IF([.C43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39]));IF(ISBLANK([$'Setlist Input'.A440]);1;0);0)" office:value-type="float" office:value="0" calcext:value-type="float">
            <text:p>0</text:p>
          </table:table-cell>
          <table:table-cell table:style-name="ce6" table:formula="of:=ISNUMBER(SEARCH(&quot;kind=&quot;;[$'Setlist Input'.A43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3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39]))" office:value-type="boolean" office:boolean-value="true" calcext:value-type="boolean">
            <text:p>TRUE</text:p>
          </table:table-cell>
          <table:table-cell table:formula="of:=IF([.D439];MID([$'Setlist Input'.A439];SEARCH(&quot;title=&quot;;[$'Setlist Input'.A439])+7;(SEARCH(&quot;&gt;&quot;;[$'Setlist Input'.A439])-1)-(SEARCH(&quot;title=&quot;;[$'Setlist Input'.A439])+7));&quot;&quot;)">
            <text:p/>
          </table:table-cell>
          <table:table-cell table:formula="of:=IF([.F439];MID([$'Setlist Input'.A439];SEARCH(&quot;score title=&quot;;[$'Setlist Input'.A439])+13;(SEARCH(&quot;path=&quot;;[$'Setlist Input'.A439])-2)-(SEARCH(&quot;score title=&quot;;[$'Setlist Input'.A439])+13));&quot;&quot;)" office:value-type="string" office:string-value="Down Yonder TW" calcext:value-type="string">
            <text:p>Down Yonder TW</text:p>
          </table:table-cell>
          <table:table-cell table:formula="of:=IF([.F439];MID([$'Setlist Input'.A439];SEARCH(&quot;path=&quot;;[$'Setlist Input'.A439])+6;(SEARCH(&quot;&gt;&quot;;[$'Setlist Input'.A439])-3)-(SEARCH(&quot;path=&quot;;[$'Setlist Input'.A439])+6));&quot;&quot;)" office:value-type="string" office:string-value="Down Yonder TW.pdf" calcext:value-type="string">
            <text:p>Down Yonder TW.pdf</text:p>
          </table:table-cell>
          <table:table-cell/>
          <table:table-cell table:formula="of:=IF([.D439];&quot;&lt;Setlist&gt;&lt;Name&gt;&quot;&amp;[.G439]&amp;&quot;&lt;/Name&gt;&quot;;IF([.E439];&quot;&lt;/Setlist&gt;&quot;;&quot;&quot;))">
            <text:p/>
          </table:table-cell>
          <table:table-cell table:formula="of:=IF([.F439];&quot;&lt;Song&gt;&lt;Title&gt;&quot;&amp;[.H439]&amp;&quot;&lt;/Title&gt;&lt;FileName&gt;&quot;&amp;[.I439]&amp;&quot;&lt;/FileName&gt;&lt;/FileType&gt;1&lt;/FileType&gt;&quot;;&quot;&quot;)" office:value-type="string" office:string-value="&lt;Song&gt;&lt;Title&gt;Down Yonder TW&lt;/Title&gt;&lt;FileName&gt;Down Yonder TW.pdf&lt;/FileName&gt;&lt;/FileType&gt;1&lt;/FileType&gt;" calcext:value-type="string">
            <text:p>&lt;Song&gt;&lt;Title&gt;Down Yonder TW&lt;/Title&gt;&lt;FileName&gt;Down Yonder TW.pdf&lt;/FileName&gt;&lt;/FileType&gt;1&lt;/FileType&gt;</text:p>
          </table:table-cell>
          <table:table-cell table:formula="of:=IF([.C43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0]));IF(ISBLANK([$'Setlist Input'.A441]);1;0);0)" office:value-type="float" office:value="0" calcext:value-type="float">
            <text:p>0</text:p>
          </table:table-cell>
          <table:table-cell table:style-name="ce6" table:formula="of:=ISNUMBER(SEARCH(&quot;kind=&quot;;[$'Setlist Input'.A44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0]))" office:value-type="boolean" office:boolean-value="true" calcext:value-type="boolean">
            <text:p>TRUE</text:p>
          </table:table-cell>
          <table:table-cell table:formula="of:=IF([.D440];MID([$'Setlist Input'.A440];SEARCH(&quot;title=&quot;;[$'Setlist Input'.A440])+7;(SEARCH(&quot;&gt;&quot;;[$'Setlist Input'.A440])-1)-(SEARCH(&quot;title=&quot;;[$'Setlist Input'.A440])+7));&quot;&quot;)">
            <text:p/>
          </table:table-cell>
          <table:table-cell table:formula="of:=IF([.F440];MID([$'Setlist Input'.A440];SEARCH(&quot;score title=&quot;;[$'Setlist Input'.A440])+13;(SEARCH(&quot;path=&quot;;[$'Setlist Input'.A440])-2)-(SEARCH(&quot;score title=&quot;;[$'Setlist Input'.A440])+13));&quot;&quot;)" office:value-type="string" office:string-value="Dixie TW" calcext:value-type="string">
            <text:p>Dixie TW</text:p>
          </table:table-cell>
          <table:table-cell table:formula="of:=IF([.F440];MID([$'Setlist Input'.A440];SEARCH(&quot;path=&quot;;[$'Setlist Input'.A440])+6;(SEARCH(&quot;&gt;&quot;;[$'Setlist Input'.A440])-3)-(SEARCH(&quot;path=&quot;;[$'Setlist Input'.A440])+6));&quot;&quot;)" office:value-type="string" office:string-value="Dixie TW.pdf" calcext:value-type="string">
            <text:p>Dixie TW.pdf</text:p>
          </table:table-cell>
          <table:table-cell/>
          <table:table-cell table:formula="of:=IF([.D440];&quot;&lt;Setlist&gt;&lt;Name&gt;&quot;&amp;[.G440]&amp;&quot;&lt;/Name&gt;&quot;;IF([.E440];&quot;&lt;/Setlist&gt;&quot;;&quot;&quot;))">
            <text:p/>
          </table:table-cell>
          <table:table-cell table:formula="of:=IF([.F440];&quot;&lt;Song&gt;&lt;Title&gt;&quot;&amp;[.H440]&amp;&quot;&lt;/Title&gt;&lt;FileName&gt;&quot;&amp;[.I440]&amp;&quot;&lt;/FileName&gt;&lt;/FileType&gt;1&lt;/FileType&gt;&quot;;&quot;&quot;)" office:value-type="string" office:string-value="&lt;Song&gt;&lt;Title&gt;Dixie TW&lt;/Title&gt;&lt;FileName&gt;Dixie TW.pdf&lt;/FileName&gt;&lt;/FileType&gt;1&lt;/FileType&gt;" calcext:value-type="string">
            <text:p>&lt;Song&gt;&lt;Title&gt;Dixie TW&lt;/Title&gt;&lt;FileName&gt;Dixie TW.pdf&lt;/FileName&gt;&lt;/FileType&gt;1&lt;/FileType&gt;</text:p>
          </table:table-cell>
          <table:table-cell table:formula="of:=IF([.C44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1]));IF(ISBLANK([$'Setlist Input'.A442]);1;0);0)" office:value-type="float" office:value="0" calcext:value-type="float">
            <text:p>0</text:p>
          </table:table-cell>
          <table:table-cell table:style-name="ce6" table:formula="of:=ISNUMBER(SEARCH(&quot;kind=&quot;;[$'Setlist Input'.A44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1]))" office:value-type="boolean" office:boolean-value="true" calcext:value-type="boolean">
            <text:p>TRUE</text:p>
          </table:table-cell>
          <table:table-cell table:formula="of:=IF([.D441];MID([$'Setlist Input'.A441];SEARCH(&quot;title=&quot;;[$'Setlist Input'.A441])+7;(SEARCH(&quot;&gt;&quot;;[$'Setlist Input'.A441])-1)-(SEARCH(&quot;title=&quot;;[$'Setlist Input'.A441])+7));&quot;&quot;)">
            <text:p/>
          </table:table-cell>
          <table:table-cell table:formula="of:=IF([.F441];MID([$'Setlist Input'.A441];SEARCH(&quot;score title=&quot;;[$'Setlist Input'.A441])+13;(SEARCH(&quot;path=&quot;;[$'Setlist Input'.A441])-2)-(SEARCH(&quot;score title=&quot;;[$'Setlist Input'.A441])+13));&quot;&quot;)" office:value-type="string" office:string-value="Down the River I Go TW" calcext:value-type="string">
            <text:p>Down the River I Go TW</text:p>
          </table:table-cell>
          <table:table-cell table:formula="of:=IF([.F441];MID([$'Setlist Input'.A441];SEARCH(&quot;path=&quot;;[$'Setlist Input'.A441])+6;(SEARCH(&quot;&gt;&quot;;[$'Setlist Input'.A441])-3)-(SEARCH(&quot;path=&quot;;[$'Setlist Input'.A441])+6));&quot;&quot;)" office:value-type="string" office:string-value="Down the River I Go TW.pdf" calcext:value-type="string">
            <text:p>Down the River I Go TW.pdf</text:p>
          </table:table-cell>
          <table:table-cell/>
          <table:table-cell table:formula="of:=IF([.D441];&quot;&lt;Setlist&gt;&lt;Name&gt;&quot;&amp;[.G441]&amp;&quot;&lt;/Name&gt;&quot;;IF([.E441];&quot;&lt;/Setlist&gt;&quot;;&quot;&quot;))">
            <text:p/>
          </table:table-cell>
          <table:table-cell table:formula="of:=IF([.F441];&quot;&lt;Song&gt;&lt;Title&gt;&quot;&amp;[.H441]&amp;&quot;&lt;/Title&gt;&lt;FileName&gt;&quot;&amp;[.I441]&amp;&quot;&lt;/FileName&gt;&lt;/FileType&gt;1&lt;/FileType&gt;&quot;;&quot;&quot;)" office:value-type="string" office:string-value="&lt;Song&gt;&lt;Title&gt;Down the River I Go TW&lt;/Title&gt;&lt;FileName&gt;Down the River I Go TW.pdf&lt;/FileName&gt;&lt;/FileType&gt;1&lt;/FileType&gt;" calcext:value-type="string">
            <text:p>&lt;Song&gt;&lt;Title&gt;Down the River I Go TW&lt;/Title&gt;&lt;FileName&gt;Down the River I Go TW.pdf&lt;/FileName&gt;&lt;/FileType&gt;1&lt;/FileType&gt;</text:p>
          </table:table-cell>
          <table:table-cell table:formula="of:=IF([.C44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2]));IF(ISBLANK([$'Setlist Input'.A443]);1;0);0)" office:value-type="float" office:value="0" calcext:value-type="float">
            <text:p>0</text:p>
          </table:table-cell>
          <table:table-cell table:style-name="ce6" table:formula="of:=ISNUMBER(SEARCH(&quot;kind=&quot;;[$'Setlist Input'.A44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2]))" office:value-type="boolean" office:boolean-value="true" calcext:value-type="boolean">
            <text:p>TRUE</text:p>
          </table:table-cell>
          <table:table-cell table:formula="of:=IF([.D442];MID([$'Setlist Input'.A442];SEARCH(&quot;title=&quot;;[$'Setlist Input'.A442])+7;(SEARCH(&quot;&gt;&quot;;[$'Setlist Input'.A442])-1)-(SEARCH(&quot;title=&quot;;[$'Setlist Input'.A442])+7));&quot;&quot;)">
            <text:p/>
          </table:table-cell>
          <table:table-cell table:formula="of:=IF([.F442];MID([$'Setlist Input'.A442];SEARCH(&quot;score title=&quot;;[$'Setlist Input'.A442])+13;(SEARCH(&quot;path=&quot;;[$'Setlist Input'.A442])-2)-(SEARCH(&quot;score title=&quot;;[$'Setlist Input'.A442])+13));&quot;&quot;)" office:value-type="string" office:string-value="Eighth of January TW" calcext:value-type="string">
            <text:p>Eighth of January TW</text:p>
          </table:table-cell>
          <table:table-cell table:formula="of:=IF([.F442];MID([$'Setlist Input'.A442];SEARCH(&quot;path=&quot;;[$'Setlist Input'.A442])+6;(SEARCH(&quot;&gt;&quot;;[$'Setlist Input'.A442])-3)-(SEARCH(&quot;path=&quot;;[$'Setlist Input'.A442])+6));&quot;&quot;)" office:value-type="string" office:string-value="Eighth of January TW.pdf" calcext:value-type="string">
            <text:p>Eighth of January TW.pdf</text:p>
          </table:table-cell>
          <table:table-cell/>
          <table:table-cell table:formula="of:=IF([.D442];&quot;&lt;Setlist&gt;&lt;Name&gt;&quot;&amp;[.G442]&amp;&quot;&lt;/Name&gt;&quot;;IF([.E442];&quot;&lt;/Setlist&gt;&quot;;&quot;&quot;))">
            <text:p/>
          </table:table-cell>
          <table:table-cell table:formula="of:=IF([.F442];&quot;&lt;Song&gt;&lt;Title&gt;&quot;&amp;[.H442]&amp;&quot;&lt;/Title&gt;&lt;FileName&gt;&quot;&amp;[.I442]&amp;&quot;&lt;/FileName&gt;&lt;/FileType&gt;1&lt;/FileType&gt;&quot;;&quot;&quot;)" office:value-type="string" office:string-value="&lt;Song&gt;&lt;Title&gt;Eighth of January TW&lt;/Title&gt;&lt;FileName&gt;Eighth of January TW.pdf&lt;/FileName&gt;&lt;/FileType&gt;1&lt;/FileType&gt;" calcext:value-type="string">
            <text:p>&lt;Song&gt;&lt;Title&gt;Eighth of January TW&lt;/Title&gt;&lt;FileName&gt;Eighth of January TW.pdf&lt;/FileName&gt;&lt;/FileType&gt;1&lt;/FileType&gt;</text:p>
          </table:table-cell>
          <table:table-cell table:formula="of:=IF([.C44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3]));IF(ISBLANK([$'Setlist Input'.A444]);1;0);0)" office:value-type="float" office:value="0" calcext:value-type="float">
            <text:p>0</text:p>
          </table:table-cell>
          <table:table-cell table:style-name="ce6" table:formula="of:=ISNUMBER(SEARCH(&quot;kind=&quot;;[$'Setlist Input'.A44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3]))" office:value-type="boolean" office:boolean-value="true" calcext:value-type="boolean">
            <text:p>TRUE</text:p>
          </table:table-cell>
          <table:table-cell table:formula="of:=IF([.D443];MID([$'Setlist Input'.A443];SEARCH(&quot;title=&quot;;[$'Setlist Input'.A443])+7;(SEARCH(&quot;&gt;&quot;;[$'Setlist Input'.A443])-1)-(SEARCH(&quot;title=&quot;;[$'Setlist Input'.A443])+7));&quot;&quot;)">
            <text:p/>
          </table:table-cell>
          <table:table-cell table:formula="of:=IF([.F443];MID([$'Setlist Input'.A443];SEARCH(&quot;score title=&quot;;[$'Setlist Input'.A443])+13;(SEARCH(&quot;path=&quot;;[$'Setlist Input'.A443])-2)-(SEARCH(&quot;score title=&quot;;[$'Setlist Input'.A443])+13));&quot;&quot;)" office:value-type="string" office:string-value="Fisher's Hornpipe TW" calcext:value-type="string">
            <text:p>Fisher's Hornpipe TW</text:p>
          </table:table-cell>
          <table:table-cell table:formula="of:=IF([.F443];MID([$'Setlist Input'.A443];SEARCH(&quot;path=&quot;;[$'Setlist Input'.A443])+6;(SEARCH(&quot;&gt;&quot;;[$'Setlist Input'.A443])-3)-(SEARCH(&quot;path=&quot;;[$'Setlist Input'.A443])+6));&quot;&quot;)" office:value-type="string" office:string-value="Fisher's Hornpipe TW.pdf" calcext:value-type="string">
            <text:p>Fisher's Hornpipe TW.pdf</text:p>
          </table:table-cell>
          <table:table-cell/>
          <table:table-cell table:formula="of:=IF([.D443];&quot;&lt;Setlist&gt;&lt;Name&gt;&quot;&amp;[.G443]&amp;&quot;&lt;/Name&gt;&quot;;IF([.E443];&quot;&lt;/Setlist&gt;&quot;;&quot;&quot;))">
            <text:p/>
          </table:table-cell>
          <table:table-cell table:formula="of:=IF([.F443];&quot;&lt;Song&gt;&lt;Title&gt;&quot;&amp;[.H443]&amp;&quot;&lt;/Title&gt;&lt;FileName&gt;&quot;&amp;[.I443]&amp;&quot;&lt;/FileName&gt;&lt;/FileType&gt;1&lt;/FileType&gt;&quot;;&quot;&quot;)" office:value-type="string" office:string-value="&lt;Song&gt;&lt;Title&gt;Fisher's Hornpipe TW&lt;/Title&gt;&lt;FileName&gt;Fisher's Hornpipe TW.pdf&lt;/FileName&gt;&lt;/FileType&gt;1&lt;/FileType&gt;" calcext:value-type="string">
            <text:p>&lt;Song&gt;&lt;Title&gt;Fisher's Hornpipe TW&lt;/Title&gt;&lt;FileName&gt;Fisher's Hornpipe TW.pdf&lt;/FileName&gt;&lt;/FileType&gt;1&lt;/FileType&gt;</text:p>
          </table:table-cell>
          <table:table-cell table:formula="of:=IF([.C44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4]));IF(ISBLANK([$'Setlist Input'.A445]);1;0);0)" office:value-type="float" office:value="0" calcext:value-type="float">
            <text:p>0</text:p>
          </table:table-cell>
          <table:table-cell table:style-name="ce6" table:formula="of:=ISNUMBER(SEARCH(&quot;kind=&quot;;[$'Setlist Input'.A44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4]))" office:value-type="boolean" office:boolean-value="true" calcext:value-type="boolean">
            <text:p>TRUE</text:p>
          </table:table-cell>
          <table:table-cell table:formula="of:=IF([.D444];MID([$'Setlist Input'.A444];SEARCH(&quot;title=&quot;;[$'Setlist Input'.A444])+7;(SEARCH(&quot;&gt;&quot;;[$'Setlist Input'.A444])-1)-(SEARCH(&quot;title=&quot;;[$'Setlist Input'.A444])+7));&quot;&quot;)">
            <text:p/>
          </table:table-cell>
          <table:table-cell table:formula="of:=IF([.F444];MID([$'Setlist Input'.A444];SEARCH(&quot;score title=&quot;;[$'Setlist Input'.A444])+13;(SEARCH(&quot;path=&quot;;[$'Setlist Input'.A444])-2)-(SEARCH(&quot;score title=&quot;;[$'Setlist Input'.A444])+13));&quot;&quot;)" office:value-type="string" office:string-value="Flop Eared Mule TW" calcext:value-type="string">
            <text:p>Flop Eared Mule TW</text:p>
          </table:table-cell>
          <table:table-cell table:formula="of:=IF([.F444];MID([$'Setlist Input'.A444];SEARCH(&quot;path=&quot;;[$'Setlist Input'.A444])+6;(SEARCH(&quot;&gt;&quot;;[$'Setlist Input'.A444])-3)-(SEARCH(&quot;path=&quot;;[$'Setlist Input'.A444])+6));&quot;&quot;)" office:value-type="string" office:string-value="Flop Eared Mule TW.pdf" calcext:value-type="string">
            <text:p>Flop Eared Mule TW.pdf</text:p>
          </table:table-cell>
          <table:table-cell/>
          <table:table-cell table:formula="of:=IF([.D444];&quot;&lt;Setlist&gt;&lt;Name&gt;&quot;&amp;[.G444]&amp;&quot;&lt;/Name&gt;&quot;;IF([.E444];&quot;&lt;/Setlist&gt;&quot;;&quot;&quot;))">
            <text:p/>
          </table:table-cell>
          <table:table-cell table:formula="of:=IF([.F444];&quot;&lt;Song&gt;&lt;Title&gt;&quot;&amp;[.H444]&amp;&quot;&lt;/Title&gt;&lt;FileName&gt;&quot;&amp;[.I444]&amp;&quot;&lt;/FileName&gt;&lt;/FileType&gt;1&lt;/FileType&gt;&quot;;&quot;&quot;)" office:value-type="string" office:string-value="&lt;Song&gt;&lt;Title&gt;Flop Eared Mule TW&lt;/Title&gt;&lt;FileName&gt;Flop Eared Mule TW.pdf&lt;/FileName&gt;&lt;/FileType&gt;1&lt;/FileType&gt;" calcext:value-type="string">
            <text:p>&lt;Song&gt;&lt;Title&gt;Flop Eared Mule TW&lt;/Title&gt;&lt;FileName&gt;Flop Eared Mule TW.pdf&lt;/FileName&gt;&lt;/FileType&gt;1&lt;/FileType&gt;</text:p>
          </table:table-cell>
          <table:table-cell table:formula="of:=IF([.C44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5]));IF(ISBLANK([$'Setlist Input'.A446]);1;0);0)" office:value-type="float" office:value="0" calcext:value-type="float">
            <text:p>0</text:p>
          </table:table-cell>
          <table:table-cell table:style-name="ce6" table:formula="of:=ISNUMBER(SEARCH(&quot;kind=&quot;;[$'Setlist Input'.A44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5]))" office:value-type="boolean" office:boolean-value="true" calcext:value-type="boolean">
            <text:p>TRUE</text:p>
          </table:table-cell>
          <table:table-cell table:formula="of:=IF([.D445];MID([$'Setlist Input'.A445];SEARCH(&quot;title=&quot;;[$'Setlist Input'.A445])+7;(SEARCH(&quot;&gt;&quot;;[$'Setlist Input'.A445])-1)-(SEARCH(&quot;title=&quot;;[$'Setlist Input'.A445])+7));&quot;&quot;)">
            <text:p/>
          </table:table-cell>
          <table:table-cell table:formula="of:=IF([.F445];MID([$'Setlist Input'.A445];SEARCH(&quot;score title=&quot;;[$'Setlist Input'.A445])+13;(SEARCH(&quot;path=&quot;;[$'Setlist Input'.A445])-2)-(SEARCH(&quot;score title=&quot;;[$'Setlist Input'.A445])+13));&quot;&quot;)" office:value-type="string" office:string-value="Fly Around My Pretty Little Miss TW" calcext:value-type="string">
            <text:p>Fly Around My Pretty Little Miss TW</text:p>
          </table:table-cell>
          <table:table-cell table:formula="of:=IF([.F445];MID([$'Setlist Input'.A445];SEARCH(&quot;path=&quot;;[$'Setlist Input'.A445])+6;(SEARCH(&quot;&gt;&quot;;[$'Setlist Input'.A445])-3)-(SEARCH(&quot;path=&quot;;[$'Setlist Input'.A445])+6));&quot;&quot;)" office:value-type="string" office:string-value="Fly Around My Pretty Little Miss TW.pdf" calcext:value-type="string">
            <text:p>Fly Around My Pretty Little Miss TW.pdf</text:p>
          </table:table-cell>
          <table:table-cell/>
          <table:table-cell table:formula="of:=IF([.D445];&quot;&lt;Setlist&gt;&lt;Name&gt;&quot;&amp;[.G445]&amp;&quot;&lt;/Name&gt;&quot;;IF([.E445];&quot;&lt;/Setlist&gt;&quot;;&quot;&quot;))">
            <text:p/>
          </table:table-cell>
          <table:table-cell table:formula="of:=IF([.F445];&quot;&lt;Song&gt;&lt;Title&gt;&quot;&amp;[.H445]&amp;&quot;&lt;/Title&gt;&lt;FileName&gt;&quot;&amp;[.I445]&amp;&quot;&lt;/FileName&gt;&lt;/FileType&gt;1&lt;/FileType&gt;&quot;;&quot;&quot;)" office:value-type="string" office:string-value="&lt;Song&gt;&lt;Title&gt;Fly Around My Pretty Little Miss TW&lt;/Title&gt;&lt;FileName&gt;Fly Around My Pretty Little Miss TW.pdf&lt;/FileName&gt;&lt;/FileType&gt;1&lt;/FileType&gt;" calcext:value-type="string">
            <text:p>&lt;Song&gt;&lt;Title&gt;Fly Around My Pretty Little Miss TW&lt;/Title&gt;&lt;FileName&gt;Fly Around My Pretty Little Miss TW.pdf&lt;/FileName&gt;&lt;/FileType&gt;1&lt;/FileType&gt;</text:p>
          </table:table-cell>
          <table:table-cell table:formula="of:=IF([.C44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6]));IF(ISBLANK([$'Setlist Input'.A447]);1;0);0)" office:value-type="float" office:value="0" calcext:value-type="float">
            <text:p>0</text:p>
          </table:table-cell>
          <table:table-cell table:style-name="ce6" table:formula="of:=ISNUMBER(SEARCH(&quot;kind=&quot;;[$'Setlist Input'.A44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6]))" office:value-type="boolean" office:boolean-value="true" calcext:value-type="boolean">
            <text:p>TRUE</text:p>
          </table:table-cell>
          <table:table-cell table:formula="of:=IF([.D446];MID([$'Setlist Input'.A446];SEARCH(&quot;title=&quot;;[$'Setlist Input'.A446])+7;(SEARCH(&quot;&gt;&quot;;[$'Setlist Input'.A446])-1)-(SEARCH(&quot;title=&quot;;[$'Setlist Input'.A446])+7));&quot;&quot;)">
            <text:p/>
          </table:table-cell>
          <table:table-cell table:formula="of:=IF([.F446];MID([$'Setlist Input'.A446];SEARCH(&quot;score title=&quot;;[$'Setlist Input'.A446])+13;(SEARCH(&quot;path=&quot;;[$'Setlist Input'.A446])-2)-(SEARCH(&quot;score title=&quot;;[$'Setlist Input'.A446])+13));&quot;&quot;)" office:value-type="string" office:string-value="Forked Deer TW" calcext:value-type="string">
            <text:p>Forked Deer TW</text:p>
          </table:table-cell>
          <table:table-cell table:formula="of:=IF([.F446];MID([$'Setlist Input'.A446];SEARCH(&quot;path=&quot;;[$'Setlist Input'.A446])+6;(SEARCH(&quot;&gt;&quot;;[$'Setlist Input'.A446])-3)-(SEARCH(&quot;path=&quot;;[$'Setlist Input'.A446])+6));&quot;&quot;)" office:value-type="string" office:string-value="Forked Deer TW.pdf" calcext:value-type="string">
            <text:p>Forked Deer TW.pdf</text:p>
          </table:table-cell>
          <table:table-cell/>
          <table:table-cell table:formula="of:=IF([.D446];&quot;&lt;Setlist&gt;&lt;Name&gt;&quot;&amp;[.G446]&amp;&quot;&lt;/Name&gt;&quot;;IF([.E446];&quot;&lt;/Setlist&gt;&quot;;&quot;&quot;))">
            <text:p/>
          </table:table-cell>
          <table:table-cell table:formula="of:=IF([.F446];&quot;&lt;Song&gt;&lt;Title&gt;&quot;&amp;[.H446]&amp;&quot;&lt;/Title&gt;&lt;FileName&gt;&quot;&amp;[.I446]&amp;&quot;&lt;/FileName&gt;&lt;/FileType&gt;1&lt;/FileType&gt;&quot;;&quot;&quot;)" office:value-type="string" office:string-value="&lt;Song&gt;&lt;Title&gt;Forked Deer TW&lt;/Title&gt;&lt;FileName&gt;Forked Deer TW.pdf&lt;/FileName&gt;&lt;/FileType&gt;1&lt;/FileType&gt;" calcext:value-type="string">
            <text:p>&lt;Song&gt;&lt;Title&gt;Forked Deer TW&lt;/Title&gt;&lt;FileName&gt;Forked Deer TW.pdf&lt;/FileName&gt;&lt;/FileType&gt;1&lt;/FileType&gt;</text:p>
          </table:table-cell>
          <table:table-cell table:formula="of:=IF([.C44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7]));IF(ISBLANK([$'Setlist Input'.A448]);1;0);0)" office:value-type="float" office:value="0" calcext:value-type="float">
            <text:p>0</text:p>
          </table:table-cell>
          <table:table-cell table:style-name="ce6" table:formula="of:=ISNUMBER(SEARCH(&quot;kind=&quot;;[$'Setlist Input'.A44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7]))" office:value-type="boolean" office:boolean-value="true" calcext:value-type="boolean">
            <text:p>TRUE</text:p>
          </table:table-cell>
          <table:table-cell table:formula="of:=IF([.D447];MID([$'Setlist Input'.A447];SEARCH(&quot;title=&quot;;[$'Setlist Input'.A447])+7;(SEARCH(&quot;&gt;&quot;;[$'Setlist Input'.A447])-1)-(SEARCH(&quot;title=&quot;;[$'Setlist Input'.A447])+7));&quot;&quot;)">
            <text:p/>
          </table:table-cell>
          <table:table-cell table:formula="of:=IF([.F447];MID([$'Setlist Input'.A447];SEARCH(&quot;score title=&quot;;[$'Setlist Input'.A447])+13;(SEARCH(&quot;path=&quot;;[$'Setlist Input'.A447])-2)-(SEARCH(&quot;score title=&quot;;[$'Setlist Input'.A447])+13));&quot;&quot;)" office:value-type="string" office:string-value="The Girl I Left Behind Me TW" calcext:value-type="string">
            <text:p>The Girl I Left Behind Me TW</text:p>
          </table:table-cell>
          <table:table-cell table:formula="of:=IF([.F447];MID([$'Setlist Input'.A447];SEARCH(&quot;path=&quot;;[$'Setlist Input'.A447])+6;(SEARCH(&quot;&gt;&quot;;[$'Setlist Input'.A447])-3)-(SEARCH(&quot;path=&quot;;[$'Setlist Input'.A447])+6));&quot;&quot;)" office:value-type="string" office:string-value="The Girl I Left Behind Me TW.pdf" calcext:value-type="string">
            <text:p>The Girl I Left Behind Me TW.pdf</text:p>
          </table:table-cell>
          <table:table-cell/>
          <table:table-cell table:formula="of:=IF([.D447];&quot;&lt;Setlist&gt;&lt;Name&gt;&quot;&amp;[.G447]&amp;&quot;&lt;/Name&gt;&quot;;IF([.E447];&quot;&lt;/Setlist&gt;&quot;;&quot;&quot;))">
            <text:p/>
          </table:table-cell>
          <table:table-cell table:formula="of:=IF([.F447];&quot;&lt;Song&gt;&lt;Title&gt;&quot;&amp;[.H447]&amp;&quot;&lt;/Title&gt;&lt;FileName&gt;&quot;&amp;[.I447]&amp;&quot;&lt;/FileName&gt;&lt;/FileType&gt;1&lt;/FileType&gt;&quot;;&quot;&quot;)" office:value-type="string" office:string-value="&lt;Song&gt;&lt;Title&gt;The Girl I Left Behind Me TW&lt;/Title&gt;&lt;FileName&gt;The Girl I Left Behind Me TW.pdf&lt;/FileName&gt;&lt;/FileType&gt;1&lt;/FileType&gt;" calcext:value-type="string">
            <text:p>&lt;Song&gt;&lt;Title&gt;The Girl I Left Behind Me TW&lt;/Title&gt;&lt;FileName&gt;The Girl I Left Behind Me TW.pdf&lt;/FileName&gt;&lt;/FileType&gt;1&lt;/FileType&gt;</text:p>
          </table:table-cell>
          <table:table-cell table:formula="of:=IF([.C44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8]));IF(ISBLANK([$'Setlist Input'.A449]);1;0);0)" office:value-type="float" office:value="0" calcext:value-type="float">
            <text:p>0</text:p>
          </table:table-cell>
          <table:table-cell table:style-name="ce6" table:formula="of:=ISNUMBER(SEARCH(&quot;kind=&quot;;[$'Setlist Input'.A44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8]))" office:value-type="boolean" office:boolean-value="true" calcext:value-type="boolean">
            <text:p>TRUE</text:p>
          </table:table-cell>
          <table:table-cell table:formula="of:=IF([.D448];MID([$'Setlist Input'.A448];SEARCH(&quot;title=&quot;;[$'Setlist Input'.A448])+7;(SEARCH(&quot;&gt;&quot;;[$'Setlist Input'.A448])-1)-(SEARCH(&quot;title=&quot;;[$'Setlist Input'.A448])+7));&quot;&quot;)">
            <text:p/>
          </table:table-cell>
          <table:table-cell table:formula="of:=IF([.F448];MID([$'Setlist Input'.A448];SEARCH(&quot;score title=&quot;;[$'Setlist Input'.A448])+13;(SEARCH(&quot;path=&quot;;[$'Setlist Input'.A448])-2)-(SEARCH(&quot;score title=&quot;;[$'Setlist Input'.A448])+13));&quot;&quot;)" office:value-type="string" office:string-value="Golden Slippers TW" calcext:value-type="string">
            <text:p>Golden Slippers TW</text:p>
          </table:table-cell>
          <table:table-cell table:formula="of:=IF([.F448];MID([$'Setlist Input'.A448];SEARCH(&quot;path=&quot;;[$'Setlist Input'.A448])+6;(SEARCH(&quot;&gt;&quot;;[$'Setlist Input'.A448])-3)-(SEARCH(&quot;path=&quot;;[$'Setlist Input'.A448])+6));&quot;&quot;)" office:value-type="string" office:string-value="Golden Slippers TW.pdf" calcext:value-type="string">
            <text:p>Golden Slippers TW.pdf</text:p>
          </table:table-cell>
          <table:table-cell/>
          <table:table-cell table:formula="of:=IF([.D448];&quot;&lt;Setlist&gt;&lt;Name&gt;&quot;&amp;[.G448]&amp;&quot;&lt;/Name&gt;&quot;;IF([.E448];&quot;&lt;/Setlist&gt;&quot;;&quot;&quot;))">
            <text:p/>
          </table:table-cell>
          <table:table-cell table:formula="of:=IF([.F448];&quot;&lt;Song&gt;&lt;Title&gt;&quot;&amp;[.H448]&amp;&quot;&lt;/Title&gt;&lt;FileName&gt;&quot;&amp;[.I448]&amp;&quot;&lt;/FileName&gt;&lt;/FileType&gt;1&lt;/FileType&gt;&quot;;&quot;&quot;)" office:value-type="string" office:string-value="&lt;Song&gt;&lt;Title&gt;Golden Slippers TW&lt;/Title&gt;&lt;FileName&gt;Golden Slippers TW.pdf&lt;/FileName&gt;&lt;/FileType&gt;1&lt;/FileType&gt;" calcext:value-type="string">
            <text:p>&lt;Song&gt;&lt;Title&gt;Golden Slippers TW&lt;/Title&gt;&lt;FileName&gt;Golden Slippers TW.pdf&lt;/FileName&gt;&lt;/FileType&gt;1&lt;/FileType&gt;</text:p>
          </table:table-cell>
          <table:table-cell table:formula="of:=IF([.C44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49]));IF(ISBLANK([$'Setlist Input'.A450]);1;0);0)" office:value-type="float" office:value="0" calcext:value-type="float">
            <text:p>0</text:p>
          </table:table-cell>
          <table:table-cell table:style-name="ce6" table:formula="of:=ISNUMBER(SEARCH(&quot;kind=&quot;;[$'Setlist Input'.A44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4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49]))" office:value-type="boolean" office:boolean-value="true" calcext:value-type="boolean">
            <text:p>TRUE</text:p>
          </table:table-cell>
          <table:table-cell table:formula="of:=IF([.D449];MID([$'Setlist Input'.A449];SEARCH(&quot;title=&quot;;[$'Setlist Input'.A449])+7;(SEARCH(&quot;&gt;&quot;;[$'Setlist Input'.A449])-1)-(SEARCH(&quot;title=&quot;;[$'Setlist Input'.A449])+7));&quot;&quot;)">
            <text:p/>
          </table:table-cell>
          <table:table-cell table:formula="of:=IF([.F449];MID([$'Setlist Input'.A449];SEARCH(&quot;score title=&quot;;[$'Setlist Input'.A449])+13;(SEARCH(&quot;path=&quot;;[$'Setlist Input'.A449])-2)-(SEARCH(&quot;score title=&quot;;[$'Setlist Input'.A449])+13));&quot;&quot;)" office:value-type="string" office:string-value="Goin' To Boston TW" calcext:value-type="string">
            <text:p>Goin' To Boston TW</text:p>
          </table:table-cell>
          <table:table-cell table:formula="of:=IF([.F449];MID([$'Setlist Input'.A449];SEARCH(&quot;path=&quot;;[$'Setlist Input'.A449])+6;(SEARCH(&quot;&gt;&quot;;[$'Setlist Input'.A449])-3)-(SEARCH(&quot;path=&quot;;[$'Setlist Input'.A449])+6));&quot;&quot;)" office:value-type="string" office:string-value="Goin' To Boston TW.pdf" calcext:value-type="string">
            <text:p>Goin' To Boston TW.pdf</text:p>
          </table:table-cell>
          <table:table-cell/>
          <table:table-cell table:formula="of:=IF([.D449];&quot;&lt;Setlist&gt;&lt;Name&gt;&quot;&amp;[.G449]&amp;&quot;&lt;/Name&gt;&quot;;IF([.E449];&quot;&lt;/Setlist&gt;&quot;;&quot;&quot;))">
            <text:p/>
          </table:table-cell>
          <table:table-cell table:formula="of:=IF([.F449];&quot;&lt;Song&gt;&lt;Title&gt;&quot;&amp;[.H449]&amp;&quot;&lt;/Title&gt;&lt;FileName&gt;&quot;&amp;[.I449]&amp;&quot;&lt;/FileName&gt;&lt;/FileType&gt;1&lt;/FileType&gt;&quot;;&quot;&quot;)" office:value-type="string" office:string-value="&lt;Song&gt;&lt;Title&gt;Goin' To Boston TW&lt;/Title&gt;&lt;FileName&gt;Goin' To Boston TW.pdf&lt;/FileName&gt;&lt;/FileType&gt;1&lt;/FileType&gt;" calcext:value-type="string">
            <text:p>&lt;Song&gt;&lt;Title&gt;Goin' To Boston TW&lt;/Title&gt;&lt;FileName&gt;Goin' To Boston TW.pdf&lt;/FileName&gt;&lt;/FileType&gt;1&lt;/FileType&gt;</text:p>
          </table:table-cell>
          <table:table-cell table:formula="of:=IF([.C44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0]));IF(ISBLANK([$'Setlist Input'.A451]);1;0);0)" office:value-type="float" office:value="0" calcext:value-type="float">
            <text:p>0</text:p>
          </table:table-cell>
          <table:table-cell table:style-name="ce6" table:formula="of:=ISNUMBER(SEARCH(&quot;kind=&quot;;[$'Setlist Input'.A45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0]))" office:value-type="boolean" office:boolean-value="true" calcext:value-type="boolean">
            <text:p>TRUE</text:p>
          </table:table-cell>
          <table:table-cell table:formula="of:=IF([.D450];MID([$'Setlist Input'.A450];SEARCH(&quot;title=&quot;;[$'Setlist Input'.A450])+7;(SEARCH(&quot;&gt;&quot;;[$'Setlist Input'.A450])-1)-(SEARCH(&quot;title=&quot;;[$'Setlist Input'.A450])+7));&quot;&quot;)">
            <text:p/>
          </table:table-cell>
          <table:table-cell table:formula="of:=IF([.F450];MID([$'Setlist Input'.A450];SEARCH(&quot;score title=&quot;;[$'Setlist Input'.A450])+13;(SEARCH(&quot;path=&quot;;[$'Setlist Input'.A450])-2)-(SEARCH(&quot;score title=&quot;;[$'Setlist Input'.A450])+13));&quot;&quot;)" office:value-type="string" office:string-value="Goodbye Liza Jane TW" calcext:value-type="string">
            <text:p>Goodbye Liza Jane TW</text:p>
          </table:table-cell>
          <table:table-cell table:formula="of:=IF([.F450];MID([$'Setlist Input'.A450];SEARCH(&quot;path=&quot;;[$'Setlist Input'.A450])+6;(SEARCH(&quot;&gt;&quot;;[$'Setlist Input'.A450])-3)-(SEARCH(&quot;path=&quot;;[$'Setlist Input'.A450])+6));&quot;&quot;)" office:value-type="string" office:string-value="Goodbye Liza Jane TW.pdf" calcext:value-type="string">
            <text:p>Goodbye Liza Jane TW.pdf</text:p>
          </table:table-cell>
          <table:table-cell/>
          <table:table-cell table:formula="of:=IF([.D450];&quot;&lt;Setlist&gt;&lt;Name&gt;&quot;&amp;[.G450]&amp;&quot;&lt;/Name&gt;&quot;;IF([.E450];&quot;&lt;/Setlist&gt;&quot;;&quot;&quot;))">
            <text:p/>
          </table:table-cell>
          <table:table-cell table:formula="of:=IF([.F450];&quot;&lt;Song&gt;&lt;Title&gt;&quot;&amp;[.H450]&amp;&quot;&lt;/Title&gt;&lt;FileName&gt;&quot;&amp;[.I450]&amp;&quot;&lt;/FileName&gt;&lt;/FileType&gt;1&lt;/FileType&gt;&quot;;&quot;&quot;)" office:value-type="string" office:string-value="&lt;Song&gt;&lt;Title&gt;Goodbye Liza Jane TW&lt;/Title&gt;&lt;FileName&gt;Goodbye Liza Jane TW.pdf&lt;/FileName&gt;&lt;/FileType&gt;1&lt;/FileType&gt;" calcext:value-type="string">
            <text:p>&lt;Song&gt;&lt;Title&gt;Goodbye Liza Jane TW&lt;/Title&gt;&lt;FileName&gt;Goodbye Liza Jane TW.pdf&lt;/FileName&gt;&lt;/FileType&gt;1&lt;/FileType&gt;</text:p>
          </table:table-cell>
          <table:table-cell table:formula="of:=IF([.C45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1]));IF(ISBLANK([$'Setlist Input'.A452]);1;0);0)" office:value-type="float" office:value="0" calcext:value-type="float">
            <text:p>0</text:p>
          </table:table-cell>
          <table:table-cell table:style-name="ce6" table:formula="of:=ISNUMBER(SEARCH(&quot;kind=&quot;;[$'Setlist Input'.A45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1]))" office:value-type="boolean" office:boolean-value="true" calcext:value-type="boolean">
            <text:p>TRUE</text:p>
          </table:table-cell>
          <table:table-cell table:formula="of:=IF([.D451];MID([$'Setlist Input'.A451];SEARCH(&quot;title=&quot;;[$'Setlist Input'.A451])+7;(SEARCH(&quot;&gt;&quot;;[$'Setlist Input'.A451])-1)-(SEARCH(&quot;title=&quot;;[$'Setlist Input'.A451])+7));&quot;&quot;)">
            <text:p/>
          </table:table-cell>
          <table:table-cell table:formula="of:=IF([.F451];MID([$'Setlist Input'.A451];SEARCH(&quot;score title=&quot;;[$'Setlist Input'.A451])+13;(SEARCH(&quot;path=&quot;;[$'Setlist Input'.A451])-2)-(SEARCH(&quot;score title=&quot;;[$'Setlist Input'.A451])+13));&quot;&quot;)" office:value-type="string" office:string-value="Gray Cat TW" calcext:value-type="string">
            <text:p>Gray Cat TW</text:p>
          </table:table-cell>
          <table:table-cell table:formula="of:=IF([.F451];MID([$'Setlist Input'.A451];SEARCH(&quot;path=&quot;;[$'Setlist Input'.A451])+6;(SEARCH(&quot;&gt;&quot;;[$'Setlist Input'.A451])-3)-(SEARCH(&quot;path=&quot;;[$'Setlist Input'.A451])+6));&quot;&quot;)" office:value-type="string" office:string-value="Gray Cat TW.pdf" calcext:value-type="string">
            <text:p>Gray Cat TW.pdf</text:p>
          </table:table-cell>
          <table:table-cell/>
          <table:table-cell table:formula="of:=IF([.D451];&quot;&lt;Setlist&gt;&lt;Name&gt;&quot;&amp;[.G451]&amp;&quot;&lt;/Name&gt;&quot;;IF([.E451];&quot;&lt;/Setlist&gt;&quot;;&quot;&quot;))">
            <text:p/>
          </table:table-cell>
          <table:table-cell table:formula="of:=IF([.F451];&quot;&lt;Song&gt;&lt;Title&gt;&quot;&amp;[.H451]&amp;&quot;&lt;/Title&gt;&lt;FileName&gt;&quot;&amp;[.I451]&amp;&quot;&lt;/FileName&gt;&lt;/FileType&gt;1&lt;/FileType&gt;&quot;;&quot;&quot;)" office:value-type="string" office:string-value="&lt;Song&gt;&lt;Title&gt;Gray Cat TW&lt;/Title&gt;&lt;FileName&gt;Gray Cat TW.pdf&lt;/FileName&gt;&lt;/FileType&gt;1&lt;/FileType&gt;" calcext:value-type="string">
            <text:p>&lt;Song&gt;&lt;Title&gt;Gray Cat TW&lt;/Title&gt;&lt;FileName&gt;Gray Cat TW.pdf&lt;/FileName&gt;&lt;/FileType&gt;1&lt;/FileType&gt;</text:p>
          </table:table-cell>
          <table:table-cell table:formula="of:=IF([.C45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2]));IF(ISBLANK([$'Setlist Input'.A453]);1;0);0)" office:value-type="float" office:value="0" calcext:value-type="float">
            <text:p>0</text:p>
          </table:table-cell>
          <table:table-cell table:style-name="ce6" table:formula="of:=ISNUMBER(SEARCH(&quot;kind=&quot;;[$'Setlist Input'.A45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2]))" office:value-type="boolean" office:boolean-value="true" calcext:value-type="boolean">
            <text:p>TRUE</text:p>
          </table:table-cell>
          <table:table-cell table:formula="of:=IF([.D452];MID([$'Setlist Input'.A452];SEARCH(&quot;title=&quot;;[$'Setlist Input'.A452])+7;(SEARCH(&quot;&gt;&quot;;[$'Setlist Input'.A452])-1)-(SEARCH(&quot;title=&quot;;[$'Setlist Input'.A452])+7));&quot;&quot;)">
            <text:p/>
          </table:table-cell>
          <table:table-cell table:formula="of:=IF([.F452];MID([$'Setlist Input'.A452];SEARCH(&quot;score title=&quot;;[$'Setlist Input'.A452])+13;(SEARCH(&quot;path=&quot;;[$'Setlist Input'.A452])-2)-(SEARCH(&quot;score title=&quot;;[$'Setlist Input'.A452])+13));&quot;&quot;)" office:value-type="string" office:string-value="Hangman's Reel TW" calcext:value-type="string">
            <text:p>Hangman's Reel TW</text:p>
          </table:table-cell>
          <table:table-cell table:formula="of:=IF([.F452];MID([$'Setlist Input'.A452];SEARCH(&quot;path=&quot;;[$'Setlist Input'.A452])+6;(SEARCH(&quot;&gt;&quot;;[$'Setlist Input'.A452])-3)-(SEARCH(&quot;path=&quot;;[$'Setlist Input'.A452])+6));&quot;&quot;)" office:value-type="string" office:string-value="Hangman's Reel TW.pdf" calcext:value-type="string">
            <text:p>Hangman's Reel TW.pdf</text:p>
          </table:table-cell>
          <table:table-cell/>
          <table:table-cell table:formula="of:=IF([.D452];&quot;&lt;Setlist&gt;&lt;Name&gt;&quot;&amp;[.G452]&amp;&quot;&lt;/Name&gt;&quot;;IF([.E452];&quot;&lt;/Setlist&gt;&quot;;&quot;&quot;))">
            <text:p/>
          </table:table-cell>
          <table:table-cell table:formula="of:=IF([.F452];&quot;&lt;Song&gt;&lt;Title&gt;&quot;&amp;[.H452]&amp;&quot;&lt;/Title&gt;&lt;FileName&gt;&quot;&amp;[.I452]&amp;&quot;&lt;/FileName&gt;&lt;/FileType&gt;1&lt;/FileType&gt;&quot;;&quot;&quot;)" office:value-type="string" office:string-value="&lt;Song&gt;&lt;Title&gt;Hangman's Reel TW&lt;/Title&gt;&lt;FileName&gt;Hangman's Reel TW.pdf&lt;/FileName&gt;&lt;/FileType&gt;1&lt;/FileType&gt;" calcext:value-type="string">
            <text:p>&lt;Song&gt;&lt;Title&gt;Hangman's Reel TW&lt;/Title&gt;&lt;FileName&gt;Hangman's Reel TW.pdf&lt;/FileName&gt;&lt;/FileType&gt;1&lt;/FileType&gt;</text:p>
          </table:table-cell>
          <table:table-cell table:formula="of:=IF([.C45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3]));IF(ISBLANK([$'Setlist Input'.A454]);1;0);0)" office:value-type="float" office:value="0" calcext:value-type="float">
            <text:p>0</text:p>
          </table:table-cell>
          <table:table-cell table:style-name="ce6" table:formula="of:=ISNUMBER(SEARCH(&quot;kind=&quot;;[$'Setlist Input'.A45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3]))" office:value-type="boolean" office:boolean-value="true" calcext:value-type="boolean">
            <text:p>TRUE</text:p>
          </table:table-cell>
          <table:table-cell table:formula="of:=IF([.D453];MID([$'Setlist Input'.A453];SEARCH(&quot;title=&quot;;[$'Setlist Input'.A453])+7;(SEARCH(&quot;&gt;&quot;;[$'Setlist Input'.A453])-1)-(SEARCH(&quot;title=&quot;;[$'Setlist Input'.A453])+7));&quot;&quot;)">
            <text:p/>
          </table:table-cell>
          <table:table-cell table:formula="of:=IF([.F453];MID([$'Setlist Input'.A453];SEARCH(&quot;score title=&quot;;[$'Setlist Input'.A453])+13;(SEARCH(&quot;path=&quot;;[$'Setlist Input'.A453])-2)-(SEARCH(&quot;score title=&quot;;[$'Setlist Input'.A453])+13));&quot;&quot;)" office:value-type="string" office:string-value="Ground Hog TW" calcext:value-type="string">
            <text:p>Ground Hog TW</text:p>
          </table:table-cell>
          <table:table-cell table:formula="of:=IF([.F453];MID([$'Setlist Input'.A453];SEARCH(&quot;path=&quot;;[$'Setlist Input'.A453])+6;(SEARCH(&quot;&gt;&quot;;[$'Setlist Input'.A453])-3)-(SEARCH(&quot;path=&quot;;[$'Setlist Input'.A453])+6));&quot;&quot;)" office:value-type="string" office:string-value="Ground Hog TW.pdf" calcext:value-type="string">
            <text:p>Ground Hog TW.pdf</text:p>
          </table:table-cell>
          <table:table-cell/>
          <table:table-cell table:formula="of:=IF([.D453];&quot;&lt;Setlist&gt;&lt;Name&gt;&quot;&amp;[.G453]&amp;&quot;&lt;/Name&gt;&quot;;IF([.E453];&quot;&lt;/Setlist&gt;&quot;;&quot;&quot;))">
            <text:p/>
          </table:table-cell>
          <table:table-cell table:formula="of:=IF([.F453];&quot;&lt;Song&gt;&lt;Title&gt;&quot;&amp;[.H453]&amp;&quot;&lt;/Title&gt;&lt;FileName&gt;&quot;&amp;[.I453]&amp;&quot;&lt;/FileName&gt;&lt;/FileType&gt;1&lt;/FileType&gt;&quot;;&quot;&quot;)" office:value-type="string" office:string-value="&lt;Song&gt;&lt;Title&gt;Ground Hog TW&lt;/Title&gt;&lt;FileName&gt;Ground Hog TW.pdf&lt;/FileName&gt;&lt;/FileType&gt;1&lt;/FileType&gt;" calcext:value-type="string">
            <text:p>&lt;Song&gt;&lt;Title&gt;Ground Hog TW&lt;/Title&gt;&lt;FileName&gt;Ground Hog TW.pdf&lt;/FileName&gt;&lt;/FileType&gt;1&lt;/FileType&gt;</text:p>
          </table:table-cell>
          <table:table-cell table:formula="of:=IF([.C45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4]));IF(ISBLANK([$'Setlist Input'.A455]);1;0);0)" office:value-type="float" office:value="0" calcext:value-type="float">
            <text:p>0</text:p>
          </table:table-cell>
          <table:table-cell table:style-name="ce6" table:formula="of:=ISNUMBER(SEARCH(&quot;kind=&quot;;[$'Setlist Input'.A45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4]))" office:value-type="boolean" office:boolean-value="true" calcext:value-type="boolean">
            <text:p>TRUE</text:p>
          </table:table-cell>
          <table:table-cell table:formula="of:=IF([.D454];MID([$'Setlist Input'.A454];SEARCH(&quot;title=&quot;;[$'Setlist Input'.A454])+7;(SEARCH(&quot;&gt;&quot;;[$'Setlist Input'.A454])-1)-(SEARCH(&quot;title=&quot;;[$'Setlist Input'.A454])+7));&quot;&quot;)">
            <text:p/>
          </table:table-cell>
          <table:table-cell table:formula="of:=IF([.F454];MID([$'Setlist Input'.A454];SEARCH(&quot;score title=&quot;;[$'Setlist Input'.A454])+13;(SEARCH(&quot;path=&quot;;[$'Setlist Input'.A454])-2)-(SEARCH(&quot;score title=&quot;;[$'Setlist Input'.A454])+13));&quot;&quot;)" office:value-type="string" office:string-value="John Stinson #2 TW" calcext:value-type="string">
            <text:p>John Stinson #2 TW</text:p>
          </table:table-cell>
          <table:table-cell table:formula="of:=IF([.F454];MID([$'Setlist Input'.A454];SEARCH(&quot;path=&quot;;[$'Setlist Input'.A454])+6;(SEARCH(&quot;&gt;&quot;;[$'Setlist Input'.A454])-3)-(SEARCH(&quot;path=&quot;;[$'Setlist Input'.A454])+6));&quot;&quot;)" office:value-type="string" office:string-value="John Stinson #2 TW.pdf" calcext:value-type="string">
            <text:p>John Stinson #2 TW.pdf</text:p>
          </table:table-cell>
          <table:table-cell/>
          <table:table-cell table:formula="of:=IF([.D454];&quot;&lt;Setlist&gt;&lt;Name&gt;&quot;&amp;[.G454]&amp;&quot;&lt;/Name&gt;&quot;;IF([.E454];&quot;&lt;/Setlist&gt;&quot;;&quot;&quot;))">
            <text:p/>
          </table:table-cell>
          <table:table-cell table:formula="of:=IF([.F454];&quot;&lt;Song&gt;&lt;Title&gt;&quot;&amp;[.H454]&amp;&quot;&lt;/Title&gt;&lt;FileName&gt;&quot;&amp;[.I454]&amp;&quot;&lt;/FileName&gt;&lt;/FileType&gt;1&lt;/FileType&gt;&quot;;&quot;&quot;)" office:value-type="string" office:string-value="&lt;Song&gt;&lt;Title&gt;John Stinson #2 TW&lt;/Title&gt;&lt;FileName&gt;John Stinson #2 TW.pdf&lt;/FileName&gt;&lt;/FileType&gt;1&lt;/FileType&gt;" calcext:value-type="string">
            <text:p>&lt;Song&gt;&lt;Title&gt;John Stinson #2 TW&lt;/Title&gt;&lt;FileName&gt;John Stinson #2 TW.pdf&lt;/FileName&gt;&lt;/FileType&gt;1&lt;/FileType&gt;</text:p>
          </table:table-cell>
          <table:table-cell table:formula="of:=IF([.C45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5]));IF(ISBLANK([$'Setlist Input'.A456]);1;0);0)" office:value-type="float" office:value="0" calcext:value-type="float">
            <text:p>0</text:p>
          </table:table-cell>
          <table:table-cell table:style-name="ce6" table:formula="of:=ISNUMBER(SEARCH(&quot;kind=&quot;;[$'Setlist Input'.A45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5]))" office:value-type="boolean" office:boolean-value="true" calcext:value-type="boolean">
            <text:p>TRUE</text:p>
          </table:table-cell>
          <table:table-cell table:formula="of:=IF([.D455];MID([$'Setlist Input'.A455];SEARCH(&quot;title=&quot;;[$'Setlist Input'.A455])+7;(SEARCH(&quot;&gt;&quot;;[$'Setlist Input'.A455])-1)-(SEARCH(&quot;title=&quot;;[$'Setlist Input'.A455])+7));&quot;&quot;)">
            <text:p/>
          </table:table-cell>
          <table:table-cell table:formula="of:=IF([.F455];MID([$'Setlist Input'.A455];SEARCH(&quot;score title=&quot;;[$'Setlist Input'.A455])+13;(SEARCH(&quot;path=&quot;;[$'Setlist Input'.A455])-2)-(SEARCH(&quot;score title=&quot;;[$'Setlist Input'.A455])+13));&quot;&quot;)" office:value-type="string" office:string-value="Johnson Boys TW" calcext:value-type="string">
            <text:p>Johnson Boys TW</text:p>
          </table:table-cell>
          <table:table-cell table:formula="of:=IF([.F455];MID([$'Setlist Input'.A455];SEARCH(&quot;path=&quot;;[$'Setlist Input'.A455])+6;(SEARCH(&quot;&gt;&quot;;[$'Setlist Input'.A455])-3)-(SEARCH(&quot;path=&quot;;[$'Setlist Input'.A455])+6));&quot;&quot;)" office:value-type="string" office:string-value="Johnson Boys TW.pdf" calcext:value-type="string">
            <text:p>Johnson Boys TW.pdf</text:p>
          </table:table-cell>
          <table:table-cell/>
          <table:table-cell table:formula="of:=IF([.D455];&quot;&lt;Setlist&gt;&lt;Name&gt;&quot;&amp;[.G455]&amp;&quot;&lt;/Name&gt;&quot;;IF([.E455];&quot;&lt;/Setlist&gt;&quot;;&quot;&quot;))">
            <text:p/>
          </table:table-cell>
          <table:table-cell table:formula="of:=IF([.F455];&quot;&lt;Song&gt;&lt;Title&gt;&quot;&amp;[.H455]&amp;&quot;&lt;/Title&gt;&lt;FileName&gt;&quot;&amp;[.I455]&amp;&quot;&lt;/FileName&gt;&lt;/FileType&gt;1&lt;/FileType&gt;&quot;;&quot;&quot;)" office:value-type="string" office:string-value="&lt;Song&gt;&lt;Title&gt;Johnson Boys TW&lt;/Title&gt;&lt;FileName&gt;Johnson Boys TW.pdf&lt;/FileName&gt;&lt;/FileType&gt;1&lt;/FileType&gt;" calcext:value-type="string">
            <text:p>&lt;Song&gt;&lt;Title&gt;Johnson Boys TW&lt;/Title&gt;&lt;FileName&gt;Johnson Boys TW.pdf&lt;/FileName&gt;&lt;/FileType&gt;1&lt;/FileType&gt;</text:p>
          </table:table-cell>
          <table:table-cell table:formula="of:=IF([.C45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6]));IF(ISBLANK([$'Setlist Input'.A457]);1;0);0)" office:value-type="float" office:value="0" calcext:value-type="float">
            <text:p>0</text:p>
          </table:table-cell>
          <table:table-cell table:style-name="ce6" table:formula="of:=ISNUMBER(SEARCH(&quot;kind=&quot;;[$'Setlist Input'.A45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6]))" office:value-type="boolean" office:boolean-value="true" calcext:value-type="boolean">
            <text:p>TRUE</text:p>
          </table:table-cell>
          <table:table-cell table:formula="of:=IF([.D456];MID([$'Setlist Input'.A456];SEARCH(&quot;title=&quot;;[$'Setlist Input'.A456])+7;(SEARCH(&quot;&gt;&quot;;[$'Setlist Input'.A456])-1)-(SEARCH(&quot;title=&quot;;[$'Setlist Input'.A456])+7));&quot;&quot;)">
            <text:p/>
          </table:table-cell>
          <table:table-cell table:formula="of:=IF([.F456];MID([$'Setlist Input'.A456];SEARCH(&quot;score title=&quot;;[$'Setlist Input'.A456])+13;(SEARCH(&quot;path=&quot;;[$'Setlist Input'.A456])-2)-(SEARCH(&quot;score title=&quot;;[$'Setlist Input'.A456])+13));&quot;&quot;)" office:value-type="string" office:string-value="Julie Ann Johnson TW" calcext:value-type="string">
            <text:p>Julie Ann Johnson TW</text:p>
          </table:table-cell>
          <table:table-cell table:formula="of:=IF([.F456];MID([$'Setlist Input'.A456];SEARCH(&quot;path=&quot;;[$'Setlist Input'.A456])+6;(SEARCH(&quot;&gt;&quot;;[$'Setlist Input'.A456])-3)-(SEARCH(&quot;path=&quot;;[$'Setlist Input'.A456])+6));&quot;&quot;)" office:value-type="string" office:string-value="Julie Ann Johnson TW.pdf" calcext:value-type="string">
            <text:p>Julie Ann Johnson TW.pdf</text:p>
          </table:table-cell>
          <table:table-cell/>
          <table:table-cell table:formula="of:=IF([.D456];&quot;&lt;Setlist&gt;&lt;Name&gt;&quot;&amp;[.G456]&amp;&quot;&lt;/Name&gt;&quot;;IF([.E456];&quot;&lt;/Setlist&gt;&quot;;&quot;&quot;))">
            <text:p/>
          </table:table-cell>
          <table:table-cell table:formula="of:=IF([.F456];&quot;&lt;Song&gt;&lt;Title&gt;&quot;&amp;[.H456]&amp;&quot;&lt;/Title&gt;&lt;FileName&gt;&quot;&amp;[.I456]&amp;&quot;&lt;/FileName&gt;&lt;/FileType&gt;1&lt;/FileType&gt;&quot;;&quot;&quot;)" office:value-type="string" office:string-value="&lt;Song&gt;&lt;Title&gt;Julie Ann Johnson TW&lt;/Title&gt;&lt;FileName&gt;Julie Ann Johnson TW.pdf&lt;/FileName&gt;&lt;/FileType&gt;1&lt;/FileType&gt;" calcext:value-type="string">
            <text:p>&lt;Song&gt;&lt;Title&gt;Julie Ann Johnson TW&lt;/Title&gt;&lt;FileName&gt;Julie Ann Johnson TW.pdf&lt;/FileName&gt;&lt;/FileType&gt;1&lt;/FileType&gt;</text:p>
          </table:table-cell>
          <table:table-cell table:formula="of:=IF([.C45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7]));IF(ISBLANK([$'Setlist Input'.A458]);1;0);0)" office:value-type="float" office:value="0" calcext:value-type="float">
            <text:p>0</text:p>
          </table:table-cell>
          <table:table-cell table:style-name="ce6" table:formula="of:=ISNUMBER(SEARCH(&quot;kind=&quot;;[$'Setlist Input'.A45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7]))" office:value-type="boolean" office:boolean-value="true" calcext:value-type="boolean">
            <text:p>TRUE</text:p>
          </table:table-cell>
          <table:table-cell table:formula="of:=IF([.D457];MID([$'Setlist Input'.A457];SEARCH(&quot;title=&quot;;[$'Setlist Input'.A457])+7;(SEARCH(&quot;&gt;&quot;;[$'Setlist Input'.A457])-1)-(SEARCH(&quot;title=&quot;;[$'Setlist Input'.A457])+7));&quot;&quot;)">
            <text:p/>
          </table:table-cell>
          <table:table-cell table:formula="of:=IF([.F457];MID([$'Setlist Input'.A457];SEARCH(&quot;score title=&quot;;[$'Setlist Input'.A457])+13;(SEARCH(&quot;path=&quot;;[$'Setlist Input'.A457])-2)-(SEARCH(&quot;score title=&quot;;[$'Setlist Input'.A457])+13));&quot;&quot;)" office:value-type="string" office:string-value="June Apple TW" calcext:value-type="string">
            <text:p>June Apple TW</text:p>
          </table:table-cell>
          <table:table-cell table:formula="of:=IF([.F457];MID([$'Setlist Input'.A457];SEARCH(&quot;path=&quot;;[$'Setlist Input'.A457])+6;(SEARCH(&quot;&gt;&quot;;[$'Setlist Input'.A457])-3)-(SEARCH(&quot;path=&quot;;[$'Setlist Input'.A457])+6));&quot;&quot;)" office:value-type="string" office:string-value="June Apple TW.pdf" calcext:value-type="string">
            <text:p>June Apple TW.pdf</text:p>
          </table:table-cell>
          <table:table-cell/>
          <table:table-cell table:formula="of:=IF([.D457];&quot;&lt;Setlist&gt;&lt;Name&gt;&quot;&amp;[.G457]&amp;&quot;&lt;/Name&gt;&quot;;IF([.E457];&quot;&lt;/Setlist&gt;&quot;;&quot;&quot;))">
            <text:p/>
          </table:table-cell>
          <table:table-cell table:formula="of:=IF([.F457];&quot;&lt;Song&gt;&lt;Title&gt;&quot;&amp;[.H457]&amp;&quot;&lt;/Title&gt;&lt;FileName&gt;&quot;&amp;[.I457]&amp;&quot;&lt;/FileName&gt;&lt;/FileType&gt;1&lt;/FileType&gt;&quot;;&quot;&quot;)" office:value-type="string" office:string-value="&lt;Song&gt;&lt;Title&gt;June Apple TW&lt;/Title&gt;&lt;FileName&gt;June Apple TW.pdf&lt;/FileName&gt;&lt;/FileType&gt;1&lt;/FileType&gt;" calcext:value-type="string">
            <text:p>&lt;Song&gt;&lt;Title&gt;June Apple TW&lt;/Title&gt;&lt;FileName&gt;June Apple TW.pdf&lt;/FileName&gt;&lt;/FileType&gt;1&lt;/FileType&gt;</text:p>
          </table:table-cell>
          <table:table-cell table:formula="of:=IF([.C45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8]));IF(ISBLANK([$'Setlist Input'.A459]);1;0);0)" office:value-type="float" office:value="0" calcext:value-type="float">
            <text:p>0</text:p>
          </table:table-cell>
          <table:table-cell table:style-name="ce6" table:formula="of:=ISNUMBER(SEARCH(&quot;kind=&quot;;[$'Setlist Input'.A45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8]))" office:value-type="boolean" office:boolean-value="true" calcext:value-type="boolean">
            <text:p>TRUE</text:p>
          </table:table-cell>
          <table:table-cell table:formula="of:=IF([.D458];MID([$'Setlist Input'.A458];SEARCH(&quot;title=&quot;;[$'Setlist Input'.A458])+7;(SEARCH(&quot;&gt;&quot;;[$'Setlist Input'.A458])-1)-(SEARCH(&quot;title=&quot;;[$'Setlist Input'.A458])+7));&quot;&quot;)">
            <text:p/>
          </table:table-cell>
          <table:table-cell table:formula="of:=IF([.F458];MID([$'Setlist Input'.A458];SEARCH(&quot;score title=&quot;;[$'Setlist Input'.A458])+13;(SEARCH(&quot;path=&quot;;[$'Setlist Input'.A458])-2)-(SEARCH(&quot;score title=&quot;;[$'Setlist Input'.A458])+13));&quot;&quot;)" office:value-type="string" office:string-value="Liberty TW" calcext:value-type="string">
            <text:p>Liberty TW</text:p>
          </table:table-cell>
          <table:table-cell table:formula="of:=IF([.F458];MID([$'Setlist Input'.A458];SEARCH(&quot;path=&quot;;[$'Setlist Input'.A458])+6;(SEARCH(&quot;&gt;&quot;;[$'Setlist Input'.A458])-3)-(SEARCH(&quot;path=&quot;;[$'Setlist Input'.A458])+6));&quot;&quot;)" office:value-type="string" office:string-value="Liberty TW.pdf" calcext:value-type="string">
            <text:p>Liberty TW.pdf</text:p>
          </table:table-cell>
          <table:table-cell/>
          <table:table-cell table:formula="of:=IF([.D458];&quot;&lt;Setlist&gt;&lt;Name&gt;&quot;&amp;[.G458]&amp;&quot;&lt;/Name&gt;&quot;;IF([.E458];&quot;&lt;/Setlist&gt;&quot;;&quot;&quot;))">
            <text:p/>
          </table:table-cell>
          <table:table-cell table:formula="of:=IF([.F458];&quot;&lt;Song&gt;&lt;Title&gt;&quot;&amp;[.H458]&amp;&quot;&lt;/Title&gt;&lt;FileName&gt;&quot;&amp;[.I458]&amp;&quot;&lt;/FileName&gt;&lt;/FileType&gt;1&lt;/FileType&gt;&quot;;&quot;&quot;)" office:value-type="string" office:string-value="&lt;Song&gt;&lt;Title&gt;Liberty TW&lt;/Title&gt;&lt;FileName&gt;Liberty TW.pdf&lt;/FileName&gt;&lt;/FileType&gt;1&lt;/FileType&gt;" calcext:value-type="string">
            <text:p>&lt;Song&gt;&lt;Title&gt;Liberty TW&lt;/Title&gt;&lt;FileName&gt;Liberty TW.pdf&lt;/FileName&gt;&lt;/FileType&gt;1&lt;/FileType&gt;</text:p>
          </table:table-cell>
          <table:table-cell table:formula="of:=IF([.C45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59]));IF(ISBLANK([$'Setlist Input'.A460]);1;0);0)" office:value-type="float" office:value="0" calcext:value-type="float">
            <text:p>0</text:p>
          </table:table-cell>
          <table:table-cell table:style-name="ce6" table:formula="of:=ISNUMBER(SEARCH(&quot;kind=&quot;;[$'Setlist Input'.A45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5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59]))" office:value-type="boolean" office:boolean-value="true" calcext:value-type="boolean">
            <text:p>TRUE</text:p>
          </table:table-cell>
          <table:table-cell table:formula="of:=IF([.D459];MID([$'Setlist Input'.A459];SEARCH(&quot;title=&quot;;[$'Setlist Input'.A459])+7;(SEARCH(&quot;&gt;&quot;;[$'Setlist Input'.A459])-1)-(SEARCH(&quot;title=&quot;;[$'Setlist Input'.A459])+7));&quot;&quot;)">
            <text:p/>
          </table:table-cell>
          <table:table-cell table:formula="of:=IF([.F459];MID([$'Setlist Input'.A459];SEARCH(&quot;score title=&quot;;[$'Setlist Input'.A459])+13;(SEARCH(&quot;path=&quot;;[$'Setlist Input'.A459])-2)-(SEARCH(&quot;score title=&quot;;[$'Setlist Input'.A459])+13));&quot;&quot;)" office:value-type="string" office:string-value="Liza Jane TW" calcext:value-type="string">
            <text:p>Liza Jane TW</text:p>
          </table:table-cell>
          <table:table-cell table:formula="of:=IF([.F459];MID([$'Setlist Input'.A459];SEARCH(&quot;path=&quot;;[$'Setlist Input'.A459])+6;(SEARCH(&quot;&gt;&quot;;[$'Setlist Input'.A459])-3)-(SEARCH(&quot;path=&quot;;[$'Setlist Input'.A459])+6));&quot;&quot;)" office:value-type="string" office:string-value="Liza Jane TW.pdf" calcext:value-type="string">
            <text:p>Liza Jane TW.pdf</text:p>
          </table:table-cell>
          <table:table-cell/>
          <table:table-cell table:formula="of:=IF([.D459];&quot;&lt;Setlist&gt;&lt;Name&gt;&quot;&amp;[.G459]&amp;&quot;&lt;/Name&gt;&quot;;IF([.E459];&quot;&lt;/Setlist&gt;&quot;;&quot;&quot;))">
            <text:p/>
          </table:table-cell>
          <table:table-cell table:formula="of:=IF([.F459];&quot;&lt;Song&gt;&lt;Title&gt;&quot;&amp;[.H459]&amp;&quot;&lt;/Title&gt;&lt;FileName&gt;&quot;&amp;[.I459]&amp;&quot;&lt;/FileName&gt;&lt;/FileType&gt;1&lt;/FileType&gt;&quot;;&quot;&quot;)" office:value-type="string" office:string-value="&lt;Song&gt;&lt;Title&gt;Liza Jane TW&lt;/Title&gt;&lt;FileName&gt;Liza Jane TW.pdf&lt;/FileName&gt;&lt;/FileType&gt;1&lt;/FileType&gt;" calcext:value-type="string">
            <text:p>&lt;Song&gt;&lt;Title&gt;Liza Jane TW&lt;/Title&gt;&lt;FileName&gt;Liza Jane TW.pdf&lt;/FileName&gt;&lt;/FileType&gt;1&lt;/FileType&gt;</text:p>
          </table:table-cell>
          <table:table-cell table:formula="of:=IF([.C45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0]));IF(ISBLANK([$'Setlist Input'.A461]);1;0);0)" office:value-type="float" office:value="0" calcext:value-type="float">
            <text:p>0</text:p>
          </table:table-cell>
          <table:table-cell table:style-name="ce6" table:formula="of:=ISNUMBER(SEARCH(&quot;kind=&quot;;[$'Setlist Input'.A46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0]))" office:value-type="boolean" office:boolean-value="true" calcext:value-type="boolean">
            <text:p>TRUE</text:p>
          </table:table-cell>
          <table:table-cell table:formula="of:=IF([.D460];MID([$'Setlist Input'.A460];SEARCH(&quot;title=&quot;;[$'Setlist Input'.A460])+7;(SEARCH(&quot;&gt;&quot;;[$'Setlist Input'.A460])-1)-(SEARCH(&quot;title=&quot;;[$'Setlist Input'.A460])+7));&quot;&quot;)">
            <text:p/>
          </table:table-cell>
          <table:table-cell table:formula="of:=IF([.F460];MID([$'Setlist Input'.A460];SEARCH(&quot;score title=&quot;;[$'Setlist Input'.A460])+13;(SEARCH(&quot;path=&quot;;[$'Setlist Input'.A460])-2)-(SEARCH(&quot;score title=&quot;;[$'Setlist Input'.A460])+13));&quot;&quot;)" office:value-type="string" office:string-value="Midnight On The Water TW" calcext:value-type="string">
            <text:p>Midnight On The Water TW</text:p>
          </table:table-cell>
          <table:table-cell table:formula="of:=IF([.F460];MID([$'Setlist Input'.A460];SEARCH(&quot;path=&quot;;[$'Setlist Input'.A460])+6;(SEARCH(&quot;&gt;&quot;;[$'Setlist Input'.A460])-3)-(SEARCH(&quot;path=&quot;;[$'Setlist Input'.A460])+6));&quot;&quot;)" office:value-type="string" office:string-value="Midnight On The Water TW.pdf" calcext:value-type="string">
            <text:p>Midnight On The Water TW.pdf</text:p>
          </table:table-cell>
          <table:table-cell/>
          <table:table-cell table:formula="of:=IF([.D460];&quot;&lt;Setlist&gt;&lt;Name&gt;&quot;&amp;[.G460]&amp;&quot;&lt;/Name&gt;&quot;;IF([.E460];&quot;&lt;/Setlist&gt;&quot;;&quot;&quot;))">
            <text:p/>
          </table:table-cell>
          <table:table-cell table:formula="of:=IF([.F460];&quot;&lt;Song&gt;&lt;Title&gt;&quot;&amp;[.H460]&amp;&quot;&lt;/Title&gt;&lt;FileName&gt;&quot;&amp;[.I460]&amp;&quot;&lt;/FileName&gt;&lt;/FileType&gt;1&lt;/FileType&gt;&quot;;&quot;&quot;)" office:value-type="string" office:string-value="&lt;Song&gt;&lt;Title&gt;Midnight On The Water TW&lt;/Title&gt;&lt;FileName&gt;Midnight On The Water TW.pdf&lt;/FileName&gt;&lt;/FileType&gt;1&lt;/FileType&gt;" calcext:value-type="string">
            <text:p>&lt;Song&gt;&lt;Title&gt;Midnight On The Water TW&lt;/Title&gt;&lt;FileName&gt;Midnight On The Water TW.pdf&lt;/FileName&gt;&lt;/FileType&gt;1&lt;/FileType&gt;</text:p>
          </table:table-cell>
          <table:table-cell table:formula="of:=IF([.C46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1]));IF(ISBLANK([$'Setlist Input'.A462]);1;0);0)" office:value-type="float" office:value="0" calcext:value-type="float">
            <text:p>0</text:p>
          </table:table-cell>
          <table:table-cell table:style-name="ce6" table:formula="of:=ISNUMBER(SEARCH(&quot;kind=&quot;;[$'Setlist Input'.A46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1]))" office:value-type="boolean" office:boolean-value="true" calcext:value-type="boolean">
            <text:p>TRUE</text:p>
          </table:table-cell>
          <table:table-cell table:formula="of:=IF([.D461];MID([$'Setlist Input'.A461];SEARCH(&quot;title=&quot;;[$'Setlist Input'.A461])+7;(SEARCH(&quot;&gt;&quot;;[$'Setlist Input'.A461])-1)-(SEARCH(&quot;title=&quot;;[$'Setlist Input'.A461])+7));&quot;&quot;)">
            <text:p/>
          </table:table-cell>
          <table:table-cell table:formula="of:=IF([.F461];MID([$'Setlist Input'.A461];SEARCH(&quot;score title=&quot;;[$'Setlist Input'.A461])+13;(SEARCH(&quot;path=&quot;;[$'Setlist Input'.A461])-2)-(SEARCH(&quot;score title=&quot;;[$'Setlist Input'.A461])+13));&quot;&quot;)" office:value-type="string" office:string-value="Nail That Catfish TW" calcext:value-type="string">
            <text:p>Nail That Catfish TW</text:p>
          </table:table-cell>
          <table:table-cell table:formula="of:=IF([.F461];MID([$'Setlist Input'.A461];SEARCH(&quot;path=&quot;;[$'Setlist Input'.A461])+6;(SEARCH(&quot;&gt;&quot;;[$'Setlist Input'.A461])-3)-(SEARCH(&quot;path=&quot;;[$'Setlist Input'.A461])+6));&quot;&quot;)" office:value-type="string" office:string-value="Nail That Catfish TW.pdf" calcext:value-type="string">
            <text:p>Nail That Catfish TW.pdf</text:p>
          </table:table-cell>
          <table:table-cell/>
          <table:table-cell table:formula="of:=IF([.D461];&quot;&lt;Setlist&gt;&lt;Name&gt;&quot;&amp;[.G461]&amp;&quot;&lt;/Name&gt;&quot;;IF([.E461];&quot;&lt;/Setlist&gt;&quot;;&quot;&quot;))">
            <text:p/>
          </table:table-cell>
          <table:table-cell table:formula="of:=IF([.F461];&quot;&lt;Song&gt;&lt;Title&gt;&quot;&amp;[.H461]&amp;&quot;&lt;/Title&gt;&lt;FileName&gt;&quot;&amp;[.I461]&amp;&quot;&lt;/FileName&gt;&lt;/FileType&gt;1&lt;/FileType&gt;&quot;;&quot;&quot;)" office:value-type="string" office:string-value="&lt;Song&gt;&lt;Title&gt;Nail That Catfish TW&lt;/Title&gt;&lt;FileName&gt;Nail That Catfish TW.pdf&lt;/FileName&gt;&lt;/FileType&gt;1&lt;/FileType&gt;" calcext:value-type="string">
            <text:p>&lt;Song&gt;&lt;Title&gt;Nail That Catfish TW&lt;/Title&gt;&lt;FileName&gt;Nail That Catfish TW.pdf&lt;/FileName&gt;&lt;/FileType&gt;1&lt;/FileType&gt;</text:p>
          </table:table-cell>
          <table:table-cell table:formula="of:=IF([.C46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2]));IF(ISBLANK([$'Setlist Input'.A463]);1;0);0)" office:value-type="float" office:value="0" calcext:value-type="float">
            <text:p>0</text:p>
          </table:table-cell>
          <table:table-cell table:style-name="ce6" table:formula="of:=ISNUMBER(SEARCH(&quot;kind=&quot;;[$'Setlist Input'.A46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2]))" office:value-type="boolean" office:boolean-value="true" calcext:value-type="boolean">
            <text:p>TRUE</text:p>
          </table:table-cell>
          <table:table-cell table:formula="of:=IF([.D462];MID([$'Setlist Input'.A462];SEARCH(&quot;title=&quot;;[$'Setlist Input'.A462])+7;(SEARCH(&quot;&gt;&quot;;[$'Setlist Input'.A462])-1)-(SEARCH(&quot;title=&quot;;[$'Setlist Input'.A462])+7));&quot;&quot;)">
            <text:p/>
          </table:table-cell>
          <table:table-cell table:formula="of:=IF([.F462];MID([$'Setlist Input'.A462];SEARCH(&quot;score title=&quot;;[$'Setlist Input'.A462])+13;(SEARCH(&quot;path=&quot;;[$'Setlist Input'.A462])-2)-(SEARCH(&quot;score title=&quot;;[$'Setlist Input'.A462])+13));&quot;&quot;)" office:value-type="string" office:string-value="New Five Cent Piece TW" calcext:value-type="string">
            <text:p>New Five Cent Piece TW</text:p>
          </table:table-cell>
          <table:table-cell table:formula="of:=IF([.F462];MID([$'Setlist Input'.A462];SEARCH(&quot;path=&quot;;[$'Setlist Input'.A462])+6;(SEARCH(&quot;&gt;&quot;;[$'Setlist Input'.A462])-3)-(SEARCH(&quot;path=&quot;;[$'Setlist Input'.A462])+6));&quot;&quot;)" office:value-type="string" office:string-value="New Five Cent Piece TW.pdf" calcext:value-type="string">
            <text:p>New Five Cent Piece TW.pdf</text:p>
          </table:table-cell>
          <table:table-cell/>
          <table:table-cell table:formula="of:=IF([.D462];&quot;&lt;Setlist&gt;&lt;Name&gt;&quot;&amp;[.G462]&amp;&quot;&lt;/Name&gt;&quot;;IF([.E462];&quot;&lt;/Setlist&gt;&quot;;&quot;&quot;))">
            <text:p/>
          </table:table-cell>
          <table:table-cell table:formula="of:=IF([.F462];&quot;&lt;Song&gt;&lt;Title&gt;&quot;&amp;[.H462]&amp;&quot;&lt;/Title&gt;&lt;FileName&gt;&quot;&amp;[.I462]&amp;&quot;&lt;/FileName&gt;&lt;/FileType&gt;1&lt;/FileType&gt;&quot;;&quot;&quot;)" office:value-type="string" office:string-value="&lt;Song&gt;&lt;Title&gt;New Five Cent Piece TW&lt;/Title&gt;&lt;FileName&gt;New Five Cent Piece TW.pdf&lt;/FileName&gt;&lt;/FileType&gt;1&lt;/FileType&gt;" calcext:value-type="string">
            <text:p>&lt;Song&gt;&lt;Title&gt;New Five Cent Piece TW&lt;/Title&gt;&lt;FileName&gt;New Five Cent Piece TW.pdf&lt;/FileName&gt;&lt;/FileType&gt;1&lt;/FileType&gt;</text:p>
          </table:table-cell>
          <table:table-cell table:formula="of:=IF([.C46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3]));IF(ISBLANK([$'Setlist Input'.A464]);1;0);0)" office:value-type="float" office:value="0" calcext:value-type="float">
            <text:p>0</text:p>
          </table:table-cell>
          <table:table-cell table:style-name="ce6" table:formula="of:=ISNUMBER(SEARCH(&quot;kind=&quot;;[$'Setlist Input'.A46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3]))" office:value-type="boolean" office:boolean-value="true" calcext:value-type="boolean">
            <text:p>TRUE</text:p>
          </table:table-cell>
          <table:table-cell table:formula="of:=IF([.D463];MID([$'Setlist Input'.A463];SEARCH(&quot;title=&quot;;[$'Setlist Input'.A463])+7;(SEARCH(&quot;&gt;&quot;;[$'Setlist Input'.A463])-1)-(SEARCH(&quot;title=&quot;;[$'Setlist Input'.A463])+7));&quot;&quot;)">
            <text:p/>
          </table:table-cell>
          <table:table-cell table:formula="of:=IF([.F463];MID([$'Setlist Input'.A463];SEARCH(&quot;score title=&quot;;[$'Setlist Input'.A463])+13;(SEARCH(&quot;path=&quot;;[$'Setlist Input'.A463])-2)-(SEARCH(&quot;score title=&quot;;[$'Setlist Input'.A463])+13));&quot;&quot;)" office:value-type="string" office:string-value="Oh, Susanna TW" calcext:value-type="string">
            <text:p>Oh, Susanna TW</text:p>
          </table:table-cell>
          <table:table-cell table:formula="of:=IF([.F463];MID([$'Setlist Input'.A463];SEARCH(&quot;path=&quot;;[$'Setlist Input'.A463])+6;(SEARCH(&quot;&gt;&quot;;[$'Setlist Input'.A463])-3)-(SEARCH(&quot;path=&quot;;[$'Setlist Input'.A463])+6));&quot;&quot;)" office:value-type="string" office:string-value="Oh, Susanna TW.pdf" calcext:value-type="string">
            <text:p>Oh, Susanna TW.pdf</text:p>
          </table:table-cell>
          <table:table-cell/>
          <table:table-cell table:formula="of:=IF([.D463];&quot;&lt;Setlist&gt;&lt;Name&gt;&quot;&amp;[.G463]&amp;&quot;&lt;/Name&gt;&quot;;IF([.E463];&quot;&lt;/Setlist&gt;&quot;;&quot;&quot;))">
            <text:p/>
          </table:table-cell>
          <table:table-cell table:formula="of:=IF([.F463];&quot;&lt;Song&gt;&lt;Title&gt;&quot;&amp;[.H463]&amp;&quot;&lt;/Title&gt;&lt;FileName&gt;&quot;&amp;[.I463]&amp;&quot;&lt;/FileName&gt;&lt;/FileType&gt;1&lt;/FileType&gt;&quot;;&quot;&quot;)" office:value-type="string" office:string-value="&lt;Song&gt;&lt;Title&gt;Oh, Susanna TW&lt;/Title&gt;&lt;FileName&gt;Oh, Susanna TW.pdf&lt;/FileName&gt;&lt;/FileType&gt;1&lt;/FileType&gt;" calcext:value-type="string">
            <text:p>&lt;Song&gt;&lt;Title&gt;Oh, Susanna TW&lt;/Title&gt;&lt;FileName&gt;Oh, Susanna TW.pdf&lt;/FileName&gt;&lt;/FileType&gt;1&lt;/FileType&gt;</text:p>
          </table:table-cell>
          <table:table-cell table:formula="of:=IF([.C46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4]));IF(ISBLANK([$'Setlist Input'.A465]);1;0);0)" office:value-type="float" office:value="0" calcext:value-type="float">
            <text:p>0</text:p>
          </table:table-cell>
          <table:table-cell table:style-name="ce6" table:formula="of:=ISNUMBER(SEARCH(&quot;kind=&quot;;[$'Setlist Input'.A46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4]))" office:value-type="boolean" office:boolean-value="true" calcext:value-type="boolean">
            <text:p>TRUE</text:p>
          </table:table-cell>
          <table:table-cell table:formula="of:=IF([.D464];MID([$'Setlist Input'.A464];SEARCH(&quot;title=&quot;;[$'Setlist Input'.A464])+7;(SEARCH(&quot;&gt;&quot;;[$'Setlist Input'.A464])-1)-(SEARCH(&quot;title=&quot;;[$'Setlist Input'.A464])+7));&quot;&quot;)">
            <text:p/>
          </table:table-cell>
          <table:table-cell table:formula="of:=IF([.F464];MID([$'Setlist Input'.A464];SEARCH(&quot;score title=&quot;;[$'Setlist Input'.A464])+13;(SEARCH(&quot;path=&quot;;[$'Setlist Input'.A464])-2)-(SEARCH(&quot;score title=&quot;;[$'Setlist Input'.A464])+13));&quot;&quot;)" office:value-type="string" office:string-value="Nonesuch TW" calcext:value-type="string">
            <text:p>Nonesuch TW</text:p>
          </table:table-cell>
          <table:table-cell table:formula="of:=IF([.F464];MID([$'Setlist Input'.A464];SEARCH(&quot;path=&quot;;[$'Setlist Input'.A464])+6;(SEARCH(&quot;&gt;&quot;;[$'Setlist Input'.A464])-3)-(SEARCH(&quot;path=&quot;;[$'Setlist Input'.A464])+6));&quot;&quot;)" office:value-type="string" office:string-value="Nonesuch TW.pdf" calcext:value-type="string">
            <text:p>Nonesuch TW.pdf</text:p>
          </table:table-cell>
          <table:table-cell/>
          <table:table-cell table:formula="of:=IF([.D464];&quot;&lt;Setlist&gt;&lt;Name&gt;&quot;&amp;[.G464]&amp;&quot;&lt;/Name&gt;&quot;;IF([.E464];&quot;&lt;/Setlist&gt;&quot;;&quot;&quot;))">
            <text:p/>
          </table:table-cell>
          <table:table-cell table:formula="of:=IF([.F464];&quot;&lt;Song&gt;&lt;Title&gt;&quot;&amp;[.H464]&amp;&quot;&lt;/Title&gt;&lt;FileName&gt;&quot;&amp;[.I464]&amp;&quot;&lt;/FileName&gt;&lt;/FileType&gt;1&lt;/FileType&gt;&quot;;&quot;&quot;)" office:value-type="string" office:string-value="&lt;Song&gt;&lt;Title&gt;Nonesuch TW&lt;/Title&gt;&lt;FileName&gt;Nonesuch TW.pdf&lt;/FileName&gt;&lt;/FileType&gt;1&lt;/FileType&gt;" calcext:value-type="string">
            <text:p>&lt;Song&gt;&lt;Title&gt;Nonesuch TW&lt;/Title&gt;&lt;FileName&gt;Nonesuch TW.pdf&lt;/FileName&gt;&lt;/FileType&gt;1&lt;/FileType&gt;</text:p>
          </table:table-cell>
          <table:table-cell table:formula="of:=IF([.C46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5]));IF(ISBLANK([$'Setlist Input'.A466]);1;0);0)" office:value-type="float" office:value="0" calcext:value-type="float">
            <text:p>0</text:p>
          </table:table-cell>
          <table:table-cell table:style-name="ce6" table:formula="of:=ISNUMBER(SEARCH(&quot;kind=&quot;;[$'Setlist Input'.A46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5]))" office:value-type="boolean" office:boolean-value="true" calcext:value-type="boolean">
            <text:p>TRUE</text:p>
          </table:table-cell>
          <table:table-cell table:formula="of:=IF([.D465];MID([$'Setlist Input'.A465];SEARCH(&quot;title=&quot;;[$'Setlist Input'.A465])+7;(SEARCH(&quot;&gt;&quot;;[$'Setlist Input'.A465])-1)-(SEARCH(&quot;title=&quot;;[$'Setlist Input'.A465])+7));&quot;&quot;)">
            <text:p/>
          </table:table-cell>
          <table:table-cell table:formula="of:=IF([.F465];MID([$'Setlist Input'.A465];SEARCH(&quot;score title=&quot;;[$'Setlist Input'.A465])+13;(SEARCH(&quot;path=&quot;;[$'Setlist Input'.A465])-2)-(SEARCH(&quot;score title=&quot;;[$'Setlist Input'.A465])+13));&quot;&quot;)" office:value-type="string" office:string-value="Old Joe Clark TW" calcext:value-type="string">
            <text:p>Old Joe Clark TW</text:p>
          </table:table-cell>
          <table:table-cell table:formula="of:=IF([.F465];MID([$'Setlist Input'.A465];SEARCH(&quot;path=&quot;;[$'Setlist Input'.A465])+6;(SEARCH(&quot;&gt;&quot;;[$'Setlist Input'.A465])-3)-(SEARCH(&quot;path=&quot;;[$'Setlist Input'.A465])+6));&quot;&quot;)" office:value-type="string" office:string-value="Old Joe Clark TW.pdf" calcext:value-type="string">
            <text:p>Old Joe Clark TW.pdf</text:p>
          </table:table-cell>
          <table:table-cell/>
          <table:table-cell table:formula="of:=IF([.D465];&quot;&lt;Setlist&gt;&lt;Name&gt;&quot;&amp;[.G465]&amp;&quot;&lt;/Name&gt;&quot;;IF([.E465];&quot;&lt;/Setlist&gt;&quot;;&quot;&quot;))">
            <text:p/>
          </table:table-cell>
          <table:table-cell table:formula="of:=IF([.F465];&quot;&lt;Song&gt;&lt;Title&gt;&quot;&amp;[.H465]&amp;&quot;&lt;/Title&gt;&lt;FileName&gt;&quot;&amp;[.I465]&amp;&quot;&lt;/FileName&gt;&lt;/FileType&gt;1&lt;/FileType&gt;&quot;;&quot;&quot;)" office:value-type="string" office:string-value="&lt;Song&gt;&lt;Title&gt;Old Joe Clark TW&lt;/Title&gt;&lt;FileName&gt;Old Joe Clark TW.pdf&lt;/FileName&gt;&lt;/FileType&gt;1&lt;/FileType&gt;" calcext:value-type="string">
            <text:p>&lt;Song&gt;&lt;Title&gt;Old Joe Clark TW&lt;/Title&gt;&lt;FileName&gt;Old Joe Clark TW.pdf&lt;/FileName&gt;&lt;/FileType&gt;1&lt;/FileType&gt;</text:p>
          </table:table-cell>
          <table:table-cell table:formula="of:=IF([.C46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6]));IF(ISBLANK([$'Setlist Input'.A467]);1;0);0)" office:value-type="float" office:value="0" calcext:value-type="float">
            <text:p>0</text:p>
          </table:table-cell>
          <table:table-cell table:style-name="ce6" table:formula="of:=ISNUMBER(SEARCH(&quot;kind=&quot;;[$'Setlist Input'.A46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6]))" office:value-type="boolean" office:boolean-value="true" calcext:value-type="boolean">
            <text:p>TRUE</text:p>
          </table:table-cell>
          <table:table-cell table:formula="of:=IF([.D466];MID([$'Setlist Input'.A466];SEARCH(&quot;title=&quot;;[$'Setlist Input'.A466])+7;(SEARCH(&quot;&gt;&quot;;[$'Setlist Input'.A466])-1)-(SEARCH(&quot;title=&quot;;[$'Setlist Input'.A466])+7));&quot;&quot;)">
            <text:p/>
          </table:table-cell>
          <table:table-cell table:formula="of:=IF([.F466];MID([$'Setlist Input'.A466];SEARCH(&quot;score title=&quot;;[$'Setlist Input'.A466])+13;(SEARCH(&quot;path=&quot;;[$'Setlist Input'.A466])-2)-(SEARCH(&quot;score title=&quot;;[$'Setlist Input'.A466])+13));&quot;&quot;)" office:value-type="string" office:string-value="Old Molly Hare TW" calcext:value-type="string">
            <text:p>Old Molly Hare TW</text:p>
          </table:table-cell>
          <table:table-cell table:formula="of:=IF([.F466];MID([$'Setlist Input'.A466];SEARCH(&quot;path=&quot;;[$'Setlist Input'.A466])+6;(SEARCH(&quot;&gt;&quot;;[$'Setlist Input'.A466])-3)-(SEARCH(&quot;path=&quot;;[$'Setlist Input'.A466])+6));&quot;&quot;)" office:value-type="string" office:string-value="Old Molly Hare TW.pdf" calcext:value-type="string">
            <text:p>Old Molly Hare TW.pdf</text:p>
          </table:table-cell>
          <table:table-cell/>
          <table:table-cell table:formula="of:=IF([.D466];&quot;&lt;Setlist&gt;&lt;Name&gt;&quot;&amp;[.G466]&amp;&quot;&lt;/Name&gt;&quot;;IF([.E466];&quot;&lt;/Setlist&gt;&quot;;&quot;&quot;))">
            <text:p/>
          </table:table-cell>
          <table:table-cell table:formula="of:=IF([.F466];&quot;&lt;Song&gt;&lt;Title&gt;&quot;&amp;[.H466]&amp;&quot;&lt;/Title&gt;&lt;FileName&gt;&quot;&amp;[.I466]&amp;&quot;&lt;/FileName&gt;&lt;/FileType&gt;1&lt;/FileType&gt;&quot;;&quot;&quot;)" office:value-type="string" office:string-value="&lt;Song&gt;&lt;Title&gt;Old Molly Hare TW&lt;/Title&gt;&lt;FileName&gt;Old Molly Hare TW.pdf&lt;/FileName&gt;&lt;/FileType&gt;1&lt;/FileType&gt;" calcext:value-type="string">
            <text:p>&lt;Song&gt;&lt;Title&gt;Old Molly Hare TW&lt;/Title&gt;&lt;FileName&gt;Old Molly Hare TW.pdf&lt;/FileName&gt;&lt;/FileType&gt;1&lt;/FileType&gt;</text:p>
          </table:table-cell>
          <table:table-cell table:formula="of:=IF([.C46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7]));IF(ISBLANK([$'Setlist Input'.A468]);1;0);0)" office:value-type="float" office:value="0" calcext:value-type="float">
            <text:p>0</text:p>
          </table:table-cell>
          <table:table-cell table:style-name="ce6" table:formula="of:=ISNUMBER(SEARCH(&quot;kind=&quot;;[$'Setlist Input'.A46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7]))" office:value-type="boolean" office:boolean-value="true" calcext:value-type="boolean">
            <text:p>TRUE</text:p>
          </table:table-cell>
          <table:table-cell table:formula="of:=IF([.D467];MID([$'Setlist Input'.A467];SEARCH(&quot;title=&quot;;[$'Setlist Input'.A467])+7;(SEARCH(&quot;&gt;&quot;;[$'Setlist Input'.A467])-1)-(SEARCH(&quot;title=&quot;;[$'Setlist Input'.A467])+7));&quot;&quot;)">
            <text:p/>
          </table:table-cell>
          <table:table-cell table:formula="of:=IF([.F467];MID([$'Setlist Input'.A467];SEARCH(&quot;score title=&quot;;[$'Setlist Input'.A467])+13;(SEARCH(&quot;path=&quot;;[$'Setlist Input'.A467])-2)-(SEARCH(&quot;score title=&quot;;[$'Setlist Input'.A467])+13));&quot;&quot;)" office:value-type="string" office:string-value="Ragtime Annie TW" calcext:value-type="string">
            <text:p>Ragtime Annie TW</text:p>
          </table:table-cell>
          <table:table-cell table:formula="of:=IF([.F467];MID([$'Setlist Input'.A467];SEARCH(&quot;path=&quot;;[$'Setlist Input'.A467])+6;(SEARCH(&quot;&gt;&quot;;[$'Setlist Input'.A467])-3)-(SEARCH(&quot;path=&quot;;[$'Setlist Input'.A467])+6));&quot;&quot;)" office:value-type="string" office:string-value="Ragtime Annie TW.pdf" calcext:value-type="string">
            <text:p>Ragtime Annie TW.pdf</text:p>
          </table:table-cell>
          <table:table-cell/>
          <table:table-cell table:formula="of:=IF([.D467];&quot;&lt;Setlist&gt;&lt;Name&gt;&quot;&amp;[.G467]&amp;&quot;&lt;/Name&gt;&quot;;IF([.E467];&quot;&lt;/Setlist&gt;&quot;;&quot;&quot;))">
            <text:p/>
          </table:table-cell>
          <table:table-cell table:formula="of:=IF([.F467];&quot;&lt;Song&gt;&lt;Title&gt;&quot;&amp;[.H467]&amp;&quot;&lt;/Title&gt;&lt;FileName&gt;&quot;&amp;[.I467]&amp;&quot;&lt;/FileName&gt;&lt;/FileType&gt;1&lt;/FileType&gt;&quot;;&quot;&quot;)" office:value-type="string" office:string-value="&lt;Song&gt;&lt;Title&gt;Ragtime Annie TW&lt;/Title&gt;&lt;FileName&gt;Ragtime Annie TW.pdf&lt;/FileName&gt;&lt;/FileType&gt;1&lt;/FileType&gt;" calcext:value-type="string">
            <text:p>&lt;Song&gt;&lt;Title&gt;Ragtime Annie TW&lt;/Title&gt;&lt;FileName&gt;Ragtime Annie TW.pdf&lt;/FileName&gt;&lt;/FileType&gt;1&lt;/FileType&gt;</text:p>
          </table:table-cell>
          <table:table-cell table:formula="of:=IF([.C46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8]));IF(ISBLANK([$'Setlist Input'.A469]);1;0);0)" office:value-type="float" office:value="0" calcext:value-type="float">
            <text:p>0</text:p>
          </table:table-cell>
          <table:table-cell table:style-name="ce6" table:formula="of:=ISNUMBER(SEARCH(&quot;kind=&quot;;[$'Setlist Input'.A46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8]))" office:value-type="boolean" office:boolean-value="true" calcext:value-type="boolean">
            <text:p>TRUE</text:p>
          </table:table-cell>
          <table:table-cell table:formula="of:=IF([.D468];MID([$'Setlist Input'.A468];SEARCH(&quot;title=&quot;;[$'Setlist Input'.A468])+7;(SEARCH(&quot;&gt;&quot;;[$'Setlist Input'.A468])-1)-(SEARCH(&quot;title=&quot;;[$'Setlist Input'.A468])+7));&quot;&quot;)">
            <text:p/>
          </table:table-cell>
          <table:table-cell table:formula="of:=IF([.F468];MID([$'Setlist Input'.A468];SEARCH(&quot;score title=&quot;;[$'Setlist Input'.A468])+13;(SEARCH(&quot;path=&quot;;[$'Setlist Input'.A468])-2)-(SEARCH(&quot;score title=&quot;;[$'Setlist Input'.A468])+13));&quot;&quot;)" office:value-type="string" office:string-value="Old Needlecase TW" calcext:value-type="string">
            <text:p>Old Needlecase TW</text:p>
          </table:table-cell>
          <table:table-cell table:formula="of:=IF([.F468];MID([$'Setlist Input'.A468];SEARCH(&quot;path=&quot;;[$'Setlist Input'.A468])+6;(SEARCH(&quot;&gt;&quot;;[$'Setlist Input'.A468])-3)-(SEARCH(&quot;path=&quot;;[$'Setlist Input'.A468])+6));&quot;&quot;)" office:value-type="string" office:string-value="Old Needlecase TW.pdf" calcext:value-type="string">
            <text:p>Old Needlecase TW.pdf</text:p>
          </table:table-cell>
          <table:table-cell/>
          <table:table-cell table:formula="of:=IF([.D468];&quot;&lt;Setlist&gt;&lt;Name&gt;&quot;&amp;[.G468]&amp;&quot;&lt;/Name&gt;&quot;;IF([.E468];&quot;&lt;/Setlist&gt;&quot;;&quot;&quot;))">
            <text:p/>
          </table:table-cell>
          <table:table-cell table:formula="of:=IF([.F468];&quot;&lt;Song&gt;&lt;Title&gt;&quot;&amp;[.H468]&amp;&quot;&lt;/Title&gt;&lt;FileName&gt;&quot;&amp;[.I468]&amp;&quot;&lt;/FileName&gt;&lt;/FileType&gt;1&lt;/FileType&gt;&quot;;&quot;&quot;)" office:value-type="string" office:string-value="&lt;Song&gt;&lt;Title&gt;Old Needlecase TW&lt;/Title&gt;&lt;FileName&gt;Old Needlecase TW.pdf&lt;/FileName&gt;&lt;/FileType&gt;1&lt;/FileType&gt;" calcext:value-type="string">
            <text:p>&lt;Song&gt;&lt;Title&gt;Old Needlecase TW&lt;/Title&gt;&lt;FileName&gt;Old Needlecase TW.pdf&lt;/FileName&gt;&lt;/FileType&gt;1&lt;/FileType&gt;</text:p>
          </table:table-cell>
          <table:table-cell table:formula="of:=IF([.C46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69]));IF(ISBLANK([$'Setlist Input'.A470]);1;0);0)" office:value-type="float" office:value="0" calcext:value-type="float">
            <text:p>0</text:p>
          </table:table-cell>
          <table:table-cell table:style-name="ce6" table:formula="of:=ISNUMBER(SEARCH(&quot;kind=&quot;;[$'Setlist Input'.A46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6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69]))" office:value-type="boolean" office:boolean-value="true" calcext:value-type="boolean">
            <text:p>TRUE</text:p>
          </table:table-cell>
          <table:table-cell table:formula="of:=IF([.D469];MID([$'Setlist Input'.A469];SEARCH(&quot;title=&quot;;[$'Setlist Input'.A469])+7;(SEARCH(&quot;&gt;&quot;;[$'Setlist Input'.A469])-1)-(SEARCH(&quot;title=&quot;;[$'Setlist Input'.A469])+7));&quot;&quot;)">
            <text:p/>
          </table:table-cell>
          <table:table-cell table:formula="of:=IF([.F469];MID([$'Setlist Input'.A469];SEARCH(&quot;score title=&quot;;[$'Setlist Input'.A469])+13;(SEARCH(&quot;path=&quot;;[$'Setlist Input'.A469])-2)-(SEARCH(&quot;score title=&quot;;[$'Setlist Input'.A469])+13));&quot;&quot;)" office:value-type="string" office:string-value="Red Haired Boy TW" calcext:value-type="string">
            <text:p>Red Haired Boy TW</text:p>
          </table:table-cell>
          <table:table-cell table:formula="of:=IF([.F469];MID([$'Setlist Input'.A469];SEARCH(&quot;path=&quot;;[$'Setlist Input'.A469])+6;(SEARCH(&quot;&gt;&quot;;[$'Setlist Input'.A469])-3)-(SEARCH(&quot;path=&quot;;[$'Setlist Input'.A469])+6));&quot;&quot;)" office:value-type="string" office:string-value="Red Haired Boy TW.pdf" calcext:value-type="string">
            <text:p>Red Haired Boy TW.pdf</text:p>
          </table:table-cell>
          <table:table-cell/>
          <table:table-cell table:formula="of:=IF([.D469];&quot;&lt;Setlist&gt;&lt;Name&gt;&quot;&amp;[.G469]&amp;&quot;&lt;/Name&gt;&quot;;IF([.E469];&quot;&lt;/Setlist&gt;&quot;;&quot;&quot;))">
            <text:p/>
          </table:table-cell>
          <table:table-cell table:formula="of:=IF([.F469];&quot;&lt;Song&gt;&lt;Title&gt;&quot;&amp;[.H469]&amp;&quot;&lt;/Title&gt;&lt;FileName&gt;&quot;&amp;[.I469]&amp;&quot;&lt;/FileName&gt;&lt;/FileType&gt;1&lt;/FileType&gt;&quot;;&quot;&quot;)" office:value-type="string" office:string-value="&lt;Song&gt;&lt;Title&gt;Red Haired Boy TW&lt;/Title&gt;&lt;FileName&gt;Red Haired Boy TW.pdf&lt;/FileName&gt;&lt;/FileType&gt;1&lt;/FileType&gt;" calcext:value-type="string">
            <text:p>&lt;Song&gt;&lt;Title&gt;Red Haired Boy TW&lt;/Title&gt;&lt;FileName&gt;Red Haired Boy TW.pdf&lt;/FileName&gt;&lt;/FileType&gt;1&lt;/FileType&gt;</text:p>
          </table:table-cell>
          <table:table-cell table:formula="of:=IF([.C46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0]));IF(ISBLANK([$'Setlist Input'.A471]);1;0);0)" office:value-type="float" office:value="0" calcext:value-type="float">
            <text:p>0</text:p>
          </table:table-cell>
          <table:table-cell table:style-name="ce6" table:formula="of:=ISNUMBER(SEARCH(&quot;kind=&quot;;[$'Setlist Input'.A47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0]))" office:value-type="boolean" office:boolean-value="true" calcext:value-type="boolean">
            <text:p>TRUE</text:p>
          </table:table-cell>
          <table:table-cell table:formula="of:=IF([.D470];MID([$'Setlist Input'.A470];SEARCH(&quot;title=&quot;;[$'Setlist Input'.A470])+7;(SEARCH(&quot;&gt;&quot;;[$'Setlist Input'.A470])-1)-(SEARCH(&quot;title=&quot;;[$'Setlist Input'.A470])+7));&quot;&quot;)">
            <text:p/>
          </table:table-cell>
          <table:table-cell table:formula="of:=IF([.F470];MID([$'Setlist Input'.A470];SEARCH(&quot;score title=&quot;;[$'Setlist Input'.A470])+13;(SEARCH(&quot;path=&quot;;[$'Setlist Input'.A470])-2)-(SEARCH(&quot;score title=&quot;;[$'Setlist Input'.A470])+13));&quot;&quot;)" office:value-type="string" office:string-value="Red River Valley TW" calcext:value-type="string">
            <text:p>Red River Valley TW</text:p>
          </table:table-cell>
          <table:table-cell table:formula="of:=IF([.F470];MID([$'Setlist Input'.A470];SEARCH(&quot;path=&quot;;[$'Setlist Input'.A470])+6;(SEARCH(&quot;&gt;&quot;;[$'Setlist Input'.A470])-3)-(SEARCH(&quot;path=&quot;;[$'Setlist Input'.A470])+6));&quot;&quot;)" office:value-type="string" office:string-value="Red River Valley TW.pdf" calcext:value-type="string">
            <text:p>Red River Valley TW.pdf</text:p>
          </table:table-cell>
          <table:table-cell/>
          <table:table-cell table:formula="of:=IF([.D470];&quot;&lt;Setlist&gt;&lt;Name&gt;&quot;&amp;[.G470]&amp;&quot;&lt;/Name&gt;&quot;;IF([.E470];&quot;&lt;/Setlist&gt;&quot;;&quot;&quot;))">
            <text:p/>
          </table:table-cell>
          <table:table-cell table:formula="of:=IF([.F470];&quot;&lt;Song&gt;&lt;Title&gt;&quot;&amp;[.H470]&amp;&quot;&lt;/Title&gt;&lt;FileName&gt;&quot;&amp;[.I470]&amp;&quot;&lt;/FileName&gt;&lt;/FileType&gt;1&lt;/FileType&gt;&quot;;&quot;&quot;)" office:value-type="string" office:string-value="&lt;Song&gt;&lt;Title&gt;Red River Valley TW&lt;/Title&gt;&lt;FileName&gt;Red River Valley TW.pdf&lt;/FileName&gt;&lt;/FileType&gt;1&lt;/FileType&gt;" calcext:value-type="string">
            <text:p>&lt;Song&gt;&lt;Title&gt;Red River Valley TW&lt;/Title&gt;&lt;FileName&gt;Red River Valley TW.pdf&lt;/FileName&gt;&lt;/FileType&gt;1&lt;/FileType&gt;</text:p>
          </table:table-cell>
          <table:table-cell table:formula="of:=IF([.C47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1]));IF(ISBLANK([$'Setlist Input'.A472]);1;0);0)" office:value-type="float" office:value="0" calcext:value-type="float">
            <text:p>0</text:p>
          </table:table-cell>
          <table:table-cell table:style-name="ce6" table:formula="of:=ISNUMBER(SEARCH(&quot;kind=&quot;;[$'Setlist Input'.A47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1]))" office:value-type="boolean" office:boolean-value="true" calcext:value-type="boolean">
            <text:p>TRUE</text:p>
          </table:table-cell>
          <table:table-cell table:formula="of:=IF([.D471];MID([$'Setlist Input'.A471];SEARCH(&quot;title=&quot;;[$'Setlist Input'.A471])+7;(SEARCH(&quot;&gt;&quot;;[$'Setlist Input'.A471])-1)-(SEARCH(&quot;title=&quot;;[$'Setlist Input'.A471])+7));&quot;&quot;)">
            <text:p/>
          </table:table-cell>
          <table:table-cell table:formula="of:=IF([.F471];MID([$'Setlist Input'.A471];SEARCH(&quot;score title=&quot;;[$'Setlist Input'.A471])+13;(SEARCH(&quot;path=&quot;;[$'Setlist Input'.A471])-2)-(SEARCH(&quot;score title=&quot;;[$'Setlist Input'.A471])+13));&quot;&quot;)" office:value-type="string" office:string-value="Red Wing TW" calcext:value-type="string">
            <text:p>Red Wing TW</text:p>
          </table:table-cell>
          <table:table-cell table:formula="of:=IF([.F471];MID([$'Setlist Input'.A471];SEARCH(&quot;path=&quot;;[$'Setlist Input'.A471])+6;(SEARCH(&quot;&gt;&quot;;[$'Setlist Input'.A471])-3)-(SEARCH(&quot;path=&quot;;[$'Setlist Input'.A471])+6));&quot;&quot;)" office:value-type="string" office:string-value="Red Wing TW.pdf" calcext:value-type="string">
            <text:p>Red Wing TW.pdf</text:p>
          </table:table-cell>
          <table:table-cell/>
          <table:table-cell table:formula="of:=IF([.D471];&quot;&lt;Setlist&gt;&lt;Name&gt;&quot;&amp;[.G471]&amp;&quot;&lt;/Name&gt;&quot;;IF([.E471];&quot;&lt;/Setlist&gt;&quot;;&quot;&quot;))">
            <text:p/>
          </table:table-cell>
          <table:table-cell table:formula="of:=IF([.F471];&quot;&lt;Song&gt;&lt;Title&gt;&quot;&amp;[.H471]&amp;&quot;&lt;/Title&gt;&lt;FileName&gt;&quot;&amp;[.I471]&amp;&quot;&lt;/FileName&gt;&lt;/FileType&gt;1&lt;/FileType&gt;&quot;;&quot;&quot;)" office:value-type="string" office:string-value="&lt;Song&gt;&lt;Title&gt;Red Wing TW&lt;/Title&gt;&lt;FileName&gt;Red Wing TW.pdf&lt;/FileName&gt;&lt;/FileType&gt;1&lt;/FileType&gt;" calcext:value-type="string">
            <text:p>&lt;Song&gt;&lt;Title&gt;Red Wing TW&lt;/Title&gt;&lt;FileName&gt;Red Wing TW.pdf&lt;/FileName&gt;&lt;/FileType&gt;1&lt;/FileType&gt;</text:p>
          </table:table-cell>
          <table:table-cell table:formula="of:=IF([.C47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2]));IF(ISBLANK([$'Setlist Input'.A473]);1;0);0)" office:value-type="float" office:value="0" calcext:value-type="float">
            <text:p>0</text:p>
          </table:table-cell>
          <table:table-cell table:style-name="ce6" table:formula="of:=ISNUMBER(SEARCH(&quot;kind=&quot;;[$'Setlist Input'.A47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2]))" office:value-type="boolean" office:boolean-value="true" calcext:value-type="boolean">
            <text:p>TRUE</text:p>
          </table:table-cell>
          <table:table-cell table:formula="of:=IF([.D472];MID([$'Setlist Input'.A472];SEARCH(&quot;title=&quot;;[$'Setlist Input'.A472])+7;(SEARCH(&quot;&gt;&quot;;[$'Setlist Input'.A472])-1)-(SEARCH(&quot;title=&quot;;[$'Setlist Input'.A472])+7));&quot;&quot;)">
            <text:p/>
          </table:table-cell>
          <table:table-cell table:formula="of:=IF([.F472];MID([$'Setlist Input'.A472];SEARCH(&quot;score title=&quot;;[$'Setlist Input'.A472])+13;(SEARCH(&quot;path=&quot;;[$'Setlist Input'.A472])-2)-(SEARCH(&quot;score title=&quot;;[$'Setlist Input'.A472])+13));&quot;&quot;)" office:value-type="string" office:string-value="Reuben's Train TW" calcext:value-type="string">
            <text:p>Reuben's Train TW</text:p>
          </table:table-cell>
          <table:table-cell table:formula="of:=IF([.F472];MID([$'Setlist Input'.A472];SEARCH(&quot;path=&quot;;[$'Setlist Input'.A472])+6;(SEARCH(&quot;&gt;&quot;;[$'Setlist Input'.A472])-3)-(SEARCH(&quot;path=&quot;;[$'Setlist Input'.A472])+6));&quot;&quot;)" office:value-type="string" office:string-value="Reuben's Train TW.pdf" calcext:value-type="string">
            <text:p>Reuben's Train TW.pdf</text:p>
          </table:table-cell>
          <table:table-cell/>
          <table:table-cell table:formula="of:=IF([.D472];&quot;&lt;Setlist&gt;&lt;Name&gt;&quot;&amp;[.G472]&amp;&quot;&lt;/Name&gt;&quot;;IF([.E472];&quot;&lt;/Setlist&gt;&quot;;&quot;&quot;))">
            <text:p/>
          </table:table-cell>
          <table:table-cell table:formula="of:=IF([.F472];&quot;&lt;Song&gt;&lt;Title&gt;&quot;&amp;[.H472]&amp;&quot;&lt;/Title&gt;&lt;FileName&gt;&quot;&amp;[.I472]&amp;&quot;&lt;/FileName&gt;&lt;/FileType&gt;1&lt;/FileType&gt;&quot;;&quot;&quot;)" office:value-type="string" office:string-value="&lt;Song&gt;&lt;Title&gt;Reuben's Train TW&lt;/Title&gt;&lt;FileName&gt;Reuben's Train TW.pdf&lt;/FileName&gt;&lt;/FileType&gt;1&lt;/FileType&gt;" calcext:value-type="string">
            <text:p>&lt;Song&gt;&lt;Title&gt;Reuben's Train TW&lt;/Title&gt;&lt;FileName&gt;Reuben's Train TW.pdf&lt;/FileName&gt;&lt;/FileType&gt;1&lt;/FileType&gt;</text:p>
          </table:table-cell>
          <table:table-cell table:formula="of:=IF([.C47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3]));IF(ISBLANK([$'Setlist Input'.A474]);1;0);0)" office:value-type="float" office:value="0" calcext:value-type="float">
            <text:p>0</text:p>
          </table:table-cell>
          <table:table-cell table:style-name="ce6" table:formula="of:=ISNUMBER(SEARCH(&quot;kind=&quot;;[$'Setlist Input'.A47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3]))" office:value-type="boolean" office:boolean-value="true" calcext:value-type="boolean">
            <text:p>TRUE</text:p>
          </table:table-cell>
          <table:table-cell table:formula="of:=IF([.D473];MID([$'Setlist Input'.A473];SEARCH(&quot;title=&quot;;[$'Setlist Input'.A473])+7;(SEARCH(&quot;&gt;&quot;;[$'Setlist Input'.A473])-1)-(SEARCH(&quot;title=&quot;;[$'Setlist Input'.A473])+7));&quot;&quot;)">
            <text:p/>
          </table:table-cell>
          <table:table-cell table:formula="of:=IF([.F473];MID([$'Setlist Input'.A473];SEARCH(&quot;score title=&quot;;[$'Setlist Input'.A473])+13;(SEARCH(&quot;path=&quot;;[$'Setlist Input'.A473])-2)-(SEARCH(&quot;score title=&quot;;[$'Setlist Input'.A473])+13));&quot;&quot;)" office:value-type="string" office:string-value="Rock the Cradle Joe TW" calcext:value-type="string">
            <text:p>Rock the Cradle Joe TW</text:p>
          </table:table-cell>
          <table:table-cell table:formula="of:=IF([.F473];MID([$'Setlist Input'.A473];SEARCH(&quot;path=&quot;;[$'Setlist Input'.A473])+6;(SEARCH(&quot;&gt;&quot;;[$'Setlist Input'.A473])-3)-(SEARCH(&quot;path=&quot;;[$'Setlist Input'.A473])+6));&quot;&quot;)" office:value-type="string" office:string-value="Rock the Cradle Joe TW.pdf" calcext:value-type="string">
            <text:p>Rock the Cradle Joe TW.pdf</text:p>
          </table:table-cell>
          <table:table-cell/>
          <table:table-cell table:formula="of:=IF([.D473];&quot;&lt;Setlist&gt;&lt;Name&gt;&quot;&amp;[.G473]&amp;&quot;&lt;/Name&gt;&quot;;IF([.E473];&quot;&lt;/Setlist&gt;&quot;;&quot;&quot;))">
            <text:p/>
          </table:table-cell>
          <table:table-cell table:formula="of:=IF([.F473];&quot;&lt;Song&gt;&lt;Title&gt;&quot;&amp;[.H473]&amp;&quot;&lt;/Title&gt;&lt;FileName&gt;&quot;&amp;[.I473]&amp;&quot;&lt;/FileName&gt;&lt;/FileType&gt;1&lt;/FileType&gt;&quot;;&quot;&quot;)" office:value-type="string" office:string-value="&lt;Song&gt;&lt;Title&gt;Rock the Cradle Joe TW&lt;/Title&gt;&lt;FileName&gt;Rock the Cradle Joe TW.pdf&lt;/FileName&gt;&lt;/FileType&gt;1&lt;/FileType&gt;" calcext:value-type="string">
            <text:p>&lt;Song&gt;&lt;Title&gt;Rock the Cradle Joe TW&lt;/Title&gt;&lt;FileName&gt;Rock the Cradle Joe TW.pdf&lt;/FileName&gt;&lt;/FileType&gt;1&lt;/FileType&gt;</text:p>
          </table:table-cell>
          <table:table-cell table:formula="of:=IF([.C47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4]));IF(ISBLANK([$'Setlist Input'.A475]);1;0);0)" office:value-type="float" office:value="0" calcext:value-type="float">
            <text:p>0</text:p>
          </table:table-cell>
          <table:table-cell table:style-name="ce6" table:formula="of:=ISNUMBER(SEARCH(&quot;kind=&quot;;[$'Setlist Input'.A47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4]))" office:value-type="boolean" office:boolean-value="true" calcext:value-type="boolean">
            <text:p>TRUE</text:p>
          </table:table-cell>
          <table:table-cell table:formula="of:=IF([.D474];MID([$'Setlist Input'.A474];SEARCH(&quot;title=&quot;;[$'Setlist Input'.A474])+7;(SEARCH(&quot;&gt;&quot;;[$'Setlist Input'.A474])-1)-(SEARCH(&quot;title=&quot;;[$'Setlist Input'.A474])+7));&quot;&quot;)">
            <text:p/>
          </table:table-cell>
          <table:table-cell table:formula="of:=IF([.F474];MID([$'Setlist Input'.A474];SEARCH(&quot;score title=&quot;;[$'Setlist Input'.A474])+13;(SEARCH(&quot;path=&quot;;[$'Setlist Input'.A474])-2)-(SEARCH(&quot;score title=&quot;;[$'Setlist Input'.A474])+13));&quot;&quot;)" office:value-type="string" office:string-value="Rose of Sharon Waltz TW" calcext:value-type="string">
            <text:p>Rose of Sharon Waltz TW</text:p>
          </table:table-cell>
          <table:table-cell table:formula="of:=IF([.F474];MID([$'Setlist Input'.A474];SEARCH(&quot;path=&quot;;[$'Setlist Input'.A474])+6;(SEARCH(&quot;&gt;&quot;;[$'Setlist Input'.A474])-3)-(SEARCH(&quot;path=&quot;;[$'Setlist Input'.A474])+6));&quot;&quot;)" office:value-type="string" office:string-value="Rose of Sharon Waltz TW.pdf" calcext:value-type="string">
            <text:p>Rose of Sharon Waltz TW.pdf</text:p>
          </table:table-cell>
          <table:table-cell/>
          <table:table-cell table:formula="of:=IF([.D474];&quot;&lt;Setlist&gt;&lt;Name&gt;&quot;&amp;[.G474]&amp;&quot;&lt;/Name&gt;&quot;;IF([.E474];&quot;&lt;/Setlist&gt;&quot;;&quot;&quot;))">
            <text:p/>
          </table:table-cell>
          <table:table-cell table:formula="of:=IF([.F474];&quot;&lt;Song&gt;&lt;Title&gt;&quot;&amp;[.H474]&amp;&quot;&lt;/Title&gt;&lt;FileName&gt;&quot;&amp;[.I474]&amp;&quot;&lt;/FileName&gt;&lt;/FileType&gt;1&lt;/FileType&gt;&quot;;&quot;&quot;)" office:value-type="string" office:string-value="&lt;Song&gt;&lt;Title&gt;Rose of Sharon Waltz TW&lt;/Title&gt;&lt;FileName&gt;Rose of Sharon Waltz TW.pdf&lt;/FileName&gt;&lt;/FileType&gt;1&lt;/FileType&gt;" calcext:value-type="string">
            <text:p>&lt;Song&gt;&lt;Title&gt;Rose of Sharon Waltz TW&lt;/Title&gt;&lt;FileName&gt;Rose of Sharon Waltz TW.pdf&lt;/FileName&gt;&lt;/FileType&gt;1&lt;/FileType&gt;</text:p>
          </table:table-cell>
          <table:table-cell table:formula="of:=IF([.C47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5]));IF(ISBLANK([$'Setlist Input'.A476]);1;0);0)" office:value-type="float" office:value="0" calcext:value-type="float">
            <text:p>0</text:p>
          </table:table-cell>
          <table:table-cell table:style-name="ce6" table:formula="of:=ISNUMBER(SEARCH(&quot;kind=&quot;;[$'Setlist Input'.A47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5]))" office:value-type="boolean" office:boolean-value="true" calcext:value-type="boolean">
            <text:p>TRUE</text:p>
          </table:table-cell>
          <table:table-cell table:formula="of:=IF([.D475];MID([$'Setlist Input'.A475];SEARCH(&quot;title=&quot;;[$'Setlist Input'.A475])+7;(SEARCH(&quot;&gt;&quot;;[$'Setlist Input'.A475])-1)-(SEARCH(&quot;title=&quot;;[$'Setlist Input'.A475])+7));&quot;&quot;)">
            <text:p/>
          </table:table-cell>
          <table:table-cell table:formula="of:=IF([.F475];MID([$'Setlist Input'.A475];SEARCH(&quot;score title=&quot;;[$'Setlist Input'.A475])+13;(SEARCH(&quot;path=&quot;;[$'Setlist Input'.A475])-2)-(SEARCH(&quot;score title=&quot;;[$'Setlist Input'.A475])+13));&quot;&quot;)" office:value-type="string" office:string-value="Rosin the Beau TW" calcext:value-type="string">
            <text:p>Rosin the Beau TW</text:p>
          </table:table-cell>
          <table:table-cell table:formula="of:=IF([.F475];MID([$'Setlist Input'.A475];SEARCH(&quot;path=&quot;;[$'Setlist Input'.A475])+6;(SEARCH(&quot;&gt;&quot;;[$'Setlist Input'.A475])-3)-(SEARCH(&quot;path=&quot;;[$'Setlist Input'.A475])+6));&quot;&quot;)" office:value-type="string" office:string-value="Rosin the Beau TW.pdf" calcext:value-type="string">
            <text:p>Rosin the Beau TW.pdf</text:p>
          </table:table-cell>
          <table:table-cell/>
          <table:table-cell table:formula="of:=IF([.D475];&quot;&lt;Setlist&gt;&lt;Name&gt;&quot;&amp;[.G475]&amp;&quot;&lt;/Name&gt;&quot;;IF([.E475];&quot;&lt;/Setlist&gt;&quot;;&quot;&quot;))">
            <text:p/>
          </table:table-cell>
          <table:table-cell table:formula="of:=IF([.F475];&quot;&lt;Song&gt;&lt;Title&gt;&quot;&amp;[.H475]&amp;&quot;&lt;/Title&gt;&lt;FileName&gt;&quot;&amp;[.I475]&amp;&quot;&lt;/FileName&gt;&lt;/FileType&gt;1&lt;/FileType&gt;&quot;;&quot;&quot;)" office:value-type="string" office:string-value="&lt;Song&gt;&lt;Title&gt;Rosin the Beau TW&lt;/Title&gt;&lt;FileName&gt;Rosin the Beau TW.pdf&lt;/FileName&gt;&lt;/FileType&gt;1&lt;/FileType&gt;" calcext:value-type="string">
            <text:p>&lt;Song&gt;&lt;Title&gt;Rosin the Beau TW&lt;/Title&gt;&lt;FileName&gt;Rosin the Beau TW.pdf&lt;/FileName&gt;&lt;/FileType&gt;1&lt;/FileType&gt;</text:p>
          </table:table-cell>
          <table:table-cell table:formula="of:=IF([.C47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6]));IF(ISBLANK([$'Setlist Input'.A477]);1;0);0)" office:value-type="float" office:value="0" calcext:value-type="float">
            <text:p>0</text:p>
          </table:table-cell>
          <table:table-cell table:style-name="ce6" table:formula="of:=ISNUMBER(SEARCH(&quot;kind=&quot;;[$'Setlist Input'.A47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6]))" office:value-type="boolean" office:boolean-value="true" calcext:value-type="boolean">
            <text:p>TRUE</text:p>
          </table:table-cell>
          <table:table-cell table:formula="of:=IF([.D476];MID([$'Setlist Input'.A476];SEARCH(&quot;title=&quot;;[$'Setlist Input'.A476])+7;(SEARCH(&quot;&gt;&quot;;[$'Setlist Input'.A476])-1)-(SEARCH(&quot;title=&quot;;[$'Setlist Input'.A476])+7));&quot;&quot;)">
            <text:p/>
          </table:table-cell>
          <table:table-cell table:formula="of:=IF([.F476];MID([$'Setlist Input'.A476];SEARCH(&quot;score title=&quot;;[$'Setlist Input'.A476])+13;(SEARCH(&quot;path=&quot;;[$'Setlist Input'.A476])-2)-(SEARCH(&quot;score title=&quot;;[$'Setlist Input'.A476])+13));&quot;&quot;)" office:value-type="string" office:string-value="Sail Away Ladies TW" calcext:value-type="string">
            <text:p>Sail Away Ladies TW</text:p>
          </table:table-cell>
          <table:table-cell table:formula="of:=IF([.F476];MID([$'Setlist Input'.A476];SEARCH(&quot;path=&quot;;[$'Setlist Input'.A476])+6;(SEARCH(&quot;&gt;&quot;;[$'Setlist Input'.A476])-3)-(SEARCH(&quot;path=&quot;;[$'Setlist Input'.A476])+6));&quot;&quot;)" office:value-type="string" office:string-value="Sail Away Ladies TW.pdf" calcext:value-type="string">
            <text:p>Sail Away Ladies TW.pdf</text:p>
          </table:table-cell>
          <table:table-cell/>
          <table:table-cell table:formula="of:=IF([.D476];&quot;&lt;Setlist&gt;&lt;Name&gt;&quot;&amp;[.G476]&amp;&quot;&lt;/Name&gt;&quot;;IF([.E476];&quot;&lt;/Setlist&gt;&quot;;&quot;&quot;))">
            <text:p/>
          </table:table-cell>
          <table:table-cell table:formula="of:=IF([.F476];&quot;&lt;Song&gt;&lt;Title&gt;&quot;&amp;[.H476]&amp;&quot;&lt;/Title&gt;&lt;FileName&gt;&quot;&amp;[.I476]&amp;&quot;&lt;/FileName&gt;&lt;/FileType&gt;1&lt;/FileType&gt;&quot;;&quot;&quot;)" office:value-type="string" office:string-value="&lt;Song&gt;&lt;Title&gt;Sail Away Ladies TW&lt;/Title&gt;&lt;FileName&gt;Sail Away Ladies TW.pdf&lt;/FileName&gt;&lt;/FileType&gt;1&lt;/FileType&gt;" calcext:value-type="string">
            <text:p>&lt;Song&gt;&lt;Title&gt;Sail Away Ladies TW&lt;/Title&gt;&lt;FileName&gt;Sail Away Ladies TW.pdf&lt;/FileName&gt;&lt;/FileType&gt;1&lt;/FileType&gt;</text:p>
          </table:table-cell>
          <table:table-cell table:formula="of:=IF([.C47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7]));IF(ISBLANK([$'Setlist Input'.A478]);1;0);0)" office:value-type="float" office:value="0" calcext:value-type="float">
            <text:p>0</text:p>
          </table:table-cell>
          <table:table-cell table:style-name="ce6" table:formula="of:=ISNUMBER(SEARCH(&quot;kind=&quot;;[$'Setlist Input'.A47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7]))" office:value-type="boolean" office:boolean-value="true" calcext:value-type="boolean">
            <text:p>TRUE</text:p>
          </table:table-cell>
          <table:table-cell table:formula="of:=IF([.D477];MID([$'Setlist Input'.A477];SEARCH(&quot;title=&quot;;[$'Setlist Input'.A477])+7;(SEARCH(&quot;&gt;&quot;;[$'Setlist Input'.A477])-1)-(SEARCH(&quot;title=&quot;;[$'Setlist Input'.A477])+7));&quot;&quot;)">
            <text:p/>
          </table:table-cell>
          <table:table-cell table:formula="of:=IF([.F477];MID([$'Setlist Input'.A477];SEARCH(&quot;score title=&quot;;[$'Setlist Input'.A477])+13;(SEARCH(&quot;path=&quot;;[$'Setlist Input'.A477])-2)-(SEARCH(&quot;score title=&quot;;[$'Setlist Input'.A477])+13));&quot;&quot;)" office:value-type="string" office:string-value="Sandy Boys in A TW" calcext:value-type="string">
            <text:p>Sandy Boys in A TW</text:p>
          </table:table-cell>
          <table:table-cell table:formula="of:=IF([.F477];MID([$'Setlist Input'.A477];SEARCH(&quot;path=&quot;;[$'Setlist Input'.A477])+6;(SEARCH(&quot;&gt;&quot;;[$'Setlist Input'.A477])-3)-(SEARCH(&quot;path=&quot;;[$'Setlist Input'.A477])+6));&quot;&quot;)" office:value-type="string" office:string-value="Sandy Boys in A TW.pdf" calcext:value-type="string">
            <text:p>Sandy Boys in A TW.pdf</text:p>
          </table:table-cell>
          <table:table-cell/>
          <table:table-cell table:formula="of:=IF([.D477];&quot;&lt;Setlist&gt;&lt;Name&gt;&quot;&amp;[.G477]&amp;&quot;&lt;/Name&gt;&quot;;IF([.E477];&quot;&lt;/Setlist&gt;&quot;;&quot;&quot;))">
            <text:p/>
          </table:table-cell>
          <table:table-cell table:formula="of:=IF([.F477];&quot;&lt;Song&gt;&lt;Title&gt;&quot;&amp;[.H477]&amp;&quot;&lt;/Title&gt;&lt;FileName&gt;&quot;&amp;[.I477]&amp;&quot;&lt;/FileName&gt;&lt;/FileType&gt;1&lt;/FileType&gt;&quot;;&quot;&quot;)" office:value-type="string" office:string-value="&lt;Song&gt;&lt;Title&gt;Sandy Boys in A TW&lt;/Title&gt;&lt;FileName&gt;Sandy Boys in A TW.pdf&lt;/FileName&gt;&lt;/FileType&gt;1&lt;/FileType&gt;" calcext:value-type="string">
            <text:p>&lt;Song&gt;&lt;Title&gt;Sandy Boys in A TW&lt;/Title&gt;&lt;FileName&gt;Sandy Boys in A TW.pdf&lt;/FileName&gt;&lt;/FileType&gt;1&lt;/FileType&gt;</text:p>
          </table:table-cell>
          <table:table-cell table:formula="of:=IF([.C47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8]));IF(ISBLANK([$'Setlist Input'.A479]);1;0);0)" office:value-type="float" office:value="0" calcext:value-type="float">
            <text:p>0</text:p>
          </table:table-cell>
          <table:table-cell table:style-name="ce6" table:formula="of:=ISNUMBER(SEARCH(&quot;kind=&quot;;[$'Setlist Input'.A47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8]))" office:value-type="boolean" office:boolean-value="true" calcext:value-type="boolean">
            <text:p>TRUE</text:p>
          </table:table-cell>
          <table:table-cell table:formula="of:=IF([.D478];MID([$'Setlist Input'.A478];SEARCH(&quot;title=&quot;;[$'Setlist Input'.A478])+7;(SEARCH(&quot;&gt;&quot;;[$'Setlist Input'.A478])-1)-(SEARCH(&quot;title=&quot;;[$'Setlist Input'.A478])+7));&quot;&quot;)">
            <text:p/>
          </table:table-cell>
          <table:table-cell table:formula="of:=IF([.F478];MID([$'Setlist Input'.A478];SEARCH(&quot;score title=&quot;;[$'Setlist Input'.A478])+13;(SEARCH(&quot;path=&quot;;[$'Setlist Input'.A478])-2)-(SEARCH(&quot;score title=&quot;;[$'Setlist Input'.A478])+13));&quot;&quot;)" office:value-type="string" office:string-value="Sandy Boys in D TW" calcext:value-type="string">
            <text:p>Sandy Boys in D TW</text:p>
          </table:table-cell>
          <table:table-cell table:formula="of:=IF([.F478];MID([$'Setlist Input'.A478];SEARCH(&quot;path=&quot;;[$'Setlist Input'.A478])+6;(SEARCH(&quot;&gt;&quot;;[$'Setlist Input'.A478])-3)-(SEARCH(&quot;path=&quot;;[$'Setlist Input'.A478])+6));&quot;&quot;)" office:value-type="string" office:string-value="Sandy Boys in D TW.pdf" calcext:value-type="string">
            <text:p>Sandy Boys in D TW.pdf</text:p>
          </table:table-cell>
          <table:table-cell/>
          <table:table-cell table:formula="of:=IF([.D478];&quot;&lt;Setlist&gt;&lt;Name&gt;&quot;&amp;[.G478]&amp;&quot;&lt;/Name&gt;&quot;;IF([.E478];&quot;&lt;/Setlist&gt;&quot;;&quot;&quot;))">
            <text:p/>
          </table:table-cell>
          <table:table-cell table:formula="of:=IF([.F478];&quot;&lt;Song&gt;&lt;Title&gt;&quot;&amp;[.H478]&amp;&quot;&lt;/Title&gt;&lt;FileName&gt;&quot;&amp;[.I478]&amp;&quot;&lt;/FileName&gt;&lt;/FileType&gt;1&lt;/FileType&gt;&quot;;&quot;&quot;)" office:value-type="string" office:string-value="&lt;Song&gt;&lt;Title&gt;Sandy Boys in D TW&lt;/Title&gt;&lt;FileName&gt;Sandy Boys in D TW.pdf&lt;/FileName&gt;&lt;/FileType&gt;1&lt;/FileType&gt;" calcext:value-type="string">
            <text:p>&lt;Song&gt;&lt;Title&gt;Sandy Boys in D TW&lt;/Title&gt;&lt;FileName&gt;Sandy Boys in D TW.pdf&lt;/FileName&gt;&lt;/FileType&gt;1&lt;/FileType&gt;</text:p>
          </table:table-cell>
          <table:table-cell table:formula="of:=IF([.C47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79]));IF(ISBLANK([$'Setlist Input'.A480]);1;0);0)" office:value-type="float" office:value="0" calcext:value-type="float">
            <text:p>0</text:p>
          </table:table-cell>
          <table:table-cell table:style-name="ce6" table:formula="of:=ISNUMBER(SEARCH(&quot;kind=&quot;;[$'Setlist Input'.A47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7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79]))" office:value-type="boolean" office:boolean-value="true" calcext:value-type="boolean">
            <text:p>TRUE</text:p>
          </table:table-cell>
          <table:table-cell table:formula="of:=IF([.D479];MID([$'Setlist Input'.A479];SEARCH(&quot;title=&quot;;[$'Setlist Input'.A479])+7;(SEARCH(&quot;&gt;&quot;;[$'Setlist Input'.A479])-1)-(SEARCH(&quot;title=&quot;;[$'Setlist Input'.A479])+7));&quot;&quot;)">
            <text:p/>
          </table:table-cell>
          <table:table-cell table:formula="of:=IF([.F479];MID([$'Setlist Input'.A479];SEARCH(&quot;score title=&quot;;[$'Setlist Input'.A479])+13;(SEARCH(&quot;path=&quot;;[$'Setlist Input'.A479])-2)-(SEARCH(&quot;score title=&quot;;[$'Setlist Input'.A479])+13));&quot;&quot;)" office:value-type="string" office:string-value="Sandy River Bell TW" calcext:value-type="string">
            <text:p>Sandy River Bell TW</text:p>
          </table:table-cell>
          <table:table-cell table:formula="of:=IF([.F479];MID([$'Setlist Input'.A479];SEARCH(&quot;path=&quot;;[$'Setlist Input'.A479])+6;(SEARCH(&quot;&gt;&quot;;[$'Setlist Input'.A479])-3)-(SEARCH(&quot;path=&quot;;[$'Setlist Input'.A479])+6));&quot;&quot;)" office:value-type="string" office:string-value="Sandy River Bell TW.pdf" calcext:value-type="string">
            <text:p>Sandy River Bell TW.pdf</text:p>
          </table:table-cell>
          <table:table-cell/>
          <table:table-cell table:formula="of:=IF([.D479];&quot;&lt;Setlist&gt;&lt;Name&gt;&quot;&amp;[.G479]&amp;&quot;&lt;/Name&gt;&quot;;IF([.E479];&quot;&lt;/Setlist&gt;&quot;;&quot;&quot;))">
            <text:p/>
          </table:table-cell>
          <table:table-cell table:formula="of:=IF([.F479];&quot;&lt;Song&gt;&lt;Title&gt;&quot;&amp;[.H479]&amp;&quot;&lt;/Title&gt;&lt;FileName&gt;&quot;&amp;[.I479]&amp;&quot;&lt;/FileName&gt;&lt;/FileType&gt;1&lt;/FileType&gt;&quot;;&quot;&quot;)" office:value-type="string" office:string-value="&lt;Song&gt;&lt;Title&gt;Sandy River Bell TW&lt;/Title&gt;&lt;FileName&gt;Sandy River Bell TW.pdf&lt;/FileName&gt;&lt;/FileType&gt;1&lt;/FileType&gt;" calcext:value-type="string">
            <text:p>&lt;Song&gt;&lt;Title&gt;Sandy River Bell TW&lt;/Title&gt;&lt;FileName&gt;Sandy River Bell TW.pdf&lt;/FileName&gt;&lt;/FileType&gt;1&lt;/FileType&gt;</text:p>
          </table:table-cell>
          <table:table-cell table:formula="of:=IF([.C47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0]));IF(ISBLANK([$'Setlist Input'.A481]);1;0);0)" office:value-type="float" office:value="0" calcext:value-type="float">
            <text:p>0</text:p>
          </table:table-cell>
          <table:table-cell table:style-name="ce6" table:formula="of:=ISNUMBER(SEARCH(&quot;kind=&quot;;[$'Setlist Input'.A48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0]))" office:value-type="boolean" office:boolean-value="true" calcext:value-type="boolean">
            <text:p>TRUE</text:p>
          </table:table-cell>
          <table:table-cell table:formula="of:=IF([.D480];MID([$'Setlist Input'.A480];SEARCH(&quot;title=&quot;;[$'Setlist Input'.A480])+7;(SEARCH(&quot;&gt;&quot;;[$'Setlist Input'.A480])-1)-(SEARCH(&quot;title=&quot;;[$'Setlist Input'.A480])+7));&quot;&quot;)">
            <text:p/>
          </table:table-cell>
          <table:table-cell table:formula="of:=IF([.F480];MID([$'Setlist Input'.A480];SEARCH(&quot;score title=&quot;;[$'Setlist Input'.A480])+13;(SEARCH(&quot;path=&quot;;[$'Setlist Input'.A480])-2)-(SEARCH(&quot;score title=&quot;;[$'Setlist Input'.A480])+13));&quot;&quot;)" office:value-type="string" office:string-value="Seneca Square Dance TW" calcext:value-type="string">
            <text:p>Seneca Square Dance TW</text:p>
          </table:table-cell>
          <table:table-cell table:formula="of:=IF([.F480];MID([$'Setlist Input'.A480];SEARCH(&quot;path=&quot;;[$'Setlist Input'.A480])+6;(SEARCH(&quot;&gt;&quot;;[$'Setlist Input'.A480])-3)-(SEARCH(&quot;path=&quot;;[$'Setlist Input'.A480])+6));&quot;&quot;)" office:value-type="string" office:string-value="Seneca Square Dance TW.pdf" calcext:value-type="string">
            <text:p>Seneca Square Dance TW.pdf</text:p>
          </table:table-cell>
          <table:table-cell/>
          <table:table-cell table:formula="of:=IF([.D480];&quot;&lt;Setlist&gt;&lt;Name&gt;&quot;&amp;[.G480]&amp;&quot;&lt;/Name&gt;&quot;;IF([.E480];&quot;&lt;/Setlist&gt;&quot;;&quot;&quot;))">
            <text:p/>
          </table:table-cell>
          <table:table-cell table:formula="of:=IF([.F480];&quot;&lt;Song&gt;&lt;Title&gt;&quot;&amp;[.H480]&amp;&quot;&lt;/Title&gt;&lt;FileName&gt;&quot;&amp;[.I480]&amp;&quot;&lt;/FileName&gt;&lt;/FileType&gt;1&lt;/FileType&gt;&quot;;&quot;&quot;)" office:value-type="string" office:string-value="&lt;Song&gt;&lt;Title&gt;Seneca Square Dance TW&lt;/Title&gt;&lt;FileName&gt;Seneca Square Dance TW.pdf&lt;/FileName&gt;&lt;/FileType&gt;1&lt;/FileType&gt;" calcext:value-type="string">
            <text:p>&lt;Song&gt;&lt;Title&gt;Seneca Square Dance TW&lt;/Title&gt;&lt;FileName&gt;Seneca Square Dance TW.pdf&lt;/FileName&gt;&lt;/FileType&gt;1&lt;/FileType&gt;</text:p>
          </table:table-cell>
          <table:table-cell table:formula="of:=IF([.C48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1]));IF(ISBLANK([$'Setlist Input'.A482]);1;0);0)" office:value-type="float" office:value="0" calcext:value-type="float">
            <text:p>0</text:p>
          </table:table-cell>
          <table:table-cell table:style-name="ce6" table:formula="of:=ISNUMBER(SEARCH(&quot;kind=&quot;;[$'Setlist Input'.A48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1]))" office:value-type="boolean" office:boolean-value="true" calcext:value-type="boolean">
            <text:p>TRUE</text:p>
          </table:table-cell>
          <table:table-cell table:formula="of:=IF([.D481];MID([$'Setlist Input'.A481];SEARCH(&quot;title=&quot;;[$'Setlist Input'.A481])+7;(SEARCH(&quot;&gt;&quot;;[$'Setlist Input'.A481])-1)-(SEARCH(&quot;title=&quot;;[$'Setlist Input'.A481])+7));&quot;&quot;)">
            <text:p/>
          </table:table-cell>
          <table:table-cell table:formula="of:=IF([.F481];MID([$'Setlist Input'.A481];SEARCH(&quot;score title=&quot;;[$'Setlist Input'.A481])+13;(SEARCH(&quot;path=&quot;;[$'Setlist Input'.A481])-2)-(SEARCH(&quot;score title=&quot;;[$'Setlist Input'.A481])+13));&quot;&quot;)" office:value-type="string" office:string-value="Shady Grove - TW" calcext:value-type="string">
            <text:p>Shady Grove - TW</text:p>
          </table:table-cell>
          <table:table-cell table:formula="of:=IF([.F481];MID([$'Setlist Input'.A481];SEARCH(&quot;path=&quot;;[$'Setlist Input'.A481])+6;(SEARCH(&quot;&gt;&quot;;[$'Setlist Input'.A481])-3)-(SEARCH(&quot;path=&quot;;[$'Setlist Input'.A481])+6));&quot;&quot;)" office:value-type="string" office:string-value="Shady Grove - TW.pdf" calcext:value-type="string">
            <text:p>Shady Grove - TW.pdf</text:p>
          </table:table-cell>
          <table:table-cell/>
          <table:table-cell table:formula="of:=IF([.D481];&quot;&lt;Setlist&gt;&lt;Name&gt;&quot;&amp;[.G481]&amp;&quot;&lt;/Name&gt;&quot;;IF([.E481];&quot;&lt;/Setlist&gt;&quot;;&quot;&quot;))">
            <text:p/>
          </table:table-cell>
          <table:table-cell table:formula="of:=IF([.F481];&quot;&lt;Song&gt;&lt;Title&gt;&quot;&amp;[.H481]&amp;&quot;&lt;/Title&gt;&lt;FileName&gt;&quot;&amp;[.I481]&amp;&quot;&lt;/FileName&gt;&lt;/FileType&gt;1&lt;/FileType&gt;&quot;;&quot;&quot;)" office:value-type="string" office:string-value="&lt;Song&gt;&lt;Title&gt;Shady Grove - TW&lt;/Title&gt;&lt;FileName&gt;Shady Grove - TW.pdf&lt;/FileName&gt;&lt;/FileType&gt;1&lt;/FileType&gt;" calcext:value-type="string">
            <text:p>&lt;Song&gt;&lt;Title&gt;Shady Grove - TW&lt;/Title&gt;&lt;FileName&gt;Shady Grove - TW.pdf&lt;/FileName&gt;&lt;/FileType&gt;1&lt;/FileType&gt;</text:p>
          </table:table-cell>
          <table:table-cell table:formula="of:=IF([.C48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2]));IF(ISBLANK([$'Setlist Input'.A483]);1;0);0)" office:value-type="float" office:value="0" calcext:value-type="float">
            <text:p>0</text:p>
          </table:table-cell>
          <table:table-cell table:style-name="ce6" table:formula="of:=ISNUMBER(SEARCH(&quot;kind=&quot;;[$'Setlist Input'.A48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2]))" office:value-type="boolean" office:boolean-value="true" calcext:value-type="boolean">
            <text:p>TRUE</text:p>
          </table:table-cell>
          <table:table-cell table:formula="of:=IF([.D482];MID([$'Setlist Input'.A482];SEARCH(&quot;title=&quot;;[$'Setlist Input'.A482])+7;(SEARCH(&quot;&gt;&quot;;[$'Setlist Input'.A482])-1)-(SEARCH(&quot;title=&quot;;[$'Setlist Input'.A482])+7));&quot;&quot;)">
            <text:p/>
          </table:table-cell>
          <table:table-cell table:formula="of:=IF([.F482];MID([$'Setlist Input'.A482];SEARCH(&quot;score title=&quot;;[$'Setlist Input'.A482])+13;(SEARCH(&quot;path=&quot;;[$'Setlist Input'.A482])-2)-(SEARCH(&quot;score title=&quot;;[$'Setlist Input'.A482])+13));&quot;&quot;)" office:value-type="string" office:string-value="Shortnin Bread TW" calcext:value-type="string">
            <text:p>Shortnin Bread TW</text:p>
          </table:table-cell>
          <table:table-cell table:formula="of:=IF([.F482];MID([$'Setlist Input'.A482];SEARCH(&quot;path=&quot;;[$'Setlist Input'.A482])+6;(SEARCH(&quot;&gt;&quot;;[$'Setlist Input'.A482])-3)-(SEARCH(&quot;path=&quot;;[$'Setlist Input'.A482])+6));&quot;&quot;)" office:value-type="string" office:string-value="Shortnin Bread TW.pdf" calcext:value-type="string">
            <text:p>Shortnin Bread TW.pdf</text:p>
          </table:table-cell>
          <table:table-cell/>
          <table:table-cell table:formula="of:=IF([.D482];&quot;&lt;Setlist&gt;&lt;Name&gt;&quot;&amp;[.G482]&amp;&quot;&lt;/Name&gt;&quot;;IF([.E482];&quot;&lt;/Setlist&gt;&quot;;&quot;&quot;))">
            <text:p/>
          </table:table-cell>
          <table:table-cell table:formula="of:=IF([.F482];&quot;&lt;Song&gt;&lt;Title&gt;&quot;&amp;[.H482]&amp;&quot;&lt;/Title&gt;&lt;FileName&gt;&quot;&amp;[.I482]&amp;&quot;&lt;/FileName&gt;&lt;/FileType&gt;1&lt;/FileType&gt;&quot;;&quot;&quot;)" office:value-type="string" office:string-value="&lt;Song&gt;&lt;Title&gt;Shortnin Bread TW&lt;/Title&gt;&lt;FileName&gt;Shortnin Bread TW.pdf&lt;/FileName&gt;&lt;/FileType&gt;1&lt;/FileType&gt;" calcext:value-type="string">
            <text:p>&lt;Song&gt;&lt;Title&gt;Shortnin Bread TW&lt;/Title&gt;&lt;FileName&gt;Shortnin Bread TW.pdf&lt;/FileName&gt;&lt;/FileType&gt;1&lt;/FileType&gt;</text:p>
          </table:table-cell>
          <table:table-cell table:formula="of:=IF([.C48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3]));IF(ISBLANK([$'Setlist Input'.A484]);1;0);0)" office:value-type="float" office:value="0" calcext:value-type="float">
            <text:p>0</text:p>
          </table:table-cell>
          <table:table-cell table:style-name="ce6" table:formula="of:=ISNUMBER(SEARCH(&quot;kind=&quot;;[$'Setlist Input'.A48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3]))" office:value-type="boolean" office:boolean-value="true" calcext:value-type="boolean">
            <text:p>TRUE</text:p>
          </table:table-cell>
          <table:table-cell table:formula="of:=IF([.D483];MID([$'Setlist Input'.A483];SEARCH(&quot;title=&quot;;[$'Setlist Input'.A483])+7;(SEARCH(&quot;&gt;&quot;;[$'Setlist Input'.A483])-1)-(SEARCH(&quot;title=&quot;;[$'Setlist Input'.A483])+7));&quot;&quot;)">
            <text:p/>
          </table:table-cell>
          <table:table-cell table:formula="of:=IF([.F483];MID([$'Setlist Input'.A483];SEARCH(&quot;score title=&quot;;[$'Setlist Input'.A483])+13;(SEARCH(&quot;path=&quot;;[$'Setlist Input'.A483])-2)-(SEARCH(&quot;score title=&quot;;[$'Setlist Input'.A483])+13));&quot;&quot;)" office:value-type="string" office:string-value="Shove That Pig's Foot TW" calcext:value-type="string">
            <text:p>Shove That Pig's Foot TW</text:p>
          </table:table-cell>
          <table:table-cell table:formula="of:=IF([.F483];MID([$'Setlist Input'.A483];SEARCH(&quot;path=&quot;;[$'Setlist Input'.A483])+6;(SEARCH(&quot;&gt;&quot;;[$'Setlist Input'.A483])-3)-(SEARCH(&quot;path=&quot;;[$'Setlist Input'.A483])+6));&quot;&quot;)" office:value-type="string" office:string-value="Shove That Pig's Foot TW.pdf" calcext:value-type="string">
            <text:p>Shove That Pig's Foot TW.pdf</text:p>
          </table:table-cell>
          <table:table-cell/>
          <table:table-cell table:formula="of:=IF([.D483];&quot;&lt;Setlist&gt;&lt;Name&gt;&quot;&amp;[.G483]&amp;&quot;&lt;/Name&gt;&quot;;IF([.E483];&quot;&lt;/Setlist&gt;&quot;;&quot;&quot;))">
            <text:p/>
          </table:table-cell>
          <table:table-cell table:formula="of:=IF([.F483];&quot;&lt;Song&gt;&lt;Title&gt;&quot;&amp;[.H483]&amp;&quot;&lt;/Title&gt;&lt;FileName&gt;&quot;&amp;[.I483]&amp;&quot;&lt;/FileName&gt;&lt;/FileType&gt;1&lt;/FileType&gt;&quot;;&quot;&quot;)" office:value-type="string" office:string-value="&lt;Song&gt;&lt;Title&gt;Shove That Pig's Foot TW&lt;/Title&gt;&lt;FileName&gt;Shove That Pig's Foot TW.pdf&lt;/FileName&gt;&lt;/FileType&gt;1&lt;/FileType&gt;" calcext:value-type="string">
            <text:p>&lt;Song&gt;&lt;Title&gt;Shove That Pig's Foot TW&lt;/Title&gt;&lt;FileName&gt;Shove That Pig's Foot TW.pdf&lt;/FileName&gt;&lt;/FileType&gt;1&lt;/FileType&gt;</text:p>
          </table:table-cell>
          <table:table-cell table:formula="of:=IF([.C48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4]));IF(ISBLANK([$'Setlist Input'.A485]);1;0);0)" office:value-type="float" office:value="0" calcext:value-type="float">
            <text:p>0</text:p>
          </table:table-cell>
          <table:table-cell table:style-name="ce6" table:formula="of:=ISNUMBER(SEARCH(&quot;kind=&quot;;[$'Setlist Input'.A48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4]))" office:value-type="boolean" office:boolean-value="true" calcext:value-type="boolean">
            <text:p>TRUE</text:p>
          </table:table-cell>
          <table:table-cell table:formula="of:=IF([.D484];MID([$'Setlist Input'.A484];SEARCH(&quot;title=&quot;;[$'Setlist Input'.A484])+7;(SEARCH(&quot;&gt;&quot;;[$'Setlist Input'.A484])-1)-(SEARCH(&quot;title=&quot;;[$'Setlist Input'.A484])+7));&quot;&quot;)">
            <text:p/>
          </table:table-cell>
          <table:table-cell table:formula="of:=IF([.F484];MID([$'Setlist Input'.A484];SEARCH(&quot;score title=&quot;;[$'Setlist Input'.A484])+13;(SEARCH(&quot;path=&quot;;[$'Setlist Input'.A484])-2)-(SEARCH(&quot;score title=&quot;;[$'Setlist Input'.A484])+13));&quot;&quot;)" office:value-type="string" office:string-value="Silly Bill TW" calcext:value-type="string">
            <text:p>Silly Bill TW</text:p>
          </table:table-cell>
          <table:table-cell table:formula="of:=IF([.F484];MID([$'Setlist Input'.A484];SEARCH(&quot;path=&quot;;[$'Setlist Input'.A484])+6;(SEARCH(&quot;&gt;&quot;;[$'Setlist Input'.A484])-3)-(SEARCH(&quot;path=&quot;;[$'Setlist Input'.A484])+6));&quot;&quot;)" office:value-type="string" office:string-value="Silly Bill TW.pdf" calcext:value-type="string">
            <text:p>Silly Bill TW.pdf</text:p>
          </table:table-cell>
          <table:table-cell/>
          <table:table-cell table:formula="of:=IF([.D484];&quot;&lt;Setlist&gt;&lt;Name&gt;&quot;&amp;[.G484]&amp;&quot;&lt;/Name&gt;&quot;;IF([.E484];&quot;&lt;/Setlist&gt;&quot;;&quot;&quot;))">
            <text:p/>
          </table:table-cell>
          <table:table-cell table:formula="of:=IF([.F484];&quot;&lt;Song&gt;&lt;Title&gt;&quot;&amp;[.H484]&amp;&quot;&lt;/Title&gt;&lt;FileName&gt;&quot;&amp;[.I484]&amp;&quot;&lt;/FileName&gt;&lt;/FileType&gt;1&lt;/FileType&gt;&quot;;&quot;&quot;)" office:value-type="string" office:string-value="&lt;Song&gt;&lt;Title&gt;Silly Bill TW&lt;/Title&gt;&lt;FileName&gt;Silly Bill TW.pdf&lt;/FileName&gt;&lt;/FileType&gt;1&lt;/FileType&gt;" calcext:value-type="string">
            <text:p>&lt;Song&gt;&lt;Title&gt;Silly Bill TW&lt;/Title&gt;&lt;FileName&gt;Silly Bill TW.pdf&lt;/FileName&gt;&lt;/FileType&gt;1&lt;/FileType&gt;</text:p>
          </table:table-cell>
          <table:table-cell table:formula="of:=IF([.C48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5]));IF(ISBLANK([$'Setlist Input'.A486]);1;0);0)" office:value-type="float" office:value="0" calcext:value-type="float">
            <text:p>0</text:p>
          </table:table-cell>
          <table:table-cell table:style-name="ce6" table:formula="of:=ISNUMBER(SEARCH(&quot;kind=&quot;;[$'Setlist Input'.A48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5]))" office:value-type="boolean" office:boolean-value="true" calcext:value-type="boolean">
            <text:p>TRUE</text:p>
          </table:table-cell>
          <table:table-cell table:formula="of:=IF([.D485];MID([$'Setlist Input'.A485];SEARCH(&quot;title=&quot;;[$'Setlist Input'.A485])+7;(SEARCH(&quot;&gt;&quot;;[$'Setlist Input'.A485])-1)-(SEARCH(&quot;title=&quot;;[$'Setlist Input'.A485])+7));&quot;&quot;)">
            <text:p/>
          </table:table-cell>
          <table:table-cell table:formula="of:=IF([.F485];MID([$'Setlist Input'.A485];SEARCH(&quot;score title=&quot;;[$'Setlist Input'.A485])+13;(SEARCH(&quot;path=&quot;;[$'Setlist Input'.A485])-2)-(SEARCH(&quot;score title=&quot;;[$'Setlist Input'.A485])+13));&quot;&quot;)" office:value-type="string" office:string-value="Soldier's Joy TW" calcext:value-type="string">
            <text:p>Soldier's Joy TW</text:p>
          </table:table-cell>
          <table:table-cell table:formula="of:=IF([.F485];MID([$'Setlist Input'.A485];SEARCH(&quot;path=&quot;;[$'Setlist Input'.A485])+6;(SEARCH(&quot;&gt;&quot;;[$'Setlist Input'.A485])-3)-(SEARCH(&quot;path=&quot;;[$'Setlist Input'.A485])+6));&quot;&quot;)" office:value-type="string" office:string-value="Soldier's Joy TW.pdf" calcext:value-type="string">
            <text:p>Soldier's Joy TW.pdf</text:p>
          </table:table-cell>
          <table:table-cell/>
          <table:table-cell table:formula="of:=IF([.D485];&quot;&lt;Setlist&gt;&lt;Name&gt;&quot;&amp;[.G485]&amp;&quot;&lt;/Name&gt;&quot;;IF([.E485];&quot;&lt;/Setlist&gt;&quot;;&quot;&quot;))">
            <text:p/>
          </table:table-cell>
          <table:table-cell table:formula="of:=IF([.F485];&quot;&lt;Song&gt;&lt;Title&gt;&quot;&amp;[.H485]&amp;&quot;&lt;/Title&gt;&lt;FileName&gt;&quot;&amp;[.I485]&amp;&quot;&lt;/FileName&gt;&lt;/FileType&gt;1&lt;/FileType&gt;&quot;;&quot;&quot;)" office:value-type="string" office:string-value="&lt;Song&gt;&lt;Title&gt;Soldier's Joy TW&lt;/Title&gt;&lt;FileName&gt;Soldier's Joy TW.pdf&lt;/FileName&gt;&lt;/FileType&gt;1&lt;/FileType&gt;" calcext:value-type="string">
            <text:p>&lt;Song&gt;&lt;Title&gt;Soldier's Joy TW&lt;/Title&gt;&lt;FileName&gt;Soldier's Joy TW.pdf&lt;/FileName&gt;&lt;/FileType&gt;1&lt;/FileType&gt;</text:p>
          </table:table-cell>
          <table:table-cell table:formula="of:=IF([.C48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6]));IF(ISBLANK([$'Setlist Input'.A487]);1;0);0)" office:value-type="float" office:value="0" calcext:value-type="float">
            <text:p>0</text:p>
          </table:table-cell>
          <table:table-cell table:style-name="ce6" table:formula="of:=ISNUMBER(SEARCH(&quot;kind=&quot;;[$'Setlist Input'.A48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6]))" office:value-type="boolean" office:boolean-value="true" calcext:value-type="boolean">
            <text:p>TRUE</text:p>
          </table:table-cell>
          <table:table-cell table:formula="of:=IF([.D486];MID([$'Setlist Input'.A486];SEARCH(&quot;title=&quot;;[$'Setlist Input'.A486])+7;(SEARCH(&quot;&gt;&quot;;[$'Setlist Input'.A486])-1)-(SEARCH(&quot;title=&quot;;[$'Setlist Input'.A486])+7));&quot;&quot;)">
            <text:p/>
          </table:table-cell>
          <table:table-cell table:formula="of:=IF([.F486];MID([$'Setlist Input'.A486];SEARCH(&quot;score title=&quot;;[$'Setlist Input'.A486])+13;(SEARCH(&quot;path=&quot;;[$'Setlist Input'.A486])-2)-(SEARCH(&quot;score title=&quot;;[$'Setlist Input'.A486])+13));&quot;&quot;)" office:value-type="string" office:string-value="Southern Aristocracy TW" calcext:value-type="string">
            <text:p>Southern Aristocracy TW</text:p>
          </table:table-cell>
          <table:table-cell table:formula="of:=IF([.F486];MID([$'Setlist Input'.A486];SEARCH(&quot;path=&quot;;[$'Setlist Input'.A486])+6;(SEARCH(&quot;&gt;&quot;;[$'Setlist Input'.A486])-3)-(SEARCH(&quot;path=&quot;;[$'Setlist Input'.A486])+6));&quot;&quot;)" office:value-type="string" office:string-value="Southern Aristocracy TW.pdf" calcext:value-type="string">
            <text:p>Southern Aristocracy TW.pdf</text:p>
          </table:table-cell>
          <table:table-cell/>
          <table:table-cell table:formula="of:=IF([.D486];&quot;&lt;Setlist&gt;&lt;Name&gt;&quot;&amp;[.G486]&amp;&quot;&lt;/Name&gt;&quot;;IF([.E486];&quot;&lt;/Setlist&gt;&quot;;&quot;&quot;))">
            <text:p/>
          </table:table-cell>
          <table:table-cell table:formula="of:=IF([.F486];&quot;&lt;Song&gt;&lt;Title&gt;&quot;&amp;[.H486]&amp;&quot;&lt;/Title&gt;&lt;FileName&gt;&quot;&amp;[.I486]&amp;&quot;&lt;/FileName&gt;&lt;/FileType&gt;1&lt;/FileType&gt;&quot;;&quot;&quot;)" office:value-type="string" office:string-value="&lt;Song&gt;&lt;Title&gt;Southern Aristocracy TW&lt;/Title&gt;&lt;FileName&gt;Southern Aristocracy TW.pdf&lt;/FileName&gt;&lt;/FileType&gt;1&lt;/FileType&gt;" calcext:value-type="string">
            <text:p>&lt;Song&gt;&lt;Title&gt;Southern Aristocracy TW&lt;/Title&gt;&lt;FileName&gt;Southern Aristocracy TW.pdf&lt;/FileName&gt;&lt;/FileType&gt;1&lt;/FileType&gt;</text:p>
          </table:table-cell>
          <table:table-cell table:formula="of:=IF([.C48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7]));IF(ISBLANK([$'Setlist Input'.A488]);1;0);0)" office:value-type="float" office:value="0" calcext:value-type="float">
            <text:p>0</text:p>
          </table:table-cell>
          <table:table-cell table:style-name="ce6" table:formula="of:=ISNUMBER(SEARCH(&quot;kind=&quot;;[$'Setlist Input'.A48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7]))" office:value-type="boolean" office:boolean-value="true" calcext:value-type="boolean">
            <text:p>TRUE</text:p>
          </table:table-cell>
          <table:table-cell table:formula="of:=IF([.D487];MID([$'Setlist Input'.A487];SEARCH(&quot;title=&quot;;[$'Setlist Input'.A487])+7;(SEARCH(&quot;&gt;&quot;;[$'Setlist Input'.A487])-1)-(SEARCH(&quot;title=&quot;;[$'Setlist Input'.A487])+7));&quot;&quot;)">
            <text:p/>
          </table:table-cell>
          <table:table-cell table:formula="of:=IF([.F487];MID([$'Setlist Input'.A487];SEARCH(&quot;score title=&quot;;[$'Setlist Input'.A487])+13;(SEARCH(&quot;path=&quot;;[$'Setlist Input'.A487])-2)-(SEARCH(&quot;score title=&quot;;[$'Setlist Input'.A487])+13));&quot;&quot;)" office:value-type="string" office:string-value="Southwind TW" calcext:value-type="string">
            <text:p>Southwind TW</text:p>
          </table:table-cell>
          <table:table-cell table:formula="of:=IF([.F487];MID([$'Setlist Input'.A487];SEARCH(&quot;path=&quot;;[$'Setlist Input'.A487])+6;(SEARCH(&quot;&gt;&quot;;[$'Setlist Input'.A487])-3)-(SEARCH(&quot;path=&quot;;[$'Setlist Input'.A487])+6));&quot;&quot;)" office:value-type="string" office:string-value="Southwind TW.pdf" calcext:value-type="string">
            <text:p>Southwind TW.pdf</text:p>
          </table:table-cell>
          <table:table-cell/>
          <table:table-cell table:formula="of:=IF([.D487];&quot;&lt;Setlist&gt;&lt;Name&gt;&quot;&amp;[.G487]&amp;&quot;&lt;/Name&gt;&quot;;IF([.E487];&quot;&lt;/Setlist&gt;&quot;;&quot;&quot;))">
            <text:p/>
          </table:table-cell>
          <table:table-cell table:formula="of:=IF([.F487];&quot;&lt;Song&gt;&lt;Title&gt;&quot;&amp;[.H487]&amp;&quot;&lt;/Title&gt;&lt;FileName&gt;&quot;&amp;[.I487]&amp;&quot;&lt;/FileName&gt;&lt;/FileType&gt;1&lt;/FileType&gt;&quot;;&quot;&quot;)" office:value-type="string" office:string-value="&lt;Song&gt;&lt;Title&gt;Southwind TW&lt;/Title&gt;&lt;FileName&gt;Southwind TW.pdf&lt;/FileName&gt;&lt;/FileType&gt;1&lt;/FileType&gt;" calcext:value-type="string">
            <text:p>&lt;Song&gt;&lt;Title&gt;Southwind TW&lt;/Title&gt;&lt;FileName&gt;Southwind TW.pdf&lt;/FileName&gt;&lt;/FileType&gt;1&lt;/FileType&gt;</text:p>
          </table:table-cell>
          <table:table-cell table:formula="of:=IF([.C48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8]));IF(ISBLANK([$'Setlist Input'.A489]);1;0);0)" office:value-type="float" office:value="0" calcext:value-type="float">
            <text:p>0</text:p>
          </table:table-cell>
          <table:table-cell table:style-name="ce6" table:formula="of:=ISNUMBER(SEARCH(&quot;kind=&quot;;[$'Setlist Input'.A48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8]))" office:value-type="boolean" office:boolean-value="true" calcext:value-type="boolean">
            <text:p>TRUE</text:p>
          </table:table-cell>
          <table:table-cell table:formula="of:=IF([.D488];MID([$'Setlist Input'.A488];SEARCH(&quot;title=&quot;;[$'Setlist Input'.A488])+7;(SEARCH(&quot;&gt;&quot;;[$'Setlist Input'.A488])-1)-(SEARCH(&quot;title=&quot;;[$'Setlist Input'.A488])+7));&quot;&quot;)">
            <text:p/>
          </table:table-cell>
          <table:table-cell table:formula="of:=IF([.F488];MID([$'Setlist Input'.A488];SEARCH(&quot;score title=&quot;;[$'Setlist Input'.A488])+13;(SEARCH(&quot;path=&quot;;[$'Setlist Input'.A488])-2)-(SEARCH(&quot;score title=&quot;;[$'Setlist Input'.A488])+13));&quot;&quot;)" office:value-type="string" office:string-value="Spotted Pony TW" calcext:value-type="string">
            <text:p>Spotted Pony TW</text:p>
          </table:table-cell>
          <table:table-cell table:formula="of:=IF([.F488];MID([$'Setlist Input'.A488];SEARCH(&quot;path=&quot;;[$'Setlist Input'.A488])+6;(SEARCH(&quot;&gt;&quot;;[$'Setlist Input'.A488])-3)-(SEARCH(&quot;path=&quot;;[$'Setlist Input'.A488])+6));&quot;&quot;)" office:value-type="string" office:string-value="Spotted Pony TW.pdf" calcext:value-type="string">
            <text:p>Spotted Pony TW.pdf</text:p>
          </table:table-cell>
          <table:table-cell/>
          <table:table-cell table:formula="of:=IF([.D488];&quot;&lt;Setlist&gt;&lt;Name&gt;&quot;&amp;[.G488]&amp;&quot;&lt;/Name&gt;&quot;;IF([.E488];&quot;&lt;/Setlist&gt;&quot;;&quot;&quot;))">
            <text:p/>
          </table:table-cell>
          <table:table-cell table:formula="of:=IF([.F488];&quot;&lt;Song&gt;&lt;Title&gt;&quot;&amp;[.H488]&amp;&quot;&lt;/Title&gt;&lt;FileName&gt;&quot;&amp;[.I488]&amp;&quot;&lt;/FileName&gt;&lt;/FileType&gt;1&lt;/FileType&gt;&quot;;&quot;&quot;)" office:value-type="string" office:string-value="&lt;Song&gt;&lt;Title&gt;Spotted Pony TW&lt;/Title&gt;&lt;FileName&gt;Spotted Pony TW.pdf&lt;/FileName&gt;&lt;/FileType&gt;1&lt;/FileType&gt;" calcext:value-type="string">
            <text:p>&lt;Song&gt;&lt;Title&gt;Spotted Pony TW&lt;/Title&gt;&lt;FileName&gt;Spotted Pony TW.pdf&lt;/FileName&gt;&lt;/FileType&gt;1&lt;/FileType&gt;</text:p>
          </table:table-cell>
          <table:table-cell table:formula="of:=IF([.C48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89]));IF(ISBLANK([$'Setlist Input'.A490]);1;0);0)" office:value-type="float" office:value="0" calcext:value-type="float">
            <text:p>0</text:p>
          </table:table-cell>
          <table:table-cell table:style-name="ce6" table:formula="of:=ISNUMBER(SEARCH(&quot;kind=&quot;;[$'Setlist Input'.A48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8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89]))" office:value-type="boolean" office:boolean-value="true" calcext:value-type="boolean">
            <text:p>TRUE</text:p>
          </table:table-cell>
          <table:table-cell table:formula="of:=IF([.D489];MID([$'Setlist Input'.A489];SEARCH(&quot;title=&quot;;[$'Setlist Input'.A489])+7;(SEARCH(&quot;&gt;&quot;;[$'Setlist Input'.A489])-1)-(SEARCH(&quot;title=&quot;;[$'Setlist Input'.A489])+7));&quot;&quot;)">
            <text:p/>
          </table:table-cell>
          <table:table-cell table:formula="of:=IF([.F489];MID([$'Setlist Input'.A489];SEARCH(&quot;score title=&quot;;[$'Setlist Input'.A489])+13;(SEARCH(&quot;path=&quot;;[$'Setlist Input'.A489])-2)-(SEARCH(&quot;score title=&quot;;[$'Setlist Input'.A489])+13));&quot;&quot;)" office:value-type="string" office:string-value="St Anne's Reel TW" calcext:value-type="string">
            <text:p>St Anne's Reel TW</text:p>
          </table:table-cell>
          <table:table-cell table:formula="of:=IF([.F489];MID([$'Setlist Input'.A489];SEARCH(&quot;path=&quot;;[$'Setlist Input'.A489])+6;(SEARCH(&quot;&gt;&quot;;[$'Setlist Input'.A489])-3)-(SEARCH(&quot;path=&quot;;[$'Setlist Input'.A489])+6));&quot;&quot;)" office:value-type="string" office:string-value="St Anne's Reel TW.pdf" calcext:value-type="string">
            <text:p>St Anne's Reel TW.pdf</text:p>
          </table:table-cell>
          <table:table-cell/>
          <table:table-cell table:formula="of:=IF([.D489];&quot;&lt;Setlist&gt;&lt;Name&gt;&quot;&amp;[.G489]&amp;&quot;&lt;/Name&gt;&quot;;IF([.E489];&quot;&lt;/Setlist&gt;&quot;;&quot;&quot;))">
            <text:p/>
          </table:table-cell>
          <table:table-cell table:formula="of:=IF([.F489];&quot;&lt;Song&gt;&lt;Title&gt;&quot;&amp;[.H489]&amp;&quot;&lt;/Title&gt;&lt;FileName&gt;&quot;&amp;[.I489]&amp;&quot;&lt;/FileName&gt;&lt;/FileType&gt;1&lt;/FileType&gt;&quot;;&quot;&quot;)" office:value-type="string" office:string-value="&lt;Song&gt;&lt;Title&gt;St Anne's Reel TW&lt;/Title&gt;&lt;FileName&gt;St Anne's Reel TW.pdf&lt;/FileName&gt;&lt;/FileType&gt;1&lt;/FileType&gt;" calcext:value-type="string">
            <text:p>&lt;Song&gt;&lt;Title&gt;St Anne's Reel TW&lt;/Title&gt;&lt;FileName&gt;St Anne's Reel TW.pdf&lt;/FileName&gt;&lt;/FileType&gt;1&lt;/FileType&gt;</text:p>
          </table:table-cell>
          <table:table-cell table:formula="of:=IF([.C48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0]));IF(ISBLANK([$'Setlist Input'.A491]);1;0);0)" office:value-type="float" office:value="0" calcext:value-type="float">
            <text:p>0</text:p>
          </table:table-cell>
          <table:table-cell table:style-name="ce6" table:formula="of:=ISNUMBER(SEARCH(&quot;kind=&quot;;[$'Setlist Input'.A49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0]))" office:value-type="boolean" office:boolean-value="true" calcext:value-type="boolean">
            <text:p>TRUE</text:p>
          </table:table-cell>
          <table:table-cell table:formula="of:=IF([.D490];MID([$'Setlist Input'.A490];SEARCH(&quot;title=&quot;;[$'Setlist Input'.A490])+7;(SEARCH(&quot;&gt;&quot;;[$'Setlist Input'.A490])-1)-(SEARCH(&quot;title=&quot;;[$'Setlist Input'.A490])+7));&quot;&quot;)">
            <text:p/>
          </table:table-cell>
          <table:table-cell table:formula="of:=IF([.F490];MID([$'Setlist Input'.A490];SEARCH(&quot;score title=&quot;;[$'Setlist Input'.A490])+13;(SEARCH(&quot;path=&quot;;[$'Setlist Input'.A490])-2)-(SEARCH(&quot;score title=&quot;;[$'Setlist Input'.A490])+13));&quot;&quot;)" office:value-type="string" office:string-value="Sugar Hill TW" calcext:value-type="string">
            <text:p>Sugar Hill TW</text:p>
          </table:table-cell>
          <table:table-cell table:formula="of:=IF([.F490];MID([$'Setlist Input'.A490];SEARCH(&quot;path=&quot;;[$'Setlist Input'.A490])+6;(SEARCH(&quot;&gt;&quot;;[$'Setlist Input'.A490])-3)-(SEARCH(&quot;path=&quot;;[$'Setlist Input'.A490])+6));&quot;&quot;)" office:value-type="string" office:string-value="Sugar Hill TW.pdf" calcext:value-type="string">
            <text:p>Sugar Hill TW.pdf</text:p>
          </table:table-cell>
          <table:table-cell/>
          <table:table-cell table:formula="of:=IF([.D490];&quot;&lt;Setlist&gt;&lt;Name&gt;&quot;&amp;[.G490]&amp;&quot;&lt;/Name&gt;&quot;;IF([.E490];&quot;&lt;/Setlist&gt;&quot;;&quot;&quot;))">
            <text:p/>
          </table:table-cell>
          <table:table-cell table:formula="of:=IF([.F490];&quot;&lt;Song&gt;&lt;Title&gt;&quot;&amp;[.H490]&amp;&quot;&lt;/Title&gt;&lt;FileName&gt;&quot;&amp;[.I490]&amp;&quot;&lt;/FileName&gt;&lt;/FileType&gt;1&lt;/FileType&gt;&quot;;&quot;&quot;)" office:value-type="string" office:string-value="&lt;Song&gt;&lt;Title&gt;Sugar Hill TW&lt;/Title&gt;&lt;FileName&gt;Sugar Hill TW.pdf&lt;/FileName&gt;&lt;/FileType&gt;1&lt;/FileType&gt;" calcext:value-type="string">
            <text:p>&lt;Song&gt;&lt;Title&gt;Sugar Hill TW&lt;/Title&gt;&lt;FileName&gt;Sugar Hill TW.pdf&lt;/FileName&gt;&lt;/FileType&gt;1&lt;/FileType&gt;</text:p>
          </table:table-cell>
          <table:table-cell table:formula="of:=IF([.C49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1]));IF(ISBLANK([$'Setlist Input'.A492]);1;0);0)" office:value-type="float" office:value="0" calcext:value-type="float">
            <text:p>0</text:p>
          </table:table-cell>
          <table:table-cell table:style-name="ce6" table:formula="of:=ISNUMBER(SEARCH(&quot;kind=&quot;;[$'Setlist Input'.A49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1]))" office:value-type="boolean" office:boolean-value="true" calcext:value-type="boolean">
            <text:p>TRUE</text:p>
          </table:table-cell>
          <table:table-cell table:formula="of:=IF([.D491];MID([$'Setlist Input'.A491];SEARCH(&quot;title=&quot;;[$'Setlist Input'.A491])+7;(SEARCH(&quot;&gt;&quot;;[$'Setlist Input'.A491])-1)-(SEARCH(&quot;title=&quot;;[$'Setlist Input'.A491])+7));&quot;&quot;)">
            <text:p/>
          </table:table-cell>
          <table:table-cell table:formula="of:=IF([.F491];MID([$'Setlist Input'.A491];SEARCH(&quot;score title=&quot;;[$'Setlist Input'.A491])+13;(SEARCH(&quot;path=&quot;;[$'Setlist Input'.A491])-2)-(SEARCH(&quot;score title=&quot;;[$'Setlist Input'.A491])+13));&quot;&quot;)" office:value-type="string" office:string-value="Turkey in the Straw TW" calcext:value-type="string">
            <text:p>Turkey in the Straw TW</text:p>
          </table:table-cell>
          <table:table-cell table:formula="of:=IF([.F491];MID([$'Setlist Input'.A491];SEARCH(&quot;path=&quot;;[$'Setlist Input'.A491])+6;(SEARCH(&quot;&gt;&quot;;[$'Setlist Input'.A491])-3)-(SEARCH(&quot;path=&quot;;[$'Setlist Input'.A491])+6));&quot;&quot;)" office:value-type="string" office:string-value="Turkey in the Straw TW.pdf" calcext:value-type="string">
            <text:p>Turkey in the Straw TW.pdf</text:p>
          </table:table-cell>
          <table:table-cell/>
          <table:table-cell table:formula="of:=IF([.D491];&quot;&lt;Setlist&gt;&lt;Name&gt;&quot;&amp;[.G491]&amp;&quot;&lt;/Name&gt;&quot;;IF([.E491];&quot;&lt;/Setlist&gt;&quot;;&quot;&quot;))">
            <text:p/>
          </table:table-cell>
          <table:table-cell table:formula="of:=IF([.F491];&quot;&lt;Song&gt;&lt;Title&gt;&quot;&amp;[.H491]&amp;&quot;&lt;/Title&gt;&lt;FileName&gt;&quot;&amp;[.I491]&amp;&quot;&lt;/FileName&gt;&lt;/FileType&gt;1&lt;/FileType&gt;&quot;;&quot;&quot;)" office:value-type="string" office:string-value="&lt;Song&gt;&lt;Title&gt;Turkey in the Straw TW&lt;/Title&gt;&lt;FileName&gt;Turkey in the Straw TW.pdf&lt;/FileName&gt;&lt;/FileType&gt;1&lt;/FileType&gt;" calcext:value-type="string">
            <text:p>&lt;Song&gt;&lt;Title&gt;Turkey in the Straw TW&lt;/Title&gt;&lt;FileName&gt;Turkey in the Straw TW.pdf&lt;/FileName&gt;&lt;/FileType&gt;1&lt;/FileType&gt;</text:p>
          </table:table-cell>
          <table:table-cell table:formula="of:=IF([.C49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2]));IF(ISBLANK([$'Setlist Input'.A493]);1;0);0)" office:value-type="float" office:value="0" calcext:value-type="float">
            <text:p>0</text:p>
          </table:table-cell>
          <table:table-cell table:style-name="ce6" table:formula="of:=ISNUMBER(SEARCH(&quot;kind=&quot;;[$'Setlist Input'.A49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2]))" office:value-type="boolean" office:boolean-value="true" calcext:value-type="boolean">
            <text:p>TRUE</text:p>
          </table:table-cell>
          <table:table-cell table:formula="of:=IF([.D492];MID([$'Setlist Input'.A492];SEARCH(&quot;title=&quot;;[$'Setlist Input'.A492])+7;(SEARCH(&quot;&gt;&quot;;[$'Setlist Input'.A492])-1)-(SEARCH(&quot;title=&quot;;[$'Setlist Input'.A492])+7));&quot;&quot;)">
            <text:p/>
          </table:table-cell>
          <table:table-cell table:formula="of:=IF([.F492];MID([$'Setlist Input'.A492];SEARCH(&quot;score title=&quot;;[$'Setlist Input'.A492])+13;(SEARCH(&quot;path=&quot;;[$'Setlist Input'.A492])-2)-(SEARCH(&quot;score title=&quot;;[$'Setlist Input'.A492])+13));&quot;&quot;)" office:value-type="string" office:string-value="Waterbound TW" calcext:value-type="string">
            <text:p>Waterbound TW</text:p>
          </table:table-cell>
          <table:table-cell table:formula="of:=IF([.F492];MID([$'Setlist Input'.A492];SEARCH(&quot;path=&quot;;[$'Setlist Input'.A492])+6;(SEARCH(&quot;&gt;&quot;;[$'Setlist Input'.A492])-3)-(SEARCH(&quot;path=&quot;;[$'Setlist Input'.A492])+6));&quot;&quot;)" office:value-type="string" office:string-value="Waterbound TW.pdf" calcext:value-type="string">
            <text:p>Waterbound TW.pdf</text:p>
          </table:table-cell>
          <table:table-cell/>
          <table:table-cell table:formula="of:=IF([.D492];&quot;&lt;Setlist&gt;&lt;Name&gt;&quot;&amp;[.G492]&amp;&quot;&lt;/Name&gt;&quot;;IF([.E492];&quot;&lt;/Setlist&gt;&quot;;&quot;&quot;))">
            <text:p/>
          </table:table-cell>
          <table:table-cell table:formula="of:=IF([.F492];&quot;&lt;Song&gt;&lt;Title&gt;&quot;&amp;[.H492]&amp;&quot;&lt;/Title&gt;&lt;FileName&gt;&quot;&amp;[.I492]&amp;&quot;&lt;/FileName&gt;&lt;/FileType&gt;1&lt;/FileType&gt;&quot;;&quot;&quot;)" office:value-type="string" office:string-value="&lt;Song&gt;&lt;Title&gt;Waterbound TW&lt;/Title&gt;&lt;FileName&gt;Waterbound TW.pdf&lt;/FileName&gt;&lt;/FileType&gt;1&lt;/FileType&gt;" calcext:value-type="string">
            <text:p>&lt;Song&gt;&lt;Title&gt;Waterbound TW&lt;/Title&gt;&lt;FileName&gt;Waterbound TW.pdf&lt;/FileName&gt;&lt;/FileType&gt;1&lt;/FileType&gt;</text:p>
          </table:table-cell>
          <table:table-cell table:formula="of:=IF([.C49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3]));IF(ISBLANK([$'Setlist Input'.A494]);1;0);0)" office:value-type="float" office:value="0" calcext:value-type="float">
            <text:p>0</text:p>
          </table:table-cell>
          <table:table-cell table:style-name="ce6" table:formula="of:=ISNUMBER(SEARCH(&quot;kind=&quot;;[$'Setlist Input'.A49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3]))" office:value-type="boolean" office:boolean-value="true" calcext:value-type="boolean">
            <text:p>TRUE</text:p>
          </table:table-cell>
          <table:table-cell table:formula="of:=IF([.D493];MID([$'Setlist Input'.A493];SEARCH(&quot;title=&quot;;[$'Setlist Input'.A493])+7;(SEARCH(&quot;&gt;&quot;;[$'Setlist Input'.A493])-1)-(SEARCH(&quot;title=&quot;;[$'Setlist Input'.A493])+7));&quot;&quot;)">
            <text:p/>
          </table:table-cell>
          <table:table-cell table:formula="of:=IF([.F493];MID([$'Setlist Input'.A493];SEARCH(&quot;score title=&quot;;[$'Setlist Input'.A493])+13;(SEARCH(&quot;path=&quot;;[$'Setlist Input'.A493])-2)-(SEARCH(&quot;score title=&quot;;[$'Setlist Input'.A493])+13));&quot;&quot;)" office:value-type="string" office:string-value="Westfalia Waltz TW" calcext:value-type="string">
            <text:p>Westfalia Waltz TW</text:p>
          </table:table-cell>
          <table:table-cell table:formula="of:=IF([.F493];MID([$'Setlist Input'.A493];SEARCH(&quot;path=&quot;;[$'Setlist Input'.A493])+6;(SEARCH(&quot;&gt;&quot;;[$'Setlist Input'.A493])-3)-(SEARCH(&quot;path=&quot;;[$'Setlist Input'.A493])+6));&quot;&quot;)" office:value-type="string" office:string-value="Westfalia Waltz TW.pdf" calcext:value-type="string">
            <text:p>Westfalia Waltz TW.pdf</text:p>
          </table:table-cell>
          <table:table-cell/>
          <table:table-cell table:formula="of:=IF([.D493];&quot;&lt;Setlist&gt;&lt;Name&gt;&quot;&amp;[.G493]&amp;&quot;&lt;/Name&gt;&quot;;IF([.E493];&quot;&lt;/Setlist&gt;&quot;;&quot;&quot;))">
            <text:p/>
          </table:table-cell>
          <table:table-cell table:formula="of:=IF([.F493];&quot;&lt;Song&gt;&lt;Title&gt;&quot;&amp;[.H493]&amp;&quot;&lt;/Title&gt;&lt;FileName&gt;&quot;&amp;[.I493]&amp;&quot;&lt;/FileName&gt;&lt;/FileType&gt;1&lt;/FileType&gt;&quot;;&quot;&quot;)" office:value-type="string" office:string-value="&lt;Song&gt;&lt;Title&gt;Westfalia Waltz TW&lt;/Title&gt;&lt;FileName&gt;Westfalia Waltz TW.pdf&lt;/FileName&gt;&lt;/FileType&gt;1&lt;/FileType&gt;" calcext:value-type="string">
            <text:p>&lt;Song&gt;&lt;Title&gt;Westfalia Waltz TW&lt;/Title&gt;&lt;FileName&gt;Westfalia Waltz TW.pdf&lt;/FileName&gt;&lt;/FileType&gt;1&lt;/FileType&gt;</text:p>
          </table:table-cell>
          <table:table-cell table:formula="of:=IF([.C49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4]));IF(ISBLANK([$'Setlist Input'.A495]);1;0);0)" office:value-type="float" office:value="0" calcext:value-type="float">
            <text:p>0</text:p>
          </table:table-cell>
          <table:table-cell table:style-name="ce6" table:formula="of:=ISNUMBER(SEARCH(&quot;kind=&quot;;[$'Setlist Input'.A49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4]))" office:value-type="boolean" office:boolean-value="true" calcext:value-type="boolean">
            <text:p>TRUE</text:p>
          </table:table-cell>
          <table:table-cell table:formula="of:=IF([.D494];MID([$'Setlist Input'.A494];SEARCH(&quot;title=&quot;;[$'Setlist Input'.A494])+7;(SEARCH(&quot;&gt;&quot;;[$'Setlist Input'.A494])-1)-(SEARCH(&quot;title=&quot;;[$'Setlist Input'.A494])+7));&quot;&quot;)">
            <text:p/>
          </table:table-cell>
          <table:table-cell table:formula="of:=IF([.F494];MID([$'Setlist Input'.A494];SEARCH(&quot;score title=&quot;;[$'Setlist Input'.A494])+13;(SEARCH(&quot;path=&quot;;[$'Setlist Input'.A494])-2)-(SEARCH(&quot;score title=&quot;;[$'Setlist Input'.A494])+13));&quot;&quot;)" office:value-type="string" office:string-value="Westfork Gals TW" calcext:value-type="string">
            <text:p>Westfork Gals TW</text:p>
          </table:table-cell>
          <table:table-cell table:formula="of:=IF([.F494];MID([$'Setlist Input'.A494];SEARCH(&quot;path=&quot;;[$'Setlist Input'.A494])+6;(SEARCH(&quot;&gt;&quot;;[$'Setlist Input'.A494])-3)-(SEARCH(&quot;path=&quot;;[$'Setlist Input'.A494])+6));&quot;&quot;)" office:value-type="string" office:string-value="Westfork Gals TW.pdf" calcext:value-type="string">
            <text:p>Westfork Gals TW.pdf</text:p>
          </table:table-cell>
          <table:table-cell/>
          <table:table-cell table:formula="of:=IF([.D494];&quot;&lt;Setlist&gt;&lt;Name&gt;&quot;&amp;[.G494]&amp;&quot;&lt;/Name&gt;&quot;;IF([.E494];&quot;&lt;/Setlist&gt;&quot;;&quot;&quot;))">
            <text:p/>
          </table:table-cell>
          <table:table-cell table:formula="of:=IF([.F494];&quot;&lt;Song&gt;&lt;Title&gt;&quot;&amp;[.H494]&amp;&quot;&lt;/Title&gt;&lt;FileName&gt;&quot;&amp;[.I494]&amp;&quot;&lt;/FileName&gt;&lt;/FileType&gt;1&lt;/FileType&gt;&quot;;&quot;&quot;)" office:value-type="string" office:string-value="&lt;Song&gt;&lt;Title&gt;Westfork Gals TW&lt;/Title&gt;&lt;FileName&gt;Westfork Gals TW.pdf&lt;/FileName&gt;&lt;/FileType&gt;1&lt;/FileType&gt;" calcext:value-type="string">
            <text:p>&lt;Song&gt;&lt;Title&gt;Westfork Gals TW&lt;/Title&gt;&lt;FileName&gt;Westfork Gals TW.pdf&lt;/FileName&gt;&lt;/FileType&gt;1&lt;/FileType&gt;</text:p>
          </table:table-cell>
          <table:table-cell table:formula="of:=IF([.C49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5]));IF(ISBLANK([$'Setlist Input'.A496]);1;0);0)" office:value-type="float" office:value="0" calcext:value-type="float">
            <text:p>0</text:p>
          </table:table-cell>
          <table:table-cell table:style-name="ce6" table:formula="of:=ISNUMBER(SEARCH(&quot;kind=&quot;;[$'Setlist Input'.A49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5]))" office:value-type="boolean" office:boolean-value="true" calcext:value-type="boolean">
            <text:p>TRUE</text:p>
          </table:table-cell>
          <table:table-cell table:formula="of:=IF([.D495];MID([$'Setlist Input'.A495];SEARCH(&quot;title=&quot;;[$'Setlist Input'.A495])+7;(SEARCH(&quot;&gt;&quot;;[$'Setlist Input'.A495])-1)-(SEARCH(&quot;title=&quot;;[$'Setlist Input'.A495])+7));&quot;&quot;)">
            <text:p/>
          </table:table-cell>
          <table:table-cell table:formula="of:=IF([.F495];MID([$'Setlist Input'.A495];SEARCH(&quot;score title=&quot;;[$'Setlist Input'.A495])+13;(SEARCH(&quot;path=&quot;;[$'Setlist Input'.A495])-2)-(SEARCH(&quot;score title=&quot;;[$'Setlist Input'.A495])+13));&quot;&quot;)" office:value-type="string" office:string-value="When the Fiddler Has Played TW" calcext:value-type="string">
            <text:p>When the Fiddler Has Played TW</text:p>
          </table:table-cell>
          <table:table-cell table:formula="of:=IF([.F495];MID([$'Setlist Input'.A495];SEARCH(&quot;path=&quot;;[$'Setlist Input'.A495])+6;(SEARCH(&quot;&gt;&quot;;[$'Setlist Input'.A495])-3)-(SEARCH(&quot;path=&quot;;[$'Setlist Input'.A495])+6));&quot;&quot;)" office:value-type="string" office:string-value="When the Fiddler Has Played TW.pdf" calcext:value-type="string">
            <text:p>When the Fiddler Has Played TW.pdf</text:p>
          </table:table-cell>
          <table:table-cell/>
          <table:table-cell table:formula="of:=IF([.D495];&quot;&lt;Setlist&gt;&lt;Name&gt;&quot;&amp;[.G495]&amp;&quot;&lt;/Name&gt;&quot;;IF([.E495];&quot;&lt;/Setlist&gt;&quot;;&quot;&quot;))">
            <text:p/>
          </table:table-cell>
          <table:table-cell table:formula="of:=IF([.F495];&quot;&lt;Song&gt;&lt;Title&gt;&quot;&amp;[.H495]&amp;&quot;&lt;/Title&gt;&lt;FileName&gt;&quot;&amp;[.I495]&amp;&quot;&lt;/FileName&gt;&lt;/FileType&gt;1&lt;/FileType&gt;&quot;;&quot;&quot;)" office:value-type="string" office:string-value="&lt;Song&gt;&lt;Title&gt;When the Fiddler Has Played TW&lt;/Title&gt;&lt;FileName&gt;When the Fiddler Has Played TW.pdf&lt;/FileName&gt;&lt;/FileType&gt;1&lt;/FileType&gt;" calcext:value-type="string">
            <text:p>&lt;Song&gt;&lt;Title&gt;When the Fiddler Has Played TW&lt;/Title&gt;&lt;FileName&gt;When the Fiddler Has Played TW.pdf&lt;/FileName&gt;&lt;/FileType&gt;1&lt;/FileType&gt;</text:p>
          </table:table-cell>
          <table:table-cell table:formula="of:=IF([.C49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6]));IF(ISBLANK([$'Setlist Input'.A497]);1;0);0)" office:value-type="float" office:value="0" calcext:value-type="float">
            <text:p>0</text:p>
          </table:table-cell>
          <table:table-cell table:style-name="ce6" table:formula="of:=ISNUMBER(SEARCH(&quot;kind=&quot;;[$'Setlist Input'.A49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6]))" office:value-type="boolean" office:boolean-value="true" calcext:value-type="boolean">
            <text:p>TRUE</text:p>
          </table:table-cell>
          <table:table-cell table:formula="of:=IF([.D496];MID([$'Setlist Input'.A496];SEARCH(&quot;title=&quot;;[$'Setlist Input'.A496])+7;(SEARCH(&quot;&gt;&quot;;[$'Setlist Input'.A496])-1)-(SEARCH(&quot;title=&quot;;[$'Setlist Input'.A496])+7));&quot;&quot;)">
            <text:p/>
          </table:table-cell>
          <table:table-cell table:formula="of:=IF([.F496];MID([$'Setlist Input'.A496];SEARCH(&quot;score title=&quot;;[$'Setlist Input'.A496])+13;(SEARCH(&quot;path=&quot;;[$'Setlist Input'.A496])-2)-(SEARCH(&quot;score title=&quot;;[$'Setlist Input'.A496])+13));&quot;&quot;)" office:value-type="string" office:string-value="Whiskey Before Breakfast TW" calcext:value-type="string">
            <text:p>Whiskey Before Breakfast TW</text:p>
          </table:table-cell>
          <table:table-cell table:formula="of:=IF([.F496];MID([$'Setlist Input'.A496];SEARCH(&quot;path=&quot;;[$'Setlist Input'.A496])+6;(SEARCH(&quot;&gt;&quot;;[$'Setlist Input'.A496])-3)-(SEARCH(&quot;path=&quot;;[$'Setlist Input'.A496])+6));&quot;&quot;)" office:value-type="string" office:string-value="Whiskey Before Breakfast TW.pdf" calcext:value-type="string">
            <text:p>Whiskey Before Breakfast TW.pdf</text:p>
          </table:table-cell>
          <table:table-cell/>
          <table:table-cell table:formula="of:=IF([.D496];&quot;&lt;Setlist&gt;&lt;Name&gt;&quot;&amp;[.G496]&amp;&quot;&lt;/Name&gt;&quot;;IF([.E496];&quot;&lt;/Setlist&gt;&quot;;&quot;&quot;))">
            <text:p/>
          </table:table-cell>
          <table:table-cell table:formula="of:=IF([.F496];&quot;&lt;Song&gt;&lt;Title&gt;&quot;&amp;[.H496]&amp;&quot;&lt;/Title&gt;&lt;FileName&gt;&quot;&amp;[.I496]&amp;&quot;&lt;/FileName&gt;&lt;/FileType&gt;1&lt;/FileType&gt;&quot;;&quot;&quot;)" office:value-type="string" office:string-value="&lt;Song&gt;&lt;Title&gt;Whiskey Before Breakfast TW&lt;/Title&gt;&lt;FileName&gt;Whiskey Before Breakfast TW.pdf&lt;/FileName&gt;&lt;/FileType&gt;1&lt;/FileType&gt;" calcext:value-type="string">
            <text:p>&lt;Song&gt;&lt;Title&gt;Whiskey Before Breakfast TW&lt;/Title&gt;&lt;FileName&gt;Whiskey Before Breakfast TW.pdf&lt;/FileName&gt;&lt;/FileType&gt;1&lt;/FileType&gt;</text:p>
          </table:table-cell>
          <table:table-cell table:formula="of:=IF([.C49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7]));IF(ISBLANK([$'Setlist Input'.A498]);1;0);0)" office:value-type="float" office:value="0" calcext:value-type="float">
            <text:p>0</text:p>
          </table:table-cell>
          <table:table-cell table:style-name="ce6" table:formula="of:=ISNUMBER(SEARCH(&quot;kind=&quot;;[$'Setlist Input'.A49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7]))" office:value-type="boolean" office:boolean-value="true" calcext:value-type="boolean">
            <text:p>TRUE</text:p>
          </table:table-cell>
          <table:table-cell table:formula="of:=IF([.D497];MID([$'Setlist Input'.A497];SEARCH(&quot;title=&quot;;[$'Setlist Input'.A497])+7;(SEARCH(&quot;&gt;&quot;;[$'Setlist Input'.A497])-1)-(SEARCH(&quot;title=&quot;;[$'Setlist Input'.A497])+7));&quot;&quot;)">
            <text:p/>
          </table:table-cell>
          <table:table-cell table:formula="of:=IF([.F497];MID([$'Setlist Input'.A497];SEARCH(&quot;score title=&quot;;[$'Setlist Input'.A497])+13;(SEARCH(&quot;path=&quot;;[$'Setlist Input'.A497])-2)-(SEARCH(&quot;score title=&quot;;[$'Setlist Input'.A497])+13));&quot;&quot;)" office:value-type="string" office:string-value="Wildwood Flower TW" calcext:value-type="string">
            <text:p>Wildwood Flower TW</text:p>
          </table:table-cell>
          <table:table-cell table:formula="of:=IF([.F497];MID([$'Setlist Input'.A497];SEARCH(&quot;path=&quot;;[$'Setlist Input'.A497])+6;(SEARCH(&quot;&gt;&quot;;[$'Setlist Input'.A497])-3)-(SEARCH(&quot;path=&quot;;[$'Setlist Input'.A497])+6));&quot;&quot;)" office:value-type="string" office:string-value="Wildwood Flower TW.pdf" calcext:value-type="string">
            <text:p>Wildwood Flower TW.pdf</text:p>
          </table:table-cell>
          <table:table-cell/>
          <table:table-cell table:formula="of:=IF([.D497];&quot;&lt;Setlist&gt;&lt;Name&gt;&quot;&amp;[.G497]&amp;&quot;&lt;/Name&gt;&quot;;IF([.E497];&quot;&lt;/Setlist&gt;&quot;;&quot;&quot;))">
            <text:p/>
          </table:table-cell>
          <table:table-cell table:formula="of:=IF([.F497];&quot;&lt;Song&gt;&lt;Title&gt;&quot;&amp;[.H497]&amp;&quot;&lt;/Title&gt;&lt;FileName&gt;&quot;&amp;[.I497]&amp;&quot;&lt;/FileName&gt;&lt;/FileType&gt;1&lt;/FileType&gt;&quot;;&quot;&quot;)" office:value-type="string" office:string-value="&lt;Song&gt;&lt;Title&gt;Wildwood Flower TW&lt;/Title&gt;&lt;FileName&gt;Wildwood Flower TW.pdf&lt;/FileName&gt;&lt;/FileType&gt;1&lt;/FileType&gt;" calcext:value-type="string">
            <text:p>&lt;Song&gt;&lt;Title&gt;Wildwood Flower TW&lt;/Title&gt;&lt;FileName&gt;Wildwood Flower TW.pdf&lt;/FileName&gt;&lt;/FileType&gt;1&lt;/FileType&gt;</text:p>
          </table:table-cell>
          <table:table-cell table:formula="of:=IF([.C49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8]));IF(ISBLANK([$'Setlist Input'.A499]);1;0);0)" office:value-type="float" office:value="0" calcext:value-type="float">
            <text:p>0</text:p>
          </table:table-cell>
          <table:table-cell table:style-name="ce6" table:formula="of:=ISNUMBER(SEARCH(&quot;kind=&quot;;[$'Setlist Input'.A49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8]))" office:value-type="boolean" office:boolean-value="true" calcext:value-type="boolean">
            <text:p>TRUE</text:p>
          </table:table-cell>
          <table:table-cell table:formula="of:=IF([.D498];MID([$'Setlist Input'.A498];SEARCH(&quot;title=&quot;;[$'Setlist Input'.A498])+7;(SEARCH(&quot;&gt;&quot;;[$'Setlist Input'.A498])-1)-(SEARCH(&quot;title=&quot;;[$'Setlist Input'.A498])+7));&quot;&quot;)">
            <text:p/>
          </table:table-cell>
          <table:table-cell table:formula="of:=IF([.F498];MID([$'Setlist Input'.A498];SEARCH(&quot;score title=&quot;;[$'Setlist Input'.A498])+13;(SEARCH(&quot;path=&quot;;[$'Setlist Input'.A498])-2)-(SEARCH(&quot;score title=&quot;;[$'Setlist Input'.A498])+13));&quot;&quot;)" office:value-type="string" office:string-value="Will the Circle Be Unbroken TW" calcext:value-type="string">
            <text:p>Will the Circle Be Unbroken TW</text:p>
          </table:table-cell>
          <table:table-cell table:formula="of:=IF([.F498];MID([$'Setlist Input'.A498];SEARCH(&quot;path=&quot;;[$'Setlist Input'.A498])+6;(SEARCH(&quot;&gt;&quot;;[$'Setlist Input'.A498])-3)-(SEARCH(&quot;path=&quot;;[$'Setlist Input'.A498])+6));&quot;&quot;)" office:value-type="string" office:string-value="Will the Circle Be Unbroken TW.pdf" calcext:value-type="string">
            <text:p>Will the Circle Be Unbroken TW.pdf</text:p>
          </table:table-cell>
          <table:table-cell/>
          <table:table-cell table:formula="of:=IF([.D498];&quot;&lt;Setlist&gt;&lt;Name&gt;&quot;&amp;[.G498]&amp;&quot;&lt;/Name&gt;&quot;;IF([.E498];&quot;&lt;/Setlist&gt;&quot;;&quot;&quot;))">
            <text:p/>
          </table:table-cell>
          <table:table-cell table:formula="of:=IF([.F498];&quot;&lt;Song&gt;&lt;Title&gt;&quot;&amp;[.H498]&amp;&quot;&lt;/Title&gt;&lt;FileName&gt;&quot;&amp;[.I498]&amp;&quot;&lt;/FileName&gt;&lt;/FileType&gt;1&lt;/FileType&gt;&quot;;&quot;&quot;)" office:value-type="string" office:string-value="&lt;Song&gt;&lt;Title&gt;Will the Circle Be Unbroken TW&lt;/Title&gt;&lt;FileName&gt;Will the Circle Be Unbroken TW.pdf&lt;/FileName&gt;&lt;/FileType&gt;1&lt;/FileType&gt;" calcext:value-type="string">
            <text:p>&lt;Song&gt;&lt;Title&gt;Will the Circle Be Unbroken TW&lt;/Title&gt;&lt;FileName&gt;Will the Circle Be Unbroken TW.pdf&lt;/FileName&gt;&lt;/FileType&gt;1&lt;/FileType&gt;</text:p>
          </table:table-cell>
          <table:table-cell table:formula="of:=IF([.C49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499]));IF(ISBLANK([$'Setlist Input'.A500]);1;0);0)" office:value-type="float" office:value="0" calcext:value-type="float">
            <text:p>0</text:p>
          </table:table-cell>
          <table:table-cell table:style-name="ce6" table:formula="of:=ISNUMBER(SEARCH(&quot;kind=&quot;;[$'Setlist Input'.A49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49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499]))" office:value-type="boolean" office:boolean-value="true" calcext:value-type="boolean">
            <text:p>TRUE</text:p>
          </table:table-cell>
          <table:table-cell table:formula="of:=IF([.D499];MID([$'Setlist Input'.A499];SEARCH(&quot;title=&quot;;[$'Setlist Input'.A499])+7;(SEARCH(&quot;&gt;&quot;;[$'Setlist Input'.A499])-1)-(SEARCH(&quot;title=&quot;;[$'Setlist Input'.A499])+7));&quot;&quot;)">
            <text:p/>
          </table:table-cell>
          <table:table-cell table:formula="of:=IF([.F499];MID([$'Setlist Input'.A499];SEARCH(&quot;score title=&quot;;[$'Setlist Input'.A499])+13;(SEARCH(&quot;path=&quot;;[$'Setlist Input'.A499])-2)-(SEARCH(&quot;score title=&quot;;[$'Setlist Input'.A499])+13));&quot;&quot;)" office:value-type="string" office:string-value="Year of Jubilo TW" calcext:value-type="string">
            <text:p>Year of Jubilo TW</text:p>
          </table:table-cell>
          <table:table-cell table:formula="of:=IF([.F499];MID([$'Setlist Input'.A499];SEARCH(&quot;path=&quot;;[$'Setlist Input'.A499])+6;(SEARCH(&quot;&gt;&quot;;[$'Setlist Input'.A499])-3)-(SEARCH(&quot;path=&quot;;[$'Setlist Input'.A499])+6));&quot;&quot;)" office:value-type="string" office:string-value="Year of Jubilo TW.pdf" calcext:value-type="string">
            <text:p>Year of Jubilo TW.pdf</text:p>
          </table:table-cell>
          <table:table-cell/>
          <table:table-cell table:formula="of:=IF([.D499];&quot;&lt;Setlist&gt;&lt;Name&gt;&quot;&amp;[.G499]&amp;&quot;&lt;/Name&gt;&quot;;IF([.E499];&quot;&lt;/Setlist&gt;&quot;;&quot;&quot;))">
            <text:p/>
          </table:table-cell>
          <table:table-cell table:formula="of:=IF([.F499];&quot;&lt;Song&gt;&lt;Title&gt;&quot;&amp;[.H499]&amp;&quot;&lt;/Title&gt;&lt;FileName&gt;&quot;&amp;[.I499]&amp;&quot;&lt;/FileName&gt;&lt;/FileType&gt;1&lt;/FileType&gt;&quot;;&quot;&quot;)" office:value-type="string" office:string-value="&lt;Song&gt;&lt;Title&gt;Year of Jubilo TW&lt;/Title&gt;&lt;FileName&gt;Year of Jubilo TW.pdf&lt;/FileName&gt;&lt;/FileType&gt;1&lt;/FileType&gt;" calcext:value-type="string">
            <text:p>&lt;Song&gt;&lt;Title&gt;Year of Jubilo TW&lt;/Title&gt;&lt;FileName&gt;Year of Jubilo TW.pdf&lt;/FileName&gt;&lt;/FileType&gt;1&lt;/FileType&gt;</text:p>
          </table:table-cell>
          <table:table-cell table:formula="of:=IF([.C49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0]));IF(ISBLANK([$'Setlist Input'.A501]);1;0);0)" office:value-type="float" office:value="0" calcext:value-type="float">
            <text:p>0</text:p>
          </table:table-cell>
          <table:table-cell table:style-name="ce6" table:formula="of:=ISNUMBER(SEARCH(&quot;kind=&quot;;[$'Setlist Input'.A50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0]))" office:value-type="boolean" office:boolean-value="true" calcext:value-type="boolean">
            <text:p>TRUE</text:p>
          </table:table-cell>
          <table:table-cell table:formula="of:=IF([.D500];MID([$'Setlist Input'.A500];SEARCH(&quot;title=&quot;;[$'Setlist Input'.A500])+7;(SEARCH(&quot;&gt;&quot;;[$'Setlist Input'.A500])-1)-(SEARCH(&quot;title=&quot;;[$'Setlist Input'.A500])+7));&quot;&quot;)">
            <text:p/>
          </table:table-cell>
          <table:table-cell table:formula="of:=IF([.F500];MID([$'Setlist Input'.A500];SEARCH(&quot;score title=&quot;;[$'Setlist Input'.A500])+13;(SEARCH(&quot;path=&quot;;[$'Setlist Input'.A500])-2)-(SEARCH(&quot;score title=&quot;;[$'Setlist Input'.A500])+13));&quot;&quot;)" office:value-type="string" office:string-value="Yellow Rose of Texas TW" calcext:value-type="string">
            <text:p>Yellow Rose of Texas TW</text:p>
          </table:table-cell>
          <table:table-cell table:formula="of:=IF([.F500];MID([$'Setlist Input'.A500];SEARCH(&quot;path=&quot;;[$'Setlist Input'.A500])+6;(SEARCH(&quot;&gt;&quot;;[$'Setlist Input'.A500])-3)-(SEARCH(&quot;path=&quot;;[$'Setlist Input'.A500])+6));&quot;&quot;)" office:value-type="string" office:string-value="Yellow Rose of Texas TW.pdf" calcext:value-type="string">
            <text:p>Yellow Rose of Texas TW.pdf</text:p>
          </table:table-cell>
          <table:table-cell/>
          <table:table-cell table:formula="of:=IF([.D500];&quot;&lt;Setlist&gt;&lt;Name&gt;&quot;&amp;[.G500]&amp;&quot;&lt;/Name&gt;&quot;;IF([.E500];&quot;&lt;/Setlist&gt;&quot;;&quot;&quot;))">
            <text:p/>
          </table:table-cell>
          <table:table-cell table:formula="of:=IF([.F500];&quot;&lt;Song&gt;&lt;Title&gt;&quot;&amp;[.H500]&amp;&quot;&lt;/Title&gt;&lt;FileName&gt;&quot;&amp;[.I500]&amp;&quot;&lt;/FileName&gt;&lt;/FileType&gt;1&lt;/FileType&gt;&quot;;&quot;&quot;)" office:value-type="string" office:string-value="&lt;Song&gt;&lt;Title&gt;Yellow Rose of Texas TW&lt;/Title&gt;&lt;FileName&gt;Yellow Rose of Texas TW.pdf&lt;/FileName&gt;&lt;/FileType&gt;1&lt;/FileType&gt;" calcext:value-type="string">
            <text:p>&lt;Song&gt;&lt;Title&gt;Yellow Rose of Texas TW&lt;/Title&gt;&lt;FileName&gt;Yellow Rose of Texas TW.pdf&lt;/FileName&gt;&lt;/FileType&gt;1&lt;/FileType&gt;</text:p>
          </table:table-cell>
          <table:table-cell table:formula="of:=IF([.C50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1]));IF(ISBLANK([$'Setlist Input'.A502]);1;0);0)" office:value-type="float" office:value="0" calcext:value-type="float">
            <text:p>0</text:p>
          </table:table-cell>
          <table:table-cell table:style-name="ce6" table:formula="of:=ISNUMBER(SEARCH(&quot;kind=&quot;;[$'Setlist Input'.A50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1]))" office:value-type="boolean" office:boolean-value="true" calcext:value-type="boolean">
            <text:p>TRUE</text:p>
          </table:table-cell>
          <table:table-cell table:formula="of:=IF([.D501];MID([$'Setlist Input'.A501];SEARCH(&quot;title=&quot;;[$'Setlist Input'.A501])+7;(SEARCH(&quot;&gt;&quot;;[$'Setlist Input'.A501])-1)-(SEARCH(&quot;title=&quot;;[$'Setlist Input'.A501])+7));&quot;&quot;)">
            <text:p/>
          </table:table-cell>
          <table:table-cell table:formula="of:=IF([.F501];MID([$'Setlist Input'.A501];SEARCH(&quot;score title=&quot;;[$'Setlist Input'.A501])+13;(SEARCH(&quot;path=&quot;;[$'Setlist Input'.A501])-2)-(SEARCH(&quot;score title=&quot;;[$'Setlist Input'.A501])+13));&quot;&quot;)" office:value-type="string" office:string-value="Kitchen Girl TW" calcext:value-type="string">
            <text:p>Kitchen Girl TW</text:p>
          </table:table-cell>
          <table:table-cell table:formula="of:=IF([.F501];MID([$'Setlist Input'.A501];SEARCH(&quot;path=&quot;;[$'Setlist Input'.A501])+6;(SEARCH(&quot;&gt;&quot;;[$'Setlist Input'.A501])-3)-(SEARCH(&quot;path=&quot;;[$'Setlist Input'.A501])+6));&quot;&quot;)" office:value-type="string" office:string-value="Kitchen Girl TW.pdf" calcext:value-type="string">
            <text:p>Kitchen Girl TW.pdf</text:p>
          </table:table-cell>
          <table:table-cell/>
          <table:table-cell table:formula="of:=IF([.D501];&quot;&lt;Setlist&gt;&lt;Name&gt;&quot;&amp;[.G501]&amp;&quot;&lt;/Name&gt;&quot;;IF([.E501];&quot;&lt;/Setlist&gt;&quot;;&quot;&quot;))">
            <text:p/>
          </table:table-cell>
          <table:table-cell table:formula="of:=IF([.F501];&quot;&lt;Song&gt;&lt;Title&gt;&quot;&amp;[.H501]&amp;&quot;&lt;/Title&gt;&lt;FileName&gt;&quot;&amp;[.I501]&amp;&quot;&lt;/FileName&gt;&lt;/FileType&gt;1&lt;/FileType&gt;&quot;;&quot;&quot;)" office:value-type="string" office:string-value="&lt;Song&gt;&lt;Title&gt;Kitchen Girl TW&lt;/Title&gt;&lt;FileName&gt;Kitchen Girl TW.pdf&lt;/FileName&gt;&lt;/FileType&gt;1&lt;/FileType&gt;" calcext:value-type="string">
            <text:p>&lt;Song&gt;&lt;Title&gt;Kitchen Girl TW&lt;/Title&gt;&lt;FileName&gt;Kitchen Girl TW.pdf&lt;/FileName&gt;&lt;/FileType&gt;1&lt;/FileType&gt;</text:p>
          </table:table-cell>
          <table:table-cell table:formula="of:=IF([.C50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2]));IF(ISBLANK([$'Setlist Input'.A503]);1;0);0)" office:value-type="float" office:value="0" calcext:value-type="float">
            <text:p>0</text:p>
          </table:table-cell>
          <table:table-cell table:style-name="ce6" table:formula="of:=ISNUMBER(SEARCH(&quot;kind=&quot;;[$'Setlist Input'.A50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2]))" office:value-type="boolean" office:boolean-value="true" calcext:value-type="boolean">
            <text:p>TRUE</text:p>
          </table:table-cell>
          <table:table-cell table:formula="of:=IF([.D502];MID([$'Setlist Input'.A502];SEARCH(&quot;title=&quot;;[$'Setlist Input'.A502])+7;(SEARCH(&quot;&gt;&quot;;[$'Setlist Input'.A502])-1)-(SEARCH(&quot;title=&quot;;[$'Setlist Input'.A502])+7));&quot;&quot;)">
            <text:p/>
          </table:table-cell>
          <table:table-cell table:formula="of:=IF([.F502];MID([$'Setlist Input'.A502];SEARCH(&quot;score title=&quot;;[$'Setlist Input'.A502])+13;(SEARCH(&quot;path=&quot;;[$'Setlist Input'.A502])-2)-(SEARCH(&quot;score title=&quot;;[$'Setlist Input'.A502])+13));&quot;&quot;)" office:value-type="string" office:string-value="Over the Waterfall TW" calcext:value-type="string">
            <text:p>Over the Waterfall TW</text:p>
          </table:table-cell>
          <table:table-cell table:formula="of:=IF([.F502];MID([$'Setlist Input'.A502];SEARCH(&quot;path=&quot;;[$'Setlist Input'.A502])+6;(SEARCH(&quot;&gt;&quot;;[$'Setlist Input'.A502])-3)-(SEARCH(&quot;path=&quot;;[$'Setlist Input'.A502])+6));&quot;&quot;)" office:value-type="string" office:string-value="Over the Waterfall TW.pdf" calcext:value-type="string">
            <text:p>Over the Waterfall TW.pdf</text:p>
          </table:table-cell>
          <table:table-cell/>
          <table:table-cell table:formula="of:=IF([.D502];&quot;&lt;Setlist&gt;&lt;Name&gt;&quot;&amp;[.G502]&amp;&quot;&lt;/Name&gt;&quot;;IF([.E502];&quot;&lt;/Setlist&gt;&quot;;&quot;&quot;))">
            <text:p/>
          </table:table-cell>
          <table:table-cell table:formula="of:=IF([.F502];&quot;&lt;Song&gt;&lt;Title&gt;&quot;&amp;[.H502]&amp;&quot;&lt;/Title&gt;&lt;FileName&gt;&quot;&amp;[.I502]&amp;&quot;&lt;/FileName&gt;&lt;/FileType&gt;1&lt;/FileType&gt;&quot;;&quot;&quot;)" office:value-type="string" office:string-value="&lt;Song&gt;&lt;Title&gt;Over the Waterfall TW&lt;/Title&gt;&lt;FileName&gt;Over the Waterfall TW.pdf&lt;/FileName&gt;&lt;/FileType&gt;1&lt;/FileType&gt;" calcext:value-type="string">
            <text:p>&lt;Song&gt;&lt;Title&gt;Over the Waterfall TW&lt;/Title&gt;&lt;FileName&gt;Over the Waterfall TW.pdf&lt;/FileName&gt;&lt;/FileType&gt;1&lt;/FileType&gt;</text:p>
          </table:table-cell>
          <table:table-cell table:formula="of:=IF([.C50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3]));IF(ISBLANK([$'Setlist Input'.A504]);1;0);0)" office:value-type="float" office:value="0" calcext:value-type="float">
            <text:p>0</text:p>
          </table:table-cell>
          <table:table-cell table:style-name="ce6" table:formula="of:=ISNUMBER(SEARCH(&quot;kind=&quot;;[$'Setlist Input'.A50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3]))" office:value-type="boolean" office:boolean-value="true" calcext:value-type="boolean">
            <text:p>TRUE</text:p>
          </table:table-cell>
          <table:table-cell table:formula="of:=IF([.D503];MID([$'Setlist Input'.A503];SEARCH(&quot;title=&quot;;[$'Setlist Input'.A503])+7;(SEARCH(&quot;&gt;&quot;;[$'Setlist Input'.A503])-1)-(SEARCH(&quot;title=&quot;;[$'Setlist Input'.A503])+7));&quot;&quot;)">
            <text:p/>
          </table:table-cell>
          <table:table-cell table:formula="of:=IF([.F503];MID([$'Setlist Input'.A503];SEARCH(&quot;score title=&quot;;[$'Setlist Input'.A503])+13;(SEARCH(&quot;path=&quot;;[$'Setlist Input'.A503])-2)-(SEARCH(&quot;score title=&quot;;[$'Setlist Input'.A503])+13));&quot;&quot;)" office:value-type="string" office:string-value="Squirrel Heads and Gravy TW" calcext:value-type="string">
            <text:p>Squirrel Heads and Gravy TW</text:p>
          </table:table-cell>
          <table:table-cell table:formula="of:=IF([.F503];MID([$'Setlist Input'.A503];SEARCH(&quot;path=&quot;;[$'Setlist Input'.A503])+6;(SEARCH(&quot;&gt;&quot;;[$'Setlist Input'.A503])-3)-(SEARCH(&quot;path=&quot;;[$'Setlist Input'.A503])+6));&quot;&quot;)" office:value-type="string" office:string-value="Squirrel Heads and Gravy TW.pdf" calcext:value-type="string">
            <text:p>Squirrel Heads and Gravy TW.pdf</text:p>
          </table:table-cell>
          <table:table-cell/>
          <table:table-cell table:formula="of:=IF([.D503];&quot;&lt;Setlist&gt;&lt;Name&gt;&quot;&amp;[.G503]&amp;&quot;&lt;/Name&gt;&quot;;IF([.E503];&quot;&lt;/Setlist&gt;&quot;;&quot;&quot;))">
            <text:p/>
          </table:table-cell>
          <table:table-cell table:formula="of:=IF([.F503];&quot;&lt;Song&gt;&lt;Title&gt;&quot;&amp;[.H503]&amp;&quot;&lt;/Title&gt;&lt;FileName&gt;&quot;&amp;[.I503]&amp;&quot;&lt;/FileName&gt;&lt;/FileType&gt;1&lt;/FileType&gt;&quot;;&quot;&quot;)" office:value-type="string" office:string-value="&lt;Song&gt;&lt;Title&gt;Squirrel Heads and Gravy TW&lt;/Title&gt;&lt;FileName&gt;Squirrel Heads and Gravy TW.pdf&lt;/FileName&gt;&lt;/FileType&gt;1&lt;/FileType&gt;" calcext:value-type="string">
            <text:p>&lt;Song&gt;&lt;Title&gt;Squirrel Heads and Gravy TW&lt;/Title&gt;&lt;FileName&gt;Squirrel Heads and Gravy TW.pdf&lt;/FileName&gt;&lt;/FileType&gt;1&lt;/FileType&gt;</text:p>
          </table:table-cell>
          <table:table-cell table:formula="of:=IF([.C50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4]));IF(ISBLANK([$'Setlist Input'.A505]);1;0);0)" office:value-type="float" office:value="0" calcext:value-type="float">
            <text:p>0</text:p>
          </table:table-cell>
          <table:table-cell table:style-name="ce6" table:formula="of:=ISNUMBER(SEARCH(&quot;kind=&quot;;[$'Setlist Input'.A50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4]))" office:value-type="boolean" office:boolean-value="true" calcext:value-type="boolean">
            <text:p>TRUE</text:p>
          </table:table-cell>
          <table:table-cell table:formula="of:=IF([.D504];MID([$'Setlist Input'.A504];SEARCH(&quot;title=&quot;;[$'Setlist Input'.A504])+7;(SEARCH(&quot;&gt;&quot;;[$'Setlist Input'.A504])-1)-(SEARCH(&quot;title=&quot;;[$'Setlist Input'.A504])+7));&quot;&quot;)">
            <text:p/>
          </table:table-cell>
          <table:table-cell table:formula="of:=IF([.F504];MID([$'Setlist Input'.A504];SEARCH(&quot;score title=&quot;;[$'Setlist Input'.A504])+13;(SEARCH(&quot;path=&quot;;[$'Setlist Input'.A504])-2)-(SEARCH(&quot;score title=&quot;;[$'Setlist Input'.A504])+13));&quot;&quot;)" office:value-type="string" office:string-value="Dubuque TW" calcext:value-type="string">
            <text:p>Dubuque TW</text:p>
          </table:table-cell>
          <table:table-cell table:formula="of:=IF([.F504];MID([$'Setlist Input'.A504];SEARCH(&quot;path=&quot;;[$'Setlist Input'.A504])+6;(SEARCH(&quot;&gt;&quot;;[$'Setlist Input'.A504])-3)-(SEARCH(&quot;path=&quot;;[$'Setlist Input'.A504])+6));&quot;&quot;)" office:value-type="string" office:string-value="Dubuque TW.pdf" calcext:value-type="string">
            <text:p>Dubuque TW.pdf</text:p>
          </table:table-cell>
          <table:table-cell/>
          <table:table-cell table:formula="of:=IF([.D504];&quot;&lt;Setlist&gt;&lt;Name&gt;&quot;&amp;[.G504]&amp;&quot;&lt;/Name&gt;&quot;;IF([.E504];&quot;&lt;/Setlist&gt;&quot;;&quot;&quot;))">
            <text:p/>
          </table:table-cell>
          <table:table-cell table:formula="of:=IF([.F504];&quot;&lt;Song&gt;&lt;Title&gt;&quot;&amp;[.H504]&amp;&quot;&lt;/Title&gt;&lt;FileName&gt;&quot;&amp;[.I504]&amp;&quot;&lt;/FileName&gt;&lt;/FileType&gt;1&lt;/FileType&gt;&quot;;&quot;&quot;)" office:value-type="string" office:string-value="&lt;Song&gt;&lt;Title&gt;Dubuque TW&lt;/Title&gt;&lt;FileName&gt;Dubuque TW.pdf&lt;/FileName&gt;&lt;/FileType&gt;1&lt;/FileType&gt;" calcext:value-type="string">
            <text:p>&lt;Song&gt;&lt;Title&gt;Dubuque TW&lt;/Title&gt;&lt;FileName&gt;Dubuque TW.pdf&lt;/FileName&gt;&lt;/FileType&gt;1&lt;/FileType&gt;</text:p>
          </table:table-cell>
          <table:table-cell table:formula="of:=IF([.C50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5]));IF(ISBLANK([$'Setlist Input'.A506]);1;0);0)" office:value-type="float" office:value="0" calcext:value-type="float">
            <text:p>0</text:p>
          </table:table-cell>
          <table:table-cell table:style-name="ce6" table:formula="of:=ISNUMBER(SEARCH(&quot;kind=&quot;;[$'Setlist Input'.A50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5]))" office:value-type="boolean" office:boolean-value="true" calcext:value-type="boolean">
            <text:p>TRUE</text:p>
          </table:table-cell>
          <table:table-cell table:formula="of:=IF([.D505];MID([$'Setlist Input'.A505];SEARCH(&quot;title=&quot;;[$'Setlist Input'.A505])+7;(SEARCH(&quot;&gt;&quot;;[$'Setlist Input'.A505])-1)-(SEARCH(&quot;title=&quot;;[$'Setlist Input'.A505])+7));&quot;&quot;)">
            <text:p/>
          </table:table-cell>
          <table:table-cell table:formula="of:=IF([.F505];MID([$'Setlist Input'.A505];SEARCH(&quot;score title=&quot;;[$'Setlist Input'.A505])+13;(SEARCH(&quot;path=&quot;;[$'Setlist Input'.A505])-2)-(SEARCH(&quot;score title=&quot;;[$'Setlist Input'.A505])+13));&quot;&quot;)" office:value-type="string" office:string-value="Mississippi Sawyer (arr01: TW)" calcext:value-type="string">
            <text:p>Mississippi Sawyer (arr01: TW)</text:p>
          </table:table-cell>
          <table:table-cell table:formula="of:=IF([.F505];MID([$'Setlist Input'.A505];SEARCH(&quot;path=&quot;;[$'Setlist Input'.A505])+6;(SEARCH(&quot;&gt;&quot;;[$'Setlist Input'.A505])-3)-(SEARCH(&quot;path=&quot;;[$'Setlist Input'.A505])+6));&quot;&quot;)" office:value-type="string" office:string-value="Mississippi Sawyer (arr01: TW).pdf" calcext:value-type="string">
            <text:p>Mississippi Sawyer (arr01: TW).pdf</text:p>
          </table:table-cell>
          <table:table-cell/>
          <table:table-cell table:formula="of:=IF([.D505];&quot;&lt;Setlist&gt;&lt;Name&gt;&quot;&amp;[.G505]&amp;&quot;&lt;/Name&gt;&quot;;IF([.E505];&quot;&lt;/Setlist&gt;&quot;;&quot;&quot;))">
            <text:p/>
          </table:table-cell>
          <table:table-cell table:formula="of:=IF([.F505];&quot;&lt;Song&gt;&lt;Title&gt;&quot;&amp;[.H505]&amp;&quot;&lt;/Title&gt;&lt;FileName&gt;&quot;&amp;[.I505]&amp;&quot;&lt;/FileName&gt;&lt;/FileType&gt;1&lt;/FileType&gt;&quot;;&quot;&quot;)" office:value-type="string" office:string-value="&lt;Song&gt;&lt;Title&gt;Mississippi Sawyer (arr01: TW)&lt;/Title&gt;&lt;FileName&gt;Mississippi Sawyer (arr01: TW).pdf&lt;/FileName&gt;&lt;/FileType&gt;1&lt;/FileType&gt;" calcext:value-type="string">
            <text:p>&lt;Song&gt;&lt;Title&gt;Mississippi Sawyer (arr01: TW)&lt;/Title&gt;&lt;FileName&gt;Mississippi Sawyer (arr01: TW).pdf&lt;/FileName&gt;&lt;/FileType&gt;1&lt;/FileType&gt;</text:p>
          </table:table-cell>
          <table:table-cell table:formula="of:=IF([.C50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6]));IF(ISBLANK([$'Setlist Input'.A507]);1;0);0)" office:value-type="float" office:value="0" calcext:value-type="float">
            <text:p>0</text:p>
          </table:table-cell>
          <table:table-cell table:style-name="ce6" table:formula="of:=ISNUMBER(SEARCH(&quot;kind=&quot;;[$'Setlist Input'.A50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6]))" office:value-type="boolean" office:boolean-value="true" calcext:value-type="boolean">
            <text:p>TRUE</text:p>
          </table:table-cell>
          <table:table-cell table:formula="of:=IF([.D506];MID([$'Setlist Input'.A506];SEARCH(&quot;title=&quot;;[$'Setlist Input'.A506])+7;(SEARCH(&quot;&gt;&quot;;[$'Setlist Input'.A506])-1)-(SEARCH(&quot;title=&quot;;[$'Setlist Input'.A506])+7));&quot;&quot;)">
            <text:p/>
          </table:table-cell>
          <table:table-cell table:formula="of:=IF([.F506];MID([$'Setlist Input'.A506];SEARCH(&quot;score title=&quot;;[$'Setlist Input'.A506])+13;(SEARCH(&quot;path=&quot;;[$'Setlist Input'.A506])-2)-(SEARCH(&quot;score title=&quot;;[$'Setlist Input'.A506])+13));&quot;&quot;)" office:value-type="string" office:string-value="Cripple Creek (arr04: Seifert 4-Part)" calcext:value-type="string">
            <text:p>Cripple Creek (arr04: Seifert 4-Part)</text:p>
          </table:table-cell>
          <table:table-cell table:formula="of:=IF([.F506];MID([$'Setlist Input'.A506];SEARCH(&quot;path=&quot;;[$'Setlist Input'.A506])+6;(SEARCH(&quot;&gt;&quot;;[$'Setlist Input'.A506])-3)-(SEARCH(&quot;path=&quot;;[$'Setlist Input'.A506])+6));&quot;&quot;)" office:value-type="string" office:string-value="Cripple Creek (arr04: Seifert 4-Part).pdf" calcext:value-type="string">
            <text:p>Cripple Creek (arr04: Seifert 4-Part).pdf</text:p>
          </table:table-cell>
          <table:table-cell/>
          <table:table-cell table:formula="of:=IF([.D506];&quot;&lt;Setlist&gt;&lt;Name&gt;&quot;&amp;[.G506]&amp;&quot;&lt;/Name&gt;&quot;;IF([.E506];&quot;&lt;/Setlist&gt;&quot;;&quot;&quot;))">
            <text:p/>
          </table:table-cell>
          <table:table-cell table:formula="of:=IF([.F506];&quot;&lt;Song&gt;&lt;Title&gt;&quot;&amp;[.H506]&amp;&quot;&lt;/Title&gt;&lt;FileName&gt;&quot;&amp;[.I506]&amp;&quot;&lt;/FileName&gt;&lt;/FileType&gt;1&lt;/FileType&gt;&quot;;&quot;&quot;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 table:formula="of:=IF([.C50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7]));IF(ISBLANK([$'Setlist Input'.A508]);1;0);0)" office:value-type="float" office:value="0" calcext:value-type="float">
            <text:p>0</text:p>
          </table:table-cell>
          <table:table-cell table:style-name="ce6" table:formula="of:=ISNUMBER(SEARCH(&quot;kind=&quot;;[$'Setlist Input'.A50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7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507]))" office:value-type="boolean" office:boolean-value="false" calcext:value-type="boolean">
            <text:p>FALSE</text:p>
          </table:table-cell>
          <table:table-cell table:formula="of:=IF([.D507];MID([$'Setlist Input'.A507];SEARCH(&quot;title=&quot;;[$'Setlist Input'.A507])+7;(SEARCH(&quot;&gt;&quot;;[$'Setlist Input'.A507])-1)-(SEARCH(&quot;title=&quot;;[$'Setlist Input'.A507])+7));&quot;&quot;)">
            <text:p/>
          </table:table-cell>
          <table:table-cell table:formula="of:=IF([.F507];MID([$'Setlist Input'.A507];SEARCH(&quot;score title=&quot;;[$'Setlist Input'.A507])+13;(SEARCH(&quot;path=&quot;;[$'Setlist Input'.A507])-2)-(SEARCH(&quot;score title=&quot;;[$'Setlist Input'.A507])+13));&quot;&quot;)">
            <text:p/>
          </table:table-cell>
          <table:table-cell table:formula="of:=IF([.F507];MID([$'Setlist Input'.A507];SEARCH(&quot;path=&quot;;[$'Setlist Input'.A507])+6;(SEARCH(&quot;&gt;&quot;;[$'Setlist Input'.A507])-3)-(SEARCH(&quot;path=&quot;;[$'Setlist Input'.A507])+6));&quot;&quot;)">
            <text:p/>
          </table:table-cell>
          <table:table-cell/>
          <table:table-cell table:formula="of:=IF([.D507];&quot;&lt;Setlist&gt;&lt;Name&gt;&quot;&amp;[.G507]&amp;&quot;&lt;/Name&gt;&quot;;IF([.E507];&quot;&lt;/Setlist&gt;&quot;;&quot;&quot;))" office:value-type="string" office:string-value="&lt;/Setlist&gt;" calcext:value-type="string">
            <text:p>&lt;/Setlist&gt;</text:p>
          </table:table-cell>
          <table:table-cell table:formula="of:=IF([.F507];&quot;&lt;Song&gt;&lt;Title&gt;&quot;&amp;[.H507]&amp;&quot;&lt;/Title&gt;&lt;FileName&gt;&quot;&amp;[.I507]&amp;&quot;&lt;/FileName&gt;&lt;/FileType&gt;1&lt;/FileType&gt;&quot;;&quot;&quot;)">
            <text:p/>
          </table:table-cell>
          <table:table-cell table:formula="of:=IF([.C50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8]));IF(ISBLANK([$'Setlist Input'.A509]);1;0);0)" office:value-type="float" office:value="0" calcext:value-type="float">
            <text:p>0</text:p>
          </table:table-cell>
          <table:table-cell table:style-name="ce6" table:formula="of:=ISNUMBER(SEARCH(&quot;kind=&quot;;[$'Setlist Input'.A508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50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8]))" office:value-type="boolean" office:boolean-value="false" calcext:value-type="boolean">
            <text:p>FALSE</text:p>
          </table:table-cell>
          <table:table-cell table:formula="of:=IF([.D508];MID([$'Setlist Input'.A508];SEARCH(&quot;title=&quot;;[$'Setlist Input'.A508])+7;(SEARCH(&quot;&gt;&quot;;[$'Setlist Input'.A508])-1)-(SEARCH(&quot;title=&quot;;[$'Setlist Input'.A508])+7));&quot;&quot;)" office:value-type="string" office:string-value="WaS Repertoire" calcext:value-type="string">
            <text:p>WaS Repertoire</text:p>
          </table:table-cell>
          <table:table-cell table:formula="of:=IF([.F508];MID([$'Setlist Input'.A508];SEARCH(&quot;score title=&quot;;[$'Setlist Input'.A508])+13;(SEARCH(&quot;path=&quot;;[$'Setlist Input'.A508])-2)-(SEARCH(&quot;score title=&quot;;[$'Setlist Input'.A508])+13));&quot;&quot;)">
            <text:p/>
          </table:table-cell>
          <table:table-cell table:formula="of:=IF([.F508];MID([$'Setlist Input'.A508];SEARCH(&quot;path=&quot;;[$'Setlist Input'.A508])+6;(SEARCH(&quot;&gt;&quot;;[$'Setlist Input'.A508])-3)-(SEARCH(&quot;path=&quot;;[$'Setlist Input'.A508])+6));&quot;&quot;)">
            <text:p/>
          </table:table-cell>
          <table:table-cell/>
          <table:table-cell table:formula="of:=IF([.D508];&quot;&lt;Setlist&gt;&lt;Name&gt;&quot;&amp;[.G508]&amp;&quot;&lt;/Name&gt;&quot;;IF([.E508];&quot;&lt;/Setlist&gt;&quot;;&quot;&quot;))" office:value-type="string" office:string-value="&lt;Setlist&gt;&lt;Name&gt;WaS Repertoire&lt;/Name&gt;" calcext:value-type="string">
            <text:p>&lt;Setlist&gt;&lt;Name&gt;WaS Repertoire&lt;/Name&gt;</text:p>
          </table:table-cell>
          <table:table-cell table:formula="of:=IF([.F508];&quot;&lt;Song&gt;&lt;Title&gt;&quot;&amp;[.H508]&amp;&quot;&lt;/Title&gt;&lt;FileName&gt;&quot;&amp;[.I508]&amp;&quot;&lt;/FileName&gt;&lt;/FileType&gt;1&lt;/FileType&gt;&quot;;&quot;&quot;)">
            <text:p/>
          </table:table-cell>
          <table:table-cell table:formula="of:=IF([.C50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09]));IF(ISBLANK([$'Setlist Input'.A510]);1;0);0)" office:value-type="float" office:value="0" calcext:value-type="float">
            <text:p>0</text:p>
          </table:table-cell>
          <table:table-cell table:style-name="ce6" table:formula="of:=ISNUMBER(SEARCH(&quot;kind=&quot;;[$'Setlist Input'.A50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0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09]))" office:value-type="boolean" office:boolean-value="true" calcext:value-type="boolean">
            <text:p>TRUE</text:p>
          </table:table-cell>
          <table:table-cell table:formula="of:=IF([.D509];MID([$'Setlist Input'.A509];SEARCH(&quot;title=&quot;;[$'Setlist Input'.A509])+7;(SEARCH(&quot;&gt;&quot;;[$'Setlist Input'.A509])-1)-(SEARCH(&quot;title=&quot;;[$'Setlist Input'.A509])+7));&quot;&quot;)">
            <text:p/>
          </table:table-cell>
          <table:table-cell table:formula="of:=IF([.F509];MID([$'Setlist Input'.A509];SEARCH(&quot;score title=&quot;;[$'Setlist Input'.A509])+13;(SEARCH(&quot;path=&quot;;[$'Setlist Input'.A509])-2)-(SEARCH(&quot;score title=&quot;;[$'Setlist Input'.A509])+13));&quot;&quot;)" office:value-type="string" office:string-value="Go In Peace" calcext:value-type="string">
            <text:p>Go In Peace</text:p>
          </table:table-cell>
          <table:table-cell table:formula="of:=IF([.F509];MID([$'Setlist Input'.A509];SEARCH(&quot;path=&quot;;[$'Setlist Input'.A509])+6;(SEARCH(&quot;&gt;&quot;;[$'Setlist Input'.A509])-3)-(SEARCH(&quot;path=&quot;;[$'Setlist Input'.A509])+6));&quot;&quot;)" office:value-type="string" office:string-value="Go In Peace.pdf" calcext:value-type="string">
            <text:p>Go In Peace.pdf</text:p>
          </table:table-cell>
          <table:table-cell/>
          <table:table-cell table:formula="of:=IF([.D509];&quot;&lt;Setlist&gt;&lt;Name&gt;&quot;&amp;[.G509]&amp;&quot;&lt;/Name&gt;&quot;;IF([.E509];&quot;&lt;/Setlist&gt;&quot;;&quot;&quot;))">
            <text:p/>
          </table:table-cell>
          <table:table-cell table:formula="of:=IF([.F509];&quot;&lt;Song&gt;&lt;Title&gt;&quot;&amp;[.H509]&amp;&quot;&lt;/Title&gt;&lt;FileName&gt;&quot;&amp;[.I509]&amp;&quot;&lt;/FileName&gt;&lt;/FileType&gt;1&lt;/FileType&gt;&quot;;&quot;&quot;)" office:value-type="string" office:string-value="&lt;Song&gt;&lt;Title&gt;Go In Peace&lt;/Title&gt;&lt;FileName&gt;Go In Peace.pdf&lt;/FileName&gt;&lt;/FileType&gt;1&lt;/FileType&gt;" calcext:value-type="string">
            <text:p>&lt;Song&gt;&lt;Title&gt;Go In Peace&lt;/Title&gt;&lt;FileName&gt;Go In Peace.pdf&lt;/FileName&gt;&lt;/FileType&gt;1&lt;/FileType&gt;</text:p>
          </table:table-cell>
          <table:table-cell table:formula="of:=IF([.C50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0]));IF(ISBLANK([$'Setlist Input'.A511]);1;0);0)" office:value-type="float" office:value="0" calcext:value-type="float">
            <text:p>0</text:p>
          </table:table-cell>
          <table:table-cell table:style-name="ce6" table:formula="of:=ISNUMBER(SEARCH(&quot;kind=&quot;;[$'Setlist Input'.A51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0]))" office:value-type="boolean" office:boolean-value="true" calcext:value-type="boolean">
            <text:p>TRUE</text:p>
          </table:table-cell>
          <table:table-cell table:formula="of:=IF([.D510];MID([$'Setlist Input'.A510];SEARCH(&quot;title=&quot;;[$'Setlist Input'.A510])+7;(SEARCH(&quot;&gt;&quot;;[$'Setlist Input'.A510])-1)-(SEARCH(&quot;title=&quot;;[$'Setlist Input'.A510])+7));&quot;&quot;)">
            <text:p/>
          </table:table-cell>
          <table:table-cell table:formula="of:=IF([.F510];MID([$'Setlist Input'.A510];SEARCH(&quot;score title=&quot;;[$'Setlist Input'.A510])+13;(SEARCH(&quot;path=&quot;;[$'Setlist Input'.A510])-2)-(SEARCH(&quot;score title=&quot;;[$'Setlist Input'.A510])+13));&quot;&quot;)" office:value-type="string" office:string-value="Faded Coat of Blue - Conger" calcext:value-type="string">
            <text:p>Faded Coat of Blue - Conger</text:p>
          </table:table-cell>
          <table:table-cell table:formula="of:=IF([.F510];MID([$'Setlist Input'.A510];SEARCH(&quot;path=&quot;;[$'Setlist Input'.A510])+6;(SEARCH(&quot;&gt;&quot;;[$'Setlist Input'.A510])-3)-(SEARCH(&quot;path=&quot;;[$'Setlist Input'.A510])+6));&quot;&quot;)" office:value-type="string" office:string-value="Faded Coat of Blue - Conger.pdf" calcext:value-type="string">
            <text:p>Faded Coat of Blue - Conger.pdf</text:p>
          </table:table-cell>
          <table:table-cell/>
          <table:table-cell table:formula="of:=IF([.D510];&quot;&lt;Setlist&gt;&lt;Name&gt;&quot;&amp;[.G510]&amp;&quot;&lt;/Name&gt;&quot;;IF([.E510];&quot;&lt;/Setlist&gt;&quot;;&quot;&quot;))">
            <text:p/>
          </table:table-cell>
          <table:table-cell table:formula="of:=IF([.F510];&quot;&lt;Song&gt;&lt;Title&gt;&quot;&amp;[.H510]&amp;&quot;&lt;/Title&gt;&lt;FileName&gt;&quot;&amp;[.I510]&amp;&quot;&lt;/FileName&gt;&lt;/FileType&gt;1&lt;/FileType&gt;&quot;;&quot;&quot;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 table:formula="of:=IF([.C51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1]));IF(ISBLANK([$'Setlist Input'.A512]);1;0);0)" office:value-type="float" office:value="0" calcext:value-type="float">
            <text:p>0</text:p>
          </table:table-cell>
          <table:table-cell table:style-name="ce6" table:formula="of:=ISNUMBER(SEARCH(&quot;kind=&quot;;[$'Setlist Input'.A51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1]))" office:value-type="boolean" office:boolean-value="true" calcext:value-type="boolean">
            <text:p>TRUE</text:p>
          </table:table-cell>
          <table:table-cell table:formula="of:=IF([.D511];MID([$'Setlist Input'.A511];SEARCH(&quot;title=&quot;;[$'Setlist Input'.A511])+7;(SEARCH(&quot;&gt;&quot;;[$'Setlist Input'.A511])-1)-(SEARCH(&quot;title=&quot;;[$'Setlist Input'.A511])+7));&quot;&quot;)">
            <text:p/>
          </table:table-cell>
          <table:table-cell table:formula="of:=IF([.F511];MID([$'Setlist Input'.A511];SEARCH(&quot;score title=&quot;;[$'Setlist Input'.A511])+13;(SEARCH(&quot;path=&quot;;[$'Setlist Input'.A511])-2)-(SEARCH(&quot;score title=&quot;;[$'Setlist Input'.A511])+13));&quot;&quot;)" office:value-type="string" office:string-value="Faded Coat of Blue SMN" calcext:value-type="string">
            <text:p>Faded Coat of Blue SMN</text:p>
          </table:table-cell>
          <table:table-cell table:formula="of:=IF([.F511];MID([$'Setlist Input'.A511];SEARCH(&quot;path=&quot;;[$'Setlist Input'.A511])+6;(SEARCH(&quot;&gt;&quot;;[$'Setlist Input'.A511])-3)-(SEARCH(&quot;path=&quot;;[$'Setlist Input'.A511])+6));&quot;&quot;)" office:value-type="string" office:string-value="Faded Coat of Blue SMN.pdf" calcext:value-type="string">
            <text:p>Faded Coat of Blue SMN.pdf</text:p>
          </table:table-cell>
          <table:table-cell/>
          <table:table-cell table:formula="of:=IF([.D511];&quot;&lt;Setlist&gt;&lt;Name&gt;&quot;&amp;[.G511]&amp;&quot;&lt;/Name&gt;&quot;;IF([.E511];&quot;&lt;/Setlist&gt;&quot;;&quot;&quot;))">
            <text:p/>
          </table:table-cell>
          <table:table-cell table:formula="of:=IF([.F511];&quot;&lt;Song&gt;&lt;Title&gt;&quot;&amp;[.H511]&amp;&quot;&lt;/Title&gt;&lt;FileName&gt;&quot;&amp;[.I511]&amp;&quot;&lt;/FileName&gt;&lt;/FileType&gt;1&lt;/FileType&gt;&quot;;&quot;&quot;)" office:value-type="string" office:string-value="&lt;Song&gt;&lt;Title&gt;Faded Coat of Blue SMN&lt;/Title&gt;&lt;FileName&gt;Faded Coat of Blue SMN.pdf&lt;/FileName&gt;&lt;/FileType&gt;1&lt;/FileType&gt;" calcext:value-type="string">
            <text:p>&lt;Song&gt;&lt;Title&gt;Faded Coat of Blue SMN&lt;/Title&gt;&lt;FileName&gt;Faded Coat of Blue SMN.pdf&lt;/FileName&gt;&lt;/FileType&gt;1&lt;/FileType&gt;</text:p>
          </table:table-cell>
          <table:table-cell table:formula="of:=IF([.C51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2]));IF(ISBLANK([$'Setlist Input'.A513]);1;0);0)" office:value-type="float" office:value="0" calcext:value-type="float">
            <text:p>0</text:p>
          </table:table-cell>
          <table:table-cell table:style-name="ce6" table:formula="of:=ISNUMBER(SEARCH(&quot;kind=&quot;;[$'Setlist Input'.A51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2]))" office:value-type="boolean" office:boolean-value="true" calcext:value-type="boolean">
            <text:p>TRUE</text:p>
          </table:table-cell>
          <table:table-cell table:formula="of:=IF([.D512];MID([$'Setlist Input'.A512];SEARCH(&quot;title=&quot;;[$'Setlist Input'.A512])+7;(SEARCH(&quot;&gt;&quot;;[$'Setlist Input'.A512])-1)-(SEARCH(&quot;title=&quot;;[$'Setlist Input'.A512])+7));&quot;&quot;)">
            <text:p/>
          </table:table-cell>
          <table:table-cell table:formula="of:=IF([.F512];MID([$'Setlist Input'.A512];SEARCH(&quot;score title=&quot;;[$'Setlist Input'.A512])+13;(SEARCH(&quot;path=&quot;;[$'Setlist Input'.A512])-2)-(SEARCH(&quot;score title=&quot;;[$'Setlist Input'.A512])+13));&quot;&quot;)" office:value-type="string" office:string-value="Spotted-Pony_Eulberg" calcext:value-type="string">
            <text:p>Spotted-Pony_Eulberg</text:p>
          </table:table-cell>
          <table:table-cell table:formula="of:=IF([.F512];MID([$'Setlist Input'.A512];SEARCH(&quot;path=&quot;;[$'Setlist Input'.A512])+6;(SEARCH(&quot;&gt;&quot;;[$'Setlist Input'.A512])-3)-(SEARCH(&quot;path=&quot;;[$'Setlist Input'.A512])+6));&quot;&quot;)" office:value-type="string" office:string-value="Spotted-Pony_Eulberg.pdf" calcext:value-type="string">
            <text:p>Spotted-Pony_Eulberg.pdf</text:p>
          </table:table-cell>
          <table:table-cell/>
          <table:table-cell table:formula="of:=IF([.D512];&quot;&lt;Setlist&gt;&lt;Name&gt;&quot;&amp;[.G512]&amp;&quot;&lt;/Name&gt;&quot;;IF([.E512];&quot;&lt;/Setlist&gt;&quot;;&quot;&quot;))">
            <text:p/>
          </table:table-cell>
          <table:table-cell table:formula="of:=IF([.F512];&quot;&lt;Song&gt;&lt;Title&gt;&quot;&amp;[.H512]&amp;&quot;&lt;/Title&gt;&lt;FileName&gt;&quot;&amp;[.I512]&amp;&quot;&lt;/FileName&gt;&lt;/FileType&gt;1&lt;/FileType&gt;&quot;;&quot;&quot;)" office:value-type="string" office:string-value="&lt;Song&gt;&lt;Title&gt;Spotted-Pony_Eulberg&lt;/Title&gt;&lt;FileName&gt;Spotted-Pony_Eulberg.pdf&lt;/FileName&gt;&lt;/FileType&gt;1&lt;/FileType&gt;" calcext:value-type="string">
            <text:p>&lt;Song&gt;&lt;Title&gt;Spotted-Pony_Eulberg&lt;/Title&gt;&lt;FileName&gt;Spotted-Pony_Eulberg.pdf&lt;/FileName&gt;&lt;/FileType&gt;1&lt;/FileType&gt;</text:p>
          </table:table-cell>
          <table:table-cell table:formula="of:=IF([.C51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3]));IF(ISBLANK([$'Setlist Input'.A514]);1;0);0)" office:value-type="float" office:value="0" calcext:value-type="float">
            <text:p>0</text:p>
          </table:table-cell>
          <table:table-cell table:style-name="ce6" table:formula="of:=ISNUMBER(SEARCH(&quot;kind=&quot;;[$'Setlist Input'.A51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3]))" office:value-type="boolean" office:boolean-value="true" calcext:value-type="boolean">
            <text:p>TRUE</text:p>
          </table:table-cell>
          <table:table-cell table:formula="of:=IF([.D513];MID([$'Setlist Input'.A513];SEARCH(&quot;title=&quot;;[$'Setlist Input'.A513])+7;(SEARCH(&quot;&gt;&quot;;[$'Setlist Input'.A513])-1)-(SEARCH(&quot;title=&quot;;[$'Setlist Input'.A513])+7));&quot;&quot;)">
            <text:p/>
          </table:table-cell>
          <table:table-cell table:formula="of:=IF([.F513];MID([$'Setlist Input'.A513];SEARCH(&quot;score title=&quot;;[$'Setlist Input'.A513])+13;(SEARCH(&quot;path=&quot;;[$'Setlist Input'.A513])-2)-(SEARCH(&quot;score title=&quot;;[$'Setlist Input'.A513])+13));&quot;&quot;)" office:value-type="string" office:string-value="Star of the County Down - Olli" calcext:value-type="string">
            <text:p>Star of the County Down - Olli</text:p>
          </table:table-cell>
          <table:table-cell table:formula="of:=IF([.F513];MID([$'Setlist Input'.A513];SEARCH(&quot;path=&quot;;[$'Setlist Input'.A513])+6;(SEARCH(&quot;&gt;&quot;;[$'Setlist Input'.A513])-3)-(SEARCH(&quot;path=&quot;;[$'Setlist Input'.A513])+6));&quot;&quot;)" office:value-type="string" office:string-value="Star of the County Down - Olli.pdf" calcext:value-type="string">
            <text:p>Star of the County Down - Olli.pdf</text:p>
          </table:table-cell>
          <table:table-cell/>
          <table:table-cell table:formula="of:=IF([.D513];&quot;&lt;Setlist&gt;&lt;Name&gt;&quot;&amp;[.G513]&amp;&quot;&lt;/Name&gt;&quot;;IF([.E513];&quot;&lt;/Setlist&gt;&quot;;&quot;&quot;))">
            <text:p/>
          </table:table-cell>
          <table:table-cell table:formula="of:=IF([.F513];&quot;&lt;Song&gt;&lt;Title&gt;&quot;&amp;[.H513]&amp;&quot;&lt;/Title&gt;&lt;FileName&gt;&quot;&amp;[.I513]&amp;&quot;&lt;/FileName&gt;&lt;/FileType&gt;1&lt;/FileType&gt;&quot;;&quot;&quot;)" office:value-type="string" office:string-value="&lt;Song&gt;&lt;Title&gt;Star of the County Down - Olli&lt;/Title&gt;&lt;FileName&gt;Star of the County Down - Olli.pdf&lt;/FileName&gt;&lt;/FileType&gt;1&lt;/FileType&gt;" calcext:value-type="string">
            <text:p>&lt;Song&gt;&lt;Title&gt;Star of the County Down - Olli&lt;/Title&gt;&lt;FileName&gt;Star of the County Down - Olli.pdf&lt;/FileName&gt;&lt;/FileType&gt;1&lt;/FileType&gt;</text:p>
          </table:table-cell>
          <table:table-cell table:formula="of:=IF([.C51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4]));IF(ISBLANK([$'Setlist Input'.A515]);1;0);0)" office:value-type="float" office:value="0" calcext:value-type="float">
            <text:p>0</text:p>
          </table:table-cell>
          <table:table-cell table:style-name="ce6" table:formula="of:=ISNUMBER(SEARCH(&quot;kind=&quot;;[$'Setlist Input'.A51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4]))" office:value-type="boolean" office:boolean-value="true" calcext:value-type="boolean">
            <text:p>TRUE</text:p>
          </table:table-cell>
          <table:table-cell table:formula="of:=IF([.D514];MID([$'Setlist Input'.A514];SEARCH(&quot;title=&quot;;[$'Setlist Input'.A514])+7;(SEARCH(&quot;&gt;&quot;;[$'Setlist Input'.A514])-1)-(SEARCH(&quot;title=&quot;;[$'Setlist Input'.A514])+7));&quot;&quot;)">
            <text:p/>
          </table:table-cell>
          <table:table-cell table:formula="of:=IF([.F514];MID([$'Setlist Input'.A514];SEARCH(&quot;score title=&quot;;[$'Setlist Input'.A514])+13;(SEARCH(&quot;path=&quot;;[$'Setlist Input'.A514])-2)-(SEARCH(&quot;score title=&quot;;[$'Setlist Input'.A514])+13));&quot;&quot;)" office:value-type="string" office:string-value="Breton Fisherman's With Descant" calcext:value-type="string">
            <text:p>Breton Fisherman's With Descant</text:p>
          </table:table-cell>
          <table:table-cell table:formula="of:=IF([.F514];MID([$'Setlist Input'.A514];SEARCH(&quot;path=&quot;;[$'Setlist Input'.A514])+6;(SEARCH(&quot;&gt;&quot;;[$'Setlist Input'.A514])-3)-(SEARCH(&quot;path=&quot;;[$'Setlist Input'.A514])+6));&quot;&quot;)" office:value-type="string" office:string-value="Breton Fisherman's With Descant.pdf" calcext:value-type="string">
            <text:p>Breton Fisherman's With Descant.pdf</text:p>
          </table:table-cell>
          <table:table-cell/>
          <table:table-cell table:formula="of:=IF([.D514];&quot;&lt;Setlist&gt;&lt;Name&gt;&quot;&amp;[.G514]&amp;&quot;&lt;/Name&gt;&quot;;IF([.E514];&quot;&lt;/Setlist&gt;&quot;;&quot;&quot;))">
            <text:p/>
          </table:table-cell>
          <table:table-cell table:formula="of:=IF([.F514];&quot;&lt;Song&gt;&lt;Title&gt;&quot;&amp;[.H514]&amp;&quot;&lt;/Title&gt;&lt;FileName&gt;&quot;&amp;[.I514]&amp;&quot;&lt;/FileName&gt;&lt;/FileType&gt;1&lt;/FileType&gt;&quot;;&quot;&quot;)" office:value-type="string" office:string-value="&lt;Song&gt;&lt;Title&gt;Breton Fisherman's With Descant&lt;/Title&gt;&lt;FileName&gt;Breton Fisherman's With Descant.pdf&lt;/FileName&gt;&lt;/FileType&gt;1&lt;/FileType&gt;" calcext:value-type="string">
            <text:p>&lt;Song&gt;&lt;Title&gt;Breton Fisherman's With Descant&lt;/Title&gt;&lt;FileName&gt;Breton Fisherman's With Descant.pdf&lt;/FileName&gt;&lt;/FileType&gt;1&lt;/FileType&gt;</text:p>
          </table:table-cell>
          <table:table-cell table:formula="of:=IF([.C51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5]));IF(ISBLANK([$'Setlist Input'.A516]);1;0);0)" office:value-type="float" office:value="0" calcext:value-type="float">
            <text:p>0</text:p>
          </table:table-cell>
          <table:table-cell table:style-name="ce6" table:formula="of:=ISNUMBER(SEARCH(&quot;kind=&quot;;[$'Setlist Input'.A51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5]))" office:value-type="boolean" office:boolean-value="true" calcext:value-type="boolean">
            <text:p>TRUE</text:p>
          </table:table-cell>
          <table:table-cell table:formula="of:=IF([.D515];MID([$'Setlist Input'.A515];SEARCH(&quot;title=&quot;;[$'Setlist Input'.A515])+7;(SEARCH(&quot;&gt;&quot;;[$'Setlist Input'.A515])-1)-(SEARCH(&quot;title=&quot;;[$'Setlist Input'.A515])+7));&quot;&quot;)">
            <text:p/>
          </table:table-cell>
          <table:table-cell table:formula="of:=IF([.F515];MID([$'Setlist Input'.A515];SEARCH(&quot;score title=&quot;;[$'Setlist Input'.A515])+13;(SEARCH(&quot;path=&quot;;[$'Setlist Input'.A515])-2)-(SEARCH(&quot;score title=&quot;;[$'Setlist Input'.A515])+13));&quot;&quot;)" office:value-type="string" office:string-value="Loch Lomond arr03" calcext:value-type="string">
            <text:p>Loch Lomond arr03</text:p>
          </table:table-cell>
          <table:table-cell table:formula="of:=IF([.F515];MID([$'Setlist Input'.A515];SEARCH(&quot;path=&quot;;[$'Setlist Input'.A515])+6;(SEARCH(&quot;&gt;&quot;;[$'Setlist Input'.A515])-3)-(SEARCH(&quot;path=&quot;;[$'Setlist Input'.A515])+6));&quot;&quot;)" office:value-type="string" office:string-value="Loch Lomond arr03.pdf" calcext:value-type="string">
            <text:p>Loch Lomond arr03.pdf</text:p>
          </table:table-cell>
          <table:table-cell/>
          <table:table-cell table:formula="of:=IF([.D515];&quot;&lt;Setlist&gt;&lt;Name&gt;&quot;&amp;[.G515]&amp;&quot;&lt;/Name&gt;&quot;;IF([.E515];&quot;&lt;/Setlist&gt;&quot;;&quot;&quot;))">
            <text:p/>
          </table:table-cell>
          <table:table-cell table:formula="of:=IF([.F515];&quot;&lt;Song&gt;&lt;Title&gt;&quot;&amp;[.H515]&amp;&quot;&lt;/Title&gt;&lt;FileName&gt;&quot;&amp;[.I515]&amp;&quot;&lt;/FileName&gt;&lt;/FileType&gt;1&lt;/FileType&gt;&quot;;&quot;&quot;)" office:value-type="string" office:string-value="&lt;Song&gt;&lt;Title&gt;Loch Lomond arr03&lt;/Title&gt;&lt;FileName&gt;Loch Lomond arr03.pdf&lt;/FileName&gt;&lt;/FileType&gt;1&lt;/FileType&gt;" calcext:value-type="string">
            <text:p>&lt;Song&gt;&lt;Title&gt;Loch Lomond arr03&lt;/Title&gt;&lt;FileName&gt;Loch Lomond arr03.pdf&lt;/FileName&gt;&lt;/FileType&gt;1&lt;/FileType&gt;</text:p>
          </table:table-cell>
          <table:table-cell table:formula="of:=IF([.C51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6]));IF(ISBLANK([$'Setlist Input'.A517]);1;0);0)" office:value-type="float" office:value="0" calcext:value-type="float">
            <text:p>0</text:p>
          </table:table-cell>
          <table:table-cell table:style-name="ce6" table:formula="of:=ISNUMBER(SEARCH(&quot;kind=&quot;;[$'Setlist Input'.A51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6]))" office:value-type="boolean" office:boolean-value="true" calcext:value-type="boolean">
            <text:p>TRUE</text:p>
          </table:table-cell>
          <table:table-cell table:formula="of:=IF([.D516];MID([$'Setlist Input'.A516];SEARCH(&quot;title=&quot;;[$'Setlist Input'.A516])+7;(SEARCH(&quot;&gt;&quot;;[$'Setlist Input'.A516])-1)-(SEARCH(&quot;title=&quot;;[$'Setlist Input'.A516])+7));&quot;&quot;)">
            <text:p/>
          </table:table-cell>
          <table:table-cell table:formula="of:=IF([.F516];MID([$'Setlist Input'.A516];SEARCH(&quot;score title=&quot;;[$'Setlist Input'.A516])+13;(SEARCH(&quot;path=&quot;;[$'Setlist Input'.A516])-2)-(SEARCH(&quot;score title=&quot;;[$'Setlist Input'.A516])+13));&quot;&quot;)" office:value-type="string" office:string-value="Loch Tay Boat arr02" calcext:value-type="string">
            <text:p>Loch Tay Boat arr02</text:p>
          </table:table-cell>
          <table:table-cell table:formula="of:=IF([.F516];MID([$'Setlist Input'.A516];SEARCH(&quot;path=&quot;;[$'Setlist Input'.A516])+6;(SEARCH(&quot;&gt;&quot;;[$'Setlist Input'.A516])-3)-(SEARCH(&quot;path=&quot;;[$'Setlist Input'.A516])+6));&quot;&quot;)" office:value-type="string" office:string-value="Loch Tay Boat arr02.pdf" calcext:value-type="string">
            <text:p>Loch Tay Boat arr02.pdf</text:p>
          </table:table-cell>
          <table:table-cell/>
          <table:table-cell table:formula="of:=IF([.D516];&quot;&lt;Setlist&gt;&lt;Name&gt;&quot;&amp;[.G516]&amp;&quot;&lt;/Name&gt;&quot;;IF([.E516];&quot;&lt;/Setlist&gt;&quot;;&quot;&quot;))">
            <text:p/>
          </table:table-cell>
          <table:table-cell table:formula="of:=IF([.F516];&quot;&lt;Song&gt;&lt;Title&gt;&quot;&amp;[.H516]&amp;&quot;&lt;/Title&gt;&lt;FileName&gt;&quot;&amp;[.I516]&amp;&quot;&lt;/FileName&gt;&lt;/FileType&gt;1&lt;/FileType&gt;&quot;;&quot;&quot;)" office:value-type="string" office:string-value="&lt;Song&gt;&lt;Title&gt;Loch Tay Boat arr02&lt;/Title&gt;&lt;FileName&gt;Loch Tay Boat arr02.pdf&lt;/FileName&gt;&lt;/FileType&gt;1&lt;/FileType&gt;" calcext:value-type="string">
            <text:p>&lt;Song&gt;&lt;Title&gt;Loch Tay Boat arr02&lt;/Title&gt;&lt;FileName&gt;Loch Tay Boat arr02.pdf&lt;/FileName&gt;&lt;/FileType&gt;1&lt;/FileType&gt;</text:p>
          </table:table-cell>
          <table:table-cell table:formula="of:=IF([.C51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7]));IF(ISBLANK([$'Setlist Input'.A518]);1;0);0)" office:value-type="float" office:value="0" calcext:value-type="float">
            <text:p>0</text:p>
          </table:table-cell>
          <table:table-cell table:style-name="ce6" table:formula="of:=ISNUMBER(SEARCH(&quot;kind=&quot;;[$'Setlist Input'.A51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7]))" office:value-type="boolean" office:boolean-value="true" calcext:value-type="boolean">
            <text:p>TRUE</text:p>
          </table:table-cell>
          <table:table-cell table:formula="of:=IF([.D517];MID([$'Setlist Input'.A517];SEARCH(&quot;title=&quot;;[$'Setlist Input'.A517])+7;(SEARCH(&quot;&gt;&quot;;[$'Setlist Input'.A517])-1)-(SEARCH(&quot;title=&quot;;[$'Setlist Input'.A517])+7));&quot;&quot;)">
            <text:p/>
          </table:table-cell>
          <table:table-cell table:formula="of:=IF([.F517];MID([$'Setlist Input'.A517];SEARCH(&quot;score title=&quot;;[$'Setlist Input'.A517])+13;(SEARCH(&quot;path=&quot;;[$'Setlist Input'.A517])-2)-(SEARCH(&quot;score title=&quot;;[$'Setlist Input'.A517])+13));&quot;&quot;)" office:value-type="string" office:string-value="Give Us Peace arr01" calcext:value-type="string">
            <text:p>Give Us Peace arr01</text:p>
          </table:table-cell>
          <table:table-cell table:formula="of:=IF([.F517];MID([$'Setlist Input'.A517];SEARCH(&quot;path=&quot;;[$'Setlist Input'.A517])+6;(SEARCH(&quot;&gt;&quot;;[$'Setlist Input'.A517])-3)-(SEARCH(&quot;path=&quot;;[$'Setlist Input'.A517])+6));&quot;&quot;)" office:value-type="string" office:string-value="Give Us Peace arr01.pdf" calcext:value-type="string">
            <text:p>Give Us Peace arr01.pdf</text:p>
          </table:table-cell>
          <table:table-cell/>
          <table:table-cell table:formula="of:=IF([.D517];&quot;&lt;Setlist&gt;&lt;Name&gt;&quot;&amp;[.G517]&amp;&quot;&lt;/Name&gt;&quot;;IF([.E517];&quot;&lt;/Setlist&gt;&quot;;&quot;&quot;))">
            <text:p/>
          </table:table-cell>
          <table:table-cell table:formula="of:=IF([.F517];&quot;&lt;Song&gt;&lt;Title&gt;&quot;&amp;[.H517]&amp;&quot;&lt;/Title&gt;&lt;FileName&gt;&quot;&amp;[.I517]&amp;&quot;&lt;/FileName&gt;&lt;/FileType&gt;1&lt;/FileType&gt;&quot;;&quot;&quot;)" office:value-type="string" office:string-value="&lt;Song&gt;&lt;Title&gt;Give Us Peace arr01&lt;/Title&gt;&lt;FileName&gt;Give Us Peace arr01.pdf&lt;/FileName&gt;&lt;/FileType&gt;1&lt;/FileType&gt;" calcext:value-type="string">
            <text:p>&lt;Song&gt;&lt;Title&gt;Give Us Peace arr01&lt;/Title&gt;&lt;FileName&gt;Give Us Peace arr01.pdf&lt;/FileName&gt;&lt;/FileType&gt;1&lt;/FileType&gt;</text:p>
          </table:table-cell>
          <table:table-cell table:formula="of:=IF([.C51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8]));IF(ISBLANK([$'Setlist Input'.A519]);1;0);0)" office:value-type="float" office:value="0" calcext:value-type="float">
            <text:p>0</text:p>
          </table:table-cell>
          <table:table-cell table:style-name="ce6" table:formula="of:=ISNUMBER(SEARCH(&quot;kind=&quot;;[$'Setlist Input'.A51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8]))" office:value-type="boolean" office:boolean-value="true" calcext:value-type="boolean">
            <text:p>TRUE</text:p>
          </table:table-cell>
          <table:table-cell table:formula="of:=IF([.D518];MID([$'Setlist Input'.A518];SEARCH(&quot;title=&quot;;[$'Setlist Input'.A518])+7;(SEARCH(&quot;&gt;&quot;;[$'Setlist Input'.A518])-1)-(SEARCH(&quot;title=&quot;;[$'Setlist Input'.A518])+7));&quot;&quot;)">
            <text:p/>
          </table:table-cell>
          <table:table-cell table:formula="of:=IF([.F518];MID([$'Setlist Input'.A518];SEARCH(&quot;score title=&quot;;[$'Setlist Input'.A518])+13;(SEARCH(&quot;path=&quot;;[$'Setlist Input'.A518])-2)-(SEARCH(&quot;score title=&quot;;[$'Setlist Input'.A518])+13));&quot;&quot;)" office:value-type="string" office:string-value="Hector the Hero - Score and Parts" calcext:value-type="string">
            <text:p>Hector the Hero - Score and Parts</text:p>
          </table:table-cell>
          <table:table-cell table:formula="of:=IF([.F518];MID([$'Setlist Input'.A518];SEARCH(&quot;path=&quot;;[$'Setlist Input'.A518])+6;(SEARCH(&quot;&gt;&quot;;[$'Setlist Input'.A518])-3)-(SEARCH(&quot;path=&quot;;[$'Setlist Input'.A518])+6));&quot;&quot;)" office:value-type="string" office:string-value="Hector the Hero - Score and Parts.pdf" calcext:value-type="string">
            <text:p>Hector the Hero - Score and Parts.pdf</text:p>
          </table:table-cell>
          <table:table-cell/>
          <table:table-cell table:formula="of:=IF([.D518];&quot;&lt;Setlist&gt;&lt;Name&gt;&quot;&amp;[.G518]&amp;&quot;&lt;/Name&gt;&quot;;IF([.E518];&quot;&lt;/Setlist&gt;&quot;;&quot;&quot;))">
            <text:p/>
          </table:table-cell>
          <table:table-cell table:formula="of:=IF([.F518];&quot;&lt;Song&gt;&lt;Title&gt;&quot;&amp;[.H518]&amp;&quot;&lt;/Title&gt;&lt;FileName&gt;&quot;&amp;[.I518]&amp;&quot;&lt;/FileName&gt;&lt;/FileType&gt;1&lt;/FileType&gt;&quot;;&quot;&quot;)" office:value-type="string" office:string-value="&lt;Song&gt;&lt;Title&gt;Hector the Hero - Score and Parts&lt;/Title&gt;&lt;FileName&gt;Hector the Hero - Score and Parts.pdf&lt;/FileName&gt;&lt;/FileType&gt;1&lt;/FileType&gt;" calcext:value-type="string">
            <text:p>&lt;Song&gt;&lt;Title&gt;Hector the Hero - Score and Parts&lt;/Title&gt;&lt;FileName&gt;Hector the Hero - Score and Parts.pdf&lt;/FileName&gt;&lt;/FileType&gt;1&lt;/FileType&gt;</text:p>
          </table:table-cell>
          <table:table-cell table:formula="of:=IF([.C51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19]));IF(ISBLANK([$'Setlist Input'.A520]);1;0);0)" office:value-type="float" office:value="0" calcext:value-type="float">
            <text:p>0</text:p>
          </table:table-cell>
          <table:table-cell table:style-name="ce6" table:formula="of:=ISNUMBER(SEARCH(&quot;kind=&quot;;[$'Setlist Input'.A51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1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19]))" office:value-type="boolean" office:boolean-value="true" calcext:value-type="boolean">
            <text:p>TRUE</text:p>
          </table:table-cell>
          <table:table-cell table:formula="of:=IF([.D519];MID([$'Setlist Input'.A519];SEARCH(&quot;title=&quot;;[$'Setlist Input'.A519])+7;(SEARCH(&quot;&gt;&quot;;[$'Setlist Input'.A519])-1)-(SEARCH(&quot;title=&quot;;[$'Setlist Input'.A519])+7));&quot;&quot;)">
            <text:p/>
          </table:table-cell>
          <table:table-cell table:formula="of:=IF([.F519];MID([$'Setlist Input'.A519];SEARCH(&quot;score title=&quot;;[$'Setlist Input'.A519])+13;(SEARCH(&quot;path=&quot;;[$'Setlist Input'.A519])-2)-(SEARCH(&quot;score title=&quot;;[$'Setlist Input'.A519])+13));&quot;&quot;)" office:value-type="string" office:string-value="Hector the Hero" calcext:value-type="string">
            <text:p>Hector the Hero</text:p>
          </table:table-cell>
          <table:table-cell table:formula="of:=IF([.F519];MID([$'Setlist Input'.A519];SEARCH(&quot;path=&quot;;[$'Setlist Input'.A519])+6;(SEARCH(&quot;&gt;&quot;;[$'Setlist Input'.A519])-3)-(SEARCH(&quot;path=&quot;;[$'Setlist Input'.A519])+6));&quot;&quot;)" office:value-type="string" office:string-value="Hector the Hero.pdf" calcext:value-type="string">
            <text:p>Hector the Hero.pdf</text:p>
          </table:table-cell>
          <table:table-cell/>
          <table:table-cell table:formula="of:=IF([.D519];&quot;&lt;Setlist&gt;&lt;Name&gt;&quot;&amp;[.G519]&amp;&quot;&lt;/Name&gt;&quot;;IF([.E519];&quot;&lt;/Setlist&gt;&quot;;&quot;&quot;))">
            <text:p/>
          </table:table-cell>
          <table:table-cell table:formula="of:=IF([.F519];&quot;&lt;Song&gt;&lt;Title&gt;&quot;&amp;[.H519]&amp;&quot;&lt;/Title&gt;&lt;FileName&gt;&quot;&amp;[.I519]&amp;&quot;&lt;/FileName&gt;&lt;/FileType&gt;1&lt;/FileType&gt;&quot;;&quot;&quot;)" office:value-type="string" office:string-value="&lt;Song&gt;&lt;Title&gt;Hector the Hero&lt;/Title&gt;&lt;FileName&gt;Hector the Hero.pdf&lt;/FileName&gt;&lt;/FileType&gt;1&lt;/FileType&gt;" calcext:value-type="string">
            <text:p>&lt;Song&gt;&lt;Title&gt;Hector the Hero&lt;/Title&gt;&lt;FileName&gt;Hector the Hero.pdf&lt;/FileName&gt;&lt;/FileType&gt;1&lt;/FileType&gt;</text:p>
          </table:table-cell>
          <table:table-cell table:formula="of:=IF([.C51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0]));IF(ISBLANK([$'Setlist Input'.A521]);1;0);0)" office:value-type="float" office:value="0" calcext:value-type="float">
            <text:p>0</text:p>
          </table:table-cell>
          <table:table-cell table:style-name="ce6" table:formula="of:=ISNUMBER(SEARCH(&quot;kind=&quot;;[$'Setlist Input'.A52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0]))" office:value-type="boolean" office:boolean-value="true" calcext:value-type="boolean">
            <text:p>TRUE</text:p>
          </table:table-cell>
          <table:table-cell table:formula="of:=IF([.D520];MID([$'Setlist Input'.A520];SEARCH(&quot;title=&quot;;[$'Setlist Input'.A520])+7;(SEARCH(&quot;&gt;&quot;;[$'Setlist Input'.A520])-1)-(SEARCH(&quot;title=&quot;;[$'Setlist Input'.A520])+7));&quot;&quot;)">
            <text:p/>
          </table:table-cell>
          <table:table-cell table:formula="of:=IF([.F520];MID([$'Setlist Input'.A520];SEARCH(&quot;score title=&quot;;[$'Setlist Input'.A520])+13;(SEARCH(&quot;path=&quot;;[$'Setlist Input'.A520])-2)-(SEARCH(&quot;score title=&quot;;[$'Setlist Input'.A520])+13));&quot;&quot;)" office:value-type="string" office:string-value="Old Irish Blessing arr02, rel02" calcext:value-type="string">
            <text:p>Old Irish Blessing arr02, rel02</text:p>
          </table:table-cell>
          <table:table-cell table:formula="of:=IF([.F520];MID([$'Setlist Input'.A520];SEARCH(&quot;path=&quot;;[$'Setlist Input'.A520])+6;(SEARCH(&quot;&gt;&quot;;[$'Setlist Input'.A520])-3)-(SEARCH(&quot;path=&quot;;[$'Setlist Input'.A520])+6));&quot;&quot;)" office:value-type="string" office:string-value="Old Irish Blessing arr02, rel02.pdf" calcext:value-type="string">
            <text:p>Old Irish Blessing arr02, rel02.pdf</text:p>
          </table:table-cell>
          <table:table-cell/>
          <table:table-cell table:formula="of:=IF([.D520];&quot;&lt;Setlist&gt;&lt;Name&gt;&quot;&amp;[.G520]&amp;&quot;&lt;/Name&gt;&quot;;IF([.E520];&quot;&lt;/Setlist&gt;&quot;;&quot;&quot;))">
            <text:p/>
          </table:table-cell>
          <table:table-cell table:formula="of:=IF([.F520];&quot;&lt;Song&gt;&lt;Title&gt;&quot;&amp;[.H520]&amp;&quot;&lt;/Title&gt;&lt;FileName&gt;&quot;&amp;[.I520]&amp;&quot;&lt;/FileName&gt;&lt;/FileType&gt;1&lt;/FileType&gt;&quot;;&quot;&quot;)" office:value-type="string" office:string-value="&lt;Song&gt;&lt;Title&gt;Old Irish Blessing arr02, rel02&lt;/Title&gt;&lt;FileName&gt;Old Irish Blessing arr02, rel02.pdf&lt;/FileName&gt;&lt;/FileType&gt;1&lt;/FileType&gt;" calcext:value-type="string">
            <text:p>&lt;Song&gt;&lt;Title&gt;Old Irish Blessing arr02, rel02&lt;/Title&gt;&lt;FileName&gt;Old Irish Blessing arr02, rel02.pdf&lt;/FileName&gt;&lt;/FileType&gt;1&lt;/FileType&gt;</text:p>
          </table:table-cell>
          <table:table-cell table:formula="of:=IF([.C52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1]));IF(ISBLANK([$'Setlist Input'.A522]);1;0);0)" office:value-type="float" office:value="0" calcext:value-type="float">
            <text:p>0</text:p>
          </table:table-cell>
          <table:table-cell table:style-name="ce6" table:formula="of:=ISNUMBER(SEARCH(&quot;kind=&quot;;[$'Setlist Input'.A52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1]))" office:value-type="boolean" office:boolean-value="true" calcext:value-type="boolean">
            <text:p>TRUE</text:p>
          </table:table-cell>
          <table:table-cell table:formula="of:=IF([.D521];MID([$'Setlist Input'.A521];SEARCH(&quot;title=&quot;;[$'Setlist Input'.A521])+7;(SEARCH(&quot;&gt;&quot;;[$'Setlist Input'.A521])-1)-(SEARCH(&quot;title=&quot;;[$'Setlist Input'.A521])+7));&quot;&quot;)">
            <text:p/>
          </table:table-cell>
          <table:table-cell table:formula="of:=IF([.F521];MID([$'Setlist Input'.A521];SEARCH(&quot;score title=&quot;;[$'Setlist Input'.A521])+13;(SEARCH(&quot;path=&quot;;[$'Setlist Input'.A521])-2)-(SEARCH(&quot;score title=&quot;;[$'Setlist Input'.A521])+13));&quot;&quot;)" office:value-type="string" office:string-value="Amazing Grace" calcext:value-type="string">
            <text:p>Amazing Grace</text:p>
          </table:table-cell>
          <table:table-cell table:formula="of:=IF([.F521];MID([$'Setlist Input'.A521];SEARCH(&quot;path=&quot;;[$'Setlist Input'.A521])+6;(SEARCH(&quot;&gt;&quot;;[$'Setlist Input'.A521])-3)-(SEARCH(&quot;path=&quot;;[$'Setlist Input'.A521])+6));&quot;&quot;)" office:value-type="string" office:string-value="Amazing Grace 2.pdf" calcext:value-type="string">
            <text:p>Amazing Grace 2.pdf</text:p>
          </table:table-cell>
          <table:table-cell/>
          <table:table-cell table:formula="of:=IF([.D521];&quot;&lt;Setlist&gt;&lt;Name&gt;&quot;&amp;[.G521]&amp;&quot;&lt;/Name&gt;&quot;;IF([.E521];&quot;&lt;/Setlist&gt;&quot;;&quot;&quot;))">
            <text:p/>
          </table:table-cell>
          <table:table-cell table:formula="of:=IF([.F521];&quot;&lt;Song&gt;&lt;Title&gt;&quot;&amp;[.H521]&amp;&quot;&lt;/Title&gt;&lt;FileName&gt;&quot;&amp;[.I521]&amp;&quot;&lt;/FileName&gt;&lt;/FileType&gt;1&lt;/FileType&gt;&quot;;&quot;&quot;)" office:value-type="string" office:string-value="&lt;Song&gt;&lt;Title&gt;Amazing Grace&lt;/Title&gt;&lt;FileName&gt;Amazing Grace 2.pdf&lt;/FileName&gt;&lt;/FileType&gt;1&lt;/FileType&gt;" calcext:value-type="string">
            <text:p>&lt;Song&gt;&lt;Title&gt;Amazing Grace&lt;/Title&gt;&lt;FileName&gt;Amazing Grace 2.pdf&lt;/FileName&gt;&lt;/FileType&gt;1&lt;/FileType&gt;</text:p>
          </table:table-cell>
          <table:table-cell table:formula="of:=IF([.C52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2]));IF(ISBLANK([$'Setlist Input'.A523]);1;0);0)" office:value-type="float" office:value="0" calcext:value-type="float">
            <text:p>0</text:p>
          </table:table-cell>
          <table:table-cell table:style-name="ce6" table:formula="of:=ISNUMBER(SEARCH(&quot;kind=&quot;;[$'Setlist Input'.A52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2]))" office:value-type="boolean" office:boolean-value="true" calcext:value-type="boolean">
            <text:p>TRUE</text:p>
          </table:table-cell>
          <table:table-cell table:formula="of:=IF([.D522];MID([$'Setlist Input'.A522];SEARCH(&quot;title=&quot;;[$'Setlist Input'.A522])+7;(SEARCH(&quot;&gt;&quot;;[$'Setlist Input'.A522])-1)-(SEARCH(&quot;title=&quot;;[$'Setlist Input'.A522])+7));&quot;&quot;)">
            <text:p/>
          </table:table-cell>
          <table:table-cell table:formula="of:=IF([.F522];MID([$'Setlist Input'.A522];SEARCH(&quot;score title=&quot;;[$'Setlist Input'.A522])+13;(SEARCH(&quot;path=&quot;;[$'Setlist Input'.A522])-2)-(SEARCH(&quot;score title=&quot;;[$'Setlist Input'.A522])+13));&quot;&quot;)" office:value-type="string" office:string-value="Parting Glass in Bm" calcext:value-type="string">
            <text:p>Parting Glass in Bm</text:p>
          </table:table-cell>
          <table:table-cell table:formula="of:=IF([.F522];MID([$'Setlist Input'.A522];SEARCH(&quot;path=&quot;;[$'Setlist Input'.A522])+6;(SEARCH(&quot;&gt;&quot;;[$'Setlist Input'.A522])-3)-(SEARCH(&quot;path=&quot;;[$'Setlist Input'.A522])+6));&quot;&quot;)" office:value-type="string" office:string-value="Parting Glass in Bm.pdf" calcext:value-type="string">
            <text:p>Parting Glass in Bm.pdf</text:p>
          </table:table-cell>
          <table:table-cell/>
          <table:table-cell table:formula="of:=IF([.D522];&quot;&lt;Setlist&gt;&lt;Name&gt;&quot;&amp;[.G522]&amp;&quot;&lt;/Name&gt;&quot;;IF([.E522];&quot;&lt;/Setlist&gt;&quot;;&quot;&quot;))">
            <text:p/>
          </table:table-cell>
          <table:table-cell table:formula="of:=IF([.F522];&quot;&lt;Song&gt;&lt;Title&gt;&quot;&amp;[.H522]&amp;&quot;&lt;/Title&gt;&lt;FileName&gt;&quot;&amp;[.I522]&amp;&quot;&lt;/FileName&gt;&lt;/FileType&gt;1&lt;/FileType&gt;&quot;;&quot;&quot;)" office:value-type="string" office:string-value="&lt;Song&gt;&lt;Title&gt;Parting Glass in Bm&lt;/Title&gt;&lt;FileName&gt;Parting Glass in Bm.pdf&lt;/FileName&gt;&lt;/FileType&gt;1&lt;/FileType&gt;" calcext:value-type="string">
            <text:p>&lt;Song&gt;&lt;Title&gt;Parting Glass in Bm&lt;/Title&gt;&lt;FileName&gt;Parting Glass in Bm.pdf&lt;/FileName&gt;&lt;/FileType&gt;1&lt;/FileType&gt;</text:p>
          </table:table-cell>
          <table:table-cell table:formula="of:=IF([.C52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3]));IF(ISBLANK([$'Setlist Input'.A524]);1;0);0)" office:value-type="float" office:value="0" calcext:value-type="float">
            <text:p>0</text:p>
          </table:table-cell>
          <table:table-cell table:style-name="ce6" table:formula="of:=ISNUMBER(SEARCH(&quot;kind=&quot;;[$'Setlist Input'.A52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3]))" office:value-type="boolean" office:boolean-value="true" calcext:value-type="boolean">
            <text:p>TRUE</text:p>
          </table:table-cell>
          <table:table-cell table:formula="of:=IF([.D523];MID([$'Setlist Input'.A523];SEARCH(&quot;title=&quot;;[$'Setlist Input'.A523])+7;(SEARCH(&quot;&gt;&quot;;[$'Setlist Input'.A523])-1)-(SEARCH(&quot;title=&quot;;[$'Setlist Input'.A523])+7));&quot;&quot;)">
            <text:p/>
          </table:table-cell>
          <table:table-cell table:formula="of:=IF([.F523];MID([$'Setlist Input'.A523];SEARCH(&quot;score title=&quot;;[$'Setlist Input'.A523])+13;(SEARCH(&quot;path=&quot;;[$'Setlist Input'.A523])-2)-(SEARCH(&quot;score title=&quot;;[$'Setlist Input'.A523])+13));&quot;&quot;)" office:value-type="string" office:string-value="Old Joe Clark" calcext:value-type="string">
            <text:p>Old Joe Clark</text:p>
          </table:table-cell>
          <table:table-cell table:formula="of:=IF([.F523];MID([$'Setlist Input'.A523];SEARCH(&quot;path=&quot;;[$'Setlist Input'.A523])+6;(SEARCH(&quot;&gt;&quot;;[$'Setlist Input'.A523])-3)-(SEARCH(&quot;path=&quot;;[$'Setlist Input'.A523])+6));&quot;&quot;)" office:value-type="string" office:string-value="Old Joe Clark 2.pdf" calcext:value-type="string">
            <text:p>Old Joe Clark 2.pdf</text:p>
          </table:table-cell>
          <table:table-cell/>
          <table:table-cell table:formula="of:=IF([.D523];&quot;&lt;Setlist&gt;&lt;Name&gt;&quot;&amp;[.G523]&amp;&quot;&lt;/Name&gt;&quot;;IF([.E523];&quot;&lt;/Setlist&gt;&quot;;&quot;&quot;))">
            <text:p/>
          </table:table-cell>
          <table:table-cell table:formula="of:=IF([.F523];&quot;&lt;Song&gt;&lt;Title&gt;&quot;&amp;[.H523]&amp;&quot;&lt;/Title&gt;&lt;FileName&gt;&quot;&amp;[.I523]&amp;&quot;&lt;/FileName&gt;&lt;/FileType&gt;1&lt;/FileType&gt;&quot;;&quot;&quot;)" office:value-type="string" office:string-value="&lt;Song&gt;&lt;Title&gt;Old Joe Clark&lt;/Title&gt;&lt;FileName&gt;Old Joe Clark 2.pdf&lt;/FileName&gt;&lt;/FileType&gt;1&lt;/FileType&gt;" calcext:value-type="string">
            <text:p>&lt;Song&gt;&lt;Title&gt;Old Joe Clark&lt;/Title&gt;&lt;FileName&gt;Old Joe Clark 2.pdf&lt;/FileName&gt;&lt;/FileType&gt;1&lt;/FileType&gt;</text:p>
          </table:table-cell>
          <table:table-cell table:formula="of:=IF([.C52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4]));IF(ISBLANK([$'Setlist Input'.A525]);1;0);0)" office:value-type="float" office:value="0" calcext:value-type="float">
            <text:p>0</text:p>
          </table:table-cell>
          <table:table-cell table:style-name="ce6" table:formula="of:=ISNUMBER(SEARCH(&quot;kind=&quot;;[$'Setlist Input'.A52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4]))" office:value-type="boolean" office:boolean-value="true" calcext:value-type="boolean">
            <text:p>TRUE</text:p>
          </table:table-cell>
          <table:table-cell table:formula="of:=IF([.D524];MID([$'Setlist Input'.A524];SEARCH(&quot;title=&quot;;[$'Setlist Input'.A524])+7;(SEARCH(&quot;&gt;&quot;;[$'Setlist Input'.A524])-1)-(SEARCH(&quot;title=&quot;;[$'Setlist Input'.A524])+7));&quot;&quot;)">
            <text:p/>
          </table:table-cell>
          <table:table-cell table:formula="of:=IF([.F524];MID([$'Setlist Input'.A524];SEARCH(&quot;score title=&quot;;[$'Setlist Input'.A524])+13;(SEARCH(&quot;path=&quot;;[$'Setlist Input'.A524])-2)-(SEARCH(&quot;score title=&quot;;[$'Setlist Input'.A524])+13));&quot;&quot;)" office:value-type="string" office:string-value="Blowin in the Wind" calcext:value-type="string">
            <text:p>Blowin in the Wind</text:p>
          </table:table-cell>
          <table:table-cell table:formula="of:=IF([.F524];MID([$'Setlist Input'.A524];SEARCH(&quot;path=&quot;;[$'Setlist Input'.A524])+6;(SEARCH(&quot;&gt;&quot;;[$'Setlist Input'.A524])-3)-(SEARCH(&quot;path=&quot;;[$'Setlist Input'.A524])+6));&quot;&quot;)" office:value-type="string" office:string-value="Blowin in the Wind.pdf" calcext:value-type="string">
            <text:p>Blowin in the Wind.pdf</text:p>
          </table:table-cell>
          <table:table-cell/>
          <table:table-cell table:formula="of:=IF([.D524];&quot;&lt;Setlist&gt;&lt;Name&gt;&quot;&amp;[.G524]&amp;&quot;&lt;/Name&gt;&quot;;IF([.E524];&quot;&lt;/Setlist&gt;&quot;;&quot;&quot;))">
            <text:p/>
          </table:table-cell>
          <table:table-cell table:formula="of:=IF([.F524];&quot;&lt;Song&gt;&lt;Title&gt;&quot;&amp;[.H524]&amp;&quot;&lt;/Title&gt;&lt;FileName&gt;&quot;&amp;[.I524]&amp;&quot;&lt;/FileName&gt;&lt;/FileType&gt;1&lt;/FileType&gt;&quot;;&quot;&quot;)" office:value-type="string" office:string-value="&lt;Song&gt;&lt;Title&gt;Blowin in the Wind&lt;/Title&gt;&lt;FileName&gt;Blowin in the Wind.pdf&lt;/FileName&gt;&lt;/FileType&gt;1&lt;/FileType&gt;" calcext:value-type="string">
            <text:p>&lt;Song&gt;&lt;Title&gt;Blowin in the Wind&lt;/Title&gt;&lt;FileName&gt;Blowin in the Wind.pdf&lt;/FileName&gt;&lt;/FileType&gt;1&lt;/FileType&gt;</text:p>
          </table:table-cell>
          <table:table-cell table:formula="of:=IF([.C52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5]));IF(ISBLANK([$'Setlist Input'.A526]);1;0);0)" office:value-type="float" office:value="0" calcext:value-type="float">
            <text:p>0</text:p>
          </table:table-cell>
          <table:table-cell table:style-name="ce6" table:formula="of:=ISNUMBER(SEARCH(&quot;kind=&quot;;[$'Setlist Input'.A52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5]))" office:value-type="boolean" office:boolean-value="true" calcext:value-type="boolean">
            <text:p>TRUE</text:p>
          </table:table-cell>
          <table:table-cell table:formula="of:=IF([.D525];MID([$'Setlist Input'.A525];SEARCH(&quot;title=&quot;;[$'Setlist Input'.A525])+7;(SEARCH(&quot;&gt;&quot;;[$'Setlist Input'.A525])-1)-(SEARCH(&quot;title=&quot;;[$'Setlist Input'.A525])+7));&quot;&quot;)">
            <text:p/>
          </table:table-cell>
          <table:table-cell table:formula="of:=IF([.F525];MID([$'Setlist Input'.A525];SEARCH(&quot;score title=&quot;;[$'Setlist Input'.A525])+13;(SEARCH(&quot;path=&quot;;[$'Setlist Input'.A525])-2)-(SEARCH(&quot;score title=&quot;;[$'Setlist Input'.A525])+13));&quot;&quot;)" office:value-type="string" office:string-value="This Land is Your Land - Dulcimer TAB" calcext:value-type="string">
            <text:p>This Land is Your Land - Dulcimer TAB</text:p>
          </table:table-cell>
          <table:table-cell table:formula="of:=IF([.F525];MID([$'Setlist Input'.A525];SEARCH(&quot;path=&quot;;[$'Setlist Input'.A525])+6;(SEARCH(&quot;&gt;&quot;;[$'Setlist Input'.A525])-3)-(SEARCH(&quot;path=&quot;;[$'Setlist Input'.A525])+6));&quot;&quot;)" office:value-type="string" office:string-value="This Land is Your Land - Dulcimer TAB.pdf" calcext:value-type="string">
            <text:p>This Land is Your Land - Dulcimer TAB.pdf</text:p>
          </table:table-cell>
          <table:table-cell/>
          <table:table-cell table:formula="of:=IF([.D525];&quot;&lt;Setlist&gt;&lt;Name&gt;&quot;&amp;[.G525]&amp;&quot;&lt;/Name&gt;&quot;;IF([.E525];&quot;&lt;/Setlist&gt;&quot;;&quot;&quot;))">
            <text:p/>
          </table:table-cell>
          <table:table-cell table:formula="of:=IF([.F525];&quot;&lt;Song&gt;&lt;Title&gt;&quot;&amp;[.H525]&amp;&quot;&lt;/Title&gt;&lt;FileName&gt;&quot;&amp;[.I525]&amp;&quot;&lt;/FileName&gt;&lt;/FileType&gt;1&lt;/FileType&gt;&quot;;&quot;&quot;)" office:value-type="string" office:string-value="&lt;Song&gt;&lt;Title&gt;This Land is Your Land - Dulcimer TAB&lt;/Title&gt;&lt;FileName&gt;This Land is Your Land - Dulcimer TAB.pdf&lt;/FileName&gt;&lt;/FileType&gt;1&lt;/FileType&gt;" calcext:value-type="string">
            <text:p>&lt;Song&gt;&lt;Title&gt;This Land is Your Land - Dulcimer TAB&lt;/Title&gt;&lt;FileName&gt;This Land is Your Land - Dulcimer TAB.pdf&lt;/FileName&gt;&lt;/FileType&gt;1&lt;/FileType&gt;</text:p>
          </table:table-cell>
          <table:table-cell table:formula="of:=IF([.C52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6]));IF(ISBLANK([$'Setlist Input'.A527]);1;0);0)" office:value-type="float" office:value="0" calcext:value-type="float">
            <text:p>0</text:p>
          </table:table-cell>
          <table:table-cell table:style-name="ce6" table:formula="of:=ISNUMBER(SEARCH(&quot;kind=&quot;;[$'Setlist Input'.A52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6]))" office:value-type="boolean" office:boolean-value="true" calcext:value-type="boolean">
            <text:p>TRUE</text:p>
          </table:table-cell>
          <table:table-cell table:formula="of:=IF([.D526];MID([$'Setlist Input'.A526];SEARCH(&quot;title=&quot;;[$'Setlist Input'.A526])+7;(SEARCH(&quot;&gt;&quot;;[$'Setlist Input'.A526])-1)-(SEARCH(&quot;title=&quot;;[$'Setlist Input'.A526])+7));&quot;&quot;)">
            <text:p/>
          </table:table-cell>
          <table:table-cell table:formula="of:=IF([.F526];MID([$'Setlist Input'.A526];SEARCH(&quot;score title=&quot;;[$'Setlist Input'.A526])+13;(SEARCH(&quot;path=&quot;;[$'Setlist Input'.A526])-2)-(SEARCH(&quot;score title=&quot;;[$'Setlist Input'.A526])+13));&quot;&quot;)" office:value-type="string" office:string-value="Shenandoah - Simple" calcext:value-type="string">
            <text:p>Shenandoah - Simple</text:p>
          </table:table-cell>
          <table:table-cell table:formula="of:=IF([.F526];MID([$'Setlist Input'.A526];SEARCH(&quot;path=&quot;;[$'Setlist Input'.A526])+6;(SEARCH(&quot;&gt;&quot;;[$'Setlist Input'.A526])-3)-(SEARCH(&quot;path=&quot;;[$'Setlist Input'.A526])+6));&quot;&quot;)" office:value-type="string" office:string-value="Shenandoah - Simple.pdf" calcext:value-type="string">
            <text:p>Shenandoah - Simple.pdf</text:p>
          </table:table-cell>
          <table:table-cell/>
          <table:table-cell table:formula="of:=IF([.D526];&quot;&lt;Setlist&gt;&lt;Name&gt;&quot;&amp;[.G526]&amp;&quot;&lt;/Name&gt;&quot;;IF([.E526];&quot;&lt;/Setlist&gt;&quot;;&quot;&quot;))">
            <text:p/>
          </table:table-cell>
          <table:table-cell table:formula="of:=IF([.F526];&quot;&lt;Song&gt;&lt;Title&gt;&quot;&amp;[.H526]&amp;&quot;&lt;/Title&gt;&lt;FileName&gt;&quot;&amp;[.I526]&amp;&quot;&lt;/FileName&gt;&lt;/FileType&gt;1&lt;/FileType&gt;&quot;;&quot;&quot;)" office:value-type="string" office:string-value="&lt;Song&gt;&lt;Title&gt;Shenandoah - Simple&lt;/Title&gt;&lt;FileName&gt;Shenandoah - Simple.pdf&lt;/FileName&gt;&lt;/FileType&gt;1&lt;/FileType&gt;" calcext:value-type="string">
            <text:p>&lt;Song&gt;&lt;Title&gt;Shenandoah - Simple&lt;/Title&gt;&lt;FileName&gt;Shenandoah - Simple.pdf&lt;/FileName&gt;&lt;/FileType&gt;1&lt;/FileType&gt;</text:p>
          </table:table-cell>
          <table:table-cell table:formula="of:=IF([.C52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7]));IF(ISBLANK([$'Setlist Input'.A528]);1;0);0)" office:value-type="float" office:value="0" calcext:value-type="float">
            <text:p>0</text:p>
          </table:table-cell>
          <table:table-cell table:style-name="ce6" table:formula="of:=ISNUMBER(SEARCH(&quot;kind=&quot;;[$'Setlist Input'.A52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7]))" office:value-type="boolean" office:boolean-value="true" calcext:value-type="boolean">
            <text:p>TRUE</text:p>
          </table:table-cell>
          <table:table-cell table:formula="of:=IF([.D527];MID([$'Setlist Input'.A527];SEARCH(&quot;title=&quot;;[$'Setlist Input'.A527])+7;(SEARCH(&quot;&gt;&quot;;[$'Setlist Input'.A527])-1)-(SEARCH(&quot;title=&quot;;[$'Setlist Input'.A527])+7));&quot;&quot;)">
            <text:p/>
          </table:table-cell>
          <table:table-cell table:formula="of:=IF([.F527];MID([$'Setlist Input'.A527];SEARCH(&quot;score title=&quot;;[$'Setlist Input'.A527])+13;(SEARCH(&quot;path=&quot;;[$'Setlist Input'.A527])-2)-(SEARCH(&quot;score title=&quot;;[$'Setlist Input'.A527])+13));&quot;&quot;)" office:value-type="string" office:string-value="Wild Mountain Thyme Jeff" calcext:value-type="string">
            <text:p>Wild Mountain Thyme Jeff</text:p>
          </table:table-cell>
          <table:table-cell table:formula="of:=IF([.F527];MID([$'Setlist Input'.A527];SEARCH(&quot;path=&quot;;[$'Setlist Input'.A527])+6;(SEARCH(&quot;&gt;&quot;;[$'Setlist Input'.A527])-3)-(SEARCH(&quot;path=&quot;;[$'Setlist Input'.A527])+6));&quot;&quot;)" office:value-type="string" office:string-value="Wild Mountain Thyme Jeff.pdf" calcext:value-type="string">
            <text:p>Wild Mountain Thyme Jeff.pdf</text:p>
          </table:table-cell>
          <table:table-cell/>
          <table:table-cell table:formula="of:=IF([.D527];&quot;&lt;Setlist&gt;&lt;Name&gt;&quot;&amp;[.G527]&amp;&quot;&lt;/Name&gt;&quot;;IF([.E527];&quot;&lt;/Setlist&gt;&quot;;&quot;&quot;))">
            <text:p/>
          </table:table-cell>
          <table:table-cell table:formula="of:=IF([.F527];&quot;&lt;Song&gt;&lt;Title&gt;&quot;&amp;[.H527]&amp;&quot;&lt;/Title&gt;&lt;FileName&gt;&quot;&amp;[.I527]&amp;&quot;&lt;/FileName&gt;&lt;/FileType&gt;1&lt;/FileType&gt;&quot;;&quot;&quot;)" office:value-type="string" office:string-value="&lt;Song&gt;&lt;Title&gt;Wild Mountain Thyme Jeff&lt;/Title&gt;&lt;FileName&gt;Wild Mountain Thyme Jeff.pdf&lt;/FileName&gt;&lt;/FileType&gt;1&lt;/FileType&gt;" calcext:value-type="string">
            <text:p>&lt;Song&gt;&lt;Title&gt;Wild Mountain Thyme Jeff&lt;/Title&gt;&lt;FileName&gt;Wild Mountain Thyme Jeff.pdf&lt;/FileName&gt;&lt;/FileType&gt;1&lt;/FileType&gt;</text:p>
          </table:table-cell>
          <table:table-cell table:formula="of:=IF([.C52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8]));IF(ISBLANK([$'Setlist Input'.A529]);1;0);0)" office:value-type="float" office:value="0" calcext:value-type="float">
            <text:p>0</text:p>
          </table:table-cell>
          <table:table-cell table:style-name="ce6" table:formula="of:=ISNUMBER(SEARCH(&quot;kind=&quot;;[$'Setlist Input'.A52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8]))" office:value-type="boolean" office:boolean-value="true" calcext:value-type="boolean">
            <text:p>TRUE</text:p>
          </table:table-cell>
          <table:table-cell table:formula="of:=IF([.D528];MID([$'Setlist Input'.A528];SEARCH(&quot;title=&quot;;[$'Setlist Input'.A528])+7;(SEARCH(&quot;&gt;&quot;;[$'Setlist Input'.A528])-1)-(SEARCH(&quot;title=&quot;;[$'Setlist Input'.A528])+7));&quot;&quot;)">
            <text:p/>
          </table:table-cell>
          <table:table-cell table:formula="of:=IF([.F528];MID([$'Setlist Input'.A528];SEARCH(&quot;score title=&quot;;[$'Setlist Input'.A528])+13;(SEARCH(&quot;path=&quot;;[$'Setlist Input'.A528])-2)-(SEARCH(&quot;score title=&quot;;[$'Setlist Input'.A528])+13));&quot;&quot;)" office:value-type="string" office:string-value="I'll Fly Away" calcext:value-type="string">
            <text:p>I'll Fly Away</text:p>
          </table:table-cell>
          <table:table-cell table:formula="of:=IF([.F528];MID([$'Setlist Input'.A528];SEARCH(&quot;path=&quot;;[$'Setlist Input'.A528])+6;(SEARCH(&quot;&gt;&quot;;[$'Setlist Input'.A528])-3)-(SEARCH(&quot;path=&quot;;[$'Setlist Input'.A528])+6));&quot;&quot;)" office:value-type="string" office:string-value="I'll Fly Away.pdf" calcext:value-type="string">
            <text:p>I'll Fly Away.pdf</text:p>
          </table:table-cell>
          <table:table-cell/>
          <table:table-cell table:formula="of:=IF([.D528];&quot;&lt;Setlist&gt;&lt;Name&gt;&quot;&amp;[.G528]&amp;&quot;&lt;/Name&gt;&quot;;IF([.E528];&quot;&lt;/Setlist&gt;&quot;;&quot;&quot;))">
            <text:p/>
          </table:table-cell>
          <table:table-cell table:formula="of:=IF([.F528];&quot;&lt;Song&gt;&lt;Title&gt;&quot;&amp;[.H528]&amp;&quot;&lt;/Title&gt;&lt;FileName&gt;&quot;&amp;[.I528]&amp;&quot;&lt;/FileName&gt;&lt;/FileType&gt;1&lt;/FileType&gt;&quot;;&quot;&quot;)" office:value-type="string" office:string-value="&lt;Song&gt;&lt;Title&gt;I'll Fly Away&lt;/Title&gt;&lt;FileName&gt;I'll Fly Away.pdf&lt;/FileName&gt;&lt;/FileType&gt;1&lt;/FileType&gt;" calcext:value-type="string">
            <text:p>&lt;Song&gt;&lt;Title&gt;I'll Fly Away&lt;/Title&gt;&lt;FileName&gt;I'll Fly Away.pdf&lt;/FileName&gt;&lt;/FileType&gt;1&lt;/FileType&gt;</text:p>
          </table:table-cell>
          <table:table-cell table:formula="of:=IF([.C52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29]));IF(ISBLANK([$'Setlist Input'.A530]);1;0);0)" office:value-type="float" office:value="0" calcext:value-type="float">
            <text:p>0</text:p>
          </table:table-cell>
          <table:table-cell table:style-name="ce6" table:formula="of:=ISNUMBER(SEARCH(&quot;kind=&quot;;[$'Setlist Input'.A52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2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29]))" office:value-type="boolean" office:boolean-value="true" calcext:value-type="boolean">
            <text:p>TRUE</text:p>
          </table:table-cell>
          <table:table-cell table:formula="of:=IF([.D529];MID([$'Setlist Input'.A529];SEARCH(&quot;title=&quot;;[$'Setlist Input'.A529])+7;(SEARCH(&quot;&gt;&quot;;[$'Setlist Input'.A529])-1)-(SEARCH(&quot;title=&quot;;[$'Setlist Input'.A529])+7));&quot;&quot;)">
            <text:p/>
          </table:table-cell>
          <table:table-cell table:formula="of:=IF([.F529];MID([$'Setlist Input'.A529];SEARCH(&quot;score title=&quot;;[$'Setlist Input'.A529])+13;(SEARCH(&quot;path=&quot;;[$'Setlist Input'.A529])-2)-(SEARCH(&quot;score title=&quot;;[$'Setlist Input'.A529])+13));&quot;&quot;)" office:value-type="string" office:string-value="Zelda" calcext:value-type="string">
            <text:p>Zelda</text:p>
          </table:table-cell>
          <table:table-cell table:formula="of:=IF([.F529];MID([$'Setlist Input'.A529];SEARCH(&quot;path=&quot;;[$'Setlist Input'.A529])+6;(SEARCH(&quot;&gt;&quot;;[$'Setlist Input'.A529])-3)-(SEARCH(&quot;path=&quot;;[$'Setlist Input'.A529])+6));&quot;&quot;)" office:value-type="string" office:string-value="Zelda.pdf" calcext:value-type="string">
            <text:p>Zelda.pdf</text:p>
          </table:table-cell>
          <table:table-cell/>
          <table:table-cell table:formula="of:=IF([.D529];&quot;&lt;Setlist&gt;&lt;Name&gt;&quot;&amp;[.G529]&amp;&quot;&lt;/Name&gt;&quot;;IF([.E529];&quot;&lt;/Setlist&gt;&quot;;&quot;&quot;))">
            <text:p/>
          </table:table-cell>
          <table:table-cell table:formula="of:=IF([.F529];&quot;&lt;Song&gt;&lt;Title&gt;&quot;&amp;[.H529]&amp;&quot;&lt;/Title&gt;&lt;FileName&gt;&quot;&amp;[.I529]&amp;&quot;&lt;/FileName&gt;&lt;/FileType&gt;1&lt;/FileType&gt;&quot;;&quot;&quot;)" office:value-type="string" office:string-value="&lt;Song&gt;&lt;Title&gt;Zelda&lt;/Title&gt;&lt;FileName&gt;Zelda.pdf&lt;/FileName&gt;&lt;/FileType&gt;1&lt;/FileType&gt;" calcext:value-type="string">
            <text:p>&lt;Song&gt;&lt;Title&gt;Zelda&lt;/Title&gt;&lt;FileName&gt;Zelda.pdf&lt;/FileName&gt;&lt;/FileType&gt;1&lt;/FileType&gt;</text:p>
          </table:table-cell>
          <table:table-cell table:formula="of:=IF([.C52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0]));IF(ISBLANK([$'Setlist Input'.A531]);1;0);0)" office:value-type="float" office:value="0" calcext:value-type="float">
            <text:p>0</text:p>
          </table:table-cell>
          <table:table-cell table:style-name="ce6" table:formula="of:=ISNUMBER(SEARCH(&quot;kind=&quot;;[$'Setlist Input'.A53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0]))" office:value-type="boolean" office:boolean-value="true" calcext:value-type="boolean">
            <text:p>TRUE</text:p>
          </table:table-cell>
          <table:table-cell table:formula="of:=IF([.D530];MID([$'Setlist Input'.A530];SEARCH(&quot;title=&quot;;[$'Setlist Input'.A530])+7;(SEARCH(&quot;&gt;&quot;;[$'Setlist Input'.A530])-1)-(SEARCH(&quot;title=&quot;;[$'Setlist Input'.A530])+7));&quot;&quot;)">
            <text:p/>
          </table:table-cell>
          <table:table-cell table:formula="of:=IF([.F530];MID([$'Setlist Input'.A530];SEARCH(&quot;score title=&quot;;[$'Setlist Input'.A530])+13;(SEARCH(&quot;path=&quot;;[$'Setlist Input'.A530])-2)-(SEARCH(&quot;score title=&quot;;[$'Setlist Input'.A530])+13));&quot;&quot;)" office:value-type="string" office:string-value="Black Mountain Rag - ROOTS" calcext:value-type="string">
            <text:p>Black Mountain Rag - ROOTS</text:p>
          </table:table-cell>
          <table:table-cell table:formula="of:=IF([.F530];MID([$'Setlist Input'.A530];SEARCH(&quot;path=&quot;;[$'Setlist Input'.A530])+6;(SEARCH(&quot;&gt;&quot;;[$'Setlist Input'.A530])-3)-(SEARCH(&quot;path=&quot;;[$'Setlist Input'.A530])+6));&quot;&quot;)" office:value-type="string" office:string-value="Black Mountain Rag - ROOTS.pdf" calcext:value-type="string">
            <text:p>Black Mountain Rag - ROOTS.pdf</text:p>
          </table:table-cell>
          <table:table-cell/>
          <table:table-cell table:formula="of:=IF([.D530];&quot;&lt;Setlist&gt;&lt;Name&gt;&quot;&amp;[.G530]&amp;&quot;&lt;/Name&gt;&quot;;IF([.E530];&quot;&lt;/Setlist&gt;&quot;;&quot;&quot;))">
            <text:p/>
          </table:table-cell>
          <table:table-cell table:formula="of:=IF([.F530];&quot;&lt;Song&gt;&lt;Title&gt;&quot;&amp;[.H530]&amp;&quot;&lt;/Title&gt;&lt;FileName&gt;&quot;&amp;[.I530]&amp;&quot;&lt;/FileName&gt;&lt;/FileType&gt;1&lt;/FileType&gt;&quot;;&quot;&quot;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 table:formula="of:=IF([.C53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1]));IF(ISBLANK([$'Setlist Input'.A532]);1;0);0)" office:value-type="float" office:value="0" calcext:value-type="float">
            <text:p>0</text:p>
          </table:table-cell>
          <table:table-cell table:style-name="ce6" table:formula="of:=ISNUMBER(SEARCH(&quot;kind=&quot;;[$'Setlist Input'.A53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1]))" office:value-type="boolean" office:boolean-value="true" calcext:value-type="boolean">
            <text:p>TRUE</text:p>
          </table:table-cell>
          <table:table-cell table:formula="of:=IF([.D531];MID([$'Setlist Input'.A531];SEARCH(&quot;title=&quot;;[$'Setlist Input'.A531])+7;(SEARCH(&quot;&gt;&quot;;[$'Setlist Input'.A531])-1)-(SEARCH(&quot;title=&quot;;[$'Setlist Input'.A531])+7));&quot;&quot;)">
            <text:p/>
          </table:table-cell>
          <table:table-cell table:formula="of:=IF([.F531];MID([$'Setlist Input'.A531];SEARCH(&quot;score title=&quot;;[$'Setlist Input'.A531])+13;(SEARCH(&quot;path=&quot;;[$'Setlist Input'.A531])-2)-(SEARCH(&quot;score title=&quot;;[$'Setlist Input'.A531])+13));&quot;&quot;)" office:value-type="string" office:string-value="Genevieve's Waltz 2" calcext:value-type="string">
            <text:p>Genevieve's Waltz 2</text:p>
          </table:table-cell>
          <table:table-cell table:formula="of:=IF([.F531];MID([$'Setlist Input'.A531];SEARCH(&quot;path=&quot;;[$'Setlist Input'.A531])+6;(SEARCH(&quot;&gt;&quot;;[$'Setlist Input'.A531])-3)-(SEARCH(&quot;path=&quot;;[$'Setlist Input'.A531])+6));&quot;&quot;)" office:value-type="string" office:string-value="Genevieve's Waltz 2.pdf" calcext:value-type="string">
            <text:p>Genevieve's Waltz 2.pdf</text:p>
          </table:table-cell>
          <table:table-cell/>
          <table:table-cell table:formula="of:=IF([.D531];&quot;&lt;Setlist&gt;&lt;Name&gt;&quot;&amp;[.G531]&amp;&quot;&lt;/Name&gt;&quot;;IF([.E531];&quot;&lt;/Setlist&gt;&quot;;&quot;&quot;))">
            <text:p/>
          </table:table-cell>
          <table:table-cell table:formula="of:=IF([.F531];&quot;&lt;Song&gt;&lt;Title&gt;&quot;&amp;[.H531]&amp;&quot;&lt;/Title&gt;&lt;FileName&gt;&quot;&amp;[.I531]&amp;&quot;&lt;/FileName&gt;&lt;/FileType&gt;1&lt;/FileType&gt;&quot;;&quot;&quot;)" office:value-type="string" office:string-value="&lt;Song&gt;&lt;Title&gt;Genevieve's Waltz 2&lt;/Title&gt;&lt;FileName&gt;Genevieve's Waltz 2.pdf&lt;/FileName&gt;&lt;/FileType&gt;1&lt;/FileType&gt;" calcext:value-type="string">
            <text:p>&lt;Song&gt;&lt;Title&gt;Genevieve's Waltz 2&lt;/Title&gt;&lt;FileName&gt;Genevieve's Waltz 2.pdf&lt;/FileName&gt;&lt;/FileType&gt;1&lt;/FileType&gt;</text:p>
          </table:table-cell>
          <table:table-cell table:formula="of:=IF([.C53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2]));IF(ISBLANK([$'Setlist Input'.A533]);1;0);0)" office:value-type="float" office:value="0" calcext:value-type="float">
            <text:p>0</text:p>
          </table:table-cell>
          <table:table-cell table:style-name="ce6" table:formula="of:=ISNUMBER(SEARCH(&quot;kind=&quot;;[$'Setlist Input'.A53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2]))" office:value-type="boolean" office:boolean-value="true" calcext:value-type="boolean">
            <text:p>TRUE</text:p>
          </table:table-cell>
          <table:table-cell table:formula="of:=IF([.D532];MID([$'Setlist Input'.A532];SEARCH(&quot;title=&quot;;[$'Setlist Input'.A532])+7;(SEARCH(&quot;&gt;&quot;;[$'Setlist Input'.A532])-1)-(SEARCH(&quot;title=&quot;;[$'Setlist Input'.A532])+7));&quot;&quot;)">
            <text:p/>
          </table:table-cell>
          <table:table-cell table:formula="of:=IF([.F532];MID([$'Setlist Input'.A532];SEARCH(&quot;score title=&quot;;[$'Setlist Input'.A532])+13;(SEARCH(&quot;path=&quot;;[$'Setlist Input'.A532])-2)-(SEARCH(&quot;score title=&quot;;[$'Setlist Input'.A532])+13));&quot;&quot;)" office:value-type="string" office:string-value="Ashgrove (arr02: Ensemble)" calcext:value-type="string">
            <text:p>Ashgrove (arr02: Ensemble)</text:p>
          </table:table-cell>
          <table:table-cell table:formula="of:=IF([.F532];MID([$'Setlist Input'.A532];SEARCH(&quot;path=&quot;;[$'Setlist Input'.A532])+6;(SEARCH(&quot;&gt;&quot;;[$'Setlist Input'.A532])-3)-(SEARCH(&quot;path=&quot;;[$'Setlist Input'.A532])+6));&quot;&quot;)" office:value-type="string" office:string-value="Ashgrove (arr02: Ensemble).pdf" calcext:value-type="string">
            <text:p>Ashgrove (arr02: Ensemble).pdf</text:p>
          </table:table-cell>
          <table:table-cell/>
          <table:table-cell table:formula="of:=IF([.D532];&quot;&lt;Setlist&gt;&lt;Name&gt;&quot;&amp;[.G532]&amp;&quot;&lt;/Name&gt;&quot;;IF([.E532];&quot;&lt;/Setlist&gt;&quot;;&quot;&quot;))">
            <text:p/>
          </table:table-cell>
          <table:table-cell table:formula="of:=IF([.F532];&quot;&lt;Song&gt;&lt;Title&gt;&quot;&amp;[.H532]&amp;&quot;&lt;/Title&gt;&lt;FileName&gt;&quot;&amp;[.I532]&amp;&quot;&lt;/FileName&gt;&lt;/FileType&gt;1&lt;/FileType&gt;&quot;;&quot;&quot;)" office:value-type="string" office:string-value="&lt;Song&gt;&lt;Title&gt;Ashgrove (arr02: Ensemble)&lt;/Title&gt;&lt;FileName&gt;Ashgrove (arr02: Ensemble).pdf&lt;/FileName&gt;&lt;/FileType&gt;1&lt;/FileType&gt;" calcext:value-type="string">
            <text:p>&lt;Song&gt;&lt;Title&gt;Ashgrove (arr02: Ensemble)&lt;/Title&gt;&lt;FileName&gt;Ashgrove (arr02: Ensemble).pdf&lt;/FileName&gt;&lt;/FileType&gt;1&lt;/FileType&gt;</text:p>
          </table:table-cell>
          <table:table-cell table:formula="of:=IF([.C53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3]));IF(ISBLANK([$'Setlist Input'.A534]);1;0);0)" office:value-type="float" office:value="0" calcext:value-type="float">
            <text:p>0</text:p>
          </table:table-cell>
          <table:table-cell table:style-name="ce6" table:formula="of:=ISNUMBER(SEARCH(&quot;kind=&quot;;[$'Setlist Input'.A53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3]))" office:value-type="boolean" office:boolean-value="true" calcext:value-type="boolean">
            <text:p>TRUE</text:p>
          </table:table-cell>
          <table:table-cell table:formula="of:=IF([.D533];MID([$'Setlist Input'.A533];SEARCH(&quot;title=&quot;;[$'Setlist Input'.A533])+7;(SEARCH(&quot;&gt;&quot;;[$'Setlist Input'.A533])-1)-(SEARCH(&quot;title=&quot;;[$'Setlist Input'.A533])+7));&quot;&quot;)">
            <text:p/>
          </table:table-cell>
          <table:table-cell table:formula="of:=IF([.F533];MID([$'Setlist Input'.A533];SEARCH(&quot;score title=&quot;;[$'Setlist Input'.A533])+13;(SEARCH(&quot;path=&quot;;[$'Setlist Input'.A533])-2)-(SEARCH(&quot;score title=&quot;;[$'Setlist Input'.A533])+13));&quot;&quot;)" office:value-type="string" office:string-value="Waterbound Seifert" calcext:value-type="string">
            <text:p>Waterbound Seifert</text:p>
          </table:table-cell>
          <table:table-cell table:formula="of:=IF([.F533];MID([$'Setlist Input'.A533];SEARCH(&quot;path=&quot;;[$'Setlist Input'.A533])+6;(SEARCH(&quot;&gt;&quot;;[$'Setlist Input'.A533])-3)-(SEARCH(&quot;path=&quot;;[$'Setlist Input'.A533])+6));&quot;&quot;)" office:value-type="string" office:string-value="Waterbound Seifert.pdf" calcext:value-type="string">
            <text:p>Waterbound Seifert.pdf</text:p>
          </table:table-cell>
          <table:table-cell/>
          <table:table-cell table:formula="of:=IF([.D533];&quot;&lt;Setlist&gt;&lt;Name&gt;&quot;&amp;[.G533]&amp;&quot;&lt;/Name&gt;&quot;;IF([.E533];&quot;&lt;/Setlist&gt;&quot;;&quot;&quot;))">
            <text:p/>
          </table:table-cell>
          <table:table-cell table:formula="of:=IF([.F533];&quot;&lt;Song&gt;&lt;Title&gt;&quot;&amp;[.H533]&amp;&quot;&lt;/Title&gt;&lt;FileName&gt;&quot;&amp;[.I533]&amp;&quot;&lt;/FileName&gt;&lt;/FileType&gt;1&lt;/FileType&gt;&quot;;&quot;&quot;)" office:value-type="string" office:string-value="&lt;Song&gt;&lt;Title&gt;Waterbound Seifert&lt;/Title&gt;&lt;FileName&gt;Waterbound Seifert.pdf&lt;/FileName&gt;&lt;/FileType&gt;1&lt;/FileType&gt;" calcext:value-type="string">
            <text:p>&lt;Song&gt;&lt;Title&gt;Waterbound Seifert&lt;/Title&gt;&lt;FileName&gt;Waterbound Seifert.pdf&lt;/FileName&gt;&lt;/FileType&gt;1&lt;/FileType&gt;</text:p>
          </table:table-cell>
          <table:table-cell table:formula="of:=IF([.C53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4]));IF(ISBLANK([$'Setlist Input'.A535]);1;0);0)" office:value-type="float" office:value="0" calcext:value-type="float">
            <text:p>0</text:p>
          </table:table-cell>
          <table:table-cell table:style-name="ce6" table:formula="of:=ISNUMBER(SEARCH(&quot;kind=&quot;;[$'Setlist Input'.A53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4]))" office:value-type="boolean" office:boolean-value="true" calcext:value-type="boolean">
            <text:p>TRUE</text:p>
          </table:table-cell>
          <table:table-cell table:formula="of:=IF([.D534];MID([$'Setlist Input'.A534];SEARCH(&quot;title=&quot;;[$'Setlist Input'.A534])+7;(SEARCH(&quot;&gt;&quot;;[$'Setlist Input'.A534])-1)-(SEARCH(&quot;title=&quot;;[$'Setlist Input'.A534])+7));&quot;&quot;)">
            <text:p/>
          </table:table-cell>
          <table:table-cell table:formula="of:=IF([.F534];MID([$'Setlist Input'.A534];SEARCH(&quot;score title=&quot;;[$'Setlist Input'.A534])+13;(SEARCH(&quot;path=&quot;;[$'Setlist Input'.A534])-2)-(SEARCH(&quot;score title=&quot;;[$'Setlist Input'.A534])+13));&quot;&quot;)" office:value-type="string" office:string-value="Stump Tail Dog" calcext:value-type="string">
            <text:p>Stump Tail Dog</text:p>
          </table:table-cell>
          <table:table-cell table:formula="of:=IF([.F534];MID([$'Setlist Input'.A534];SEARCH(&quot;path=&quot;;[$'Setlist Input'.A534])+6;(SEARCH(&quot;&gt;&quot;;[$'Setlist Input'.A534])-3)-(SEARCH(&quot;path=&quot;;[$'Setlist Input'.A534])+6));&quot;&quot;)" office:value-type="string" office:string-value="Stump Tail Dog.pdf" calcext:value-type="string">
            <text:p>Stump Tail Dog.pdf</text:p>
          </table:table-cell>
          <table:table-cell/>
          <table:table-cell table:formula="of:=IF([.D534];&quot;&lt;Setlist&gt;&lt;Name&gt;&quot;&amp;[.G534]&amp;&quot;&lt;/Name&gt;&quot;;IF([.E534];&quot;&lt;/Setlist&gt;&quot;;&quot;&quot;))">
            <text:p/>
          </table:table-cell>
          <table:table-cell table:formula="of:=IF([.F534];&quot;&lt;Song&gt;&lt;Title&gt;&quot;&amp;[.H534]&amp;&quot;&lt;/Title&gt;&lt;FileName&gt;&quot;&amp;[.I534]&amp;&quot;&lt;/FileName&gt;&lt;/FileType&gt;1&lt;/FileType&gt;&quot;;&quot;&quot;)" office:value-type="string" office:string-value="&lt;Song&gt;&lt;Title&gt;Stump Tail Dog&lt;/Title&gt;&lt;FileName&gt;Stump Tail Dog.pdf&lt;/FileName&gt;&lt;/FileType&gt;1&lt;/FileType&gt;" calcext:value-type="string">
            <text:p>&lt;Song&gt;&lt;Title&gt;Stump Tail Dog&lt;/Title&gt;&lt;FileName&gt;Stump Tail Dog.pdf&lt;/FileName&gt;&lt;/FileType&gt;1&lt;/FileType&gt;</text:p>
          </table:table-cell>
          <table:table-cell table:formula="of:=IF([.C53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5]));IF(ISBLANK([$'Setlist Input'.A536]);1;0);0)" office:value-type="float" office:value="0" calcext:value-type="float">
            <text:p>0</text:p>
          </table:table-cell>
          <table:table-cell table:style-name="ce6" table:formula="of:=ISNUMBER(SEARCH(&quot;kind=&quot;;[$'Setlist Input'.A53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5]))" office:value-type="boolean" office:boolean-value="true" calcext:value-type="boolean">
            <text:p>TRUE</text:p>
          </table:table-cell>
          <table:table-cell table:formula="of:=IF([.D535];MID([$'Setlist Input'.A535];SEARCH(&quot;title=&quot;;[$'Setlist Input'.A535])+7;(SEARCH(&quot;&gt;&quot;;[$'Setlist Input'.A535])-1)-(SEARCH(&quot;title=&quot;;[$'Setlist Input'.A535])+7));&quot;&quot;)">
            <text:p/>
          </table:table-cell>
          <table:table-cell table:formula="of:=IF([.F535];MID([$'Setlist Input'.A535];SEARCH(&quot;score title=&quot;;[$'Setlist Input'.A535])+13;(SEARCH(&quot;path=&quot;;[$'Setlist Input'.A535])-2)-(SEARCH(&quot;score title=&quot;;[$'Setlist Input'.A535])+13));&quot;&quot;)" office:value-type="string" office:string-value="Yesterday non chromatic" calcext:value-type="string">
            <text:p>Yesterday non chromatic</text:p>
          </table:table-cell>
          <table:table-cell table:formula="of:=IF([.F535];MID([$'Setlist Input'.A535];SEARCH(&quot;path=&quot;;[$'Setlist Input'.A535])+6;(SEARCH(&quot;&gt;&quot;;[$'Setlist Input'.A535])-3)-(SEARCH(&quot;path=&quot;;[$'Setlist Input'.A535])+6));&quot;&quot;)" office:value-type="string" office:string-value="Yesterday non chromatic.pdf" calcext:value-type="string">
            <text:p>Yesterday non chromatic.pdf</text:p>
          </table:table-cell>
          <table:table-cell/>
          <table:table-cell table:formula="of:=IF([.D535];&quot;&lt;Setlist&gt;&lt;Name&gt;&quot;&amp;[.G535]&amp;&quot;&lt;/Name&gt;&quot;;IF([.E535];&quot;&lt;/Setlist&gt;&quot;;&quot;&quot;))">
            <text:p/>
          </table:table-cell>
          <table:table-cell table:formula="of:=IF([.F535];&quot;&lt;Song&gt;&lt;Title&gt;&quot;&amp;[.H535]&amp;&quot;&lt;/Title&gt;&lt;FileName&gt;&quot;&amp;[.I535]&amp;&quot;&lt;/FileName&gt;&lt;/FileType&gt;1&lt;/FileType&gt;&quot;;&quot;&quot;)" office:value-type="string" office:string-value="&lt;Song&gt;&lt;Title&gt;Yesterday non chromatic&lt;/Title&gt;&lt;FileName&gt;Yesterday non chromatic.pdf&lt;/FileName&gt;&lt;/FileType&gt;1&lt;/FileType&gt;" calcext:value-type="string">
            <text:p>&lt;Song&gt;&lt;Title&gt;Yesterday non chromatic&lt;/Title&gt;&lt;FileName&gt;Yesterday non chromatic.pdf&lt;/FileName&gt;&lt;/FileType&gt;1&lt;/FileType&gt;</text:p>
          </table:table-cell>
          <table:table-cell table:formula="of:=IF([.C53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6]));IF(ISBLANK([$'Setlist Input'.A537]);1;0);0)" office:value-type="float" office:value="0" calcext:value-type="float">
            <text:p>0</text:p>
          </table:table-cell>
          <table:table-cell table:style-name="ce6" table:formula="of:=ISNUMBER(SEARCH(&quot;kind=&quot;;[$'Setlist Input'.A53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6]))" office:value-type="boolean" office:boolean-value="true" calcext:value-type="boolean">
            <text:p>TRUE</text:p>
          </table:table-cell>
          <table:table-cell table:formula="of:=IF([.D536];MID([$'Setlist Input'.A536];SEARCH(&quot;title=&quot;;[$'Setlist Input'.A536])+7;(SEARCH(&quot;&gt;&quot;;[$'Setlist Input'.A536])-1)-(SEARCH(&quot;title=&quot;;[$'Setlist Input'.A536])+7));&quot;&quot;)">
            <text:p/>
          </table:table-cell>
          <table:table-cell table:formula="of:=IF([.F536];MID([$'Setlist Input'.A536];SEARCH(&quot;score title=&quot;;[$'Setlist Input'.A536])+13;(SEARCH(&quot;path=&quot;;[$'Setlist Input'.A536])-2)-(SEARCH(&quot;score title=&quot;;[$'Setlist Input'.A536])+13));&quot;&quot;)" office:value-type="string" office:string-value="Yesterday_SMN" calcext:value-type="string">
            <text:p>Yesterday_SMN</text:p>
          </table:table-cell>
          <table:table-cell table:formula="of:=IF([.F536];MID([$'Setlist Input'.A536];SEARCH(&quot;path=&quot;;[$'Setlist Input'.A536])+6;(SEARCH(&quot;&gt;&quot;;[$'Setlist Input'.A536])-3)-(SEARCH(&quot;path=&quot;;[$'Setlist Input'.A536])+6));&quot;&quot;)" office:value-type="string" office:string-value="Yesterday_SMN.pdf" calcext:value-type="string">
            <text:p>Yesterday_SMN.pdf</text:p>
          </table:table-cell>
          <table:table-cell/>
          <table:table-cell table:formula="of:=IF([.D536];&quot;&lt;Setlist&gt;&lt;Name&gt;&quot;&amp;[.G536]&amp;&quot;&lt;/Name&gt;&quot;;IF([.E536];&quot;&lt;/Setlist&gt;&quot;;&quot;&quot;))">
            <text:p/>
          </table:table-cell>
          <table:table-cell table:formula="of:=IF([.F536];&quot;&lt;Song&gt;&lt;Title&gt;&quot;&amp;[.H536]&amp;&quot;&lt;/Title&gt;&lt;FileName&gt;&quot;&amp;[.I536]&amp;&quot;&lt;/FileName&gt;&lt;/FileType&gt;1&lt;/FileType&gt;&quot;;&quot;&quot;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 table:formula="of:=IF([.C53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7]));IF(ISBLANK([$'Setlist Input'.A538]);1;0);0)" office:value-type="float" office:value="0" calcext:value-type="float">
            <text:p>0</text:p>
          </table:table-cell>
          <table:table-cell table:style-name="ce6" table:formula="of:=ISNUMBER(SEARCH(&quot;kind=&quot;;[$'Setlist Input'.A53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7]))" office:value-type="boolean" office:boolean-value="true" calcext:value-type="boolean">
            <text:p>TRUE</text:p>
          </table:table-cell>
          <table:table-cell table:formula="of:=IF([.D537];MID([$'Setlist Input'.A537];SEARCH(&quot;title=&quot;;[$'Setlist Input'.A537])+7;(SEARCH(&quot;&gt;&quot;;[$'Setlist Input'.A537])-1)-(SEARCH(&quot;title=&quot;;[$'Setlist Input'.A537])+7));&quot;&quot;)">
            <text:p/>
          </table:table-cell>
          <table:table-cell table:formula="of:=IF([.F537];MID([$'Setlist Input'.A537];SEARCH(&quot;score title=&quot;;[$'Setlist Input'.A537])+13;(SEARCH(&quot;path=&quot;;[$'Setlist Input'.A537])-2)-(SEARCH(&quot;score title=&quot;;[$'Setlist Input'.A537])+13));&quot;&quot;)" office:value-type="string" office:string-value="To-Morrow_arr02-G" calcext:value-type="string">
            <text:p>To-Morrow_arr02-G</text:p>
          </table:table-cell>
          <table:table-cell table:formula="of:=IF([.F537];MID([$'Setlist Input'.A537];SEARCH(&quot;path=&quot;;[$'Setlist Input'.A537])+6;(SEARCH(&quot;&gt;&quot;;[$'Setlist Input'.A537])-3)-(SEARCH(&quot;path=&quot;;[$'Setlist Input'.A537])+6));&quot;&quot;)" office:value-type="string" office:string-value="To-Morrow_arr02-G.pdf" calcext:value-type="string">
            <text:p>To-Morrow_arr02-G.pdf</text:p>
          </table:table-cell>
          <table:table-cell/>
          <table:table-cell table:formula="of:=IF([.D537];&quot;&lt;Setlist&gt;&lt;Name&gt;&quot;&amp;[.G537]&amp;&quot;&lt;/Name&gt;&quot;;IF([.E537];&quot;&lt;/Setlist&gt;&quot;;&quot;&quot;))">
            <text:p/>
          </table:table-cell>
          <table:table-cell table:formula="of:=IF([.F537];&quot;&lt;Song&gt;&lt;Title&gt;&quot;&amp;[.H537]&amp;&quot;&lt;/Title&gt;&lt;FileName&gt;&quot;&amp;[.I537]&amp;&quot;&lt;/FileName&gt;&lt;/FileType&gt;1&lt;/FileType&gt;&quot;;&quot;&quot;)" office:value-type="string" office:string-value="&lt;Song&gt;&lt;Title&gt;To-Morrow_arr02-G&lt;/Title&gt;&lt;FileName&gt;To-Morrow_arr02-G.pdf&lt;/FileName&gt;&lt;/FileType&gt;1&lt;/FileType&gt;" calcext:value-type="string">
            <text:p>&lt;Song&gt;&lt;Title&gt;To-Morrow_arr02-G&lt;/Title&gt;&lt;FileName&gt;To-Morrow_arr02-G.pdf&lt;/FileName&gt;&lt;/FileType&gt;1&lt;/FileType&gt;</text:p>
          </table:table-cell>
          <table:table-cell table:formula="of:=IF([.C53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8]));IF(ISBLANK([$'Setlist Input'.A539]);1;0);0)" office:value-type="float" office:value="0" calcext:value-type="float">
            <text:p>0</text:p>
          </table:table-cell>
          <table:table-cell table:style-name="ce6" table:formula="of:=ISNUMBER(SEARCH(&quot;kind=&quot;;[$'Setlist Input'.A53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8]))" office:value-type="boolean" office:boolean-value="true" calcext:value-type="boolean">
            <text:p>TRUE</text:p>
          </table:table-cell>
          <table:table-cell table:formula="of:=IF([.D538];MID([$'Setlist Input'.A538];SEARCH(&quot;title=&quot;;[$'Setlist Input'.A538])+7;(SEARCH(&quot;&gt;&quot;;[$'Setlist Input'.A538])-1)-(SEARCH(&quot;title=&quot;;[$'Setlist Input'.A538])+7));&quot;&quot;)">
            <text:p/>
          </table:table-cell>
          <table:table-cell table:formula="of:=IF([.F538];MID([$'Setlist Input'.A538];SEARCH(&quot;score title=&quot;;[$'Setlist Input'.A538])+13;(SEARCH(&quot;path=&quot;;[$'Setlist Input'.A538])-2)-(SEARCH(&quot;score title=&quot;;[$'Setlist Input'.A538])+13));&quot;&quot;)" office:value-type="string" office:string-value="To-Morrow_arr01-D" calcext:value-type="string">
            <text:p>To-Morrow_arr01-D</text:p>
          </table:table-cell>
          <table:table-cell table:formula="of:=IF([.F538];MID([$'Setlist Input'.A538];SEARCH(&quot;path=&quot;;[$'Setlist Input'.A538])+6;(SEARCH(&quot;&gt;&quot;;[$'Setlist Input'.A538])-3)-(SEARCH(&quot;path=&quot;;[$'Setlist Input'.A538])+6));&quot;&quot;)" office:value-type="string" office:string-value="To-Morrow_arr01-D.pdf" calcext:value-type="string">
            <text:p>To-Morrow_arr01-D.pdf</text:p>
          </table:table-cell>
          <table:table-cell/>
          <table:table-cell table:formula="of:=IF([.D538];&quot;&lt;Setlist&gt;&lt;Name&gt;&quot;&amp;[.G538]&amp;&quot;&lt;/Name&gt;&quot;;IF([.E538];&quot;&lt;/Setlist&gt;&quot;;&quot;&quot;))">
            <text:p/>
          </table:table-cell>
          <table:table-cell table:formula="of:=IF([.F538];&quot;&lt;Song&gt;&lt;Title&gt;&quot;&amp;[.H538]&amp;&quot;&lt;/Title&gt;&lt;FileName&gt;&quot;&amp;[.I538]&amp;&quot;&lt;/FileName&gt;&lt;/FileType&gt;1&lt;/FileType&gt;&quot;;&quot;&quot;)" office:value-type="string" office:string-value="&lt;Song&gt;&lt;Title&gt;To-Morrow_arr01-D&lt;/Title&gt;&lt;FileName&gt;To-Morrow_arr01-D.pdf&lt;/FileName&gt;&lt;/FileType&gt;1&lt;/FileType&gt;" calcext:value-type="string">
            <text:p>&lt;Song&gt;&lt;Title&gt;To-Morrow_arr01-D&lt;/Title&gt;&lt;FileName&gt;To-Morrow_arr01-D.pdf&lt;/FileName&gt;&lt;/FileType&gt;1&lt;/FileType&gt;</text:p>
          </table:table-cell>
          <table:table-cell table:formula="of:=IF([.C53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39]));IF(ISBLANK([$'Setlist Input'.A540]);1;0);0)" office:value-type="float" office:value="0" calcext:value-type="float">
            <text:p>0</text:p>
          </table:table-cell>
          <table:table-cell table:style-name="ce6" table:formula="of:=ISNUMBER(SEARCH(&quot;kind=&quot;;[$'Setlist Input'.A53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3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39]))" office:value-type="boolean" office:boolean-value="true" calcext:value-type="boolean">
            <text:p>TRUE</text:p>
          </table:table-cell>
          <table:table-cell table:formula="of:=IF([.D539];MID([$'Setlist Input'.A539];SEARCH(&quot;title=&quot;;[$'Setlist Input'.A539])+7;(SEARCH(&quot;&gt;&quot;;[$'Setlist Input'.A539])-1)-(SEARCH(&quot;title=&quot;;[$'Setlist Input'.A539])+7));&quot;&quot;)">
            <text:p/>
          </table:table-cell>
          <table:table-cell table:formula="of:=IF([.F539];MID([$'Setlist Input'.A539];SEARCH(&quot;score title=&quot;;[$'Setlist Input'.A539])+13;(SEARCH(&quot;path=&quot;;[$'Setlist Input'.A539])-2)-(SEARCH(&quot;score title=&quot;;[$'Setlist Input'.A539])+13));&quot;&quot;)" office:value-type="string" office:string-value="Today_arr01" calcext:value-type="string">
            <text:p>Today_arr01</text:p>
          </table:table-cell>
          <table:table-cell table:formula="of:=IF([.F539];MID([$'Setlist Input'.A539];SEARCH(&quot;path=&quot;;[$'Setlist Input'.A539])+6;(SEARCH(&quot;&gt;&quot;;[$'Setlist Input'.A539])-3)-(SEARCH(&quot;path=&quot;;[$'Setlist Input'.A539])+6));&quot;&quot;)" office:value-type="string" office:string-value="Today_arr01.pdf" calcext:value-type="string">
            <text:p>Today_arr01.pdf</text:p>
          </table:table-cell>
          <table:table-cell/>
          <table:table-cell table:formula="of:=IF([.D539];&quot;&lt;Setlist&gt;&lt;Name&gt;&quot;&amp;[.G539]&amp;&quot;&lt;/Name&gt;&quot;;IF([.E539];&quot;&lt;/Setlist&gt;&quot;;&quot;&quot;))">
            <text:p/>
          </table:table-cell>
          <table:table-cell table:formula="of:=IF([.F539];&quot;&lt;Song&gt;&lt;Title&gt;&quot;&amp;[.H539]&amp;&quot;&lt;/Title&gt;&lt;FileName&gt;&quot;&amp;[.I539]&amp;&quot;&lt;/FileName&gt;&lt;/FileType&gt;1&lt;/FileType&gt;&quot;;&quot;&quot;)" office:value-type="string" office:string-value="&lt;Song&gt;&lt;Title&gt;Today_arr01&lt;/Title&gt;&lt;FileName&gt;Today_arr01.pdf&lt;/FileName&gt;&lt;/FileType&gt;1&lt;/FileType&gt;" calcext:value-type="string">
            <text:p>&lt;Song&gt;&lt;Title&gt;Today_arr01&lt;/Title&gt;&lt;FileName&gt;Today_arr01.pdf&lt;/FileName&gt;&lt;/FileType&gt;1&lt;/FileType&gt;</text:p>
          </table:table-cell>
          <table:table-cell table:formula="of:=IF([.C53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0]));IF(ISBLANK([$'Setlist Input'.A541]);1;0);0)" office:value-type="float" office:value="0" calcext:value-type="float">
            <text:p>0</text:p>
          </table:table-cell>
          <table:table-cell table:style-name="ce6" table:formula="of:=ISNUMBER(SEARCH(&quot;kind=&quot;;[$'Setlist Input'.A54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0]))" office:value-type="boolean" office:boolean-value="true" calcext:value-type="boolean">
            <text:p>TRUE</text:p>
          </table:table-cell>
          <table:table-cell table:formula="of:=IF([.D540];MID([$'Setlist Input'.A540];SEARCH(&quot;title=&quot;;[$'Setlist Input'.A540])+7;(SEARCH(&quot;&gt;&quot;;[$'Setlist Input'.A540])-1)-(SEARCH(&quot;title=&quot;;[$'Setlist Input'.A540])+7));&quot;&quot;)">
            <text:p/>
          </table:table-cell>
          <table:table-cell table:formula="of:=IF([.F540];MID([$'Setlist Input'.A540];SEARCH(&quot;score title=&quot;;[$'Setlist Input'.A540])+13;(SEARCH(&quot;path=&quot;;[$'Setlist Input'.A540])-2)-(SEARCH(&quot;score title=&quot;;[$'Setlist Input'.A540])+13));&quot;&quot;)" office:value-type="string" office:string-value="Beautiful-Savior_arr01_Eulberg" calcext:value-type="string">
            <text:p>Beautiful-Savior_arr01_Eulberg</text:p>
          </table:table-cell>
          <table:table-cell table:formula="of:=IF([.F540];MID([$'Setlist Input'.A540];SEARCH(&quot;path=&quot;;[$'Setlist Input'.A540])+6;(SEARCH(&quot;&gt;&quot;;[$'Setlist Input'.A540])-3)-(SEARCH(&quot;path=&quot;;[$'Setlist Input'.A540])+6));&quot;&quot;)" office:value-type="string" office:string-value="Beautiful-Savior_arr01_Eulberg.pdf" calcext:value-type="string">
            <text:p>Beautiful-Savior_arr01_Eulberg.pdf</text:p>
          </table:table-cell>
          <table:table-cell/>
          <table:table-cell table:formula="of:=IF([.D540];&quot;&lt;Setlist&gt;&lt;Name&gt;&quot;&amp;[.G540]&amp;&quot;&lt;/Name&gt;&quot;;IF([.E540];&quot;&lt;/Setlist&gt;&quot;;&quot;&quot;))">
            <text:p/>
          </table:table-cell>
          <table:table-cell table:formula="of:=IF([.F540];&quot;&lt;Song&gt;&lt;Title&gt;&quot;&amp;[.H540]&amp;&quot;&lt;/Title&gt;&lt;FileName&gt;&quot;&amp;[.I540]&amp;&quot;&lt;/FileName&gt;&lt;/FileType&gt;1&lt;/FileType&gt;&quot;;&quot;&quot;)" office:value-type="string" office:string-value="&lt;Song&gt;&lt;Title&gt;Beautiful-Savior_arr01_Eulberg&lt;/Title&gt;&lt;FileName&gt;Beautiful-Savior_arr01_Eulberg.pdf&lt;/FileName&gt;&lt;/FileType&gt;1&lt;/FileType&gt;" calcext:value-type="string">
            <text:p>&lt;Song&gt;&lt;Title&gt;Beautiful-Savior_arr01_Eulberg&lt;/Title&gt;&lt;FileName&gt;Beautiful-Savior_arr01_Eulberg.pdf&lt;/FileName&gt;&lt;/FileType&gt;1&lt;/FileType&gt;</text:p>
          </table:table-cell>
          <table:table-cell table:formula="of:=IF([.C54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1]));IF(ISBLANK([$'Setlist Input'.A542]);1;0);0)" office:value-type="float" office:value="0" calcext:value-type="float">
            <text:p>0</text:p>
          </table:table-cell>
          <table:table-cell table:style-name="ce6" table:formula="of:=ISNUMBER(SEARCH(&quot;kind=&quot;;[$'Setlist Input'.A54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1]))" office:value-type="boolean" office:boolean-value="true" calcext:value-type="boolean">
            <text:p>TRUE</text:p>
          </table:table-cell>
          <table:table-cell table:formula="of:=IF([.D541];MID([$'Setlist Input'.A541];SEARCH(&quot;title=&quot;;[$'Setlist Input'.A541])+7;(SEARCH(&quot;&gt;&quot;;[$'Setlist Input'.A541])-1)-(SEARCH(&quot;title=&quot;;[$'Setlist Input'.A541])+7));&quot;&quot;)">
            <text:p/>
          </table:table-cell>
          <table:table-cell table:formula="of:=IF([.F541];MID([$'Setlist Input'.A541];SEARCH(&quot;score title=&quot;;[$'Setlist Input'.A541])+13;(SEARCH(&quot;path=&quot;;[$'Setlist Input'.A541])-2)-(SEARCH(&quot;score title=&quot;;[$'Setlist Input'.A541])+13));&quot;&quot;)" office:value-type="string" office:string-value="Winters-Light_arr01_Pratt" calcext:value-type="string">
            <text:p>Winters-Light_arr01_Pratt</text:p>
          </table:table-cell>
          <table:table-cell table:formula="of:=IF([.F541];MID([$'Setlist Input'.A541];SEARCH(&quot;path=&quot;;[$'Setlist Input'.A541])+6;(SEARCH(&quot;&gt;&quot;;[$'Setlist Input'.A541])-3)-(SEARCH(&quot;path=&quot;;[$'Setlist Input'.A541])+6));&quot;&quot;)" office:value-type="string" office:string-value="Winters-Light_arr01_Pratt.pdf" calcext:value-type="string">
            <text:p>Winters-Light_arr01_Pratt.pdf</text:p>
          </table:table-cell>
          <table:table-cell/>
          <table:table-cell table:formula="of:=IF([.D541];&quot;&lt;Setlist&gt;&lt;Name&gt;&quot;&amp;[.G541]&amp;&quot;&lt;/Name&gt;&quot;;IF([.E541];&quot;&lt;/Setlist&gt;&quot;;&quot;&quot;))">
            <text:p/>
          </table:table-cell>
          <table:table-cell table:formula="of:=IF([.F541];&quot;&lt;Song&gt;&lt;Title&gt;&quot;&amp;[.H541]&amp;&quot;&lt;/Title&gt;&lt;FileName&gt;&quot;&amp;[.I541]&amp;&quot;&lt;/FileName&gt;&lt;/FileType&gt;1&lt;/FileType&gt;&quot;;&quot;&quot;)" office:value-type="string" office:string-value="&lt;Song&gt;&lt;Title&gt;Winters-Light_arr01_Pratt&lt;/Title&gt;&lt;FileName&gt;Winters-Light_arr01_Pratt.pdf&lt;/FileName&gt;&lt;/FileType&gt;1&lt;/FileType&gt;" calcext:value-type="string">
            <text:p>&lt;Song&gt;&lt;Title&gt;Winters-Light_arr01_Pratt&lt;/Title&gt;&lt;FileName&gt;Winters-Light_arr01_Pratt.pdf&lt;/FileName&gt;&lt;/FileType&gt;1&lt;/FileType&gt;</text:p>
          </table:table-cell>
          <table:table-cell table:formula="of:=IF([.C54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2]));IF(ISBLANK([$'Setlist Input'.A543]);1;0);0)" office:value-type="float" office:value="0" calcext:value-type="float">
            <text:p>0</text:p>
          </table:table-cell>
          <table:table-cell table:style-name="ce6" table:formula="of:=ISNUMBER(SEARCH(&quot;kind=&quot;;[$'Setlist Input'.A54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2]))" office:value-type="boolean" office:boolean-value="true" calcext:value-type="boolean">
            <text:p>TRUE</text:p>
          </table:table-cell>
          <table:table-cell table:formula="of:=IF([.D542];MID([$'Setlist Input'.A542];SEARCH(&quot;title=&quot;;[$'Setlist Input'.A542])+7;(SEARCH(&quot;&gt;&quot;;[$'Setlist Input'.A542])-1)-(SEARCH(&quot;title=&quot;;[$'Setlist Input'.A542])+7));&quot;&quot;)">
            <text:p/>
          </table:table-cell>
          <table:table-cell table:formula="of:=IF([.F542];MID([$'Setlist Input'.A542];SEARCH(&quot;score title=&quot;;[$'Setlist Input'.A542])+13;(SEARCH(&quot;path=&quot;;[$'Setlist Input'.A542])-2)-(SEARCH(&quot;score title=&quot;;[$'Setlist Input'.A542])+13));&quot;&quot;)" office:value-type="string" office:string-value="Gray Cat on the Tennessee Farm (arr01)" calcext:value-type="string">
            <text:p>Gray Cat on the Tennessee Farm (arr01)</text:p>
          </table:table-cell>
          <table:table-cell table:formula="of:=IF([.F542];MID([$'Setlist Input'.A542];SEARCH(&quot;path=&quot;;[$'Setlist Input'.A542])+6;(SEARCH(&quot;&gt;&quot;;[$'Setlist Input'.A542])-3)-(SEARCH(&quot;path=&quot;;[$'Setlist Input'.A542])+6));&quot;&quot;)" office:value-type="string" office:string-value="Gray Cat on the Tennessee Farm (arr01).pdf" calcext:value-type="string">
            <text:p>Gray Cat on the Tennessee Farm (arr01).pdf</text:p>
          </table:table-cell>
          <table:table-cell/>
          <table:table-cell table:formula="of:=IF([.D542];&quot;&lt;Setlist&gt;&lt;Name&gt;&quot;&amp;[.G542]&amp;&quot;&lt;/Name&gt;&quot;;IF([.E542];&quot;&lt;/Setlist&gt;&quot;;&quot;&quot;))">
            <text:p/>
          </table:table-cell>
          <table:table-cell table:formula="of:=IF([.F542];&quot;&lt;Song&gt;&lt;Title&gt;&quot;&amp;[.H542]&amp;&quot;&lt;/Title&gt;&lt;FileName&gt;&quot;&amp;[.I542]&amp;&quot;&lt;/FileName&gt;&lt;/FileType&gt;1&lt;/FileType&gt;&quot;;&quot;&quot;)" office:value-type="string" office:string-value="&lt;Song&gt;&lt;Title&gt;Gray Cat on the Tennessee Farm (arr01)&lt;/Title&gt;&lt;FileName&gt;Gray Cat on the Tennessee Farm (arr01).pdf&lt;/FileName&gt;&lt;/FileType&gt;1&lt;/FileType&gt;" calcext:value-type="string">
            <text:p>&lt;Song&gt;&lt;Title&gt;Gray Cat on the Tennessee Farm (arr01)&lt;/Title&gt;&lt;FileName&gt;Gray Cat on the Tennessee Farm (arr01).pdf&lt;/FileName&gt;&lt;/FileType&gt;1&lt;/FileType&gt;</text:p>
          </table:table-cell>
          <table:table-cell table:formula="of:=IF([.C54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3]));IF(ISBLANK([$'Setlist Input'.A544]);1;0);0)" office:value-type="float" office:value="0" calcext:value-type="float">
            <text:p>0</text:p>
          </table:table-cell>
          <table:table-cell table:style-name="ce6" table:formula="of:=ISNUMBER(SEARCH(&quot;kind=&quot;;[$'Setlist Input'.A54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3]))" office:value-type="boolean" office:boolean-value="true" calcext:value-type="boolean">
            <text:p>TRUE</text:p>
          </table:table-cell>
          <table:table-cell table:formula="of:=IF([.D543];MID([$'Setlist Input'.A543];SEARCH(&quot;title=&quot;;[$'Setlist Input'.A543])+7;(SEARCH(&quot;&gt;&quot;;[$'Setlist Input'.A543])-1)-(SEARCH(&quot;title=&quot;;[$'Setlist Input'.A543])+7));&quot;&quot;)">
            <text:p/>
          </table:table-cell>
          <table:table-cell table:formula="of:=IF([.F543];MID([$'Setlist Input'.A543];SEARCH(&quot;score title=&quot;;[$'Setlist Input'.A543])+13;(SEARCH(&quot;path=&quot;;[$'Setlist Input'.A543])-2)-(SEARCH(&quot;score title=&quot;;[$'Setlist Input'.A543])+13));&quot;&quot;)" office:value-type="string" office:string-value="Mountain-Tay_arr01" calcext:value-type="string">
            <text:p>Mountain-Tay_arr01</text:p>
          </table:table-cell>
          <table:table-cell table:formula="of:=IF([.F543];MID([$'Setlist Input'.A543];SEARCH(&quot;path=&quot;;[$'Setlist Input'.A543])+6;(SEARCH(&quot;&gt;&quot;;[$'Setlist Input'.A543])-3)-(SEARCH(&quot;path=&quot;;[$'Setlist Input'.A543])+6));&quot;&quot;)" office:value-type="string" office:string-value="Mountain-Tay_arr01.pdf" calcext:value-type="string">
            <text:p>Mountain-Tay_arr01.pdf</text:p>
          </table:table-cell>
          <table:table-cell/>
          <table:table-cell table:formula="of:=IF([.D543];&quot;&lt;Setlist&gt;&lt;Name&gt;&quot;&amp;[.G543]&amp;&quot;&lt;/Name&gt;&quot;;IF([.E543];&quot;&lt;/Setlist&gt;&quot;;&quot;&quot;))">
            <text:p/>
          </table:table-cell>
          <table:table-cell table:formula="of:=IF([.F543];&quot;&lt;Song&gt;&lt;Title&gt;&quot;&amp;[.H543]&amp;&quot;&lt;/Title&gt;&lt;FileName&gt;&quot;&amp;[.I543]&amp;&quot;&lt;/FileName&gt;&lt;/FileType&gt;1&lt;/FileType&gt;&quot;;&quot;&quot;)" office:value-type="string" office:string-value="&lt;Song&gt;&lt;Title&gt;Mountain-Tay_arr01&lt;/Title&gt;&lt;FileName&gt;Mountain-Tay_arr01.pdf&lt;/FileName&gt;&lt;/FileType&gt;1&lt;/FileType&gt;" calcext:value-type="string">
            <text:p>&lt;Song&gt;&lt;Title&gt;Mountain-Tay_arr01&lt;/Title&gt;&lt;FileName&gt;Mountain-Tay_arr01.pdf&lt;/FileName&gt;&lt;/FileType&gt;1&lt;/FileType&gt;</text:p>
          </table:table-cell>
          <table:table-cell table:formula="of:=IF([.C54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4]));IF(ISBLANK([$'Setlist Input'.A545]);1;0);0)" office:value-type="float" office:value="0" calcext:value-type="float">
            <text:p>0</text:p>
          </table:table-cell>
          <table:table-cell table:style-name="ce6" table:formula="of:=ISNUMBER(SEARCH(&quot;kind=&quot;;[$'Setlist Input'.A54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4]))" office:value-type="boolean" office:boolean-value="true" calcext:value-type="boolean">
            <text:p>TRUE</text:p>
          </table:table-cell>
          <table:table-cell table:formula="of:=IF([.D544];MID([$'Setlist Input'.A544];SEARCH(&quot;title=&quot;;[$'Setlist Input'.A544])+7;(SEARCH(&quot;&gt;&quot;;[$'Setlist Input'.A544])-1)-(SEARCH(&quot;title=&quot;;[$'Setlist Input'.A544])+7));&quot;&quot;)">
            <text:p/>
          </table:table-cell>
          <table:table-cell table:formula="of:=IF([.F544];MID([$'Setlist Input'.A544];SEARCH(&quot;score title=&quot;;[$'Setlist Input'.A544])+13;(SEARCH(&quot;path=&quot;;[$'Setlist Input'.A544])-2)-(SEARCH(&quot;score title=&quot;;[$'Setlist Input'.A544])+13));&quot;&quot;)" office:value-type="string" office:string-value="T'was Down in the Meadows (arr01: Einan)" calcext:value-type="string">
            <text:p>T'was Down in the Meadows (arr01: Einan)</text:p>
          </table:table-cell>
          <table:table-cell table:formula="of:=IF([.F544];MID([$'Setlist Input'.A544];SEARCH(&quot;path=&quot;;[$'Setlist Input'.A544])+6;(SEARCH(&quot;&gt;&quot;;[$'Setlist Input'.A544])-3)-(SEARCH(&quot;path=&quot;;[$'Setlist Input'.A544])+6));&quot;&quot;)" office:value-type="string" office:string-value="T'was Down in the Meadows (arr01: Einan).pdf" calcext:value-type="string">
            <text:p>T'was Down in the Meadows (arr01: Einan).pdf</text:p>
          </table:table-cell>
          <table:table-cell/>
          <table:table-cell table:formula="of:=IF([.D544];&quot;&lt;Setlist&gt;&lt;Name&gt;&quot;&amp;[.G544]&amp;&quot;&lt;/Name&gt;&quot;;IF([.E544];&quot;&lt;/Setlist&gt;&quot;;&quot;&quot;))">
            <text:p/>
          </table:table-cell>
          <table:table-cell table:formula="of:=IF([.F544];&quot;&lt;Song&gt;&lt;Title&gt;&quot;&amp;[.H544]&amp;&quot;&lt;/Title&gt;&lt;FileName&gt;&quot;&amp;[.I544]&amp;&quot;&lt;/FileName&gt;&lt;/FileType&gt;1&lt;/FileType&gt;&quot;;&quot;&quot;)" office:value-type="string" office:string-value="&lt;Song&gt;&lt;Title&gt;T'was Down in the Meadows (arr01: Einan)&lt;/Title&gt;&lt;FileName&gt;T'was Down in the Meadows (arr01: Einan).pdf&lt;/FileName&gt;&lt;/FileType&gt;1&lt;/FileType&gt;" calcext:value-type="string">
            <text:p>&lt;Song&gt;&lt;Title&gt;T'was Down in the Meadows (arr01: Einan)&lt;/Title&gt;&lt;FileName&gt;T'was Down in the Meadows (arr01: Einan).pdf&lt;/FileName&gt;&lt;/FileType&gt;1&lt;/FileType&gt;</text:p>
          </table:table-cell>
          <table:table-cell table:formula="of:=IF([.C54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5]));IF(ISBLANK([$'Setlist Input'.A546]);1;0);0)" office:value-type="float" office:value="0" calcext:value-type="float">
            <text:p>0</text:p>
          </table:table-cell>
          <table:table-cell table:style-name="ce6" table:formula="of:=ISNUMBER(SEARCH(&quot;kind=&quot;;[$'Setlist Input'.A54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5]))" office:value-type="boolean" office:boolean-value="true" calcext:value-type="boolean">
            <text:p>TRUE</text:p>
          </table:table-cell>
          <table:table-cell table:formula="of:=IF([.D545];MID([$'Setlist Input'.A545];SEARCH(&quot;title=&quot;;[$'Setlist Input'.A545])+7;(SEARCH(&quot;&gt;&quot;;[$'Setlist Input'.A545])-1)-(SEARCH(&quot;title=&quot;;[$'Setlist Input'.A545])+7));&quot;&quot;)">
            <text:p/>
          </table:table-cell>
          <table:table-cell table:formula="of:=IF([.F545];MID([$'Setlist Input'.A545];SEARCH(&quot;score title=&quot;;[$'Setlist Input'.A545])+13;(SEARCH(&quot;path=&quot;;[$'Setlist Input'.A545])-2)-(SEARCH(&quot;score title=&quot;;[$'Setlist Input'.A545])+13));&quot;&quot;)" office:value-type="string" office:string-value="Amazing-Grace_arr01_5-Parts" calcext:value-type="string">
            <text:p>Amazing-Grace_arr01_5-Parts</text:p>
          </table:table-cell>
          <table:table-cell table:formula="of:=IF([.F545];MID([$'Setlist Input'.A545];SEARCH(&quot;path=&quot;;[$'Setlist Input'.A545])+6;(SEARCH(&quot;&gt;&quot;;[$'Setlist Input'.A545])-3)-(SEARCH(&quot;path=&quot;;[$'Setlist Input'.A545])+6));&quot;&quot;)" office:value-type="string" office:string-value="Amazing-Grace_arr01_5-Parts.pdf" calcext:value-type="string">
            <text:p>Amazing-Grace_arr01_5-Parts.pdf</text:p>
          </table:table-cell>
          <table:table-cell/>
          <table:table-cell table:formula="of:=IF([.D545];&quot;&lt;Setlist&gt;&lt;Name&gt;&quot;&amp;[.G545]&amp;&quot;&lt;/Name&gt;&quot;;IF([.E545];&quot;&lt;/Setlist&gt;&quot;;&quot;&quot;))">
            <text:p/>
          </table:table-cell>
          <table:table-cell table:formula="of:=IF([.F545];&quot;&lt;Song&gt;&lt;Title&gt;&quot;&amp;[.H545]&amp;&quot;&lt;/Title&gt;&lt;FileName&gt;&quot;&amp;[.I545]&amp;&quot;&lt;/FileName&gt;&lt;/FileType&gt;1&lt;/FileType&gt;&quot;;&quot;&quot;)" office:value-type="string" office:string-value="&lt;Song&gt;&lt;Title&gt;Amazing-Grace_arr01_5-Parts&lt;/Title&gt;&lt;FileName&gt;Amazing-Grace_arr01_5-Parts.pdf&lt;/FileName&gt;&lt;/FileType&gt;1&lt;/FileType&gt;" calcext:value-type="string">
            <text:p>&lt;Song&gt;&lt;Title&gt;Amazing-Grace_arr01_5-Parts&lt;/Title&gt;&lt;FileName&gt;Amazing-Grace_arr01_5-Parts.pdf&lt;/FileName&gt;&lt;/FileType&gt;1&lt;/FileType&gt;</text:p>
          </table:table-cell>
          <table:table-cell table:formula="of:=IF([.C54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6]));IF(ISBLANK([$'Setlist Input'.A547]);1;0);0)" office:value-type="float" office:value="0" calcext:value-type="float">
            <text:p>0</text:p>
          </table:table-cell>
          <table:table-cell table:style-name="ce6" table:formula="of:=ISNUMBER(SEARCH(&quot;kind=&quot;;[$'Setlist Input'.A54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6]))" office:value-type="boolean" office:boolean-value="true" calcext:value-type="boolean">
            <text:p>TRUE</text:p>
          </table:table-cell>
          <table:table-cell table:formula="of:=IF([.D546];MID([$'Setlist Input'.A546];SEARCH(&quot;title=&quot;;[$'Setlist Input'.A546])+7;(SEARCH(&quot;&gt;&quot;;[$'Setlist Input'.A546])-1)-(SEARCH(&quot;title=&quot;;[$'Setlist Input'.A546])+7));&quot;&quot;)">
            <text:p/>
          </table:table-cell>
          <table:table-cell table:formula="of:=IF([.F546];MID([$'Setlist Input'.A546];SEARCH(&quot;score title=&quot;;[$'Setlist Input'.A546])+13;(SEARCH(&quot;path=&quot;;[$'Setlist Input'.A546])-2)-(SEARCH(&quot;score title=&quot;;[$'Setlist Input'.A546])+13));&quot;&quot;)" office:value-type="string" office:string-value="Go In Peace, arr01" calcext:value-type="string">
            <text:p>Go In Peace, arr01</text:p>
          </table:table-cell>
          <table:table-cell table:formula="of:=IF([.F546];MID([$'Setlist Input'.A546];SEARCH(&quot;path=&quot;;[$'Setlist Input'.A546])+6;(SEARCH(&quot;&gt;&quot;;[$'Setlist Input'.A546])-3)-(SEARCH(&quot;path=&quot;;[$'Setlist Input'.A546])+6));&quot;&quot;)" office:value-type="string" office:string-value="Go In Peace, arr01.pdf" calcext:value-type="string">
            <text:p>Go In Peace, arr01.pdf</text:p>
          </table:table-cell>
          <table:table-cell/>
          <table:table-cell table:formula="of:=IF([.D546];&quot;&lt;Setlist&gt;&lt;Name&gt;&quot;&amp;[.G546]&amp;&quot;&lt;/Name&gt;&quot;;IF([.E546];&quot;&lt;/Setlist&gt;&quot;;&quot;&quot;))">
            <text:p/>
          </table:table-cell>
          <table:table-cell table:formula="of:=IF([.F546];&quot;&lt;Song&gt;&lt;Title&gt;&quot;&amp;[.H546]&amp;&quot;&lt;/Title&gt;&lt;FileName&gt;&quot;&amp;[.I546]&amp;&quot;&lt;/FileName&gt;&lt;/FileType&gt;1&lt;/FileType&gt;&quot;;&quot;&quot;)" office:value-type="string" office:string-value="&lt;Song&gt;&lt;Title&gt;Go In Peace, arr01&lt;/Title&gt;&lt;FileName&gt;Go In Peace, arr01.pdf&lt;/FileName&gt;&lt;/FileType&gt;1&lt;/FileType&gt;" calcext:value-type="string">
            <text:p>&lt;Song&gt;&lt;Title&gt;Go In Peace, arr01&lt;/Title&gt;&lt;FileName&gt;Go In Peace, arr01.pdf&lt;/FileName&gt;&lt;/FileType&gt;1&lt;/FileType&gt;</text:p>
          </table:table-cell>
          <table:table-cell table:formula="of:=IF([.C54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7]));IF(ISBLANK([$'Setlist Input'.A548]);1;0);0)" office:value-type="float" office:value="0" calcext:value-type="float">
            <text:p>0</text:p>
          </table:table-cell>
          <table:table-cell table:style-name="ce6" table:formula="of:=ISNUMBER(SEARCH(&quot;kind=&quot;;[$'Setlist Input'.A54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7]))" office:value-type="boolean" office:boolean-value="true" calcext:value-type="boolean">
            <text:p>TRUE</text:p>
          </table:table-cell>
          <table:table-cell table:formula="of:=IF([.D547];MID([$'Setlist Input'.A547];SEARCH(&quot;title=&quot;;[$'Setlist Input'.A547])+7;(SEARCH(&quot;&gt;&quot;;[$'Setlist Input'.A547])-1)-(SEARCH(&quot;title=&quot;;[$'Setlist Input'.A547])+7));&quot;&quot;)">
            <text:p/>
          </table:table-cell>
          <table:table-cell table:formula="of:=IF([.F547];MID([$'Setlist Input'.A547];SEARCH(&quot;score title=&quot;;[$'Setlist Input'.A547])+13;(SEARCH(&quot;path=&quot;;[$'Setlist Input'.A547])-2)-(SEARCH(&quot;score title=&quot;;[$'Setlist Input'.A547])+13));&quot;&quot;)" office:value-type="string" office:string-value="River (arr02: Muller)" calcext:value-type="string">
            <text:p>River (arr02: Muller)</text:p>
          </table:table-cell>
          <table:table-cell table:formula="of:=IF([.F547];MID([$'Setlist Input'.A547];SEARCH(&quot;path=&quot;;[$'Setlist Input'.A547])+6;(SEARCH(&quot;&gt;&quot;;[$'Setlist Input'.A547])-3)-(SEARCH(&quot;path=&quot;;[$'Setlist Input'.A547])+6));&quot;&quot;)" office:value-type="string" office:string-value="River (arr02: Muller).pdf" calcext:value-type="string">
            <text:p>River (arr02: Muller).pdf</text:p>
          </table:table-cell>
          <table:table-cell/>
          <table:table-cell table:formula="of:=IF([.D547];&quot;&lt;Setlist&gt;&lt;Name&gt;&quot;&amp;[.G547]&amp;&quot;&lt;/Name&gt;&quot;;IF([.E547];&quot;&lt;/Setlist&gt;&quot;;&quot;&quot;))">
            <text:p/>
          </table:table-cell>
          <table:table-cell table:formula="of:=IF([.F547];&quot;&lt;Song&gt;&lt;Title&gt;&quot;&amp;[.H547]&amp;&quot;&lt;/Title&gt;&lt;FileName&gt;&quot;&amp;[.I547]&amp;&quot;&lt;/FileName&gt;&lt;/FileType&gt;1&lt;/FileType&gt;&quot;;&quot;&quot;)" office:value-type="string" office:string-value="&lt;Song&gt;&lt;Title&gt;River (arr02: Muller)&lt;/Title&gt;&lt;FileName&gt;River (arr02: Muller).pdf&lt;/FileName&gt;&lt;/FileType&gt;1&lt;/FileType&gt;" calcext:value-type="string">
            <text:p>&lt;Song&gt;&lt;Title&gt;River (arr02: Muller)&lt;/Title&gt;&lt;FileName&gt;River (arr02: Muller).pdf&lt;/FileName&gt;&lt;/FileType&gt;1&lt;/FileType&gt;</text:p>
          </table:table-cell>
          <table:table-cell table:formula="of:=IF([.C54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8]));IF(ISBLANK([$'Setlist Input'.A549]);1;0);0)" office:value-type="float" office:value="0" calcext:value-type="float">
            <text:p>0</text:p>
          </table:table-cell>
          <table:table-cell table:style-name="ce6" table:formula="of:=ISNUMBER(SEARCH(&quot;kind=&quot;;[$'Setlist Input'.A54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8]))" office:value-type="boolean" office:boolean-value="true" calcext:value-type="boolean">
            <text:p>TRUE</text:p>
          </table:table-cell>
          <table:table-cell table:formula="of:=IF([.D548];MID([$'Setlist Input'.A548];SEARCH(&quot;title=&quot;;[$'Setlist Input'.A548])+7;(SEARCH(&quot;&gt;&quot;;[$'Setlist Input'.A548])-1)-(SEARCH(&quot;title=&quot;;[$'Setlist Input'.A548])+7));&quot;&quot;)">
            <text:p/>
          </table:table-cell>
          <table:table-cell table:formula="of:=IF([.F548];MID([$'Setlist Input'.A548];SEARCH(&quot;score title=&quot;;[$'Setlist Input'.A548])+13;(SEARCH(&quot;path=&quot;;[$'Setlist Input'.A548])-2)-(SEARCH(&quot;score title=&quot;;[$'Setlist Input'.A548])+13));&quot;&quot;)" office:value-type="string" office:string-value="River (arr01: Johnston1)" calcext:value-type="string">
            <text:p>River (arr01: Johnston1)</text:p>
          </table:table-cell>
          <table:table-cell table:formula="of:=IF([.F548];MID([$'Setlist Input'.A548];SEARCH(&quot;path=&quot;;[$'Setlist Input'.A548])+6;(SEARCH(&quot;&gt;&quot;;[$'Setlist Input'.A548])-3)-(SEARCH(&quot;path=&quot;;[$'Setlist Input'.A548])+6));&quot;&quot;)" office:value-type="string" office:string-value="River (arr01: Johnston1).pdf" calcext:value-type="string">
            <text:p>River (arr01: Johnston1).pdf</text:p>
          </table:table-cell>
          <table:table-cell/>
          <table:table-cell table:formula="of:=IF([.D548];&quot;&lt;Setlist&gt;&lt;Name&gt;&quot;&amp;[.G548]&amp;&quot;&lt;/Name&gt;&quot;;IF([.E548];&quot;&lt;/Setlist&gt;&quot;;&quot;&quot;))">
            <text:p/>
          </table:table-cell>
          <table:table-cell table:formula="of:=IF([.F548];&quot;&lt;Song&gt;&lt;Title&gt;&quot;&amp;[.H548]&amp;&quot;&lt;/Title&gt;&lt;FileName&gt;&quot;&amp;[.I548]&amp;&quot;&lt;/FileName&gt;&lt;/FileType&gt;1&lt;/FileType&gt;&quot;;&quot;&quot;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 table:formula="of:=IF([.C54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49]));IF(ISBLANK([$'Setlist Input'.A550]);1;0);0)" office:value-type="float" office:value="0" calcext:value-type="float">
            <text:p>0</text:p>
          </table:table-cell>
          <table:table-cell table:style-name="ce6" table:formula="of:=ISNUMBER(SEARCH(&quot;kind=&quot;;[$'Setlist Input'.A54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4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49]))" office:value-type="boolean" office:boolean-value="true" calcext:value-type="boolean">
            <text:p>TRUE</text:p>
          </table:table-cell>
          <table:table-cell table:formula="of:=IF([.D549];MID([$'Setlist Input'.A549];SEARCH(&quot;title=&quot;;[$'Setlist Input'.A549])+7;(SEARCH(&quot;&gt;&quot;;[$'Setlist Input'.A549])-1)-(SEARCH(&quot;title=&quot;;[$'Setlist Input'.A549])+7));&quot;&quot;)">
            <text:p/>
          </table:table-cell>
          <table:table-cell table:formula="of:=IF([.F549];MID([$'Setlist Input'.A549];SEARCH(&quot;score title=&quot;;[$'Setlist Input'.A549])+13;(SEARCH(&quot;path=&quot;;[$'Setlist Input'.A549])-2)-(SEARCH(&quot;score title=&quot;;[$'Setlist Input'.A549])+13));&quot;&quot;)" office:value-type="string" office:string-value="Mississippi Sawyer (arr04: Seifert 4-Part)" calcext:value-type="string">
            <text:p>Mississippi Sawyer (arr04: Seifert 4-Part)</text:p>
          </table:table-cell>
          <table:table-cell table:formula="of:=IF([.F549];MID([$'Setlist Input'.A549];SEARCH(&quot;path=&quot;;[$'Setlist Input'.A549])+6;(SEARCH(&quot;&gt;&quot;;[$'Setlist Input'.A549])-3)-(SEARCH(&quot;path=&quot;;[$'Setlist Input'.A549])+6));&quot;&quot;)" office:value-type="string" office:string-value="Mississippi Sawyer (arr04: Seifert 4-Part).pdf" calcext:value-type="string">
            <text:p>Mississippi Sawyer (arr04: Seifert 4-Part).pdf</text:p>
          </table:table-cell>
          <table:table-cell/>
          <table:table-cell table:formula="of:=IF([.D549];&quot;&lt;Setlist&gt;&lt;Name&gt;&quot;&amp;[.G549]&amp;&quot;&lt;/Name&gt;&quot;;IF([.E549];&quot;&lt;/Setlist&gt;&quot;;&quot;&quot;))">
            <text:p/>
          </table:table-cell>
          <table:table-cell table:formula="of:=IF([.F549];&quot;&lt;Song&gt;&lt;Title&gt;&quot;&amp;[.H549]&amp;&quot;&lt;/Title&gt;&lt;FileName&gt;&quot;&amp;[.I549]&amp;&quot;&lt;/FileName&gt;&lt;/FileType&gt;1&lt;/FileType&gt;&quot;;&quot;&quot;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 table:formula="of:=IF([.C54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0]));IF(ISBLANK([$'Setlist Input'.A551]);1;0);0)" office:value-type="float" office:value="0" calcext:value-type="float">
            <text:p>0</text:p>
          </table:table-cell>
          <table:table-cell table:style-name="ce6" table:formula="of:=ISNUMBER(SEARCH(&quot;kind=&quot;;[$'Setlist Input'.A55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0]))" office:value-type="boolean" office:boolean-value="true" calcext:value-type="boolean">
            <text:p>TRUE</text:p>
          </table:table-cell>
          <table:table-cell table:formula="of:=IF([.D550];MID([$'Setlist Input'.A550];SEARCH(&quot;title=&quot;;[$'Setlist Input'.A550])+7;(SEARCH(&quot;&gt;&quot;;[$'Setlist Input'.A550])-1)-(SEARCH(&quot;title=&quot;;[$'Setlist Input'.A550])+7));&quot;&quot;)">
            <text:p/>
          </table:table-cell>
          <table:table-cell table:formula="of:=IF([.F550];MID([$'Setlist Input'.A550];SEARCH(&quot;score title=&quot;;[$'Setlist Input'.A550])+13;(SEARCH(&quot;path=&quot;;[$'Setlist Input'.A550])-2)-(SEARCH(&quot;score title=&quot;;[$'Setlist Input'.A550])+13));&quot;&quot;)" office:value-type="string" office:string-value="Cripple Creek (arr04: Seifert 4-Part)" calcext:value-type="string">
            <text:p>Cripple Creek (arr04: Seifert 4-Part)</text:p>
          </table:table-cell>
          <table:table-cell table:formula="of:=IF([.F550];MID([$'Setlist Input'.A550];SEARCH(&quot;path=&quot;;[$'Setlist Input'.A550])+6;(SEARCH(&quot;&gt;&quot;;[$'Setlist Input'.A550])-3)-(SEARCH(&quot;path=&quot;;[$'Setlist Input'.A550])+6));&quot;&quot;)" office:value-type="string" office:string-value="Cripple Creek (arr04: Seifert 4-Part).pdf" calcext:value-type="string">
            <text:p>Cripple Creek (arr04: Seifert 4-Part).pdf</text:p>
          </table:table-cell>
          <table:table-cell/>
          <table:table-cell table:formula="of:=IF([.D550];&quot;&lt;Setlist&gt;&lt;Name&gt;&quot;&amp;[.G550]&amp;&quot;&lt;/Name&gt;&quot;;IF([.E550];&quot;&lt;/Setlist&gt;&quot;;&quot;&quot;))">
            <text:p/>
          </table:table-cell>
          <table:table-cell table:formula="of:=IF([.F550];&quot;&lt;Song&gt;&lt;Title&gt;&quot;&amp;[.H550]&amp;&quot;&lt;/Title&gt;&lt;FileName&gt;&quot;&amp;[.I550]&amp;&quot;&lt;/FileName&gt;&lt;/FileType&gt;1&lt;/FileType&gt;&quot;;&quot;&quot;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 table:formula="of:=IF([.C55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1]));IF(ISBLANK([$'Setlist Input'.A552]);1;0);0)" office:value-type="float" office:value="0" calcext:value-type="float">
            <text:p>0</text:p>
          </table:table-cell>
          <table:table-cell table:style-name="ce6" table:formula="of:=ISNUMBER(SEARCH(&quot;kind=&quot;;[$'Setlist Input'.A55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1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551]))" office:value-type="boolean" office:boolean-value="false" calcext:value-type="boolean">
            <text:p>FALSE</text:p>
          </table:table-cell>
          <table:table-cell table:formula="of:=IF([.D551];MID([$'Setlist Input'.A551];SEARCH(&quot;title=&quot;;[$'Setlist Input'.A551])+7;(SEARCH(&quot;&gt;&quot;;[$'Setlist Input'.A551])-1)-(SEARCH(&quot;title=&quot;;[$'Setlist Input'.A551])+7));&quot;&quot;)">
            <text:p/>
          </table:table-cell>
          <table:table-cell table:formula="of:=IF([.F551];MID([$'Setlist Input'.A551];SEARCH(&quot;score title=&quot;;[$'Setlist Input'.A551])+13;(SEARCH(&quot;path=&quot;;[$'Setlist Input'.A551])-2)-(SEARCH(&quot;score title=&quot;;[$'Setlist Input'.A551])+13));&quot;&quot;)">
            <text:p/>
          </table:table-cell>
          <table:table-cell table:formula="of:=IF([.F551];MID([$'Setlist Input'.A551];SEARCH(&quot;path=&quot;;[$'Setlist Input'.A551])+6;(SEARCH(&quot;&gt;&quot;;[$'Setlist Input'.A551])-3)-(SEARCH(&quot;path=&quot;;[$'Setlist Input'.A551])+6));&quot;&quot;)">
            <text:p/>
          </table:table-cell>
          <table:table-cell/>
          <table:table-cell table:formula="of:=IF([.D551];&quot;&lt;Setlist&gt;&lt;Name&gt;&quot;&amp;[.G551]&amp;&quot;&lt;/Name&gt;&quot;;IF([.E551];&quot;&lt;/Setlist&gt;&quot;;&quot;&quot;))" office:value-type="string" office:string-value="&lt;/Setlist&gt;" calcext:value-type="string">
            <text:p>&lt;/Setlist&gt;</text:p>
          </table:table-cell>
          <table:table-cell table:formula="of:=IF([.F551];&quot;&lt;Song&gt;&lt;Title&gt;&quot;&amp;[.H551]&amp;&quot;&lt;/Title&gt;&lt;FileName&gt;&quot;&amp;[.I551]&amp;&quot;&lt;/FileName&gt;&lt;/FileType&gt;1&lt;/FileType&gt;&quot;;&quot;&quot;)">
            <text:p/>
          </table:table-cell>
          <table:table-cell table:formula="of:=IF([.C55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2]));IF(ISBLANK([$'Setlist Input'.A553]);1;0);0)" office:value-type="float" office:value="0" calcext:value-type="float">
            <text:p>0</text:p>
          </table:table-cell>
          <table:table-cell table:style-name="ce6" table:formula="of:=ISNUMBER(SEARCH(&quot;kind=&quot;;[$'Setlist Input'.A552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55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2]))" office:value-type="boolean" office:boolean-value="false" calcext:value-type="boolean">
            <text:p>FALSE</text:p>
          </table:table-cell>
          <table:table-cell table:formula="of:=IF([.D552];MID([$'Setlist Input'.A552];SEARCH(&quot;title=&quot;;[$'Setlist Input'.A552])+7;(SEARCH(&quot;&gt;&quot;;[$'Setlist Input'.A552])-1)-(SEARCH(&quot;title=&quot;;[$'Setlist Input'.A552])+7));&quot;&quot;)" office:value-type="string" office:string-value="WaS To Consider" calcext:value-type="string">
            <text:p>WaS To Consider</text:p>
          </table:table-cell>
          <table:table-cell table:formula="of:=IF([.F552];MID([$'Setlist Input'.A552];SEARCH(&quot;score title=&quot;;[$'Setlist Input'.A552])+13;(SEARCH(&quot;path=&quot;;[$'Setlist Input'.A552])-2)-(SEARCH(&quot;score title=&quot;;[$'Setlist Input'.A552])+13));&quot;&quot;)">
            <text:p/>
          </table:table-cell>
          <table:table-cell table:formula="of:=IF([.F552];MID([$'Setlist Input'.A552];SEARCH(&quot;path=&quot;;[$'Setlist Input'.A552])+6;(SEARCH(&quot;&gt;&quot;;[$'Setlist Input'.A552])-3)-(SEARCH(&quot;path=&quot;;[$'Setlist Input'.A552])+6));&quot;&quot;)">
            <text:p/>
          </table:table-cell>
          <table:table-cell/>
          <table:table-cell table:formula="of:=IF([.D552];&quot;&lt;Setlist&gt;&lt;Name&gt;&quot;&amp;[.G552]&amp;&quot;&lt;/Name&gt;&quot;;IF([.E552];&quot;&lt;/Setlist&gt;&quot;;&quot;&quot;))" office:value-type="string" office:string-value="&lt;Setlist&gt;&lt;Name&gt;WaS To Consider&lt;/Name&gt;" calcext:value-type="string">
            <text:p>&lt;Setlist&gt;&lt;Name&gt;WaS To Consider&lt;/Name&gt;</text:p>
          </table:table-cell>
          <table:table-cell table:formula="of:=IF([.F552];&quot;&lt;Song&gt;&lt;Title&gt;&quot;&amp;[.H552]&amp;&quot;&lt;/Title&gt;&lt;FileName&gt;&quot;&amp;[.I552]&amp;&quot;&lt;/FileName&gt;&lt;/FileType&gt;1&lt;/FileType&gt;&quot;;&quot;&quot;)">
            <text:p/>
          </table:table-cell>
          <table:table-cell table:formula="of:=IF([.C55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3]));IF(ISBLANK([$'Setlist Input'.A554]);1;0);0)" office:value-type="float" office:value="0" calcext:value-type="float">
            <text:p>0</text:p>
          </table:table-cell>
          <table:table-cell table:style-name="ce6" table:formula="of:=ISNUMBER(SEARCH(&quot;kind=&quot;;[$'Setlist Input'.A55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3]))" office:value-type="boolean" office:boolean-value="true" calcext:value-type="boolean">
            <text:p>TRUE</text:p>
          </table:table-cell>
          <table:table-cell table:formula="of:=IF([.D553];MID([$'Setlist Input'.A553];SEARCH(&quot;title=&quot;;[$'Setlist Input'.A553])+7;(SEARCH(&quot;&gt;&quot;;[$'Setlist Input'.A553])-1)-(SEARCH(&quot;title=&quot;;[$'Setlist Input'.A553])+7));&quot;&quot;)">
            <text:p/>
          </table:table-cell>
          <table:table-cell table:formula="of:=IF([.F553];MID([$'Setlist Input'.A553];SEARCH(&quot;score title=&quot;;[$'Setlist Input'.A553])+13;(SEARCH(&quot;path=&quot;;[$'Setlist Input'.A553])-2)-(SEARCH(&quot;score title=&quot;;[$'Setlist Input'.A553])+13));&quot;&quot;)" office:value-type="string" office:string-value="Leaving Lismore *" calcext:value-type="string">
            <text:p>Leaving Lismore *</text:p>
          </table:table-cell>
          <table:table-cell table:formula="of:=IF([.F553];MID([$'Setlist Input'.A553];SEARCH(&quot;path=&quot;;[$'Setlist Input'.A553])+6;(SEARCH(&quot;&gt;&quot;;[$'Setlist Input'.A553])-3)-(SEARCH(&quot;path=&quot;;[$'Setlist Input'.A553])+6));&quot;&quot;)" office:value-type="string" office:string-value="Leaving Lismore *.pdf" calcext:value-type="string">
            <text:p>Leaving Lismore *.pdf</text:p>
          </table:table-cell>
          <table:table-cell/>
          <table:table-cell table:formula="of:=IF([.D553];&quot;&lt;Setlist&gt;&lt;Name&gt;&quot;&amp;[.G553]&amp;&quot;&lt;/Name&gt;&quot;;IF([.E553];&quot;&lt;/Setlist&gt;&quot;;&quot;&quot;))">
            <text:p/>
          </table:table-cell>
          <table:table-cell table:formula="of:=IF([.F553];&quot;&lt;Song&gt;&lt;Title&gt;&quot;&amp;[.H553]&amp;&quot;&lt;/Title&gt;&lt;FileName&gt;&quot;&amp;[.I553]&amp;&quot;&lt;/FileName&gt;&lt;/FileType&gt;1&lt;/FileType&gt;&quot;;&quot;&quot;)" office:value-type="string" office:string-value="&lt;Song&gt;&lt;Title&gt;Leaving Lismore *&lt;/Title&gt;&lt;FileName&gt;Leaving Lismore *.pdf&lt;/FileName&gt;&lt;/FileType&gt;1&lt;/FileType&gt;" calcext:value-type="string">
            <text:p>&lt;Song&gt;&lt;Title&gt;Leaving Lismore *&lt;/Title&gt;&lt;FileName&gt;Leaving Lismore *.pdf&lt;/FileName&gt;&lt;/FileType&gt;1&lt;/FileType&gt;</text:p>
          </table:table-cell>
          <table:table-cell table:formula="of:=IF([.C55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4]));IF(ISBLANK([$'Setlist Input'.A555]);1;0);0)" office:value-type="float" office:value="0" calcext:value-type="float">
            <text:p>0</text:p>
          </table:table-cell>
          <table:table-cell table:style-name="ce6" table:formula="of:=ISNUMBER(SEARCH(&quot;kind=&quot;;[$'Setlist Input'.A55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4]))" office:value-type="boolean" office:boolean-value="true" calcext:value-type="boolean">
            <text:p>TRUE</text:p>
          </table:table-cell>
          <table:table-cell table:formula="of:=IF([.D554];MID([$'Setlist Input'.A554];SEARCH(&quot;title=&quot;;[$'Setlist Input'.A554])+7;(SEARCH(&quot;&gt;&quot;;[$'Setlist Input'.A554])-1)-(SEARCH(&quot;title=&quot;;[$'Setlist Input'.A554])+7));&quot;&quot;)">
            <text:p/>
          </table:table-cell>
          <table:table-cell table:formula="of:=IF([.F554];MID([$'Setlist Input'.A554];SEARCH(&quot;score title=&quot;;[$'Setlist Input'.A554])+13;(SEARCH(&quot;path=&quot;;[$'Setlist Input'.A554])-2)-(SEARCH(&quot;score title=&quot;;[$'Setlist Input'.A554])+13));&quot;&quot;)" office:value-type="string" office:string-value="Ned of the Hill - Simple" calcext:value-type="string">
            <text:p>Ned of the Hill - Simple</text:p>
          </table:table-cell>
          <table:table-cell table:formula="of:=IF([.F554];MID([$'Setlist Input'.A554];SEARCH(&quot;path=&quot;;[$'Setlist Input'.A554])+6;(SEARCH(&quot;&gt;&quot;;[$'Setlist Input'.A554])-3)-(SEARCH(&quot;path=&quot;;[$'Setlist Input'.A554])+6));&quot;&quot;)" office:value-type="string" office:string-value="Ned of the Hill - Simple.pdf" calcext:value-type="string">
            <text:p>Ned of the Hill - Simple.pdf</text:p>
          </table:table-cell>
          <table:table-cell/>
          <table:table-cell table:formula="of:=IF([.D554];&quot;&lt;Setlist&gt;&lt;Name&gt;&quot;&amp;[.G554]&amp;&quot;&lt;/Name&gt;&quot;;IF([.E554];&quot;&lt;/Setlist&gt;&quot;;&quot;&quot;))">
            <text:p/>
          </table:table-cell>
          <table:table-cell table:formula="of:=IF([.F554];&quot;&lt;Song&gt;&lt;Title&gt;&quot;&amp;[.H554]&amp;&quot;&lt;/Title&gt;&lt;FileName&gt;&quot;&amp;[.I554]&amp;&quot;&lt;/FileName&gt;&lt;/FileType&gt;1&lt;/FileType&gt;&quot;;&quot;&quot;)" office:value-type="string" office:string-value="&lt;Song&gt;&lt;Title&gt;Ned of the Hill - Simple&lt;/Title&gt;&lt;FileName&gt;Ned of the Hill - Simple.pdf&lt;/FileName&gt;&lt;/FileType&gt;1&lt;/FileType&gt;" calcext:value-type="string">
            <text:p>&lt;Song&gt;&lt;Title&gt;Ned of the Hill - Simple&lt;/Title&gt;&lt;FileName&gt;Ned of the Hill - Simple.pdf&lt;/FileName&gt;&lt;/FileType&gt;1&lt;/FileType&gt;</text:p>
          </table:table-cell>
          <table:table-cell table:formula="of:=IF([.C55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5]));IF(ISBLANK([$'Setlist Input'.A556]);1;0);0)" office:value-type="float" office:value="0" calcext:value-type="float">
            <text:p>0</text:p>
          </table:table-cell>
          <table:table-cell table:style-name="ce6" table:formula="of:=ISNUMBER(SEARCH(&quot;kind=&quot;;[$'Setlist Input'.A55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5]))" office:value-type="boolean" office:boolean-value="true" calcext:value-type="boolean">
            <text:p>TRUE</text:p>
          </table:table-cell>
          <table:table-cell table:formula="of:=IF([.D555];MID([$'Setlist Input'.A555];SEARCH(&quot;title=&quot;;[$'Setlist Input'.A555])+7;(SEARCH(&quot;&gt;&quot;;[$'Setlist Input'.A555])-1)-(SEARCH(&quot;title=&quot;;[$'Setlist Input'.A555])+7));&quot;&quot;)">
            <text:p/>
          </table:table-cell>
          <table:table-cell table:formula="of:=IF([.F555];MID([$'Setlist Input'.A555];SEARCH(&quot;score title=&quot;;[$'Setlist Input'.A555])+13;(SEARCH(&quot;path=&quot;;[$'Setlist Input'.A555])-2)-(SEARCH(&quot;score title=&quot;;[$'Setlist Input'.A555])+13));&quot;&quot;)" office:value-type="string" office:string-value="Ar Erinn" calcext:value-type="string">
            <text:p>Ar Erinn</text:p>
          </table:table-cell>
          <table:table-cell table:formula="of:=IF([.F555];MID([$'Setlist Input'.A555];SEARCH(&quot;path=&quot;;[$'Setlist Input'.A555])+6;(SEARCH(&quot;&gt;&quot;;[$'Setlist Input'.A555])-3)-(SEARCH(&quot;path=&quot;;[$'Setlist Input'.A555])+6));&quot;&quot;)" office:value-type="string" office:string-value="Ar Erinn.pdf" calcext:value-type="string">
            <text:p>Ar Erinn.pdf</text:p>
          </table:table-cell>
          <table:table-cell/>
          <table:table-cell table:formula="of:=IF([.D555];&quot;&lt;Setlist&gt;&lt;Name&gt;&quot;&amp;[.G555]&amp;&quot;&lt;/Name&gt;&quot;;IF([.E555];&quot;&lt;/Setlist&gt;&quot;;&quot;&quot;))">
            <text:p/>
          </table:table-cell>
          <table:table-cell table:formula="of:=IF([.F555];&quot;&lt;Song&gt;&lt;Title&gt;&quot;&amp;[.H555]&amp;&quot;&lt;/Title&gt;&lt;FileName&gt;&quot;&amp;[.I555]&amp;&quot;&lt;/FileName&gt;&lt;/FileType&gt;1&lt;/FileType&gt;&quot;;&quot;&quot;)" office:value-type="string" office:string-value="&lt;Song&gt;&lt;Title&gt;Ar Erinn&lt;/Title&gt;&lt;FileName&gt;Ar Erinn.pdf&lt;/FileName&gt;&lt;/FileType&gt;1&lt;/FileType&gt;" calcext:value-type="string">
            <text:p>&lt;Song&gt;&lt;Title&gt;Ar Erinn&lt;/Title&gt;&lt;FileName&gt;Ar Erinn.pdf&lt;/FileName&gt;&lt;/FileType&gt;1&lt;/FileType&gt;</text:p>
          </table:table-cell>
          <table:table-cell table:formula="of:=IF([.C55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6]));IF(ISBLANK([$'Setlist Input'.A557]);1;0);0)" office:value-type="float" office:value="0" calcext:value-type="float">
            <text:p>0</text:p>
          </table:table-cell>
          <table:table-cell table:style-name="ce6" table:formula="of:=ISNUMBER(SEARCH(&quot;kind=&quot;;[$'Setlist Input'.A55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6]))" office:value-type="boolean" office:boolean-value="true" calcext:value-type="boolean">
            <text:p>TRUE</text:p>
          </table:table-cell>
          <table:table-cell table:formula="of:=IF([.D556];MID([$'Setlist Input'.A556];SEARCH(&quot;title=&quot;;[$'Setlist Input'.A556])+7;(SEARCH(&quot;&gt;&quot;;[$'Setlist Input'.A556])-1)-(SEARCH(&quot;title=&quot;;[$'Setlist Input'.A556])+7));&quot;&quot;)">
            <text:p/>
          </table:table-cell>
          <table:table-cell table:formula="of:=IF([.F556];MID([$'Setlist Input'.A556];SEARCH(&quot;score title=&quot;;[$'Setlist Input'.A556])+13;(SEARCH(&quot;path=&quot;;[$'Setlist Input'.A556])-2)-(SEARCH(&quot;score title=&quot;;[$'Setlist Input'.A556])+13));&quot;&quot;)" office:value-type="string" office:string-value="Bonnie Doon" calcext:value-type="string">
            <text:p>Bonnie Doon</text:p>
          </table:table-cell>
          <table:table-cell table:formula="of:=IF([.F556];MID([$'Setlist Input'.A556];SEARCH(&quot;path=&quot;;[$'Setlist Input'.A556])+6;(SEARCH(&quot;&gt;&quot;;[$'Setlist Input'.A556])-3)-(SEARCH(&quot;path=&quot;;[$'Setlist Input'.A556])+6));&quot;&quot;)" office:value-type="string" office:string-value="Bonnie Doon.pdf" calcext:value-type="string">
            <text:p>Bonnie Doon.pdf</text:p>
          </table:table-cell>
          <table:table-cell/>
          <table:table-cell table:formula="of:=IF([.D556];&quot;&lt;Setlist&gt;&lt;Name&gt;&quot;&amp;[.G556]&amp;&quot;&lt;/Name&gt;&quot;;IF([.E556];&quot;&lt;/Setlist&gt;&quot;;&quot;&quot;))">
            <text:p/>
          </table:table-cell>
          <table:table-cell table:formula="of:=IF([.F556];&quot;&lt;Song&gt;&lt;Title&gt;&quot;&amp;[.H556]&amp;&quot;&lt;/Title&gt;&lt;FileName&gt;&quot;&amp;[.I556]&amp;&quot;&lt;/FileName&gt;&lt;/FileType&gt;1&lt;/FileType&gt;&quot;;&quot;&quot;)" office:value-type="string" office:string-value="&lt;Song&gt;&lt;Title&gt;Bonnie Doon&lt;/Title&gt;&lt;FileName&gt;Bonnie Doon.pdf&lt;/FileName&gt;&lt;/FileType&gt;1&lt;/FileType&gt;" calcext:value-type="string">
            <text:p>&lt;Song&gt;&lt;Title&gt;Bonnie Doon&lt;/Title&gt;&lt;FileName&gt;Bonnie Doon.pdf&lt;/FileName&gt;&lt;/FileType&gt;1&lt;/FileType&gt;</text:p>
          </table:table-cell>
          <table:table-cell table:formula="of:=IF([.C55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7]));IF(ISBLANK([$'Setlist Input'.A558]);1;0);0)" office:value-type="float" office:value="0" calcext:value-type="float">
            <text:p>0</text:p>
          </table:table-cell>
          <table:table-cell table:style-name="ce6" table:formula="of:=ISNUMBER(SEARCH(&quot;kind=&quot;;[$'Setlist Input'.A55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7]))" office:value-type="boolean" office:boolean-value="true" calcext:value-type="boolean">
            <text:p>TRUE</text:p>
          </table:table-cell>
          <table:table-cell table:formula="of:=IF([.D557];MID([$'Setlist Input'.A557];SEARCH(&quot;title=&quot;;[$'Setlist Input'.A557])+7;(SEARCH(&quot;&gt;&quot;;[$'Setlist Input'.A557])-1)-(SEARCH(&quot;title=&quot;;[$'Setlist Input'.A557])+7));&quot;&quot;)">
            <text:p/>
          </table:table-cell>
          <table:table-cell table:formula="of:=IF([.F557];MID([$'Setlist Input'.A557];SEARCH(&quot;score title=&quot;;[$'Setlist Input'.A557])+13;(SEARCH(&quot;path=&quot;;[$'Setlist Input'.A557])-2)-(SEARCH(&quot;score title=&quot;;[$'Setlist Input'.A557])+13));&quot;&quot;)" office:value-type="string" office:string-value="Rosin the Beau TW" calcext:value-type="string">
            <text:p>Rosin the Beau TW</text:p>
          </table:table-cell>
          <table:table-cell table:formula="of:=IF([.F557];MID([$'Setlist Input'.A557];SEARCH(&quot;path=&quot;;[$'Setlist Input'.A557])+6;(SEARCH(&quot;&gt;&quot;;[$'Setlist Input'.A557])-3)-(SEARCH(&quot;path=&quot;;[$'Setlist Input'.A557])+6));&quot;&quot;)" office:value-type="string" office:string-value="Rosin the Beau TW.pdf" calcext:value-type="string">
            <text:p>Rosin the Beau TW.pdf</text:p>
          </table:table-cell>
          <table:table-cell/>
          <table:table-cell table:formula="of:=IF([.D557];&quot;&lt;Setlist&gt;&lt;Name&gt;&quot;&amp;[.G557]&amp;&quot;&lt;/Name&gt;&quot;;IF([.E557];&quot;&lt;/Setlist&gt;&quot;;&quot;&quot;))">
            <text:p/>
          </table:table-cell>
          <table:table-cell table:formula="of:=IF([.F557];&quot;&lt;Song&gt;&lt;Title&gt;&quot;&amp;[.H557]&amp;&quot;&lt;/Title&gt;&lt;FileName&gt;&quot;&amp;[.I557]&amp;&quot;&lt;/FileName&gt;&lt;/FileType&gt;1&lt;/FileType&gt;&quot;;&quot;&quot;)" office:value-type="string" office:string-value="&lt;Song&gt;&lt;Title&gt;Rosin the Beau TW&lt;/Title&gt;&lt;FileName&gt;Rosin the Beau TW.pdf&lt;/FileName&gt;&lt;/FileType&gt;1&lt;/FileType&gt;" calcext:value-type="string">
            <text:p>&lt;Song&gt;&lt;Title&gt;Rosin the Beau TW&lt;/Title&gt;&lt;FileName&gt;Rosin the Beau TW.pdf&lt;/FileName&gt;&lt;/FileType&gt;1&lt;/FileType&gt;</text:p>
          </table:table-cell>
          <table:table-cell table:formula="of:=IF([.C55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8]));IF(ISBLANK([$'Setlist Input'.A559]);1;0);0)" office:value-type="float" office:value="0" calcext:value-type="float">
            <text:p>0</text:p>
          </table:table-cell>
          <table:table-cell table:style-name="ce6" table:formula="of:=ISNUMBER(SEARCH(&quot;kind=&quot;;[$'Setlist Input'.A55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8]))" office:value-type="boolean" office:boolean-value="true" calcext:value-type="boolean">
            <text:p>TRUE</text:p>
          </table:table-cell>
          <table:table-cell table:formula="of:=IF([.D558];MID([$'Setlist Input'.A558];SEARCH(&quot;title=&quot;;[$'Setlist Input'.A558])+7;(SEARCH(&quot;&gt;&quot;;[$'Setlist Input'.A558])-1)-(SEARCH(&quot;title=&quot;;[$'Setlist Input'.A558])+7));&quot;&quot;)">
            <text:p/>
          </table:table-cell>
          <table:table-cell table:formula="of:=IF([.F558];MID([$'Setlist Input'.A558];SEARCH(&quot;score title=&quot;;[$'Setlist Input'.A558])+13;(SEARCH(&quot;path=&quot;;[$'Setlist Input'.A558])-2)-(SEARCH(&quot;score title=&quot;;[$'Setlist Input'.A558])+13));&quot;&quot;)" office:value-type="string" office:string-value="Come By the Hills" calcext:value-type="string">
            <text:p>Come By the Hills</text:p>
          </table:table-cell>
          <table:table-cell table:formula="of:=IF([.F558];MID([$'Setlist Input'.A558];SEARCH(&quot;path=&quot;;[$'Setlist Input'.A558])+6;(SEARCH(&quot;&gt;&quot;;[$'Setlist Input'.A558])-3)-(SEARCH(&quot;path=&quot;;[$'Setlist Input'.A558])+6));&quot;&quot;)" office:value-type="string" office:string-value="Come By the Hills.pdf" calcext:value-type="string">
            <text:p>Come By the Hills.pdf</text:p>
          </table:table-cell>
          <table:table-cell/>
          <table:table-cell table:formula="of:=IF([.D558];&quot;&lt;Setlist&gt;&lt;Name&gt;&quot;&amp;[.G558]&amp;&quot;&lt;/Name&gt;&quot;;IF([.E558];&quot;&lt;/Setlist&gt;&quot;;&quot;&quot;))">
            <text:p/>
          </table:table-cell>
          <table:table-cell table:formula="of:=IF([.F558];&quot;&lt;Song&gt;&lt;Title&gt;&quot;&amp;[.H558]&amp;&quot;&lt;/Title&gt;&lt;FileName&gt;&quot;&amp;[.I558]&amp;&quot;&lt;/FileName&gt;&lt;/FileType&gt;1&lt;/FileType&gt;&quot;;&quot;&quot;)" office:value-type="string" office:string-value="&lt;Song&gt;&lt;Title&gt;Come By the Hills&lt;/Title&gt;&lt;FileName&gt;Come By the Hills.pdf&lt;/FileName&gt;&lt;/FileType&gt;1&lt;/FileType&gt;" calcext:value-type="string">
            <text:p>&lt;Song&gt;&lt;Title&gt;Come By the Hills&lt;/Title&gt;&lt;FileName&gt;Come By the Hills.pdf&lt;/FileName&gt;&lt;/FileType&gt;1&lt;/FileType&gt;</text:p>
          </table:table-cell>
          <table:table-cell table:formula="of:=IF([.C55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59]));IF(ISBLANK([$'Setlist Input'.A560]);1;0);0)" office:value-type="float" office:value="0" calcext:value-type="float">
            <text:p>0</text:p>
          </table:table-cell>
          <table:table-cell table:style-name="ce6" table:formula="of:=ISNUMBER(SEARCH(&quot;kind=&quot;;[$'Setlist Input'.A55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5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59]))" office:value-type="boolean" office:boolean-value="true" calcext:value-type="boolean">
            <text:p>TRUE</text:p>
          </table:table-cell>
          <table:table-cell table:formula="of:=IF([.D559];MID([$'Setlist Input'.A559];SEARCH(&quot;title=&quot;;[$'Setlist Input'.A559])+7;(SEARCH(&quot;&gt;&quot;;[$'Setlist Input'.A559])-1)-(SEARCH(&quot;title=&quot;;[$'Setlist Input'.A559])+7));&quot;&quot;)">
            <text:p/>
          </table:table-cell>
          <table:table-cell table:formula="of:=IF([.F559];MID([$'Setlist Input'.A559];SEARCH(&quot;score title=&quot;;[$'Setlist Input'.A559])+13;(SEARCH(&quot;path=&quot;;[$'Setlist Input'.A559])-2)-(SEARCH(&quot;score title=&quot;;[$'Setlist Input'.A559])+13));&quot;&quot;)" office:value-type="string" office:string-value="Calon Lan" calcext:value-type="string">
            <text:p>Calon Lan</text:p>
          </table:table-cell>
          <table:table-cell table:formula="of:=IF([.F559];MID([$'Setlist Input'.A559];SEARCH(&quot;path=&quot;;[$'Setlist Input'.A559])+6;(SEARCH(&quot;&gt;&quot;;[$'Setlist Input'.A559])-3)-(SEARCH(&quot;path=&quot;;[$'Setlist Input'.A559])+6));&quot;&quot;)" office:value-type="string" office:string-value="Calon Lan.pdf" calcext:value-type="string">
            <text:p>Calon Lan.pdf</text:p>
          </table:table-cell>
          <table:table-cell/>
          <table:table-cell table:formula="of:=IF([.D559];&quot;&lt;Setlist&gt;&lt;Name&gt;&quot;&amp;[.G559]&amp;&quot;&lt;/Name&gt;&quot;;IF([.E559];&quot;&lt;/Setlist&gt;&quot;;&quot;&quot;))">
            <text:p/>
          </table:table-cell>
          <table:table-cell table:formula="of:=IF([.F559];&quot;&lt;Song&gt;&lt;Title&gt;&quot;&amp;[.H559]&amp;&quot;&lt;/Title&gt;&lt;FileName&gt;&quot;&amp;[.I559]&amp;&quot;&lt;/FileName&gt;&lt;/FileType&gt;1&lt;/FileType&gt;&quot;;&quot;&quot;)" office:value-type="string" office:string-value="&lt;Song&gt;&lt;Title&gt;Calon Lan&lt;/Title&gt;&lt;FileName&gt;Calon Lan.pdf&lt;/FileName&gt;&lt;/FileType&gt;1&lt;/FileType&gt;" calcext:value-type="string">
            <text:p>&lt;Song&gt;&lt;Title&gt;Calon Lan&lt;/Title&gt;&lt;FileName&gt;Calon Lan.pdf&lt;/FileName&gt;&lt;/FileType&gt;1&lt;/FileType&gt;</text:p>
          </table:table-cell>
          <table:table-cell table:formula="of:=IF([.C55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0]));IF(ISBLANK([$'Setlist Input'.A561]);1;0);0)" office:value-type="float" office:value="0" calcext:value-type="float">
            <text:p>0</text:p>
          </table:table-cell>
          <table:table-cell table:style-name="ce6" table:formula="of:=ISNUMBER(SEARCH(&quot;kind=&quot;;[$'Setlist Input'.A56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0]))" office:value-type="boolean" office:boolean-value="true" calcext:value-type="boolean">
            <text:p>TRUE</text:p>
          </table:table-cell>
          <table:table-cell table:formula="of:=IF([.D560];MID([$'Setlist Input'.A560];SEARCH(&quot;title=&quot;;[$'Setlist Input'.A560])+7;(SEARCH(&quot;&gt;&quot;;[$'Setlist Input'.A560])-1)-(SEARCH(&quot;title=&quot;;[$'Setlist Input'.A560])+7));&quot;&quot;)">
            <text:p/>
          </table:table-cell>
          <table:table-cell table:formula="of:=IF([.F560];MID([$'Setlist Input'.A560];SEARCH(&quot;score title=&quot;;[$'Setlist Input'.A560])+13;(SEARCH(&quot;path=&quot;;[$'Setlist Input'.A560])-2)-(SEARCH(&quot;score title=&quot;;[$'Setlist Input'.A560])+13));&quot;&quot;)" office:value-type="string" office:string-value="Angelina Baker -Seifert" calcext:value-type="string">
            <text:p>Angelina Baker -Seifert</text:p>
          </table:table-cell>
          <table:table-cell table:formula="of:=IF([.F560];MID([$'Setlist Input'.A560];SEARCH(&quot;path=&quot;;[$'Setlist Input'.A560])+6;(SEARCH(&quot;&gt;&quot;;[$'Setlist Input'.A560])-3)-(SEARCH(&quot;path=&quot;;[$'Setlist Input'.A560])+6));&quot;&quot;)" office:value-type="string" office:string-value="Angelina Baker -Seifert.pdf" calcext:value-type="string">
            <text:p>Angelina Baker -Seifert.pdf</text:p>
          </table:table-cell>
          <table:table-cell/>
          <table:table-cell table:formula="of:=IF([.D560];&quot;&lt;Setlist&gt;&lt;Name&gt;&quot;&amp;[.G560]&amp;&quot;&lt;/Name&gt;&quot;;IF([.E560];&quot;&lt;/Setlist&gt;&quot;;&quot;&quot;))">
            <text:p/>
          </table:table-cell>
          <table:table-cell table:formula="of:=IF([.F560];&quot;&lt;Song&gt;&lt;Title&gt;&quot;&amp;[.H560]&amp;&quot;&lt;/Title&gt;&lt;FileName&gt;&quot;&amp;[.I560]&amp;&quot;&lt;/FileName&gt;&lt;/FileType&gt;1&lt;/FileType&gt;&quot;;&quot;&quot;)" office:value-type="string" office:string-value="&lt;Song&gt;&lt;Title&gt;Angelina Baker -Seifert&lt;/Title&gt;&lt;FileName&gt;Angelina Baker -Seifert.pdf&lt;/FileName&gt;&lt;/FileType&gt;1&lt;/FileType&gt;" calcext:value-type="string">
            <text:p>&lt;Song&gt;&lt;Title&gt;Angelina Baker -Seifert&lt;/Title&gt;&lt;FileName&gt;Angelina Baker -Seifert.pdf&lt;/FileName&gt;&lt;/FileType&gt;1&lt;/FileType&gt;</text:p>
          </table:table-cell>
          <table:table-cell table:formula="of:=IF([.C56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1]));IF(ISBLANK([$'Setlist Input'.A562]);1;0);0)" office:value-type="float" office:value="0" calcext:value-type="float">
            <text:p>0</text:p>
          </table:table-cell>
          <table:table-cell table:style-name="ce6" table:formula="of:=ISNUMBER(SEARCH(&quot;kind=&quot;;[$'Setlist Input'.A56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1]))" office:value-type="boolean" office:boolean-value="true" calcext:value-type="boolean">
            <text:p>TRUE</text:p>
          </table:table-cell>
          <table:table-cell table:formula="of:=IF([.D561];MID([$'Setlist Input'.A561];SEARCH(&quot;title=&quot;;[$'Setlist Input'.A561])+7;(SEARCH(&quot;&gt;&quot;;[$'Setlist Input'.A561])-1)-(SEARCH(&quot;title=&quot;;[$'Setlist Input'.A561])+7));&quot;&quot;)">
            <text:p/>
          </table:table-cell>
          <table:table-cell table:formula="of:=IF([.F561];MID([$'Setlist Input'.A561];SEARCH(&quot;score title=&quot;;[$'Setlist Input'.A561])+13;(SEARCH(&quot;path=&quot;;[$'Setlist Input'.A561])-2)-(SEARCH(&quot;score title=&quot;;[$'Setlist Input'.A561])+13));&quot;&quot;)" office:value-type="string" office:string-value="Arkansas Traveler Low Version TW" calcext:value-type="string">
            <text:p>Arkansas Traveler Low Version TW</text:p>
          </table:table-cell>
          <table:table-cell table:formula="of:=IF([.F561];MID([$'Setlist Input'.A561];SEARCH(&quot;path=&quot;;[$'Setlist Input'.A561])+6;(SEARCH(&quot;&gt;&quot;;[$'Setlist Input'.A561])-3)-(SEARCH(&quot;path=&quot;;[$'Setlist Input'.A561])+6));&quot;&quot;)" office:value-type="string" office:string-value="Arkansas Traveler Low Version TW.pdf" calcext:value-type="string">
            <text:p>Arkansas Traveler Low Version TW.pdf</text:p>
          </table:table-cell>
          <table:table-cell/>
          <table:table-cell table:formula="of:=IF([.D561];&quot;&lt;Setlist&gt;&lt;Name&gt;&quot;&amp;[.G561]&amp;&quot;&lt;/Name&gt;&quot;;IF([.E561];&quot;&lt;/Setlist&gt;&quot;;&quot;&quot;))">
            <text:p/>
          </table:table-cell>
          <table:table-cell table:formula="of:=IF([.F561];&quot;&lt;Song&gt;&lt;Title&gt;&quot;&amp;[.H561]&amp;&quot;&lt;/Title&gt;&lt;FileName&gt;&quot;&amp;[.I561]&amp;&quot;&lt;/FileName&gt;&lt;/FileType&gt;1&lt;/FileType&gt;&quot;;&quot;&quot;)" office:value-type="string" office:string-value="&lt;Song&gt;&lt;Title&gt;Arkansas Traveler Low Version TW&lt;/Title&gt;&lt;FileName&gt;Arkansas Traveler Low Version TW.pdf&lt;/FileName&gt;&lt;/FileType&gt;1&lt;/FileType&gt;" calcext:value-type="string">
            <text:p>&lt;Song&gt;&lt;Title&gt;Arkansas Traveler Low Version TW&lt;/Title&gt;&lt;FileName&gt;Arkansas Traveler Low Version TW.pdf&lt;/FileName&gt;&lt;/FileType&gt;1&lt;/FileType&gt;</text:p>
          </table:table-cell>
          <table:table-cell table:formula="of:=IF([.C56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2]));IF(ISBLANK([$'Setlist Input'.A563]);1;0);0)" office:value-type="float" office:value="0" calcext:value-type="float">
            <text:p>0</text:p>
          </table:table-cell>
          <table:table-cell table:style-name="ce6" table:formula="of:=ISNUMBER(SEARCH(&quot;kind=&quot;;[$'Setlist Input'.A56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2]))" office:value-type="boolean" office:boolean-value="true" calcext:value-type="boolean">
            <text:p>TRUE</text:p>
          </table:table-cell>
          <table:table-cell table:formula="of:=IF([.D562];MID([$'Setlist Input'.A562];SEARCH(&quot;title=&quot;;[$'Setlist Input'.A562])+7;(SEARCH(&quot;&gt;&quot;;[$'Setlist Input'.A562])-1)-(SEARCH(&quot;title=&quot;;[$'Setlist Input'.A562])+7));&quot;&quot;)">
            <text:p/>
          </table:table-cell>
          <table:table-cell table:formula="of:=IF([.F562];MID([$'Setlist Input'.A562];SEARCH(&quot;score title=&quot;;[$'Setlist Input'.A562])+13;(SEARCH(&quot;path=&quot;;[$'Setlist Input'.A562])-2)-(SEARCH(&quot;score title=&quot;;[$'Setlist Input'.A562])+13));&quot;&quot;)" office:value-type="string" office:string-value="Mallard Island Hymn" calcext:value-type="string">
            <text:p>Mallard Island Hymn</text:p>
          </table:table-cell>
          <table:table-cell table:formula="of:=IF([.F562];MID([$'Setlist Input'.A562];SEARCH(&quot;path=&quot;;[$'Setlist Input'.A562])+6;(SEARCH(&quot;&gt;&quot;;[$'Setlist Input'.A562])-3)-(SEARCH(&quot;path=&quot;;[$'Setlist Input'.A562])+6));&quot;&quot;)" office:value-type="string" office:string-value="Mallard Island Hymn.pdf" calcext:value-type="string">
            <text:p>Mallard Island Hymn.pdf</text:p>
          </table:table-cell>
          <table:table-cell/>
          <table:table-cell table:formula="of:=IF([.D562];&quot;&lt;Setlist&gt;&lt;Name&gt;&quot;&amp;[.G562]&amp;&quot;&lt;/Name&gt;&quot;;IF([.E562];&quot;&lt;/Setlist&gt;&quot;;&quot;&quot;))">
            <text:p/>
          </table:table-cell>
          <table:table-cell table:formula="of:=IF([.F562];&quot;&lt;Song&gt;&lt;Title&gt;&quot;&amp;[.H562]&amp;&quot;&lt;/Title&gt;&lt;FileName&gt;&quot;&amp;[.I562]&amp;&quot;&lt;/FileName&gt;&lt;/FileType&gt;1&lt;/FileType&gt;&quot;;&quot;&quot;)" office:value-type="string" office:string-value="&lt;Song&gt;&lt;Title&gt;Mallard Island Hymn&lt;/Title&gt;&lt;FileName&gt;Mallard Island Hymn.pdf&lt;/FileName&gt;&lt;/FileType&gt;1&lt;/FileType&gt;" calcext:value-type="string">
            <text:p>&lt;Song&gt;&lt;Title&gt;Mallard Island Hymn&lt;/Title&gt;&lt;FileName&gt;Mallard Island Hymn.pdf&lt;/FileName&gt;&lt;/FileType&gt;1&lt;/FileType&gt;</text:p>
          </table:table-cell>
          <table:table-cell table:formula="of:=IF([.C56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3]));IF(ISBLANK([$'Setlist Input'.A564]);1;0);0)" office:value-type="float" office:value="0" calcext:value-type="float">
            <text:p>0</text:p>
          </table:table-cell>
          <table:table-cell table:style-name="ce6" table:formula="of:=ISNUMBER(SEARCH(&quot;kind=&quot;;[$'Setlist Input'.A56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3]))" office:value-type="boolean" office:boolean-value="true" calcext:value-type="boolean">
            <text:p>TRUE</text:p>
          </table:table-cell>
          <table:table-cell table:formula="of:=IF([.D563];MID([$'Setlist Input'.A563];SEARCH(&quot;title=&quot;;[$'Setlist Input'.A563])+7;(SEARCH(&quot;&gt;&quot;;[$'Setlist Input'.A563])-1)-(SEARCH(&quot;title=&quot;;[$'Setlist Input'.A563])+7));&quot;&quot;)">
            <text:p/>
          </table:table-cell>
          <table:table-cell table:formula="of:=IF([.F563];MID([$'Setlist Input'.A563];SEARCH(&quot;score title=&quot;;[$'Setlist Input'.A563])+13;(SEARCH(&quot;path=&quot;;[$'Setlist Input'.A563])-2)-(SEARCH(&quot;score title=&quot;;[$'Setlist Input'.A563])+13));&quot;&quot;)" office:value-type="string" office:string-value="Bury Black Mtn Sassy" calcext:value-type="string">
            <text:p>Bury Black Mtn Sassy</text:p>
          </table:table-cell>
          <table:table-cell table:formula="of:=IF([.F563];MID([$'Setlist Input'.A563];SEARCH(&quot;path=&quot;;[$'Setlist Input'.A563])+6;(SEARCH(&quot;&gt;&quot;;[$'Setlist Input'.A563])-3)-(SEARCH(&quot;path=&quot;;[$'Setlist Input'.A563])+6));&quot;&quot;)" office:value-type="string" office:string-value="Bury Black Mtn Sassy.pdf" calcext:value-type="string">
            <text:p>Bury Black Mtn Sassy.pdf</text:p>
          </table:table-cell>
          <table:table-cell/>
          <table:table-cell table:formula="of:=IF([.D563];&quot;&lt;Setlist&gt;&lt;Name&gt;&quot;&amp;[.G563]&amp;&quot;&lt;/Name&gt;&quot;;IF([.E563];&quot;&lt;/Setlist&gt;&quot;;&quot;&quot;))">
            <text:p/>
          </table:table-cell>
          <table:table-cell table:formula="of:=IF([.F563];&quot;&lt;Song&gt;&lt;Title&gt;&quot;&amp;[.H563]&amp;&quot;&lt;/Title&gt;&lt;FileName&gt;&quot;&amp;[.I563]&amp;&quot;&lt;/FileName&gt;&lt;/FileType&gt;1&lt;/FileType&gt;&quot;;&quot;&quot;)" office:value-type="string" office:string-value="&lt;Song&gt;&lt;Title&gt;Bury Black Mtn Sassy&lt;/Title&gt;&lt;FileName&gt;Bury Black Mtn Sassy.pdf&lt;/FileName&gt;&lt;/FileType&gt;1&lt;/FileType&gt;" calcext:value-type="string">
            <text:p>&lt;Song&gt;&lt;Title&gt;Bury Black Mtn Sassy&lt;/Title&gt;&lt;FileName&gt;Bury Black Mtn Sassy.pdf&lt;/FileName&gt;&lt;/FileType&gt;1&lt;/FileType&gt;</text:p>
          </table:table-cell>
          <table:table-cell table:formula="of:=IF([.C56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4]));IF(ISBLANK([$'Setlist Input'.A565]);1;0);0)" office:value-type="float" office:value="0" calcext:value-type="float">
            <text:p>0</text:p>
          </table:table-cell>
          <table:table-cell table:style-name="ce6" table:formula="of:=ISNUMBER(SEARCH(&quot;kind=&quot;;[$'Setlist Input'.A56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4]))" office:value-type="boolean" office:boolean-value="true" calcext:value-type="boolean">
            <text:p>TRUE</text:p>
          </table:table-cell>
          <table:table-cell table:formula="of:=IF([.D564];MID([$'Setlist Input'.A564];SEARCH(&quot;title=&quot;;[$'Setlist Input'.A564])+7;(SEARCH(&quot;&gt;&quot;;[$'Setlist Input'.A564])-1)-(SEARCH(&quot;title=&quot;;[$'Setlist Input'.A564])+7));&quot;&quot;)">
            <text:p/>
          </table:table-cell>
          <table:table-cell table:formula="of:=IF([.F564];MID([$'Setlist Input'.A564];SEARCH(&quot;score title=&quot;;[$'Setlist Input'.A564])+13;(SEARCH(&quot;path=&quot;;[$'Setlist Input'.A564])-2)-(SEARCH(&quot;score title=&quot;;[$'Setlist Input'.A564])+13));&quot;&quot;)" office:value-type="string" office:string-value="Danny Boy" calcext:value-type="string">
            <text:p>Danny Boy</text:p>
          </table:table-cell>
          <table:table-cell table:formula="of:=IF([.F564];MID([$'Setlist Input'.A564];SEARCH(&quot;path=&quot;;[$'Setlist Input'.A564])+6;(SEARCH(&quot;&gt;&quot;;[$'Setlist Input'.A564])-3)-(SEARCH(&quot;path=&quot;;[$'Setlist Input'.A564])+6));&quot;&quot;)" office:value-type="string" office:string-value="Danny Boy.pdf" calcext:value-type="string">
            <text:p>Danny Boy.pdf</text:p>
          </table:table-cell>
          <table:table-cell/>
          <table:table-cell table:formula="of:=IF([.D564];&quot;&lt;Setlist&gt;&lt;Name&gt;&quot;&amp;[.G564]&amp;&quot;&lt;/Name&gt;&quot;;IF([.E564];&quot;&lt;/Setlist&gt;&quot;;&quot;&quot;))">
            <text:p/>
          </table:table-cell>
          <table:table-cell table:formula="of:=IF([.F564];&quot;&lt;Song&gt;&lt;Title&gt;&quot;&amp;[.H564]&amp;&quot;&lt;/Title&gt;&lt;FileName&gt;&quot;&amp;[.I564]&amp;&quot;&lt;/FileName&gt;&lt;/FileType&gt;1&lt;/FileType&gt;&quot;;&quot;&quot;)" office:value-type="string" office:string-value="&lt;Song&gt;&lt;Title&gt;Danny Boy&lt;/Title&gt;&lt;FileName&gt;Danny Boy.pdf&lt;/FileName&gt;&lt;/FileType&gt;1&lt;/FileType&gt;" calcext:value-type="string">
            <text:p>&lt;Song&gt;&lt;Title&gt;Danny Boy&lt;/Title&gt;&lt;FileName&gt;Danny Boy.pdf&lt;/FileName&gt;&lt;/FileType&gt;1&lt;/FileType&gt;</text:p>
          </table:table-cell>
          <table:table-cell table:formula="of:=IF([.C56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5]));IF(ISBLANK([$'Setlist Input'.A566]);1;0);0)" office:value-type="float" office:value="0" calcext:value-type="float">
            <text:p>0</text:p>
          </table:table-cell>
          <table:table-cell table:style-name="ce6" table:formula="of:=ISNUMBER(SEARCH(&quot;kind=&quot;;[$'Setlist Input'.A56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5]))" office:value-type="boolean" office:boolean-value="true" calcext:value-type="boolean">
            <text:p>TRUE</text:p>
          </table:table-cell>
          <table:table-cell table:formula="of:=IF([.D565];MID([$'Setlist Input'.A565];SEARCH(&quot;title=&quot;;[$'Setlist Input'.A565])+7;(SEARCH(&quot;&gt;&quot;;[$'Setlist Input'.A565])-1)-(SEARCH(&quot;title=&quot;;[$'Setlist Input'.A565])+7));&quot;&quot;)">
            <text:p/>
          </table:table-cell>
          <table:table-cell table:formula="of:=IF([.F565];MID([$'Setlist Input'.A565];SEARCH(&quot;score title=&quot;;[$'Setlist Input'.A565])+13;(SEARCH(&quot;path=&quot;;[$'Setlist Input'.A565])-2)-(SEARCH(&quot;score title=&quot;;[$'Setlist Input'.A565])+13));&quot;&quot;)" office:value-type="string" office:string-value="House of the Rising Sun" calcext:value-type="string">
            <text:p>House of the Rising Sun</text:p>
          </table:table-cell>
          <table:table-cell table:formula="of:=IF([.F565];MID([$'Setlist Input'.A565];SEARCH(&quot;path=&quot;;[$'Setlist Input'.A565])+6;(SEARCH(&quot;&gt;&quot;;[$'Setlist Input'.A565])-3)-(SEARCH(&quot;path=&quot;;[$'Setlist Input'.A565])+6));&quot;&quot;)" office:value-type="string" office:string-value="House of the Rising Sun.pdf" calcext:value-type="string">
            <text:p>House of the Rising Sun.pdf</text:p>
          </table:table-cell>
          <table:table-cell/>
          <table:table-cell table:formula="of:=IF([.D565];&quot;&lt;Setlist&gt;&lt;Name&gt;&quot;&amp;[.G565]&amp;&quot;&lt;/Name&gt;&quot;;IF([.E565];&quot;&lt;/Setlist&gt;&quot;;&quot;&quot;))">
            <text:p/>
          </table:table-cell>
          <table:table-cell table:formula="of:=IF([.F565];&quot;&lt;Song&gt;&lt;Title&gt;&quot;&amp;[.H565]&amp;&quot;&lt;/Title&gt;&lt;FileName&gt;&quot;&amp;[.I565]&amp;&quot;&lt;/FileName&gt;&lt;/FileType&gt;1&lt;/FileType&gt;&quot;;&quot;&quot;)" office:value-type="string" office:string-value="&lt;Song&gt;&lt;Title&gt;House of the Rising Sun&lt;/Title&gt;&lt;FileName&gt;House of the Rising Sun.pdf&lt;/FileName&gt;&lt;/FileType&gt;1&lt;/FileType&gt;" calcext:value-type="string">
            <text:p>&lt;Song&gt;&lt;Title&gt;House of the Rising Sun&lt;/Title&gt;&lt;FileName&gt;House of the Rising Sun.pdf&lt;/FileName&gt;&lt;/FileType&gt;1&lt;/FileType&gt;</text:p>
          </table:table-cell>
          <table:table-cell table:formula="of:=IF([.C56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6]));IF(ISBLANK([$'Setlist Input'.A567]);1;0);0)" office:value-type="float" office:value="0" calcext:value-type="float">
            <text:p>0</text:p>
          </table:table-cell>
          <table:table-cell table:style-name="ce6" table:formula="of:=ISNUMBER(SEARCH(&quot;kind=&quot;;[$'Setlist Input'.A56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6]))" office:value-type="boolean" office:boolean-value="true" calcext:value-type="boolean">
            <text:p>TRUE</text:p>
          </table:table-cell>
          <table:table-cell table:formula="of:=IF([.D566];MID([$'Setlist Input'.A566];SEARCH(&quot;title=&quot;;[$'Setlist Input'.A566])+7;(SEARCH(&quot;&gt;&quot;;[$'Setlist Input'.A566])-1)-(SEARCH(&quot;title=&quot;;[$'Setlist Input'.A566])+7));&quot;&quot;)">
            <text:p/>
          </table:table-cell>
          <table:table-cell table:formula="of:=IF([.F566];MID([$'Setlist Input'.A566];SEARCH(&quot;score title=&quot;;[$'Setlist Input'.A566])+13;(SEARCH(&quot;path=&quot;;[$'Setlist Input'.A566])-2)-(SEARCH(&quot;score title=&quot;;[$'Setlist Input'.A566])+13));&quot;&quot;)" office:value-type="string" office:string-value="What a Wonderful World" calcext:value-type="string">
            <text:p>What a Wonderful World</text:p>
          </table:table-cell>
          <table:table-cell table:formula="of:=IF([.F566];MID([$'Setlist Input'.A566];SEARCH(&quot;path=&quot;;[$'Setlist Input'.A566])+6;(SEARCH(&quot;&gt;&quot;;[$'Setlist Input'.A566])-3)-(SEARCH(&quot;path=&quot;;[$'Setlist Input'.A566])+6));&quot;&quot;)" office:value-type="string" office:string-value="What a Wonderful World.pdf" calcext:value-type="string">
            <text:p>What a Wonderful World.pdf</text:p>
          </table:table-cell>
          <table:table-cell/>
          <table:table-cell table:formula="of:=IF([.D566];&quot;&lt;Setlist&gt;&lt;Name&gt;&quot;&amp;[.G566]&amp;&quot;&lt;/Name&gt;&quot;;IF([.E566];&quot;&lt;/Setlist&gt;&quot;;&quot;&quot;))">
            <text:p/>
          </table:table-cell>
          <table:table-cell table:formula="of:=IF([.F566];&quot;&lt;Song&gt;&lt;Title&gt;&quot;&amp;[.H566]&amp;&quot;&lt;/Title&gt;&lt;FileName&gt;&quot;&amp;[.I566]&amp;&quot;&lt;/FileName&gt;&lt;/FileType&gt;1&lt;/FileType&gt;&quot;;&quot;&quot;)" office:value-type="string" office:string-value="&lt;Song&gt;&lt;Title&gt;What a Wonderful World&lt;/Title&gt;&lt;FileName&gt;What a Wonderful World.pdf&lt;/FileName&gt;&lt;/FileType&gt;1&lt;/FileType&gt;" calcext:value-type="string">
            <text:p>&lt;Song&gt;&lt;Title&gt;What a Wonderful World&lt;/Title&gt;&lt;FileName&gt;What a Wonderful World.pdf&lt;/FileName&gt;&lt;/FileType&gt;1&lt;/FileType&gt;</text:p>
          </table:table-cell>
          <table:table-cell table:formula="of:=IF([.C56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7]));IF(ISBLANK([$'Setlist Input'.A568]);1;0);0)" office:value-type="float" office:value="0" calcext:value-type="float">
            <text:p>0</text:p>
          </table:table-cell>
          <table:table-cell table:style-name="ce6" table:formula="of:=ISNUMBER(SEARCH(&quot;kind=&quot;;[$'Setlist Input'.A56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7]))" office:value-type="boolean" office:boolean-value="true" calcext:value-type="boolean">
            <text:p>TRUE</text:p>
          </table:table-cell>
          <table:table-cell table:formula="of:=IF([.D567];MID([$'Setlist Input'.A567];SEARCH(&quot;title=&quot;;[$'Setlist Input'.A567])+7;(SEARCH(&quot;&gt;&quot;;[$'Setlist Input'.A567])-1)-(SEARCH(&quot;title=&quot;;[$'Setlist Input'.A567])+7));&quot;&quot;)">
            <text:p/>
          </table:table-cell>
          <table:table-cell table:formula="of:=IF([.F567];MID([$'Setlist Input'.A567];SEARCH(&quot;score title=&quot;;[$'Setlist Input'.A567])+13;(SEARCH(&quot;path=&quot;;[$'Setlist Input'.A567])-2)-(SEARCH(&quot;score title=&quot;;[$'Setlist Input'.A567])+13));&quot;&quot;)" office:value-type="string" office:string-value="Breton Lullaby" calcext:value-type="string">
            <text:p>Breton Lullaby</text:p>
          </table:table-cell>
          <table:table-cell table:formula="of:=IF([.F567];MID([$'Setlist Input'.A567];SEARCH(&quot;path=&quot;;[$'Setlist Input'.A567])+6;(SEARCH(&quot;&gt;&quot;;[$'Setlist Input'.A567])-3)-(SEARCH(&quot;path=&quot;;[$'Setlist Input'.A567])+6));&quot;&quot;)" office:value-type="string" office:string-value="Breton Lullaby.pdf" calcext:value-type="string">
            <text:p>Breton Lullaby.pdf</text:p>
          </table:table-cell>
          <table:table-cell/>
          <table:table-cell table:formula="of:=IF([.D567];&quot;&lt;Setlist&gt;&lt;Name&gt;&quot;&amp;[.G567]&amp;&quot;&lt;/Name&gt;&quot;;IF([.E567];&quot;&lt;/Setlist&gt;&quot;;&quot;&quot;))">
            <text:p/>
          </table:table-cell>
          <table:table-cell table:formula="of:=IF([.F567];&quot;&lt;Song&gt;&lt;Title&gt;&quot;&amp;[.H567]&amp;&quot;&lt;/Title&gt;&lt;FileName&gt;&quot;&amp;[.I567]&amp;&quot;&lt;/FileName&gt;&lt;/FileType&gt;1&lt;/FileType&gt;&quot;;&quot;&quot;)" office:value-type="string" office:string-value="&lt;Song&gt;&lt;Title&gt;Breton Lullaby&lt;/Title&gt;&lt;FileName&gt;Breton Lullaby.pdf&lt;/FileName&gt;&lt;/FileType&gt;1&lt;/FileType&gt;" calcext:value-type="string">
            <text:p>&lt;Song&gt;&lt;Title&gt;Breton Lullaby&lt;/Title&gt;&lt;FileName&gt;Breton Lullaby.pdf&lt;/FileName&gt;&lt;/FileType&gt;1&lt;/FileType&gt;</text:p>
          </table:table-cell>
          <table:table-cell table:formula="of:=IF([.C56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8]));IF(ISBLANK([$'Setlist Input'.A569]);1;0);0)" office:value-type="float" office:value="0" calcext:value-type="float">
            <text:p>0</text:p>
          </table:table-cell>
          <table:table-cell table:style-name="ce6" table:formula="of:=ISNUMBER(SEARCH(&quot;kind=&quot;;[$'Setlist Input'.A56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8]))" office:value-type="boolean" office:boolean-value="true" calcext:value-type="boolean">
            <text:p>TRUE</text:p>
          </table:table-cell>
          <table:table-cell table:formula="of:=IF([.D568];MID([$'Setlist Input'.A568];SEARCH(&quot;title=&quot;;[$'Setlist Input'.A568])+7;(SEARCH(&quot;&gt;&quot;;[$'Setlist Input'.A568])-1)-(SEARCH(&quot;title=&quot;;[$'Setlist Input'.A568])+7));&quot;&quot;)">
            <text:p/>
          </table:table-cell>
          <table:table-cell table:formula="of:=IF([.F568];MID([$'Setlist Input'.A568];SEARCH(&quot;score title=&quot;;[$'Setlist Input'.A568])+13;(SEARCH(&quot;path=&quot;;[$'Setlist Input'.A568])-2)-(SEARCH(&quot;score title=&quot;;[$'Setlist Input'.A568])+13));&quot;&quot;)" office:value-type="string" office:string-value="If" calcext:value-type="string">
            <text:p>If</text:p>
          </table:table-cell>
          <table:table-cell table:formula="of:=IF([.F568];MID([$'Setlist Input'.A568];SEARCH(&quot;path=&quot;;[$'Setlist Input'.A568])+6;(SEARCH(&quot;&gt;&quot;;[$'Setlist Input'.A568])-3)-(SEARCH(&quot;path=&quot;;[$'Setlist Input'.A568])+6));&quot;&quot;)" office:value-type="string" office:string-value="If.pdf" calcext:value-type="string">
            <text:p>If.pdf</text:p>
          </table:table-cell>
          <table:table-cell/>
          <table:table-cell table:formula="of:=IF([.D568];&quot;&lt;Setlist&gt;&lt;Name&gt;&quot;&amp;[.G568]&amp;&quot;&lt;/Name&gt;&quot;;IF([.E568];&quot;&lt;/Setlist&gt;&quot;;&quot;&quot;))">
            <text:p/>
          </table:table-cell>
          <table:table-cell table:formula="of:=IF([.F568];&quot;&lt;Song&gt;&lt;Title&gt;&quot;&amp;[.H568]&amp;&quot;&lt;/Title&gt;&lt;FileName&gt;&quot;&amp;[.I568]&amp;&quot;&lt;/FileName&gt;&lt;/FileType&gt;1&lt;/FileType&gt;&quot;;&quot;&quot;)" office:value-type="string" office:string-value="&lt;Song&gt;&lt;Title&gt;If&lt;/Title&gt;&lt;FileName&gt;If.pdf&lt;/FileName&gt;&lt;/FileType&gt;1&lt;/FileType&gt;" calcext:value-type="string">
            <text:p>&lt;Song&gt;&lt;Title&gt;If&lt;/Title&gt;&lt;FileName&gt;If.pdf&lt;/FileName&gt;&lt;/FileType&gt;1&lt;/FileType&gt;</text:p>
          </table:table-cell>
          <table:table-cell table:formula="of:=IF([.C56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69]));IF(ISBLANK([$'Setlist Input'.A570]);1;0);0)" office:value-type="float" office:value="0" calcext:value-type="float">
            <text:p>0</text:p>
          </table:table-cell>
          <table:table-cell table:style-name="ce6" table:formula="of:=ISNUMBER(SEARCH(&quot;kind=&quot;;[$'Setlist Input'.A56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6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69]))" office:value-type="boolean" office:boolean-value="true" calcext:value-type="boolean">
            <text:p>TRUE</text:p>
          </table:table-cell>
          <table:table-cell table:formula="of:=IF([.D569];MID([$'Setlist Input'.A569];SEARCH(&quot;title=&quot;;[$'Setlist Input'.A569])+7;(SEARCH(&quot;&gt;&quot;;[$'Setlist Input'.A569])-1)-(SEARCH(&quot;title=&quot;;[$'Setlist Input'.A569])+7));&quot;&quot;)">
            <text:p/>
          </table:table-cell>
          <table:table-cell table:formula="of:=IF([.F569];MID([$'Setlist Input'.A569];SEARCH(&quot;score title=&quot;;[$'Setlist Input'.A569])+13;(SEARCH(&quot;path=&quot;;[$'Setlist Input'.A569])-2)-(SEARCH(&quot;score title=&quot;;[$'Setlist Input'.A569])+13));&quot;&quot;)" office:value-type="string" office:string-value="In My Life 2" calcext:value-type="string">
            <text:p>In My Life 2</text:p>
          </table:table-cell>
          <table:table-cell table:formula="of:=IF([.F569];MID([$'Setlist Input'.A569];SEARCH(&quot;path=&quot;;[$'Setlist Input'.A569])+6;(SEARCH(&quot;&gt;&quot;;[$'Setlist Input'.A569])-3)-(SEARCH(&quot;path=&quot;;[$'Setlist Input'.A569])+6));&quot;&quot;)" office:value-type="string" office:string-value="In My Life 2.pdf" calcext:value-type="string">
            <text:p>In My Life 2.pdf</text:p>
          </table:table-cell>
          <table:table-cell/>
          <table:table-cell table:formula="of:=IF([.D569];&quot;&lt;Setlist&gt;&lt;Name&gt;&quot;&amp;[.G569]&amp;&quot;&lt;/Name&gt;&quot;;IF([.E569];&quot;&lt;/Setlist&gt;&quot;;&quot;&quot;))">
            <text:p/>
          </table:table-cell>
          <table:table-cell table:formula="of:=IF([.F569];&quot;&lt;Song&gt;&lt;Title&gt;&quot;&amp;[.H569]&amp;&quot;&lt;/Title&gt;&lt;FileName&gt;&quot;&amp;[.I569]&amp;&quot;&lt;/FileName&gt;&lt;/FileType&gt;1&lt;/FileType&gt;&quot;;&quot;&quot;)" office:value-type="string" office:string-value="&lt;Song&gt;&lt;Title&gt;In My Life 2&lt;/Title&gt;&lt;FileName&gt;In My Life 2.pdf&lt;/FileName&gt;&lt;/FileType&gt;1&lt;/FileType&gt;" calcext:value-type="string">
            <text:p>&lt;Song&gt;&lt;Title&gt;In My Life 2&lt;/Title&gt;&lt;FileName&gt;In My Life 2.pdf&lt;/FileName&gt;&lt;/FileType&gt;1&lt;/FileType&gt;</text:p>
          </table:table-cell>
          <table:table-cell table:formula="of:=IF([.C56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0]));IF(ISBLANK([$'Setlist Input'.A571]);1;0);0)" office:value-type="float" office:value="0" calcext:value-type="float">
            <text:p>0</text:p>
          </table:table-cell>
          <table:table-cell table:style-name="ce6" table:formula="of:=ISNUMBER(SEARCH(&quot;kind=&quot;;[$'Setlist Input'.A57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0]))" office:value-type="boolean" office:boolean-value="true" calcext:value-type="boolean">
            <text:p>TRUE</text:p>
          </table:table-cell>
          <table:table-cell table:formula="of:=IF([.D570];MID([$'Setlist Input'.A570];SEARCH(&quot;title=&quot;;[$'Setlist Input'.A570])+7;(SEARCH(&quot;&gt;&quot;;[$'Setlist Input'.A570])-1)-(SEARCH(&quot;title=&quot;;[$'Setlist Input'.A570])+7));&quot;&quot;)">
            <text:p/>
          </table:table-cell>
          <table:table-cell table:formula="of:=IF([.F570];MID([$'Setlist Input'.A570];SEARCH(&quot;score title=&quot;;[$'Setlist Input'.A570])+13;(SEARCH(&quot;path=&quot;;[$'Setlist Input'.A570])-2)-(SEARCH(&quot;score title=&quot;;[$'Setlist Input'.A570])+13));&quot;&quot;)" office:value-type="string" office:string-value="T'was Down in the Meadows (arr01: Einan)" calcext:value-type="string">
            <text:p>T'was Down in the Meadows (arr01: Einan)</text:p>
          </table:table-cell>
          <table:table-cell table:formula="of:=IF([.F570];MID([$'Setlist Input'.A570];SEARCH(&quot;path=&quot;;[$'Setlist Input'.A570])+6;(SEARCH(&quot;&gt;&quot;;[$'Setlist Input'.A570])-3)-(SEARCH(&quot;path=&quot;;[$'Setlist Input'.A570])+6));&quot;&quot;)" office:value-type="string" office:string-value="T'was Down in the Meadows (arr01: Einan).pdf" calcext:value-type="string">
            <text:p>T'was Down in the Meadows (arr01: Einan).pdf</text:p>
          </table:table-cell>
          <table:table-cell/>
          <table:table-cell table:formula="of:=IF([.D570];&quot;&lt;Setlist&gt;&lt;Name&gt;&quot;&amp;[.G570]&amp;&quot;&lt;/Name&gt;&quot;;IF([.E570];&quot;&lt;/Setlist&gt;&quot;;&quot;&quot;))">
            <text:p/>
          </table:table-cell>
          <table:table-cell table:formula="of:=IF([.F570];&quot;&lt;Song&gt;&lt;Title&gt;&quot;&amp;[.H570]&amp;&quot;&lt;/Title&gt;&lt;FileName&gt;&quot;&amp;[.I570]&amp;&quot;&lt;/FileName&gt;&lt;/FileType&gt;1&lt;/FileType&gt;&quot;;&quot;&quot;)" office:value-type="string" office:string-value="&lt;Song&gt;&lt;Title&gt;T'was Down in the Meadows (arr01: Einan)&lt;/Title&gt;&lt;FileName&gt;T'was Down in the Meadows (arr01: Einan).pdf&lt;/FileName&gt;&lt;/FileType&gt;1&lt;/FileType&gt;" calcext:value-type="string">
            <text:p>&lt;Song&gt;&lt;Title&gt;T'was Down in the Meadows (arr01: Einan)&lt;/Title&gt;&lt;FileName&gt;T'was Down in the Meadows (arr01: Einan).pdf&lt;/FileName&gt;&lt;/FileType&gt;1&lt;/FileType&gt;</text:p>
          </table:table-cell>
          <table:table-cell table:formula="of:=IF([.C57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1]));IF(ISBLANK([$'Setlist Input'.A572]);1;0);0)" office:value-type="float" office:value="0" calcext:value-type="float">
            <text:p>0</text:p>
          </table:table-cell>
          <table:table-cell table:style-name="ce6" table:formula="of:=ISNUMBER(SEARCH(&quot;kind=&quot;;[$'Setlist Input'.A57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1]))" office:value-type="boolean" office:boolean-value="true" calcext:value-type="boolean">
            <text:p>TRUE</text:p>
          </table:table-cell>
          <table:table-cell table:formula="of:=IF([.D571];MID([$'Setlist Input'.A571];SEARCH(&quot;title=&quot;;[$'Setlist Input'.A571])+7;(SEARCH(&quot;&gt;&quot;;[$'Setlist Input'.A571])-1)-(SEARCH(&quot;title=&quot;;[$'Setlist Input'.A571])+7));&quot;&quot;)">
            <text:p/>
          </table:table-cell>
          <table:table-cell table:formula="of:=IF([.F571];MID([$'Setlist Input'.A571];SEARCH(&quot;score title=&quot;;[$'Setlist Input'.A571])+13;(SEARCH(&quot;path=&quot;;[$'Setlist Input'.A571])-2)-(SEARCH(&quot;score title=&quot;;[$'Setlist Input'.A571])+13));&quot;&quot;)" office:value-type="string" office:string-value="Suo Gan 2" calcext:value-type="string">
            <text:p>Suo Gan 2</text:p>
          </table:table-cell>
          <table:table-cell table:formula="of:=IF([.F571];MID([$'Setlist Input'.A571];SEARCH(&quot;path=&quot;;[$'Setlist Input'.A571])+6;(SEARCH(&quot;&gt;&quot;;[$'Setlist Input'.A571])-3)-(SEARCH(&quot;path=&quot;;[$'Setlist Input'.A571])+6));&quot;&quot;)" office:value-type="string" office:string-value="Suo Gan 2.pdf" calcext:value-type="string">
            <text:p>Suo Gan 2.pdf</text:p>
          </table:table-cell>
          <table:table-cell/>
          <table:table-cell table:formula="of:=IF([.D571];&quot;&lt;Setlist&gt;&lt;Name&gt;&quot;&amp;[.G571]&amp;&quot;&lt;/Name&gt;&quot;;IF([.E571];&quot;&lt;/Setlist&gt;&quot;;&quot;&quot;))">
            <text:p/>
          </table:table-cell>
          <table:table-cell table:formula="of:=IF([.F571];&quot;&lt;Song&gt;&lt;Title&gt;&quot;&amp;[.H571]&amp;&quot;&lt;/Title&gt;&lt;FileName&gt;&quot;&amp;[.I571]&amp;&quot;&lt;/FileName&gt;&lt;/FileType&gt;1&lt;/FileType&gt;&quot;;&quot;&quot;)" office:value-type="string" office:string-value="&lt;Song&gt;&lt;Title&gt;Suo Gan 2&lt;/Title&gt;&lt;FileName&gt;Suo Gan 2.pdf&lt;/FileName&gt;&lt;/FileType&gt;1&lt;/FileType&gt;" calcext:value-type="string">
            <text:p>&lt;Song&gt;&lt;Title&gt;Suo Gan 2&lt;/Title&gt;&lt;FileName&gt;Suo Gan 2.pdf&lt;/FileName&gt;&lt;/FileType&gt;1&lt;/FileType&gt;</text:p>
          </table:table-cell>
          <table:table-cell table:formula="of:=IF([.C57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2]));IF(ISBLANK([$'Setlist Input'.A573]);1;0);0)" office:value-type="float" office:value="0" calcext:value-type="float">
            <text:p>0</text:p>
          </table:table-cell>
          <table:table-cell table:style-name="ce6" table:formula="of:=ISNUMBER(SEARCH(&quot;kind=&quot;;[$'Setlist Input'.A57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2]))" office:value-type="boolean" office:boolean-value="true" calcext:value-type="boolean">
            <text:p>TRUE</text:p>
          </table:table-cell>
          <table:table-cell table:formula="of:=IF([.D572];MID([$'Setlist Input'.A572];SEARCH(&quot;title=&quot;;[$'Setlist Input'.A572])+7;(SEARCH(&quot;&gt;&quot;;[$'Setlist Input'.A572])-1)-(SEARCH(&quot;title=&quot;;[$'Setlist Input'.A572])+7));&quot;&quot;)">
            <text:p/>
          </table:table-cell>
          <table:table-cell table:formula="of:=IF([.F572];MID([$'Setlist Input'.A572];SEARCH(&quot;score title=&quot;;[$'Setlist Input'.A572])+13;(SEARCH(&quot;path=&quot;;[$'Setlist Input'.A572])-2)-(SEARCH(&quot;score title=&quot;;[$'Setlist Input'.A572])+13));&quot;&quot;)" office:value-type="string" office:string-value="Crying Waltz" calcext:value-type="string">
            <text:p>Crying Waltz</text:p>
          </table:table-cell>
          <table:table-cell table:formula="of:=IF([.F572];MID([$'Setlist Input'.A572];SEARCH(&quot;path=&quot;;[$'Setlist Input'.A572])+6;(SEARCH(&quot;&gt;&quot;;[$'Setlist Input'.A572])-3)-(SEARCH(&quot;path=&quot;;[$'Setlist Input'.A572])+6));&quot;&quot;)" office:value-type="string" office:string-value="Crying Waltz 2.pdf" calcext:value-type="string">
            <text:p>Crying Waltz 2.pdf</text:p>
          </table:table-cell>
          <table:table-cell/>
          <table:table-cell table:formula="of:=IF([.D572];&quot;&lt;Setlist&gt;&lt;Name&gt;&quot;&amp;[.G572]&amp;&quot;&lt;/Name&gt;&quot;;IF([.E572];&quot;&lt;/Setlist&gt;&quot;;&quot;&quot;))">
            <text:p/>
          </table:table-cell>
          <table:table-cell table:formula="of:=IF([.F572];&quot;&lt;Song&gt;&lt;Title&gt;&quot;&amp;[.H572]&amp;&quot;&lt;/Title&gt;&lt;FileName&gt;&quot;&amp;[.I572]&amp;&quot;&lt;/FileName&gt;&lt;/FileType&gt;1&lt;/FileType&gt;&quot;;&quot;&quot;)" office:value-type="string" office:string-value="&lt;Song&gt;&lt;Title&gt;Crying Waltz&lt;/Title&gt;&lt;FileName&gt;Crying Waltz 2.pdf&lt;/FileName&gt;&lt;/FileType&gt;1&lt;/FileType&gt;" calcext:value-type="string">
            <text:p>&lt;Song&gt;&lt;Title&gt;Crying Waltz&lt;/Title&gt;&lt;FileName&gt;Crying Waltz 2.pdf&lt;/FileName&gt;&lt;/FileType&gt;1&lt;/FileType&gt;</text:p>
          </table:table-cell>
          <table:table-cell table:formula="of:=IF([.C57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3]));IF(ISBLANK([$'Setlist Input'.A574]);1;0);0)" office:value-type="float" office:value="0" calcext:value-type="float">
            <text:p>0</text:p>
          </table:table-cell>
          <table:table-cell table:style-name="ce6" table:formula="of:=ISNUMBER(SEARCH(&quot;kind=&quot;;[$'Setlist Input'.A57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3]))" office:value-type="boolean" office:boolean-value="true" calcext:value-type="boolean">
            <text:p>TRUE</text:p>
          </table:table-cell>
          <table:table-cell table:formula="of:=IF([.D573];MID([$'Setlist Input'.A573];SEARCH(&quot;title=&quot;;[$'Setlist Input'.A573])+7;(SEARCH(&quot;&gt;&quot;;[$'Setlist Input'.A573])-1)-(SEARCH(&quot;title=&quot;;[$'Setlist Input'.A573])+7));&quot;&quot;)">
            <text:p/>
          </table:table-cell>
          <table:table-cell table:formula="of:=IF([.F573];MID([$'Setlist Input'.A573];SEARCH(&quot;score title=&quot;;[$'Setlist Input'.A573])+13;(SEARCH(&quot;path=&quot;;[$'Setlist Input'.A573])-2)-(SEARCH(&quot;score title=&quot;;[$'Setlist Input'.A573])+13));&quot;&quot;)" office:value-type="string" office:string-value="Ae Fond Kiss - Duet" calcext:value-type="string">
            <text:p>Ae Fond Kiss - Duet</text:p>
          </table:table-cell>
          <table:table-cell table:formula="of:=IF([.F573];MID([$'Setlist Input'.A573];SEARCH(&quot;path=&quot;;[$'Setlist Input'.A573])+6;(SEARCH(&quot;&gt;&quot;;[$'Setlist Input'.A573])-3)-(SEARCH(&quot;path=&quot;;[$'Setlist Input'.A573])+6));&quot;&quot;)" office:value-type="string" office:string-value="Ae Fond Kiss - Duet.pdf" calcext:value-type="string">
            <text:p>Ae Fond Kiss - Duet.pdf</text:p>
          </table:table-cell>
          <table:table-cell/>
          <table:table-cell table:formula="of:=IF([.D573];&quot;&lt;Setlist&gt;&lt;Name&gt;&quot;&amp;[.G573]&amp;&quot;&lt;/Name&gt;&quot;;IF([.E573];&quot;&lt;/Setlist&gt;&quot;;&quot;&quot;))">
            <text:p/>
          </table:table-cell>
          <table:table-cell table:formula="of:=IF([.F573];&quot;&lt;Song&gt;&lt;Title&gt;&quot;&amp;[.H573]&amp;&quot;&lt;/Title&gt;&lt;FileName&gt;&quot;&amp;[.I573]&amp;&quot;&lt;/FileName&gt;&lt;/FileType&gt;1&lt;/FileType&gt;&quot;;&quot;&quot;)" office:value-type="string" office:string-value="&lt;Song&gt;&lt;Title&gt;Ae Fond Kiss - Duet&lt;/Title&gt;&lt;FileName&gt;Ae Fond Kiss - Duet.pdf&lt;/FileName&gt;&lt;/FileType&gt;1&lt;/FileType&gt;" calcext:value-type="string">
            <text:p>&lt;Song&gt;&lt;Title&gt;Ae Fond Kiss - Duet&lt;/Title&gt;&lt;FileName&gt;Ae Fond Kiss - Duet.pdf&lt;/FileName&gt;&lt;/FileType&gt;1&lt;/FileType&gt;</text:p>
          </table:table-cell>
          <table:table-cell table:formula="of:=IF([.C57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4]));IF(ISBLANK([$'Setlist Input'.A575]);1;0);0)" office:value-type="float" office:value="0" calcext:value-type="float">
            <text:p>0</text:p>
          </table:table-cell>
          <table:table-cell table:style-name="ce6" table:formula="of:=ISNUMBER(SEARCH(&quot;kind=&quot;;[$'Setlist Input'.A57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4]))" office:value-type="boolean" office:boolean-value="true" calcext:value-type="boolean">
            <text:p>TRUE</text:p>
          </table:table-cell>
          <table:table-cell table:formula="of:=IF([.D574];MID([$'Setlist Input'.A574];SEARCH(&quot;title=&quot;;[$'Setlist Input'.A574])+7;(SEARCH(&quot;&gt;&quot;;[$'Setlist Input'.A574])-1)-(SEARCH(&quot;title=&quot;;[$'Setlist Input'.A574])+7));&quot;&quot;)">
            <text:p/>
          </table:table-cell>
          <table:table-cell table:formula="of:=IF([.F574];MID([$'Setlist Input'.A574];SEARCH(&quot;score title=&quot;;[$'Setlist Input'.A574])+13;(SEARCH(&quot;path=&quot;;[$'Setlist Input'.A574])-2)-(SEARCH(&quot;score title=&quot;;[$'Setlist Input'.A574])+13));&quot;&quot;)" office:value-type="string" office:string-value="June's Lullaby 3 parts" calcext:value-type="string">
            <text:p>June's Lullaby 3 parts</text:p>
          </table:table-cell>
          <table:table-cell table:formula="of:=IF([.F574];MID([$'Setlist Input'.A574];SEARCH(&quot;path=&quot;;[$'Setlist Input'.A574])+6;(SEARCH(&quot;&gt;&quot;;[$'Setlist Input'.A574])-3)-(SEARCH(&quot;path=&quot;;[$'Setlist Input'.A574])+6));&quot;&quot;)" office:value-type="string" office:string-value="June's Lullaby 3 parts.pdf" calcext:value-type="string">
            <text:p>June's Lullaby 3 parts.pdf</text:p>
          </table:table-cell>
          <table:table-cell/>
          <table:table-cell table:formula="of:=IF([.D574];&quot;&lt;Setlist&gt;&lt;Name&gt;&quot;&amp;[.G574]&amp;&quot;&lt;/Name&gt;&quot;;IF([.E574];&quot;&lt;/Setlist&gt;&quot;;&quot;&quot;))">
            <text:p/>
          </table:table-cell>
          <table:table-cell table:formula="of:=IF([.F574];&quot;&lt;Song&gt;&lt;Title&gt;&quot;&amp;[.H574]&amp;&quot;&lt;/Title&gt;&lt;FileName&gt;&quot;&amp;[.I574]&amp;&quot;&lt;/FileName&gt;&lt;/FileType&gt;1&lt;/FileType&gt;&quot;;&quot;&quot;)" office:value-type="string" office:string-value="&lt;Song&gt;&lt;Title&gt;June's Lullaby 3 parts&lt;/Title&gt;&lt;FileName&gt;June's Lullaby 3 parts.pdf&lt;/FileName&gt;&lt;/FileType&gt;1&lt;/FileType&gt;" calcext:value-type="string">
            <text:p>&lt;Song&gt;&lt;Title&gt;June's Lullaby 3 parts&lt;/Title&gt;&lt;FileName&gt;June's Lullaby 3 parts.pdf&lt;/FileName&gt;&lt;/FileType&gt;1&lt;/FileType&gt;</text:p>
          </table:table-cell>
          <table:table-cell table:formula="of:=IF([.C57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5]));IF(ISBLANK([$'Setlist Input'.A576]);1;0);0)" office:value-type="float" office:value="0" calcext:value-type="float">
            <text:p>0</text:p>
          </table:table-cell>
          <table:table-cell table:style-name="ce6" table:formula="of:=ISNUMBER(SEARCH(&quot;kind=&quot;;[$'Setlist Input'.A57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5]))" office:value-type="boolean" office:boolean-value="true" calcext:value-type="boolean">
            <text:p>TRUE</text:p>
          </table:table-cell>
          <table:table-cell table:style-name="ce6" table:formula="of:=ISNUMBER(SEARCH(&quot;score title=&quot;;[$'Setlist Input'.A575]))" office:value-type="boolean" office:boolean-value="false" calcext:value-type="boolean">
            <text:p>FALSE</text:p>
          </table:table-cell>
          <table:table-cell table:formula="of:=IF([.D575];MID([$'Setlist Input'.A575];SEARCH(&quot;title=&quot;;[$'Setlist Input'.A575])+7;(SEARCH(&quot;&gt;&quot;;[$'Setlist Input'.A575])-1)-(SEARCH(&quot;title=&quot;;[$'Setlist Input'.A575])+7));&quot;&quot;)">
            <text:p/>
          </table:table-cell>
          <table:table-cell table:formula="of:=IF([.F575];MID([$'Setlist Input'.A575];SEARCH(&quot;score title=&quot;;[$'Setlist Input'.A575])+13;(SEARCH(&quot;path=&quot;;[$'Setlist Input'.A575])-2)-(SEARCH(&quot;score title=&quot;;[$'Setlist Input'.A575])+13));&quot;&quot;)">
            <text:p/>
          </table:table-cell>
          <table:table-cell table:formula="of:=IF([.F575];MID([$'Setlist Input'.A575];SEARCH(&quot;path=&quot;;[$'Setlist Input'.A575])+6;(SEARCH(&quot;&gt;&quot;;[$'Setlist Input'.A575])-3)-(SEARCH(&quot;path=&quot;;[$'Setlist Input'.A575])+6));&quot;&quot;)">
            <text:p/>
          </table:table-cell>
          <table:table-cell/>
          <table:table-cell table:formula="of:=IF([.D575];&quot;&lt;Setlist&gt;&lt;Name&gt;&quot;&amp;[.G575]&amp;&quot;&lt;/Name&gt;&quot;;IF([.E575];&quot;&lt;/Setlist&gt;&quot;;&quot;&quot;))" office:value-type="string" office:string-value="&lt;/Setlist&gt;" calcext:value-type="string">
            <text:p>&lt;/Setlist&gt;</text:p>
          </table:table-cell>
          <table:table-cell table:formula="of:=IF([.F575];&quot;&lt;Song&gt;&lt;Title&gt;&quot;&amp;[.H575]&amp;&quot;&lt;/Title&gt;&lt;FileName&gt;&quot;&amp;[.I575]&amp;&quot;&lt;/FileName&gt;&lt;/FileType&gt;1&lt;/FileType&gt;&quot;;&quot;&quot;)">
            <text:p/>
          </table:table-cell>
          <table:table-cell table:formula="of:=IF([.C57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6]));IF(ISBLANK([$'Setlist Input'.A577]);1;0);0)" office:value-type="float" office:value="0" calcext:value-type="float">
            <text:p>0</text:p>
          </table:table-cell>
          <table:table-cell table:style-name="ce6" table:formula="of:=ISNUMBER(SEARCH(&quot;kind=&quot;;[$'Setlist Input'.A576]))" office:value-type="boolean" office:boolean-value="true" calcext:value-type="boolean">
            <text:p>TRUE</text:p>
          </table:table-cell>
          <table:table-cell table:style-name="ce6" table:formula="of:=ISNUMBER(SEARCH(&quot;&lt;/forScore&gt;&lt;?&quot;;[$'Setlist Input'.A57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6]))" office:value-type="boolean" office:boolean-value="false" calcext:value-type="boolean">
            <text:p>FALSE</text:p>
          </table:table-cell>
          <table:table-cell table:formula="of:=IF([.D576];MID([$'Setlist Input'.A576];SEARCH(&quot;title=&quot;;[$'Setlist Input'.A576])+7;(SEARCH(&quot;&gt;&quot;;[$'Setlist Input'.A576])-1)-(SEARCH(&quot;title=&quot;;[$'Setlist Input'.A576])+7));&quot;&quot;)" office:value-type="string" office:string-value="W&amp;S Working" calcext:value-type="string">
            <text:p>W&amp;S Working</text:p>
          </table:table-cell>
          <table:table-cell table:formula="of:=IF([.F576];MID([$'Setlist Input'.A576];SEARCH(&quot;score title=&quot;;[$'Setlist Input'.A576])+13;(SEARCH(&quot;path=&quot;;[$'Setlist Input'.A576])-2)-(SEARCH(&quot;score title=&quot;;[$'Setlist Input'.A576])+13));&quot;&quot;)">
            <text:p/>
          </table:table-cell>
          <table:table-cell table:formula="of:=IF([.F576];MID([$'Setlist Input'.A576];SEARCH(&quot;path=&quot;;[$'Setlist Input'.A576])+6;(SEARCH(&quot;&gt;&quot;;[$'Setlist Input'.A576])-3)-(SEARCH(&quot;path=&quot;;[$'Setlist Input'.A576])+6));&quot;&quot;)">
            <text:p/>
          </table:table-cell>
          <table:table-cell/>
          <table:table-cell table:formula="of:=IF([.D576];&quot;&lt;Setlist&gt;&lt;Name&gt;&quot;&amp;[.G576]&amp;&quot;&lt;/Name&gt;&quot;;IF([.E576];&quot;&lt;/Setlist&gt;&quot;;&quot;&quot;))" office:value-type="string" office:string-value="&lt;Setlist&gt;&lt;Name&gt;W&amp;S Working&lt;/Name&gt;" calcext:value-type="string">
            <text:p>&lt;Setlist&gt;&lt;Name&gt;W&amp;S Working&lt;/Name&gt;</text:p>
          </table:table-cell>
          <table:table-cell table:formula="of:=IF([.F576];&quot;&lt;Song&gt;&lt;Title&gt;&quot;&amp;[.H576]&amp;&quot;&lt;/Title&gt;&lt;FileName&gt;&quot;&amp;[.I576]&amp;&quot;&lt;/FileName&gt;&lt;/FileType&gt;1&lt;/FileType&gt;&quot;;&quot;&quot;)">
            <text:p/>
          </table:table-cell>
          <table:table-cell table:formula="of:=IF([.C57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7]));IF(ISBLANK([$'Setlist Input'.A578]);1;0);0)" office:value-type="float" office:value="0" calcext:value-type="float">
            <text:p>0</text:p>
          </table:table-cell>
          <table:table-cell table:style-name="ce6" table:formula="of:=ISNUMBER(SEARCH(&quot;kind=&quot;;[$'Setlist Input'.A57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7]))" office:value-type="boolean" office:boolean-value="true" calcext:value-type="boolean">
            <text:p>TRUE</text:p>
          </table:table-cell>
          <table:table-cell table:formula="of:=IF([.D577];MID([$'Setlist Input'.A577];SEARCH(&quot;title=&quot;;[$'Setlist Input'.A577])+7;(SEARCH(&quot;&gt;&quot;;[$'Setlist Input'.A577])-1)-(SEARCH(&quot;title=&quot;;[$'Setlist Input'.A577])+7));&quot;&quot;)">
            <text:p/>
          </table:table-cell>
          <table:table-cell table:formula="of:=IF([.F577];MID([$'Setlist Input'.A577];SEARCH(&quot;score title=&quot;;[$'Setlist Input'.A577])+13;(SEARCH(&quot;path=&quot;;[$'Setlist Input'.A577])-2)-(SEARCH(&quot;score title=&quot;;[$'Setlist Input'.A577])+13));&quot;&quot;)" office:value-type="string" office:string-value="Saints on the Train" calcext:value-type="string">
            <text:p>Saints on the Train</text:p>
          </table:table-cell>
          <table:table-cell table:formula="of:=IF([.F577];MID([$'Setlist Input'.A577];SEARCH(&quot;path=&quot;;[$'Setlist Input'.A577])+6;(SEARCH(&quot;&gt;&quot;;[$'Setlist Input'.A577])-3)-(SEARCH(&quot;path=&quot;;[$'Setlist Input'.A577])+6));&quot;&quot;)" office:value-type="string" office:string-value="Saints on the Train.pdf" calcext:value-type="string">
            <text:p>Saints on the Train.pdf</text:p>
          </table:table-cell>
          <table:table-cell/>
          <table:table-cell table:formula="of:=IF([.D577];&quot;&lt;Setlist&gt;&lt;Name&gt;&quot;&amp;[.G577]&amp;&quot;&lt;/Name&gt;&quot;;IF([.E577];&quot;&lt;/Setlist&gt;&quot;;&quot;&quot;))">
            <text:p/>
          </table:table-cell>
          <table:table-cell table:formula="of:=IF([.F577];&quot;&lt;Song&gt;&lt;Title&gt;&quot;&amp;[.H577]&amp;&quot;&lt;/Title&gt;&lt;FileName&gt;&quot;&amp;[.I577]&amp;&quot;&lt;/FileName&gt;&lt;/FileType&gt;1&lt;/FileType&gt;&quot;;&quot;&quot;)" office:value-type="string" office:string-value="&lt;Song&gt;&lt;Title&gt;Saints on the Train&lt;/Title&gt;&lt;FileName&gt;Saints on the Train.pdf&lt;/FileName&gt;&lt;/FileType&gt;1&lt;/FileType&gt;" calcext:value-type="string">
            <text:p>&lt;Song&gt;&lt;Title&gt;Saints on the Train&lt;/Title&gt;&lt;FileName&gt;Saints on the Train.pdf&lt;/FileName&gt;&lt;/FileType&gt;1&lt;/FileType&gt;</text:p>
          </table:table-cell>
          <table:table-cell table:formula="of:=IF([.C57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8]));IF(ISBLANK([$'Setlist Input'.A579]);1;0);0)" office:value-type="float" office:value="0" calcext:value-type="float">
            <text:p>0</text:p>
          </table:table-cell>
          <table:table-cell table:style-name="ce6" table:formula="of:=ISNUMBER(SEARCH(&quot;kind=&quot;;[$'Setlist Input'.A57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8]))" office:value-type="boolean" office:boolean-value="true" calcext:value-type="boolean">
            <text:p>TRUE</text:p>
          </table:table-cell>
          <table:table-cell table:formula="of:=IF([.D578];MID([$'Setlist Input'.A578];SEARCH(&quot;title=&quot;;[$'Setlist Input'.A578])+7;(SEARCH(&quot;&gt;&quot;;[$'Setlist Input'.A578])-1)-(SEARCH(&quot;title=&quot;;[$'Setlist Input'.A578])+7));&quot;&quot;)">
            <text:p/>
          </table:table-cell>
          <table:table-cell table:formula="of:=IF([.F578];MID([$'Setlist Input'.A578];SEARCH(&quot;score title=&quot;;[$'Setlist Input'.A578])+13;(SEARCH(&quot;path=&quot;;[$'Setlist Input'.A578])-2)-(SEARCH(&quot;score title=&quot;;[$'Setlist Input'.A578])+13));&quot;&quot;)" office:value-type="string" office:string-value="Faded Coat of Blue - Conger" calcext:value-type="string">
            <text:p>Faded Coat of Blue - Conger</text:p>
          </table:table-cell>
          <table:table-cell table:formula="of:=IF([.F578];MID([$'Setlist Input'.A578];SEARCH(&quot;path=&quot;;[$'Setlist Input'.A578])+6;(SEARCH(&quot;&gt;&quot;;[$'Setlist Input'.A578])-3)-(SEARCH(&quot;path=&quot;;[$'Setlist Input'.A578])+6));&quot;&quot;)" office:value-type="string" office:string-value="Faded Coat of Blue - Conger.pdf" calcext:value-type="string">
            <text:p>Faded Coat of Blue - Conger.pdf</text:p>
          </table:table-cell>
          <table:table-cell/>
          <table:table-cell table:formula="of:=IF([.D578];&quot;&lt;Setlist&gt;&lt;Name&gt;&quot;&amp;[.G578]&amp;&quot;&lt;/Name&gt;&quot;;IF([.E578];&quot;&lt;/Setlist&gt;&quot;;&quot;&quot;))">
            <text:p/>
          </table:table-cell>
          <table:table-cell table:formula="of:=IF([.F578];&quot;&lt;Song&gt;&lt;Title&gt;&quot;&amp;[.H578]&amp;&quot;&lt;/Title&gt;&lt;FileName&gt;&quot;&amp;[.I578]&amp;&quot;&lt;/FileName&gt;&lt;/FileType&gt;1&lt;/FileType&gt;&quot;;&quot;&quot;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 table:formula="of:=IF([.C57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79]));IF(ISBLANK([$'Setlist Input'.A580]);1;0);0)" office:value-type="float" office:value="0" calcext:value-type="float">
            <text:p>0</text:p>
          </table:table-cell>
          <table:table-cell table:style-name="ce6" table:formula="of:=ISNUMBER(SEARCH(&quot;kind=&quot;;[$'Setlist Input'.A57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7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79]))" office:value-type="boolean" office:boolean-value="true" calcext:value-type="boolean">
            <text:p>TRUE</text:p>
          </table:table-cell>
          <table:table-cell table:formula="of:=IF([.D579];MID([$'Setlist Input'.A579];SEARCH(&quot;title=&quot;;[$'Setlist Input'.A579])+7;(SEARCH(&quot;&gt;&quot;;[$'Setlist Input'.A579])-1)-(SEARCH(&quot;title=&quot;;[$'Setlist Input'.A579])+7));&quot;&quot;)">
            <text:p/>
          </table:table-cell>
          <table:table-cell table:formula="of:=IF([.F579];MID([$'Setlist Input'.A579];SEARCH(&quot;score title=&quot;;[$'Setlist Input'.A579])+13;(SEARCH(&quot;path=&quot;;[$'Setlist Input'.A579])-2)-(SEARCH(&quot;score title=&quot;;[$'Setlist Input'.A579])+13));&quot;&quot;)" office:value-type="string" office:string-value="Faded Coat of Blue SMN" calcext:value-type="string">
            <text:p>Faded Coat of Blue SMN</text:p>
          </table:table-cell>
          <table:table-cell table:formula="of:=IF([.F579];MID([$'Setlist Input'.A579];SEARCH(&quot;path=&quot;;[$'Setlist Input'.A579])+6;(SEARCH(&quot;&gt;&quot;;[$'Setlist Input'.A579])-3)-(SEARCH(&quot;path=&quot;;[$'Setlist Input'.A579])+6));&quot;&quot;)" office:value-type="string" office:string-value="Faded Coat of Blue SMN.pdf" calcext:value-type="string">
            <text:p>Faded Coat of Blue SMN.pdf</text:p>
          </table:table-cell>
          <table:table-cell/>
          <table:table-cell table:formula="of:=IF([.D579];&quot;&lt;Setlist&gt;&lt;Name&gt;&quot;&amp;[.G579]&amp;&quot;&lt;/Name&gt;&quot;;IF([.E579];&quot;&lt;/Setlist&gt;&quot;;&quot;&quot;))">
            <text:p/>
          </table:table-cell>
          <table:table-cell table:formula="of:=IF([.F579];&quot;&lt;Song&gt;&lt;Title&gt;&quot;&amp;[.H579]&amp;&quot;&lt;/Title&gt;&lt;FileName&gt;&quot;&amp;[.I579]&amp;&quot;&lt;/FileName&gt;&lt;/FileType&gt;1&lt;/FileType&gt;&quot;;&quot;&quot;)" office:value-type="string" office:string-value="&lt;Song&gt;&lt;Title&gt;Faded Coat of Blue SMN&lt;/Title&gt;&lt;FileName&gt;Faded Coat of Blue SMN.pdf&lt;/FileName&gt;&lt;/FileType&gt;1&lt;/FileType&gt;" calcext:value-type="string">
            <text:p>&lt;Song&gt;&lt;Title&gt;Faded Coat of Blue SMN&lt;/Title&gt;&lt;FileName&gt;Faded Coat of Blue SMN.pdf&lt;/FileName&gt;&lt;/FileType&gt;1&lt;/FileType&gt;</text:p>
          </table:table-cell>
          <table:table-cell table:formula="of:=IF([.C57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0]));IF(ISBLANK([$'Setlist Input'.A581]);1;0);0)" office:value-type="float" office:value="0" calcext:value-type="float">
            <text:p>0</text:p>
          </table:table-cell>
          <table:table-cell table:style-name="ce6" table:formula="of:=ISNUMBER(SEARCH(&quot;kind=&quot;;[$'Setlist Input'.A58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0]))" office:value-type="boolean" office:boolean-value="true" calcext:value-type="boolean">
            <text:p>TRUE</text:p>
          </table:table-cell>
          <table:table-cell table:formula="of:=IF([.D580];MID([$'Setlist Input'.A580];SEARCH(&quot;title=&quot;;[$'Setlist Input'.A580])+7;(SEARCH(&quot;&gt;&quot;;[$'Setlist Input'.A580])-1)-(SEARCH(&quot;title=&quot;;[$'Setlist Input'.A580])+7));&quot;&quot;)">
            <text:p/>
          </table:table-cell>
          <table:table-cell table:formula="of:=IF([.F580];MID([$'Setlist Input'.A580];SEARCH(&quot;score title=&quot;;[$'Setlist Input'.A580])+13;(SEARCH(&quot;path=&quot;;[$'Setlist Input'.A580])-2)-(SEARCH(&quot;score title=&quot;;[$'Setlist Input'.A580])+13));&quot;&quot;)" office:value-type="string" office:string-value="You're a Grand Old Flag" calcext:value-type="string">
            <text:p>You're a Grand Old Flag</text:p>
          </table:table-cell>
          <table:table-cell table:formula="of:=IF([.F580];MID([$'Setlist Input'.A580];SEARCH(&quot;path=&quot;;[$'Setlist Input'.A580])+6;(SEARCH(&quot;&gt;&quot;;[$'Setlist Input'.A580])-3)-(SEARCH(&quot;path=&quot;;[$'Setlist Input'.A580])+6));&quot;&quot;)" office:value-type="string" office:string-value="You're a Grand Old Flag.pdf" calcext:value-type="string">
            <text:p>You're a Grand Old Flag.pdf</text:p>
          </table:table-cell>
          <table:table-cell/>
          <table:table-cell table:formula="of:=IF([.D580];&quot;&lt;Setlist&gt;&lt;Name&gt;&quot;&amp;[.G580]&amp;&quot;&lt;/Name&gt;&quot;;IF([.E580];&quot;&lt;/Setlist&gt;&quot;;&quot;&quot;))">
            <text:p/>
          </table:table-cell>
          <table:table-cell table:formula="of:=IF([.F580];&quot;&lt;Song&gt;&lt;Title&gt;&quot;&amp;[.H580]&amp;&quot;&lt;/Title&gt;&lt;FileName&gt;&quot;&amp;[.I580]&amp;&quot;&lt;/FileName&gt;&lt;/FileType&gt;1&lt;/FileType&gt;&quot;;&quot;&quot;)" office:value-type="string" office:string-value="&lt;Song&gt;&lt;Title&gt;You're a Grand Old Flag&lt;/Title&gt;&lt;FileName&gt;You're a Grand Old Flag.pdf&lt;/FileName&gt;&lt;/FileType&gt;1&lt;/FileType&gt;" calcext:value-type="string">
            <text:p>&lt;Song&gt;&lt;Title&gt;You're a Grand Old Flag&lt;/Title&gt;&lt;FileName&gt;You're a Grand Old Flag.pdf&lt;/FileName&gt;&lt;/FileType&gt;1&lt;/FileType&gt;</text:p>
          </table:table-cell>
          <table:table-cell table:formula="of:=IF([.C58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1]));IF(ISBLANK([$'Setlist Input'.A582]);1;0);0)" office:value-type="float" office:value="0" calcext:value-type="float">
            <text:p>0</text:p>
          </table:table-cell>
          <table:table-cell table:style-name="ce6" table:formula="of:=ISNUMBER(SEARCH(&quot;kind=&quot;;[$'Setlist Input'.A58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1]))" office:value-type="boolean" office:boolean-value="true" calcext:value-type="boolean">
            <text:p>TRUE</text:p>
          </table:table-cell>
          <table:table-cell table:formula="of:=IF([.D581];MID([$'Setlist Input'.A581];SEARCH(&quot;title=&quot;;[$'Setlist Input'.A581])+7;(SEARCH(&quot;&gt;&quot;;[$'Setlist Input'.A581])-1)-(SEARCH(&quot;title=&quot;;[$'Setlist Input'.A581])+7));&quot;&quot;)">
            <text:p/>
          </table:table-cell>
          <table:table-cell table:formula="of:=IF([.F581];MID([$'Setlist Input'.A581];SEARCH(&quot;score title=&quot;;[$'Setlist Input'.A581])+13;(SEARCH(&quot;path=&quot;;[$'Setlist Input'.A581])-2)-(SEARCH(&quot;score title=&quot;;[$'Setlist Input'.A581])+13));&quot;&quot;)" office:value-type="string" office:string-value="Camp Meeting 4th of July (arr02: TW &amp; Seifert)" calcext:value-type="string">
            <text:p>Camp Meeting 4th of July (arr02: TW &amp; Seifert)</text:p>
          </table:table-cell>
          <table:table-cell table:formula="of:=IF([.F581];MID([$'Setlist Input'.A581];SEARCH(&quot;path=&quot;;[$'Setlist Input'.A581])+6;(SEARCH(&quot;&gt;&quot;;[$'Setlist Input'.A581])-3)-(SEARCH(&quot;path=&quot;;[$'Setlist Input'.A581])+6));&quot;&quot;)" office:value-type="string" office:string-value="Camp Meeting 4th of July (arr02: TW &amp; Seifert).pdf" calcext:value-type="string">
            <text:p>Camp Meeting 4th of July (arr02: TW &amp; Seifert).pdf</text:p>
          </table:table-cell>
          <table:table-cell/>
          <table:table-cell table:formula="of:=IF([.D581];&quot;&lt;Setlist&gt;&lt;Name&gt;&quot;&amp;[.G581]&amp;&quot;&lt;/Name&gt;&quot;;IF([.E581];&quot;&lt;/Setlist&gt;&quot;;&quot;&quot;))">
            <text:p/>
          </table:table-cell>
          <table:table-cell table:formula="of:=IF([.F581];&quot;&lt;Song&gt;&lt;Title&gt;&quot;&amp;[.H581]&amp;&quot;&lt;/Title&gt;&lt;FileName&gt;&quot;&amp;[.I581]&amp;&quot;&lt;/FileName&gt;&lt;/FileType&gt;1&lt;/FileType&gt;&quot;;&quot;&quot;)" office:value-type="string" office:string-value="&lt;Song&gt;&lt;Title&gt;Camp Meeting 4th of July (arr02: TW &amp; Seifert)&lt;/Title&gt;&lt;FileName&gt;Camp Meeting 4th of July (arr02: TW &amp; Seifert).pdf&lt;/FileName&gt;&lt;/FileType&gt;1&lt;/FileType&gt;" calcext:value-type="string">
            <text:p>&lt;Song&gt;&lt;Title&gt;Camp Meeting 4th of July (arr02: TW &amp; Seifert)&lt;/Title&gt;&lt;FileName&gt;Camp Meeting 4th of July (arr02: TW &amp; Seifert).pdf&lt;/FileName&gt;&lt;/FileType&gt;1&lt;/FileType&gt;</text:p>
          </table:table-cell>
          <table:table-cell table:formula="of:=IF([.C58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2]));IF(ISBLANK([$'Setlist Input'.A583]);1;0);0)" office:value-type="float" office:value="0" calcext:value-type="float">
            <text:p>0</text:p>
          </table:table-cell>
          <table:table-cell table:style-name="ce6" table:formula="of:=ISNUMBER(SEARCH(&quot;kind=&quot;;[$'Setlist Input'.A58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2]))" office:value-type="boolean" office:boolean-value="true" calcext:value-type="boolean">
            <text:p>TRUE</text:p>
          </table:table-cell>
          <table:table-cell table:formula="of:=IF([.D582];MID([$'Setlist Input'.A582];SEARCH(&quot;title=&quot;;[$'Setlist Input'.A582])+7;(SEARCH(&quot;&gt;&quot;;[$'Setlist Input'.A582])-1)-(SEARCH(&quot;title=&quot;;[$'Setlist Input'.A582])+7));&quot;&quot;)">
            <text:p/>
          </table:table-cell>
          <table:table-cell table:formula="of:=IF([.F582];MID([$'Setlist Input'.A582];SEARCH(&quot;score title=&quot;;[$'Setlist Input'.A582])+13;(SEARCH(&quot;path=&quot;;[$'Setlist Input'.A582])-2)-(SEARCH(&quot;score title=&quot;;[$'Setlist Input'.A582])+13));&quot;&quot;)" office:value-type="string" office:string-value="This Land is Your Land - Dulcimer TAB" calcext:value-type="string">
            <text:p>This Land is Your Land - Dulcimer TAB</text:p>
          </table:table-cell>
          <table:table-cell table:formula="of:=IF([.F582];MID([$'Setlist Input'.A582];SEARCH(&quot;path=&quot;;[$'Setlist Input'.A582])+6;(SEARCH(&quot;&gt;&quot;;[$'Setlist Input'.A582])-3)-(SEARCH(&quot;path=&quot;;[$'Setlist Input'.A582])+6));&quot;&quot;)" office:value-type="string" office:string-value="This Land is Your Land - Dulcimer TAB.pdf" calcext:value-type="string">
            <text:p>This Land is Your Land - Dulcimer TAB.pdf</text:p>
          </table:table-cell>
          <table:table-cell/>
          <table:table-cell table:formula="of:=IF([.D582];&quot;&lt;Setlist&gt;&lt;Name&gt;&quot;&amp;[.G582]&amp;&quot;&lt;/Name&gt;&quot;;IF([.E582];&quot;&lt;/Setlist&gt;&quot;;&quot;&quot;))">
            <text:p/>
          </table:table-cell>
          <table:table-cell table:formula="of:=IF([.F582];&quot;&lt;Song&gt;&lt;Title&gt;&quot;&amp;[.H582]&amp;&quot;&lt;/Title&gt;&lt;FileName&gt;&quot;&amp;[.I582]&amp;&quot;&lt;/FileName&gt;&lt;/FileType&gt;1&lt;/FileType&gt;&quot;;&quot;&quot;)" office:value-type="string" office:string-value="&lt;Song&gt;&lt;Title&gt;This Land is Your Land - Dulcimer TAB&lt;/Title&gt;&lt;FileName&gt;This Land is Your Land - Dulcimer TAB.pdf&lt;/FileName&gt;&lt;/FileType&gt;1&lt;/FileType&gt;" calcext:value-type="string">
            <text:p>&lt;Song&gt;&lt;Title&gt;This Land is Your Land - Dulcimer TAB&lt;/Title&gt;&lt;FileName&gt;This Land is Your Land - Dulcimer TAB.pdf&lt;/FileName&gt;&lt;/FileType&gt;1&lt;/FileType&gt;</text:p>
          </table:table-cell>
          <table:table-cell table:formula="of:=IF([.C58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3]));IF(ISBLANK([$'Setlist Input'.A584]);1;0);0)" office:value-type="float" office:value="0" calcext:value-type="float">
            <text:p>0</text:p>
          </table:table-cell>
          <table:table-cell table:style-name="ce6" table:formula="of:=ISNUMBER(SEARCH(&quot;kind=&quot;;[$'Setlist Input'.A58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3]))" office:value-type="boolean" office:boolean-value="true" calcext:value-type="boolean">
            <text:p>TRUE</text:p>
          </table:table-cell>
          <table:table-cell table:formula="of:=IF([.D583];MID([$'Setlist Input'.A583];SEARCH(&quot;title=&quot;;[$'Setlist Input'.A583])+7;(SEARCH(&quot;&gt;&quot;;[$'Setlist Input'.A583])-1)-(SEARCH(&quot;title=&quot;;[$'Setlist Input'.A583])+7));&quot;&quot;)">
            <text:p/>
          </table:table-cell>
          <table:table-cell table:formula="of:=IF([.F583];MID([$'Setlist Input'.A583];SEARCH(&quot;score title=&quot;;[$'Setlist Input'.A583])+13;(SEARCH(&quot;path=&quot;;[$'Setlist Input'.A583])-2)-(SEARCH(&quot;score title=&quot;;[$'Setlist Input'.A583])+13));&quot;&quot;)" office:value-type="string" office:string-value="You Are My Sunshine with harmony" calcext:value-type="string">
            <text:p>You Are My Sunshine with harmony</text:p>
          </table:table-cell>
          <table:table-cell table:formula="of:=IF([.F583];MID([$'Setlist Input'.A583];SEARCH(&quot;path=&quot;;[$'Setlist Input'.A583])+6;(SEARCH(&quot;&gt;&quot;;[$'Setlist Input'.A583])-3)-(SEARCH(&quot;path=&quot;;[$'Setlist Input'.A583])+6));&quot;&quot;)" office:value-type="string" office:string-value="You Are My Sunshine with harmony.pdf" calcext:value-type="string">
            <text:p>You Are My Sunshine with harmony.pdf</text:p>
          </table:table-cell>
          <table:table-cell/>
          <table:table-cell table:formula="of:=IF([.D583];&quot;&lt;Setlist&gt;&lt;Name&gt;&quot;&amp;[.G583]&amp;&quot;&lt;/Name&gt;&quot;;IF([.E583];&quot;&lt;/Setlist&gt;&quot;;&quot;&quot;))">
            <text:p/>
          </table:table-cell>
          <table:table-cell table:formula="of:=IF([.F583];&quot;&lt;Song&gt;&lt;Title&gt;&quot;&amp;[.H583]&amp;&quot;&lt;/Title&gt;&lt;FileName&gt;&quot;&amp;[.I583]&amp;&quot;&lt;/FileName&gt;&lt;/FileType&gt;1&lt;/FileType&gt;&quot;;&quot;&quot;)" office:value-type="string" office:string-value="&lt;Song&gt;&lt;Title&gt;You Are My Sunshine with harmony&lt;/Title&gt;&lt;FileName&gt;You Are My Sunshine with harmony.pdf&lt;/FileName&gt;&lt;/FileType&gt;1&lt;/FileType&gt;" calcext:value-type="string">
            <text:p>&lt;Song&gt;&lt;Title&gt;You Are My Sunshine with harmony&lt;/Title&gt;&lt;FileName&gt;You Are My Sunshine with harmony.pdf&lt;/FileName&gt;&lt;/FileType&gt;1&lt;/FileType&gt;</text:p>
          </table:table-cell>
          <table:table-cell table:formula="of:=IF([.C58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4]));IF(ISBLANK([$'Setlist Input'.A585]);1;0);0)" office:value-type="float" office:value="0" calcext:value-type="float">
            <text:p>0</text:p>
          </table:table-cell>
          <table:table-cell table:style-name="ce6" table:formula="of:=ISNUMBER(SEARCH(&quot;kind=&quot;;[$'Setlist Input'.A58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4]))" office:value-type="boolean" office:boolean-value="true" calcext:value-type="boolean">
            <text:p>TRUE</text:p>
          </table:table-cell>
          <table:table-cell table:formula="of:=IF([.D584];MID([$'Setlist Input'.A584];SEARCH(&quot;title=&quot;;[$'Setlist Input'.A584])+7;(SEARCH(&quot;&gt;&quot;;[$'Setlist Input'.A584])-1)-(SEARCH(&quot;title=&quot;;[$'Setlist Input'.A584])+7));&quot;&quot;)">
            <text:p/>
          </table:table-cell>
          <table:table-cell table:formula="of:=IF([.F584];MID([$'Setlist Input'.A584];SEARCH(&quot;score title=&quot;;[$'Setlist Input'.A584])+13;(SEARCH(&quot;path=&quot;;[$'Setlist Input'.A584])-2)-(SEARCH(&quot;score title=&quot;;[$'Setlist Input'.A584])+13));&quot;&quot;)" office:value-type="string" office:string-value="Spanish Lady, arr01, r04" calcext:value-type="string">
            <text:p>Spanish Lady, arr01, r04</text:p>
          </table:table-cell>
          <table:table-cell table:formula="of:=IF([.F584];MID([$'Setlist Input'.A584];SEARCH(&quot;path=&quot;;[$'Setlist Input'.A584])+6;(SEARCH(&quot;&gt;&quot;;[$'Setlist Input'.A584])-3)-(SEARCH(&quot;path=&quot;;[$'Setlist Input'.A584])+6));&quot;&quot;)" office:value-type="string" office:string-value="Spanish Lady, arr01, r04.pdf" calcext:value-type="string">
            <text:p>Spanish Lady, arr01, r04.pdf</text:p>
          </table:table-cell>
          <table:table-cell/>
          <table:table-cell table:formula="of:=IF([.D584];&quot;&lt;Setlist&gt;&lt;Name&gt;&quot;&amp;[.G584]&amp;&quot;&lt;/Name&gt;&quot;;IF([.E584];&quot;&lt;/Setlist&gt;&quot;;&quot;&quot;))">
            <text:p/>
          </table:table-cell>
          <table:table-cell table:formula="of:=IF([.F584];&quot;&lt;Song&gt;&lt;Title&gt;&quot;&amp;[.H584]&amp;&quot;&lt;/Title&gt;&lt;FileName&gt;&quot;&amp;[.I584]&amp;&quot;&lt;/FileName&gt;&lt;/FileType&gt;1&lt;/FileType&gt;&quot;;&quot;&quot;)" office:value-type="string" office:string-value="&lt;Song&gt;&lt;Title&gt;Spanish Lady, arr01, r04&lt;/Title&gt;&lt;FileName&gt;Spanish Lady, arr01, r04.pdf&lt;/FileName&gt;&lt;/FileType&gt;1&lt;/FileType&gt;" calcext:value-type="string">
            <text:p>&lt;Song&gt;&lt;Title&gt;Spanish Lady, arr01, r04&lt;/Title&gt;&lt;FileName&gt;Spanish Lady, arr01, r04.pdf&lt;/FileName&gt;&lt;/FileType&gt;1&lt;/FileType&gt;</text:p>
          </table:table-cell>
          <table:table-cell table:formula="of:=IF([.C58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5]));IF(ISBLANK([$'Setlist Input'.A586]);1;0);0)" office:value-type="float" office:value="0" calcext:value-type="float">
            <text:p>0</text:p>
          </table:table-cell>
          <table:table-cell table:style-name="ce6" table:formula="of:=ISNUMBER(SEARCH(&quot;kind=&quot;;[$'Setlist Input'.A58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5]))" office:value-type="boolean" office:boolean-value="true" calcext:value-type="boolean">
            <text:p>TRUE</text:p>
          </table:table-cell>
          <table:table-cell table:formula="of:=IF([.D585];MID([$'Setlist Input'.A585];SEARCH(&quot;title=&quot;;[$'Setlist Input'.A585])+7;(SEARCH(&quot;&gt;&quot;;[$'Setlist Input'.A585])-1)-(SEARCH(&quot;title=&quot;;[$'Setlist Input'.A585])+7));&quot;&quot;)">
            <text:p/>
          </table:table-cell>
          <table:table-cell table:formula="of:=IF([.F585];MID([$'Setlist Input'.A585];SEARCH(&quot;score title=&quot;;[$'Setlist Input'.A585])+13;(SEARCH(&quot;path=&quot;;[$'Setlist Input'.A585])-2)-(SEARCH(&quot;score title=&quot;;[$'Setlist Input'.A585])+13));&quot;&quot;)" office:value-type="string" office:string-value="Big Scioti (arr01: Tull)" calcext:value-type="string">
            <text:p>Big Scioti (arr01: Tull)</text:p>
          </table:table-cell>
          <table:table-cell table:formula="of:=IF([.F585];MID([$'Setlist Input'.A585];SEARCH(&quot;path=&quot;;[$'Setlist Input'.A585])+6;(SEARCH(&quot;&gt;&quot;;[$'Setlist Input'.A585])-3)-(SEARCH(&quot;path=&quot;;[$'Setlist Input'.A585])+6));&quot;&quot;)" office:value-type="string" office:string-value="Big Scioti (arr01: Tull).pdf" calcext:value-type="string">
            <text:p>Big Scioti (arr01: Tull).pdf</text:p>
          </table:table-cell>
          <table:table-cell/>
          <table:table-cell table:formula="of:=IF([.D585];&quot;&lt;Setlist&gt;&lt;Name&gt;&quot;&amp;[.G585]&amp;&quot;&lt;/Name&gt;&quot;;IF([.E585];&quot;&lt;/Setlist&gt;&quot;;&quot;&quot;))">
            <text:p/>
          </table:table-cell>
          <table:table-cell table:formula="of:=IF([.F585];&quot;&lt;Song&gt;&lt;Title&gt;&quot;&amp;[.H585]&amp;&quot;&lt;/Title&gt;&lt;FileName&gt;&quot;&amp;[.I585]&amp;&quot;&lt;/FileName&gt;&lt;/FileType&gt;1&lt;/FileType&gt;&quot;;&quot;&quot;)" office:value-type="string" office:string-value="&lt;Song&gt;&lt;Title&gt;Big Scioti (arr01: Tull)&lt;/Title&gt;&lt;FileName&gt;Big Scioti (arr01: Tull).pdf&lt;/FileName&gt;&lt;/FileType&gt;1&lt;/FileType&gt;" calcext:value-type="string">
            <text:p>&lt;Song&gt;&lt;Title&gt;Big Scioti (arr01: Tull)&lt;/Title&gt;&lt;FileName&gt;Big Scioti (arr01: Tull).pdf&lt;/FileName&gt;&lt;/FileType&gt;1&lt;/FileType&gt;</text:p>
          </table:table-cell>
          <table:table-cell table:formula="of:=IF([.C58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6]));IF(ISBLANK([$'Setlist Input'.A587]);1;0);0)" office:value-type="float" office:value="0" calcext:value-type="float">
            <text:p>0</text:p>
          </table:table-cell>
          <table:table-cell table:style-name="ce6" table:formula="of:=ISNUMBER(SEARCH(&quot;kind=&quot;;[$'Setlist Input'.A58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6]))" office:value-type="boolean" office:boolean-value="true" calcext:value-type="boolean">
            <text:p>TRUE</text:p>
          </table:table-cell>
          <table:table-cell table:formula="of:=IF([.D586];MID([$'Setlist Input'.A586];SEARCH(&quot;title=&quot;;[$'Setlist Input'.A586])+7;(SEARCH(&quot;&gt;&quot;;[$'Setlist Input'.A586])-1)-(SEARCH(&quot;title=&quot;;[$'Setlist Input'.A586])+7));&quot;&quot;)">
            <text:p/>
          </table:table-cell>
          <table:table-cell table:formula="of:=IF([.F586];MID([$'Setlist Input'.A586];SEARCH(&quot;score title=&quot;;[$'Setlist Input'.A586])+13;(SEARCH(&quot;path=&quot;;[$'Setlist Input'.A586])-2)-(SEARCH(&quot;score title=&quot;;[$'Setlist Input'.A586])+13));&quot;&quot;)" office:value-type="string" office:string-value="Mississippi Sawyer (arr04: Seifert 4-Part)" calcext:value-type="string">
            <text:p>Mississippi Sawyer (arr04: Seifert 4-Part)</text:p>
          </table:table-cell>
          <table:table-cell table:formula="of:=IF([.F586];MID([$'Setlist Input'.A586];SEARCH(&quot;path=&quot;;[$'Setlist Input'.A586])+6;(SEARCH(&quot;&gt;&quot;;[$'Setlist Input'.A586])-3)-(SEARCH(&quot;path=&quot;;[$'Setlist Input'.A586])+6));&quot;&quot;)" office:value-type="string" office:string-value="Mississippi Sawyer (arr04: Seifert 4-Part).pdf" calcext:value-type="string">
            <text:p>Mississippi Sawyer (arr04: Seifert 4-Part).pdf</text:p>
          </table:table-cell>
          <table:table-cell/>
          <table:table-cell table:formula="of:=IF([.D586];&quot;&lt;Setlist&gt;&lt;Name&gt;&quot;&amp;[.G586]&amp;&quot;&lt;/Name&gt;&quot;;IF([.E586];&quot;&lt;/Setlist&gt;&quot;;&quot;&quot;))">
            <text:p/>
          </table:table-cell>
          <table:table-cell table:formula="of:=IF([.F586];&quot;&lt;Song&gt;&lt;Title&gt;&quot;&amp;[.H586]&amp;&quot;&lt;/Title&gt;&lt;FileName&gt;&quot;&amp;[.I586]&amp;&quot;&lt;/FileName&gt;&lt;/FileType&gt;1&lt;/FileType&gt;&quot;;&quot;&quot;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 table:formula="of:=IF([.C58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7]));IF(ISBLANK([$'Setlist Input'.A588]);1;0);0)" office:value-type="float" office:value="0" calcext:value-type="float">
            <text:p>0</text:p>
          </table:table-cell>
          <table:table-cell table:style-name="ce6" table:formula="of:=ISNUMBER(SEARCH(&quot;kind=&quot;;[$'Setlist Input'.A58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7]))" office:value-type="boolean" office:boolean-value="true" calcext:value-type="boolean">
            <text:p>TRUE</text:p>
          </table:table-cell>
          <table:table-cell table:formula="of:=IF([.D587];MID([$'Setlist Input'.A587];SEARCH(&quot;title=&quot;;[$'Setlist Input'.A587])+7;(SEARCH(&quot;&gt;&quot;;[$'Setlist Input'.A587])-1)-(SEARCH(&quot;title=&quot;;[$'Setlist Input'.A587])+7));&quot;&quot;)">
            <text:p/>
          </table:table-cell>
          <table:table-cell table:formula="of:=IF([.F587];MID([$'Setlist Input'.A587];SEARCH(&quot;score title=&quot;;[$'Setlist Input'.A587])+13;(SEARCH(&quot;path=&quot;;[$'Setlist Input'.A587])-2)-(SEARCH(&quot;score title=&quot;;[$'Setlist Input'.A587])+13));&quot;&quot;)" office:value-type="string" office:string-value="Wildwood Flower (arr01:Haas)" calcext:value-type="string">
            <text:p>Wildwood Flower (arr01:Haas)</text:p>
          </table:table-cell>
          <table:table-cell table:formula="of:=IF([.F587];MID([$'Setlist Input'.A587];SEARCH(&quot;path=&quot;;[$'Setlist Input'.A587])+6;(SEARCH(&quot;&gt;&quot;;[$'Setlist Input'.A587])-3)-(SEARCH(&quot;path=&quot;;[$'Setlist Input'.A587])+6));&quot;&quot;)" office:value-type="string" office:string-value="Wildwood Flower (arr01:Haas).pdf" calcext:value-type="string">
            <text:p>Wildwood Flower (arr01:Haas).pdf</text:p>
          </table:table-cell>
          <table:table-cell/>
          <table:table-cell table:formula="of:=IF([.D587];&quot;&lt;Setlist&gt;&lt;Name&gt;&quot;&amp;[.G587]&amp;&quot;&lt;/Name&gt;&quot;;IF([.E587];&quot;&lt;/Setlist&gt;&quot;;&quot;&quot;))">
            <text:p/>
          </table:table-cell>
          <table:table-cell table:formula="of:=IF([.F587];&quot;&lt;Song&gt;&lt;Title&gt;&quot;&amp;[.H587]&amp;&quot;&lt;/Title&gt;&lt;FileName&gt;&quot;&amp;[.I587]&amp;&quot;&lt;/FileName&gt;&lt;/FileType&gt;1&lt;/FileType&gt;&quot;;&quot;&quot;)" office:value-type="string" office:string-value="&lt;Song&gt;&lt;Title&gt;Wildwood Flower (arr01:Haas)&lt;/Title&gt;&lt;FileName&gt;Wildwood Flower (arr01:Haas).pdf&lt;/FileName&gt;&lt;/FileType&gt;1&lt;/FileType&gt;" calcext:value-type="string">
            <text:p>&lt;Song&gt;&lt;Title&gt;Wildwood Flower (arr01:Haas)&lt;/Title&gt;&lt;FileName&gt;Wildwood Flower (arr01:Haas).pdf&lt;/FileName&gt;&lt;/FileType&gt;1&lt;/FileType&gt;</text:p>
          </table:table-cell>
          <table:table-cell table:formula="of:=IF([.C58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8]));IF(ISBLANK([$'Setlist Input'.A589]);1;0);0)" office:value-type="float" office:value="0" calcext:value-type="float">
            <text:p>0</text:p>
          </table:table-cell>
          <table:table-cell table:style-name="ce6" table:formula="of:=ISNUMBER(SEARCH(&quot;kind=&quot;;[$'Setlist Input'.A58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8]))" office:value-type="boolean" office:boolean-value="true" calcext:value-type="boolean">
            <text:p>TRUE</text:p>
          </table:table-cell>
          <table:table-cell table:formula="of:=IF([.D588];MID([$'Setlist Input'.A588];SEARCH(&quot;title=&quot;;[$'Setlist Input'.A588])+7;(SEARCH(&quot;&gt;&quot;;[$'Setlist Input'.A588])-1)-(SEARCH(&quot;title=&quot;;[$'Setlist Input'.A588])+7));&quot;&quot;)">
            <text:p/>
          </table:table-cell>
          <table:table-cell table:formula="of:=IF([.F588];MID([$'Setlist Input'.A588];SEARCH(&quot;score title=&quot;;[$'Setlist Input'.A588])+13;(SEARCH(&quot;path=&quot;;[$'Setlist Input'.A588])-2)-(SEARCH(&quot;score title=&quot;;[$'Setlist Input'.A588])+13));&quot;&quot;)" office:value-type="string" office:string-value="Wildwood Flower TW" calcext:value-type="string">
            <text:p>Wildwood Flower TW</text:p>
          </table:table-cell>
          <table:table-cell table:formula="of:=IF([.F588];MID([$'Setlist Input'.A588];SEARCH(&quot;path=&quot;;[$'Setlist Input'.A588])+6;(SEARCH(&quot;&gt;&quot;;[$'Setlist Input'.A588])-3)-(SEARCH(&quot;path=&quot;;[$'Setlist Input'.A588])+6));&quot;&quot;)" office:value-type="string" office:string-value="Wildwood Flower TW.pdf" calcext:value-type="string">
            <text:p>Wildwood Flower TW.pdf</text:p>
          </table:table-cell>
          <table:table-cell/>
          <table:table-cell table:formula="of:=IF([.D588];&quot;&lt;Setlist&gt;&lt;Name&gt;&quot;&amp;[.G588]&amp;&quot;&lt;/Name&gt;&quot;;IF([.E588];&quot;&lt;/Setlist&gt;&quot;;&quot;&quot;))">
            <text:p/>
          </table:table-cell>
          <table:table-cell table:formula="of:=IF([.F588];&quot;&lt;Song&gt;&lt;Title&gt;&quot;&amp;[.H588]&amp;&quot;&lt;/Title&gt;&lt;FileName&gt;&quot;&amp;[.I588]&amp;&quot;&lt;/FileName&gt;&lt;/FileType&gt;1&lt;/FileType&gt;&quot;;&quot;&quot;)" office:value-type="string" office:string-value="&lt;Song&gt;&lt;Title&gt;Wildwood Flower TW&lt;/Title&gt;&lt;FileName&gt;Wildwood Flower TW.pdf&lt;/FileName&gt;&lt;/FileType&gt;1&lt;/FileType&gt;" calcext:value-type="string">
            <text:p>&lt;Song&gt;&lt;Title&gt;Wildwood Flower TW&lt;/Title&gt;&lt;FileName&gt;Wildwood Flower TW.pdf&lt;/FileName&gt;&lt;/FileType&gt;1&lt;/FileType&gt;</text:p>
          </table:table-cell>
          <table:table-cell table:formula="of:=IF([.C588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89]));IF(ISBLANK([$'Setlist Input'.A590]);1;0);0)" office:value-type="float" office:value="0" calcext:value-type="float">
            <text:p>0</text:p>
          </table:table-cell>
          <table:table-cell table:style-name="ce6" table:formula="of:=ISNUMBER(SEARCH(&quot;kind=&quot;;[$'Setlist Input'.A589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89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89]))" office:value-type="boolean" office:boolean-value="true" calcext:value-type="boolean">
            <text:p>TRUE</text:p>
          </table:table-cell>
          <table:table-cell table:formula="of:=IF([.D589];MID([$'Setlist Input'.A589];SEARCH(&quot;title=&quot;;[$'Setlist Input'.A589])+7;(SEARCH(&quot;&gt;&quot;;[$'Setlist Input'.A589])-1)-(SEARCH(&quot;title=&quot;;[$'Setlist Input'.A589])+7));&quot;&quot;)">
            <text:p/>
          </table:table-cell>
          <table:table-cell table:formula="of:=IF([.F589];MID([$'Setlist Input'.A589];SEARCH(&quot;score title=&quot;;[$'Setlist Input'.A589])+13;(SEARCH(&quot;path=&quot;;[$'Setlist Input'.A589])-2)-(SEARCH(&quot;score title=&quot;;[$'Setlist Input'.A589])+13));&quot;&quot;)" office:value-type="string" office:string-value="Wildwood Fingerpicked" calcext:value-type="string">
            <text:p>Wildwood Fingerpicked</text:p>
          </table:table-cell>
          <table:table-cell table:formula="of:=IF([.F589];MID([$'Setlist Input'.A589];SEARCH(&quot;path=&quot;;[$'Setlist Input'.A589])+6;(SEARCH(&quot;&gt;&quot;;[$'Setlist Input'.A589])-3)-(SEARCH(&quot;path=&quot;;[$'Setlist Input'.A589])+6));&quot;&quot;)" office:value-type="string" office:string-value="Wildwood Fingerpicked.pdf" calcext:value-type="string">
            <text:p>Wildwood Fingerpicked.pdf</text:p>
          </table:table-cell>
          <table:table-cell/>
          <table:table-cell table:formula="of:=IF([.D589];&quot;&lt;Setlist&gt;&lt;Name&gt;&quot;&amp;[.G589]&amp;&quot;&lt;/Name&gt;&quot;;IF([.E589];&quot;&lt;/Setlist&gt;&quot;;&quot;&quot;))">
            <text:p/>
          </table:table-cell>
          <table:table-cell table:formula="of:=IF([.F589];&quot;&lt;Song&gt;&lt;Title&gt;&quot;&amp;[.H589]&amp;&quot;&lt;/Title&gt;&lt;FileName&gt;&quot;&amp;[.I589]&amp;&quot;&lt;/FileName&gt;&lt;/FileType&gt;1&lt;/FileType&gt;&quot;;&quot;&quot;)" office:value-type="string" office:string-value="&lt;Song&gt;&lt;Title&gt;Wildwood Fingerpicked&lt;/Title&gt;&lt;FileName&gt;Wildwood Fingerpicked.pdf&lt;/FileName&gt;&lt;/FileType&gt;1&lt;/FileType&gt;" calcext:value-type="string">
            <text:p>&lt;Song&gt;&lt;Title&gt;Wildwood Fingerpicked&lt;/Title&gt;&lt;FileName&gt;Wildwood Fingerpicked.pdf&lt;/FileName&gt;&lt;/FileType&gt;1&lt;/FileType&gt;</text:p>
          </table:table-cell>
          <table:table-cell table:formula="of:=IF([.C589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0]));IF(ISBLANK([$'Setlist Input'.A591]);1;0);0)" office:value-type="float" office:value="0" calcext:value-type="float">
            <text:p>0</text:p>
          </table:table-cell>
          <table:table-cell table:style-name="ce6" table:formula="of:=ISNUMBER(SEARCH(&quot;kind=&quot;;[$'Setlist Input'.A590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0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0]))" office:value-type="boolean" office:boolean-value="true" calcext:value-type="boolean">
            <text:p>TRUE</text:p>
          </table:table-cell>
          <table:table-cell table:formula="of:=IF([.D590];MID([$'Setlist Input'.A590];SEARCH(&quot;title=&quot;;[$'Setlist Input'.A590])+7;(SEARCH(&quot;&gt;&quot;;[$'Setlist Input'.A590])-1)-(SEARCH(&quot;title=&quot;;[$'Setlist Input'.A590])+7));&quot;&quot;)">
            <text:p/>
          </table:table-cell>
          <table:table-cell table:formula="of:=IF([.F590];MID([$'Setlist Input'.A590];SEARCH(&quot;score title=&quot;;[$'Setlist Input'.A590])+13;(SEARCH(&quot;path=&quot;;[$'Setlist Input'.A590])-2)-(SEARCH(&quot;score title=&quot;;[$'Setlist Input'.A590])+13));&quot;&quot;)" office:value-type="string" office:string-value="Whiskey Before Breakfast - 5 Parts" calcext:value-type="string">
            <text:p>Whiskey Before Breakfast - 5 Parts</text:p>
          </table:table-cell>
          <table:table-cell table:formula="of:=IF([.F590];MID([$'Setlist Input'.A590];SEARCH(&quot;path=&quot;;[$'Setlist Input'.A590])+6;(SEARCH(&quot;&gt;&quot;;[$'Setlist Input'.A590])-3)-(SEARCH(&quot;path=&quot;;[$'Setlist Input'.A590])+6));&quot;&quot;)" office:value-type="string" office:string-value="Whiskey Before Breakfast - 5 Parts.pdf" calcext:value-type="string">
            <text:p>Whiskey Before Breakfast - 5 Parts.pdf</text:p>
          </table:table-cell>
          <table:table-cell/>
          <table:table-cell table:formula="of:=IF([.D590];&quot;&lt;Setlist&gt;&lt;Name&gt;&quot;&amp;[.G590]&amp;&quot;&lt;/Name&gt;&quot;;IF([.E590];&quot;&lt;/Setlist&gt;&quot;;&quot;&quot;))">
            <text:p/>
          </table:table-cell>
          <table:table-cell table:formula="of:=IF([.F590];&quot;&lt;Song&gt;&lt;Title&gt;&quot;&amp;[.H590]&amp;&quot;&lt;/Title&gt;&lt;FileName&gt;&quot;&amp;[.I590]&amp;&quot;&lt;/FileName&gt;&lt;/FileType&gt;1&lt;/FileType&gt;&quot;;&quot;&quot;)" office:value-type="string" office:string-value="&lt;Song&gt;&lt;Title&gt;Whiskey Before Breakfast - 5 Parts&lt;/Title&gt;&lt;FileName&gt;Whiskey Before Breakfast - 5 Parts.pdf&lt;/FileName&gt;&lt;/FileType&gt;1&lt;/FileType&gt;" calcext:value-type="string">
            <text:p>&lt;Song&gt;&lt;Title&gt;Whiskey Before Breakfast - 5 Parts&lt;/Title&gt;&lt;FileName&gt;Whiskey Before Breakfast - 5 Parts.pdf&lt;/FileName&gt;&lt;/FileType&gt;1&lt;/FileType&gt;</text:p>
          </table:table-cell>
          <table:table-cell table:formula="of:=IF([.C590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1]));IF(ISBLANK([$'Setlist Input'.A592]);1;0);0)" office:value-type="float" office:value="0" calcext:value-type="float">
            <text:p>0</text:p>
          </table:table-cell>
          <table:table-cell table:style-name="ce6" table:formula="of:=ISNUMBER(SEARCH(&quot;kind=&quot;;[$'Setlist Input'.A591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1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1]))" office:value-type="boolean" office:boolean-value="true" calcext:value-type="boolean">
            <text:p>TRUE</text:p>
          </table:table-cell>
          <table:table-cell table:formula="of:=IF([.D591];MID([$'Setlist Input'.A591];SEARCH(&quot;title=&quot;;[$'Setlist Input'.A591])+7;(SEARCH(&quot;&gt;&quot;;[$'Setlist Input'.A591])-1)-(SEARCH(&quot;title=&quot;;[$'Setlist Input'.A591])+7));&quot;&quot;)">
            <text:p/>
          </table:table-cell>
          <table:table-cell table:formula="of:=IF([.F591];MID([$'Setlist Input'.A591];SEARCH(&quot;score title=&quot;;[$'Setlist Input'.A591])+13;(SEARCH(&quot;path=&quot;;[$'Setlist Input'.A591])-2)-(SEARCH(&quot;score title=&quot;;[$'Setlist Input'.A591])+13));&quot;&quot;)" office:value-type="string" office:string-value="Contributing to the Delinquency Of Am (arr01)" calcext:value-type="string">
            <text:p>Contributing to the Delinquency Of Am (arr01)</text:p>
          </table:table-cell>
          <table:table-cell table:formula="of:=IF([.F591];MID([$'Setlist Input'.A591];SEARCH(&quot;path=&quot;;[$'Setlist Input'.A591])+6;(SEARCH(&quot;&gt;&quot;;[$'Setlist Input'.A591])-3)-(SEARCH(&quot;path=&quot;;[$'Setlist Input'.A591])+6));&quot;&quot;)" office:value-type="string" office:string-value="Contributing to the Delinquency Of Am (arr01).pdf" calcext:value-type="string">
            <text:p>Contributing to the Delinquency Of Am (arr01).pdf</text:p>
          </table:table-cell>
          <table:table-cell/>
          <table:table-cell table:formula="of:=IF([.D591];&quot;&lt;Setlist&gt;&lt;Name&gt;&quot;&amp;[.G591]&amp;&quot;&lt;/Name&gt;&quot;;IF([.E591];&quot;&lt;/Setlist&gt;&quot;;&quot;&quot;))">
            <text:p/>
          </table:table-cell>
          <table:table-cell table:formula="of:=IF([.F591];&quot;&lt;Song&gt;&lt;Title&gt;&quot;&amp;[.H591]&amp;&quot;&lt;/Title&gt;&lt;FileName&gt;&quot;&amp;[.I591]&amp;&quot;&lt;/FileName&gt;&lt;/FileType&gt;1&lt;/FileType&gt;&quot;;&quot;&quot;)" office:value-type="string" office:string-value="&lt;Song&gt;&lt;Title&gt;Contributing to the Delinquency Of Am (arr01)&lt;/Title&gt;&lt;FileName&gt;Contributing to the Delinquency Of Am (arr01).pdf&lt;/FileName&gt;&lt;/FileType&gt;1&lt;/FileType&gt;" calcext:value-type="string">
            <text:p>&lt;Song&gt;&lt;Title&gt;Contributing to the Delinquency Of Am (arr01)&lt;/Title&gt;&lt;FileName&gt;Contributing to the Delinquency Of Am (arr01).pdf&lt;/FileName&gt;&lt;/FileType&gt;1&lt;/FileType&gt;</text:p>
          </table:table-cell>
          <table:table-cell table:formula="of:=IF([.C591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2]));IF(ISBLANK([$'Setlist Input'.A593]);1;0);0)" office:value-type="float" office:value="0" calcext:value-type="float">
            <text:p>0</text:p>
          </table:table-cell>
          <table:table-cell table:style-name="ce6" table:formula="of:=ISNUMBER(SEARCH(&quot;kind=&quot;;[$'Setlist Input'.A592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2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2]))" office:value-type="boolean" office:boolean-value="true" calcext:value-type="boolean">
            <text:p>TRUE</text:p>
          </table:table-cell>
          <table:table-cell table:formula="of:=IF([.D592];MID([$'Setlist Input'.A592];SEARCH(&quot;title=&quot;;[$'Setlist Input'.A592])+7;(SEARCH(&quot;&gt;&quot;;[$'Setlist Input'.A592])-1)-(SEARCH(&quot;title=&quot;;[$'Setlist Input'.A592])+7));&quot;&quot;)">
            <text:p/>
          </table:table-cell>
          <table:table-cell table:formula="of:=IF([.F592];MID([$'Setlist Input'.A592];SEARCH(&quot;score title=&quot;;[$'Setlist Input'.A592])+13;(SEARCH(&quot;path=&quot;;[$'Setlist Input'.A592])-2)-(SEARCH(&quot;score title=&quot;;[$'Setlist Input'.A592])+13));&quot;&quot;)" office:value-type="string" office:string-value="Yesterday_SMN" calcext:value-type="string">
            <text:p>Yesterday_SMN</text:p>
          </table:table-cell>
          <table:table-cell table:formula="of:=IF([.F592];MID([$'Setlist Input'.A592];SEARCH(&quot;path=&quot;;[$'Setlist Input'.A592])+6;(SEARCH(&quot;&gt;&quot;;[$'Setlist Input'.A592])-3)-(SEARCH(&quot;path=&quot;;[$'Setlist Input'.A592])+6));&quot;&quot;)" office:value-type="string" office:string-value="Yesterday_SMN.pdf" calcext:value-type="string">
            <text:p>Yesterday_SMN.pdf</text:p>
          </table:table-cell>
          <table:table-cell/>
          <table:table-cell table:formula="of:=IF([.D592];&quot;&lt;Setlist&gt;&lt;Name&gt;&quot;&amp;[.G592]&amp;&quot;&lt;/Name&gt;&quot;;IF([.E592];&quot;&lt;/Setlist&gt;&quot;;&quot;&quot;))">
            <text:p/>
          </table:table-cell>
          <table:table-cell table:formula="of:=IF([.F592];&quot;&lt;Song&gt;&lt;Title&gt;&quot;&amp;[.H592]&amp;&quot;&lt;/Title&gt;&lt;FileName&gt;&quot;&amp;[.I592]&amp;&quot;&lt;/FileName&gt;&lt;/FileType&gt;1&lt;/FileType&gt;&quot;;&quot;&quot;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 table:formula="of:=IF([.C592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3]));IF(ISBLANK([$'Setlist Input'.A594]);1;0);0)" office:value-type="float" office:value="0" calcext:value-type="float">
            <text:p>0</text:p>
          </table:table-cell>
          <table:table-cell table:style-name="ce6" table:formula="of:=ISNUMBER(SEARCH(&quot;kind=&quot;;[$'Setlist Input'.A593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3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3]))" office:value-type="boolean" office:boolean-value="true" calcext:value-type="boolean">
            <text:p>TRUE</text:p>
          </table:table-cell>
          <table:table-cell table:formula="of:=IF([.D593];MID([$'Setlist Input'.A593];SEARCH(&quot;title=&quot;;[$'Setlist Input'.A593])+7;(SEARCH(&quot;&gt;&quot;;[$'Setlist Input'.A593])-1)-(SEARCH(&quot;title=&quot;;[$'Setlist Input'.A593])+7));&quot;&quot;)">
            <text:p/>
          </table:table-cell>
          <table:table-cell table:formula="of:=IF([.F593];MID([$'Setlist Input'.A593];SEARCH(&quot;score title=&quot;;[$'Setlist Input'.A593])+13;(SEARCH(&quot;path=&quot;;[$'Setlist Input'.A593])-2)-(SEARCH(&quot;score title=&quot;;[$'Setlist Input'.A593])+13));&quot;&quot;)" office:value-type="string" office:string-value="St. James Infirmary Bass" calcext:value-type="string">
            <text:p>St. James Infirmary Bass</text:p>
          </table:table-cell>
          <table:table-cell table:formula="of:=IF([.F593];MID([$'Setlist Input'.A593];SEARCH(&quot;path=&quot;;[$'Setlist Input'.A593])+6;(SEARCH(&quot;&gt;&quot;;[$'Setlist Input'.A593])-3)-(SEARCH(&quot;path=&quot;;[$'Setlist Input'.A593])+6));&quot;&quot;)" office:value-type="string" office:string-value="St. James Infirmary Bass.pdf" calcext:value-type="string">
            <text:p>St. James Infirmary Bass.pdf</text:p>
          </table:table-cell>
          <table:table-cell/>
          <table:table-cell table:formula="of:=IF([.D593];&quot;&lt;Setlist&gt;&lt;Name&gt;&quot;&amp;[.G593]&amp;&quot;&lt;/Name&gt;&quot;;IF([.E593];&quot;&lt;/Setlist&gt;&quot;;&quot;&quot;))">
            <text:p/>
          </table:table-cell>
          <table:table-cell table:formula="of:=IF([.F593];&quot;&lt;Song&gt;&lt;Title&gt;&quot;&amp;[.H593]&amp;&quot;&lt;/Title&gt;&lt;FileName&gt;&quot;&amp;[.I593]&amp;&quot;&lt;/FileName&gt;&lt;/FileType&gt;1&lt;/FileType&gt;&quot;;&quot;&quot;)" office:value-type="string" office:string-value="&lt;Song&gt;&lt;Title&gt;St. James Infirmary Bass&lt;/Title&gt;&lt;FileName&gt;St. James Infirmary Bass.pdf&lt;/FileName&gt;&lt;/FileType&gt;1&lt;/FileType&gt;" calcext:value-type="string">
            <text:p>&lt;Song&gt;&lt;Title&gt;St. James Infirmary Bass&lt;/Title&gt;&lt;FileName&gt;St. James Infirmary Bass.pdf&lt;/FileName&gt;&lt;/FileType&gt;1&lt;/FileType&gt;</text:p>
          </table:table-cell>
          <table:table-cell table:formula="of:=IF([.C593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4]));IF(ISBLANK([$'Setlist Input'.A595]);1;0);0)" office:value-type="float" office:value="0" calcext:value-type="float">
            <text:p>0</text:p>
          </table:table-cell>
          <table:table-cell table:style-name="ce6" table:formula="of:=ISNUMBER(SEARCH(&quot;kind=&quot;;[$'Setlist Input'.A594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4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4]))" office:value-type="boolean" office:boolean-value="true" calcext:value-type="boolean">
            <text:p>TRUE</text:p>
          </table:table-cell>
          <table:table-cell table:formula="of:=IF([.D594];MID([$'Setlist Input'.A594];SEARCH(&quot;title=&quot;;[$'Setlist Input'.A594])+7;(SEARCH(&quot;&gt;&quot;;[$'Setlist Input'.A594])-1)-(SEARCH(&quot;title=&quot;;[$'Setlist Input'.A594])+7));&quot;&quot;)">
            <text:p/>
          </table:table-cell>
          <table:table-cell table:formula="of:=IF([.F594];MID([$'Setlist Input'.A594];SEARCH(&quot;score title=&quot;;[$'Setlist Input'.A594])+13;(SEARCH(&quot;path=&quot;;[$'Setlist Input'.A594])-2)-(SEARCH(&quot;score title=&quot;;[$'Setlist Input'.A594])+13));&quot;&quot;)" office:value-type="string" office:string-value="Wade Water Motherless Bass" calcext:value-type="string">
            <text:p>Wade Water Motherless Bass</text:p>
          </table:table-cell>
          <table:table-cell table:formula="of:=IF([.F594];MID([$'Setlist Input'.A594];SEARCH(&quot;path=&quot;;[$'Setlist Input'.A594])+6;(SEARCH(&quot;&gt;&quot;;[$'Setlist Input'.A594])-3)-(SEARCH(&quot;path=&quot;;[$'Setlist Input'.A594])+6));&quot;&quot;)" office:value-type="string" office:string-value="Wade Water Motherless Bass.pdf" calcext:value-type="string">
            <text:p>Wade Water Motherless Bass.pdf</text:p>
          </table:table-cell>
          <table:table-cell/>
          <table:table-cell table:formula="of:=IF([.D594];&quot;&lt;Setlist&gt;&lt;Name&gt;&quot;&amp;[.G594]&amp;&quot;&lt;/Name&gt;&quot;;IF([.E594];&quot;&lt;/Setlist&gt;&quot;;&quot;&quot;))">
            <text:p/>
          </table:table-cell>
          <table:table-cell table:formula="of:=IF([.F594];&quot;&lt;Song&gt;&lt;Title&gt;&quot;&amp;[.H594]&amp;&quot;&lt;/Title&gt;&lt;FileName&gt;&quot;&amp;[.I594]&amp;&quot;&lt;/FileName&gt;&lt;/FileType&gt;1&lt;/FileType&gt;&quot;;&quot;&quot;)" office:value-type="string" office:string-value="&lt;Song&gt;&lt;Title&gt;Wade Water Motherless Bass&lt;/Title&gt;&lt;FileName&gt;Wade Water Motherless Bass.pdf&lt;/FileName&gt;&lt;/FileType&gt;1&lt;/FileType&gt;" calcext:value-type="string">
            <text:p>&lt;Song&gt;&lt;Title&gt;Wade Water Motherless Bass&lt;/Title&gt;&lt;FileName&gt;Wade Water Motherless Bass.pdf&lt;/FileName&gt;&lt;/FileType&gt;1&lt;/FileType&gt;</text:p>
          </table:table-cell>
          <table:table-cell table:formula="of:=IF([.C594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5]));IF(ISBLANK([$'Setlist Input'.A596]);1;0);0)" office:value-type="float" office:value="0" calcext:value-type="float">
            <text:p>0</text:p>
          </table:table-cell>
          <table:table-cell table:style-name="ce6" table:formula="of:=ISNUMBER(SEARCH(&quot;kind=&quot;;[$'Setlist Input'.A595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5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5]))" office:value-type="boolean" office:boolean-value="true" calcext:value-type="boolean">
            <text:p>TRUE</text:p>
          </table:table-cell>
          <table:table-cell table:formula="of:=IF([.D595];MID([$'Setlist Input'.A595];SEARCH(&quot;title=&quot;;[$'Setlist Input'.A595])+7;(SEARCH(&quot;&gt;&quot;;[$'Setlist Input'.A595])-1)-(SEARCH(&quot;title=&quot;;[$'Setlist Input'.A595])+7));&quot;&quot;)">
            <text:p/>
          </table:table-cell>
          <table:table-cell table:formula="of:=IF([.F595];MID([$'Setlist Input'.A595];SEARCH(&quot;score title=&quot;;[$'Setlist Input'.A595])+13;(SEARCH(&quot;path=&quot;;[$'Setlist Input'.A595])-2)-(SEARCH(&quot;score title=&quot;;[$'Setlist Input'.A595])+13));&quot;&quot;)" office:value-type="string" office:string-value="Crying Waltz" calcext:value-type="string">
            <text:p>Crying Waltz</text:p>
          </table:table-cell>
          <table:table-cell table:formula="of:=IF([.F595];MID([$'Setlist Input'.A595];SEARCH(&quot;path=&quot;;[$'Setlist Input'.A595])+6;(SEARCH(&quot;&gt;&quot;;[$'Setlist Input'.A595])-3)-(SEARCH(&quot;path=&quot;;[$'Setlist Input'.A595])+6));&quot;&quot;)" office:value-type="string" office:string-value="Crying Waltz 2.pdf" calcext:value-type="string">
            <text:p>Crying Waltz 2.pdf</text:p>
          </table:table-cell>
          <table:table-cell/>
          <table:table-cell table:formula="of:=IF([.D595];&quot;&lt;Setlist&gt;&lt;Name&gt;&quot;&amp;[.G595]&amp;&quot;&lt;/Name&gt;&quot;;IF([.E595];&quot;&lt;/Setlist&gt;&quot;;&quot;&quot;))">
            <text:p/>
          </table:table-cell>
          <table:table-cell table:formula="of:=IF([.F595];&quot;&lt;Song&gt;&lt;Title&gt;&quot;&amp;[.H595]&amp;&quot;&lt;/Title&gt;&lt;FileName&gt;&quot;&amp;[.I595]&amp;&quot;&lt;/FileName&gt;&lt;/FileType&gt;1&lt;/FileType&gt;&quot;;&quot;&quot;)" office:value-type="string" office:string-value="&lt;Song&gt;&lt;Title&gt;Crying Waltz&lt;/Title&gt;&lt;FileName&gt;Crying Waltz 2.pdf&lt;/FileName&gt;&lt;/FileType&gt;1&lt;/FileType&gt;" calcext:value-type="string">
            <text:p>&lt;Song&gt;&lt;Title&gt;Crying Waltz&lt;/Title&gt;&lt;FileName&gt;Crying Waltz 2.pdf&lt;/FileName&gt;&lt;/FileType&gt;1&lt;/FileType&gt;</text:p>
          </table:table-cell>
          <table:table-cell table:formula="of:=IF([.C595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6]));IF(ISBLANK([$'Setlist Input'.A597]);1;0);0)" office:value-type="float" office:value="0" calcext:value-type="float">
            <text:p>0</text:p>
          </table:table-cell>
          <table:table-cell table:style-name="ce6" table:formula="of:=ISNUMBER(SEARCH(&quot;kind=&quot;;[$'Setlist Input'.A596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6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6]))" office:value-type="boolean" office:boolean-value="true" calcext:value-type="boolean">
            <text:p>TRUE</text:p>
          </table:table-cell>
          <table:table-cell table:formula="of:=IF([.D596];MID([$'Setlist Input'.A596];SEARCH(&quot;title=&quot;;[$'Setlist Input'.A596])+7;(SEARCH(&quot;&gt;&quot;;[$'Setlist Input'.A596])-1)-(SEARCH(&quot;title=&quot;;[$'Setlist Input'.A596])+7));&quot;&quot;)">
            <text:p/>
          </table:table-cell>
          <table:table-cell table:formula="of:=IF([.F596];MID([$'Setlist Input'.A596];SEARCH(&quot;score title=&quot;;[$'Setlist Input'.A596])+13;(SEARCH(&quot;path=&quot;;[$'Setlist Input'.A596])-2)-(SEARCH(&quot;score title=&quot;;[$'Setlist Input'.A596])+13));&quot;&quot;)" office:value-type="string" office:string-value="Ae Fond Kiss - Duet" calcext:value-type="string">
            <text:p>Ae Fond Kiss - Duet</text:p>
          </table:table-cell>
          <table:table-cell table:formula="of:=IF([.F596];MID([$'Setlist Input'.A596];SEARCH(&quot;path=&quot;;[$'Setlist Input'.A596])+6;(SEARCH(&quot;&gt;&quot;;[$'Setlist Input'.A596])-3)-(SEARCH(&quot;path=&quot;;[$'Setlist Input'.A596])+6));&quot;&quot;)" office:value-type="string" office:string-value="Ae Fond Kiss - Duet.pdf" calcext:value-type="string">
            <text:p>Ae Fond Kiss - Duet.pdf</text:p>
          </table:table-cell>
          <table:table-cell/>
          <table:table-cell table:formula="of:=IF([.D596];&quot;&lt;Setlist&gt;&lt;Name&gt;&quot;&amp;[.G596]&amp;&quot;&lt;/Name&gt;&quot;;IF([.E596];&quot;&lt;/Setlist&gt;&quot;;&quot;&quot;))">
            <text:p/>
          </table:table-cell>
          <table:table-cell table:formula="of:=IF([.F596];&quot;&lt;Song&gt;&lt;Title&gt;&quot;&amp;[.H596]&amp;&quot;&lt;/Title&gt;&lt;FileName&gt;&quot;&amp;[.I596]&amp;&quot;&lt;/FileName&gt;&lt;/FileType&gt;1&lt;/FileType&gt;&quot;;&quot;&quot;)" office:value-type="string" office:string-value="&lt;Song&gt;&lt;Title&gt;Ae Fond Kiss - Duet&lt;/Title&gt;&lt;FileName&gt;Ae Fond Kiss - Duet.pdf&lt;/FileName&gt;&lt;/FileType&gt;1&lt;/FileType&gt;" calcext:value-type="string">
            <text:p>&lt;Song&gt;&lt;Title&gt;Ae Fond Kiss - Duet&lt;/Title&gt;&lt;FileName&gt;Ae Fond Kiss - Duet.pdf&lt;/FileName&gt;&lt;/FileType&gt;1&lt;/FileType&gt;</text:p>
          </table:table-cell>
          <table:table-cell table:formula="of:=IF([.C596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7]));IF(ISBLANK([$'Setlist Input'.A598]);1;0);0)" office:value-type="float" office:value="0" calcext:value-type="float">
            <text:p>0</text:p>
          </table:table-cell>
          <table:table-cell table:style-name="ce6" table:formula="of:=ISNUMBER(SEARCH(&quot;kind=&quot;;[$'Setlist Input'.A597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7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7]))" office:value-type="boolean" office:boolean-value="true" calcext:value-type="boolean">
            <text:p>TRUE</text:p>
          </table:table-cell>
          <table:table-cell table:formula="of:=IF([.D597];MID([$'Setlist Input'.A597];SEARCH(&quot;title=&quot;;[$'Setlist Input'.A597])+7;(SEARCH(&quot;&gt;&quot;;[$'Setlist Input'.A597])-1)-(SEARCH(&quot;title=&quot;;[$'Setlist Input'.A597])+7));&quot;&quot;)">
            <text:p/>
          </table:table-cell>
          <table:table-cell table:formula="of:=IF([.F597];MID([$'Setlist Input'.A597];SEARCH(&quot;score title=&quot;;[$'Setlist Input'.A597])+13;(SEARCH(&quot;path=&quot;;[$'Setlist Input'.A597])-2)-(SEARCH(&quot;score title=&quot;;[$'Setlist Input'.A597])+13));&quot;&quot;)" office:value-type="string" office:string-value="June's Lullaby 3 parts" calcext:value-type="string">
            <text:p>June's Lullaby 3 parts</text:p>
          </table:table-cell>
          <table:table-cell table:formula="of:=IF([.F597];MID([$'Setlist Input'.A597];SEARCH(&quot;path=&quot;;[$'Setlist Input'.A597])+6;(SEARCH(&quot;&gt;&quot;;[$'Setlist Input'.A597])-3)-(SEARCH(&quot;path=&quot;;[$'Setlist Input'.A597])+6));&quot;&quot;)" office:value-type="string" office:string-value="June's Lullaby 3 parts.pdf" calcext:value-type="string">
            <text:p>June's Lullaby 3 parts.pdf</text:p>
          </table:table-cell>
          <table:table-cell/>
          <table:table-cell table:formula="of:=IF([.D597];&quot;&lt;Setlist&gt;&lt;Name&gt;&quot;&amp;[.G597]&amp;&quot;&lt;/Name&gt;&quot;;IF([.E597];&quot;&lt;/Setlist&gt;&quot;;&quot;&quot;))">
            <text:p/>
          </table:table-cell>
          <table:table-cell table:formula="of:=IF([.F597];&quot;&lt;Song&gt;&lt;Title&gt;&quot;&amp;[.H597]&amp;&quot;&lt;/Title&gt;&lt;FileName&gt;&quot;&amp;[.I597]&amp;&quot;&lt;/FileName&gt;&lt;/FileType&gt;1&lt;/FileType&gt;&quot;;&quot;&quot;)" office:value-type="string" office:string-value="&lt;Song&gt;&lt;Title&gt;June's Lullaby 3 parts&lt;/Title&gt;&lt;FileName&gt;June's Lullaby 3 parts.pdf&lt;/FileName&gt;&lt;/FileType&gt;1&lt;/FileType&gt;" calcext:value-type="string">
            <text:p>&lt;Song&gt;&lt;Title&gt;June's Lullaby 3 parts&lt;/Title&gt;&lt;FileName&gt;June's Lullaby 3 parts.pdf&lt;/FileName&gt;&lt;/FileType&gt;1&lt;/FileType&gt;</text:p>
          </table:table-cell>
          <table:table-cell table:formula="of:=IF([.C597];&quot;&lt;/SetLists&gt;&quot;;&quot;&quot;)">
            <text:p/>
          </table:table-cell>
        </table:table-row>
        <table:table-row table:style-name="ro1">
          <table:table-cell table:number-columns-repeated="2"/>
          <table:table-cell table:formula="of:=IF(ISNUMBER(SEARCH(&quot;&lt;/forScore&gt;&quot;;[$'Setlist Input'.A598]));IF(ISBLANK([$'Setlist Input'.A599]);1;0);0)" office:value-type="float" office:value="1" calcext:value-type="float">
            <text:p>1</text:p>
          </table:table-cell>
          <table:table-cell table:style-name="ce6" table:formula="of:=ISNUMBER(SEARCH(&quot;kind=&quot;;[$'Setlist Input'.A598]))" office:value-type="boolean" office:boolean-value="false" calcext:value-type="boolean">
            <text:p>FALSE</text:p>
          </table:table-cell>
          <table:table-cell table:style-name="ce6" table:formula="of:=ISNUMBER(SEARCH(&quot;&lt;/forScore&gt;&lt;?&quot;;[$'Setlist Input'.A598]))" office:value-type="boolean" office:boolean-value="false" calcext:value-type="boolean">
            <text:p>FALSE</text:p>
          </table:table-cell>
          <table:table-cell table:style-name="ce6" table:formula="of:=ISNUMBER(SEARCH(&quot;score title=&quot;;[$'Setlist Input'.A598]))" office:value-type="boolean" office:boolean-value="false" calcext:value-type="boolean">
            <text:p>FALSE</text:p>
          </table:table-cell>
          <table:table-cell table:formula="of:=IF([.D598];MID([$'Setlist Input'.A598];SEARCH(&quot;title=&quot;;[$'Setlist Input'.A598])+7;(SEARCH(&quot;&gt;&quot;;[$'Setlist Input'.A598])-1)-(SEARCH(&quot;title=&quot;;[$'Setlist Input'.A598])+7));&quot;&quot;)">
            <text:p/>
          </table:table-cell>
          <table:table-cell table:formula="of:=IF([.F598];MID([$'Setlist Input'.A598];SEARCH(&quot;score title=&quot;;[$'Setlist Input'.A598])+13;(SEARCH(&quot;path=&quot;;[$'Setlist Input'.A598])-2)-(SEARCH(&quot;score title=&quot;;[$'Setlist Input'.A598])+13));&quot;&quot;)">
            <text:p/>
          </table:table-cell>
          <table:table-cell table:formula="of:=IF([.F598];MID([$'Setlist Input'.A598];SEARCH(&quot;path=&quot;;[$'Setlist Input'.A598])+6;(SEARCH(&quot;&gt;&quot;;[$'Setlist Input'.A598])-3)-(SEARCH(&quot;path=&quot;;[$'Setlist Input'.A598])+6));&quot;&quot;)">
            <text:p/>
          </table:table-cell>
          <table:table-cell/>
          <table:table-cell table:formula="of:=IF([.D598];&quot;&lt;Setlist&gt;&lt;Name&gt;&quot;&amp;[.G598]&amp;&quot;&lt;/Name&gt;&quot;;IF([.E598];&quot;&lt;/Setlist&gt;&quot;;&quot;&quot;))">
            <text:p/>
          </table:table-cell>
          <table:table-cell table:formula="of:=IF([.F598];&quot;&lt;Song&gt;&lt;Title&gt;&quot;&amp;[.H598]&amp;&quot;&lt;/Title&gt;&lt;FileName&gt;&quot;&amp;[.I598]&amp;&quot;&lt;/FileName&gt;&lt;/FileType&gt;1&lt;/FileType&gt;&quot;;&quot;&quot;)">
            <text:p/>
          </table:table-cell>
          <table:table-cell table:formula="of:=IF([.C598];&quot;&lt;/SetLists&gt;&quot;;&quot;&quot;)" office:value-type="string" office:string-value="&lt;/SetLists&gt;" calcext:value-type="string">
            <text:p>&lt;/SetLists&gt;</text:p>
          </table:table-cell>
        </table:table-row>
        <table:table-row table:style-name="ro1" table:number-rows-repeated="104797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SS Output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&lt;?xml version="1.0" encoding="utf-8" standalone="yes"?&gt;</text:p>
          </table:table-cell>
          <table:table-cell table:formula="of:=IF([$IntermediateCalcs.C2];[$IntermediateCalcs.M2];&quot;&quot;)">
            <text:p/>
          </table:table-cell>
        </table:table-row>
        <table:table-row table:style-name="ro1">
          <table:table-cell office:value-type="string" calcext:value-type="string">
            <text:p>&lt;Setlists&gt;</text:p>
          </table:table-cell>
          <table:table-cell/>
        </table:table-row>
        <table:table-row table:style-name="ro1">
          <table:table-cell table:formula="of:=IF([$IntermediateCalcs.D2];[$IntermediateCalcs.K2];IF([$IntermediateCalcs.E2];[$IntermediateCalcs.K2];IF([$IntermediateCalcs.F2];[$IntermediateCalcs.L2];IF([$IntermediateCalcs.C2];&quot;&lt;/Setlist&gt;&quot;&amp;[$IntermediateCalcs.M2];&quot;&quot;))))" office:value-type="string" office:string-value="&lt;Setlist&gt;&lt;Name&gt;Christmas - Variety&lt;/Name&gt;" calcext:value-type="string">
            <text:p>&lt;Setlist&gt;&lt;Name&gt;Christmas - Variety&lt;/Name&gt;</text:p>
          </table:table-cell>
          <table:table-cell/>
        </table:table-row>
        <table:table-row table:style-name="ro1">
          <table:table-cell table:formula="of:=IF([$IntermediateCalcs.D3];[$IntermediateCalcs.K3];IF([$IntermediateCalcs.E3];[$IntermediateCalcs.K3];IF([$IntermediateCalcs.F3];[$IntermediateCalcs.L3];IF([$IntermediateCalcs.C3];&quot;&lt;/Setlist&gt;&quot;&amp;[$IntermediateCalcs.M3];&quot;&quot;))))" office:value-type="string" office:string-value="&lt;Song&gt;&lt;Title&gt;Christmas Time is Coming.tef&lt;/Title&gt;&lt;FileName&gt;Christmas Time is Coming.tef.pdf&lt;/FileName&gt;&lt;/FileType&gt;1&lt;/FileType&gt;" calcext:value-type="string">
            <text:p>&lt;Song&gt;&lt;Title&gt;Christmas Time is Coming.tef&lt;/Title&gt;&lt;FileName&gt;Christmas Time is Coming.tef.pdf&lt;/FileName&gt;&lt;/FileType&gt;1&lt;/FileType&gt;</text:p>
          </table:table-cell>
          <table:table-cell/>
        </table:table-row>
        <table:table-row table:style-name="ro1">
          <table:table-cell table:formula="of:=IF([$IntermediateCalcs.D4];[$IntermediateCalcs.K4];IF([$IntermediateCalcs.E4];[$IntermediateCalcs.K4];IF([$IntermediateCalcs.F4];[$IntermediateCalcs.L4];IF([$IntermediateCalcs.C4];&quot;&lt;/Setlist&gt;&quot;&amp;[$IntermediateCalcs.M4];&quot;&quot;))))" office:value-type="string" office:string-value="&lt;Song&gt;&lt;Title&gt;Carol of the Bells&lt;/Title&gt;&lt;FileName&gt;Carol of the Bells.pdf&lt;/FileName&gt;&lt;/FileType&gt;1&lt;/FileType&gt;" calcext:value-type="string">
            <text:p>&lt;Song&gt;&lt;Title&gt;Carol of the Bells&lt;/Title&gt;&lt;FileName&gt;Carol of the Bells.pdf&lt;/FileName&gt;&lt;/FileType&gt;1&lt;/FileType&gt;</text:p>
          </table:table-cell>
          <table:table-cell/>
        </table:table-row>
        <table:table-row table:style-name="ro1">
          <table:table-cell table:formula="of:=IF([$IntermediateCalcs.D5];[$IntermediateCalcs.K5];IF([$IntermediateCalcs.E5];[$IntermediateCalcs.K5];IF([$IntermediateCalcs.F5];[$IntermediateCalcs.L5];IF([$IntermediateCalcs.C5];&quot;&lt;/Setlist&gt;&quot;&amp;[$IntermediateCalcs.M5];&quot;&quot;))))" office:value-type="string" office:string-value="&lt;Song&gt;&lt;Title&gt;Three Kings Parody&lt;/Title&gt;&lt;FileName&gt;Three Kings Parody.pdf&lt;/FileName&gt;&lt;/FileType&gt;1&lt;/FileType&gt;" calcext:value-type="string">
            <text:p>&lt;Song&gt;&lt;Title&gt;Three Kings Parody&lt;/Title&gt;&lt;FileName&gt;Three Kings Parody.pdf&lt;/FileName&gt;&lt;/FileType&gt;1&lt;/FileType&gt;</text:p>
          </table:table-cell>
          <table:table-cell/>
        </table:table-row>
        <table:table-row table:style-name="ro1">
          <table:table-cell table:formula="of:=IF([$IntermediateCalcs.D6];[$IntermediateCalcs.K6];IF([$IntermediateCalcs.E6];[$IntermediateCalcs.K6];IF([$IntermediateCalcs.F6];[$IntermediateCalcs.L6];IF([$IntermediateCalcs.C6];&quot;&lt;/Setlist&gt;&quot;&amp;[$IntermediateCalcs.M6];&quot;&quot;))))" office:value-type="string" office:string-value="&lt;Song&gt;&lt;Title&gt;Appalachian Carol Multi SMN&lt;/Title&gt;&lt;FileName&gt;Appalachian Carol Multi SMN.pdf&lt;/FileName&gt;&lt;/FileType&gt;1&lt;/FileType&gt;" calcext:value-type="string">
            <text:p>&lt;Song&gt;&lt;Title&gt;Appalachian Carol Multi SMN&lt;/Title&gt;&lt;FileName&gt;Appalachian Carol Multi SMN.pdf&lt;/FileName&gt;&lt;/FileType&gt;1&lt;/FileType&gt;</text:p>
          </table:table-cell>
          <table:table-cell/>
        </table:table-row>
        <table:table-row table:style-name="ro1">
          <table:table-cell table:formula="of:=IF([$IntermediateCalcs.D7];[$IntermediateCalcs.K7];IF([$IntermediateCalcs.E7];[$IntermediateCalcs.K7];IF([$IntermediateCalcs.F7];[$IntermediateCalcs.L7];IF([$IntermediateCalcs.C7];&quot;&lt;/Setlist&gt;&quot;&amp;[$IntermediateCalcs.M7];&quot;&quot;))))" office:value-type="string" office:string-value="&lt;Song&gt;&lt;Title&gt;Appalachian Carol&lt;/Title&gt;&lt;FileName&gt;Appalachian Carol.pdf&lt;/FileName&gt;&lt;/FileType&gt;1&lt;/FileType&gt;" calcext:value-type="string">
            <text:p>&lt;Song&gt;&lt;Title&gt;Appalachian Carol&lt;/Title&gt;&lt;FileName&gt;Appalachian Carol.pdf&lt;/FileName&gt;&lt;/FileType&gt;1&lt;/FileType&gt;</text:p>
          </table:table-cell>
          <table:table-cell/>
        </table:table-row>
        <table:table-row table:style-name="ro1">
          <table:table-cell table:formula="of:=IF([$IntermediateCalcs.D8];[$IntermediateCalcs.K8];IF([$IntermediateCalcs.E8];[$IntermediateCalcs.K8];IF([$IntermediateCalcs.F8];[$IntermediateCalcs.L8];IF([$IntermediateCalcs.C8];&quot;&lt;/Setlist&gt;&quot;&amp;[$IntermediateCalcs.M8];&quot;&quot;))))" office:value-type="string" office:string-value="&lt;Song&gt;&lt;Title&gt;Silent Night, Simple &amp; Appeg&lt;/Title&gt;&lt;FileName&gt;Silent Night, Simple &amp; Appeg.pdf&lt;/FileName&gt;&lt;/FileType&gt;1&lt;/FileType&gt;" calcext:value-type="string">
            <text:p>&lt;Song&gt;&lt;Title&gt;Silent Night, Simple &amp; Appeg&lt;/Title&gt;&lt;FileName&gt;Silent Night, Simple &amp; Appeg.pdf&lt;/FileName&gt;&lt;/FileType&gt;1&lt;/FileType&gt;</text:p>
          </table:table-cell>
          <table:table-cell/>
        </table:table-row>
        <table:table-row table:style-name="ro1">
          <table:table-cell table:formula="of:=IF([$IntermediateCalcs.D9];[$IntermediateCalcs.K9];IF([$IntermediateCalcs.E9];[$IntermediateCalcs.K9];IF([$IntermediateCalcs.F9];[$IntermediateCalcs.L9];IF([$IntermediateCalcs.C9];&quot;&lt;/Setlist&gt;&quot;&amp;[$IntermediateCalcs.M9];&quot;&quot;))))" office:value-type="string" office:string-value="&lt;Song&gt;&lt;Title&gt;Silent Night, Simple&lt;/Title&gt;&lt;FileName&gt;Silent Night, Simple.pdf&lt;/FileName&gt;&lt;/FileType&gt;1&lt;/FileType&gt;" calcext:value-type="string">
            <text:p>&lt;Song&gt;&lt;Title&gt;Silent Night, Simple&lt;/Title&gt;&lt;FileName&gt;Silent Night, Simple.pdf&lt;/FileName&gt;&lt;/FileType&gt;1&lt;/FileType&gt;</text:p>
          </table:table-cell>
          <table:table-cell/>
        </table:table-row>
        <table:table-row table:style-name="ro1">
          <table:table-cell table:formula="of:=IF([$IntermediateCalcs.D10];[$IntermediateCalcs.K10];IF([$IntermediateCalcs.E10];[$IntermediateCalcs.K10];IF([$IntermediateCalcs.F10];[$IntermediateCalcs.L10];IF([$IntermediateCalcs.C10];&quot;&lt;/Setlist&gt;&quot;&amp;[$IntermediateCalcs.M10];&quot;&quot;))))" office:value-type="string" office:string-value="&lt;Song&gt;&lt;Title&gt;Silent Night duet&lt;/Title&gt;&lt;FileName&gt;Silent Night duet.pdf&lt;/FileName&gt;&lt;/FileType&gt;1&lt;/FileType&gt;" calcext:value-type="string">
            <text:p>&lt;Song&gt;&lt;Title&gt;Silent Night duet&lt;/Title&gt;&lt;FileName&gt;Silent Night duet.pdf&lt;/FileName&gt;&lt;/FileType&gt;1&lt;/FileType&gt;</text:p>
          </table:table-cell>
          <table:table-cell/>
        </table:table-row>
        <table:table-row table:style-name="ro1">
          <table:table-cell table:formula="of:=IF([$IntermediateCalcs.D11];[$IntermediateCalcs.K11];IF([$IntermediateCalcs.E11];[$IntermediateCalcs.K11];IF([$IntermediateCalcs.F11];[$IntermediateCalcs.L11];IF([$IntermediateCalcs.C11];&quot;&lt;/Setlist&gt;&quot;&amp;[$IntermediateCalcs.M11];&quot;&quot;))))" office:value-type="string" office:string-value="&lt;Song&gt;&lt;Title&gt;O Little Town of Bethlehem, Multi&lt;/Title&gt;&lt;FileName&gt;O Little Town of Bethlehem, Multi.pdf&lt;/FileName&gt;&lt;/FileType&gt;1&lt;/FileType&gt;" calcext:value-type="string">
            <text:p>&lt;Song&gt;&lt;Title&gt;O Little Town of Bethlehem, Multi&lt;/Title&gt;&lt;FileName&gt;O Little Town of Bethlehem, Multi.pdf&lt;/FileName&gt;&lt;/FileType&gt;1&lt;/FileType&gt;</text:p>
          </table:table-cell>
          <table:table-cell/>
        </table:table-row>
        <table:table-row table:style-name="ro1">
          <table:table-cell table:formula="of:=IF([$IntermediateCalcs.D12];[$IntermediateCalcs.K12];IF([$IntermediateCalcs.E12];[$IntermediateCalcs.K12];IF([$IntermediateCalcs.F12];[$IntermediateCalcs.L12];IF([$IntermediateCalcs.C12];&quot;&lt;/Setlist&gt;&quot;&amp;[$IntermediateCalcs.M12];&quot;&quot;))))" office:value-type="string" office:string-value="&lt;Song&gt;&lt;Title&gt;O Little Town of Bethlehem - K&lt;/Title&gt;&lt;FileName&gt;O Little Town of Bethlehem - K.pdf&lt;/FileName&gt;&lt;/FileType&gt;1&lt;/FileType&gt;" calcext:value-type="string">
            <text:p>&lt;Song&gt;&lt;Title&gt;O Little Town of Bethlehem - K&lt;/Title&gt;&lt;FileName&gt;O Little Town of Bethlehem - K.pdf&lt;/FileName&gt;&lt;/FileType&gt;1&lt;/FileType&gt;</text:p>
          </table:table-cell>
          <table:table-cell/>
        </table:table-row>
        <table:table-row table:style-name="ro1">
          <table:table-cell table:formula="of:=IF([$IntermediateCalcs.D13];[$IntermediateCalcs.K13];IF([$IntermediateCalcs.E13];[$IntermediateCalcs.K13];IF([$IntermediateCalcs.F13];[$IntermediateCalcs.L13];IF([$IntermediateCalcs.C13];&quot;&lt;/Setlist&gt;&quot;&amp;[$IntermediateCalcs.M13];&quot;&quot;))))" office:value-type="string" office:string-value="&lt;Song&gt;&lt;Title&gt;Joy To the World&lt;/Title&gt;&lt;FileName&gt;Joy To the World.pdf&lt;/FileName&gt;&lt;/FileType&gt;1&lt;/FileType&gt;" calcext:value-type="string">
            <text:p>&lt;Song&gt;&lt;Title&gt;Joy To the World&lt;/Title&gt;&lt;FileName&gt;Joy To the World.pdf&lt;/FileName&gt;&lt;/FileType&gt;1&lt;/FileType&gt;</text:p>
          </table:table-cell>
          <table:table-cell/>
        </table:table-row>
        <table:table-row table:style-name="ro1">
          <table:table-cell table:formula="of:=IF([$IntermediateCalcs.D14];[$IntermediateCalcs.K14];IF([$IntermediateCalcs.E14];[$IntermediateCalcs.K14];IF([$IntermediateCalcs.F14];[$IntermediateCalcs.L14];IF([$IntermediateCalcs.C14];&quot;&lt;/Setlist&gt;&quot;&amp;[$IntermediateCalcs.M14];&quot;&quot;))))" office:value-type="string" office:string-value="&lt;Song&gt;&lt;Title&gt;Il Est Ne Le Divin Enfant&lt;/Title&gt;&lt;FileName&gt;Il Est Ne Le Divin Enfant.pdf&lt;/FileName&gt;&lt;/FileType&gt;1&lt;/FileType&gt;" calcext:value-type="string">
            <text:p>&lt;Song&gt;&lt;Title&gt;Il Est Ne Le Divin Enfant&lt;/Title&gt;&lt;FileName&gt;Il Est Ne Le Divin Enfant.pdf&lt;/FileName&gt;&lt;/FileType&gt;1&lt;/FileType&gt;</text:p>
          </table:table-cell>
          <table:table-cell/>
        </table:table-row>
        <table:table-row table:style-name="ro1">
          <table:table-cell table:formula="of:=IF([$IntermediateCalcs.D15];[$IntermediateCalcs.K15];IF([$IntermediateCalcs.E15];[$IntermediateCalcs.K15];IF([$IntermediateCalcs.F15];[$IntermediateCalcs.L15];IF([$IntermediateCalcs.C15];&quot;&lt;/Setlist&gt;&quot;&amp;[$IntermediateCalcs.M15];&quot;&quot;))))" office:value-type="string" office:string-value="&lt;Song&gt;&lt;Title&gt;Bring A Torch&lt;/Title&gt;&lt;FileName&gt;Bring A Torch.pdf&lt;/FileName&gt;&lt;/FileType&gt;1&lt;/FileType&gt;" calcext:value-type="string">
            <text:p>&lt;Song&gt;&lt;Title&gt;Bring A Torch&lt;/Title&gt;&lt;FileName&gt;Bring A Torch.pdf&lt;/FileName&gt;&lt;/FileType&gt;1&lt;/FileType&gt;</text:p>
          </table:table-cell>
          <table:table-cell/>
        </table:table-row>
        <table:table-row table:style-name="ro1">
          <table:table-cell table:formula="of:=IF([$IntermediateCalcs.D16];[$IntermediateCalcs.K16];IF([$IntermediateCalcs.E16];[$IntermediateCalcs.K16];IF([$IntermediateCalcs.F16];[$IntermediateCalcs.L16];IF([$IntermediateCalcs.C16];&quot;&lt;/Setlist&gt;&quot;&amp;[$IntermediateCalcs.M16];&quot;&quot;))))" office:value-type="string" office:string-value="&lt;Song&gt;&lt;Title&gt;We Wish You a Merry Christmas SMN&lt;/Title&gt;&lt;FileName&gt;We Wish You a Merry Christmas SMN.pdf&lt;/FileName&gt;&lt;/FileType&gt;1&lt;/FileType&gt;" calcext:value-type="string">
            <text:p>&lt;Song&gt;&lt;Title&gt;We Wish You a Merry Christmas SMN&lt;/Title&gt;&lt;FileName&gt;We Wish You a Merry Christmas SMN.pdf&lt;/FileName&gt;&lt;/FileType&gt;1&lt;/FileType&gt;</text:p>
          </table:table-cell>
          <table:table-cell/>
        </table:table-row>
        <table:table-row table:style-name="ro1">
          <table:table-cell table:formula="of:=IF([$IntermediateCalcs.D17];[$IntermediateCalcs.K17];IF([$IntermediateCalcs.E17];[$IntermediateCalcs.K17];IF([$IntermediateCalcs.F17];[$IntermediateCalcs.L17];IF([$IntermediateCalcs.C17];&quot;&lt;/Setlist&gt;&quot;&amp;[$IntermediateCalcs.M17];&quot;&quot;))))" office:value-type="string" office:string-value="&lt;Song&gt;&lt;Title&gt;We Wish You a Merry Christmas&lt;/Title&gt;&lt;FileName&gt;We Wish You a Merry Christmas 2.pdf&lt;/FileName&gt;&lt;/FileType&gt;1&lt;/FileType&gt;" calcext:value-type="string">
            <text:p>&lt;Song&gt;&lt;Title&gt;We Wish You a Merry Christmas&lt;/Title&gt;&lt;FileName&gt;We Wish You a Merry Christmas 2.pdf&lt;/FileName&gt;&lt;/FileType&gt;1&lt;/FileType&gt;</text:p>
          </table:table-cell>
          <table:table-cell/>
        </table:table-row>
        <table:table-row table:style-name="ro1">
          <table:table-cell table:formula="of:=IF([$IntermediateCalcs.D18];[$IntermediateCalcs.K18];IF([$IntermediateCalcs.E18];[$IntermediateCalcs.K18];IF([$IntermediateCalcs.F18];[$IntermediateCalcs.L18];IF([$IntermediateCalcs.C18];&quot;&lt;/Setlist&gt;&quot;&amp;[$IntermediateCalcs.M18];&quot;&quot;))))" office:value-type="string" office:string-value="&lt;Song&gt;&lt;Title&gt;In the Bleak Midwinter - 3 Part &amp; Arpeggio&lt;/Title&gt;&lt;FileName&gt;In the Bleak Midwinter - 3 Part &amp; Arpeggio.pdf&lt;/FileName&gt;&lt;/FileType&gt;1&lt;/FileType&gt;" calcext:value-type="string">
            <text:p>&lt;Song&gt;&lt;Title&gt;In the Bleak Midwinter - 3 Part &amp; Arpeggio&lt;/Title&gt;&lt;FileName&gt;In the Bleak Midwinter - 3 Part &amp; Arpeggio.pdf&lt;/FileName&gt;&lt;/FileType&gt;1&lt;/FileType&gt;</text:p>
          </table:table-cell>
          <table:table-cell/>
        </table:table-row>
        <table:table-row table:style-name="ro1">
          <table:table-cell table:formula="of:=IF([$IntermediateCalcs.D19];[$IntermediateCalcs.K19];IF([$IntermediateCalcs.E19];[$IntermediateCalcs.K19];IF([$IntermediateCalcs.F19];[$IntermediateCalcs.L19];IF([$IntermediateCalcs.C19];&quot;&lt;/Setlist&gt;&quot;&amp;[$IntermediateCalcs.M19];&quot;&quot;))))" office:value-type="string" office:string-value="&lt;Song&gt;&lt;Title&gt;Come O Come Emmanuel&lt;/Title&gt;&lt;FileName&gt;Come O Come Emmanuel.pdf&lt;/FileName&gt;&lt;/FileType&gt;1&lt;/FileType&gt;" calcext:value-type="string">
            <text:p>&lt;Song&gt;&lt;Title&gt;Come O Come Emmanuel&lt;/Title&gt;&lt;FileName&gt;Come O Come Emmanuel.pdf&lt;/FileName&gt;&lt;/FileType&gt;1&lt;/FileType&gt;</text:p>
          </table:table-cell>
          <table:table-cell/>
        </table:table-row>
        <table:table-row table:style-name="ro1">
          <table:table-cell table:formula="of:=IF([$IntermediateCalcs.D20];[$IntermediateCalcs.K20];IF([$IntermediateCalcs.E20];[$IntermediateCalcs.K20];IF([$IntermediateCalcs.F20];[$IntermediateCalcs.L20];IF([$IntermediateCalcs.C20];&quot;&lt;/Setlist&gt;&quot;&amp;[$IntermediateCalcs.M20];&quot;&quot;))))" office:value-type="string" office:string-value="&lt;Song&gt;&lt;Title&gt;XMas_The-First-Noel_SMN&lt;/Title&gt;&lt;FileName&gt;XMas_The-First-Noel_SMN.pdf&lt;/FileName&gt;&lt;/FileType&gt;1&lt;/FileType&gt;" calcext:value-type="string">
            <text:p>&lt;Song&gt;&lt;Title&gt;XMas_The-First-Noel_SMN&lt;/Title&gt;&lt;FileName&gt;XMas_The-First-Noel_SMN.pdf&lt;/FileName&gt;&lt;/FileType&gt;1&lt;/FileType&gt;</text:p>
          </table:table-cell>
          <table:table-cell/>
        </table:table-row>
        <table:table-row table:style-name="ro1">
          <table:table-cell table:formula="of:=IF([$IntermediateCalcs.D21];[$IntermediateCalcs.K21];IF([$IntermediateCalcs.E21];[$IntermediateCalcs.K21];IF([$IntermediateCalcs.F21];[$IntermediateCalcs.L21];IF([$IntermediateCalcs.C21];&quot;&lt;/Setlist&gt;&quot;&amp;[$IntermediateCalcs.M21];&quot;&quot;))))" office:value-type="string" office:string-value="&lt;Song&gt;&lt;Title&gt;XMas_Deck-the-Halls&lt;/Title&gt;&lt;FileName&gt;XMas_Deck-the-Halls.pdf&lt;/FileName&gt;&lt;/FileType&gt;1&lt;/FileType&gt;" calcext:value-type="string">
            <text:p>&lt;Song&gt;&lt;Title&gt;XMas_Deck-the-Halls&lt;/Title&gt;&lt;FileName&gt;XMas_Deck-the-Halls.pdf&lt;/FileName&gt;&lt;/FileType&gt;1&lt;/FileType&gt;</text:p>
          </table:table-cell>
          <table:table-cell/>
        </table:table-row>
        <table:table-row table:style-name="ro1">
          <table:table-cell table:formula="of:=IF([$IntermediateCalcs.D22];[$IntermediateCalcs.K22];IF([$IntermediateCalcs.E22];[$IntermediateCalcs.K22];IF([$IntermediateCalcs.F22];[$IntermediateCalcs.L22];IF([$IntermediateCalcs.C22];&quot;&lt;/Setlist&gt;&quot;&amp;[$IntermediateCalcs.M22];&quot;&quot;))))" office:value-type="string" office:string-value="&lt;Song&gt;&lt;Title&gt;O Come All Ye Faithful&lt;/Title&gt;&lt;FileName&gt;O Come All Ye Faithful.pdf&lt;/FileName&gt;&lt;/FileType&gt;1&lt;/FileType&gt;" calcext:value-type="string">
            <text:p>&lt;Song&gt;&lt;Title&gt;O Come All Ye Faithful&lt;/Title&gt;&lt;FileName&gt;O Come All Ye Faithful.pdf&lt;/FileName&gt;&lt;/FileType&gt;1&lt;/FileType&gt;</text:p>
          </table:table-cell>
          <table:table-cell/>
        </table:table-row>
        <table:table-row table:style-name="ro1">
          <table:table-cell table:formula="of:=IF([$IntermediateCalcs.D23];[$IntermediateCalcs.K23];IF([$IntermediateCalcs.E23];[$IntermediateCalcs.K23];IF([$IntermediateCalcs.F23];[$IntermediateCalcs.L23];IF([$IntermediateCalcs.C23];&quot;&lt;/Setlist&gt;&quot;&amp;[$IntermediateCalcs.M23];&quot;&quot;))))" office:value-type="string" office:string-value="&lt;Song&gt;&lt;Title&gt;Deck the Halls, crd-mldy&lt;/Title&gt;&lt;FileName&gt;Deck the Halls, crd-mldy.pdf&lt;/FileName&gt;&lt;/FileType&gt;1&lt;/FileType&gt;" calcext:value-type="string">
            <text:p>&lt;Song&gt;&lt;Title&gt;Deck the Halls, crd-mldy&lt;/Title&gt;&lt;FileName&gt;Deck the Halls, crd-mldy.pdf&lt;/FileName&gt;&lt;/FileType&gt;1&lt;/FileType&gt;</text:p>
          </table:table-cell>
          <table:table-cell/>
        </table:table-row>
        <table:table-row table:style-name="ro1">
          <table:table-cell table:formula="of:=IF([$IntermediateCalcs.D24];[$IntermediateCalcs.K24];IF([$IntermediateCalcs.E24];[$IntermediateCalcs.K24];IF([$IntermediateCalcs.F24];[$IntermediateCalcs.L24];IF([$IntermediateCalcs.C24];&quot;&lt;/Setlist&gt;&quot;&amp;[$IntermediateCalcs.M24];&quot;&quot;))))" office:value-type="string" office:string-value="&lt;Song&gt;&lt;Title&gt;Angles We Have Heard - Duet&lt;/Title&gt;&lt;FileName&gt;Angles We Have Heard - Duet.pdf&lt;/FileName&gt;&lt;/FileType&gt;1&lt;/FileType&gt;" calcext:value-type="string">
            <text:p>&lt;Song&gt;&lt;Title&gt;Angles We Have Heard - Duet&lt;/Title&gt;&lt;FileName&gt;Angles We Have Heard - Duet.pdf&lt;/FileName&gt;&lt;/FileType&gt;1&lt;/FileType&gt;</text:p>
          </table:table-cell>
          <table:table-cell/>
        </table:table-row>
        <table:table-row table:style-name="ro1">
          <table:table-cell table:formula="of:=IF([$IntermediateCalcs.D25];[$IntermediateCalcs.K25];IF([$IntermediateCalcs.E25];[$IntermediateCalcs.K25];IF([$IntermediateCalcs.F25];[$IntermediateCalcs.L25];IF([$IntermediateCalcs.C25];&quot;&lt;/Setlist&gt;&quot;&amp;[$IntermediateCalcs.M25];&quot;&quot;))))" office:value-type="string" office:string-value="&lt;Song&gt;&lt;Title&gt;What Child Is This - Multi-Part&lt;/Title&gt;&lt;FileName&gt;What Child Is This - Multi-Part.pdf&lt;/FileName&gt;&lt;/FileType&gt;1&lt;/FileType&gt;" calcext:value-type="string">
            <text:p>&lt;Song&gt;&lt;Title&gt;What Child Is This - Multi-Part&lt;/Title&gt;&lt;FileName&gt;What Child Is This - Multi-Part.pdf&lt;/FileName&gt;&lt;/FileType&gt;1&lt;/FileType&gt;</text:p>
          </table:table-cell>
          <table:table-cell/>
        </table:table-row>
        <table:table-row table:style-name="ro1">
          <table:table-cell table:formula="of:=IF([$IntermediateCalcs.D26];[$IntermediateCalcs.K26];IF([$IntermediateCalcs.E26];[$IntermediateCalcs.K26];IF([$IntermediateCalcs.F26];[$IntermediateCalcs.L26];IF([$IntermediateCalcs.C26];&quot;&lt;/Setlist&gt;&quot;&amp;[$IntermediateCalcs.M26];&quot;&quot;))))" office:value-type="string" office:string-value="&lt;Song&gt;&lt;Title&gt;What Child is This - Melody&lt;/Title&gt;&lt;FileName&gt;What Child is This - Melody.pdf&lt;/FileName&gt;&lt;/FileType&gt;1&lt;/FileType&gt;" calcext:value-type="string">
            <text:p>&lt;Song&gt;&lt;Title&gt;What Child is This - Melody&lt;/Title&gt;&lt;FileName&gt;What Child is This - Melody.pdf&lt;/FileName&gt;&lt;/FileType&gt;1&lt;/FileType&gt;</text:p>
          </table:table-cell>
          <table:table-cell/>
        </table:table-row>
        <table:table-row table:style-name="ro1">
          <table:table-cell table:formula="of:=IF([$IntermediateCalcs.D27];[$IntermediateCalcs.K27];IF([$IntermediateCalcs.E27];[$IntermediateCalcs.K27];IF([$IntermediateCalcs.F27];[$IntermediateCalcs.L27];IF([$IntermediateCalcs.C27];&quot;&lt;/Setlist&gt;&quot;&amp;[$IntermediateCalcs.M27];&quot;&quot;))))" office:value-type="string" office:string-value="&lt;Song&gt;&lt;Title&gt;Beautiful Star of Bethlehem 6_8&lt;/Title&gt;&lt;FileName&gt;Beautiful Star of Bethlehem 6_8.pdf&lt;/FileName&gt;&lt;/FileType&gt;1&lt;/FileType&gt;" calcext:value-type="string">
            <text:p>&lt;Song&gt;&lt;Title&gt;Beautiful Star of Bethlehem 6_8&lt;/Title&gt;&lt;FileName&gt;Beautiful Star of Bethlehem 6_8.pdf&lt;/FileName&gt;&lt;/FileType&gt;1&lt;/FileType&gt;</text:p>
          </table:table-cell>
          <table:table-cell/>
        </table:table-row>
        <table:table-row table:style-name="ro1">
          <table:table-cell table:formula="of:=IF([$IntermediateCalcs.D28];[$IntermediateCalcs.K28];IF([$IntermediateCalcs.E28];[$IntermediateCalcs.K28];IF([$IntermediateCalcs.F28];[$IntermediateCalcs.L28];IF([$IntermediateCalcs.C28];&quot;&lt;/Setlist&gt;&quot;&amp;[$IntermediateCalcs.M28];&quot;&quot;))))" office:value-type="string" office:string-value="&lt;Song&gt;&lt;Title&gt;O Come All Ye Faithful - Johnson&lt;/Title&gt;&lt;FileName&gt;O Come All Ye Faithful - Johnson.pdf&lt;/FileName&gt;&lt;/FileType&gt;1&lt;/FileType&gt;" calcext:value-type="string">
            <text:p>&lt;Song&gt;&lt;Title&gt;O Come All Ye Faithful - Johnson&lt;/Title&gt;&lt;FileName&gt;O Come All Ye Faithful - Johnson.pdf&lt;/FileName&gt;&lt;/FileType&gt;1&lt;/FileType&gt;</text:p>
          </table:table-cell>
          <table:table-cell/>
        </table:table-row>
        <table:table-row table:style-name="ro1">
          <table:table-cell table:formula="of:=IF([$IntermediateCalcs.D29];[$IntermediateCalcs.K29];IF([$IntermediateCalcs.E29];[$IntermediateCalcs.K29];IF([$IntermediateCalcs.F29];[$IntermediateCalcs.L29];IF([$IntermediateCalcs.C29];&quot;&lt;/Setlist&gt;&quot;&amp;[$IntermediateCalcs.M29];&quot;&quot;))))" office:value-type="string" office:string-value="&lt;Song&gt;&lt;Title&gt;Jolly Old St Nicholas (jeff)&lt;/Title&gt;&lt;FileName&gt;Jolly Old St Nicholas (jeff).pdf&lt;/FileName&gt;&lt;/FileType&gt;1&lt;/FileType&gt;" calcext:value-type="string">
            <text:p>&lt;Song&gt;&lt;Title&gt;Jolly Old St Nicholas (jeff)&lt;/Title&gt;&lt;FileName&gt;Jolly Old St Nicholas (jeff).pdf&lt;/FileName&gt;&lt;/FileType&gt;1&lt;/FileType&gt;</text:p>
          </table:table-cell>
          <table:table-cell/>
        </table:table-row>
        <table:table-row table:style-name="ro1">
          <table:table-cell table:formula="of:=IF([$IntermediateCalcs.D30];[$IntermediateCalcs.K30];IF([$IntermediateCalcs.E30];[$IntermediateCalcs.K30];IF([$IntermediateCalcs.F30];[$IntermediateCalcs.L30];IF([$IntermediateCalcs.C30];&quot;&lt;/Setlist&gt;&quot;&amp;[$IntermediateCalcs.M30];&quot;&quot;))))" office:value-type="string" office:string-value="&lt;Song&gt;&lt;Title&gt;XMas_Jolly-Ol-St-Nick_2019_SMN-Score_and_Parts&lt;/Title&gt;&lt;FileName&gt;XMas_Jolly-Ol-St-Nick_2019_SMN-Score_and_Parts.pdf&lt;/FileName&gt;&lt;/FileType&gt;1&lt;/FileType&gt;" calcext:value-type="string">
            <text:p>&lt;Song&gt;&lt;Title&gt;XMas_Jolly-Ol-St-Nick_2019_SMN-Score_and_Parts&lt;/Title&gt;&lt;FileName&gt;XMas_Jolly-Ol-St-Nick_2019_SMN-Score_and_Parts.pdf&lt;/FileName&gt;&lt;/FileType&gt;1&lt;/FileType&gt;</text:p>
          </table:table-cell>
          <table:table-cell/>
        </table:table-row>
        <table:table-row table:style-name="ro1">
          <table:table-cell table:formula="of:=IF([$IntermediateCalcs.D31];[$IntermediateCalcs.K31];IF([$IntermediateCalcs.E31];[$IntermediateCalcs.K31];IF([$IntermediateCalcs.F31];[$IntermediateCalcs.L31];IF([$IntermediateCalcs.C31];&quot;&lt;/Setlist&gt;&quot;&amp;[$IntermediateCalcs.M31];&quot;&quot;))))" office:value-type="string" office:string-value="&lt;Song&gt;&lt;Title&gt;Still, Still, Still - Trio.tef&lt;/Title&gt;&lt;FileName&gt;Still, Still, Still - Trio.tef.pdf&lt;/FileName&gt;&lt;/FileType&gt;1&lt;/FileType&gt;" calcext:value-type="string">
            <text:p>&lt;Song&gt;&lt;Title&gt;Still, Still, Still - Trio.tef&lt;/Title&gt;&lt;FileName&gt;Still, Still, Still - Trio.tef.pdf&lt;/FileName&gt;&lt;/FileType&gt;1&lt;/FileType&gt;</text:p>
          </table:table-cell>
          <table:table-cell/>
        </table:table-row>
        <table:table-row table:style-name="ro1">
          <table:table-cell table:formula="of:=IF([$IntermediateCalcs.D32];[$IntermediateCalcs.K32];IF([$IntermediateCalcs.E32];[$IntermediateCalcs.K32];IF([$IntermediateCalcs.F32];[$IntermediateCalcs.L32];IF([$IntermediateCalcs.C32];&quot;&lt;/Setlist&gt;&quot;&amp;[$IntermediateCalcs.M32];&quot;&quot;))))" office:value-type="string" office:string-value="&lt;Song&gt;&lt;Title&gt;Twelve Days of Christmas&lt;/Title&gt;&lt;FileName&gt;Twelve Days of Christmas.pdf&lt;/FileName&gt;&lt;/FileType&gt;1&lt;/FileType&gt;" calcext:value-type="string">
            <text:p>&lt;Song&gt;&lt;Title&gt;Twelve Days of Christmas&lt;/Title&gt;&lt;FileName&gt;Twelve Days of Christmas.pdf&lt;/FileName&gt;&lt;/FileType&gt;1&lt;/FileType&gt;</text:p>
          </table:table-cell>
          <table:table-cell/>
        </table:table-row>
        <table:table-row table:style-name="ro1">
          <table:table-cell table:formula="of:=IF([$IntermediateCalcs.D33];[$IntermediateCalcs.K33];IF([$IntermediateCalcs.E33];[$IntermediateCalcs.K33];IF([$IntermediateCalcs.F33];[$IntermediateCalcs.L33];IF([$IntermediateCalcs.C33];&quot;&lt;/Setlist&gt;&quot;&amp;[$IntermediateCalcs.M33];&quot;&quot;))))" office:value-type="string" office:string-value="&lt;Song&gt;&lt;Title&gt;Go Tell it on the Mountain&lt;/Title&gt;&lt;FileName&gt;Go Tell it on the Mountain.pdf&lt;/FileName&gt;&lt;/FileType&gt;1&lt;/FileType&gt;" calcext:value-type="string">
            <text:p>&lt;Song&gt;&lt;Title&gt;Go Tell it on the Mountain&lt;/Title&gt;&lt;FileName&gt;Go Tell it on the Mountain.pdf&lt;/FileName&gt;&lt;/FileType&gt;1&lt;/FileType&gt;</text:p>
          </table:table-cell>
          <table:table-cell/>
        </table:table-row>
        <table:table-row table:style-name="ro1">
          <table:table-cell table:formula="of:=IF([$IntermediateCalcs.D34];[$IntermediateCalcs.K34];IF([$IntermediateCalcs.E34];[$IntermediateCalcs.K34];IF([$IntermediateCalcs.F34];[$IntermediateCalcs.L34];IF([$IntermediateCalcs.C34];&quot;&lt;/Setlist&gt;&quot;&amp;[$IntermediateCalcs.M34];&quot;&quot;))))" office:value-type="string" office:string-value="&lt;Song&gt;&lt;Title&gt;We Three Kings - Pandemic Parody&lt;/Title&gt;&lt;FileName&gt;We Three Kings - Pandemic Parody.pdf&lt;/FileName&gt;&lt;/FileType&gt;1&lt;/FileType&gt;" calcext:value-type="string">
            <text:p>&lt;Song&gt;&lt;Title&gt;We Three Kings - Pandemic Parody&lt;/Title&gt;&lt;FileName&gt;We Three Kings - Pandemic Parody.pdf&lt;/FileName&gt;&lt;/FileType&gt;1&lt;/FileType&gt;</text:p>
          </table:table-cell>
          <table:table-cell/>
        </table:table-row>
        <table:table-row table:style-name="ro1">
          <table:table-cell table:formula="of:=IF([$IntermediateCalcs.D35];[$IntermediateCalcs.K35];IF([$IntermediateCalcs.E35];[$IntermediateCalcs.K35];IF([$IntermediateCalcs.F35];[$IntermediateCalcs.L35];IF([$IntermediateCalcs.C35];&quot;&lt;/Setlist&gt;&quot;&amp;[$IntermediateCalcs.M35];&quot;&quot;))))" office:value-type="string" office:string-value="&lt;Song&gt;&lt;Title&gt;All Through the Night&lt;/Title&gt;&lt;FileName&gt;All Through the Night.pdf&lt;/FileName&gt;&lt;/FileType&gt;1&lt;/FileType&gt;" calcext:value-type="string">
            <text:p>&lt;Song&gt;&lt;Title&gt;All Through the Night&lt;/Title&gt;&lt;FileName&gt;All Through the Night.pdf&lt;/FileName&gt;&lt;/FileType&gt;1&lt;/FileType&gt;</text:p>
          </table:table-cell>
          <table:table-cell/>
        </table:table-row>
        <table:table-row table:style-name="ro1">
          <table:table-cell table:formula="of:=IF([$IntermediateCalcs.D36];[$IntermediateCalcs.K36];IF([$IntermediateCalcs.E36];[$IntermediateCalcs.K36];IF([$IntermediateCalcs.F36];[$IntermediateCalcs.L36];IF([$IntermediateCalcs.C36];&quot;&lt;/Setlist&gt;&quot;&amp;[$IntermediateCalcs.M36];&quot;&quot;))))" office:value-type="string" office:string-value="&lt;Song&gt;&lt;Title&gt;O Come Little Children&lt;/Title&gt;&lt;FileName&gt;O Come Little Children.pdf&lt;/FileName&gt;&lt;/FileType&gt;1&lt;/FileType&gt;" calcext:value-type="string">
            <text:p>&lt;Song&gt;&lt;Title&gt;O Come Little Children&lt;/Title&gt;&lt;FileName&gt;O Come Little Children.pdf&lt;/FileName&gt;&lt;/FileType&gt;1&lt;/FileType&gt;</text:p>
          </table:table-cell>
          <table:table-cell/>
        </table:table-row>
        <table:table-row table:style-name="ro1">
          <table:table-cell table:formula="of:=IF([$IntermediateCalcs.D37];[$IntermediateCalcs.K37];IF([$IntermediateCalcs.E37];[$IntermediateCalcs.K37];IF([$IntermediateCalcs.F37];[$IntermediateCalcs.L37];IF([$IntermediateCalcs.C37];&quot;&lt;/Setlist&gt;&quot;&amp;[$IntermediateCalcs.M37];&quot;&quot;))))" office:value-type="string" office:string-value="&lt;Song&gt;&lt;Title&gt;Jingle Bells, multiPart&lt;/Title&gt;&lt;FileName&gt;Jingle Bells, multiPart.pdf&lt;/FileName&gt;&lt;/FileType&gt;1&lt;/FileType&gt;" calcext:value-type="string">
            <text:p>&lt;Song&gt;&lt;Title&gt;Jingle Bells, multiPart&lt;/Title&gt;&lt;FileName&gt;Jingle Bells, multiPart.pdf&lt;/FileName&gt;&lt;/FileType&gt;1&lt;/FileType&gt;</text:p>
          </table:table-cell>
          <table:table-cell/>
        </table:table-row>
        <table:table-row table:style-name="ro1">
          <table:table-cell table:formula="of:=IF([$IntermediateCalcs.D38];[$IntermediateCalcs.K38];IF([$IntermediateCalcs.E38];[$IntermediateCalcs.K38];IF([$IntermediateCalcs.F38];[$IntermediateCalcs.L38];IF([$IntermediateCalcs.C38];&quot;&lt;/Setlist&gt;&quot;&amp;[$IntermediateCalcs.M38];&quot;&quot;))))" office:value-type="string" office:string-value="&lt;Song&gt;&lt;Title&gt;In the Bleak Midwinter&lt;/Title&gt;&lt;FileName&gt;In the Bleak Midwinter.pdf&lt;/FileName&gt;&lt;/FileType&gt;1&lt;/FileType&gt;" calcext:value-type="string">
            <text:p>&lt;Song&gt;&lt;Title&gt;In the Bleak Midwinter&lt;/Title&gt;&lt;FileName&gt;In the Bleak Midwinter.pdf&lt;/FileName&gt;&lt;/FileType&gt;1&lt;/FileType&gt;</text:p>
          </table:table-cell>
          <table:table-cell/>
        </table:table-row>
        <table:table-row table:style-name="ro1">
          <table:table-cell table:formula="of:=IF([$IntermediateCalcs.D39];[$IntermediateCalcs.K39];IF([$IntermediateCalcs.E39];[$IntermediateCalcs.K39];IF([$IntermediateCalcs.F39];[$IntermediateCalcs.L39];IF([$IntermediateCalcs.C39];&quot;&lt;/Setlist&gt;&quot;&amp;[$IntermediateCalcs.M39];&quot;&quot;))))" office:value-type="string" office:string-value="&lt;Song&gt;&lt;Title&gt;Gavotte by Telemann&lt;/Title&gt;&lt;FileName&gt;Gavotte by Telemann.pdf&lt;/FileName&gt;&lt;/FileType&gt;1&lt;/FileType&gt;" calcext:value-type="string">
            <text:p>&lt;Song&gt;&lt;Title&gt;Gavotte by Telemann&lt;/Title&gt;&lt;FileName&gt;Gavotte by Telemann.pdf&lt;/FileName&gt;&lt;/FileType&gt;1&lt;/FileType&gt;</text:p>
          </table:table-cell>
          <table:table-cell/>
        </table:table-row>
        <table:table-row table:style-name="ro1">
          <table:table-cell table:formula="of:=IF([$IntermediateCalcs.D40];[$IntermediateCalcs.K40];IF([$IntermediateCalcs.E40];[$IntermediateCalcs.K40];IF([$IntermediateCalcs.F40];[$IntermediateCalcs.L40];IF([$IntermediateCalcs.C40];&quot;&lt;/Setlist&gt;&quot;&amp;[$IntermediateCalcs.M40];&quot;&quot;))))" office:value-type="string" office:string-value="&lt;Song&gt;&lt;Title&gt;The First Noel&lt;/Title&gt;&lt;FileName&gt;The First Noel 2.pdf&lt;/FileName&gt;&lt;/FileType&gt;1&lt;/FileType&gt;" calcext:value-type="string">
            <text:p>&lt;Song&gt;&lt;Title&gt;The First Noel&lt;/Title&gt;&lt;FileName&gt;The First Noel 2.pdf&lt;/FileName&gt;&lt;/FileType&gt;1&lt;/FileType&gt;</text:p>
          </table:table-cell>
          <table:table-cell/>
        </table:table-row>
        <table:table-row table:style-name="ro1">
          <table:table-cell table:formula="of:=IF([$IntermediateCalcs.D41];[$IntermediateCalcs.K41];IF([$IntermediateCalcs.E41];[$IntermediateCalcs.K41];IF([$IntermediateCalcs.F41];[$IntermediateCalcs.L41];IF([$IntermediateCalcs.C41];&quot;&lt;/Setlist&gt;&quot;&amp;[$IntermediateCalcs.M41];&quot;&quot;))))" office:value-type="string" office:string-value="&lt;Song&gt;&lt;Title&gt;Silver Bells low octave D&lt;/Title&gt;&lt;FileName&gt;Silver Bells low octave D.pdf&lt;/FileName&gt;&lt;/FileType&gt;1&lt;/FileType&gt;" calcext:value-type="string">
            <text:p>&lt;Song&gt;&lt;Title&gt;Silver Bells low octave D&lt;/Title&gt;&lt;FileName&gt;Silver Bells low octave D.pdf&lt;/FileName&gt;&lt;/FileType&gt;1&lt;/FileType&gt;</text:p>
          </table:table-cell>
          <table:table-cell/>
        </table:table-row>
        <table:table-row table:style-name="ro1">
          <table:table-cell table:formula="of:=IF([$IntermediateCalcs.D42];[$IntermediateCalcs.K42];IF([$IntermediateCalcs.E42];[$IntermediateCalcs.K42];IF([$IntermediateCalcs.F42];[$IntermediateCalcs.L42];IF([$IntermediateCalcs.C42];&quot;&lt;/Setlist&gt;&quot;&amp;[$IntermediateCalcs.M42];&quot;&quot;))))" office:value-type="string" office:string-value="&lt;Song&gt;&lt;Title&gt;To Drive the Cold Winter Away&lt;/Title&gt;&lt;FileName&gt;To Drive the Cold Winter Away 3.pdf&lt;/FileName&gt;&lt;/FileType&gt;1&lt;/FileType&gt;" calcext:value-type="string">
            <text:p>&lt;Song&gt;&lt;Title&gt;To Drive the Cold Winter Away&lt;/Title&gt;&lt;FileName&gt;To Drive the Cold Winter Away 3.pdf&lt;/FileName&gt;&lt;/FileType&gt;1&lt;/FileType&gt;</text:p>
          </table:table-cell>
          <table:table-cell/>
        </table:table-row>
        <table:table-row table:style-name="ro1">
          <table:table-cell table:formula="of:=IF([$IntermediateCalcs.D43];[$IntermediateCalcs.K43];IF([$IntermediateCalcs.E43];[$IntermediateCalcs.K43];IF([$IntermediateCalcs.F43];[$IntermediateCalcs.L43];IF([$IntermediateCalcs.C43];&quot;&lt;/Setlist&gt;&quot;&amp;[$IntermediateCalcs.M43];&quot;&quot;))))" office:value-type="string" office:string-value="&lt;Song&gt;&lt;Title&gt;What Child is This&lt;/Title&gt;&lt;FileName&gt;What Child is This.pdf&lt;/FileName&gt;&lt;/FileType&gt;1&lt;/FileType&gt;" calcext:value-type="string">
            <text:p>&lt;Song&gt;&lt;Title&gt;What Child is This&lt;/Title&gt;&lt;FileName&gt;What Child is This.pdf&lt;/FileName&gt;&lt;/FileType&gt;1&lt;/FileType&gt;</text:p>
          </table:table-cell>
          <table:table-cell/>
        </table:table-row>
        <table:table-row table:style-name="ro1">
          <table:table-cell table:formula="of:=IF([$IntermediateCalcs.D44];[$IntermediateCalcs.K44];IF([$IntermediateCalcs.E44];[$IntermediateCalcs.K44];IF([$IntermediateCalcs.F44];[$IntermediateCalcs.L44];IF([$IntermediateCalcs.C44];&quot;&lt;/Setlist&gt;&quot;&amp;[$IntermediateCalcs.M44];&quot;&quot;))))" office:value-type="string" office:string-value="&lt;Song&gt;&lt;Title&gt;White Christmas&lt;/Title&gt;&lt;FileName&gt;White Christmas 3.pdf&lt;/FileName&gt;&lt;/FileType&gt;1&lt;/FileType&gt;" calcext:value-type="string">
            <text:p>&lt;Song&gt;&lt;Title&gt;White Christmas&lt;/Title&gt;&lt;FileName&gt;White Christmas 3.pdf&lt;/FileName&gt;&lt;/FileType&gt;1&lt;/FileType&gt;</text:p>
          </table:table-cell>
          <table:table-cell/>
        </table:table-row>
        <table:table-row table:style-name="ro1">
          <table:table-cell table:formula="of:=IF([$IntermediateCalcs.D45];[$IntermediateCalcs.K45];IF([$IntermediateCalcs.E45];[$IntermediateCalcs.K45];IF([$IntermediateCalcs.F45];[$IntermediateCalcs.L45];IF([$IntermediateCalcs.C45];&quot;&lt;/Setlist&gt;&quot;&amp;[$IntermediateCalcs.M45];&quot;&quot;))))" office:value-type="string" office:string-value="&lt;Song&gt;&lt;Title&gt;I Saw Three Ships (arr01)&lt;/Title&gt;&lt;FileName&gt;I Saw Three Ships (arr01).pdf&lt;/FileName&gt;&lt;/FileType&gt;1&lt;/FileType&gt;" calcext:value-type="string">
            <text:p>&lt;Song&gt;&lt;Title&gt;I Saw Three Ships (arr01)&lt;/Title&gt;&lt;FileName&gt;I Saw Three Ships (arr01).pdf&lt;/FileName&gt;&lt;/FileType&gt;1&lt;/FileType&gt;</text:p>
          </table:table-cell>
          <table:table-cell/>
        </table:table-row>
        <table:table-row table:style-name="ro1">
          <table:table-cell table:formula="of:=IF([$IntermediateCalcs.D46];[$IntermediateCalcs.K46];IF([$IntermediateCalcs.E46];[$IntermediateCalcs.K46];IF([$IntermediateCalcs.F46];[$IntermediateCalcs.L46];IF([$IntermediateCalcs.C46];&quot;&lt;/Setlist&gt;&quot;&amp;[$IntermediateCalcs.M46];&quot;&quot;))))" office:value-type="string" office:string-value="&lt;Song&gt;&lt;Title&gt;I Wonder as I Wander (arr01)&lt;/Title&gt;&lt;FileName&gt;I Wonder as I Wander (arr01).pdf&lt;/FileName&gt;&lt;/FileType&gt;1&lt;/FileType&gt;" calcext:value-type="string">
            <text:p>&lt;Song&gt;&lt;Title&gt;I Wonder as I Wander (arr01)&lt;/Title&gt;&lt;FileName&gt;I Wonder as I Wander (arr01).pdf&lt;/FileName&gt;&lt;/FileType&gt;1&lt;/FileType&gt;</text:p>
          </table:table-cell>
          <table:table-cell/>
        </table:table-row>
        <table:table-row table:style-name="ro1">
          <table:table-cell table:formula="of:=IF([$IntermediateCalcs.D47];[$IntermediateCalcs.K47];IF([$IntermediateCalcs.E47];[$IntermediateCalcs.K47];IF([$IntermediateCalcs.F47];[$IntermediateCalcs.L47];IF([$IntermediateCalcs.C47];&quot;&lt;/Setlist&gt;&quot;&amp;[$IntermediateCalcs.M47];&quot;&quot;))))" office:value-type="string" office:string-value="&lt;Song&gt;&lt;Title&gt;Hark The Herald Angels Sing&lt;/Title&gt;&lt;FileName&gt;Hark The Herald Angels Sing.pdf&lt;/FileName&gt;&lt;/FileType&gt;1&lt;/FileType&gt;" calcext:value-type="string">
            <text:p>&lt;Song&gt;&lt;Title&gt;Hark The Herald Angels Sing&lt;/Title&gt;&lt;FileName&gt;Hark The Herald Angels Sing.pdf&lt;/FileName&gt;&lt;/FileType&gt;1&lt;/FileType&gt;</text:p>
          </table:table-cell>
          <table:table-cell/>
        </table:table-row>
        <table:table-row table:style-name="ro1">
          <table:table-cell table:formula="of:=IF([$IntermediateCalcs.D48];[$IntermediateCalcs.K48];IF([$IntermediateCalcs.E48];[$IntermediateCalcs.K48];IF([$IntermediateCalcs.F48];[$IntermediateCalcs.L48];IF([$IntermediateCalcs.C48];&quot;&lt;/Setlist&gt;&quot;&amp;[$IntermediateCalcs.M48];&quot;&quot;))))" office:value-type="string" office:string-value="&lt;Song&gt;&lt;Title&gt;We Wish You a Merry Christmas (arr01)&lt;/Title&gt;&lt;FileName&gt;We Wish You a Merry Christmas (arr01).pdf&lt;/FileName&gt;&lt;/FileType&gt;1&lt;/FileType&gt;" calcext:value-type="string">
            <text:p>&lt;Song&gt;&lt;Title&gt;We Wish You a Merry Christmas (arr01)&lt;/Title&gt;&lt;FileName&gt;We Wish You a Merry Christmas (arr01).pdf&lt;/FileName&gt;&lt;/FileType&gt;1&lt;/FileType&gt;</text:p>
          </table:table-cell>
          <table:table-cell/>
        </table:table-row>
        <table:table-row table:style-name="ro1">
          <table:table-cell table:formula="of:=IF([$IntermediateCalcs.D49];[$IntermediateCalcs.K49];IF([$IntermediateCalcs.E49];[$IntermediateCalcs.K49];IF([$IntermediateCalcs.F49];[$IntermediateCalcs.L49];IF([$IntermediateCalcs.C49];&quot;&lt;/Setlist&gt;&quot;&amp;[$IntermediateCalcs.M49];&quot;&quot;))))" office:value-type="string" office:string-value="&lt;Song&gt;&lt;Title&gt;Joy to the World&lt;/Title&gt;&lt;FileName&gt;Joy to the World 4.pdf&lt;/FileName&gt;&lt;/FileType&gt;1&lt;/FileType&gt;" calcext:value-type="string">
            <text:p>&lt;Song&gt;&lt;Title&gt;Joy to the World&lt;/Title&gt;&lt;FileName&gt;Joy to the World 4.pdf&lt;/FileName&gt;&lt;/FileType&gt;1&lt;/FileType&gt;</text:p>
          </table:table-cell>
          <table:table-cell/>
        </table:table-row>
        <table:table-row table:style-name="ro1">
          <table:table-cell table:formula="of:=IF([$IntermediateCalcs.D50];[$IntermediateCalcs.K50];IF([$IntermediateCalcs.E50];[$IntermediateCalcs.K50];IF([$IntermediateCalcs.F50];[$IntermediateCalcs.L50];IF([$IntermediateCalcs.C50];&quot;&lt;/Setlist&gt;&quot;&amp;[$IntermediateCalcs.M50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51];[$IntermediateCalcs.K51];IF([$IntermediateCalcs.E51];[$IntermediateCalcs.K51];IF([$IntermediateCalcs.F51];[$IntermediateCalcs.L51];IF([$IntermediateCalcs.C51];&quot;&lt;/Setlist&gt;&quot;&amp;[$IntermediateCalcs.M51];&quot;&quot;))))" office:value-type="string" office:string-value="&lt;Setlist&gt;&lt;Name&gt;Club: Denver Jam&lt;/Name&gt;" calcext:value-type="string">
            <text:p>&lt;Setlist&gt;&lt;Name&gt;Club: Denver Jam&lt;/Name&gt;</text:p>
          </table:table-cell>
          <table:table-cell/>
        </table:table-row>
        <table:table-row table:style-name="ro1">
          <table:table-cell table:formula="of:=IF([$IntermediateCalcs.D52];[$IntermediateCalcs.K52];IF([$IntermediateCalcs.E52];[$IntermediateCalcs.K52];IF([$IntermediateCalcs.F52];[$IntermediateCalcs.L52];IF([$IntermediateCalcs.C52];&quot;&lt;/Setlist&gt;&quot;&amp;[$IntermediateCalcs.M52];&quot;&quot;))))" office:value-type="string" office:string-value="&lt;Song&gt;&lt;Title&gt;Southwind_DenJm&lt;/Title&gt;&lt;FileName&gt;Southwind_DenJm.pdf&lt;/FileName&gt;&lt;/FileType&gt;1&lt;/FileType&gt;" calcext:value-type="string">
            <text:p>&lt;Song&gt;&lt;Title&gt;Southwind_DenJm&lt;/Title&gt;&lt;FileName&gt;Southwind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3];[$IntermediateCalcs.K53];IF([$IntermediateCalcs.E53];[$IntermediateCalcs.K53];IF([$IntermediateCalcs.F53];[$IntermediateCalcs.L53];IF([$IntermediateCalcs.C53];&quot;&lt;/Setlist&gt;&quot;&amp;[$IntermediateCalcs.M53];&quot;&quot;))))" office:value-type="string" office:string-value="&lt;Song&gt;&lt;Title&gt;Wild-Mountain-Thyme_DenJm&lt;/Title&gt;&lt;FileName&gt;Wild-Mountain-Thyme_DenJm.pdf&lt;/FileName&gt;&lt;/FileType&gt;1&lt;/FileType&gt;" calcext:value-type="string">
            <text:p>&lt;Song&gt;&lt;Title&gt;Wild-Mountain-Thyme_DenJm&lt;/Title&gt;&lt;FileName&gt;Wild-Mountain-Thyme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4];[$IntermediateCalcs.K54];IF([$IntermediateCalcs.E54];[$IntermediateCalcs.K54];IF([$IntermediateCalcs.F54];[$IntermediateCalcs.L54];IF([$IntermediateCalcs.C54];&quot;&lt;/Setlist&gt;&quot;&amp;[$IntermediateCalcs.M54];&quot;&quot;))))" office:value-type="string" office:string-value="&lt;Song&gt;&lt;Title&gt;Shove-Pigs-Foot_DenJm&lt;/Title&gt;&lt;FileName&gt;Shove-Pigs-Foot_DenJm.pdf&lt;/FileName&gt;&lt;/FileType&gt;1&lt;/FileType&gt;" calcext:value-type="string">
            <text:p>&lt;Song&gt;&lt;Title&gt;Shove-Pigs-Foot_DenJm&lt;/Title&gt;&lt;FileName&gt;Shove-Pigs-Foot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5];[$IntermediateCalcs.K55];IF([$IntermediateCalcs.E55];[$IntermediateCalcs.K55];IF([$IntermediateCalcs.F55];[$IntermediateCalcs.L55];IF([$IntermediateCalcs.C55];&quot;&lt;/Setlist&gt;&quot;&amp;[$IntermediateCalcs.M55];&quot;&quot;))))" office:value-type="string" office:string-value="&lt;Song&gt;&lt;Title&gt;Oh-Susanna2_DenJm&lt;/Title&gt;&lt;FileName&gt;Oh-Susanna2_DenJm.pdf&lt;/FileName&gt;&lt;/FileType&gt;1&lt;/FileType&gt;" calcext:value-type="string">
            <text:p>&lt;Song&gt;&lt;Title&gt;Oh-Susanna2_DenJm&lt;/Title&gt;&lt;FileName&gt;Oh-Susanna2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6];[$IntermediateCalcs.K56];IF([$IntermediateCalcs.E56];[$IntermediateCalcs.K56];IF([$IntermediateCalcs.F56];[$IntermediateCalcs.L56];IF([$IntermediateCalcs.C56];&quot;&lt;/Setlist&gt;&quot;&amp;[$IntermediateCalcs.M56];&quot;&quot;))))" office:value-type="string" office:string-value="&lt;Song&gt;&lt;Title&gt;Liza-Jane_DenJm&lt;/Title&gt;&lt;FileName&gt;Liza-Jane_DenJm.pdf&lt;/FileName&gt;&lt;/FileType&gt;1&lt;/FileType&gt;" calcext:value-type="string">
            <text:p>&lt;Song&gt;&lt;Title&gt;Liza-Jane_DenJm&lt;/Title&gt;&lt;FileName&gt;Liza-Jane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7];[$IntermediateCalcs.K57];IF([$IntermediateCalcs.E57];[$IntermediateCalcs.K57];IF([$IntermediateCalcs.F57];[$IntermediateCalcs.L57];IF([$IntermediateCalcs.C57];&quot;&lt;/Setlist&gt;&quot;&amp;[$IntermediateCalcs.M57];&quot;&quot;))))" office:value-type="string" office:string-value="&lt;Song&gt;&lt;Title&gt;Black-Mountain-Rag_DenJm&lt;/Title&gt;&lt;FileName&gt;Black-Mountain-Rag_DenJm.pdf&lt;/FileName&gt;&lt;/FileType&gt;1&lt;/FileType&gt;" calcext:value-type="string">
            <text:p>&lt;Song&gt;&lt;Title&gt;Black-Mountain-Rag_DenJm&lt;/Title&gt;&lt;FileName&gt;Black-Mountain-Rag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8];[$IntermediateCalcs.K58];IF([$IntermediateCalcs.E58];[$IntermediateCalcs.K58];IF([$IntermediateCalcs.F58];[$IntermediateCalcs.L58];IF([$IntermediateCalcs.C58];&quot;&lt;/Setlist&gt;&quot;&amp;[$IntermediateCalcs.M58];&quot;&quot;))))" office:value-type="string" office:string-value="&lt;Song&gt;&lt;Title&gt;When-Irish-Eyes-are-Smiling_DenJm&lt;/Title&gt;&lt;FileName&gt;When-Irish-Eyes-are-Smiling_DenJm.pdf&lt;/FileName&gt;&lt;/FileType&gt;1&lt;/FileType&gt;" calcext:value-type="string">
            <text:p>&lt;Song&gt;&lt;Title&gt;When-Irish-Eyes-are-Smiling_DenJm&lt;/Title&gt;&lt;FileName&gt;When-Irish-Eyes-are-Smiling_DenJm.pdf&lt;/FileName&gt;&lt;/FileType&gt;1&lt;/FileType&gt;</text:p>
          </table:table-cell>
          <table:table-cell/>
        </table:table-row>
        <table:table-row table:style-name="ro1">
          <table:table-cell table:formula="of:=IF([$IntermediateCalcs.D59];[$IntermediateCalcs.K59];IF([$IntermediateCalcs.E59];[$IntermediateCalcs.K59];IF([$IntermediateCalcs.F59];[$IntermediateCalcs.L59];IF([$IntermediateCalcs.C59];&quot;&lt;/Setlist&gt;&quot;&amp;[$IntermediateCalcs.M59];&quot;&quot;))))" office:value-type="string" office:string-value="&lt;Song&gt;&lt;Title&gt;Whiskey-Before-Breakfast_DenJm&lt;/Title&gt;&lt;FileName&gt;Whiskey-Before-Breakfast_DenJm.pdf&lt;/FileName&gt;&lt;/FileType&gt;1&lt;/FileType&gt;" calcext:value-type="string">
            <text:p>&lt;Song&gt;&lt;Title&gt;Whiskey-Before-Breakfast_DenJm&lt;/Title&gt;&lt;FileName&gt;Whiskey-Before-Breakfast_DenJm.pdf&lt;/FileName&gt;&lt;/FileType&gt;1&lt;/FileType&gt;</text:p>
          </table:table-cell>
          <table:table-cell/>
        </table:table-row>
        <table:table-row table:style-name="ro1">
          <table:table-cell table:formula="of:=IF([$IntermediateCalcs.D60];[$IntermediateCalcs.K60];IF([$IntermediateCalcs.E60];[$IntermediateCalcs.K60];IF([$IntermediateCalcs.F60];[$IntermediateCalcs.L60];IF([$IntermediateCalcs.C60];&quot;&lt;/Setlist&gt;&quot;&amp;[$IntermediateCalcs.M60];&quot;&quot;))))" office:value-type="string" office:string-value="&lt;Song&gt;&lt;Title&gt;Hangmans-Reel_DenJm&lt;/Title&gt;&lt;FileName&gt;Hangmans-Reel_DenJm.pdf&lt;/FileName&gt;&lt;/FileType&gt;1&lt;/FileType&gt;" calcext:value-type="string">
            <text:p>&lt;Song&gt;&lt;Title&gt;Hangmans-Reel_DenJm&lt;/Title&gt;&lt;FileName&gt;Hangmans-Reel_DenJm.pdf&lt;/FileName&gt;&lt;/FileType&gt;1&lt;/FileType&gt;</text:p>
          </table:table-cell>
          <table:table-cell/>
        </table:table-row>
        <table:table-row table:style-name="ro1">
          <table:table-cell table:formula="of:=IF([$IntermediateCalcs.D61];[$IntermediateCalcs.K61];IF([$IntermediateCalcs.E61];[$IntermediateCalcs.K61];IF([$IntermediateCalcs.F61];[$IntermediateCalcs.L61];IF([$IntermediateCalcs.C61];&quot;&lt;/Setlist&gt;&quot;&amp;[$IntermediateCalcs.M61];&quot;&quot;))))" office:value-type="string" office:string-value="&lt;Song&gt;&lt;Title&gt;FishersHornpipe_DenJm&lt;/Title&gt;&lt;FileName&gt;FishersHornpipe_DenJm.pdf&lt;/FileName&gt;&lt;/FileType&gt;1&lt;/FileType&gt;" calcext:value-type="string">
            <text:p>&lt;Song&gt;&lt;Title&gt;FishersHornpipe_DenJm&lt;/Title&gt;&lt;FileName&gt;FishersHornpipe_DenJm.pdf&lt;/FileName&gt;&lt;/FileType&gt;1&lt;/FileType&gt;</text:p>
          </table:table-cell>
          <table:table-cell/>
        </table:table-row>
        <table:table-row table:style-name="ro1">
          <table:table-cell table:formula="of:=IF([$IntermediateCalcs.D62];[$IntermediateCalcs.K62];IF([$IntermediateCalcs.E62];[$IntermediateCalcs.K62];IF([$IntermediateCalcs.F62];[$IntermediateCalcs.L62];IF([$IntermediateCalcs.C62];&quot;&lt;/Setlist&gt;&quot;&amp;[$IntermediateCalcs.M62];&quot;&quot;))))" office:value-type="string" office:string-value="&lt;Song&gt;&lt;Title&gt;Danny-Boy_DenJm&lt;/Title&gt;&lt;FileName&gt;Danny-Boy_DenJm.pdf&lt;/FileName&gt;&lt;/FileType&gt;1&lt;/FileType&gt;" calcext:value-type="string">
            <text:p>&lt;Song&gt;&lt;Title&gt;Danny-Boy_DenJm&lt;/Title&gt;&lt;FileName&gt;Danny-Boy_DenJm.pdf&lt;/FileName&gt;&lt;/FileType&gt;1&lt;/FileType&gt;</text:p>
          </table:table-cell>
          <table:table-cell/>
        </table:table-row>
        <table:table-row table:style-name="ro1">
          <table:table-cell table:formula="of:=IF([$IntermediateCalcs.D63];[$IntermediateCalcs.K63];IF([$IntermediateCalcs.E63];[$IntermediateCalcs.K63];IF([$IntermediateCalcs.F63];[$IntermediateCalcs.L63];IF([$IntermediateCalcs.C63];&quot;&lt;/Setlist&gt;&quot;&amp;[$IntermediateCalcs.M63];&quot;&quot;))))" office:value-type="string" office:string-value="&lt;Song&gt;&lt;Title&gt;Norwegian Wood Butch Ross&lt;/Title&gt;&lt;FileName&gt;Norwegian Wood Butch Ross.pdf&lt;/FileName&gt;&lt;/FileType&gt;1&lt;/FileType&gt;" calcext:value-type="string">
            <text:p>&lt;Song&gt;&lt;Title&gt;Norwegian Wood Butch Ross&lt;/Title&gt;&lt;FileName&gt;Norwegian Wood Butch Ross.pdf&lt;/FileName&gt;&lt;/FileType&gt;1&lt;/FileType&gt;</text:p>
          </table:table-cell>
          <table:table-cell/>
        </table:table-row>
        <table:table-row table:style-name="ro1">
          <table:table-cell table:formula="of:=IF([$IntermediateCalcs.D64];[$IntermediateCalcs.K64];IF([$IntermediateCalcs.E64];[$IntermediateCalcs.K64];IF([$IntermediateCalcs.F64];[$IntermediateCalcs.L64];IF([$IntermediateCalcs.C64];&quot;&lt;/Setlist&gt;&quot;&amp;[$IntermediateCalcs.M64];&quot;&quot;)))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/>
        </table:table-row>
        <table:table-row table:style-name="ro1">
          <table:table-cell table:formula="of:=IF([$IntermediateCalcs.D65];[$IntermediateCalcs.K65];IF([$IntermediateCalcs.E65];[$IntermediateCalcs.K65];IF([$IntermediateCalcs.F65];[$IntermediateCalcs.L65];IF([$IntermediateCalcs.C65];&quot;&lt;/Setlist&gt;&quot;&amp;[$IntermediateCalcs.M65];&quot;&quot;))))" office:value-type="string" office:string-value="&lt;Song&gt;&lt;Title&gt;Virginia's Bloody Soil&lt;/Title&gt;&lt;FileName&gt;Virginia's Bloody Soil.pdf&lt;/FileName&gt;&lt;/FileType&gt;1&lt;/FileType&gt;" calcext:value-type="string">
            <text:p>&lt;Song&gt;&lt;Title&gt;Virginia's Bloody Soil&lt;/Title&gt;&lt;FileName&gt;Virginia's Bloody Soil.pdf&lt;/FileName&gt;&lt;/FileType&gt;1&lt;/FileType&gt;</text:p>
          </table:table-cell>
          <table:table-cell/>
        </table:table-row>
        <table:table-row table:style-name="ro1">
          <table:table-cell table:formula="of:=IF([$IntermediateCalcs.D66];[$IntermediateCalcs.K66];IF([$IntermediateCalcs.E66];[$IntermediateCalcs.K66];IF([$IntermediateCalcs.F66];[$IntermediateCalcs.L66];IF([$IntermediateCalcs.C66];&quot;&lt;/Setlist&gt;&quot;&amp;[$IntermediateCalcs.M66];&quot;&quot;))))" office:value-type="string" office:string-value="&lt;Song&gt;&lt;Title&gt;River (arr02: Muller)&lt;/Title&gt;&lt;FileName&gt;River (arr02: Muller).pdf&lt;/FileName&gt;&lt;/FileType&gt;1&lt;/FileType&gt;" calcext:value-type="string">
            <text:p>&lt;Song&gt;&lt;Title&gt;River (arr02: Muller)&lt;/Title&gt;&lt;FileName&gt;River (arr02: Muller).pdf&lt;/FileName&gt;&lt;/FileType&gt;1&lt;/FileType&gt;</text:p>
          </table:table-cell>
          <table:table-cell/>
        </table:table-row>
        <table:table-row table:style-name="ro1">
          <table:table-cell table:formula="of:=IF([$IntermediateCalcs.D67];[$IntermediateCalcs.K67];IF([$IntermediateCalcs.E67];[$IntermediateCalcs.K67];IF([$IntermediateCalcs.F67];[$IntermediateCalcs.L67];IF([$IntermediateCalcs.C67];&quot;&lt;/Setlist&gt;&quot;&amp;[$IntermediateCalcs.M67];&quot;&quot;)))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/>
        </table:table-row>
        <table:table-row table:style-name="ro1">
          <table:table-cell table:formula="of:=IF([$IntermediateCalcs.D68];[$IntermediateCalcs.K68];IF([$IntermediateCalcs.E68];[$IntermediateCalcs.K68];IF([$IntermediateCalcs.F68];[$IntermediateCalcs.L68];IF([$IntermediateCalcs.C68];&quot;&lt;/Setlist&gt;&quot;&amp;[$IntermediateCalcs.M68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69];[$IntermediateCalcs.K69];IF([$IntermediateCalcs.E69];[$IntermediateCalcs.K69];IF([$IntermediateCalcs.F69];[$IntermediateCalcs.L69];IF([$IntermediateCalcs.C69];&quot;&lt;/Setlist&gt;&quot;&amp;[$IntermediateCalcs.M69];&quot;&quot;))))" office:value-type="string" office:string-value="&lt;Setlist&gt;&lt;Name&gt;Ensemble Arrangements- Ellen Pratt&lt;/Name&gt;" calcext:value-type="string">
            <text:p>&lt;Setlist&gt;&lt;Name&gt;Ensemble Arrangements- Ellen Pratt&lt;/Name&gt;</text:p>
          </table:table-cell>
          <table:table-cell/>
        </table:table-row>
        <table:table-row table:style-name="ro1">
          <table:table-cell table:formula="of:=IF([$IntermediateCalcs.D70];[$IntermediateCalcs.K70];IF([$IntermediateCalcs.E70];[$IntermediateCalcs.K70];IF([$IntermediateCalcs.F70];[$IntermediateCalcs.L70];IF([$IntermediateCalcs.C70];&quot;&lt;/Setlist&gt;&quot;&amp;[$IntermediateCalcs.M70];&quot;&quot;))))" office:value-type="string" office:string-value="&lt;Song&gt;&lt;Title&gt;Earl of Salisbury's Pavane&lt;/Title&gt;&lt;FileName&gt;Earl of Salisbury's Pavane.pdf&lt;/FileName&gt;&lt;/FileType&gt;1&lt;/FileType&gt;" calcext:value-type="string">
            <text:p>&lt;Song&gt;&lt;Title&gt;Earl of Salisbury's Pavane&lt;/Title&gt;&lt;FileName&gt;Earl of Salisbury's Pavane.pdf&lt;/FileName&gt;&lt;/FileType&gt;1&lt;/FileType&gt;</text:p>
          </table:table-cell>
          <table:table-cell/>
        </table:table-row>
        <table:table-row table:style-name="ro1">
          <table:table-cell table:formula="of:=IF([$IntermediateCalcs.D71];[$IntermediateCalcs.K71];IF([$IntermediateCalcs.E71];[$IntermediateCalcs.K71];IF([$IntermediateCalcs.F71];[$IntermediateCalcs.L71];IF([$IntermediateCalcs.C71];&quot;&lt;/Setlist&gt;&quot;&amp;[$IntermediateCalcs.M71];&quot;&quot;))))" office:value-type="string" office:string-value="&lt;Song&gt;&lt;Title&gt;Il Est Ne Le Divin Enfant&lt;/Title&gt;&lt;FileName&gt;Il Est Ne Le Divin Enfant.pdf&lt;/FileName&gt;&lt;/FileType&gt;1&lt;/FileType&gt;" calcext:value-type="string">
            <text:p>&lt;Song&gt;&lt;Title&gt;Il Est Ne Le Divin Enfant&lt;/Title&gt;&lt;FileName&gt;Il Est Ne Le Divin Enfant.pdf&lt;/FileName&gt;&lt;/FileType&gt;1&lt;/FileType&gt;</text:p>
          </table:table-cell>
          <table:table-cell/>
        </table:table-row>
        <table:table-row table:style-name="ro1">
          <table:table-cell table:formula="of:=IF([$IntermediateCalcs.D72];[$IntermediateCalcs.K72];IF([$IntermediateCalcs.E72];[$IntermediateCalcs.K72];IF([$IntermediateCalcs.F72];[$IntermediateCalcs.L72];IF([$IntermediateCalcs.C72];&quot;&lt;/Setlist&gt;&quot;&amp;[$IntermediateCalcs.M72];&quot;&quot;))))" office:value-type="string" office:string-value="&lt;Song&gt;&lt;Title&gt;Mars a la Victoire&lt;/Title&gt;&lt;FileName&gt;Mars a la Victoire.pdf&lt;/FileName&gt;&lt;/FileType&gt;1&lt;/FileType&gt;" calcext:value-type="string">
            <text:p>&lt;Song&gt;&lt;Title&gt;Mars a la Victoire&lt;/Title&gt;&lt;FileName&gt;Mars a la Victoire.pdf&lt;/FileName&gt;&lt;/FileType&gt;1&lt;/FileType&gt;</text:p>
          </table:table-cell>
          <table:table-cell/>
        </table:table-row>
        <table:table-row table:style-name="ro1">
          <table:table-cell table:formula="of:=IF([$IntermediateCalcs.D73];[$IntermediateCalcs.K73];IF([$IntermediateCalcs.E73];[$IntermediateCalcs.K73];IF([$IntermediateCalcs.F73];[$IntermediateCalcs.L73];IF([$IntermediateCalcs.C73];&quot;&lt;/Setlist&gt;&quot;&amp;[$IntermediateCalcs.M73];&quot;&quot;))))" office:value-type="string" office:string-value="&lt;Song&gt;&lt;Title&gt;Bourree` - Michael Praetorius&lt;/Title&gt;&lt;FileName&gt;Bourree` - Michael Praetorius.pdf&lt;/FileName&gt;&lt;/FileType&gt;1&lt;/FileType&gt;" calcext:value-type="string">
            <text:p>&lt;Song&gt;&lt;Title&gt;Bourree` - Michael Praetorius&lt;/Title&gt;&lt;FileName&gt;Bourree` - Michael Praetorius.pdf&lt;/FileName&gt;&lt;/FileType&gt;1&lt;/FileType&gt;</text:p>
          </table:table-cell>
          <table:table-cell/>
        </table:table-row>
        <table:table-row table:style-name="ro1">
          <table:table-cell table:formula="of:=IF([$IntermediateCalcs.D74];[$IntermediateCalcs.K74];IF([$IntermediateCalcs.E74];[$IntermediateCalcs.K74];IF([$IntermediateCalcs.F74];[$IntermediateCalcs.L74];IF([$IntermediateCalcs.C74];&quot;&lt;/Setlist&gt;&quot;&amp;[$IntermediateCalcs.M74];&quot;&quot;))))" office:value-type="string" office:string-value="&lt;Song&gt;&lt;Title&gt;Bach Minuet&lt;/Title&gt;&lt;FileName&gt;Bach Minuet.pdf&lt;/FileName&gt;&lt;/FileType&gt;1&lt;/FileType&gt;" calcext:value-type="string">
            <text:p>&lt;Song&gt;&lt;Title&gt;Bach Minuet&lt;/Title&gt;&lt;FileName&gt;Bach Minuet.pdf&lt;/FileName&gt;&lt;/FileType&gt;1&lt;/FileType&gt;</text:p>
          </table:table-cell>
          <table:table-cell/>
        </table:table-row>
        <table:table-row table:style-name="ro1">
          <table:table-cell table:formula="of:=IF([$IntermediateCalcs.D75];[$IntermediateCalcs.K75];IF([$IntermediateCalcs.E75];[$IntermediateCalcs.K75];IF([$IntermediateCalcs.F75];[$IntermediateCalcs.L75];IF([$IntermediateCalcs.C75];&quot;&lt;/Setlist&gt;&quot;&amp;[$IntermediateCalcs.M75];&quot;&quot;))))" office:value-type="string" office:string-value="&lt;Song&gt;&lt;Title&gt;A Midsummer's Night&lt;/Title&gt;&lt;FileName&gt;A Midsummer's Night.pdf&lt;/FileName&gt;&lt;/FileType&gt;1&lt;/FileType&gt;" calcext:value-type="string">
            <text:p>&lt;Song&gt;&lt;Title&gt;A Midsummer's Night&lt;/Title&gt;&lt;FileName&gt;A Midsummer's Night.pdf&lt;/FileName&gt;&lt;/FileType&gt;1&lt;/FileType&gt;</text:p>
          </table:table-cell>
          <table:table-cell/>
        </table:table-row>
        <table:table-row table:style-name="ro1">
          <table:table-cell table:formula="of:=IF([$IntermediateCalcs.D76];[$IntermediateCalcs.K76];IF([$IntermediateCalcs.E76];[$IntermediateCalcs.K76];IF([$IntermediateCalcs.F76];[$IntermediateCalcs.L76];IF([$IntermediateCalcs.C76];&quot;&lt;/Setlist&gt;&quot;&amp;[$IntermediateCalcs.M76];&quot;&quot;))))" office:value-type="string" office:string-value="&lt;Song&gt;&lt;Title&gt;Minuet for Spring&lt;/Title&gt;&lt;FileName&gt;Minuet for Spring.pdf&lt;/FileName&gt;&lt;/FileType&gt;1&lt;/FileType&gt;" calcext:value-type="string">
            <text:p>&lt;Song&gt;&lt;Title&gt;Minuet for Spring&lt;/Title&gt;&lt;FileName&gt;Minuet for Spring.pdf&lt;/FileName&gt;&lt;/FileType&gt;1&lt;/FileType&gt;</text:p>
          </table:table-cell>
          <table:table-cell/>
        </table:table-row>
        <table:table-row table:style-name="ro1">
          <table:table-cell table:formula="of:=IF([$IntermediateCalcs.D77];[$IntermediateCalcs.K77];IF([$IntermediateCalcs.E77];[$IntermediateCalcs.K77];IF([$IntermediateCalcs.F77];[$IntermediateCalcs.L77];IF([$IntermediateCalcs.C77];&quot;&lt;/Setlist&gt;&quot;&amp;[$IntermediateCalcs.M77];&quot;&quot;))))" office:value-type="string" office:string-value="&lt;Song&gt;&lt;Title&gt;Cherry Blossom Waltz-DAD-4 part&lt;/Title&gt;&lt;FileName&gt;Cherry Blossom Waltz-DAD-4 part.pdf&lt;/FileName&gt;&lt;/FileType&gt;1&lt;/FileType&gt;" calcext:value-type="string">
            <text:p>&lt;Song&gt;&lt;Title&gt;Cherry Blossom Waltz-DAD-4 part&lt;/Title&gt;&lt;FileName&gt;Cherry Blossom Waltz-DAD-4 part.pdf&lt;/FileName&gt;&lt;/FileType&gt;1&lt;/FileType&gt;</text:p>
          </table:table-cell>
          <table:table-cell/>
        </table:table-row>
        <table:table-row table:style-name="ro1">
          <table:table-cell table:formula="of:=IF([$IntermediateCalcs.D78];[$IntermediateCalcs.K78];IF([$IntermediateCalcs.E78];[$IntermediateCalcs.K78];IF([$IntermediateCalcs.F78];[$IntermediateCalcs.L78];IF([$IntermediateCalcs.C78];&quot;&lt;/Setlist&gt;&quot;&amp;[$IntermediateCalcs.M78];&quot;&quot;))))" office:value-type="string" office:string-value="&lt;Song&gt;&lt;Title&gt;Unending Rain&lt;/Title&gt;&lt;FileName&gt;Unending Rain.pdf&lt;/FileName&gt;&lt;/FileType&gt;1&lt;/FileType&gt;" calcext:value-type="string">
            <text:p>&lt;Song&gt;&lt;Title&gt;Unending Rain&lt;/Title&gt;&lt;FileName&gt;Unending Rain.pdf&lt;/FileName&gt;&lt;/FileType&gt;1&lt;/FileType&gt;</text:p>
          </table:table-cell>
          <table:table-cell/>
        </table:table-row>
        <table:table-row table:style-name="ro1">
          <table:table-cell table:formula="of:=IF([$IntermediateCalcs.D79];[$IntermediateCalcs.K79];IF([$IntermediateCalcs.E79];[$IntermediateCalcs.K79];IF([$IntermediateCalcs.F79];[$IntermediateCalcs.L79];IF([$IntermediateCalcs.C79];&quot;&lt;/Setlist&gt;&quot;&amp;[$IntermediateCalcs.M79];&quot;&quot;))))" office:value-type="string" office:string-value="&lt;Song&gt;&lt;Title&gt;Waltz in G&lt;/Title&gt;&lt;FileName&gt;Waltz in G.pdf&lt;/FileName&gt;&lt;/FileType&gt;1&lt;/FileType&gt;" calcext:value-type="string">
            <text:p>&lt;Song&gt;&lt;Title&gt;Waltz in G&lt;/Title&gt;&lt;FileName&gt;Waltz in G.pdf&lt;/FileName&gt;&lt;/FileType&gt;1&lt;/FileType&gt;</text:p>
          </table:table-cell>
          <table:table-cell/>
        </table:table-row>
        <table:table-row table:style-name="ro1">
          <table:table-cell table:formula="of:=IF([$IntermediateCalcs.D80];[$IntermediateCalcs.K80];IF([$IntermediateCalcs.E80];[$IntermediateCalcs.K80];IF([$IntermediateCalcs.F80];[$IntermediateCalcs.L80];IF([$IntermediateCalcs.C80];&quot;&lt;/Setlist&gt;&quot;&amp;[$IntermediateCalcs.M80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81];[$IntermediateCalcs.K81];IF([$IntermediateCalcs.E81];[$IntermediateCalcs.K81];IF([$IntermediateCalcs.F81];[$IntermediateCalcs.L81];IF([$IntermediateCalcs.C81];&quot;&lt;/Setlist&gt;&quot;&amp;[$IntermediateCalcs.M81];&quot;&quot;))))" office:value-type="string" office:string-value="&lt;Setlist&gt;&lt;Name&gt;Jam Songs&lt;/Name&gt;" calcext:value-type="string">
            <text:p>&lt;Setlist&gt;&lt;Name&gt;Jam Songs&lt;/Name&gt;</text:p>
          </table:table-cell>
          <table:table-cell/>
        </table:table-row>
        <table:table-row table:style-name="ro1">
          <table:table-cell table:formula="of:=IF([$IntermediateCalcs.D82];[$IntermediateCalcs.K82];IF([$IntermediateCalcs.E82];[$IntermediateCalcs.K82];IF([$IntermediateCalcs.F82];[$IntermediateCalcs.L82];IF([$IntermediateCalcs.C82];&quot;&lt;/Setlist&gt;&quot;&amp;[$IntermediateCalcs.M82];&quot;&quot;))))" office:value-type="string" office:string-value="&lt;Song&gt;&lt;Title&gt;Liza Jane - J House ver&lt;/Title&gt;&lt;FileName&gt;Liza Jane - J House ver.pdf&lt;/FileName&gt;&lt;/FileType&gt;1&lt;/FileType&gt;" calcext:value-type="string">
            <text:p>&lt;Song&gt;&lt;Title&gt;Liza Jane - J House ver&lt;/Title&gt;&lt;FileName&gt;Liza Jane - J House ver.pdf&lt;/FileName&gt;&lt;/FileType&gt;1&lt;/FileType&gt;</text:p>
          </table:table-cell>
          <table:table-cell/>
        </table:table-row>
        <table:table-row table:style-name="ro1">
          <table:table-cell table:formula="of:=IF([$IntermediateCalcs.D83];[$IntermediateCalcs.K83];IF([$IntermediateCalcs.E83];[$IntermediateCalcs.K83];IF([$IntermediateCalcs.F83];[$IntermediateCalcs.L83];IF([$IntermediateCalcs.C83];&quot;&lt;/Setlist&gt;&quot;&amp;[$IntermediateCalcs.M83];&quot;&quot;))))" office:value-type="string" office:string-value="&lt;Song&gt;&lt;Title&gt;Barlows-Knife&lt;/Title&gt;&lt;FileName&gt;Barlows-Knife.pdf&lt;/FileName&gt;&lt;/FileType&gt;1&lt;/FileType&gt;" calcext:value-type="string">
            <text:p>&lt;Song&gt;&lt;Title&gt;Barlows-Knife&lt;/Title&gt;&lt;FileName&gt;Barlows-Knife.pdf&lt;/FileName&gt;&lt;/FileType&gt;1&lt;/FileType&gt;</text:p>
          </table:table-cell>
          <table:table-cell/>
        </table:table-row>
        <table:table-row table:style-name="ro1">
          <table:table-cell table:formula="of:=IF([$IntermediateCalcs.D84];[$IntermediateCalcs.K84];IF([$IntermediateCalcs.E84];[$IntermediateCalcs.K84];IF([$IntermediateCalcs.F84];[$IntermediateCalcs.L84];IF([$IntermediateCalcs.C84];&quot;&lt;/Setlist&gt;&quot;&amp;[$IntermediateCalcs.M84];&quot;&quot;))))" office:value-type="string" office:string-value="&lt;Song&gt;&lt;Title&gt;BarlowKnifeDAdCapo3&lt;/Title&gt;&lt;FileName&gt;BarlowKnifeDAdCapo3.pdf&lt;/FileName&gt;&lt;/FileType&gt;1&lt;/FileType&gt;" calcext:value-type="string">
            <text:p>&lt;Song&gt;&lt;Title&gt;BarlowKnifeDAdCapo3&lt;/Title&gt;&lt;FileName&gt;BarlowKnifeDAdCapo3.pdf&lt;/FileName&gt;&lt;/FileType&gt;1&lt;/FileType&gt;</text:p>
          </table:table-cell>
          <table:table-cell/>
        </table:table-row>
        <table:table-row table:style-name="ro1">
          <table:table-cell table:formula="of:=IF([$IntermediateCalcs.D85];[$IntermediateCalcs.K85];IF([$IntermediateCalcs.E85];[$IntermediateCalcs.K85];IF([$IntermediateCalcs.F85];[$IntermediateCalcs.L85];IF([$IntermediateCalcs.C85];&quot;&lt;/Setlist&gt;&quot;&amp;[$IntermediateCalcs.M85];&quot;&quot;))))" office:value-type="string" office:string-value="&lt;Song&gt;&lt;Title&gt;50b_Waiting-for-Nancy&lt;/Title&gt;&lt;FileName&gt;50b_Waiting-for-Nancy.pdf&lt;/FileName&gt;&lt;/FileType&gt;1&lt;/FileType&gt;" calcext:value-type="string">
            <text:p>&lt;Song&gt;&lt;Title&gt;50b_Waiting-for-Nancy&lt;/Title&gt;&lt;FileName&gt;50b_Waiting-for-Nancy.pdf&lt;/FileName&gt;&lt;/FileType&gt;1&lt;/FileType&gt;</text:p>
          </table:table-cell>
          <table:table-cell/>
        </table:table-row>
        <table:table-row table:style-name="ro1">
          <table:table-cell table:formula="of:=IF([$IntermediateCalcs.D86];[$IntermediateCalcs.K86];IF([$IntermediateCalcs.E86];[$IntermediateCalcs.K86];IF([$IntermediateCalcs.F86];[$IntermediateCalcs.L86];IF([$IntermediateCalcs.C86];&quot;&lt;/Setlist&gt;&quot;&amp;[$IntermediateCalcs.M86];&quot;&quot;))))" office:value-type="string" office:string-value="&lt;Song&gt;&lt;Title&gt;Sugar Hill Duet&lt;/Title&gt;&lt;FileName&gt;Sugar Hill Duet.pdf&lt;/FileName&gt;&lt;/FileType&gt;1&lt;/FileType&gt;" calcext:value-type="string">
            <text:p>&lt;Song&gt;&lt;Title&gt;Sugar Hill Duet&lt;/Title&gt;&lt;FileName&gt;Sugar Hill Duet.pdf&lt;/FileName&gt;&lt;/FileType&gt;1&lt;/FileType&gt;</text:p>
          </table:table-cell>
          <table:table-cell/>
        </table:table-row>
        <table:table-row table:style-name="ro1">
          <table:table-cell table:formula="of:=IF([$IntermediateCalcs.D87];[$IntermediateCalcs.K87];IF([$IntermediateCalcs.E87];[$IntermediateCalcs.K87];IF([$IntermediateCalcs.F87];[$IntermediateCalcs.L87];IF([$IntermediateCalcs.C87];&quot;&lt;/Setlist&gt;&quot;&amp;[$IntermediateCalcs.M87];&quot;&quot;))))" office:value-type="string" office:string-value="&lt;Song&gt;&lt;Title&gt;Join-the-Jam_Seifert_DAD&lt;/Title&gt;&lt;FileName&gt;Join-the-Jam_Seifert_DAD.pdf&lt;/FileName&gt;&lt;/FileType&gt;1&lt;/FileType&gt;" calcext:value-type="string">
            <text:p>&lt;Song&gt;&lt;Title&gt;Join-the-Jam_Seifert_DAD&lt;/Title&gt;&lt;FileName&gt;Join-the-Jam_Seifert_DAD.pdf&lt;/FileName&gt;&lt;/FileType&gt;1&lt;/FileType&gt;</text:p>
          </table:table-cell>
          <table:table-cell/>
        </table:table-row>
        <table:table-row table:style-name="ro1">
          <table:table-cell table:formula="of:=IF([$IntermediateCalcs.D88];[$IntermediateCalcs.K88];IF([$IntermediateCalcs.E88];[$IntermediateCalcs.K88];IF([$IntermediateCalcs.F88];[$IntermediateCalcs.L88];IF([$IntermediateCalcs.C88];&quot;&lt;/Setlist&gt;&quot;&amp;[$IntermediateCalcs.M88];&quot;&quot;))))">
            <text:p/>
          </table:table-cell>
          <table:table-cell/>
        </table:table-row>
        <table:table-row table:style-name="ro1">
          <table:table-cell table:formula="of:=IF([$IntermediateCalcs.D89];[$IntermediateCalcs.K89];IF([$IntermediateCalcs.E89];[$IntermediateCalcs.K89];IF([$IntermediateCalcs.F89];[$IntermediateCalcs.L89];IF([$IntermediateCalcs.C89];&quot;&lt;/Setlist&gt;&quot;&amp;[$IntermediateCalcs.M89];&quot;&quot;))))" office:value-type="string" office:string-value="&lt;Song&gt;&lt;Title&gt;O-Suzzanna_CrdMldy&lt;/Title&gt;&lt;FileName&gt;O-Suzzanna_CrdMldy.pdf&lt;/FileName&gt;&lt;/FileType&gt;1&lt;/FileType&gt;" calcext:value-type="string">
            <text:p>&lt;Song&gt;&lt;Title&gt;O-Suzzanna_CrdMldy&lt;/Title&gt;&lt;FileName&gt;O-Suzzanna_CrdMldy.pdf&lt;/FileName&gt;&lt;/FileType&gt;1&lt;/FileType&gt;</text:p>
          </table:table-cell>
          <table:table-cell/>
        </table:table-row>
        <table:table-row table:style-name="ro1">
          <table:table-cell table:formula="of:=IF([$IntermediateCalcs.D90];[$IntermediateCalcs.K90];IF([$IntermediateCalcs.E90];[$IntermediateCalcs.K90];IF([$IntermediateCalcs.F90];[$IntermediateCalcs.L90];IF([$IntermediateCalcs.C90];&quot;&lt;/Setlist&gt;&quot;&amp;[$IntermediateCalcs.M90];&quot;&quot;))))" office:value-type="string" office:string-value="&lt;Song&gt;&lt;Title&gt;Southwind&lt;/Title&gt;&lt;FileName&gt;Southwind.pdf&lt;/FileName&gt;&lt;/FileType&gt;1&lt;/FileType&gt;" calcext:value-type="string">
            <text:p>&lt;Song&gt;&lt;Title&gt;Southwind&lt;/Title&gt;&lt;FileName&gt;Southwind.pdf&lt;/FileName&gt;&lt;/FileType&gt;1&lt;/FileType&gt;</text:p>
          </table:table-cell>
          <table:table-cell/>
        </table:table-row>
        <table:table-row table:style-name="ro1">
          <table:table-cell table:formula="of:=IF([$IntermediateCalcs.D91];[$IntermediateCalcs.K91];IF([$IntermediateCalcs.E91];[$IntermediateCalcs.K91];IF([$IntermediateCalcs.F91];[$IntermediateCalcs.L91];IF([$IntermediateCalcs.C91];&quot;&lt;/Setlist&gt;&quot;&amp;[$IntermediateCalcs.M91];&quot;&quot;))))" office:value-type="string" office:string-value="&lt;Song&gt;&lt;Title&gt;Momma-Dont-Allow_BackingChords_TAB&lt;/Title&gt;&lt;FileName&gt;Momma-Dont-Allow_BackingChords_TAB.pdf&lt;/FileName&gt;&lt;/FileType&gt;1&lt;/FileType&gt;" calcext:value-type="string">
            <text:p>&lt;Song&gt;&lt;Title&gt;Momma-Dont-Allow_BackingChords_TAB&lt;/Title&gt;&lt;FileName&gt;Momma-Dont-Allow_BackingChords_TAB.pdf&lt;/FileName&gt;&lt;/FileType&gt;1&lt;/FileType&gt;</text:p>
          </table:table-cell>
          <table:table-cell/>
        </table:table-row>
        <table:table-row table:style-name="ro1">
          <table:table-cell table:formula="of:=IF([$IntermediateCalcs.D92];[$IntermediateCalcs.K92];IF([$IntermediateCalcs.E92];[$IntermediateCalcs.K92];IF([$IntermediateCalcs.F92];[$IntermediateCalcs.L92];IF([$IntermediateCalcs.C92];&quot;&lt;/Setlist&gt;&quot;&amp;[$IntermediateCalcs.M92];&quot;&quot;))))" office:value-type="string" office:string-value="&lt;Song&gt;&lt;Title&gt;Momma-Dont-Allow_Chord-Melody_TAB&lt;/Title&gt;&lt;FileName&gt;Momma-Dont-Allow_Chord-Melody_TAB.pdf&lt;/FileName&gt;&lt;/FileType&gt;1&lt;/FileType&gt;" calcext:value-type="string">
            <text:p>&lt;Song&gt;&lt;Title&gt;Momma-Dont-Allow_Chord-Melody_TAB&lt;/Title&gt;&lt;FileName&gt;Momma-Dont-Allow_Chord-Melody_TAB.pdf&lt;/FileName&gt;&lt;/FileType&gt;1&lt;/FileType&gt;</text:p>
          </table:table-cell>
          <table:table-cell/>
        </table:table-row>
        <table:table-row table:style-name="ro1">
          <table:table-cell table:formula="of:=IF([$IntermediateCalcs.D93];[$IntermediateCalcs.K93];IF([$IntermediateCalcs.E93];[$IntermediateCalcs.K93];IF([$IntermediateCalcs.F93];[$IntermediateCalcs.L93];IF([$IntermediateCalcs.C93];&quot;&lt;/Setlist&gt;&quot;&amp;[$IntermediateCalcs.M93];&quot;&quot;))))" office:value-type="string" office:string-value="&lt;Song&gt;&lt;Title&gt;Black Mountain Rag - Seifert&lt;/Title&gt;&lt;FileName&gt;Black Mountain Rag - Seifert.pdf&lt;/FileName&gt;&lt;/FileType&gt;1&lt;/FileType&gt;" calcext:value-type="string">
            <text:p>&lt;Song&gt;&lt;Title&gt;Black Mountain Rag - Seifert&lt;/Title&gt;&lt;FileName&gt;Black Mountain Rag - 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94];[$IntermediateCalcs.K94];IF([$IntermediateCalcs.E94];[$IntermediateCalcs.K94];IF([$IntermediateCalcs.F94];[$IntermediateCalcs.L94];IF([$IntermediateCalcs.C94];&quot;&lt;/Setlist&gt;&quot;&amp;[$IntermediateCalcs.M94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95];[$IntermediateCalcs.K95];IF([$IntermediateCalcs.E95];[$IntermediateCalcs.K95];IF([$IntermediateCalcs.F95];[$IntermediateCalcs.L95];IF([$IntermediateCalcs.C95];&quot;&lt;/Setlist&gt;&quot;&amp;[$IntermediateCalcs.M95];&quot;&quot;))))" office:value-type="string" office:string-value="&lt;Setlist&gt;&lt;Name&gt;Jeff Set List&lt;/Name&gt;" calcext:value-type="string">
            <text:p>&lt;Setlist&gt;&lt;Name&gt;Jeff Set List&lt;/Name&gt;</text:p>
          </table:table-cell>
          <table:table-cell/>
        </table:table-row>
        <table:table-row table:style-name="ro1">
          <table:table-cell table:formula="of:=IF([$IntermediateCalcs.D96];[$IntermediateCalcs.K96];IF([$IntermediateCalcs.E96];[$IntermediateCalcs.K96];IF([$IntermediateCalcs.F96];[$IntermediateCalcs.L96];IF([$IntermediateCalcs.C96];&quot;&lt;/Setlist&gt;&quot;&amp;[$IntermediateCalcs.M96];&quot;&quot;)))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/>
        </table:table-row>
        <table:table-row table:style-name="ro1">
          <table:table-cell table:formula="of:=IF([$IntermediateCalcs.D97];[$IntermediateCalcs.K97];IF([$IntermediateCalcs.E97];[$IntermediateCalcs.K97];IF([$IntermediateCalcs.F97];[$IntermediateCalcs.L97];IF([$IntermediateCalcs.C97];&quot;&lt;/Setlist&gt;&quot;&amp;[$IntermediateCalcs.M97];&quot;&quot;))))" office:value-type="string" office:string-value="&lt;Song&gt;&lt;Title&gt;Snowy-Owl_SMN&lt;/Title&gt;&lt;FileName&gt;Snowy-Owl_SMN.pdf&lt;/FileName&gt;&lt;/FileType&gt;1&lt;/FileType&gt;" calcext:value-type="string">
            <text:p>&lt;Song&gt;&lt;Title&gt;Snowy-Owl_SMN&lt;/Title&gt;&lt;FileName&gt;Snowy-Owl_SMN.pdf&lt;/FileName&gt;&lt;/FileType&gt;1&lt;/FileType&gt;</text:p>
          </table:table-cell>
          <table:table-cell/>
        </table:table-row>
        <table:table-row table:style-name="ro1">
          <table:table-cell table:formula="of:=IF([$IntermediateCalcs.D98];[$IntermediateCalcs.K98];IF([$IntermediateCalcs.E98];[$IntermediateCalcs.K98];IF([$IntermediateCalcs.F98];[$IntermediateCalcs.L98];IF([$IntermediateCalcs.C98];&quot;&lt;/Setlist&gt;&quot;&amp;[$IntermediateCalcs.M98];&quot;&quot;))))" office:value-type="string" office:string-value="&lt;Song&gt;&lt;Title&gt;Wandering Canadian&lt;/Title&gt;&lt;FileName&gt;Wandering Canadian 2.pdf&lt;/FileName&gt;&lt;/FileType&gt;1&lt;/FileType&gt;" calcext:value-type="string">
            <text:p>&lt;Song&gt;&lt;Title&gt;Wandering Canadian&lt;/Title&gt;&lt;FileName&gt;Wandering Canadian 2.pdf&lt;/FileName&gt;&lt;/FileType&gt;1&lt;/FileType&gt;</text:p>
          </table:table-cell>
          <table:table-cell/>
        </table:table-row>
        <table:table-row table:style-name="ro1">
          <table:table-cell table:formula="of:=IF([$IntermediateCalcs.D99];[$IntermediateCalcs.K99];IF([$IntermediateCalcs.E99];[$IntermediateCalcs.K99];IF([$IntermediateCalcs.F99];[$IntermediateCalcs.L99];IF([$IntermediateCalcs.C99];&quot;&lt;/Setlist&gt;&quot;&amp;[$IntermediateCalcs.M99];&quot;&quot;))))" office:value-type="string" office:string-value="&lt;Song&gt;&lt;Title&gt;Scarborough_Fair_Mel_SMN&lt;/Title&gt;&lt;FileName&gt;Scarborough_Fair_Mel_SMN.pdf&lt;/FileName&gt;&lt;/FileType&gt;1&lt;/FileType&gt;" calcext:value-type="string">
            <text:p>&lt;Song&gt;&lt;Title&gt;Scarborough_Fair_Mel_SMN&lt;/Title&gt;&lt;FileName&gt;Scarborough_Fair_Mel_SMN.pdf&lt;/FileName&gt;&lt;/FileType&gt;1&lt;/FileType&gt;</text:p>
          </table:table-cell>
          <table:table-cell/>
        </table:table-row>
        <table:table-row table:style-name="ro1">
          <table:table-cell table:formula="of:=IF([$IntermediateCalcs.D100];[$IntermediateCalcs.K100];IF([$IntermediateCalcs.E100];[$IntermediateCalcs.K100];IF([$IntermediateCalcs.F100];[$IntermediateCalcs.L100];IF([$IntermediateCalcs.C100];&quot;&lt;/Setlist&gt;&quot;&amp;[$IntermediateCalcs.M100];&quot;&quot;))))" office:value-type="string" office:string-value="&lt;Song&gt;&lt;Title&gt;WendingWay_LadianneHenderson&lt;/Title&gt;&lt;FileName&gt;WendingWay_LadianneHenderson.pdf&lt;/FileName&gt;&lt;/FileType&gt;1&lt;/FileType&gt;" calcext:value-type="string">
            <text:p>&lt;Song&gt;&lt;Title&gt;WendingWay_LadianneHenderson&lt;/Title&gt;&lt;FileName&gt;WendingWay_LadianneHenderson.pdf&lt;/FileName&gt;&lt;/FileType&gt;1&lt;/FileType&gt;</text:p>
          </table:table-cell>
          <table:table-cell/>
        </table:table-row>
        <table:table-row table:style-name="ro1">
          <table:table-cell table:formula="of:=IF([$IntermediateCalcs.D101];[$IntermediateCalcs.K101];IF([$IntermediateCalcs.E101];[$IntermediateCalcs.K101];IF([$IntermediateCalcs.F101];[$IntermediateCalcs.L101];IF([$IntermediateCalcs.C101];&quot;&lt;/Setlist&gt;&quot;&amp;[$IntermediateCalcs.M101];&quot;&quot;))))" office:value-type="string" office:string-value="&lt;Song&gt;&lt;Title&gt;Spotted-Pony_MultiVers_SMN&lt;/Title&gt;&lt;FileName&gt;Spotted-Pony_MultiVers_SMN.pdf&lt;/FileName&gt;&lt;/FileType&gt;1&lt;/FileType&gt;" calcext:value-type="string">
            <text:p>&lt;Song&gt;&lt;Title&gt;Spotted-Pony_MultiVers_SMN&lt;/Title&gt;&lt;FileName&gt;Spotted-Pony_MultiVers_SMN.pdf&lt;/FileName&gt;&lt;/FileType&gt;1&lt;/FileType&gt;</text:p>
          </table:table-cell>
          <table:table-cell/>
        </table:table-row>
        <table:table-row table:style-name="ro1">
          <table:table-cell table:formula="of:=IF([$IntermediateCalcs.D102];[$IntermediateCalcs.K102];IF([$IntermediateCalcs.E102];[$IntermediateCalcs.K102];IF([$IntermediateCalcs.F102];[$IntermediateCalcs.L102];IF([$IntermediateCalcs.C102];&quot;&lt;/Setlist&gt;&quot;&amp;[$IntermediateCalcs.M102];&quot;&quot;))))" office:value-type="string" office:string-value="&lt;Song&gt;&lt;Title&gt;Waiting-for-Nancy_JS-version_SMN&lt;/Title&gt;&lt;FileName&gt;Waiting-for-Nancy_JS-version_SMN.pdf&lt;/FileName&gt;&lt;/FileType&gt;1&lt;/FileType&gt;" calcext:value-type="string">
            <text:p>&lt;Song&gt;&lt;Title&gt;Waiting-for-Nancy_JS-version_SMN&lt;/Title&gt;&lt;FileName&gt;Waiting-for-Nancy_JS-version_SMN.pdf&lt;/FileName&gt;&lt;/FileType&gt;1&lt;/FileType&gt;</text:p>
          </table:table-cell>
          <table:table-cell/>
        </table:table-row>
        <table:table-row table:style-name="ro1">
          <table:table-cell table:formula="of:=IF([$IntermediateCalcs.D103];[$IntermediateCalcs.K103];IF([$IntermediateCalcs.E103];[$IntermediateCalcs.K103];IF([$IntermediateCalcs.F103];[$IntermediateCalcs.L103];IF([$IntermediateCalcs.C103];&quot;&lt;/Setlist&gt;&quot;&amp;[$IntermediateCalcs.M103];&quot;&quot;))))" office:value-type="string" office:string-value="&lt;Song&gt;&lt;Title&gt;Morning-Has-Broken_MJohnston_TAB&lt;/Title&gt;&lt;FileName&gt;Morning-Has-Broken_MJohnston_TAB.pdf&lt;/FileName&gt;&lt;/FileType&gt;1&lt;/FileType&gt;" calcext:value-type="string">
            <text:p>&lt;Song&gt;&lt;Title&gt;Morning-Has-Broken_MJohnston_TAB&lt;/Title&gt;&lt;FileName&gt;Morning-Has-Broken_MJohnston_TAB.pdf&lt;/FileName&gt;&lt;/FileType&gt;1&lt;/FileType&gt;</text:p>
          </table:table-cell>
          <table:table-cell/>
        </table:table-row>
        <table:table-row table:style-name="ro1">
          <table:table-cell table:formula="of:=IF([$IntermediateCalcs.D104];[$IntermediateCalcs.K104];IF([$IntermediateCalcs.E104];[$IntermediateCalcs.K104];IF([$IntermediateCalcs.F104];[$IntermediateCalcs.L104];IF([$IntermediateCalcs.C104];&quot;&lt;/Setlist&gt;&quot;&amp;[$IntermediateCalcs.M104];&quot;&quot;))))" office:value-type="string" office:string-value="&lt;Song&gt;&lt;Title&gt;SugarHill_InSMN&lt;/Title&gt;&lt;FileName&gt;SugarHill_InSMN.pdf&lt;/FileName&gt;&lt;/FileType&gt;1&lt;/FileType&gt;" calcext:value-type="string">
            <text:p>&lt;Song&gt;&lt;Title&gt;SugarHill_InSMN&lt;/Title&gt;&lt;FileName&gt;SugarHill_InSMN.pdf&lt;/FileName&gt;&lt;/FileType&gt;1&lt;/FileType&gt;</text:p>
          </table:table-cell>
          <table:table-cell/>
        </table:table-row>
        <table:table-row table:style-name="ro1">
          <table:table-cell table:formula="of:=IF([$IntermediateCalcs.D105];[$IntermediateCalcs.K105];IF([$IntermediateCalcs.E105];[$IntermediateCalcs.K105];IF([$IntermediateCalcs.F105];[$IntermediateCalcs.L105];IF([$IntermediateCalcs.C105];&quot;&lt;/Setlist&gt;&quot;&amp;[$IntermediateCalcs.M105];&quot;&quot;))))" office:value-type="string" office:string-value="&lt;Song&gt;&lt;Title&gt;Puff-the-Magic-Dragon_TAB&lt;/Title&gt;&lt;FileName&gt;Puff-the-Magic-Dragon_TAB.pdf&lt;/FileName&gt;&lt;/FileType&gt;1&lt;/FileType&gt;" calcext:value-type="string">
            <text:p>&lt;Song&gt;&lt;Title&gt;Puff-the-Magic-Dragon_TAB&lt;/Title&gt;&lt;FileName&gt;Puff-the-Magic-Dragon_TAB.pdf&lt;/FileName&gt;&lt;/FileType&gt;1&lt;/FileType&gt;</text:p>
          </table:table-cell>
          <table:table-cell/>
        </table:table-row>
        <table:table-row table:style-name="ro1">
          <table:table-cell table:formula="of:=IF([$IntermediateCalcs.D106];[$IntermediateCalcs.K106];IF([$IntermediateCalcs.E106];[$IntermediateCalcs.K106];IF([$IntermediateCalcs.F106];[$IntermediateCalcs.L106];IF([$IntermediateCalcs.C106];&quot;&lt;/Setlist&gt;&quot;&amp;[$IntermediateCalcs.M106];&quot;&quot;))))" office:value-type="string" office:string-value="&lt;Song&gt;&lt;Title&gt;Old-Joe-Clark_MultiVersions_SMN&lt;/Title&gt;&lt;FileName&gt;Old-Joe-Clark_MultiVersions_SMN.pdf&lt;/FileName&gt;&lt;/FileType&gt;1&lt;/FileType&gt;" calcext:value-type="string">
            <text:p>&lt;Song&gt;&lt;Title&gt;Old-Joe-Clark_MultiVersions_SMN&lt;/Title&gt;&lt;FileName&gt;Old-Joe-Clark_MultiVersions_SMN.pdf&lt;/FileName&gt;&lt;/FileType&gt;1&lt;/FileType&gt;</text:p>
          </table:table-cell>
          <table:table-cell/>
        </table:table-row>
        <table:table-row table:style-name="ro1">
          <table:table-cell table:formula="of:=IF([$IntermediateCalcs.D107];[$IntermediateCalcs.K107];IF([$IntermediateCalcs.E107];[$IntermediateCalcs.K107];IF([$IntermediateCalcs.F107];[$IntermediateCalcs.L107];IF([$IntermediateCalcs.C107];&quot;&lt;/Setlist&gt;&quot;&amp;[$IntermediateCalcs.M107];&quot;&quot;))))" office:value-type="string" office:string-value="&lt;Song&gt;&lt;Title&gt;Ode-to-Joy_SMN&lt;/Title&gt;&lt;FileName&gt;Ode-to-Joy_SMN.pdf&lt;/FileName&gt;&lt;/FileType&gt;1&lt;/FileType&gt;" calcext:value-type="string">
            <text:p>&lt;Song&gt;&lt;Title&gt;Ode-to-Joy_SMN&lt;/Title&gt;&lt;FileName&gt;Ode-to-Joy_SMN.pdf&lt;/FileName&gt;&lt;/FileType&gt;1&lt;/FileType&gt;</text:p>
          </table:table-cell>
          <table:table-cell/>
        </table:table-row>
        <table:table-row table:style-name="ro1">
          <table:table-cell table:formula="of:=IF([$IntermediateCalcs.D108];[$IntermediateCalcs.K108];IF([$IntermediateCalcs.E108];[$IntermediateCalcs.K108];IF([$IntermediateCalcs.F108];[$IntermediateCalcs.L108];IF([$IntermediateCalcs.C108];&quot;&lt;/Setlist&gt;&quot;&amp;[$IntermediateCalcs.M108];&quot;&quot;))))" office:value-type="string" office:string-value="&lt;Song&gt;&lt;Title&gt;O-Suzzanna_CrdMldy_TAB&lt;/Title&gt;&lt;FileName&gt;O-Suzzanna_CrdMldy_TAB.pdf&lt;/FileName&gt;&lt;/FileType&gt;1&lt;/FileType&gt;" calcext:value-type="string">
            <text:p>&lt;Song&gt;&lt;Title&gt;O-Suzzanna_CrdMldy_TAB&lt;/Title&gt;&lt;FileName&gt;O-Suzzanna_CrdMldy_TAB.pdf&lt;/FileName&gt;&lt;/FileType&gt;1&lt;/FileType&gt;</text:p>
          </table:table-cell>
          <table:table-cell/>
        </table:table-row>
        <table:table-row table:style-name="ro1">
          <table:table-cell table:formula="of:=IF([$IntermediateCalcs.D109];[$IntermediateCalcs.K109];IF([$IntermediateCalcs.E109];[$IntermediateCalcs.K109];IF([$IntermediateCalcs.F109];[$IntermediateCalcs.L109];IF([$IntermediateCalcs.C109];&quot;&lt;/Setlist&gt;&quot;&amp;[$IntermediateCalcs.M109];&quot;&quot;))))" office:value-type="string" office:string-value="&lt;Song&gt;&lt;Title&gt;Norwegian-Wood_SMN&lt;/Title&gt;&lt;FileName&gt;Norwegian-Wood_SMN.pdf&lt;/FileName&gt;&lt;/FileType&gt;1&lt;/FileType&gt;" calcext:value-type="string">
            <text:p>&lt;Song&gt;&lt;Title&gt;Norwegian-Wood_SMN&lt;/Title&gt;&lt;FileName&gt;Norwegian-Wood_SMN.pdf&lt;/FileName&gt;&lt;/FileType&gt;1&lt;/FileType&gt;</text:p>
          </table:table-cell>
          <table:table-cell/>
        </table:table-row>
        <table:table-row table:style-name="ro1">
          <table:table-cell table:formula="of:=IF([$IntermediateCalcs.D110];[$IntermediateCalcs.K110];IF([$IntermediateCalcs.E110];[$IntermediateCalcs.K110];IF([$IntermediateCalcs.F110];[$IntermediateCalcs.L110];IF([$IntermediateCalcs.C110];&quot;&lt;/Setlist&gt;&quot;&amp;[$IntermediateCalcs.M110];&quot;&quot;))))" office:value-type="string" office:string-value="&lt;Song&gt;&lt;Title&gt;JohnStinson2_SMN&lt;/Title&gt;&lt;FileName&gt;JohnStinson2_SMN.pdf&lt;/FileName&gt;&lt;/FileType&gt;1&lt;/FileType&gt;" calcext:value-type="string">
            <text:p>&lt;Song&gt;&lt;Title&gt;JohnStinson2_SMN&lt;/Title&gt;&lt;FileName&gt;JohnStinson2_SMN.pdf&lt;/FileName&gt;&lt;/FileType&gt;1&lt;/FileType&gt;</text:p>
          </table:table-cell>
          <table:table-cell/>
        </table:table-row>
        <table:table-row table:style-name="ro1">
          <table:table-cell table:formula="of:=IF([$IntermediateCalcs.D111];[$IntermediateCalcs.K111];IF([$IntermediateCalcs.E111];[$IntermediateCalcs.K111];IF([$IntermediateCalcs.F111];[$IntermediateCalcs.L111];IF([$IntermediateCalcs.C111];&quot;&lt;/Setlist&gt;&quot;&amp;[$IntermediateCalcs.M111];&quot;&quot;))))" office:value-type="string" office:string-value="&lt;Song&gt;&lt;Title&gt;John-Henry_TAB&lt;/Title&gt;&lt;FileName&gt;John-Henry_TAB.pdf&lt;/FileName&gt;&lt;/FileType&gt;1&lt;/FileType&gt;" calcext:value-type="string">
            <text:p>&lt;Song&gt;&lt;Title&gt;John-Henry_TAB&lt;/Title&gt;&lt;FileName&gt;John-Henry_TAB.pdf&lt;/FileName&gt;&lt;/FileType&gt;1&lt;/FileType&gt;</text:p>
          </table:table-cell>
          <table:table-cell/>
        </table:table-row>
        <table:table-row table:style-name="ro1">
          <table:table-cell table:formula="of:=IF([$IntermediateCalcs.D112];[$IntermediateCalcs.K112];IF([$IntermediateCalcs.E112];[$IntermediateCalcs.K112];IF([$IntermediateCalcs.F112];[$IntermediateCalcs.L112];IF([$IntermediateCalcs.C112];&quot;&lt;/Setlist&gt;&quot;&amp;[$IntermediateCalcs.M112];&quot;&quot;))))" office:value-type="string" office:string-value="&lt;Song&gt;&lt;Title&gt;GrayCat_InSMN&lt;/Title&gt;&lt;FileName&gt;GrayCat_InSMN.pdf&lt;/FileName&gt;&lt;/FileType&gt;1&lt;/FileType&gt;" calcext:value-type="string">
            <text:p>&lt;Song&gt;&lt;Title&gt;GrayCat_InSMN&lt;/Title&gt;&lt;FileName&gt;GrayCat_InSMN.pdf&lt;/FileName&gt;&lt;/FileType&gt;1&lt;/FileType&gt;</text:p>
          </table:table-cell>
          <table:table-cell/>
        </table:table-row>
        <table:table-row table:style-name="ro1">
          <table:table-cell table:formula="of:=IF([$IntermediateCalcs.D113];[$IntermediateCalcs.K113];IF([$IntermediateCalcs.E113];[$IntermediateCalcs.K113];IF([$IntermediateCalcs.F113];[$IntermediateCalcs.L113];IF([$IntermediateCalcs.C113];&quot;&lt;/Setlist&gt;&quot;&amp;[$IntermediateCalcs.M113];&quot;&quot;))))" office:value-type="string" office:string-value="&lt;Song&gt;&lt;Title&gt;Buffalo-Gals&lt;/Title&gt;&lt;FileName&gt;Buffalo-Gals.pdf&lt;/FileName&gt;&lt;/FileType&gt;1&lt;/FileType&gt;" calcext:value-type="string">
            <text:p>&lt;Song&gt;&lt;Title&gt;Buffalo-Gals&lt;/Title&gt;&lt;FileName&gt;Buffalo-Gals.pdf&lt;/FileName&gt;&lt;/FileType&gt;1&lt;/FileType&gt;</text:p>
          </table:table-cell>
          <table:table-cell/>
        </table:table-row>
        <table:table-row table:style-name="ro1">
          <table:table-cell table:formula="of:=IF([$IntermediateCalcs.D114];[$IntermediateCalcs.K114];IF([$IntermediateCalcs.E114];[$IntermediateCalcs.K114];IF([$IntermediateCalcs.F114];[$IntermediateCalcs.L114];IF([$IntermediateCalcs.C114];&quot;&lt;/Setlist&gt;&quot;&amp;[$IntermediateCalcs.M114];&quot;&quot;))))" office:value-type="string" office:string-value="&lt;Song&gt;&lt;Title&gt;Bicycle-Built-for-Two&lt;/Title&gt;&lt;FileName&gt;Bicycle-Built-for-Two.pdf&lt;/FileName&gt;&lt;/FileType&gt;1&lt;/FileType&gt;" calcext:value-type="string">
            <text:p>&lt;Song&gt;&lt;Title&gt;Bicycle-Built-for-Two&lt;/Title&gt;&lt;FileName&gt;Bicycle-Built-for-Two.pdf&lt;/FileName&gt;&lt;/FileType&gt;1&lt;/FileType&gt;</text:p>
          </table:table-cell>
          <table:table-cell/>
        </table:table-row>
        <table:table-row table:style-name="ro1">
          <table:table-cell table:formula="of:=IF([$IntermediateCalcs.D115];[$IntermediateCalcs.K115];IF([$IntermediateCalcs.E115];[$IntermediateCalcs.K115];IF([$IntermediateCalcs.F115];[$IntermediateCalcs.L115];IF([$IntermediateCalcs.C115];&quot;&lt;/Setlist&gt;&quot;&amp;[$IntermediateCalcs.M115];&quot;&quot;))))" office:value-type="string" office:string-value="&lt;Song&gt;&lt;Title&gt;Ashokan-Farewell_SMN-and-TAB&lt;/Title&gt;&lt;FileName&gt;Ashokan-Farewell_SMN-and-TAB.pdf&lt;/FileName&gt;&lt;/FileType&gt;1&lt;/FileType&gt;" calcext:value-type="string">
            <text:p>&lt;Song&gt;&lt;Title&gt;Ashokan-Farewell_SMN-and-TAB&lt;/Title&gt;&lt;FileName&gt;Ashokan-Farewell_SMN-and-TAB.pdf&lt;/FileName&gt;&lt;/FileType&gt;1&lt;/FileType&gt;</text:p>
          </table:table-cell>
          <table:table-cell/>
        </table:table-row>
        <table:table-row table:style-name="ro1">
          <table:table-cell table:formula="of:=IF([$IntermediateCalcs.D116];[$IntermediateCalcs.K116];IF([$IntermediateCalcs.E116];[$IntermediateCalcs.K116];IF([$IntermediateCalcs.F116];[$IntermediateCalcs.L116];IF([$IntermediateCalcs.C116];&quot;&lt;/Setlist&gt;&quot;&amp;[$IntermediateCalcs.M116];&quot;&quot;))))" office:value-type="string" office:string-value="&lt;Song&gt;&lt;Title&gt;Braham's Lullaby Multi Keys SMN&lt;/Title&gt;&lt;FileName&gt;Braham's Lullaby Multi Keys SMN.pdf&lt;/FileName&gt;&lt;/FileType&gt;1&lt;/FileType&gt;" calcext:value-type="string">
            <text:p>&lt;Song&gt;&lt;Title&gt;Braham's Lullaby Multi Keys SMN&lt;/Title&gt;&lt;FileName&gt;Braham's Lullaby Multi Keys SMN.pdf&lt;/FileName&gt;&lt;/FileType&gt;1&lt;/FileType&gt;</text:p>
          </table:table-cell>
          <table:table-cell/>
        </table:table-row>
        <table:table-row table:style-name="ro1">
          <table:table-cell table:formula="of:=IF([$IntermediateCalcs.D117];[$IntermediateCalcs.K117];IF([$IntermediateCalcs.E117];[$IntermediateCalcs.K117];IF([$IntermediateCalcs.F117];[$IntermediateCalcs.L117];IF([$IntermediateCalcs.C117];&quot;&lt;/Setlist&gt;&quot;&amp;[$IntermediateCalcs.M117];&quot;&quot;))))" office:value-type="string" office:string-value="&lt;Song&gt;&lt;Title&gt;Shady Grove Emin SMN MultiParts&lt;/Title&gt;&lt;FileName&gt;Shady Grove Emin SMN MultiParts.pdf&lt;/FileName&gt;&lt;/FileType&gt;1&lt;/FileType&gt;" calcext:value-type="string">
            <text:p>&lt;Song&gt;&lt;Title&gt;Shady Grove Emin SMN MultiParts&lt;/Title&gt;&lt;FileName&gt;Shady Grove Emin SMN MultiParts.pdf&lt;/FileName&gt;&lt;/FileType&gt;1&lt;/FileType&gt;</text:p>
          </table:table-cell>
          <table:table-cell/>
        </table:table-row>
        <table:table-row table:style-name="ro1">
          <table:table-cell table:formula="of:=IF([$IntermediateCalcs.D118];[$IntermediateCalcs.K118];IF([$IntermediateCalcs.E118];[$IntermediateCalcs.K118];IF([$IntermediateCalcs.F118];[$IntermediateCalcs.L118];IF([$IntermediateCalcs.C118];&quot;&lt;/Setlist&gt;&quot;&amp;[$IntermediateCalcs.M118];&quot;&quot;))))" office:value-type="string" office:string-value="&lt;Song&gt;&lt;Title&gt;Star of the County Down - Olli&lt;/Title&gt;&lt;FileName&gt;Star of the County Down - Olli.pdf&lt;/FileName&gt;&lt;/FileType&gt;1&lt;/FileType&gt;" calcext:value-type="string">
            <text:p>&lt;Song&gt;&lt;Title&gt;Star of the County Down - Olli&lt;/Title&gt;&lt;FileName&gt;Star of the County Down - Olli.pdf&lt;/FileName&gt;&lt;/FileType&gt;1&lt;/FileType&gt;</text:p>
          </table:table-cell>
          <table:table-cell/>
        </table:table-row>
        <table:table-row table:style-name="ro1">
          <table:table-cell table:formula="of:=IF([$IntermediateCalcs.D119];[$IntermediateCalcs.K119];IF([$IntermediateCalcs.E119];[$IntermediateCalcs.K119];IF([$IntermediateCalcs.F119];[$IntermediateCalcs.L119];IF([$IntermediateCalcs.C119];&quot;&lt;/Setlist&gt;&quot;&amp;[$IntermediateCalcs.M119];&quot;&quot;))))" office:value-type="string" office:string-value="&lt;Song&gt;&lt;Title&gt;Cluck Old Hen TW&lt;/Title&gt;&lt;FileName&gt;Cluck Old Hen TW.pdf&lt;/FileName&gt;&lt;/FileType&gt;1&lt;/FileType&gt;" calcext:value-type="string">
            <text:p>&lt;Song&gt;&lt;Title&gt;Cluck Old Hen TW&lt;/Title&gt;&lt;FileName&gt;Cluck Old Hen TW.pdf&lt;/FileName&gt;&lt;/FileType&gt;1&lt;/FileType&gt;</text:p>
          </table:table-cell>
          <table:table-cell/>
        </table:table-row>
        <table:table-row table:style-name="ro1">
          <table:table-cell table:formula="of:=IF([$IntermediateCalcs.D120];[$IntermediateCalcs.K120];IF([$IntermediateCalcs.E120];[$IntermediateCalcs.K120];IF([$IntermediateCalcs.F120];[$IntermediateCalcs.L120];IF([$IntermediateCalcs.C120];&quot;&lt;/Setlist&gt;&quot;&amp;[$IntermediateCalcs.M120];&quot;&quot;)))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/>
        </table:table-row>
        <table:table-row table:style-name="ro1">
          <table:table-cell table:formula="of:=IF([$IntermediateCalcs.D121];[$IntermediateCalcs.K121];IF([$IntermediateCalcs.E121];[$IntermediateCalcs.K121];IF([$IntermediateCalcs.F121];[$IntermediateCalcs.L121];IF([$IntermediateCalcs.C121];&quot;&lt;/Setlist&gt;&quot;&amp;[$IntermediateCalcs.M121];&quot;&quot;))))" office:value-type="string" office:string-value="&lt;Song&gt;&lt;Title&gt;Zelda&lt;/Title&gt;&lt;FileName&gt;Zelda.pdf&lt;/FileName&gt;&lt;/FileType&gt;1&lt;/FileType&gt;" calcext:value-type="string">
            <text:p>&lt;Song&gt;&lt;Title&gt;Zelda&lt;/Title&gt;&lt;FileName&gt;Zelda.pdf&lt;/FileName&gt;&lt;/FileType&gt;1&lt;/FileType&gt;</text:p>
          </table:table-cell>
          <table:table-cell/>
        </table:table-row>
        <table:table-row table:style-name="ro1">
          <table:table-cell table:formula="of:=IF([$IntermediateCalcs.D122];[$IntermediateCalcs.K122];IF([$IntermediateCalcs.E122];[$IntermediateCalcs.K122];IF([$IntermediateCalcs.F122];[$IntermediateCalcs.L122];IF([$IntermediateCalcs.C122];&quot;&lt;/Setlist&gt;&quot;&amp;[$IntermediateCalcs.M122];&quot;&quot;))))" office:value-type="string" office:string-value="&lt;Song&gt;&lt;Title&gt;Emma's Waltz 2&lt;/Title&gt;&lt;FileName&gt;Emma's Waltz 2.pdf&lt;/FileName&gt;&lt;/FileType&gt;1&lt;/FileType&gt;" calcext:value-type="string">
            <text:p>&lt;Song&gt;&lt;Title&gt;Emma's Waltz 2&lt;/Title&gt;&lt;FileName&gt;Emma's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123];[$IntermediateCalcs.K123];IF([$IntermediateCalcs.E123];[$IntermediateCalcs.K123];IF([$IntermediateCalcs.F123];[$IntermediateCalcs.L123];IF([$IntermediateCalcs.C123];&quot;&lt;/Setlist&gt;&quot;&amp;[$IntermediateCalcs.M123];&quot;&quot;))))" office:value-type="string" office:string-value="&lt;Song&gt;&lt;Title&gt;In the Bleak Midwinter&lt;/Title&gt;&lt;FileName&gt;In the Bleak Midwinter.pdf&lt;/FileName&gt;&lt;/FileType&gt;1&lt;/FileType&gt;" calcext:value-type="string">
            <text:p>&lt;Song&gt;&lt;Title&gt;In the Bleak Midwinter&lt;/Title&gt;&lt;FileName&gt;In the Bleak Midwinter.pdf&lt;/FileName&gt;&lt;/FileType&gt;1&lt;/FileType&gt;</text:p>
          </table:table-cell>
          <table:table-cell/>
        </table:table-row>
        <table:table-row table:style-name="ro1">
          <table:table-cell table:formula="of:=IF([$IntermediateCalcs.D124];[$IntermediateCalcs.K124];IF([$IntermediateCalcs.E124];[$IntermediateCalcs.K124];IF([$IntermediateCalcs.F124];[$IntermediateCalcs.L124];IF([$IntermediateCalcs.C124];&quot;&lt;/Setlist&gt;&quot;&amp;[$IntermediateCalcs.M124];&quot;&quot;))))" office:value-type="string" office:string-value="&lt;Song&gt;&lt;Title&gt;Wild Mountain Thyme Jeff&lt;/Title&gt;&lt;FileName&gt;Wild Mountain Thyme Jeff.pdf&lt;/FileName&gt;&lt;/FileType&gt;1&lt;/FileType&gt;" calcext:value-type="string">
            <text:p>&lt;Song&gt;&lt;Title&gt;Wild Mountain Thyme Jeff&lt;/Title&gt;&lt;FileName&gt;Wild Mountain Thyme Jeff.pdf&lt;/FileName&gt;&lt;/FileType&gt;1&lt;/FileType&gt;</text:p>
          </table:table-cell>
          <table:table-cell/>
        </table:table-row>
        <table:table-row table:style-name="ro1">
          <table:table-cell table:formula="of:=IF([$IntermediateCalcs.D125];[$IntermediateCalcs.K125];IF([$IntermediateCalcs.E125];[$IntermediateCalcs.K125];IF([$IntermediateCalcs.F125];[$IntermediateCalcs.L125];IF([$IntermediateCalcs.C125];&quot;&lt;/Setlist&gt;&quot;&amp;[$IntermediateCalcs.M125];&quot;&quot;))))" office:value-type="string" office:string-value="&lt;Song&gt;&lt;Title&gt;I Don't Know How to Love Him, arr01&lt;/Title&gt;&lt;FileName&gt;I Don't Know How to Love Him, arr01.pdf&lt;/FileName&gt;&lt;/FileType&gt;1&lt;/FileType&gt;" calcext:value-type="string">
            <text:p>&lt;Song&gt;&lt;Title&gt;I Don't Know How to Love Him, arr01&lt;/Title&gt;&lt;FileName&gt;I Don't Know How to Love Him, arr01.pdf&lt;/FileName&gt;&lt;/FileType&gt;1&lt;/FileType&gt;</text:p>
          </table:table-cell>
          <table:table-cell/>
        </table:table-row>
        <table:table-row table:style-name="ro1">
          <table:table-cell table:formula="of:=IF([$IntermediateCalcs.D126];[$IntermediateCalcs.K126];IF([$IntermediateCalcs.E126];[$IntermediateCalcs.K126];IF([$IntermediateCalcs.F126];[$IntermediateCalcs.L126];IF([$IntermediateCalcs.C126];&quot;&lt;/Setlist&gt;&quot;&amp;[$IntermediateCalcs.M126];&quot;&quot;))))" office:value-type="string" office:string-value="&lt;Song&gt;&lt;Title&gt;Wayfaring Stranger (complex)&lt;/Title&gt;&lt;FileName&gt;Wayfaring Stranger (complex).pdf&lt;/FileName&gt;&lt;/FileType&gt;1&lt;/FileType&gt;" calcext:value-type="string">
            <text:p>&lt;Song&gt;&lt;Title&gt;Wayfaring Stranger (complex)&lt;/Title&gt;&lt;FileName&gt;Wayfaring Stranger (complex).pdf&lt;/FileName&gt;&lt;/FileType&gt;1&lt;/FileType&gt;</text:p>
          </table:table-cell>
          <table:table-cell/>
        </table:table-row>
        <table:table-row table:style-name="ro1">
          <table:table-cell table:formula="of:=IF([$IntermediateCalcs.D127];[$IntermediateCalcs.K127];IF([$IntermediateCalcs.E127];[$IntermediateCalcs.K127];IF([$IntermediateCalcs.F127];[$IntermediateCalcs.L127];IF([$IntermediateCalcs.C127];&quot;&lt;/Setlist&gt;&quot;&amp;[$IntermediateCalcs.M127];&quot;&quot;)))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/>
        </table:table-row>
        <table:table-row table:style-name="ro1">
          <table:table-cell table:formula="of:=IF([$IntermediateCalcs.D128];[$IntermediateCalcs.K128];IF([$IntermediateCalcs.E128];[$IntermediateCalcs.K128];IF([$IntermediateCalcs.F128];[$IntermediateCalcs.L128];IF([$IntermediateCalcs.C128];&quot;&lt;/Setlist&gt;&quot;&amp;[$IntermediateCalcs.M128];&quot;&quot;)))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129];[$IntermediateCalcs.K129];IF([$IntermediateCalcs.E129];[$IntermediateCalcs.K129];IF([$IntermediateCalcs.F129];[$IntermediateCalcs.L129];IF([$IntermediateCalcs.C129];&quot;&lt;/Setlist&gt;&quot;&amp;[$IntermediateCalcs.M129];&quot;&quot;)))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130];[$IntermediateCalcs.K130];IF([$IntermediateCalcs.E130];[$IntermediateCalcs.K130];IF([$IntermediateCalcs.F130];[$IntermediateCalcs.L130];IF([$IntermediateCalcs.C130];&quot;&lt;/Setlist&gt;&quot;&amp;[$IntermediateCalcs.M130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131];[$IntermediateCalcs.K131];IF([$IntermediateCalcs.E131];[$IntermediateCalcs.K131];IF([$IntermediateCalcs.F131];[$IntermediateCalcs.L131];IF([$IntermediateCalcs.C131];&quot;&lt;/Setlist&gt;&quot;&amp;[$IntermediateCalcs.M131];&quot;&quot;))))" office:value-type="string" office:string-value="&lt;Setlist&gt;&lt;Name&gt;Kinnamon Jam&lt;/Name&gt;" calcext:value-type="string">
            <text:p>&lt;Setlist&gt;&lt;Name&gt;Kinnamon Jam&lt;/Name&gt;</text:p>
          </table:table-cell>
          <table:table-cell/>
        </table:table-row>
        <table:table-row table:style-name="ro1">
          <table:table-cell table:formula="of:=IF([$IntermediateCalcs.D132];[$IntermediateCalcs.K132];IF([$IntermediateCalcs.E132];[$IntermediateCalcs.K132];IF([$IntermediateCalcs.F132];[$IntermediateCalcs.L132];IF([$IntermediateCalcs.C132];&quot;&lt;/Setlist&gt;&quot;&amp;[$IntermediateCalcs.M132];&quot;&quot;))))">
            <text:p/>
          </table:table-cell>
          <table:table-cell/>
        </table:table-row>
        <table:table-row table:style-name="ro1">
          <table:table-cell table:formula="of:=IF([$IntermediateCalcs.D133];[$IntermediateCalcs.K133];IF([$IntermediateCalcs.E133];[$IntermediateCalcs.K133];IF([$IntermediateCalcs.F133];[$IntermediateCalcs.L133];IF([$IntermediateCalcs.C133];&quot;&lt;/Setlist&gt;&quot;&amp;[$IntermediateCalcs.M133];&quot;&quot;))))" office:value-type="string" office:string-value="&lt;Song&gt;&lt;Title&gt;Spotted-Pony_Eulberg&lt;/Title&gt;&lt;FileName&gt;Spotted-Pony_Eulberg.pdf&lt;/FileName&gt;&lt;/FileType&gt;1&lt;/FileType&gt;" calcext:value-type="string">
            <text:p>&lt;Song&gt;&lt;Title&gt;Spotted-Pony_Eulberg&lt;/Title&gt;&lt;FileName&gt;Spotted-Pony_Eulberg.pdf&lt;/FileName&gt;&lt;/FileType&gt;1&lt;/FileType&gt;</text:p>
          </table:table-cell>
          <table:table-cell/>
        </table:table-row>
        <table:table-row table:style-name="ro1">
          <table:table-cell table:formula="of:=IF([$IntermediateCalcs.D134];[$IntermediateCalcs.K134];IF([$IntermediateCalcs.E134];[$IntermediateCalcs.K134];IF([$IntermediateCalcs.F134];[$IntermediateCalcs.L134];IF([$IntermediateCalcs.C134];&quot;&lt;/Setlist&gt;&quot;&amp;[$IntermediateCalcs.M134];&quot;&quot;))))" office:value-type="string" office:string-value="&lt;Song&gt;&lt;Title&gt;Momma Don't Allow arr01&lt;/Title&gt;&lt;FileName&gt;Momma Don't Allow arr01.pdf&lt;/FileName&gt;&lt;/FileType&gt;1&lt;/FileType&gt;" calcext:value-type="string">
            <text:p>&lt;Song&gt;&lt;Title&gt;Momma Don't Allow arr01&lt;/Title&gt;&lt;FileName&gt;Momma Don't Allow arr01.pdf&lt;/FileName&gt;&lt;/FileType&gt;1&lt;/FileType&gt;</text:p>
          </table:table-cell>
          <table:table-cell/>
        </table:table-row>
        <table:table-row table:style-name="ro1">
          <table:table-cell table:formula="of:=IF([$IntermediateCalcs.D135];[$IntermediateCalcs.K135];IF([$IntermediateCalcs.E135];[$IntermediateCalcs.K135];IF([$IntermediateCalcs.F135];[$IntermediateCalcs.L135];IF([$IntermediateCalcs.C135];&quot;&lt;/Setlist&gt;&quot;&amp;[$IntermediateCalcs.M135];&quot;&quot;))))" office:value-type="string" office:string-value="&lt;Song&gt;&lt;Title&gt;O-Suzzanna_CrdMldy_TAB&lt;/Title&gt;&lt;FileName&gt;O-Suzzanna_CrdMldy_TAB.pdf&lt;/FileName&gt;&lt;/FileType&gt;1&lt;/FileType&gt;" calcext:value-type="string">
            <text:p>&lt;Song&gt;&lt;Title&gt;O-Suzzanna_CrdMldy_TAB&lt;/Title&gt;&lt;FileName&gt;O-Suzzanna_CrdMldy_TAB.pdf&lt;/FileName&gt;&lt;/FileType&gt;1&lt;/FileType&gt;</text:p>
          </table:table-cell>
          <table:table-cell/>
        </table:table-row>
        <table:table-row table:style-name="ro1">
          <table:table-cell table:formula="of:=IF([$IntermediateCalcs.D136];[$IntermediateCalcs.K136];IF([$IntermediateCalcs.E136];[$IntermediateCalcs.K136];IF([$IntermediateCalcs.F136];[$IntermediateCalcs.L136];IF([$IntermediateCalcs.C136];&quot;&lt;/Setlist&gt;&quot;&amp;[$IntermediateCalcs.M136];&quot;&quot;))))" office:value-type="string" office:string-value="&lt;Song&gt;&lt;Title&gt;Arkansas Traveler -Seifert&lt;/Title&gt;&lt;FileName&gt;Arkansas Traveler -Seifert.pdf&lt;/FileName&gt;&lt;/FileType&gt;1&lt;/FileType&gt;" calcext:value-type="string">
            <text:p>&lt;Song&gt;&lt;Title&gt;Arkansas Traveler -Seifert&lt;/Title&gt;&lt;FileName&gt;Arkansas Traveler -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137];[$IntermediateCalcs.K137];IF([$IntermediateCalcs.E137];[$IntermediateCalcs.K137];IF([$IntermediateCalcs.F137];[$IntermediateCalcs.L137];IF([$IntermediateCalcs.C137];&quot;&lt;/Setlist&gt;&quot;&amp;[$IntermediateCalcs.M137];&quot;&quot;))))" office:value-type="string" office:string-value="&lt;Song&gt;&lt;Title&gt;Yellow Rose of Texas&lt;/Title&gt;&lt;FileName&gt;Yellow Rose of Texas.pdf&lt;/FileName&gt;&lt;/FileType&gt;1&lt;/FileType&gt;" calcext:value-type="string">
            <text:p>&lt;Song&gt;&lt;Title&gt;Yellow Rose of Texas&lt;/Title&gt;&lt;FileName&gt;Yellow Rose of Texas.pdf&lt;/FileName&gt;&lt;/FileType&gt;1&lt;/FileType&gt;</text:p>
          </table:table-cell>
          <table:table-cell/>
        </table:table-row>
        <table:table-row table:style-name="ro1">
          <table:table-cell table:formula="of:=IF([$IntermediateCalcs.D138];[$IntermediateCalcs.K138];IF([$IntermediateCalcs.E138];[$IntermediateCalcs.K138];IF([$IntermediateCalcs.F138];[$IntermediateCalcs.L138];IF([$IntermediateCalcs.C138];&quot;&lt;/Setlist&gt;&quot;&amp;[$IntermediateCalcs.M138];&quot;&quot;))))" office:value-type="string" office:string-value="&lt;Song&gt;&lt;Title&gt;Cluck Old Hen&lt;/Title&gt;&lt;FileName&gt;Cluck Old Hen.pdf&lt;/FileName&gt;&lt;/FileType&gt;1&lt;/FileType&gt;" calcext:value-type="string">
            <text:p>&lt;Song&gt;&lt;Title&gt;Cluck Old Hen&lt;/Title&gt;&lt;FileName&gt;Cluck Old Hen.pdf&lt;/FileName&gt;&lt;/FileType&gt;1&lt;/FileType&gt;</text:p>
          </table:table-cell>
          <table:table-cell/>
        </table:table-row>
        <table:table-row table:style-name="ro1">
          <table:table-cell table:formula="of:=IF([$IntermediateCalcs.D139];[$IntermediateCalcs.K139];IF([$IntermediateCalcs.E139];[$IntermediateCalcs.K139];IF([$IntermediateCalcs.F139];[$IntermediateCalcs.L139];IF([$IntermediateCalcs.C139];&quot;&lt;/Setlist&gt;&quot;&amp;[$IntermediateCalcs.M139];&quot;&quot;))))" office:value-type="string" office:string-value="&lt;Song&gt;&lt;Title&gt;John-Henry_wDulcimerTAB&lt;/Title&gt;&lt;FileName&gt;John-Henry_wDulcimerTAB.pdf&lt;/FileName&gt;&lt;/FileType&gt;1&lt;/FileType&gt;" calcext:value-type="string">
            <text:p>&lt;Song&gt;&lt;Title&gt;John-Henry_wDulcimerTAB&lt;/Title&gt;&lt;FileName&gt;John-Henry_wDulcimerTAB.pdf&lt;/FileName&gt;&lt;/FileType&gt;1&lt;/FileType&gt;</text:p>
          </table:table-cell>
          <table:table-cell/>
        </table:table-row>
        <table:table-row table:style-name="ro1">
          <table:table-cell table:formula="of:=IF([$IntermediateCalcs.D140];[$IntermediateCalcs.K140];IF([$IntermediateCalcs.E140];[$IntermediateCalcs.K140];IF([$IntermediateCalcs.F140];[$IntermediateCalcs.L140];IF([$IntermediateCalcs.C140];&quot;&lt;/Setlist&gt;&quot;&amp;[$IntermediateCalcs.M140];&quot;&quot;))))" office:value-type="string" office:string-value="&lt;Song&gt;&lt;Title&gt;My Grandfathers Clock (G)&lt;/Title&gt;&lt;FileName&gt;My Grandfathers Clock (G).pdf&lt;/FileName&gt;&lt;/FileType&gt;1&lt;/FileType&gt;" calcext:value-type="string">
            <text:p>&lt;Song&gt;&lt;Title&gt;My Grandfathers Clock (G)&lt;/Title&gt;&lt;FileName&gt;My Grandfathers Clock (G).pdf&lt;/FileName&gt;&lt;/FileType&gt;1&lt;/FileType&gt;</text:p>
          </table:table-cell>
          <table:table-cell/>
        </table:table-row>
        <table:table-row table:style-name="ro1">
          <table:table-cell table:formula="of:=IF([$IntermediateCalcs.D141];[$IntermediateCalcs.K141];IF([$IntermediateCalcs.E141];[$IntermediateCalcs.K141];IF([$IntermediateCalcs.F141];[$IntermediateCalcs.L141];IF([$IntermediateCalcs.C141];&quot;&lt;/Setlist&gt;&quot;&amp;[$IntermediateCalcs.M141];&quot;&quot;))))" office:value-type="string" office:string-value="&lt;Song&gt;&lt;Title&gt;Tennessee-Waltz_arr02&lt;/Title&gt;&lt;FileName&gt;Tennessee-Waltz_arr02.pdf&lt;/FileName&gt;&lt;/FileType&gt;1&lt;/FileType&gt;" calcext:value-type="string">
            <text:p>&lt;Song&gt;&lt;Title&gt;Tennessee-Waltz_arr02&lt;/Title&gt;&lt;FileName&gt;Tennessee-Waltz_arr02.pdf&lt;/FileName&gt;&lt;/FileType&gt;1&lt;/FileType&gt;</text:p>
          </table:table-cell>
          <table:table-cell/>
        </table:table-row>
        <table:table-row table:style-name="ro1">
          <table:table-cell table:formula="of:=IF([$IntermediateCalcs.D142];[$IntermediateCalcs.K142];IF([$IntermediateCalcs.E142];[$IntermediateCalcs.K142];IF([$IntermediateCalcs.F142];[$IntermediateCalcs.L142];IF([$IntermediateCalcs.C142];&quot;&lt;/Setlist&gt;&quot;&amp;[$IntermediateCalcs.M142];&quot;&quot;))))" office:value-type="string" office:string-value="&lt;Song&gt;&lt;Title&gt;Grandfathers-Clock_arr02_G&lt;/Title&gt;&lt;FileName&gt;Grandfathers-Clock_arr02_G.pdf&lt;/FileName&gt;&lt;/FileType&gt;1&lt;/FileType&gt;" calcext:value-type="string">
            <text:p>&lt;Song&gt;&lt;Title&gt;Grandfathers-Clock_arr02_G&lt;/Title&gt;&lt;FileName&gt;Grandfathers-Clock_arr02_G.pdf&lt;/FileName&gt;&lt;/FileType&gt;1&lt;/FileType&gt;</text:p>
          </table:table-cell>
          <table:table-cell/>
        </table:table-row>
        <table:table-row table:style-name="ro1">
          <table:table-cell table:formula="of:=IF([$IntermediateCalcs.D143];[$IntermediateCalcs.K143];IF([$IntermediateCalcs.E143];[$IntermediateCalcs.K143];IF([$IntermediateCalcs.F143];[$IntermediateCalcs.L143];IF([$IntermediateCalcs.C143];&quot;&lt;/Setlist&gt;&quot;&amp;[$IntermediateCalcs.M143];&quot;&quot;))))" office:value-type="string" office:string-value="&lt;Song&gt;&lt;Title&gt;Go Tell it on the Mountain&lt;/Title&gt;&lt;FileName&gt;Go Tell it on the Mountain.pdf&lt;/FileName&gt;&lt;/FileType&gt;1&lt;/FileType&gt;" calcext:value-type="string">
            <text:p>&lt;Song&gt;&lt;Title&gt;Go Tell it on the Mountain&lt;/Title&gt;&lt;FileName&gt;Go Tell it on the Mountain.pdf&lt;/FileName&gt;&lt;/FileType&gt;1&lt;/FileType&gt;</text:p>
          </table:table-cell>
          <table:table-cell/>
        </table:table-row>
        <table:table-row table:style-name="ro1">
          <table:table-cell table:formula="of:=IF([$IntermediateCalcs.D144];[$IntermediateCalcs.K144];IF([$IntermediateCalcs.E144];[$IntermediateCalcs.K144];IF([$IntermediateCalcs.F144];[$IntermediateCalcs.L144];IF([$IntermediateCalcs.C144];&quot;&lt;/Setlist&gt;&quot;&amp;[$IntermediateCalcs.M144];&quot;&quot;))))" office:value-type="string" office:string-value="&lt;Song&gt;&lt;Title&gt;Gavotte by Telemann&lt;/Title&gt;&lt;FileName&gt;Gavotte by Telemann.pdf&lt;/FileName&gt;&lt;/FileType&gt;1&lt;/FileType&gt;" calcext:value-type="string">
            <text:p>&lt;Song&gt;&lt;Title&gt;Gavotte by Telemann&lt;/Title&gt;&lt;FileName&gt;Gavotte by Telemann.pdf&lt;/FileName&gt;&lt;/FileType&gt;1&lt;/FileType&gt;</text:p>
          </table:table-cell>
          <table:table-cell/>
        </table:table-row>
        <table:table-row table:style-name="ro1">
          <table:table-cell table:formula="of:=IF([$IntermediateCalcs.D145];[$IntermediateCalcs.K145];IF([$IntermediateCalcs.E145];[$IntermediateCalcs.K145];IF([$IntermediateCalcs.F145];[$IntermediateCalcs.L145];IF([$IntermediateCalcs.C145];&quot;&lt;/Setlist&gt;&quot;&amp;[$IntermediateCalcs.M145];&quot;&quot;))))" office:value-type="string" office:string-value="&lt;Song&gt;&lt;Title&gt;Hector the Hero - Score and Parts&lt;/Title&gt;&lt;FileName&gt;Hector the Hero - Score and Parts.pdf&lt;/FileName&gt;&lt;/FileType&gt;1&lt;/FileType&gt;" calcext:value-type="string">
            <text:p>&lt;Song&gt;&lt;Title&gt;Hector the Hero - Score and Parts&lt;/Title&gt;&lt;FileName&gt;Hector the Hero - Score and Parts.pdf&lt;/FileName&gt;&lt;/FileType&gt;1&lt;/FileType&gt;</text:p>
          </table:table-cell>
          <table:table-cell/>
        </table:table-row>
        <table:table-row table:style-name="ro1">
          <table:table-cell table:formula="of:=IF([$IntermediateCalcs.D146];[$IntermediateCalcs.K146];IF([$IntermediateCalcs.E146];[$IntermediateCalcs.K146];IF([$IntermediateCalcs.F146];[$IntermediateCalcs.L146];IF([$IntermediateCalcs.C146];&quot;&lt;/Setlist&gt;&quot;&amp;[$IntermediateCalcs.M146];&quot;&quot;))))" office:value-type="string" office:string-value="&lt;Song&gt;&lt;Title&gt;Grace - Follow Me&lt;/Title&gt;&lt;FileName&gt;Grace - Follow Me.pdf&lt;/FileName&gt;&lt;/FileType&gt;1&lt;/FileType&gt;" calcext:value-type="string">
            <text:p>&lt;Song&gt;&lt;Title&gt;Grace - Follow Me&lt;/Title&gt;&lt;FileName&gt;Grace - Follow Me.pdf&lt;/FileName&gt;&lt;/FileType&gt;1&lt;/FileType&gt;</text:p>
          </table:table-cell>
          <table:table-cell/>
        </table:table-row>
        <table:table-row table:style-name="ro1">
          <table:table-cell table:formula="of:=IF([$IntermediateCalcs.D147];[$IntermediateCalcs.K147];IF([$IntermediateCalcs.E147];[$IntermediateCalcs.K147];IF([$IntermediateCalcs.F147];[$IntermediateCalcs.L147];IF([$IntermediateCalcs.C147];&quot;&lt;/Setlist&gt;&quot;&amp;[$IntermediateCalcs.M147];&quot;&quot;))))" office:value-type="string" office:string-value="&lt;Song&gt;&lt;Title&gt;Penny To My Name&lt;/Title&gt;&lt;FileName&gt;Penny To My Name.pdf&lt;/FileName&gt;&lt;/FileType&gt;1&lt;/FileType&gt;" calcext:value-type="string">
            <text:p>&lt;Song&gt;&lt;Title&gt;Penny To My Name&lt;/Title&gt;&lt;FileName&gt;Penny To My Name.pdf&lt;/FileName&gt;&lt;/FileType&gt;1&lt;/FileType&gt;</text:p>
          </table:table-cell>
          <table:table-cell/>
        </table:table-row>
        <table:table-row table:style-name="ro1">
          <table:table-cell table:formula="of:=IF([$IntermediateCalcs.D148];[$IntermediateCalcs.K148];IF([$IntermediateCalcs.E148];[$IntermediateCalcs.K148];IF([$IntermediateCalcs.F148];[$IntermediateCalcs.L148];IF([$IntermediateCalcs.C148];&quot;&lt;/Setlist&gt;&quot;&amp;[$IntermediateCalcs.M148];&quot;&quot;))))" office:value-type="string" office:string-value="&lt;Song&gt;&lt;Title&gt;It Never Rains In California&lt;/Title&gt;&lt;FileName&gt;It Never Rains In California.pdf&lt;/FileName&gt;&lt;/FileType&gt;1&lt;/FileType&gt;" calcext:value-type="string">
            <text:p>&lt;Song&gt;&lt;Title&gt;It Never Rains In California&lt;/Title&gt;&lt;FileName&gt;It Never Rains In California.pdf&lt;/FileName&gt;&lt;/FileType&gt;1&lt;/FileType&gt;</text:p>
          </table:table-cell>
          <table:table-cell/>
        </table:table-row>
        <table:table-row table:style-name="ro1">
          <table:table-cell table:formula="of:=IF([$IntermediateCalcs.D149];[$IntermediateCalcs.K149];IF([$IntermediateCalcs.E149];[$IntermediateCalcs.K149];IF([$IntermediateCalcs.F149];[$IntermediateCalcs.L149];IF([$IntermediateCalcs.C149];&quot;&lt;/Setlist&gt;&quot;&amp;[$IntermediateCalcs.M149];&quot;&quot;))))" office:value-type="string" office:string-value="&lt;Song&gt;&lt;Title&gt;House of the Rising Sun&lt;/Title&gt;&lt;FileName&gt;House of the Rising Sun.pdf&lt;/FileName&gt;&lt;/FileType&gt;1&lt;/FileType&gt;" calcext:value-type="string">
            <text:p>&lt;Song&gt;&lt;Title&gt;House of the Rising Sun&lt;/Title&gt;&lt;FileName&gt;House of the Rising Sun.pdf&lt;/FileName&gt;&lt;/FileType&gt;1&lt;/FileType&gt;</text:p>
          </table:table-cell>
          <table:table-cell/>
        </table:table-row>
        <table:table-row table:style-name="ro1">
          <table:table-cell table:formula="of:=IF([$IntermediateCalcs.D150];[$IntermediateCalcs.K150];IF([$IntermediateCalcs.E150];[$IntermediateCalcs.K150];IF([$IntermediateCalcs.F150];[$IntermediateCalcs.L150];IF([$IntermediateCalcs.C150];&quot;&lt;/Setlist&gt;&quot;&amp;[$IntermediateCalcs.M150];&quot;&quot;))))" office:value-type="string" office:string-value="&lt;Song&gt;&lt;Title&gt;Forked Deer -Seifert&lt;/Title&gt;&lt;FileName&gt;Forked Deer -Seifert.pdf&lt;/FileName&gt;&lt;/FileType&gt;1&lt;/FileType&gt;" calcext:value-type="string">
            <text:p>&lt;Song&gt;&lt;Title&gt;Forked Deer -Seifert&lt;/Title&gt;&lt;FileName&gt;Forked Deer -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151];[$IntermediateCalcs.K151];IF([$IntermediateCalcs.E151];[$IntermediateCalcs.K151];IF([$IntermediateCalcs.F151];[$IntermediateCalcs.L151];IF([$IntermediateCalcs.C151];&quot;&lt;/Setlist&gt;&quot;&amp;[$IntermediateCalcs.M151];&quot;&quot;))))" office:value-type="string" office:string-value="&lt;Song&gt;&lt;Title&gt;Over the Waterfall - Seifert&lt;/Title&gt;&lt;FileName&gt;Over the Waterfall - Seifert.pdf&lt;/FileName&gt;&lt;/FileType&gt;1&lt;/FileType&gt;" calcext:value-type="string">
            <text:p>&lt;Song&gt;&lt;Title&gt;Over the Waterfall - Seifert&lt;/Title&gt;&lt;FileName&gt;Over the Waterfall - 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152];[$IntermediateCalcs.K152];IF([$IntermediateCalcs.E152];[$IntermediateCalcs.K152];IF([$IntermediateCalcs.F152];[$IntermediateCalcs.L152];IF([$IntermediateCalcs.C152];&quot;&lt;/Setlist&gt;&quot;&amp;[$IntermediateCalcs.M152];&quot;&quot;))))" office:value-type="string" office:string-value="&lt;Song&gt;&lt;Title&gt;Midnight On The Water, arr01&lt;/Title&gt;&lt;FileName&gt;Midnight On The Water, arr01.pdf&lt;/FileName&gt;&lt;/FileType&gt;1&lt;/FileType&gt;" calcext:value-type="string">
            <text:p>&lt;Song&gt;&lt;Title&gt;Midnight On The Water, arr01&lt;/Title&gt;&lt;FileName&gt;Midnight On The Water, arr01.pdf&lt;/FileName&gt;&lt;/FileType&gt;1&lt;/FileType&gt;</text:p>
          </table:table-cell>
          <table:table-cell/>
        </table:table-row>
        <table:table-row table:style-name="ro1">
          <table:table-cell table:formula="of:=IF([$IntermediateCalcs.D153];[$IntermediateCalcs.K153];IF([$IntermediateCalcs.E153];[$IntermediateCalcs.K153];IF([$IntermediateCalcs.F153];[$IntermediateCalcs.L153];IF([$IntermediateCalcs.C153];&quot;&lt;/Setlist&gt;&quot;&amp;[$IntermediateCalcs.M153];&quot;&quot;))))" office:value-type="string" office:string-value="&lt;Song&gt;&lt;Title&gt;Crawdad Song 3&lt;/Title&gt;&lt;FileName&gt;Crawdad Song 3.pdf&lt;/FileName&gt;&lt;/FileType&gt;1&lt;/FileType&gt;" calcext:value-type="string">
            <text:p>&lt;Song&gt;&lt;Title&gt;Crawdad Song 3&lt;/Title&gt;&lt;FileName&gt;Crawdad Song 3.pdf&lt;/FileName&gt;&lt;/FileType&gt;1&lt;/FileType&gt;</text:p>
          </table:table-cell>
          <table:table-cell/>
        </table:table-row>
        <table:table-row table:style-name="ro1">
          <table:table-cell table:formula="of:=IF([$IntermediateCalcs.D154];[$IntermediateCalcs.K154];IF([$IntermediateCalcs.E154];[$IntermediateCalcs.K154];IF([$IntermediateCalcs.F154];[$IntermediateCalcs.L154];IF([$IntermediateCalcs.C154];&quot;&lt;/Setlist&gt;&quot;&amp;[$IntermediateCalcs.M154];&quot;&quot;))))" office:value-type="string" office:string-value="&lt;Song&gt;&lt;Title&gt;Expectation Waltz&lt;/Title&gt;&lt;FileName&gt;Expectation Waltz.pdf&lt;/FileName&gt;&lt;/FileType&gt;1&lt;/FileType&gt;" calcext:value-type="string">
            <text:p>&lt;Song&gt;&lt;Title&gt;Expectation Waltz&lt;/Title&gt;&lt;FileName&gt;Expectation Waltz.pdf&lt;/FileName&gt;&lt;/FileType&gt;1&lt;/FileType&gt;</text:p>
          </table:table-cell>
          <table:table-cell/>
        </table:table-row>
        <table:table-row table:style-name="ro1">
          <table:table-cell table:formula="of:=IF([$IntermediateCalcs.D155];[$IntermediateCalcs.K155];IF([$IntermediateCalcs.E155];[$IntermediateCalcs.K155];IF([$IntermediateCalcs.F155];[$IntermediateCalcs.L155];IF([$IntermediateCalcs.C155];&quot;&lt;/Setlist&gt;&quot;&amp;[$IntermediateCalcs.M155];&quot;&quot;))))" office:value-type="string" office:string-value="&lt;Song&gt;&lt;Title&gt;Zelda&lt;/Title&gt;&lt;FileName&gt;Zelda.pdf&lt;/FileName&gt;&lt;/FileType&gt;1&lt;/FileType&gt;" calcext:value-type="string">
            <text:p>&lt;Song&gt;&lt;Title&gt;Zelda&lt;/Title&gt;&lt;FileName&gt;Zelda.pdf&lt;/FileName&gt;&lt;/FileType&gt;1&lt;/FileType&gt;</text:p>
          </table:table-cell>
          <table:table-cell/>
        </table:table-row>
        <table:table-row table:style-name="ro1">
          <table:table-cell table:formula="of:=IF([$IntermediateCalcs.D156];[$IntermediateCalcs.K156];IF([$IntermediateCalcs.E156];[$IntermediateCalcs.K156];IF([$IntermediateCalcs.F156];[$IntermediateCalcs.L156];IF([$IntermediateCalcs.C156];&quot;&lt;/Setlist&gt;&quot;&amp;[$IntermediateCalcs.M156];&quot;&quot;)))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/>
        </table:table-row>
        <table:table-row table:style-name="ro1">
          <table:table-cell table:formula="of:=IF([$IntermediateCalcs.D157];[$IntermediateCalcs.K157];IF([$IntermediateCalcs.E157];[$IntermediateCalcs.K157];IF([$IntermediateCalcs.F157];[$IntermediateCalcs.L157];IF([$IntermediateCalcs.C157];&quot;&lt;/Setlist&gt;&quot;&amp;[$IntermediateCalcs.M157];&quot;&quot;))))" office:value-type="string" office:string-value="&lt;Song&gt;&lt;Title&gt;Genevieve's Waltz 2&lt;/Title&gt;&lt;FileName&gt;Genevieve's Waltz 2.pdf&lt;/FileName&gt;&lt;/FileType&gt;1&lt;/FileType&gt;" calcext:value-type="string">
            <text:p>&lt;Song&gt;&lt;Title&gt;Genevieve's Waltz 2&lt;/Title&gt;&lt;FileName&gt;Genevieve's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158];[$IntermediateCalcs.K158];IF([$IntermediateCalcs.E158];[$IntermediateCalcs.K158];IF([$IntermediateCalcs.F158];[$IntermediateCalcs.L158];IF([$IntermediateCalcs.C158];&quot;&lt;/Setlist&gt;&quot;&amp;[$IntermediateCalcs.M158];&quot;&quot;))))" office:value-type="string" office:string-value="&lt;Song&gt;&lt;Title&gt;Nobody Knows You When You’re Down and Out&lt;/Title&gt;&lt;FileName&gt;Nobody Knows You When You’re Down and Out.pdf&lt;/FileName&gt;&lt;/FileType&gt;1&lt;/FileType&gt;" calcext:value-type="string">
            <text:p>&lt;Song&gt;&lt;Title&gt;Nobody Knows You When You’re Down and Out&lt;/Title&gt;&lt;FileName&gt;Nobody Knows You When You’re Down and Out.pdf&lt;/FileName&gt;&lt;/FileType&gt;1&lt;/FileType&gt;</text:p>
          </table:table-cell>
          <table:table-cell/>
        </table:table-row>
        <table:table-row table:style-name="ro1">
          <table:table-cell table:formula="of:=IF([$IntermediateCalcs.D159];[$IntermediateCalcs.K159];IF([$IntermediateCalcs.E159];[$IntermediateCalcs.K159];IF([$IntermediateCalcs.F159];[$IntermediateCalcs.L159];IF([$IntermediateCalcs.C159];&quot;&lt;/Setlist&gt;&quot;&amp;[$IntermediateCalcs.M159];&quot;&quot;))))" office:value-type="string" office:string-value="&lt;Song&gt;&lt;Title&gt;Midnight On The Water -easier&lt;/Title&gt;&lt;FileName&gt;Midnight On The Water -easier.pdf&lt;/FileName&gt;&lt;/FileType&gt;1&lt;/FileType&gt;" calcext:value-type="string">
            <text:p>&lt;Song&gt;&lt;Title&gt;Midnight On The Water -easier&lt;/Title&gt;&lt;FileName&gt;Midnight On The Water -easier.pdf&lt;/FileName&gt;&lt;/FileType&gt;1&lt;/FileType&gt;</text:p>
          </table:table-cell>
          <table:table-cell/>
        </table:table-row>
        <table:table-row table:style-name="ro1">
          <table:table-cell table:formula="of:=IF([$IntermediateCalcs.D160];[$IntermediateCalcs.K160];IF([$IntermediateCalcs.E160];[$IntermediateCalcs.K160];IF([$IntermediateCalcs.F160];[$IntermediateCalcs.L160];IF([$IntermediateCalcs.C160];&quot;&lt;/Setlist&gt;&quot;&amp;[$IntermediateCalcs.M160];&quot;&quot;))))" office:value-type="string" office:string-value="&lt;Song&gt;&lt;Title&gt;Squirrel Heads and Gravy&lt;/Title&gt;&lt;FileName&gt;Squirrel Heads and Gravy 2.pdf&lt;/FileName&gt;&lt;/FileType&gt;1&lt;/FileType&gt;" calcext:value-type="string">
            <text:p>&lt;Song&gt;&lt;Title&gt;Squirrel Heads and Gravy&lt;/Title&gt;&lt;FileName&gt;Squirrel Heads and Gravy 2.pdf&lt;/FileName&gt;&lt;/FileType&gt;1&lt;/FileType&gt;</text:p>
          </table:table-cell>
          <table:table-cell/>
        </table:table-row>
        <table:table-row table:style-name="ro1">
          <table:table-cell table:formula="of:=IF([$IntermediateCalcs.D161];[$IntermediateCalcs.K161];IF([$IntermediateCalcs.E161];[$IntermediateCalcs.K161];IF([$IntermediateCalcs.F161];[$IntermediateCalcs.L161];IF([$IntermediateCalcs.C161];&quot;&lt;/Setlist&gt;&quot;&amp;[$IntermediateCalcs.M161];&quot;&quot;))))" office:value-type="string" office:string-value="&lt;Song&gt;&lt;Title&gt;Banjo Players In Heaven&lt;/Title&gt;&lt;FileName&gt;Banjo Players In Heaven.pdf&lt;/FileName&gt;&lt;/FileType&gt;1&lt;/FileType&gt;" calcext:value-type="string">
            <text:p>&lt;Song&gt;&lt;Title&gt;Banjo Players In Heaven&lt;/Title&gt;&lt;FileName&gt;Banjo Players In Heaven.pdf&lt;/FileName&gt;&lt;/FileType&gt;1&lt;/FileType&gt;</text:p>
          </table:table-cell>
          <table:table-cell/>
        </table:table-row>
        <table:table-row table:style-name="ro1">
          <table:table-cell table:formula="of:=IF([$IntermediateCalcs.D162];[$IntermediateCalcs.K162];IF([$IntermediateCalcs.E162];[$IntermediateCalcs.K162];IF([$IntermediateCalcs.F162];[$IntermediateCalcs.L162];IF([$IntermediateCalcs.C162];&quot;&lt;/Setlist&gt;&quot;&amp;[$IntermediateCalcs.M162];&quot;&quot;))))" office:value-type="string" office:string-value="&lt;Song&gt;&lt;Title&gt;Puff-the-Magic-Dragon_TAB&lt;/Title&gt;&lt;FileName&gt;Puff-the-Magic-Dragon_TAB.pdf&lt;/FileName&gt;&lt;/FileType&gt;1&lt;/FileType&gt;" calcext:value-type="string">
            <text:p>&lt;Song&gt;&lt;Title&gt;Puff-the-Magic-Dragon_TAB&lt;/Title&gt;&lt;FileName&gt;Puff-the-Magic-Dragon_TAB.pdf&lt;/FileName&gt;&lt;/FileType&gt;1&lt;/FileType&gt;</text:p>
          </table:table-cell>
          <table:table-cell/>
        </table:table-row>
        <table:table-row table:style-name="ro1">
          <table:table-cell table:formula="of:=IF([$IntermediateCalcs.D163];[$IntermediateCalcs.K163];IF([$IntermediateCalcs.E163];[$IntermediateCalcs.K163];IF([$IntermediateCalcs.F163];[$IntermediateCalcs.L163];IF([$IntermediateCalcs.C163];&quot;&lt;/Setlist&gt;&quot;&amp;[$IntermediateCalcs.M163];&quot;&quot;))))" office:value-type="string" office:string-value="&lt;Song&gt;&lt;Title&gt;Rocky Top&lt;/Title&gt;&lt;FileName&gt;Rocky Top.pdf&lt;/FileName&gt;&lt;/FileType&gt;1&lt;/FileType&gt;" calcext:value-type="string">
            <text:p>&lt;Song&gt;&lt;Title&gt;Rocky Top&lt;/Title&gt;&lt;FileName&gt;Rocky Top.pdf&lt;/FileName&gt;&lt;/FileType&gt;1&lt;/FileType&gt;</text:p>
          </table:table-cell>
          <table:table-cell/>
        </table:table-row>
        <table:table-row table:style-name="ro1">
          <table:table-cell table:formula="of:=IF([$IntermediateCalcs.D164];[$IntermediateCalcs.K164];IF([$IntermediateCalcs.E164];[$IntermediateCalcs.K164];IF([$IntermediateCalcs.F164];[$IntermediateCalcs.L164];IF([$IntermediateCalcs.C164];&quot;&lt;/Setlist&gt;&quot;&amp;[$IntermediateCalcs.M164];&quot;&quot;)))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/>
        </table:table-row>
        <table:table-row table:style-name="ro1">
          <table:table-cell table:formula="of:=IF([$IntermediateCalcs.D165];[$IntermediateCalcs.K165];IF([$IntermediateCalcs.E165];[$IntermediateCalcs.K165];IF([$IntermediateCalcs.F165];[$IntermediateCalcs.L165];IF([$IntermediateCalcs.C165];&quot;&lt;/Setlist&gt;&quot;&amp;[$IntermediateCalcs.M165];&quot;&quot;))))" office:value-type="string" office:string-value="&lt;Song&gt;&lt;Title&gt;You're a Grand Old Flag&lt;/Title&gt;&lt;FileName&gt;You're a Grand Old Flag.pdf&lt;/FileName&gt;&lt;/FileType&gt;1&lt;/FileType&gt;" calcext:value-type="string">
            <text:p>&lt;Song&gt;&lt;Title&gt;You're a Grand Old Flag&lt;/Title&gt;&lt;FileName&gt;You're a Grand Old Flag.pdf&lt;/FileName&gt;&lt;/FileType&gt;1&lt;/FileType&gt;</text:p>
          </table:table-cell>
          <table:table-cell/>
        </table:table-row>
        <table:table-row table:style-name="ro1">
          <table:table-cell table:formula="of:=IF([$IntermediateCalcs.D166];[$IntermediateCalcs.K166];IF([$IntermediateCalcs.E166];[$IntermediateCalcs.K166];IF([$IntermediateCalcs.F166];[$IntermediateCalcs.L166];IF([$IntermediateCalcs.C166];&quot;&lt;/Setlist&gt;&quot;&amp;[$IntermediateCalcs.M166];&quot;&quot;)))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167];[$IntermediateCalcs.K167];IF([$IntermediateCalcs.E167];[$IntermediateCalcs.K167];IF([$IntermediateCalcs.F167];[$IntermediateCalcs.L167];IF([$IntermediateCalcs.C167];&quot;&lt;/Setlist&gt;&quot;&amp;[$IntermediateCalcs.M167];&quot;&quot;)))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168];[$IntermediateCalcs.K168];IF([$IntermediateCalcs.E168];[$IntermediateCalcs.K168];IF([$IntermediateCalcs.F168];[$IntermediateCalcs.L168];IF([$IntermediateCalcs.C168];&quot;&lt;/Setlist&gt;&quot;&amp;[$IntermediateCalcs.M168];&quot;&quot;))))" office:value-type="string" office:string-value="&lt;Song&gt;&lt;Title&gt;Camp Meeting 4th of July (arr02: TW &amp; Seifert)&lt;/Title&gt;&lt;FileName&gt;Camp Meeting 4th of July (arr02: TW &amp; Seifert).pdf&lt;/FileName&gt;&lt;/FileType&gt;1&lt;/FileType&gt;" calcext:value-type="string">
            <text:p>&lt;Song&gt;&lt;Title&gt;Camp Meeting 4th of July (arr02: TW &amp; Seifert)&lt;/Title&gt;&lt;FileName&gt;Camp Meeting 4th of July (arr02: TW &amp; Seifert).pdf&lt;/FileName&gt;&lt;/FileType&gt;1&lt;/FileType&gt;</text:p>
          </table:table-cell>
          <table:table-cell/>
        </table:table-row>
        <table:table-row table:style-name="ro1">
          <table:table-cell table:formula="of:=IF([$IntermediateCalcs.D169];[$IntermediateCalcs.K169];IF([$IntermediateCalcs.E169];[$IntermediateCalcs.K169];IF([$IntermediateCalcs.F169];[$IntermediateCalcs.L169];IF([$IntermediateCalcs.C169];&quot;&lt;/Setlist&gt;&quot;&amp;[$IntermediateCalcs.M169];&quot;&quot;))))" office:value-type="string" office:string-value="&lt;Song&gt;&lt;Title&gt;Wildwood Flower (arr01:Haas)&lt;/Title&gt;&lt;FileName&gt;Wildwood Flower (arr01:Haas).pdf&lt;/FileName&gt;&lt;/FileType&gt;1&lt;/FileType&gt;" calcext:value-type="string">
            <text:p>&lt;Song&gt;&lt;Title&gt;Wildwood Flower (arr01:Haas)&lt;/Title&gt;&lt;FileName&gt;Wildwood Flower (arr01:Haas).pdf&lt;/FileName&gt;&lt;/FileType&gt;1&lt;/FileType&gt;</text:p>
          </table:table-cell>
          <table:table-cell/>
        </table:table-row>
        <table:table-row table:style-name="ro1">
          <table:table-cell table:formula="of:=IF([$IntermediateCalcs.D170];[$IntermediateCalcs.K170];IF([$IntermediateCalcs.E170];[$IntermediateCalcs.K170];IF([$IntermediateCalcs.F170];[$IntermediateCalcs.L170];IF([$IntermediateCalcs.C170];&quot;&lt;/Setlist&gt;&quot;&amp;[$IntermediateCalcs.M170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171];[$IntermediateCalcs.K171];IF([$IntermediateCalcs.E171];[$IntermediateCalcs.K171];IF([$IntermediateCalcs.F171];[$IntermediateCalcs.L171];IF([$IntermediateCalcs.C171];&quot;&lt;/Setlist&gt;&quot;&amp;[$IntermediateCalcs.M171];&quot;&quot;))))" office:value-type="string" office:string-value="&lt;Setlist&gt;&lt;Name&gt;MelSunJam_ALL&lt;/Name&gt;" calcext:value-type="string">
            <text:p>&lt;Setlist&gt;&lt;Name&gt;MelSunJam_ALL&lt;/Name&gt;</text:p>
          </table:table-cell>
          <table:table-cell/>
        </table:table-row>
        <table:table-row table:style-name="ro1">
          <table:table-cell table:formula="of:=IF([$IntermediateCalcs.D172];[$IntermediateCalcs.K172];IF([$IntermediateCalcs.E172];[$IntermediateCalcs.K172];IF([$IntermediateCalcs.F172];[$IntermediateCalcs.L172];IF([$IntermediateCalcs.C172];&quot;&lt;/Setlist&gt;&quot;&amp;[$IntermediateCalcs.M172];&quot;&quot;))))" office:value-type="string" office:string-value="&lt;Song&gt;&lt;Title&gt;Spotted Pony TW&lt;/Title&gt;&lt;FileName&gt;Spotted Pony TW 2.pdf&lt;/FileName&gt;&lt;/FileType&gt;1&lt;/FileType&gt;" calcext:value-type="string">
            <text:p>&lt;Song&gt;&lt;Title&gt;Spotted Pony TW&lt;/Title&gt;&lt;FileName&gt;Spotted Pony TW 2.pdf&lt;/FileName&gt;&lt;/FileType&gt;1&lt;/FileType&gt;</text:p>
          </table:table-cell>
          <table:table-cell/>
        </table:table-row>
        <table:table-row table:style-name="ro1">
          <table:table-cell table:formula="of:=IF([$IntermediateCalcs.D173];[$IntermediateCalcs.K173];IF([$IntermediateCalcs.E173];[$IntermediateCalcs.K173];IF([$IntermediateCalcs.F173];[$IntermediateCalcs.L173];IF([$IntermediateCalcs.C173];&quot;&lt;/Setlist&gt;&quot;&amp;[$IntermediateCalcs.M173];&quot;&quot;))))" office:value-type="string" office:string-value="&lt;Song&gt;&lt;Title&gt;Red Is the Rose Duet&lt;/Title&gt;&lt;FileName&gt;Red Is the Rose Duet.pdf&lt;/FileName&gt;&lt;/FileType&gt;1&lt;/FileType&gt;" calcext:value-type="string">
            <text:p>&lt;Song&gt;&lt;Title&gt;Red Is the Rose Duet&lt;/Title&gt;&lt;FileName&gt;Red Is the Rose Duet.pdf&lt;/FileName&gt;&lt;/FileType&gt;1&lt;/FileType&gt;</text:p>
          </table:table-cell>
          <table:table-cell/>
        </table:table-row>
        <table:table-row table:style-name="ro1">
          <table:table-cell table:formula="of:=IF([$IntermediateCalcs.D174];[$IntermediateCalcs.K174];IF([$IntermediateCalcs.E174];[$IntermediateCalcs.K174];IF([$IntermediateCalcs.F174];[$IntermediateCalcs.L174];IF([$IntermediateCalcs.C174];&quot;&lt;/Setlist&gt;&quot;&amp;[$IntermediateCalcs.M174];&quot;&quot;))))" office:value-type="string" office:string-value="&lt;Song&gt;&lt;Title&gt;Greensleeves - Conger Duet.tef&lt;/Title&gt;&lt;FileName&gt;Greensleeves - Conger Duet.tef.pdf&lt;/FileName&gt;&lt;/FileType&gt;1&lt;/FileType&gt;" calcext:value-type="string">
            <text:p>&lt;Song&gt;&lt;Title&gt;Greensleeves - Conger Duet.tef&lt;/Title&gt;&lt;FileName&gt;Greensleeves - Conger Duet.tef.pdf&lt;/FileName&gt;&lt;/FileType&gt;1&lt;/FileType&gt;</text:p>
          </table:table-cell>
          <table:table-cell/>
        </table:table-row>
        <table:table-row table:style-name="ro1">
          <table:table-cell table:formula="of:=IF([$IntermediateCalcs.D175];[$IntermediateCalcs.K175];IF([$IntermediateCalcs.E175];[$IntermediateCalcs.K175];IF([$IntermediateCalcs.F175];[$IntermediateCalcs.L175];IF([$IntermediateCalcs.C175];&quot;&lt;/Setlist&gt;&quot;&amp;[$IntermediateCalcs.M175];&quot;&quot;))))" office:value-type="string" office:string-value="&lt;Song&gt;&lt;Title&gt;Holy Manna&lt;/Title&gt;&lt;FileName&gt;Holy Manna.pdf&lt;/FileName&gt;&lt;/FileType&gt;1&lt;/FileType&gt;" calcext:value-type="string">
            <text:p>&lt;Song&gt;&lt;Title&gt;Holy Manna&lt;/Title&gt;&lt;FileName&gt;Holy Manna.pdf&lt;/FileName&gt;&lt;/FileType&gt;1&lt;/FileType&gt;</text:p>
          </table:table-cell>
          <table:table-cell/>
        </table:table-row>
        <table:table-row table:style-name="ro1">
          <table:table-cell table:formula="of:=IF([$IntermediateCalcs.D176];[$IntermediateCalcs.K176];IF([$IntermediateCalcs.E176];[$IntermediateCalcs.K176];IF([$IntermediateCalcs.F176];[$IntermediateCalcs.L176];IF([$IntermediateCalcs.C176];&quot;&lt;/Setlist&gt;&quot;&amp;[$IntermediateCalcs.M176];&quot;&quot;))))" office:value-type="string" office:string-value="&lt;Song&gt;&lt;Title&gt;Cucharin's Cross TW&lt;/Title&gt;&lt;FileName&gt;Cucharin's Cross TW 2.pdf&lt;/FileName&gt;&lt;/FileType&gt;1&lt;/FileType&gt;" calcext:value-type="string">
            <text:p>&lt;Song&gt;&lt;Title&gt;Cucharin's Cross TW&lt;/Title&gt;&lt;FileName&gt;Cucharin's Cross TW 2.pdf&lt;/FileName&gt;&lt;/FileType&gt;1&lt;/FileType&gt;</text:p>
          </table:table-cell>
          <table:table-cell/>
        </table:table-row>
        <table:table-row table:style-name="ro1">
          <table:table-cell table:formula="of:=IF([$IntermediateCalcs.D177];[$IntermediateCalcs.K177];IF([$IntermediateCalcs.E177];[$IntermediateCalcs.K177];IF([$IntermediateCalcs.F177];[$IntermediateCalcs.L177];IF([$IntermediateCalcs.C177];&quot;&lt;/Setlist&gt;&quot;&amp;[$IntermediateCalcs.M177];&quot;&quot;))))" office:value-type="string" office:string-value="&lt;Song&gt;&lt;Title&gt;Black Mountain Rag Multi Parts&lt;/Title&gt;&lt;FileName&gt;Black Mountain Rag Multi Parts.pdf&lt;/FileName&gt;&lt;/FileType&gt;1&lt;/FileType&gt;" calcext:value-type="string">
            <text:p>&lt;Song&gt;&lt;Title&gt;Black Mountain Rag Multi Parts&lt;/Title&gt;&lt;FileName&gt;Black Mountain Rag Multi Parts.pdf&lt;/FileName&gt;&lt;/FileType&gt;1&lt;/FileType&gt;</text:p>
          </table:table-cell>
          <table:table-cell/>
        </table:table-row>
        <table:table-row table:style-name="ro1">
          <table:table-cell table:formula="of:=IF([$IntermediateCalcs.D178];[$IntermediateCalcs.K178];IF([$IntermediateCalcs.E178];[$IntermediateCalcs.K178];IF([$IntermediateCalcs.F178];[$IntermediateCalcs.L178];IF([$IntermediateCalcs.C178];&quot;&lt;/Setlist&gt;&quot;&amp;[$IntermediateCalcs.M178];&quot;&quot;))))" office:value-type="string" office:string-value="&lt;Song&gt;&lt;Title&gt;Cherokee Shuffle TW&lt;/Title&gt;&lt;FileName&gt;Cherokee Shuffle TW.pdf&lt;/FileName&gt;&lt;/FileType&gt;1&lt;/FileType&gt;" calcext:value-type="string">
            <text:p>&lt;Song&gt;&lt;Title&gt;Cherokee Shuffle TW&lt;/Title&gt;&lt;FileName&gt;Cherokee Shuffle TW.pdf&lt;/FileName&gt;&lt;/FileType&gt;1&lt;/FileType&gt;</text:p>
          </table:table-cell>
          <table:table-cell/>
        </table:table-row>
        <table:table-row table:style-name="ro1">
          <table:table-cell table:formula="of:=IF([$IntermediateCalcs.D179];[$IntermediateCalcs.K179];IF([$IntermediateCalcs.E179];[$IntermediateCalcs.K179];IF([$IntermediateCalcs.F179];[$IntermediateCalcs.L179];IF([$IntermediateCalcs.C179];&quot;&lt;/Setlist&gt;&quot;&amp;[$IntermediateCalcs.M179];&quot;&quot;))))" office:value-type="string" office:string-value="&lt;Song&gt;&lt;Title&gt;Wild Mountain Thyme with chords Zanetti&lt;/Title&gt;&lt;FileName&gt;Wild Mountain Thyme with chords Zanetti.pdf&lt;/FileName&gt;&lt;/FileType&gt;1&lt;/FileType&gt;" calcext:value-type="string">
            <text:p>&lt;Song&gt;&lt;Title&gt;Wild Mountain Thyme with chords Zanetti&lt;/Title&gt;&lt;FileName&gt;Wild Mountain Thyme with chords Zanetti.pdf&lt;/FileName&gt;&lt;/FileType&gt;1&lt;/FileType&gt;</text:p>
          </table:table-cell>
          <table:table-cell/>
        </table:table-row>
        <table:table-row table:style-name="ro1">
          <table:table-cell table:formula="of:=IF([$IntermediateCalcs.D180];[$IntermediateCalcs.K180];IF([$IntermediateCalcs.E180];[$IntermediateCalcs.K180];IF([$IntermediateCalcs.F180];[$IntermediateCalcs.L180];IF([$IntermediateCalcs.C180];&quot;&lt;/Setlist&gt;&quot;&amp;[$IntermediateCalcs.M180];&quot;&quot;))))" office:value-type="string" office:string-value="&lt;Song&gt;&lt;Title&gt;To Drive the Cold Winter Away&lt;/Title&gt;&lt;FileName&gt;To Drive the Cold Winter Away.pdf&lt;/FileName&gt;&lt;/FileType&gt;1&lt;/FileType&gt;" calcext:value-type="string">
            <text:p>&lt;Song&gt;&lt;Title&gt;To Drive the Cold Winter Away&lt;/Title&gt;&lt;FileName&gt;To Drive the Cold Winter Away.pdf&lt;/FileName&gt;&lt;/FileType&gt;1&lt;/FileType&gt;</text:p>
          </table:table-cell>
          <table:table-cell/>
        </table:table-row>
        <table:table-row table:style-name="ro1">
          <table:table-cell table:formula="of:=IF([$IntermediateCalcs.D181];[$IntermediateCalcs.K181];IF([$IntermediateCalcs.E181];[$IntermediateCalcs.K181];IF([$IntermediateCalcs.F181];[$IntermediateCalcs.L181];IF([$IntermediateCalcs.C181];&quot;&lt;/Setlist&gt;&quot;&amp;[$IntermediateCalcs.M181];&quot;&quot;))))" office:value-type="string" office:string-value="&lt;Song&gt;&lt;Title&gt;Star of the County Down - Olli&lt;/Title&gt;&lt;FileName&gt;Star of the County Down - Olli.pdf&lt;/FileName&gt;&lt;/FileType&gt;1&lt;/FileType&gt;" calcext:value-type="string">
            <text:p>&lt;Song&gt;&lt;Title&gt;Star of the County Down - Olli&lt;/Title&gt;&lt;FileName&gt;Star of the County Down - Olli.pdf&lt;/FileName&gt;&lt;/FileType&gt;1&lt;/FileType&gt;</text:p>
          </table:table-cell>
          <table:table-cell/>
        </table:table-row>
        <table:table-row table:style-name="ro1">
          <table:table-cell table:formula="of:=IF([$IntermediateCalcs.D182];[$IntermediateCalcs.K182];IF([$IntermediateCalcs.E182];[$IntermediateCalcs.K182];IF([$IntermediateCalcs.F182];[$IntermediateCalcs.L182];IF([$IntermediateCalcs.C182];&quot;&lt;/Setlist&gt;&quot;&amp;[$IntermediateCalcs.M182];&quot;&quot;))))" office:value-type="string" office:string-value="&lt;Song&gt;&lt;Title&gt;Scarborough Fair Capo1 3 part&lt;/Title&gt;&lt;FileName&gt;Scarborough Fair Capo1 3 part.pdf&lt;/FileName&gt;&lt;/FileType&gt;1&lt;/FileType&gt;" calcext:value-type="string">
            <text:p>&lt;Song&gt;&lt;Title&gt;Scarborough Fair Capo1 3 part&lt;/Title&gt;&lt;FileName&gt;Scarborough Fair Capo1 3 part.pdf&lt;/FileName&gt;&lt;/FileType&gt;1&lt;/FileType&gt;</text:p>
          </table:table-cell>
          <table:table-cell/>
        </table:table-row>
        <table:table-row table:style-name="ro1">
          <table:table-cell table:formula="of:=IF([$IntermediateCalcs.D183];[$IntermediateCalcs.K183];IF([$IntermediateCalcs.E183];[$IntermediateCalcs.K183];IF([$IntermediateCalcs.F183];[$IntermediateCalcs.L183];IF([$IntermediateCalcs.C183];&quot;&lt;/Setlist&gt;&quot;&amp;[$IntermediateCalcs.M183];&quot;&quot;))))" office:value-type="string" office:string-value="&lt;Song&gt;&lt;Title&gt;The Rose Work Duet&lt;/Title&gt;&lt;FileName&gt;The Rose Work Duet 2.pdf&lt;/FileName&gt;&lt;/FileType&gt;1&lt;/FileType&gt;" calcext:value-type="string">
            <text:p>&lt;Song&gt;&lt;Title&gt;The Rose Work Duet&lt;/Title&gt;&lt;FileName&gt;The Rose Work Duet 2.pdf&lt;/FileName&gt;&lt;/FileType&gt;1&lt;/FileType&gt;</text:p>
          </table:table-cell>
          <table:table-cell/>
        </table:table-row>
        <table:table-row table:style-name="ro1">
          <table:table-cell table:formula="of:=IF([$IntermediateCalcs.D184];[$IntermediateCalcs.K184];IF([$IntermediateCalcs.E184];[$IntermediateCalcs.K184];IF([$IntermediateCalcs.F184];[$IntermediateCalcs.L184];IF([$IntermediateCalcs.C184];&quot;&lt;/Setlist&gt;&quot;&amp;[$IntermediateCalcs.M184];&quot;&quot;))))" office:value-type="string" office:string-value="&lt;Song&gt;&lt;Title&gt;Let it Be Me- Tull&lt;/Title&gt;&lt;FileName&gt;Let it Be Me- Tull.pdf&lt;/FileName&gt;&lt;/FileType&gt;1&lt;/FileType&gt;" calcext:value-type="string">
            <text:p>&lt;Song&gt;&lt;Title&gt;Let it Be Me- Tull&lt;/Title&gt;&lt;FileName&gt;Let it Be Me- Tull.pdf&lt;/FileName&gt;&lt;/FileType&gt;1&lt;/FileType&gt;</text:p>
          </table:table-cell>
          <table:table-cell/>
        </table:table-row>
        <table:table-row table:style-name="ro1">
          <table:table-cell table:formula="of:=IF([$IntermediateCalcs.D185];[$IntermediateCalcs.K185];IF([$IntermediateCalcs.E185];[$IntermediateCalcs.K185];IF([$IntermediateCalcs.F185];[$IntermediateCalcs.L185];IF([$IntermediateCalcs.C185];&quot;&lt;/Setlist&gt;&quot;&amp;[$IntermediateCalcs.M185];&quot;&quot;))))" office:value-type="string" office:string-value="&lt;Song&gt;&lt;Title&gt;Leaving Lismore *&lt;/Title&gt;&lt;FileName&gt;Leaving Lismore *.pdf&lt;/FileName&gt;&lt;/FileType&gt;1&lt;/FileType&gt;" calcext:value-type="string">
            <text:p>&lt;Song&gt;&lt;Title&gt;Leaving Lismore *&lt;/Title&gt;&lt;FileName&gt;Leaving Lismore *.pdf&lt;/FileName&gt;&lt;/FileType&gt;1&lt;/FileType&gt;</text:p>
          </table:table-cell>
          <table:table-cell/>
        </table:table-row>
        <table:table-row table:style-name="ro1">
          <table:table-cell table:formula="of:=IF([$IntermediateCalcs.D186];[$IntermediateCalcs.K186];IF([$IntermediateCalcs.E186];[$IntermediateCalcs.K186];IF([$IntermediateCalcs.F186];[$IntermediateCalcs.L186];IF([$IntermediateCalcs.C186];&quot;&lt;/Setlist&gt;&quot;&amp;[$IntermediateCalcs.M186];&quot;&quot;))))" office:value-type="string" office:string-value="&lt;Song&gt;&lt;Title&gt;Gavotte by Telemann&lt;/Title&gt;&lt;FileName&gt;Gavotte by Telemann.pdf&lt;/FileName&gt;&lt;/FileType&gt;1&lt;/FileType&gt;" calcext:value-type="string">
            <text:p>&lt;Song&gt;&lt;Title&gt;Gavotte by Telemann&lt;/Title&gt;&lt;FileName&gt;Gavotte by Telemann.pdf&lt;/FileName&gt;&lt;/FileType&gt;1&lt;/FileType&gt;</text:p>
          </table:table-cell>
          <table:table-cell/>
        </table:table-row>
        <table:table-row table:style-name="ro1">
          <table:table-cell table:formula="of:=IF([$IntermediateCalcs.D187];[$IntermediateCalcs.K187];IF([$IntermediateCalcs.E187];[$IntermediateCalcs.K187];IF([$IntermediateCalcs.F187];[$IntermediateCalcs.L187];IF([$IntermediateCalcs.C187];&quot;&lt;/Setlist&gt;&quot;&amp;[$IntermediateCalcs.M187];&quot;&quot;))))" office:value-type="string" office:string-value="&lt;Song&gt;&lt;Title&gt;El Paso Waltz&lt;/Title&gt;&lt;FileName&gt;El Paso Waltz.pdf&lt;/FileName&gt;&lt;/FileType&gt;1&lt;/FileType&gt;" calcext:value-type="string">
            <text:p>&lt;Song&gt;&lt;Title&gt;El Paso Waltz&lt;/Title&gt;&lt;FileName&gt;El Paso Waltz.pdf&lt;/FileName&gt;&lt;/FileType&gt;1&lt;/FileType&gt;</text:p>
          </table:table-cell>
          <table:table-cell/>
        </table:table-row>
        <table:table-row table:style-name="ro1">
          <table:table-cell table:formula="of:=IF([$IntermediateCalcs.D188];[$IntermediateCalcs.K188];IF([$IntermediateCalcs.E188];[$IntermediateCalcs.K188];IF([$IntermediateCalcs.F188];[$IntermediateCalcs.L188];IF([$IntermediateCalcs.C188];&quot;&lt;/Setlist&gt;&quot;&amp;[$IntermediateCalcs.M188];&quot;&quot;))))" office:value-type="string" office:string-value="&lt;Song&gt;&lt;Title&gt;Cumberland Mountain Deer Chase&lt;/Title&gt;&lt;FileName&gt;Cumberland Mountain Deer Chase.pdf&lt;/FileName&gt;&lt;/FileType&gt;1&lt;/FileType&gt;" calcext:value-type="string">
            <text:p>&lt;Song&gt;&lt;Title&gt;Cumberland Mountain Deer Chase&lt;/Title&gt;&lt;FileName&gt;Cumberland Mountain Deer Chase.pdf&lt;/FileName&gt;&lt;/FileType&gt;1&lt;/FileType&gt;</text:p>
          </table:table-cell>
          <table:table-cell/>
        </table:table-row>
        <table:table-row table:style-name="ro1">
          <table:table-cell table:formula="of:=IF([$IntermediateCalcs.D189];[$IntermediateCalcs.K189];IF([$IntermediateCalcs.E189];[$IntermediateCalcs.K189];IF([$IntermediateCalcs.F189];[$IntermediateCalcs.L189];IF([$IntermediateCalcs.C189];&quot;&lt;/Setlist&gt;&quot;&amp;[$IntermediateCalcs.M189];&quot;&quot;))))" office:value-type="string" office:string-value="&lt;Song&gt;&lt;Title&gt;Calon Lan&lt;/Title&gt;&lt;FileName&gt;Calon Lan.pdf&lt;/FileName&gt;&lt;/FileType&gt;1&lt;/FileType&gt;" calcext:value-type="string">
            <text:p>&lt;Song&gt;&lt;Title&gt;Calon Lan&lt;/Title&gt;&lt;FileName&gt;Calon Lan.pdf&lt;/FileName&gt;&lt;/FileType&gt;1&lt;/FileType&gt;</text:p>
          </table:table-cell>
          <table:table-cell/>
        </table:table-row>
        <table:table-row table:style-name="ro1">
          <table:table-cell table:formula="of:=IF([$IntermediateCalcs.D190];[$IntermediateCalcs.K190];IF([$IntermediateCalcs.E190];[$IntermediateCalcs.K190];IF([$IntermediateCalcs.F190];[$IntermediateCalcs.L190];IF([$IntermediateCalcs.C190];&quot;&lt;/Setlist&gt;&quot;&amp;[$IntermediateCalcs.M190];&quot;&quot;))))" office:value-type="string" office:string-value="&lt;Song&gt;&lt;Title&gt;Annie's Song Original&lt;/Title&gt;&lt;FileName&gt;Annie's Song Original.pdf&lt;/FileName&gt;&lt;/FileType&gt;1&lt;/FileType&gt;" calcext:value-type="string">
            <text:p>&lt;Song&gt;&lt;Title&gt;Annie's Song Original&lt;/Title&gt;&lt;FileName&gt;Annie's Song Original.pdf&lt;/FileName&gt;&lt;/FileType&gt;1&lt;/FileType&gt;</text:p>
          </table:table-cell>
          <table:table-cell/>
        </table:table-row>
        <table:table-row table:style-name="ro1">
          <table:table-cell table:formula="of:=IF([$IntermediateCalcs.D191];[$IntermediateCalcs.K191];IF([$IntermediateCalcs.E191];[$IntermediateCalcs.K191];IF([$IntermediateCalcs.F191];[$IntermediateCalcs.L191];IF([$IntermediateCalcs.C191];&quot;&lt;/Setlist&gt;&quot;&amp;[$IntermediateCalcs.M191];&quot;&quot;))))" office:value-type="string" office:string-value="&lt;Song&gt;&lt;Title&gt;All Throught the Night Duet in G&lt;/Title&gt;&lt;FileName&gt;All Throught the Night Duet in G.pdf&lt;/FileName&gt;&lt;/FileType&gt;1&lt;/FileType&gt;" calcext:value-type="string">
            <text:p>&lt;Song&gt;&lt;Title&gt;All Throught the Night Duet in G&lt;/Title&gt;&lt;FileName&gt;All Throught the Night Duet in G.pdf&lt;/FileName&gt;&lt;/FileType&gt;1&lt;/FileType&gt;</text:p>
          </table:table-cell>
          <table:table-cell/>
        </table:table-row>
        <table:table-row table:style-name="ro1">
          <table:table-cell table:formula="of:=IF([$IntermediateCalcs.D192];[$IntermediateCalcs.K192];IF([$IntermediateCalcs.E192];[$IntermediateCalcs.K192];IF([$IntermediateCalcs.F192];[$IntermediateCalcs.L192];IF([$IntermediateCalcs.C192];&quot;&lt;/Setlist&gt;&quot;&amp;[$IntermediateCalcs.M192];&quot;&quot;))))" office:value-type="string" office:string-value="&lt;Song&gt;&lt;Title&gt;Milking Song&lt;/Title&gt;&lt;FileName&gt;Milking Song.pdf&lt;/FileName&gt;&lt;/FileType&gt;1&lt;/FileType&gt;" calcext:value-type="string">
            <text:p>&lt;Song&gt;&lt;Title&gt;Milking Song&lt;/Title&gt;&lt;FileName&gt;Milking Song.pdf&lt;/FileName&gt;&lt;/FileType&gt;1&lt;/FileType&gt;</text:p>
          </table:table-cell>
          <table:table-cell/>
        </table:table-row>
        <table:table-row table:style-name="ro1">
          <table:table-cell table:formula="of:=IF([$IntermediateCalcs.D193];[$IntermediateCalcs.K193];IF([$IntermediateCalcs.E193];[$IntermediateCalcs.K193];IF([$IntermediateCalcs.F193];[$IntermediateCalcs.L193];IF([$IntermediateCalcs.C193];&quot;&lt;/Setlist&gt;&quot;&amp;[$IntermediateCalcs.M193];&quot;&quot;))))" office:value-type="string" office:string-value="&lt;Song&gt;&lt;Title&gt;colors of the Wind.tef *&lt;/Title&gt;&lt;FileName&gt;colors of the Wind.tef *.pdf&lt;/FileName&gt;&lt;/FileType&gt;1&lt;/FileType&gt;" calcext:value-type="string">
            <text:p>&lt;Song&gt;&lt;Title&gt;colors of the Wind.tef *&lt;/Title&gt;&lt;FileName&gt;colors of the Wind.tef *.pdf&lt;/FileName&gt;&lt;/FileType&gt;1&lt;/FileType&gt;</text:p>
          </table:table-cell>
          <table:table-cell/>
        </table:table-row>
        <table:table-row table:style-name="ro1">
          <table:table-cell table:formula="of:=IF([$IntermediateCalcs.D194];[$IntermediateCalcs.K194];IF([$IntermediateCalcs.E194];[$IntermediateCalcs.K194];IF([$IntermediateCalcs.F194];[$IntermediateCalcs.L194];IF([$IntermediateCalcs.C194];&quot;&lt;/Setlist&gt;&quot;&amp;[$IntermediateCalcs.M194];&quot;&quot;))))" office:value-type="string" office:string-value="&lt;Song&gt;&lt;Title&gt;Shady Grove Emin SMN MultiParts&lt;/Title&gt;&lt;FileName&gt;Shady Grove Emin SMN MultiParts.pdf&lt;/FileName&gt;&lt;/FileType&gt;1&lt;/FileType&gt;" calcext:value-type="string">
            <text:p>&lt;Song&gt;&lt;Title&gt;Shady Grove Emin SMN MultiParts&lt;/Title&gt;&lt;FileName&gt;Shady Grove Emin SMN MultiParts.pdf&lt;/FileName&gt;&lt;/FileType&gt;1&lt;/FileType&gt;</text:p>
          </table:table-cell>
          <table:table-cell/>
        </table:table-row>
        <table:table-row table:style-name="ro1">
          <table:table-cell table:formula="of:=IF([$IntermediateCalcs.D195];[$IntermediateCalcs.K195];IF([$IntermediateCalcs.E195];[$IntermediateCalcs.K195];IF([$IntermediateCalcs.F195];[$IntermediateCalcs.L195];IF([$IntermediateCalcs.C195];&quot;&lt;/Setlist&gt;&quot;&amp;[$IntermediateCalcs.M195];&quot;&quot;)))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/>
        </table:table-row>
        <table:table-row table:style-name="ro1">
          <table:table-cell table:formula="of:=IF([$IntermediateCalcs.D196];[$IntermediateCalcs.K196];IF([$IntermediateCalcs.E196];[$IntermediateCalcs.K196];IF([$IntermediateCalcs.F196];[$IntermediateCalcs.L196];IF([$IntermediateCalcs.C196];&quot;&lt;/Setlist&gt;&quot;&amp;[$IntermediateCalcs.M196];&quot;&quot;))))" office:value-type="string" office:string-value="&lt;Song&gt;&lt;Title&gt;Virginia's Bloody Soil&lt;/Title&gt;&lt;FileName&gt;Virginia's Bloody Soil.pdf&lt;/FileName&gt;&lt;/FileType&gt;1&lt;/FileType&gt;" calcext:value-type="string">
            <text:p>&lt;Song&gt;&lt;Title&gt;Virginia's Bloody Soil&lt;/Title&gt;&lt;FileName&gt;Virginia's Bloody Soil.pdf&lt;/FileName&gt;&lt;/FileType&gt;1&lt;/FileType&gt;</text:p>
          </table:table-cell>
          <table:table-cell/>
        </table:table-row>
        <table:table-row table:style-name="ro1">
          <table:table-cell table:formula="of:=IF([$IntermediateCalcs.D197];[$IntermediateCalcs.K197];IF([$IntermediateCalcs.E197];[$IntermediateCalcs.K197];IF([$IntermediateCalcs.F197];[$IntermediateCalcs.L197];IF([$IntermediateCalcs.C197];&quot;&lt;/Setlist&gt;&quot;&amp;[$IntermediateCalcs.M197];&quot;&quot;))))" office:value-type="string" office:string-value="&lt;Song&gt;&lt;Title&gt;Simple Gifts 5&lt;/Title&gt;&lt;FileName&gt;Simple Gifts 5.pdf&lt;/FileName&gt;&lt;/FileType&gt;1&lt;/FileType&gt;" calcext:value-type="string">
            <text:p>&lt;Song&gt;&lt;Title&gt;Simple Gifts 5&lt;/Title&gt;&lt;FileName&gt;Simple Gifts 5.pdf&lt;/FileName&gt;&lt;/FileType&gt;1&lt;/FileType&gt;</text:p>
          </table:table-cell>
          <table:table-cell/>
        </table:table-row>
        <table:table-row table:style-name="ro1">
          <table:table-cell table:formula="of:=IF([$IntermediateCalcs.D198];[$IntermediateCalcs.K198];IF([$IntermediateCalcs.E198];[$IntermediateCalcs.K198];IF([$IntermediateCalcs.F198];[$IntermediateCalcs.L198];IF([$IntermediateCalcs.C198];&quot;&lt;/Setlist&gt;&quot;&amp;[$IntermediateCalcs.M198];&quot;&quot;))))" office:value-type="string" office:string-value="&lt;Song&gt;&lt;Title&gt;Poor-Wayfaring-Stranger_Easy_TAB&lt;/Title&gt;&lt;FileName&gt;Poor-Wayfaring-Stranger_Easy_TAB.pdf&lt;/FileName&gt;&lt;/FileType&gt;1&lt;/FileType&gt;" calcext:value-type="string">
            <text:p>&lt;Song&gt;&lt;Title&gt;Poor-Wayfaring-Stranger_Easy_TAB&lt;/Title&gt;&lt;FileName&gt;Poor-Wayfaring-Stranger_Easy_TAB.pdf&lt;/FileName&gt;&lt;/FileType&gt;1&lt;/FileType&gt;</text:p>
          </table:table-cell>
          <table:table-cell/>
        </table:table-row>
        <table:table-row table:style-name="ro1">
          <table:table-cell table:formula="of:=IF([$IntermediateCalcs.D199];[$IntermediateCalcs.K199];IF([$IntermediateCalcs.E199];[$IntermediateCalcs.K199];IF([$IntermediateCalcs.F199];[$IntermediateCalcs.L199];IF([$IntermediateCalcs.C199];&quot;&lt;/Setlist&gt;&quot;&amp;[$IntermediateCalcs.M199];&quot;&quot;))))" office:value-type="string" office:string-value="&lt;Song&gt;&lt;Title&gt;Old Black Joe with Chords&lt;/Title&gt;&lt;FileName&gt;Old Black Joe with Chords.pdf&lt;/FileName&gt;&lt;/FileType&gt;1&lt;/FileType&gt;" calcext:value-type="string">
            <text:p>&lt;Song&gt;&lt;Title&gt;Old Black Joe with Chords&lt;/Title&gt;&lt;FileName&gt;Old Black Joe with Chords.pdf&lt;/FileName&gt;&lt;/FileType&gt;1&lt;/FileType&gt;</text:p>
          </table:table-cell>
          <table:table-cell/>
        </table:table-row>
        <table:table-row table:style-name="ro1">
          <table:table-cell table:formula="of:=IF([$IntermediateCalcs.D200];[$IntermediateCalcs.K200];IF([$IntermediateCalcs.E200];[$IntermediateCalcs.K200];IF([$IntermediateCalcs.F200];[$IntermediateCalcs.L200];IF([$IntermediateCalcs.C200];&quot;&lt;/Setlist&gt;&quot;&amp;[$IntermediateCalcs.M200];&quot;&quot;))))" office:value-type="string" office:string-value="&lt;Song&gt;&lt;Title&gt;Horse and Muggy&lt;/Title&gt;&lt;FileName&gt;Horse and Muggy.pdf&lt;/FileName&gt;&lt;/FileType&gt;1&lt;/FileType&gt;" calcext:value-type="string">
            <text:p>&lt;Song&gt;&lt;Title&gt;Horse and Muggy&lt;/Title&gt;&lt;FileName&gt;Horse and Muggy.pdf&lt;/FileName&gt;&lt;/FileType&gt;1&lt;/FileType&gt;</text:p>
          </table:table-cell>
          <table:table-cell/>
        </table:table-row>
        <table:table-row table:style-name="ro1">
          <table:table-cell table:formula="of:=IF([$IntermediateCalcs.D201];[$IntermediateCalcs.K201];IF([$IntermediateCalcs.E201];[$IntermediateCalcs.K201];IF([$IntermediateCalcs.F201];[$IntermediateCalcs.L201];IF([$IntermediateCalcs.C201];&quot;&lt;/Setlist&gt;&quot;&amp;[$IntermediateCalcs.M201];&quot;&quot;))))" office:value-type="string" office:string-value="&lt;Song&gt;&lt;Title&gt;Gray Cat on a Tennessee Farm 2&lt;/Title&gt;&lt;FileName&gt;Gray Cat on a Tennessee Farm 2.pdf&lt;/FileName&gt;&lt;/FileType&gt;1&lt;/FileType&gt;" calcext:value-type="string">
            <text:p>&lt;Song&gt;&lt;Title&gt;Gray Cat on a Tennessee Farm 2&lt;/Title&gt;&lt;FileName&gt;Gray Cat on a Tennessee Farm 2.pdf&lt;/FileName&gt;&lt;/FileType&gt;1&lt;/FileType&gt;</text:p>
          </table:table-cell>
          <table:table-cell/>
        </table:table-row>
        <table:table-row table:style-name="ro1">
          <table:table-cell table:formula="of:=IF([$IntermediateCalcs.D202];[$IntermediateCalcs.K202];IF([$IntermediateCalcs.E202];[$IntermediateCalcs.K202];IF([$IntermediateCalcs.F202];[$IntermediateCalcs.L202];IF([$IntermediateCalcs.C202];&quot;&lt;/Setlist&gt;&quot;&amp;[$IntermediateCalcs.M202];&quot;&quot;))))" office:value-type="string" office:string-value="&lt;Song&gt;&lt;Title&gt;Goin' To Boston - TW &amp; Seifert&lt;/Title&gt;&lt;FileName&gt;Goin' To Boston - TW &amp; Seifert.pdf&lt;/FileName&gt;&lt;/FileType&gt;1&lt;/FileType&gt;" calcext:value-type="string">
            <text:p>&lt;Song&gt;&lt;Title&gt;Goin' To Boston - TW &amp; Seifert&lt;/Title&gt;&lt;FileName&gt;Goin' To Boston - TW &amp; 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203];[$IntermediateCalcs.K203];IF([$IntermediateCalcs.E203];[$IntermediateCalcs.K203];IF([$IntermediateCalcs.F203];[$IntermediateCalcs.L203];IF([$IntermediateCalcs.C203];&quot;&lt;/Setlist&gt;&quot;&amp;[$IntermediateCalcs.M203];&quot;&quot;))))" office:value-type="string" office:string-value="&lt;Song&gt;&lt;Title&gt;Bonnie Doon&lt;/Title&gt;&lt;FileName&gt;Bonnie Doon.pdf&lt;/FileName&gt;&lt;/FileType&gt;1&lt;/FileType&gt;" calcext:value-type="string">
            <text:p>&lt;Song&gt;&lt;Title&gt;Bonnie Doon&lt;/Title&gt;&lt;FileName&gt;Bonnie Doon.pdf&lt;/FileName&gt;&lt;/FileType&gt;1&lt;/FileType&gt;</text:p>
          </table:table-cell>
          <table:table-cell/>
        </table:table-row>
        <table:table-row table:style-name="ro1">
          <table:table-cell table:formula="of:=IF([$IntermediateCalcs.D204];[$IntermediateCalcs.K204];IF([$IntermediateCalcs.E204];[$IntermediateCalcs.K204];IF([$IntermediateCalcs.F204];[$IntermediateCalcs.L204];IF([$IntermediateCalcs.C204];&quot;&lt;/Setlist&gt;&quot;&amp;[$IntermediateCalcs.M204];&quot;&quot;))))" office:value-type="string" office:string-value="&lt;Song&gt;&lt;Title&gt;Bonaparte's Retreat&lt;/Title&gt;&lt;FileName&gt;Bonaparte's Retreat.pdf&lt;/FileName&gt;&lt;/FileType&gt;1&lt;/FileType&gt;" calcext:value-type="string">
            <text:p>&lt;Song&gt;&lt;Title&gt;Bonaparte's Retreat&lt;/Title&gt;&lt;FileName&gt;Bonaparte's Retreat.pdf&lt;/FileName&gt;&lt;/FileType&gt;1&lt;/FileType&gt;</text:p>
          </table:table-cell>
          <table:table-cell/>
        </table:table-row>
        <table:table-row table:style-name="ro1">
          <table:table-cell table:formula="of:=IF([$IntermediateCalcs.D205];[$IntermediateCalcs.K205];IF([$IntermediateCalcs.E205];[$IntermediateCalcs.K205];IF([$IntermediateCalcs.F205];[$IntermediateCalcs.L205];IF([$IntermediateCalcs.C205];&quot;&lt;/Setlist&gt;&quot;&amp;[$IntermediateCalcs.M205];&quot;&quot;))))" office:value-type="string" office:string-value="&lt;Song&gt;&lt;Title&gt;Blind Mary - Conger Duet&lt;/Title&gt;&lt;FileName&gt;Blind Mary - Conger Duet.pdf&lt;/FileName&gt;&lt;/FileType&gt;1&lt;/FileType&gt;" calcext:value-type="string">
            <text:p>&lt;Song&gt;&lt;Title&gt;Blind Mary - Conger Duet&lt;/Title&gt;&lt;FileName&gt;Blind Mary - Conger Duet.pdf&lt;/FileName&gt;&lt;/FileType&gt;1&lt;/FileType&gt;</text:p>
          </table:table-cell>
          <table:table-cell/>
        </table:table-row>
        <table:table-row table:style-name="ro1">
          <table:table-cell table:formula="of:=IF([$IntermediateCalcs.D206];[$IntermediateCalcs.K206];IF([$IntermediateCalcs.E206];[$IntermediateCalcs.K206];IF([$IntermediateCalcs.F206];[$IntermediateCalcs.L206];IF([$IntermediateCalcs.C206];&quot;&lt;/Setlist&gt;&quot;&amp;[$IntermediateCalcs.M206];&quot;&quot;))))" office:value-type="string" office:string-value="&lt;Song&gt;&lt;Title&gt;John Stinson's #2&lt;/Title&gt;&lt;FileName&gt;John Stinson's #2.pdf&lt;/FileName&gt;&lt;/FileType&gt;1&lt;/FileType&gt;" calcext:value-type="string">
            <text:p>&lt;Song&gt;&lt;Title&gt;John Stinson's #2&lt;/Title&gt;&lt;FileName&gt;John Stinson's #2.pdf&lt;/FileName&gt;&lt;/FileType&gt;1&lt;/FileType&gt;</text:p>
          </table:table-cell>
          <table:table-cell/>
        </table:table-row>
        <table:table-row table:style-name="ro1">
          <table:table-cell table:formula="of:=IF([$IntermediateCalcs.D207];[$IntermediateCalcs.K207];IF([$IntermediateCalcs.E207];[$IntermediateCalcs.K207];IF([$IntermediateCalcs.F207];[$IntermediateCalcs.L207];IF([$IntermediateCalcs.C207];&quot;&lt;/Setlist&gt;&quot;&amp;[$IntermediateCalcs.M207];&quot;&quot;))))" office:value-type="string" office:string-value="&lt;Song&gt;&lt;Title&gt;Puff-the-Magic-Dragon_TAB&lt;/Title&gt;&lt;FileName&gt;Puff-the-Magic-Dragon_TAB.pdf&lt;/FileName&gt;&lt;/FileType&gt;1&lt;/FileType&gt;" calcext:value-type="string">
            <text:p>&lt;Song&gt;&lt;Title&gt;Puff-the-Magic-Dragon_TAB&lt;/Title&gt;&lt;FileName&gt;Puff-the-Magic-Dragon_TAB.pdf&lt;/FileName&gt;&lt;/FileType&gt;1&lt;/FileType&gt;</text:p>
          </table:table-cell>
          <table:table-cell/>
        </table:table-row>
        <table:table-row table:style-name="ro1">
          <table:table-cell table:formula="of:=IF([$IntermediateCalcs.D208];[$IntermediateCalcs.K208];IF([$IntermediateCalcs.E208];[$IntermediateCalcs.K208];IF([$IntermediateCalcs.F208];[$IntermediateCalcs.L208];IF([$IntermediateCalcs.C208];&quot;&lt;/Setlist&gt;&quot;&amp;[$IntermediateCalcs.M208];&quot;&quot;))))" office:value-type="string" office:string-value="&lt;Song&gt;&lt;Title&gt;Ragland Waltz 2&lt;/Title&gt;&lt;FileName&gt;Ragland Waltz 2.pdf&lt;/FileName&gt;&lt;/FileType&gt;1&lt;/FileType&gt;" calcext:value-type="string">
            <text:p>&lt;Song&gt;&lt;Title&gt;Ragland Waltz 2&lt;/Title&gt;&lt;FileName&gt;Ragland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209];[$IntermediateCalcs.K209];IF([$IntermediateCalcs.E209];[$IntermediateCalcs.K209];IF([$IntermediateCalcs.F209];[$IntermediateCalcs.L209];IF([$IntermediateCalcs.C209];&quot;&lt;/Setlist&gt;&quot;&amp;[$IntermediateCalcs.M209];&quot;&quot;))))" office:value-type="string" office:string-value="&lt;Song&gt;&lt;Title&gt;Level Plain&lt;/Title&gt;&lt;FileName&gt;Level Plain.pdf&lt;/FileName&gt;&lt;/FileType&gt;1&lt;/FileType&gt;" calcext:value-type="string">
            <text:p>&lt;Song&gt;&lt;Title&gt;Level Plain&lt;/Title&gt;&lt;FileName&gt;Level Plain.pdf&lt;/FileName&gt;&lt;/FileType&gt;1&lt;/FileType&gt;</text:p>
          </table:table-cell>
          <table:table-cell/>
        </table:table-row>
        <table:table-row table:style-name="ro1">
          <table:table-cell table:formula="of:=IF([$IntermediateCalcs.D210];[$IntermediateCalcs.K210];IF([$IntermediateCalcs.E210];[$IntermediateCalcs.K210];IF([$IntermediateCalcs.F210];[$IntermediateCalcs.L210];IF([$IntermediateCalcs.C210];&quot;&lt;/Setlist&gt;&quot;&amp;[$IntermediateCalcs.M210];&quot;&quot;))))" office:value-type="string" office:string-value="&lt;Song&gt;&lt;Title&gt;Home Sweet Home&lt;/Title&gt;&lt;FileName&gt;Home Sweet Home.pdf&lt;/FileName&gt;&lt;/FileType&gt;1&lt;/FileType&gt;" calcext:value-type="string">
            <text:p>&lt;Song&gt;&lt;Title&gt;Home Sweet Home&lt;/Title&gt;&lt;FileName&gt;Home Sweet Home.pdf&lt;/FileName&gt;&lt;/FileType&gt;1&lt;/FileType&gt;</text:p>
          </table:table-cell>
          <table:table-cell/>
        </table:table-row>
        <table:table-row table:style-name="ro1">
          <table:table-cell table:formula="of:=IF([$IntermediateCalcs.D211];[$IntermediateCalcs.K211];IF([$IntermediateCalcs.E211];[$IntermediateCalcs.K211];IF([$IntermediateCalcs.F211];[$IntermediateCalcs.L211];IF([$IntermediateCalcs.C211];&quot;&lt;/Setlist&gt;&quot;&amp;[$IntermediateCalcs.M211];&quot;&quot;))))" office:value-type="string" office:string-value="&lt;Song&gt;&lt;Title&gt;Hector the Hero&lt;/Title&gt;&lt;FileName&gt;Hector the Hero.pdf&lt;/FileName&gt;&lt;/FileType&gt;1&lt;/FileType&gt;" calcext:value-type="string">
            <text:p>&lt;Song&gt;&lt;Title&gt;Hector the Hero&lt;/Title&gt;&lt;FileName&gt;Hector the Hero.pdf&lt;/FileName&gt;&lt;/FileType&gt;1&lt;/FileType&gt;</text:p>
          </table:table-cell>
          <table:table-cell/>
        </table:table-row>
        <table:table-row table:style-name="ro1">
          <table:table-cell table:formula="of:=IF([$IntermediateCalcs.D212];[$IntermediateCalcs.K212];IF([$IntermediateCalcs.E212];[$IntermediateCalcs.K212];IF([$IntermediateCalcs.F212];[$IntermediateCalcs.L212];IF([$IntermediateCalcs.C212];&quot;&lt;/Setlist&gt;&quot;&amp;[$IntermediateCalcs.M212];&quot;&quot;))))" office:value-type="string" office:string-value="&lt;Song&gt;&lt;Title&gt;Genevieve's Waltz 2&lt;/Title&gt;&lt;FileName&gt;Genevieve's Waltz 2.pdf&lt;/FileName&gt;&lt;/FileType&gt;1&lt;/FileType&gt;" calcext:value-type="string">
            <text:p>&lt;Song&gt;&lt;Title&gt;Genevieve's Waltz 2&lt;/Title&gt;&lt;FileName&gt;Genevieve's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213];[$IntermediateCalcs.K213];IF([$IntermediateCalcs.E213];[$IntermediateCalcs.K213];IF([$IntermediateCalcs.F213];[$IntermediateCalcs.L213];IF([$IntermediateCalcs.C213];&quot;&lt;/Setlist&gt;&quot;&amp;[$IntermediateCalcs.M213];&quot;&quot;))))" office:value-type="string" office:string-value="&lt;Song&gt;&lt;Title&gt;For Ireland - Mel&lt;/Title&gt;&lt;FileName&gt;For Ireland - Mel.pdf&lt;/FileName&gt;&lt;/FileType&gt;1&lt;/FileType&gt;" calcext:value-type="string">
            <text:p>&lt;Song&gt;&lt;Title&gt;For Ireland - Mel&lt;/Title&gt;&lt;FileName&gt;For Ireland - Mel.pdf&lt;/FileName&gt;&lt;/FileType&gt;1&lt;/FileType&gt;</text:p>
          </table:table-cell>
          <table:table-cell/>
        </table:table-row>
        <table:table-row table:style-name="ro1">
          <table:table-cell table:formula="of:=IF([$IntermediateCalcs.D214];[$IntermediateCalcs.K214];IF([$IntermediateCalcs.E214];[$IntermediateCalcs.K214];IF([$IntermediateCalcs.F214];[$IntermediateCalcs.L214];IF([$IntermediateCalcs.C214];&quot;&lt;/Setlist&gt;&quot;&amp;[$IntermediateCalcs.M214];&quot;&quot;))))" office:value-type="string" office:string-value="&lt;Song&gt;&lt;Title&gt;Devoted to You&lt;/Title&gt;&lt;FileName&gt;Devoted to You.pdf&lt;/FileName&gt;&lt;/FileType&gt;1&lt;/FileType&gt;" calcext:value-type="string">
            <text:p>&lt;Song&gt;&lt;Title&gt;Devoted to You&lt;/Title&gt;&lt;FileName&gt;Devoted to You.pdf&lt;/FileName&gt;&lt;/FileType&gt;1&lt;/FileType&gt;</text:p>
          </table:table-cell>
          <table:table-cell/>
        </table:table-row>
        <table:table-row table:style-name="ro1">
          <table:table-cell table:formula="of:=IF([$IntermediateCalcs.D215];[$IntermediateCalcs.K215];IF([$IntermediateCalcs.E215];[$IntermediateCalcs.K215];IF([$IntermediateCalcs.F215];[$IntermediateCalcs.L215];IF([$IntermediateCalcs.C215];&quot;&lt;/Setlist&gt;&quot;&amp;[$IntermediateCalcs.M215];&quot;&quot;))))" office:value-type="string" office:string-value="&lt;Song&gt;&lt;Title&gt;Dan the Cobbler&lt;/Title&gt;&lt;FileName&gt;Dan the Cobbler.pdf&lt;/FileName&gt;&lt;/FileType&gt;1&lt;/FileType&gt;" calcext:value-type="string">
            <text:p>&lt;Song&gt;&lt;Title&gt;Dan the Cobbler&lt;/Title&gt;&lt;FileName&gt;Dan the Cobbler.pdf&lt;/FileName&gt;&lt;/FileType&gt;1&lt;/FileType&gt;</text:p>
          </table:table-cell>
          <table:table-cell/>
        </table:table-row>
        <table:table-row table:style-name="ro1">
          <table:table-cell table:formula="of:=IF([$IntermediateCalcs.D216];[$IntermediateCalcs.K216];IF([$IntermediateCalcs.E216];[$IntermediateCalcs.K216];IF([$IntermediateCalcs.F216];[$IntermediateCalcs.L216];IF([$IntermediateCalcs.C216];&quot;&lt;/Setlist&gt;&quot;&amp;[$IntermediateCalcs.M216];&quot;&quot;))))" office:value-type="string" office:string-value="&lt;Song&gt;&lt;Title&gt;Breton Fisherman's With Descant&lt;/Title&gt;&lt;FileName&gt;Breton Fisherman's With Descant.pdf&lt;/FileName&gt;&lt;/FileType&gt;1&lt;/FileType&gt;" calcext:value-type="string">
            <text:p>&lt;Song&gt;&lt;Title&gt;Breton Fisherman's With Descant&lt;/Title&gt;&lt;FileName&gt;Breton Fisherman's With Descant.pdf&lt;/FileName&gt;&lt;/FileType&gt;1&lt;/FileType&gt;</text:p>
          </table:table-cell>
          <table:table-cell/>
        </table:table-row>
        <table:table-row table:style-name="ro1">
          <table:table-cell table:formula="of:=IF([$IntermediateCalcs.D217];[$IntermediateCalcs.K217];IF([$IntermediateCalcs.E217];[$IntermediateCalcs.K217];IF([$IntermediateCalcs.F217];[$IntermediateCalcs.L217];IF([$IntermediateCalcs.C217];&quot;&lt;/Setlist&gt;&quot;&amp;[$IntermediateCalcs.M217];&quot;&quot;))))" office:value-type="string" office:string-value="&lt;Song&gt;&lt;Title&gt;Waiting-for-Nancy&lt;/Title&gt;&lt;FileName&gt;Waiting-for-Nancy.pdf&lt;/FileName&gt;&lt;/FileType&gt;1&lt;/FileType&gt;" calcext:value-type="string">
            <text:p>&lt;Song&gt;&lt;Title&gt;Waiting-for-Nancy&lt;/Title&gt;&lt;FileName&gt;Waiting-for-Nancy.pdf&lt;/FileName&gt;&lt;/FileType&gt;1&lt;/FileType&gt;</text:p>
          </table:table-cell>
          <table:table-cell/>
        </table:table-row>
        <table:table-row table:style-name="ro1">
          <table:table-cell table:formula="of:=IF([$IntermediateCalcs.D218];[$IntermediateCalcs.K218];IF([$IntermediateCalcs.E218];[$IntermediateCalcs.K218];IF([$IntermediateCalcs.F218];[$IntermediateCalcs.L218];IF([$IntermediateCalcs.C218];&quot;&lt;/Setlist&gt;&quot;&amp;[$IntermediateCalcs.M218];&quot;&quot;))))" office:value-type="string" office:string-value="&lt;Song&gt;&lt;Title&gt;Waiting-for-Nancy_JS-version_SMN&lt;/Title&gt;&lt;FileName&gt;Waiting-for-Nancy_JS-version_SMN.pdf&lt;/FileName&gt;&lt;/FileType&gt;1&lt;/FileType&gt;" calcext:value-type="string">
            <text:p>&lt;Song&gt;&lt;Title&gt;Waiting-for-Nancy_JS-version_SMN&lt;/Title&gt;&lt;FileName&gt;Waiting-for-Nancy_JS-version_SMN.pdf&lt;/FileName&gt;&lt;/FileType&gt;1&lt;/FileType&gt;</text:p>
          </table:table-cell>
          <table:table-cell/>
        </table:table-row>
        <table:table-row table:style-name="ro1">
          <table:table-cell table:formula="of:=IF([$IntermediateCalcs.D219];[$IntermediateCalcs.K219];IF([$IntermediateCalcs.E219];[$IntermediateCalcs.K219];IF([$IntermediateCalcs.F219];[$IntermediateCalcs.L219];IF([$IntermediateCalcs.C219];&quot;&lt;/Setlist&gt;&quot;&amp;[$IntermediateCalcs.M219];&quot;&quot;))))" office:value-type="string" office:string-value="&lt;Song&gt;&lt;Title&gt;Old-Joe-Clark_MultiVersions_SMN&lt;/Title&gt;&lt;FileName&gt;Old-Joe-Clark_MultiVersions_SMN.pdf&lt;/FileName&gt;&lt;/FileType&gt;1&lt;/FileType&gt;" calcext:value-type="string">
            <text:p>&lt;Song&gt;&lt;Title&gt;Old-Joe-Clark_MultiVersions_SMN&lt;/Title&gt;&lt;FileName&gt;Old-Joe-Clark_MultiVersions_SMN.pdf&lt;/FileName&gt;&lt;/FileType&gt;1&lt;/FileType&gt;</text:p>
          </table:table-cell>
          <table:table-cell/>
        </table:table-row>
        <table:table-row table:style-name="ro1">
          <table:table-cell table:formula="of:=IF([$IntermediateCalcs.D220];[$IntermediateCalcs.K220];IF([$IntermediateCalcs.E220];[$IntermediateCalcs.K220];IF([$IntermediateCalcs.F220];[$IntermediateCalcs.L220];IF([$IntermediateCalcs.C220];&quot;&lt;/Setlist&gt;&quot;&amp;[$IntermediateCalcs.M220];&quot;&quot;))))" office:value-type="string" office:string-value="&lt;Song&gt;&lt;Title&gt;Hard-Times_Mel_Easier_SMN&lt;/Title&gt;&lt;FileName&gt;Hard-Times_Mel_Easier_SMN.pdf&lt;/FileName&gt;&lt;/FileType&gt;1&lt;/FileType&gt;" calcext:value-type="string">
            <text:p>&lt;Song&gt;&lt;Title&gt;Hard-Times_Mel_Easier_SMN&lt;/Title&gt;&lt;FileName&gt;Hard-Times_Mel_Easier_SMN.pdf&lt;/FileName&gt;&lt;/FileType&gt;1&lt;/FileType&gt;</text:p>
          </table:table-cell>
          <table:table-cell/>
        </table:table-row>
        <table:table-row table:style-name="ro1">
          <table:table-cell table:formula="of:=IF([$IntermediateCalcs.D221];[$IntermediateCalcs.K221];IF([$IntermediateCalcs.E221];[$IntermediateCalcs.K221];IF([$IntermediateCalcs.F221];[$IntermediateCalcs.L221];IF([$IntermediateCalcs.C221];&quot;&lt;/Setlist&gt;&quot;&amp;[$IntermediateCalcs.M221];&quot;&quot;))))" office:value-type="string" office:string-value="&lt;Song&gt;&lt;Title&gt;Hard Times TAB&lt;/Title&gt;&lt;FileName&gt;Hard Times TAB.pdf&lt;/FileName&gt;&lt;/FileType&gt;1&lt;/FileType&gt;" calcext:value-type="string">
            <text:p>&lt;Song&gt;&lt;Title&gt;Hard Times TAB&lt;/Title&gt;&lt;FileName&gt;Hard Times TAB.pdf&lt;/FileName&gt;&lt;/FileType&gt;1&lt;/FileType&gt;</text:p>
          </table:table-cell>
          <table:table-cell/>
        </table:table-row>
        <table:table-row table:style-name="ro1">
          <table:table-cell table:formula="of:=IF([$IntermediateCalcs.D222];[$IntermediateCalcs.K222];IF([$IntermediateCalcs.E222];[$IntermediateCalcs.K222];IF([$IntermediateCalcs.F222];[$IntermediateCalcs.L222];IF([$IntermediateCalcs.C222];&quot;&lt;/Setlist&gt;&quot;&amp;[$IntermediateCalcs.M222];&quot;&quot;))))" office:value-type="string" office:string-value="&lt;Song&gt;&lt;Title&gt;Old Joe Clark&lt;/Title&gt;&lt;FileName&gt;Old Joe Clark 2.pdf&lt;/FileName&gt;&lt;/FileType&gt;1&lt;/FileType&gt;" calcext:value-type="string">
            <text:p>&lt;Song&gt;&lt;Title&gt;Old Joe Clark&lt;/Title&gt;&lt;FileName&gt;Old Joe Clark 2.pdf&lt;/FileName&gt;&lt;/FileType&gt;1&lt;/FileType&gt;</text:p>
          </table:table-cell>
          <table:table-cell/>
        </table:table-row>
        <table:table-row table:style-name="ro1">
          <table:table-cell table:formula="of:=IF([$IntermediateCalcs.D223];[$IntermediateCalcs.K223];IF([$IntermediateCalcs.E223];[$IntermediateCalcs.K223];IF([$IntermediateCalcs.F223];[$IntermediateCalcs.L223];IF([$IntermediateCalcs.C223];&quot;&lt;/Setlist&gt;&quot;&amp;[$IntermediateCalcs.M223];&quot;&quot;))))" office:value-type="string" office:string-value="&lt;Song&gt;&lt;Title&gt;Amazing Grace&lt;/Title&gt;&lt;FileName&gt;Amazing Grace.pdf&lt;/FileName&gt;&lt;/FileType&gt;1&lt;/FileType&gt;" calcext:value-type="string">
            <text:p>&lt;Song&gt;&lt;Title&gt;Amazing Grace&lt;/Title&gt;&lt;FileName&gt;Amazing Grace.pdf&lt;/FileName&gt;&lt;/FileType&gt;1&lt;/FileType&gt;</text:p>
          </table:table-cell>
          <table:table-cell/>
        </table:table-row>
        <table:table-row table:style-name="ro1">
          <table:table-cell table:formula="of:=IF([$IntermediateCalcs.D224];[$IntermediateCalcs.K224];IF([$IntermediateCalcs.E224];[$IntermediateCalcs.K224];IF([$IntermediateCalcs.F224];[$IntermediateCalcs.L224];IF([$IntermediateCalcs.C224];&quot;&lt;/Setlist&gt;&quot;&amp;[$IntermediateCalcs.M224];&quot;&quot;))))" office:value-type="string" office:string-value="&lt;Song&gt;&lt;Title&gt;Five Pounds of Possum&lt;/Title&gt;&lt;FileName&gt;Five Pounds of Possum.pdf&lt;/FileName&gt;&lt;/FileType&gt;1&lt;/FileType&gt;" calcext:value-type="string">
            <text:p>&lt;Song&gt;&lt;Title&gt;Five Pounds of Possum&lt;/Title&gt;&lt;FileName&gt;Five Pounds of Possum.pdf&lt;/FileName&gt;&lt;/FileType&gt;1&lt;/FileType&gt;</text:p>
          </table:table-cell>
          <table:table-cell/>
        </table:table-row>
        <table:table-row table:style-name="ro1">
          <table:table-cell table:formula="of:=IF([$IntermediateCalcs.D225];[$IntermediateCalcs.K225];IF([$IntermediateCalcs.E225];[$IntermediateCalcs.K225];IF([$IntermediateCalcs.F225];[$IntermediateCalcs.L225];IF([$IntermediateCalcs.C225];&quot;&lt;/Setlist&gt;&quot;&amp;[$IntermediateCalcs.M225];&quot;&quot;))))" office:value-type="string" office:string-value="&lt;Song&gt;&lt;Title&gt;Cherokee Shuffle (SMN)&lt;/Title&gt;&lt;FileName&gt;Cherokee Shuffle (SMN).pdf&lt;/FileName&gt;&lt;/FileType&gt;1&lt;/FileType&gt;" calcext:value-type="string">
            <text:p>&lt;Song&gt;&lt;Title&gt;Cherokee Shuffle (SMN)&lt;/Title&gt;&lt;FileName&gt;Cherokee Shuffle (SMN).pdf&lt;/FileName&gt;&lt;/FileType&gt;1&lt;/FileType&gt;</text:p>
          </table:table-cell>
          <table:table-cell/>
        </table:table-row>
        <table:table-row table:style-name="ro1">
          <table:table-cell table:formula="of:=IF([$IntermediateCalcs.D226];[$IntermediateCalcs.K226];IF([$IntermediateCalcs.E226];[$IntermediateCalcs.K226];IF([$IntermediateCalcs.F226];[$IntermediateCalcs.L226];IF([$IntermediateCalcs.C226];&quot;&lt;/Setlist&gt;&quot;&amp;[$IntermediateCalcs.M226];&quot;&quot;))))" office:value-type="string" office:string-value="&lt;Song&gt;&lt;Title&gt;Buffalo-Gals_wTAB&lt;/Title&gt;&lt;FileName&gt;Buffalo-Gals_wTAB.pdf&lt;/FileName&gt;&lt;/FileType&gt;1&lt;/FileType&gt;" calcext:value-type="string">
            <text:p>&lt;Song&gt;&lt;Title&gt;Buffalo-Gals_wTAB&lt;/Title&gt;&lt;FileName&gt;Buffalo-Gals_wTAB.pdf&lt;/FileName&gt;&lt;/FileType&gt;1&lt;/FileType&gt;</text:p>
          </table:table-cell>
          <table:table-cell/>
        </table:table-row>
        <table:table-row table:style-name="ro1">
          <table:table-cell table:formula="of:=IF([$IntermediateCalcs.D227];[$IntermediateCalcs.K227];IF([$IntermediateCalcs.E227];[$IntermediateCalcs.K227];IF([$IntermediateCalcs.F227];[$IntermediateCalcs.L227];IF([$IntermediateCalcs.C227];&quot;&lt;/Setlist&gt;&quot;&amp;[$IntermediateCalcs.M227];&quot;&quot;))))" office:value-type="string" office:string-value="&lt;Song&gt;&lt;Title&gt;OB LA DI&lt;/Title&gt;&lt;FileName&gt;OB LA DI.pdf&lt;/FileName&gt;&lt;/FileType&gt;1&lt;/FileType&gt;" calcext:value-type="string">
            <text:p>&lt;Song&gt;&lt;Title&gt;OB LA DI&lt;/Title&gt;&lt;FileName&gt;OB LA DI.pdf&lt;/FileName&gt;&lt;/FileType&gt;1&lt;/FileType&gt;</text:p>
          </table:table-cell>
          <table:table-cell/>
        </table:table-row>
        <table:table-row table:style-name="ro1">
          <table:table-cell table:formula="of:=IF([$IntermediateCalcs.D228];[$IntermediateCalcs.K228];IF([$IntermediateCalcs.E228];[$IntermediateCalcs.K228];IF([$IntermediateCalcs.F228];[$IntermediateCalcs.L228];IF([$IntermediateCalcs.C228];&quot;&lt;/Setlist&gt;&quot;&amp;[$IntermediateCalcs.M228];&quot;&quot;))))" office:value-type="string" office:string-value="&lt;Song&gt;&lt;Title&gt;This Little Light of Mine&lt;/Title&gt;&lt;FileName&gt;This Little Light of Mine.pdf&lt;/FileName&gt;&lt;/FileType&gt;1&lt;/FileType&gt;" calcext:value-type="string">
            <text:p>&lt;Song&gt;&lt;Title&gt;This Little Light of Mine&lt;/Title&gt;&lt;FileName&gt;This Little Light of Mine.pdf&lt;/FileName&gt;&lt;/FileType&gt;1&lt;/FileType&gt;</text:p>
          </table:table-cell>
          <table:table-cell/>
        </table:table-row>
        <table:table-row table:style-name="ro1">
          <table:table-cell table:formula="of:=IF([$IntermediateCalcs.D229];[$IntermediateCalcs.K229];IF([$IntermediateCalcs.E229];[$IntermediateCalcs.K229];IF([$IntermediateCalcs.F229];[$IntermediateCalcs.L229];IF([$IntermediateCalcs.C229];&quot;&lt;/Setlist&gt;&quot;&amp;[$IntermediateCalcs.M229];&quot;&quot;))))" office:value-type="string" office:string-value="&lt;Song&gt;&lt;Title&gt;America the Beautiful duet&lt;/Title&gt;&lt;FileName&gt;America the Beautiful duet.pdf&lt;/FileName&gt;&lt;/FileType&gt;1&lt;/FileType&gt;" calcext:value-type="string">
            <text:p>&lt;Song&gt;&lt;Title&gt;America the Beautiful duet&lt;/Title&gt;&lt;FileName&gt;America the Beautiful duet.pdf&lt;/FileName&gt;&lt;/FileType&gt;1&lt;/FileType&gt;</text:p>
          </table:table-cell>
          <table:table-cell/>
        </table:table-row>
        <table:table-row table:style-name="ro1">
          <table:table-cell table:formula="of:=IF([$IntermediateCalcs.D230];[$IntermediateCalcs.K230];IF([$IntermediateCalcs.E230];[$IntermediateCalcs.K230];IF([$IntermediateCalcs.F230];[$IntermediateCalcs.L230];IF([$IntermediateCalcs.C230];&quot;&lt;/Setlist&gt;&quot;&amp;[$IntermediateCalcs.M230];&quot;&quot;)))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/>
        </table:table-row>
        <table:table-row table:style-name="ro1">
          <table:table-cell table:formula="of:=IF([$IntermediateCalcs.D231];[$IntermediateCalcs.K231];IF([$IntermediateCalcs.E231];[$IntermediateCalcs.K231];IF([$IntermediateCalcs.F231];[$IntermediateCalcs.L231];IF([$IntermediateCalcs.C231];&quot;&lt;/Setlist&gt;&quot;&amp;[$IntermediateCalcs.M231];&quot;&quot;))))" office:value-type="string" office:string-value="&lt;Song&gt;&lt;Title&gt;Nowhere Man&lt;/Title&gt;&lt;FileName&gt;Nowhere Man.pdf&lt;/FileName&gt;&lt;/FileType&gt;1&lt;/FileType&gt;" calcext:value-type="string">
            <text:p>&lt;Song&gt;&lt;Title&gt;Nowhere Man&lt;/Title&gt;&lt;FileName&gt;Nowhere Man.pdf&lt;/FileName&gt;&lt;/FileType&gt;1&lt;/FileType&gt;</text:p>
          </table:table-cell>
          <table:table-cell/>
        </table:table-row>
        <table:table-row table:style-name="ro1">
          <table:table-cell table:formula="of:=IF([$IntermediateCalcs.D232];[$IntermediateCalcs.K232];IF([$IntermediateCalcs.E232];[$IntermediateCalcs.K232];IF([$IntermediateCalcs.F232];[$IntermediateCalcs.L232];IF([$IntermediateCalcs.C232];&quot;&lt;/Setlist&gt;&quot;&amp;[$IntermediateCalcs.M232];&quot;&quot;))))" office:value-type="string" office:string-value="&lt;Song&gt;&lt;Title&gt;Forked Deer TW&lt;/Title&gt;&lt;FileName&gt;Forked Deer TW 2.pdf&lt;/FileName&gt;&lt;/FileType&gt;1&lt;/FileType&gt;" calcext:value-type="string">
            <text:p>&lt;Song&gt;&lt;Title&gt;Forked Deer TW&lt;/Title&gt;&lt;FileName&gt;Forked Deer TW 2.pdf&lt;/FileName&gt;&lt;/FileType&gt;1&lt;/FileType&gt;</text:p>
          </table:table-cell>
          <table:table-cell/>
        </table:table-row>
        <table:table-row table:style-name="ro1">
          <table:table-cell table:formula="of:=IF([$IntermediateCalcs.D233];[$IntermediateCalcs.K233];IF([$IntermediateCalcs.E233];[$IntermediateCalcs.K233];IF([$IntermediateCalcs.F233];[$IntermediateCalcs.L233];IF([$IntermediateCalcs.C233];&quot;&lt;/Setlist&gt;&quot;&amp;[$IntermediateCalcs.M233];&quot;&quot;))))" office:value-type="string" office:string-value="&lt;Song&gt;&lt;Title&gt;Scarborough_Fair_Mel_SMN&lt;/Title&gt;&lt;FileName&gt;Scarborough_Fair_Mel_SMN.pdf&lt;/FileName&gt;&lt;/FileType&gt;1&lt;/FileType&gt;" calcext:value-type="string">
            <text:p>&lt;Song&gt;&lt;Title&gt;Scarborough_Fair_Mel_SMN&lt;/Title&gt;&lt;FileName&gt;Scarborough_Fair_Mel_SMN.pdf&lt;/FileName&gt;&lt;/FileType&gt;1&lt;/FileType&gt;</text:p>
          </table:table-cell>
          <table:table-cell/>
        </table:table-row>
        <table:table-row table:style-name="ro1">
          <table:table-cell table:formula="of:=IF([$IntermediateCalcs.D234];[$IntermediateCalcs.K234];IF([$IntermediateCalcs.E234];[$IntermediateCalcs.K234];IF([$IntermediateCalcs.F234];[$IntermediateCalcs.L234];IF([$IntermediateCalcs.C234];&quot;&lt;/Setlist&gt;&quot;&amp;[$IntermediateCalcs.M234];&quot;&quot;))))" office:value-type="string" office:string-value="&lt;Song&gt;&lt;Title&gt;Simple Gifts Fingerstyle.tef *&lt;/Title&gt;&lt;FileName&gt;Simple Gifts Fingerstyle.tef *.pdf&lt;/FileName&gt;&lt;/FileType&gt;1&lt;/FileType&gt;" calcext:value-type="string">
            <text:p>&lt;Song&gt;&lt;Title&gt;Simple Gifts Fingerstyle.tef *&lt;/Title&gt;&lt;FileName&gt;Simple Gifts Fingerstyle.tef *.pdf&lt;/FileName&gt;&lt;/FileType&gt;1&lt;/FileType&gt;</text:p>
          </table:table-cell>
          <table:table-cell/>
        </table:table-row>
        <table:table-row table:style-name="ro1">
          <table:table-cell table:formula="of:=IF([$IntermediateCalcs.D235];[$IntermediateCalcs.K235];IF([$IntermediateCalcs.E235];[$IntermediateCalcs.K235];IF([$IntermediateCalcs.F235];[$IntermediateCalcs.L235];IF([$IntermediateCalcs.C235];&quot;&lt;/Setlist&gt;&quot;&amp;[$IntermediateCalcs.M235];&quot;&quot;))))" office:value-type="string" office:string-value="&lt;Song&gt;&lt;Title&gt;Yellow Bird&lt;/Title&gt;&lt;FileName&gt;Yellow Bird.pdf&lt;/FileName&gt;&lt;/FileType&gt;1&lt;/FileType&gt;" calcext:value-type="string">
            <text:p>&lt;Song&gt;&lt;Title&gt;Yellow Bird&lt;/Title&gt;&lt;FileName&gt;Yellow Bird.pdf&lt;/FileName&gt;&lt;/FileType&gt;1&lt;/FileType&gt;</text:p>
          </table:table-cell>
          <table:table-cell/>
        </table:table-row>
        <table:table-row table:style-name="ro1">
          <table:table-cell table:formula="of:=IF([$IntermediateCalcs.D236];[$IntermediateCalcs.K236];IF([$IntermediateCalcs.E236];[$IntermediateCalcs.K236];IF([$IntermediateCalcs.F236];[$IntermediateCalcs.L236];IF([$IntermediateCalcs.C236];&quot;&lt;/Setlist&gt;&quot;&amp;[$IntermediateCalcs.M236];&quot;&quot;))))" office:value-type="string" office:string-value="&lt;Song&gt;&lt;Title&gt;All Throught the Night Duet in G&lt;/Title&gt;&lt;FileName&gt;All Throught the Night Duet in G 2.pdf&lt;/FileName&gt;&lt;/FileType&gt;1&lt;/FileType&gt;" calcext:value-type="string">
            <text:p>&lt;Song&gt;&lt;Title&gt;All Throught the Night Duet in G&lt;/Title&gt;&lt;FileName&gt;All Throught the Night Duet in G 2.pdf&lt;/FileName&gt;&lt;/FileType&gt;1&lt;/FileType&gt;</text:p>
          </table:table-cell>
          <table:table-cell/>
        </table:table-row>
        <table:table-row table:style-name="ro1">
          <table:table-cell table:formula="of:=IF([$IntermediateCalcs.D237];[$IntermediateCalcs.K237];IF([$IntermediateCalcs.E237];[$IntermediateCalcs.K237];IF([$IntermediateCalcs.F237];[$IntermediateCalcs.L237];IF([$IntermediateCalcs.C237];&quot;&lt;/Setlist&gt;&quot;&amp;[$IntermediateCalcs.M237];&quot;&quot;))))" office:value-type="string" office:string-value="&lt;Song&gt;&lt;Title&gt;Faded Coat of Blue SMN&lt;/Title&gt;&lt;FileName&gt;Faded Coat of Blue SMN.pdf&lt;/FileName&gt;&lt;/FileType&gt;1&lt;/FileType&gt;" calcext:value-type="string">
            <text:p>&lt;Song&gt;&lt;Title&gt;Faded Coat of Blue SMN&lt;/Title&gt;&lt;FileName&gt;Faded Coat of Blue SMN.pdf&lt;/FileName&gt;&lt;/FileType&gt;1&lt;/FileType&gt;</text:p>
          </table:table-cell>
          <table:table-cell/>
        </table:table-row>
        <table:table-row table:style-name="ro1">
          <table:table-cell table:formula="of:=IF([$IntermediateCalcs.D238];[$IntermediateCalcs.K238];IF([$IntermediateCalcs.E238];[$IntermediateCalcs.K238];IF([$IntermediateCalcs.F238];[$IntermediateCalcs.L238];IF([$IntermediateCalcs.C238];&quot;&lt;/Setlist&gt;&quot;&amp;[$IntermediateCalcs.M238];&quot;&quot;))))" office:value-type="string" office:string-value="&lt;Song&gt;&lt;Title&gt;Keeper of the Eddystone Light - Dulcimer&lt;/Title&gt;&lt;FileName&gt;Keeper of the Eddystone Light - Dulcimer.pdf&lt;/FileName&gt;&lt;/FileType&gt;1&lt;/FileType&gt;" calcext:value-type="string">
            <text:p>&lt;Song&gt;&lt;Title&gt;Keeper of the Eddystone Light - Dulcimer&lt;/Title&gt;&lt;FileName&gt;Keeper of the Eddystone Light - Dulcimer.pdf&lt;/FileName&gt;&lt;/FileType&gt;1&lt;/FileType&gt;</text:p>
          </table:table-cell>
          <table:table-cell/>
        </table:table-row>
        <table:table-row table:style-name="ro1">
          <table:table-cell table:formula="of:=IF([$IntermediateCalcs.D239];[$IntermediateCalcs.K239];IF([$IntermediateCalcs.E239];[$IntermediateCalcs.K239];IF([$IntermediateCalcs.F239];[$IntermediateCalcs.L239];IF([$IntermediateCalcs.C239];&quot;&lt;/Setlist&gt;&quot;&amp;[$IntermediateCalcs.M239];&quot;&quot;))))" office:value-type="string" office:string-value="&lt;Song&gt;&lt;Title&gt;Keeper of the Eddystone Light - SMN&lt;/Title&gt;&lt;FileName&gt;Keeper of the Eddystone Light - SMN.pdf&lt;/FileName&gt;&lt;/FileType&gt;1&lt;/FileType&gt;" calcext:value-type="string">
            <text:p>&lt;Song&gt;&lt;Title&gt;Keeper of the Eddystone Light - SMN&lt;/Title&gt;&lt;FileName&gt;Keeper of the Eddystone Light - SMN.pdf&lt;/FileName&gt;&lt;/FileType&gt;1&lt;/FileType&gt;</text:p>
          </table:table-cell>
          <table:table-cell/>
        </table:table-row>
        <table:table-row table:style-name="ro1">
          <table:table-cell table:formula="of:=IF([$IntermediateCalcs.D240];[$IntermediateCalcs.K240];IF([$IntermediateCalcs.E240];[$IntermediateCalcs.K240];IF([$IntermediateCalcs.F240];[$IntermediateCalcs.L240];IF([$IntermediateCalcs.C240];&quot;&lt;/Setlist&gt;&quot;&amp;[$IntermediateCalcs.M240];&quot;&quot;))))" office:value-type="string" office:string-value="&lt;Song&gt;&lt;Title&gt;Keeper of the Eddiestone Light - Guitar Chords&lt;/Title&gt;&lt;FileName&gt;Keeper of the Eddiestone Light - Guitar Chords.pdf&lt;/FileName&gt;&lt;/FileType&gt;1&lt;/FileType&gt;" calcext:value-type="string">
            <text:p>&lt;Song&gt;&lt;Title&gt;Keeper of the Eddiestone Light - Guitar Chords&lt;/Title&gt;&lt;FileName&gt;Keeper of the Eddiestone Light - Guitar Chords.pdf&lt;/FileName&gt;&lt;/FileType&gt;1&lt;/FileType&gt;</text:p>
          </table:table-cell>
          <table:table-cell/>
        </table:table-row>
        <table:table-row table:style-name="ro1">
          <table:table-cell table:formula="of:=IF([$IntermediateCalcs.D241];[$IntermediateCalcs.K241];IF([$IntermediateCalcs.E241];[$IntermediateCalcs.K241];IF([$IntermediateCalcs.F241];[$IntermediateCalcs.L241];IF([$IntermediateCalcs.C241];&quot;&lt;/Setlist&gt;&quot;&amp;[$IntermediateCalcs.M241];&quot;&quot;))))" office:value-type="string" office:string-value="&lt;Song&gt;&lt;Title&gt;America The Beautiful - Key of A Chords&lt;/Title&gt;&lt;FileName&gt;America The Beautiful - Key of A Chords.pdf&lt;/FileName&gt;&lt;/FileType&gt;1&lt;/FileType&gt;" calcext:value-type="string">
            <text:p>&lt;Song&gt;&lt;Title&gt;America The Beautiful - Key of A Chords&lt;/Title&gt;&lt;FileName&gt;America The Beautiful - Key of A Chords.pdf&lt;/FileName&gt;&lt;/FileType&gt;1&lt;/FileType&gt;</text:p>
          </table:table-cell>
          <table:table-cell/>
        </table:table-row>
        <table:table-row table:style-name="ro1">
          <table:table-cell table:formula="of:=IF([$IntermediateCalcs.D242];[$IntermediateCalcs.K242];IF([$IntermediateCalcs.E242];[$IntermediateCalcs.K242];IF([$IntermediateCalcs.F242];[$IntermediateCalcs.L242];IF([$IntermediateCalcs.C242];&quot;&lt;/Setlist&gt;&quot;&amp;[$IntermediateCalcs.M242];&quot;&quot;))))" office:value-type="string" office:string-value="&lt;Song&gt;&lt;Title&gt;This Land is Your Land - Key of C Chords&lt;/Title&gt;&lt;FileName&gt;This Land is Your Land - Key of C Chords.pdf&lt;/FileName&gt;&lt;/FileType&gt;1&lt;/FileType&gt;" calcext:value-type="string">
            <text:p>&lt;Song&gt;&lt;Title&gt;This Land is Your Land - Key of C Chords&lt;/Title&gt;&lt;FileName&gt;This Land is Your Land - Key of C Chords.pdf&lt;/FileName&gt;&lt;/FileType&gt;1&lt;/FileType&gt;</text:p>
          </table:table-cell>
          <table:table-cell/>
        </table:table-row>
        <table:table-row table:style-name="ro1">
          <table:table-cell table:formula="of:=IF([$IntermediateCalcs.D243];[$IntermediateCalcs.K243];IF([$IntermediateCalcs.E243];[$IntermediateCalcs.K243];IF([$IntermediateCalcs.F243];[$IntermediateCalcs.L243];IF([$IntermediateCalcs.C243];&quot;&lt;/Setlist&gt;&quot;&amp;[$IntermediateCalcs.M243];&quot;&quot;))))" office:value-type="string" office:string-value="&lt;Song&gt;&lt;Title&gt;America&lt;/Title&gt;&lt;FileName&gt;America.pdf&lt;/FileName&gt;&lt;/FileType&gt;1&lt;/FileType&gt;" calcext:value-type="string">
            <text:p>&lt;Song&gt;&lt;Title&gt;America&lt;/Title&gt;&lt;FileName&gt;America.pdf&lt;/FileName&gt;&lt;/FileType&gt;1&lt;/FileType&gt;</text:p>
          </table:table-cell>
          <table:table-cell/>
        </table:table-row>
        <table:table-row table:style-name="ro1">
          <table:table-cell table:formula="of:=IF([$IntermediateCalcs.D244];[$IntermediateCalcs.K244];IF([$IntermediateCalcs.E244];[$IntermediateCalcs.K244];IF([$IntermediateCalcs.F244];[$IntermediateCalcs.L244];IF([$IntermediateCalcs.C244];&quot;&lt;/Setlist&gt;&quot;&amp;[$IntermediateCalcs.M244];&quot;&quot;))))" office:value-type="string" office:string-value="&lt;Song&gt;&lt;Title&gt;Star Spangled Banner&lt;/Title&gt;&lt;FileName&gt;Star Spangled Banner.pdf&lt;/FileName&gt;&lt;/FileType&gt;1&lt;/FileType&gt;" calcext:value-type="string">
            <text:p>&lt;Song&gt;&lt;Title&gt;Star Spangled Banner&lt;/Title&gt;&lt;FileName&gt;Star Spangled Banner.pdf&lt;/FileName&gt;&lt;/FileType&gt;1&lt;/FileType&gt;</text:p>
          </table:table-cell>
          <table:table-cell/>
        </table:table-row>
        <table:table-row table:style-name="ro1">
          <table:table-cell table:formula="of:=IF([$IntermediateCalcs.D245];[$IntermediateCalcs.K245];IF([$IntermediateCalcs.E245];[$IntermediateCalcs.K245];IF([$IntermediateCalcs.F245];[$IntermediateCalcs.L245];IF([$IntermediateCalcs.C245];&quot;&lt;/Setlist&gt;&quot;&amp;[$IntermediateCalcs.M245];&quot;&quot;))))" office:value-type="string" office:string-value="&lt;Song&gt;&lt;Title&gt;You're a Grand Old Flag&lt;/Title&gt;&lt;FileName&gt;You're a Grand Old Flag.pdf&lt;/FileName&gt;&lt;/FileType&gt;1&lt;/FileType&gt;" calcext:value-type="string">
            <text:p>&lt;Song&gt;&lt;Title&gt;You're a Grand Old Flag&lt;/Title&gt;&lt;FileName&gt;You're a Grand Old Flag.pdf&lt;/FileName&gt;&lt;/FileType&gt;1&lt;/FileType&gt;</text:p>
          </table:table-cell>
          <table:table-cell/>
        </table:table-row>
        <table:table-row table:style-name="ro1">
          <table:table-cell table:formula="of:=IF([$IntermediateCalcs.D246];[$IntermediateCalcs.K246];IF([$IntermediateCalcs.E246];[$IntermediateCalcs.K246];IF([$IntermediateCalcs.F246];[$IntermediateCalcs.L246];IF([$IntermediateCalcs.C246];&quot;&lt;/Setlist&gt;&quot;&amp;[$IntermediateCalcs.M246];&quot;&quot;))))" office:value-type="string" office:string-value="&lt;Song&gt;&lt;Title&gt;Battle Hymn of the Republic - Conger&lt;/Title&gt;&lt;FileName&gt;Battle Hymn of the Republic - Conger.pdf&lt;/FileName&gt;&lt;/FileType&gt;1&lt;/FileType&gt;" calcext:value-type="string">
            <text:p>&lt;Song&gt;&lt;Title&gt;Battle Hymn of the Republic - Conger&lt;/Title&gt;&lt;FileName&gt;Battle Hymn of the Republic - Conger.pdf&lt;/FileName&gt;&lt;/FileType&gt;1&lt;/FileType&gt;</text:p>
          </table:table-cell>
          <table:table-cell/>
        </table:table-row>
        <table:table-row table:style-name="ro1">
          <table:table-cell table:formula="of:=IF([$IntermediateCalcs.D247];[$IntermediateCalcs.K247];IF([$IntermediateCalcs.E247];[$IntermediateCalcs.K247];IF([$IntermediateCalcs.F247];[$IntermediateCalcs.L247];IF([$IntermediateCalcs.C247];&quot;&lt;/Setlist&gt;&quot;&amp;[$IntermediateCalcs.M247];&quot;&quot;))))" office:value-type="string" office:string-value="&lt;Song&gt;&lt;Title&gt;Yankee Doodle&lt;/Title&gt;&lt;FileName&gt;Yankee Doodle.pdf&lt;/FileName&gt;&lt;/FileType&gt;1&lt;/FileType&gt;" calcext:value-type="string">
            <text:p>&lt;Song&gt;&lt;Title&gt;Yankee Doodle&lt;/Title&gt;&lt;FileName&gt;Yankee Doodle.pdf&lt;/FileName&gt;&lt;/FileType&gt;1&lt;/FileType&gt;</text:p>
          </table:table-cell>
          <table:table-cell/>
        </table:table-row>
        <table:table-row table:style-name="ro1">
          <table:table-cell table:formula="of:=IF([$IntermediateCalcs.D248];[$IntermediateCalcs.K248];IF([$IntermediateCalcs.E248];[$IntermediateCalcs.K248];IF([$IntermediateCalcs.F248];[$IntermediateCalcs.L248];IF([$IntermediateCalcs.C248];&quot;&lt;/Setlist&gt;&quot;&amp;[$IntermediateCalcs.M248];&quot;&quot;))))" office:value-type="string" office:string-value="&lt;Song&gt;&lt;Title&gt;Yankee Doodle - SMN&lt;/Title&gt;&lt;FileName&gt;Yankee Doodle - SMN.pdf&lt;/FileName&gt;&lt;/FileType&gt;1&lt;/FileType&gt;" calcext:value-type="string">
            <text:p>&lt;Song&gt;&lt;Title&gt;Yankee Doodle - SMN&lt;/Title&gt;&lt;FileName&gt;Yankee Doodle - SMN.pdf&lt;/FileName&gt;&lt;/FileType&gt;1&lt;/FileType&gt;</text:p>
          </table:table-cell>
          <table:table-cell/>
        </table:table-row>
        <table:table-row table:style-name="ro1">
          <table:table-cell table:formula="of:=IF([$IntermediateCalcs.D249];[$IntermediateCalcs.K249];IF([$IntermediateCalcs.E249];[$IntermediateCalcs.K249];IF([$IntermediateCalcs.F249];[$IntermediateCalcs.L249];IF([$IntermediateCalcs.C249];&quot;&lt;/Setlist&gt;&quot;&amp;[$IntermediateCalcs.M249];&quot;&quot;))))" office:value-type="string" office:string-value="&lt;Song&gt;&lt;Title&gt;Patriotic Medley - Guitar Chords&lt;/Title&gt;&lt;FileName&gt;Patriotic Medley - Guitar Chords.pdf&lt;/FileName&gt;&lt;/FileType&gt;1&lt;/FileType&gt;" calcext:value-type="string">
            <text:p>&lt;Song&gt;&lt;Title&gt;Patriotic Medley - Guitar Chords&lt;/Title&gt;&lt;FileName&gt;Patriotic Medley - Guitar Chords.pdf&lt;/FileName&gt;&lt;/FileType&gt;1&lt;/FileType&gt;</text:p>
          </table:table-cell>
          <table:table-cell/>
        </table:table-row>
        <table:table-row table:style-name="ro1">
          <table:table-cell table:formula="of:=IF([$IntermediateCalcs.D250];[$IntermediateCalcs.K250];IF([$IntermediateCalcs.E250];[$IntermediateCalcs.K250];IF([$IntermediateCalcs.F250];[$IntermediateCalcs.L250];IF([$IntermediateCalcs.C250];&quot;&lt;/Setlist&gt;&quot;&amp;[$IntermediateCalcs.M250];&quot;&quot;))))" office:value-type="string" office:string-value="&lt;Song&gt;&lt;Title&gt;This Land is Your Land - Dulcimer TAB&lt;/Title&gt;&lt;FileName&gt;This Land is Your Land - Dulcimer TAB.pdf&lt;/FileName&gt;&lt;/FileType&gt;1&lt;/FileType&gt;" calcext:value-type="string">
            <text:p>&lt;Song&gt;&lt;Title&gt;This Land is Your Land - Dulcimer TAB&lt;/Title&gt;&lt;FileName&gt;This Land is Your Land - Dulcimer TAB.pdf&lt;/FileName&gt;&lt;/FileType&gt;1&lt;/FileType&gt;</text:p>
          </table:table-cell>
          <table:table-cell/>
        </table:table-row>
        <table:table-row table:style-name="ro1">
          <table:table-cell table:formula="of:=IF([$IntermediateCalcs.D251];[$IntermediateCalcs.K251];IF([$IntermediateCalcs.E251];[$IntermediateCalcs.K251];IF([$IntermediateCalcs.F251];[$IntermediateCalcs.L251];IF([$IntermediateCalcs.C251];&quot;&lt;/Setlist&gt;&quot;&amp;[$IntermediateCalcs.M251];&quot;&quot;))))" office:value-type="string" office:string-value="&lt;Song&gt;&lt;Title&gt;America the Beautiful - Dulcimer TAB&lt;/Title&gt;&lt;FileName&gt;America the Beautiful - Dulcimer TAB.pdf&lt;/FileName&gt;&lt;/FileType&gt;1&lt;/FileType&gt;" calcext:value-type="string">
            <text:p>&lt;Song&gt;&lt;Title&gt;America the Beautiful - Dulcimer TAB&lt;/Title&gt;&lt;FileName&gt;America the Beautiful - Dulcimer TAB.pdf&lt;/FileName&gt;&lt;/FileType&gt;1&lt;/FileType&gt;</text:p>
          </table:table-cell>
          <table:table-cell/>
        </table:table-row>
        <table:table-row table:style-name="ro1">
          <table:table-cell table:formula="of:=IF([$IntermediateCalcs.D252];[$IntermediateCalcs.K252];IF([$IntermediateCalcs.E252];[$IntermediateCalcs.K252];IF([$IntermediateCalcs.F252];[$IntermediateCalcs.L252];IF([$IntermediateCalcs.C252];&quot;&lt;/Setlist&gt;&quot;&amp;[$IntermediateCalcs.M252];&quot;&quot;))))" office:value-type="string" office:string-value="&lt;Song&gt;&lt;Title&gt;Bridge Over Troubled Water&lt;/Title&gt;&lt;FileName&gt;Bridge Over Troubled Water.pdf&lt;/FileName&gt;&lt;/FileType&gt;1&lt;/FileType&gt;" calcext:value-type="string">
            <text:p>&lt;Song&gt;&lt;Title&gt;Bridge Over Troubled Water&lt;/Title&gt;&lt;FileName&gt;Bridge Over Troubled Water.pdf&lt;/FileName&gt;&lt;/FileType&gt;1&lt;/FileType&gt;</text:p>
          </table:table-cell>
          <table:table-cell/>
        </table:table-row>
        <table:table-row table:style-name="ro1">
          <table:table-cell table:formula="of:=IF([$IntermediateCalcs.D253];[$IntermediateCalcs.K253];IF([$IntermediateCalcs.E253];[$IntermediateCalcs.K253];IF([$IntermediateCalcs.F253];[$IntermediateCalcs.L253];IF([$IntermediateCalcs.C253];&quot;&lt;/Setlist&gt;&quot;&amp;[$IntermediateCalcs.M253];&quot;&quot;))))" office:value-type="string" office:string-value="&lt;Song&gt;&lt;Title&gt;Scarborough-Fair_Mel_SMN&lt;/Title&gt;&lt;FileName&gt;Scarborough-Fair_Mel_SMN.pdf&lt;/FileName&gt;&lt;/FileType&gt;1&lt;/FileType&gt;" calcext:value-type="string">
            <text:p>&lt;Song&gt;&lt;Title&gt;Scarborough-Fair_Mel_SMN&lt;/Title&gt;&lt;FileName&gt;Scarborough-Fair_Mel_SMN.pdf&lt;/FileName&gt;&lt;/FileType&gt;1&lt;/FileType&gt;</text:p>
          </table:table-cell>
          <table:table-cell/>
        </table:table-row>
        <table:table-row table:style-name="ro1">
          <table:table-cell table:formula="of:=IF([$IntermediateCalcs.D254];[$IntermediateCalcs.K254];IF([$IntermediateCalcs.E254];[$IntermediateCalcs.K254];IF([$IntermediateCalcs.F254];[$IntermediateCalcs.L254];IF([$IntermediateCalcs.C254];&quot;&lt;/Setlist&gt;&quot;&amp;[$IntermediateCalcs.M254];&quot;&quot;))))" office:value-type="string" office:string-value="&lt;Song&gt;&lt;Title&gt;Shenandoah - Simple&lt;/Title&gt;&lt;FileName&gt;Shenandoah - Simple.pdf&lt;/FileName&gt;&lt;/FileType&gt;1&lt;/FileType&gt;" calcext:value-type="string">
            <text:p>&lt;Song&gt;&lt;Title&gt;Shenandoah - Simple&lt;/Title&gt;&lt;FileName&gt;Shenandoah - Simple.pdf&lt;/FileName&gt;&lt;/FileType&gt;1&lt;/FileType&gt;</text:p>
          </table:table-cell>
          <table:table-cell/>
        </table:table-row>
        <table:table-row table:style-name="ro1">
          <table:table-cell table:formula="of:=IF([$IntermediateCalcs.D255];[$IntermediateCalcs.K255];IF([$IntermediateCalcs.E255];[$IntermediateCalcs.K255];IF([$IntermediateCalcs.F255];[$IntermediateCalcs.L255];IF([$IntermediateCalcs.C255];&quot;&lt;/Setlist&gt;&quot;&amp;[$IntermediateCalcs.M255];&quot;&quot;))))" office:value-type="string" office:string-value="&lt;Song&gt;&lt;Title&gt;Remember When&lt;/Title&gt;&lt;FileName&gt;Remember When.pdf&lt;/FileName&gt;&lt;/FileType&gt;1&lt;/FileType&gt;" calcext:value-type="string">
            <text:p>&lt;Song&gt;&lt;Title&gt;Remember When&lt;/Title&gt;&lt;FileName&gt;Remember When.pdf&lt;/FileName&gt;&lt;/FileType&gt;1&lt;/FileType&gt;</text:p>
          </table:table-cell>
          <table:table-cell/>
        </table:table-row>
        <table:table-row table:style-name="ro1">
          <table:table-cell table:formula="of:=IF([$IntermediateCalcs.D256];[$IntermediateCalcs.K256];IF([$IntermediateCalcs.E256];[$IntermediateCalcs.K256];IF([$IntermediateCalcs.F256];[$IntermediateCalcs.L256];IF([$IntermediateCalcs.C256];&quot;&lt;/Setlist&gt;&quot;&amp;[$IntermediateCalcs.M256];&quot;&quot;))))" office:value-type="string" office:string-value="&lt;Song&gt;&lt;Title&gt;Spotted-Pony_Eulberg&lt;/Title&gt;&lt;FileName&gt;Spotted-Pony_Eulberg.pdf&lt;/FileName&gt;&lt;/FileType&gt;1&lt;/FileType&gt;" calcext:value-type="string">
            <text:p>&lt;Song&gt;&lt;Title&gt;Spotted-Pony_Eulberg&lt;/Title&gt;&lt;FileName&gt;Spotted-Pony_Eulberg.pdf&lt;/FileName&gt;&lt;/FileType&gt;1&lt;/FileType&gt;</text:p>
          </table:table-cell>
          <table:table-cell/>
        </table:table-row>
        <table:table-row table:style-name="ro1">
          <table:table-cell table:formula="of:=IF([$IntermediateCalcs.D257];[$IntermediateCalcs.K257];IF([$IntermediateCalcs.E257];[$IntermediateCalcs.K257];IF([$IntermediateCalcs.F257];[$IntermediateCalcs.L257];IF([$IntermediateCalcs.C257];&quot;&lt;/Setlist&gt;&quot;&amp;[$IntermediateCalcs.M257];&quot;&quot;))))" office:value-type="string" office:string-value="&lt;Song&gt;&lt;Title&gt;Spotted Pony - Seifert&lt;/Title&gt;&lt;FileName&gt;Spotted Pony - Seifert.pdf&lt;/FileName&gt;&lt;/FileType&gt;1&lt;/FileType&gt;" calcext:value-type="string">
            <text:p>&lt;Song&gt;&lt;Title&gt;Spotted Pony - Seifert&lt;/Title&gt;&lt;FileName&gt;Spotted Pony - 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258];[$IntermediateCalcs.K258];IF([$IntermediateCalcs.E258];[$IntermediateCalcs.K258];IF([$IntermediateCalcs.F258];[$IntermediateCalcs.L258];IF([$IntermediateCalcs.C258];&quot;&lt;/Setlist&gt;&quot;&amp;[$IntermediateCalcs.M258];&quot;&quot;))))" office:value-type="string" office:string-value="&lt;Song&gt;&lt;Title&gt;Shenandoah - Simple&lt;/Title&gt;&lt;FileName&gt;Shenandoah - Simple 2.pdf&lt;/FileName&gt;&lt;/FileType&gt;1&lt;/FileType&gt;" calcext:value-type="string">
            <text:p>&lt;Song&gt;&lt;Title&gt;Shenandoah - Simple&lt;/Title&gt;&lt;FileName&gt;Shenandoah - Simple 2.pdf&lt;/FileName&gt;&lt;/FileType&gt;1&lt;/FileType&gt;</text:p>
          </table:table-cell>
          <table:table-cell/>
        </table:table-row>
        <table:table-row table:style-name="ro1">
          <table:table-cell table:formula="of:=IF([$IntermediateCalcs.D259];[$IntermediateCalcs.K259];IF([$IntermediateCalcs.E259];[$IntermediateCalcs.K259];IF([$IntermediateCalcs.F259];[$IntermediateCalcs.L259];IF([$IntermediateCalcs.C259];&quot;&lt;/Setlist&gt;&quot;&amp;[$IntermediateCalcs.M259];&quot;&quot;))))" office:value-type="string" office:string-value="&lt;Song&gt;&lt;Title&gt;Spotted-Pony_MultiVers_SMN&lt;/Title&gt;&lt;FileName&gt;Spotted-Pony_MultiVers_SMN.pdf&lt;/FileName&gt;&lt;/FileType&gt;1&lt;/FileType&gt;" calcext:value-type="string">
            <text:p>&lt;Song&gt;&lt;Title&gt;Spotted-Pony_MultiVers_SMN&lt;/Title&gt;&lt;FileName&gt;Spotted-Pony_MultiVers_SMN.pdf&lt;/FileName&gt;&lt;/FileType&gt;1&lt;/FileType&gt;</text:p>
          </table:table-cell>
          <table:table-cell/>
        </table:table-row>
        <table:table-row table:style-name="ro1">
          <table:table-cell table:formula="of:=IF([$IntermediateCalcs.D260];[$IntermediateCalcs.K260];IF([$IntermediateCalcs.E260];[$IntermediateCalcs.K260];IF([$IntermediateCalcs.F260];[$IntermediateCalcs.L260];IF([$IntermediateCalcs.C260];&quot;&lt;/Setlist&gt;&quot;&amp;[$IntermediateCalcs.M260];&quot;&quot;))))" office:value-type="string" office:string-value="&lt;Song&gt;&lt;Title&gt;Ashokan-Farewell_SMN-and-TAB&lt;/Title&gt;&lt;FileName&gt;Ashokan-Farewell_SMN-and-TAB.pdf&lt;/FileName&gt;&lt;/FileType&gt;1&lt;/FileType&gt;" calcext:value-type="string">
            <text:p>&lt;Song&gt;&lt;Title&gt;Ashokan-Farewell_SMN-and-TAB&lt;/Title&gt;&lt;FileName&gt;Ashokan-Farewell_SMN-and-TAB.pdf&lt;/FileName&gt;&lt;/FileType&gt;1&lt;/FileType&gt;</text:p>
          </table:table-cell>
          <table:table-cell/>
        </table:table-row>
        <table:table-row table:style-name="ro1">
          <table:table-cell table:formula="of:=IF([$IntermediateCalcs.D261];[$IntermediateCalcs.K261];IF([$IntermediateCalcs.E261];[$IntermediateCalcs.K261];IF([$IntermediateCalcs.F261];[$IntermediateCalcs.L261];IF([$IntermediateCalcs.C261];&quot;&lt;/Setlist&gt;&quot;&amp;[$IntermediateCalcs.M261];&quot;&quot;))))" office:value-type="string" office:string-value="&lt;Song&gt;&lt;Title&gt;Turn Turn Turn&lt;/Title&gt;&lt;FileName&gt;Turn Turn Turn.pdf&lt;/FileName&gt;&lt;/FileType&gt;1&lt;/FileType&gt;" calcext:value-type="string">
            <text:p>&lt;Song&gt;&lt;Title&gt;Turn Turn Turn&lt;/Title&gt;&lt;FileName&gt;Turn Turn Turn.pdf&lt;/FileName&gt;&lt;/FileType&gt;1&lt;/FileType&gt;</text:p>
          </table:table-cell>
          <table:table-cell/>
        </table:table-row>
        <table:table-row table:style-name="ro1">
          <table:table-cell table:formula="of:=IF([$IntermediateCalcs.D262];[$IntermediateCalcs.K262];IF([$IntermediateCalcs.E262];[$IntermediateCalcs.K262];IF([$IntermediateCalcs.F262];[$IntermediateCalcs.L262];IF([$IntermediateCalcs.C262];&quot;&lt;/Setlist&gt;&quot;&amp;[$IntermediateCalcs.M262];&quot;&quot;))))" office:value-type="string" office:string-value="&lt;Song&gt;&lt;Title&gt;How Can I Keep From Singing&lt;/Title&gt;&lt;FileName&gt;How Can I Keep From Singing.pdf&lt;/FileName&gt;&lt;/FileType&gt;1&lt;/FileType&gt;" calcext:value-type="string">
            <text:p>&lt;Song&gt;&lt;Title&gt;How Can I Keep From Singing&lt;/Title&gt;&lt;FileName&gt;How Can I Keep From Singing.pdf&lt;/FileName&gt;&lt;/FileType&gt;1&lt;/FileType&gt;</text:p>
          </table:table-cell>
          <table:table-cell/>
        </table:table-row>
        <table:table-row table:style-name="ro1">
          <table:table-cell table:formula="of:=IF([$IntermediateCalcs.D263];[$IntermediateCalcs.K263];IF([$IntermediateCalcs.E263];[$IntermediateCalcs.K263];IF([$IntermediateCalcs.F263];[$IntermediateCalcs.L263];IF([$IntermediateCalcs.C263];&quot;&lt;/Setlist&gt;&quot;&amp;[$IntermediateCalcs.M263];&quot;&quot;))))" office:value-type="string" office:string-value="&lt;Song&gt;&lt;Title&gt;Will the Circle Be Unbroken&lt;/Title&gt;&lt;FileName&gt;Will the Circle Be Unbroken.pdf&lt;/FileName&gt;&lt;/FileType&gt;1&lt;/FileType&gt;" calcext:value-type="string">
            <text:p>&lt;Song&gt;&lt;Title&gt;Will the Circle Be Unbroken&lt;/Title&gt;&lt;FileName&gt;Will the Circle Be Unbroken.pdf&lt;/FileName&gt;&lt;/FileType&gt;1&lt;/FileType&gt;</text:p>
          </table:table-cell>
          <table:table-cell/>
        </table:table-row>
        <table:table-row table:style-name="ro1">
          <table:table-cell table:formula="of:=IF([$IntermediateCalcs.D264];[$IntermediateCalcs.K264];IF([$IntermediateCalcs.E264];[$IntermediateCalcs.K264];IF([$IntermediateCalcs.F264];[$IntermediateCalcs.L264];IF([$IntermediateCalcs.C264];&quot;&lt;/Setlist&gt;&quot;&amp;[$IntermediateCalcs.M264];&quot;&quot;))))" office:value-type="string" office:string-value="&lt;Song&gt;&lt;Title&gt;I Will Bow and be Simple&lt;/Title&gt;&lt;FileName&gt;I Will Bow and be Simple.pdf&lt;/FileName&gt;&lt;/FileType&gt;1&lt;/FileType&gt;" calcext:value-type="string">
            <text:p>&lt;Song&gt;&lt;Title&gt;I Will Bow and be Simple&lt;/Title&gt;&lt;FileName&gt;I Will Bow and be Simple.pdf&lt;/FileName&gt;&lt;/FileType&gt;1&lt;/FileType&gt;</text:p>
          </table:table-cell>
          <table:table-cell/>
        </table:table-row>
        <table:table-row table:style-name="ro1">
          <table:table-cell table:formula="of:=IF([$IntermediateCalcs.D265];[$IntermediateCalcs.K265];IF([$IntermediateCalcs.E265];[$IntermediateCalcs.K265];IF([$IntermediateCalcs.F265];[$IntermediateCalcs.L265];IF([$IntermediateCalcs.C265];&quot;&lt;/Setlist&gt;&quot;&amp;[$IntermediateCalcs.M265];&quot;&quot;))))" office:value-type="string" office:string-value="&lt;Song&gt;&lt;Title&gt;Lady Mary&lt;/Title&gt;&lt;FileName&gt;Lady Mary.pdf&lt;/FileName&gt;&lt;/FileType&gt;1&lt;/FileType&gt;" calcext:value-type="string">
            <text:p>&lt;Song&gt;&lt;Title&gt;Lady Mary&lt;/Title&gt;&lt;FileName&gt;Lady Mary.pdf&lt;/FileName&gt;&lt;/FileType&gt;1&lt;/FileType&gt;</text:p>
          </table:table-cell>
          <table:table-cell/>
        </table:table-row>
        <table:table-row table:style-name="ro1">
          <table:table-cell table:formula="of:=IF([$IntermediateCalcs.D266];[$IntermediateCalcs.K266];IF([$IntermediateCalcs.E266];[$IntermediateCalcs.K266];IF([$IntermediateCalcs.F266];[$IntermediateCalcs.L266];IF([$IntermediateCalcs.C266];&quot;&lt;/Setlist&gt;&quot;&amp;[$IntermediateCalcs.M266];&quot;&quot;))))" office:value-type="string" office:string-value="&lt;Song&gt;&lt;Title&gt;The Boxer&lt;/Title&gt;&lt;FileName&gt;The Boxer.pdf&lt;/FileName&gt;&lt;/FileType&gt;1&lt;/FileType&gt;" calcext:value-type="string">
            <text:p>&lt;Song&gt;&lt;Title&gt;The Boxer&lt;/Title&gt;&lt;FileName&gt;The Boxer.pdf&lt;/FileName&gt;&lt;/FileType&gt;1&lt;/FileType&gt;</text:p>
          </table:table-cell>
          <table:table-cell/>
        </table:table-row>
        <table:table-row table:style-name="ro1">
          <table:table-cell table:formula="of:=IF([$IntermediateCalcs.D267];[$IntermediateCalcs.K267];IF([$IntermediateCalcs.E267];[$IntermediateCalcs.K267];IF([$IntermediateCalcs.F267];[$IntermediateCalcs.L267];IF([$IntermediateCalcs.C267];&quot;&lt;/Setlist&gt;&quot;&amp;[$IntermediateCalcs.M267];&quot;&quot;))))" office:value-type="string" office:string-value="&lt;Song&gt;&lt;Title&gt;The Boxer SMN&lt;/Title&gt;&lt;FileName&gt;The Boxer SMN.pdf&lt;/FileName&gt;&lt;/FileType&gt;1&lt;/FileType&gt;" calcext:value-type="string">
            <text:p>&lt;Song&gt;&lt;Title&gt;The Boxer SMN&lt;/Title&gt;&lt;FileName&gt;The Boxer SMN.pdf&lt;/FileName&gt;&lt;/FileType&gt;1&lt;/FileType&gt;</text:p>
          </table:table-cell>
          <table:table-cell/>
        </table:table-row>
        <table:table-row table:style-name="ro1">
          <table:table-cell table:formula="of:=IF([$IntermediateCalcs.D268];[$IntermediateCalcs.K268];IF([$IntermediateCalcs.E268];[$IntermediateCalcs.K268];IF([$IntermediateCalcs.F268];[$IntermediateCalcs.L268];IF([$IntermediateCalcs.C268];&quot;&lt;/Setlist&gt;&quot;&amp;[$IntermediateCalcs.M268];&quot;&quot;))))" office:value-type="string" office:string-value="&lt;Song&gt;&lt;Title&gt;Bear Creek Hop&lt;/Title&gt;&lt;FileName&gt;Bear Creek Hop.pdf&lt;/FileName&gt;&lt;/FileType&gt;1&lt;/FileType&gt;" calcext:value-type="string">
            <text:p>&lt;Song&gt;&lt;Title&gt;Bear Creek Hop&lt;/Title&gt;&lt;FileName&gt;Bear Creek Hop.pdf&lt;/FileName&gt;&lt;/FileType&gt;1&lt;/FileType&gt;</text:p>
          </table:table-cell>
          <table:table-cell/>
        </table:table-row>
        <table:table-row table:style-name="ro1">
          <table:table-cell table:formula="of:=IF([$IntermediateCalcs.D269];[$IntermediateCalcs.K269];IF([$IntermediateCalcs.E269];[$IntermediateCalcs.K269];IF([$IntermediateCalcs.F269];[$IntermediateCalcs.L269];IF([$IntermediateCalcs.C269];&quot;&lt;/Setlist&gt;&quot;&amp;[$IntermediateCalcs.M269];&quot;&quot;))))" office:value-type="string" office:string-value="&lt;Song&gt;&lt;Title&gt;Sound of Silence - SMN - All Parts&lt;/Title&gt;&lt;FileName&gt;Sound of Silence - SMN - All Parts.pdf&lt;/FileName&gt;&lt;/FileType&gt;1&lt;/FileType&gt;" calcext:value-type="string">
            <text:p>&lt;Song&gt;&lt;Title&gt;Sound of Silence - SMN - All Parts&lt;/Title&gt;&lt;FileName&gt;Sound of Silence - SMN - All Parts.pdf&lt;/FileName&gt;&lt;/FileType&gt;1&lt;/FileType&gt;</text:p>
          </table:table-cell>
          <table:table-cell/>
        </table:table-row>
        <table:table-row table:style-name="ro1">
          <table:table-cell table:formula="of:=IF([$IntermediateCalcs.D270];[$IntermediateCalcs.K270];IF([$IntermediateCalcs.E270];[$IntermediateCalcs.K270];IF([$IntermediateCalcs.F270];[$IntermediateCalcs.L270];IF([$IntermediateCalcs.C270];&quot;&lt;/Setlist&gt;&quot;&amp;[$IntermediateCalcs.M270];&quot;&quot;)))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/>
        </table:table-row>
        <table:table-row table:style-name="ro1">
          <table:table-cell table:formula="of:=IF([$IntermediateCalcs.D271];[$IntermediateCalcs.K271];IF([$IntermediateCalcs.E271];[$IntermediateCalcs.K271];IF([$IntermediateCalcs.F271];[$IntermediateCalcs.L271];IF([$IntermediateCalcs.C271];&quot;&lt;/Setlist&gt;&quot;&amp;[$IntermediateCalcs.M271];&quot;&quot;))))" office:value-type="string" office:string-value="&lt;Song&gt;&lt;Title&gt;Sound of SIlence - jeff markedup&lt;/Title&gt;&lt;FileName&gt;Sound of SIlence - jeff markedup.pdf&lt;/FileName&gt;&lt;/FileType&gt;1&lt;/FileType&gt;" calcext:value-type="string">
            <text:p>&lt;Song&gt;&lt;Title&gt;Sound of SIlence - jeff markedup&lt;/Title&gt;&lt;FileName&gt;Sound of SIlence - jeff markedup.pdf&lt;/FileName&gt;&lt;/FileType&gt;1&lt;/FileType&gt;</text:p>
          </table:table-cell>
          <table:table-cell/>
        </table:table-row>
        <table:table-row table:style-name="ro1">
          <table:table-cell table:formula="of:=IF([$IntermediateCalcs.D272];[$IntermediateCalcs.K272];IF([$IntermediateCalcs.E272];[$IntermediateCalcs.K272];IF([$IntermediateCalcs.F272];[$IntermediateCalcs.L272];IF([$IntermediateCalcs.C272];&quot;&lt;/Setlist&gt;&quot;&amp;[$IntermediateCalcs.M272];&quot;&quot;))))" office:value-type="string" office:string-value="&lt;Song&gt;&lt;Title&gt;Norwegian Wood - jeff markedup&lt;/Title&gt;&lt;FileName&gt;Norwegian Wood - jeff markedup.pdf&lt;/FileName&gt;&lt;/FileType&gt;1&lt;/FileType&gt;" calcext:value-type="string">
            <text:p>&lt;Song&gt;&lt;Title&gt;Norwegian Wood - jeff markedup&lt;/Title&gt;&lt;FileName&gt;Norwegian Wood - jeff markedup.pdf&lt;/FileName&gt;&lt;/FileType&gt;1&lt;/FileType&gt;</text:p>
          </table:table-cell>
          <table:table-cell/>
        </table:table-row>
        <table:table-row table:style-name="ro1">
          <table:table-cell table:formula="of:=IF([$IntermediateCalcs.D273];[$IntermediateCalcs.K273];IF([$IntermediateCalcs.E273];[$IntermediateCalcs.K273];IF([$IntermediateCalcs.F273];[$IntermediateCalcs.L273];IF([$IntermediateCalcs.C273];&quot;&lt;/Setlist&gt;&quot;&amp;[$IntermediateCalcs.M273];&quot;&quot;))))" office:value-type="string" office:string-value="&lt;Song&gt;&lt;Title&gt;Banks of the Ohio - 6 Parts.tef&lt;/Title&gt;&lt;FileName&gt;Banks of the Ohio - 6 Parts.tef.pdf&lt;/FileName&gt;&lt;/FileType&gt;1&lt;/FileType&gt;" calcext:value-type="string">
            <text:p>&lt;Song&gt;&lt;Title&gt;Banks of the Ohio - 6 Parts.tef&lt;/Title&gt;&lt;FileName&gt;Banks of the Ohio - 6 Parts.tef.pdf&lt;/FileName&gt;&lt;/FileType&gt;1&lt;/FileType&gt;</text:p>
          </table:table-cell>
          <table:table-cell/>
        </table:table-row>
        <table:table-row table:style-name="ro1">
          <table:table-cell table:formula="of:=IF([$IntermediateCalcs.D274];[$IntermediateCalcs.K274];IF([$IntermediateCalcs.E274];[$IntermediateCalcs.K274];IF([$IntermediateCalcs.F274];[$IntermediateCalcs.L274];IF([$IntermediateCalcs.C274];&quot;&lt;/Setlist&gt;&quot;&amp;[$IntermediateCalcs.M274];&quot;&quot;))))" office:value-type="string" office:string-value="&lt;Song&gt;&lt;Title&gt;Where Have All the Flowers Gone&lt;/Title&gt;&lt;FileName&gt;Where Have All the Flowers Gone.pdf&lt;/FileName&gt;&lt;/FileType&gt;1&lt;/FileType&gt;" calcext:value-type="string">
            <text:p>&lt;Song&gt;&lt;Title&gt;Where Have All the Flowers Gone&lt;/Title&gt;&lt;FileName&gt;Where Have All the Flowers Gone.pdf&lt;/FileName&gt;&lt;/FileType&gt;1&lt;/FileType&gt;</text:p>
          </table:table-cell>
          <table:table-cell/>
        </table:table-row>
        <table:table-row table:style-name="ro1">
          <table:table-cell table:formula="of:=IF([$IntermediateCalcs.D275];[$IntermediateCalcs.K275];IF([$IntermediateCalcs.E275];[$IntermediateCalcs.K275];IF([$IntermediateCalcs.F275];[$IntermediateCalcs.L275];IF([$IntermediateCalcs.C275];&quot;&lt;/Setlist&gt;&quot;&amp;[$IntermediateCalcs.M275];&quot;&quot;))))" office:value-type="string" office:string-value="&lt;Song&gt;&lt;Title&gt;Tomorrow Morning&lt;/Title&gt;&lt;FileName&gt;Tomorrow Morning.pdf&lt;/FileName&gt;&lt;/FileType&gt;1&lt;/FileType&gt;" calcext:value-type="string">
            <text:p>&lt;Song&gt;&lt;Title&gt;Tomorrow Morning&lt;/Title&gt;&lt;FileName&gt;Tomorrow Morning.pdf&lt;/FileName&gt;&lt;/FileType&gt;1&lt;/FileType&gt;</text:p>
          </table:table-cell>
          <table:table-cell/>
        </table:table-row>
        <table:table-row table:style-name="ro1">
          <table:table-cell table:formula="of:=IF([$IntermediateCalcs.D276];[$IntermediateCalcs.K276];IF([$IntermediateCalcs.E276];[$IntermediateCalcs.K276];IF([$IntermediateCalcs.F276];[$IntermediateCalcs.L276];IF([$IntermediateCalcs.C276];&quot;&lt;/Setlist&gt;&quot;&amp;[$IntermediateCalcs.M276];&quot;&quot;))))" office:value-type="string" office:string-value="&lt;Song&gt;&lt;Title&gt;Blowin in the Wind&lt;/Title&gt;&lt;FileName&gt;Blowin in the Wind.pdf&lt;/FileName&gt;&lt;/FileType&gt;1&lt;/FileType&gt;" calcext:value-type="string">
            <text:p>&lt;Song&gt;&lt;Title&gt;Blowin in the Wind&lt;/Title&gt;&lt;FileName&gt;Blowin in the Wind.pdf&lt;/FileName&gt;&lt;/FileType&gt;1&lt;/FileType&gt;</text:p>
          </table:table-cell>
          <table:table-cell/>
        </table:table-row>
        <table:table-row table:style-name="ro1">
          <table:table-cell table:formula="of:=IF([$IntermediateCalcs.D277];[$IntermediateCalcs.K277];IF([$IntermediateCalcs.E277];[$IntermediateCalcs.K277];IF([$IntermediateCalcs.F277];[$IntermediateCalcs.L277];IF([$IntermediateCalcs.C277];&quot;&lt;/Setlist&gt;&quot;&amp;[$IntermediateCalcs.M277];&quot;&quot;))))" office:value-type="string" office:string-value="&lt;Song&gt;&lt;Title&gt;Genevieve's Waltz SMN&lt;/Title&gt;&lt;FileName&gt;Genevieve's Waltz SMN.pdf&lt;/FileName&gt;&lt;/FileType&gt;1&lt;/FileType&gt;" calcext:value-type="string">
            <text:p>&lt;Song&gt;&lt;Title&gt;Genevieve's Waltz SMN&lt;/Title&gt;&lt;FileName&gt;Genevieve's Waltz SMN.pdf&lt;/FileName&gt;&lt;/FileType&gt;1&lt;/FileType&gt;</text:p>
          </table:table-cell>
          <table:table-cell/>
        </table:table-row>
        <table:table-row table:style-name="ro1">
          <table:table-cell table:formula="of:=IF([$IntermediateCalcs.D278];[$IntermediateCalcs.K278];IF([$IntermediateCalcs.E278];[$IntermediateCalcs.K278];IF([$IntermediateCalcs.F278];[$IntermediateCalcs.L278];IF([$IntermediateCalcs.C278];&quot;&lt;/Setlist&gt;&quot;&amp;[$IntermediateCalcs.M278];&quot;&quot;))))" office:value-type="string" office:string-value="&lt;Song&gt;&lt;Title&gt;Flying Hog Reel&lt;/Title&gt;&lt;FileName&gt;Flying Hog Reel.pdf&lt;/FileName&gt;&lt;/FileType&gt;1&lt;/FileType&gt;" calcext:value-type="string">
            <text:p>&lt;Song&gt;&lt;Title&gt;Flying Hog Reel&lt;/Title&gt;&lt;FileName&gt;Flying Hog Reel.pdf&lt;/FileName&gt;&lt;/FileType&gt;1&lt;/FileType&gt;</text:p>
          </table:table-cell>
          <table:table-cell/>
        </table:table-row>
        <table:table-row table:style-name="ro1">
          <table:table-cell table:formula="of:=IF([$IntermediateCalcs.D279];[$IntermediateCalcs.K279];IF([$IntermediateCalcs.E279];[$IntermediateCalcs.K279];IF([$IntermediateCalcs.F279];[$IntermediateCalcs.L279];IF([$IntermediateCalcs.C279];&quot;&lt;/Setlist&gt;&quot;&amp;[$IntermediateCalcs.M279];&quot;&quot;))))" office:value-type="string" office:string-value="&lt;Song&gt;&lt;Title&gt;This Is My Father’s World&lt;/Title&gt;&lt;FileName&gt;This Is My Father’s World.pdf&lt;/FileName&gt;&lt;/FileType&gt;1&lt;/FileType&gt;" calcext:value-type="string">
            <text:p>&lt;Song&gt;&lt;Title&gt;This Is My Father’s World&lt;/Title&gt;&lt;FileName&gt;This Is My Father’s World.pdf&lt;/FileName&gt;&lt;/FileType&gt;1&lt;/FileType&gt;</text:p>
          </table:table-cell>
          <table:table-cell/>
        </table:table-row>
        <table:table-row table:style-name="ro1">
          <table:table-cell table:formula="of:=IF([$IntermediateCalcs.D280];[$IntermediateCalcs.K280];IF([$IntermediateCalcs.E280];[$IntermediateCalcs.K280];IF([$IntermediateCalcs.F280];[$IntermediateCalcs.L280];IF([$IntermediateCalcs.C280];&quot;&lt;/Setlist&gt;&quot;&amp;[$IntermediateCalcs.M280];&quot;&quot;))))" office:value-type="string" office:string-value="&lt;Song&gt;&lt;Title&gt;This is My Father's World - duet&lt;/Title&gt;&lt;FileName&gt;This is My Father's World - duet.pdf&lt;/FileName&gt;&lt;/FileType&gt;1&lt;/FileType&gt;" calcext:value-type="string">
            <text:p>&lt;Song&gt;&lt;Title&gt;This is My Father's World - duet&lt;/Title&gt;&lt;FileName&gt;This is My Father's World - duet.pdf&lt;/FileName&gt;&lt;/FileType&gt;1&lt;/FileType&gt;</text:p>
          </table:table-cell>
          <table:table-cell/>
        </table:table-row>
        <table:table-row table:style-name="ro1">
          <table:table-cell table:formula="of:=IF([$IntermediateCalcs.D281];[$IntermediateCalcs.K281];IF([$IntermediateCalcs.E281];[$IntermediateCalcs.K281];IF([$IntermediateCalcs.F281];[$IntermediateCalcs.L281];IF([$IntermediateCalcs.C281];&quot;&lt;/Setlist&gt;&quot;&amp;[$IntermediateCalcs.M281];&quot;&quot;))))" office:value-type="string" office:string-value="&lt;Song&gt;&lt;Title&gt;Marjorie's Waltz - 3 levels&lt;/Title&gt;&lt;FileName&gt;Marjorie's Waltz - 3 levels 2.pdf&lt;/FileName&gt;&lt;/FileType&gt;1&lt;/FileType&gt;" calcext:value-type="string">
            <text:p>&lt;Song&gt;&lt;Title&gt;Marjorie's Waltz - 3 levels&lt;/Title&gt;&lt;FileName&gt;Marjorie's Waltz - 3 levels 2.pdf&lt;/FileName&gt;&lt;/FileType&gt;1&lt;/FileType&gt;</text:p>
          </table:table-cell>
          <table:table-cell/>
        </table:table-row>
        <table:table-row table:style-name="ro1">
          <table:table-cell table:formula="of:=IF([$IntermediateCalcs.D282];[$IntermediateCalcs.K282];IF([$IntermediateCalcs.E282];[$IntermediateCalcs.K282];IF([$IntermediateCalcs.F282];[$IntermediateCalcs.L282];IF([$IntermediateCalcs.C282];&quot;&lt;/Setlist&gt;&quot;&amp;[$IntermediateCalcs.M282];&quot;&quot;))))" office:value-type="string" office:string-value="&lt;Song&gt;&lt;Title&gt;OB LA DI - Long - chrd-mldy&lt;/Title&gt;&lt;FileName&gt;OB LA DI - Long - chrd-mldy.pdf&lt;/FileName&gt;&lt;/FileType&gt;1&lt;/FileType&gt;" calcext:value-type="string">
            <text:p>&lt;Song&gt;&lt;Title&gt;OB LA DI - Long - chrd-mldy&lt;/Title&gt;&lt;FileName&gt;OB LA DI - Long - chrd-mldy.pdf&lt;/FileName&gt;&lt;/FileType&gt;1&lt;/FileType&gt;</text:p>
          </table:table-cell>
          <table:table-cell/>
        </table:table-row>
        <table:table-row table:style-name="ro1">
          <table:table-cell table:formula="of:=IF([$IntermediateCalcs.D283];[$IntermediateCalcs.K283];IF([$IntermediateCalcs.E283];[$IntermediateCalcs.K283];IF([$IntermediateCalcs.F283];[$IntermediateCalcs.L283];IF([$IntermediateCalcs.C283];&quot;&lt;/Setlist&gt;&quot;&amp;[$IntermediateCalcs.M283];&quot;&quot;))))" office:value-type="string" office:string-value="&lt;Song&gt;&lt;Title&gt;OB LA DI - Long - Mldy Only&lt;/Title&gt;&lt;FileName&gt;OB LA DI - Long - Mldy Only.pdf&lt;/FileName&gt;&lt;/FileType&gt;1&lt;/FileType&gt;" calcext:value-type="string">
            <text:p>&lt;Song&gt;&lt;Title&gt;OB LA DI - Long - Mldy Only&lt;/Title&gt;&lt;FileName&gt;OB LA DI - Long - Mldy Only.pdf&lt;/FileName&gt;&lt;/FileType&gt;1&lt;/FileType&gt;</text:p>
          </table:table-cell>
          <table:table-cell/>
        </table:table-row>
        <table:table-row table:style-name="ro1">
          <table:table-cell table:formula="of:=IF([$IntermediateCalcs.D284];[$IntermediateCalcs.K284];IF([$IntermediateCalcs.E284];[$IntermediateCalcs.K284];IF([$IntermediateCalcs.F284];[$IntermediateCalcs.L284];IF([$IntermediateCalcs.C284];&quot;&lt;/Setlist&gt;&quot;&amp;[$IntermediateCalcs.M284];&quot;&quot;))))" office:value-type="string" office:string-value="&lt;Song&gt;&lt;Title&gt;My Sweet Lady long&lt;/Title&gt;&lt;FileName&gt;My Sweet Lady long.pdf&lt;/FileName&gt;&lt;/FileType&gt;1&lt;/FileType&gt;" calcext:value-type="string">
            <text:p>&lt;Song&gt;&lt;Title&gt;My Sweet Lady long&lt;/Title&gt;&lt;FileName&gt;My Sweet Lady long.pdf&lt;/FileName&gt;&lt;/FileType&gt;1&lt;/FileType&gt;</text:p>
          </table:table-cell>
          <table:table-cell/>
        </table:table-row>
        <table:table-row table:style-name="ro1">
          <table:table-cell table:formula="of:=IF([$IntermediateCalcs.D285];[$IntermediateCalcs.K285];IF([$IntermediateCalcs.E285];[$IntermediateCalcs.K285];IF([$IntermediateCalcs.F285];[$IntermediateCalcs.L285];IF([$IntermediateCalcs.C285];&quot;&lt;/Setlist&gt;&quot;&amp;[$IntermediateCalcs.M285];&quot;&quot;))))" office:value-type="string" office:string-value="&lt;Song&gt;&lt;Title&gt;Go In Peace&lt;/Title&gt;&lt;FileName&gt;Go In Peace.pdf&lt;/FileName&gt;&lt;/FileType&gt;1&lt;/FileType&gt;" calcext:value-type="string">
            <text:p>&lt;Song&gt;&lt;Title&gt;Go In Peace&lt;/Title&gt;&lt;FileName&gt;Go In Peace.pdf&lt;/FileName&gt;&lt;/FileType&gt;1&lt;/FileType&gt;</text:p>
          </table:table-cell>
          <table:table-cell/>
        </table:table-row>
        <table:table-row table:style-name="ro1">
          <table:table-cell table:formula="of:=IF([$IntermediateCalcs.D286];[$IntermediateCalcs.K286];IF([$IntermediateCalcs.E286];[$IntermediateCalcs.K286];IF([$IntermediateCalcs.F286];[$IntermediateCalcs.L286];IF([$IntermediateCalcs.C286];&quot;&lt;/Setlist&gt;&quot;&amp;[$IntermediateCalcs.M286];&quot;&quot;))))" office:value-type="string" office:string-value="&lt;Song&gt;&lt;Title&gt;Spanish Lady&lt;/Title&gt;&lt;FileName&gt;Spanish Lady.pdf&lt;/FileName&gt;&lt;/FileType&gt;1&lt;/FileType&gt;" calcext:value-type="string">
            <text:p>&lt;Song&gt;&lt;Title&gt;Spanish Lady&lt;/Title&gt;&lt;FileName&gt;Spanish Lady.pdf&lt;/FileName&gt;&lt;/FileType&gt;1&lt;/FileType&gt;</text:p>
          </table:table-cell>
          <table:table-cell/>
        </table:table-row>
        <table:table-row table:style-name="ro1">
          <table:table-cell table:formula="of:=IF([$IntermediateCalcs.D287];[$IntermediateCalcs.K287];IF([$IntermediateCalcs.E287];[$IntermediateCalcs.K287];IF([$IntermediateCalcs.F287];[$IntermediateCalcs.L287];IF([$IntermediateCalcs.C287];&quot;&lt;/Setlist&gt;&quot;&amp;[$IntermediateCalcs.M287];&quot;&quot;))))" office:value-type="string" office:string-value="&lt;Song&gt;&lt;Title&gt;Sidewalks of New York&lt;/Title&gt;&lt;FileName&gt;Sidewalks of New York.pdf&lt;/FileName&gt;&lt;/FileType&gt;1&lt;/FileType&gt;" calcext:value-type="string">
            <text:p>&lt;Song&gt;&lt;Title&gt;Sidewalks of New York&lt;/Title&gt;&lt;FileName&gt;Sidewalks of New York.pdf&lt;/FileName&gt;&lt;/FileType&gt;1&lt;/FileType&gt;</text:p>
          </table:table-cell>
          <table:table-cell/>
        </table:table-row>
        <table:table-row table:style-name="ro1">
          <table:table-cell table:formula="of:=IF([$IntermediateCalcs.D288];[$IntermediateCalcs.K288];IF([$IntermediateCalcs.E288];[$IntermediateCalcs.K288];IF([$IntermediateCalcs.F288];[$IntermediateCalcs.L288];IF([$IntermediateCalcs.C288];&quot;&lt;/Setlist&gt;&quot;&amp;[$IntermediateCalcs.M288];&quot;&quot;))))" office:value-type="string" office:string-value="&lt;Song&gt;&lt;Title&gt;Mallard Island Hymn&lt;/Title&gt;&lt;FileName&gt;Mallard Island Hymn.pdf&lt;/FileName&gt;&lt;/FileType&gt;1&lt;/FileType&gt;" calcext:value-type="string">
            <text:p>&lt;Song&gt;&lt;Title&gt;Mallard Island Hymn&lt;/Title&gt;&lt;FileName&gt;Mallard Island Hymn.pdf&lt;/FileName&gt;&lt;/FileType&gt;1&lt;/FileType&gt;</text:p>
          </table:table-cell>
          <table:table-cell/>
        </table:table-row>
        <table:table-row table:style-name="ro1">
          <table:table-cell table:formula="of:=IF([$IntermediateCalcs.D289];[$IntermediateCalcs.K289];IF([$IntermediateCalcs.E289];[$IntermediateCalcs.K289];IF([$IntermediateCalcs.F289];[$IntermediateCalcs.L289];IF([$IntermediateCalcs.C289];&quot;&lt;/Setlist&gt;&quot;&amp;[$IntermediateCalcs.M289];&quot;&quot;))))" office:value-type="string" office:string-value="&lt;Song&gt;&lt;Title&gt;Southwind Conger Duet&lt;/Title&gt;&lt;FileName&gt;Southwind Conger Duet.pdf&lt;/FileName&gt;&lt;/FileType&gt;1&lt;/FileType&gt;" calcext:value-type="string">
            <text:p>&lt;Song&gt;&lt;Title&gt;Southwind Conger Duet&lt;/Title&gt;&lt;FileName&gt;Southwind Conger Duet.pdf&lt;/FileName&gt;&lt;/FileType&gt;1&lt;/FileType&gt;</text:p>
          </table:table-cell>
          <table:table-cell/>
        </table:table-row>
        <table:table-row table:style-name="ro1">
          <table:table-cell table:formula="of:=IF([$IntermediateCalcs.D290];[$IntermediateCalcs.K290];IF([$IntermediateCalcs.E290];[$IntermediateCalcs.K290];IF([$IntermediateCalcs.F290];[$IntermediateCalcs.L290];IF([$IntermediateCalcs.C290];&quot;&lt;/Setlist&gt;&quot;&amp;[$IntermediateCalcs.M290];&quot;&quot;))))" office:value-type="string" office:string-value="&lt;Song&gt;&lt;Title&gt;Crying Waltz&lt;/Title&gt;&lt;FileName&gt;Crying Waltz 2.pdf&lt;/FileName&gt;&lt;/FileType&gt;1&lt;/FileType&gt;" calcext:value-type="string">
            <text:p>&lt;Song&gt;&lt;Title&gt;Crying Waltz&lt;/Title&gt;&lt;FileName&gt;Crying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291];[$IntermediateCalcs.K291];IF([$IntermediateCalcs.E291];[$IntermediateCalcs.K291];IF([$IntermediateCalcs.F291];[$IntermediateCalcs.L291];IF([$IntermediateCalcs.C291];&quot;&lt;/Setlist&gt;&quot;&amp;[$IntermediateCalcs.M291];&quot;&quot;))))" office:value-type="string" office:string-value="&lt;Song&gt;&lt;Title&gt;Forked Deer, TW &amp; Regular&lt;/Title&gt;&lt;FileName&gt;Forked Deer, TW &amp; Regular.pdf&lt;/FileName&gt;&lt;/FileType&gt;1&lt;/FileType&gt;" calcext:value-type="string">
            <text:p>&lt;Song&gt;&lt;Title&gt;Forked Deer, TW &amp; Regular&lt;/Title&gt;&lt;FileName&gt;Forked Deer, TW &amp; Regular.pdf&lt;/FileName&gt;&lt;/FileType&gt;1&lt;/FileType&gt;</text:p>
          </table:table-cell>
          <table:table-cell/>
        </table:table-row>
        <table:table-row table:style-name="ro1">
          <table:table-cell table:formula="of:=IF([$IntermediateCalcs.D292];[$IntermediateCalcs.K292];IF([$IntermediateCalcs.E292];[$IntermediateCalcs.K292];IF([$IntermediateCalcs.F292];[$IntermediateCalcs.L292];IF([$IntermediateCalcs.C292];&quot;&lt;/Setlist&gt;&quot;&amp;[$IntermediateCalcs.M292];&quot;&quot;))))" office:value-type="string" office:string-value="&lt;Song&gt;&lt;Title&gt;Silent Night, Simple &amp; Appeg&lt;/Title&gt;&lt;FileName&gt;Silent Night, Simple &amp; Appeg.pdf&lt;/FileName&gt;&lt;/FileType&gt;1&lt;/FileType&gt;" calcext:value-type="string">
            <text:p>&lt;Song&gt;&lt;Title&gt;Silent Night, Simple &amp; Appeg&lt;/Title&gt;&lt;FileName&gt;Silent Night, Simple &amp; Appeg.pdf&lt;/FileName&gt;&lt;/FileType&gt;1&lt;/FileType&gt;</text:p>
          </table:table-cell>
          <table:table-cell/>
        </table:table-row>
        <table:table-row table:style-name="ro1">
          <table:table-cell table:formula="of:=IF([$IntermediateCalcs.D293];[$IntermediateCalcs.K293];IF([$IntermediateCalcs.E293];[$IntermediateCalcs.K293];IF([$IntermediateCalcs.F293];[$IntermediateCalcs.L293];IF([$IntermediateCalcs.C293];&quot;&lt;/Setlist&gt;&quot;&amp;[$IntermediateCalcs.M293];&quot;&quot;))))" office:value-type="string" office:string-value="&lt;Song&gt;&lt;Title&gt;Goin' To Boston, Normal &amp; TW&lt;/Title&gt;&lt;FileName&gt;Goin' To Boston, Normal &amp; TW.pdf&lt;/FileName&gt;&lt;/FileType&gt;1&lt;/FileType&gt;" calcext:value-type="string">
            <text:p>&lt;Song&gt;&lt;Title&gt;Goin' To Boston, Normal &amp; TW&lt;/Title&gt;&lt;FileName&gt;Goin' To Boston, Normal &amp; TW.pdf&lt;/FileName&gt;&lt;/FileType&gt;1&lt;/FileType&gt;</text:p>
          </table:table-cell>
          <table:table-cell/>
        </table:table-row>
        <table:table-row table:style-name="ro1">
          <table:table-cell table:formula="of:=IF([$IntermediateCalcs.D294];[$IntermediateCalcs.K294];IF([$IntermediateCalcs.E294];[$IntermediateCalcs.K294];IF([$IntermediateCalcs.F294];[$IntermediateCalcs.L294];IF([$IntermediateCalcs.C294];&quot;&lt;/Setlist&gt;&quot;&amp;[$IntermediateCalcs.M294];&quot;&quot;))))" office:value-type="string" office:string-value="&lt;Song&gt;&lt;Title&gt;O Come All Ye Faithful - Johnson&lt;/Title&gt;&lt;FileName&gt;O Come All Ye Faithful - Johnson.pdf&lt;/FileName&gt;&lt;/FileType&gt;1&lt;/FileType&gt;" calcext:value-type="string">
            <text:p>&lt;Song&gt;&lt;Title&gt;O Come All Ye Faithful - Johnson&lt;/Title&gt;&lt;FileName&gt;O Come All Ye Faithful - Johnson.pdf&lt;/FileName&gt;&lt;/FileType&gt;1&lt;/FileType&gt;</text:p>
          </table:table-cell>
          <table:table-cell/>
        </table:table-row>
        <table:table-row table:style-name="ro1">
          <table:table-cell table:formula="of:=IF([$IntermediateCalcs.D295];[$IntermediateCalcs.K295];IF([$IntermediateCalcs.E295];[$IntermediateCalcs.K295];IF([$IntermediateCalcs.F295];[$IntermediateCalcs.L295];IF([$IntermediateCalcs.C295];&quot;&lt;/Setlist&gt;&quot;&amp;[$IntermediateCalcs.M295];&quot;&quot;))))" office:value-type="string" office:string-value="&lt;Song&gt;&lt;Title&gt;O Little Town of Bethlehem, Multi&lt;/Title&gt;&lt;FileName&gt;O Little Town of Bethlehem, Multi.pdf&lt;/FileName&gt;&lt;/FileType&gt;1&lt;/FileType&gt;" calcext:value-type="string">
            <text:p>&lt;Song&gt;&lt;Title&gt;O Little Town of Bethlehem, Multi&lt;/Title&gt;&lt;FileName&gt;O Little Town of Bethlehem, Multi.pdf&lt;/FileName&gt;&lt;/FileType&gt;1&lt;/FileType&gt;</text:p>
          </table:table-cell>
          <table:table-cell/>
        </table:table-row>
        <table:table-row table:style-name="ro1">
          <table:table-cell table:formula="of:=IF([$IntermediateCalcs.D296];[$IntermediateCalcs.K296];IF([$IntermediateCalcs.E296];[$IntermediateCalcs.K296];IF([$IntermediateCalcs.F296];[$IntermediateCalcs.L296];IF([$IntermediateCalcs.C296];&quot;&lt;/Setlist&gt;&quot;&amp;[$IntermediateCalcs.M296];&quot;&quot;))))" office:value-type="string" office:string-value="&lt;Song&gt;&lt;Title&gt;Still, Still, Still - Trio.tef&lt;/Title&gt;&lt;FileName&gt;Still, Still, Still - Trio.tef.pdf&lt;/FileName&gt;&lt;/FileType&gt;1&lt;/FileType&gt;" calcext:value-type="string">
            <text:p>&lt;Song&gt;&lt;Title&gt;Still, Still, Still - Trio.tef&lt;/Title&gt;&lt;FileName&gt;Still, Still, Still - Trio.tef.pdf&lt;/FileName&gt;&lt;/FileType&gt;1&lt;/FileType&gt;</text:p>
          </table:table-cell>
          <table:table-cell/>
        </table:table-row>
        <table:table-row table:style-name="ro1">
          <table:table-cell table:formula="of:=IF([$IntermediateCalcs.D297];[$IntermediateCalcs.K297];IF([$IntermediateCalcs.E297];[$IntermediateCalcs.K297];IF([$IntermediateCalcs.F297];[$IntermediateCalcs.L297];IF([$IntermediateCalcs.C297];&quot;&lt;/Setlist&gt;&quot;&amp;[$IntermediateCalcs.M297];&quot;&quot;))))" office:value-type="string" office:string-value="&lt;Song&gt;&lt;Title&gt;Twelve Days of Christmas&lt;/Title&gt;&lt;FileName&gt;Twelve Days of Christmas.pdf&lt;/FileName&gt;&lt;/FileType&gt;1&lt;/FileType&gt;" calcext:value-type="string">
            <text:p>&lt;Song&gt;&lt;Title&gt;Twelve Days of Christmas&lt;/Title&gt;&lt;FileName&gt;Twelve Days of Christmas.pdf&lt;/FileName&gt;&lt;/FileType&gt;1&lt;/FileType&gt;</text:p>
          </table:table-cell>
          <table:table-cell/>
        </table:table-row>
        <table:table-row table:style-name="ro1">
          <table:table-cell table:formula="of:=IF([$IntermediateCalcs.D298];[$IntermediateCalcs.K298];IF([$IntermediateCalcs.E298];[$IntermediateCalcs.K298];IF([$IntermediateCalcs.F298];[$IntermediateCalcs.L298];IF([$IntermediateCalcs.C298];&quot;&lt;/Setlist&gt;&quot;&amp;[$IntermediateCalcs.M298];&quot;&quot;))))" office:value-type="string" office:string-value="&lt;Song&gt;&lt;Title&gt;Go Tell it on the Mountain&lt;/Title&gt;&lt;FileName&gt;Go Tell it on the Mountain.pdf&lt;/FileName&gt;&lt;/FileType&gt;1&lt;/FileType&gt;" calcext:value-type="string">
            <text:p>&lt;Song&gt;&lt;Title&gt;Go Tell it on the Mountain&lt;/Title&gt;&lt;FileName&gt;Go Tell it on the Mountain.pdf&lt;/FileName&gt;&lt;/FileType&gt;1&lt;/FileType&gt;</text:p>
          </table:table-cell>
          <table:table-cell/>
        </table:table-row>
        <table:table-row table:style-name="ro1">
          <table:table-cell table:formula="of:=IF([$IntermediateCalcs.D299];[$IntermediateCalcs.K299];IF([$IntermediateCalcs.E299];[$IntermediateCalcs.K299];IF([$IntermediateCalcs.F299];[$IntermediateCalcs.L299];IF([$IntermediateCalcs.C299];&quot;&lt;/Setlist&gt;&quot;&amp;[$IntermediateCalcs.M299];&quot;&quot;))))" office:value-type="string" office:string-value="&lt;Song&gt;&lt;Title&gt;We Three Kings - Pandemic Parody&lt;/Title&gt;&lt;FileName&gt;We Three Kings - Pandemic Parody.pdf&lt;/FileName&gt;&lt;/FileType&gt;1&lt;/FileType&gt;" calcext:value-type="string">
            <text:p>&lt;Song&gt;&lt;Title&gt;We Three Kings - Pandemic Parody&lt;/Title&gt;&lt;FileName&gt;We Three Kings - Pandemic Parody.pdf&lt;/FileName&gt;&lt;/FileType&gt;1&lt;/FileType&gt;</text:p>
          </table:table-cell>
          <table:table-cell/>
        </table:table-row>
        <table:table-row table:style-name="ro1">
          <table:table-cell table:formula="of:=IF([$IntermediateCalcs.D300];[$IntermediateCalcs.K300];IF([$IntermediateCalcs.E300];[$IntermediateCalcs.K300];IF([$IntermediateCalcs.F300];[$IntermediateCalcs.L300];IF([$IntermediateCalcs.C300];&quot;&lt;/Setlist&gt;&quot;&amp;[$IntermediateCalcs.M300];&quot;&quot;))))" office:value-type="string" office:string-value="&lt;Song&gt;&lt;Title&gt;Three Kings Parody&lt;/Title&gt;&lt;FileName&gt;Three Kings Parody.pdf&lt;/FileName&gt;&lt;/FileType&gt;1&lt;/FileType&gt;" calcext:value-type="string">
            <text:p>&lt;Song&gt;&lt;Title&gt;Three Kings Parody&lt;/Title&gt;&lt;FileName&gt;Three Kings Parody.pdf&lt;/FileName&gt;&lt;/FileType&gt;1&lt;/FileType&gt;</text:p>
          </table:table-cell>
          <table:table-cell/>
        </table:table-row>
        <table:table-row table:style-name="ro1">
          <table:table-cell table:formula="of:=IF([$IntermediateCalcs.D301];[$IntermediateCalcs.K301];IF([$IntermediateCalcs.E301];[$IntermediateCalcs.K301];IF([$IntermediateCalcs.F301];[$IntermediateCalcs.L301];IF([$IntermediateCalcs.C301];&quot;&lt;/Setlist&gt;&quot;&amp;[$IntermediateCalcs.M301];&quot;&quot;))))" office:value-type="string" office:string-value="&lt;Song&gt;&lt;Title&gt;All Through the Night&lt;/Title&gt;&lt;FileName&gt;All Through the Night.pdf&lt;/FileName&gt;&lt;/FileType&gt;1&lt;/FileType&gt;" calcext:value-type="string">
            <text:p>&lt;Song&gt;&lt;Title&gt;All Through the Night&lt;/Title&gt;&lt;FileName&gt;All Through the Night.pdf&lt;/FileName&gt;&lt;/FileType&gt;1&lt;/FileType&gt;</text:p>
          </table:table-cell>
          <table:table-cell/>
        </table:table-row>
        <table:table-row table:style-name="ro1">
          <table:table-cell table:formula="of:=IF([$IntermediateCalcs.D302];[$IntermediateCalcs.K302];IF([$IntermediateCalcs.E302];[$IntermediateCalcs.K302];IF([$IntermediateCalcs.F302];[$IntermediateCalcs.L302];IF([$IntermediateCalcs.C302];&quot;&lt;/Setlist&gt;&quot;&amp;[$IntermediateCalcs.M302];&quot;&quot;))))" office:value-type="string" office:string-value="&lt;Song&gt;&lt;Title&gt;O Come Little Children&lt;/Title&gt;&lt;FileName&gt;O Come Little Children.pdf&lt;/FileName&gt;&lt;/FileType&gt;1&lt;/FileType&gt;" calcext:value-type="string">
            <text:p>&lt;Song&gt;&lt;Title&gt;O Come Little Children&lt;/Title&gt;&lt;FileName&gt;O Come Little Children.pdf&lt;/FileName&gt;&lt;/FileType&gt;1&lt;/FileType&gt;</text:p>
          </table:table-cell>
          <table:table-cell/>
        </table:table-row>
        <table:table-row table:style-name="ro1">
          <table:table-cell table:formula="of:=IF([$IntermediateCalcs.D303];[$IntermediateCalcs.K303];IF([$IntermediateCalcs.E303];[$IntermediateCalcs.K303];IF([$IntermediateCalcs.F303];[$IntermediateCalcs.L303];IF([$IntermediateCalcs.C303];&quot;&lt;/Setlist&gt;&quot;&amp;[$IntermediateCalcs.M303];&quot;&quot;))))" office:value-type="string" office:string-value="&lt;Song&gt;&lt;Title&gt;Happy Birthday&lt;/Title&gt;&lt;FileName&gt;Happy Birthday.pdf&lt;/FileName&gt;&lt;/FileType&gt;1&lt;/FileType&gt;" calcext:value-type="string">
            <text:p>&lt;Song&gt;&lt;Title&gt;Happy Birthday&lt;/Title&gt;&lt;FileName&gt;Happy Birthday.pdf&lt;/FileName&gt;&lt;/FileType&gt;1&lt;/FileType&gt;</text:p>
          </table:table-cell>
          <table:table-cell/>
        </table:table-row>
        <table:table-row table:style-name="ro1">
          <table:table-cell table:formula="of:=IF([$IntermediateCalcs.D304];[$IntermediateCalcs.K304];IF([$IntermediateCalcs.E304];[$IntermediateCalcs.K304];IF([$IntermediateCalcs.F304];[$IntermediateCalcs.L304];IF([$IntermediateCalcs.C304];&quot;&lt;/Setlist&gt;&quot;&amp;[$IntermediateCalcs.M304];&quot;&quot;))))" office:value-type="string" office:string-value="&lt;Song&gt;&lt;Title&gt;Greensleves P Delich&lt;/Title&gt;&lt;FileName&gt;Greensleves P Delich.pdf&lt;/FileName&gt;&lt;/FileType&gt;1&lt;/FileType&gt;" calcext:value-type="string">
            <text:p>&lt;Song&gt;&lt;Title&gt;Greensleves P Delich&lt;/Title&gt;&lt;FileName&gt;Greensleves P Delich.pdf&lt;/FileName&gt;&lt;/FileType&gt;1&lt;/FileType&gt;</text:p>
          </table:table-cell>
          <table:table-cell/>
        </table:table-row>
        <table:table-row table:style-name="ro1">
          <table:table-cell table:formula="of:=IF([$IntermediateCalcs.D305];[$IntermediateCalcs.K305];IF([$IntermediateCalcs.E305];[$IntermediateCalcs.K305];IF([$IntermediateCalcs.F305];[$IntermediateCalcs.L305];IF([$IntermediateCalcs.C305];&quot;&lt;/Setlist&gt;&quot;&amp;[$IntermediateCalcs.M305];&quot;&quot;))))" office:value-type="string" office:string-value="&lt;Song&gt;&lt;Title&gt;All Through The Night - Thorburn&lt;/Title&gt;&lt;FileName&gt;All Through The Night - Thorburn.pdf&lt;/FileName&gt;&lt;/FileType&gt;1&lt;/FileType&gt;" calcext:value-type="string">
            <text:p>&lt;Song&gt;&lt;Title&gt;All Through The Night - Thorburn&lt;/Title&gt;&lt;FileName&gt;All Through The Night - Thorburn.pdf&lt;/FileName&gt;&lt;/FileType&gt;1&lt;/FileType&gt;</text:p>
          </table:table-cell>
          <table:table-cell/>
        </table:table-row>
        <table:table-row table:style-name="ro1">
          <table:table-cell table:formula="of:=IF([$IntermediateCalcs.D306];[$IntermediateCalcs.K306];IF([$IntermediateCalcs.E306];[$IntermediateCalcs.K306];IF([$IntermediateCalcs.F306];[$IntermediateCalcs.L306];IF([$IntermediateCalcs.C306];&quot;&lt;/Setlist&gt;&quot;&amp;[$IntermediateCalcs.M306];&quot;&quot;))))" office:value-type="string" office:string-value="&lt;Song&gt;&lt;Title&gt;WasselSong&lt;/Title&gt;&lt;FileName&gt;WasselSong.pdf&lt;/FileName&gt;&lt;/FileType&gt;1&lt;/FileType&gt;" calcext:value-type="string">
            <text:p>&lt;Song&gt;&lt;Title&gt;WasselSong&lt;/Title&gt;&lt;FileName&gt;WasselSong.pdf&lt;/FileName&gt;&lt;/FileType&gt;1&lt;/FileType&gt;</text:p>
          </table:table-cell>
          <table:table-cell/>
        </table:table-row>
        <table:table-row table:style-name="ro1">
          <table:table-cell table:formula="of:=IF([$IntermediateCalcs.D307];[$IntermediateCalcs.K307];IF([$IntermediateCalcs.E307];[$IntermediateCalcs.K307];IF([$IntermediateCalcs.F307];[$IntermediateCalcs.L307];IF([$IntermediateCalcs.C307];&quot;&lt;/Setlist&gt;&quot;&amp;[$IntermediateCalcs.M307];&quot;&quot;))))" office:value-type="string" office:string-value="&lt;Song&gt;&lt;Title&gt;Brahm's Lullaby - 3 part&lt;/Title&gt;&lt;FileName&gt;Brahm's Lullaby - 3 part.pdf&lt;/FileName&gt;&lt;/FileType&gt;1&lt;/FileType&gt;" calcext:value-type="string">
            <text:p>&lt;Song&gt;&lt;Title&gt;Brahm's Lullaby - 3 part&lt;/Title&gt;&lt;FileName&gt;Brahm's Lullaby - 3 part.pdf&lt;/FileName&gt;&lt;/FileType&gt;1&lt;/FileType&gt;</text:p>
          </table:table-cell>
          <table:table-cell/>
        </table:table-row>
        <table:table-row table:style-name="ro1">
          <table:table-cell table:formula="of:=IF([$IntermediateCalcs.D308];[$IntermediateCalcs.K308];IF([$IntermediateCalcs.E308];[$IntermediateCalcs.K308];IF([$IntermediateCalcs.F308];[$IntermediateCalcs.L308];IF([$IntermediateCalcs.C308];&quot;&lt;/Setlist&gt;&quot;&amp;[$IntermediateCalcs.M308];&quot;&quot;))))" office:value-type="string" office:string-value="&lt;Song&gt;&lt;Title&gt;Fais Do Do&lt;/Title&gt;&lt;FileName&gt;Fais Do Do.pdf&lt;/FileName&gt;&lt;/FileType&gt;1&lt;/FileType&gt;" calcext:value-type="string">
            <text:p>&lt;Song&gt;&lt;Title&gt;Fais Do Do&lt;/Title&gt;&lt;FileName&gt;Fais Do Do.pdf&lt;/FileName&gt;&lt;/FileType&gt;1&lt;/FileType&gt;</text:p>
          </table:table-cell>
          <table:table-cell/>
        </table:table-row>
        <table:table-row table:style-name="ro1">
          <table:table-cell table:formula="of:=IF([$IntermediateCalcs.D309];[$IntermediateCalcs.K309];IF([$IntermediateCalcs.E309];[$IntermediateCalcs.K309];IF([$IntermediateCalcs.F309];[$IntermediateCalcs.L309];IF([$IntermediateCalcs.C309];&quot;&lt;/Setlist&gt;&quot;&amp;[$IntermediateCalcs.M309];&quot;&quot;))))" office:value-type="string" office:string-value="&lt;Song&gt;&lt;Title&gt;Golden Slumbers 3&lt;/Title&gt;&lt;FileName&gt;Golden Slumbers 3.pdf&lt;/FileName&gt;&lt;/FileType&gt;1&lt;/FileType&gt;" calcext:value-type="string">
            <text:p>&lt;Song&gt;&lt;Title&gt;Golden Slumbers 3&lt;/Title&gt;&lt;FileName&gt;Golden Slumbers 3.pdf&lt;/FileName&gt;&lt;/FileType&gt;1&lt;/FileType&gt;</text:p>
          </table:table-cell>
          <table:table-cell/>
        </table:table-row>
        <table:table-row table:style-name="ro1">
          <table:table-cell table:formula="of:=IF([$IntermediateCalcs.D310];[$IntermediateCalcs.K310];IF([$IntermediateCalcs.E310];[$IntermediateCalcs.K310];IF([$IntermediateCalcs.F310];[$IntermediateCalcs.L310];IF([$IntermediateCalcs.C310];&quot;&lt;/Setlist&gt;&quot;&amp;[$IntermediateCalcs.M310];&quot;&quot;))))" office:value-type="string" office:string-value="&lt;Song&gt;&lt;Title&gt;Rocky Top&lt;/Title&gt;&lt;FileName&gt;Rocky Top.pdf&lt;/FileName&gt;&lt;/FileType&gt;1&lt;/FileType&gt;" calcext:value-type="string">
            <text:p>&lt;Song&gt;&lt;Title&gt;Rocky Top&lt;/Title&gt;&lt;FileName&gt;Rocky Top.pdf&lt;/FileName&gt;&lt;/FileType&gt;1&lt;/FileType&gt;</text:p>
          </table:table-cell>
          <table:table-cell/>
        </table:table-row>
        <table:table-row table:style-name="ro1">
          <table:table-cell table:formula="of:=IF([$IntermediateCalcs.D311];[$IntermediateCalcs.K311];IF([$IntermediateCalcs.E311];[$IntermediateCalcs.K311];IF([$IntermediateCalcs.F311];[$IntermediateCalcs.L311];IF([$IntermediateCalcs.C311];&quot;&lt;/Setlist&gt;&quot;&amp;[$IntermediateCalcs.M311];&quot;&quot;))))" office:value-type="string" office:string-value="&lt;Song&gt;&lt;Title&gt;Going Home - House&lt;/Title&gt;&lt;FileName&gt;Going Home - House.pdf&lt;/FileName&gt;&lt;/FileType&gt;1&lt;/FileType&gt;" calcext:value-type="string">
            <text:p>&lt;Song&gt;&lt;Title&gt;Going Home - House&lt;/Title&gt;&lt;FileName&gt;Going Home - House.pdf&lt;/FileName&gt;&lt;/FileType&gt;1&lt;/FileType&gt;</text:p>
          </table:table-cell>
          <table:table-cell/>
        </table:table-row>
        <table:table-row table:style-name="ro1">
          <table:table-cell table:formula="of:=IF([$IntermediateCalcs.D312];[$IntermediateCalcs.K312];IF([$IntermediateCalcs.E312];[$IntermediateCalcs.K312];IF([$IntermediateCalcs.F312];[$IntermediateCalcs.L312];IF([$IntermediateCalcs.C312];&quot;&lt;/Setlist&gt;&quot;&amp;[$IntermediateCalcs.M312];&quot;&quot;))))" office:value-type="string" office:string-value="&lt;Song&gt;&lt;Title&gt;Farewell to Tarwathie&lt;/Title&gt;&lt;FileName&gt;Farewell to Tarwathie.pdf&lt;/FileName&gt;&lt;/FileType&gt;1&lt;/FileType&gt;" calcext:value-type="string">
            <text:p>&lt;Song&gt;&lt;Title&gt;Farewell to Tarwathie&lt;/Title&gt;&lt;FileName&gt;Farewell to Tarwathie.pdf&lt;/FileName&gt;&lt;/FileType&gt;1&lt;/FileType&gt;</text:p>
          </table:table-cell>
          <table:table-cell/>
        </table:table-row>
        <table:table-row table:style-name="ro1">
          <table:table-cell table:formula="of:=IF([$IntermediateCalcs.D313];[$IntermediateCalcs.K313];IF([$IntermediateCalcs.E313];[$IntermediateCalcs.K313];IF([$IntermediateCalcs.F313];[$IntermediateCalcs.L313];IF([$IntermediateCalcs.C313];&quot;&lt;/Setlist&gt;&quot;&amp;[$IntermediateCalcs.M313];&quot;&quot;))))" office:value-type="string" office:string-value="&lt;Song&gt;&lt;Title&gt;Born Free&lt;/Title&gt;&lt;FileName&gt;Born Free.pdf&lt;/FileName&gt;&lt;/FileType&gt;1&lt;/FileType&gt;" calcext:value-type="string">
            <text:p>&lt;Song&gt;&lt;Title&gt;Born Free&lt;/Title&gt;&lt;FileName&gt;Born Free.pdf&lt;/FileName&gt;&lt;/FileType&gt;1&lt;/FileType&gt;</text:p>
          </table:table-cell>
          <table:table-cell/>
        </table:table-row>
        <table:table-row table:style-name="ro1">
          <table:table-cell table:formula="of:=IF([$IntermediateCalcs.D314];[$IntermediateCalcs.K314];IF([$IntermediateCalcs.E314];[$IntermediateCalcs.K314];IF([$IntermediateCalcs.F314];[$IntermediateCalcs.L314];IF([$IntermediateCalcs.C314];&quot;&lt;/Setlist&gt;&quot;&amp;[$IntermediateCalcs.M314];&quot;&quot;))))" office:value-type="string" office:string-value="&lt;Song&gt;&lt;Title&gt;Breton Lullaby&lt;/Title&gt;&lt;FileName&gt;Breton Lullaby.pdf&lt;/FileName&gt;&lt;/FileType&gt;1&lt;/FileType&gt;" calcext:value-type="string">
            <text:p>&lt;Song&gt;&lt;Title&gt;Breton Lullaby&lt;/Title&gt;&lt;FileName&gt;Breton Lullaby.pdf&lt;/FileName&gt;&lt;/FileType&gt;1&lt;/FileType&gt;</text:p>
          </table:table-cell>
          <table:table-cell/>
        </table:table-row>
        <table:table-row table:style-name="ro1">
          <table:table-cell table:formula="of:=IF([$IntermediateCalcs.D315];[$IntermediateCalcs.K315];IF([$IntermediateCalcs.E315];[$IntermediateCalcs.K315];IF([$IntermediateCalcs.F315];[$IntermediateCalcs.L315];IF([$IntermediateCalcs.C315];&quot;&lt;/Setlist&gt;&quot;&amp;[$IntermediateCalcs.M315];&quot;&quot;))))" office:value-type="string" office:string-value="&lt;Song&gt;&lt;Title&gt;Aberystwyth 44 Em + Guitar&lt;/Title&gt;&lt;FileName&gt;Aberystwyth 44 Em + Guitar.pdf&lt;/FileName&gt;&lt;/FileType&gt;1&lt;/FileType&gt;" calcext:value-type="string">
            <text:p>&lt;Song&gt;&lt;Title&gt;Aberystwyth 44 Em + Guitar&lt;/Title&gt;&lt;FileName&gt;Aberystwyth 44 Em + Guitar.pdf&lt;/FileName&gt;&lt;/FileType&gt;1&lt;/FileType&gt;</text:p>
          </table:table-cell>
          <table:table-cell/>
        </table:table-row>
        <table:table-row table:style-name="ro1">
          <table:table-cell table:formula="of:=IF([$IntermediateCalcs.D316];[$IntermediateCalcs.K316];IF([$IntermediateCalcs.E316];[$IntermediateCalcs.K316];IF([$IntermediateCalcs.F316];[$IntermediateCalcs.L316];IF([$IntermediateCalcs.C316];&quot;&lt;/Setlist&gt;&quot;&amp;[$IntermediateCalcs.M316];&quot;&quot;))))" office:value-type="string" office:string-value="&lt;Song&gt;&lt;Title&gt;Whiskey Before Breakfast - 5 Parts&lt;/Title&gt;&lt;FileName&gt;Whiskey Before Breakfast - 5 Parts.pdf&lt;/FileName&gt;&lt;/FileType&gt;1&lt;/FileType&gt;" calcext:value-type="string">
            <text:p>&lt;Song&gt;&lt;Title&gt;Whiskey Before Breakfast - 5 Parts&lt;/Title&gt;&lt;FileName&gt;Whiskey Before Breakfast - 5 Parts.pdf&lt;/FileName&gt;&lt;/FileType&gt;1&lt;/FileType&gt;</text:p>
          </table:table-cell>
          <table:table-cell/>
        </table:table-row>
        <table:table-row table:style-name="ro1">
          <table:table-cell table:formula="of:=IF([$IntermediateCalcs.D317];[$IntermediateCalcs.K317];IF([$IntermediateCalcs.E317];[$IntermediateCalcs.K317];IF([$IntermediateCalcs.F317];[$IntermediateCalcs.L317];IF([$IntermediateCalcs.C317];&quot;&lt;/Setlist&gt;&quot;&amp;[$IntermediateCalcs.M317];&quot;&quot;))))" office:value-type="string" office:string-value="&lt;Song&gt;&lt;Title&gt;Junes Lullaby&lt;/Title&gt;&lt;FileName&gt;Junes Lullaby.pdf&lt;/FileName&gt;&lt;/FileType&gt;1&lt;/FileType&gt;" calcext:value-type="string">
            <text:p>&lt;Song&gt;&lt;Title&gt;Junes Lullaby&lt;/Title&gt;&lt;FileName&gt;Junes Lullaby.pdf&lt;/FileName&gt;&lt;/FileType&gt;1&lt;/FileType&gt;</text:p>
          </table:table-cell>
          <table:table-cell/>
        </table:table-row>
        <table:table-row table:style-name="ro1">
          <table:table-cell table:formula="of:=IF([$IntermediateCalcs.D318];[$IntermediateCalcs.K318];IF([$IntermediateCalcs.E318];[$IntermediateCalcs.K318];IF([$IntermediateCalcs.F318];[$IntermediateCalcs.L318];IF([$IntermediateCalcs.C318];&quot;&lt;/Setlist&gt;&quot;&amp;[$IntermediateCalcs.M318];&quot;&quot;))))" office:value-type="string" office:string-value="&lt;Song&gt;&lt;Title&gt;Hector the Hero - Score and Parts&lt;/Title&gt;&lt;FileName&gt;Hector the Hero - Score and Parts.pdf&lt;/FileName&gt;&lt;/FileType&gt;1&lt;/FileType&gt;" calcext:value-type="string">
            <text:p>&lt;Song&gt;&lt;Title&gt;Hector the Hero - Score and Parts&lt;/Title&gt;&lt;FileName&gt;Hector the Hero - Score and Parts.pdf&lt;/FileName&gt;&lt;/FileType&gt;1&lt;/FileType&gt;</text:p>
          </table:table-cell>
          <table:table-cell/>
        </table:table-row>
        <table:table-row table:style-name="ro1">
          <table:table-cell table:formula="of:=IF([$IntermediateCalcs.D319];[$IntermediateCalcs.K319];IF([$IntermediateCalcs.E319];[$IntermediateCalcs.K319];IF([$IntermediateCalcs.F319];[$IntermediateCalcs.L319];IF([$IntermediateCalcs.C319];&quot;&lt;/Setlist&gt;&quot;&amp;[$IntermediateCalcs.M319];&quot;&quot;))))" office:value-type="string" office:string-value="&lt;Song&gt;&lt;Title&gt;The Ash Grove&lt;/Title&gt;&lt;FileName&gt;The Ash Grove.pdf&lt;/FileName&gt;&lt;/FileType&gt;1&lt;/FileType&gt;" calcext:value-type="string">
            <text:p>&lt;Song&gt;&lt;Title&gt;The Ash Grove&lt;/Title&gt;&lt;FileName&gt;The Ash Grove.pdf&lt;/FileName&gt;&lt;/FileType&gt;1&lt;/FileType&gt;</text:p>
          </table:table-cell>
          <table:table-cell/>
        </table:table-row>
        <table:table-row table:style-name="ro1">
          <table:table-cell table:formula="of:=IF([$IntermediateCalcs.D320];[$IntermediateCalcs.K320];IF([$IntermediateCalcs.E320];[$IntermediateCalcs.K320];IF([$IntermediateCalcs.F320];[$IntermediateCalcs.L320];IF([$IntermediateCalcs.C320];&quot;&lt;/Setlist&gt;&quot;&amp;[$IntermediateCalcs.M320];&quot;&quot;))))" office:value-type="string" office:string-value="&lt;Song&gt;&lt;Title&gt;Let It Snow&lt;/Title&gt;&lt;FileName&gt;Let It Snow.pdf&lt;/FileName&gt;&lt;/FileType&gt;1&lt;/FileType&gt;" calcext:value-type="string">
            <text:p>&lt;Song&gt;&lt;Title&gt;Let It Snow&lt;/Title&gt;&lt;FileName&gt;Let It Snow.pdf&lt;/FileName&gt;&lt;/FileType&gt;1&lt;/FileType&gt;</text:p>
          </table:table-cell>
          <table:table-cell/>
        </table:table-row>
        <table:table-row table:style-name="ro1">
          <table:table-cell table:formula="of:=IF([$IntermediateCalcs.D321];[$IntermediateCalcs.K321];IF([$IntermediateCalcs.E321];[$IntermediateCalcs.K321];IF([$IntermediateCalcs.F321];[$IntermediateCalcs.L321];IF([$IntermediateCalcs.C321];&quot;&lt;/Setlist&gt;&quot;&amp;[$IntermediateCalcs.M321];&quot;&quot;))))" office:value-type="string" office:string-value="&lt;Song&gt;&lt;Title&gt;Down to the River to Pray&lt;/Title&gt;&lt;FileName&gt;Down to the River to Pray.pdf&lt;/FileName&gt;&lt;/FileType&gt;1&lt;/FileType&gt;" calcext:value-type="string">
            <text:p>&lt;Song&gt;&lt;Title&gt;Down to the River to Pray&lt;/Title&gt;&lt;FileName&gt;Down to the River to Pray.pdf&lt;/FileName&gt;&lt;/FileType&gt;1&lt;/FileType&gt;</text:p>
          </table:table-cell>
          <table:table-cell/>
        </table:table-row>
        <table:table-row table:style-name="ro1">
          <table:table-cell table:formula="of:=IF([$IntermediateCalcs.D322];[$IntermediateCalcs.K322];IF([$IntermediateCalcs.E322];[$IntermediateCalcs.K322];IF([$IntermediateCalcs.F322];[$IntermediateCalcs.L322];IF([$IntermediateCalcs.C322];&quot;&lt;/Setlist&gt;&quot;&amp;[$IntermediateCalcs.M322];&quot;&quot;))))" office:value-type="string" office:string-value="&lt;Song&gt;&lt;Title&gt;Loch Tay Boat arr02&lt;/Title&gt;&lt;FileName&gt;Loch Tay Boat arr02.pdf&lt;/FileName&gt;&lt;/FileType&gt;1&lt;/FileType&gt;" calcext:value-type="string">
            <text:p>&lt;Song&gt;&lt;Title&gt;Loch Tay Boat arr02&lt;/Title&gt;&lt;FileName&gt;Loch Tay Boat arr02.pdf&lt;/FileName&gt;&lt;/FileType&gt;1&lt;/FileType&gt;</text:p>
          </table:table-cell>
          <table:table-cell/>
        </table:table-row>
        <table:table-row table:style-name="ro1">
          <table:table-cell table:formula="of:=IF([$IntermediateCalcs.D323];[$IntermediateCalcs.K323];IF([$IntermediateCalcs.E323];[$IntermediateCalcs.K323];IF([$IntermediateCalcs.F323];[$IntermediateCalcs.L323];IF([$IntermediateCalcs.C323];&quot;&lt;/Setlist&gt;&quot;&amp;[$IntermediateCalcs.M323];&quot;&quot;))))" office:value-type="string" office:string-value="&lt;Song&gt;&lt;Title&gt;Loch Lomond arr03&lt;/Title&gt;&lt;FileName&gt;Loch Lomond arr03.pdf&lt;/FileName&gt;&lt;/FileType&gt;1&lt;/FileType&gt;" calcext:value-type="string">
            <text:p>&lt;Song&gt;&lt;Title&gt;Loch Lomond arr03&lt;/Title&gt;&lt;FileName&gt;Loch Lomond arr03.pdf&lt;/FileName&gt;&lt;/FileType&gt;1&lt;/FileType&gt;</text:p>
          </table:table-cell>
          <table:table-cell/>
        </table:table-row>
        <table:table-row table:style-name="ro1">
          <table:table-cell table:formula="of:=IF([$IntermediateCalcs.D324];[$IntermediateCalcs.K324];IF([$IntermediateCalcs.E324];[$IntermediateCalcs.K324];IF([$IntermediateCalcs.F324];[$IntermediateCalcs.L324];IF([$IntermediateCalcs.C324];&quot;&lt;/Setlist&gt;&quot;&amp;[$IntermediateCalcs.M324];&quot;&quot;))))" office:value-type="string" office:string-value="&lt;Song&gt;&lt;Title&gt;I Know Where I'm Going - arr01&lt;/Title&gt;&lt;FileName&gt;I Know Where I'm Going - arr01.pdf&lt;/FileName&gt;&lt;/FileType&gt;1&lt;/FileType&gt;" calcext:value-type="string">
            <text:p>&lt;Song&gt;&lt;Title&gt;I Know Where I'm Going - arr01&lt;/Title&gt;&lt;FileName&gt;I Know Where I'm Going - arr01.pdf&lt;/FileName&gt;&lt;/FileType&gt;1&lt;/FileType&gt;</text:p>
          </table:table-cell>
          <table:table-cell/>
        </table:table-row>
        <table:table-row table:style-name="ro1">
          <table:table-cell table:formula="of:=IF([$IntermediateCalcs.D325];[$IntermediateCalcs.K325];IF([$IntermediateCalcs.E325];[$IntermediateCalcs.K325];IF([$IntermediateCalcs.F325];[$IntermediateCalcs.L325];IF([$IntermediateCalcs.C325];&quot;&lt;/Setlist&gt;&quot;&amp;[$IntermediateCalcs.M325];&quot;&quot;))))" office:value-type="string" office:string-value="&lt;Song&gt;&lt;Title&gt;Give Us Peace arr01&lt;/Title&gt;&lt;FileName&gt;Give Us Peace arr01.pdf&lt;/FileName&gt;&lt;/FileType&gt;1&lt;/FileType&gt;" calcext:value-type="string">
            <text:p>&lt;Song&gt;&lt;Title&gt;Give Us Peace arr01&lt;/Title&gt;&lt;FileName&gt;Give Us Peace arr01.pdf&lt;/FileName&gt;&lt;/FileType&gt;1&lt;/FileType&gt;</text:p>
          </table:table-cell>
          <table:table-cell/>
        </table:table-row>
        <table:table-row table:style-name="ro1">
          <table:table-cell table:formula="of:=IF([$IntermediateCalcs.D326];[$IntermediateCalcs.K326];IF([$IntermediateCalcs.E326];[$IntermediateCalcs.K326];IF([$IntermediateCalcs.F326];[$IntermediateCalcs.L326];IF([$IntermediateCalcs.C326];&quot;&lt;/Setlist&gt;&quot;&amp;[$IntermediateCalcs.M326];&quot;&quot;))))" office:value-type="string" office:string-value="&lt;Song&gt;&lt;Title&gt;Da Ferrie Reel&lt;/Title&gt;&lt;FileName&gt;Da Ferrie Reel.pdf&lt;/FileName&gt;&lt;/FileType&gt;1&lt;/FileType&gt;" calcext:value-type="string">
            <text:p>&lt;Song&gt;&lt;Title&gt;Da Ferrie Reel&lt;/Title&gt;&lt;FileName&gt;Da Ferrie Reel.pdf&lt;/FileName&gt;&lt;/FileType&gt;1&lt;/FileType&gt;</text:p>
          </table:table-cell>
          <table:table-cell/>
        </table:table-row>
        <table:table-row table:style-name="ro1">
          <table:table-cell table:formula="of:=IF([$IntermediateCalcs.D327];[$IntermediateCalcs.K327];IF([$IntermediateCalcs.E327];[$IntermediateCalcs.K327];IF([$IntermediateCalcs.F327];[$IntermediateCalcs.L327];IF([$IntermediateCalcs.C327];&quot;&lt;/Setlist&gt;&quot;&amp;[$IntermediateCalcs.M327];&quot;&quot;))))" office:value-type="string" office:string-value="&lt;Song&gt;&lt;Title&gt;Baloo Baleerie - Zanetti&lt;/Title&gt;&lt;FileName&gt;Baloo Baleerie - Zanetti.pdf&lt;/FileName&gt;&lt;/FileType&gt;1&lt;/FileType&gt;" calcext:value-type="string">
            <text:p>&lt;Song&gt;&lt;Title&gt;Baloo Baleerie - Zanetti&lt;/Title&gt;&lt;FileName&gt;Baloo Baleerie - Zanetti.pdf&lt;/FileName&gt;&lt;/FileType&gt;1&lt;/FileType&gt;</text:p>
          </table:table-cell>
          <table:table-cell/>
        </table:table-row>
        <table:table-row table:style-name="ro1">
          <table:table-cell table:formula="of:=IF([$IntermediateCalcs.D328];[$IntermediateCalcs.K328];IF([$IntermediateCalcs.E328];[$IntermediateCalcs.K328];IF([$IntermediateCalcs.F328];[$IntermediateCalcs.L328];IF([$IntermediateCalcs.C328];&quot;&lt;/Setlist&gt;&quot;&amp;[$IntermediateCalcs.M328];&quot;&quot;))))" office:value-type="string" office:string-value="&lt;Song&gt;&lt;Title&gt;Ar Erinn&lt;/Title&gt;&lt;FileName&gt;Ar Erinn.pdf&lt;/FileName&gt;&lt;/FileType&gt;1&lt;/FileType&gt;" calcext:value-type="string">
            <text:p>&lt;Song&gt;&lt;Title&gt;Ar Erinn&lt;/Title&gt;&lt;FileName&gt;Ar Erinn.pdf&lt;/FileName&gt;&lt;/FileType&gt;1&lt;/FileType&gt;</text:p>
          </table:table-cell>
          <table:table-cell/>
        </table:table-row>
        <table:table-row table:style-name="ro1">
          <table:table-cell table:formula="of:=IF([$IntermediateCalcs.D329];[$IntermediateCalcs.K329];IF([$IntermediateCalcs.E329];[$IntermediateCalcs.K329];IF([$IntermediateCalcs.F329];[$IntermediateCalcs.L329];IF([$IntermediateCalcs.C329];&quot;&lt;/Setlist&gt;&quot;&amp;[$IntermediateCalcs.M329];&quot;&quot;))))" office:value-type="string" office:string-value="&lt;Song&gt;&lt;Title&gt;Down by the Sally Gardens&lt;/Title&gt;&lt;FileName&gt;Down by the Sally Gardens.pdf&lt;/FileName&gt;&lt;/FileType&gt;1&lt;/FileType&gt;" calcext:value-type="string">
            <text:p>&lt;Song&gt;&lt;Title&gt;Down by the Sally Gardens&lt;/Title&gt;&lt;FileName&gt;Down by the Sally Gardens.pdf&lt;/FileName&gt;&lt;/FileType&gt;1&lt;/FileType&gt;</text:p>
          </table:table-cell>
          <table:table-cell/>
        </table:table-row>
        <table:table-row table:style-name="ro1">
          <table:table-cell table:formula="of:=IF([$IntermediateCalcs.D330];[$IntermediateCalcs.K330];IF([$IntermediateCalcs.E330];[$IntermediateCalcs.K330];IF([$IntermediateCalcs.F330];[$IntermediateCalcs.L330];IF([$IntermediateCalcs.C330];&quot;&lt;/Setlist&gt;&quot;&amp;[$IntermediateCalcs.M330];&quot;&quot;))))" office:value-type="string" office:string-value="&lt;Song&gt;&lt;Title&gt;Dancing Master Jig&lt;/Title&gt;&lt;FileName&gt;Dancing Master Jig.pdf&lt;/FileName&gt;&lt;/FileType&gt;1&lt;/FileType&gt;" calcext:value-type="string">
            <text:p>&lt;Song&gt;&lt;Title&gt;Dancing Master Jig&lt;/Title&gt;&lt;FileName&gt;Dancing Master Jig.pdf&lt;/FileName&gt;&lt;/FileType&gt;1&lt;/FileType&gt;</text:p>
          </table:table-cell>
          <table:table-cell/>
        </table:table-row>
        <table:table-row table:style-name="ro1">
          <table:table-cell table:formula="of:=IF([$IntermediateCalcs.D331];[$IntermediateCalcs.K331];IF([$IntermediateCalcs.E331];[$IntermediateCalcs.K331];IF([$IntermediateCalcs.F331];[$IntermediateCalcs.L331];IF([$IntermediateCalcs.C331];&quot;&lt;/Setlist&gt;&quot;&amp;[$IntermediateCalcs.M331];&quot;&quot;))))" office:value-type="string" office:string-value="&lt;Song&gt;&lt;Title&gt;Ned of the Hill - Simple&lt;/Title&gt;&lt;FileName&gt;Ned of the Hill - Simple.pdf&lt;/FileName&gt;&lt;/FileType&gt;1&lt;/FileType&gt;" calcext:value-type="string">
            <text:p>&lt;Song&gt;&lt;Title&gt;Ned of the Hill - Simple&lt;/Title&gt;&lt;FileName&gt;Ned of the Hill - Simple.pdf&lt;/FileName&gt;&lt;/FileType&gt;1&lt;/FileType&gt;</text:p>
          </table:table-cell>
          <table:table-cell/>
        </table:table-row>
        <table:table-row table:style-name="ro1">
          <table:table-cell table:formula="of:=IF([$IntermediateCalcs.D332];[$IntermediateCalcs.K332];IF([$IntermediateCalcs.E332];[$IntermediateCalcs.K332];IF([$IntermediateCalcs.F332];[$IntermediateCalcs.L332];IF([$IntermediateCalcs.C332];&quot;&lt;/Setlist&gt;&quot;&amp;[$IntermediateCalcs.M332];&quot;&quot;))))" office:value-type="string" office:string-value="&lt;Song&gt;&lt;Title&gt;Skye Boat Song&lt;/Title&gt;&lt;FileName&gt;Skye Boat Song.pdf&lt;/FileName&gt;&lt;/FileType&gt;1&lt;/FileType&gt;" calcext:value-type="string">
            <text:p>&lt;Song&gt;&lt;Title&gt;Skye Boat Song&lt;/Title&gt;&lt;FileName&gt;Skye Boat Song.pdf&lt;/FileName&gt;&lt;/FileType&gt;1&lt;/FileType&gt;</text:p>
          </table:table-cell>
          <table:table-cell/>
        </table:table-row>
        <table:table-row table:style-name="ro1">
          <table:table-cell table:formula="of:=IF([$IntermediateCalcs.D333];[$IntermediateCalcs.K333];IF([$IntermediateCalcs.E333];[$IntermediateCalcs.K333];IF([$IntermediateCalcs.F333];[$IntermediateCalcs.L333];IF([$IntermediateCalcs.C333];&quot;&lt;/Setlist&gt;&quot;&amp;[$IntermediateCalcs.M333];&quot;&quot;))))" office:value-type="string" office:string-value="&lt;Song&gt;&lt;Title&gt;Parting Glass in Bm&lt;/Title&gt;&lt;FileName&gt;Parting Glass in Bm.pdf&lt;/FileName&gt;&lt;/FileType&gt;1&lt;/FileType&gt;" calcext:value-type="string">
            <text:p>&lt;Song&gt;&lt;Title&gt;Parting Glass in Bm&lt;/Title&gt;&lt;FileName&gt;Parting Glass in Bm.pdf&lt;/FileName&gt;&lt;/FileType&gt;1&lt;/FileType&gt;</text:p>
          </table:table-cell>
          <table:table-cell/>
        </table:table-row>
        <table:table-row table:style-name="ro1">
          <table:table-cell table:formula="of:=IF([$IntermediateCalcs.D334];[$IntermediateCalcs.K334];IF([$IntermediateCalcs.E334];[$IntermediateCalcs.K334];IF([$IntermediateCalcs.F334];[$IntermediateCalcs.L334];IF([$IntermediateCalcs.C334];&quot;&lt;/Setlist&gt;&quot;&amp;[$IntermediateCalcs.M334];&quot;&quot;))))" office:value-type="string" office:string-value="&lt;Song&gt;&lt;Title&gt;Liza Jane - Seifert&lt;/Title&gt;&lt;FileName&gt;Liza Jane - Seifert.pdf&lt;/FileName&gt;&lt;/FileType&gt;1&lt;/FileType&gt;" calcext:value-type="string">
            <text:p>&lt;Song&gt;&lt;Title&gt;Liza Jane - Seifert&lt;/Title&gt;&lt;FileName&gt;Liza Jane - 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335];[$IntermediateCalcs.K335];IF([$IntermediateCalcs.E335];[$IntermediateCalcs.K335];IF([$IntermediateCalcs.F335];[$IntermediateCalcs.L335];IF([$IntermediateCalcs.C335];&quot;&lt;/Setlist&gt;&quot;&amp;[$IntermediateCalcs.M335];&quot;&quot;))))" office:value-type="string" office:string-value="&lt;Song&gt;&lt;Title&gt;Old Irish Blessing arr02, rel02&lt;/Title&gt;&lt;FileName&gt;Old Irish Blessing arr02, rel02.pdf&lt;/FileName&gt;&lt;/FileType&gt;1&lt;/FileType&gt;" calcext:value-type="string">
            <text:p>&lt;Song&gt;&lt;Title&gt;Old Irish Blessing arr02, rel02&lt;/Title&gt;&lt;FileName&gt;Old Irish Blessing arr02, rel02.pdf&lt;/FileName&gt;&lt;/FileType&gt;1&lt;/FileType&gt;</text:p>
          </table:table-cell>
          <table:table-cell/>
        </table:table-row>
        <table:table-row table:style-name="ro1">
          <table:table-cell table:formula="of:=IF([$IntermediateCalcs.D336];[$IntermediateCalcs.K336];IF([$IntermediateCalcs.E336];[$IntermediateCalcs.K336];IF([$IntermediateCalcs.F336];[$IntermediateCalcs.L336];IF([$IntermediateCalcs.C336];&quot;&lt;/Setlist&gt;&quot;&amp;[$IntermediateCalcs.M336];&quot;&quot;))))" office:value-type="string" office:string-value="&lt;Song&gt;&lt;Title&gt;Berceuse Creole&lt;/Title&gt;&lt;FileName&gt;Berceuse Creole.pdf&lt;/FileName&gt;&lt;/FileType&gt;1&lt;/FileType&gt;" calcext:value-type="string">
            <text:p>&lt;Song&gt;&lt;Title&gt;Berceuse Creole&lt;/Title&gt;&lt;FileName&gt;Berceuse Creole.pdf&lt;/FileName&gt;&lt;/FileType&gt;1&lt;/FileType&gt;</text:p>
          </table:table-cell>
          <table:table-cell/>
        </table:table-row>
        <table:table-row table:style-name="ro1">
          <table:table-cell table:formula="of:=IF([$IntermediateCalcs.D337];[$IntermediateCalcs.K337];IF([$IntermediateCalcs.E337];[$IntermediateCalcs.K337];IF([$IntermediateCalcs.F337];[$IntermediateCalcs.L337];IF([$IntermediateCalcs.C337];&quot;&lt;/Setlist&gt;&quot;&amp;[$IntermediateCalcs.M337];&quot;&quot;))))" office:value-type="string" office:string-value="&lt;Song&gt;&lt;Title&gt;Wild Mountain Thyme&lt;/Title&gt;&lt;FileName&gt;Wild Mountain Thyme.pdf&lt;/FileName&gt;&lt;/FileType&gt;1&lt;/FileType&gt;" calcext:value-type="string">
            <text:p>&lt;Song&gt;&lt;Title&gt;Wild Mountain Thyme&lt;/Title&gt;&lt;FileName&gt;Wild Mountain Thyme.pdf&lt;/FileName&gt;&lt;/FileType&gt;1&lt;/FileType&gt;</text:p>
          </table:table-cell>
          <table:table-cell/>
        </table:table-row>
        <table:table-row table:style-name="ro1">
          <table:table-cell table:formula="of:=IF([$IntermediateCalcs.D338];[$IntermediateCalcs.K338];IF([$IntermediateCalcs.E338];[$IntermediateCalcs.K338];IF([$IntermediateCalcs.F338];[$IntermediateCalcs.L338];IF([$IntermediateCalcs.C338];&quot;&lt;/Setlist&gt;&quot;&amp;[$IntermediateCalcs.M338];&quot;&quot;))))" office:value-type="string" office:string-value="&lt;Song&gt;&lt;Title&gt;Wayfaring Stranger arr02&lt;/Title&gt;&lt;FileName&gt;Wayfaring Stranger arr02.pdf&lt;/FileName&gt;&lt;/FileType&gt;1&lt;/FileType&gt;" calcext:value-type="string">
            <text:p>&lt;Song&gt;&lt;Title&gt;Wayfaring Stranger arr02&lt;/Title&gt;&lt;FileName&gt;Wayfaring Stranger arr02.pdf&lt;/FileName&gt;&lt;/FileType&gt;1&lt;/FileType&gt;</text:p>
          </table:table-cell>
          <table:table-cell/>
        </table:table-row>
        <table:table-row table:style-name="ro1">
          <table:table-cell table:formula="of:=IF([$IntermediateCalcs.D339];[$IntermediateCalcs.K339];IF([$IntermediateCalcs.E339];[$IntermediateCalcs.K339];IF([$IntermediateCalcs.F339];[$IntermediateCalcs.L339];IF([$IntermediateCalcs.C339];&quot;&lt;/Setlist&gt;&quot;&amp;[$IntermediateCalcs.M339];&quot;&quot;))))" office:value-type="string" office:string-value="&lt;Song&gt;&lt;Title&gt;Amazing Grace&lt;/Title&gt;&lt;FileName&gt;Amazing Grace 2.pdf&lt;/FileName&gt;&lt;/FileType&gt;1&lt;/FileType&gt;" calcext:value-type="string">
            <text:p>&lt;Song&gt;&lt;Title&gt;Amazing Grace&lt;/Title&gt;&lt;FileName&gt;Amazing Grace 2.pdf&lt;/FileName&gt;&lt;/FileType&gt;1&lt;/FileType&gt;</text:p>
          </table:table-cell>
          <table:table-cell/>
        </table:table-row>
        <table:table-row table:style-name="ro1">
          <table:table-cell table:formula="of:=IF([$IntermediateCalcs.D340];[$IntermediateCalcs.K340];IF([$IntermediateCalcs.E340];[$IntermediateCalcs.K340];IF([$IntermediateCalcs.F340];[$IntermediateCalcs.L340];IF([$IntermediateCalcs.C340];&quot;&lt;/Setlist&gt;&quot;&amp;[$IntermediateCalcs.M340];&quot;&quot;))))" office:value-type="string" office:string-value="&lt;Song&gt;&lt;Title&gt;City of New Orleans&lt;/Title&gt;&lt;FileName&gt;City of New Orleans.pdf&lt;/FileName&gt;&lt;/FileType&gt;1&lt;/FileType&gt;" calcext:value-type="string">
            <text:p>&lt;Song&gt;&lt;Title&gt;City of New Orleans&lt;/Title&gt;&lt;FileName&gt;City of New Orleans.pdf&lt;/FileName&gt;&lt;/FileType&gt;1&lt;/FileType&gt;</text:p>
          </table:table-cell>
          <table:table-cell/>
        </table:table-row>
        <table:table-row table:style-name="ro1">
          <table:table-cell table:formula="of:=IF([$IntermediateCalcs.D341];[$IntermediateCalcs.K341];IF([$IntermediateCalcs.E341];[$IntermediateCalcs.K341];IF([$IntermediateCalcs.F341];[$IntermediateCalcs.L341];IF([$IntermediateCalcs.C341];&quot;&lt;/Setlist&gt;&quot;&amp;[$IntermediateCalcs.M341];&quot;&quot;))))" office:value-type="string" office:string-value="&lt;Song&gt;&lt;Title&gt;Come By the Hills&lt;/Title&gt;&lt;FileName&gt;Come By the Hills.pdf&lt;/FileName&gt;&lt;/FileType&gt;1&lt;/FileType&gt;" calcext:value-type="string">
            <text:p>&lt;Song&gt;&lt;Title&gt;Come By the Hills&lt;/Title&gt;&lt;FileName&gt;Come By the Hills.pdf&lt;/FileName&gt;&lt;/FileType&gt;1&lt;/FileType&gt;</text:p>
          </table:table-cell>
          <table:table-cell/>
        </table:table-row>
        <table:table-row table:style-name="ro1">
          <table:table-cell table:formula="of:=IF([$IntermediateCalcs.D342];[$IntermediateCalcs.K342];IF([$IntermediateCalcs.E342];[$IntermediateCalcs.K342];IF([$IntermediateCalcs.F342];[$IntermediateCalcs.L342];IF([$IntermediateCalcs.C342];&quot;&lt;/Setlist&gt;&quot;&amp;[$IntermediateCalcs.M342];&quot;&quot;))))" office:value-type="string" office:string-value="&lt;Song&gt;&lt;Title&gt;Rosin the Beau TW&lt;/Title&gt;&lt;FileName&gt;Rosin the Beau TW.pdf&lt;/FileName&gt;&lt;/FileType&gt;1&lt;/FileType&gt;" calcext:value-type="string">
            <text:p>&lt;Song&gt;&lt;Title&gt;Rosin the Beau TW&lt;/Title&gt;&lt;FileName&gt;Rosin the Beau TW.pdf&lt;/FileName&gt;&lt;/FileType&gt;1&lt;/FileType&gt;</text:p>
          </table:table-cell>
          <table:table-cell/>
        </table:table-row>
        <table:table-row table:style-name="ro1">
          <table:table-cell table:formula="of:=IF([$IntermediateCalcs.D343];[$IntermediateCalcs.K343];IF([$IntermediateCalcs.E343];[$IntermediateCalcs.K343];IF([$IntermediateCalcs.F343];[$IntermediateCalcs.L343];IF([$IntermediateCalcs.C343];&quot;&lt;/Setlist&gt;&quot;&amp;[$IntermediateCalcs.M343];&quot;&quot;))))" office:value-type="string" office:string-value="&lt;Song&gt;&lt;Title&gt;How Can I Keep from Singing Mel Arr&lt;/Title&gt;&lt;FileName&gt;How Can I Keep from Singing Mel Arr.pdf&lt;/FileName&gt;&lt;/FileType&gt;1&lt;/FileType&gt;" calcext:value-type="string">
            <text:p>&lt;Song&gt;&lt;Title&gt;How Can I Keep from Singing Mel Arr&lt;/Title&gt;&lt;FileName&gt;How Can I Keep from Singing Mel Arr.pdf&lt;/FileName&gt;&lt;/FileType&gt;1&lt;/FileType&gt;</text:p>
          </table:table-cell>
          <table:table-cell/>
        </table:table-row>
        <table:table-row table:style-name="ro1">
          <table:table-cell table:formula="of:=IF([$IntermediateCalcs.D344];[$IntermediateCalcs.K344];IF([$IntermediateCalcs.E344];[$IntermediateCalcs.K344];IF([$IntermediateCalcs.F344];[$IntermediateCalcs.L344];IF([$IntermediateCalcs.C344];&quot;&lt;/Setlist&gt;&quot;&amp;[$IntermediateCalcs.M344];&quot;&quot;))))" office:value-type="string" office:string-value="&lt;Song&gt;&lt;Title&gt;How Can I Keep From Singing Arp&lt;/Title&gt;&lt;FileName&gt;How Can I Keep From Singing Arp.pdf&lt;/FileName&gt;&lt;/FileType&gt;1&lt;/FileType&gt;" calcext:value-type="string">
            <text:p>&lt;Song&gt;&lt;Title&gt;How Can I Keep From Singing Arp&lt;/Title&gt;&lt;FileName&gt;How Can I Keep From Singing Arp.pdf&lt;/FileName&gt;&lt;/FileType&gt;1&lt;/FileType&gt;</text:p>
          </table:table-cell>
          <table:table-cell/>
        </table:table-row>
        <table:table-row table:style-name="ro1">
          <table:table-cell table:formula="of:=IF([$IntermediateCalcs.D345];[$IntermediateCalcs.K345];IF([$IntermediateCalcs.E345];[$IntermediateCalcs.K345];IF([$IntermediateCalcs.F345];[$IntermediateCalcs.L345];IF([$IntermediateCalcs.C345];&quot;&lt;/Setlist&gt;&quot;&amp;[$IntermediateCalcs.M345];&quot;&quot;))))" office:value-type="string" office:string-value="&lt;Song&gt;&lt;Title&gt;Momma Don't Allow&lt;/Title&gt;&lt;FileName&gt;Momma Don't Allow.pdf&lt;/FileName&gt;&lt;/FileType&gt;1&lt;/FileType&gt;" calcext:value-type="string">
            <text:p>&lt;Song&gt;&lt;Title&gt;Momma Don't Allow&lt;/Title&gt;&lt;FileName&gt;Momma Don't Allow.pdf&lt;/FileName&gt;&lt;/FileType&gt;1&lt;/FileType&gt;</text:p>
          </table:table-cell>
          <table:table-cell/>
        </table:table-row>
        <table:table-row table:style-name="ro1">
          <table:table-cell table:formula="of:=IF([$IntermediateCalcs.D346];[$IntermediateCalcs.K346];IF([$IntermediateCalcs.E346];[$IntermediateCalcs.K346];IF([$IntermediateCalcs.F346];[$IntermediateCalcs.L346];IF([$IntermediateCalcs.C346];&quot;&lt;/Setlist&gt;&quot;&amp;[$IntermediateCalcs.M346];&quot;&quot;))))" office:value-type="string" office:string-value="&lt;Song&gt;&lt;Title&gt;Danny Boy&lt;/Title&gt;&lt;FileName&gt;Danny Boy.pdf&lt;/FileName&gt;&lt;/FileType&gt;1&lt;/FileType&gt;" calcext:value-type="string">
            <text:p>&lt;Song&gt;&lt;Title&gt;Danny Boy&lt;/Title&gt;&lt;FileName&gt;Danny Boy.pdf&lt;/FileName&gt;&lt;/FileType&gt;1&lt;/FileType&gt;</text:p>
          </table:table-cell>
          <table:table-cell/>
        </table:table-row>
        <table:table-row table:style-name="ro1">
          <table:table-cell table:formula="of:=IF([$IntermediateCalcs.D347];[$IntermediateCalcs.K347];IF([$IntermediateCalcs.E347];[$IntermediateCalcs.K347];IF([$IntermediateCalcs.F347];[$IntermediateCalcs.L347];IF([$IntermediateCalcs.C347];&quot;&lt;/Setlist&gt;&quot;&amp;[$IntermediateCalcs.M347];&quot;&quot;))))" office:value-type="string" office:string-value="&lt;Song&gt;&lt;Title&gt;Momma Don't Allow arr01&lt;/Title&gt;&lt;FileName&gt;Momma Don't Allow arr01.pdf&lt;/FileName&gt;&lt;/FileType&gt;1&lt;/FileType&gt;" calcext:value-type="string">
            <text:p>&lt;Song&gt;&lt;Title&gt;Momma Don't Allow arr01&lt;/Title&gt;&lt;FileName&gt;Momma Don't Allow arr01.pdf&lt;/FileName&gt;&lt;/FileType&gt;1&lt;/FileType&gt;</text:p>
          </table:table-cell>
          <table:table-cell/>
        </table:table-row>
        <table:table-row table:style-name="ro1">
          <table:table-cell table:formula="of:=IF([$IntermediateCalcs.D348];[$IntermediateCalcs.K348];IF([$IntermediateCalcs.E348];[$IntermediateCalcs.K348];IF([$IntermediateCalcs.F348];[$IntermediateCalcs.L348];IF([$IntermediateCalcs.C348];&quot;&lt;/Setlist&gt;&quot;&amp;[$IntermediateCalcs.M348];&quot;&quot;))))" office:value-type="string" office:string-value="&lt;Song&gt;&lt;Title&gt;Wild Mountain Thyme Jeff&lt;/Title&gt;&lt;FileName&gt;Wild Mountain Thyme Jeff.pdf&lt;/FileName&gt;&lt;/FileType&gt;1&lt;/FileType&gt;" calcext:value-type="string">
            <text:p>&lt;Song&gt;&lt;Title&gt;Wild Mountain Thyme Jeff&lt;/Title&gt;&lt;FileName&gt;Wild Mountain Thyme Jeff.pdf&lt;/FileName&gt;&lt;/FileType&gt;1&lt;/FileType&gt;</text:p>
          </table:table-cell>
          <table:table-cell/>
        </table:table-row>
        <table:table-row table:style-name="ro1">
          <table:table-cell table:formula="of:=IF([$IntermediateCalcs.D349];[$IntermediateCalcs.K349];IF([$IntermediateCalcs.E349];[$IntermediateCalcs.K349];IF([$IntermediateCalcs.F349];[$IntermediateCalcs.L349];IF([$IntermediateCalcs.C349];&quot;&lt;/Setlist&gt;&quot;&amp;[$IntermediateCalcs.M349];&quot;&quot;))))" office:value-type="string" office:string-value="&lt;Song&gt;&lt;Title&gt;Shady Grove, arr01, MultiParts&lt;/Title&gt;&lt;FileName&gt;Shady Grove, arr01, MultiParts.pdf&lt;/FileName&gt;&lt;/FileType&gt;1&lt;/FileType&gt;" calcext:value-type="string">
            <text:p>&lt;Song&gt;&lt;Title&gt;Shady Grove, arr01, MultiParts&lt;/Title&gt;&lt;FileName&gt;Shady Grove, arr01, MultiParts.pdf&lt;/FileName&gt;&lt;/FileType&gt;1&lt;/FileType&gt;</text:p>
          </table:table-cell>
          <table:table-cell/>
        </table:table-row>
        <table:table-row table:style-name="ro1">
          <table:table-cell table:formula="of:=IF([$IntermediateCalcs.D350];[$IntermediateCalcs.K350];IF([$IntermediateCalcs.E350];[$IntermediateCalcs.K350];IF([$IntermediateCalcs.F350];[$IntermediateCalcs.L350];IF([$IntermediateCalcs.C350];&quot;&lt;/Setlist&gt;&quot;&amp;[$IntermediateCalcs.M350];&quot;&quot;))))" office:value-type="string" office:string-value="&lt;Song&gt;&lt;Title&gt;Ashgrove&lt;/Title&gt;&lt;FileName&gt;Ashgrove.pdf&lt;/FileName&gt;&lt;/FileType&gt;1&lt;/FileType&gt;" calcext:value-type="string">
            <text:p>&lt;Song&gt;&lt;Title&gt;Ashgrove&lt;/Title&gt;&lt;FileName&gt;Ashgrove.pdf&lt;/FileName&gt;&lt;/FileType&gt;1&lt;/FileType&gt;</text:p>
          </table:table-cell>
          <table:table-cell/>
        </table:table-row>
        <table:table-row table:style-name="ro1">
          <table:table-cell table:formula="of:=IF([$IntermediateCalcs.D351];[$IntermediateCalcs.K351];IF([$IntermediateCalcs.E351];[$IntermediateCalcs.K351];IF([$IntermediateCalcs.F351];[$IntermediateCalcs.L351];IF([$IntermediateCalcs.C351];&quot;&lt;/Setlist&gt;&quot;&amp;[$IntermediateCalcs.M351];&quot;&quot;))))" office:value-type="string" office:string-value="&lt;Song&gt;&lt;Title&gt;I Don't Know How to Love Him&lt;/Title&gt;&lt;FileName&gt;I Don't Know How to Love Him.pdf&lt;/FileName&gt;&lt;/FileType&gt;1&lt;/FileType&gt;" calcext:value-type="string">
            <text:p>&lt;Song&gt;&lt;Title&gt;I Don't Know How to Love Him&lt;/Title&gt;&lt;FileName&gt;I Don't Know How to Love Him.pdf&lt;/FileName&gt;&lt;/FileType&gt;1&lt;/FileType&gt;</text:p>
          </table:table-cell>
          <table:table-cell/>
        </table:table-row>
        <table:table-row table:style-name="ro1">
          <table:table-cell table:formula="of:=IF([$IntermediateCalcs.D352];[$IntermediateCalcs.K352];IF([$IntermediateCalcs.E352];[$IntermediateCalcs.K352];IF([$IntermediateCalcs.F352];[$IntermediateCalcs.L352];IF([$IntermediateCalcs.C352];&quot;&lt;/Setlist&gt;&quot;&amp;[$IntermediateCalcs.M352];&quot;&quot;))))" office:value-type="string" office:string-value="&lt;Song&gt;&lt;Title&gt;Calon Lan, arr01&lt;/Title&gt;&lt;FileName&gt;Calon Lan, arr01.pdf&lt;/FileName&gt;&lt;/FileType&gt;1&lt;/FileType&gt;" calcext:value-type="string">
            <text:p>&lt;Song&gt;&lt;Title&gt;Calon Lan, arr01&lt;/Title&gt;&lt;FileName&gt;Calon Lan, arr01.pdf&lt;/FileName&gt;&lt;/FileType&gt;1&lt;/FileType&gt;</text:p>
          </table:table-cell>
          <table:table-cell/>
        </table:table-row>
        <table:table-row table:style-name="ro1">
          <table:table-cell table:formula="of:=IF([$IntermediateCalcs.D353];[$IntermediateCalcs.K353];IF([$IntermediateCalcs.E353];[$IntermediateCalcs.K353];IF([$IntermediateCalcs.F353];[$IntermediateCalcs.L353];IF([$IntermediateCalcs.C353];&quot;&lt;/Setlist&gt;&quot;&amp;[$IntermediateCalcs.M353];&quot;&quot;))))" office:value-type="string" office:string-value="&lt;Song&gt;&lt;Title&gt;Cucharin's Cross&lt;/Title&gt;&lt;FileName&gt;Cucharin's Cross.pdf&lt;/FileName&gt;&lt;/FileType&gt;1&lt;/FileType&gt;" calcext:value-type="string">
            <text:p>&lt;Song&gt;&lt;Title&gt;Cucharin's Cross&lt;/Title&gt;&lt;FileName&gt;Cucharin's Cross.pdf&lt;/FileName&gt;&lt;/FileType&gt;1&lt;/FileType&gt;</text:p>
          </table:table-cell>
          <table:table-cell/>
        </table:table-row>
        <table:table-row table:style-name="ro1">
          <table:table-cell table:formula="of:=IF([$IntermediateCalcs.D354];[$IntermediateCalcs.K354];IF([$IntermediateCalcs.E354];[$IntermediateCalcs.K354];IF([$IntermediateCalcs.F354];[$IntermediateCalcs.L354];IF([$IntermediateCalcs.C354];&quot;&lt;/Setlist&gt;&quot;&amp;[$IntermediateCalcs.M354];&quot;&quot;))))" office:value-type="string" office:string-value="&lt;Song&gt;&lt;Title&gt;Midnight On The Water&lt;/Title&gt;&lt;FileName&gt;Midnight On The Water.pdf&lt;/FileName&gt;&lt;/FileType&gt;1&lt;/FileType&gt;" calcext:value-type="string">
            <text:p>&lt;Song&gt;&lt;Title&gt;Midnight On The Water&lt;/Title&gt;&lt;FileName&gt;Midnight On The Water.pdf&lt;/FileName&gt;&lt;/FileType&gt;1&lt;/FileType&gt;</text:p>
          </table:table-cell>
          <table:table-cell/>
        </table:table-row>
        <table:table-row table:style-name="ro1">
          <table:table-cell table:formula="of:=IF([$IntermediateCalcs.D355];[$IntermediateCalcs.K355];IF([$IntermediateCalcs.E355];[$IntermediateCalcs.K355];IF([$IntermediateCalcs.F355];[$IntermediateCalcs.L355];IF([$IntermediateCalcs.C355];&quot;&lt;/Setlist&gt;&quot;&amp;[$IntermediateCalcs.M355];&quot;&quot;))))" office:value-type="string" office:string-value="&lt;Song&gt;&lt;Title&gt;Midnight on the Water combo&lt;/Title&gt;&lt;FileName&gt;Midnight on the Water combo.pdf&lt;/FileName&gt;&lt;/FileType&gt;1&lt;/FileType&gt;" calcext:value-type="string">
            <text:p>&lt;Song&gt;&lt;Title&gt;Midnight on the Water combo&lt;/Title&gt;&lt;FileName&gt;Midnight on the Water combo.pdf&lt;/FileName&gt;&lt;/FileType&gt;1&lt;/FileType&gt;</text:p>
          </table:table-cell>
          <table:table-cell/>
        </table:table-row>
        <table:table-row table:style-name="ro1">
          <table:table-cell table:formula="of:=IF([$IntermediateCalcs.D356];[$IntermediateCalcs.K356];IF([$IntermediateCalcs.E356];[$IntermediateCalcs.K356];IF([$IntermediateCalcs.F356];[$IntermediateCalcs.L356];IF([$IntermediateCalcs.C356];&quot;&lt;/Setlist&gt;&quot;&amp;[$IntermediateCalcs.M356];&quot;&quot;))))" office:value-type="string" office:string-value="&lt;Song&gt;&lt;Title&gt;Midnight On The Water, arr01&lt;/Title&gt;&lt;FileName&gt;Midnight On The Water, arr01.pdf&lt;/FileName&gt;&lt;/FileType&gt;1&lt;/FileType&gt;" calcext:value-type="string">
            <text:p>&lt;Song&gt;&lt;Title&gt;Midnight On The Water, arr01&lt;/Title&gt;&lt;FileName&gt;Midnight On The Water, arr01.pdf&lt;/FileName&gt;&lt;/FileType&gt;1&lt;/FileType&gt;</text:p>
          </table:table-cell>
          <table:table-cell/>
        </table:table-row>
        <table:table-row table:style-name="ro1">
          <table:table-cell table:formula="of:=IF([$IntermediateCalcs.D357];[$IntermediateCalcs.K357];IF([$IntermediateCalcs.E357];[$IntermediateCalcs.K357];IF([$IntermediateCalcs.F357];[$IntermediateCalcs.L357];IF([$IntermediateCalcs.C357];&quot;&lt;/Setlist&gt;&quot;&amp;[$IntermediateCalcs.M357];&quot;&quot;))))" office:value-type="string" office:string-value="&lt;Song&gt;&lt;Title&gt;Go In Peace, arr01&lt;/Title&gt;&lt;FileName&gt;Go In Peace, arr01.pdf&lt;/FileName&gt;&lt;/FileType&gt;1&lt;/FileType&gt;" calcext:value-type="string">
            <text:p>&lt;Song&gt;&lt;Title&gt;Go In Peace, arr01&lt;/Title&gt;&lt;FileName&gt;Go In Peace, arr01.pdf&lt;/FileName&gt;&lt;/FileType&gt;1&lt;/FileType&gt;</text:p>
          </table:table-cell>
          <table:table-cell/>
        </table:table-row>
        <table:table-row table:style-name="ro1">
          <table:table-cell table:formula="of:=IF([$IntermediateCalcs.D358];[$IntermediateCalcs.K358];IF([$IntermediateCalcs.E358];[$IntermediateCalcs.K358];IF([$IntermediateCalcs.F358];[$IntermediateCalcs.L358];IF([$IntermediateCalcs.C358];&quot;&lt;/Setlist&gt;&quot;&amp;[$IntermediateCalcs.M358];&quot;&quot;)))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/>
        </table:table-row>
        <table:table-row table:style-name="ro1">
          <table:table-cell table:formula="of:=IF([$IntermediateCalcs.D359];[$IntermediateCalcs.K359];IF([$IntermediateCalcs.E359];[$IntermediateCalcs.K359];IF([$IntermediateCalcs.F359];[$IntermediateCalcs.L359];IF([$IntermediateCalcs.C359];&quot;&lt;/Setlist&gt;&quot;&amp;[$IntermediateCalcs.M359];&quot;&quot;)))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360];[$IntermediateCalcs.K360];IF([$IntermediateCalcs.E360];[$IntermediateCalcs.K360];IF([$IntermediateCalcs.F360];[$IntermediateCalcs.L360];IF([$IntermediateCalcs.C360];&quot;&lt;/Setlist&gt;&quot;&amp;[$IntermediateCalcs.M360];&quot;&quot;))))" office:value-type="string" office:string-value="&lt;Song&gt;&lt;Title&gt;Camp Meeting 4th of July (arr02: TW &amp; Seifert)&lt;/Title&gt;&lt;FileName&gt;Camp Meeting 4th of July (arr02: TW &amp; Seifert).pdf&lt;/FileName&gt;&lt;/FileType&gt;1&lt;/FileType&gt;" calcext:value-type="string">
            <text:p>&lt;Song&gt;&lt;Title&gt;Camp Meeting 4th of July (arr02: TW &amp; Seifert)&lt;/Title&gt;&lt;FileName&gt;Camp Meeting 4th of July (arr02: TW &amp; Seifert).pdf&lt;/FileName&gt;&lt;/FileType&gt;1&lt;/FileType&gt;</text:p>
          </table:table-cell>
          <table:table-cell/>
        </table:table-row>
        <table:table-row table:style-name="ro1">
          <table:table-cell table:formula="of:=IF([$IntermediateCalcs.D361];[$IntermediateCalcs.K361];IF([$IntermediateCalcs.E361];[$IntermediateCalcs.K361];IF([$IntermediateCalcs.F361];[$IntermediateCalcs.L361];IF([$IntermediateCalcs.C361];&quot;&lt;/Setlist&gt;&quot;&amp;[$IntermediateCalcs.M361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362];[$IntermediateCalcs.K362];IF([$IntermediateCalcs.E362];[$IntermediateCalcs.K362];IF([$IntermediateCalcs.F362];[$IntermediateCalcs.L362];IF([$IntermediateCalcs.C362];&quot;&lt;/Setlist&gt;&quot;&amp;[$IntermediateCalcs.M362];&quot;&quot;))))" office:value-type="string" office:string-value="&lt;Setlist&gt;&lt;Name&gt;New to Try Out&lt;/Name&gt;" calcext:value-type="string">
            <text:p>&lt;Setlist&gt;&lt;Name&gt;New to Try Out&lt;/Name&gt;</text:p>
          </table:table-cell>
          <table:table-cell/>
        </table:table-row>
        <table:table-row table:style-name="ro1">
          <table:table-cell table:formula="of:=IF([$IntermediateCalcs.D363];[$IntermediateCalcs.K363];IF([$IntermediateCalcs.E363];[$IntermediateCalcs.K363];IF([$IntermediateCalcs.F363];[$IntermediateCalcs.L363];IF([$IntermediateCalcs.C363];&quot;&lt;/Setlist&gt;&quot;&amp;[$IntermediateCalcs.M363];&quot;&quot;))))" office:value-type="string" office:string-value="&lt;Song&gt;&lt;Title&gt;Oh How Lovely is the Evening&lt;/Title&gt;&lt;FileName&gt;Oh How Lovely is the Evening.pdf&lt;/FileName&gt;&lt;/FileType&gt;1&lt;/FileType&gt;" calcext:value-type="string">
            <text:p>&lt;Song&gt;&lt;Title&gt;Oh How Lovely is the Evening&lt;/Title&gt;&lt;FileName&gt;Oh How Lovely is the Evening.pdf&lt;/FileName&gt;&lt;/FileType&gt;1&lt;/FileType&gt;</text:p>
          </table:table-cell>
          <table:table-cell/>
        </table:table-row>
        <table:table-row table:style-name="ro1">
          <table:table-cell table:formula="of:=IF([$IntermediateCalcs.D364];[$IntermediateCalcs.K364];IF([$IntermediateCalcs.E364];[$IntermediateCalcs.K364];IF([$IntermediateCalcs.F364];[$IntermediateCalcs.L364];IF([$IntermediateCalcs.C364];&quot;&lt;/Setlist&gt;&quot;&amp;[$IntermediateCalcs.M364];&quot;&quot;))))" office:value-type="string" office:string-value="&lt;Song&gt;&lt;Title&gt;Chair to Mend Round&lt;/Title&gt;&lt;FileName&gt;Chair to Mend Round.pdf&lt;/FileName&gt;&lt;/FileType&gt;1&lt;/FileType&gt;" calcext:value-type="string">
            <text:p>&lt;Song&gt;&lt;Title&gt;Chair to Mend Round&lt;/Title&gt;&lt;FileName&gt;Chair to Mend Round.pdf&lt;/FileName&gt;&lt;/FileType&gt;1&lt;/FileType&gt;</text:p>
          </table:table-cell>
          <table:table-cell/>
        </table:table-row>
        <table:table-row table:style-name="ro1">
          <table:table-cell table:formula="of:=IF([$IntermediateCalcs.D365];[$IntermediateCalcs.K365];IF([$IntermediateCalcs.E365];[$IntermediateCalcs.K365];IF([$IntermediateCalcs.F365];[$IntermediateCalcs.L365];IF([$IntermediateCalcs.C365];&quot;&lt;/Setlist&gt;&quot;&amp;[$IntermediateCalcs.M365];&quot;&quot;))))" office:value-type="string" office:string-value="&lt;Song&gt;&lt;Title&gt;Pig Ankle Rag larger&lt;/Title&gt;&lt;FileName&gt;Pig Ankle Rag larger.pdf&lt;/FileName&gt;&lt;/FileType&gt;1&lt;/FileType&gt;" calcext:value-type="string">
            <text:p>&lt;Song&gt;&lt;Title&gt;Pig Ankle Rag larger&lt;/Title&gt;&lt;FileName&gt;Pig Ankle Rag larger.pdf&lt;/FileName&gt;&lt;/FileType&gt;1&lt;/FileType&gt;</text:p>
          </table:table-cell>
          <table:table-cell/>
        </table:table-row>
        <table:table-row table:style-name="ro1">
          <table:table-cell table:formula="of:=IF([$IntermediateCalcs.D366];[$IntermediateCalcs.K366];IF([$IntermediateCalcs.E366];[$IntermediateCalcs.K366];IF([$IntermediateCalcs.F366];[$IntermediateCalcs.L366];IF([$IntermediateCalcs.C366];&quot;&lt;/Setlist&gt;&quot;&amp;[$IntermediateCalcs.M366];&quot;&quot;))))" office:value-type="string" office:string-value="&lt;Song&gt;&lt;Title&gt;St. James Infirmary Bass&lt;/Title&gt;&lt;FileName&gt;St. James Infirmary Bass.pdf&lt;/FileName&gt;&lt;/FileType&gt;1&lt;/FileType&gt;" calcext:value-type="string">
            <text:p>&lt;Song&gt;&lt;Title&gt;St. James Infirmary Bass&lt;/Title&gt;&lt;FileName&gt;St. James Infirmary Bass.pdf&lt;/FileName&gt;&lt;/FileType&gt;1&lt;/FileType&gt;</text:p>
          </table:table-cell>
          <table:table-cell/>
        </table:table-row>
        <table:table-row table:style-name="ro1">
          <table:table-cell table:formula="of:=IF([$IntermediateCalcs.D367];[$IntermediateCalcs.K367];IF([$IntermediateCalcs.E367];[$IntermediateCalcs.K367];IF([$IntermediateCalcs.F367];[$IntermediateCalcs.L367];IF([$IntermediateCalcs.C367];&quot;&lt;/Setlist&gt;&quot;&amp;[$IntermediateCalcs.M367];&quot;&quot;))))" office:value-type="string" office:string-value="&lt;Song&gt;&lt;Title&gt;Wade Water Motherless Bass&lt;/Title&gt;&lt;FileName&gt;Wade Water Motherless Bass.pdf&lt;/FileName&gt;&lt;/FileType&gt;1&lt;/FileType&gt;" calcext:value-type="string">
            <text:p>&lt;Song&gt;&lt;Title&gt;Wade Water Motherless Bass&lt;/Title&gt;&lt;FileName&gt;Wade Water Motherless Bass.pdf&lt;/FileName&gt;&lt;/FileType&gt;1&lt;/FileType&gt;</text:p>
          </table:table-cell>
          <table:table-cell/>
        </table:table-row>
        <table:table-row table:style-name="ro1">
          <table:table-cell table:formula="of:=IF([$IntermediateCalcs.D368];[$IntermediateCalcs.K368];IF([$IntermediateCalcs.E368];[$IntermediateCalcs.K368];IF([$IntermediateCalcs.F368];[$IntermediateCalcs.L368];IF([$IntermediateCalcs.C368];&quot;&lt;/Setlist&gt;&quot;&amp;[$IntermediateCalcs.M368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369];[$IntermediateCalcs.K369];IF([$IntermediateCalcs.E369];[$IntermediateCalcs.K369];IF([$IntermediateCalcs.F369];[$IntermediateCalcs.L369];IF([$IntermediateCalcs.C369];&quot;&lt;/Setlist&gt;&quot;&amp;[$IntermediateCalcs.M369];&quot;&quot;))))" office:value-type="string" office:string-value="&lt;Setlist&gt;&lt;Name&gt;Reference Info&lt;/Name&gt;" calcext:value-type="string">
            <text:p>&lt;Setlist&gt;&lt;Name&gt;Reference Info&lt;/Name&gt;</text:p>
          </table:table-cell>
          <table:table-cell/>
        </table:table-row>
        <table:table-row table:style-name="ro1">
          <table:table-cell table:formula="of:=IF([$IntermediateCalcs.D370];[$IntermediateCalcs.K370];IF([$IntermediateCalcs.E370];[$IntermediateCalcs.K370];IF([$IntermediateCalcs.F370];[$IntermediateCalcs.L370];IF([$IntermediateCalcs.C370];&quot;&lt;/Setlist&gt;&quot;&amp;[$IntermediateCalcs.M370];&quot;&quot;))))" office:value-type="string" office:string-value="&lt;Song&gt;&lt;Title&gt;020_REF_Base_Chords&lt;/Title&gt;&lt;FileName&gt;020_REF_Base_Chords.pdf&lt;/FileName&gt;&lt;/FileType&gt;1&lt;/FileType&gt;" calcext:value-type="string">
            <text:p>&lt;Song&gt;&lt;Title&gt;020_REF_Base_Chords&lt;/Title&gt;&lt;FileName&gt;020_REF_Base_Chords.pdf&lt;/FileName&gt;&lt;/FileType&gt;1&lt;/FileType&gt;</text:p>
          </table:table-cell>
          <table:table-cell/>
        </table:table-row>
        <table:table-row table:style-name="ro1">
          <table:table-cell table:formula="of:=IF([$IntermediateCalcs.D371];[$IntermediateCalcs.K371];IF([$IntermediateCalcs.E371];[$IntermediateCalcs.K371];IF([$IntermediateCalcs.F371];[$IntermediateCalcs.L371];IF([$IntermediateCalcs.C371];&quot;&lt;/Setlist&gt;&quot;&amp;[$IntermediateCalcs.M371];&quot;&quot;))))" office:value-type="string" office:string-value="&lt;Song&gt;&lt;Title&gt;025 REF Mels Big Chord Reference Sheet&lt;/Title&gt;&lt;FileName&gt;025 REF Mels Big Chord Reference Sheet.pdf&lt;/FileName&gt;&lt;/FileType&gt;1&lt;/FileType&gt;" calcext:value-type="string">
            <text:p>&lt;Song&gt;&lt;Title&gt;025 REF Mels Big Chord Reference Sheet&lt;/Title&gt;&lt;FileName&gt;025 REF Mels Big Chord Reference Sheet.pdf&lt;/FileName&gt;&lt;/FileType&gt;1&lt;/FileType&gt;</text:p>
          </table:table-cell>
          <table:table-cell/>
        </table:table-row>
        <table:table-row table:style-name="ro1">
          <table:table-cell table:formula="of:=IF([$IntermediateCalcs.D372];[$IntermediateCalcs.K372];IF([$IntermediateCalcs.E372];[$IntermediateCalcs.K372];IF([$IntermediateCalcs.F372];[$IntermediateCalcs.L372];IF([$IntermediateCalcs.C372];&quot;&lt;/Setlist&gt;&quot;&amp;[$IntermediateCalcs.M372];&quot;&quot;))))" office:value-type="string" office:string-value="&lt;Song&gt;&lt;Title&gt;022 REF Circle-of-5ths_All-diagrams&lt;/Title&gt;&lt;FileName&gt;022 REF Circle-of-5ths_All-diagrams.pdf&lt;/FileName&gt;&lt;/FileType&gt;1&lt;/FileType&gt;" calcext:value-type="string">
            <text:p>&lt;Song&gt;&lt;Title&gt;022 REF Circle-of-5ths_All-diagrams&lt;/Title&gt;&lt;FileName&gt;022 REF Circle-of-5ths_All-diagrams.pdf&lt;/FileName&gt;&lt;/FileType&gt;1&lt;/FileType&gt;</text:p>
          </table:table-cell>
          <table:table-cell/>
        </table:table-row>
        <table:table-row table:style-name="ro1">
          <table:table-cell table:formula="of:=IF([$IntermediateCalcs.D373];[$IntermediateCalcs.K373];IF([$IntermediateCalcs.E373];[$IntermediateCalcs.K373];IF([$IntermediateCalcs.F373];[$IntermediateCalcs.L373];IF([$IntermediateCalcs.C373];&quot;&lt;/Setlist&gt;&quot;&amp;[$IntermediateCalcs.M373];&quot;&quot;))))" office:value-type="string" office:string-value="&lt;Song&gt;&lt;Title&gt;020_REF_Chords_SMN&lt;/Title&gt;&lt;FileName&gt;020_REF_Chords_SMN.pdf&lt;/FileName&gt;&lt;/FileType&gt;1&lt;/FileType&gt;" calcext:value-type="string">
            <text:p>&lt;Song&gt;&lt;Title&gt;020_REF_Chords_SMN&lt;/Title&gt;&lt;FileName&gt;020_REF_Chords_SMN.pdf&lt;/FileName&gt;&lt;/FileType&gt;1&lt;/FileType&gt;</text:p>
          </table:table-cell>
          <table:table-cell/>
        </table:table-row>
        <table:table-row table:style-name="ro1">
          <table:table-cell table:formula="of:=IF([$IntermediateCalcs.D374];[$IntermediateCalcs.K374];IF([$IntermediateCalcs.E374];[$IntermediateCalcs.K374];IF([$IntermediateCalcs.F374];[$IntermediateCalcs.L374];IF([$IntermediateCalcs.C374];&quot;&lt;/Setlist&gt;&quot;&amp;[$IntermediateCalcs.M374];&quot;&quot;))))" office:value-type="string" office:string-value="&lt;Song&gt;&lt;Title&gt;027_REF_Other-tunings&lt;/Title&gt;&lt;FileName&gt;027_REF_Other-tunings.pdf&lt;/FileName&gt;&lt;/FileType&gt;1&lt;/FileType&gt;" calcext:value-type="string">
            <text:p>&lt;Song&gt;&lt;Title&gt;027_REF_Other-tunings&lt;/Title&gt;&lt;FileName&gt;027_REF_Other-tunings.pdf&lt;/FileName&gt;&lt;/FileType&gt;1&lt;/FileType&gt;</text:p>
          </table:table-cell>
          <table:table-cell/>
        </table:table-row>
        <table:table-row table:style-name="ro1">
          <table:table-cell table:formula="of:=IF([$IntermediateCalcs.D375];[$IntermediateCalcs.K375];IF([$IntermediateCalcs.E375];[$IntermediateCalcs.K375];IF([$IntermediateCalcs.F375];[$IntermediateCalcs.L375];IF([$IntermediateCalcs.C375];&quot;&lt;/Setlist&gt;&quot;&amp;[$IntermediateCalcs.M375];&quot;&quot;))))" office:value-type="string" office:string-value="&lt;Song&gt;&lt;Title&gt;020_REF_BLASE-chords&lt;/Title&gt;&lt;FileName&gt;020_REF_BLASE-chords.pdf&lt;/FileName&gt;&lt;/FileType&gt;1&lt;/FileType&gt;" calcext:value-type="string">
            <text:p>&lt;Song&gt;&lt;Title&gt;020_REF_BLASE-chords&lt;/Title&gt;&lt;FileName&gt;020_REF_BLASE-chords.pdf&lt;/FileName&gt;&lt;/FileType&gt;1&lt;/FileType&gt;</text:p>
          </table:table-cell>
          <table:table-cell/>
        </table:table-row>
        <table:table-row table:style-name="ro1">
          <table:table-cell table:formula="of:=IF([$IntermediateCalcs.D376];[$IntermediateCalcs.K376];IF([$IntermediateCalcs.E376];[$IntermediateCalcs.K376];IF([$IntermediateCalcs.F376];[$IntermediateCalcs.L376];IF([$IntermediateCalcs.C376];&quot;&lt;/Setlist&gt;&quot;&amp;[$IntermediateCalcs.M376];&quot;&quot;))))" office:value-type="string" office:string-value="&lt;Song&gt;&lt;Title&gt;BLASE-Chords_SMN&lt;/Title&gt;&lt;FileName&gt;BLASE-Chords_SMN.pdf&lt;/FileName&gt;&lt;/FileType&gt;1&lt;/FileType&gt;" calcext:value-type="string">
            <text:p>&lt;Song&gt;&lt;Title&gt;BLASE-Chords_SMN&lt;/Title&gt;&lt;FileName&gt;BLASE-Chords_SMN.pdf&lt;/FileName&gt;&lt;/FileType&gt;1&lt;/FileType&gt;</text:p>
          </table:table-cell>
          <table:table-cell/>
        </table:table-row>
        <table:table-row table:style-name="ro1">
          <table:table-cell table:formula="of:=IF([$IntermediateCalcs.D377];[$IntermediateCalcs.K377];IF([$IntermediateCalcs.E377];[$IntermediateCalcs.K377];IF([$IntermediateCalcs.F377];[$IntermediateCalcs.L377];IF([$IntermediateCalcs.C377];&quot;&lt;/Setlist&gt;&quot;&amp;[$IntermediateCalcs.M377];&quot;&quot;)))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/>
        </table:table-row>
        <table:table-row table:style-name="ro1">
          <table:table-cell table:formula="of:=IF([$IntermediateCalcs.D378];[$IntermediateCalcs.K378];IF([$IntermediateCalcs.E378];[$IntermediateCalcs.K378];IF([$IntermediateCalcs.F378];[$IntermediateCalcs.L378];IF([$IntermediateCalcs.C378];&quot;&lt;/Setlist&gt;&quot;&amp;[$IntermediateCalcs.M378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379];[$IntermediateCalcs.K379];IF([$IntermediateCalcs.E379];[$IntermediateCalcs.K379];IF([$IntermediateCalcs.F379];[$IntermediateCalcs.L379];IF([$IntermediateCalcs.C379];&quot;&lt;/Setlist&gt;&quot;&amp;[$IntermediateCalcs.M379];&quot;&quot;))))" office:value-type="string" office:string-value="&lt;Setlist&gt;&lt;Name&gt;RI&lt;/Name&gt;" calcext:value-type="string">
            <text:p>&lt;Setlist&gt;&lt;Name&gt;RI&lt;/Name&gt;</text:p>
          </table:table-cell>
          <table:table-cell/>
        </table:table-row>
        <table:table-row table:style-name="ro1">
          <table:table-cell table:formula="of:=IF([$IntermediateCalcs.D380];[$IntermediateCalcs.K380];IF([$IntermediateCalcs.E380];[$IntermediateCalcs.K380];IF([$IntermediateCalcs.F380];[$IntermediateCalcs.L380];IF([$IntermediateCalcs.C380];&quot;&lt;/Setlist&gt;&quot;&amp;[$IntermediateCalcs.M380];&quot;&quot;))))" office:value-type="string" office:string-value="&lt;Song&gt;&lt;Title&gt;Dun - St Kilda Heartstrings&lt;/Title&gt;&lt;FileName&gt;Dun - St Kilda Heartstrings.pdf&lt;/FileName&gt;&lt;/FileType&gt;1&lt;/FileType&gt;" calcext:value-type="string">
            <text:p>&lt;Song&gt;&lt;Title&gt;Dun - St Kilda Heartstrings&lt;/Title&gt;&lt;FileName&gt;Dun - St Kilda Heartstrings.pdf&lt;/FileName&gt;&lt;/FileType&gt;1&lt;/FileType&gt;</text:p>
          </table:table-cell>
          <table:table-cell/>
        </table:table-row>
        <table:table-row table:style-name="ro1">
          <table:table-cell table:formula="of:=IF([$IntermediateCalcs.D381];[$IntermediateCalcs.K381];IF([$IntermediateCalcs.E381];[$IntermediateCalcs.K381];IF([$IntermediateCalcs.F381];[$IntermediateCalcs.L381];IF([$IntermediateCalcs.C381];&quot;&lt;/Setlist&gt;&quot;&amp;[$IntermediateCalcs.M381];&quot;&quot;))))" office:value-type="string" office:string-value="&lt;Song&gt;&lt;Title&gt;Soay 2&lt;/Title&gt;&lt;FileName&gt;Soay 2.pdf&lt;/FileName&gt;&lt;/FileType&gt;1&lt;/FileType&gt;" calcext:value-type="string">
            <text:p>&lt;Song&gt;&lt;Title&gt;Soay 2&lt;/Title&gt;&lt;FileName&gt;Soay 2.pdf&lt;/FileName&gt;&lt;/FileType&gt;1&lt;/FileType&gt;</text:p>
          </table:table-cell>
          <table:table-cell/>
        </table:table-row>
        <table:table-row table:style-name="ro1">
          <table:table-cell table:formula="of:=IF([$IntermediateCalcs.D382];[$IntermediateCalcs.K382];IF([$IntermediateCalcs.E382];[$IntermediateCalcs.K382];IF([$IntermediateCalcs.F382];[$IntermediateCalcs.L382];IF([$IntermediateCalcs.C382];&quot;&lt;/Setlist&gt;&quot;&amp;[$IntermediateCalcs.M382];&quot;&quot;))))" office:value-type="string" office:string-value="&lt;Song&gt;&lt;Title&gt;Aura Lee Baritone&lt;/Title&gt;&lt;FileName&gt;Aura Lee Baritone.pdf&lt;/FileName&gt;&lt;/FileType&gt;1&lt;/FileType&gt;" calcext:value-type="string">
            <text:p>&lt;Song&gt;&lt;Title&gt;Aura Lee Baritone&lt;/Title&gt;&lt;FileName&gt;Aura Lee Baritone.pdf&lt;/FileName&gt;&lt;/FileType&gt;1&lt;/FileType&gt;</text:p>
          </table:table-cell>
          <table:table-cell/>
        </table:table-row>
        <table:table-row table:style-name="ro1">
          <table:table-cell table:formula="of:=IF([$IntermediateCalcs.D383];[$IntermediateCalcs.K383];IF([$IntermediateCalcs.E383];[$IntermediateCalcs.K383];IF([$IntermediateCalcs.F383];[$IntermediateCalcs.L383];IF([$IntermediateCalcs.C383];&quot;&lt;/Setlist&gt;&quot;&amp;[$IntermediateCalcs.M383];&quot;&quot;))))" office:value-type="string" office:string-value="&lt;Song&gt;&lt;Title&gt;Red Is the Rose Duet 2&lt;/Title&gt;&lt;FileName&gt;Red Is the Rose Duet 2.pdf&lt;/FileName&gt;&lt;/FileType&gt;1&lt;/FileType&gt;" calcext:value-type="string">
            <text:p>&lt;Song&gt;&lt;Title&gt;Red Is the Rose Duet 2&lt;/Title&gt;&lt;FileName&gt;Red Is the Rose Duet 2.pdf&lt;/FileName&gt;&lt;/FileType&gt;1&lt;/FileType&gt;</text:p>
          </table:table-cell>
          <table:table-cell/>
        </table:table-row>
        <table:table-row table:style-name="ro1">
          <table:table-cell table:formula="of:=IF([$IntermediateCalcs.D384];[$IntermediateCalcs.K384];IF([$IntermediateCalcs.E384];[$IntermediateCalcs.K384];IF([$IntermediateCalcs.F384];[$IntermediateCalcs.L384];IF([$IntermediateCalcs.C384];&quot;&lt;/Setlist&gt;&quot;&amp;[$IntermediateCalcs.M384];&quot;&quot;))))" office:value-type="string" office:string-value="&lt;Song&gt;&lt;Title&gt;September on the Mississi Baritone&lt;/Title&gt;&lt;FileName&gt;September on the Mississi Baritone.pdf&lt;/FileName&gt;&lt;/FileType&gt;1&lt;/FileType&gt;" calcext:value-type="string">
            <text:p>&lt;Song&gt;&lt;Title&gt;September on the Mississi Baritone&lt;/Title&gt;&lt;FileName&gt;September on the Mississi Baritone.pdf&lt;/FileName&gt;&lt;/FileType&gt;1&lt;/FileType&gt;</text:p>
          </table:table-cell>
          <table:table-cell/>
        </table:table-row>
        <table:table-row table:style-name="ro1">
          <table:table-cell table:formula="of:=IF([$IntermediateCalcs.D385];[$IntermediateCalcs.K385];IF([$IntermediateCalcs.E385];[$IntermediateCalcs.K385];IF([$IntermediateCalcs.F385];[$IntermediateCalcs.L385];IF([$IntermediateCalcs.C385];&quot;&lt;/Setlist&gt;&quot;&amp;[$IntermediateCalcs.M385];&quot;&quot;))))" office:value-type="string" office:string-value="&lt;Song&gt;&lt;Title&gt;Shenandoah Baritone&lt;/Title&gt;&lt;FileName&gt;Shenandoah Baritone.pdf&lt;/FileName&gt;&lt;/FileType&gt;1&lt;/FileType&gt;" calcext:value-type="string">
            <text:p>&lt;Song&gt;&lt;Title&gt;Shenandoah Baritone&lt;/Title&gt;&lt;FileName&gt;Shenandoah Baritone.pdf&lt;/FileName&gt;&lt;/FileType&gt;1&lt;/FileType&gt;</text:p>
          </table:table-cell>
          <table:table-cell/>
        </table:table-row>
        <table:table-row table:style-name="ro1">
          <table:table-cell table:formula="of:=IF([$IntermediateCalcs.D386];[$IntermediateCalcs.K386];IF([$IntermediateCalcs.E386];[$IntermediateCalcs.K386];IF([$IntermediateCalcs.F386];[$IntermediateCalcs.L386];IF([$IntermediateCalcs.C386];&quot;&lt;/Setlist&gt;&quot;&amp;[$IntermediateCalcs.M386];&quot;&quot;))))" office:value-type="string" office:string-value="&lt;Song&gt;&lt;Title&gt;Skye Boat Song Baritone&lt;/Title&gt;&lt;FileName&gt;Skye Boat Song Baritone.pdf&lt;/FileName&gt;&lt;/FileType&gt;1&lt;/FileType&gt;" calcext:value-type="string">
            <text:p>&lt;Song&gt;&lt;Title&gt;Skye Boat Song Baritone&lt;/Title&gt;&lt;FileName&gt;Skye Boat Song Baritone.pdf&lt;/FileName&gt;&lt;/FileType&gt;1&lt;/FileType&gt;</text:p>
          </table:table-cell>
          <table:table-cell/>
        </table:table-row>
        <table:table-row table:style-name="ro1">
          <table:table-cell table:formula="of:=IF([$IntermediateCalcs.D387];[$IntermediateCalcs.K387];IF([$IntermediateCalcs.E387];[$IntermediateCalcs.K387];IF([$IntermediateCalcs.F387];[$IntermediateCalcs.L387];IF([$IntermediateCalcs.C387];&quot;&lt;/Setlist&gt;&quot;&amp;[$IntermediateCalcs.M387];&quot;&quot;))))" office:value-type="string" office:string-value="&lt;Song&gt;&lt;Title&gt;The Water is Wide Baritone&lt;/Title&gt;&lt;FileName&gt;The Water is Wide Baritone.pdf&lt;/FileName&gt;&lt;/FileType&gt;1&lt;/FileType&gt;" calcext:value-type="string">
            <text:p>&lt;Song&gt;&lt;Title&gt;The Water is Wide Baritone&lt;/Title&gt;&lt;FileName&gt;The Water is Wide Baritone.pdf&lt;/FileName&gt;&lt;/FileType&gt;1&lt;/FileType&gt;</text:p>
          </table:table-cell>
          <table:table-cell/>
        </table:table-row>
        <table:table-row table:style-name="ro1">
          <table:table-cell table:formula="of:=IF([$IntermediateCalcs.D388];[$IntermediateCalcs.K388];IF([$IntermediateCalcs.E388];[$IntermediateCalcs.K388];IF([$IntermediateCalcs.F388];[$IntermediateCalcs.L388];IF([$IntermediateCalcs.C388];&quot;&lt;/Setlist&gt;&quot;&amp;[$IntermediateCalcs.M388];&quot;&quot;))))" office:value-type="string" office:string-value="&lt;Song&gt;&lt;Title&gt;Wade Water Motherless Bass&lt;/Title&gt;&lt;FileName&gt;Wade Water Motherless Bass.pdf&lt;/FileName&gt;&lt;/FileType&gt;1&lt;/FileType&gt;" calcext:value-type="string">
            <text:p>&lt;Song&gt;&lt;Title&gt;Wade Water Motherless Bass&lt;/Title&gt;&lt;FileName&gt;Wade Water Motherless Bass.pdf&lt;/FileName&gt;&lt;/FileType&gt;1&lt;/FileType&gt;</text:p>
          </table:table-cell>
          <table:table-cell/>
        </table:table-row>
        <table:table-row table:style-name="ro1">
          <table:table-cell table:formula="of:=IF([$IntermediateCalcs.D389];[$IntermediateCalcs.K389];IF([$IntermediateCalcs.E389];[$IntermediateCalcs.K389];IF([$IntermediateCalcs.F389];[$IntermediateCalcs.L389];IF([$IntermediateCalcs.C389];&quot;&lt;/Setlist&gt;&quot;&amp;[$IntermediateCalcs.M389];&quot;&quot;))))" office:value-type="string" office:string-value="&lt;Song&gt;&lt;Title&gt;Greensleeves Bass Duet&lt;/Title&gt;&lt;FileName&gt;Greensleeves Bass Duet.pdf&lt;/FileName&gt;&lt;/FileType&gt;1&lt;/FileType&gt;" calcext:value-type="string">
            <text:p>&lt;Song&gt;&lt;Title&gt;Greensleeves Bass Duet&lt;/Title&gt;&lt;FileName&gt;Greensleeves Bass Duet.pdf&lt;/FileName&gt;&lt;/FileType&gt;1&lt;/FileType&gt;</text:p>
          </table:table-cell>
          <table:table-cell/>
        </table:table-row>
        <table:table-row table:style-name="ro1">
          <table:table-cell table:formula="of:=IF([$IntermediateCalcs.D390];[$IntermediateCalcs.K390];IF([$IntermediateCalcs.E390];[$IntermediateCalcs.K390];IF([$IntermediateCalcs.F390];[$IntermediateCalcs.L390];IF([$IntermediateCalcs.C390];&quot;&lt;/Setlist&gt;&quot;&amp;[$IntermediateCalcs.M390];&quot;&quot;))))" office:value-type="string" office:string-value="&lt;Song&gt;&lt;Title&gt;Beautiful Star of Beth Bass duet&lt;/Title&gt;&lt;FileName&gt;Beautiful Star of Beth Bass duet.pdf&lt;/FileName&gt;&lt;/FileType&gt;1&lt;/FileType&gt;" calcext:value-type="string">
            <text:p>&lt;Song&gt;&lt;Title&gt;Beautiful Star of Beth Bass duet&lt;/Title&gt;&lt;FileName&gt;Beautiful Star of Beth Bass duet.pdf&lt;/FileName&gt;&lt;/FileType&gt;1&lt;/FileType&gt;</text:p>
          </table:table-cell>
          <table:table-cell/>
        </table:table-row>
        <table:table-row table:style-name="ro1">
          <table:table-cell table:formula="of:=IF([$IntermediateCalcs.D391];[$IntermediateCalcs.K391];IF([$IntermediateCalcs.E391];[$IntermediateCalcs.K391];IF([$IntermediateCalcs.F391];[$IntermediateCalcs.L391];IF([$IntermediateCalcs.C391];&quot;&lt;/Setlist&gt;&quot;&amp;[$IntermediateCalcs.M391];&quot;&quot;))))" office:value-type="string" office:string-value="&lt;Song&gt;&lt;Title&gt;Mary Did You Know Duet&lt;/Title&gt;&lt;FileName&gt;Mary Did You Know Duet.pdf&lt;/FileName&gt;&lt;/FileType&gt;1&lt;/FileType&gt;" calcext:value-type="string">
            <text:p>&lt;Song&gt;&lt;Title&gt;Mary Did You Know Duet&lt;/Title&gt;&lt;FileName&gt;Mary Did You Know Duet.pdf&lt;/FileName&gt;&lt;/FileType&gt;1&lt;/FileType&gt;</text:p>
          </table:table-cell>
          <table:table-cell/>
        </table:table-row>
        <table:table-row table:style-name="ro1">
          <table:table-cell table:formula="of:=IF([$IntermediateCalcs.D392];[$IntermediateCalcs.K392];IF([$IntermediateCalcs.E392];[$IntermediateCalcs.K392];IF([$IntermediateCalcs.F392];[$IntermediateCalcs.L392];IF([$IntermediateCalcs.C392];&quot;&lt;/Setlist&gt;&quot;&amp;[$IntermediateCalcs.M392];&quot;&quot;))))" office:value-type="string" office:string-value="&lt;Song&gt;&lt;Title&gt;Silent Night - Conger&lt;/Title&gt;&lt;FileName&gt;Silent Night - Conger.pdf&lt;/FileName&gt;&lt;/FileType&gt;1&lt;/FileType&gt;" calcext:value-type="string">
            <text:p>&lt;Song&gt;&lt;Title&gt;Silent Night - Conger&lt;/Title&gt;&lt;FileName&gt;Silent Night - Conger.pdf&lt;/FileName&gt;&lt;/FileType&gt;1&lt;/FileType&gt;</text:p>
          </table:table-cell>
          <table:table-cell/>
        </table:table-row>
        <table:table-row table:style-name="ro1">
          <table:table-cell table:formula="of:=IF([$IntermediateCalcs.D393];[$IntermediateCalcs.K393];IF([$IntermediateCalcs.E393];[$IntermediateCalcs.K393];IF([$IntermediateCalcs.F393];[$IntermediateCalcs.L393];IF([$IntermediateCalcs.C393];&quot;&lt;/Setlist&gt;&quot;&amp;[$IntermediateCalcs.M393];&quot;&quot;))))" office:value-type="string" office:string-value="&lt;Song&gt;&lt;Title&gt;Andie’s Air&lt;/Title&gt;&lt;FileName&gt;Andie’s Air.pdf&lt;/FileName&gt;&lt;/FileType&gt;1&lt;/FileType&gt;" calcext:value-type="string">
            <text:p>&lt;Song&gt;&lt;Title&gt;Andie’s Air&lt;/Title&gt;&lt;FileName&gt;Andie’s Air.pdf&lt;/FileName&gt;&lt;/FileType&gt;1&lt;/FileType&gt;</text:p>
          </table:table-cell>
          <table:table-cell/>
        </table:table-row>
        <table:table-row table:style-name="ro1">
          <table:table-cell table:formula="of:=IF([$IntermediateCalcs.D394];[$IntermediateCalcs.K394];IF([$IntermediateCalcs.E394];[$IntermediateCalcs.K394];IF([$IntermediateCalcs.F394];[$IntermediateCalcs.L394];IF([$IntermediateCalcs.C394];&quot;&lt;/Setlist&gt;&quot;&amp;[$IntermediateCalcs.M394];&quot;&quot;))))" office:value-type="string" office:string-value="&lt;Song&gt;&lt;Title&gt;Pipeline&lt;/Title&gt;&lt;FileName&gt;Pipeline.pdf&lt;/FileName&gt;&lt;/FileType&gt;1&lt;/FileType&gt;" calcext:value-type="string">
            <text:p>&lt;Song&gt;&lt;Title&gt;Pipeline&lt;/Title&gt;&lt;FileName&gt;Pipeline.pdf&lt;/FileName&gt;&lt;/FileType&gt;1&lt;/FileType&gt;</text:p>
          </table:table-cell>
          <table:table-cell/>
        </table:table-row>
        <table:table-row table:style-name="ro1">
          <table:table-cell table:formula="of:=IF([$IntermediateCalcs.D395];[$IntermediateCalcs.K395];IF([$IntermediateCalcs.E395];[$IntermediateCalcs.K395];IF([$IntermediateCalcs.F395];[$IntermediateCalcs.L395];IF([$IntermediateCalcs.C395];&quot;&lt;/Setlist&gt;&quot;&amp;[$IntermediateCalcs.M395];&quot;&quot;))))" office:value-type="string" office:string-value="&lt;Song&gt;&lt;Title&gt;For Ireland - Mel&lt;/Title&gt;&lt;FileName&gt;For Ireland - Mel.pdf&lt;/FileName&gt;&lt;/FileType&gt;1&lt;/FileType&gt;" calcext:value-type="string">
            <text:p>&lt;Song&gt;&lt;Title&gt;For Ireland - Mel&lt;/Title&gt;&lt;FileName&gt;For Ireland - Mel.pdf&lt;/FileName&gt;&lt;/FileType&gt;1&lt;/FileType&gt;</text:p>
          </table:table-cell>
          <table:table-cell/>
        </table:table-row>
        <table:table-row table:style-name="ro1">
          <table:table-cell table:formula="of:=IF([$IntermediateCalcs.D396];[$IntermediateCalcs.K396];IF([$IntermediateCalcs.E396];[$IntermediateCalcs.K396];IF([$IntermediateCalcs.F396];[$IntermediateCalcs.L396];IF([$IntermediateCalcs.C396];&quot;&lt;/Setlist&gt;&quot;&amp;[$IntermediateCalcs.M396];&quot;&quot;))))" office:value-type="string" office:string-value="&lt;Song&gt;&lt;Title&gt;Lover's Waltz&lt;/Title&gt;&lt;FileName&gt;Lover's Waltz.pdf&lt;/FileName&gt;&lt;/FileType&gt;1&lt;/FileType&gt;" calcext:value-type="string">
            <text:p>&lt;Song&gt;&lt;Title&gt;Lover's Waltz&lt;/Title&gt;&lt;FileName&gt;Lover's Waltz.pdf&lt;/FileName&gt;&lt;/FileType&gt;1&lt;/FileType&gt;</text:p>
          </table:table-cell>
          <table:table-cell/>
        </table:table-row>
        <table:table-row table:style-name="ro1">
          <table:table-cell table:formula="of:=IF([$IntermediateCalcs.D397];[$IntermediateCalcs.K397];IF([$IntermediateCalcs.E397];[$IntermediateCalcs.K397];IF([$IntermediateCalcs.F397];[$IntermediateCalcs.L397];IF([$IntermediateCalcs.C397];&quot;&lt;/Setlist&gt;&quot;&amp;[$IntermediateCalcs.M397];&quot;&quot;))))" office:value-type="string" office:string-value="&lt;Song&gt;&lt;Title&gt;Suo Gan 2&lt;/Title&gt;&lt;FileName&gt;Suo Gan 2.pdf&lt;/FileName&gt;&lt;/FileType&gt;1&lt;/FileType&gt;" calcext:value-type="string">
            <text:p>&lt;Song&gt;&lt;Title&gt;Suo Gan 2&lt;/Title&gt;&lt;FileName&gt;Suo Gan 2.pdf&lt;/FileName&gt;&lt;/FileType&gt;1&lt;/FileType&gt;</text:p>
          </table:table-cell>
          <table:table-cell/>
        </table:table-row>
        <table:table-row table:style-name="ro1">
          <table:table-cell table:formula="of:=IF([$IntermediateCalcs.D398];[$IntermediateCalcs.K398];IF([$IntermediateCalcs.E398];[$IntermediateCalcs.K398];IF([$IntermediateCalcs.F398];[$IntermediateCalcs.L398];IF([$IntermediateCalcs.C398];&quot;&lt;/Setlist&gt;&quot;&amp;[$IntermediateCalcs.M398];&quot;&quot;))))" office:value-type="string" office:string-value="&lt;Song&gt;&lt;Title&gt;My Shepard Will Supply My Need - duet&lt;/Title&gt;&lt;FileName&gt;My Shepard Will Supply My Need - duet.pdf&lt;/FileName&gt;&lt;/FileType&gt;1&lt;/FileType&gt;" calcext:value-type="string">
            <text:p>&lt;Song&gt;&lt;Title&gt;My Shepard Will Supply My Need - duet&lt;/Title&gt;&lt;FileName&gt;My Shepard Will Supply My Need - duet.pdf&lt;/FileName&gt;&lt;/FileType&gt;1&lt;/FileType&gt;</text:p>
          </table:table-cell>
          <table:table-cell/>
        </table:table-row>
        <table:table-row table:style-name="ro1">
          <table:table-cell table:formula="of:=IF([$IntermediateCalcs.D399];[$IntermediateCalcs.K399];IF([$IntermediateCalcs.E399];[$IntermediateCalcs.K399];IF([$IntermediateCalcs.F399];[$IntermediateCalcs.L399];IF([$IntermediateCalcs.C399];&quot;&lt;/Setlist&gt;&quot;&amp;[$IntermediateCalcs.M399];&quot;&quot;))))" office:value-type="string" office:string-value="&lt;Song&gt;&lt;Title&gt;Come Ye Thankful People - 2 parts&lt;/Title&gt;&lt;FileName&gt;Come Ye Thankful People - 2 parts.pdf&lt;/FileName&gt;&lt;/FileType&gt;1&lt;/FileType&gt;" calcext:value-type="string">
            <text:p>&lt;Song&gt;&lt;Title&gt;Come Ye Thankful People - 2 parts&lt;/Title&gt;&lt;FileName&gt;Come Ye Thankful People - 2 parts.pdf&lt;/FileName&gt;&lt;/FileType&gt;1&lt;/FileType&gt;</text:p>
          </table:table-cell>
          <table:table-cell/>
        </table:table-row>
        <table:table-row table:style-name="ro1">
          <table:table-cell table:formula="of:=IF([$IntermediateCalcs.D400];[$IntermediateCalcs.K400];IF([$IntermediateCalcs.E400];[$IntermediateCalcs.K400];IF([$IntermediateCalcs.F400];[$IntermediateCalcs.L400];IF([$IntermediateCalcs.C400];&quot;&lt;/Setlist&gt;&quot;&amp;[$IntermediateCalcs.M400];&quot;&quot;))))" office:value-type="string" office:string-value="&lt;Song&gt;&lt;Title&gt;Sweet Hour of Prayer 4&lt;/Title&gt;&lt;FileName&gt;Sweet Hour of Prayer 4.pdf&lt;/FileName&gt;&lt;/FileType&gt;1&lt;/FileType&gt;" calcext:value-type="string">
            <text:p>&lt;Song&gt;&lt;Title&gt;Sweet Hour of Prayer 4&lt;/Title&gt;&lt;FileName&gt;Sweet Hour of Prayer 4.pdf&lt;/FileName&gt;&lt;/FileType&gt;1&lt;/FileType&gt;</text:p>
          </table:table-cell>
          <table:table-cell/>
        </table:table-row>
        <table:table-row table:style-name="ro1">
          <table:table-cell table:formula="of:=IF([$IntermediateCalcs.D401];[$IntermediateCalcs.K401];IF([$IntermediateCalcs.E401];[$IntermediateCalcs.K401];IF([$IntermediateCalcs.F401];[$IntermediateCalcs.L401];IF([$IntermediateCalcs.C401];&quot;&lt;/Setlist&gt;&quot;&amp;[$IntermediateCalcs.M401];&quot;&quot;))))" office:value-type="string" office:string-value="&lt;Song&gt;&lt;Title&gt;The Water is Wide Ensemble&lt;/Title&gt;&lt;FileName&gt;The Water is Wide Ensemble.pdf&lt;/FileName&gt;&lt;/FileType&gt;1&lt;/FileType&gt;" calcext:value-type="string">
            <text:p>&lt;Song&gt;&lt;Title&gt;The Water is Wide Ensemble&lt;/Title&gt;&lt;FileName&gt;The Water is Wide Ensemble.pdf&lt;/FileName&gt;&lt;/FileType&gt;1&lt;/FileType&gt;</text:p>
          </table:table-cell>
          <table:table-cell/>
        </table:table-row>
        <table:table-row table:style-name="ro1">
          <table:table-cell table:formula="of:=IF([$IntermediateCalcs.D402];[$IntermediateCalcs.K402];IF([$IntermediateCalcs.E402];[$IntermediateCalcs.K402];IF([$IntermediateCalcs.F402];[$IntermediateCalcs.L402];IF([$IntermediateCalcs.C402];&quot;&lt;/Setlist&gt;&quot;&amp;[$IntermediateCalcs.M402];&quot;&quot;))))" office:value-type="string" office:string-value="&lt;Song&gt;&lt;Title&gt;Bunessan Ensemble&lt;/Title&gt;&lt;FileName&gt;Bunessan Ensemble.pdf&lt;/FileName&gt;&lt;/FileType&gt;1&lt;/FileType&gt;" calcext:value-type="string">
            <text:p>&lt;Song&gt;&lt;Title&gt;Bunessan Ensemble&lt;/Title&gt;&lt;FileName&gt;Bunessan Ensemble.pdf&lt;/FileName&gt;&lt;/FileType&gt;1&lt;/FileType&gt;</text:p>
          </table:table-cell>
          <table:table-cell/>
        </table:table-row>
        <table:table-row table:style-name="ro1">
          <table:table-cell table:formula="of:=IF([$IntermediateCalcs.D403];[$IntermediateCalcs.K403];IF([$IntermediateCalcs.E403];[$IntermediateCalcs.K403];IF([$IntermediateCalcs.F403];[$IntermediateCalcs.L403];IF([$IntermediateCalcs.C403];&quot;&lt;/Setlist&gt;&quot;&amp;[$IntermediateCalcs.M403];&quot;&quot;))))" office:value-type="string" office:string-value="&lt;Song&gt;&lt;Title&gt;Precious Lord Ensemble&lt;/Title&gt;&lt;FileName&gt;Precious Lord Ensemble.pdf&lt;/FileName&gt;&lt;/FileType&gt;1&lt;/FileType&gt;" calcext:value-type="string">
            <text:p>&lt;Song&gt;&lt;Title&gt;Precious Lord Ensemble&lt;/Title&gt;&lt;FileName&gt;Precious Lord Ensemble.pdf&lt;/FileName&gt;&lt;/FileType&gt;1&lt;/FileType&gt;</text:p>
          </table:table-cell>
          <table:table-cell/>
        </table:table-row>
        <table:table-row table:style-name="ro1">
          <table:table-cell table:formula="of:=IF([$IntermediateCalcs.D404];[$IntermediateCalcs.K404];IF([$IntermediateCalcs.E404];[$IntermediateCalcs.K404];IF([$IntermediateCalcs.F404];[$IntermediateCalcs.L404];IF([$IntermediateCalcs.C404];&quot;&lt;/Setlist&gt;&quot;&amp;[$IntermediateCalcs.M404];&quot;&quot;))))" office:value-type="string" office:string-value="&lt;Song&gt;&lt;Title&gt;Remember When&lt;/Title&gt;&lt;FileName&gt;Remember When.pdf&lt;/FileName&gt;&lt;/FileType&gt;1&lt;/FileType&gt;" calcext:value-type="string">
            <text:p>&lt;Song&gt;&lt;Title&gt;Remember When&lt;/Title&gt;&lt;FileName&gt;Remember When.pdf&lt;/FileName&gt;&lt;/FileType&gt;1&lt;/FileType&gt;</text:p>
          </table:table-cell>
          <table:table-cell/>
        </table:table-row>
        <table:table-row table:style-name="ro1">
          <table:table-cell table:formula="of:=IF([$IntermediateCalcs.D405];[$IntermediateCalcs.K405];IF([$IntermediateCalcs.E405];[$IntermediateCalcs.K405];IF([$IntermediateCalcs.F405];[$IntermediateCalcs.L405];IF([$IntermediateCalcs.C405];&quot;&lt;/Setlist&gt;&quot;&amp;[$IntermediateCalcs.M405];&quot;&quot;))))" office:value-type="string" office:string-value="&lt;Song&gt;&lt;Title&gt;Winter's Light&lt;/Title&gt;&lt;FileName&gt;Winter's Light.pdf&lt;/FileName&gt;&lt;/FileType&gt;1&lt;/FileType&gt;" calcext:value-type="string">
            <text:p>&lt;Song&gt;&lt;Title&gt;Winter's Light&lt;/Title&gt;&lt;FileName&gt;Winter's Light.pdf&lt;/FileName&gt;&lt;/FileType&gt;1&lt;/FileType&gt;</text:p>
          </table:table-cell>
          <table:table-cell/>
        </table:table-row>
        <table:table-row table:style-name="ro1">
          <table:table-cell table:formula="of:=IF([$IntermediateCalcs.D406];[$IntermediateCalcs.K406];IF([$IntermediateCalcs.E406];[$IntermediateCalcs.K406];IF([$IntermediateCalcs.F406];[$IntermediateCalcs.L406];IF([$IntermediateCalcs.C406];&quot;&lt;/Setlist&gt;&quot;&amp;[$IntermediateCalcs.M406];&quot;&quot;))))" office:value-type="string" office:string-value="&lt;Song&gt;&lt;Title&gt;Swing Low, Sweet Chariot&lt;/Title&gt;&lt;FileName&gt;Swing Low, Sweet Chariot.pdf&lt;/FileName&gt;&lt;/FileType&gt;1&lt;/FileType&gt;" calcext:value-type="string">
            <text:p>&lt;Song&gt;&lt;Title&gt;Swing Low, Sweet Chariot&lt;/Title&gt;&lt;FileName&gt;Swing Low, Sweet Chariot.pdf&lt;/FileName&gt;&lt;/FileType&gt;1&lt;/FileType&gt;</text:p>
          </table:table-cell>
          <table:table-cell/>
        </table:table-row>
        <table:table-row table:style-name="ro1">
          <table:table-cell table:formula="of:=IF([$IntermediateCalcs.D407];[$IntermediateCalcs.K407];IF([$IntermediateCalcs.E407];[$IntermediateCalcs.K407];IF([$IntermediateCalcs.F407];[$IntermediateCalcs.L407];IF([$IntermediateCalcs.C407];&quot;&lt;/Setlist&gt;&quot;&amp;[$IntermediateCalcs.M407];&quot;&quot;))))" office:value-type="string" office:string-value="&lt;Song&gt;&lt;Title&gt;Swannanoa Waltz Tab&lt;/Title&gt;&lt;FileName&gt;Swannanoa Waltz Tab.pdf&lt;/FileName&gt;&lt;/FileType&gt;1&lt;/FileType&gt;" calcext:value-type="string">
            <text:p>&lt;Song&gt;&lt;Title&gt;Swannanoa Waltz Tab&lt;/Title&gt;&lt;FileName&gt;Swannanoa Waltz Tab.pdf&lt;/FileName&gt;&lt;/FileType&gt;1&lt;/FileType&gt;</text:p>
          </table:table-cell>
          <table:table-cell/>
        </table:table-row>
        <table:table-row table:style-name="ro1">
          <table:table-cell table:formula="of:=IF([$IntermediateCalcs.D408];[$IntermediateCalcs.K408];IF([$IntermediateCalcs.E408];[$IntermediateCalcs.K408];IF([$IntermediateCalcs.F408];[$IntermediateCalcs.L408];IF([$IntermediateCalcs.C408];&quot;&lt;/Setlist&gt;&quot;&amp;[$IntermediateCalcs.M408];&quot;&quot;))))" office:value-type="string" office:string-value="&lt;Song&gt;&lt;Title&gt;Away In a Manger&lt;/Title&gt;&lt;FileName&gt;Away In a Manger.pdf&lt;/FileName&gt;&lt;/FileType&gt;1&lt;/FileType&gt;" calcext:value-type="string">
            <text:p>&lt;Song&gt;&lt;Title&gt;Away In a Manger&lt;/Title&gt;&lt;FileName&gt;Away In a Manger.pdf&lt;/FileName&gt;&lt;/FileType&gt;1&lt;/FileType&gt;</text:p>
          </table:table-cell>
          <table:table-cell/>
        </table:table-row>
        <table:table-row table:style-name="ro1">
          <table:table-cell table:formula="of:=IF([$IntermediateCalcs.D409];[$IntermediateCalcs.K409];IF([$IntermediateCalcs.E409];[$IntermediateCalcs.K409];IF([$IntermediateCalcs.F409];[$IntermediateCalcs.L409];IF([$IntermediateCalcs.C409];&quot;&lt;/Setlist&gt;&quot;&amp;[$IntermediateCalcs.M409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410];[$IntermediateCalcs.K410];IF([$IntermediateCalcs.E410];[$IntermediateCalcs.K410];IF([$IntermediateCalcs.F410];[$IntermediateCalcs.L410];IF([$IntermediateCalcs.C410];&quot;&lt;/Setlist&gt;&quot;&amp;[$IntermediateCalcs.M410];&quot;&quot;))))" office:value-type="string" office:string-value="&lt;Setlist&gt;&lt;Name&gt;Training Wheels&lt;/Name&gt;" calcext:value-type="string">
            <text:p>&lt;Setlist&gt;&lt;Name&gt;Training Wheels&lt;/Name&gt;</text:p>
          </table:table-cell>
          <table:table-cell/>
        </table:table-row>
        <table:table-row table:style-name="ro1">
          <table:table-cell table:formula="of:=IF([$IntermediateCalcs.D411];[$IntermediateCalcs.K411];IF([$IntermediateCalcs.E411];[$IntermediateCalcs.K411];IF([$IntermediateCalcs.F411];[$IntermediateCalcs.L411];IF([$IntermediateCalcs.C411];&quot;&lt;/Setlist&gt;&quot;&amp;[$IntermediateCalcs.M411];&quot;&quot;))))" office:value-type="string" office:string-value="&lt;Song&gt;&lt;Title&gt;Bile Them Cabbage TW&lt;/Title&gt;&lt;FileName&gt;Bile Them Cabbage TW.pdf&lt;/FileName&gt;&lt;/FileType&gt;1&lt;/FileType&gt;" calcext:value-type="string">
            <text:p>&lt;Song&gt;&lt;Title&gt;Bile Them Cabbage TW&lt;/Title&gt;&lt;FileName&gt;Bile Them Cabbage TW.pdf&lt;/FileName&gt;&lt;/FileType&gt;1&lt;/FileType&gt;</text:p>
          </table:table-cell>
          <table:table-cell/>
        </table:table-row>
        <table:table-row table:style-name="ro1">
          <table:table-cell table:formula="of:=IF([$IntermediateCalcs.D412];[$IntermediateCalcs.K412];IF([$IntermediateCalcs.E412];[$IntermediateCalcs.K412];IF([$IntermediateCalcs.F412];[$IntermediateCalcs.L412];IF([$IntermediateCalcs.C412];&quot;&lt;/Setlist&gt;&quot;&amp;[$IntermediateCalcs.M412];&quot;&quot;))))" office:value-type="string" office:string-value="&lt;Song&gt;&lt;Title&gt;Big Scioty TW&lt;/Title&gt;&lt;FileName&gt;Big Scioty TW.pdf&lt;/FileName&gt;&lt;/FileType&gt;1&lt;/FileType&gt;" calcext:value-type="string">
            <text:p>&lt;Song&gt;&lt;Title&gt;Big Scioty TW&lt;/Title&gt;&lt;FileName&gt;Big Scioty TW.pdf&lt;/FileName&gt;&lt;/FileType&gt;1&lt;/FileType&gt;</text:p>
          </table:table-cell>
          <table:table-cell/>
        </table:table-row>
        <table:table-row table:style-name="ro1">
          <table:table-cell table:formula="of:=IF([$IntermediateCalcs.D413];[$IntermediateCalcs.K413];IF([$IntermediateCalcs.E413];[$IntermediateCalcs.K413];IF([$IntermediateCalcs.F413];[$IntermediateCalcs.L413];IF([$IntermediateCalcs.C413];&quot;&lt;/Setlist&gt;&quot;&amp;[$IntermediateCalcs.M413];&quot;&quot;))))" office:value-type="string" office:string-value="&lt;Song&gt;&lt;Title&gt;Big Eyed Rabbit TW&lt;/Title&gt;&lt;FileName&gt;Big Eyed Rabbit TW.pdf&lt;/FileName&gt;&lt;/FileType&gt;1&lt;/FileType&gt;" calcext:value-type="string">
            <text:p>&lt;Song&gt;&lt;Title&gt;Big Eyed Rabbit TW&lt;/Title&gt;&lt;FileName&gt;Big Eyed Rabbit TW.pdf&lt;/FileName&gt;&lt;/FileType&gt;1&lt;/FileType&gt;</text:p>
          </table:table-cell>
          <table:table-cell/>
        </table:table-row>
        <table:table-row table:style-name="ro1">
          <table:table-cell table:formula="of:=IF([$IntermediateCalcs.D414];[$IntermediateCalcs.K414];IF([$IntermediateCalcs.E414];[$IntermediateCalcs.K414];IF([$IntermediateCalcs.F414];[$IntermediateCalcs.L414];IF([$IntermediateCalcs.C414];&quot;&lt;/Setlist&gt;&quot;&amp;[$IntermediateCalcs.M414];&quot;&quot;))))" office:value-type="string" office:string-value="&lt;Song&gt;&lt;Title&gt;Barlow Knife TW&lt;/Title&gt;&lt;FileName&gt;Barlow Knife TW.pdf&lt;/FileName&gt;&lt;/FileType&gt;1&lt;/FileType&gt;" calcext:value-type="string">
            <text:p>&lt;Song&gt;&lt;Title&gt;Barlow Knife TW&lt;/Title&gt;&lt;FileName&gt;Barlow Knife TW.pdf&lt;/FileName&gt;&lt;/FileType&gt;1&lt;/FileType&gt;</text:p>
          </table:table-cell>
          <table:table-cell/>
        </table:table-row>
        <table:table-row table:style-name="ro1">
          <table:table-cell table:formula="of:=IF([$IntermediateCalcs.D415];[$IntermediateCalcs.K415];IF([$IntermediateCalcs.E415];[$IntermediateCalcs.K415];IF([$IntermediateCalcs.F415];[$IntermediateCalcs.L415];IF([$IntermediateCalcs.C415];&quot;&lt;/Setlist&gt;&quot;&amp;[$IntermediateCalcs.M415];&quot;&quot;))))" office:value-type="string" office:string-value="&lt;Song&gt;&lt;Title&gt;Cumberland Deer Chase TW&lt;/Title&gt;&lt;FileName&gt;Cumberland Deer Chase TW.pdf&lt;/FileName&gt;&lt;/FileType&gt;1&lt;/FileType&gt;" calcext:value-type="string">
            <text:p>&lt;Song&gt;&lt;Title&gt;Cumberland Deer Chase TW&lt;/Title&gt;&lt;FileName&gt;Cumberland Deer Chase TW.pdf&lt;/FileName&gt;&lt;/FileType&gt;1&lt;/FileType&gt;</text:p>
          </table:table-cell>
          <table:table-cell/>
        </table:table-row>
        <table:table-row table:style-name="ro1">
          <table:table-cell table:formula="of:=IF([$IntermediateCalcs.D416];[$IntermediateCalcs.K416];IF([$IntermediateCalcs.E416];[$IntermediateCalcs.K416];IF([$IntermediateCalcs.F416];[$IntermediateCalcs.L416];IF([$IntermediateCalcs.C416];&quot;&lt;/Setlist&gt;&quot;&amp;[$IntermediateCalcs.M416];&quot;&quot;))))" office:value-type="string" office:string-value="&lt;Song&gt;&lt;Title&gt;Cumberland Gap TW&lt;/Title&gt;&lt;FileName&gt;Cumberland Gap TW.pdf&lt;/FileName&gt;&lt;/FileType&gt;1&lt;/FileType&gt;" calcext:value-type="string">
            <text:p>&lt;Song&gt;&lt;Title&gt;Cumberland Gap TW&lt;/Title&gt;&lt;FileName&gt;Cumberland Gap TW.pdf&lt;/FileName&gt;&lt;/FileType&gt;1&lt;/FileType&gt;</text:p>
          </table:table-cell>
          <table:table-cell/>
        </table:table-row>
        <table:table-row table:style-name="ro1">
          <table:table-cell table:formula="of:=IF([$IntermediateCalcs.D417];[$IntermediateCalcs.K417];IF([$IntermediateCalcs.E417];[$IntermediateCalcs.K417];IF([$IntermediateCalcs.F417];[$IntermediateCalcs.L417];IF([$IntermediateCalcs.C417];&quot;&lt;/Setlist&gt;&quot;&amp;[$IntermediateCalcs.M417];&quot;&quot;))))" office:value-type="string" office:string-value="&lt;Song&gt;&lt;Title&gt;Cucharin's Cross TW&lt;/Title&gt;&lt;FileName&gt;Cucharin's Cross TW.pdf&lt;/FileName&gt;&lt;/FileType&gt;1&lt;/FileType&gt;" calcext:value-type="string">
            <text:p>&lt;Song&gt;&lt;Title&gt;Cucharin's Cross TW&lt;/Title&gt;&lt;FileName&gt;Cucharin's Cross TW.pdf&lt;/FileName&gt;&lt;/FileType&gt;1&lt;/FileType&gt;</text:p>
          </table:table-cell>
          <table:table-cell/>
        </table:table-row>
        <table:table-row table:style-name="ro1">
          <table:table-cell table:formula="of:=IF([$IntermediateCalcs.D418];[$IntermediateCalcs.K418];IF([$IntermediateCalcs.E418];[$IntermediateCalcs.K418];IF([$IntermediateCalcs.F418];[$IntermediateCalcs.L418];IF([$IntermediateCalcs.C418];&quot;&lt;/Setlist&gt;&quot;&amp;[$IntermediateCalcs.M418];&quot;&quot;))))" office:value-type="string" office:string-value="&lt;Song&gt;&lt;Title&gt;Cotton Eyed Joe TW&lt;/Title&gt;&lt;FileName&gt;Cotton Eyed Joe TW.pdf&lt;/FileName&gt;&lt;/FileType&gt;1&lt;/FileType&gt;" calcext:value-type="string">
            <text:p>&lt;Song&gt;&lt;Title&gt;Cotton Eyed Joe TW&lt;/Title&gt;&lt;FileName&gt;Cotton Eyed Joe TW.pdf&lt;/FileName&gt;&lt;/FileType&gt;1&lt;/FileType&gt;</text:p>
          </table:table-cell>
          <table:table-cell/>
        </table:table-row>
        <table:table-row table:style-name="ro1">
          <table:table-cell table:formula="of:=IF([$IntermediateCalcs.D419];[$IntermediateCalcs.K419];IF([$IntermediateCalcs.E419];[$IntermediateCalcs.K419];IF([$IntermediateCalcs.F419];[$IntermediateCalcs.L419];IF([$IntermediateCalcs.C419];&quot;&lt;/Setlist&gt;&quot;&amp;[$IntermediateCalcs.M419];&quot;&quot;))))" office:value-type="string" office:string-value="&lt;Song&gt;&lt;Title&gt;Columbus Stockade Blues TW&lt;/Title&gt;&lt;FileName&gt;Columbus Stockade Blues TW.pdf&lt;/FileName&gt;&lt;/FileType&gt;1&lt;/FileType&gt;" calcext:value-type="string">
            <text:p>&lt;Song&gt;&lt;Title&gt;Columbus Stockade Blues TW&lt;/Title&gt;&lt;FileName&gt;Columbus Stockade Blues TW.pdf&lt;/FileName&gt;&lt;/FileType&gt;1&lt;/FileType&gt;</text:p>
          </table:table-cell>
          <table:table-cell/>
        </table:table-row>
        <table:table-row table:style-name="ro1">
          <table:table-cell table:formula="of:=IF([$IntermediateCalcs.D420];[$IntermediateCalcs.K420];IF([$IntermediateCalcs.E420];[$IntermediateCalcs.K420];IF([$IntermediateCalcs.F420];[$IntermediateCalcs.L420];IF([$IntermediateCalcs.C420];&quot;&lt;/Setlist&gt;&quot;&amp;[$IntermediateCalcs.M420];&quot;&quot;))))" office:value-type="string" office:string-value="&lt;Song&gt;&lt;Title&gt;Coleman's March TW&lt;/Title&gt;&lt;FileName&gt;Coleman's March TW.pdf&lt;/FileName&gt;&lt;/FileType&gt;1&lt;/FileType&gt;" calcext:value-type="string">
            <text:p>&lt;Song&gt;&lt;Title&gt;Coleman's March TW&lt;/Title&gt;&lt;FileName&gt;Coleman's March TW.pdf&lt;/FileName&gt;&lt;/FileType&gt;1&lt;/FileType&gt;</text:p>
          </table:table-cell>
          <table:table-cell/>
        </table:table-row>
        <table:table-row table:style-name="ro1">
          <table:table-cell table:formula="of:=IF([$IntermediateCalcs.D421];[$IntermediateCalcs.K421];IF([$IntermediateCalcs.E421];[$IntermediateCalcs.K421];IF([$IntermediateCalcs.F421];[$IntermediateCalcs.L421];IF([$IntermediateCalcs.C421];&quot;&lt;/Setlist&gt;&quot;&amp;[$IntermediateCalcs.M421];&quot;&quot;))))" office:value-type="string" office:string-value="&lt;Song&gt;&lt;Title&gt;Cold Frosty Morning TW&lt;/Title&gt;&lt;FileName&gt;Cold Frosty Morning TW.pdf&lt;/FileName&gt;&lt;/FileType&gt;1&lt;/FileType&gt;" calcext:value-type="string">
            <text:p>&lt;Song&gt;&lt;Title&gt;Cold Frosty Morning TW&lt;/Title&gt;&lt;FileName&gt;Cold Frosty Morning TW.pdf&lt;/FileName&gt;&lt;/FileType&gt;1&lt;/FileType&gt;</text:p>
          </table:table-cell>
          <table:table-cell/>
        </table:table-row>
        <table:table-row table:style-name="ro1">
          <table:table-cell table:formula="of:=IF([$IntermediateCalcs.D422];[$IntermediateCalcs.K422];IF([$IntermediateCalcs.E422];[$IntermediateCalcs.K422];IF([$IntermediateCalcs.F422];[$IntermediateCalcs.L422];IF([$IntermediateCalcs.C422];&quot;&lt;/Setlist&gt;&quot;&amp;[$IntermediateCalcs.M422];&quot;&quot;))))" office:value-type="string" office:string-value="&lt;Song&gt;&lt;Title&gt;Cluck Old Hen TW&lt;/Title&gt;&lt;FileName&gt;Cluck Old Hen TW.pdf&lt;/FileName&gt;&lt;/FileType&gt;1&lt;/FileType&gt;" calcext:value-type="string">
            <text:p>&lt;Song&gt;&lt;Title&gt;Cluck Old Hen TW&lt;/Title&gt;&lt;FileName&gt;Cluck Old Hen TW.pdf&lt;/FileName&gt;&lt;/FileType&gt;1&lt;/FileType&gt;</text:p>
          </table:table-cell>
          <table:table-cell/>
        </table:table-row>
        <table:table-row table:style-name="ro1">
          <table:table-cell table:formula="of:=IF([$IntermediateCalcs.D423];[$IntermediateCalcs.K423];IF([$IntermediateCalcs.E423];[$IntermediateCalcs.K423];IF([$IntermediateCalcs.F423];[$IntermediateCalcs.L423];IF([$IntermediateCalcs.C423];&quot;&lt;/Setlist&gt;&quot;&amp;[$IntermediateCalcs.M423];&quot;&quot;))))" office:value-type="string" office:string-value="&lt;Song&gt;&lt;Title&gt;Cindy TW&lt;/Title&gt;&lt;FileName&gt;Cindy TW.pdf&lt;/FileName&gt;&lt;/FileType&gt;1&lt;/FileType&gt;" calcext:value-type="string">
            <text:p>&lt;Song&gt;&lt;Title&gt;Cindy TW&lt;/Title&gt;&lt;FileName&gt;Cindy TW.pdf&lt;/FileName&gt;&lt;/FileType&gt;1&lt;/FileType&gt;</text:p>
          </table:table-cell>
          <table:table-cell/>
        </table:table-row>
        <table:table-row table:style-name="ro1">
          <table:table-cell table:formula="of:=IF([$IntermediateCalcs.D424];[$IntermediateCalcs.K424];IF([$IntermediateCalcs.E424];[$IntermediateCalcs.K424];IF([$IntermediateCalcs.F424];[$IntermediateCalcs.L424];IF([$IntermediateCalcs.C424];&quot;&lt;/Setlist&gt;&quot;&amp;[$IntermediateCalcs.M424];&quot;&quot;))))" office:value-type="string" office:string-value="&lt;Song&gt;&lt;Title&gt;Chinese Breakdown TW&lt;/Title&gt;&lt;FileName&gt;Chinese Breakdown TW.pdf&lt;/FileName&gt;&lt;/FileType&gt;1&lt;/FileType&gt;" calcext:value-type="string">
            <text:p>&lt;Song&gt;&lt;Title&gt;Chinese Breakdown TW&lt;/Title&gt;&lt;FileName&gt;Chinese Breakdown TW.pdf&lt;/FileName&gt;&lt;/FileType&gt;1&lt;/FileType&gt;</text:p>
          </table:table-cell>
          <table:table-cell/>
        </table:table-row>
        <table:table-row table:style-name="ro1">
          <table:table-cell table:formula="of:=IF([$IntermediateCalcs.D425];[$IntermediateCalcs.K425];IF([$IntermediateCalcs.E425];[$IntermediateCalcs.K425];IF([$IntermediateCalcs.F425];[$IntermediateCalcs.L425];IF([$IntermediateCalcs.C425];&quot;&lt;/Setlist&gt;&quot;&amp;[$IntermediateCalcs.M425];&quot;&quot;))))" office:value-type="string" office:string-value="&lt;Song&gt;&lt;Title&gt;Cherokee Shuffle TW&lt;/Title&gt;&lt;FileName&gt;Cherokee Shuffle TW.pdf&lt;/FileName&gt;&lt;/FileType&gt;1&lt;/FileType&gt;" calcext:value-type="string">
            <text:p>&lt;Song&gt;&lt;Title&gt;Cherokee Shuffle TW&lt;/Title&gt;&lt;FileName&gt;Cherokee Shuffle TW.pdf&lt;/FileName&gt;&lt;/FileType&gt;1&lt;/FileType&gt;</text:p>
          </table:table-cell>
          <table:table-cell/>
        </table:table-row>
        <table:table-row table:style-name="ro1">
          <table:table-cell table:formula="of:=IF([$IntermediateCalcs.D426];[$IntermediateCalcs.K426];IF([$IntermediateCalcs.E426];[$IntermediateCalcs.K426];IF([$IntermediateCalcs.F426];[$IntermediateCalcs.L426];IF([$IntermediateCalcs.C426];&quot;&lt;/Setlist&gt;&quot;&amp;[$IntermediateCalcs.M426];&quot;&quot;))))" office:value-type="string" office:string-value="&lt;Song&gt;&lt;Title&gt;Camp Meeting on 4th July TW&lt;/Title&gt;&lt;FileName&gt;Camp Meeting on 4th July TW.pdf&lt;/FileName&gt;&lt;/FileType&gt;1&lt;/FileType&gt;" calcext:value-type="string">
            <text:p>&lt;Song&gt;&lt;Title&gt;Camp Meeting on 4th July TW&lt;/Title&gt;&lt;FileName&gt;Camp Meeting on 4th July TW.pdf&lt;/FileName&gt;&lt;/FileType&gt;1&lt;/FileType&gt;</text:p>
          </table:table-cell>
          <table:table-cell/>
        </table:table-row>
        <table:table-row table:style-name="ro1">
          <table:table-cell table:formula="of:=IF([$IntermediateCalcs.D427];[$IntermediateCalcs.K427];IF([$IntermediateCalcs.E427];[$IntermediateCalcs.K427];IF([$IntermediateCalcs.F427];[$IntermediateCalcs.L427];IF([$IntermediateCalcs.C427];&quot;&lt;/Setlist&gt;&quot;&amp;[$IntermediateCalcs.M427];&quot;&quot;))))" office:value-type="string" office:string-value="&lt;Song&gt;&lt;Title&gt;Buffalo Gals TW&lt;/Title&gt;&lt;FileName&gt;Buffalo Gals TW.pdf&lt;/FileName&gt;&lt;/FileType&gt;1&lt;/FileType&gt;" calcext:value-type="string">
            <text:p>&lt;Song&gt;&lt;Title&gt;Buffalo Gals TW&lt;/Title&gt;&lt;FileName&gt;Buffalo Gals TW.pdf&lt;/FileName&gt;&lt;/FileType&gt;1&lt;/FileType&gt;</text:p>
          </table:table-cell>
          <table:table-cell/>
        </table:table-row>
        <table:table-row table:style-name="ro1">
          <table:table-cell table:formula="of:=IF([$IntermediateCalcs.D428];[$IntermediateCalcs.K428];IF([$IntermediateCalcs.E428];[$IntermediateCalcs.K428];IF([$IntermediateCalcs.F428];[$IntermediateCalcs.L428];IF([$IntermediateCalcs.C428];&quot;&lt;/Setlist&gt;&quot;&amp;[$IntermediateCalcs.M428];&quot;&quot;))))" office:value-type="string" office:string-value="&lt;Song&gt;&lt;Title&gt;Buffalo Gals in G TW&lt;/Title&gt;&lt;FileName&gt;Buffalo Gals in G TW.pdf&lt;/FileName&gt;&lt;/FileType&gt;1&lt;/FileType&gt;" calcext:value-type="string">
            <text:p>&lt;Song&gt;&lt;Title&gt;Buffalo Gals in G TW&lt;/Title&gt;&lt;FileName&gt;Buffalo Gals in G TW.pdf&lt;/FileName&gt;&lt;/FileType&gt;1&lt;/FileType&gt;</text:p>
          </table:table-cell>
          <table:table-cell/>
        </table:table-row>
        <table:table-row table:style-name="ro1">
          <table:table-cell table:formula="of:=IF([$IntermediateCalcs.D429];[$IntermediateCalcs.K429];IF([$IntermediateCalcs.E429];[$IntermediateCalcs.K429];IF([$IntermediateCalcs.F429];[$IntermediateCalcs.L429];IF([$IntermediateCalcs.C429];&quot;&lt;/Setlist&gt;&quot;&amp;[$IntermediateCalcs.M429];&quot;&quot;))))" office:value-type="string" office:string-value="&lt;Song&gt;&lt;Title&gt;Briar Picker Brown TW&lt;/Title&gt;&lt;FileName&gt;Briar Picker Brown TW.pdf&lt;/FileName&gt;&lt;/FileType&gt;1&lt;/FileType&gt;" calcext:value-type="string">
            <text:p>&lt;Song&gt;&lt;Title&gt;Briar Picker Brown TW&lt;/Title&gt;&lt;FileName&gt;Briar Picker Brown TW.pdf&lt;/FileName&gt;&lt;/FileType&gt;1&lt;/FileType&gt;</text:p>
          </table:table-cell>
          <table:table-cell/>
        </table:table-row>
        <table:table-row table:style-name="ro1">
          <table:table-cell table:formula="of:=IF([$IntermediateCalcs.D430];[$IntermediateCalcs.K430];IF([$IntermediateCalcs.E430];[$IntermediateCalcs.K430];IF([$IntermediateCalcs.F430];[$IntermediateCalcs.L430];IF([$IntermediateCalcs.C430];&quot;&lt;/Setlist&gt;&quot;&amp;[$IntermediateCalcs.M430];&quot;&quot;))))" office:value-type="string" office:string-value="&lt;Song&gt;&lt;Title&gt;Bonaparte's Retreat TW&lt;/Title&gt;&lt;FileName&gt;Bonaparte's Retreat TW.pdf&lt;/FileName&gt;&lt;/FileType&gt;1&lt;/FileType&gt;" calcext:value-type="string">
            <text:p>&lt;Song&gt;&lt;Title&gt;Bonaparte's Retreat TW&lt;/Title&gt;&lt;FileName&gt;Bonaparte's Retreat TW.pdf&lt;/FileName&gt;&lt;/FileType&gt;1&lt;/FileType&gt;</text:p>
          </table:table-cell>
          <table:table-cell/>
        </table:table-row>
        <table:table-row table:style-name="ro1">
          <table:table-cell table:formula="of:=IF([$IntermediateCalcs.D431];[$IntermediateCalcs.K431];IF([$IntermediateCalcs.E431];[$IntermediateCalcs.K431];IF([$IntermediateCalcs.F431];[$IntermediateCalcs.L431];IF([$IntermediateCalcs.C431];&quot;&lt;/Setlist&gt;&quot;&amp;[$IntermediateCalcs.M431];&quot;&quot;))))" office:value-type="string" office:string-value="&lt;Song&gt;&lt;Title&gt;Bonaparte Crossing the Rhine TW&lt;/Title&gt;&lt;FileName&gt;Bonaparte Crossing the Rhine TW.pdf&lt;/FileName&gt;&lt;/FileType&gt;1&lt;/FileType&gt;" calcext:value-type="string">
            <text:p>&lt;Song&gt;&lt;Title&gt;Bonaparte Crossing the Rhine TW&lt;/Title&gt;&lt;FileName&gt;Bonaparte Crossing the Rhine TW.pdf&lt;/FileName&gt;&lt;/FileType&gt;1&lt;/FileType&gt;</text:p>
          </table:table-cell>
          <table:table-cell/>
        </table:table-row>
        <table:table-row table:style-name="ro1">
          <table:table-cell table:formula="of:=IF([$IntermediateCalcs.D432];[$IntermediateCalcs.K432];IF([$IntermediateCalcs.E432];[$IntermediateCalcs.K432];IF([$IntermediateCalcs.F432];[$IntermediateCalcs.L432];IF([$IntermediateCalcs.C432];&quot;&lt;/Setlist&gt;&quot;&amp;[$IntermediateCalcs.M432];&quot;&quot;))))" office:value-type="string" office:string-value="&lt;Song&gt;&lt;Title&gt;Boatman TW&lt;/Title&gt;&lt;FileName&gt;Boatman TW.pdf&lt;/FileName&gt;&lt;/FileType&gt;1&lt;/FileType&gt;" calcext:value-type="string">
            <text:p>&lt;Song&gt;&lt;Title&gt;Boatman TW&lt;/Title&gt;&lt;FileName&gt;Boatman TW.pdf&lt;/FileName&gt;&lt;/FileType&gt;1&lt;/FileType&gt;</text:p>
          </table:table-cell>
          <table:table-cell/>
        </table:table-row>
        <table:table-row table:style-name="ro1">
          <table:table-cell table:formula="of:=IF([$IntermediateCalcs.D433];[$IntermediateCalcs.K433];IF([$IntermediateCalcs.E433];[$IntermediateCalcs.K433];IF([$IntermediateCalcs.F433];[$IntermediateCalcs.L433];IF([$IntermediateCalcs.C433];&quot;&lt;/Setlist&gt;&quot;&amp;[$IntermediateCalcs.M433];&quot;&quot;))))" office:value-type="string" office:string-value="&lt;Song&gt;&lt;Title&gt;Black Mountain Rag TW&lt;/Title&gt;&lt;FileName&gt;Black Mountain Rag TW.pdf&lt;/FileName&gt;&lt;/FileType&gt;1&lt;/FileType&gt;" calcext:value-type="string">
            <text:p>&lt;Song&gt;&lt;Title&gt;Black Mountain Rag TW&lt;/Title&gt;&lt;FileName&gt;Black Mountain Rag TW.pdf&lt;/FileName&gt;&lt;/FileType&gt;1&lt;/FileType&gt;</text:p>
          </table:table-cell>
          <table:table-cell/>
        </table:table-row>
        <table:table-row table:style-name="ro1">
          <table:table-cell table:formula="of:=IF([$IntermediateCalcs.D434];[$IntermediateCalcs.K434];IF([$IntermediateCalcs.E434];[$IntermediateCalcs.K434];IF([$IntermediateCalcs.F434];[$IntermediateCalcs.L434];IF([$IntermediateCalcs.C434];&quot;&lt;/Setlist&gt;&quot;&amp;[$IntermediateCalcs.M434];&quot;&quot;))))" office:value-type="string" office:string-value="&lt;Song&gt;&lt;Title&gt;Arkansas Traveler TW&lt;/Title&gt;&lt;FileName&gt;Arkansas Traveler TW.pdf&lt;/FileName&gt;&lt;/FileType&gt;1&lt;/FileType&gt;" calcext:value-type="string">
            <text:p>&lt;Song&gt;&lt;Title&gt;Arkansas Traveler TW&lt;/Title&gt;&lt;FileName&gt;Arkansas Traveler TW.pdf&lt;/FileName&gt;&lt;/FileType&gt;1&lt;/FileType&gt;</text:p>
          </table:table-cell>
          <table:table-cell/>
        </table:table-row>
        <table:table-row table:style-name="ro1">
          <table:table-cell table:formula="of:=IF([$IntermediateCalcs.D435];[$IntermediateCalcs.K435];IF([$IntermediateCalcs.E435];[$IntermediateCalcs.K435];IF([$IntermediateCalcs.F435];[$IntermediateCalcs.L435];IF([$IntermediateCalcs.C435];&quot;&lt;/Setlist&gt;&quot;&amp;[$IntermediateCalcs.M435];&quot;&quot;))))" office:value-type="string" office:string-value="&lt;Song&gt;&lt;Title&gt;Arkansas Traveler Low Version TW&lt;/Title&gt;&lt;FileName&gt;Arkansas Traveler Low Version TW.pdf&lt;/FileName&gt;&lt;/FileType&gt;1&lt;/FileType&gt;" calcext:value-type="string">
            <text:p>&lt;Song&gt;&lt;Title&gt;Arkansas Traveler Low Version TW&lt;/Title&gt;&lt;FileName&gt;Arkansas Traveler Low Version TW.pdf&lt;/FileName&gt;&lt;/FileType&gt;1&lt;/FileType&gt;</text:p>
          </table:table-cell>
          <table:table-cell/>
        </table:table-row>
        <table:table-row table:style-name="ro1">
          <table:table-cell table:formula="of:=IF([$IntermediateCalcs.D436];[$IntermediateCalcs.K436];IF([$IntermediateCalcs.E436];[$IntermediateCalcs.K436];IF([$IntermediateCalcs.F436];[$IntermediateCalcs.L436];IF([$IntermediateCalcs.C436];&quot;&lt;/Setlist&gt;&quot;&amp;[$IntermediateCalcs.M436];&quot;&quot;))))" office:value-type="string" office:string-value="&lt;Song&gt;&lt;Title&gt;Angelina Baker TW&lt;/Title&gt;&lt;FileName&gt;Angelina Baker TW.pdf&lt;/FileName&gt;&lt;/FileType&gt;1&lt;/FileType&gt;" calcext:value-type="string">
            <text:p>&lt;Song&gt;&lt;Title&gt;Angelina Baker TW&lt;/Title&gt;&lt;FileName&gt;Angelina Baker TW.pdf&lt;/FileName&gt;&lt;/FileType&gt;1&lt;/FileType&gt;</text:p>
          </table:table-cell>
          <table:table-cell/>
        </table:table-row>
        <table:table-row table:style-name="ro1">
          <table:table-cell table:formula="of:=IF([$IntermediateCalcs.D437];[$IntermediateCalcs.K437];IF([$IntermediateCalcs.E437];[$IntermediateCalcs.K437];IF([$IntermediateCalcs.F437];[$IntermediateCalcs.L437];IF([$IntermediateCalcs.C437];&quot;&lt;/Setlist&gt;&quot;&amp;[$IntermediateCalcs.M437];&quot;&quot;))))" office:value-type="string" office:string-value="&lt;Song&gt;&lt;Title&gt;Scotland the Brave TW&lt;/Title&gt;&lt;FileName&gt;Scotland the Brave TW.pdf&lt;/FileName&gt;&lt;/FileType&gt;1&lt;/FileType&gt;" calcext:value-type="string">
            <text:p>&lt;Song&gt;&lt;Title&gt;Scotland the Brave TW&lt;/Title&gt;&lt;FileName&gt;Scotland the Brave TW.pdf&lt;/FileName&gt;&lt;/FileType&gt;1&lt;/FileType&gt;</text:p>
          </table:table-cell>
          <table:table-cell/>
        </table:table-row>
        <table:table-row table:style-name="ro1">
          <table:table-cell table:formula="of:=IF([$IntermediateCalcs.D438];[$IntermediateCalcs.K438];IF([$IntermediateCalcs.E438];[$IntermediateCalcs.K438];IF([$IntermediateCalcs.F438];[$IntermediateCalcs.L438];IF([$IntermediateCalcs.C438];&quot;&lt;/Setlist&gt;&quot;&amp;[$IntermediateCalcs.M438];&quot;&quot;))))" office:value-type="string" office:string-value="&lt;Song&gt;&lt;Title&gt;Cold Kitchen TW&lt;/Title&gt;&lt;FileName&gt;Cold Kitchen TW.pdf&lt;/FileName&gt;&lt;/FileType&gt;1&lt;/FileType&gt;" calcext:value-type="string">
            <text:p>&lt;Song&gt;&lt;Title&gt;Cold Kitchen TW&lt;/Title&gt;&lt;FileName&gt;Cold Kitchen TW.pdf&lt;/FileName&gt;&lt;/FileType&gt;1&lt;/FileType&gt;</text:p>
          </table:table-cell>
          <table:table-cell/>
        </table:table-row>
        <table:table-row table:style-name="ro1">
          <table:table-cell table:formula="of:=IF([$IntermediateCalcs.D439];[$IntermediateCalcs.K439];IF([$IntermediateCalcs.E439];[$IntermediateCalcs.K439];IF([$IntermediateCalcs.F439];[$IntermediateCalcs.L439];IF([$IntermediateCalcs.C439];&quot;&lt;/Setlist&gt;&quot;&amp;[$IntermediateCalcs.M439];&quot;&quot;))))" office:value-type="string" office:string-value="&lt;Song&gt;&lt;Title&gt;Down Yonder TW&lt;/Title&gt;&lt;FileName&gt;Down Yonder TW.pdf&lt;/FileName&gt;&lt;/FileType&gt;1&lt;/FileType&gt;" calcext:value-type="string">
            <text:p>&lt;Song&gt;&lt;Title&gt;Down Yonder TW&lt;/Title&gt;&lt;FileName&gt;Down Yonder TW.pdf&lt;/FileName&gt;&lt;/FileType&gt;1&lt;/FileType&gt;</text:p>
          </table:table-cell>
          <table:table-cell/>
        </table:table-row>
        <table:table-row table:style-name="ro1">
          <table:table-cell table:formula="of:=IF([$IntermediateCalcs.D440];[$IntermediateCalcs.K440];IF([$IntermediateCalcs.E440];[$IntermediateCalcs.K440];IF([$IntermediateCalcs.F440];[$IntermediateCalcs.L440];IF([$IntermediateCalcs.C440];&quot;&lt;/Setlist&gt;&quot;&amp;[$IntermediateCalcs.M440];&quot;&quot;))))" office:value-type="string" office:string-value="&lt;Song&gt;&lt;Title&gt;Dixie TW&lt;/Title&gt;&lt;FileName&gt;Dixie TW.pdf&lt;/FileName&gt;&lt;/FileType&gt;1&lt;/FileType&gt;" calcext:value-type="string">
            <text:p>&lt;Song&gt;&lt;Title&gt;Dixie TW&lt;/Title&gt;&lt;FileName&gt;Dixie TW.pdf&lt;/FileName&gt;&lt;/FileType&gt;1&lt;/FileType&gt;</text:p>
          </table:table-cell>
          <table:table-cell/>
        </table:table-row>
        <table:table-row table:style-name="ro1">
          <table:table-cell table:formula="of:=IF([$IntermediateCalcs.D441];[$IntermediateCalcs.K441];IF([$IntermediateCalcs.E441];[$IntermediateCalcs.K441];IF([$IntermediateCalcs.F441];[$IntermediateCalcs.L441];IF([$IntermediateCalcs.C441];&quot;&lt;/Setlist&gt;&quot;&amp;[$IntermediateCalcs.M441];&quot;&quot;))))" office:value-type="string" office:string-value="&lt;Song&gt;&lt;Title&gt;Down the River I Go TW&lt;/Title&gt;&lt;FileName&gt;Down the River I Go TW.pdf&lt;/FileName&gt;&lt;/FileType&gt;1&lt;/FileType&gt;" calcext:value-type="string">
            <text:p>&lt;Song&gt;&lt;Title&gt;Down the River I Go TW&lt;/Title&gt;&lt;FileName&gt;Down the River I Go TW.pdf&lt;/FileName&gt;&lt;/FileType&gt;1&lt;/FileType&gt;</text:p>
          </table:table-cell>
          <table:table-cell/>
        </table:table-row>
        <table:table-row table:style-name="ro1">
          <table:table-cell table:formula="of:=IF([$IntermediateCalcs.D442];[$IntermediateCalcs.K442];IF([$IntermediateCalcs.E442];[$IntermediateCalcs.K442];IF([$IntermediateCalcs.F442];[$IntermediateCalcs.L442];IF([$IntermediateCalcs.C442];&quot;&lt;/Setlist&gt;&quot;&amp;[$IntermediateCalcs.M442];&quot;&quot;))))" office:value-type="string" office:string-value="&lt;Song&gt;&lt;Title&gt;Eighth of January TW&lt;/Title&gt;&lt;FileName&gt;Eighth of January TW.pdf&lt;/FileName&gt;&lt;/FileType&gt;1&lt;/FileType&gt;" calcext:value-type="string">
            <text:p>&lt;Song&gt;&lt;Title&gt;Eighth of January TW&lt;/Title&gt;&lt;FileName&gt;Eighth of January TW.pdf&lt;/FileName&gt;&lt;/FileType&gt;1&lt;/FileType&gt;</text:p>
          </table:table-cell>
          <table:table-cell/>
        </table:table-row>
        <table:table-row table:style-name="ro1">
          <table:table-cell table:formula="of:=IF([$IntermediateCalcs.D443];[$IntermediateCalcs.K443];IF([$IntermediateCalcs.E443];[$IntermediateCalcs.K443];IF([$IntermediateCalcs.F443];[$IntermediateCalcs.L443];IF([$IntermediateCalcs.C443];&quot;&lt;/Setlist&gt;&quot;&amp;[$IntermediateCalcs.M443];&quot;&quot;))))" office:value-type="string" office:string-value="&lt;Song&gt;&lt;Title&gt;Fisher's Hornpipe TW&lt;/Title&gt;&lt;FileName&gt;Fisher's Hornpipe TW.pdf&lt;/FileName&gt;&lt;/FileType&gt;1&lt;/FileType&gt;" calcext:value-type="string">
            <text:p>&lt;Song&gt;&lt;Title&gt;Fisher's Hornpipe TW&lt;/Title&gt;&lt;FileName&gt;Fisher's Hornpipe TW.pdf&lt;/FileName&gt;&lt;/FileType&gt;1&lt;/FileType&gt;</text:p>
          </table:table-cell>
          <table:table-cell/>
        </table:table-row>
        <table:table-row table:style-name="ro1">
          <table:table-cell table:formula="of:=IF([$IntermediateCalcs.D444];[$IntermediateCalcs.K444];IF([$IntermediateCalcs.E444];[$IntermediateCalcs.K444];IF([$IntermediateCalcs.F444];[$IntermediateCalcs.L444];IF([$IntermediateCalcs.C444];&quot;&lt;/Setlist&gt;&quot;&amp;[$IntermediateCalcs.M444];&quot;&quot;))))" office:value-type="string" office:string-value="&lt;Song&gt;&lt;Title&gt;Flop Eared Mule TW&lt;/Title&gt;&lt;FileName&gt;Flop Eared Mule TW.pdf&lt;/FileName&gt;&lt;/FileType&gt;1&lt;/FileType&gt;" calcext:value-type="string">
            <text:p>&lt;Song&gt;&lt;Title&gt;Flop Eared Mule TW&lt;/Title&gt;&lt;FileName&gt;Flop Eared Mule TW.pdf&lt;/FileName&gt;&lt;/FileType&gt;1&lt;/FileType&gt;</text:p>
          </table:table-cell>
          <table:table-cell/>
        </table:table-row>
        <table:table-row table:style-name="ro1">
          <table:table-cell table:formula="of:=IF([$IntermediateCalcs.D445];[$IntermediateCalcs.K445];IF([$IntermediateCalcs.E445];[$IntermediateCalcs.K445];IF([$IntermediateCalcs.F445];[$IntermediateCalcs.L445];IF([$IntermediateCalcs.C445];&quot;&lt;/Setlist&gt;&quot;&amp;[$IntermediateCalcs.M445];&quot;&quot;))))" office:value-type="string" office:string-value="&lt;Song&gt;&lt;Title&gt;Fly Around My Pretty Little Miss TW&lt;/Title&gt;&lt;FileName&gt;Fly Around My Pretty Little Miss TW.pdf&lt;/FileName&gt;&lt;/FileType&gt;1&lt;/FileType&gt;" calcext:value-type="string">
            <text:p>&lt;Song&gt;&lt;Title&gt;Fly Around My Pretty Little Miss TW&lt;/Title&gt;&lt;FileName&gt;Fly Around My Pretty Little Miss TW.pdf&lt;/FileName&gt;&lt;/FileType&gt;1&lt;/FileType&gt;</text:p>
          </table:table-cell>
          <table:table-cell/>
        </table:table-row>
        <table:table-row table:style-name="ro1">
          <table:table-cell table:formula="of:=IF([$IntermediateCalcs.D446];[$IntermediateCalcs.K446];IF([$IntermediateCalcs.E446];[$IntermediateCalcs.K446];IF([$IntermediateCalcs.F446];[$IntermediateCalcs.L446];IF([$IntermediateCalcs.C446];&quot;&lt;/Setlist&gt;&quot;&amp;[$IntermediateCalcs.M446];&quot;&quot;))))" office:value-type="string" office:string-value="&lt;Song&gt;&lt;Title&gt;Forked Deer TW&lt;/Title&gt;&lt;FileName&gt;Forked Deer TW.pdf&lt;/FileName&gt;&lt;/FileType&gt;1&lt;/FileType&gt;" calcext:value-type="string">
            <text:p>&lt;Song&gt;&lt;Title&gt;Forked Deer TW&lt;/Title&gt;&lt;FileName&gt;Forked Deer TW.pdf&lt;/FileName&gt;&lt;/FileType&gt;1&lt;/FileType&gt;</text:p>
          </table:table-cell>
          <table:table-cell/>
        </table:table-row>
        <table:table-row table:style-name="ro1">
          <table:table-cell table:formula="of:=IF([$IntermediateCalcs.D447];[$IntermediateCalcs.K447];IF([$IntermediateCalcs.E447];[$IntermediateCalcs.K447];IF([$IntermediateCalcs.F447];[$IntermediateCalcs.L447];IF([$IntermediateCalcs.C447];&quot;&lt;/Setlist&gt;&quot;&amp;[$IntermediateCalcs.M447];&quot;&quot;))))" office:value-type="string" office:string-value="&lt;Song&gt;&lt;Title&gt;The Girl I Left Behind Me TW&lt;/Title&gt;&lt;FileName&gt;The Girl I Left Behind Me TW.pdf&lt;/FileName&gt;&lt;/FileType&gt;1&lt;/FileType&gt;" calcext:value-type="string">
            <text:p>&lt;Song&gt;&lt;Title&gt;The Girl I Left Behind Me TW&lt;/Title&gt;&lt;FileName&gt;The Girl I Left Behind Me TW.pdf&lt;/FileName&gt;&lt;/FileType&gt;1&lt;/FileType&gt;</text:p>
          </table:table-cell>
          <table:table-cell/>
        </table:table-row>
        <table:table-row table:style-name="ro1">
          <table:table-cell table:formula="of:=IF([$IntermediateCalcs.D448];[$IntermediateCalcs.K448];IF([$IntermediateCalcs.E448];[$IntermediateCalcs.K448];IF([$IntermediateCalcs.F448];[$IntermediateCalcs.L448];IF([$IntermediateCalcs.C448];&quot;&lt;/Setlist&gt;&quot;&amp;[$IntermediateCalcs.M448];&quot;&quot;))))" office:value-type="string" office:string-value="&lt;Song&gt;&lt;Title&gt;Golden Slippers TW&lt;/Title&gt;&lt;FileName&gt;Golden Slippers TW.pdf&lt;/FileName&gt;&lt;/FileType&gt;1&lt;/FileType&gt;" calcext:value-type="string">
            <text:p>&lt;Song&gt;&lt;Title&gt;Golden Slippers TW&lt;/Title&gt;&lt;FileName&gt;Golden Slippers TW.pdf&lt;/FileName&gt;&lt;/FileType&gt;1&lt;/FileType&gt;</text:p>
          </table:table-cell>
          <table:table-cell/>
        </table:table-row>
        <table:table-row table:style-name="ro1">
          <table:table-cell table:formula="of:=IF([$IntermediateCalcs.D449];[$IntermediateCalcs.K449];IF([$IntermediateCalcs.E449];[$IntermediateCalcs.K449];IF([$IntermediateCalcs.F449];[$IntermediateCalcs.L449];IF([$IntermediateCalcs.C449];&quot;&lt;/Setlist&gt;&quot;&amp;[$IntermediateCalcs.M449];&quot;&quot;))))" office:value-type="string" office:string-value="&lt;Song&gt;&lt;Title&gt;Goin' To Boston TW&lt;/Title&gt;&lt;FileName&gt;Goin' To Boston TW.pdf&lt;/FileName&gt;&lt;/FileType&gt;1&lt;/FileType&gt;" calcext:value-type="string">
            <text:p>&lt;Song&gt;&lt;Title&gt;Goin' To Boston TW&lt;/Title&gt;&lt;FileName&gt;Goin' To Boston TW.pdf&lt;/FileName&gt;&lt;/FileType&gt;1&lt;/FileType&gt;</text:p>
          </table:table-cell>
          <table:table-cell/>
        </table:table-row>
        <table:table-row table:style-name="ro1">
          <table:table-cell table:formula="of:=IF([$IntermediateCalcs.D450];[$IntermediateCalcs.K450];IF([$IntermediateCalcs.E450];[$IntermediateCalcs.K450];IF([$IntermediateCalcs.F450];[$IntermediateCalcs.L450];IF([$IntermediateCalcs.C450];&quot;&lt;/Setlist&gt;&quot;&amp;[$IntermediateCalcs.M450];&quot;&quot;))))" office:value-type="string" office:string-value="&lt;Song&gt;&lt;Title&gt;Goodbye Liza Jane TW&lt;/Title&gt;&lt;FileName&gt;Goodbye Liza Jane TW.pdf&lt;/FileName&gt;&lt;/FileType&gt;1&lt;/FileType&gt;" calcext:value-type="string">
            <text:p>&lt;Song&gt;&lt;Title&gt;Goodbye Liza Jane TW&lt;/Title&gt;&lt;FileName&gt;Goodbye Liza Jane TW.pdf&lt;/FileName&gt;&lt;/FileType&gt;1&lt;/FileType&gt;</text:p>
          </table:table-cell>
          <table:table-cell/>
        </table:table-row>
        <table:table-row table:style-name="ro1">
          <table:table-cell table:formula="of:=IF([$IntermediateCalcs.D451];[$IntermediateCalcs.K451];IF([$IntermediateCalcs.E451];[$IntermediateCalcs.K451];IF([$IntermediateCalcs.F451];[$IntermediateCalcs.L451];IF([$IntermediateCalcs.C451];&quot;&lt;/Setlist&gt;&quot;&amp;[$IntermediateCalcs.M451];&quot;&quot;))))" office:value-type="string" office:string-value="&lt;Song&gt;&lt;Title&gt;Gray Cat TW&lt;/Title&gt;&lt;FileName&gt;Gray Cat TW.pdf&lt;/FileName&gt;&lt;/FileType&gt;1&lt;/FileType&gt;" calcext:value-type="string">
            <text:p>&lt;Song&gt;&lt;Title&gt;Gray Cat TW&lt;/Title&gt;&lt;FileName&gt;Gray Cat TW.pdf&lt;/FileName&gt;&lt;/FileType&gt;1&lt;/FileType&gt;</text:p>
          </table:table-cell>
          <table:table-cell/>
        </table:table-row>
        <table:table-row table:style-name="ro1">
          <table:table-cell table:formula="of:=IF([$IntermediateCalcs.D452];[$IntermediateCalcs.K452];IF([$IntermediateCalcs.E452];[$IntermediateCalcs.K452];IF([$IntermediateCalcs.F452];[$IntermediateCalcs.L452];IF([$IntermediateCalcs.C452];&quot;&lt;/Setlist&gt;&quot;&amp;[$IntermediateCalcs.M452];&quot;&quot;))))" office:value-type="string" office:string-value="&lt;Song&gt;&lt;Title&gt;Hangman's Reel TW&lt;/Title&gt;&lt;FileName&gt;Hangman's Reel TW.pdf&lt;/FileName&gt;&lt;/FileType&gt;1&lt;/FileType&gt;" calcext:value-type="string">
            <text:p>&lt;Song&gt;&lt;Title&gt;Hangman's Reel TW&lt;/Title&gt;&lt;FileName&gt;Hangman's Reel TW.pdf&lt;/FileName&gt;&lt;/FileType&gt;1&lt;/FileType&gt;</text:p>
          </table:table-cell>
          <table:table-cell/>
        </table:table-row>
        <table:table-row table:style-name="ro1">
          <table:table-cell table:formula="of:=IF([$IntermediateCalcs.D453];[$IntermediateCalcs.K453];IF([$IntermediateCalcs.E453];[$IntermediateCalcs.K453];IF([$IntermediateCalcs.F453];[$IntermediateCalcs.L453];IF([$IntermediateCalcs.C453];&quot;&lt;/Setlist&gt;&quot;&amp;[$IntermediateCalcs.M453];&quot;&quot;))))" office:value-type="string" office:string-value="&lt;Song&gt;&lt;Title&gt;Ground Hog TW&lt;/Title&gt;&lt;FileName&gt;Ground Hog TW.pdf&lt;/FileName&gt;&lt;/FileType&gt;1&lt;/FileType&gt;" calcext:value-type="string">
            <text:p>&lt;Song&gt;&lt;Title&gt;Ground Hog TW&lt;/Title&gt;&lt;FileName&gt;Ground Hog TW.pdf&lt;/FileName&gt;&lt;/FileType&gt;1&lt;/FileType&gt;</text:p>
          </table:table-cell>
          <table:table-cell/>
        </table:table-row>
        <table:table-row table:style-name="ro1">
          <table:table-cell table:formula="of:=IF([$IntermediateCalcs.D454];[$IntermediateCalcs.K454];IF([$IntermediateCalcs.E454];[$IntermediateCalcs.K454];IF([$IntermediateCalcs.F454];[$IntermediateCalcs.L454];IF([$IntermediateCalcs.C454];&quot;&lt;/Setlist&gt;&quot;&amp;[$IntermediateCalcs.M454];&quot;&quot;))))" office:value-type="string" office:string-value="&lt;Song&gt;&lt;Title&gt;John Stinson #2 TW&lt;/Title&gt;&lt;FileName&gt;John Stinson #2 TW.pdf&lt;/FileName&gt;&lt;/FileType&gt;1&lt;/FileType&gt;" calcext:value-type="string">
            <text:p>&lt;Song&gt;&lt;Title&gt;John Stinson #2 TW&lt;/Title&gt;&lt;FileName&gt;John Stinson #2 TW.pdf&lt;/FileName&gt;&lt;/FileType&gt;1&lt;/FileType&gt;</text:p>
          </table:table-cell>
          <table:table-cell/>
        </table:table-row>
        <table:table-row table:style-name="ro1">
          <table:table-cell table:formula="of:=IF([$IntermediateCalcs.D455];[$IntermediateCalcs.K455];IF([$IntermediateCalcs.E455];[$IntermediateCalcs.K455];IF([$IntermediateCalcs.F455];[$IntermediateCalcs.L455];IF([$IntermediateCalcs.C455];&quot;&lt;/Setlist&gt;&quot;&amp;[$IntermediateCalcs.M455];&quot;&quot;))))" office:value-type="string" office:string-value="&lt;Song&gt;&lt;Title&gt;Johnson Boys TW&lt;/Title&gt;&lt;FileName&gt;Johnson Boys TW.pdf&lt;/FileName&gt;&lt;/FileType&gt;1&lt;/FileType&gt;" calcext:value-type="string">
            <text:p>&lt;Song&gt;&lt;Title&gt;Johnson Boys TW&lt;/Title&gt;&lt;FileName&gt;Johnson Boys TW.pdf&lt;/FileName&gt;&lt;/FileType&gt;1&lt;/FileType&gt;</text:p>
          </table:table-cell>
          <table:table-cell/>
        </table:table-row>
        <table:table-row table:style-name="ro1">
          <table:table-cell table:formula="of:=IF([$IntermediateCalcs.D456];[$IntermediateCalcs.K456];IF([$IntermediateCalcs.E456];[$IntermediateCalcs.K456];IF([$IntermediateCalcs.F456];[$IntermediateCalcs.L456];IF([$IntermediateCalcs.C456];&quot;&lt;/Setlist&gt;&quot;&amp;[$IntermediateCalcs.M456];&quot;&quot;))))" office:value-type="string" office:string-value="&lt;Song&gt;&lt;Title&gt;Julie Ann Johnson TW&lt;/Title&gt;&lt;FileName&gt;Julie Ann Johnson TW.pdf&lt;/FileName&gt;&lt;/FileType&gt;1&lt;/FileType&gt;" calcext:value-type="string">
            <text:p>&lt;Song&gt;&lt;Title&gt;Julie Ann Johnson TW&lt;/Title&gt;&lt;FileName&gt;Julie Ann Johnson TW.pdf&lt;/FileName&gt;&lt;/FileType&gt;1&lt;/FileType&gt;</text:p>
          </table:table-cell>
          <table:table-cell/>
        </table:table-row>
        <table:table-row table:style-name="ro1">
          <table:table-cell table:formula="of:=IF([$IntermediateCalcs.D457];[$IntermediateCalcs.K457];IF([$IntermediateCalcs.E457];[$IntermediateCalcs.K457];IF([$IntermediateCalcs.F457];[$IntermediateCalcs.L457];IF([$IntermediateCalcs.C457];&quot;&lt;/Setlist&gt;&quot;&amp;[$IntermediateCalcs.M457];&quot;&quot;))))" office:value-type="string" office:string-value="&lt;Song&gt;&lt;Title&gt;June Apple TW&lt;/Title&gt;&lt;FileName&gt;June Apple TW.pdf&lt;/FileName&gt;&lt;/FileType&gt;1&lt;/FileType&gt;" calcext:value-type="string">
            <text:p>&lt;Song&gt;&lt;Title&gt;June Apple TW&lt;/Title&gt;&lt;FileName&gt;June Apple TW.pdf&lt;/FileName&gt;&lt;/FileType&gt;1&lt;/FileType&gt;</text:p>
          </table:table-cell>
          <table:table-cell/>
        </table:table-row>
        <table:table-row table:style-name="ro1">
          <table:table-cell table:formula="of:=IF([$IntermediateCalcs.D458];[$IntermediateCalcs.K458];IF([$IntermediateCalcs.E458];[$IntermediateCalcs.K458];IF([$IntermediateCalcs.F458];[$IntermediateCalcs.L458];IF([$IntermediateCalcs.C458];&quot;&lt;/Setlist&gt;&quot;&amp;[$IntermediateCalcs.M458];&quot;&quot;))))" office:value-type="string" office:string-value="&lt;Song&gt;&lt;Title&gt;Liberty TW&lt;/Title&gt;&lt;FileName&gt;Liberty TW.pdf&lt;/FileName&gt;&lt;/FileType&gt;1&lt;/FileType&gt;" calcext:value-type="string">
            <text:p>&lt;Song&gt;&lt;Title&gt;Liberty TW&lt;/Title&gt;&lt;FileName&gt;Liberty TW.pdf&lt;/FileName&gt;&lt;/FileType&gt;1&lt;/FileType&gt;</text:p>
          </table:table-cell>
          <table:table-cell/>
        </table:table-row>
        <table:table-row table:style-name="ro1">
          <table:table-cell table:formula="of:=IF([$IntermediateCalcs.D459];[$IntermediateCalcs.K459];IF([$IntermediateCalcs.E459];[$IntermediateCalcs.K459];IF([$IntermediateCalcs.F459];[$IntermediateCalcs.L459];IF([$IntermediateCalcs.C459];&quot;&lt;/Setlist&gt;&quot;&amp;[$IntermediateCalcs.M459];&quot;&quot;))))" office:value-type="string" office:string-value="&lt;Song&gt;&lt;Title&gt;Liza Jane TW&lt;/Title&gt;&lt;FileName&gt;Liza Jane TW.pdf&lt;/FileName&gt;&lt;/FileType&gt;1&lt;/FileType&gt;" calcext:value-type="string">
            <text:p>&lt;Song&gt;&lt;Title&gt;Liza Jane TW&lt;/Title&gt;&lt;FileName&gt;Liza Jane TW.pdf&lt;/FileName&gt;&lt;/FileType&gt;1&lt;/FileType&gt;</text:p>
          </table:table-cell>
          <table:table-cell/>
        </table:table-row>
        <table:table-row table:style-name="ro1">
          <table:table-cell table:formula="of:=IF([$IntermediateCalcs.D460];[$IntermediateCalcs.K460];IF([$IntermediateCalcs.E460];[$IntermediateCalcs.K460];IF([$IntermediateCalcs.F460];[$IntermediateCalcs.L460];IF([$IntermediateCalcs.C460];&quot;&lt;/Setlist&gt;&quot;&amp;[$IntermediateCalcs.M460];&quot;&quot;))))" office:value-type="string" office:string-value="&lt;Song&gt;&lt;Title&gt;Midnight On The Water TW&lt;/Title&gt;&lt;FileName&gt;Midnight On The Water TW.pdf&lt;/FileName&gt;&lt;/FileType&gt;1&lt;/FileType&gt;" calcext:value-type="string">
            <text:p>&lt;Song&gt;&lt;Title&gt;Midnight On The Water TW&lt;/Title&gt;&lt;FileName&gt;Midnight On The Water TW.pdf&lt;/FileName&gt;&lt;/FileType&gt;1&lt;/FileType&gt;</text:p>
          </table:table-cell>
          <table:table-cell/>
        </table:table-row>
        <table:table-row table:style-name="ro1">
          <table:table-cell table:formula="of:=IF([$IntermediateCalcs.D461];[$IntermediateCalcs.K461];IF([$IntermediateCalcs.E461];[$IntermediateCalcs.K461];IF([$IntermediateCalcs.F461];[$IntermediateCalcs.L461];IF([$IntermediateCalcs.C461];&quot;&lt;/Setlist&gt;&quot;&amp;[$IntermediateCalcs.M461];&quot;&quot;))))" office:value-type="string" office:string-value="&lt;Song&gt;&lt;Title&gt;Nail That Catfish TW&lt;/Title&gt;&lt;FileName&gt;Nail That Catfish TW.pdf&lt;/FileName&gt;&lt;/FileType&gt;1&lt;/FileType&gt;" calcext:value-type="string">
            <text:p>&lt;Song&gt;&lt;Title&gt;Nail That Catfish TW&lt;/Title&gt;&lt;FileName&gt;Nail That Catfish TW.pdf&lt;/FileName&gt;&lt;/FileType&gt;1&lt;/FileType&gt;</text:p>
          </table:table-cell>
          <table:table-cell/>
        </table:table-row>
        <table:table-row table:style-name="ro1">
          <table:table-cell table:formula="of:=IF([$IntermediateCalcs.D462];[$IntermediateCalcs.K462];IF([$IntermediateCalcs.E462];[$IntermediateCalcs.K462];IF([$IntermediateCalcs.F462];[$IntermediateCalcs.L462];IF([$IntermediateCalcs.C462];&quot;&lt;/Setlist&gt;&quot;&amp;[$IntermediateCalcs.M462];&quot;&quot;))))" office:value-type="string" office:string-value="&lt;Song&gt;&lt;Title&gt;New Five Cent Piece TW&lt;/Title&gt;&lt;FileName&gt;New Five Cent Piece TW.pdf&lt;/FileName&gt;&lt;/FileType&gt;1&lt;/FileType&gt;" calcext:value-type="string">
            <text:p>&lt;Song&gt;&lt;Title&gt;New Five Cent Piece TW&lt;/Title&gt;&lt;FileName&gt;New Five Cent Piece TW.pdf&lt;/FileName&gt;&lt;/FileType&gt;1&lt;/FileType&gt;</text:p>
          </table:table-cell>
          <table:table-cell/>
        </table:table-row>
        <table:table-row table:style-name="ro1">
          <table:table-cell table:formula="of:=IF([$IntermediateCalcs.D463];[$IntermediateCalcs.K463];IF([$IntermediateCalcs.E463];[$IntermediateCalcs.K463];IF([$IntermediateCalcs.F463];[$IntermediateCalcs.L463];IF([$IntermediateCalcs.C463];&quot;&lt;/Setlist&gt;&quot;&amp;[$IntermediateCalcs.M463];&quot;&quot;))))" office:value-type="string" office:string-value="&lt;Song&gt;&lt;Title&gt;Oh, Susanna TW&lt;/Title&gt;&lt;FileName&gt;Oh, Susanna TW.pdf&lt;/FileName&gt;&lt;/FileType&gt;1&lt;/FileType&gt;" calcext:value-type="string">
            <text:p>&lt;Song&gt;&lt;Title&gt;Oh, Susanna TW&lt;/Title&gt;&lt;FileName&gt;Oh, Susanna TW.pdf&lt;/FileName&gt;&lt;/FileType&gt;1&lt;/FileType&gt;</text:p>
          </table:table-cell>
          <table:table-cell/>
        </table:table-row>
        <table:table-row table:style-name="ro1">
          <table:table-cell table:formula="of:=IF([$IntermediateCalcs.D464];[$IntermediateCalcs.K464];IF([$IntermediateCalcs.E464];[$IntermediateCalcs.K464];IF([$IntermediateCalcs.F464];[$IntermediateCalcs.L464];IF([$IntermediateCalcs.C464];&quot;&lt;/Setlist&gt;&quot;&amp;[$IntermediateCalcs.M464];&quot;&quot;))))" office:value-type="string" office:string-value="&lt;Song&gt;&lt;Title&gt;Nonesuch TW&lt;/Title&gt;&lt;FileName&gt;Nonesuch TW.pdf&lt;/FileName&gt;&lt;/FileType&gt;1&lt;/FileType&gt;" calcext:value-type="string">
            <text:p>&lt;Song&gt;&lt;Title&gt;Nonesuch TW&lt;/Title&gt;&lt;FileName&gt;Nonesuch TW.pdf&lt;/FileName&gt;&lt;/FileType&gt;1&lt;/FileType&gt;</text:p>
          </table:table-cell>
          <table:table-cell/>
        </table:table-row>
        <table:table-row table:style-name="ro1">
          <table:table-cell table:formula="of:=IF([$IntermediateCalcs.D465];[$IntermediateCalcs.K465];IF([$IntermediateCalcs.E465];[$IntermediateCalcs.K465];IF([$IntermediateCalcs.F465];[$IntermediateCalcs.L465];IF([$IntermediateCalcs.C465];&quot;&lt;/Setlist&gt;&quot;&amp;[$IntermediateCalcs.M465];&quot;&quot;))))" office:value-type="string" office:string-value="&lt;Song&gt;&lt;Title&gt;Old Joe Clark TW&lt;/Title&gt;&lt;FileName&gt;Old Joe Clark TW.pdf&lt;/FileName&gt;&lt;/FileType&gt;1&lt;/FileType&gt;" calcext:value-type="string">
            <text:p>&lt;Song&gt;&lt;Title&gt;Old Joe Clark TW&lt;/Title&gt;&lt;FileName&gt;Old Joe Clark TW.pdf&lt;/FileName&gt;&lt;/FileType&gt;1&lt;/FileType&gt;</text:p>
          </table:table-cell>
          <table:table-cell/>
        </table:table-row>
        <table:table-row table:style-name="ro1">
          <table:table-cell table:formula="of:=IF([$IntermediateCalcs.D466];[$IntermediateCalcs.K466];IF([$IntermediateCalcs.E466];[$IntermediateCalcs.K466];IF([$IntermediateCalcs.F466];[$IntermediateCalcs.L466];IF([$IntermediateCalcs.C466];&quot;&lt;/Setlist&gt;&quot;&amp;[$IntermediateCalcs.M466];&quot;&quot;))))" office:value-type="string" office:string-value="&lt;Song&gt;&lt;Title&gt;Old Molly Hare TW&lt;/Title&gt;&lt;FileName&gt;Old Molly Hare TW.pdf&lt;/FileName&gt;&lt;/FileType&gt;1&lt;/FileType&gt;" calcext:value-type="string">
            <text:p>&lt;Song&gt;&lt;Title&gt;Old Molly Hare TW&lt;/Title&gt;&lt;FileName&gt;Old Molly Hare TW.pdf&lt;/FileName&gt;&lt;/FileType&gt;1&lt;/FileType&gt;</text:p>
          </table:table-cell>
          <table:table-cell/>
        </table:table-row>
        <table:table-row table:style-name="ro1">
          <table:table-cell table:formula="of:=IF([$IntermediateCalcs.D467];[$IntermediateCalcs.K467];IF([$IntermediateCalcs.E467];[$IntermediateCalcs.K467];IF([$IntermediateCalcs.F467];[$IntermediateCalcs.L467];IF([$IntermediateCalcs.C467];&quot;&lt;/Setlist&gt;&quot;&amp;[$IntermediateCalcs.M467];&quot;&quot;))))" office:value-type="string" office:string-value="&lt;Song&gt;&lt;Title&gt;Ragtime Annie TW&lt;/Title&gt;&lt;FileName&gt;Ragtime Annie TW.pdf&lt;/FileName&gt;&lt;/FileType&gt;1&lt;/FileType&gt;" calcext:value-type="string">
            <text:p>&lt;Song&gt;&lt;Title&gt;Ragtime Annie TW&lt;/Title&gt;&lt;FileName&gt;Ragtime Annie TW.pdf&lt;/FileName&gt;&lt;/FileType&gt;1&lt;/FileType&gt;</text:p>
          </table:table-cell>
          <table:table-cell/>
        </table:table-row>
        <table:table-row table:style-name="ro1">
          <table:table-cell table:formula="of:=IF([$IntermediateCalcs.D468];[$IntermediateCalcs.K468];IF([$IntermediateCalcs.E468];[$IntermediateCalcs.K468];IF([$IntermediateCalcs.F468];[$IntermediateCalcs.L468];IF([$IntermediateCalcs.C468];&quot;&lt;/Setlist&gt;&quot;&amp;[$IntermediateCalcs.M468];&quot;&quot;))))" office:value-type="string" office:string-value="&lt;Song&gt;&lt;Title&gt;Old Needlecase TW&lt;/Title&gt;&lt;FileName&gt;Old Needlecase TW.pdf&lt;/FileName&gt;&lt;/FileType&gt;1&lt;/FileType&gt;" calcext:value-type="string">
            <text:p>&lt;Song&gt;&lt;Title&gt;Old Needlecase TW&lt;/Title&gt;&lt;FileName&gt;Old Needlecase TW.pdf&lt;/FileName&gt;&lt;/FileType&gt;1&lt;/FileType&gt;</text:p>
          </table:table-cell>
          <table:table-cell/>
        </table:table-row>
        <table:table-row table:style-name="ro1">
          <table:table-cell table:formula="of:=IF([$IntermediateCalcs.D469];[$IntermediateCalcs.K469];IF([$IntermediateCalcs.E469];[$IntermediateCalcs.K469];IF([$IntermediateCalcs.F469];[$IntermediateCalcs.L469];IF([$IntermediateCalcs.C469];&quot;&lt;/Setlist&gt;&quot;&amp;[$IntermediateCalcs.M469];&quot;&quot;))))" office:value-type="string" office:string-value="&lt;Song&gt;&lt;Title&gt;Red Haired Boy TW&lt;/Title&gt;&lt;FileName&gt;Red Haired Boy TW.pdf&lt;/FileName&gt;&lt;/FileType&gt;1&lt;/FileType&gt;" calcext:value-type="string">
            <text:p>&lt;Song&gt;&lt;Title&gt;Red Haired Boy TW&lt;/Title&gt;&lt;FileName&gt;Red Haired Boy TW.pdf&lt;/FileName&gt;&lt;/FileType&gt;1&lt;/FileType&gt;</text:p>
          </table:table-cell>
          <table:table-cell/>
        </table:table-row>
        <table:table-row table:style-name="ro1">
          <table:table-cell table:formula="of:=IF([$IntermediateCalcs.D470];[$IntermediateCalcs.K470];IF([$IntermediateCalcs.E470];[$IntermediateCalcs.K470];IF([$IntermediateCalcs.F470];[$IntermediateCalcs.L470];IF([$IntermediateCalcs.C470];&quot;&lt;/Setlist&gt;&quot;&amp;[$IntermediateCalcs.M470];&quot;&quot;))))" office:value-type="string" office:string-value="&lt;Song&gt;&lt;Title&gt;Red River Valley TW&lt;/Title&gt;&lt;FileName&gt;Red River Valley TW.pdf&lt;/FileName&gt;&lt;/FileType&gt;1&lt;/FileType&gt;" calcext:value-type="string">
            <text:p>&lt;Song&gt;&lt;Title&gt;Red River Valley TW&lt;/Title&gt;&lt;FileName&gt;Red River Valley TW.pdf&lt;/FileName&gt;&lt;/FileType&gt;1&lt;/FileType&gt;</text:p>
          </table:table-cell>
          <table:table-cell/>
        </table:table-row>
        <table:table-row table:style-name="ro1">
          <table:table-cell table:formula="of:=IF([$IntermediateCalcs.D471];[$IntermediateCalcs.K471];IF([$IntermediateCalcs.E471];[$IntermediateCalcs.K471];IF([$IntermediateCalcs.F471];[$IntermediateCalcs.L471];IF([$IntermediateCalcs.C471];&quot;&lt;/Setlist&gt;&quot;&amp;[$IntermediateCalcs.M471];&quot;&quot;))))" office:value-type="string" office:string-value="&lt;Song&gt;&lt;Title&gt;Red Wing TW&lt;/Title&gt;&lt;FileName&gt;Red Wing TW.pdf&lt;/FileName&gt;&lt;/FileType&gt;1&lt;/FileType&gt;" calcext:value-type="string">
            <text:p>&lt;Song&gt;&lt;Title&gt;Red Wing TW&lt;/Title&gt;&lt;FileName&gt;Red Wing TW.pdf&lt;/FileName&gt;&lt;/FileType&gt;1&lt;/FileType&gt;</text:p>
          </table:table-cell>
          <table:table-cell/>
        </table:table-row>
        <table:table-row table:style-name="ro1">
          <table:table-cell table:formula="of:=IF([$IntermediateCalcs.D472];[$IntermediateCalcs.K472];IF([$IntermediateCalcs.E472];[$IntermediateCalcs.K472];IF([$IntermediateCalcs.F472];[$IntermediateCalcs.L472];IF([$IntermediateCalcs.C472];&quot;&lt;/Setlist&gt;&quot;&amp;[$IntermediateCalcs.M472];&quot;&quot;))))" office:value-type="string" office:string-value="&lt;Song&gt;&lt;Title&gt;Reuben's Train TW&lt;/Title&gt;&lt;FileName&gt;Reuben's Train TW.pdf&lt;/FileName&gt;&lt;/FileType&gt;1&lt;/FileType&gt;" calcext:value-type="string">
            <text:p>&lt;Song&gt;&lt;Title&gt;Reuben's Train TW&lt;/Title&gt;&lt;FileName&gt;Reuben's Train TW.pdf&lt;/FileName&gt;&lt;/FileType&gt;1&lt;/FileType&gt;</text:p>
          </table:table-cell>
          <table:table-cell/>
        </table:table-row>
        <table:table-row table:style-name="ro1">
          <table:table-cell table:formula="of:=IF([$IntermediateCalcs.D473];[$IntermediateCalcs.K473];IF([$IntermediateCalcs.E473];[$IntermediateCalcs.K473];IF([$IntermediateCalcs.F473];[$IntermediateCalcs.L473];IF([$IntermediateCalcs.C473];&quot;&lt;/Setlist&gt;&quot;&amp;[$IntermediateCalcs.M473];&quot;&quot;))))" office:value-type="string" office:string-value="&lt;Song&gt;&lt;Title&gt;Rock the Cradle Joe TW&lt;/Title&gt;&lt;FileName&gt;Rock the Cradle Joe TW.pdf&lt;/FileName&gt;&lt;/FileType&gt;1&lt;/FileType&gt;" calcext:value-type="string">
            <text:p>&lt;Song&gt;&lt;Title&gt;Rock the Cradle Joe TW&lt;/Title&gt;&lt;FileName&gt;Rock the Cradle Joe TW.pdf&lt;/FileName&gt;&lt;/FileType&gt;1&lt;/FileType&gt;</text:p>
          </table:table-cell>
          <table:table-cell/>
        </table:table-row>
        <table:table-row table:style-name="ro1">
          <table:table-cell table:formula="of:=IF([$IntermediateCalcs.D474];[$IntermediateCalcs.K474];IF([$IntermediateCalcs.E474];[$IntermediateCalcs.K474];IF([$IntermediateCalcs.F474];[$IntermediateCalcs.L474];IF([$IntermediateCalcs.C474];&quot;&lt;/Setlist&gt;&quot;&amp;[$IntermediateCalcs.M474];&quot;&quot;))))" office:value-type="string" office:string-value="&lt;Song&gt;&lt;Title&gt;Rose of Sharon Waltz TW&lt;/Title&gt;&lt;FileName&gt;Rose of Sharon Waltz TW.pdf&lt;/FileName&gt;&lt;/FileType&gt;1&lt;/FileType&gt;" calcext:value-type="string">
            <text:p>&lt;Song&gt;&lt;Title&gt;Rose of Sharon Waltz TW&lt;/Title&gt;&lt;FileName&gt;Rose of Sharon Waltz TW.pdf&lt;/FileName&gt;&lt;/FileType&gt;1&lt;/FileType&gt;</text:p>
          </table:table-cell>
          <table:table-cell/>
        </table:table-row>
        <table:table-row table:style-name="ro1">
          <table:table-cell table:formula="of:=IF([$IntermediateCalcs.D475];[$IntermediateCalcs.K475];IF([$IntermediateCalcs.E475];[$IntermediateCalcs.K475];IF([$IntermediateCalcs.F475];[$IntermediateCalcs.L475];IF([$IntermediateCalcs.C475];&quot;&lt;/Setlist&gt;&quot;&amp;[$IntermediateCalcs.M475];&quot;&quot;))))" office:value-type="string" office:string-value="&lt;Song&gt;&lt;Title&gt;Rosin the Beau TW&lt;/Title&gt;&lt;FileName&gt;Rosin the Beau TW.pdf&lt;/FileName&gt;&lt;/FileType&gt;1&lt;/FileType&gt;" calcext:value-type="string">
            <text:p>&lt;Song&gt;&lt;Title&gt;Rosin the Beau TW&lt;/Title&gt;&lt;FileName&gt;Rosin the Beau TW.pdf&lt;/FileName&gt;&lt;/FileType&gt;1&lt;/FileType&gt;</text:p>
          </table:table-cell>
          <table:table-cell/>
        </table:table-row>
        <table:table-row table:style-name="ro1">
          <table:table-cell table:formula="of:=IF([$IntermediateCalcs.D476];[$IntermediateCalcs.K476];IF([$IntermediateCalcs.E476];[$IntermediateCalcs.K476];IF([$IntermediateCalcs.F476];[$IntermediateCalcs.L476];IF([$IntermediateCalcs.C476];&quot;&lt;/Setlist&gt;&quot;&amp;[$IntermediateCalcs.M476];&quot;&quot;))))" office:value-type="string" office:string-value="&lt;Song&gt;&lt;Title&gt;Sail Away Ladies TW&lt;/Title&gt;&lt;FileName&gt;Sail Away Ladies TW.pdf&lt;/FileName&gt;&lt;/FileType&gt;1&lt;/FileType&gt;" calcext:value-type="string">
            <text:p>&lt;Song&gt;&lt;Title&gt;Sail Away Ladies TW&lt;/Title&gt;&lt;FileName&gt;Sail Away Ladies TW.pdf&lt;/FileName&gt;&lt;/FileType&gt;1&lt;/FileType&gt;</text:p>
          </table:table-cell>
          <table:table-cell/>
        </table:table-row>
        <table:table-row table:style-name="ro1">
          <table:table-cell table:formula="of:=IF([$IntermediateCalcs.D477];[$IntermediateCalcs.K477];IF([$IntermediateCalcs.E477];[$IntermediateCalcs.K477];IF([$IntermediateCalcs.F477];[$IntermediateCalcs.L477];IF([$IntermediateCalcs.C477];&quot;&lt;/Setlist&gt;&quot;&amp;[$IntermediateCalcs.M477];&quot;&quot;))))" office:value-type="string" office:string-value="&lt;Song&gt;&lt;Title&gt;Sandy Boys in A TW&lt;/Title&gt;&lt;FileName&gt;Sandy Boys in A TW.pdf&lt;/FileName&gt;&lt;/FileType&gt;1&lt;/FileType&gt;" calcext:value-type="string">
            <text:p>&lt;Song&gt;&lt;Title&gt;Sandy Boys in A TW&lt;/Title&gt;&lt;FileName&gt;Sandy Boys in A TW.pdf&lt;/FileName&gt;&lt;/FileType&gt;1&lt;/FileType&gt;</text:p>
          </table:table-cell>
          <table:table-cell/>
        </table:table-row>
        <table:table-row table:style-name="ro1">
          <table:table-cell table:formula="of:=IF([$IntermediateCalcs.D478];[$IntermediateCalcs.K478];IF([$IntermediateCalcs.E478];[$IntermediateCalcs.K478];IF([$IntermediateCalcs.F478];[$IntermediateCalcs.L478];IF([$IntermediateCalcs.C478];&quot;&lt;/Setlist&gt;&quot;&amp;[$IntermediateCalcs.M478];&quot;&quot;))))" office:value-type="string" office:string-value="&lt;Song&gt;&lt;Title&gt;Sandy Boys in D TW&lt;/Title&gt;&lt;FileName&gt;Sandy Boys in D TW.pdf&lt;/FileName&gt;&lt;/FileType&gt;1&lt;/FileType&gt;" calcext:value-type="string">
            <text:p>&lt;Song&gt;&lt;Title&gt;Sandy Boys in D TW&lt;/Title&gt;&lt;FileName&gt;Sandy Boys in D TW.pdf&lt;/FileName&gt;&lt;/FileType&gt;1&lt;/FileType&gt;</text:p>
          </table:table-cell>
          <table:table-cell/>
        </table:table-row>
        <table:table-row table:style-name="ro1">
          <table:table-cell table:formula="of:=IF([$IntermediateCalcs.D479];[$IntermediateCalcs.K479];IF([$IntermediateCalcs.E479];[$IntermediateCalcs.K479];IF([$IntermediateCalcs.F479];[$IntermediateCalcs.L479];IF([$IntermediateCalcs.C479];&quot;&lt;/Setlist&gt;&quot;&amp;[$IntermediateCalcs.M479];&quot;&quot;))))" office:value-type="string" office:string-value="&lt;Song&gt;&lt;Title&gt;Sandy River Bell TW&lt;/Title&gt;&lt;FileName&gt;Sandy River Bell TW.pdf&lt;/FileName&gt;&lt;/FileType&gt;1&lt;/FileType&gt;" calcext:value-type="string">
            <text:p>&lt;Song&gt;&lt;Title&gt;Sandy River Bell TW&lt;/Title&gt;&lt;FileName&gt;Sandy River Bell TW.pdf&lt;/FileName&gt;&lt;/FileType&gt;1&lt;/FileType&gt;</text:p>
          </table:table-cell>
          <table:table-cell/>
        </table:table-row>
        <table:table-row table:style-name="ro1">
          <table:table-cell table:formula="of:=IF([$IntermediateCalcs.D480];[$IntermediateCalcs.K480];IF([$IntermediateCalcs.E480];[$IntermediateCalcs.K480];IF([$IntermediateCalcs.F480];[$IntermediateCalcs.L480];IF([$IntermediateCalcs.C480];&quot;&lt;/Setlist&gt;&quot;&amp;[$IntermediateCalcs.M480];&quot;&quot;))))" office:value-type="string" office:string-value="&lt;Song&gt;&lt;Title&gt;Seneca Square Dance TW&lt;/Title&gt;&lt;FileName&gt;Seneca Square Dance TW.pdf&lt;/FileName&gt;&lt;/FileType&gt;1&lt;/FileType&gt;" calcext:value-type="string">
            <text:p>&lt;Song&gt;&lt;Title&gt;Seneca Square Dance TW&lt;/Title&gt;&lt;FileName&gt;Seneca Square Dance TW.pdf&lt;/FileName&gt;&lt;/FileType&gt;1&lt;/FileType&gt;</text:p>
          </table:table-cell>
          <table:table-cell/>
        </table:table-row>
        <table:table-row table:style-name="ro1">
          <table:table-cell table:formula="of:=IF([$IntermediateCalcs.D481];[$IntermediateCalcs.K481];IF([$IntermediateCalcs.E481];[$IntermediateCalcs.K481];IF([$IntermediateCalcs.F481];[$IntermediateCalcs.L481];IF([$IntermediateCalcs.C481];&quot;&lt;/Setlist&gt;&quot;&amp;[$IntermediateCalcs.M481];&quot;&quot;))))" office:value-type="string" office:string-value="&lt;Song&gt;&lt;Title&gt;Shady Grove - TW&lt;/Title&gt;&lt;FileName&gt;Shady Grove - TW.pdf&lt;/FileName&gt;&lt;/FileType&gt;1&lt;/FileType&gt;" calcext:value-type="string">
            <text:p>&lt;Song&gt;&lt;Title&gt;Shady Grove - TW&lt;/Title&gt;&lt;FileName&gt;Shady Grove - TW.pdf&lt;/FileName&gt;&lt;/FileType&gt;1&lt;/FileType&gt;</text:p>
          </table:table-cell>
          <table:table-cell/>
        </table:table-row>
        <table:table-row table:style-name="ro1">
          <table:table-cell table:formula="of:=IF([$IntermediateCalcs.D482];[$IntermediateCalcs.K482];IF([$IntermediateCalcs.E482];[$IntermediateCalcs.K482];IF([$IntermediateCalcs.F482];[$IntermediateCalcs.L482];IF([$IntermediateCalcs.C482];&quot;&lt;/Setlist&gt;&quot;&amp;[$IntermediateCalcs.M482];&quot;&quot;))))" office:value-type="string" office:string-value="&lt;Song&gt;&lt;Title&gt;Shortnin Bread TW&lt;/Title&gt;&lt;FileName&gt;Shortnin Bread TW.pdf&lt;/FileName&gt;&lt;/FileType&gt;1&lt;/FileType&gt;" calcext:value-type="string">
            <text:p>&lt;Song&gt;&lt;Title&gt;Shortnin Bread TW&lt;/Title&gt;&lt;FileName&gt;Shortnin Bread TW.pdf&lt;/FileName&gt;&lt;/FileType&gt;1&lt;/FileType&gt;</text:p>
          </table:table-cell>
          <table:table-cell/>
        </table:table-row>
        <table:table-row table:style-name="ro1">
          <table:table-cell table:formula="of:=IF([$IntermediateCalcs.D483];[$IntermediateCalcs.K483];IF([$IntermediateCalcs.E483];[$IntermediateCalcs.K483];IF([$IntermediateCalcs.F483];[$IntermediateCalcs.L483];IF([$IntermediateCalcs.C483];&quot;&lt;/Setlist&gt;&quot;&amp;[$IntermediateCalcs.M483];&quot;&quot;))))" office:value-type="string" office:string-value="&lt;Song&gt;&lt;Title&gt;Shove That Pig's Foot TW&lt;/Title&gt;&lt;FileName&gt;Shove That Pig's Foot TW.pdf&lt;/FileName&gt;&lt;/FileType&gt;1&lt;/FileType&gt;" calcext:value-type="string">
            <text:p>&lt;Song&gt;&lt;Title&gt;Shove That Pig's Foot TW&lt;/Title&gt;&lt;FileName&gt;Shove That Pig's Foot TW.pdf&lt;/FileName&gt;&lt;/FileType&gt;1&lt;/FileType&gt;</text:p>
          </table:table-cell>
          <table:table-cell/>
        </table:table-row>
        <table:table-row table:style-name="ro1">
          <table:table-cell table:formula="of:=IF([$IntermediateCalcs.D484];[$IntermediateCalcs.K484];IF([$IntermediateCalcs.E484];[$IntermediateCalcs.K484];IF([$IntermediateCalcs.F484];[$IntermediateCalcs.L484];IF([$IntermediateCalcs.C484];&quot;&lt;/Setlist&gt;&quot;&amp;[$IntermediateCalcs.M484];&quot;&quot;))))" office:value-type="string" office:string-value="&lt;Song&gt;&lt;Title&gt;Silly Bill TW&lt;/Title&gt;&lt;FileName&gt;Silly Bill TW.pdf&lt;/FileName&gt;&lt;/FileType&gt;1&lt;/FileType&gt;" calcext:value-type="string">
            <text:p>&lt;Song&gt;&lt;Title&gt;Silly Bill TW&lt;/Title&gt;&lt;FileName&gt;Silly Bill TW.pdf&lt;/FileName&gt;&lt;/FileType&gt;1&lt;/FileType&gt;</text:p>
          </table:table-cell>
          <table:table-cell/>
        </table:table-row>
        <table:table-row table:style-name="ro1">
          <table:table-cell table:formula="of:=IF([$IntermediateCalcs.D485];[$IntermediateCalcs.K485];IF([$IntermediateCalcs.E485];[$IntermediateCalcs.K485];IF([$IntermediateCalcs.F485];[$IntermediateCalcs.L485];IF([$IntermediateCalcs.C485];&quot;&lt;/Setlist&gt;&quot;&amp;[$IntermediateCalcs.M485];&quot;&quot;))))" office:value-type="string" office:string-value="&lt;Song&gt;&lt;Title&gt;Soldier's Joy TW&lt;/Title&gt;&lt;FileName&gt;Soldier's Joy TW.pdf&lt;/FileName&gt;&lt;/FileType&gt;1&lt;/FileType&gt;" calcext:value-type="string">
            <text:p>&lt;Song&gt;&lt;Title&gt;Soldier's Joy TW&lt;/Title&gt;&lt;FileName&gt;Soldier's Joy TW.pdf&lt;/FileName&gt;&lt;/FileType&gt;1&lt;/FileType&gt;</text:p>
          </table:table-cell>
          <table:table-cell/>
        </table:table-row>
        <table:table-row table:style-name="ro1">
          <table:table-cell table:formula="of:=IF([$IntermediateCalcs.D486];[$IntermediateCalcs.K486];IF([$IntermediateCalcs.E486];[$IntermediateCalcs.K486];IF([$IntermediateCalcs.F486];[$IntermediateCalcs.L486];IF([$IntermediateCalcs.C486];&quot;&lt;/Setlist&gt;&quot;&amp;[$IntermediateCalcs.M486];&quot;&quot;))))" office:value-type="string" office:string-value="&lt;Song&gt;&lt;Title&gt;Southern Aristocracy TW&lt;/Title&gt;&lt;FileName&gt;Southern Aristocracy TW.pdf&lt;/FileName&gt;&lt;/FileType&gt;1&lt;/FileType&gt;" calcext:value-type="string">
            <text:p>&lt;Song&gt;&lt;Title&gt;Southern Aristocracy TW&lt;/Title&gt;&lt;FileName&gt;Southern Aristocracy TW.pdf&lt;/FileName&gt;&lt;/FileType&gt;1&lt;/FileType&gt;</text:p>
          </table:table-cell>
          <table:table-cell/>
        </table:table-row>
        <table:table-row table:style-name="ro1">
          <table:table-cell table:formula="of:=IF([$IntermediateCalcs.D487];[$IntermediateCalcs.K487];IF([$IntermediateCalcs.E487];[$IntermediateCalcs.K487];IF([$IntermediateCalcs.F487];[$IntermediateCalcs.L487];IF([$IntermediateCalcs.C487];&quot;&lt;/Setlist&gt;&quot;&amp;[$IntermediateCalcs.M487];&quot;&quot;))))" office:value-type="string" office:string-value="&lt;Song&gt;&lt;Title&gt;Southwind TW&lt;/Title&gt;&lt;FileName&gt;Southwind TW.pdf&lt;/FileName&gt;&lt;/FileType&gt;1&lt;/FileType&gt;" calcext:value-type="string">
            <text:p>&lt;Song&gt;&lt;Title&gt;Southwind TW&lt;/Title&gt;&lt;FileName&gt;Southwind TW.pdf&lt;/FileName&gt;&lt;/FileType&gt;1&lt;/FileType&gt;</text:p>
          </table:table-cell>
          <table:table-cell/>
        </table:table-row>
        <table:table-row table:style-name="ro1">
          <table:table-cell table:formula="of:=IF([$IntermediateCalcs.D488];[$IntermediateCalcs.K488];IF([$IntermediateCalcs.E488];[$IntermediateCalcs.K488];IF([$IntermediateCalcs.F488];[$IntermediateCalcs.L488];IF([$IntermediateCalcs.C488];&quot;&lt;/Setlist&gt;&quot;&amp;[$IntermediateCalcs.M488];&quot;&quot;))))" office:value-type="string" office:string-value="&lt;Song&gt;&lt;Title&gt;Spotted Pony TW&lt;/Title&gt;&lt;FileName&gt;Spotted Pony TW.pdf&lt;/FileName&gt;&lt;/FileType&gt;1&lt;/FileType&gt;" calcext:value-type="string">
            <text:p>&lt;Song&gt;&lt;Title&gt;Spotted Pony TW&lt;/Title&gt;&lt;FileName&gt;Spotted Pony TW.pdf&lt;/FileName&gt;&lt;/FileType&gt;1&lt;/FileType&gt;</text:p>
          </table:table-cell>
          <table:table-cell/>
        </table:table-row>
        <table:table-row table:style-name="ro1">
          <table:table-cell table:formula="of:=IF([$IntermediateCalcs.D489];[$IntermediateCalcs.K489];IF([$IntermediateCalcs.E489];[$IntermediateCalcs.K489];IF([$IntermediateCalcs.F489];[$IntermediateCalcs.L489];IF([$IntermediateCalcs.C489];&quot;&lt;/Setlist&gt;&quot;&amp;[$IntermediateCalcs.M489];&quot;&quot;))))" office:value-type="string" office:string-value="&lt;Song&gt;&lt;Title&gt;St Anne's Reel TW&lt;/Title&gt;&lt;FileName&gt;St Anne's Reel TW.pdf&lt;/FileName&gt;&lt;/FileType&gt;1&lt;/FileType&gt;" calcext:value-type="string">
            <text:p>&lt;Song&gt;&lt;Title&gt;St Anne's Reel TW&lt;/Title&gt;&lt;FileName&gt;St Anne's Reel TW.pdf&lt;/FileName&gt;&lt;/FileType&gt;1&lt;/FileType&gt;</text:p>
          </table:table-cell>
          <table:table-cell/>
        </table:table-row>
        <table:table-row table:style-name="ro1">
          <table:table-cell table:formula="of:=IF([$IntermediateCalcs.D490];[$IntermediateCalcs.K490];IF([$IntermediateCalcs.E490];[$IntermediateCalcs.K490];IF([$IntermediateCalcs.F490];[$IntermediateCalcs.L490];IF([$IntermediateCalcs.C490];&quot;&lt;/Setlist&gt;&quot;&amp;[$IntermediateCalcs.M490];&quot;&quot;))))" office:value-type="string" office:string-value="&lt;Song&gt;&lt;Title&gt;Sugar Hill TW&lt;/Title&gt;&lt;FileName&gt;Sugar Hill TW.pdf&lt;/FileName&gt;&lt;/FileType&gt;1&lt;/FileType&gt;" calcext:value-type="string">
            <text:p>&lt;Song&gt;&lt;Title&gt;Sugar Hill TW&lt;/Title&gt;&lt;FileName&gt;Sugar Hill TW.pdf&lt;/FileName&gt;&lt;/FileType&gt;1&lt;/FileType&gt;</text:p>
          </table:table-cell>
          <table:table-cell/>
        </table:table-row>
        <table:table-row table:style-name="ro1">
          <table:table-cell table:formula="of:=IF([$IntermediateCalcs.D491];[$IntermediateCalcs.K491];IF([$IntermediateCalcs.E491];[$IntermediateCalcs.K491];IF([$IntermediateCalcs.F491];[$IntermediateCalcs.L491];IF([$IntermediateCalcs.C491];&quot;&lt;/Setlist&gt;&quot;&amp;[$IntermediateCalcs.M491];&quot;&quot;))))" office:value-type="string" office:string-value="&lt;Song&gt;&lt;Title&gt;Turkey in the Straw TW&lt;/Title&gt;&lt;FileName&gt;Turkey in the Straw TW.pdf&lt;/FileName&gt;&lt;/FileType&gt;1&lt;/FileType&gt;" calcext:value-type="string">
            <text:p>&lt;Song&gt;&lt;Title&gt;Turkey in the Straw TW&lt;/Title&gt;&lt;FileName&gt;Turkey in the Straw TW.pdf&lt;/FileName&gt;&lt;/FileType&gt;1&lt;/FileType&gt;</text:p>
          </table:table-cell>
          <table:table-cell/>
        </table:table-row>
        <table:table-row table:style-name="ro1">
          <table:table-cell table:formula="of:=IF([$IntermediateCalcs.D492];[$IntermediateCalcs.K492];IF([$IntermediateCalcs.E492];[$IntermediateCalcs.K492];IF([$IntermediateCalcs.F492];[$IntermediateCalcs.L492];IF([$IntermediateCalcs.C492];&quot;&lt;/Setlist&gt;&quot;&amp;[$IntermediateCalcs.M492];&quot;&quot;))))" office:value-type="string" office:string-value="&lt;Song&gt;&lt;Title&gt;Waterbound TW&lt;/Title&gt;&lt;FileName&gt;Waterbound TW.pdf&lt;/FileName&gt;&lt;/FileType&gt;1&lt;/FileType&gt;" calcext:value-type="string">
            <text:p>&lt;Song&gt;&lt;Title&gt;Waterbound TW&lt;/Title&gt;&lt;FileName&gt;Waterbound TW.pdf&lt;/FileName&gt;&lt;/FileType&gt;1&lt;/FileType&gt;</text:p>
          </table:table-cell>
          <table:table-cell/>
        </table:table-row>
        <table:table-row table:style-name="ro1">
          <table:table-cell table:formula="of:=IF([$IntermediateCalcs.D493];[$IntermediateCalcs.K493];IF([$IntermediateCalcs.E493];[$IntermediateCalcs.K493];IF([$IntermediateCalcs.F493];[$IntermediateCalcs.L493];IF([$IntermediateCalcs.C493];&quot;&lt;/Setlist&gt;&quot;&amp;[$IntermediateCalcs.M493];&quot;&quot;))))" office:value-type="string" office:string-value="&lt;Song&gt;&lt;Title&gt;Westfalia Waltz TW&lt;/Title&gt;&lt;FileName&gt;Westfalia Waltz TW.pdf&lt;/FileName&gt;&lt;/FileType&gt;1&lt;/FileType&gt;" calcext:value-type="string">
            <text:p>&lt;Song&gt;&lt;Title&gt;Westfalia Waltz TW&lt;/Title&gt;&lt;FileName&gt;Westfalia Waltz TW.pdf&lt;/FileName&gt;&lt;/FileType&gt;1&lt;/FileType&gt;</text:p>
          </table:table-cell>
          <table:table-cell/>
        </table:table-row>
        <table:table-row table:style-name="ro1">
          <table:table-cell table:formula="of:=IF([$IntermediateCalcs.D494];[$IntermediateCalcs.K494];IF([$IntermediateCalcs.E494];[$IntermediateCalcs.K494];IF([$IntermediateCalcs.F494];[$IntermediateCalcs.L494];IF([$IntermediateCalcs.C494];&quot;&lt;/Setlist&gt;&quot;&amp;[$IntermediateCalcs.M494];&quot;&quot;))))" office:value-type="string" office:string-value="&lt;Song&gt;&lt;Title&gt;Westfork Gals TW&lt;/Title&gt;&lt;FileName&gt;Westfork Gals TW.pdf&lt;/FileName&gt;&lt;/FileType&gt;1&lt;/FileType&gt;" calcext:value-type="string">
            <text:p>&lt;Song&gt;&lt;Title&gt;Westfork Gals TW&lt;/Title&gt;&lt;FileName&gt;Westfork Gals TW.pdf&lt;/FileName&gt;&lt;/FileType&gt;1&lt;/FileType&gt;</text:p>
          </table:table-cell>
          <table:table-cell/>
        </table:table-row>
        <table:table-row table:style-name="ro1">
          <table:table-cell table:formula="of:=IF([$IntermediateCalcs.D495];[$IntermediateCalcs.K495];IF([$IntermediateCalcs.E495];[$IntermediateCalcs.K495];IF([$IntermediateCalcs.F495];[$IntermediateCalcs.L495];IF([$IntermediateCalcs.C495];&quot;&lt;/Setlist&gt;&quot;&amp;[$IntermediateCalcs.M495];&quot;&quot;))))" office:value-type="string" office:string-value="&lt;Song&gt;&lt;Title&gt;When the Fiddler Has Played TW&lt;/Title&gt;&lt;FileName&gt;When the Fiddler Has Played TW.pdf&lt;/FileName&gt;&lt;/FileType&gt;1&lt;/FileType&gt;" calcext:value-type="string">
            <text:p>&lt;Song&gt;&lt;Title&gt;When the Fiddler Has Played TW&lt;/Title&gt;&lt;FileName&gt;When the Fiddler Has Played TW.pdf&lt;/FileName&gt;&lt;/FileType&gt;1&lt;/FileType&gt;</text:p>
          </table:table-cell>
          <table:table-cell/>
        </table:table-row>
        <table:table-row table:style-name="ro1">
          <table:table-cell table:formula="of:=IF([$IntermediateCalcs.D496];[$IntermediateCalcs.K496];IF([$IntermediateCalcs.E496];[$IntermediateCalcs.K496];IF([$IntermediateCalcs.F496];[$IntermediateCalcs.L496];IF([$IntermediateCalcs.C496];&quot;&lt;/Setlist&gt;&quot;&amp;[$IntermediateCalcs.M496];&quot;&quot;))))" office:value-type="string" office:string-value="&lt;Song&gt;&lt;Title&gt;Whiskey Before Breakfast TW&lt;/Title&gt;&lt;FileName&gt;Whiskey Before Breakfast TW.pdf&lt;/FileName&gt;&lt;/FileType&gt;1&lt;/FileType&gt;" calcext:value-type="string">
            <text:p>&lt;Song&gt;&lt;Title&gt;Whiskey Before Breakfast TW&lt;/Title&gt;&lt;FileName&gt;Whiskey Before Breakfast TW.pdf&lt;/FileName&gt;&lt;/FileType&gt;1&lt;/FileType&gt;</text:p>
          </table:table-cell>
          <table:table-cell/>
        </table:table-row>
        <table:table-row table:style-name="ro1">
          <table:table-cell table:formula="of:=IF([$IntermediateCalcs.D497];[$IntermediateCalcs.K497];IF([$IntermediateCalcs.E497];[$IntermediateCalcs.K497];IF([$IntermediateCalcs.F497];[$IntermediateCalcs.L497];IF([$IntermediateCalcs.C497];&quot;&lt;/Setlist&gt;&quot;&amp;[$IntermediateCalcs.M497];&quot;&quot;))))" office:value-type="string" office:string-value="&lt;Song&gt;&lt;Title&gt;Wildwood Flower TW&lt;/Title&gt;&lt;FileName&gt;Wildwood Flower TW.pdf&lt;/FileName&gt;&lt;/FileType&gt;1&lt;/FileType&gt;" calcext:value-type="string">
            <text:p>&lt;Song&gt;&lt;Title&gt;Wildwood Flower TW&lt;/Title&gt;&lt;FileName&gt;Wildwood Flower TW.pdf&lt;/FileName&gt;&lt;/FileType&gt;1&lt;/FileType&gt;</text:p>
          </table:table-cell>
          <table:table-cell/>
        </table:table-row>
        <table:table-row table:style-name="ro1">
          <table:table-cell table:formula="of:=IF([$IntermediateCalcs.D498];[$IntermediateCalcs.K498];IF([$IntermediateCalcs.E498];[$IntermediateCalcs.K498];IF([$IntermediateCalcs.F498];[$IntermediateCalcs.L498];IF([$IntermediateCalcs.C498];&quot;&lt;/Setlist&gt;&quot;&amp;[$IntermediateCalcs.M498];&quot;&quot;))))" office:value-type="string" office:string-value="&lt;Song&gt;&lt;Title&gt;Will the Circle Be Unbroken TW&lt;/Title&gt;&lt;FileName&gt;Will the Circle Be Unbroken TW.pdf&lt;/FileName&gt;&lt;/FileType&gt;1&lt;/FileType&gt;" calcext:value-type="string">
            <text:p>&lt;Song&gt;&lt;Title&gt;Will the Circle Be Unbroken TW&lt;/Title&gt;&lt;FileName&gt;Will the Circle Be Unbroken TW.pdf&lt;/FileName&gt;&lt;/FileType&gt;1&lt;/FileType&gt;</text:p>
          </table:table-cell>
          <table:table-cell/>
        </table:table-row>
        <table:table-row table:style-name="ro1">
          <table:table-cell table:formula="of:=IF([$IntermediateCalcs.D499];[$IntermediateCalcs.K499];IF([$IntermediateCalcs.E499];[$IntermediateCalcs.K499];IF([$IntermediateCalcs.F499];[$IntermediateCalcs.L499];IF([$IntermediateCalcs.C499];&quot;&lt;/Setlist&gt;&quot;&amp;[$IntermediateCalcs.M499];&quot;&quot;))))" office:value-type="string" office:string-value="&lt;Song&gt;&lt;Title&gt;Year of Jubilo TW&lt;/Title&gt;&lt;FileName&gt;Year of Jubilo TW.pdf&lt;/FileName&gt;&lt;/FileType&gt;1&lt;/FileType&gt;" calcext:value-type="string">
            <text:p>&lt;Song&gt;&lt;Title&gt;Year of Jubilo TW&lt;/Title&gt;&lt;FileName&gt;Year of Jubilo TW.pdf&lt;/FileName&gt;&lt;/FileType&gt;1&lt;/FileType&gt;</text:p>
          </table:table-cell>
          <table:table-cell/>
        </table:table-row>
        <table:table-row table:style-name="ro1">
          <table:table-cell table:formula="of:=IF([$IntermediateCalcs.D500];[$IntermediateCalcs.K500];IF([$IntermediateCalcs.E500];[$IntermediateCalcs.K500];IF([$IntermediateCalcs.F500];[$IntermediateCalcs.L500];IF([$IntermediateCalcs.C500];&quot;&lt;/Setlist&gt;&quot;&amp;[$IntermediateCalcs.M500];&quot;&quot;))))" office:value-type="string" office:string-value="&lt;Song&gt;&lt;Title&gt;Yellow Rose of Texas TW&lt;/Title&gt;&lt;FileName&gt;Yellow Rose of Texas TW.pdf&lt;/FileName&gt;&lt;/FileType&gt;1&lt;/FileType&gt;" calcext:value-type="string">
            <text:p>&lt;Song&gt;&lt;Title&gt;Yellow Rose of Texas TW&lt;/Title&gt;&lt;FileName&gt;Yellow Rose of Texas TW.pdf&lt;/FileName&gt;&lt;/FileType&gt;1&lt;/FileType&gt;</text:p>
          </table:table-cell>
          <table:table-cell/>
        </table:table-row>
        <table:table-row table:style-name="ro1">
          <table:table-cell table:formula="of:=IF([$IntermediateCalcs.D501];[$IntermediateCalcs.K501];IF([$IntermediateCalcs.E501];[$IntermediateCalcs.K501];IF([$IntermediateCalcs.F501];[$IntermediateCalcs.L501];IF([$IntermediateCalcs.C501];&quot;&lt;/Setlist&gt;&quot;&amp;[$IntermediateCalcs.M501];&quot;&quot;))))" office:value-type="string" office:string-value="&lt;Song&gt;&lt;Title&gt;Kitchen Girl TW&lt;/Title&gt;&lt;FileName&gt;Kitchen Girl TW.pdf&lt;/FileName&gt;&lt;/FileType&gt;1&lt;/FileType&gt;" calcext:value-type="string">
            <text:p>&lt;Song&gt;&lt;Title&gt;Kitchen Girl TW&lt;/Title&gt;&lt;FileName&gt;Kitchen Girl TW.pdf&lt;/FileName&gt;&lt;/FileType&gt;1&lt;/FileType&gt;</text:p>
          </table:table-cell>
          <table:table-cell/>
        </table:table-row>
        <table:table-row table:style-name="ro1">
          <table:table-cell table:formula="of:=IF([$IntermediateCalcs.D502];[$IntermediateCalcs.K502];IF([$IntermediateCalcs.E502];[$IntermediateCalcs.K502];IF([$IntermediateCalcs.F502];[$IntermediateCalcs.L502];IF([$IntermediateCalcs.C502];&quot;&lt;/Setlist&gt;&quot;&amp;[$IntermediateCalcs.M502];&quot;&quot;))))" office:value-type="string" office:string-value="&lt;Song&gt;&lt;Title&gt;Over the Waterfall TW&lt;/Title&gt;&lt;FileName&gt;Over the Waterfall TW.pdf&lt;/FileName&gt;&lt;/FileType&gt;1&lt;/FileType&gt;" calcext:value-type="string">
            <text:p>&lt;Song&gt;&lt;Title&gt;Over the Waterfall TW&lt;/Title&gt;&lt;FileName&gt;Over the Waterfall TW.pdf&lt;/FileName&gt;&lt;/FileType&gt;1&lt;/FileType&gt;</text:p>
          </table:table-cell>
          <table:table-cell/>
        </table:table-row>
        <table:table-row table:style-name="ro1">
          <table:table-cell table:formula="of:=IF([$IntermediateCalcs.D503];[$IntermediateCalcs.K503];IF([$IntermediateCalcs.E503];[$IntermediateCalcs.K503];IF([$IntermediateCalcs.F503];[$IntermediateCalcs.L503];IF([$IntermediateCalcs.C503];&quot;&lt;/Setlist&gt;&quot;&amp;[$IntermediateCalcs.M503];&quot;&quot;))))" office:value-type="string" office:string-value="&lt;Song&gt;&lt;Title&gt;Squirrel Heads and Gravy TW&lt;/Title&gt;&lt;FileName&gt;Squirrel Heads and Gravy TW.pdf&lt;/FileName&gt;&lt;/FileType&gt;1&lt;/FileType&gt;" calcext:value-type="string">
            <text:p>&lt;Song&gt;&lt;Title&gt;Squirrel Heads and Gravy TW&lt;/Title&gt;&lt;FileName&gt;Squirrel Heads and Gravy TW.pdf&lt;/FileName&gt;&lt;/FileType&gt;1&lt;/FileType&gt;</text:p>
          </table:table-cell>
          <table:table-cell/>
        </table:table-row>
        <table:table-row table:style-name="ro1">
          <table:table-cell table:formula="of:=IF([$IntermediateCalcs.D504];[$IntermediateCalcs.K504];IF([$IntermediateCalcs.E504];[$IntermediateCalcs.K504];IF([$IntermediateCalcs.F504];[$IntermediateCalcs.L504];IF([$IntermediateCalcs.C504];&quot;&lt;/Setlist&gt;&quot;&amp;[$IntermediateCalcs.M504];&quot;&quot;))))" office:value-type="string" office:string-value="&lt;Song&gt;&lt;Title&gt;Dubuque TW&lt;/Title&gt;&lt;FileName&gt;Dubuque TW.pdf&lt;/FileName&gt;&lt;/FileType&gt;1&lt;/FileType&gt;" calcext:value-type="string">
            <text:p>&lt;Song&gt;&lt;Title&gt;Dubuque TW&lt;/Title&gt;&lt;FileName&gt;Dubuque TW.pdf&lt;/FileName&gt;&lt;/FileType&gt;1&lt;/FileType&gt;</text:p>
          </table:table-cell>
          <table:table-cell/>
        </table:table-row>
        <table:table-row table:style-name="ro1">
          <table:table-cell table:formula="of:=IF([$IntermediateCalcs.D505];[$IntermediateCalcs.K505];IF([$IntermediateCalcs.E505];[$IntermediateCalcs.K505];IF([$IntermediateCalcs.F505];[$IntermediateCalcs.L505];IF([$IntermediateCalcs.C505];&quot;&lt;/Setlist&gt;&quot;&amp;[$IntermediateCalcs.M505];&quot;&quot;))))" office:value-type="string" office:string-value="&lt;Song&gt;&lt;Title&gt;Mississippi Sawyer (arr01: TW)&lt;/Title&gt;&lt;FileName&gt;Mississippi Sawyer (arr01: TW).pdf&lt;/FileName&gt;&lt;/FileType&gt;1&lt;/FileType&gt;" calcext:value-type="string">
            <text:p>&lt;Song&gt;&lt;Title&gt;Mississippi Sawyer (arr01: TW)&lt;/Title&gt;&lt;FileName&gt;Mississippi Sawyer (arr01: TW).pdf&lt;/FileName&gt;&lt;/FileType&gt;1&lt;/FileType&gt;</text:p>
          </table:table-cell>
          <table:table-cell/>
        </table:table-row>
        <table:table-row table:style-name="ro1">
          <table:table-cell table:formula="of:=IF([$IntermediateCalcs.D506];[$IntermediateCalcs.K506];IF([$IntermediateCalcs.E506];[$IntermediateCalcs.K506];IF([$IntermediateCalcs.F506];[$IntermediateCalcs.L506];IF([$IntermediateCalcs.C506];&quot;&lt;/Setlist&gt;&quot;&amp;[$IntermediateCalcs.M506];&quot;&quot;)))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507];[$IntermediateCalcs.K507];IF([$IntermediateCalcs.E507];[$IntermediateCalcs.K507];IF([$IntermediateCalcs.F507];[$IntermediateCalcs.L507];IF([$IntermediateCalcs.C507];&quot;&lt;/Setlist&gt;&quot;&amp;[$IntermediateCalcs.M507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508];[$IntermediateCalcs.K508];IF([$IntermediateCalcs.E508];[$IntermediateCalcs.K508];IF([$IntermediateCalcs.F508];[$IntermediateCalcs.L508];IF([$IntermediateCalcs.C508];&quot;&lt;/Setlist&gt;&quot;&amp;[$IntermediateCalcs.M508];&quot;&quot;))))" office:value-type="string" office:string-value="&lt;Setlist&gt;&lt;Name&gt;WaS Repertoire&lt;/Name&gt;" calcext:value-type="string">
            <text:p>&lt;Setlist&gt;&lt;Name&gt;WaS Repertoire&lt;/Name&gt;</text:p>
          </table:table-cell>
          <table:table-cell/>
        </table:table-row>
        <table:table-row table:style-name="ro1">
          <table:table-cell table:formula="of:=IF([$IntermediateCalcs.D509];[$IntermediateCalcs.K509];IF([$IntermediateCalcs.E509];[$IntermediateCalcs.K509];IF([$IntermediateCalcs.F509];[$IntermediateCalcs.L509];IF([$IntermediateCalcs.C509];&quot;&lt;/Setlist&gt;&quot;&amp;[$IntermediateCalcs.M509];&quot;&quot;))))" office:value-type="string" office:string-value="&lt;Song&gt;&lt;Title&gt;Go In Peace&lt;/Title&gt;&lt;FileName&gt;Go In Peace.pdf&lt;/FileName&gt;&lt;/FileType&gt;1&lt;/FileType&gt;" calcext:value-type="string">
            <text:p>&lt;Song&gt;&lt;Title&gt;Go In Peace&lt;/Title&gt;&lt;FileName&gt;Go In Peace.pdf&lt;/FileName&gt;&lt;/FileType&gt;1&lt;/FileType&gt;</text:p>
          </table:table-cell>
          <table:table-cell/>
        </table:table-row>
        <table:table-row table:style-name="ro1">
          <table:table-cell table:formula="of:=IF([$IntermediateCalcs.D510];[$IntermediateCalcs.K510];IF([$IntermediateCalcs.E510];[$IntermediateCalcs.K510];IF([$IntermediateCalcs.F510];[$IntermediateCalcs.L510];IF([$IntermediateCalcs.C510];&quot;&lt;/Setlist&gt;&quot;&amp;[$IntermediateCalcs.M510];&quot;&quot;)))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/>
        </table:table-row>
        <table:table-row table:style-name="ro1">
          <table:table-cell table:formula="of:=IF([$IntermediateCalcs.D511];[$IntermediateCalcs.K511];IF([$IntermediateCalcs.E511];[$IntermediateCalcs.K511];IF([$IntermediateCalcs.F511];[$IntermediateCalcs.L511];IF([$IntermediateCalcs.C511];&quot;&lt;/Setlist&gt;&quot;&amp;[$IntermediateCalcs.M511];&quot;&quot;))))" office:value-type="string" office:string-value="&lt;Song&gt;&lt;Title&gt;Faded Coat of Blue SMN&lt;/Title&gt;&lt;FileName&gt;Faded Coat of Blue SMN.pdf&lt;/FileName&gt;&lt;/FileType&gt;1&lt;/FileType&gt;" calcext:value-type="string">
            <text:p>&lt;Song&gt;&lt;Title&gt;Faded Coat of Blue SMN&lt;/Title&gt;&lt;FileName&gt;Faded Coat of Blue SMN.pdf&lt;/FileName&gt;&lt;/FileType&gt;1&lt;/FileType&gt;</text:p>
          </table:table-cell>
          <table:table-cell/>
        </table:table-row>
        <table:table-row table:style-name="ro1">
          <table:table-cell table:formula="of:=IF([$IntermediateCalcs.D512];[$IntermediateCalcs.K512];IF([$IntermediateCalcs.E512];[$IntermediateCalcs.K512];IF([$IntermediateCalcs.F512];[$IntermediateCalcs.L512];IF([$IntermediateCalcs.C512];&quot;&lt;/Setlist&gt;&quot;&amp;[$IntermediateCalcs.M512];&quot;&quot;))))" office:value-type="string" office:string-value="&lt;Song&gt;&lt;Title&gt;Spotted-Pony_Eulberg&lt;/Title&gt;&lt;FileName&gt;Spotted-Pony_Eulberg.pdf&lt;/FileName&gt;&lt;/FileType&gt;1&lt;/FileType&gt;" calcext:value-type="string">
            <text:p>&lt;Song&gt;&lt;Title&gt;Spotted-Pony_Eulberg&lt;/Title&gt;&lt;FileName&gt;Spotted-Pony_Eulberg.pdf&lt;/FileName&gt;&lt;/FileType&gt;1&lt;/FileType&gt;</text:p>
          </table:table-cell>
          <table:table-cell/>
        </table:table-row>
        <table:table-row table:style-name="ro1">
          <table:table-cell table:formula="of:=IF([$IntermediateCalcs.D513];[$IntermediateCalcs.K513];IF([$IntermediateCalcs.E513];[$IntermediateCalcs.K513];IF([$IntermediateCalcs.F513];[$IntermediateCalcs.L513];IF([$IntermediateCalcs.C513];&quot;&lt;/Setlist&gt;&quot;&amp;[$IntermediateCalcs.M513];&quot;&quot;))))" office:value-type="string" office:string-value="&lt;Song&gt;&lt;Title&gt;Star of the County Down - Olli&lt;/Title&gt;&lt;FileName&gt;Star of the County Down - Olli.pdf&lt;/FileName&gt;&lt;/FileType&gt;1&lt;/FileType&gt;" calcext:value-type="string">
            <text:p>&lt;Song&gt;&lt;Title&gt;Star of the County Down - Olli&lt;/Title&gt;&lt;FileName&gt;Star of the County Down - Olli.pdf&lt;/FileName&gt;&lt;/FileType&gt;1&lt;/FileType&gt;</text:p>
          </table:table-cell>
          <table:table-cell/>
        </table:table-row>
        <table:table-row table:style-name="ro1">
          <table:table-cell table:formula="of:=IF([$IntermediateCalcs.D514];[$IntermediateCalcs.K514];IF([$IntermediateCalcs.E514];[$IntermediateCalcs.K514];IF([$IntermediateCalcs.F514];[$IntermediateCalcs.L514];IF([$IntermediateCalcs.C514];&quot;&lt;/Setlist&gt;&quot;&amp;[$IntermediateCalcs.M514];&quot;&quot;))))" office:value-type="string" office:string-value="&lt;Song&gt;&lt;Title&gt;Breton Fisherman's With Descant&lt;/Title&gt;&lt;FileName&gt;Breton Fisherman's With Descant.pdf&lt;/FileName&gt;&lt;/FileType&gt;1&lt;/FileType&gt;" calcext:value-type="string">
            <text:p>&lt;Song&gt;&lt;Title&gt;Breton Fisherman's With Descant&lt;/Title&gt;&lt;FileName&gt;Breton Fisherman's With Descant.pdf&lt;/FileName&gt;&lt;/FileType&gt;1&lt;/FileType&gt;</text:p>
          </table:table-cell>
          <table:table-cell/>
        </table:table-row>
        <table:table-row table:style-name="ro1">
          <table:table-cell table:formula="of:=IF([$IntermediateCalcs.D515];[$IntermediateCalcs.K515];IF([$IntermediateCalcs.E515];[$IntermediateCalcs.K515];IF([$IntermediateCalcs.F515];[$IntermediateCalcs.L515];IF([$IntermediateCalcs.C515];&quot;&lt;/Setlist&gt;&quot;&amp;[$IntermediateCalcs.M515];&quot;&quot;))))" office:value-type="string" office:string-value="&lt;Song&gt;&lt;Title&gt;Loch Lomond arr03&lt;/Title&gt;&lt;FileName&gt;Loch Lomond arr03.pdf&lt;/FileName&gt;&lt;/FileType&gt;1&lt;/FileType&gt;" calcext:value-type="string">
            <text:p>&lt;Song&gt;&lt;Title&gt;Loch Lomond arr03&lt;/Title&gt;&lt;FileName&gt;Loch Lomond arr03.pdf&lt;/FileName&gt;&lt;/FileType&gt;1&lt;/FileType&gt;</text:p>
          </table:table-cell>
          <table:table-cell/>
        </table:table-row>
        <table:table-row table:style-name="ro1">
          <table:table-cell table:formula="of:=IF([$IntermediateCalcs.D516];[$IntermediateCalcs.K516];IF([$IntermediateCalcs.E516];[$IntermediateCalcs.K516];IF([$IntermediateCalcs.F516];[$IntermediateCalcs.L516];IF([$IntermediateCalcs.C516];&quot;&lt;/Setlist&gt;&quot;&amp;[$IntermediateCalcs.M516];&quot;&quot;))))" office:value-type="string" office:string-value="&lt;Song&gt;&lt;Title&gt;Loch Tay Boat arr02&lt;/Title&gt;&lt;FileName&gt;Loch Tay Boat arr02.pdf&lt;/FileName&gt;&lt;/FileType&gt;1&lt;/FileType&gt;" calcext:value-type="string">
            <text:p>&lt;Song&gt;&lt;Title&gt;Loch Tay Boat arr02&lt;/Title&gt;&lt;FileName&gt;Loch Tay Boat arr02.pdf&lt;/FileName&gt;&lt;/FileType&gt;1&lt;/FileType&gt;</text:p>
          </table:table-cell>
          <table:table-cell/>
        </table:table-row>
        <table:table-row table:style-name="ro1">
          <table:table-cell table:formula="of:=IF([$IntermediateCalcs.D517];[$IntermediateCalcs.K517];IF([$IntermediateCalcs.E517];[$IntermediateCalcs.K517];IF([$IntermediateCalcs.F517];[$IntermediateCalcs.L517];IF([$IntermediateCalcs.C517];&quot;&lt;/Setlist&gt;&quot;&amp;[$IntermediateCalcs.M517];&quot;&quot;))))" office:value-type="string" office:string-value="&lt;Song&gt;&lt;Title&gt;Give Us Peace arr01&lt;/Title&gt;&lt;FileName&gt;Give Us Peace arr01.pdf&lt;/FileName&gt;&lt;/FileType&gt;1&lt;/FileType&gt;" calcext:value-type="string">
            <text:p>&lt;Song&gt;&lt;Title&gt;Give Us Peace arr01&lt;/Title&gt;&lt;FileName&gt;Give Us Peace arr01.pdf&lt;/FileName&gt;&lt;/FileType&gt;1&lt;/FileType&gt;</text:p>
          </table:table-cell>
          <table:table-cell/>
        </table:table-row>
        <table:table-row table:style-name="ro1">
          <table:table-cell table:formula="of:=IF([$IntermediateCalcs.D518];[$IntermediateCalcs.K518];IF([$IntermediateCalcs.E518];[$IntermediateCalcs.K518];IF([$IntermediateCalcs.F518];[$IntermediateCalcs.L518];IF([$IntermediateCalcs.C518];&quot;&lt;/Setlist&gt;&quot;&amp;[$IntermediateCalcs.M518];&quot;&quot;))))" office:value-type="string" office:string-value="&lt;Song&gt;&lt;Title&gt;Hector the Hero - Score and Parts&lt;/Title&gt;&lt;FileName&gt;Hector the Hero - Score and Parts.pdf&lt;/FileName&gt;&lt;/FileType&gt;1&lt;/FileType&gt;" calcext:value-type="string">
            <text:p>&lt;Song&gt;&lt;Title&gt;Hector the Hero - Score and Parts&lt;/Title&gt;&lt;FileName&gt;Hector the Hero - Score and Parts.pdf&lt;/FileName&gt;&lt;/FileType&gt;1&lt;/FileType&gt;</text:p>
          </table:table-cell>
          <table:table-cell/>
        </table:table-row>
        <table:table-row table:style-name="ro1">
          <table:table-cell table:formula="of:=IF([$IntermediateCalcs.D519];[$IntermediateCalcs.K519];IF([$IntermediateCalcs.E519];[$IntermediateCalcs.K519];IF([$IntermediateCalcs.F519];[$IntermediateCalcs.L519];IF([$IntermediateCalcs.C519];&quot;&lt;/Setlist&gt;&quot;&amp;[$IntermediateCalcs.M519];&quot;&quot;))))" office:value-type="string" office:string-value="&lt;Song&gt;&lt;Title&gt;Hector the Hero&lt;/Title&gt;&lt;FileName&gt;Hector the Hero.pdf&lt;/FileName&gt;&lt;/FileType&gt;1&lt;/FileType&gt;" calcext:value-type="string">
            <text:p>&lt;Song&gt;&lt;Title&gt;Hector the Hero&lt;/Title&gt;&lt;FileName&gt;Hector the Hero.pdf&lt;/FileName&gt;&lt;/FileType&gt;1&lt;/FileType&gt;</text:p>
          </table:table-cell>
          <table:table-cell/>
        </table:table-row>
        <table:table-row table:style-name="ro1">
          <table:table-cell table:formula="of:=IF([$IntermediateCalcs.D520];[$IntermediateCalcs.K520];IF([$IntermediateCalcs.E520];[$IntermediateCalcs.K520];IF([$IntermediateCalcs.F520];[$IntermediateCalcs.L520];IF([$IntermediateCalcs.C520];&quot;&lt;/Setlist&gt;&quot;&amp;[$IntermediateCalcs.M520];&quot;&quot;))))" office:value-type="string" office:string-value="&lt;Song&gt;&lt;Title&gt;Old Irish Blessing arr02, rel02&lt;/Title&gt;&lt;FileName&gt;Old Irish Blessing arr02, rel02.pdf&lt;/FileName&gt;&lt;/FileType&gt;1&lt;/FileType&gt;" calcext:value-type="string">
            <text:p>&lt;Song&gt;&lt;Title&gt;Old Irish Blessing arr02, rel02&lt;/Title&gt;&lt;FileName&gt;Old Irish Blessing arr02, rel02.pdf&lt;/FileName&gt;&lt;/FileType&gt;1&lt;/FileType&gt;</text:p>
          </table:table-cell>
          <table:table-cell/>
        </table:table-row>
        <table:table-row table:style-name="ro1">
          <table:table-cell table:formula="of:=IF([$IntermediateCalcs.D521];[$IntermediateCalcs.K521];IF([$IntermediateCalcs.E521];[$IntermediateCalcs.K521];IF([$IntermediateCalcs.F521];[$IntermediateCalcs.L521];IF([$IntermediateCalcs.C521];&quot;&lt;/Setlist&gt;&quot;&amp;[$IntermediateCalcs.M521];&quot;&quot;))))" office:value-type="string" office:string-value="&lt;Song&gt;&lt;Title&gt;Amazing Grace&lt;/Title&gt;&lt;FileName&gt;Amazing Grace 2.pdf&lt;/FileName&gt;&lt;/FileType&gt;1&lt;/FileType&gt;" calcext:value-type="string">
            <text:p>&lt;Song&gt;&lt;Title&gt;Amazing Grace&lt;/Title&gt;&lt;FileName&gt;Amazing Grace 2.pdf&lt;/FileName&gt;&lt;/FileType&gt;1&lt;/FileType&gt;</text:p>
          </table:table-cell>
          <table:table-cell/>
        </table:table-row>
        <table:table-row table:style-name="ro1">
          <table:table-cell table:formula="of:=IF([$IntermediateCalcs.D522];[$IntermediateCalcs.K522];IF([$IntermediateCalcs.E522];[$IntermediateCalcs.K522];IF([$IntermediateCalcs.F522];[$IntermediateCalcs.L522];IF([$IntermediateCalcs.C522];&quot;&lt;/Setlist&gt;&quot;&amp;[$IntermediateCalcs.M522];&quot;&quot;))))" office:value-type="string" office:string-value="&lt;Song&gt;&lt;Title&gt;Parting Glass in Bm&lt;/Title&gt;&lt;FileName&gt;Parting Glass in Bm.pdf&lt;/FileName&gt;&lt;/FileType&gt;1&lt;/FileType&gt;" calcext:value-type="string">
            <text:p>&lt;Song&gt;&lt;Title&gt;Parting Glass in Bm&lt;/Title&gt;&lt;FileName&gt;Parting Glass in Bm.pdf&lt;/FileName&gt;&lt;/FileType&gt;1&lt;/FileType&gt;</text:p>
          </table:table-cell>
          <table:table-cell/>
        </table:table-row>
        <table:table-row table:style-name="ro1">
          <table:table-cell table:formula="of:=IF([$IntermediateCalcs.D523];[$IntermediateCalcs.K523];IF([$IntermediateCalcs.E523];[$IntermediateCalcs.K523];IF([$IntermediateCalcs.F523];[$IntermediateCalcs.L523];IF([$IntermediateCalcs.C523];&quot;&lt;/Setlist&gt;&quot;&amp;[$IntermediateCalcs.M523];&quot;&quot;))))" office:value-type="string" office:string-value="&lt;Song&gt;&lt;Title&gt;Old Joe Clark&lt;/Title&gt;&lt;FileName&gt;Old Joe Clark 2.pdf&lt;/FileName&gt;&lt;/FileType&gt;1&lt;/FileType&gt;" calcext:value-type="string">
            <text:p>&lt;Song&gt;&lt;Title&gt;Old Joe Clark&lt;/Title&gt;&lt;FileName&gt;Old Joe Clark 2.pdf&lt;/FileName&gt;&lt;/FileType&gt;1&lt;/FileType&gt;</text:p>
          </table:table-cell>
          <table:table-cell/>
        </table:table-row>
        <table:table-row table:style-name="ro1">
          <table:table-cell table:formula="of:=IF([$IntermediateCalcs.D524];[$IntermediateCalcs.K524];IF([$IntermediateCalcs.E524];[$IntermediateCalcs.K524];IF([$IntermediateCalcs.F524];[$IntermediateCalcs.L524];IF([$IntermediateCalcs.C524];&quot;&lt;/Setlist&gt;&quot;&amp;[$IntermediateCalcs.M524];&quot;&quot;))))" office:value-type="string" office:string-value="&lt;Song&gt;&lt;Title&gt;Blowin in the Wind&lt;/Title&gt;&lt;FileName&gt;Blowin in the Wind.pdf&lt;/FileName&gt;&lt;/FileType&gt;1&lt;/FileType&gt;" calcext:value-type="string">
            <text:p>&lt;Song&gt;&lt;Title&gt;Blowin in the Wind&lt;/Title&gt;&lt;FileName&gt;Blowin in the Wind.pdf&lt;/FileName&gt;&lt;/FileType&gt;1&lt;/FileType&gt;</text:p>
          </table:table-cell>
          <table:table-cell/>
        </table:table-row>
        <table:table-row table:style-name="ro1">
          <table:table-cell table:formula="of:=IF([$IntermediateCalcs.D525];[$IntermediateCalcs.K525];IF([$IntermediateCalcs.E525];[$IntermediateCalcs.K525];IF([$IntermediateCalcs.F525];[$IntermediateCalcs.L525];IF([$IntermediateCalcs.C525];&quot;&lt;/Setlist&gt;&quot;&amp;[$IntermediateCalcs.M525];&quot;&quot;))))" office:value-type="string" office:string-value="&lt;Song&gt;&lt;Title&gt;This Land is Your Land - Dulcimer TAB&lt;/Title&gt;&lt;FileName&gt;This Land is Your Land - Dulcimer TAB.pdf&lt;/FileName&gt;&lt;/FileType&gt;1&lt;/FileType&gt;" calcext:value-type="string">
            <text:p>&lt;Song&gt;&lt;Title&gt;This Land is Your Land - Dulcimer TAB&lt;/Title&gt;&lt;FileName&gt;This Land is Your Land - Dulcimer TAB.pdf&lt;/FileName&gt;&lt;/FileType&gt;1&lt;/FileType&gt;</text:p>
          </table:table-cell>
          <table:table-cell/>
        </table:table-row>
        <table:table-row table:style-name="ro1">
          <table:table-cell table:formula="of:=IF([$IntermediateCalcs.D526];[$IntermediateCalcs.K526];IF([$IntermediateCalcs.E526];[$IntermediateCalcs.K526];IF([$IntermediateCalcs.F526];[$IntermediateCalcs.L526];IF([$IntermediateCalcs.C526];&quot;&lt;/Setlist&gt;&quot;&amp;[$IntermediateCalcs.M526];&quot;&quot;))))" office:value-type="string" office:string-value="&lt;Song&gt;&lt;Title&gt;Shenandoah - Simple&lt;/Title&gt;&lt;FileName&gt;Shenandoah - Simple.pdf&lt;/FileName&gt;&lt;/FileType&gt;1&lt;/FileType&gt;" calcext:value-type="string">
            <text:p>&lt;Song&gt;&lt;Title&gt;Shenandoah - Simple&lt;/Title&gt;&lt;FileName&gt;Shenandoah - Simple.pdf&lt;/FileName&gt;&lt;/FileType&gt;1&lt;/FileType&gt;</text:p>
          </table:table-cell>
          <table:table-cell/>
        </table:table-row>
        <table:table-row table:style-name="ro1">
          <table:table-cell table:formula="of:=IF([$IntermediateCalcs.D527];[$IntermediateCalcs.K527];IF([$IntermediateCalcs.E527];[$IntermediateCalcs.K527];IF([$IntermediateCalcs.F527];[$IntermediateCalcs.L527];IF([$IntermediateCalcs.C527];&quot;&lt;/Setlist&gt;&quot;&amp;[$IntermediateCalcs.M527];&quot;&quot;))))" office:value-type="string" office:string-value="&lt;Song&gt;&lt;Title&gt;Wild Mountain Thyme Jeff&lt;/Title&gt;&lt;FileName&gt;Wild Mountain Thyme Jeff.pdf&lt;/FileName&gt;&lt;/FileType&gt;1&lt;/FileType&gt;" calcext:value-type="string">
            <text:p>&lt;Song&gt;&lt;Title&gt;Wild Mountain Thyme Jeff&lt;/Title&gt;&lt;FileName&gt;Wild Mountain Thyme Jeff.pdf&lt;/FileName&gt;&lt;/FileType&gt;1&lt;/FileType&gt;</text:p>
          </table:table-cell>
          <table:table-cell/>
        </table:table-row>
        <table:table-row table:style-name="ro1">
          <table:table-cell table:formula="of:=IF([$IntermediateCalcs.D528];[$IntermediateCalcs.K528];IF([$IntermediateCalcs.E528];[$IntermediateCalcs.K528];IF([$IntermediateCalcs.F528];[$IntermediateCalcs.L528];IF([$IntermediateCalcs.C528];&quot;&lt;/Setlist&gt;&quot;&amp;[$IntermediateCalcs.M528];&quot;&quot;))))" office:value-type="string" office:string-value="&lt;Song&gt;&lt;Title&gt;I'll Fly Away&lt;/Title&gt;&lt;FileName&gt;I'll Fly Away.pdf&lt;/FileName&gt;&lt;/FileType&gt;1&lt;/FileType&gt;" calcext:value-type="string">
            <text:p>&lt;Song&gt;&lt;Title&gt;I'll Fly Away&lt;/Title&gt;&lt;FileName&gt;I'll Fly Away.pdf&lt;/FileName&gt;&lt;/FileType&gt;1&lt;/FileType&gt;</text:p>
          </table:table-cell>
          <table:table-cell/>
        </table:table-row>
        <table:table-row table:style-name="ro1">
          <table:table-cell table:formula="of:=IF([$IntermediateCalcs.D529];[$IntermediateCalcs.K529];IF([$IntermediateCalcs.E529];[$IntermediateCalcs.K529];IF([$IntermediateCalcs.F529];[$IntermediateCalcs.L529];IF([$IntermediateCalcs.C529];&quot;&lt;/Setlist&gt;&quot;&amp;[$IntermediateCalcs.M529];&quot;&quot;))))" office:value-type="string" office:string-value="&lt;Song&gt;&lt;Title&gt;Zelda&lt;/Title&gt;&lt;FileName&gt;Zelda.pdf&lt;/FileName&gt;&lt;/FileType&gt;1&lt;/FileType&gt;" calcext:value-type="string">
            <text:p>&lt;Song&gt;&lt;Title&gt;Zelda&lt;/Title&gt;&lt;FileName&gt;Zelda.pdf&lt;/FileName&gt;&lt;/FileType&gt;1&lt;/FileType&gt;</text:p>
          </table:table-cell>
          <table:table-cell/>
        </table:table-row>
        <table:table-row table:style-name="ro1">
          <table:table-cell table:formula="of:=IF([$IntermediateCalcs.D530];[$IntermediateCalcs.K530];IF([$IntermediateCalcs.E530];[$IntermediateCalcs.K530];IF([$IntermediateCalcs.F530];[$IntermediateCalcs.L530];IF([$IntermediateCalcs.C530];&quot;&lt;/Setlist&gt;&quot;&amp;[$IntermediateCalcs.M530];&quot;&quot;))))" office:value-type="string" office:string-value="&lt;Song&gt;&lt;Title&gt;Black Mountain Rag - ROOTS&lt;/Title&gt;&lt;FileName&gt;Black Mountain Rag - ROOTS.pdf&lt;/FileName&gt;&lt;/FileType&gt;1&lt;/FileType&gt;" calcext:value-type="string">
            <text:p>&lt;Song&gt;&lt;Title&gt;Black Mountain Rag - ROOTS&lt;/Title&gt;&lt;FileName&gt;Black Mountain Rag - ROOTS.pdf&lt;/FileName&gt;&lt;/FileType&gt;1&lt;/FileType&gt;</text:p>
          </table:table-cell>
          <table:table-cell/>
        </table:table-row>
        <table:table-row table:style-name="ro1">
          <table:table-cell table:formula="of:=IF([$IntermediateCalcs.D531];[$IntermediateCalcs.K531];IF([$IntermediateCalcs.E531];[$IntermediateCalcs.K531];IF([$IntermediateCalcs.F531];[$IntermediateCalcs.L531];IF([$IntermediateCalcs.C531];&quot;&lt;/Setlist&gt;&quot;&amp;[$IntermediateCalcs.M531];&quot;&quot;))))" office:value-type="string" office:string-value="&lt;Song&gt;&lt;Title&gt;Genevieve's Waltz 2&lt;/Title&gt;&lt;FileName&gt;Genevieve's Waltz 2.pdf&lt;/FileName&gt;&lt;/FileType&gt;1&lt;/FileType&gt;" calcext:value-type="string">
            <text:p>&lt;Song&gt;&lt;Title&gt;Genevieve's Waltz 2&lt;/Title&gt;&lt;FileName&gt;Genevieve's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532];[$IntermediateCalcs.K532];IF([$IntermediateCalcs.E532];[$IntermediateCalcs.K532];IF([$IntermediateCalcs.F532];[$IntermediateCalcs.L532];IF([$IntermediateCalcs.C532];&quot;&lt;/Setlist&gt;&quot;&amp;[$IntermediateCalcs.M532];&quot;&quot;))))" office:value-type="string" office:string-value="&lt;Song&gt;&lt;Title&gt;Ashgrove (arr02: Ensemble)&lt;/Title&gt;&lt;FileName&gt;Ashgrove (arr02: Ensemble).pdf&lt;/FileName&gt;&lt;/FileType&gt;1&lt;/FileType&gt;" calcext:value-type="string">
            <text:p>&lt;Song&gt;&lt;Title&gt;Ashgrove (arr02: Ensemble)&lt;/Title&gt;&lt;FileName&gt;Ashgrove (arr02: Ensemble).pdf&lt;/FileName&gt;&lt;/FileType&gt;1&lt;/FileType&gt;</text:p>
          </table:table-cell>
          <table:table-cell/>
        </table:table-row>
        <table:table-row table:style-name="ro1">
          <table:table-cell table:formula="of:=IF([$IntermediateCalcs.D533];[$IntermediateCalcs.K533];IF([$IntermediateCalcs.E533];[$IntermediateCalcs.K533];IF([$IntermediateCalcs.F533];[$IntermediateCalcs.L533];IF([$IntermediateCalcs.C533];&quot;&lt;/Setlist&gt;&quot;&amp;[$IntermediateCalcs.M533];&quot;&quot;))))" office:value-type="string" office:string-value="&lt;Song&gt;&lt;Title&gt;Waterbound Seifert&lt;/Title&gt;&lt;FileName&gt;Waterbound Seifert.pdf&lt;/FileName&gt;&lt;/FileType&gt;1&lt;/FileType&gt;" calcext:value-type="string">
            <text:p>&lt;Song&gt;&lt;Title&gt;Waterbound Seifert&lt;/Title&gt;&lt;FileName&gt;Waterbound 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534];[$IntermediateCalcs.K534];IF([$IntermediateCalcs.E534];[$IntermediateCalcs.K534];IF([$IntermediateCalcs.F534];[$IntermediateCalcs.L534];IF([$IntermediateCalcs.C534];&quot;&lt;/Setlist&gt;&quot;&amp;[$IntermediateCalcs.M534];&quot;&quot;))))" office:value-type="string" office:string-value="&lt;Song&gt;&lt;Title&gt;Stump Tail Dog&lt;/Title&gt;&lt;FileName&gt;Stump Tail Dog.pdf&lt;/FileName&gt;&lt;/FileType&gt;1&lt;/FileType&gt;" calcext:value-type="string">
            <text:p>&lt;Song&gt;&lt;Title&gt;Stump Tail Dog&lt;/Title&gt;&lt;FileName&gt;Stump Tail Dog.pdf&lt;/FileName&gt;&lt;/FileType&gt;1&lt;/FileType&gt;</text:p>
          </table:table-cell>
          <table:table-cell/>
        </table:table-row>
        <table:table-row table:style-name="ro1">
          <table:table-cell table:formula="of:=IF([$IntermediateCalcs.D535];[$IntermediateCalcs.K535];IF([$IntermediateCalcs.E535];[$IntermediateCalcs.K535];IF([$IntermediateCalcs.F535];[$IntermediateCalcs.L535];IF([$IntermediateCalcs.C535];&quot;&lt;/Setlist&gt;&quot;&amp;[$IntermediateCalcs.M535];&quot;&quot;))))" office:value-type="string" office:string-value="&lt;Song&gt;&lt;Title&gt;Yesterday non chromatic&lt;/Title&gt;&lt;FileName&gt;Yesterday non chromatic.pdf&lt;/FileName&gt;&lt;/FileType&gt;1&lt;/FileType&gt;" calcext:value-type="string">
            <text:p>&lt;Song&gt;&lt;Title&gt;Yesterday non chromatic&lt;/Title&gt;&lt;FileName&gt;Yesterday non chromatic.pdf&lt;/FileName&gt;&lt;/FileType&gt;1&lt;/FileType&gt;</text:p>
          </table:table-cell>
          <table:table-cell/>
        </table:table-row>
        <table:table-row table:style-name="ro1">
          <table:table-cell table:formula="of:=IF([$IntermediateCalcs.D536];[$IntermediateCalcs.K536];IF([$IntermediateCalcs.E536];[$IntermediateCalcs.K536];IF([$IntermediateCalcs.F536];[$IntermediateCalcs.L536];IF([$IntermediateCalcs.C536];&quot;&lt;/Setlist&gt;&quot;&amp;[$IntermediateCalcs.M536];&quot;&quot;)))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/>
        </table:table-row>
        <table:table-row table:style-name="ro1">
          <table:table-cell table:formula="of:=IF([$IntermediateCalcs.D537];[$IntermediateCalcs.K537];IF([$IntermediateCalcs.E537];[$IntermediateCalcs.K537];IF([$IntermediateCalcs.F537];[$IntermediateCalcs.L537];IF([$IntermediateCalcs.C537];&quot;&lt;/Setlist&gt;&quot;&amp;[$IntermediateCalcs.M537];&quot;&quot;))))" office:value-type="string" office:string-value="&lt;Song&gt;&lt;Title&gt;To-Morrow_arr02-G&lt;/Title&gt;&lt;FileName&gt;To-Morrow_arr02-G.pdf&lt;/FileName&gt;&lt;/FileType&gt;1&lt;/FileType&gt;" calcext:value-type="string">
            <text:p>&lt;Song&gt;&lt;Title&gt;To-Morrow_arr02-G&lt;/Title&gt;&lt;FileName&gt;To-Morrow_arr02-G.pdf&lt;/FileName&gt;&lt;/FileType&gt;1&lt;/FileType&gt;</text:p>
          </table:table-cell>
          <table:table-cell/>
        </table:table-row>
        <table:table-row table:style-name="ro1">
          <table:table-cell table:formula="of:=IF([$IntermediateCalcs.D538];[$IntermediateCalcs.K538];IF([$IntermediateCalcs.E538];[$IntermediateCalcs.K538];IF([$IntermediateCalcs.F538];[$IntermediateCalcs.L538];IF([$IntermediateCalcs.C538];&quot;&lt;/Setlist&gt;&quot;&amp;[$IntermediateCalcs.M538];&quot;&quot;))))" office:value-type="string" office:string-value="&lt;Song&gt;&lt;Title&gt;To-Morrow_arr01-D&lt;/Title&gt;&lt;FileName&gt;To-Morrow_arr01-D.pdf&lt;/FileName&gt;&lt;/FileType&gt;1&lt;/FileType&gt;" calcext:value-type="string">
            <text:p>&lt;Song&gt;&lt;Title&gt;To-Morrow_arr01-D&lt;/Title&gt;&lt;FileName&gt;To-Morrow_arr01-D.pdf&lt;/FileName&gt;&lt;/FileType&gt;1&lt;/FileType&gt;</text:p>
          </table:table-cell>
          <table:table-cell/>
        </table:table-row>
        <table:table-row table:style-name="ro1">
          <table:table-cell table:formula="of:=IF([$IntermediateCalcs.D539];[$IntermediateCalcs.K539];IF([$IntermediateCalcs.E539];[$IntermediateCalcs.K539];IF([$IntermediateCalcs.F539];[$IntermediateCalcs.L539];IF([$IntermediateCalcs.C539];&quot;&lt;/Setlist&gt;&quot;&amp;[$IntermediateCalcs.M539];&quot;&quot;))))" office:value-type="string" office:string-value="&lt;Song&gt;&lt;Title&gt;Today_arr01&lt;/Title&gt;&lt;FileName&gt;Today_arr01.pdf&lt;/FileName&gt;&lt;/FileType&gt;1&lt;/FileType&gt;" calcext:value-type="string">
            <text:p>&lt;Song&gt;&lt;Title&gt;Today_arr01&lt;/Title&gt;&lt;FileName&gt;Today_arr01.pdf&lt;/FileName&gt;&lt;/FileType&gt;1&lt;/FileType&gt;</text:p>
          </table:table-cell>
          <table:table-cell/>
        </table:table-row>
        <table:table-row table:style-name="ro1">
          <table:table-cell table:formula="of:=IF([$IntermediateCalcs.D540];[$IntermediateCalcs.K540];IF([$IntermediateCalcs.E540];[$IntermediateCalcs.K540];IF([$IntermediateCalcs.F540];[$IntermediateCalcs.L540];IF([$IntermediateCalcs.C540];&quot;&lt;/Setlist&gt;&quot;&amp;[$IntermediateCalcs.M540];&quot;&quot;))))" office:value-type="string" office:string-value="&lt;Song&gt;&lt;Title&gt;Beautiful-Savior_arr01_Eulberg&lt;/Title&gt;&lt;FileName&gt;Beautiful-Savior_arr01_Eulberg.pdf&lt;/FileName&gt;&lt;/FileType&gt;1&lt;/FileType&gt;" calcext:value-type="string">
            <text:p>&lt;Song&gt;&lt;Title&gt;Beautiful-Savior_arr01_Eulberg&lt;/Title&gt;&lt;FileName&gt;Beautiful-Savior_arr01_Eulberg.pdf&lt;/FileName&gt;&lt;/FileType&gt;1&lt;/FileType&gt;</text:p>
          </table:table-cell>
          <table:table-cell/>
        </table:table-row>
        <table:table-row table:style-name="ro1">
          <table:table-cell table:formula="of:=IF([$IntermediateCalcs.D541];[$IntermediateCalcs.K541];IF([$IntermediateCalcs.E541];[$IntermediateCalcs.K541];IF([$IntermediateCalcs.F541];[$IntermediateCalcs.L541];IF([$IntermediateCalcs.C541];&quot;&lt;/Setlist&gt;&quot;&amp;[$IntermediateCalcs.M541];&quot;&quot;))))" office:value-type="string" office:string-value="&lt;Song&gt;&lt;Title&gt;Winters-Light_arr01_Pratt&lt;/Title&gt;&lt;FileName&gt;Winters-Light_arr01_Pratt.pdf&lt;/FileName&gt;&lt;/FileType&gt;1&lt;/FileType&gt;" calcext:value-type="string">
            <text:p>&lt;Song&gt;&lt;Title&gt;Winters-Light_arr01_Pratt&lt;/Title&gt;&lt;FileName&gt;Winters-Light_arr01_Pratt.pdf&lt;/FileName&gt;&lt;/FileType&gt;1&lt;/FileType&gt;</text:p>
          </table:table-cell>
          <table:table-cell/>
        </table:table-row>
        <table:table-row table:style-name="ro1">
          <table:table-cell table:formula="of:=IF([$IntermediateCalcs.D542];[$IntermediateCalcs.K542];IF([$IntermediateCalcs.E542];[$IntermediateCalcs.K542];IF([$IntermediateCalcs.F542];[$IntermediateCalcs.L542];IF([$IntermediateCalcs.C542];&quot;&lt;/Setlist&gt;&quot;&amp;[$IntermediateCalcs.M542];&quot;&quot;))))" office:value-type="string" office:string-value="&lt;Song&gt;&lt;Title&gt;Gray Cat on the Tennessee Farm (arr01)&lt;/Title&gt;&lt;FileName&gt;Gray Cat on the Tennessee Farm (arr01).pdf&lt;/FileName&gt;&lt;/FileType&gt;1&lt;/FileType&gt;" calcext:value-type="string">
            <text:p>&lt;Song&gt;&lt;Title&gt;Gray Cat on the Tennessee Farm (arr01)&lt;/Title&gt;&lt;FileName&gt;Gray Cat on the Tennessee Farm (arr01).pdf&lt;/FileName&gt;&lt;/FileType&gt;1&lt;/FileType&gt;</text:p>
          </table:table-cell>
          <table:table-cell/>
        </table:table-row>
        <table:table-row table:style-name="ro1">
          <table:table-cell table:formula="of:=IF([$IntermediateCalcs.D543];[$IntermediateCalcs.K543];IF([$IntermediateCalcs.E543];[$IntermediateCalcs.K543];IF([$IntermediateCalcs.F543];[$IntermediateCalcs.L543];IF([$IntermediateCalcs.C543];&quot;&lt;/Setlist&gt;&quot;&amp;[$IntermediateCalcs.M543];&quot;&quot;))))" office:value-type="string" office:string-value="&lt;Song&gt;&lt;Title&gt;Mountain-Tay_arr01&lt;/Title&gt;&lt;FileName&gt;Mountain-Tay_arr01.pdf&lt;/FileName&gt;&lt;/FileType&gt;1&lt;/FileType&gt;" calcext:value-type="string">
            <text:p>&lt;Song&gt;&lt;Title&gt;Mountain-Tay_arr01&lt;/Title&gt;&lt;FileName&gt;Mountain-Tay_arr01.pdf&lt;/FileName&gt;&lt;/FileType&gt;1&lt;/FileType&gt;</text:p>
          </table:table-cell>
          <table:table-cell/>
        </table:table-row>
        <table:table-row table:style-name="ro1">
          <table:table-cell table:formula="of:=IF([$IntermediateCalcs.D544];[$IntermediateCalcs.K544];IF([$IntermediateCalcs.E544];[$IntermediateCalcs.K544];IF([$IntermediateCalcs.F544];[$IntermediateCalcs.L544];IF([$IntermediateCalcs.C544];&quot;&lt;/Setlist&gt;&quot;&amp;[$IntermediateCalcs.M544];&quot;&quot;))))" office:value-type="string" office:string-value="&lt;Song&gt;&lt;Title&gt;T'was Down in the Meadows (arr01: Einan)&lt;/Title&gt;&lt;FileName&gt;T'was Down in the Meadows (arr01: Einan).pdf&lt;/FileName&gt;&lt;/FileType&gt;1&lt;/FileType&gt;" calcext:value-type="string">
            <text:p>&lt;Song&gt;&lt;Title&gt;T'was Down in the Meadows (arr01: Einan)&lt;/Title&gt;&lt;FileName&gt;T'was Down in the Meadows (arr01: Einan).pdf&lt;/FileName&gt;&lt;/FileType&gt;1&lt;/FileType&gt;</text:p>
          </table:table-cell>
          <table:table-cell/>
        </table:table-row>
        <table:table-row table:style-name="ro1">
          <table:table-cell table:formula="of:=IF([$IntermediateCalcs.D545];[$IntermediateCalcs.K545];IF([$IntermediateCalcs.E545];[$IntermediateCalcs.K545];IF([$IntermediateCalcs.F545];[$IntermediateCalcs.L545];IF([$IntermediateCalcs.C545];&quot;&lt;/Setlist&gt;&quot;&amp;[$IntermediateCalcs.M545];&quot;&quot;))))" office:value-type="string" office:string-value="&lt;Song&gt;&lt;Title&gt;Amazing-Grace_arr01_5-Parts&lt;/Title&gt;&lt;FileName&gt;Amazing-Grace_arr01_5-Parts.pdf&lt;/FileName&gt;&lt;/FileType&gt;1&lt;/FileType&gt;" calcext:value-type="string">
            <text:p>&lt;Song&gt;&lt;Title&gt;Amazing-Grace_arr01_5-Parts&lt;/Title&gt;&lt;FileName&gt;Amazing-Grace_arr01_5-Parts.pdf&lt;/FileName&gt;&lt;/FileType&gt;1&lt;/FileType&gt;</text:p>
          </table:table-cell>
          <table:table-cell/>
        </table:table-row>
        <table:table-row table:style-name="ro1">
          <table:table-cell table:formula="of:=IF([$IntermediateCalcs.D546];[$IntermediateCalcs.K546];IF([$IntermediateCalcs.E546];[$IntermediateCalcs.K546];IF([$IntermediateCalcs.F546];[$IntermediateCalcs.L546];IF([$IntermediateCalcs.C546];&quot;&lt;/Setlist&gt;&quot;&amp;[$IntermediateCalcs.M546];&quot;&quot;))))" office:value-type="string" office:string-value="&lt;Song&gt;&lt;Title&gt;Go In Peace, arr01&lt;/Title&gt;&lt;FileName&gt;Go In Peace, arr01.pdf&lt;/FileName&gt;&lt;/FileType&gt;1&lt;/FileType&gt;" calcext:value-type="string">
            <text:p>&lt;Song&gt;&lt;Title&gt;Go In Peace, arr01&lt;/Title&gt;&lt;FileName&gt;Go In Peace, arr01.pdf&lt;/FileName&gt;&lt;/FileType&gt;1&lt;/FileType&gt;</text:p>
          </table:table-cell>
          <table:table-cell/>
        </table:table-row>
        <table:table-row table:style-name="ro1">
          <table:table-cell table:formula="of:=IF([$IntermediateCalcs.D547];[$IntermediateCalcs.K547];IF([$IntermediateCalcs.E547];[$IntermediateCalcs.K547];IF([$IntermediateCalcs.F547];[$IntermediateCalcs.L547];IF([$IntermediateCalcs.C547];&quot;&lt;/Setlist&gt;&quot;&amp;[$IntermediateCalcs.M547];&quot;&quot;))))" office:value-type="string" office:string-value="&lt;Song&gt;&lt;Title&gt;River (arr02: Muller)&lt;/Title&gt;&lt;FileName&gt;River (arr02: Muller).pdf&lt;/FileName&gt;&lt;/FileType&gt;1&lt;/FileType&gt;" calcext:value-type="string">
            <text:p>&lt;Song&gt;&lt;Title&gt;River (arr02: Muller)&lt;/Title&gt;&lt;FileName&gt;River (arr02: Muller).pdf&lt;/FileName&gt;&lt;/FileType&gt;1&lt;/FileType&gt;</text:p>
          </table:table-cell>
          <table:table-cell/>
        </table:table-row>
        <table:table-row table:style-name="ro1">
          <table:table-cell table:formula="of:=IF([$IntermediateCalcs.D548];[$IntermediateCalcs.K548];IF([$IntermediateCalcs.E548];[$IntermediateCalcs.K548];IF([$IntermediateCalcs.F548];[$IntermediateCalcs.L548];IF([$IntermediateCalcs.C548];&quot;&lt;/Setlist&gt;&quot;&amp;[$IntermediateCalcs.M548];&quot;&quot;))))" office:value-type="string" office:string-value="&lt;Song&gt;&lt;Title&gt;River (arr01: Johnston1)&lt;/Title&gt;&lt;FileName&gt;River (arr01: Johnston1).pdf&lt;/FileName&gt;&lt;/FileType&gt;1&lt;/FileType&gt;" calcext:value-type="string">
            <text:p>&lt;Song&gt;&lt;Title&gt;River (arr01: Johnston1)&lt;/Title&gt;&lt;FileName&gt;River (arr01: Johnston1).pdf&lt;/FileName&gt;&lt;/FileType&gt;1&lt;/FileType&gt;</text:p>
          </table:table-cell>
          <table:table-cell/>
        </table:table-row>
        <table:table-row table:style-name="ro1">
          <table:table-cell table:formula="of:=IF([$IntermediateCalcs.D549];[$IntermediateCalcs.K549];IF([$IntermediateCalcs.E549];[$IntermediateCalcs.K549];IF([$IntermediateCalcs.F549];[$IntermediateCalcs.L549];IF([$IntermediateCalcs.C549];&quot;&lt;/Setlist&gt;&quot;&amp;[$IntermediateCalcs.M549];&quot;&quot;)))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550];[$IntermediateCalcs.K550];IF([$IntermediateCalcs.E550];[$IntermediateCalcs.K550];IF([$IntermediateCalcs.F550];[$IntermediateCalcs.L550];IF([$IntermediateCalcs.C550];&quot;&lt;/Setlist&gt;&quot;&amp;[$IntermediateCalcs.M550];&quot;&quot;))))" office:value-type="string" office:string-value="&lt;Song&gt;&lt;Title&gt;Cripple Creek (arr04: Seifert 4-Part)&lt;/Title&gt;&lt;FileName&gt;Cripple Creek (arr04: Seifert 4-Part).pdf&lt;/FileName&gt;&lt;/FileType&gt;1&lt;/FileType&gt;" calcext:value-type="string">
            <text:p>&lt;Song&gt;&lt;Title&gt;Cripple Creek (arr04: Seifert 4-Part)&lt;/Title&gt;&lt;FileName&gt;Cripple Creek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551];[$IntermediateCalcs.K551];IF([$IntermediateCalcs.E551];[$IntermediateCalcs.K551];IF([$IntermediateCalcs.F551];[$IntermediateCalcs.L551];IF([$IntermediateCalcs.C551];&quot;&lt;/Setlist&gt;&quot;&amp;[$IntermediateCalcs.M551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552];[$IntermediateCalcs.K552];IF([$IntermediateCalcs.E552];[$IntermediateCalcs.K552];IF([$IntermediateCalcs.F552];[$IntermediateCalcs.L552];IF([$IntermediateCalcs.C552];&quot;&lt;/Setlist&gt;&quot;&amp;[$IntermediateCalcs.M552];&quot;&quot;))))" office:value-type="string" office:string-value="&lt;Setlist&gt;&lt;Name&gt;WaS To Consider&lt;/Name&gt;" calcext:value-type="string">
            <text:p>&lt;Setlist&gt;&lt;Name&gt;WaS To Consider&lt;/Name&gt;</text:p>
          </table:table-cell>
          <table:table-cell/>
        </table:table-row>
        <table:table-row table:style-name="ro1">
          <table:table-cell table:formula="of:=IF([$IntermediateCalcs.D553];[$IntermediateCalcs.K553];IF([$IntermediateCalcs.E553];[$IntermediateCalcs.K553];IF([$IntermediateCalcs.F553];[$IntermediateCalcs.L553];IF([$IntermediateCalcs.C553];&quot;&lt;/Setlist&gt;&quot;&amp;[$IntermediateCalcs.M553];&quot;&quot;))))" office:value-type="string" office:string-value="&lt;Song&gt;&lt;Title&gt;Leaving Lismore *&lt;/Title&gt;&lt;FileName&gt;Leaving Lismore *.pdf&lt;/FileName&gt;&lt;/FileType&gt;1&lt;/FileType&gt;" calcext:value-type="string">
            <text:p>&lt;Song&gt;&lt;Title&gt;Leaving Lismore *&lt;/Title&gt;&lt;FileName&gt;Leaving Lismore *.pdf&lt;/FileName&gt;&lt;/FileType&gt;1&lt;/FileType&gt;</text:p>
          </table:table-cell>
          <table:table-cell/>
        </table:table-row>
        <table:table-row table:style-name="ro1">
          <table:table-cell table:formula="of:=IF([$IntermediateCalcs.D554];[$IntermediateCalcs.K554];IF([$IntermediateCalcs.E554];[$IntermediateCalcs.K554];IF([$IntermediateCalcs.F554];[$IntermediateCalcs.L554];IF([$IntermediateCalcs.C554];&quot;&lt;/Setlist&gt;&quot;&amp;[$IntermediateCalcs.M554];&quot;&quot;))))" office:value-type="string" office:string-value="&lt;Song&gt;&lt;Title&gt;Ned of the Hill - Simple&lt;/Title&gt;&lt;FileName&gt;Ned of the Hill - Simple.pdf&lt;/FileName&gt;&lt;/FileType&gt;1&lt;/FileType&gt;" calcext:value-type="string">
            <text:p>&lt;Song&gt;&lt;Title&gt;Ned of the Hill - Simple&lt;/Title&gt;&lt;FileName&gt;Ned of the Hill - Simple.pdf&lt;/FileName&gt;&lt;/FileType&gt;1&lt;/FileType&gt;</text:p>
          </table:table-cell>
          <table:table-cell/>
        </table:table-row>
        <table:table-row table:style-name="ro1">
          <table:table-cell table:formula="of:=IF([$IntermediateCalcs.D555];[$IntermediateCalcs.K555];IF([$IntermediateCalcs.E555];[$IntermediateCalcs.K555];IF([$IntermediateCalcs.F555];[$IntermediateCalcs.L555];IF([$IntermediateCalcs.C555];&quot;&lt;/Setlist&gt;&quot;&amp;[$IntermediateCalcs.M555];&quot;&quot;))))" office:value-type="string" office:string-value="&lt;Song&gt;&lt;Title&gt;Ar Erinn&lt;/Title&gt;&lt;FileName&gt;Ar Erinn.pdf&lt;/FileName&gt;&lt;/FileType&gt;1&lt;/FileType&gt;" calcext:value-type="string">
            <text:p>&lt;Song&gt;&lt;Title&gt;Ar Erinn&lt;/Title&gt;&lt;FileName&gt;Ar Erinn.pdf&lt;/FileName&gt;&lt;/FileType&gt;1&lt;/FileType&gt;</text:p>
          </table:table-cell>
          <table:table-cell/>
        </table:table-row>
        <table:table-row table:style-name="ro1">
          <table:table-cell table:formula="of:=IF([$IntermediateCalcs.D556];[$IntermediateCalcs.K556];IF([$IntermediateCalcs.E556];[$IntermediateCalcs.K556];IF([$IntermediateCalcs.F556];[$IntermediateCalcs.L556];IF([$IntermediateCalcs.C556];&quot;&lt;/Setlist&gt;&quot;&amp;[$IntermediateCalcs.M556];&quot;&quot;))))" office:value-type="string" office:string-value="&lt;Song&gt;&lt;Title&gt;Bonnie Doon&lt;/Title&gt;&lt;FileName&gt;Bonnie Doon.pdf&lt;/FileName&gt;&lt;/FileType&gt;1&lt;/FileType&gt;" calcext:value-type="string">
            <text:p>&lt;Song&gt;&lt;Title&gt;Bonnie Doon&lt;/Title&gt;&lt;FileName&gt;Bonnie Doon.pdf&lt;/FileName&gt;&lt;/FileType&gt;1&lt;/FileType&gt;</text:p>
          </table:table-cell>
          <table:table-cell/>
        </table:table-row>
        <table:table-row table:style-name="ro1">
          <table:table-cell table:formula="of:=IF([$IntermediateCalcs.D557];[$IntermediateCalcs.K557];IF([$IntermediateCalcs.E557];[$IntermediateCalcs.K557];IF([$IntermediateCalcs.F557];[$IntermediateCalcs.L557];IF([$IntermediateCalcs.C557];&quot;&lt;/Setlist&gt;&quot;&amp;[$IntermediateCalcs.M557];&quot;&quot;))))" office:value-type="string" office:string-value="&lt;Song&gt;&lt;Title&gt;Rosin the Beau TW&lt;/Title&gt;&lt;FileName&gt;Rosin the Beau TW.pdf&lt;/FileName&gt;&lt;/FileType&gt;1&lt;/FileType&gt;" calcext:value-type="string">
            <text:p>&lt;Song&gt;&lt;Title&gt;Rosin the Beau TW&lt;/Title&gt;&lt;FileName&gt;Rosin the Beau TW.pdf&lt;/FileName&gt;&lt;/FileType&gt;1&lt;/FileType&gt;</text:p>
          </table:table-cell>
          <table:table-cell/>
        </table:table-row>
        <table:table-row table:style-name="ro1">
          <table:table-cell table:formula="of:=IF([$IntermediateCalcs.D558];[$IntermediateCalcs.K558];IF([$IntermediateCalcs.E558];[$IntermediateCalcs.K558];IF([$IntermediateCalcs.F558];[$IntermediateCalcs.L558];IF([$IntermediateCalcs.C558];&quot;&lt;/Setlist&gt;&quot;&amp;[$IntermediateCalcs.M558];&quot;&quot;))))" office:value-type="string" office:string-value="&lt;Song&gt;&lt;Title&gt;Come By the Hills&lt;/Title&gt;&lt;FileName&gt;Come By the Hills.pdf&lt;/FileName&gt;&lt;/FileType&gt;1&lt;/FileType&gt;" calcext:value-type="string">
            <text:p>&lt;Song&gt;&lt;Title&gt;Come By the Hills&lt;/Title&gt;&lt;FileName&gt;Come By the Hills.pdf&lt;/FileName&gt;&lt;/FileType&gt;1&lt;/FileType&gt;</text:p>
          </table:table-cell>
          <table:table-cell/>
        </table:table-row>
        <table:table-row table:style-name="ro1">
          <table:table-cell table:formula="of:=IF([$IntermediateCalcs.D559];[$IntermediateCalcs.K559];IF([$IntermediateCalcs.E559];[$IntermediateCalcs.K559];IF([$IntermediateCalcs.F559];[$IntermediateCalcs.L559];IF([$IntermediateCalcs.C559];&quot;&lt;/Setlist&gt;&quot;&amp;[$IntermediateCalcs.M559];&quot;&quot;))))" office:value-type="string" office:string-value="&lt;Song&gt;&lt;Title&gt;Calon Lan&lt;/Title&gt;&lt;FileName&gt;Calon Lan.pdf&lt;/FileName&gt;&lt;/FileType&gt;1&lt;/FileType&gt;" calcext:value-type="string">
            <text:p>&lt;Song&gt;&lt;Title&gt;Calon Lan&lt;/Title&gt;&lt;FileName&gt;Calon Lan.pdf&lt;/FileName&gt;&lt;/FileType&gt;1&lt;/FileType&gt;</text:p>
          </table:table-cell>
          <table:table-cell/>
        </table:table-row>
        <table:table-row table:style-name="ro1">
          <table:table-cell table:formula="of:=IF([$IntermediateCalcs.D560];[$IntermediateCalcs.K560];IF([$IntermediateCalcs.E560];[$IntermediateCalcs.K560];IF([$IntermediateCalcs.F560];[$IntermediateCalcs.L560];IF([$IntermediateCalcs.C560];&quot;&lt;/Setlist&gt;&quot;&amp;[$IntermediateCalcs.M560];&quot;&quot;))))" office:value-type="string" office:string-value="&lt;Song&gt;&lt;Title&gt;Angelina Baker -Seifert&lt;/Title&gt;&lt;FileName&gt;Angelina Baker -Seifert.pdf&lt;/FileName&gt;&lt;/FileType&gt;1&lt;/FileType&gt;" calcext:value-type="string">
            <text:p>&lt;Song&gt;&lt;Title&gt;Angelina Baker -Seifert&lt;/Title&gt;&lt;FileName&gt;Angelina Baker -Seifert.pdf&lt;/FileName&gt;&lt;/FileType&gt;1&lt;/FileType&gt;</text:p>
          </table:table-cell>
          <table:table-cell/>
        </table:table-row>
        <table:table-row table:style-name="ro1">
          <table:table-cell table:formula="of:=IF([$IntermediateCalcs.D561];[$IntermediateCalcs.K561];IF([$IntermediateCalcs.E561];[$IntermediateCalcs.K561];IF([$IntermediateCalcs.F561];[$IntermediateCalcs.L561];IF([$IntermediateCalcs.C561];&quot;&lt;/Setlist&gt;&quot;&amp;[$IntermediateCalcs.M561];&quot;&quot;))))" office:value-type="string" office:string-value="&lt;Song&gt;&lt;Title&gt;Arkansas Traveler Low Version TW&lt;/Title&gt;&lt;FileName&gt;Arkansas Traveler Low Version TW.pdf&lt;/FileName&gt;&lt;/FileType&gt;1&lt;/FileType&gt;" calcext:value-type="string">
            <text:p>&lt;Song&gt;&lt;Title&gt;Arkansas Traveler Low Version TW&lt;/Title&gt;&lt;FileName&gt;Arkansas Traveler Low Version TW.pdf&lt;/FileName&gt;&lt;/FileType&gt;1&lt;/FileType&gt;</text:p>
          </table:table-cell>
          <table:table-cell/>
        </table:table-row>
        <table:table-row table:style-name="ro1">
          <table:table-cell table:formula="of:=IF([$IntermediateCalcs.D562];[$IntermediateCalcs.K562];IF([$IntermediateCalcs.E562];[$IntermediateCalcs.K562];IF([$IntermediateCalcs.F562];[$IntermediateCalcs.L562];IF([$IntermediateCalcs.C562];&quot;&lt;/Setlist&gt;&quot;&amp;[$IntermediateCalcs.M562];&quot;&quot;))))" office:value-type="string" office:string-value="&lt;Song&gt;&lt;Title&gt;Mallard Island Hymn&lt;/Title&gt;&lt;FileName&gt;Mallard Island Hymn.pdf&lt;/FileName&gt;&lt;/FileType&gt;1&lt;/FileType&gt;" calcext:value-type="string">
            <text:p>&lt;Song&gt;&lt;Title&gt;Mallard Island Hymn&lt;/Title&gt;&lt;FileName&gt;Mallard Island Hymn.pdf&lt;/FileName&gt;&lt;/FileType&gt;1&lt;/FileType&gt;</text:p>
          </table:table-cell>
          <table:table-cell/>
        </table:table-row>
        <table:table-row table:style-name="ro1">
          <table:table-cell table:formula="of:=IF([$IntermediateCalcs.D563];[$IntermediateCalcs.K563];IF([$IntermediateCalcs.E563];[$IntermediateCalcs.K563];IF([$IntermediateCalcs.F563];[$IntermediateCalcs.L563];IF([$IntermediateCalcs.C563];&quot;&lt;/Setlist&gt;&quot;&amp;[$IntermediateCalcs.M563];&quot;&quot;))))" office:value-type="string" office:string-value="&lt;Song&gt;&lt;Title&gt;Bury Black Mtn Sassy&lt;/Title&gt;&lt;FileName&gt;Bury Black Mtn Sassy.pdf&lt;/FileName&gt;&lt;/FileType&gt;1&lt;/FileType&gt;" calcext:value-type="string">
            <text:p>&lt;Song&gt;&lt;Title&gt;Bury Black Mtn Sassy&lt;/Title&gt;&lt;FileName&gt;Bury Black Mtn Sassy.pdf&lt;/FileName&gt;&lt;/FileType&gt;1&lt;/FileType&gt;</text:p>
          </table:table-cell>
          <table:table-cell/>
        </table:table-row>
        <table:table-row table:style-name="ro1">
          <table:table-cell table:formula="of:=IF([$IntermediateCalcs.D564];[$IntermediateCalcs.K564];IF([$IntermediateCalcs.E564];[$IntermediateCalcs.K564];IF([$IntermediateCalcs.F564];[$IntermediateCalcs.L564];IF([$IntermediateCalcs.C564];&quot;&lt;/Setlist&gt;&quot;&amp;[$IntermediateCalcs.M564];&quot;&quot;))))" office:value-type="string" office:string-value="&lt;Song&gt;&lt;Title&gt;Danny Boy&lt;/Title&gt;&lt;FileName&gt;Danny Boy.pdf&lt;/FileName&gt;&lt;/FileType&gt;1&lt;/FileType&gt;" calcext:value-type="string">
            <text:p>&lt;Song&gt;&lt;Title&gt;Danny Boy&lt;/Title&gt;&lt;FileName&gt;Danny Boy.pdf&lt;/FileName&gt;&lt;/FileType&gt;1&lt;/FileType&gt;</text:p>
          </table:table-cell>
          <table:table-cell/>
        </table:table-row>
        <table:table-row table:style-name="ro1">
          <table:table-cell table:formula="of:=IF([$IntermediateCalcs.D565];[$IntermediateCalcs.K565];IF([$IntermediateCalcs.E565];[$IntermediateCalcs.K565];IF([$IntermediateCalcs.F565];[$IntermediateCalcs.L565];IF([$IntermediateCalcs.C565];&quot;&lt;/Setlist&gt;&quot;&amp;[$IntermediateCalcs.M565];&quot;&quot;))))" office:value-type="string" office:string-value="&lt;Song&gt;&lt;Title&gt;House of the Rising Sun&lt;/Title&gt;&lt;FileName&gt;House of the Rising Sun.pdf&lt;/FileName&gt;&lt;/FileType&gt;1&lt;/FileType&gt;" calcext:value-type="string">
            <text:p>&lt;Song&gt;&lt;Title&gt;House of the Rising Sun&lt;/Title&gt;&lt;FileName&gt;House of the Rising Sun.pdf&lt;/FileName&gt;&lt;/FileType&gt;1&lt;/FileType&gt;</text:p>
          </table:table-cell>
          <table:table-cell/>
        </table:table-row>
        <table:table-row table:style-name="ro1">
          <table:table-cell table:formula="of:=IF([$IntermediateCalcs.D566];[$IntermediateCalcs.K566];IF([$IntermediateCalcs.E566];[$IntermediateCalcs.K566];IF([$IntermediateCalcs.F566];[$IntermediateCalcs.L566];IF([$IntermediateCalcs.C566];&quot;&lt;/Setlist&gt;&quot;&amp;[$IntermediateCalcs.M566];&quot;&quot;))))" office:value-type="string" office:string-value="&lt;Song&gt;&lt;Title&gt;What a Wonderful World&lt;/Title&gt;&lt;FileName&gt;What a Wonderful World.pdf&lt;/FileName&gt;&lt;/FileType&gt;1&lt;/FileType&gt;" calcext:value-type="string">
            <text:p>&lt;Song&gt;&lt;Title&gt;What a Wonderful World&lt;/Title&gt;&lt;FileName&gt;What a Wonderful World.pdf&lt;/FileName&gt;&lt;/FileType&gt;1&lt;/FileType&gt;</text:p>
          </table:table-cell>
          <table:table-cell/>
        </table:table-row>
        <table:table-row table:style-name="ro1">
          <table:table-cell table:formula="of:=IF([$IntermediateCalcs.D567];[$IntermediateCalcs.K567];IF([$IntermediateCalcs.E567];[$IntermediateCalcs.K567];IF([$IntermediateCalcs.F567];[$IntermediateCalcs.L567];IF([$IntermediateCalcs.C567];&quot;&lt;/Setlist&gt;&quot;&amp;[$IntermediateCalcs.M567];&quot;&quot;))))" office:value-type="string" office:string-value="&lt;Song&gt;&lt;Title&gt;Breton Lullaby&lt;/Title&gt;&lt;FileName&gt;Breton Lullaby.pdf&lt;/FileName&gt;&lt;/FileType&gt;1&lt;/FileType&gt;" calcext:value-type="string">
            <text:p>&lt;Song&gt;&lt;Title&gt;Breton Lullaby&lt;/Title&gt;&lt;FileName&gt;Breton Lullaby.pdf&lt;/FileName&gt;&lt;/FileType&gt;1&lt;/FileType&gt;</text:p>
          </table:table-cell>
          <table:table-cell/>
        </table:table-row>
        <table:table-row table:style-name="ro1">
          <table:table-cell table:formula="of:=IF([$IntermediateCalcs.D568];[$IntermediateCalcs.K568];IF([$IntermediateCalcs.E568];[$IntermediateCalcs.K568];IF([$IntermediateCalcs.F568];[$IntermediateCalcs.L568];IF([$IntermediateCalcs.C568];&quot;&lt;/Setlist&gt;&quot;&amp;[$IntermediateCalcs.M568];&quot;&quot;))))" office:value-type="string" office:string-value="&lt;Song&gt;&lt;Title&gt;If&lt;/Title&gt;&lt;FileName&gt;If.pdf&lt;/FileName&gt;&lt;/FileType&gt;1&lt;/FileType&gt;" calcext:value-type="string">
            <text:p>&lt;Song&gt;&lt;Title&gt;If&lt;/Title&gt;&lt;FileName&gt;If.pdf&lt;/FileName&gt;&lt;/FileType&gt;1&lt;/FileType&gt;</text:p>
          </table:table-cell>
          <table:table-cell/>
        </table:table-row>
        <table:table-row table:style-name="ro1">
          <table:table-cell table:formula="of:=IF([$IntermediateCalcs.D569];[$IntermediateCalcs.K569];IF([$IntermediateCalcs.E569];[$IntermediateCalcs.K569];IF([$IntermediateCalcs.F569];[$IntermediateCalcs.L569];IF([$IntermediateCalcs.C569];&quot;&lt;/Setlist&gt;&quot;&amp;[$IntermediateCalcs.M569];&quot;&quot;))))" office:value-type="string" office:string-value="&lt;Song&gt;&lt;Title&gt;In My Life 2&lt;/Title&gt;&lt;FileName&gt;In My Life 2.pdf&lt;/FileName&gt;&lt;/FileType&gt;1&lt;/FileType&gt;" calcext:value-type="string">
            <text:p>&lt;Song&gt;&lt;Title&gt;In My Life 2&lt;/Title&gt;&lt;FileName&gt;In My Life 2.pdf&lt;/FileName&gt;&lt;/FileType&gt;1&lt;/FileType&gt;</text:p>
          </table:table-cell>
          <table:table-cell/>
        </table:table-row>
        <table:table-row table:style-name="ro1">
          <table:table-cell table:formula="of:=IF([$IntermediateCalcs.D570];[$IntermediateCalcs.K570];IF([$IntermediateCalcs.E570];[$IntermediateCalcs.K570];IF([$IntermediateCalcs.F570];[$IntermediateCalcs.L570];IF([$IntermediateCalcs.C570];&quot;&lt;/Setlist&gt;&quot;&amp;[$IntermediateCalcs.M570];&quot;&quot;))))" office:value-type="string" office:string-value="&lt;Song&gt;&lt;Title&gt;T'was Down in the Meadows (arr01: Einan)&lt;/Title&gt;&lt;FileName&gt;T'was Down in the Meadows (arr01: Einan).pdf&lt;/FileName&gt;&lt;/FileType&gt;1&lt;/FileType&gt;" calcext:value-type="string">
            <text:p>&lt;Song&gt;&lt;Title&gt;T'was Down in the Meadows (arr01: Einan)&lt;/Title&gt;&lt;FileName&gt;T'was Down in the Meadows (arr01: Einan).pdf&lt;/FileName&gt;&lt;/FileType&gt;1&lt;/FileType&gt;</text:p>
          </table:table-cell>
          <table:table-cell/>
        </table:table-row>
        <table:table-row table:style-name="ro1">
          <table:table-cell table:formula="of:=IF([$IntermediateCalcs.D571];[$IntermediateCalcs.K571];IF([$IntermediateCalcs.E571];[$IntermediateCalcs.K571];IF([$IntermediateCalcs.F571];[$IntermediateCalcs.L571];IF([$IntermediateCalcs.C571];&quot;&lt;/Setlist&gt;&quot;&amp;[$IntermediateCalcs.M571];&quot;&quot;))))" office:value-type="string" office:string-value="&lt;Song&gt;&lt;Title&gt;Suo Gan 2&lt;/Title&gt;&lt;FileName&gt;Suo Gan 2.pdf&lt;/FileName&gt;&lt;/FileType&gt;1&lt;/FileType&gt;" calcext:value-type="string">
            <text:p>&lt;Song&gt;&lt;Title&gt;Suo Gan 2&lt;/Title&gt;&lt;FileName&gt;Suo Gan 2.pdf&lt;/FileName&gt;&lt;/FileType&gt;1&lt;/FileType&gt;</text:p>
          </table:table-cell>
          <table:table-cell/>
        </table:table-row>
        <table:table-row table:style-name="ro1">
          <table:table-cell table:formula="of:=IF([$IntermediateCalcs.D572];[$IntermediateCalcs.K572];IF([$IntermediateCalcs.E572];[$IntermediateCalcs.K572];IF([$IntermediateCalcs.F572];[$IntermediateCalcs.L572];IF([$IntermediateCalcs.C572];&quot;&lt;/Setlist&gt;&quot;&amp;[$IntermediateCalcs.M572];&quot;&quot;))))" office:value-type="string" office:string-value="&lt;Song&gt;&lt;Title&gt;Crying Waltz&lt;/Title&gt;&lt;FileName&gt;Crying Waltz 2.pdf&lt;/FileName&gt;&lt;/FileType&gt;1&lt;/FileType&gt;" calcext:value-type="string">
            <text:p>&lt;Song&gt;&lt;Title&gt;Crying Waltz&lt;/Title&gt;&lt;FileName&gt;Crying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573];[$IntermediateCalcs.K573];IF([$IntermediateCalcs.E573];[$IntermediateCalcs.K573];IF([$IntermediateCalcs.F573];[$IntermediateCalcs.L573];IF([$IntermediateCalcs.C573];&quot;&lt;/Setlist&gt;&quot;&amp;[$IntermediateCalcs.M573];&quot;&quot;))))" office:value-type="string" office:string-value="&lt;Song&gt;&lt;Title&gt;Ae Fond Kiss - Duet&lt;/Title&gt;&lt;FileName&gt;Ae Fond Kiss - Duet.pdf&lt;/FileName&gt;&lt;/FileType&gt;1&lt;/FileType&gt;" calcext:value-type="string">
            <text:p>&lt;Song&gt;&lt;Title&gt;Ae Fond Kiss - Duet&lt;/Title&gt;&lt;FileName&gt;Ae Fond Kiss - Duet.pdf&lt;/FileName&gt;&lt;/FileType&gt;1&lt;/FileType&gt;</text:p>
          </table:table-cell>
          <table:table-cell/>
        </table:table-row>
        <table:table-row table:style-name="ro1">
          <table:table-cell table:formula="of:=IF([$IntermediateCalcs.D574];[$IntermediateCalcs.K574];IF([$IntermediateCalcs.E574];[$IntermediateCalcs.K574];IF([$IntermediateCalcs.F574];[$IntermediateCalcs.L574];IF([$IntermediateCalcs.C574];&quot;&lt;/Setlist&gt;&quot;&amp;[$IntermediateCalcs.M574];&quot;&quot;))))" office:value-type="string" office:string-value="&lt;Song&gt;&lt;Title&gt;June's Lullaby 3 parts&lt;/Title&gt;&lt;FileName&gt;June's Lullaby 3 parts.pdf&lt;/FileName&gt;&lt;/FileType&gt;1&lt;/FileType&gt;" calcext:value-type="string">
            <text:p>&lt;Song&gt;&lt;Title&gt;June's Lullaby 3 parts&lt;/Title&gt;&lt;FileName&gt;June's Lullaby 3 parts.pdf&lt;/FileName&gt;&lt;/FileType&gt;1&lt;/FileType&gt;</text:p>
          </table:table-cell>
          <table:table-cell/>
        </table:table-row>
        <table:table-row table:style-name="ro1">
          <table:table-cell table:formula="of:=IF([$IntermediateCalcs.D575];[$IntermediateCalcs.K575];IF([$IntermediateCalcs.E575];[$IntermediateCalcs.K575];IF([$IntermediateCalcs.F575];[$IntermediateCalcs.L575];IF([$IntermediateCalcs.C575];&quot;&lt;/Setlist&gt;&quot;&amp;[$IntermediateCalcs.M575];&quot;&quot;))))" office:value-type="string" office:string-value="&lt;/Setlist&gt;" calcext:value-type="string">
            <text:p>&lt;/Setlist&gt;</text:p>
          </table:table-cell>
          <table:table-cell/>
        </table:table-row>
        <table:table-row table:style-name="ro1">
          <table:table-cell table:formula="of:=IF([$IntermediateCalcs.D576];[$IntermediateCalcs.K576];IF([$IntermediateCalcs.E576];[$IntermediateCalcs.K576];IF([$IntermediateCalcs.F576];[$IntermediateCalcs.L576];IF([$IntermediateCalcs.C576];&quot;&lt;/Setlist&gt;&quot;&amp;[$IntermediateCalcs.M576];&quot;&quot;))))" office:value-type="string" office:string-value="&lt;Setlist&gt;&lt;Name&gt;W&amp;S Working&lt;/Name&gt;" calcext:value-type="string">
            <text:p>&lt;Setlist&gt;&lt;Name&gt;W&amp;S Working&lt;/Name&gt;</text:p>
          </table:table-cell>
          <table:table-cell/>
        </table:table-row>
        <table:table-row table:style-name="ro1">
          <table:table-cell table:formula="of:=IF([$IntermediateCalcs.D577];[$IntermediateCalcs.K577];IF([$IntermediateCalcs.E577];[$IntermediateCalcs.K577];IF([$IntermediateCalcs.F577];[$IntermediateCalcs.L577];IF([$IntermediateCalcs.C577];&quot;&lt;/Setlist&gt;&quot;&amp;[$IntermediateCalcs.M577];&quot;&quot;))))" office:value-type="string" office:string-value="&lt;Song&gt;&lt;Title&gt;Saints on the Train&lt;/Title&gt;&lt;FileName&gt;Saints on the Train.pdf&lt;/FileName&gt;&lt;/FileType&gt;1&lt;/FileType&gt;" calcext:value-type="string">
            <text:p>&lt;Song&gt;&lt;Title&gt;Saints on the Train&lt;/Title&gt;&lt;FileName&gt;Saints on the Train.pdf&lt;/FileName&gt;&lt;/FileType&gt;1&lt;/FileType&gt;</text:p>
          </table:table-cell>
          <table:table-cell/>
        </table:table-row>
        <table:table-row table:style-name="ro1">
          <table:table-cell table:formula="of:=IF([$IntermediateCalcs.D578];[$IntermediateCalcs.K578];IF([$IntermediateCalcs.E578];[$IntermediateCalcs.K578];IF([$IntermediateCalcs.F578];[$IntermediateCalcs.L578];IF([$IntermediateCalcs.C578];&quot;&lt;/Setlist&gt;&quot;&amp;[$IntermediateCalcs.M578];&quot;&quot;))))" office:value-type="string" office:string-value="&lt;Song&gt;&lt;Title&gt;Faded Coat of Blue - Conger&lt;/Title&gt;&lt;FileName&gt;Faded Coat of Blue - Conger.pdf&lt;/FileName&gt;&lt;/FileType&gt;1&lt;/FileType&gt;" calcext:value-type="string">
            <text:p>&lt;Song&gt;&lt;Title&gt;Faded Coat of Blue - Conger&lt;/Title&gt;&lt;FileName&gt;Faded Coat of Blue - Conger.pdf&lt;/FileName&gt;&lt;/FileType&gt;1&lt;/FileType&gt;</text:p>
          </table:table-cell>
          <table:table-cell/>
        </table:table-row>
        <table:table-row table:style-name="ro1">
          <table:table-cell table:formula="of:=IF([$IntermediateCalcs.D579];[$IntermediateCalcs.K579];IF([$IntermediateCalcs.E579];[$IntermediateCalcs.K579];IF([$IntermediateCalcs.F579];[$IntermediateCalcs.L579];IF([$IntermediateCalcs.C579];&quot;&lt;/Setlist&gt;&quot;&amp;[$IntermediateCalcs.M579];&quot;&quot;))))" office:value-type="string" office:string-value="&lt;Song&gt;&lt;Title&gt;Faded Coat of Blue SMN&lt;/Title&gt;&lt;FileName&gt;Faded Coat of Blue SMN.pdf&lt;/FileName&gt;&lt;/FileType&gt;1&lt;/FileType&gt;" calcext:value-type="string">
            <text:p>&lt;Song&gt;&lt;Title&gt;Faded Coat of Blue SMN&lt;/Title&gt;&lt;FileName&gt;Faded Coat of Blue SMN.pdf&lt;/FileName&gt;&lt;/FileType&gt;1&lt;/FileType&gt;</text:p>
          </table:table-cell>
          <table:table-cell/>
        </table:table-row>
        <table:table-row table:style-name="ro1">
          <table:table-cell table:formula="of:=IF([$IntermediateCalcs.D580];[$IntermediateCalcs.K580];IF([$IntermediateCalcs.E580];[$IntermediateCalcs.K580];IF([$IntermediateCalcs.F580];[$IntermediateCalcs.L580];IF([$IntermediateCalcs.C580];&quot;&lt;/Setlist&gt;&quot;&amp;[$IntermediateCalcs.M580];&quot;&quot;))))" office:value-type="string" office:string-value="&lt;Song&gt;&lt;Title&gt;You're a Grand Old Flag&lt;/Title&gt;&lt;FileName&gt;You're a Grand Old Flag.pdf&lt;/FileName&gt;&lt;/FileType&gt;1&lt;/FileType&gt;" calcext:value-type="string">
            <text:p>&lt;Song&gt;&lt;Title&gt;You're a Grand Old Flag&lt;/Title&gt;&lt;FileName&gt;You're a Grand Old Flag.pdf&lt;/FileName&gt;&lt;/FileType&gt;1&lt;/FileType&gt;</text:p>
          </table:table-cell>
          <table:table-cell/>
        </table:table-row>
        <table:table-row table:style-name="ro1">
          <table:table-cell table:formula="of:=IF([$IntermediateCalcs.D581];[$IntermediateCalcs.K581];IF([$IntermediateCalcs.E581];[$IntermediateCalcs.K581];IF([$IntermediateCalcs.F581];[$IntermediateCalcs.L581];IF([$IntermediateCalcs.C581];&quot;&lt;/Setlist&gt;&quot;&amp;[$IntermediateCalcs.M581];&quot;&quot;))))" office:value-type="string" office:string-value="&lt;Song&gt;&lt;Title&gt;Camp Meeting 4th of July (arr02: TW &amp; Seifert)&lt;/Title&gt;&lt;FileName&gt;Camp Meeting 4th of July (arr02: TW &amp; Seifert).pdf&lt;/FileName&gt;&lt;/FileType&gt;1&lt;/FileType&gt;" calcext:value-type="string">
            <text:p>&lt;Song&gt;&lt;Title&gt;Camp Meeting 4th of July (arr02: TW &amp; Seifert)&lt;/Title&gt;&lt;FileName&gt;Camp Meeting 4th of July (arr02: TW &amp; Seifert).pdf&lt;/FileName&gt;&lt;/FileType&gt;1&lt;/FileType&gt;</text:p>
          </table:table-cell>
          <table:table-cell/>
        </table:table-row>
        <table:table-row table:style-name="ro1">
          <table:table-cell table:formula="of:=IF([$IntermediateCalcs.D582];[$IntermediateCalcs.K582];IF([$IntermediateCalcs.E582];[$IntermediateCalcs.K582];IF([$IntermediateCalcs.F582];[$IntermediateCalcs.L582];IF([$IntermediateCalcs.C582];&quot;&lt;/Setlist&gt;&quot;&amp;[$IntermediateCalcs.M582];&quot;&quot;))))" office:value-type="string" office:string-value="&lt;Song&gt;&lt;Title&gt;This Land is Your Land - Dulcimer TAB&lt;/Title&gt;&lt;FileName&gt;This Land is Your Land - Dulcimer TAB.pdf&lt;/FileName&gt;&lt;/FileType&gt;1&lt;/FileType&gt;" calcext:value-type="string">
            <text:p>&lt;Song&gt;&lt;Title&gt;This Land is Your Land - Dulcimer TAB&lt;/Title&gt;&lt;FileName&gt;This Land is Your Land - Dulcimer TAB.pdf&lt;/FileName&gt;&lt;/FileType&gt;1&lt;/FileType&gt;</text:p>
          </table:table-cell>
          <table:table-cell/>
        </table:table-row>
        <table:table-row table:style-name="ro1">
          <table:table-cell table:formula="of:=IF([$IntermediateCalcs.D583];[$IntermediateCalcs.K583];IF([$IntermediateCalcs.E583];[$IntermediateCalcs.K583];IF([$IntermediateCalcs.F583];[$IntermediateCalcs.L583];IF([$IntermediateCalcs.C583];&quot;&lt;/Setlist&gt;&quot;&amp;[$IntermediateCalcs.M583];&quot;&quot;))))" office:value-type="string" office:string-value="&lt;Song&gt;&lt;Title&gt;You Are My Sunshine with harmony&lt;/Title&gt;&lt;FileName&gt;You Are My Sunshine with harmony.pdf&lt;/FileName&gt;&lt;/FileType&gt;1&lt;/FileType&gt;" calcext:value-type="string">
            <text:p>&lt;Song&gt;&lt;Title&gt;You Are My Sunshine with harmony&lt;/Title&gt;&lt;FileName&gt;You Are My Sunshine with harmony.pdf&lt;/FileName&gt;&lt;/FileType&gt;1&lt;/FileType&gt;</text:p>
          </table:table-cell>
          <table:table-cell/>
        </table:table-row>
        <table:table-row table:style-name="ro1">
          <table:table-cell table:formula="of:=IF([$IntermediateCalcs.D584];[$IntermediateCalcs.K584];IF([$IntermediateCalcs.E584];[$IntermediateCalcs.K584];IF([$IntermediateCalcs.F584];[$IntermediateCalcs.L584];IF([$IntermediateCalcs.C584];&quot;&lt;/Setlist&gt;&quot;&amp;[$IntermediateCalcs.M584];&quot;&quot;))))" office:value-type="string" office:string-value="&lt;Song&gt;&lt;Title&gt;Spanish Lady, arr01, r04&lt;/Title&gt;&lt;FileName&gt;Spanish Lady, arr01, r04.pdf&lt;/FileName&gt;&lt;/FileType&gt;1&lt;/FileType&gt;" calcext:value-type="string">
            <text:p>&lt;Song&gt;&lt;Title&gt;Spanish Lady, arr01, r04&lt;/Title&gt;&lt;FileName&gt;Spanish Lady, arr01, r04.pdf&lt;/FileName&gt;&lt;/FileType&gt;1&lt;/FileType&gt;</text:p>
          </table:table-cell>
          <table:table-cell/>
        </table:table-row>
        <table:table-row table:style-name="ro1">
          <table:table-cell table:formula="of:=IF([$IntermediateCalcs.D585];[$IntermediateCalcs.K585];IF([$IntermediateCalcs.E585];[$IntermediateCalcs.K585];IF([$IntermediateCalcs.F585];[$IntermediateCalcs.L585];IF([$IntermediateCalcs.C585];&quot;&lt;/Setlist&gt;&quot;&amp;[$IntermediateCalcs.M585];&quot;&quot;))))" office:value-type="string" office:string-value="&lt;Song&gt;&lt;Title&gt;Big Scioti (arr01: Tull)&lt;/Title&gt;&lt;FileName&gt;Big Scioti (arr01: Tull).pdf&lt;/FileName&gt;&lt;/FileType&gt;1&lt;/FileType&gt;" calcext:value-type="string">
            <text:p>&lt;Song&gt;&lt;Title&gt;Big Scioti (arr01: Tull)&lt;/Title&gt;&lt;FileName&gt;Big Scioti (arr01: Tull).pdf&lt;/FileName&gt;&lt;/FileType&gt;1&lt;/FileType&gt;</text:p>
          </table:table-cell>
          <table:table-cell/>
        </table:table-row>
        <table:table-row table:style-name="ro1">
          <table:table-cell table:formula="of:=IF([$IntermediateCalcs.D586];[$IntermediateCalcs.K586];IF([$IntermediateCalcs.E586];[$IntermediateCalcs.K586];IF([$IntermediateCalcs.F586];[$IntermediateCalcs.L586];IF([$IntermediateCalcs.C586];&quot;&lt;/Setlist&gt;&quot;&amp;[$IntermediateCalcs.M586];&quot;&quot;))))" office:value-type="string" office:string-value="&lt;Song&gt;&lt;Title&gt;Mississippi Sawyer (arr04: Seifert 4-Part)&lt;/Title&gt;&lt;FileName&gt;Mississippi Sawyer (arr04: Seifert 4-Part).pdf&lt;/FileName&gt;&lt;/FileType&gt;1&lt;/FileType&gt;" calcext:value-type="string">
            <text:p>&lt;Song&gt;&lt;Title&gt;Mississippi Sawyer (arr04: Seifert 4-Part)&lt;/Title&gt;&lt;FileName&gt;Mississippi Sawyer (arr04: Seifert 4-Part).pdf&lt;/FileName&gt;&lt;/FileType&gt;1&lt;/FileType&gt;</text:p>
          </table:table-cell>
          <table:table-cell/>
        </table:table-row>
        <table:table-row table:style-name="ro1">
          <table:table-cell table:formula="of:=IF([$IntermediateCalcs.D587];[$IntermediateCalcs.K587];IF([$IntermediateCalcs.E587];[$IntermediateCalcs.K587];IF([$IntermediateCalcs.F587];[$IntermediateCalcs.L587];IF([$IntermediateCalcs.C587];&quot;&lt;/Setlist&gt;&quot;&amp;[$IntermediateCalcs.M587];&quot;&quot;))))" office:value-type="string" office:string-value="&lt;Song&gt;&lt;Title&gt;Wildwood Flower (arr01:Haas)&lt;/Title&gt;&lt;FileName&gt;Wildwood Flower (arr01:Haas).pdf&lt;/FileName&gt;&lt;/FileType&gt;1&lt;/FileType&gt;" calcext:value-type="string">
            <text:p>&lt;Song&gt;&lt;Title&gt;Wildwood Flower (arr01:Haas)&lt;/Title&gt;&lt;FileName&gt;Wildwood Flower (arr01:Haas).pdf&lt;/FileName&gt;&lt;/FileType&gt;1&lt;/FileType&gt;</text:p>
          </table:table-cell>
          <table:table-cell/>
        </table:table-row>
        <table:table-row table:style-name="ro1">
          <table:table-cell table:formula="of:=IF([$IntermediateCalcs.D588];[$IntermediateCalcs.K588];IF([$IntermediateCalcs.E588];[$IntermediateCalcs.K588];IF([$IntermediateCalcs.F588];[$IntermediateCalcs.L588];IF([$IntermediateCalcs.C588];&quot;&lt;/Setlist&gt;&quot;&amp;[$IntermediateCalcs.M588];&quot;&quot;))))" office:value-type="string" office:string-value="&lt;Song&gt;&lt;Title&gt;Wildwood Flower TW&lt;/Title&gt;&lt;FileName&gt;Wildwood Flower TW.pdf&lt;/FileName&gt;&lt;/FileType&gt;1&lt;/FileType&gt;" calcext:value-type="string">
            <text:p>&lt;Song&gt;&lt;Title&gt;Wildwood Flower TW&lt;/Title&gt;&lt;FileName&gt;Wildwood Flower TW.pdf&lt;/FileName&gt;&lt;/FileType&gt;1&lt;/FileType&gt;</text:p>
          </table:table-cell>
          <table:table-cell/>
        </table:table-row>
        <table:table-row table:style-name="ro1">
          <table:table-cell table:formula="of:=IF([$IntermediateCalcs.D589];[$IntermediateCalcs.K589];IF([$IntermediateCalcs.E589];[$IntermediateCalcs.K589];IF([$IntermediateCalcs.F589];[$IntermediateCalcs.L589];IF([$IntermediateCalcs.C589];&quot;&lt;/Setlist&gt;&quot;&amp;[$IntermediateCalcs.M589];&quot;&quot;))))" office:value-type="string" office:string-value="&lt;Song&gt;&lt;Title&gt;Wildwood Fingerpicked&lt;/Title&gt;&lt;FileName&gt;Wildwood Fingerpicked.pdf&lt;/FileName&gt;&lt;/FileType&gt;1&lt;/FileType&gt;" calcext:value-type="string">
            <text:p>&lt;Song&gt;&lt;Title&gt;Wildwood Fingerpicked&lt;/Title&gt;&lt;FileName&gt;Wildwood Fingerpicked.pdf&lt;/FileName&gt;&lt;/FileType&gt;1&lt;/FileType&gt;</text:p>
          </table:table-cell>
          <table:table-cell/>
        </table:table-row>
        <table:table-row table:style-name="ro1">
          <table:table-cell table:formula="of:=IF([$IntermediateCalcs.D590];[$IntermediateCalcs.K590];IF([$IntermediateCalcs.E590];[$IntermediateCalcs.K590];IF([$IntermediateCalcs.F590];[$IntermediateCalcs.L590];IF([$IntermediateCalcs.C590];&quot;&lt;/Setlist&gt;&quot;&amp;[$IntermediateCalcs.M590];&quot;&quot;))))" office:value-type="string" office:string-value="&lt;Song&gt;&lt;Title&gt;Whiskey Before Breakfast - 5 Parts&lt;/Title&gt;&lt;FileName&gt;Whiskey Before Breakfast - 5 Parts.pdf&lt;/FileName&gt;&lt;/FileType&gt;1&lt;/FileType&gt;" calcext:value-type="string">
            <text:p>&lt;Song&gt;&lt;Title&gt;Whiskey Before Breakfast - 5 Parts&lt;/Title&gt;&lt;FileName&gt;Whiskey Before Breakfast - 5 Parts.pdf&lt;/FileName&gt;&lt;/FileType&gt;1&lt;/FileType&gt;</text:p>
          </table:table-cell>
          <table:table-cell/>
        </table:table-row>
        <table:table-row table:style-name="ro1">
          <table:table-cell table:formula="of:=IF([$IntermediateCalcs.D591];[$IntermediateCalcs.K591];IF([$IntermediateCalcs.E591];[$IntermediateCalcs.K591];IF([$IntermediateCalcs.F591];[$IntermediateCalcs.L591];IF([$IntermediateCalcs.C591];&quot;&lt;/Setlist&gt;&quot;&amp;[$IntermediateCalcs.M591];&quot;&quot;))))" office:value-type="string" office:string-value="&lt;Song&gt;&lt;Title&gt;Contributing to the Delinquency Of Am (arr01)&lt;/Title&gt;&lt;FileName&gt;Contributing to the Delinquency Of Am (arr01).pdf&lt;/FileName&gt;&lt;/FileType&gt;1&lt;/FileType&gt;" calcext:value-type="string">
            <text:p>&lt;Song&gt;&lt;Title&gt;Contributing to the Delinquency Of Am (arr01)&lt;/Title&gt;&lt;FileName&gt;Contributing to the Delinquency Of Am (arr01).pdf&lt;/FileName&gt;&lt;/FileType&gt;1&lt;/FileType&gt;</text:p>
          </table:table-cell>
          <table:table-cell/>
        </table:table-row>
        <table:table-row table:style-name="ro1">
          <table:table-cell table:formula="of:=IF([$IntermediateCalcs.D592];[$IntermediateCalcs.K592];IF([$IntermediateCalcs.E592];[$IntermediateCalcs.K592];IF([$IntermediateCalcs.F592];[$IntermediateCalcs.L592];IF([$IntermediateCalcs.C592];&quot;&lt;/Setlist&gt;&quot;&amp;[$IntermediateCalcs.M592];&quot;&quot;))))" office:value-type="string" office:string-value="&lt;Song&gt;&lt;Title&gt;Yesterday_SMN&lt;/Title&gt;&lt;FileName&gt;Yesterday_SMN.pdf&lt;/FileName&gt;&lt;/FileType&gt;1&lt;/FileType&gt;" calcext:value-type="string">
            <text:p>&lt;Song&gt;&lt;Title&gt;Yesterday_SMN&lt;/Title&gt;&lt;FileName&gt;Yesterday_SMN.pdf&lt;/FileName&gt;&lt;/FileType&gt;1&lt;/FileType&gt;</text:p>
          </table:table-cell>
          <table:table-cell/>
        </table:table-row>
        <table:table-row table:style-name="ro1">
          <table:table-cell table:formula="of:=IF([$IntermediateCalcs.D593];[$IntermediateCalcs.K593];IF([$IntermediateCalcs.E593];[$IntermediateCalcs.K593];IF([$IntermediateCalcs.F593];[$IntermediateCalcs.L593];IF([$IntermediateCalcs.C593];&quot;&lt;/Setlist&gt;&quot;&amp;[$IntermediateCalcs.M593];&quot;&quot;))))" office:value-type="string" office:string-value="&lt;Song&gt;&lt;Title&gt;St. James Infirmary Bass&lt;/Title&gt;&lt;FileName&gt;St. James Infirmary Bass.pdf&lt;/FileName&gt;&lt;/FileType&gt;1&lt;/FileType&gt;" calcext:value-type="string">
            <text:p>&lt;Song&gt;&lt;Title&gt;St. James Infirmary Bass&lt;/Title&gt;&lt;FileName&gt;St. James Infirmary Bass.pdf&lt;/FileName&gt;&lt;/FileType&gt;1&lt;/FileType&gt;</text:p>
          </table:table-cell>
          <table:table-cell/>
        </table:table-row>
        <table:table-row table:style-name="ro1">
          <table:table-cell table:formula="of:=IF([$IntermediateCalcs.D594];[$IntermediateCalcs.K594];IF([$IntermediateCalcs.E594];[$IntermediateCalcs.K594];IF([$IntermediateCalcs.F594];[$IntermediateCalcs.L594];IF([$IntermediateCalcs.C594];&quot;&lt;/Setlist&gt;&quot;&amp;[$IntermediateCalcs.M594];&quot;&quot;))))" office:value-type="string" office:string-value="&lt;Song&gt;&lt;Title&gt;Wade Water Motherless Bass&lt;/Title&gt;&lt;FileName&gt;Wade Water Motherless Bass.pdf&lt;/FileName&gt;&lt;/FileType&gt;1&lt;/FileType&gt;" calcext:value-type="string">
            <text:p>&lt;Song&gt;&lt;Title&gt;Wade Water Motherless Bass&lt;/Title&gt;&lt;FileName&gt;Wade Water Motherless Bass.pdf&lt;/FileName&gt;&lt;/FileType&gt;1&lt;/FileType&gt;</text:p>
          </table:table-cell>
          <table:table-cell/>
        </table:table-row>
        <table:table-row table:style-name="ro1">
          <table:table-cell table:formula="of:=IF([$IntermediateCalcs.D595];[$IntermediateCalcs.K595];IF([$IntermediateCalcs.E595];[$IntermediateCalcs.K595];IF([$IntermediateCalcs.F595];[$IntermediateCalcs.L595];IF([$IntermediateCalcs.C595];&quot;&lt;/Setlist&gt;&quot;&amp;[$IntermediateCalcs.M595];&quot;&quot;))))" office:value-type="string" office:string-value="&lt;Song&gt;&lt;Title&gt;Crying Waltz&lt;/Title&gt;&lt;FileName&gt;Crying Waltz 2.pdf&lt;/FileName&gt;&lt;/FileType&gt;1&lt;/FileType&gt;" calcext:value-type="string">
            <text:p>&lt;Song&gt;&lt;Title&gt;Crying Waltz&lt;/Title&gt;&lt;FileName&gt;Crying Waltz 2.pdf&lt;/FileName&gt;&lt;/FileType&gt;1&lt;/FileType&gt;</text:p>
          </table:table-cell>
          <table:table-cell/>
        </table:table-row>
        <table:table-row table:style-name="ro1">
          <table:table-cell table:formula="of:=IF([$IntermediateCalcs.D596];[$IntermediateCalcs.K596];IF([$IntermediateCalcs.E596];[$IntermediateCalcs.K596];IF([$IntermediateCalcs.F596];[$IntermediateCalcs.L596];IF([$IntermediateCalcs.C596];&quot;&lt;/Setlist&gt;&quot;&amp;[$IntermediateCalcs.M596];&quot;&quot;))))" office:value-type="string" office:string-value="&lt;Song&gt;&lt;Title&gt;Ae Fond Kiss - Duet&lt;/Title&gt;&lt;FileName&gt;Ae Fond Kiss - Duet.pdf&lt;/FileName&gt;&lt;/FileType&gt;1&lt;/FileType&gt;" calcext:value-type="string">
            <text:p>&lt;Song&gt;&lt;Title&gt;Ae Fond Kiss - Duet&lt;/Title&gt;&lt;FileName&gt;Ae Fond Kiss - Duet.pdf&lt;/FileName&gt;&lt;/FileType&gt;1&lt;/FileType&gt;</text:p>
          </table:table-cell>
          <table:table-cell/>
        </table:table-row>
        <table:table-row table:style-name="ro1">
          <table:table-cell table:formula="of:=IF([$IntermediateCalcs.D597];[$IntermediateCalcs.K597];IF([$IntermediateCalcs.E597];[$IntermediateCalcs.K597];IF([$IntermediateCalcs.F597];[$IntermediateCalcs.L597];IF([$IntermediateCalcs.C597];&quot;&lt;/Setlist&gt;&quot;&amp;[$IntermediateCalcs.M597];&quot;&quot;))))" office:value-type="string" office:string-value="&lt;Song&gt;&lt;Title&gt;June's Lullaby 3 parts&lt;/Title&gt;&lt;FileName&gt;June's Lullaby 3 parts.pdf&lt;/FileName&gt;&lt;/FileType&gt;1&lt;/FileType&gt;" calcext:value-type="string">
            <text:p>&lt;Song&gt;&lt;Title&gt;June's Lullaby 3 parts&lt;/Title&gt;&lt;FileName&gt;June's Lullaby 3 parts.pdf&lt;/FileName&gt;&lt;/FileType&gt;1&lt;/FileType&gt;</text:p>
          </table:table-cell>
          <table:table-cell/>
        </table:table-row>
        <table:table-row table:style-name="ro1">
          <table:table-cell table:formula="of:=IF([$IntermediateCalcs.D598];[$IntermediateCalcs.K598];IF([$IntermediateCalcs.E598];[$IntermediateCalcs.K598];IF([$IntermediateCalcs.F598];[$IntermediateCalcs.L598];IF([$IntermediateCalcs.C598];&quot;&lt;/Setlist&gt;&quot;&amp;[$IntermediateCalcs.M598];&quot;&quot;))))" office:value-type="string" office:string-value="&lt;/Setlist&gt;&lt;/SetLists&gt;" calcext:value-type="string">
            <text:p>&lt;/Setlist&gt;&lt;/SetLists&gt;</text:p>
          </table:table-cell>
          <table:table-cell/>
        </table:table-row>
        <table:table-row table:style-name="ro1">
          <table:table-cell table:formula="of:=IF([$IntermediateCalcs.D599];[$IntermediateCalcs.K599];IF([$IntermediateCalcs.E599];[$IntermediateCalcs.K599];IF([$IntermediateCalcs.F599];[$IntermediateCalcs.L599];IF([$IntermediateCalcs.C599];[$IntermediateCalcs.M599];&quot;&quot;))))">
            <text:p/>
          </table:table-cell>
          <table:table-cell/>
        </table:table-row>
        <table:table-row table:style-name="ro1">
          <table:table-cell table:formula="of:=IF([$IntermediateCalcs.D600];[$IntermediateCalcs.K600];IF([$IntermediateCalcs.E600];[$IntermediateCalcs.K600];IF([$IntermediateCalcs.F600];[$IntermediateCalcs.L600];IF([$IntermediateCalcs.C600];[$IntermediateCalcs.M600];&quot;&quot;))))">
            <text:p/>
          </table:table-cell>
          <table:table-cell/>
        </table:table-row>
        <table:table-row table:style-name="ro1">
          <table:table-cell table:formula="of:=IF([$IntermediateCalcs.D601];[$IntermediateCalcs.K601];IF([$IntermediateCalcs.E601];[$IntermediateCalcs.K601];IF([$IntermediateCalcs.F601];[$IntermediateCalcs.L601];IF([$IntermediateCalcs.C601];[$IntermediateCalcs.M601];&quot;&quot;))))">
            <text:p/>
          </table:table-cell>
          <table:table-cell/>
        </table:table-row>
        <table:table-row table:style-name="ro1">
          <table:table-cell table:formula="of:=IF([$IntermediateCalcs.D602];[$IntermediateCalcs.K602];IF([$IntermediateCalcs.E602];[$IntermediateCalcs.K602];IF([$IntermediateCalcs.F602];[$IntermediateCalcs.L602];IF([$IntermediateCalcs.C602];[$IntermediateCalcs.M602];&quot;&quot;))))">
            <text:p/>
          </table:table-cell>
          <table:table-cell/>
        </table:table-row>
        <table:table-row table:style-name="ro1">
          <table:table-cell table:formula="of:=IF([$IntermediateCalcs.D603];[$IntermediateCalcs.K603];IF([$IntermediateCalcs.E603];[$IntermediateCalcs.K603];IF([$IntermediateCalcs.F603];[$IntermediateCalcs.L603];IF([$IntermediateCalcs.C603];[$IntermediateCalcs.M603];&quot;&quot;))))">
            <text:p/>
          </table:table-cell>
          <table:table-cell/>
        </table:table-row>
        <table:table-row table:style-name="ro1">
          <table:table-cell table:formula="of:=IF([$IntermediateCalcs.D604];[$IntermediateCalcs.K604];IF([$IntermediateCalcs.E604];[$IntermediateCalcs.K604];IF([$IntermediateCalcs.F604];[$IntermediateCalcs.L604];IF([$IntermediateCalcs.C604];[$IntermediateCalcs.M604];&quot;&quot;))))">
            <text:p/>
          </table:table-cell>
          <table:table-cell/>
        </table:table-row>
        <table:table-row table:style-name="ro1">
          <table:table-cell table:formula="of:=IF([$IntermediateCalcs.D605];[$IntermediateCalcs.K605];IF([$IntermediateCalcs.E605];[$IntermediateCalcs.K605];IF([$IntermediateCalcs.F605];[$IntermediateCalcs.L605];IF([$IntermediateCalcs.C605];[$IntermediateCalcs.M605];&quot;&quot;))))">
            <text:p/>
          </table:table-cell>
          <table:table-cell/>
        </table:table-row>
        <table:table-row table:style-name="ro1">
          <table:table-cell table:formula="of:=IF([$IntermediateCalcs.D606];[$IntermediateCalcs.K606];IF([$IntermediateCalcs.E606];[$IntermediateCalcs.K606];IF([$IntermediateCalcs.F606];[$IntermediateCalcs.L606];IF([$IntermediateCalcs.C606];[$IntermediateCalcs.M606];&quot;&quot;))))">
            <text:p/>
          </table:table-cell>
          <table:table-cell/>
        </table:table-row>
        <table:table-row table:style-name="ro1">
          <table:table-cell table:formula="of:=IF([$IntermediateCalcs.D607];[$IntermediateCalcs.K607];IF([$IntermediateCalcs.E607];[$IntermediateCalcs.K607];IF([$IntermediateCalcs.F607];[$IntermediateCalcs.L607];IF([$IntermediateCalcs.C607];[$IntermediateCalcs.M607];&quot;&quot;))))">
            <text:p/>
          </table:table-cell>
          <table:table-cell/>
        </table:table-row>
        <table:table-row table:style-name="ro1">
          <table:table-cell table:formula="of:=IF([$IntermediateCalcs.D608];[$IntermediateCalcs.K608];IF([$IntermediateCalcs.E608];[$IntermediateCalcs.K608];IF([$IntermediateCalcs.F608];[$IntermediateCalcs.L608];IF([$IntermediateCalcs.C608];[$IntermediateCalcs.M608];&quot;&quot;)))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08:31:11.976253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09:57:02.759965731</dc:date>
    <meta:editing-duration>PT2H53M6S</meta:editing-duration>
    <meta:editing-cycles>12</meta:editing-cycles>
    <meta:generator>LibreOffice/7.5.5.2$Linux_X86_64 LibreOffice_project/50$Build-2</meta:generator>
    <meta:document-statistic meta:table-count="3" meta:cell-count="7189" meta:object-count="0"/>
  </office:meta>
</office:document-meta>
</file>